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2.1827in"/>
    </style:style>
    <style:style style:name="co3" style:family="table-column">
      <style:table-column-properties fo:break-before="auto" style:column-width="0.8161in"/>
    </style:style>
    <style:style style:name="co4" style:family="table-column">
      <style:table-column-properties fo:break-before="auto" style:column-width="0.9366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0.7272in"/>
    </style:style>
    <style:style style:name="co7" style:family="table-column">
      <style:table-column-properties fo:break-before="auto" style:column-width="0.8043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0.8484in"/>
    </style:style>
    <style:style style:name="co10" style:family="table-column">
      <style:table-column-properties fo:break-before="auto" style:column-width="0.2091in"/>
    </style:style>
    <style:style style:name="co11" style:family="table-column">
      <style:table-column-properties fo:break-before="auto" style:column-width="6.1508in"/>
    </style:style>
    <style:style style:name="co12" style:family="table-column">
      <style:table-column-properties fo:break-before="auto" style:column-width="0.9701in"/>
    </style:style>
    <style:style style:name="co13" style:family="table-column">
      <style:table-column-properties fo:break-before="auto" style:column-width="0.1866in"/>
    </style:style>
    <style:style style:name="co14" style:family="table-column">
      <style:table-column-properties fo:break-before="auto" style:column-width="3.1417in"/>
    </style:style>
    <style:style style:name="co15" style:family="table-column">
      <style:table-column-properties fo:break-before="auto" style:column-width="0.9035in"/>
    </style:style>
    <style:style style:name="co16" style:family="table-column">
      <style:table-column-properties fo:break-before="auto" style:column-width="0.8374in"/>
    </style:style>
    <style:style style:name="co17" style:family="table-column">
      <style:table-column-properties fo:break-before="auto" style:column-width="2.7555in"/>
    </style:style>
    <style:style style:name="co18" style:family="table-column">
      <style:table-column-properties fo:break-before="auto" style:column-width="1.3008in"/>
    </style:style>
    <style:style style:name="co19" style:family="table-column">
      <style:table-column-properties fo:break-before="auto" style:column-width="0.8929in"/>
    </style:style>
    <style:style style:name="co20" style:family="table-column">
      <style:table-column-properties fo:break-before="auto" style:column-width="2.3366in"/>
    </style:style>
    <style:style style:name="co21" style:family="table-column">
      <style:table-column-properties fo:break-before="auto" style:column-width="5.56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PageStyle_5f_punishment_20_yearly">
      <style:table-properties table:display="true" style:writing-mode="lr-tb"/>
    </style:style>
    <style:style style:name="ta2" style:family="table" style:master-page-name="PageStyle_5f_sex-ratio_20_graph">
      <style:table-properties table:display="true" style:writing-mode="lr-tb"/>
    </style:style>
    <style:style style:name="ta3" style:family="table" style:master-page-name="PageStyle_5f_punishment_20_type">
      <style:table-properties table:display="true" style:writing-mode="lr-tb"/>
    </style:style>
    <style:style style:name="ta4" style:family="table" style:master-page-name="PageStyle_5f_punishment_20_sums">
      <style:table-properties table:display="true" style:writing-mode="lr-tb"/>
    </style:style>
    <style:style style:name="ta5" style:family="table" style:master-page-name="PageStyle_5f_sums_20_by_20_military_20_situation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6" style:family="table-cell" style:parent-style-name="Excel_20_Built-in_20_Normal" style:data-style-name="N8003"/>
    <style:style style:name="ce7" style:family="table-cell" style:parent-style-name="Excel_20_Built-in_20_Normal" style:data-style-name="N8003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1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1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2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 style:data-style-name="N8003">
      <style:table-cell-properties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4" style:family="table-cell" style:parent-style-name="Excel_20_Built-in_20_Normal" style:data-style-name="N80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5" style:family="table-cell" style:parent-style-name="Excel_20_Built-in_20_Normal" style:data-style-name="N8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6" style:family="table-cell" style:parent-style-name="Excel_20_Built-in_20_Normal" style:data-style-name="N8003">
      <style:table-cell-properties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7" style:family="table-cell" style:parent-style-name="Excel_20_Built-in_20_Normal" style:data-style-name="N80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8" style:family="table-cell" style:parent-style-name="Excel_20_Built-in_20_Normal" style:data-style-name="N8003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0" style:family="table-cell" style:parent-style-name="Excel_20_Built-in_20_Normal" style:data-style-name="N8003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1" style:family="table-cell" style:parent-style-name="Excel_20_Built-in_20_Normal" style:data-style-name="N117"/>
    <style:style style:name="ce3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 style:data-style-name="N116"/>
    <style:style style:name="ce40" style:family="table-cell" style:parent-style-name="Excel_20_Built-in_20_Normal" style:data-style-name="N118"/>
    <style:style style:name="ce41" style:family="table-cell" style:parent-style-name="Excel_20_Built-in_20_Normal" style:data-style-name="N117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4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3" style:family="table-cell" style:parent-style-name="Excel_20_Built-in_20_Normal" style:data-style-name="N8002"/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unishment yearl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6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default-cell-style-name="Excel_20_Built-in_20_Normal"/>
        <table:table-column table:style-name="co8" table:number-columns-repeated="3" table:default-cell-style-name="Excel_20_Built-in_20_Normal"/>
        <table:table-column table:style-name="co1" table:default-cell-style-name="Excel_20_Built-in_20_Normal"/>
        <table:table-column table:style-name="co9" table:default-cell-style-name="Excel_20_Built-in_20_Normal"/>
        <table:table-column table:style-name="co9" table:number-columns-repeated="4" table:default-cell-style-name="ce6"/>
        <table:table-column table:style-name="co1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00" table:default-cell-style-name="Excel_20_Built-in_20_Normal"/>
        <table:table-row table:style-name="ro1">
          <table:table-cell table:style-name="ce1" office:value-type="string" table:number-columns-spanned="5" table:number-rows-spanned="1">
            <text:p>Punishment prevalence and sex ratio in England and Wales, from 1715</text:p>
          </table:table-cell>
          <table:covered-table-cell table:number-columns-repeated="4" table:style-name="ce4"/>
          <table:table-cell table:style-name="ce14"/>
          <table:table-cell table:number-columns-repeated="17"/>
          <table:table-cell office:value-type="string">
            <text:p>Repository:</text:p>
          </table:table-cell>
          <table:table-cell table:number-columns-repeated="1000"/>
        </table:table-row>
        <table:table-row table:style-name="ro1">
          <table:table-cell table:number-columns-repeated="23"/>
          <table:table-cell office:value-type="string">
            <text:p>http://acrosswalls.org/datasets/</text:p>
          </table:table-cell>
          <table:table-cell table:number-columns-repeated="1000"/>
        </table:table-row>
        <table:table-row table:style-name="ro1">
          <table:table-cell table:number-columns-repeated="23"/>
          <table:table-cell office:value-type="string">
            <text:p>Version: 1.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years of absence for persons executed</text:p>
          </table:table-cell>
          <table:covered-table-cell table:style-name="ce4"/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table:number-columns-repeated="19"/>
          <table:table-cell office:value-type="string">
            <text:p>see population-england-wales:"other pop stats"</text:p>
          </table:table-cell>
          <table:table-cell table:number-columns-repeated="1000"/>
        </table:table-row>
        <table:table-row table:style-name="ro1">
          <table:table-cell table:style-name="ce1" office:value-type="string" table:number-columns-spanned="2" table:number-rows-spanned="1">
            <text:p>years of absence for persons transported</text:p>
          </table:table-cell>
          <table:covered-table-cell table:style-name="ce4"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4"/>
          <table:table-cell table:style-name="ce25" office:value-type="string" table:number-columns-spanned="4" table:number-rows-spanned="1">
            <text:p>punishment by holding in prison (prisoners)</text:p>
          </table:table-cell>
          <table:covered-table-cell table:number-columns-repeated="2" table:style-name="ce27"/>
          <table:covered-table-cell table:style-name="ce30"/>
          <table:table-cell table:number-columns-repeated="1002"/>
        </table:table-row>
        <table:table-row table:style-name="ro2">
          <table:table-cell table:number-columns-repeated="3"/>
          <table:table-cell table:style-name="ce9" office:value-type="string" table:number-columns-spanned="5" table:number-rows-spanned="1">
            <text:p>absent in punishment</text:p>
          </table:table-cell>
          <table:covered-table-cell table:number-columns-repeated="3" table:style-name="ce12"/>
          <table:covered-table-cell table:style-name="ce15"/>
          <table:table-cell table:style-name="ce17" office:value-type="string" table:number-columns-spanned="3" table:number-rows-spanned="1">
            <text:p>absence in punishment distribution by cause</text:p>
          </table:table-cell>
          <table:covered-table-cell table:style-name="ce19"/>
          <table:covered-table-cell table:style-name="ce17"/>
          <table:table-cell table:style-name="ce20" office:value-type="string" table:number-columns-spanned="3" table:number-rows-spanned="1">
            <text:p>punishment sex ratios by cause (3yr ma)</text:p>
          </table:table-cell>
          <table:covered-table-cell table:style-name="ce19"/>
          <table:covered-table-cell table:style-name="ce17"/>
          <table:table-cell table:style-name="ce20" office:value-type="string" table:number-columns-spanned="2" table:number-rows-spanned="1">
            <text:p>punishment by execution</text:p>
          </table:table-cell>
          <table:covered-table-cell table:style-name="ce17"/>
          <table:table-cell table:style-name="ce23" office:value-type="string" table:number-columns-spanned="2" table:number-rows-spanned="1">
            <text:p>punishment by transportation</text:p>
          </table:table-cell>
          <table:covered-table-cell table:style-name="ce24"/>
          <table:table-cell table:style-name="ce26" office:value-type="string" table:number-columns-spanned="2" table:number-rows-spanned="1">
            <text:p>add. estimates &amp; interpolations</text:p>
          </table:table-cell>
          <table:covered-table-cell table:style-name="ce28"/>
          <table:table-cell table:style-name="ce29" office:value-type="string" table:number-columns-spanned="2" table:number-rows-spanned="1">
            <text:p>standard estimates</text:p>
          </table:table-cell>
          <table:covered-table-cell table:style-name="ce29"/>
          <table:table-cell table:number-columns-repeated="1002"/>
        </table:table-row>
        <table:table-row table:style-name="ro3">
          <table:table-cell table:style-name="ce2" office:value-type="string">
            <text:p>year</text:p>
          </table:table-cell>
          <table:table-cell table:style-name="ce5" office:value-type="string">
            <text:p>military situation</text:p>
          </table:table-cell>
          <table:table-cell table:style-name="ce7" office:value-type="string">
            <text:p>population-total</text:p>
          </table:table-cell>
          <table:table-cell table:style-name="ce10" office:value-type="string">
            <text:p>sex ratio</text:p>
          </table:table-cell>
          <table:table-cell table:style-name="ce13" office:value-type="string">
            <text:p>prevalence</text:p>
          </table:table-cell>
          <table:table-cell table:style-name="ce13" office:value-type="string">
            <text:p>males &amp; females</text:p>
          </table:table-cell>
          <table:table-cell table:style-name="ce13" office:value-type="string">
            <text:p>males</text:p>
          </table:table-cell>
          <table:table-cell table:style-name="ce16" office:value-type="string">
            <text:p>females</text:p>
          </table:table-cell>
          <table:table-cell table:style-name="ce13" office:value-type="string">
            <text:p>executed</text:p>
          </table:table-cell>
          <table:table-cell table:style-name="ce13" office:value-type="string">
            <text:p>transported</text:p>
          </table:table-cell>
          <table:table-cell table:style-name="ce16" office:value-type="string">
            <text:p>in prison</text:p>
          </table:table-cell>
          <table:table-cell table:style-name="ce10" office:value-type="string">
            <text:p>executed</text:p>
          </table:table-cell>
          <table:table-cell table:style-name="ce13" office:value-type="string">
            <text:p>transported</text:p>
          </table:table-cell>
          <table:table-cell table:style-name="ce16" office:value-type="string">
            <text:p>in prison</text:p>
          </table:table-cell>
          <table:table-cell table:style-name="ce10" office:value-type="string">
            <text:p>males</text:p>
          </table:table-cell>
          <table:table-cell table:style-name="ce16" office:value-type="string">
            <text:p>females</text:p>
          </table:table-cell>
          <table:table-cell table:style-name="ce10" office:value-type="string">
            <text:p>males</text:p>
          </table:table-cell>
          <table:table-cell table:style-name="ce13" office:value-type="string">
            <text:p>females</text:p>
          </table:table-cell>
          <table:table-cell table:style-name="ce10" office:value-type="string">
            <text:p>males</text:p>
          </table:table-cell>
          <table:table-cell table:style-name="ce13" office:value-type="string">
            <text:p>females</text:p>
          </table:table-cell>
          <table:table-cell table:style-name="ce13" office:value-type="string">
            <text:p>males</text:p>
          </table:table-cell>
          <table:table-cell table:style-name="ce16" office:value-type="string">
            <text:p>females</text:p>
          </table:table-cell>
          <table:table-cell table:style-name="ce5"/>
          <table:table-cell table:style-name="ce5" office:value-type="string">
            <text:p>source and notes</text:p>
          </table:table-cell>
          <table:table-cell table:style-name="ce5" table:number-columns-repeated="1000"/>
        </table:table-row>
        <table:table-row table:style-name="ro1">
          <table:table-cell table:style-name="ce3" office:value-type="float" office:value="1715">
            <text:p>1715</text:p>
          </table:table-cell>
          <table:table-cell office:value-type="string">
            <text:p>Jacobite rising</text:p>
          </table:table-cell>
          <table:table-cell table:style-name="ce8" office:value-type="float" office:value="5667.21167883212">
            <text:p>5,667</text:p>
          </table:table-cell>
          <table:table-cell table:style-name="ce3" table:number-columns-repeated="8"/>
          <table:table-cell table:style-name="ce21" table:formula="of:=SUM([.O8:.O10])/SUM([.P8:.P10])" office:value-type="float" office:value="12.2425529070238">
            <text:p>12.2</text:p>
          </table:table-cell>
          <table:table-cell table:style-name="ce21" table:formula="of:=SUM([.Q8:.Q10])/SUM([.R8:.R10])" office:value-type="float" office:value="1.20876694064218">
            <text:p>1.2</text:p>
          </table:table-cell>
          <table:table-cell table:style-name="ce3"/>
          <table:table-cell table:style-name="ce8" office:value-type="float" office:value="139.368163476289">
            <text:p>139</text:p>
          </table:table-cell>
          <table:table-cell table:style-name="ce8" office:value-type="float" office:value="10.6318365237111">
            <text:p>1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number-columns-repeated="4"/>
          <table:table-cell/>
          <table:table-cell office:value-type="string">
            <text:p>absent statistics aggregate executed, transported, and in prison using years of absence</text:p>
          </table:table-cell>
          <table:table-cell table:number-columns-repeated="1000"/>
        </table:table-row>
        <table:table-row table:style-name="ro1">
          <table:table-cell table:style-name="ce3" office:value-type="float" office:value="1716">
            <text:p>1716</text:p>
          </table:table-cell>
          <table:table-cell office:value-type="string">
            <text:p>pre War of the Quadruple Alliance</text:p>
          </table:table-cell>
          <table:table-cell table:style-name="ce8" office:value-type="float" office:value="5699.87247017583">
            <text:p>5,700</text:p>
          </table:table-cell>
          <table:table-cell table:style-name="ce3" table:number-columns-repeated="8"/>
          <table:table-cell table:style-name="ce21" table:formula="of:=SUM([.O9:.O11])/SUM([.P9:.P11])" office:value-type="float" office:value="12.6201419271496">
            <text:p>12.6</text:p>
          </table:table-cell>
          <table:table-cell table:style-name="ce21" table:formula="of:=SUM([.Q9:.Q11])/SUM([.R9:.R11])" office:value-type="float" office:value="1.20876694064218">
            <text:p>1.2</text:p>
          </table:table-cell>
          <table:table-cell table:style-name="ce3"/>
          <table:table-cell table:style-name="ce8" office:value-type="float" office:value="174.957028774243">
            <text:p>175</text:p>
          </table:table-cell>
          <table:table-cell table:style-name="ce8" office:value-type="float" office:value="15.0429712257574">
            <text:p>15</text:p>
          </table:table-cell>
          <table:table-cell table:style-name="ce8" office:value-type="float" office:value="29.5519701936955">
            <text:p>30</text:p>
          </table:table-cell>
          <table:table-cell table:style-name="ce8" office:value-type="float" office:value="24.4480298063045">
            <text:p>24</text:p>
          </table:table-cell>
          <table:table-cell table:style-name="ce8" table:number-columns-repeated="4"/>
          <table:table-cell/>
          <table:table-cell office:value-type="string">
            <text:p>total population (population-total) is in thousands</text:p>
          </table:table-cell>
          <table:table-cell table:number-columns-repeated="1000"/>
        </table:table-row>
        <table:table-row table:style-name="ro1">
          <table:table-cell table:style-name="ce3" office:value-type="float" office:value="1717">
            <text:p>1717</text:p>
          </table:table-cell>
          <table:table-cell office:value-type="string">
            <text:p>pre War of the Quadruple Alliance</text:p>
          </table:table-cell>
          <table:table-cell table:style-name="ce8" office:value-type="float" office:value="5736.85782864552">
            <text:p>5,737</text:p>
          </table:table-cell>
          <table:table-cell table:style-name="ce3" table:number-columns-repeated="8"/>
          <table:table-cell table:style-name="ce21" table:formula="of:=SUM([.O10:.O12])/SUM([.P10:.P12])" office:value-type="float" office:value="13.055872220933">
            <text:p>13.1</text:p>
          </table:table-cell>
          <table:table-cell table:style-name="ce21" table:formula="of:=SUM([.Q10:.Q12])/SUM([.R10:.R12])" office:value-type="float" office:value="1.20876694064218">
            <text:p>1.2</text:p>
          </table:table-cell>
          <table:table-cell table:style-name="ce3"/>
          <table:table-cell table:style-name="ce8" office:value-type="float" office:value="145.875873005871">
            <text:p>146</text:p>
          </table:table-cell>
          <table:table-cell table:style-name="ce8" office:value-type="float" office:value="10.7907936607959">
            <text:p>11</text:p>
          </table:table-cell>
          <table:table-cell table:style-name="ce8" office:value-type="float" office:value="22.6565104818332">
            <text:p>23</text:p>
          </table:table-cell>
          <table:table-cell table:style-name="ce8" office:value-type="float" office:value="18.7434895181668">
            <text:p>19</text:p>
          </table:table-cell>
          <table:table-cell table:style-name="ce8" table:number-columns-repeated="4"/>
          <table:table-cell/>
          <table:table-cell office:value-type="string">
            <text:p>prevalence is persons per 100,000 of population</text:p>
          </table:table-cell>
          <table:table-cell table:number-columns-repeated="1000"/>
        </table:table-row>
        <table:table-row table:style-name="ro1">
          <table:table-cell table:style-name="ce3" office:value-type="float" office:value="1718">
            <text:p>1718</text:p>
          </table:table-cell>
          <table:table-cell office:value-type="string">
            <text:p>War of the Quadruple Alliance</text:p>
          </table:table-cell>
          <table:table-cell table:style-name="ce8" office:value-type="float" office:value="5773.84658934721">
            <text:p>5,774</text:p>
          </table:table-cell>
          <table:table-cell table:style-name="ce3" table:number-columns-repeated="8"/>
          <table:table-cell table:style-name="ce21" table:formula="of:=SUM([.O11:.O13])/SUM([.P11:.P13])" office:value-type="float" office:value="14.9222609632588">
            <text:p>14.9</text:p>
          </table:table-cell>
          <table:table-cell table:style-name="ce21" table:formula="of:=SUM([.Q11:.Q13])/SUM([.R11:.R13])" office:value-type="float" office:value="1.2046160862739">
            <text:p>1.2</text:p>
          </table:table-cell>
          <table:table-cell table:style-name="ce3"/>
          <table:table-cell table:style-name="ce8" office:value-type="float" office:value="72.3825330208987">
            <text:p>72</text:p>
          </table:table-cell>
          <table:table-cell table:style-name="ce8" office:value-type="float" office:value="4.28413364576795">
            <text:p>4</text:p>
          </table:table-cell>
          <table:table-cell table:style-name="ce8" office:value-type="float" office:value="210.804054048361">
            <text:p>211</text:p>
          </table:table-cell>
          <table:table-cell table:style-name="ce8" office:value-type="float" office:value="174.395945951639">
            <text:p>174</text:p>
          </table:table-cell>
          <table:table-cell table:style-name="ce8" table:number-columns-repeated="4"/>
          <table:table-cell/>
          <table:table-cell office:value-type="string">
            <text:p>prisoners, additional estimates, and interpolations, uses geometric interpolation of the standard estimates</text:p>
          </table:table-cell>
          <table:table-cell table:number-columns-repeated="1000"/>
        </table:table-row>
        <table:table-row table:style-name="ro1">
          <table:table-cell table:style-name="ce3" office:value-type="float" office:value="1719">
            <text:p>1719</text:p>
          </table:table-cell>
          <table:table-cell office:value-type="string">
            <text:p>War of the Quadruple Alliance</text:p>
          </table:table-cell>
          <table:table-cell table:style-name="ce8" office:value-type="float" office:value="5810.83875527251">
            <text:p>5,811</text:p>
          </table:table-cell>
          <table:table-cell table:style-name="ce3" table:number-columns-repeated="8"/>
          <table:table-cell table:style-name="ce21" table:formula="of:=SUM([.O12:.O14])/SUM([.P12:.P14])" office:value-type="float" office:value="18.1749806721545">
            <text:p>18.2</text:p>
          </table:table-cell>
          <table:table-cell table:style-name="ce21" table:formula="of:=SUM([.Q12:.Q14])/SUM([.R12:.R14])" office:value-type="float" office:value="1.26168520371227">
            <text:p>1.3</text:p>
          </table:table-cell>
          <table:table-cell table:style-name="ce3"/>
          <table:table-cell table:style-name="ce8" office:value-type="float" office:value="78.5199629039545">
            <text:p>79</text:p>
          </table:table-cell>
          <table:table-cell table:style-name="ce8" office:value-type="float" office:value="4.81337042937881">
            <text:p>5</text:p>
          </table:table-cell>
          <table:table-cell table:style-name="ce8" office:value-type="float" office:value="295.679282180837">
            <text:p>296</text:p>
          </table:table-cell>
          <table:table-cell table:style-name="ce8" office:value-type="float" office:value="246.120717819163">
            <text:p>246</text:p>
          </table:table-cell>
          <table:table-cell table:style-name="ce8" table:number-columns-repeated="4"/>
          <table:table-cell/>
          <table:table-cell office:value-type="string">
            <text:p>the prisoners figures for 1750 is a crude estimate assuming 1779 figures, plus another 2000 male debtors</text:p>
          </table:table-cell>
          <table:table-cell table:number-columns-repeated="1000"/>
        </table:table-row>
        <table:table-row table:style-name="ro1">
          <table:table-cell table:style-name="ce3" office:value-type="float" office:value="1720">
            <text:p>1720</text:p>
          </table:table-cell>
          <table:table-cell office:value-type="string">
            <text:p>internal Jacobite preoccupation</text:p>
          </table:table-cell>
          <table:table-cell table:style-name="ce8" office:value-type="float" office:value="5789.48564985357">
            <text:p>5,789</text:p>
          </table:table-cell>
          <table:table-cell table:style-name="ce3" table:number-columns-repeated="8"/>
          <table:table-cell table:style-name="ce21" table:formula="of:=SUM([.O13:.O15])/SUM([.P13:.P15])" office:value-type="float" office:value="22.7926880054077">
            <text:p>22.8</text:p>
          </table:table-cell>
          <table:table-cell table:style-name="ce21" table:formula="of:=SUM([.Q13:.Q15])/SUM([.R13:.R15])" office:value-type="float" office:value="1.34306034010386">
            <text:p>1.3</text:p>
          </table:table-cell>
          <table:table-cell table:style-name="ce3"/>
          <table:table-cell table:style-name="ce8" office:value-type="float" office:value="114.495142550652">
            <text:p>114</text:p>
          </table:table-cell>
          <table:table-cell table:style-name="ce8" office:value-type="float" office:value="5.50485744934804">
            <text:p>6</text:p>
          </table:table-cell>
          <table:table-cell table:style-name="ce8" office:value-type="float" office:value="218.500887062853">
            <text:p>219</text:p>
          </table:table-cell>
          <table:table-cell table:style-name="ce8" office:value-type="float" office:value="154.099112937147">
            <text:p>154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21">
            <text:p>1721</text:p>
          </table:table-cell>
          <table:table-cell office:value-type="string">
            <text:p>internal Jacobite preoccupation</text:p>
          </table:table-cell>
          <table:table-cell table:style-name="ce8" office:value-type="float" office:value="5781.09772934825">
            <text:p>5,781</text:p>
          </table:table-cell>
          <table:table-cell table:style-name="ce3" table:number-columns-repeated="8"/>
          <table:table-cell table:style-name="ce21" table:formula="of:=SUM([.O14:.O16])/SUM([.P14:.P16])" office:value-type="float" office:value="28.4552007516941">
            <text:p>28.5</text:p>
          </table:table-cell>
          <table:table-cell table:style-name="ce21" table:formula="of:=SUM([.Q14:.Q16])/SUM([.R14:.R16])" office:value-type="float" office:value="1.49411620472512">
            <text:p>1.5</text:p>
          </table:table-cell>
          <table:table-cell table:style-name="ce3"/>
          <table:table-cell table:style-name="ce8" office:value-type="float" office:value="123.115087152257">
            <text:p>123</text:p>
          </table:table-cell>
          <table:table-cell table:style-name="ce8" office:value-type="float" office:value="3.55157951440994">
            <text:p>4</text:p>
          </table:table-cell>
          <table:table-cell table:style-name="ce8" office:value-type="float" office:value="196.712079362667">
            <text:p>197</text:p>
          </table:table-cell>
          <table:table-cell table:style-name="ce8" office:value-type="float" office:value="129.087920637333">
            <text:p>129</text:p>
          </table:table-cell>
          <table:table-cell table:style-name="ce8" table:number-columns-repeated="4"/>
          <table:table-cell/>
          <table:table-cell office:value-type="string">
            <text:p>sources:</text:p>
          </table:table-cell>
          <table:table-cell table:number-columns-repeated="1000"/>
        </table:table-row>
        <table:table-row table:style-name="ro1">
          <table:table-cell table:style-name="ce3" office:value-type="float" office:value="1722">
            <text:p>1722</text:p>
          </table:table-cell>
          <table:table-cell office:value-type="string">
            <text:p>internal Jacobite preoccupation</text:p>
          </table:table-cell>
          <table:table-cell table:style-name="ce8" office:value-type="float" office:value="5784.59609103449">
            <text:p>5,785</text:p>
          </table:table-cell>
          <table:table-cell table:style-name="ce3" table:number-columns-repeated="8"/>
          <table:table-cell table:style-name="ce21" table:formula="of:=SUM([.O15:.O17])/SUM([.P15:.P17])" office:value-type="float" office:value="34.9922475631448">
            <text:p>35.0</text:p>
          </table:table-cell>
          <table:table-cell table:style-name="ce21" table:formula="of:=SUM([.Q15:.Q17])/SUM([.R15:.R17])" office:value-type="float" office:value="1.49325256354799">
            <text:p>1.5</text:p>
          </table:table-cell>
          <table:table-cell table:style-name="ce3"/>
          <table:table-cell table:style-name="ce8" office:value-type="float" office:value="132.708989872898">
            <text:p>133</text:p>
          </table:table-cell>
          <table:table-cell table:style-name="ce8" office:value-type="float" office:value="3.95767679376874">
            <text:p>4</text:p>
          </table:table-cell>
          <table:table-cell table:style-name="ce8" office:value-type="float" office:value="326.658444548097">
            <text:p>327</text:p>
          </table:table-cell>
          <table:table-cell table:style-name="ce8" office:value-type="float" office:value="213.341555451903">
            <text:p>213</text:p>
          </table:table-cell>
          <table:table-cell table:style-name="ce8" table:number-columns-repeated="4"/>
          <table:table-cell/>
          <table:table-cell office:value-type="string">
            <text:p>population-england-wales</text:p>
          </table:table-cell>
          <table:table-cell table:number-columns-repeated="1000"/>
        </table:table-row>
        <table:table-row table:style-name="ro1">
          <table:table-cell table:style-name="ce3" office:value-type="float" office:value="1723">
            <text:p>1723</text:p>
          </table:table-cell>
          <table:table-cell office:value-type="string">
            <text:p>internal Jacobite preoccupation</text:p>
          </table:table-cell>
          <table:table-cell table:style-name="ce8" office:value-type="float" office:value="5804.30501698722">
            <text:p>5,804</text:p>
          </table:table-cell>
          <table:table-cell table:style-name="ce3" table:number-columns-repeated="8"/>
          <table:table-cell table:style-name="ce21" table:formula="of:=SUM([.O16:.O18])/SUM([.P16:.P18])" office:value-type="float" office:value="31.1689679092992">
            <text:p>31.2</text:p>
          </table:table-cell>
          <table:table-cell table:style-name="ce21" table:formula="of:=SUM([.Q16:.Q18])/SUM([.R16:.R18])" office:value-type="float" office:value="1.46720318095022">
            <text:p>1.5</text:p>
          </table:table-cell>
          <table:table-cell table:style-name="ce3"/>
          <table:table-cell table:style-name="ce8" office:value-type="float" office:value="61.7665610858192">
            <text:p>62</text:p>
          </table:table-cell>
          <table:table-cell table:style-name="ce8" office:value-type="float" office:value="1.56677224751411">
            <text:p>2</text:p>
          </table:table-cell>
          <table:table-cell table:style-name="ce8" office:value-type="float" office:value="284.090034080416">
            <text:p>284</text:p>
          </table:table-cell>
          <table:table-cell table:style-name="ce8" office:value-type="float" office:value="198.309965919584">
            <text:p>198</text:p>
          </table:table-cell>
          <table:table-cell table:style-name="ce8" table:number-columns-repeated="4"/>
          <table:table-cell/>
          <table:table-cell office:value-type="string">
            <text:p>executions-england-wales-before-1800</text:p>
          </table:table-cell>
          <table:table-cell table:number-columns-repeated="1000"/>
        </table:table-row>
        <table:table-row table:style-name="ro1">
          <table:table-cell table:style-name="ce3" office:value-type="float" office:value="1724">
            <text:p>1724</text:p>
          </table:table-cell>
          <table:table-cell office:value-type="string">
            <text:p>internal Jacobite preoccupation</text:p>
          </table:table-cell>
          <table:table-cell table:style-name="ce8" office:value-type="float" office:value="5824.01582361561">
            <text:p>5,824</text:p>
          </table:table-cell>
          <table:table-cell table:style-name="ce3" table:number-columns-repeated="8"/>
          <table:table-cell table:style-name="ce21" table:formula="of:=SUM([.O17:.O19])/SUM([.P17:.P19])" office:value-type="float" office:value="21.7841480517819">
            <text:p>21.8</text:p>
          </table:table-cell>
          <table:table-cell table:style-name="ce21" table:formula="of:=SUM([.Q17:.Q19])/SUM([.R17:.R19])" office:value-type="float" office:value="1.43740777202418">
            <text:p>1.4</text:p>
          </table:table-cell>
          <table:table-cell table:style-name="ce3"/>
          <table:table-cell table:style-name="ce8" office:value-type="float" office:value="63.9015533129564">
            <text:p>64</text:p>
          </table:table-cell>
          <table:table-cell table:style-name="ce8" office:value-type="float" office:value="2.76511335371025">
            <text:p>3</text:p>
          </table:table-cell>
          <table:table-cell table:style-name="ce8" office:value-type="float" office:value="331.229002824822">
            <text:p>331</text:p>
          </table:table-cell>
          <table:table-cell table:style-name="ce8" office:value-type="float" office:value="230.370997175178">
            <text:p>230</text:p>
          </table:table-cell>
          <table:table-cell table:style-name="ce8" table:number-columns-repeated="4"/>
          <table:table-cell/>
          <table:table-cell office:value-type="string">
            <text:p>executions-endgland-wales-from-1800</text:p>
          </table:table-cell>
          <table:table-cell table:number-columns-repeated="1000"/>
        </table:table-row>
        <table:table-row table:style-name="ro1">
          <table:table-cell table:style-name="ce3" office:value-type="float" office:value="1725">
            <text:p>1725</text:p>
          </table:table-cell>
          <table:table-cell office:value-type="string">
            <text:p>internal Jacobite preoccupation</text:p>
          </table:table-cell>
          <table:table-cell table:style-name="ce8" office:value-type="float" office:value="5842.64774160517">
            <text:p>5,843</text:p>
          </table:table-cell>
          <table:table-cell table:style-name="ce3" table:number-columns-repeated="8"/>
          <table:table-cell table:style-name="ce21" table:formula="of:=SUM([.O18:.O20])/SUM([.P18:.P20])" office:value-type="float" office:value="14.2603870361594">
            <text:p>14.3</text:p>
          </table:table-cell>
          <table:table-cell table:style-name="ce21" table:formula="of:=SUM([.Q18:.Q20])/SUM([.R18:.R20])" office:value-type="float" office:value="1.45659270555445">
            <text:p>1.5</text:p>
          </table:table-cell>
          <table:table-cell table:style-name="ce3"/>
          <table:table-cell table:style-name="ce8" office:value-type="float" office:value="100.611213398393">
            <text:p>101</text:p>
          </table:table-cell>
          <table:table-cell table:style-name="ce8" office:value-type="float" office:value="6.05545326827343">
            <text:p>6</text:p>
          </table:table-cell>
          <table:table-cell table:style-name="ce8" office:value-type="float" office:value="341.10194091615">
            <text:p>341</text:p>
          </table:table-cell>
          <table:table-cell table:style-name="ce8" office:value-type="float" office:value="236.69805908385">
            <text:p>237</text:p>
          </table:table-cell>
          <table:table-cell table:style-name="ce8" table:number-columns-repeated="4"/>
          <table:table-cell/>
          <table:table-cell office:value-type="string">
            <text:p>transported-england-wales-america</text:p>
          </table:table-cell>
          <table:table-cell table:number-columns-repeated="1000"/>
        </table:table-row>
        <table:table-row table:style-name="ro1">
          <table:table-cell table:style-name="ce3" office:value-type="float" office:value="1726">
            <text:p>1726</text:p>
          </table:table-cell>
          <table:table-cell office:value-type="string">
            <text:p>internal Jacobite preoccupation</text:p>
          </table:table-cell>
          <table:table-cell table:style-name="ce8" office:value-type="float" office:value="5890.46356048035">
            <text:p>5,890</text:p>
          </table:table-cell>
          <table:table-cell table:style-name="ce3" table:number-columns-repeated="8"/>
          <table:table-cell table:style-name="ce21" table:formula="of:=SUM([.O19:.O21])/SUM([.P19:.P21])" office:value-type="float" office:value="12.0106827975076">
            <text:p>12.0</text:p>
          </table:table-cell>
          <table:table-cell table:style-name="ce21" table:formula="of:=SUM([.Q19:.Q21])/SUM([.R19:.R21])" office:value-type="float" office:value="1.45114604833409">
            <text:p>1.5</text:p>
          </table:table-cell>
          <table:table-cell table:style-name="ce3"/>
          <table:table-cell table:style-name="ce8" office:value-type="float" office:value="97.1390747959109">
            <text:p>97</text:p>
          </table:table-cell>
          <table:table-cell table:style-name="ce8" office:value-type="float" office:value="9.5275918707558">
            <text:p>10</text:p>
          </table:table-cell>
          <table:table-cell table:style-name="ce8" office:value-type="float" office:value="304.228247623527">
            <text:p>304</text:p>
          </table:table-cell>
          <table:table-cell table:style-name="ce8" office:value-type="float" office:value="203.371752376473">
            <text:p>203</text:p>
          </table:table-cell>
          <table:table-cell table:style-name="ce8" table:number-columns-repeated="4"/>
          <table:table-cell/>
          <table:table-cell office:value-type="string">
            <text:p>transported-uk-australia</text:p>
          </table:table-cell>
          <table:table-cell table:number-columns-repeated="1000"/>
        </table:table-row>
        <table:table-row table:style-name="ro1">
          <table:table-cell table:style-name="ce3" office:value-type="float" office:value="1727">
            <text:p>1727</text:p>
          </table:table-cell>
          <table:table-cell office:value-type="string">
            <text:p>internal Jacobite preoccupation</text:p>
          </table:table-cell>
          <table:table-cell table:style-name="ce8" office:value-type="float" office:value="5923.1516260368">
            <text:p>5,923</text:p>
          </table:table-cell>
          <table:table-cell table:style-name="ce3" table:number-columns-repeated="8"/>
          <table:table-cell table:style-name="ce21" table:formula="of:=SUM([.O20:.O22])/SUM([.P20:.P22])" office:value-type="float" office:value="10.7727371096671">
            <text:p>10.8</text:p>
          </table:table-cell>
          <table:table-cell table:style-name="ce21" table:formula="of:=SUM([.Q20:.Q22])/SUM([.R20:.R22])" office:value-type="float" office:value="1.4643202885744">
            <text:p>1.5</text:p>
          </table:table-cell>
          <table:table-cell table:style-name="ce3"/>
          <table:table-cell table:style-name="ce8" office:value-type="float" office:value="48.4204006042564">
            <text:p>48</text:p>
          </table:table-cell>
          <table:table-cell table:style-name="ce8" office:value-type="float" office:value="4.91293272907699">
            <text:p>5</text:p>
          </table:table-cell>
          <table:table-cell table:style-name="ce8" office:value-type="float" office:value="351.052218378162">
            <text:p>351</text:p>
          </table:table-cell>
          <table:table-cell table:style-name="ce8" office:value-type="float" office:value="246.547781621838">
            <text:p>247</text:p>
          </table:table-cell>
          <table:table-cell table:style-name="ce8" table:number-columns-repeated="4"/>
          <table:table-cell/>
          <table:table-cell office:value-type="string">
            <text:p>prisoners-england-wales-long-run</text:p>
          </table:table-cell>
          <table:table-cell table:number-columns-repeated="1000"/>
        </table:table-row>
        <table:table-row table:style-name="ro1">
          <table:table-cell table:style-name="ce3" office:value-type="float" office:value="1728">
            <text:p>1728</text:p>
          </table:table-cell>
          <table:table-cell office:value-type="string">
            <text:p>internal Jacobite preoccupation</text:p>
          </table:table-cell>
          <table:table-cell table:style-name="ce8" office:value-type="float" office:value="5863.96494247937">
            <text:p>5,864</text:p>
          </table:table-cell>
          <table:table-cell table:style-name="ce3" table:number-columns-repeated="8"/>
          <table:table-cell table:style-name="ce21" table:formula="of:=SUM([.O21:.O23])/SUM([.P21:.P23])" office:value-type="float" office:value="12.6778919925445">
            <text:p>12.7</text:p>
          </table:table-cell>
          <table:table-cell table:style-name="ce21" table:formula="of:=SUM([.Q21:.Q23])/SUM([.R21:.R23])" office:value-type="float" office:value="1.44961857978314">
            <text:p>1.4</text:p>
          </table:table-cell>
          <table:table-cell table:style-name="ce3"/>
          <table:table-cell table:style-name="ce8" office:value-type="float" office:value="162.510046564252">
            <text:p>163</text:p>
          </table:table-cell>
          <table:table-cell table:style-name="ce8" office:value-type="float" office:value="14.1566201024145">
            <text:p>14</text:p>
          </table:table-cell>
          <table:table-cell table:style-name="ce8" office:value-type="float" office:value="264.554434202978">
            <text:p>265</text:p>
          </table:table-cell>
          <table:table-cell table:style-name="ce8" office:value-type="float" office:value="178.245565797022">
            <text:p>178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29">
            <text:p>1729</text:p>
          </table:table-cell>
          <table:table-cell office:value-type="string">
            <text:p>internal Jacobite preoccupation</text:p>
          </table:table-cell>
          <table:table-cell table:style-name="ce8" office:value-type="float" office:value="5768.02036688062">
            <text:p>5,768</text:p>
          </table:table-cell>
          <table:table-cell table:style-name="ce3" table:number-columns-repeated="8"/>
          <table:table-cell table:style-name="ce21" table:formula="of:=SUM([.O22:.O24])/SUM([.P22:.P24])" office:value-type="float" office:value="15.2804900870378">
            <text:p>15.3</text:p>
          </table:table-cell>
          <table:table-cell table:style-name="ce21" table:formula="of:=SUM([.Q22:.Q24])/SUM([.R22:.R24])" office:value-type="float" office:value="1.48970302060178">
            <text:p>1.5</text:p>
          </table:table-cell>
          <table:table-cell table:style-name="ce3"/>
          <table:table-cell table:style-name="ce8" office:value-type="float" office:value="101.12229018433">
            <text:p>101</text:p>
          </table:table-cell>
          <table:table-cell table:style-name="ce8" office:value-type="float" office:value="5.54437648233679">
            <text:p>6</text:p>
          </table:table-cell>
          <table:table-cell table:style-name="ce8" office:value-type="float" office:value="266.372096739113">
            <text:p>266</text:p>
          </table:table-cell>
          <table:table-cell table:style-name="ce8" office:value-type="float" office:value="183.627903260887">
            <text:p>184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30">
            <text:p>1730</text:p>
          </table:table-cell>
          <table:table-cell office:value-type="string">
            <text:p>internal Jacobite preoccupation</text:p>
          </table:table-cell>
          <table:table-cell table:style-name="ce8" office:value-type="float" office:value="5695.84962571327">
            <text:p>5,696</text:p>
          </table:table-cell>
          <table:table-cell table:style-name="ce3" table:number-columns-repeated="8"/>
          <table:table-cell table:style-name="ce21" table:formula="of:=SUM([.O23:.O25])/SUM([.P23:.P25])" office:value-type="float" office:value="27.3866759190713">
            <text:p>27.4</text:p>
          </table:table-cell>
          <table:table-cell table:style-name="ce21" table:formula="of:=SUM([.Q23:.Q25])/SUM([.R23:.R25])" office:value-type="float" office:value="1.46337594539681">
            <text:p>1.5</text:p>
          </table:table-cell>
          <table:table-cell table:style-name="ce3"/>
          <table:table-cell table:style-name="ce8" office:value-type="float" office:value="118.055556890211">
            <text:p>118</text:p>
          </table:table-cell>
          <table:table-cell table:style-name="ce8" office:value-type="float" office:value="5.2777764431226">
            <text:p>5</text:p>
          </table:table-cell>
          <table:table-cell table:style-name="ce8" office:value-type="float" office:value="367.309988041145">
            <text:p>367</text:p>
          </table:table-cell>
          <table:table-cell table:style-name="ce8" office:value-type="float" office:value="241.090011958855">
            <text:p>241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31">
            <text:p>1731</text:p>
          </table:table-cell>
          <table:table-cell office:value-type="string">
            <text:p>internal Jacobite preoccupation</text:p>
          </table:table-cell>
          <table:table-cell table:style-name="ce8" office:value-type="float" office:value="5689.61722090977">
            <text:p>5,690</text:p>
          </table:table-cell>
          <table:table-cell table:style-name="ce3" table:number-columns-repeated="8"/>
          <table:table-cell table:style-name="ce21" table:formula="of:=SUM([.O24:.O26])/SUM([.P24:.P26])" office:value-type="float" office:value="38.3259467647868">
            <text:p>38.3</text:p>
          </table:table-cell>
          <table:table-cell table:style-name="ce21" table:formula="of:=SUM([.Q24:.Q26])/SUM([.R24:.R26])" office:value-type="float" office:value="1.42447676898516">
            <text:p>1.4</text:p>
          </table:table-cell>
          <table:table-cell table:style-name="ce3"/>
          <table:table-cell table:style-name="ce8" office:value-type="float" office:value="115.276517325563">
            <text:p>115</text:p>
          </table:table-cell>
          <table:table-cell table:style-name="ce8" office:value-type="float" office:value="1.39014934110372">
            <text:p>1</text:p>
          </table:table-cell>
          <table:table-cell table:style-name="ce8" office:value-type="float" office:value="336.168892663619">
            <text:p>336</text:p>
          </table:table-cell>
          <table:table-cell table:style-name="ce8" office:value-type="float" office:value="238.031107336381">
            <text:p>238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32">
            <text:p>1732</text:p>
          </table:table-cell>
          <table:table-cell office:value-type="string">
            <text:p>internal Jacobite preoccupation</text:p>
          </table:table-cell>
          <table:table-cell table:style-name="ce8" office:value-type="float" office:value="5712.57430259192">
            <text:p>5,713</text:p>
          </table:table-cell>
          <table:table-cell table:style-name="ce3" table:number-columns-repeated="8"/>
          <table:table-cell table:style-name="ce21" table:formula="of:=SUM([.O25:.O27])/SUM([.P25:.P27])" office:value-type="float" office:value="39.215577832554">
            <text:p>39.2</text:p>
          </table:table-cell>
          <table:table-cell table:style-name="ce21" table:formula="of:=SUM([.Q25:.Q27])/SUM([.R25:.R27])" office:value-type="float" office:value="1.27700535973542">
            <text:p>1.3</text:p>
          </table:table-cell>
          <table:table-cell table:style-name="ce3"/>
          <table:table-cell table:style-name="ce8" office:value-type="float" office:value="114.265092642028">
            <text:p>114</text:p>
          </table:table-cell>
          <table:table-cell table:style-name="ce8" office:value-type="float" office:value="2.40157402463862">
            <text:p>2</text:p>
          </table:table-cell>
          <table:table-cell table:style-name="ce8" office:value-type="float" office:value="224.011560237356">
            <text:p>224</text:p>
          </table:table-cell>
          <table:table-cell table:style-name="ce8" office:value-type="float" office:value="171.988439762644">
            <text:p>172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33">
            <text:p>1733</text:p>
          </table:table-cell>
          <table:table-cell office:value-type="string">
            <text:p>internal Jacobite preoccupation</text:p>
          </table:table-cell>
          <table:table-cell table:style-name="ce8" office:value-type="float" office:value="5740.9393429172">
            <text:p>5,741</text:p>
          </table:table-cell>
          <table:table-cell table:style-name="ce3" table:number-columns-repeated="8"/>
          <table:table-cell table:style-name="ce21" table:formula="of:=SUM([.O26:.O28])/SUM([.P26:.P28])" office:value-type="float" office:value="29.2464261948123">
            <text:p>29.2</text:p>
          </table:table-cell>
          <table:table-cell table:style-name="ce21" table:formula="of:=SUM([.Q26:.Q28])/SUM([.R26:.R28])" office:value-type="float" office:value="1.10320002441953">
            <text:p>1.1</text:p>
          </table:table-cell>
          <table:table-cell table:style-name="ce3"/>
          <table:table-cell table:style-name="ce8" office:value-type="float" office:value="150.760655447472">
            <text:p>151</text:p>
          </table:table-cell>
          <table:table-cell table:style-name="ce8" office:value-type="float" office:value="5.90601121919505">
            <text:p>6</text:p>
          </table:table-cell>
          <table:table-cell table:style-name="ce8" office:value-type="float" office:value="147.470653858556">
            <text:p>147</text:p>
          </table:table-cell>
          <table:table-cell table:style-name="ce8" office:value-type="float" office:value="144.129346141444">
            <text:p>144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34">
            <text:p>1734</text:p>
          </table:table-cell>
          <table:table-cell office:value-type="string">
            <text:p>internal Jacobite preoccupation</text:p>
          </table:table-cell>
          <table:table-cell table:style-name="ce8" office:value-type="float" office:value="5798.49956635439">
            <text:p>5,798</text:p>
          </table:table-cell>
          <table:table-cell table:style-name="ce3" table:number-columns-repeated="8"/>
          <table:table-cell table:style-name="ce21" table:formula="of:=SUM([.O27:.O29])/SUM([.P27:.P29])" office:value-type="float" office:value="14.2143694875027">
            <text:p>14.2</text:p>
          </table:table-cell>
          <table:table-cell table:style-name="ce21" table:formula="of:=SUM([.Q27:.Q29])/SUM([.R27:.R29])" office:value-type="float" office:value="1.03068328634103">
            <text:p>1.0</text:p>
          </table:table-cell>
          <table:table-cell table:style-name="ce3"/>
          <table:table-cell table:style-name="ce8" office:value-type="float" office:value="83.0720193068433">
            <text:p>83</text:p>
          </table:table-cell>
          <table:table-cell table:style-name="ce8" office:value-type="float" office:value="3.59464735982333">
            <text:p>4</text:p>
          </table:table-cell>
          <table:table-cell table:style-name="ce8" office:value-type="float" office:value="318.699687424295">
            <text:p>319</text:p>
          </table:table-cell>
          <table:table-cell table:style-name="ce8" office:value-type="float" office:value="309.500312575705">
            <text:p>310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35">
            <text:p>1735</text:p>
          </table:table-cell>
          <table:table-cell office:value-type="string">
            <text:p>internal Jacobite preoccupation</text:p>
          </table:table-cell>
          <table:table-cell table:style-name="ce8" office:value-type="float" office:value="5848.49629397933">
            <text:p>5,848</text:p>
          </table:table-cell>
          <table:table-cell table:style-name="ce3" table:number-columns-repeated="8"/>
          <table:table-cell table:style-name="ce21" table:formula="of:=SUM([.O28:.O30])/SUM([.P28:.P30])" office:value-type="float" office:value="12.1911298076724">
            <text:p>12.2</text:p>
          </table:table-cell>
          <table:table-cell table:style-name="ce21" table:formula="of:=SUM([.Q28:.Q30])/SUM([.R28:.R30])" office:value-type="float" office:value="1.21313775445107">
            <text:p>1.2</text:p>
          </table:table-cell>
          <table:table-cell table:style-name="ce3"/>
          <table:table-cell table:style-name="ce8" office:value-type="float" office:value="86">
            <text:p>86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36.804899814155">
            <text:p>137</text:p>
          </table:table-cell>
          <table:table-cell table:style-name="ce8" office:value-type="float" office:value="131.395100185845">
            <text:p>131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36">
            <text:p>1736</text:p>
          </table:table-cell>
          <table:table-cell office:value-type="string">
            <text:p>internal Jacobite preoccupation</text:p>
          </table:table-cell>
          <table:table-cell table:style-name="ce8" office:value-type="float" office:value="5893.09111753282">
            <text:p>5,893</text:p>
          </table:table-cell>
          <table:table-cell table:style-name="ce3" table:number-columns-repeated="8"/>
          <table:table-cell table:style-name="ce21" table:formula="of:=SUM([.O29:.O31])/SUM([.P29:.P31])" office:value-type="float" office:value="12.1904761904762">
            <text:p>12.2</text:p>
          </table:table-cell>
          <table:table-cell table:style-name="ce21" table:formula="of:=SUM([.Q29:.Q31])/SUM([.R29:.R31])" office:value-type="float" office:value="1.42052215130847">
            <text:p>1.4</text:p>
          </table:table-cell>
          <table:table-cell table:style-name="ce3"/>
          <table:table-cell table:style-name="ce8" office:value-type="float" office:value="82">
            <text:p>8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492.690202457303">
            <text:p>493</text:p>
          </table:table-cell>
          <table:table-cell table:style-name="ce8" office:value-type="float" office:value="340.709797542697">
            <text:p>341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37">
            <text:p>1737</text:p>
          </table:table-cell>
          <table:table-cell office:value-type="string">
            <text:p>internal Jacobite preoccupation</text:p>
          </table:table-cell>
          <table:table-cell table:style-name="ce8" office:value-type="float" office:value="5926.87656806398">
            <text:p>5,927</text:p>
          </table:table-cell>
          <table:table-cell table:style-name="ce3" table:number-columns-repeated="8"/>
          <table:table-cell table:style-name="ce21" table:formula="of:=SUM([.O30:.O32])/SUM([.P30:.P32])" office:value-type="float" office:value="19">
            <text:p>19.0</text:p>
          </table:table-cell>
          <table:table-cell table:style-name="ce21" table:formula="of:=SUM([.Q30:.Q32])/SUM([.R30:.R32])" office:value-type="float" office:value="1.70379216094899">
            <text:p>1.7</text:p>
          </table:table-cell>
          <table:table-cell table:style-name="ce3"/>
          <table:table-cell table:style-name="ce8" office:value-type="float" office:value="88">
            <text:p>88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30.380959995541">
            <text:p>230</text:p>
          </table:table-cell>
          <table:table-cell table:style-name="ce8" office:value-type="float" office:value="133.219040004459">
            <text:p>133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38">
            <text:p>1738</text:p>
          </table:table-cell>
          <table:table-cell office:value-type="string">
            <text:p>internal Jacobite preoccupation</text:p>
          </table:table-cell>
          <table:table-cell table:style-name="ce8" office:value-type="float" office:value="5952.0139930253">
            <text:p>5,952</text:p>
          </table:table-cell>
          <table:table-cell table:style-name="ce3" table:number-columns-repeated="8"/>
          <table:table-cell table:style-name="ce21" table:formula="of:=SUM([.O31:.O33])/SUM([.P31:.P33])" office:value-type="float" office:value="17">
            <text:p>17.0</text:p>
          </table:table-cell>
          <table:table-cell table:style-name="ce21" table:formula="of:=SUM([.Q31:.Q33])/SUM([.R31:.R33])" office:value-type="float" office:value="1.94257851383651">
            <text:p>1.9</text:p>
          </table:table-cell>
          <table:table-cell table:style-name="ce3"/>
          <table:table-cell table:style-name="ce8" office:value-type="float" office:value="115">
            <text:p>11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59.020849292139">
            <text:p>359</text:p>
          </table:table-cell>
          <table:table-cell table:style-name="ce8" office:value-type="float" office:value="161.179150707861">
            <text:p>161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39">
            <text:p>1739</text:p>
          </table:table-cell>
          <table:table-cell office:value-type="string">
            <text:p>internal Jacobite preoccupation</text:p>
          </table:table-cell>
          <table:table-cell table:style-name="ce8" office:value-type="float" office:value="5987.96826666399">
            <text:p>5,988</text:p>
          </table:table-cell>
          <table:table-cell table:style-name="ce3" table:number-columns-repeated="8"/>
          <table:table-cell table:style-name="ce21" table:formula="of:=SUM([.O32:.O34])/SUM([.P32:.P34])" office:value-type="float" office:value="13.5">
            <text:p>13.5</text:p>
          </table:table-cell>
          <table:table-cell table:style-name="ce21" table:formula="of:=SUM([.Q32:.Q34])/SUM([.R32:.R34])" office:value-type="float" office:value="1.88413849733221">
            <text:p>1.9</text:p>
          </table:table-cell>
          <table:table-cell table:style-name="ce3"/>
          <table:table-cell table:style-name="ce8" office:value-type="float" office:value="103">
            <text:p>10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11.139716359507">
            <text:p>411</text:p>
          </table:table-cell>
          <table:table-cell table:style-name="ce8" office:value-type="float" office:value="220.660283640493">
            <text:p>221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40">
            <text:p>1740</text:p>
          </table:table-cell>
          <table:table-cell office:value-type="string">
            <text:p>War of Jenkins' Ear</text:p>
          </table:table-cell>
          <table:table-cell table:style-name="ce8" office:value-type="float" office:value="6018.51842312651">
            <text:p>6,019</text:p>
          </table:table-cell>
          <table:table-cell table:style-name="ce3" table:number-columns-repeated="8"/>
          <table:table-cell table:style-name="ce21" table:formula="of:=SUM([.O33:.O35])/SUM([.P33:.P35])" office:value-type="float" office:value="14">
            <text:p>14.0</text:p>
          </table:table-cell>
          <table:table-cell table:style-name="ce21" table:formula="of:=SUM([.Q33:.Q35])/SUM([.R33:.R35])" office:value-type="float" office:value="1.63355131057783">
            <text:p>1.6</text:p>
          </table:table-cell>
          <table:table-cell table:style-name="ce3"/>
          <table:table-cell table:style-name="ce8" office:value-type="float" office:value="106">
            <text:p>106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61.052177771838">
            <text:p>361</text:p>
          </table:table-cell>
          <table:table-cell table:style-name="ce8" office:value-type="float" office:value="218.547822228162">
            <text:p>219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41">
            <text:p>1741</text:p>
          </table:table-cell>
          <table:table-cell office:value-type="string">
            <text:p>War of Jenkins' Ear</text:p>
          </table:table-cell>
          <table:table-cell table:style-name="ce8" office:value-type="float" office:value="6030.68521896115">
            <text:p>6,031</text:p>
          </table:table-cell>
          <table:table-cell table:style-name="ce3" table:number-columns-repeated="8"/>
          <table:table-cell table:style-name="ce21" table:formula="of:=SUM([.O34:.O36])/SUM([.P34:.P36])" office:value-type="float" office:value="18.2">
            <text:p>18.2</text:p>
          </table:table-cell>
          <table:table-cell table:style-name="ce21" table:formula="of:=SUM([.Q34:.Q36])/SUM([.R34:.R36])" office:value-type="float" office:value="1.50896576004109">
            <text:p>1.5</text:p>
          </table:table-cell>
          <table:table-cell table:style-name="ce3"/>
          <table:table-cell table:style-name="ce8" office:value-type="float" office:value="127">
            <text:p>127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62.670679472663">
            <text:p>463</text:p>
          </table:table-cell>
          <table:table-cell table:style-name="ce8" office:value-type="float" office:value="316.729320527337">
            <text:p>317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42">
            <text:p>1742</text:p>
          </table:table-cell>
          <table:table-cell office:value-type="string">
            <text:p>War of Jenkins' Ear</text:p>
          </table:table-cell>
          <table:table-cell table:style-name="ce8" office:value-type="float" office:value="5966.0602266626">
            <text:p>5,966</text:p>
          </table:table-cell>
          <table:table-cell table:style-name="ce3" table:number-columns-repeated="8"/>
          <table:table-cell table:style-name="ce21" table:formula="of:=SUM([.O35:.O37])/SUM([.P35:.P37])" office:value-type="float" office:value="20.25">
            <text:p>20.3</text:p>
          </table:table-cell>
          <table:table-cell table:style-name="ce21" table:formula="of:=SUM([.Q35:.Q37])/SUM([.R35:.R37])" office:value-type="float" office:value="1.37967116804231">
            <text:p>1.4</text:p>
          </table:table-cell>
          <table:table-cell table:style-name="ce3"/>
          <table:table-cell table:style-name="ce8" office:value-type="float" office:value="131">
            <text:p>13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16.226418721322">
            <text:p>316</text:p>
          </table:table-cell>
          <table:table-cell table:style-name="ce8" office:value-type="float" office:value="220.173581278678">
            <text:p>220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43">
            <text:p>1743</text:p>
          </table:table-cell>
          <table:table-cell office:value-type="string">
            <text:p>hot peace with Spain</text:p>
          </table:table-cell>
          <table:table-cell table:style-name="ce8" office:value-type="float" office:value="5962.00142791865">
            <text:p>5,962</text:p>
          </table:table-cell>
          <table:table-cell table:style-name="ce3" table:number-columns-repeated="8"/>
          <table:table-cell table:style-name="ce21" table:formula="of:=SUM([.O36:.O38])/SUM([.P36:.P38])" office:value-type="float" office:value="17.4375">
            <text:p>17.4</text:p>
          </table:table-cell>
          <table:table-cell table:style-name="ce21" table:formula="of:=SUM([.Q36:.Q38])/SUM([.R36:.R38])" office:value-type="float" office:value="1.2528029668664">
            <text:p>1.3</text:p>
          </table:table-cell>
          <table:table-cell table:style-name="ce3"/>
          <table:table-cell table:style-name="ce8" office:value-type="float" office:value="66">
            <text:p>66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69.913836907518">
            <text:p>270</text:p>
          </table:table-cell>
          <table:table-cell table:style-name="ce8" office:value-type="float" office:value="223.286163092482">
            <text:p>223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44">
            <text:p>1744</text:p>
          </table:table-cell>
          <table:table-cell office:value-type="string">
            <text:p>hot peace with Spain</text:p>
          </table:table-cell>
          <table:table-cell table:style-name="ce8" office:value-type="float" office:value="6001.20995546031">
            <text:p>6,001</text:p>
          </table:table-cell>
          <table:table-cell table:style-name="ce3" table:number-columns-repeated="8"/>
          <table:table-cell table:style-name="ce21" table:formula="of:=SUM([.O37:.O39])/SUM([.P37:.P39])" office:value-type="float" office:value="10.6666666666667">
            <text:p>10.7</text:p>
          </table:table-cell>
          <table:table-cell table:style-name="ce21" table:formula="of:=SUM([.Q37:.Q39])/SUM([.R37:.R39])" office:value-type="float" office:value="1.09654609472336">
            <text:p>1.1</text:p>
          </table:table-cell>
          <table:table-cell table:style-name="ce3"/>
          <table:table-cell table:style-name="ce8" office:value-type="float" office:value="82">
            <text:p>8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90.632151836996">
            <text:p>191</text:p>
          </table:table-cell>
          <table:table-cell table:style-name="ce8" office:value-type="float" office:value="176.567848163004">
            <text:p>177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45">
            <text:p>1745</text:p>
          </table:table-cell>
          <table:table-cell office:value-type="string">
            <text:p>hot peace with Spain</text:p>
          </table:table-cell>
          <table:table-cell table:style-name="ce8" office:value-type="float" office:value="6060.97515383442">
            <text:p>6,061</text:p>
          </table:table-cell>
          <table:table-cell table:style-name="ce3" table:number-columns-repeated="8"/>
          <table:table-cell table:style-name="ce21" table:formula="of:=SUM([.O38:.O40])/SUM([.P38:.P40])" office:value-type="float" office:value="15.3333333333333">
            <text:p>15.3</text:p>
          </table:table-cell>
          <table:table-cell table:style-name="ce21" table:formula="of:=SUM([.Q38:.Q40])/SUM([.R38:.R40])" office:value-type="float" office:value="1.01468421461036">
            <text:p>1.0</text:p>
          </table:table-cell>
          <table:table-cell table:style-name="ce3"/>
          <table:table-cell table:style-name="ce8" office:value-type="float" office:value="44">
            <text:p>4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92.0822633128701">
            <text:p>92</text:p>
          </table:table-cell>
          <table:table-cell table:style-name="ce8" office:value-type="float" office:value="104.11773668713">
            <text:p>104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46">
            <text:p>1746</text:p>
          </table:table-cell>
          <table:table-cell office:value-type="string">
            <text:p>hot peace with Spain</text:p>
          </table:table-cell>
          <table:table-cell table:style-name="ce8" office:value-type="float" office:value="6095.86478114191">
            <text:p>6,096</text:p>
          </table:table-cell>
          <table:table-cell table:style-name="ce3" table:number-columns-repeated="8"/>
          <table:table-cell table:style-name="ce21" table:formula="of:=SUM([.O39:.O41])/SUM([.P39:.P41])" office:value-type="float" office:value="14.5714285714286">
            <text:p>14.6</text:p>
          </table:table-cell>
          <table:table-cell table:style-name="ce21" table:formula="of:=SUM([.Q39:.Q41])/SUM([.R39:.R41])" office:value-type="float" office:value="1.04420224344212">
            <text:p>1.0</text:p>
          </table:table-cell>
          <table:table-cell table:style-name="ce3"/>
          <table:table-cell table:style-name="ce8" office:value-type="float" office:value="104">
            <text:p>10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7.623029416526">
            <text:p>248</text:p>
          </table:table-cell>
          <table:table-cell table:style-name="ce8" office:value-type="float" office:value="241.976970583474">
            <text:p>242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47">
            <text:p>1747</text:p>
          </table:table-cell>
          <table:table-cell office:value-type="string">
            <text:p>hot peace with Spain</text:p>
          </table:table-cell>
          <table:table-cell table:style-name="ce8" office:value-type="float" office:value="6121.02117170167">
            <text:p>6,121</text:p>
          </table:table-cell>
          <table:table-cell table:style-name="ce3" table:number-columns-repeated="8"/>
          <table:table-cell table:style-name="ce21" table:formula="of:=SUM([.O40:.O42])/SUM([.P40:.P42])" office:value-type="float" office:value="22.1">
            <text:p>22.1</text:p>
          </table:table-cell>
          <table:table-cell table:style-name="ce21" table:formula="of:=SUM([.Q40:.Q42])/SUM([.R40:.R42])" office:value-type="float" office:value="1.36277663808115">
            <text:p>1.4</text:p>
          </table:table-cell>
          <table:table-cell table:style-name="ce3"/>
          <table:table-cell table:style-name="ce8" office:value-type="float" office:value="56">
            <text:p>56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47.608985219144">
            <text:p>148</text:p>
          </table:table-cell>
          <table:table-cell table:style-name="ce8" office:value-type="float" office:value="120.591014780856">
            <text:p>121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48">
            <text:p>1748</text:p>
          </table:table-cell>
          <table:table-cell office:value-type="string">
            <text:p>hot peace with Spain</text:p>
          </table:table-cell>
          <table:table-cell table:style-name="ce8" office:value-type="float" office:value="6133.19736343283">
            <text:p>6,133</text:p>
          </table:table-cell>
          <table:table-cell table:style-name="ce3" table:number-columns-repeated="8"/>
          <table:table-cell table:style-name="ce21" table:formula="of:=SUM([.O41:.O43])/SUM([.P41:.P43])" office:value-type="float" office:value="21.0909090909091">
            <text:p>21.1</text:p>
          </table:table-cell>
          <table:table-cell table:style-name="ce21" table:formula="of:=SUM([.Q41:.Q43])/SUM([.R41:.R43])" office:value-type="float" office:value="1.88984206032846">
            <text:p>1.9</text:p>
          </table:table-cell>
          <table:table-cell table:style-name="ce3"/>
          <table:table-cell table:style-name="ce8" office:value-type="float" office:value="61">
            <text:p>6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34.611648973746">
            <text:p>335</text:p>
          </table:table-cell>
          <table:table-cell table:style-name="ce8" office:value-type="float" office:value="172.988351026254">
            <text:p>173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49">
            <text:p>1749</text:p>
          </table:table-cell>
          <table:table-cell office:value-type="string">
            <text:p>pre Seven Years War</text:p>
          </table:table-cell>
          <table:table-cell table:style-name="ce8" office:value-type="float" office:value="6170.25923099187">
            <text:p>6,170</text:p>
          </table:table-cell>
          <table:table-cell table:style-name="ce3" table:number-columns-repeated="8"/>
          <table:table-cell table:style-name="ce21" table:formula="of:=SUM([.O42:.O44])/SUM([.P42:.P44])" office:value-type="float" office:value="28.4545454545455">
            <text:p>28.5</text:p>
          </table:table-cell>
          <table:table-cell table:style-name="ce21" table:formula="of:=SUM([.Q42:.Q44])/SUM([.R42:.R44])" office:value-type="float" office:value="2.22868174257238">
            <text:p>2.2</text:p>
          </table:table-cell>
          <table:table-cell table:style-name="ce3"/>
          <table:table-cell table:style-name="ce8" office:value-type="float" office:value="115">
            <text:p>11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43.058367333648">
            <text:p>543</text:p>
          </table:table-cell>
          <table:table-cell table:style-name="ce8" office:value-type="float" office:value="248.941632666352">
            <text:p>249</text:p>
          </table:table-cell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office:value-type="float" office:value="1750">
            <text:p>1750</text:p>
          </table:table-cell>
          <table:table-cell office:value-type="string">
            <text:p>pre Seven Years War</text:p>
          </table:table-cell>
          <table:table-cell table:style-name="ce8" office:value-type="float" office:value="6209.48853940104">
            <text:p>6,209</text:p>
          </table:table-cell>
          <table:table-cell table:style-name="ce11" table:formula="of:=[.G44]/[.H44]" office:value-type="float" office:value="5.29282911582721">
            <text:p>5.3</text:p>
          </table:table-cell>
          <table:table-cell table:style-name="ce8" table:formula="of:=[.F44]*100/[.C44]" office:value-type="float" office:value="279.341588213149">
            <text:p>279</text:p>
          </table:table-cell>
          <table:table-cell table:style-name="ce8" table:formula="of:=[.G44]+[.H44]" office:value-type="float" office:value="17345.6839058763">
            <text:p>17,346</text:p>
          </table:table-cell>
          <table:table-cell table:style-name="ce8" table:formula="of:=SUM(OFFSET([.O44];-[.C$5]+1;0;[.C$5];1))+SUM(OFFSET([.Q44];-[.C$6]+1;0;[.C$6];1))+[.S44]" office:value-type="float" office:value="14589.263290187">
            <text:p>14,589</text:p>
          </table:table-cell>
          <table:table-cell table:style-name="ce8" table:formula="of:=SUM(OFFSET([.P44];-[.D$5]+1;0;[.D$5];1))+SUM(OFFSET([.R44];-[.D$6]+1;0;[.D$6];1))+[.T44]" office:value-type="float" office:value="2756.42061568935">
            <text:p>2,756</text:p>
          </table:table-cell>
          <table:table-cell table:style-name="ce18" table:formula="of:=(SUM(OFFSET([.O44];-[.C$5]+1;0;[.C$5];1))+SUM(OFFSET([.P44];-[.D$5]+1;0;[.D$5];1)))/[.F44]" office:value-type="percentage" office:value="0.217114529495384">
            <text:p>22%</text:p>
          </table:table-cell>
          <table:table-cell table:style-name="ce18" table:formula="of:=(SUM(OFFSET([.Q44];-[.C$6]+1;0;[.C$6];1))+SUM(OFFSET([.R44];-[.D$6]+1;0;[.D$6];1)))/[.F44]" office:value-type="percentage" office:value="0.408152480138179">
            <text:p>41%</text:p>
          </table:table-cell>
          <table:table-cell table:style-name="ce18" table:formula="of:=SUM([.S44:.T44])/[.F44]" office:value-type="percentage" office:value="0.374732990366436">
            <text:p>37%</text:p>
          </table:table-cell>
          <table:table-cell table:style-name="ce21" table:formula="of:=SUM([.O43:.O45])/SUM([.P43:.P45])" office:value-type="float" office:value="25.7857142857143">
            <text:p>25.8</text:p>
          </table:table-cell>
          <table:table-cell table:style-name="ce21" table:formula="of:=SUM([.Q43:.Q45])/SUM([.R43:.R45])" office:value-type="float" office:value="2.32321104772187">
            <text:p>2.3</text:p>
          </table:table-cell>
          <table:table-cell table:style-name="ce22" table:formula="of:=SUM([.S43:.S45])/SUM([.T43:.T45])" office:value-type="float" office:value="11.9257414195009">
            <text:p>11.9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68.596404277406">
            <text:p>569</text:p>
          </table:table-cell>
          <table:table-cell table:style-name="ce8" office:value-type="float" office:value="227.003595722594">
            <text:p>227</text:p>
          </table:table-cell>
          <table:table-cell table:style-name="ce8" office:value-type="float" office:value="6000">
            <text:p>6,00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51">
            <text:p>1751</text:p>
          </table:table-cell>
          <table:table-cell office:value-type="string">
            <text:p>pre Seven Years War</text:p>
          </table:table-cell>
          <table:table-cell table:style-name="ce8" office:value-type="float" office:value="6243.83251287963">
            <text:p>6,244</text:p>
          </table:table-cell>
          <table:table-cell table:style-name="ce11" table:formula="of:=[.G45]/[.H45]" office:value-type="float" office:value="5.51921864110509">
            <text:p>5.5</text:p>
          </table:table-cell>
          <table:table-cell table:style-name="ce8" table:formula="of:=[.F45]*100/[.C45]" office:value-type="float" office:value="271.062409260816">
            <text:p>271</text:p>
          </table:table-cell>
          <table:table-cell table:style-name="ce8" table:formula="of:=[.G45]+[.H45]" office:value-type="float" office:value="16924.6828396217">
            <text:p>16,925</text:p>
          </table:table-cell>
          <table:table-cell table:style-name="ce8" table:formula="of:=SUM(OFFSET([.O45];-[.C$5]+1;0;[.C$5];1))+SUM(OFFSET([.Q45];-[.C$6]+1;0;[.C$6];1))+[.S45]" office:value-type="float" office:value="14328.5614681266">
            <text:p>14,329</text:p>
          </table:table-cell>
          <table:table-cell table:style-name="ce8" table:formula="of:=SUM(OFFSET([.P45];-[.D$5]+1;0;[.D$5];1))+SUM(OFFSET([.R45];-[.D$6]+1;0;[.D$6];1))+[.T45]" office:value-type="float" office:value="2596.12137149502">
            <text:p>2,596</text:p>
          </table:table-cell>
          <table:table-cell table:style-name="ce18" table:formula="of:=(SUM(OFFSET([.O45];-[.C$5]+1;0;[.C$5];1))+SUM(OFFSET([.P45];-[.D$5]+1;0;[.D$5];1)))/[.F45]" office:value-type="percentage" office:value="0.21796567976824">
            <text:p>22%</text:p>
          </table:table-cell>
          <table:table-cell table:style-name="ce18" table:formula="of:=(SUM(OFFSET([.Q45];-[.C$6]+1;0;[.C$6];1))+SUM(OFFSET([.R45];-[.D$6]+1;0;[.D$6];1)))/[.F45]" office:value-type="percentage" office:value="0.403237357388745">
            <text:p>40%</text:p>
          </table:table-cell>
          <table:table-cell table:style-name="ce18" table:formula="of:=SUM([.S45:.T45])/[.F45]" office:value-type="percentage" office:value="0.378796962843015">
            <text:p>38%</text:p>
          </table:table-cell>
          <table:table-cell table:style-name="ce21" table:formula="of:=SUM([.O44:.O46])/SUM([.P44:.P46])" office:value-type="float" office:value="17.95">
            <text:p>18.0</text:p>
          </table:table-cell>
          <table:table-cell table:style-name="ce21" table:formula="of:=SUM([.Q44:.Q46])/SUM([.R44:.R46])" office:value-type="float" office:value="2.27695548608853">
            <text:p>2.3</text:p>
          </table:table-cell>
          <table:table-cell table:style-name="ce22" table:formula="of:=SUM([.S44:.S46])/SUM([.T44:.T46])" office:value-type="float" office:value="11.8521520605734">
            <text:p>11.9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85.787910409282">
            <text:p>386</text:p>
          </table:table-cell>
          <table:table-cell table:style-name="ce8" office:value-type="float" office:value="168.612089590718">
            <text:p>169</text:p>
          </table:table-cell>
          <table:table-cell table:style-name="ce8" table:formula="of:=[.S$44]*([.S$73]/[.S$44])^(([.$A45]-[.$A$44])/([.$A$73]-[.$A$44]))" office:value-type="float" office:value="5912.15749876193">
            <text:p>5,912</text:p>
          </table:table-cell>
          <table:table-cell table:style-name="ce8" table:formula="of:=[.T$44]*([.T$73]/[.T$44])^(([.$A45]-[.$A$44])/([.$A$73]-[.$A$44]))" office:value-type="float" office:value="498.860957968047">
            <text:p>499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52">
            <text:p>1752</text:p>
          </table:table-cell>
          <table:table-cell office:value-type="string">
            <text:p>pre Seven Years War</text:p>
          </table:table-cell>
          <table:table-cell table:style-name="ce8" office:value-type="float" office:value="6284.65391791806">
            <text:p>6,285</text:p>
          </table:table-cell>
          <table:table-cell table:style-name="ce11" table:formula="of:=[.G46]/[.H46]" office:value-type="float" office:value="5.49034912277285">
            <text:p>5.5</text:p>
          </table:table-cell>
          <table:table-cell table:style-name="ce8" table:formula="of:=[.F46]*100/[.C46]" office:value-type="float" office:value="273.806146827286">
            <text:p>274</text:p>
          </table:table-cell>
          <table:table-cell table:style-name="ce8" table:formula="of:=[.G46]+[.H46]" office:value-type="float" office:value="17207.7687340815">
            <text:p>17,208</text:p>
          </table:table-cell>
          <table:table-cell table:style-name="ce8" table:formula="of:=SUM(OFFSET([.O46];-[.C$5]+1;0;[.C$5];1))+SUM(OFFSET([.Q46];-[.C$6]+1;0;[.C$6];1))+[.S46]" office:value-type="float" office:value="14556.4832009653">
            <text:p>14,556</text:p>
          </table:table-cell>
          <table:table-cell table:style-name="ce8" table:formula="of:=SUM(OFFSET([.P46];-[.D$5]+1;0;[.D$5];1))+SUM(OFFSET([.R46];-[.D$6]+1;0;[.D$6];1))+[.T46]" office:value-type="float" office:value="2651.28553311627">
            <text:p>2,651</text:p>
          </table:table-cell>
          <table:table-cell table:style-name="ce18" table:formula="of:=(SUM(OFFSET([.O46];-[.C$5]+1;0;[.C$5];1))+SUM(OFFSET([.P46];-[.D$5]+1;0;[.D$5];1)))/[.F46]" office:value-type="percentage" office:value="0.212423434427824">
            <text:p>21%</text:p>
          </table:table-cell>
          <table:table-cell table:style-name="ce18" table:formula="of:=(SUM(OFFSET([.Q46];-[.C$6]+1;0;[.C$6];1))+SUM(OFFSET([.R46];-[.D$6]+1;0;[.D$6];1)))/[.F46]" office:value-type="percentage" office:value="0.420107333689321">
            <text:p>42%</text:p>
          </table:table-cell>
          <table:table-cell table:style-name="ce18" table:formula="of:=SUM([.S46:.T46])/[.F46]" office:value-type="percentage" office:value="0.367469231882854">
            <text:p>37%</text:p>
          </table:table-cell>
          <table:table-cell table:style-name="ce21" table:formula="of:=SUM([.O45:.O47])/SUM([.P45:.P47])" office:value-type="float" office:value="15.2380952380952">
            <text:p>15.2</text:p>
          </table:table-cell>
          <table:table-cell table:style-name="ce21" table:formula="of:=SUM([.Q45:.Q47])/SUM([.R45:.R47])" office:value-type="float" office:value="2.06639524113041">
            <text:p>2.1</text:p>
          </table:table-cell>
          <table:table-cell table:style-name="ce22" table:formula="of:=SUM([.S45:.S47])/SUM([.T45:.T47])" office:value-type="float" office:value="11.7052972647263">
            <text:p>11.7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77.735016240828">
            <text:p>578</text:p>
          </table:table-cell>
          <table:table-cell table:style-name="ce8" office:value-type="float" office:value="277.264983759172">
            <text:p>277</text:p>
          </table:table-cell>
          <table:table-cell table:style-name="ce8" table:formula="of:=[.S$44]*([.S$73]/[.S$44])^(([.$A46]-[.$A$44])/([.$A$73]-[.$A$44]))" office:value-type="float" office:value="5825.60104836115">
            <text:p>5,826</text:p>
          </table:table-cell>
          <table:table-cell table:style-name="ce8" table:formula="of:=[.T$44]*([.T$73]/[.T$44])^(([.$A46]-[.$A$44])/([.$A$73]-[.$A$44]))" office:value-type="float" office:value="497.724510769596">
            <text:p>498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53">
            <text:p>1753</text:p>
          </table:table-cell>
          <table:table-cell office:value-type="string">
            <text:p>pre Seven Years War</text:p>
          </table:table-cell>
          <table:table-cell table:style-name="ce8" office:value-type="float" office:value="6331.9485891714">
            <text:p>6,332</text:p>
          </table:table-cell>
          <table:table-cell table:style-name="ce11" table:formula="of:=[.G47]/[.H47]" office:value-type="float" office:value="5.47969192617466">
            <text:p>5.5</text:p>
          </table:table-cell>
          <table:table-cell table:style-name="ce8" table:formula="of:=[.F47]*100/[.C47]" office:value-type="float" office:value="272.080098665562">
            <text:p>272</text:p>
          </table:table-cell>
          <table:table-cell table:style-name="ce8" table:formula="of:=[.G47]+[.H47]" office:value-type="float" office:value="17227.9719688702">
            <text:p>17,228</text:p>
          </table:table-cell>
          <table:table-cell table:style-name="ce8" table:formula="of:=SUM(OFFSET([.O47];-[.C$5]+1;0;[.C$5];1))+SUM(OFFSET([.Q47];-[.C$6]+1;0;[.C$6];1))+[.S47]" office:value-type="float" office:value="14569.2079157093">
            <text:p>14,569</text:p>
          </table:table-cell>
          <table:table-cell table:style-name="ce8" table:formula="of:=SUM(OFFSET([.P47];-[.D$5]+1;0;[.D$5];1))+SUM(OFFSET([.R47];-[.D$6]+1;0;[.D$6];1))+[.T47]" office:value-type="float" office:value="2658.76405316091">
            <text:p>2,659</text:p>
          </table:table-cell>
          <table:table-cell table:style-name="ce18" table:formula="of:=(SUM(OFFSET([.O47];-[.C$5]+1;0;[.C$5];1))+SUM(OFFSET([.P47];-[.D$5]+1;0;[.D$5];1)))/[.F47]" office:value-type="percentage" office:value="0.213818937790403">
            <text:p>21%</text:p>
          </table:table-cell>
          <table:table-cell table:style-name="ce18" table:formula="of:=(SUM(OFFSET([.Q47];-[.C$6]+1;0;[.C$6];1))+SUM(OFFSET([.R47];-[.D$6]+1;0;[.D$6];1)))/[.F47]" office:value-type="percentage" office:value="0.424159201236039">
            <text:p>42%</text:p>
          </table:table-cell>
          <table:table-cell table:style-name="ce18" table:formula="of:=SUM([.S47:.T47])/[.F47]" office:value-type="percentage" office:value="0.362021860973558">
            <text:p>36%</text:p>
          </table:table-cell>
          <table:table-cell table:style-name="ce21" table:formula="of:=SUM([.O46:.O48])/SUM([.P46:.P48])" office:value-type="float" office:value="11.5">
            <text:p>11.5</text:p>
          </table:table-cell>
          <table:table-cell table:style-name="ce21" table:formula="of:=SUM([.Q46:.Q48])/SUM([.R46:.R48])" office:value-type="float" office:value="1.8718367285074">
            <text:p>1.9</text:p>
          </table:table-cell>
          <table:table-cell table:style-name="ce22" table:formula="of:=SUM([.S46:.S48])/SUM([.T46:.T48])" office:value-type="float" office:value="11.5602620819717">
            <text:p>11.6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31.417324940907">
            <text:p>431</text:p>
          </table:table-cell>
          <table:table-cell table:style-name="ce8" office:value-type="float" office:value="229.182675059093">
            <text:p>229</text:p>
          </table:table-cell>
          <table:table-cell table:style-name="ce8" table:formula="of:=[.S$44]*([.S$73]/[.S$44])^(([.$A47]-[.$A$44])/([.$A$73]-[.$A$44]))" office:value-type="float" office:value="5740.31182047729">
            <text:p>5,740</text:p>
          </table:table-cell>
          <table:table-cell table:style-name="ce8" table:formula="of:=[.T$44]*([.T$73]/[.T$44])^(([.$A47]-[.$A$44])/([.$A$73]-[.$A$44]))" office:value-type="float" office:value="496.590652493397">
            <text:p>497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54">
            <text:p>1754</text:p>
          </table:table-cell>
          <table:table-cell office:value-type="string">
            <text:p>pre Seven Years War</text:p>
          </table:table-cell>
          <table:table-cell table:style-name="ce8" office:value-type="float" office:value="6378.14509456851">
            <text:p>6,378</text:p>
          </table:table-cell>
          <table:table-cell table:style-name="ce11" table:formula="of:=[.G48]/[.H48]" office:value-type="float" office:value="5.26630088568939">
            <text:p>5.3</text:p>
          </table:table-cell>
          <table:table-cell table:style-name="ce8" table:formula="of:=[.F48]*100/[.C48]" office:value-type="float" office:value="271.764893722638">
            <text:p>272</text:p>
          </table:table-cell>
          <table:table-cell table:style-name="ce8" table:formula="of:=[.G48]+[.H48]" office:value-type="float" office:value="17333.5592377298">
            <text:p>17,334</text:p>
          </table:table-cell>
          <table:table-cell table:style-name="ce8" table:formula="of:=SUM(OFFSET([.O48];-[.C$5]+1;0;[.C$5];1))+SUM(OFFSET([.Q48];-[.C$6]+1;0;[.C$6];1))+[.S48]" office:value-type="float" office:value="14567.4042838055">
            <text:p>14,567</text:p>
          </table:table-cell>
          <table:table-cell table:style-name="ce8" table:formula="of:=SUM(OFFSET([.P48];-[.D$5]+1;0;[.D$5];1))+SUM(OFFSET([.R48];-[.D$6]+1;0;[.D$6];1))+[.T48]" office:value-type="float" office:value="2766.15495392427">
            <text:p>2,766</text:p>
          </table:table-cell>
          <table:table-cell table:style-name="ce18" table:formula="of:=(SUM(OFFSET([.O48];-[.C$5]+1;0;[.C$5];1))+SUM(OFFSET([.P48];-[.D$5]+1;0;[.D$5];1)))/[.F48]" office:value-type="percentage" office:value="0.214747201211334">
            <text:p>21%</text:p>
          </table:table-cell>
          <table:table-cell table:style-name="ce18" table:formula="of:=(SUM(OFFSET([.Q48];-[.C$6]+1;0;[.C$6];1))+SUM(OFFSET([.R48];-[.D$6]+1;0;[.D$6];1)))/[.F48]" office:value-type="percentage" office:value="0.430349887314161">
            <text:p>43%</text:p>
          </table:table-cell>
          <table:table-cell table:style-name="ce18" table:formula="of:=SUM([.S48:.T48])/[.F48]" office:value-type="percentage" office:value="0.354902911474505">
            <text:p>35%</text:p>
          </table:table-cell>
          <table:table-cell table:style-name="ce21" table:formula="of:=SUM([.O47:.O49])/SUM([.P47:.P49])" office:value-type="float" office:value="10.6296296296296">
            <text:p>10.6</text:p>
          </table:table-cell>
          <table:table-cell table:style-name="ce21" table:formula="of:=SUM([.Q47:.Q49])/SUM([.R47:.R49])" office:value-type="float" office:value="1.67879272934621">
            <text:p>1.7</text:p>
          </table:table-cell>
          <table:table-cell table:style-name="ce22" table:formula="of:=SUM([.S47:.S49])/SUM([.T47:.T49])" office:value-type="float" office:value="11.4170239662852">
            <text:p>11.4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460.896605392531">
            <text:p>461</text:p>
          </table:table-cell>
          <table:table-cell table:style-name="ce8" office:value-type="float" office:value="278.903394607469">
            <text:p>279</text:p>
          </table:table-cell>
          <table:table-cell table:style-name="ce8" table:formula="of:=[.S$44]*([.S$73]/[.S$44])^(([.$A48]-[.$A$44])/([.$A$73]-[.$A$44]))" office:value-type="float" office:value="5656.27126244442">
            <text:p>5,656</text:p>
          </table:table-cell>
          <table:table-cell table:style-name="ce8" table:formula="of:=[.T$44]*([.T$73]/[.T$44])^(([.$A48]-[.$A$44])/([.$A$73]-[.$A$44]))" office:value-type="float" office:value="495.459377241667">
            <text:p>495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55">
            <text:p>1755</text:p>
          </table:table-cell>
          <table:table-cell office:value-type="string">
            <text:p>pre Seven Years War</text:p>
          </table:table-cell>
          <table:table-cell table:style-name="ce8" office:value-type="float" office:value="6423.24421312914">
            <text:p>6,423</text:p>
          </table:table-cell>
          <table:table-cell table:style-name="ce11" table:formula="of:=[.G49]/[.H49]" office:value-type="float" office:value="4.97947415486091">
            <text:p>5.0</text:p>
          </table:table-cell>
          <table:table-cell table:style-name="ce8" table:formula="of:=[.F49]*100/[.C49]" office:value-type="float" office:value="270.041895970201">
            <text:p>270</text:p>
          </table:table-cell>
          <table:table-cell table:style-name="ce8" table:formula="of:=[.G49]+[.H49]" office:value-type="float" office:value="17345.4504559302">
            <text:p>17,345</text:p>
          </table:table-cell>
          <table:table-cell table:style-name="ce8" table:formula="of:=SUM(OFFSET([.O49];-[.C$5]+1;0;[.C$5];1))+SUM(OFFSET([.Q49];-[.C$6]+1;0;[.C$6];1))+[.S49]" office:value-type="float" office:value="14444.6183749303">
            <text:p>14,445</text:p>
          </table:table-cell>
          <table:table-cell table:style-name="ce8" table:formula="of:=SUM(OFFSET([.P49];-[.D$5]+1;0;[.D$5];1))+SUM(OFFSET([.R49];-[.D$6]+1;0;[.D$6];1))+[.T49]" office:value-type="float" office:value="2900.83208099988">
            <text:p>2,901</text:p>
          </table:table-cell>
          <table:table-cell table:style-name="ce18" table:formula="of:=(SUM(OFFSET([.O49];-[.C$5]+1;0;[.C$5];1))+SUM(OFFSET([.P49];-[.D$5]+1;0;[.D$5];1)))/[.F49]" office:value-type="percentage" office:value="0.212697464543044">
            <text:p>21%</text:p>
          </table:table-cell>
          <table:table-cell table:style-name="ce18" table:formula="of:=(SUM(OFFSET([.Q49];-[.C$6]+1;0;[.C$6];1))+SUM(OFFSET([.R49];-[.D$6]+1;0;[.D$6];1)))/[.F49]" office:value-type="percentage" office:value="0.437482172603769">
            <text:p>44%</text:p>
          </table:table-cell>
          <table:table-cell table:style-name="ce18" table:formula="of:=SUM([.S49:.T49])/[.F49]" office:value-type="percentage" office:value="0.349820362853186">
            <text:p>35%</text:p>
          </table:table-cell>
          <table:table-cell table:style-name="ce21" table:formula="of:=SUM([.O48:.O50])/SUM([.P48:.P50])" office:value-type="float" office:value="12.0952380952381">
            <text:p>12.1</text:p>
          </table:table-cell>
          <table:table-cell table:style-name="ce21" table:formula="of:=SUM([.Q48:.Q50])/SUM([.R48:.R50])" office:value-type="float" office:value="1.49334845961026">
            <text:p>1.5</text:p>
          </table:table-cell>
          <table:table-cell table:style-name="ce22" table:formula="of:=SUM([.S48:.S50])/SUM([.T48:.T50])" office:value-type="float" office:value="11.2755606510003">
            <text:p>11.3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357.571580676309">
            <text:p>358</text:p>
          </table:table-cell>
          <table:table-cell table:style-name="ce8" office:value-type="float" office:value="236.428419323691">
            <text:p>236</text:p>
          </table:table-cell>
          <table:table-cell table:style-name="ce8" table:formula="of:=[.S$44]*([.S$73]/[.S$44])^(([.$A49]-[.$A$44])/([.$A$73]-[.$A$44]))" office:value-type="float" office:value="5573.4610932154">
            <text:p>5,573</text:p>
          </table:table-cell>
          <table:table-cell table:style-name="ce8" table:formula="of:=[.T$44]*([.T$73]/[.T$44])^(([.$A49]-[.$A$44])/([.$A$73]-[.$A$44]))" office:value-type="float" office:value="494.330679130061">
            <text:p>494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56">
            <text:p>1756</text:p>
          </table:table-cell>
          <table:table-cell office:value-type="string">
            <text:p>Seven Years War</text:p>
          </table:table-cell>
          <table:table-cell table:style-name="ce8" office:value-type="float" office:value="6475.89132667613">
            <text:p>6,476</text:p>
          </table:table-cell>
          <table:table-cell table:style-name="ce11" table:formula="of:=[.G50]/[.H50]" office:value-type="float" office:value="4.87814793046355">
            <text:p>4.9</text:p>
          </table:table-cell>
          <table:table-cell table:style-name="ce8" table:formula="of:=[.F50]*100/[.C50]" office:value-type="float" office:value="263.562363195109">
            <text:p>264</text:p>
          </table:table-cell>
          <table:table-cell table:style-name="ce8" table:formula="of:=[.G50]+[.H50]" office:value-type="float" office:value="17068.0122185347">
            <text:p>17,068</text:p>
          </table:table-cell>
          <table:table-cell table:style-name="ce8" table:formula="of:=SUM(OFFSET([.O50];-[.C$5]+1;0;[.C$5];1))+SUM(OFFSET([.Q50];-[.C$6]+1;0;[.C$6];1))+[.S50]" office:value-type="float" office:value="14164.3744706517">
            <text:p>14,164</text:p>
          </table:table-cell>
          <table:table-cell table:style-name="ce8" table:formula="of:=SUM(OFFSET([.P50];-[.D$5]+1;0;[.D$5];1))+SUM(OFFSET([.R50];-[.D$6]+1;0;[.D$6];1))+[.T50]" office:value-type="float" office:value="2903.63774788308">
            <text:p>2,904</text:p>
          </table:table-cell>
          <table:table-cell table:style-name="ce18" table:formula="of:=(SUM(OFFSET([.O50];-[.C$5]+1;0;[.C$5];1))+SUM(OFFSET([.P50];-[.D$5]+1;0;[.D$5];1)))/[.F50]" office:value-type="percentage" office:value="0.212600425884754">
            <text:p>21%</text:p>
          </table:table-cell>
          <table:table-cell table:style-name="ce18" table:formula="of:=(SUM(OFFSET([.Q50];-[.C$6]+1;0;[.C$6];1))+SUM(OFFSET([.R50];-[.D$6]+1;0;[.D$6];1)))/[.F50]" office:value-type="percentage" office:value="0.436739651035659">
            <text:p>44%</text:p>
          </table:table-cell>
          <table:table-cell table:style-name="ce18" table:formula="of:=SUM([.S50:.T50])/[.F50]" office:value-type="percentage" office:value="0.350659923079587">
            <text:p>35%</text:p>
          </table:table-cell>
          <table:table-cell table:style-name="ce21" table:formula="of:=SUM([.O49:.O51])/SUM([.P49:.P51])" office:value-type="float" office:value="14.6">
            <text:p>14.6</text:p>
          </table:table-cell>
          <table:table-cell table:style-name="ce21" table:formula="of:=SUM([.Q49:.Q51])/SUM([.R49:.R51])" office:value-type="float" office:value="1.37637059380217">
            <text:p>1.4</text:p>
          </table:table-cell>
          <table:table-cell table:style-name="ce22" table:formula="of:=SUM([.S49:.S51])/SUM([.T49:.T51])" office:value-type="float" office:value="11.1358501453468">
            <text:p>11.1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22.139656176492">
            <text:p>322</text:p>
          </table:table-cell>
          <table:table-cell table:style-name="ce8" office:value-type="float" office:value="248.460343823508">
            <text:p>248</text:p>
          </table:table-cell>
          <table:table-cell table:style-name="ce8" table:formula="of:=[.S$44]*([.S$73]/[.S$44])^(([.$A50]-[.$A$44])/([.$A$73]-[.$A$44]))" office:value-type="float" office:value="5491.86329938521">
            <text:p>5,492</text:p>
          </table:table-cell>
          <table:table-cell table:style-name="ce8" table:formula="of:=[.T$44]*([.T$73]/[.T$44])^(([.$A50]-[.$A$44])/([.$A$73]-[.$A$44]))" office:value-type="float" office:value="493.204552287635">
            <text:p>493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57">
            <text:p>1757</text:p>
          </table:table-cell>
          <table:table-cell office:value-type="string">
            <text:p>Seven Years War</text:p>
          </table:table-cell>
          <table:table-cell table:style-name="ce8" office:value-type="float" office:value="6504.75166377119">
            <text:p>6,505</text:p>
          </table:table-cell>
          <table:table-cell table:style-name="ce11" table:formula="of:=[.G51]/[.H51]" office:value-type="float" office:value="4.68559852807803">
            <text:p>4.7</text:p>
          </table:table-cell>
          <table:table-cell table:style-name="ce8" table:formula="of:=[.F51]*100/[.C51]" office:value-type="float" office:value="260.652554704799">
            <text:p>261</text:p>
          </table:table-cell>
          <table:table-cell table:style-name="ce8" table:formula="of:=[.G51]+[.H51]" office:value-type="float" office:value="16954.8013888225">
            <text:p>16,955</text:p>
          </table:table-cell>
          <table:table-cell table:style-name="ce8" table:formula="of:=SUM(OFFSET([.O51];-[.C$5]+1;0;[.C$5];1))+SUM(OFFSET([.Q51];-[.C$6]+1;0;[.C$6];1))+[.S51]" office:value-type="float" office:value="13972.7404316353">
            <text:p>13,973</text:p>
          </table:table-cell>
          <table:table-cell table:style-name="ce8" table:formula="of:=SUM(OFFSET([.P51];-[.D$5]+1;0;[.D$5];1))+SUM(OFFSET([.R51];-[.D$6]+1;0;[.D$6];1))+[.T51]" office:value-type="float" office:value="2982.0609571872">
            <text:p>2,982</text:p>
          </table:table-cell>
          <table:table-cell table:style-name="ce18" table:formula="of:=(SUM(OFFSET([.O51];-[.C$5]+1;0;[.C$5];1))+SUM(OFFSET([.P51];-[.D$5]+1;0;[.D$5];1)))/[.F51]" office:value-type="percentage" office:value="0.21073676524194">
            <text:p>21%</text:p>
          </table:table-cell>
          <table:table-cell table:style-name="ce18" table:formula="of:=(SUM(OFFSET([.Q51];-[.C$6]+1;0;[.C$6];1))+SUM(OFFSET([.R51];-[.D$6]+1;0;[.D$6];1)))/[.F51]" office:value-type="percentage" office:value="0.441070354951083">
            <text:p>44%</text:p>
          </table:table-cell>
          <table:table-cell table:style-name="ce18" table:formula="of:=SUM([.S51:.T51])/[.F51]" office:value-type="percentage" office:value="0.348192879806977">
            <text:p>35%</text:p>
          </table:table-cell>
          <table:table-cell table:style-name="ce21" table:formula="of:=SUM([.O50:.O52])/SUM([.P50:.P52])" office:value-type="float" office:value="20.3636363636364">
            <text:p>20.4</text:p>
          </table:table-cell>
          <table:table-cell table:style-name="ce21" table:formula="of:=SUM([.Q50:.Q52])/SUM([.R50:.R52])" office:value-type="float" office:value="1.24456234623012">
            <text:p>1.2</text:p>
          </table:table-cell>
          <table:table-cell table:style-name="ce22" table:formula="of:=SUM([.S50:.S52])/SUM([.T50:.T52])" office:value-type="float" office:value="10.9978707310328">
            <text:p>11.0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61.70453769044">
            <text:p>262</text:p>
          </table:table-cell>
          <table:table-cell table:style-name="ce8" office:value-type="float" office:value="199.09546230956">
            <text:p>199</text:p>
          </table:table-cell>
          <table:table-cell table:style-name="ce8" table:formula="of:=[.S$44]*([.S$73]/[.S$44])^(([.$A51]-[.$A$44])/([.$A$73]-[.$A$44]))" office:value-type="float" office:value="5411.46013127261">
            <text:p>5,411</text:p>
          </table:table-cell>
          <table:table-cell table:style-name="ce8" table:formula="of:=[.T$44]*([.T$73]/[.T$44])^(([.$A51]-[.$A$44])/([.$A$73]-[.$A$44]))" office:value-type="float" office:value="492.080990856823">
            <text:p>492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58">
            <text:p>1758</text:p>
          </table:table-cell>
          <table:table-cell office:value-type="string">
            <text:p>Seven Years War</text:p>
          </table:table-cell>
          <table:table-cell table:style-name="ce8" office:value-type="float" office:value="6522.801924159">
            <text:p>6,523</text:p>
          </table:table-cell>
          <table:table-cell table:style-name="ce11" table:formula="of:=[.G52]/[.H52]" office:value-type="float" office:value="4.51384009773362">
            <text:p>4.5</text:p>
          </table:table-cell>
          <table:table-cell table:style-name="ce8" table:formula="of:=[.F52]*100/[.C52]" office:value-type="float" office:value="261.642451080237">
            <text:p>262</text:p>
          </table:table-cell>
          <table:table-cell table:style-name="ce8" table:formula="of:=[.G52]+[.H52]" office:value-type="float" office:value="17066.4188334785">
            <text:p>17,066</text:p>
          </table:table-cell>
          <table:table-cell table:style-name="ce8" table:formula="of:=SUM(OFFSET([.O52];-[.C$5]+1;0;[.C$5];1))+SUM(OFFSET([.Q52];-[.C$6]+1;0;[.C$6];1))+[.S52]" office:value-type="float" office:value="13971.222286068">
            <text:p>13,971</text:p>
          </table:table-cell>
          <table:table-cell table:style-name="ce8" table:formula="of:=SUM(OFFSET([.P52];-[.D$5]+1;0;[.D$5];1))+SUM(OFFSET([.R52];-[.D$6]+1;0;[.D$6];1))+[.T52]" office:value-type="float" office:value="3095.19654741046">
            <text:p>3,095</text:p>
          </table:table-cell>
          <table:table-cell table:style-name="ce18" table:formula="of:=(SUM(OFFSET([.O52];-[.C$5]+1;0;[.C$5];1))+SUM(OFFSET([.P52];-[.D$5]+1;0;[.D$5];1)))/[.F52]" office:value-type="percentage" office:value="0.210803842432912">
            <text:p>21%</text:p>
          </table:table-cell>
          <table:table-cell table:style-name="ce18" table:formula="of:=(SUM(OFFSET([.Q52];-[.C$6]+1;0;[.C$6];1))+SUM(OFFSET([.R52];-[.D$6]+1;0;[.D$6];1)))/[.F52]" office:value-type="percentage" office:value="0.447988424130394">
            <text:p>45%</text:p>
          </table:table-cell>
          <table:table-cell table:style-name="ce18" table:formula="of:=SUM([.S52:.T52])/[.F52]" office:value-type="percentage" office:value="0.341207733436695">
            <text:p>34%</text:p>
          </table:table-cell>
          <table:table-cell table:style-name="ce21" table:formula="of:=SUM([.O51:.O53])/SUM([.P51:.P53])" office:value-type="float" office:value="14.1875">
            <text:p>14.2</text:p>
          </table:table-cell>
          <table:table-cell table:style-name="ce21" table:formula="of:=SUM([.Q51:.Q53])/SUM([.R51:.R53])" office:value-type="float" office:value="1.20244091523708">
            <text:p>1.2</text:p>
          </table:table-cell>
          <table:table-cell table:style-name="ce22" table:formula="of:=SUM([.S51:.S53])/SUM([.T51:.T53])" office:value-type="float" office:value="10.8616009588679">
            <text:p>10.9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26.38828463955">
            <text:p>326</text:p>
          </table:table-cell>
          <table:table-cell table:style-name="ce8" office:value-type="float" office:value="283.81171536045">
            <text:p>284</text:p>
          </table:table-cell>
          <table:table-cell table:style-name="ce8" table:formula="of:=[.S$44]*([.S$73]/[.S$44])^(([.$A52]-[.$A$44])/([.$A$73]-[.$A$44]))" office:value-type="float" office:value="5332.2340990591">
            <text:p>5,332</text:p>
          </table:table-cell>
          <table:table-cell table:style-name="ce8" table:formula="of:=[.T$44]*([.T$73]/[.T$44])^(([.$A52]-[.$A$44])/([.$A$73]-[.$A$44]))" office:value-type="float" office:value="490.959988993401">
            <text:p>491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59">
            <text:p>1759</text:p>
          </table:table-cell>
          <table:table-cell office:value-type="string">
            <text:p>Seven Years War</text:p>
          </table:table-cell>
          <table:table-cell table:style-name="ce8" office:value-type="float" office:value="6547.32718575504">
            <text:p>6,547</text:p>
          </table:table-cell>
          <table:table-cell table:style-name="ce11" table:formula="of:=[.G53]/[.H53]" office:value-type="float" office:value="4.573363958484">
            <text:p>4.6</text:p>
          </table:table-cell>
          <table:table-cell table:style-name="ce8" table:formula="of:=[.F53]*100/[.C53]" office:value-type="float" office:value="259.449288574813">
            <text:p>259</text:p>
          </table:table-cell>
          <table:table-cell table:style-name="ce8" table:formula="of:=[.G53]+[.H53]" office:value-type="float" office:value="16986.9938041068">
            <text:p>16,987</text:p>
          </table:table-cell>
          <table:table-cell table:style-name="ce8" table:formula="of:=SUM(OFFSET([.O53];-[.C$5]+1;0;[.C$5];1))+SUM(OFFSET([.Q53];-[.C$6]+1;0;[.C$6];1))+[.S53]" office:value-type="float" office:value="13939.1049652219">
            <text:p>13,939</text:p>
          </table:table-cell>
          <table:table-cell table:style-name="ce8" table:formula="of:=SUM(OFFSET([.P53];-[.D$5]+1;0;[.D$5];1))+SUM(OFFSET([.R53];-[.D$6]+1;0;[.D$6];1))+[.T53]" office:value-type="float" office:value="3047.88883888491">
            <text:p>3,048</text:p>
          </table:table-cell>
          <table:table-cell table:style-name="ce18" table:formula="of:=(SUM(OFFSET([.O53];-[.C$5]+1;0;[.C$5];1))+SUM(OFFSET([.P53];-[.D$5]+1;0;[.D$5];1)))/[.F53]" office:value-type="percentage" office:value="0.212221187667029">
            <text:p>21%</text:p>
          </table:table-cell>
          <table:table-cell table:style-name="ce18" table:formula="of:=(SUM(OFFSET([.Q53];-[.C$6]+1;0;[.C$6];1))+SUM(OFFSET([.R53];-[.D$6]+1;0;[.D$6];1)))/[.F53]" office:value-type="percentage" office:value="0.449637197866604">
            <text:p>45%</text:p>
          </table:table-cell>
          <table:table-cell table:style-name="ce18" table:formula="of:=SUM([.S53:.T53])/[.F53]" office:value-type="percentage" office:value="0.338141614466367">
            <text:p>34%</text:p>
          </table:table-cell>
          <table:table-cell table:style-name="ce21" table:formula="of:=SUM([.O52:.O54])/SUM([.P52:.P54])" office:value-type="float" office:value="15">
            <text:p>15.0</text:p>
          </table:table-cell>
          <table:table-cell table:style-name="ce21" table:formula="of:=SUM([.Q52:.Q54])/SUM([.R52:.R54])" office:value-type="float" office:value="1.11877674916154">
            <text:p>1.1</text:p>
          </table:table-cell>
          <table:table-cell table:style-name="ce22" table:formula="of:=SUM([.S52:.S54])/SUM([.T52:.T54])" office:value-type="float" office:value="10.7270196454292">
            <text:p>10.7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32.482514378549">
            <text:p>232</text:p>
          </table:table-cell>
          <table:table-cell table:style-name="ce8" office:value-type="float" office:value="199.517485621451">
            <text:p>200</text:p>
          </table:table-cell>
          <table:table-cell table:style-name="ce8" table:formula="of:=[.S$44]*([.S$73]/[.S$44])^(([.$A53]-[.$A$44])/([.$A$73]-[.$A$44]))" office:value-type="float" office:value="5254.16796898438">
            <text:p>5,254</text:p>
          </table:table-cell>
          <table:table-cell table:style-name="ce8" table:formula="of:=[.T$44]*([.T$73]/[.T$44])^(([.$A53]-[.$A$44])/([.$A$73]-[.$A$44]))" office:value-type="float" office:value="489.841540866461">
            <text:p>490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60">
            <text:p>1760</text:p>
          </table:table-cell>
          <table:table-cell office:value-type="string">
            <text:p>Seven Years War</text:p>
          </table:table-cell>
          <table:table-cell table:style-name="ce8" office:value-type="float" office:value="6588.04020946601">
            <text:p>6,588</text:p>
          </table:table-cell>
          <table:table-cell table:style-name="ce11" table:formula="of:=[.G54]/[.H54]" office:value-type="float" office:value="4.65932076964902">
            <text:p>4.7</text:p>
          </table:table-cell>
          <table:table-cell table:style-name="ce8" table:formula="of:=[.F54]*100/[.C54]" office:value-type="float" office:value="255.517599067208">
            <text:p>256</text:p>
          </table:table-cell>
          <table:table-cell table:style-name="ce8" table:formula="of:=[.G54]+[.H54]" office:value-type="float" office:value="16833.6021688098">
            <text:p>16,834</text:p>
          </table:table-cell>
          <table:table-cell table:style-name="ce8" table:formula="of:=SUM(OFFSET([.O54];-[.C$5]+1;0;[.C$5];1))+SUM(OFFSET([.Q54];-[.C$6]+1;0;[.C$6];1))+[.S54]" office:value-type="float" office:value="13859.1105550655">
            <text:p>13,859</text:p>
          </table:table-cell>
          <table:table-cell table:style-name="ce8" table:formula="of:=SUM(OFFSET([.P54];-[.D$5]+1;0;[.D$5];1))+SUM(OFFSET([.R54];-[.D$6]+1;0;[.D$6];1))+[.T54]" office:value-type="float" office:value="2974.49161374427">
            <text:p>2,974</text:p>
          </table:table-cell>
          <table:table-cell table:style-name="ce18" table:formula="of:=(SUM(OFFSET([.O54];-[.C$5]+1;0;[.C$5];1))+SUM(OFFSET([.P54];-[.D$5]+1;0;[.D$5];1)))/[.F54]" office:value-type="percentage" office:value="0.209600612985307">
            <text:p>21%</text:p>
          </table:table-cell>
          <table:table-cell table:style-name="ce18" table:formula="of:=(SUM(OFFSET([.Q54];-[.C$6]+1;0;[.C$6];1))+SUM(OFFSET([.R54];-[.D$6]+1;0;[.D$6];1)))/[.F54]" office:value-type="percentage" office:value="0.453812461445416">
            <text:p>45%</text:p>
          </table:table-cell>
          <table:table-cell table:style-name="ce18" table:formula="of:=SUM([.S54:.T54])/[.F54]" office:value-type="percentage" office:value="0.336586925569277">
            <text:p>34%</text:p>
          </table:table-cell>
          <table:table-cell table:style-name="ce21" table:formula="of:=SUM([.O53:.O55])/SUM([.P53:.P55])" office:value-type="float" office:value="13.1666666666667">
            <text:p>13.2</text:p>
          </table:table-cell>
          <table:table-cell table:style-name="ce21" table:formula="of:=SUM([.Q53:.Q55])/SUM([.R53:.R55])" office:value-type="float" office:value="1.08666671800837">
            <text:p>1.1</text:p>
          </table:table-cell>
          <table:table-cell table:style-name="ce22" table:formula="of:=SUM([.S53:.S55])/SUM([.T53:.T55])" office:value-type="float" office:value="10.5941058697684">
            <text:p>10.6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60.622275941679">
            <text:p>161</text:p>
          </table:table-cell>
          <table:table-cell table:style-name="ce8" office:value-type="float" office:value="159.777724058322">
            <text:p>160</text:p>
          </table:table-cell>
          <table:table-cell table:style-name="ce8" table:formula="of:=[.S$44]*([.S$73]/[.S$44])^(([.$A54]-[.$A$44])/([.$A$73]-[.$A$44]))" office:value-type="float" office:value="5177.24475959763">
            <text:p>5,177</text:p>
          </table:table-cell>
          <table:table-cell table:style-name="ce8" table:formula="of:=[.T$44]*([.T$73]/[.T$44])^(([.$A54]-[.$A$44])/([.$A$73]-[.$A$44]))" office:value-type="float" office:value="488.725640658374">
            <text:p>489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61">
            <text:p>1761</text:p>
          </table:table-cell>
          <table:table-cell office:value-type="string">
            <text:p>Seven Years War</text:p>
          </table:table-cell>
          <table:table-cell table:style-name="ce8" office:value-type="float" office:value="6635.21590802242">
            <text:p>6,635</text:p>
          </table:table-cell>
          <table:table-cell table:style-name="ce11" table:formula="of:=[.G55]/[.H55]" office:value-type="float" office:value="4.59664219031459">
            <text:p>4.6</text:p>
          </table:table-cell>
          <table:table-cell table:style-name="ce8" table:formula="of:=[.F55]*100/[.C55]" office:value-type="float" office:value="251.216994813303">
            <text:p>251</text:p>
          </table:table-cell>
          <table:table-cell table:style-name="ce8" table:formula="of:=[.G55]+[.H55]" office:value-type="float" office:value="16668.7900035082">
            <text:p>16,669</text:p>
          </table:table-cell>
          <table:table-cell table:style-name="ce8" table:formula="of:=SUM(OFFSET([.O55];-[.C$5]+1;0;[.C$5];1))+SUM(OFFSET([.Q55];-[.C$6]+1;0;[.C$6];1))+[.S55]" office:value-type="float" office:value="13690.4345116465">
            <text:p>13,690</text:p>
          </table:table-cell>
          <table:table-cell table:style-name="ce8" table:formula="of:=SUM(OFFSET([.P55];-[.D$5]+1;0;[.D$5];1))+SUM(OFFSET([.R55];-[.D$6]+1;0;[.D$6];1))+[.T55]" office:value-type="float" office:value="2978.35549186167">
            <text:p>2,978</text:p>
          </table:table-cell>
          <table:table-cell table:style-name="ce18" table:formula="of:=(SUM(OFFSET([.O55];-[.C$5]+1;0;[.C$5];1))+SUM(OFFSET([.P55];-[.D$5]+1;0;[.D$5];1)))/[.F55]" office:value-type="percentage" office:value="0.20923334362798">
            <text:p>21%</text:p>
          </table:table-cell>
          <table:table-cell table:style-name="ce18" table:formula="of:=(SUM(OFFSET([.Q55];-[.C$6]+1;0;[.C$6];1))+SUM(OFFSET([.R55];-[.D$6]+1;0;[.D$6];1)))/[.F55]" office:value-type="percentage" office:value="0.455465772537502">
            <text:p>46%</text:p>
          </table:table-cell>
          <table:table-cell table:style-name="ce18" table:formula="of:=SUM([.S55:.T55])/[.F55]" office:value-type="percentage" office:value="0.335300883834518">
            <text:p>34%</text:p>
          </table:table-cell>
          <table:table-cell table:style-name="ce21" table:formula="of:=SUM([.O54:.O56])/SUM([.P54:.P56])" office:value-type="float" office:value="8.85714285714286">
            <text:p>8.9</text:p>
          </table:table-cell>
          <table:table-cell table:style-name="ce21" table:formula="of:=SUM([.Q54:.Q56])/SUM([.R54:.R56])" office:value-type="float" office:value="1.16765657282898">
            <text:p>1.2</text:p>
          </table:table-cell>
          <table:table-cell table:style-name="ce22" table:formula="of:=SUM([.S54:.S56])/SUM([.T54:.T56])" office:value-type="float" office:value="10.4628389701593">
            <text:p>10.5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90.88308232753">
            <text:p>191</text:p>
          </table:table-cell>
          <table:table-cell table:style-name="ce8" office:value-type="float" office:value="178.11691767247">
            <text:p>178</text:p>
          </table:table-cell>
          <table:table-cell table:style-name="ce8" table:formula="of:=[.S$44]*([.S$73]/[.S$44])^(([.$A55]-[.$A$44])/([.$A$73]-[.$A$44]))" office:value-type="float" office:value="5101.4477380635">
            <text:p>5,101</text:p>
          </table:table-cell>
          <table:table-cell table:style-name="ce8" table:formula="of:=[.T$44]*([.T$73]/[.T$44])^(([.$A55]-[.$A$44])/([.$A$73]-[.$A$44]))" office:value-type="float" office:value="487.612282564768">
            <text:p>488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62">
            <text:p>1762</text:p>
          </table:table-cell>
          <table:table-cell office:value-type="string">
            <text:p>Seven Years War</text:p>
          </table:table-cell>
          <table:table-cell table:style-name="ce8" office:value-type="float" office:value="6661.87036046923">
            <text:p>6,662</text:p>
          </table:table-cell>
          <table:table-cell table:style-name="ce11" table:formula="of:=[.G56]/[.H56]" office:value-type="float" office:value="4.77996416895754">
            <text:p>4.8</text:p>
          </table:table-cell>
          <table:table-cell table:style-name="ce8" table:formula="of:=[.F56]*100/[.C56]" office:value-type="float" office:value="248.362451723238">
            <text:p>248</text:p>
          </table:table-cell>
          <table:table-cell table:style-name="ce8" table:formula="of:=[.G56]+[.H56]" office:value-type="float" office:value="16545.5845578851">
            <text:p>16,546</text:p>
          </table:table-cell>
          <table:table-cell table:style-name="ce8" table:formula="of:=SUM(OFFSET([.O56];-[.C$5]+1;0;[.C$5];1))+SUM(OFFSET([.Q56];-[.C$6]+1;0;[.C$6];1))+[.S56]" office:value-type="float" office:value="13683.0089303844">
            <text:p>13,683</text:p>
          </table:table-cell>
          <table:table-cell table:style-name="ce8" table:formula="of:=SUM(OFFSET([.P56];-[.D$5]+1;0;[.D$5];1))+SUM(OFFSET([.R56];-[.D$6]+1;0;[.D$6];1))+[.T56]" office:value-type="float" office:value="2862.57562750069">
            <text:p>2,863</text:p>
          </table:table-cell>
          <table:table-cell table:style-name="ce18" table:formula="of:=(SUM(OFFSET([.O56];-[.C$5]+1;0;[.C$5];1))+SUM(OFFSET([.P56];-[.D$5]+1;0;[.D$5];1)))/[.F56]" office:value-type="percentage" office:value="0.210106407614146">
            <text:p>21%</text:p>
          </table:table-cell>
          <table:table-cell table:style-name="ce18" table:formula="of:=(SUM(OFFSET([.Q56];-[.C$6]+1;0;[.C$6];1))+SUM(OFFSET([.R56];-[.D$6]+1;0;[.D$6];1)))/[.F56]" office:value-type="percentage" office:value="0.456677086312672">
            <text:p>46%</text:p>
          </table:table-cell>
          <table:table-cell table:style-name="ce18" table:formula="of:=SUM([.S56:.T56])/[.F56]" office:value-type="percentage" office:value="0.333216506073181">
            <text:p>33%</text:p>
          </table:table-cell>
          <table:table-cell table:style-name="ce21" table:formula="of:=SUM([.O55:.O57])/SUM([.P55:.P57])" office:value-type="float" office:value="7.56521739130435">
            <text:p>7.6</text:p>
          </table:table-cell>
          <table:table-cell table:style-name="ce21" table:formula="of:=SUM([.Q55:.Q57])/SUM([.R55:.R57])" office:value-type="float" office:value="1.6358088551248">
            <text:p>1.6</text:p>
          </table:table-cell>
          <table:table-cell table:style-name="ce22" table:formula="of:=SUM([.S55:.S57])/SUM([.T55:.T57])" office:value-type="float" office:value="10.3331985408861">
            <text:p>10.3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229.291126102457">
            <text:p>229</text:p>
          </table:table-cell>
          <table:table-cell table:style-name="ce8" office:value-type="float" office:value="159.508873897543">
            <text:p>160</text:p>
          </table:table-cell>
          <table:table-cell table:style-name="ce8" table:formula="of:=[.S$44]*([.S$73]/[.S$44])^(([.$A56]-[.$A$44])/([.$A$73]-[.$A$44]))" office:value-type="float" office:value="5026.76041652237">
            <text:p>5,027</text:p>
          </table:table-cell>
          <table:table-cell table:style-name="ce8" table:formula="of:=[.T$44]*([.T$73]/[.T$44])^(([.$A56]-[.$A$44])/([.$A$73]-[.$A$44]))" office:value-type="float" office:value="486.501460794493">
            <text:p>487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63">
            <text:p>1763</text:p>
          </table:table-cell>
          <table:table-cell office:value-type="string">
            <text:p>end of Seven Years War</text:p>
          </table:table-cell>
          <table:table-cell table:style-name="ce8" office:value-type="float" office:value="6648.59522359181">
            <text:p>6,649</text:p>
          </table:table-cell>
          <table:table-cell table:style-name="ce11" table:formula="of:=[.G57]/[.H57]" office:value-type="float" office:value="4.82846339058286">
            <text:p>4.8</text:p>
          </table:table-cell>
          <table:table-cell table:style-name="ce8" table:formula="of:=[.F57]*100/[.C57]" office:value-type="float" office:value="247.791012295104">
            <text:p>248</text:p>
          </table:table-cell>
          <table:table-cell table:style-name="ce8" table:formula="of:=[.G57]+[.H57]" office:value-type="float" office:value="16474.6214079421">
            <text:p>16,475</text:p>
          </table:table-cell>
          <table:table-cell table:style-name="ce8" table:formula="of:=SUM(OFFSET([.O57];-[.C$5]+1;0;[.C$5];1))+SUM(OFFSET([.Q57];-[.C$6]+1;0;[.C$6];1))+[.S57]" office:value-type="float" office:value="13648.0408319089">
            <text:p>13,648</text:p>
          </table:table-cell>
          <table:table-cell table:style-name="ce8" table:formula="of:=SUM(OFFSET([.P57];-[.D$5]+1;0;[.D$5];1))+SUM(OFFSET([.R57];-[.D$6]+1;0;[.D$6];1))+[.T57]" office:value-type="float" office:value="2826.58057603319">
            <text:p>2,827</text:p>
          </table:table-cell>
          <table:table-cell table:style-name="ce18" table:formula="of:=(SUM(OFFSET([.O57];-[.C$5]+1;0;[.C$5];1))+SUM(OFFSET([.P57];-[.D$5]+1;0;[.D$5];1)))/[.F57]" office:value-type="percentage" office:value="0.205690108607477">
            <text:p>21%</text:p>
          </table:table-cell>
          <table:table-cell table:style-name="ce18" table:formula="of:=(SUM(OFFSET([.Q57];-[.C$6]+1;0;[.C$6];1))+SUM(OFFSET([.R57];-[.D$6]+1;0;[.D$6];1)))/[.F57]" office:value-type="percentage" office:value="0.464192459045853">
            <text:p>46%</text:p>
          </table:table-cell>
          <table:table-cell table:style-name="ce18" table:formula="of:=SUM([.S57:.T57])/[.F57]" office:value-type="percentage" office:value="0.33011743234667">
            <text:p>33%</text:p>
          </table:table-cell>
          <table:table-cell table:style-name="ce21" table:formula="of:=SUM([.O56:.O58])/SUM([.P56:.P58])" office:value-type="float" office:value="8.90909090909091">
            <text:p>8.9</text:p>
          </table:table-cell>
          <table:table-cell table:style-name="ce21" table:formula="of:=SUM([.Q56:.Q58])/SUM([.R56:.R58])" office:value-type="float" office:value="2.30145385587114">
            <text:p>2.3</text:p>
          </table:table-cell>
          <table:table-cell table:style-name="ce22" table:formula="of:=SUM([.S56:.S58])/SUM([.T56:.T58])" office:value-type="float" office:value="10.2051644290713">
            <text:p>10.2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56.747465081084">
            <text:p>457</text:p>
          </table:table-cell>
          <table:table-cell table:style-name="ce8" office:value-type="float" office:value="198.452534918916">
            <text:p>198</text:p>
          </table:table-cell>
          <table:table-cell table:style-name="ce8" table:formula="of:=[.S$44]*([.S$73]/[.S$44])^(([.$A57]-[.$A$44])/([.$A$73]-[.$A$44]))" office:value-type="float" office:value="4953.16654850372">
            <text:p>4,953</text:p>
          </table:table-cell>
          <table:table-cell table:style-name="ce8" table:formula="of:=[.T$44]*([.T$73]/[.T$44])^(([.$A57]-[.$A$44])/([.$A$73]-[.$A$44]))" office:value-type="float" office:value="485.39316956959">
            <text:p>485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64">
            <text:p>1764</text:p>
          </table:table-cell>
          <table:table-cell office:value-type="string">
            <text:p>post Seven Years War</text:p>
          </table:table-cell>
          <table:table-cell table:style-name="ce8" office:value-type="float" office:value="6682.79368712292">
            <text:p>6,683</text:p>
          </table:table-cell>
          <table:table-cell table:style-name="ce11" table:formula="of:=[.G58]/[.H58]" office:value-type="float" office:value="4.92269499591672">
            <text:p>4.9</text:p>
          </table:table-cell>
          <table:table-cell table:style-name="ce8" table:formula="of:=[.F58]*100/[.C58]" office:value-type="float" office:value="246.644914708935">
            <text:p>247</text:p>
          </table:table-cell>
          <table:table-cell table:style-name="ce8" table:formula="of:=[.G58]+[.H58]" office:value-type="float" office:value="16482.7707897784">
            <text:p>16,483</text:p>
          </table:table-cell>
          <table:table-cell table:style-name="ce8" table:formula="of:=SUM(OFFSET([.O58];-[.C$5]+1;0;[.C$5];1))+SUM(OFFSET([.Q58];-[.C$6]+1;0;[.C$6];1))+[.S58]" office:value-type="float" office:value="13699.7858815327">
            <text:p>13,700</text:p>
          </table:table-cell>
          <table:table-cell table:style-name="ce8" table:formula="of:=SUM(OFFSET([.P58];-[.D$5]+1;0;[.D$5];1))+SUM(OFFSET([.R58];-[.D$6]+1;0;[.D$6];1))+[.T58]" office:value-type="float" office:value="2782.98490824567">
            <text:p>2,783</text:p>
          </table:table-cell>
          <table:table-cell table:style-name="ce18" table:formula="of:=(SUM(OFFSET([.O58];-[.C$5]+1;0;[.C$5];1))+SUM(OFFSET([.P58];-[.D$5]+1;0;[.D$5];1)))/[.F58]" office:value-type="percentage" office:value="0.204395246586165">
            <text:p>20%</text:p>
          </table:table-cell>
          <table:table-cell table:style-name="ce18" table:formula="of:=(SUM(OFFSET([.Q58];-[.C$6]+1;0;[.C$6];1))+SUM(OFFSET([.R58];-[.D$6]+1;0;[.D$6];1)))/[.F58]" office:value-type="percentage" office:value="0.470117152030428">
            <text:p>47%</text:p>
          </table:table-cell>
          <table:table-cell table:style-name="ce18" table:formula="of:=SUM([.S58:.T58])/[.F58]" office:value-type="percentage" office:value="0.325487601383406">
            <text:p>33%</text:p>
          </table:table-cell>
          <table:table-cell table:style-name="ce21" table:formula="of:=SUM([.O57:.O59])/SUM([.P57:.P59])" office:value-type="float" office:value="13.2941176470588">
            <text:p>13.3</text:p>
          </table:table-cell>
          <table:table-cell table:style-name="ce21" table:formula="of:=SUM([.Q57:.Q59])/SUM([.R57:.R59])" office:value-type="float" office:value="2.65889442137811">
            <text:p>2.7</text:p>
          </table:table-cell>
          <table:table-cell table:style-name="ce22" table:formula="of:=SUM([.S57:.S59])/SUM([.T57:.T59])" office:value-type="float" office:value="10.0787167315428">
            <text:p>10.1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85.442130253388">
            <text:p>685</text:p>
          </table:table-cell>
          <table:table-cell table:style-name="ce8" office:value-type="float" office:value="237.957869746612">
            <text:p>238</text:p>
          </table:table-cell>
          <table:table-cell table:style-name="ce8" table:formula="of:=[.S$44]*([.S$73]/[.S$44])^(([.$A58]-[.$A$44])/([.$A$73]-[.$A$44]))" office:value-type="float" office:value="4880.65012539217">
            <text:p>4,881</text:p>
          </table:table-cell>
          <table:table-cell table:style-name="ce8" table:formula="of:=[.T$44]*([.T$73]/[.T$44])^(([.$A58]-[.$A$44])/([.$A$73]-[.$A$44]))" office:value-type="float" office:value="484.287403125266">
            <text:p>484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65">
            <text:p>1765</text:p>
          </table:table-cell>
          <table:table-cell office:value-type="string">
            <text:p>post Seven Years War</text:p>
          </table:table-cell>
          <table:table-cell table:style-name="ce8" office:value-type="float" office:value="6736.39446742335">
            <text:p>6,736</text:p>
          </table:table-cell>
          <table:table-cell table:style-name="ce11" table:formula="of:=[.G59]/[.H59]" office:value-type="float" office:value="4.93857853948429">
            <text:p>4.9</text:p>
          </table:table-cell>
          <table:table-cell table:style-name="ce8" table:formula="of:=[.F59]*100/[.C59]" office:value-type="float" office:value="242.148150792909">
            <text:p>242</text:p>
          </table:table-cell>
          <table:table-cell table:style-name="ce8" table:formula="of:=[.G59]+[.H59]" office:value-type="float" office:value="16312.0546329815">
            <text:p>16,312</text:p>
          </table:table-cell>
          <table:table-cell table:style-name="ce8" table:formula="of:=SUM(OFFSET([.O59];-[.C$5]+1;0;[.C$5];1))+SUM(OFFSET([.Q59];-[.C$6]+1;0;[.C$6];1))+[.S59]" office:value-type="float" office:value="13565.2601729055">
            <text:p>13,565</text:p>
          </table:table-cell>
          <table:table-cell table:style-name="ce8" table:formula="of:=SUM(OFFSET([.P59];-[.D$5]+1;0;[.D$5];1))+SUM(OFFSET([.R59];-[.D$6]+1;0;[.D$6];1))+[.T59]" office:value-type="float" office:value="2746.79446007597">
            <text:p>2,747</text:p>
          </table:table-cell>
          <table:table-cell table:style-name="ce18" table:formula="of:=(SUM(OFFSET([.O59];-[.C$5]+1;0;[.C$5];1))+SUM(OFFSET([.P59];-[.D$5]+1;0;[.D$5];1)))/[.F59]" office:value-type="percentage" office:value="0.203080895767033">
            <text:p>20%</text:p>
          </table:table-cell>
          <table:table-cell table:style-name="ce18" table:formula="of:=(SUM(OFFSET([.Q59];-[.C$6]+1;0;[.C$6];1))+SUM(OFFSET([.R59];-[.D$6]+1;0;[.D$6];1)))/[.F59]" office:value-type="percentage" office:value="0.472473186920119">
            <text:p>47%</text:p>
          </table:table-cell>
          <table:table-cell table:style-name="ce18" table:formula="of:=SUM([.S59:.T59])/[.F59]" office:value-type="percentage" office:value="0.324445917312848">
            <text:p>32%</text:p>
          </table:table-cell>
          <table:table-cell table:style-name="ce21" table:formula="of:=SUM([.O58:.O60])/SUM([.P58:.P60])" office:value-type="float" office:value="17.4615384615385">
            <text:p>17.5</text:p>
          </table:table-cell>
          <table:table-cell table:style-name="ce21" table:formula="of:=SUM([.Q58:.Q60])/SUM([.R58:.R60])" office:value-type="float" office:value="2.71352739949672">
            <text:p>2.7</text:p>
          </table:table-cell>
          <table:table-cell table:style-name="ce22" table:formula="of:=SUM([.S58:.S60])/SUM([.T58:.T60])" office:value-type="float" office:value="9.95383579173994">
            <text:p>10.0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59.581004987478">
            <text:p>560</text:p>
          </table:table-cell>
          <table:table-cell table:style-name="ce8" office:value-type="float" office:value="203.618995012522">
            <text:p>204</text:p>
          </table:table-cell>
          <table:table-cell table:style-name="ce8" table:formula="of:=[.S$44]*([.S$73]/[.S$44])^(([.$A59]-[.$A$44])/([.$A$73]-[.$A$44]))" office:value-type="float" office:value="4809.19537294511">
            <text:p>4,809</text:p>
          </table:table-cell>
          <table:table-cell table:style-name="ce8" table:formula="of:=[.T$44]*([.T$73]/[.T$44])^(([.$A59]-[.$A$44])/([.$A$73]-[.$A$44]))" office:value-type="float" office:value="483.184155709856">
            <text:p>483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66">
            <text:p>1766</text:p>
          </table:table-cell>
          <table:table-cell office:value-type="string">
            <text:p>post Seven Years War</text:p>
          </table:table-cell>
          <table:table-cell table:style-name="ce8" office:value-type="float" office:value="6768.41049544676">
            <text:p>6,768</text:p>
          </table:table-cell>
          <table:table-cell table:style-name="ce11" table:formula="of:=[.G60]/[.H60]" office:value-type="float" office:value="4.98434381320389">
            <text:p>5.0</text:p>
          </table:table-cell>
          <table:table-cell table:style-name="ce8" table:formula="of:=[.F60]*100/[.C60]" office:value-type="float" office:value="242.887608012732">
            <text:p>243</text:p>
          </table:table-cell>
          <table:table-cell table:style-name="ce8" table:formula="of:=[.G60]+[.H60]" office:value-type="float" office:value="16439.6303528733">
            <text:p>16,440</text:p>
          </table:table-cell>
          <table:table-cell table:style-name="ce8" table:formula="of:=SUM(OFFSET([.O60];-[.C$5]+1;0;[.C$5];1))+SUM(OFFSET([.Q60];-[.C$6]+1;0;[.C$6];1))+[.S60]" office:value-type="float" office:value="13692.5237583958">
            <text:p>13,693</text:p>
          </table:table-cell>
          <table:table-cell table:style-name="ce8" table:formula="of:=SUM(OFFSET([.P60];-[.D$5]+1;0;[.D$5];1))+SUM(OFFSET([.R60];-[.D$6]+1;0;[.D$6];1))+[.T60]" office:value-type="float" office:value="2747.10659447754">
            <text:p>2,747</text:p>
          </table:table-cell>
          <table:table-cell table:style-name="ce18" table:formula="of:=(SUM(OFFSET([.O60];-[.C$5]+1;0;[.C$5];1))+SUM(OFFSET([.P60];-[.D$5]+1;0;[.D$5];1)))/[.F60]" office:value-type="percentage" office:value="0.199639525314897">
            <text:p>20%</text:p>
          </table:table-cell>
          <table:table-cell table:style-name="ce18" table:formula="of:=(SUM(OFFSET([.Q60];-[.C$6]+1;0;[.C$6];1))+SUM(OFFSET([.R60];-[.D$6]+1;0;[.D$6];1)))/[.F60]" office:value-type="percentage" office:value="0.482782155867628">
            <text:p>48%</text:p>
          </table:table-cell>
          <table:table-cell table:style-name="ce18" table:formula="of:=SUM([.S60:.T60])/[.F60]" office:value-type="percentage" office:value="0.317578318817475">
            <text:p>32%</text:p>
          </table:table-cell>
          <table:table-cell table:style-name="ce21" table:formula="of:=SUM([.O59:.O61])/SUM([.P59:.P61])" office:value-type="float" office:value="14.5">
            <text:p>14.5</text:p>
          </table:table-cell>
          <table:table-cell table:style-name="ce21" table:formula="of:=SUM([.Q59:.Q61])/SUM([.R59:.R61])" office:value-type="float" office:value="2.58503169341565">
            <text:p>2.6</text:p>
          </table:table-cell>
          <table:table-cell table:style-name="ce22" table:formula="of:=SUM([.S59:.S61])/SUM([.T59:.T61])" office:value-type="float" office:value="9.83050219665775">
            <text:p>9.8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618.73663830876">
            <text:p>619</text:p>
          </table:table-cell>
          <table:table-cell table:style-name="ce8" office:value-type="float" office:value="245.26336169124">
            <text:p>245</text:p>
          </table:table-cell>
          <table:table-cell table:style-name="ce8" table:formula="of:=[.S$44]*([.S$73]/[.S$44])^(([.$A60]-[.$A$44])/([.$A$73]-[.$A$44]))" office:value-type="float" office:value="4738.78674786143">
            <text:p>4,739</text:p>
          </table:table-cell>
          <table:table-cell table:style-name="ce8" table:formula="of:=[.T$44]*([.T$73]/[.T$44])^(([.$A60]-[.$A$44])/([.$A$73]-[.$A$44]))" office:value-type="float" office:value="482.083421584802">
            <text:p>482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67">
            <text:p>1767</text:p>
          </table:table-cell>
          <table:table-cell office:value-type="string">
            <text:p>post Seven Years War</text:p>
          </table:table-cell>
          <table:table-cell table:style-name="ce8" office:value-type="float" office:value="6786.40180886301">
            <text:p>6,786</text:p>
          </table:table-cell>
          <table:table-cell table:style-name="ce11" table:formula="of:=[.G61]/[.H61]" office:value-type="float" office:value="4.85317596570372">
            <text:p>4.9</text:p>
          </table:table-cell>
          <table:table-cell table:style-name="ce8" table:formula="of:=[.F61]*100/[.C61]" office:value-type="float" office:value="242.668466021675">
            <text:p>243</text:p>
          </table:table-cell>
          <table:table-cell table:style-name="ce8" table:formula="of:=[.G61]+[.H61]" office:value-type="float" office:value="16468.4571676351">
            <text:p>16,468</text:p>
          </table:table-cell>
          <table:table-cell table:style-name="ce8" table:formula="of:=SUM(OFFSET([.O61];-[.C$5]+1;0;[.C$5];1))+SUM(OFFSET([.Q61];-[.C$6]+1;0;[.C$6];1))+[.S61]" office:value-type="float" office:value="13654.8637844648">
            <text:p>13,655</text:p>
          </table:table-cell>
          <table:table-cell table:style-name="ce8" table:formula="of:=SUM(OFFSET([.P61];-[.D$5]+1;0;[.D$5];1))+SUM(OFFSET([.R61];-[.D$6]+1;0;[.D$6];1))+[.T61]" office:value-type="float" office:value="2813.59338317024">
            <text:p>2,814</text:p>
          </table:table-cell>
          <table:table-cell table:style-name="ce18" table:formula="of:=(SUM(OFFSET([.O61];-[.C$5]+1;0;[.C$5];1))+SUM(OFFSET([.P61];-[.D$5]+1;0;[.D$5];1)))/[.F61]" office:value-type="percentage" office:value="0.196092038280297">
            <text:p>20%</text:p>
          </table:table-cell>
          <table:table-cell table:style-name="ce18" table:formula="of:=(SUM(OFFSET([.Q61];-[.C$6]+1;0;[.C$6];1))+SUM(OFFSET([.R61];-[.D$6]+1;0;[.D$6];1)))/[.F61]" office:value-type="percentage" office:value="0.491164996364881">
            <text:p>49%</text:p>
          </table:table-cell>
          <table:table-cell table:style-name="ce18" table:formula="of:=SUM([.S61:.T61])/[.F61]" office:value-type="percentage" office:value="0.312742965354821">
            <text:p>31%</text:p>
          </table:table-cell>
          <table:table-cell table:style-name="ce21" table:formula="of:=SUM([.O60:.O62])/SUM([.P60:.P62])" office:value-type="float" office:value="13.2666666666667">
            <text:p>13.3</text:p>
          </table:table-cell>
          <table:table-cell table:style-name="ce21" table:formula="of:=SUM([.Q60:.Q62])/SUM([.R60:.R62])" office:value-type="float" office:value="2.62924347090523">
            <text:p>2.6</text:p>
          </table:table-cell>
          <table:table-cell table:style-name="ce22" table:formula="of:=SUM([.S60:.S62])/SUM([.T60:.T62])" office:value-type="float" office:value="9.70869677382937">
            <text:p>9.7</text:p>
          </table:table-cell>
          <table:table-cell table:style-name="ce8" office:value-type="float" office:value="59">
            <text:p>59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64.717948412922">
            <text:p>665</text:p>
          </table:table-cell>
          <table:table-cell table:style-name="ce8" office:value-type="float" office:value="264.082051587078">
            <text:p>264</text:p>
          </table:table-cell>
          <table:table-cell table:style-name="ce8" table:formula="of:=[.S$44]*([.S$73]/[.S$44])^(([.$A61]-[.$A$44])/([.$A$73]-[.$A$44]))" office:value-type="float" office:value="4669.40893440044">
            <text:p>4,669</text:p>
          </table:table-cell>
          <table:table-cell table:style-name="ce8" table:formula="of:=[.T$44]*([.T$73]/[.T$44])^(([.$A61]-[.$A$44])/([.$A$73]-[.$A$44]))" office:value-type="float" office:value="480.985195024617">
            <text:p>481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68">
            <text:p>1768</text:p>
          </table:table-cell>
          <table:table-cell office:value-type="string">
            <text:p>post Seven Years War</text:p>
          </table:table-cell>
          <table:table-cell table:style-name="ce8" office:value-type="float" office:value="6805.46694233874">
            <text:p>6,805</text:p>
          </table:table-cell>
          <table:table-cell table:style-name="ce11" table:formula="of:=[.G62]/[.H62]" office:value-type="float" office:value="4.94756912971568">
            <text:p>4.9</text:p>
          </table:table-cell>
          <table:table-cell table:style-name="ce8" table:formula="of:=[.F62]*100/[.C62]" office:value-type="float" office:value="244.146416159053">
            <text:p>244</text:p>
          </table:table-cell>
          <table:table-cell table:style-name="ce8" table:formula="of:=[.G62]+[.H62]" office:value-type="float" office:value="16615.3036426091">
            <text:p>16,615</text:p>
          </table:table-cell>
          <table:table-cell table:style-name="ce8" table:formula="of:=SUM(OFFSET([.O62];-[.C$5]+1;0;[.C$5];1))+SUM(OFFSET([.Q62];-[.C$6]+1;0;[.C$6];1))+[.S62]" office:value-type="float" office:value="13821.67429922">
            <text:p>13,822</text:p>
          </table:table-cell>
          <table:table-cell table:style-name="ce8" table:formula="of:=SUM(OFFSET([.P62];-[.D$5]+1;0;[.D$5];1))+SUM(OFFSET([.R62];-[.D$6]+1;0;[.D$6];1))+[.T62]" office:value-type="float" office:value="2793.62934338913">
            <text:p>2,794</text:p>
          </table:table-cell>
          <table:table-cell table:style-name="ce18" table:formula="of:=(SUM(OFFSET([.O62];-[.C$5]+1;0;[.C$5];1))+SUM(OFFSET([.P62];-[.D$5]+1;0;[.D$5];1)))/[.F62]" office:value-type="percentage" office:value="0.188781784199408">
            <text:p>19%</text:p>
          </table:table-cell>
          <table:table-cell table:style-name="ce18" table:formula="of:=(SUM(OFFSET([.Q62];-[.C$6]+1;0;[.C$6];1))+SUM(OFFSET([.R62];-[.D$6]+1;0;[.D$6];1)))/[.F62]" office:value-type="percentage" office:value="0.505419632719793">
            <text:p>51%</text:p>
          </table:table-cell>
          <table:table-cell table:style-name="ce18" table:formula="of:=SUM([.S62:.T62])/[.F62]" office:value-type="percentage" office:value="0.305798583080799">
            <text:p>31%</text:p>
          </table:table-cell>
          <table:table-cell table:style-name="ce21" table:formula="of:=SUM([.O61:.O63])/SUM([.P61:.P63])" office:value-type="float" office:value="15">
            <text:p>15.0</text:p>
          </table:table-cell>
          <table:table-cell table:style-name="ce21" table:formula="of:=SUM([.Q61:.Q63])/SUM([.R61:.R63])" office:value-type="float" office:value="2.7208198491135">
            <text:p>2.7</text:p>
          </table:table-cell>
          <table:table-cell table:style-name="ce22" table:formula="of:=SUM([.S61:.S63])/SUM([.T61:.T63])" office:value-type="float" office:value="9.58840058834549">
            <text:p>9.6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757.350588493702">
            <text:p>757</text:p>
          </table:table-cell>
          <table:table-cell table:style-name="ce8" office:value-type="float" office:value="266.849411506298">
            <text:p>267</text:p>
          </table:table-cell>
          <table:table-cell table:style-name="ce8" table:formula="of:=[.S$44]*([.S$73]/[.S$44])^(([.$A62]-[.$A$44])/([.$A$73]-[.$A$44]))" office:value-type="float" office:value="4601.04684105025">
            <text:p>4,601</text:p>
          </table:table-cell>
          <table:table-cell table:style-name="ce8" table:formula="of:=[.T$44]*([.T$73]/[.T$44])^(([.$A62]-[.$A$44])/([.$A$73]-[.$A$44]))" office:value-type="float" office:value="479.889470316857">
            <text:p>480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69">
            <text:p>1769</text:p>
          </table:table-cell>
          <table:table-cell office:value-type="string">
            <text:p>post Seven Years War</text:p>
          </table:table-cell>
          <table:table-cell table:style-name="ce8" office:value-type="float" office:value="6851.4679763083">
            <text:p>6,851</text:p>
          </table:table-cell>
          <table:table-cell table:style-name="ce11" table:formula="of:=[.G63]/[.H63]" office:value-type="float" office:value="4.96524571126855">
            <text:p>5.0</text:p>
          </table:table-cell>
          <table:table-cell table:style-name="ce8" table:formula="of:=[.F63]*100/[.C63]" office:value-type="float" office:value="242.073209273103">
            <text:p>242</text:p>
          </table:table-cell>
          <table:table-cell table:style-name="ce8" table:formula="of:=[.G63]+[.H63]" office:value-type="float" office:value="16585.5684125685">
            <text:p>16,586</text:p>
          </table:table-cell>
          <table:table-cell table:style-name="ce8" table:formula="of:=SUM(OFFSET([.O63];-[.C$5]+1;0;[.C$5];1))+SUM(OFFSET([.Q63];-[.C$6]+1;0;[.C$6];1))+[.S63]" office:value-type="float" office:value="13805.2020680208">
            <text:p>13,805</text:p>
          </table:table-cell>
          <table:table-cell table:style-name="ce8" table:formula="of:=SUM(OFFSET([.P63];-[.D$5]+1;0;[.D$5];1))+SUM(OFFSET([.R63];-[.D$6]+1;0;[.D$6];1))+[.T63]" office:value-type="float" office:value="2780.36634454768">
            <text:p>2,780</text:p>
          </table:table-cell>
          <table:table-cell table:style-name="ce18" table:formula="of:=(SUM(OFFSET([.O63];-[.C$5]+1;0;[.C$5];1))+SUM(OFFSET([.P63];-[.D$5]+1;0;[.D$5];1)))/[.F63]" office:value-type="percentage" office:value="0.187753589297562">
            <text:p>19%</text:p>
          </table:table-cell>
          <table:table-cell table:style-name="ce18" table:formula="of:=(SUM(OFFSET([.Q63];-[.C$6]+1;0;[.C$6];1))+SUM(OFFSET([.R63];-[.D$6]+1;0;[.D$6];1)))/[.F63]" office:value-type="percentage" office:value="0.510026932037559">
            <text:p>51%</text:p>
          </table:table-cell>
          <table:table-cell table:style-name="ce18" table:formula="of:=SUM([.S63:.T63])/[.F63]" office:value-type="percentage" office:value="0.302219478664878">
            <text:p>30%</text:p>
          </table:table-cell>
          <table:table-cell table:style-name="ce21" table:formula="of:=SUM([.O62:.O64])/SUM([.P62:.P64])" office:value-type="float" office:value="27">
            <text:p>27.0</text:p>
          </table:table-cell>
          <table:table-cell table:style-name="ce21" table:formula="of:=SUM([.Q62:.Q64])/SUM([.R62:.R64])" office:value-type="float" office:value="2.72241706516105">
            <text:p>2.7</text:p>
          </table:table-cell>
          <table:table-cell table:style-name="ce22" table:formula="of:=SUM([.S62:.S64])/SUM([.T62:.T64])" office:value-type="float" office:value="9.46959493991092">
            <text:p>9.5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33.857637305418">
            <text:p>534</text:p>
          </table:table-cell>
          <table:table-cell table:style-name="ce8" office:value-type="float" office:value="187.942362694582">
            <text:p>188</text:p>
          </table:table-cell>
          <table:table-cell table:style-name="ce8" table:formula="of:=[.S$44]*([.S$73]/[.S$44])^(([.$A63]-[.$A$44])/([.$A$73]-[.$A$44]))" office:value-type="float" office:value="4533.68559724502">
            <text:p>4,534</text:p>
          </table:table-cell>
          <table:table-cell table:style-name="ce8" table:formula="of:=[.T$44]*([.T$73]/[.T$44])^(([.$A63]-[.$A$44])/([.$A$73]-[.$A$44]))" office:value-type="float" office:value="478.796241762092">
            <text:p>479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70">
            <text:p>1770</text:p>
          </table:table-cell>
          <table:table-cell office:value-type="string">
            <text:p>post Seven Years War</text:p>
          </table:table-cell>
          <table:table-cell table:style-name="ce8" office:value-type="float" office:value="6900.68559937092">
            <text:p>6,901</text:p>
          </table:table-cell>
          <table:table-cell table:style-name="ce11" table:formula="of:=[.G64]/[.H64]" office:value-type="float" office:value="4.86661449089713">
            <text:p>4.9</text:p>
          </table:table-cell>
          <table:table-cell table:style-name="ce8" table:formula="of:=[.F64]*100/[.C64]" office:value-type="float" office:value="247.348659446052">
            <text:p>247</text:p>
          </table:table-cell>
          <table:table-cell table:style-name="ce8" table:formula="of:=[.G64]+[.H64]" office:value-type="float" office:value="17068.7533226308">
            <text:p>17,069</text:p>
          </table:table-cell>
          <table:table-cell table:style-name="ce8" table:formula="of:=SUM(OFFSET([.O64];-[.C$5]+1;0;[.C$5];1))+SUM(OFFSET([.Q64];-[.C$6]+1;0;[.C$6];1))+[.S64]" office:value-type="float" office:value="14159.2808578702">
            <text:p>14,159</text:p>
          </table:table-cell>
          <table:table-cell table:style-name="ce8" table:formula="of:=SUM(OFFSET([.P64];-[.D$5]+1;0;[.D$5];1))+SUM(OFFSET([.R64];-[.D$6]+1;0;[.D$6];1))+[.T64]" office:value-type="float" office:value="2909.47246476061">
            <text:p>2,909</text:p>
          </table:table-cell>
          <table:table-cell table:style-name="ce18" table:formula="of:=(SUM(OFFSET([.O64];-[.C$5]+1;0;[.C$5];1))+SUM(OFFSET([.P64];-[.D$5]+1;0;[.D$5];1)))/[.F64]" office:value-type="percentage" office:value="0.182262871880353">
            <text:p>18%</text:p>
          </table:table-cell>
          <table:table-cell table:style-name="ce18" table:formula="of:=(SUM(OFFSET([.Q64];-[.C$6]+1;0;[.C$6];1))+SUM(OFFSET([.R64];-[.D$6]+1;0;[.D$6];1)))/[.F64]" office:value-type="percentage" office:value="0.528025515306797">
            <text:p>53%</text:p>
          </table:table-cell>
          <table:table-cell table:style-name="ce18" table:formula="of:=SUM([.S64:.T64])/[.F64]" office:value-type="percentage" office:value="0.28971161281285">
            <text:p>29%</text:p>
          </table:table-cell>
          <table:table-cell table:style-name="ce21" table:formula="of:=SUM([.O63:.O65])/SUM([.P63:.P65])" office:value-type="float" office:value="19.6363636363636">
            <text:p>19.6</text:p>
          </table:table-cell>
          <table:table-cell table:style-name="ce21" table:formula="of:=SUM([.Q63:.Q65])/SUM([.R63:.R65])" office:value-type="float" office:value="2.63336933966035">
            <text:p>2.6</text:p>
          </table:table-cell>
          <table:table-cell table:style-name="ce22" table:formula="of:=SUM([.S63:.S65])/SUM([.T63:.T65])" office:value-type="float" office:value="9.35226135993761">
            <text:p>9.4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69.025417640531">
            <text:p>769</text:p>
          </table:table-cell>
          <table:table-cell table:style-name="ce8" office:value-type="float" office:value="301.974582359469">
            <text:p>302</text:p>
          </table:table-cell>
          <table:table-cell table:style-name="ce8" table:formula="of:=[.S$44]*([.S$73]/[.S$44])^(([.$A64]-[.$A$44])/([.$A$73]-[.$A$44]))" office:value-type="float" office:value="4467.31055013018">
            <text:p>4,467</text:p>
          </table:table-cell>
          <table:table-cell table:style-name="ce8" table:formula="of:=[.T$44]*([.T$73]/[.T$44])^(([.$A64]-[.$A$44])/([.$A$73]-[.$A$44]))" office:value-type="float" office:value="477.705503673876">
            <text:p>478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71">
            <text:p>1771</text:p>
          </table:table-cell>
          <table:table-cell office:value-type="string">
            <text:p>pre American Revolution</text:p>
          </table:table-cell>
          <table:table-cell table:style-name="ce8" office:value-type="float" office:value="6945.57770641833">
            <text:p>6,946</text:p>
          </table:table-cell>
          <table:table-cell table:style-name="ce11" table:formula="of:=[.G65]/[.H65]" office:value-type="float" office:value="4.90165299392403">
            <text:p>4.9</text:p>
          </table:table-cell>
          <table:table-cell table:style-name="ce8" table:formula="of:=[.F65]*100/[.C65]" office:value-type="float" office:value="244.961699744703">
            <text:p>245</text:p>
          </table:table-cell>
          <table:table-cell table:style-name="ce8" table:formula="of:=[.G65]+[.H65]" office:value-type="float" office:value="17014.0052067315">
            <text:p>17,014</text:p>
          </table:table-cell>
          <table:table-cell table:style-name="ce8" table:formula="of:=SUM(OFFSET([.O65];-[.C$5]+1;0;[.C$5];1))+SUM(OFFSET([.Q65];-[.C$6]+1;0;[.C$6];1))+[.S65]" office:value-type="float" office:value="14131.0832144951">
            <text:p>14,131</text:p>
          </table:table-cell>
          <table:table-cell table:style-name="ce8" table:formula="of:=SUM(OFFSET([.P65];-[.D$5]+1;0;[.D$5];1))+SUM(OFFSET([.R65];-[.D$6]+1;0;[.D$6];1))+[.T65]" office:value-type="float" office:value="2882.92199223643">
            <text:p>2,883</text:p>
          </table:table-cell>
          <table:table-cell table:style-name="ce18" table:formula="of:=(SUM(OFFSET([.O65];-[.C$5]+1;0;[.C$5];1))+SUM(OFFSET([.P65];-[.D$5]+1;0;[.D$5];1)))/[.F65]" office:value-type="percentage" office:value="0.181732635110318">
            <text:p>18%</text:p>
          </table:table-cell>
          <table:table-cell table:style-name="ce18" table:formula="of:=(SUM(OFFSET([.Q65];-[.C$6]+1;0;[.C$6];1))+SUM(OFFSET([.R65];-[.D$6]+1;0;[.D$6];1)))/[.F65]" office:value-type="percentage" office:value="0.531531557977878">
            <text:p>53%</text:p>
          </table:table-cell>
          <table:table-cell table:style-name="ce18" table:formula="of:=SUM([.S65:.T65])/[.F65]" office:value-type="percentage" office:value="0.286735806911803">
            <text:p>29%</text:p>
          </table:table-cell>
          <table:table-cell table:style-name="ce21" table:formula="of:=SUM([.O64:.O66])/SUM([.P64:.P66])" office:value-type="float" office:value="19.5">
            <text:p>19.5</text:p>
          </table:table-cell>
          <table:table-cell table:style-name="ce21" table:formula="of:=SUM([.Q64:.Q66])/SUM([.R64:.R66])" office:value-type="float" office:value="2.44701613144688">
            <text:p>2.4</text:p>
          </table:table-cell>
          <table:table-cell table:style-name="ce22" table:formula="of:=SUM([.S64:.S66])/SUM([.T64:.T66])" office:value-type="float" office:value="9.23638160867363">
            <text:p>9.2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81.34530155655">
            <text:p>381</text:p>
          </table:table-cell>
          <table:table-cell table:style-name="ce8" office:value-type="float" office:value="149.65469844345">
            <text:p>150</text:p>
          </table:table-cell>
          <table:table-cell table:style-name="ce8" table:formula="of:=[.S$44]*([.S$73]/[.S$44])^(([.$A65]-[.$A$44])/([.$A$73]-[.$A$44]))" office:value-type="float" office:value="4401.90726137507">
            <text:p>4,402</text:p>
          </table:table-cell>
          <table:table-cell table:style-name="ce8" table:formula="of:=[.T$44]*([.T$73]/[.T$44])^(([.$A65]-[.$A$44])/([.$A$73]-[.$A$44]))" office:value-type="float" office:value="476.617250378717">
            <text:p>477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72">
            <text:p>1772</text:p>
          </table:table-cell>
          <table:table-cell office:value-type="string">
            <text:p>pre American Revolution</text:p>
          </table:table-cell>
          <table:table-cell table:style-name="ce8" office:value-type="float" office:value="6999.07038912308">
            <text:p>6,999</text:p>
          </table:table-cell>
          <table:table-cell table:style-name="ce11" table:formula="of:=[.G66]/[.H66]" office:value-type="float" office:value="4.75251950374849">
            <text:p>4.8</text:p>
          </table:table-cell>
          <table:table-cell table:style-name="ce8" table:formula="of:=[.F66]*100/[.C66]" office:value-type="float" office:value="252.722994344027">
            <text:p>253</text:p>
          </table:table-cell>
          <table:table-cell table:style-name="ce8" table:formula="of:=[.G66]+[.H66]" office:value-type="float" office:value="17688.260263638">
            <text:p>17,688</text:p>
          </table:table-cell>
          <table:table-cell table:style-name="ce8" table:formula="of:=SUM(OFFSET([.O66];-[.C$5]+1;0;[.C$5];1))+SUM(OFFSET([.Q66];-[.C$6]+1;0;[.C$6];1))+[.S66]" office:value-type="float" office:value="14613.3884179864">
            <text:p>14,613</text:p>
          </table:table-cell>
          <table:table-cell table:style-name="ce8" table:formula="of:=SUM(OFFSET([.P66];-[.D$5]+1;0;[.D$5];1))+SUM(OFFSET([.R66];-[.D$6]+1;0;[.D$6];1))+[.T66]" office:value-type="float" office:value="3074.87184565161">
            <text:p>3,075</text:p>
          </table:table-cell>
          <table:table-cell table:style-name="ce18" table:formula="of:=(SUM(OFFSET([.O66];-[.C$5]+1;0;[.C$5];1))+SUM(OFFSET([.P66];-[.D$5]+1;0;[.D$5];1)))/[.F66]" office:value-type="percentage" office:value="0.174296395125854">
            <text:p>17%</text:p>
          </table:table-cell>
          <table:table-cell table:style-name="ce18" table:formula="of:=(SUM(OFFSET([.Q66];-[.C$6]+1;0;[.C$6];1))+SUM(OFFSET([.R66];-[.D$6]+1;0;[.D$6];1)))/[.F66]" office:value-type="percentage" office:value="0.553602623290198">
            <text:p>55%</text:p>
          </table:table-cell>
          <table:table-cell table:style-name="ce18" table:formula="of:=SUM([.S66:.T66])/[.F66]" office:value-type="percentage" office:value="0.272100981583948">
            <text:p>27%</text:p>
          </table:table-cell>
          <table:table-cell table:style-name="ce21" table:formula="of:=SUM([.O65:.O67])/SUM([.P65:.P67])" office:value-type="float" office:value="17.6153846153846">
            <text:p>17.6</text:p>
          </table:table-cell>
          <table:table-cell table:style-name="ce21" table:formula="of:=SUM([.Q65:.Q67])/SUM([.R65:.R67])" office:value-type="float" office:value="2.37682082599896">
            <text:p>2.4</text:p>
          </table:table-cell>
          <table:table-cell table:style-name="ce22" table:formula="of:=SUM([.S65:.S67])/SUM([.T65:.T67])" office:value-type="float" office:value="9.12193767236778">
            <text:p>9.1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17.455498524604">
            <text:p>817</text:p>
          </table:table-cell>
          <table:table-cell table:style-name="ce8" office:value-type="float" office:value="352.544501475396">
            <text:p>353</text:p>
          </table:table-cell>
          <table:table-cell table:style-name="ce8" table:formula="of:=[.S$44]*([.S$73]/[.S$44])^(([.$A66]-[.$A$44])/([.$A$73]-[.$A$44]))" office:value-type="float" office:value="4337.4615040322">
            <text:p>4,337</text:p>
          </table:table-cell>
          <table:table-cell table:style-name="ce8" table:formula="of:=[.T$44]*([.T$73]/[.T$44])^(([.$A66]-[.$A$44])/([.$A$73]-[.$A$44]))" office:value-type="float" office:value="475.531476216047">
            <text:p>476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73">
            <text:p>1773</text:p>
          </table:table-cell>
          <table:table-cell office:value-type="string">
            <text:p>pre American Revolution</text:p>
          </table:table-cell>
          <table:table-cell table:style-name="ce8" office:value-type="float" office:value="7054.69805885024">
            <text:p>7,055</text:p>
          </table:table-cell>
          <table:table-cell table:style-name="ce11" table:formula="of:=[.G67]/[.H67]" office:value-type="float" office:value="4.74399266145156">
            <text:p>4.7</text:p>
          </table:table-cell>
          <table:table-cell table:style-name="ce8" table:formula="of:=[.F67]*100/[.C67]" office:value-type="float" office:value="253.533655864601">
            <text:p>254</text:p>
          </table:table-cell>
          <table:table-cell table:style-name="ce8" table:formula="of:=[.G67]+[.H67]" office:value-type="float" office:value="17886.033898812">
            <text:p>17,886</text:p>
          </table:table-cell>
          <table:table-cell table:style-name="ce8" table:formula="of:=SUM(OFFSET([.O67];-[.C$5]+1;0;[.C$5];1))+SUM(OFFSET([.Q67];-[.C$6]+1;0;[.C$6];1))+[.S67]" office:value-type="float" office:value="14772.1660802045">
            <text:p>14,772</text:p>
          </table:table-cell>
          <table:table-cell table:style-name="ce8" table:formula="of:=SUM(OFFSET([.P67];-[.D$5]+1;0;[.D$5];1))+SUM(OFFSET([.R67];-[.D$6]+1;0;[.D$6];1))+[.T67]" office:value-type="float" office:value="3113.86781860756">
            <text:p>3,114</text:p>
          </table:table-cell>
          <table:table-cell table:style-name="ce18" table:formula="of:=(SUM(OFFSET([.O67];-[.C$5]+1;0;[.C$5];1))+SUM(OFFSET([.P67];-[.D$5]+1;0;[.D$5];1)))/[.F67]" office:value-type="percentage" office:value="0.170691837959827">
            <text:p>17%</text:p>
          </table:table-cell>
          <table:table-cell table:style-name="ce18" table:formula="of:=(SUM(OFFSET([.Q67];-[.C$6]+1;0;[.C$6];1))+SUM(OFFSET([.R67];-[.D$6]+1;0;[.D$6];1)))/[.F67]" office:value-type="percentage" office:value="0.563826867425378">
            <text:p>56%</text:p>
          </table:table-cell>
          <table:table-cell table:style-name="ce18" table:formula="of:=SUM([.S67:.T67])/[.F67]" office:value-type="percentage" office:value="0.265481294614795">
            <text:p>27%</text:p>
          </table:table-cell>
          <table:table-cell table:style-name="ce21" table:formula="of:=SUM([.O66:.O68])/SUM([.P66:.P68])" office:value-type="float" office:value="28.8888888888889">
            <text:p>28.9</text:p>
          </table:table-cell>
          <table:table-cell table:style-name="ce21" table:formula="of:=SUM([.Q66:.Q68])/SUM([.R66:.R68])" office:value-type="float" office:value="2.32108518447528">
            <text:p>2.3</text:p>
          </table:table-cell>
          <table:table-cell table:style-name="ce22" table:formula="of:=SUM([.S66:.S68])/SUM([.T66:.T68])" office:value-type="float" office:value="9.00891176046934">
            <text:p>9.0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73.668191447278">
            <text:p>574</text:p>
          </table:table-cell>
          <table:table-cell table:style-name="ce8" office:value-type="float" office:value="243.531808552722">
            <text:p>244</text:p>
          </table:table-cell>
          <table:table-cell table:style-name="ce8" table:formula="of:=[.S$44]*([.S$73]/[.S$44])^(([.$A67]-[.$A$44])/([.$A$73]-[.$A$44]))" office:value-type="float" office:value="4273.95925944253">
            <text:p>4,274</text:p>
          </table:table-cell>
          <table:table-cell table:style-name="ce8" table:formula="of:=[.T$44]*([.T$73]/[.T$44])^(([.$A67]-[.$A$44])/([.$A$73]-[.$A$44]))" office:value-type="float" office:value="474.448175538194">
            <text:p>474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74">
            <text:p>1774</text:p>
          </table:table-cell>
          <table:table-cell office:value-type="string">
            <text:p>pre American Revolution</text:p>
          </table:table-cell>
          <table:table-cell table:style-name="ce8" office:value-type="float" office:value="7107.07695861837">
            <text:p>7,107</text:p>
          </table:table-cell>
          <table:table-cell table:style-name="ce11" table:formula="of:=[.G68]/[.H68]" office:value-type="float" office:value="4.84307783683137">
            <text:p>4.8</text:p>
          </table:table-cell>
          <table:table-cell table:style-name="ce8" table:formula="of:=[.F68]*100/[.C68]" office:value-type="float" office:value="254.081111570135">
            <text:p>254</text:p>
          </table:table-cell>
          <table:table-cell table:style-name="ce8" table:formula="of:=[.G68]+[.H68]" office:value-type="float" office:value="18057.7401366025">
            <text:p>18,058</text:p>
          </table:table-cell>
          <table:table-cell table:style-name="ce8" table:formula="of:=SUM(OFFSET([.O68];-[.C$5]+1;0;[.C$5];1))+SUM(OFFSET([.Q68];-[.C$6]+1;0;[.C$6];1))+[.S68]" office:value-type="float" office:value="14967.2900962527">
            <text:p>14,967</text:p>
          </table:table-cell>
          <table:table-cell table:style-name="ce8" table:formula="of:=SUM(OFFSET([.P68];-[.D$5]+1;0;[.D$5];1))+SUM(OFFSET([.R68];-[.D$6]+1;0;[.D$6];1))+[.T68]" office:value-type="float" office:value="3090.4500403498">
            <text:p>3,090</text:p>
          </table:table-cell>
          <table:table-cell table:style-name="ce18" table:formula="of:=(SUM(OFFSET([.O68];-[.C$5]+1;0;[.C$5];1))+SUM(OFFSET([.P68];-[.D$5]+1;0;[.D$5];1)))/[.F68]" office:value-type="percentage" office:value="0.168182728127984">
            <text:p>17%</text:p>
          </table:table-cell>
          <table:table-cell table:style-name="ce18" table:formula="of:=(SUM(OFFSET([.Q68];-[.C$6]+1;0;[.C$6];1))+SUM(OFFSET([.R68];-[.D$6]+1;0;[.D$6];1)))/[.F68]" office:value-type="percentage" office:value="0.57238535949221">
            <text:p>57%</text:p>
          </table:table-cell>
          <table:table-cell table:style-name="ce18" table:formula="of:=SUM([.S68:.T68])/[.F68]" office:value-type="percentage" office:value="0.259431912379806">
            <text:p>26%</text:p>
          </table:table-cell>
          <table:table-cell table:style-name="ce21" table:formula="of:=SUM([.O67:.O69])/SUM([.P67:.P69])" office:value-type="float" office:value="30.6666666666667">
            <text:p>30.7</text:p>
          </table:table-cell>
          <table:table-cell table:style-name="ce21" table:formula="of:=SUM([.Q67:.Q69])/SUM([.R67:.R69])" office:value-type="float" office:value="2.35639636959964">
            <text:p>2.4</text:p>
          </table:table-cell>
          <table:table-cell table:style-name="ce22" table:formula="of:=SUM([.S67:.S69])/SUM([.T67:.T69])" office:value-type="float" office:value="8.89728630286244">
            <text:p>8.9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02.179075683311">
            <text:p>502</text:p>
          </table:table-cell>
          <table:table-cell table:style-name="ce8" office:value-type="float" office:value="219.620924316689">
            <text:p>220</text:p>
          </table:table-cell>
          <table:table-cell table:style-name="ce8" table:formula="of:=[.S$44]*([.S$73]/[.S$44])^(([.$A68]-[.$A$44])/([.$A$73]-[.$A$44]))" office:value-type="float" office:value="4211.38671418602">
            <text:p>4,211</text:p>
          </table:table-cell>
          <table:table-cell table:style-name="ce8" table:formula="of:=[.T$44]*([.T$73]/[.T$44])^(([.$A68]-[.$A$44])/([.$A$73]-[.$A$44]))" office:value-type="float" office:value="473.367342710351">
            <text:p>473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75">
            <text:p>1775</text:p>
          </table:table-cell>
          <table:table-cell office:value-type="string">
            <text:p>pre American Revolution</text:p>
          </table:table-cell>
          <table:table-cell table:style-name="ce8" office:value-type="float" office:value="7183.11624655816">
            <text:p>7,183</text:p>
          </table:table-cell>
          <table:table-cell table:style-name="ce11" table:formula="of:=[.G69]/[.H69]" office:value-type="float" office:value="4.98783941651884">
            <text:p>5.0</text:p>
          </table:table-cell>
          <table:table-cell table:style-name="ce8" table:formula="of:=[.F69]*100/[.C69]" office:value-type="float" office:value="252.277193016643">
            <text:p>252</text:p>
          </table:table-cell>
          <table:table-cell table:style-name="ce8" table:formula="of:=[.G69]+[.H69]" office:value-type="float" office:value="18121.3640379394">
            <text:p>18,121</text:p>
          </table:table-cell>
          <table:table-cell table:style-name="ce8" table:formula="of:=SUM(OFFSET([.O69];-[.C$5]+1;0;[.C$5];1))+SUM(OFFSET([.Q69];-[.C$6]+1;0;[.C$6];1))+[.S69]" office:value-type="float" office:value="15095.002978899">
            <text:p>15,095</text:p>
          </table:table-cell>
          <table:table-cell table:style-name="ce8" table:formula="of:=SUM(OFFSET([.P69];-[.D$5]+1;0;[.D$5];1))+SUM(OFFSET([.R69];-[.D$6]+1;0;[.D$6];1))+[.T69]" office:value-type="float" office:value="3026.36105904032">
            <text:p>3,026</text:p>
          </table:table-cell>
          <table:table-cell table:style-name="ce18" table:formula="of:=(SUM(OFFSET([.O69];-[.C$5]+1;0;[.C$5];1))+SUM(OFFSET([.P69];-[.D$5]+1;0;[.D$5];1)))/[.F69]" office:value-type="percentage" office:value="0.166654121272397">
            <text:p>17%</text:p>
          </table:table-cell>
          <table:table-cell table:style-name="ce18" table:formula="of:=(SUM(OFFSET([.Q69];-[.C$6]+1;0;[.C$6];1))+SUM(OFFSET([.R69];-[.D$6]+1;0;[.D$6];1)))/[.F69]" office:value-type="percentage" office:value="0.578286755169871">
            <text:p>58%</text:p>
          </table:table-cell>
          <table:table-cell table:style-name="ce18" table:formula="of:=SUM([.S69:.T69])/[.F69]" office:value-type="percentage" office:value="0.255059123557732">
            <text:p>26%</text:p>
          </table:table-cell>
          <table:table-cell table:style-name="ce21" table:formula="of:=SUM([.O68:.O70])/SUM([.P68:.P70])" office:value-type="float" office:value="21.4615384615385">
            <text:p>21.5</text:p>
          </table:table-cell>
          <table:table-cell table:style-name="ce21" table:formula="of:=SUM([.Q68:.Q70])/SUM([.R68:.R70])" office:value-type="float" office:value="2.356913199094">
            <text:p>2.4</text:p>
          </table:table-cell>
          <table:table-cell table:style-name="ce22" table:formula="of:=SUM([.S68:.S70])/SUM([.T68:.T70])" office:value-type="float" office:value="8.7870439471348">
            <text:p>8.8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60.991615697151">
            <text:p>361</text:p>
          </table:table-cell>
          <table:table-cell table:style-name="ce8" office:value-type="float" office:value="146.608384302849">
            <text:p>147</text:p>
          </table:table-cell>
          <table:table-cell table:style-name="ce8" table:formula="of:=[.S$44]*([.S$73]/[.S$44])^(([.$A69]-[.$A$44])/([.$A$73]-[.$A$44]))" office:value-type="float" office:value="4149.73025707687">
            <text:p>4,150</text:p>
          </table:table-cell>
          <table:table-cell table:style-name="ce8" table:formula="of:=[.T$44]*([.T$73]/[.T$44])^(([.$A69]-[.$A$44])/([.$A$73]-[.$A$44]))" office:value-type="float" office:value="472.28897211055">
            <text:p>472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76">
            <text:p>1776</text:p>
          </table:table-cell>
          <table:table-cell office:value-type="string">
            <text:p>pre American Revolution</text:p>
          </table:table-cell>
          <table:table-cell table:style-name="ce8" office:value-type="float" office:value="7252.67172709803">
            <text:p>7,253</text:p>
          </table:table-cell>
          <table:table-cell table:style-name="ce11" table:formula="of:=[.G70]/[.H70]" office:value-type="float" office:value="5.32898525816824">
            <text:p>5.3</text:p>
          </table:table-cell>
          <table:table-cell table:style-name="ce8" table:formula="of:=[.F70]*100/[.C70]" office:value-type="float" office:value="242.509085766978">
            <text:p>243</text:p>
          </table:table-cell>
          <table:table-cell table:style-name="ce8" table:formula="of:=[.G70]+[.H70]" office:value-type="float" office:value="17588.3878990655">
            <text:p>17,588</text:p>
          </table:table-cell>
          <table:table-cell table:style-name="ce8" table:formula="of:=SUM(OFFSET([.O70];-[.C$5]+1;0;[.C$5];1))+SUM(OFFSET([.Q70];-[.C$6]+1;0;[.C$6];1))+[.S70]" office:value-type="float" office:value="14809.3661156973">
            <text:p>14,809</text:p>
          </table:table-cell>
          <table:table-cell table:style-name="ce8" table:formula="of:=SUM(OFFSET([.P70];-[.D$5]+1;0;[.D$5];1))+SUM(OFFSET([.R70];-[.D$6]+1;0;[.D$6];1))+[.T70]" office:value-type="float" office:value="2779.02178336816">
            <text:p>2,779</text:p>
          </table:table-cell>
          <table:table-cell table:style-name="ce18" table:formula="of:=(SUM(OFFSET([.O70];-[.C$5]+1;0;[.C$5];1))+SUM(OFFSET([.P70];-[.D$5]+1;0;[.D$5];1)))/[.F70]" office:value-type="percentage" office:value="0.169714246531861">
            <text:p>17%</text:p>
          </table:table-cell>
          <table:table-cell table:style-name="ce18" table:formula="of:=(SUM(OFFSET([.Q70];-[.C$6]+1;0;[.C$6];1))+SUM(OFFSET([.R70];-[.D$6]+1;0;[.D$6];1)))/[.F70]" office:value-type="percentage" office:value="0.571013012810957">
            <text:p>57%</text:p>
          </table:table-cell>
          <table:table-cell table:style-name="ce18" table:formula="of:=SUM([.S70:.T70])/[.F70]" office:value-type="percentage" office:value="0.259272740657183">
            <text:p>26%</text:p>
          </table:table-cell>
          <table:table-cell table:style-name="ce21" table:formula="of:=SUM([.O69:.O71])/SUM([.P69:.P71])" office:value-type="float" office:value="25.5">
            <text:p>25.5</text:p>
          </table:table-cell>
          <table:table-cell table:style-name="ce21" table:formula="of:=SUM([.Q69:.Q71])/SUM([.R69:.R71])" office:value-type="float" office:value="2.46228493284156">
            <text:p>2.5</text:p>
          </table:table-cell>
          <table:table-cell table:style-name="ce22" table:formula="of:=SUM([.S69:.S71])/SUM([.T69:.T71])" office:value-type="float" office:value="8.67816755588022">
            <text:p>8.7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S$44]*([.S$73]/[.S$44])^(([.$A70]-[.$A$44])/([.$A$73]-[.$A$44]))" office:value-type="float" office:value="4088.97647620271">
            <text:p>4,089</text:p>
          </table:table-cell>
          <table:table-cell table:style-name="ce8" table:formula="of:=[.T$44]*([.T$73]/[.T$44])^(([.$A70]-[.$A$44])/([.$A$73]-[.$A$44]))" office:value-type="float" office:value="471.213058129626">
            <text:p>471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77">
            <text:p>1777</text:p>
          </table:table-cell>
          <table:table-cell office:value-type="string">
            <text:p>American Revolutionary War</text:p>
          </table:table-cell>
          <table:table-cell table:style-name="ce8" office:value-type="float" office:value="7324.35422542572">
            <text:p>7,324</text:p>
          </table:table-cell>
          <table:table-cell table:style-name="ce11" table:formula="of:=[.G71]/[.H71]" office:value-type="float" office:value="5.75745942701196">
            <text:p>5.8</text:p>
          </table:table-cell>
          <table:table-cell table:style-name="ce8" table:formula="of:=[.F71]*100/[.C71]" office:value-type="float" office:value="231.65287226719">
            <text:p>232</text:p>
          </table:table-cell>
          <table:table-cell table:style-name="ce8" table:formula="of:=[.G71]+[.H71]" office:value-type="float" office:value="16967.076938222">
            <text:p>16,967</text:p>
          </table:table-cell>
          <table:table-cell table:style-name="ce8" table:formula="of:=SUM(OFFSET([.O71];-[.C$5]+1;0;[.C$5];1))+SUM(OFFSET([.Q71];-[.C$6]+1;0;[.C$6];1))+[.S71]" office:value-type="float" office:value="14456.2106693993">
            <text:p>14,456</text:p>
          </table:table-cell>
          <table:table-cell table:style-name="ce8" table:formula="of:=SUM(OFFSET([.P71];-[.D$5]+1;0;[.D$5];1))+SUM(OFFSET([.R71];-[.D$6]+1;0;[.D$6];1))+[.T71]" office:value-type="float" office:value="2510.86626882265">
            <text:p>2,511</text:p>
          </table:table-cell>
          <table:table-cell table:style-name="ce18" table:formula="of:=(SUM(OFFSET([.O71];-[.C$5]+1;0;[.C$5];1))+SUM(OFFSET([.P71];-[.D$5]+1;0;[.D$5];1)))/[.F71]" office:value-type="percentage" office:value="0.171980124250311">
            <text:p>17%</text:p>
          </table:table-cell>
          <table:table-cell table:style-name="ce18" table:formula="of:=(SUM(OFFSET([.Q71];-[.C$6]+1;0;[.C$6];1))+SUM(OFFSET([.R71];-[.D$6]+1;0;[.D$6];1)))/[.F71]" office:value-type="percentage" office:value="0.56284445587269">
            <text:p>56%</text:p>
          </table:table-cell>
          <table:table-cell table:style-name="ce18" table:formula="of:=SUM([.S71:.T71])/[.F71]" office:value-type="percentage" office:value="0.265175419876999">
            <text:p>27%</text:p>
          </table:table-cell>
          <table:table-cell table:style-name="ce21" table:formula="of:=SUM([.O70:.O72])/SUM([.P70:.P72])" office:value-type="float" office:value="21.3636363636364">
            <text:p>21.4</text:p>
          </table:table-cell>
          <table:table-cell table:style-name="ce21"/>
          <table:table-cell table:style-name="ce22" table:formula="of:=SUM([.S70:.S72])/SUM([.T70:.T72])" office:value-type="float" office:value="8.57064020403456">
            <text:p>8.6</text:p>
          </table:table-cell>
          <table:table-cell table:style-name="ce8" office:value-type="float" office:value="67">
            <text:p>67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S$44]*([.S$73]/[.S$44])^(([.$A71]-[.$A$44])/([.$A$73]-[.$A$44]))" office:value-type="float" office:value="4029.11215600717">
            <text:p>4,029</text:p>
          </table:table-cell>
          <table:table-cell table:style-name="ce8" table:formula="of:=[.T$44]*([.T$73]/[.T$44])^(([.$A71]-[.$A$44])/([.$A$73]-[.$A$44]))" office:value-type="float" office:value="470.139595171197">
            <text:p>470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78">
            <text:p>1778</text:p>
          </table:table-cell>
          <table:table-cell office:value-type="string">
            <text:p>American Revolutionary War</text:p>
          </table:table-cell>
          <table:table-cell table:style-name="ce8" office:value-type="float" office:value="7402.4650528445">
            <text:p>7,402</text:p>
          </table:table-cell>
          <table:table-cell table:style-name="ce11" table:formula="of:=[.G72]/[.H72]" office:value-type="float" office:value="6.22203938877961">
            <text:p>6.2</text:p>
          </table:table-cell>
          <table:table-cell table:style-name="ce8" table:formula="of:=[.F72]*100/[.C72]" office:value-type="float" office:value="218.730126342186">
            <text:p>219</text:p>
          </table:table-cell>
          <table:table-cell table:style-name="ce8" table:formula="of:=[.G72]+[.H72]" office:value-type="float" office:value="16191.421162523">
            <text:p>16,191</text:p>
          </table:table-cell>
          <table:table-cell table:style-name="ce8" table:formula="of:=SUM(OFFSET([.O72];-[.C$5]+1;0;[.C$5];1))+SUM(OFFSET([.Q72];-[.C$6]+1;0;[.C$6];1))+[.S72]" office:value-type="float" office:value="13949.4753227262">
            <text:p>13,949</text:p>
          </table:table-cell>
          <table:table-cell table:style-name="ce8" table:formula="of:=SUM(OFFSET([.P72];-[.D$5]+1;0;[.D$5];1))+SUM(OFFSET([.R72];-[.D$6]+1;0;[.D$6];1))+[.T72]" office:value-type="float" office:value="2241.94583979679">
            <text:p>2,242</text:p>
          </table:table-cell>
          <table:table-cell table:style-name="ce18" table:formula="of:=(SUM(OFFSET([.O72];-[.C$5]+1;0;[.C$5];1))+SUM(OFFSET([.P72];-[.D$5]+1;0;[.D$5];1)))/[.F72]" office:value-type="percentage" office:value="0.180712981932221">
            <text:p>18%</text:p>
          </table:table-cell>
          <table:table-cell table:style-name="ce18" table:formula="of:=(SUM(OFFSET([.Q72];-[.C$6]+1;0;[.C$6];1))+SUM(OFFSET([.R72];-[.D$6]+1;0;[.D$6];1)))/[.F72]" office:value-type="percentage" office:value="0.545117579356507">
            <text:p>55%</text:p>
          </table:table-cell>
          <table:table-cell table:style-name="ce18" table:formula="of:=SUM([.S72:.T72])/[.F72]" office:value-type="percentage" office:value="0.274169438711272">
            <text:p>27%</text:p>
          </table:table-cell>
          <table:table-cell table:style-name="ce21" table:formula="of:=SUM([.O71:.O73])/SUM([.P71:.P73])" office:value-type="float" office:value="20.5">
            <text:p>20.5</text:p>
          </table:table-cell>
          <table:table-cell table:style-name="ce21"/>
          <table:table-cell table:style-name="ce22" table:formula="of:=SUM([.S71:.S73])/SUM([.T71:.T73])" office:value-type="float" office:value="8.4644451762447">
            <text:p>8.5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S$44]*([.S$73]/[.S$44])^(([.$A72]-[.$A$44])/([.$A$73]-[.$A$44]))" office:value-type="float" office:value="3970.1242744151">
            <text:p>3,970</text:p>
          </table:table-cell>
          <table:table-cell table:style-name="ce8" table:formula="of:=[.T$44]*([.T$73]/[.T$44])^(([.$A72]-[.$A$44])/([.$A$73]-[.$A$44]))" office:value-type="float" office:value="469.068577651627">
            <text:p>469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79">
            <text:p>1779</text:p>
          </table:table-cell>
          <table:table-cell office:value-type="string">
            <text:p>American Revolutionary War</text:p>
          </table:table-cell>
          <table:table-cell table:style-name="ce8" office:value-type="float" office:value="7473.02008623373">
            <text:p>7,473</text:p>
          </table:table-cell>
          <table:table-cell table:style-name="ce11" table:formula="of:=[.G73]/[.H73]" office:value-type="float" office:value="6.42970623864772">
            <text:p>6.4</text:p>
          </table:table-cell>
          <table:table-cell table:style-name="ce8" table:formula="of:=[.F73]*100/[.C73]" office:value-type="float" office:value="203.904761952646">
            <text:p>204</text:p>
          </table:table-cell>
          <table:table-cell table:style-name="ce8" table:formula="of:=[.G73]+[.H73]" office:value-type="float" office:value="15237.8438175083">
            <text:p>15,238</text:p>
          </table:table-cell>
          <table:table-cell table:style-name="ce8" table:formula="of:=SUM(OFFSET([.O73];-[.C$5]+1;0;[.C$5];1))+SUM(OFFSET([.Q73];-[.C$6]+1;0;[.C$6];1))+[.S73]" office:value-type="float" office:value="13186.9089180577">
            <text:p>13,187</text:p>
          </table:table-cell>
          <table:table-cell table:style-name="ce8" table:formula="of:=SUM(OFFSET([.P73];-[.D$5]+1;0;[.D$5];1))+SUM(OFFSET([.R73];-[.D$6]+1;0;[.D$6];1))+[.T73]" office:value-type="float" office:value="2050.93489945058">
            <text:p>2,051</text:p>
          </table:table-cell>
          <table:table-cell table:style-name="ce18" table:formula="of:=(SUM(OFFSET([.O73];-[.C$5]+1;0;[.C$5];1))+SUM(OFFSET([.P73];-[.D$5]+1;0;[.D$5];1)))/[.F73]" office:value-type="percentage" office:value="0.19064377052232">
            <text:p>19%</text:p>
          </table:table-cell>
          <table:table-cell table:style-name="ce18" table:formula="of:=(SUM(OFFSET([.Q73];-[.C$6]+1;0;[.C$6];1))+SUM(OFFSET([.R73];-[.D$6]+1;0;[.D$6];1)))/[.F73]" office:value-type="percentage" office:value="0.521913986831291">
            <text:p>52%</text:p>
          </table:table-cell>
          <table:table-cell table:style-name="ce18" table:formula="of:=SUM([.S73:.T73])/[.F73]" office:value-type="percentage" office:value="0.287442242646389">
            <text:p>29%</text:p>
          </table:table-cell>
          <table:table-cell table:style-name="ce21" table:formula="of:=SUM([.O72:.O74])/SUM([.P72:.P74])" office:value-type="float" office:value="8.625">
            <text:p>8.6</text:p>
          </table:table-cell>
          <table:table-cell table:style-name="ce21"/>
          <table:table-cell table:style-name="ce22" table:formula="of:=SUM([.S72:.S74])/SUM([.T72:.T74])" office:value-type="float" office:value="8.25059379866729">
            <text:p>8.3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73]" office:value-type="float" office:value="3912">
            <text:p>3,912</text:p>
          </table:table-cell>
          <table:table-cell table:style-name="ce8" table:formula="of:=[.V73]" office:value-type="float" office:value="468">
            <text:p>468</text:p>
          </table:table-cell>
          <table:table-cell table:style-name="ce8" office:value-type="float" office:value="3912">
            <text:p>3,912</text:p>
          </table:table-cell>
          <table:table-cell table:style-name="ce8" office:value-type="float" office:value="468">
            <text:p>468</text:p>
          </table:table-cell>
          <table:table-cell table:number-columns-repeated="1002"/>
        </table:table-row>
        <table:table-row table:style-name="ro1">
          <table:table-cell table:style-name="ce3" office:value-type="float" office:value="1780">
            <text:p>1780</text:p>
          </table:table-cell>
          <table:table-cell office:value-type="string">
            <text:p>American Revolutionary War</text:p>
          </table:table-cell>
          <table:table-cell table:style-name="ce8" office:value-type="float" office:value="7514.52015897869">
            <text:p>7,515</text:p>
          </table:table-cell>
          <table:table-cell table:style-name="ce11" table:formula="of:=[.G74]/[.H74]" office:value-type="float" office:value="7.09814083105574">
            <text:p>7.1</text:p>
          </table:table-cell>
          <table:table-cell table:style-name="ce8" table:formula="of:=[.F74]*100/[.C74]" office:value-type="float" office:value="192.01119110424">
            <text:p>192</text:p>
          </table:table-cell>
          <table:table-cell table:style-name="ce8" table:formula="of:=[.G74]+[.H74]" office:value-type="float" office:value="14428.7196630232">
            <text:p>14,429</text:p>
          </table:table-cell>
          <table:table-cell table:style-name="ce8" table:formula="of:=SUM(OFFSET([.O74];-[.C$5]+1;0;[.C$5];1))+SUM(OFFSET([.Q74];-[.C$6]+1;0;[.C$6];1))+[.S74]" office:value-type="float" office:value="12646.9872920955">
            <text:p>12,647</text:p>
          </table:table-cell>
          <table:table-cell table:style-name="ce8" table:formula="of:=SUM(OFFSET([.P74];-[.D$5]+1;0;[.D$5];1))+SUM(OFFSET([.R74];-[.D$6]+1;0;[.D$6];1))+[.T74]" office:value-type="float" office:value="1781.73237092768">
            <text:p>1,782</text:p>
          </table:table-cell>
          <table:table-cell table:style-name="ce18" table:formula="of:=(SUM(OFFSET([.O74];-[.C$5]+1;0;[.C$5];1))+SUM(OFFSET([.P74];-[.D$5]+1;0;[.D$5];1)))/[.F74]" office:value-type="percentage" office:value="0.203690976652061">
            <text:p>20%</text:p>
          </table:table-cell>
          <table:table-cell table:style-name="ce18" table:formula="of:=(SUM(OFFSET([.Q74];-[.C$6]+1;0;[.C$6];1))+SUM(OFFSET([.R74];-[.D$6]+1;0;[.D$6];1)))/[.F74]" office:value-type="percentage" office:value="0.491470372685549">
            <text:p>49%</text:p>
          </table:table-cell>
          <table:table-cell table:style-name="ce18" table:formula="of:=SUM([.S74:.T74])/[.F74]" office:value-type="percentage" office:value="0.30483865066239">
            <text:p>30%</text:p>
          </table:table-cell>
          <table:table-cell table:style-name="ce21" table:formula="of:=SUM([.O73:.O75])/SUM([.P73:.P75])" office:value-type="float" office:value="8.11538461538462">
            <text:p>8.1</text:p>
          </table:table-cell>
          <table:table-cell table:style-name="ce21"/>
          <table:table-cell table:style-name="ce22" table:formula="of:=SUM([.S73:.S75])/SUM([.T73:.T75])" office:value-type="float" office:value="7.93755340624319">
            <text:p>7.9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4">
            <text:p>14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S$73]*([.S$76]/[.S$73])^(([.$A74]-[.$A$73])/([.$A$76]-[.$A$73]))" office:value-type="float" office:value="3906.65937902531">
            <text:p>3,907</text:p>
          </table:table-cell>
          <table:table-cell table:style-name="ce8" table:formula="of:=[.T$73]*([.T$76]/[.T$73])^(([.$A74]-[.$A$73])/([.$A$76]-[.$A$73]))" office:value-type="float" office:value="491.772053836576">
            <text:p>492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81">
            <text:p>1781</text:p>
          </table:table-cell>
          <table:table-cell office:value-type="string">
            <text:p>American Revolutionary War</text:p>
          </table:table-cell>
          <table:table-cell table:style-name="ce8" office:value-type="float" office:value="7569.98195246455">
            <text:p>7,570</text:p>
          </table:table-cell>
          <table:table-cell table:style-name="ce11" table:formula="of:=[.G75]/[.H75]" office:value-type="float" office:value="7.22306078638622">
            <text:p>7.2</text:p>
          </table:table-cell>
          <table:table-cell table:style-name="ce8" table:formula="of:=[.F75]*100/[.C75]" office:value-type="float" office:value="180.436025303954">
            <text:p>180</text:p>
          </table:table-cell>
          <table:table-cell table:style-name="ce8" table:formula="of:=[.G75]+[.H75]" office:value-type="float" office:value="13658.9745512537">
            <text:p>13,659</text:p>
          </table:table-cell>
          <table:table-cell table:style-name="ce8" table:formula="of:=SUM(OFFSET([.O75];-[.C$5]+1;0;[.C$5];1))+SUM(OFFSET([.Q75];-[.C$6]+1;0;[.C$6];1))+[.S75]" office:value-type="float" office:value="11997.9173237713">
            <text:p>11,998</text:p>
          </table:table-cell>
          <table:table-cell table:style-name="ce8" table:formula="of:=SUM(OFFSET([.P75];-[.D$5]+1;0;[.D$5];1))+SUM(OFFSET([.R75];-[.D$6]+1;0;[.D$6];1))+[.T75]" office:value-type="float" office:value="1661.05722748237">
            <text:p>1,661</text:p>
          </table:table-cell>
          <table:table-cell table:style-name="ce18" table:formula="of:=(SUM(OFFSET([.O75];-[.C$5]+1;0;[.C$5];1))+SUM(OFFSET([.P75];-[.D$5]+1;0;[.D$5];1)))/[.F75]" office:value-type="percentage" office:value="0.21363243551341">
            <text:p>21%</text:p>
          </table:table-cell>
          <table:table-cell table:style-name="ce18" table:formula="of:=(SUM(OFFSET([.Q75];-[.C$6]+1;0;[.C$6];1))+SUM(OFFSET([.R75];-[.D$6]+1;0;[.D$6];1)))/[.F75]" office:value-type="percentage" office:value="0.462911536271132">
            <text:p>46%</text:p>
          </table:table-cell>
          <table:table-cell table:style-name="ce18" table:formula="of:=SUM([.S75:.T75])/[.F75]" office:value-type="percentage" office:value="0.323456028215459">
            <text:p>32%</text:p>
          </table:table-cell>
          <table:table-cell table:style-name="ce21" table:formula="of:=SUM([.O74:.O76])/SUM([.P74:.P76])" office:value-type="float" office:value="7.62068965517241">
            <text:p>7.6</text:p>
          </table:table-cell>
          <table:table-cell table:style-name="ce21"/>
          <table:table-cell table:style-name="ce22" table:formula="of:=SUM([.S74:.S76])/SUM([.T74:.T76])" office:value-type="float" office:value="7.54354297625354">
            <text:p>7.5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S$73]*([.S$76]/[.S$73])^(([.$A75]-[.$A$73])/([.$A$76]-[.$A$73]))" office:value-type="float" office:value="3901.32604900983">
            <text:p>3,901</text:p>
          </table:table-cell>
          <table:table-cell table:style-name="ce8" table:formula="of:=[.T$73]*([.T$76]/[.T$73])^(([.$A75]-[.$A$73])/([.$A$76]-[.$A$73]))" office:value-type="float" office:value="516.75160883471">
            <text:p>517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82">
            <text:p>1782</text:p>
          </table:table-cell>
          <table:table-cell office:value-type="string">
            <text:p>American Revolutionary War</text:p>
          </table:table-cell>
          <table:table-cell table:style-name="ce8" office:value-type="float" office:value="7597.48145958027">
            <text:p>7,597</text:p>
          </table:table-cell>
          <table:table-cell table:style-name="ce11" table:formula="of:=[.G76]/[.H76]" office:value-type="float" office:value="8.48683671346389">
            <text:p>8.5</text:p>
          </table:table-cell>
          <table:table-cell table:style-name="ce8" table:formula="of:=[.F76]*100/[.C76]" office:value-type="float" office:value="166.918925843899">
            <text:p>167</text:p>
          </table:table-cell>
          <table:table-cell table:style-name="ce8" table:formula="of:=[.G76]+[.H76]" office:value-type="float" office:value="12681.6344435208">
            <text:p>12,682</text:p>
          </table:table-cell>
          <table:table-cell table:style-name="ce8" table:formula="of:=SUM(OFFSET([.O76];-[.C$5]+1;0;[.C$5];1))+SUM(OFFSET([.Q76];-[.C$6]+1;0;[.C$6];1))+[.S76]" office:value-type="float" office:value="11344.8733263485">
            <text:p>11,345</text:p>
          </table:table-cell>
          <table:table-cell table:style-name="ce8" table:formula="of:=SUM(OFFSET([.P76];-[.D$5]+1;0;[.D$5];1))+SUM(OFFSET([.R76];-[.D$6]+1;0;[.D$6];1))+[.T76]" office:value-type="float" office:value="1336.76111717226">
            <text:p>1,337</text:p>
          </table:table-cell>
          <table:table-cell table:style-name="ce18" table:formula="of:=(SUM(OFFSET([.O76];-[.C$5]+1;0;[.C$5];1))+SUM(OFFSET([.P76];-[.D$5]+1;0;[.D$5];1)))/[.F76]" office:value-type="percentage" office:value="0.231594753269406">
            <text:p>23%</text:p>
          </table:table-cell>
          <table:table-cell table:style-name="ce18" table:formula="of:=(SUM(OFFSET([.Q76];-[.C$6]+1;0;[.C$6];1))+SUM(OFFSET([.R76];-[.D$6]+1;0;[.D$6];1)))/[.F76]" office:value-type="percentage" office:value="0.418371501492973">
            <text:p>42%</text:p>
          </table:table-cell>
          <table:table-cell table:style-name="ce18" table:formula="of:=SUM([.S76:.T76])/[.F76]" office:value-type="percentage" office:value="0.350033745237621">
            <text:p>35%</text:p>
          </table:table-cell>
          <table:table-cell table:style-name="ce21" table:formula="of:=SUM([.O75:.O77])/SUM([.P75:.P77])" office:value-type="float" office:value="15">
            <text:p>15.0</text:p>
          </table:table-cell>
          <table:table-cell table:style-name="ce21"/>
          <table:table-cell table:style-name="ce22" table:formula="of:=SUM([.S75:.S77])/SUM([.T75:.T77])" office:value-type="float" office:value="7.34674249119293">
            <text:p>7.3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8">
            <text:p>8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76]" office:value-type="float" office:value="3896">
            <text:p>3,896</text:p>
          </table:table-cell>
          <table:table-cell table:style-name="ce8" table:formula="of:=[.V76]" office:value-type="float" office:value="543">
            <text:p>543</text:p>
          </table:table-cell>
          <table:table-cell table:style-name="ce8" office:value-type="float" office:value="3896">
            <text:p>3,896</text:p>
          </table:table-cell>
          <table:table-cell table:style-name="ce8" office:value-type="float" office:value="543">
            <text:p>543</text:p>
          </table:table-cell>
          <table:table-cell table:number-columns-repeated="1002"/>
        </table:table-row>
        <table:table-row table:style-name="ro1">
          <table:table-cell table:style-name="ce3" office:value-type="float" office:value="1783">
            <text:p>1783</text:p>
          </table:table-cell>
          <table:table-cell office:value-type="string">
            <text:p>American Revolutionary War</text:p>
          </table:table-cell>
          <table:table-cell table:style-name="ce8" office:value-type="float" office:value="7658.28462769619">
            <text:p>7,658</text:p>
          </table:table-cell>
          <table:table-cell table:style-name="ce11" table:formula="of:=[.G77]/[.H77]" office:value-type="float" office:value="9.72907848433933">
            <text:p>9.7</text:p>
          </table:table-cell>
          <table:table-cell table:style-name="ce8" table:formula="of:=[.F77]*100/[.C77]" office:value-type="float" office:value="159.392750355767">
            <text:p>159</text:p>
          </table:table-cell>
          <table:table-cell table:style-name="ce8" table:formula="of:=[.G77]+[.H77]" office:value-type="float" office:value="12206.7504981579">
            <text:p>12,207</text:p>
          </table:table-cell>
          <table:table-cell table:style-name="ce8" table:formula="of:=SUM(OFFSET([.O77];-[.C$5]+1;0;[.C$5];1))+SUM(OFFSET([.Q77];-[.C$6]+1;0;[.C$6];1))+[.S77]" office:value-type="float" office:value="11069.0245959776">
            <text:p>11,069</text:p>
          </table:table-cell>
          <table:table-cell table:style-name="ce8" table:formula="of:=SUM(OFFSET([.P77];-[.D$5]+1;0;[.D$5];1))+SUM(OFFSET([.R77];-[.D$6]+1;0;[.D$6];1))+[.T77]" office:value-type="float" office:value="1137.72590218027">
            <text:p>1,138</text:p>
          </table:table-cell>
          <table:table-cell table:style-name="ce18" table:formula="of:=(SUM(OFFSET([.O77];-[.C$5]+1;0;[.C$5];1))+SUM(OFFSET([.P77];-[.D$5]+1;0;[.D$5];1)))/[.F77]" office:value-type="percentage" office:value="0.250680965459381">
            <text:p>25%</text:p>
          </table:table-cell>
          <table:table-cell table:style-name="ce18" table:formula="of:=(SUM(OFFSET([.Q77];-[.C$6]+1;0;[.C$6];1))+SUM(OFFSET([.R77];-[.D$6]+1;0;[.D$6];1)))/[.F77]" office:value-type="percentage" office:value="0.352653398390015">
            <text:p>35%</text:p>
          </table:table-cell>
          <table:table-cell table:style-name="ce18" table:formula="of:=SUM([.S77:.T77])/[.F77]" office:value-type="percentage" office:value="0.396665636150603">
            <text:p>40%</text:p>
          </table:table-cell>
          <table:table-cell table:style-name="ce21" table:formula="of:=SUM([.O76:.O78])/SUM([.P76:.P78])" office:value-type="float" office:value="18.75">
            <text:p>18.8</text:p>
          </table:table-cell>
          <table:table-cell table:style-name="ce21"/>
          <table:table-cell table:style-name="ce22" table:formula="of:=SUM([.S76:.S78])/SUM([.T76:.T78])" office:value-type="float" office:value="7.33486033336587">
            <text:p>7.3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S$76]*([.S$82]/[.S$76])^(([.$A77]-[.$A$76])/([.$A$82]-[.$A$76]))" office:value-type="float" office:value="4260.50185812276">
            <text:p>4,261</text:p>
          </table:table-cell>
          <table:table-cell table:style-name="ce8" table:formula="of:=[.T$76]*([.T$82]/[.T$76])^(([.$A77]-[.$A$76])/([.$A$82]-[.$A$76]))" office:value-type="float" office:value="581.496593560729">
            <text:p>581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84">
            <text:p>1784</text:p>
          </table:table-cell>
          <table:table-cell office:value-type="string">
            <text:p>post American Revolution</text:p>
          </table:table-cell>
          <table:table-cell table:style-name="ce8" office:value-type="float" office:value="7676.0940569917">
            <text:p>7,676</text:p>
          </table:table-cell>
          <table:table-cell table:style-name="ce11" table:formula="of:=[.G78]/[.H78]" office:value-type="float" office:value="11.4253019006474">
            <text:p>11.4</text:p>
          </table:table-cell>
          <table:table-cell table:style-name="ce8" table:formula="of:=[.F78]*100/[.C78]" office:value-type="float" office:value="156.096337707234">
            <text:p>156</text:p>
          </table:table-cell>
          <table:table-cell table:style-name="ce8" table:formula="of:=[.G78]+[.H78]" office:value-type="float" office:value="11982.1017019267">
            <text:p>11,982</text:p>
          </table:table-cell>
          <table:table-cell table:style-name="ce8" table:formula="of:=SUM(OFFSET([.O78];-[.C$5]+1;0;[.C$5];1))+SUM(OFFSET([.Q78];-[.C$6]+1;0;[.C$6];1))+[.S78]" office:value-type="float" office:value="11017.7708713573">
            <text:p>11,018</text:p>
          </table:table-cell>
          <table:table-cell table:style-name="ce8" table:formula="of:=SUM(OFFSET([.P78];-[.D$5]+1;0;[.D$5];1))+SUM(OFFSET([.R78];-[.D$6]+1;0;[.D$6];1))+[.T78]" office:value-type="float" office:value="964.330830569389">
            <text:p>964</text:p>
          </table:table-cell>
          <table:table-cell table:style-name="ce18" table:formula="of:=(SUM(OFFSET([.O78];-[.C$5]+1;0;[.C$5];1))+SUM(OFFSET([.P78];-[.D$5]+1;0;[.D$5];1)))/[.F78]" office:value-type="percentage" office:value="0.262808652299592">
            <text:p>26%</text:p>
          </table:table-cell>
          <table:table-cell table:style-name="ce18" table:formula="of:=(SUM(OFFSET([.Q78];-[.C$6]+1;0;[.C$6];1))+SUM(OFFSET([.R78];-[.D$6]+1;0;[.D$6];1)))/[.F78]" office:value-type="percentage" office:value="0.296381517466276">
            <text:p>30%</text:p>
          </table:table-cell>
          <table:table-cell table:style-name="ce18" table:formula="of:=SUM([.S78:.T78])/[.F78]" office:value-type="percentage" office:value="0.440809830234132">
            <text:p>44%</text:p>
          </table:table-cell>
          <table:table-cell table:style-name="ce21" table:formula="of:=SUM([.O77:.O79])/SUM([.P77:.P79])" office:value-type="float" office:value="24.5185185185185">
            <text:p>24.5</text:p>
          </table:table-cell>
          <table:table-cell table:style-name="ce21"/>
          <table:table-cell table:style-name="ce22" table:formula="of:=SUM([.S77:.S79])/SUM([.T77:.T79])" office:value-type="float" office:value="7.49007754743321">
            <text:p>7.5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9">
            <text:p>9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S$76]*([.S$82]/[.S$76])^(([.$A78]-[.$A$76])/([.$A$82]-[.$A$76]))" office:value-type="float" office:value="4659.10577080787">
            <text:p>4,659</text:p>
          </table:table-cell>
          <table:table-cell table:style-name="ce8" table:formula="of:=[.T$76]*([.T$82]/[.T$76])^(([.$A78]-[.$A$76])/([.$A$82]-[.$A$76]))" office:value-type="float" office:value="622.72244626654">
            <text:p>623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85">
            <text:p>1785</text:p>
          </table:table-cell>
          <table:table-cell office:value-type="string">
            <text:p>post American Revolution</text:p>
          </table:table-cell>
          <table:table-cell table:style-name="ce8" office:value-type="float" office:value="7751.9025040776">
            <text:p>7,752</text:p>
          </table:table-cell>
          <table:table-cell table:style-name="ce11" table:formula="of:=[.G79]/[.H79]" office:value-type="float" office:value="12.4962552561761">
            <text:p>12.5</text:p>
          </table:table-cell>
          <table:table-cell table:style-name="ce8" table:formula="of:=[.F79]*100/[.C79]" office:value-type="float" office:value="150.924408374234">
            <text:p>151</text:p>
          </table:table-cell>
          <table:table-cell table:style-name="ce8" table:formula="of:=[.G79]+[.H79]" office:value-type="float" office:value="11699.5129920265">
            <text:p>11,700</text:p>
          </table:table-cell>
          <table:table-cell table:style-name="ce8" table:formula="of:=SUM(OFFSET([.O79];-[.C$5]+1;0;[.C$5];1))+SUM(OFFSET([.Q79];-[.C$6]+1;0;[.C$6];1))+[.S79]" office:value-type="float" office:value="10832.6419400232">
            <text:p>10,833</text:p>
          </table:table-cell>
          <table:table-cell table:style-name="ce8" table:formula="of:=SUM(OFFSET([.P79];-[.D$5]+1;0;[.D$5];1))+SUM(OFFSET([.R79];-[.D$6]+1;0;[.D$6];1))+[.T79]" office:value-type="float" office:value="866.871052003309">
            <text:p>867</text:p>
          </table:table-cell>
          <table:table-cell table:style-name="ce18" table:formula="of:=(SUM(OFFSET([.O79];-[.C$5]+1;0;[.C$5];1))+SUM(OFFSET([.P79];-[.D$5]+1;0;[.D$5];1)))/[.F79]" office:value-type="percentage" office:value="0.282233970102036">
            <text:p>28%</text:p>
          </table:table-cell>
          <table:table-cell table:style-name="ce18" table:formula="of:=(SUM(OFFSET([.Q79];-[.C$6]+1;0;[.C$6];1))+SUM(OFFSET([.R79];-[.D$6]+1;0;[.D$6];1)))/[.F79]" office:value-type="percentage" office:value="0.225277726064764">
            <text:p>23%</text:p>
          </table:table-cell>
          <table:table-cell table:style-name="ce18" table:formula="of:=SUM([.S79:.T79])/[.F79]" office:value-type="percentage" office:value="0.4924883038332">
            <text:p>49%</text:p>
          </table:table-cell>
          <table:table-cell table:style-name="ce21" table:formula="of:=SUM([.O78:.O80])/SUM([.P78:.P80])" office:value-type="float" office:value="29.16">
            <text:p>29.2</text:p>
          </table:table-cell>
          <table:table-cell table:style-name="ce21"/>
          <table:table-cell table:style-name="ce22" table:formula="of:=SUM([.S78:.S80])/SUM([.T78:.T80])" office:value-type="float" office:value="7.64857940257725">
            <text:p>7.6</text:p>
          </table:table-cell>
          <table:table-cell table:style-name="ce8" office:value-type="float" office:value="285">
            <text:p>285</text:p>
          </table:table-cell>
          <table:table-cell table:style-name="ce8" office:value-type="float" office:value="11">
            <text:p>1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S$76]*([.S$82]/[.S$76])^(([.$A79]-[.$A$76])/([.$A$82]-[.$A$76]))" office:value-type="float" office:value="5095.00225711432">
            <text:p>5,095</text:p>
          </table:table-cell>
          <table:table-cell table:style-name="ce8" table:formula="of:=[.T$76]*([.T$82]/[.T$76])^(([.$A79]-[.$A$76])/([.$A$82]-[.$A$76]))" office:value-type="float" office:value="666.871052003309">
            <text:p>667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86">
            <text:p>1786</text:p>
          </table:table-cell>
          <table:table-cell office:value-type="string">
            <text:p>post American Revolution</text:p>
          </table:table-cell>
          <table:table-cell table:style-name="ce8" office:value-type="float" office:value="7827.68464101378">
            <text:p>7,828</text:p>
          </table:table-cell>
          <table:table-cell table:style-name="ce11" table:formula="of:=[.G80]/[.H80]" office:value-type="float" office:value="12.0897986978745">
            <text:p>12.1</text:p>
          </table:table-cell>
          <table:table-cell table:style-name="ce8" table:formula="of:=[.F80]*100/[.C80]" office:value-type="float" office:value="153.035346822773">
            <text:p>153</text:p>
          </table:table-cell>
          <table:table-cell table:style-name="ce8" table:formula="of:=[.G80]+[.H80]" office:value-type="float" office:value="11979.1243385684">
            <text:p>11,979</text:p>
          </table:table-cell>
          <table:table-cell table:style-name="ce8" table:formula="of:=SUM(OFFSET([.O80];-[.C$5]+1;0;[.C$5];1))+SUM(OFFSET([.Q80];-[.C$6]+1;0;[.C$6];1))+[.S80]" office:value-type="float" office:value="11063.9747159456">
            <text:p>11,064</text:p>
          </table:table-cell>
          <table:table-cell table:style-name="ce8" table:formula="of:=SUM(OFFSET([.P80];-[.D$5]+1;0;[.D$5];1))+SUM(OFFSET([.R80];-[.D$6]+1;0;[.D$6];1))+[.T80]" office:value-type="float" office:value="915.149622622806">
            <text:p>915</text:p>
          </table:table-cell>
          <table:table-cell table:style-name="ce18" table:formula="of:=(SUM(OFFSET([.O80];-[.C$5]+1;0;[.C$5];1))+SUM(OFFSET([.P80];-[.D$5]+1;0;[.D$5];1)))/[.F80]" office:value-type="percentage" office:value="0.287082753530463">
            <text:p>29%</text:p>
          </table:table-cell>
          <table:table-cell table:style-name="ce18" table:formula="of:=(SUM(OFFSET([.Q80];-[.C$6]+1;0;[.C$6];1))+SUM(OFFSET([.R80];-[.D$6]+1;0;[.D$6];1)))/[.F80]" office:value-type="percentage" office:value="0.188185239391359">
            <text:p>19%</text:p>
          </table:table-cell>
          <table:table-cell table:style-name="ce18" table:formula="of:=SUM([.S80:.T80])/[.F80]" office:value-type="percentage" office:value="0.524732007078177">
            <text:p>52%</text:p>
          </table:table-cell>
          <table:table-cell table:style-name="ce21" table:formula="of:=SUM([.O79:.O81])/SUM([.P79:.P81])" office:value-type="float" office:value="30.6666666666667">
            <text:p>30.7</text:p>
          </table:table-cell>
          <table:table-cell table:style-name="ce21" table:formula="of:=SUM([.Q79:.Q81])/SUM([.R79:.R81])" office:value-type="float" office:value="2.9738219895288">
            <text:p>3.0</text:p>
          </table:table-cell>
          <table:table-cell table:style-name="ce22" table:formula="of:=SUM([.S79:.S81])/SUM([.T79:.T81])" office:value-type="float" office:value="7.8104354069841">
            <text:p>7.8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S$76]*([.S$82]/[.S$76])^(([.$A80]-[.$A$76])/([.$A$82]-[.$A$76]))" office:value-type="float" office:value="5571.68033459322">
            <text:p>5,572</text:p>
          </table:table-cell>
          <table:table-cell table:style-name="ce8" table:formula="of:=[.T$76]*([.T$82]/[.T$76])^(([.$A80]-[.$A$76])/([.$A$82]-[.$A$76]))" office:value-type="float" office:value="714.149622622806">
            <text:p>714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87">
            <text:p>1787</text:p>
          </table:table-cell>
          <table:table-cell office:value-type="string">
            <text:p>post American Revolution</text:p>
          </table:table-cell>
          <table:table-cell table:style-name="ce8" office:value-type="float" office:value="7914.17749921119">
            <text:p>7,914</text:p>
          </table:table-cell>
          <table:table-cell table:style-name="ce11" table:formula="of:=[.G81]/[.H81]" office:value-type="float" office:value="9.89694463909196">
            <text:p>9.9</text:p>
          </table:table-cell>
          <table:table-cell table:style-name="ce8" table:formula="of:=[.F81]*100/[.C81]" office:value-type="float" office:value="159.000406432337">
            <text:p>159</text:p>
          </table:table-cell>
          <table:table-cell table:style-name="ce8" table:formula="of:=[.G81]+[.H81]" office:value-type="float" office:value="12583.5743895223">
            <text:p>12,584</text:p>
          </table:table-cell>
          <table:table-cell table:style-name="ce8" table:formula="of:=SUM(OFFSET([.O81];-[.C$5]+1;0;[.C$5];1))+SUM(OFFSET([.Q81];-[.C$6]+1;0;[.C$6];1))+[.S81]" office:value-type="float" office:value="11428.7943290291">
            <text:p>11,429</text:p>
          </table:table-cell>
          <table:table-cell table:style-name="ce8" table:formula="of:=SUM(OFFSET([.P81];-[.D$5]+1;0;[.D$5];1))+SUM(OFFSET([.R81];-[.D$6]+1;0;[.D$6];1))+[.T81]" office:value-type="float" office:value="1154.78006049326">
            <text:p>1,155</text:p>
          </table:table-cell>
          <table:table-cell table:style-name="ce18" table:formula="of:=(SUM(OFFSET([.O81];-[.C$5]+1;0;[.C$5];1))+SUM(OFFSET([.P81];-[.D$5]+1;0;[.D$5];1)))/[.F81]" office:value-type="percentage" office:value="0.280524427378857">
            <text:p>28%</text:p>
          </table:table-cell>
          <table:table-cell table:style-name="ce18" table:formula="of:=(SUM(OFFSET([.Q81];-[.C$6]+1;0;[.C$6];1))+SUM(OFFSET([.R81];-[.D$6]+1;0;[.D$6];1)))/[.F81]" office:value-type="percentage" office:value="0.174500409411184">
            <text:p>17%</text:p>
          </table:table-cell>
          <table:table-cell table:style-name="ce18" table:formula="of:=SUM([.S81:.T81])/[.F81]" office:value-type="percentage" office:value="0.54497516320996">
            <text:p>54%</text:p>
          </table:table-cell>
          <table:table-cell table:style-name="ce21" table:formula="of:=SUM([.O80:.O82])/SUM([.P80:.P82])" office:value-type="float" office:value="37.6">
            <text:p>37.6</text:p>
          </table:table-cell>
          <table:table-cell table:style-name="ce21" table:formula="of:=SUM([.Q80:.Q82])/SUM([.R80:.R82])" office:value-type="float" office:value="2.9738219895288">
            <text:p>3.0</text:p>
          </table:table-cell>
          <table:table-cell table:style-name="ce22" table:formula="of:=SUM([.S80:.S82])/SUM([.T80:.T82])" office:value-type="float" office:value="7.97571653974272">
            <text:p>8.0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568">
            <text:p>568</text:p>
          </table:table-cell>
          <table:table-cell table:style-name="ce8" office:value-type="float" office:value="191">
            <text:p>191</text:p>
          </table:table-cell>
          <table:table-cell table:style-name="ce8" table:formula="of:=[.S$76]*([.S$82]/[.S$76])^(([.$A81]-[.$A$76])/([.$A$82]-[.$A$76]))" office:value-type="float" office:value="6092.95544620135">
            <text:p>6,093</text:p>
          </table:table-cell>
          <table:table-cell table:style-name="ce8" table:formula="of:=[.T$76]*([.T$82]/[.T$76])^(([.$A81]-[.$A$76])/([.$A$82]-[.$A$76]))" office:value-type="float" office:value="764.780060493262">
            <text:p>765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88">
            <text:p>1788</text:p>
          </table:table-cell>
          <table:table-cell office:value-type="string">
            <text:p>pre Napoleonic Wars</text:p>
          </table:table-cell>
          <table:table-cell table:style-name="ce8" office:value-type="float" office:value="8010.30135855383">
            <text:p>8,010</text:p>
          </table:table-cell>
          <table:table-cell table:style-name="ce11" table:formula="of:=[.G82]/[.H82]" office:value-type="float" office:value="9.50180289981766">
            <text:p>9.5</text:p>
          </table:table-cell>
          <table:table-cell table:style-name="ce8" table:formula="of:=[.F82]*100/[.C82]" office:value-type="float" office:value="157.848876408106">
            <text:p>158</text:p>
          </table:table-cell>
          <table:table-cell table:style-name="ce8" table:formula="of:=[.G82]+[.H82]" office:value-type="float" office:value="12644.1706913805">
            <text:p>12,644</text:p>
          </table:table-cell>
          <table:table-cell table:style-name="ce8" table:formula="of:=SUM(OFFSET([.O82];-[.C$5]+1;0;[.C$5];1))+SUM(OFFSET([.Q82];-[.C$6]+1;0;[.C$6];1))+[.S82]" office:value-type="float" office:value="11440.1706913805">
            <text:p>11,440</text:p>
          </table:table-cell>
          <table:table-cell table:style-name="ce8" table:formula="of:=SUM(OFFSET([.P82];-[.D$5]+1;0;[.D$5];1))+SUM(OFFSET([.R82];-[.D$6]+1;0;[.D$6];1))+[.T82]" office:value-type="float" office:value="1204">
            <text:p>1,204</text:p>
          </table:table-cell>
          <table:table-cell table:style-name="ce18" table:formula="of:=(SUM(OFFSET([.O82];-[.C$5]+1;0;[.C$5];1))+SUM(OFFSET([.P82];-[.D$5]+1;0;[.D$5];1)))/[.F82]" office:value-type="percentage" office:value="0.279970912003997">
            <text:p>28%</text:p>
          </table:table-cell>
          <table:table-cell table:style-name="ce18" table:formula="of:=(SUM(OFFSET([.Q82];-[.C$6]+1;0;[.C$6];1))+SUM(OFFSET([.R82];-[.D$6]+1;0;[.D$6];1)))/[.F82]" office:value-type="percentage" office:value="0.128293957031622">
            <text:p>13%</text:p>
          </table:table-cell>
          <table:table-cell table:style-name="ce18" table:formula="of:=SUM([.S82:.T82])/[.F82]" office:value-type="percentage" office:value="0.591735130964381">
            <text:p>59%</text:p>
          </table:table-cell>
          <table:table-cell table:style-name="ce21" table:formula="of:=SUM([.O81:.O83])/SUM([.P81:.P83])" office:value-type="float" office:value="34.4615384615385">
            <text:p>34.5</text:p>
          </table:table-cell>
          <table:table-cell table:style-name="ce21" table:formula="of:=SUM([.Q81:.Q83])/SUM([.R81:.R83])" office:value-type="float" office:value="1.4220623501199">
            <text:p>1.4</text:p>
          </table:table-cell>
          <table:table-cell table:style-name="ce22" table:formula="of:=SUM([.S81:.S83])/SUM([.T81:.T83])" office:value-type="float" office:value="8.03279796446156">
            <text:p>8.0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82]" office:value-type="float" office:value="6663">
            <text:p>6,663</text:p>
          </table:table-cell>
          <table:table-cell table:style-name="ce8" table:formula="of:=[.V82]" office:value-type="float" office:value="819">
            <text:p>819</text:p>
          </table:table-cell>
          <table:table-cell table:style-name="ce8" office:value-type="float" office:value="6663">
            <text:p>6,663</text:p>
          </table:table-cell>
          <table:table-cell table:style-name="ce8" office:value-type="float" office:value="819">
            <text:p>819</text:p>
          </table:table-cell>
          <table:table-cell table:number-columns-repeated="1002"/>
        </table:table-row>
        <table:table-row table:style-name="ro1">
          <table:table-cell table:style-name="ce3" office:value-type="float" office:value="1789">
            <text:p>1789</text:p>
          </table:table-cell>
          <table:table-cell office:value-type="string">
            <text:p>pre Napoleonic Wars</text:p>
          </table:table-cell>
          <table:table-cell table:style-name="ce8" office:value-type="float" office:value="8095.65856134634">
            <text:p>8,096</text:p>
          </table:table-cell>
          <table:table-cell table:style-name="ce11" table:formula="of:=[.G83]/[.H83]" office:value-type="float" office:value="7.63941378459177">
            <text:p>7.6</text:p>
          </table:table-cell>
          <table:table-cell table:style-name="ce8" table:formula="of:=[.F83]*100/[.C83]" office:value-type="float" office:value="151.795385524831">
            <text:p>152</text:p>
          </table:table-cell>
          <table:table-cell table:style-name="ce8" table:formula="of:=[.G83]+[.H83]" office:value-type="float" office:value="12288.8361239697">
            <text:p>12,289</text:p>
          </table:table-cell>
          <table:table-cell table:style-name="ce8" table:formula="of:=SUM(OFFSET([.O83];-[.C$5]+1;0;[.C$5];1))+SUM(OFFSET([.Q83];-[.C$6]+1;0;[.C$6];1))+[.S83]" office:value-type="float" office:value="10866.4206186623">
            <text:p>10,866</text:p>
          </table:table-cell>
          <table:table-cell table:style-name="ce8" table:formula="of:=SUM(OFFSET([.P83];-[.D$5]+1;0;[.D$5];1))+SUM(OFFSET([.R83];-[.D$6]+1;0;[.D$6];1))+[.T83]" office:value-type="float" office:value="1422.41550530739">
            <text:p>1,422</text:p>
          </table:table-cell>
          <table:table-cell table:style-name="ce18" table:formula="of:=(SUM(OFFSET([.O83];-[.C$5]+1;0;[.C$5];1))+SUM(OFFSET([.P83];-[.D$5]+1;0;[.D$5];1)))/[.F83]" office:value-type="percentage" office:value="0.288880083043473">
            <text:p>29%</text:p>
          </table:table-cell>
          <table:table-cell table:style-name="ce18" table:formula="of:=(SUM(OFFSET([.Q83];-[.C$6]+1;0;[.C$6];1))+SUM(OFFSET([.R83];-[.D$6]+1;0;[.D$6];1)))/[.F83]" office:value-type="percentage" office:value="0.111563992054788">
            <text:p>11%</text:p>
          </table:table-cell>
          <table:table-cell table:style-name="ce18" table:formula="of:=SUM([.S83:.T83])/[.F83]" office:value-type="percentage" office:value="0.599555924901738">
            <text:p>60%</text:p>
          </table:table-cell>
          <table:table-cell table:style-name="ce21" table:formula="of:=SUM([.O82:.O84])/SUM([.P82:.P84])" office:value-type="float" office:value="47">
            <text:p>47.0</text:p>
          </table:table-cell>
          <table:table-cell table:style-name="ce21" table:formula="of:=SUM([.Q82:.Q84])/SUM([.R82:.R84])" office:value-type="float" office:value="3.17105263157895">
            <text:p>3.2</text:p>
          </table:table-cell>
          <table:table-cell table:style-name="ce22" table:formula="of:=SUM([.S82:.S84])/SUM([.T82:.T84])" office:value-type="float" office:value="7.99238614084765">
            <text:p>8.0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26">
            <text:p>226</text:p>
          </table:table-cell>
          <table:table-cell table:style-name="ce8" table:formula="of:=[.S$82]*([.S$94]/[.S$82])^(([.$A83]-[.$A$82])/([.$A$94]-[.$A$82]))" office:value-type="float" office:value="6548.42900296516">
            <text:p>6,548</text:p>
          </table:table-cell>
          <table:table-cell table:style-name="ce8" table:formula="of:=[.T$82]*([.T$94]/[.T$82])^(([.$A83]-[.$A$82])/([.$A$94]-[.$A$82]))" office:value-type="float" office:value="819.415505307385">
            <text:p>819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90">
            <text:p>1790</text:p>
          </table:table-cell>
          <table:table-cell office:value-type="string">
            <text:p>pre Napoleonic Wars</text:p>
          </table:table-cell>
          <table:table-cell table:style-name="ce8" office:value-type="float" office:value="8206.73952067232">
            <text:p>8,207</text:p>
          </table:table-cell>
          <table:table-cell table:style-name="ce11" table:formula="of:=[.G84]/[.H84]" office:value-type="float" office:value="7.61813635100219">
            <text:p>7.6</text:p>
          </table:table-cell>
          <table:table-cell table:style-name="ce8" table:formula="of:=[.F84]*100/[.C84]" office:value-type="float" office:value="156.976583153776">
            <text:p>157</text:p>
          </table:table-cell>
          <table:table-cell table:style-name="ce8" table:formula="of:=[.G84]+[.H84]" office:value-type="float" office:value="12882.659287882">
            <text:p>12,883</text:p>
          </table:table-cell>
          <table:table-cell table:style-name="ce8" table:formula="of:=SUM(OFFSET([.O84];-[.C$5]+1;0;[.C$5];1))+SUM(OFFSET([.Q84];-[.C$6]+1;0;[.C$6];1))+[.S84]" office:value-type="float" office:value="11387.8280664678">
            <text:p>11,388</text:p>
          </table:table-cell>
          <table:table-cell table:style-name="ce8" table:formula="of:=SUM(OFFSET([.P84];-[.D$5]+1;0;[.D$5];1))+SUM(OFFSET([.R84];-[.D$6]+1;0;[.D$6];1))+[.T84]" office:value-type="float" office:value="1494.83122141411">
            <text:p>1,495</text:p>
          </table:table-cell>
          <table:table-cell table:style-name="ce18" table:formula="of:=(SUM(OFFSET([.O84];-[.C$5]+1;0;[.C$5];1))+SUM(OFFSET([.P84];-[.D$5]+1;0;[.D$5];1)))/[.F84]" office:value-type="percentage" office:value="0.279445409488267">
            <text:p>28%</text:p>
          </table:table-cell>
          <table:table-cell table:style-name="ce18" table:formula="of:=(SUM(OFFSET([.Q84];-[.C$6]+1;0;[.C$6];1))+SUM(OFFSET([.R84];-[.D$6]+1;0;[.D$6];1)))/[.F84]" office:value-type="percentage" office:value="0.157343290286866">
            <text:p>16%</text:p>
          </table:table-cell>
          <table:table-cell table:style-name="ce18" table:formula="of:=SUM([.S84:.T84])/[.F84]" office:value-type="percentage" office:value="0.563211300224867">
            <text:p>56%</text:p>
          </table:table-cell>
          <table:table-cell table:style-name="ce21" table:formula="of:=SUM([.O83:.O85])/SUM([.P83:.P85])" office:value-type="float" office:value="33.3636363636364">
            <text:p>33.4</text:p>
          </table:table-cell>
          <table:table-cell table:style-name="ce21" table:formula="of:=SUM([.Q83:.Q85])/SUM([.R83:.R85])" office:value-type="float" office:value="6.07247259439708">
            <text:p>6.1</text:p>
          </table:table-cell>
          <table:table-cell table:style-name="ce22" table:formula="of:=SUM([.S83:.S85])/SUM([.T83:.T85])" office:value-type="float" office:value="7.85097315331707">
            <text:p>7.9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939">
            <text:p>939</text:p>
          </table:table-cell>
          <table:table-cell table:style-name="ce8" office:value-type="float" office:value="78">
            <text:p>78</text:p>
          </table:table-cell>
          <table:table-cell table:style-name="ce8" table:formula="of:=[.S$82]*([.S$94]/[.S$82])^(([.$A84]-[.$A$82])/([.$A$94]-[.$A$82]))" office:value-type="float" office:value="6435.82806646784">
            <text:p>6,436</text:p>
          </table:table-cell>
          <table:table-cell table:style-name="ce8" table:formula="of:=[.T$82]*([.T$94]/[.T$82])^(([.$A84]-[.$A$82])/([.$A$94]-[.$A$82]))" office:value-type="float" office:value="819.831221414112">
            <text:p>820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91">
            <text:p>1791</text:p>
          </table:table-cell>
          <table:table-cell office:value-type="string">
            <text:p>pre Napoleonic Wars</text:p>
          </table:table-cell>
          <table:table-cell table:style-name="ce8" office:value-type="float" office:value="8303.83390728647">
            <text:p>8,304</text:p>
          </table:table-cell>
          <table:table-cell table:style-name="ce11" table:formula="of:=[.G85]/[.H85]" office:value-type="float" office:value="7.84803349108853">
            <text:p>7.8</text:p>
          </table:table-cell>
          <table:table-cell table:style-name="ce8" table:formula="of:=[.F85]*100/[.C85]" office:value-type="float" office:value="185.678213650255">
            <text:p>186</text:p>
          </table:table-cell>
          <table:table-cell table:style-name="ce8" table:formula="of:=[.G85]+[.H85]" office:value-type="float" office:value="15418.4104635337">
            <text:p>15,418</text:p>
          </table:table-cell>
          <table:table-cell table:style-name="ce8" table:formula="of:=SUM(OFFSET([.O85];-[.C$5]+1;0;[.C$5];1))+SUM(OFFSET([.Q85];-[.C$6]+1;0;[.C$6];1))+[.S85]" office:value-type="float" office:value="13675.8299817733">
            <text:p>13,676</text:p>
          </table:table-cell>
          <table:table-cell table:style-name="ce8" table:formula="of:=SUM(OFFSET([.P85];-[.D$5]+1;0;[.D$5];1))+SUM(OFFSET([.R85];-[.D$6]+1;0;[.D$6];1))+[.T85]" office:value-type="float" office:value="1742.58048176046">
            <text:p>1,743</text:p>
          </table:table-cell>
          <table:table-cell table:style-name="ce18" table:formula="of:=(SUM(OFFSET([.O85];-[.C$5]+1;0;[.C$5];1))+SUM(OFFSET([.P85];-[.D$5]+1;0;[.D$5];1)))/[.F85]" office:value-type="percentage" office:value="0.236275977255639">
            <text:p>24%</text:p>
          </table:table-cell>
          <table:table-cell table:style-name="ce18" table:formula="of:=(SUM(OFFSET([.Q85];-[.C$6]+1;0;[.C$6];1))+SUM(OFFSET([.R85];-[.D$6]+1;0;[.D$6];1)))/[.F85]" office:value-type="percentage" office:value="0.300290358137142">
            <text:p>30%</text:p>
          </table:table-cell>
          <table:table-cell table:style-name="ce18" table:formula="of:=SUM([.S85:.T85])/[.F85]" office:value-type="percentage" office:value="0.463433664607218">
            <text:p>46%</text:p>
          </table:table-cell>
          <table:table-cell table:style-name="ce21" table:formula="of:=SUM([.O84:.O86])/SUM([.P84:.P86])" office:value-type="float" office:value="25.7692307692308">
            <text:p>25.8</text:p>
          </table:table-cell>
          <table:table-cell table:style-name="ce21" table:formula="of:=SUM([.Q84:.Q86])/SUM([.R84:.R86])" office:value-type="float" office:value="8.98280542986425">
            <text:p>9.0</text:p>
          </table:table-cell>
          <table:table-cell table:style-name="ce22" table:formula="of:=SUM([.S84:.S86])/SUM([.T84:.T86])" office:value-type="float" office:value="7.71206225123254">
            <text:p>7.7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359.66666666667">
            <text:p>2,360</text:p>
          </table:table-cell>
          <table:table-cell table:style-name="ce8" office:value-type="float" office:value="243.333333333333">
            <text:p>243</text:p>
          </table:table-cell>
          <table:table-cell table:style-name="ce8" table:formula="of:=[.S$82]*([.S$94]/[.S$82])^(([.$A85]-[.$A$82])/([.$A$94]-[.$A$82]))" office:value-type="float" office:value="6325.16331510658">
            <text:p>6,325</text:p>
          </table:table-cell>
          <table:table-cell table:style-name="ce8" table:formula="of:=[.T$82]*([.T$94]/[.T$82])^(([.$A85]-[.$A$82])/([.$A$94]-[.$A$82]))" office:value-type="float" office:value="820.247148427125">
            <text:p>820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92">
            <text:p>1792</text:p>
          </table:table-cell>
          <table:table-cell office:value-type="string">
            <text:p>pre Napoleonic Wars</text:p>
          </table:table-cell>
          <table:table-cell table:style-name="ce8" office:value-type="float" office:value="8411.62072727576">
            <text:p>8,412</text:p>
          </table:table-cell>
          <table:table-cell table:style-name="ce11" table:formula="of:=[.G86]/[.H86]" office:value-type="float" office:value="7.5967004475448">
            <text:p>7.6</text:p>
          </table:table-cell>
          <table:table-cell table:style-name="ce8" table:formula="of:=[.F86]*100/[.C86]" office:value-type="float" office:value="182.938166630917">
            <text:p>183</text:p>
          </table:table-cell>
          <table:table-cell table:style-name="ce8" table:formula="of:=[.G86]+[.H86]" office:value-type="float" office:value="15388.0647424245">
            <text:p>15,388</text:p>
          </table:table-cell>
          <table:table-cell table:style-name="ce8" table:formula="of:=SUM(OFFSET([.O86];-[.C$5]+1;0;[.C$5];1))+SUM(OFFSET([.Q86];-[.C$6]+1;0;[.C$6];1))+[.S86]" office:value-type="float" office:value="13598.0681226377">
            <text:p>13,598</text:p>
          </table:table-cell>
          <table:table-cell table:style-name="ce8" table:formula="of:=SUM(OFFSET([.P86];-[.D$5]+1;0;[.D$5];1))+SUM(OFFSET([.R86];-[.D$6]+1;0;[.D$6];1))+[.T86]" office:value-type="float" office:value="1789.99661978676">
            <text:p>1,790</text:p>
          </table:table-cell>
          <table:table-cell table:style-name="ce18" table:formula="of:=(SUM(OFFSET([.O86];-[.C$5]+1;0;[.C$5];1))+SUM(OFFSET([.P86];-[.D$5]+1;0;[.D$5];1)))/[.F86]" office:value-type="percentage" office:value="0.238106614530835">
            <text:p>24%</text:p>
          </table:table-cell>
          <table:table-cell table:style-name="ce18" table:formula="of:=(SUM(OFFSET([.Q86];-[.C$6]+1;0;[.C$6];1))+SUM(OFFSET([.R86];-[.D$6]+1;0;[.D$6];1)))/[.F86]" office:value-type="percentage" office:value="0.304586709144657">
            <text:p>30%</text:p>
          </table:table-cell>
          <table:table-cell table:style-name="ce18" table:formula="of:=SUM([.S86:.T86])/[.F86]" office:value-type="percentage" office:value="0.457306676324508">
            <text:p>46%</text:p>
          </table:table-cell>
          <table:table-cell table:style-name="ce21" table:formula="of:=SUM([.O85:.O87])/SUM([.P85:.P87])" office:value-type="float" office:value="18.9285714285714">
            <text:p>18.9</text:p>
          </table:table-cell>
          <table:table-cell table:style-name="ce21" table:formula="of:=SUM([.Q85:.Q87])/SUM([.R85:.R87])" office:value-type="float" office:value="8.13386727688787">
            <text:p>8.1</text:p>
          </table:table-cell>
          <table:table-cell table:style-name="ce22" table:formula="of:=SUM([.S85:.S87])/SUM([.T85:.T87])" office:value-type="float" office:value="7.57560916403811">
            <text:p>7.6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7">
            <text:p>47</text:p>
          </table:table-cell>
          <table:table-cell table:style-name="ce8" table:formula="of:=[.S$82]*([.S$94]/[.S$82])^(([.$A86]-[.$A$82])/([.$A$94]-[.$A$82]))" office:value-type="float" office:value="6216.40145597106">
            <text:p>6,216</text:p>
          </table:table-cell>
          <table:table-cell table:style-name="ce8" table:formula="of:=[.T$82]*([.T$94]/[.T$82])^(([.$A86]-[.$A$82])/([.$A$94]-[.$A$82]))" office:value-type="float" office:value="820.663286453424">
            <text:p>821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93">
            <text:p>1793</text:p>
          </table:table-cell>
          <table:table-cell office:value-type="string">
            <text:p>Napoleonic Wars, pt. 1</text:p>
          </table:table-cell>
          <table:table-cell table:style-name="ce8" office:value-type="float" office:value="8511.86258503982">
            <text:p>8,512</text:p>
          </table:table-cell>
          <table:table-cell table:style-name="ce11" table:formula="of:=[.G87]/[.H87]" office:value-type="float" office:value="7.52461955373265">
            <text:p>7.5</text:p>
          </table:table-cell>
          <table:table-cell table:style-name="ce8" table:formula="of:=[.F87]*100/[.C87]" office:value-type="float" office:value="179.30963113821">
            <text:p>179</text:p>
          </table:table-cell>
          <table:table-cell table:style-name="ce8" table:formula="of:=[.G87]+[.H87]" office:value-type="float" office:value="15262.5894042262">
            <text:p>15,263</text:p>
          </table:table-cell>
          <table:table-cell table:style-name="ce8" table:formula="of:=SUM(OFFSET([.O87];-[.C$5]+1;0;[.C$5];1))+SUM(OFFSET([.Q87];-[.C$6]+1;0;[.C$6];1))+[.S87]" office:value-type="float" office:value="13472.1764352928">
            <text:p>13,472</text:p>
          </table:table-cell>
          <table:table-cell table:style-name="ce8" table:formula="of:=SUM(OFFSET([.P87];-[.D$5]+1;0;[.D$5];1))+SUM(OFFSET([.R87];-[.D$6]+1;0;[.D$6];1))+[.T87]" office:value-type="float" office:value="1790.4129689334">
            <text:p>1,790</text:p>
          </table:table-cell>
          <table:table-cell table:style-name="ce18" table:formula="of:=(SUM(OFFSET([.O87];-[.C$5]+1;0;[.C$5];1))+SUM(OFFSET([.P87];-[.D$5]+1;0;[.D$5];1)))/[.F87]" office:value-type="percentage" office:value="0.238753720190559">
            <text:p>24%</text:p>
          </table:table-cell>
          <table:table-cell table:style-name="ce18" table:formula="of:=(SUM(OFFSET([.Q87];-[.C$6]+1;0;[.C$6];1))+SUM(OFFSET([.R87];-[.D$6]+1;0;[.D$6];1)))/[.F87]" office:value-type="percentage" office:value="0.307156267907063">
            <text:p>31%</text:p>
          </table:table-cell>
          <table:table-cell table:style-name="ce18" table:formula="of:=SUM([.S87:.T87])/[.F87]" office:value-type="percentage" office:value="0.454090011902378">
            <text:p>45%</text:p>
          </table:table-cell>
          <table:table-cell table:style-name="ce21" table:formula="of:=SUM([.O86:.O88])/SUM([.P86:.P88])" office:value-type="float" office:value="15.5">
            <text:p>15.5</text:p>
          </table:table-cell>
          <table:table-cell table:style-name="ce21" table:formula="of:=SUM([.Q86:.Q88])/SUM([.R86:.R88])" office:value-type="float" office:value="0.2">
            <text:p>0.2</text:p>
          </table:table-cell>
          <table:table-cell table:style-name="ce22" table:formula="of:=SUM([.S86:.S88])/SUM([.T86:.T88])" office:value-type="float" office:value="7.44157040447724">
            <text:p>7.4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formula="of:=[.S$82]*([.S$94]/[.S$82])^(([.$A87]-[.$A$82])/([.$A$94]-[.$A$82]))" office:value-type="float" office:value="6109.5097686261">
            <text:p>6,110</text:p>
          </table:table-cell>
          <table:table-cell table:style-name="ce8" table:formula="of:=[.T$82]*([.T$94]/[.T$82])^(([.$A87]-[.$A$82])/([.$A$94]-[.$A$82]))" office:value-type="float" office:value="821.079635600063">
            <text:p>821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94">
            <text:p>1794</text:p>
          </table:table-cell>
          <table:table-cell office:value-type="string">
            <text:p>Napoleonic Wars, pt. 1</text:p>
          </table:table-cell>
          <table:table-cell table:style-name="ce8" office:value-type="float" office:value="8604.5640270847">
            <text:p>8,605</text:p>
          </table:table-cell>
          <table:table-cell table:style-name="ce11" table:formula="of:=[.G88]/[.H88]" office:value-type="float" office:value="7.25005895019234">
            <text:p>7.3</text:p>
          </table:table-cell>
          <table:table-cell table:style-name="ce8" table:formula="of:=[.F88]*100/[.C88]" office:value-type="float" office:value="176.754478708842">
            <text:p>177</text:p>
          </table:table-cell>
          <table:table-cell table:style-name="ce8" table:formula="of:=[.G88]+[.H88]" office:value-type="float" office:value="15208.9522912421">
            <text:p>15,209</text:p>
          </table:table-cell>
          <table:table-cell table:style-name="ce8" table:formula="of:=SUM(OFFSET([.O88];-[.C$5]+1;0;[.C$5];1))+SUM(OFFSET([.Q88];-[.C$6]+1;0;[.C$6];1))+[.S88]" office:value-type="float" office:value="13365.4560952679">
            <text:p>13,365</text:p>
          </table:table-cell>
          <table:table-cell table:style-name="ce8" table:formula="of:=SUM(OFFSET([.P88];-[.D$5]+1;0;[.D$5];1))+SUM(OFFSET([.R88];-[.D$6]+1;0;[.D$6];1))+[.T88]" office:value-type="float" office:value="1843.49619597415">
            <text:p>1,843</text:p>
          </table:table-cell>
          <table:table-cell table:style-name="ce18" table:formula="of:=(SUM(OFFSET([.O88];-[.C$5]+1;0;[.C$5];1))+SUM(OFFSET([.P88];-[.D$5]+1;0;[.D$5];1)))/[.F88]" office:value-type="percentage" office:value="0.238740968507796">
            <text:p>24%</text:p>
          </table:table-cell>
          <table:table-cell table:style-name="ce18" table:formula="of:=(SUM(OFFSET([.Q88];-[.C$6]+1;0;[.C$6];1))+SUM(OFFSET([.R88];-[.D$6]+1;0;[.D$6];1)))/[.F88]" office:value-type="percentage" office:value="0.312447557793734">
            <text:p>31%</text:p>
          </table:table-cell>
          <table:table-cell table:style-name="ce18" table:formula="of:=SUM([.S88:.T88])/[.F88]" office:value-type="percentage" office:value="0.448811473698469">
            <text:p>45%</text:p>
          </table:table-cell>
          <table:table-cell table:style-name="ce21" table:formula="of:=SUM([.O87:.O89])/SUM([.P87:.P89])" office:value-type="float" office:value="15.75">
            <text:p>15.8</text:p>
          </table:table-cell>
          <table:table-cell table:style-name="ce21" table:formula="of:=SUM([.Q87:.Q89])/SUM([.R87:.R89])" office:value-type="float" office:value="0.0603907637655417">
            <text:p>0.1</text:p>
          </table:table-cell>
          <table:table-cell table:style-name="ce22" table:formula="of:=SUM([.S87:.S89])/SUM([.T87:.T89])" office:value-type="float" office:value="7.30990325473355">
            <text:p>7.3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.3333333333333">
            <text:p>10</text:p>
          </table:table-cell>
          <table:table-cell table:style-name="ce8" office:value-type="float" office:value="53.6666666666667">
            <text:p>54</text:p>
          </table:table-cell>
          <table:table-cell table:style-name="ce8" table:formula="of:=[.S$82]*([.S$94]/[.S$82])^(([.$A88]-[.$A$82])/([.$A$94]-[.$A$82]))" office:value-type="float" office:value="6004.45609526791">
            <text:p>6,004</text:p>
          </table:table-cell>
          <table:table-cell table:style-name="ce8" table:formula="of:=[.T$82]*([.T$94]/[.T$82])^(([.$A88]-[.$A$82])/([.$A$94]-[.$A$82]))" office:value-type="float" office:value="821.496195974151">
            <text:p>821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95">
            <text:p>1795</text:p>
          </table:table-cell>
          <table:table-cell office:value-type="string">
            <text:p>Napoleonic Wars, pt. 1</text:p>
          </table:table-cell>
          <table:table-cell table:style-name="ce8" office:value-type="float" office:value="8684.36951388342">
            <text:p>8,684</text:p>
          </table:table-cell>
          <table:table-cell table:style-name="ce11" table:formula="of:=[.G89]/[.H89]" office:value-type="float" office:value="6.72248302391317">
            <text:p>6.7</text:p>
          </table:table-cell>
          <table:table-cell table:style-name="ce8" table:formula="of:=[.F89]*100/[.C89]" office:value-type="float" office:value="175.972726336683">
            <text:p>176</text:p>
          </table:table-cell>
          <table:table-cell table:style-name="ce8" table:formula="of:=[.G89]+[.H89]" office:value-type="float" office:value="15282.1217987324">
            <text:p>15,282</text:p>
          </table:table-cell>
          <table:table-cell table:style-name="ce8" table:formula="of:=SUM(OFFSET([.O89];-[.C$5]+1;0;[.C$5];1))+SUM(OFFSET([.Q89];-[.C$6]+1;0;[.C$6];1))+[.S89]" office:value-type="float" office:value="13303.2088310496">
            <text:p>13,303</text:p>
          </table:table-cell>
          <table:table-cell table:style-name="ce8" table:formula="of:=SUM(OFFSET([.P89];-[.D$5]+1;0;[.D$5];1))+SUM(OFFSET([.R89];-[.D$6]+1;0;[.D$6];1))+[.T89]" office:value-type="float" office:value="1978.91296768285">
            <text:p>1,979</text:p>
          </table:table-cell>
          <table:table-cell table:style-name="ce18" table:formula="of:=(SUM(OFFSET([.O89];-[.C$5]+1;0;[.C$5];1))+SUM(OFFSET([.P89];-[.D$5]+1;0;[.D$5];1)))/[.F89]" office:value-type="percentage" office:value="0.240346206395545">
            <text:p>24%</text:p>
          </table:table-cell>
          <table:table-cell table:style-name="ce18" table:formula="of:=(SUM(OFFSET([.Q89];-[.C$6]+1;0;[.C$6];1))+SUM(OFFSET([.R89];-[.D$6]+1;0;[.D$6];1)))/[.F89]" office:value-type="percentage" office:value="0.319720001211171">
            <text:p>32%</text:p>
          </table:table-cell>
          <table:table-cell table:style-name="ce18" table:formula="of:=SUM([.S89:.T89])/[.F89]" office:value-type="percentage" office:value="0.439933792393284">
            <text:p>44%</text:p>
          </table:table-cell>
          <table:table-cell table:style-name="ce21" table:formula="of:=SUM([.O88:.O90])/SUM([.P88:.P90])" office:value-type="float" office:value="17.9166666666667">
            <text:p>17.9</text:p>
          </table:table-cell>
          <table:table-cell table:style-name="ce21" table:formula="of:=SUM([.Q88:.Q90])/SUM([.R88:.R90])" office:value-type="float" office:value="0.0607142857142857">
            <text:p>0.1</text:p>
          </table:table-cell>
          <table:table-cell table:style-name="ce22" table:formula="of:=SUM([.S88:.S90])/SUM([.T88:.T90])" office:value-type="float" office:value="7.18056575281679">
            <text:p>7.2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33">
            <text:p>133</text:p>
          </table:table-cell>
          <table:table-cell table:style-name="ce8" table:formula="of:=[.S$82]*([.S$94]/[.S$82])^(([.$A89]-[.$A$82])/([.$A$94]-[.$A$82]))" office:value-type="float" office:value="5901.20883104957">
            <text:p>5,901</text:p>
          </table:table-cell>
          <table:table-cell table:style-name="ce8" table:formula="of:=[.T$82]*([.T$94]/[.T$82])^(([.$A89]-[.$A$82])/([.$A$94]-[.$A$82]))" office:value-type="float" office:value="821.912967682849">
            <text:p>822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96">
            <text:p>1796</text:p>
          </table:table-cell>
          <table:table-cell office:value-type="string">
            <text:p>Napoleonic Wars, pt. 1</text:p>
          </table:table-cell>
          <table:table-cell table:style-name="ce8" office:value-type="float" office:value="8786.65620833626">
            <text:p>8,787</text:p>
          </table:table-cell>
          <table:table-cell table:style-name="ce11" table:formula="of:=[.G90]/[.H90]" office:value-type="float" office:value="6.68783127354434">
            <text:p>6.7</text:p>
          </table:table-cell>
          <table:table-cell table:style-name="ce8" table:formula="of:=[.F90]*100/[.C90]" office:value-type="float" office:value="173.092772777166">
            <text:p>173</text:p>
          </table:table-cell>
          <table:table-cell table:style-name="ce8" table:formula="of:=[.G90]+[.H90]" office:value-type="float" office:value="15209.0668654063">
            <text:p>15,209</text:p>
          </table:table-cell>
          <table:table-cell table:style-name="ce8" table:formula="of:=SUM(OFFSET([.O90];-[.C$5]+1;0;[.C$5];1))+SUM(OFFSET([.Q90];-[.C$6]+1;0;[.C$6];1))+[.S90]" office:value-type="float" office:value="13230.7369145729">
            <text:p>13,231</text:p>
          </table:table-cell>
          <table:table-cell table:style-name="ce8" table:formula="of:=SUM(OFFSET([.P90];-[.D$5]+1;0;[.D$5];1))+SUM(OFFSET([.R90];-[.D$6]+1;0;[.D$6];1))+[.T90]" office:value-type="float" office:value="1978.32995083338">
            <text:p>1,978</text:p>
          </table:table-cell>
          <table:table-cell table:style-name="ce18" table:formula="of:=(SUM(OFFSET([.O90];-[.C$5]+1;0;[.C$5];1))+SUM(OFFSET([.P90];-[.D$5]+1;0;[.D$5];1)))/[.F90]" office:value-type="percentage" office:value="0.243341687741416">
            <text:p>24%</text:p>
          </table:table-cell>
          <table:table-cell table:style-name="ce18" table:formula="of:=(SUM(OFFSET([.Q90];-[.C$6]+1;0;[.C$6];1))+SUM(OFFSET([.R90];-[.D$6]+1;0;[.D$6];1)))/[.F90]" office:value-type="percentage" office:value="0.321255737990964">
            <text:p>32%</text:p>
          </table:table-cell>
          <table:table-cell table:style-name="ce18" table:formula="of:=SUM([.S90:.T90])/[.F90]" office:value-type="percentage" office:value="0.435402574267621">
            <text:p>44%</text:p>
          </table:table-cell>
          <table:table-cell table:style-name="ce21" table:formula="of:=SUM([.O89:.O91])/SUM([.P89:.P91])" office:value-type="float" office:value="17.9230769230769">
            <text:p>17.9</text:p>
          </table:table-cell>
          <table:table-cell table:style-name="ce21" table:formula="of:=SUM([.Q89:.Q91])/SUM([.R89:.R91])" office:value-type="float" office:value="2.51462227275958">
            <text:p>2.5</text:p>
          </table:table-cell>
          <table:table-cell table:style-name="ce22" table:formula="of:=SUM([.S89:.S91])/SUM([.T89:.T91])" office:value-type="float" office:value="7.05351667918958">
            <text:p>7.1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S$82]*([.S$94]/[.S$82])^(([.$A90]-[.$A$82])/([.$A$94]-[.$A$82]))" office:value-type="float" office:value="5799.73691457289">
            <text:p>5,800</text:p>
          </table:table-cell>
          <table:table-cell table:style-name="ce8" table:formula="of:=[.T$82]*([.T$94]/[.T$82])^(([.$A90]-[.$A$82])/([.$A$94]-[.$A$82]))" office:value-type="float" office:value="822.329950833375">
            <text:p>822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97">
            <text:p>1797</text:p>
          </table:table-cell>
          <table:table-cell office:value-type="string">
            <text:p>Napoleonic Wars, pt. 1</text:p>
          </table:table-cell>
          <table:table-cell table:style-name="ce8" office:value-type="float" office:value="8878.19167128261">
            <text:p>8,878</text:p>
          </table:table-cell>
          <table:table-cell table:style-name="ce11" table:formula="of:=[.G91]/[.H91]" office:value-type="float" office:value="7.38275057985445">
            <text:p>7.4</text:p>
          </table:table-cell>
          <table:table-cell table:style-name="ce8" table:formula="of:=[.F91]*100/[.C91]" office:value-type="float" office:value="174.830162929275">
            <text:p>175</text:p>
          </table:table-cell>
          <table:table-cell table:style-name="ce8" table:formula="of:=[.G91]+[.H91]" office:value-type="float" office:value="15521.7569640767">
            <text:p>15,522</text:p>
          </table:table-cell>
          <table:table-cell table:style-name="ce8" table:formula="of:=SUM(OFFSET([.O91];-[.C$5]+1;0;[.C$5];1))+SUM(OFFSET([.Q91];-[.C$6]+1;0;[.C$6];1))+[.S91]" office:value-type="float" office:value="13670.1264263176">
            <text:p>13,670</text:p>
          </table:table-cell>
          <table:table-cell table:style-name="ce8" table:formula="of:=SUM(OFFSET([.P91];-[.D$5]+1;0;[.D$5];1))+SUM(OFFSET([.R91];-[.D$6]+1;0;[.D$6];1))+[.T91]" office:value-type="float" office:value="1851.63053775915">
            <text:p>1,852</text:p>
          </table:table-cell>
          <table:table-cell table:style-name="ce18" table:formula="of:=(SUM(OFFSET([.O91];-[.C$5]+1;0;[.C$5];1))+SUM(OFFSET([.P91];-[.D$5]+1;0;[.D$5];1)))/[.F91]" office:value-type="percentage" office:value="0.24088767841511">
            <text:p>24%</text:p>
          </table:table-cell>
          <table:table-cell table:style-name="ce18" table:formula="of:=(SUM(OFFSET([.Q91];-[.C$6]+1;0;[.C$6];1))+SUM(OFFSET([.R91];-[.D$6]+1;0;[.D$6];1)))/[.F91]" office:value-type="percentage" office:value="0.33887916246683">
            <text:p>34%</text:p>
          </table:table-cell>
          <table:table-cell table:style-name="ce18" table:formula="of:=SUM([.S91:.T91])/[.F91]" office:value-type="percentage" office:value="0.42023315911806">
            <text:p>42%</text:p>
          </table:table-cell>
          <table:table-cell table:style-name="ce21" table:formula="of:=SUM([.O90:.O92])/SUM([.P90:.P92])" office:value-type="float" office:value="19.3076923076923">
            <text:p>19.3</text:p>
          </table:table-cell>
          <table:table-cell table:style-name="ce21" table:formula="of:=SUM([.Q90:.Q92])/SUM([.R90:.R92])" office:value-type="float" office:value="4.94181321448072">
            <text:p>4.9</text:p>
          </table:table-cell>
          <table:table-cell table:style-name="ce22" table:formula="of:=SUM([.S90:.S92])/SUM([.T90:.T92])" office:value-type="float" office:value="6.92871554363093">
            <text:p>6.9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99.116607773852">
            <text:p>499</text:p>
          </table:table-cell>
          <table:table-cell table:style-name="ce8" office:value-type="float" office:value="65.8833922261484">
            <text:p>66</text:p>
          </table:table-cell>
          <table:table-cell table:style-name="ce8" table:formula="of:=[.S$82]*([.S$94]/[.S$82])^(([.$A91]-[.$A$82])/([.$A$94]-[.$A$82]))" office:value-type="float" office:value="5700.00981854371">
            <text:p>5,700</text:p>
          </table:table-cell>
          <table:table-cell table:style-name="ce8" table:formula="of:=[.T$82]*([.T$94]/[.T$82])^(([.$A91]-[.$A$82])/([.$A$94]-[.$A$82]))" office:value-type="float" office:value="822.747145533">
            <text:p>823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98">
            <text:p>1798</text:p>
          </table:table-cell>
          <table:table-cell office:value-type="string">
            <text:p>Napoleonic Wars, pt. 1</text:p>
          </table:table-cell>
          <table:table-cell table:style-name="ce8" office:value-type="float" office:value="8998.62375585945">
            <text:p>8,999</text:p>
          </table:table-cell>
          <table:table-cell table:style-name="ce11" table:formula="of:=[.G92]/[.H92]" office:value-type="float" office:value="7.15184114760181">
            <text:p>7.2</text:p>
          </table:table-cell>
          <table:table-cell table:style-name="ce8" table:formula="of:=[.F92]*100/[.C92]" office:value-type="float" office:value="175.795349618617">
            <text:p>176</text:p>
          </table:table-cell>
          <table:table-cell table:style-name="ce8" table:formula="of:=[.G92]+[.H92]" office:value-type="float" office:value="15819.162092477">
            <text:p>15,819</text:p>
          </table:table-cell>
          <table:table-cell table:style-name="ce8" table:formula="of:=SUM(OFFSET([.O92];-[.C$5]+1;0;[.C$5];1))+SUM(OFFSET([.Q92];-[.C$6]+1;0;[.C$6];1))+[.S92]" office:value-type="float" office:value="13878.5989968467">
            <text:p>13,879</text:p>
          </table:table-cell>
          <table:table-cell table:style-name="ce8" table:formula="of:=SUM(OFFSET([.P92];-[.D$5]+1;0;[.D$5];1))+SUM(OFFSET([.R92];-[.D$6]+1;0;[.D$6];1))+[.T92]" office:value-type="float" office:value="1940.56309563035">
            <text:p>1,941</text:p>
          </table:table-cell>
          <table:table-cell table:style-name="ce18" table:formula="of:=(SUM(OFFSET([.O92];-[.C$5]+1;0;[.C$5];1))+SUM(OFFSET([.P92];-[.D$5]+1;0;[.D$5];1)))/[.F92]" office:value-type="percentage" office:value="0.236422130207427">
            <text:p>24%</text:p>
          </table:table-cell>
          <table:table-cell table:style-name="ce18" table:formula="of:=(SUM(OFFSET([.Q92];-[.C$6]+1;0;[.C$6];1))+SUM(OFFSET([.R92];-[.D$6]+1;0;[.D$6];1)))/[.F92]" office:value-type="percentage" office:value="0.35741463213711">
            <text:p>36%</text:p>
          </table:table-cell>
          <table:table-cell table:style-name="ce18" table:formula="of:=SUM([.S92:.T92])/[.F92]" office:value-type="percentage" office:value="0.406163237655463">
            <text:p>41%</text:p>
          </table:table-cell>
          <table:table-cell table:style-name="ce21" table:formula="of:=SUM([.O91:.O93])/SUM([.P91:.P93])" office:value-type="float" office:value="16.9285714285714">
            <text:p>16.9</text:p>
          </table:table-cell>
          <table:table-cell table:style-name="ce21" table:formula="of:=SUM([.Q91:.Q93])/SUM([.R91:.R93])" office:value-type="float" office:value="3.72018131438948">
            <text:p>3.7</text:p>
          </table:table-cell>
          <table:table-cell table:style-name="ce22" table:formula="of:=SUM([.S91:.S93])/SUM([.T91:.T93])" office:value-type="float" office:value="6.80612257233205">
            <text:p>6.8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98.484848484848">
            <text:p>298</text:p>
          </table:table-cell>
          <table:table-cell table:style-name="ce8" office:value-type="float" office:value="95.5151515151515">
            <text:p>96</text:p>
          </table:table-cell>
          <table:table-cell table:style-name="ce8" table:formula="of:=[.S$82]*([.S$94]/[.S$82])^(([.$A92]-[.$A$82])/([.$A$94]-[.$A$82]))" office:value-type="float" office:value="5601.99754058799">
            <text:p>5,602</text:p>
          </table:table-cell>
          <table:table-cell table:style-name="ce8" table:formula="of:=[.T$82]*([.T$94]/[.T$82])^(([.$A92]-[.$A$82])/([.$A$94]-[.$A$82]))" office:value-type="float" office:value="823.16455188905">
            <text:p>823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799">
            <text:p>1799</text:p>
          </table:table-cell>
          <table:table-cell office:value-type="string">
            <text:p>Napoleonic Wars, pt. 1</text:p>
          </table:table-cell>
          <table:table-cell table:style-name="ce8" office:value-type="float" office:value="9034.08656333767">
            <text:p>9,034</text:p>
          </table:table-cell>
          <table:table-cell table:style-name="ce11" table:formula="of:=[.G93]/[.H93]" office:value-type="float" office:value="7.78712393154422">
            <text:p>7.8</text:p>
          </table:table-cell>
          <table:table-cell table:style-name="ce8" table:formula="of:=[.F93]*100/[.C93]" office:value-type="float" office:value="172.062251731311">
            <text:p>172</text:p>
          </table:table-cell>
          <table:table-cell table:style-name="ce8" table:formula="of:=[.G93]+[.H93]" office:value-type="float" office:value="15544.2527642346">
            <text:p>15,544</text:p>
          </table:table-cell>
          <table:table-cell table:style-name="ce8" table:formula="of:=SUM(OFFSET([.O93];-[.C$5]+1;0;[.C$5];1))+SUM(OFFSET([.Q93];-[.C$6]+1;0;[.C$6];1))+[.S93]" office:value-type="float" office:value="13775.2720504844">
            <text:p>13,775</text:p>
          </table:table-cell>
          <table:table-cell table:style-name="ce8" table:formula="of:=SUM(OFFSET([.P93];-[.D$5]+1;0;[.D$5];1))+SUM(OFFSET([.R93];-[.D$6]+1;0;[.D$6];1))+[.T93]" office:value-type="float" office:value="1768.98071375021">
            <text:p>1,769</text:p>
          </table:table-cell>
          <table:table-cell table:style-name="ce18" table:formula="of:=(SUM(OFFSET([.O93];-[.C$5]+1;0;[.C$5];1))+SUM(OFFSET([.P93];-[.D$5]+1;0;[.D$5];1)))/[.F93]" office:value-type="percentage" office:value="0.240217401031426">
            <text:p>24%</text:p>
          </table:table-cell>
          <table:table-cell table:style-name="ce18" table:formula="of:=(SUM(OFFSET([.Q93];-[.C$6]+1;0;[.C$6];1))+SUM(OFFSET([.R93];-[.D$6]+1;0;[.D$6];1)))/[.F93]" office:value-type="percentage" office:value="0.352606206495246">
            <text:p>35%</text:p>
          </table:table-cell>
          <table:table-cell table:style-name="ce18" table:formula="of:=SUM([.S93:.T93])/[.F93]" office:value-type="percentage" office:value="0.407176392473328">
            <text:p>41%</text:p>
          </table:table-cell>
          <table:table-cell table:style-name="ce21" table:formula="of:=SUM([.O92:.O94])/SUM([.P92:.P94])" office:value-type="float" office:value="18.6428571428571">
            <text:p>18.6</text:p>
          </table:table-cell>
          <table:table-cell table:style-name="ce21" table:formula="of:=SUM([.Q92:.Q94])/SUM([.R92:.R94])" office:value-type="float" office:value="3.23615337514796">
            <text:p>3.2</text:p>
          </table:table-cell>
          <table:table-cell table:style-name="ce22" table:formula="of:=SUM([.S92:.S94])/SUM([.T92:.T94])" office:value-type="float" office:value="6.68569869522058">
            <text:p>6.7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3">
            <text:p>53</text:p>
          </table:table-cell>
          <table:table-cell table:style-name="ce8" table:formula="of:=[.S$82]*([.S$94]/[.S$82])^(([.$A93]-[.$A$82])/([.$A$94]-[.$A$82]))" office:value-type="float" office:value="5505.6705942257">
            <text:p>5,506</text:p>
          </table:table-cell>
          <table:table-cell table:style-name="ce8" table:formula="of:=[.T$82]*([.T$94]/[.T$82])^(([.$A93]-[.$A$82])/([.$A$94]-[.$A$82]))" office:value-type="float" office:value="823.582170008906">
            <text:p>824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00">
            <text:p>1800</text:p>
          </table:table-cell>
          <table:table-cell office:value-type="string">
            <text:p>Napoleonic Wars, pt. 1</text:p>
          </table:table-cell>
          <table:table-cell table:style-name="ce8" office:value-type="float" office:value="9072.72549962387">
            <text:p>9,073</text:p>
          </table:table-cell>
          <table:table-cell table:style-name="ce11" table:formula="of:=[.G94]/[.H94]" office:value-type="float" office:value="7.9510679254841">
            <text:p>8.0</text:p>
          </table:table-cell>
          <table:table-cell table:style-name="ce8" table:formula="of:=[.F94]*100/[.C94]" office:value-type="float" office:value="176.04951634836">
            <text:p>176</text:p>
          </table:table-cell>
          <table:table-cell table:style-name="ce8" table:formula="of:=[.G94]+[.H94]" office:value-type="float" office:value="15972.4893617021">
            <text:p>15,972</text:p>
          </table:table-cell>
          <table:table-cell table:style-name="ce8" table:formula="of:=SUM(OFFSET([.O94];-[.C$5]+1;0;[.C$5];1))+SUM(OFFSET([.Q94];-[.C$6]+1;0;[.C$6];1))+[.S94]" office:value-type="float" office:value="14188.0665984442">
            <text:p>14,188</text:p>
          </table:table-cell>
          <table:table-cell table:style-name="ce8" table:formula="of:=SUM(OFFSET([.P94];-[.D$5]+1;0;[.D$5];1))+SUM(OFFSET([.R94];-[.D$6]+1;0;[.D$6];1))+[.T94]" office:value-type="float" office:value="1784.42276325797">
            <text:p>1,784</text:p>
          </table:table-cell>
          <table:table-cell table:style-name="ce18" table:formula="of:=(SUM(OFFSET([.O94];-[.C$5]+1;0;[.C$5];1))+SUM(OFFSET([.P94];-[.D$5]+1;0;[.D$5];1)))/[.F94]" office:value-type="percentage" office:value="0.23609344258146">
            <text:p>24%</text:p>
          </table:table-cell>
          <table:table-cell table:style-name="ce18" table:formula="of:=(SUM(OFFSET([.Q94];-[.C$6]+1;0;[.C$6];1))+SUM(OFFSET([.R94];-[.D$6]+1;0;[.D$6];1)))/[.F94]" office:value-type="percentage" office:value="0.373547868875607">
            <text:p>37%</text:p>
          </table:table-cell>
          <table:table-cell table:style-name="ce18" table:formula="of:=SUM([.S94:.T94])/[.F94]" office:value-type="percentage" office:value="0.390358688542933">
            <text:p>39%</text:p>
          </table:table-cell>
          <table:table-cell table:style-name="ce21" table:formula="of:=SUM([.O93:.O95])/SUM([.P93:.P95])" office:value-type="float" office:value="21.2941176470588">
            <text:p>21.3</text:p>
          </table:table-cell>
          <table:table-cell table:style-name="ce21" table:formula="of:=SUM([.Q93:.Q95])/SUM([.R93:.R95])" office:value-type="float" office:value="2.85102967207023">
            <text:p>2.9</text:p>
          </table:table-cell>
          <table:table-cell table:style-name="ce22" table:formula="of:=SUM([.S93:.S95])/SUM([.T93:.T95])" office:value-type="float" office:value="6.60683576764505">
            <text:p>6.6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73.465142185457">
            <text:p>473</text:p>
          </table:table-cell>
          <table:table-cell table:style-name="ce8" office:value-type="float" office:value="90.024219516671">
            <text:p>90</text:p>
          </table:table-cell>
          <table:table-cell table:style-name="ce8" table:formula="of:=[.U94]" office:value-type="float" office:value="5411">
            <text:p>5,411</text:p>
          </table:table-cell>
          <table:table-cell table:style-name="ce8" table:formula="of:=[.V94]" office:value-type="float" office:value="824">
            <text:p>824</text:p>
          </table:table-cell>
          <table:table-cell table:style-name="ce8" office:value-type="float" office:value="5411">
            <text:p>5,411</text:p>
          </table:table-cell>
          <table:table-cell table:style-name="ce8" office:value-type="float" office:value="824">
            <text:p>824</text:p>
          </table:table-cell>
          <table:table-cell table:number-columns-repeated="1002"/>
        </table:table-row>
        <table:table-row table:style-name="ro1">
          <table:table-cell table:style-name="ce3" office:value-type="float" office:value="1801">
            <text:p>1801</text:p>
          </table:table-cell>
          <table:table-cell office:value-type="string">
            <text:p>Napoleonic Wars, pt. 1</text:p>
          </table:table-cell>
          <table:table-cell table:style-name="ce8" office:value-type="float" office:value="9061">
            <text:p>9,061</text:p>
          </table:table-cell>
          <table:table-cell table:style-name="ce11" table:formula="of:=[.G95]/[.H95]" office:value-type="float" office:value="8.83115876970134">
            <text:p>8.8</text:p>
          </table:table-cell>
          <table:table-cell table:style-name="ce8" table:formula="of:=[.F95]*100/[.C95]" office:value-type="float" office:value="179.981538816837">
            <text:p>180</text:p>
          </table:table-cell>
          <table:table-cell table:style-name="ce8" table:formula="of:=[.G95]+[.H95]" office:value-type="float" office:value="16308.1272321936">
            <text:p>16,308</text:p>
          </table:table-cell>
          <table:table-cell table:style-name="ce8" table:formula="of:=SUM(OFFSET([.O95];-[.C$5]+1;0;[.C$5];1))+SUM(OFFSET([.Q95];-[.C$6]+1;0;[.C$6];1))+[.S95]" office:value-type="float" office:value="14649.3067803814">
            <text:p>14,649</text:p>
          </table:table-cell>
          <table:table-cell table:style-name="ce8" table:formula="of:=SUM(OFFSET([.P95];-[.D$5]+1;0;[.D$5];1))+SUM(OFFSET([.R95];-[.D$6]+1;0;[.D$6];1))+[.T95]" office:value-type="float" office:value="1658.82045181222">
            <text:p>1,659</text:p>
          </table:table-cell>
          <table:table-cell table:style-name="ce18" table:formula="of:=(SUM(OFFSET([.O95];-[.C$5]+1;0;[.C$5];1))+SUM(OFFSET([.P95];-[.D$5]+1;0;[.D$5];1)))/[.F95]" office:value-type="percentage" office:value="0.237856863928712">
            <text:p>24%</text:p>
          </table:table-cell>
          <table:table-cell table:style-name="ce18" table:formula="of:=(SUM(OFFSET([.Q95];-[.C$6]+1;0;[.C$6];1))+SUM(OFFSET([.R95];-[.D$6]+1;0;[.D$6];1)))/[.F95]" office:value-type="percentage" office:value="0.3695798997981">
            <text:p>37%</text:p>
          </table:table-cell>
          <table:table-cell table:style-name="ce18" table:formula="of:=SUM([.S95:.T95])/[.F95]" office:value-type="percentage" office:value="0.392563236273188">
            <text:p>39%</text:p>
          </table:table-cell>
          <table:table-cell table:style-name="ce21" table:formula="of:=SUM([.O94:.O96])/SUM([.P94:.P96])" office:value-type="float" office:value="24.9729523809524">
            <text:p>25.0</text:p>
          </table:table-cell>
          <table:table-cell table:style-name="ce21" table:formula="of:=SUM([.Q94:.Q96])/SUM([.R94:.R96])" office:value-type="float" office:value="3.8166879206808">
            <text:p>3.8</text:p>
          </table:table-cell>
          <table:table-cell table:style-name="ce22" table:formula="of:=SUM([.S94:.S96])/SUM([.T94:.T96])" office:value-type="float" office:value="6.56980112457977">
            <text:p>6.6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96">
            <text:p>96</text:p>
          </table:table-cell>
          <table:table-cell table:style-name="ce8" table:formula="of:=[.S$94]*([.S$104]/[.S$94])^(([.$A95]-[.$A$94])/([.$A$104]-[.$A$94]))" office:value-type="float" office:value="5556.24018193725">
            <text:p>5,556</text:p>
          </table:table-cell>
          <table:table-cell table:style-name="ce8" table:formula="of:=[.T$94]*([.T$104]/[.T$94])^(([.$A95]-[.$A$94])/([.$A$104]-[.$A$94]))" office:value-type="float" office:value="845.73102188758">
            <text:p>846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02">
            <text:p>1802</text:p>
          </table:table-cell>
          <table:table-cell office:value-type="string">
            <text:p>Peace of Amiens</text:p>
          </table:table-cell>
          <table:table-cell table:style-name="ce8" office:value-type="float" office:value="9130">
            <text:p>9,130</text:p>
          </table:table-cell>
          <table:table-cell table:style-name="ce11" table:formula="of:=[.G96]/[.H96]" office:value-type="float" office:value="8.39634166714211">
            <text:p>8.4</text:p>
          </table:table-cell>
          <table:table-cell table:style-name="ce8" table:formula="of:=[.F96]*100/[.C96]" office:value-type="float" office:value="181.113402776219">
            <text:p>181</text:p>
          </table:table-cell>
          <table:table-cell table:style-name="ce8" table:formula="of:=[.G96]+[.H96]" office:value-type="float" office:value="16535.6536734688">
            <text:p>16,536</text:p>
          </table:table-cell>
          <table:table-cell table:style-name="ce8" table:formula="of:=SUM(OFFSET([.O96];-[.C$5]+1;0;[.C$5];1))+SUM(OFFSET([.Q96];-[.C$6]+1;0;[.C$6];1))+[.S96]" office:value-type="float" office:value="14775.8566951094">
            <text:p>14,776</text:p>
          </table:table-cell>
          <table:table-cell table:style-name="ce8" table:formula="of:=SUM(OFFSET([.P96];-[.D$5]+1;0;[.D$5];1))+SUM(OFFSET([.R96];-[.D$6]+1;0;[.D$6];1))+[.T96]" office:value-type="float" office:value="1759.79697835935">
            <text:p>1,760</text:p>
          </table:table-cell>
          <table:table-cell table:style-name="ce18" table:formula="of:=(SUM(OFFSET([.O96];-[.C$5]+1;0;[.C$5];1))+SUM(OFFSET([.P96];-[.D$5]+1;0;[.D$5];1)))/[.F96]" office:value-type="percentage" office:value="0.236252788239171">
            <text:p>24%</text:p>
          </table:table-cell>
          <table:table-cell table:style-name="ce18" table:formula="of:=(SUM(OFFSET([.Q96];-[.C$6]+1;0;[.C$6];1))+SUM(OFFSET([.R96];-[.D$6]+1;0;[.D$6];1)))/[.F96]" office:value-type="percentage" office:value="0.366217478283736">
            <text:p>37%</text:p>
          </table:table-cell>
          <table:table-cell table:style-name="ce18" table:formula="of:=SUM([.S96:.T96])/[.F96]" office:value-type="percentage" office:value="0.397529733477093">
            <text:p>40%</text:p>
          </table:table-cell>
          <table:table-cell table:style-name="ce21" table:formula="of:=SUM([.O95:.O97])/SUM([.P95:.P97])" office:value-type="float" office:value="29.6134126984127">
            <text:p>29.6</text:p>
          </table:table-cell>
          <table:table-cell table:style-name="ce21" table:formula="of:=SUM([.Q95:.Q97])/SUM([.R95:.R97])" office:value-type="float" office:value="5.46364055165347">
            <text:p>5.5</text:p>
          </table:table-cell>
          <table:table-cell table:style-name="ce22" table:formula="of:=SUM([.S95:.S97])/SUM([.T95:.T97])" office:value-type="float" office:value="6.57280352940311">
            <text:p>6.6</text:p>
          </table:table-cell>
          <table:table-cell table:style-name="ce8" office:value-type="float" office:value="88.5942857142857">
            <text:p>8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15.816960576893">
            <text:p>516</text:p>
          </table:table-cell>
          <table:table-cell table:style-name="ce8" office:value-type="float" office:value="127.672401125235">
            <text:p>128</text:p>
          </table:table-cell>
          <table:table-cell table:style-name="ce8" table:formula="of:=[.S$94]*([.S$104]/[.S$94])^(([.$A96]-[.$A$94])/([.$A$104]-[.$A$94]))" office:value-type="float" office:value="5705.37885037407">
            <text:p>5,705</text:p>
          </table:table-cell>
          <table:table-cell table:style-name="ce8" table:formula="of:=[.T$94]*([.T$104]/[.T$94])^(([.$A96]-[.$A$94])/([.$A$104]-[.$A$94]))" office:value-type="float" office:value="868.03514730948">
            <text:p>868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03">
            <text:p>1803</text:p>
          </table:table-cell>
          <table:table-cell office:value-type="string">
            <text:p>Napoleonic Wars, pt. 2</text:p>
          </table:table-cell>
          <table:table-cell table:style-name="ce8" office:value-type="float" office:value="9235">
            <text:p>9,235</text:p>
          </table:table-cell>
          <table:table-cell table:style-name="ce11" table:formula="of:=[.G97]/[.H97]" office:value-type="float" office:value="8.67417668660101">
            <text:p>8.7</text:p>
          </table:table-cell>
          <table:table-cell table:style-name="ce8" table:formula="of:=[.F97]*100/[.C97]" office:value-type="float" office:value="186.537120959119">
            <text:p>187</text:p>
          </table:table-cell>
          <table:table-cell table:style-name="ce8" table:formula="of:=[.G97]+[.H97]" office:value-type="float" office:value="17226.7031205747">
            <text:p>17,227</text:p>
          </table:table-cell>
          <table:table-cell table:style-name="ce8" table:formula="of:=SUM(OFFSET([.O97];-[.C$5]+1;0;[.C$5];1))+SUM(OFFSET([.Q97];-[.C$6]+1;0;[.C$6];1))+[.S97]" office:value-type="float" office:value="15446.0137990292">
            <text:p>15,446</text:p>
          </table:table-cell>
          <table:table-cell table:style-name="ce8" table:formula="of:=SUM(OFFSET([.P97];-[.D$5]+1;0;[.D$5];1))+SUM(OFFSET([.R97];-[.D$6]+1;0;[.D$6];1))+[.T97]" office:value-type="float" office:value="1780.68932154548">
            <text:p>1,781</text:p>
          </table:table-cell>
          <table:table-cell table:style-name="ce18" table:formula="of:=(SUM(OFFSET([.O97];-[.C$5]+1;0;[.C$5];1))+SUM(OFFSET([.P97];-[.D$5]+1;0;[.D$5];1)))/[.F97]" office:value-type="percentage" office:value="0.227806848757607">
            <text:p>23%</text:p>
          </table:table-cell>
          <table:table-cell table:style-name="ce18" table:formula="of:=(SUM(OFFSET([.Q97];-[.C$6]+1;0;[.C$6];1))+SUM(OFFSET([.R97];-[.D$6]+1;0;[.D$6];1)))/[.F97]" office:value-type="percentage" office:value="0.380391650375697">
            <text:p>38%</text:p>
          </table:table-cell>
          <table:table-cell table:style-name="ce18" table:formula="of:=SUM([.S97:.T97])/[.F97]" office:value-type="percentage" office:value="0.391801500866696">
            <text:p>39%</text:p>
          </table:table-cell>
          <table:table-cell table:style-name="ce21" table:formula="of:=SUM([.O96:.O98])/SUM([.P96:.P98])" office:value-type="float" office:value="28.1396952380952">
            <text:p>28.1</text:p>
          </table:table-cell>
          <table:table-cell table:style-name="ce21" table:formula="of:=SUM([.Q96:.Q98])/SUM([.R96:.R98])" office:value-type="float" office:value="3.89786412634219">
            <text:p>3.9</text:p>
          </table:table-cell>
          <table:table-cell table:style-name="ce22" table:formula="of:=SUM([.S96:.S98])/SUM([.T96:.T98])" office:value-type="float" office:value="6.57580730632806">
            <text:p>6.6</text:p>
          </table:table-cell>
          <table:table-cell table:style-name="ce8" office:value-type="float" office:value="78.7666666666667">
            <text:p>7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98.248640496643">
            <text:p>498</text:p>
          </table:table-cell>
          <table:table-cell table:style-name="ce8" office:value-type="float" office:value="0">
            <text:p>0</text:p>
          </table:table-cell>
          <table:table-cell table:style-name="ce8" table:formula="of:=[.S$94]*([.S$104]/[.S$94])^(([.$A97]-[.$A$94])/([.$A$104]-[.$A$94]))" office:value-type="float" office:value="5858.52064713055">
            <text:p>5,859</text:p>
          </table:table-cell>
          <table:table-cell table:style-name="ce8" table:formula="of:=[.T$94]*([.T$104]/[.T$94])^(([.$A97]-[.$A$94])/([.$A$104]-[.$A$94]))" office:value-type="float" office:value="890.92749049561">
            <text:p>891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04">
            <text:p>1804</text:p>
          </table:table-cell>
          <table:table-cell office:value-type="string">
            <text:p>Napoleonic Wars, pt. 2</text:p>
          </table:table-cell>
          <table:table-cell table:style-name="ce8" office:value-type="float" office:value="9367">
            <text:p>9,367</text:p>
          </table:table-cell>
          <table:table-cell table:style-name="ce11" table:formula="of:=[.G98]/[.H98]" office:value-type="float" office:value="8.29564701954212">
            <text:p>8.3</text:p>
          </table:table-cell>
          <table:table-cell table:style-name="ce8" table:formula="of:=[.F98]*100/[.C98]" office:value-type="float" office:value="187.016343582208">
            <text:p>187</text:p>
          </table:table-cell>
          <table:table-cell table:style-name="ce8" table:formula="of:=[.G98]+[.H98]" office:value-type="float" office:value="17517.8209033454">
            <text:p>17,518</text:p>
          </table:table-cell>
          <table:table-cell table:style-name="ce8" table:formula="of:=SUM(OFFSET([.O98];-[.C$5]+1;0;[.C$5];1))+SUM(OFFSET([.Q98];-[.C$6]+1;0;[.C$6];1))+[.S98]" office:value-type="float" office:value="15633.3021746848">
            <text:p>15,633</text:p>
          </table:table-cell>
          <table:table-cell table:style-name="ce8" table:formula="of:=SUM(OFFSET([.P98];-[.D$5]+1;0;[.D$5];1))+SUM(OFFSET([.R98];-[.D$6]+1;0;[.D$6];1))+[.T98]" office:value-type="float" office:value="1884.51872866062">
            <text:p>1,885</text:p>
          </table:table-cell>
          <table:table-cell table:style-name="ce18" table:formula="of:=(SUM(OFFSET([.O98];-[.C$5]+1;0;[.C$5];1))+SUM(OFFSET([.P98];-[.D$5]+1;0;[.D$5];1)))/[.F98]" office:value-type="percentage" office:value="0.227105698495935">
            <text:p>23%</text:p>
          </table:table-cell>
          <table:table-cell table:style-name="ce18" table:formula="of:=(SUM(OFFSET([.Q98];-[.C$6]+1;0;[.C$6];1))+SUM(OFFSET([.R98];-[.D$6]+1;0;[.D$6];1)))/[.F98]" office:value-type="percentage" office:value="0.377285930731186">
            <text:p>38%</text:p>
          </table:table-cell>
          <table:table-cell table:style-name="ce18" table:formula="of:=SUM([.S98:.T98])/[.F98]" office:value-type="percentage" office:value="0.395608370772879">
            <text:p>40%</text:p>
          </table:table-cell>
          <table:table-cell table:style-name="ce21" table:formula="of:=SUM([.O97:.O99])/SUM([.P97:.P99])" office:value-type="float" office:value="19.6002051282051">
            <text:p>19.6</text:p>
          </table:table-cell>
          <table:table-cell table:style-name="ce21" table:formula="of:=SUM([.Q97:.Q99])/SUM([.R97:.R99])" office:value-type="float" office:value="3.76126797365897">
            <text:p>3.8</text:p>
          </table:table-cell>
          <table:table-cell table:style-name="ce22" table:formula="of:=SUM([.S97:.S99])/SUM([.T97:.T99])" office:value-type="float" office:value="6.57881245598169">
            <text:p>6.6</text:p>
          </table:table-cell>
          <table:table-cell table:style-name="ce8" office:value-type="float" office:value="114.036">
            <text:p>11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33">
            <text:p>133</text:p>
          </table:table-cell>
          <table:table-cell table:style-name="ce8" table:formula="of:=[.S$94]*([.S$104]/[.S$94])^(([.$A98]-[.$A$94])/([.$A$104]-[.$A$94]))" office:value-type="float" office:value="6015.77302278614">
            <text:p>6,016</text:p>
          </table:table-cell>
          <table:table-cell table:style-name="ce8" table:formula="of:=[.T$94]*([.T$104]/[.T$94])^(([.$A98]-[.$A$94])/([.$A$104]-[.$A$94]))" office:value-type="float" office:value="914.423564277415">
            <text:p>914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05">
            <text:p>1805</text:p>
          </table:table-cell>
          <table:table-cell office:value-type="string">
            <text:p>Napoleonic Wars, pt. 2</text:p>
          </table:table-cell>
          <table:table-cell table:style-name="ce8" office:value-type="float" office:value="9513">
            <text:p>9,513</text:p>
          </table:table-cell>
          <table:table-cell table:style-name="ce11" table:formula="of:=[.G99]/[.H99]" office:value-type="float" office:value="8.32443482292926">
            <text:p>8.3</text:p>
          </table:table-cell>
          <table:table-cell table:style-name="ce8" table:formula="of:=[.F99]*100/[.C99]" office:value-type="float" office:value="174.533900125652">
            <text:p>175</text:p>
          </table:table-cell>
          <table:table-cell table:style-name="ce8" table:formula="of:=[.G99]+[.H99]" office:value-type="float" office:value="16603.4099189533">
            <text:p>16,603</text:p>
          </table:table-cell>
          <table:table-cell table:style-name="ce8" table:formula="of:=SUM(OFFSET([.O99];-[.C$5]+1;0;[.C$5];1))+SUM(OFFSET([.Q99];-[.C$6]+1;0;[.C$6];1))+[.S99]" office:value-type="float" office:value="14822.7754639701">
            <text:p>14,823</text:p>
          </table:table-cell>
          <table:table-cell table:style-name="ce8" table:formula="of:=SUM(OFFSET([.P99];-[.D$5]+1;0;[.D$5];1))+SUM(OFFSET([.R99];-[.D$6]+1;0;[.D$6];1))+[.T99]" office:value-type="float" office:value="1780.63445498323">
            <text:p>1,781</text:p>
          </table:table-cell>
          <table:table-cell table:style-name="ce18" table:formula="of:=(SUM(OFFSET([.O99];-[.C$5]+1;0;[.C$5];1))+SUM(OFFSET([.P99];-[.D$5]+1;0;[.D$5];1)))/[.F99]" office:value-type="percentage" office:value="0.23792684585059">
            <text:p>24%</text:p>
          </table:table-cell>
          <table:table-cell table:style-name="ce18" table:formula="of:=(SUM(OFFSET([.Q99];-[.C$6]+1;0;[.C$6];1))+SUM(OFFSET([.R99];-[.D$6]+1;0;[.D$6];1)))/[.F99]" office:value-type="percentage" office:value="0.333499407105524">
            <text:p>33%</text:p>
          </table:table-cell>
          <table:table-cell table:style-name="ce18" table:formula="of:=SUM([.S99:.T99])/[.F99]" office:value-type="percentage" office:value="0.428573747043887">
            <text:p>43%</text:p>
          </table:table-cell>
          <table:table-cell table:style-name="ce21" table:formula="of:=SUM([.O98:.O100])/SUM([.P98:.P100])" office:value-type="float" office:value="19.253">
            <text:p>19.3</text:p>
          </table:table-cell>
          <table:table-cell table:style-name="ce21" table:formula="of:=SUM([.Q98:.Q100])/SUM([.R98:.R100])" office:value-type="float" office:value="1.83458646616541">
            <text:p>1.8</text:p>
          </table:table-cell>
          <table:table-cell table:style-name="ce22" table:formula="of:=SUM([.S98:.S100])/SUM([.T98:.T100])" office:value-type="float" office:value="6.58181897899131">
            <text:p>6.6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S$94]*([.S$104]/[.S$94])^(([.$A99]-[.$A$94])/([.$A$104]-[.$A$94]))" office:value-type="float" office:value="6177.24631207142">
            <text:p>6,177</text:p>
          </table:table-cell>
          <table:table-cell table:style-name="ce8" table:formula="of:=[.T$94]*([.T$104]/[.T$94])^(([.$A99]-[.$A$94])/([.$A$104]-[.$A$94]))" office:value-type="float" office:value="938.539290600026">
            <text:p>939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06">
            <text:p>1806</text:p>
          </table:table-cell>
          <table:table-cell office:value-type="string">
            <text:p>Napoleonic Wars, pt. 2</text:p>
          </table:table-cell>
          <table:table-cell table:style-name="ce8" office:value-type="float" office:value="9656">
            <text:p>9,656</text:p>
          </table:table-cell>
          <table:table-cell table:style-name="ce11" table:formula="of:=[.G100]/[.H100]" office:value-type="float" office:value="7.14619811582915">
            <text:p>7.1</text:p>
          </table:table-cell>
          <table:table-cell table:style-name="ce8" table:formula="of:=[.F100]*100/[.C100]" office:value-type="float" office:value="151.887970921814">
            <text:p>152</text:p>
          </table:table-cell>
          <table:table-cell table:style-name="ce8" table:formula="of:=[.G100]+[.H100]" office:value-type="float" office:value="14666.3024722103">
            <text:p>14,666</text:p>
          </table:table-cell>
          <table:table-cell table:style-name="ce8" table:formula="of:=SUM(OFFSET([.O100];-[.C$5]+1;0;[.C$5];1))+SUM(OFFSET([.Q100];-[.C$6]+1;0;[.C$6];1))+[.S100]" office:value-type="float" office:value="12865.9162965155">
            <text:p>12,866</text:p>
          </table:table-cell>
          <table:table-cell table:style-name="ce8" table:formula="of:=SUM(OFFSET([.P100];-[.D$5]+1;0;[.D$5];1))+SUM(OFFSET([.R100];-[.D$6]+1;0;[.D$6];1))+[.T100]" office:value-type="float" office:value="1800.38617569486">
            <text:p>1,800</text:p>
          </table:table-cell>
          <table:table-cell table:style-name="ce18" table:formula="of:=(SUM(OFFSET([.O100];-[.C$5]+1;0;[.C$5];1))+SUM(OFFSET([.P100];-[.D$5]+1;0;[.D$5];1)))/[.F100]" office:value-type="percentage" office:value="0.268670100036952">
            <text:p>27%</text:p>
          </table:table-cell>
          <table:table-cell table:style-name="ce18" table:formula="of:=(SUM(OFFSET([.Q100];-[.C$6]+1;0;[.C$6];1))+SUM(OFFSET([.R100];-[.D$6]+1;0;[.D$6];1)))/[.F100]" office:value-type="percentage" office:value="0.233157655360893">
            <text:p>23%</text:p>
          </table:table-cell>
          <table:table-cell table:style-name="ce18" table:formula="of:=SUM([.S100:.T100])/[.F100]" office:value-type="percentage" office:value="0.498172244602154">
            <text:p>50%</text:p>
          </table:table-cell>
          <table:table-cell table:style-name="ce21" table:formula="of:=SUM([.O99:.O101])/SUM([.P99:.P101])" office:value-type="float" office:value="17.8">
            <text:p>17.8</text:p>
          </table:table-cell>
          <table:table-cell table:style-name="ce21" table:formula="of:=SUM([.Q99:.Q101])/SUM([.R99:.R101])" office:value-type="float" office:value="2.36538461538462">
            <text:p>2.4</text:p>
          </table:table-cell>
          <table:table-cell table:style-name="ce22" table:formula="of:=SUM([.S99:.S101])/SUM([.T99:.T101])" office:value-type="float" office:value="6.58482687598456">
            <text:p>6.6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0">
            <text:p>0</text:p>
          </table:table-cell>
          <table:table-cell table:style-name="ce8" table:formula="of:=[.S$94]*([.S$104]/[.S$94])^(([.$A100]-[.$A$94])/([.$A$104]-[.$A$94]))" office:value-type="float" office:value="6343.05381128349">
            <text:p>6,343</text:p>
          </table:table-cell>
          <table:table-cell table:style-name="ce8" table:formula="of:=[.T$94]*([.T$104]/[.T$94])^(([.$A100]-[.$A$94])/([.$A$104]-[.$A$94]))" office:value-type="float" office:value="963.291011311656">
            <text:p>963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07">
            <text:p>1807</text:p>
          </table:table-cell>
          <table:table-cell office:value-type="string">
            <text:p>Napoleonic Wars, pt. 2</text:p>
          </table:table-cell>
          <table:table-cell table:style-name="ce8" office:value-type="float" office:value="9794">
            <text:p>9,794</text:p>
          </table:table-cell>
          <table:table-cell table:style-name="ce11" table:formula="of:=[.G101]/[.H101]" office:value-type="float" office:value="6.98862641707444">
            <text:p>7.0</text:p>
          </table:table-cell>
          <table:table-cell table:style-name="ce8" table:formula="of:=[.F101]*100/[.C101]" office:value-type="float" office:value="151.869324223053">
            <text:p>152</text:p>
          </table:table-cell>
          <table:table-cell table:style-name="ce8" table:formula="of:=[.G101]+[.H101]" office:value-type="float" office:value="14874.0816144058">
            <text:p>14,874</text:p>
          </table:table-cell>
          <table:table-cell table:style-name="ce8" table:formula="of:=SUM(OFFSET([.O101];-[.C$5]+1;0;[.C$5];1))+SUM(OFFSET([.Q101];-[.C$6]+1;0;[.C$6];1))+[.S101]" office:value-type="float" office:value="13012.1743430112">
            <text:p>13,012</text:p>
          </table:table-cell>
          <table:table-cell table:style-name="ce8" table:formula="of:=SUM(OFFSET([.P101];-[.D$5]+1;0;[.D$5];1))+SUM(OFFSET([.R101];-[.D$6]+1;0;[.D$6];1))+[.T101]" office:value-type="float" office:value="1861.90727139459">
            <text:p>1,862</text:p>
          </table:table-cell>
          <table:table-cell table:style-name="ce18" table:formula="of:=(SUM(OFFSET([.O101];-[.C$5]+1;0;[.C$5];1))+SUM(OFFSET([.P101];-[.D$5]+1;0;[.D$5];1)))/[.F101]" office:value-type="percentage" office:value="0.263572370652046">
            <text:p>26%</text:p>
          </table:table-cell>
          <table:table-cell table:style-name="ce18" table:formula="of:=(SUM(OFFSET([.Q101];-[.C$6]+1;0;[.C$6];1))+SUM(OFFSET([.R101];-[.D$6]+1;0;[.D$6];1)))/[.F101]" office:value-type="percentage" office:value="0.232059860533848">
            <text:p>23%</text:p>
          </table:table-cell>
          <table:table-cell table:style-name="ce18" table:formula="of:=SUM([.S101:.T101])/[.F101]" office:value-type="percentage" office:value="0.504367768814107">
            <text:p>50%</text:p>
          </table:table-cell>
          <table:table-cell table:style-name="ce21" table:formula="of:=SUM([.O100:.O102])/SUM([.P100:.P102])" office:value-type="float" office:value="25.5">
            <text:p>25.5</text:p>
          </table:table-cell>
          <table:table-cell table:style-name="ce21" table:formula="of:=SUM([.Q100:.Q102])/SUM([.R100:.R102])" office:value-type="float" office:value="2.1208636394556">
            <text:p>2.1</text:p>
          </table:table-cell>
          <table:table-cell table:style-name="ce22" table:formula="of:=SUM([.S100:.S102])/SUM([.T100:.T102])" office:value-type="float" office:value="6.58783614758935">
            <text:p>6.6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04">
            <text:p>104</text:p>
          </table:table-cell>
          <table:table-cell table:style-name="ce8" table:formula="of:=[.S$94]*([.S$104]/[.S$94])^(([.$A101]-[.$A$94])/([.$A$104]-[.$A$94]))" office:value-type="float" office:value="6513.31185777925">
            <text:p>6,513</text:p>
          </table:table-cell>
          <table:table-cell table:style-name="ce8" table:formula="of:=[.T$94]*([.T$104]/[.T$94])^(([.$A101]-[.$A$94])/([.$A$104]-[.$A$94]))" office:value-type="float" office:value="988.695499237534">
            <text:p>989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08">
            <text:p>1808</text:p>
          </table:table-cell>
          <table:table-cell office:value-type="string">
            <text:p>Napoleonic Wars, pt. 2</text:p>
          </table:table-cell>
          <table:table-cell table:style-name="ce8" office:value-type="float" office:value="9924">
            <text:p>9,924</text:p>
          </table:table-cell>
          <table:table-cell table:style-name="ce11" table:formula="of:=[.G102]/[.H102]" office:value-type="float" office:value="7.04818037345485">
            <text:p>7.0</text:p>
          </table:table-cell>
          <table:table-cell table:style-name="ce8" table:formula="of:=[.F102]*100/[.C102]" office:value-type="float" office:value="153.182779633335">
            <text:p>153</text:p>
          </table:table-cell>
          <table:table-cell table:style-name="ce8" table:formula="of:=[.G102]+[.H102]" office:value-type="float" office:value="15201.8590508122">
            <text:p>15,202</text:p>
          </table:table-cell>
          <table:table-cell table:style-name="ce8" table:formula="of:=SUM(OFFSET([.O102];-[.C$5]+1;0;[.C$5];1))+SUM(OFFSET([.Q102];-[.C$6]+1;0;[.C$6];1))+[.S102]" office:value-type="float" office:value="13313.0023968345">
            <text:p>13,313</text:p>
          </table:table-cell>
          <table:table-cell table:style-name="ce8" table:formula="of:=SUM(OFFSET([.P102];-[.D$5]+1;0;[.D$5];1))+SUM(OFFSET([.R102];-[.D$6]+1;0;[.D$6];1))+[.T102]" office:value-type="float" office:value="1888.85665397761">
            <text:p>1,889</text:p>
          </table:table-cell>
          <table:table-cell table:style-name="ce18" table:formula="of:=(SUM(OFFSET([.O102];-[.C$5]+1;0;[.C$5];1))+SUM(OFFSET([.P102];-[.D$5]+1;0;[.D$5];1)))/[.F102]" office:value-type="percentage" office:value="0.254402895031074">
            <text:p>25%</text:p>
          </table:table-cell>
          <table:table-cell table:style-name="ce18" table:formula="of:=(SUM(OFFSET([.Q102];-[.C$6]+1;0;[.C$6];1))+SUM(OFFSET([.R102];-[.D$6]+1;0;[.D$6];1)))/[.F102]" office:value-type="percentage" office:value="0.23888869151755">
            <text:p>24%</text:p>
          </table:table-cell>
          <table:table-cell table:style-name="ce18" table:formula="of:=SUM([.S102:.T102])/[.F102]" office:value-type="percentage" office:value="0.506708413451375">
            <text:p>51%</text:p>
          </table:table-cell>
          <table:table-cell table:style-name="ce21" table:formula="of:=SUM([.O101:.O103])/SUM([.P101:.P103])" office:value-type="float" office:value="22.1428571428571">
            <text:p>22.1</text:p>
          </table:table-cell>
          <table:table-cell table:style-name="ce21" table:formula="of:=SUM([.Q101:.Q103])/SUM([.R101:.R103])" office:value-type="float" office:value="0.698383457481342">
            <text:p>0.7</text:p>
          </table:table-cell>
          <table:table-cell table:style-name="ce22" table:formula="of:=SUM([.S101:.S103])/SUM([.T101:.T103])" office:value-type="float" office:value="6.59084679443388">
            <text:p>6.6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96.3900637898115">
            <text:p>96</text:p>
          </table:table-cell>
          <table:table-cell table:style-name="ce8" table:formula="of:=[.S$94]*([.S$104]/[.S$94])^(([.$A102]-[.$A$94])/([.$A$104]-[.$A$94]))" office:value-type="float" office:value="6688.13991160256">
            <text:p>6,688</text:p>
          </table:table-cell>
          <table:table-cell table:style-name="ce8" table:formula="of:=[.T$94]*([.T$104]/[.T$94])^(([.$A102]-[.$A$94])/([.$A$104]-[.$A$94]))" office:value-type="float" office:value="1014.76996954589">
            <text:p>1,015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09">
            <text:p>1809</text:p>
          </table:table-cell>
          <table:table-cell office:value-type="string">
            <text:p>Napoleonic Wars, pt. 2</text:p>
          </table:table-cell>
          <table:table-cell table:style-name="ce8" office:value-type="float" office:value="10056">
            <text:p>10,056</text:p>
          </table:table-cell>
          <table:table-cell table:style-name="ce11" table:formula="of:=[.G103]/[.H103]" office:value-type="float" office:value="6.98875045356778">
            <text:p>7.0</text:p>
          </table:table-cell>
          <table:table-cell table:style-name="ce8" table:formula="of:=[.F103]*100/[.C103]" office:value-type="float" office:value="152.868458644359">
            <text:p>153</text:p>
          </table:table-cell>
          <table:table-cell table:style-name="ce8" table:formula="of:=[.G103]+[.H103]" office:value-type="float" office:value="15372.4522012767">
            <text:p>15,372</text:p>
          </table:table-cell>
          <table:table-cell table:style-name="ce8" table:formula="of:=SUM(OFFSET([.O103];-[.C$5]+1;0;[.C$5];1))+SUM(OFFSET([.Q103];-[.C$6]+1;0;[.C$6];1))+[.S103]" office:value-type="float" office:value="13448.1897912009">
            <text:p>13,448</text:p>
          </table:table-cell>
          <table:table-cell table:style-name="ce8" table:formula="of:=SUM(OFFSET([.P103];-[.D$5]+1;0;[.D$5];1))+SUM(OFFSET([.R103];-[.D$6]+1;0;[.D$6];1))+[.T103]" office:value-type="float" office:value="1924.26241007583">
            <text:p>1,924</text:p>
          </table:table-cell>
          <table:table-cell table:style-name="ce18" table:formula="of:=(SUM(OFFSET([.O103];-[.C$5]+1;0;[.C$5];1))+SUM(OFFSET([.P103];-[.D$5]+1;0;[.D$5];1)))/[.F103]" office:value-type="percentage" office:value="0.249367953934024">
            <text:p>25%</text:p>
          </table:table-cell>
          <table:table-cell table:style-name="ce18" table:formula="of:=(SUM(OFFSET([.Q103];-[.C$6]+1;0;[.C$6];1))+SUM(OFFSET([.R103];-[.D$6]+1;0;[.D$6];1)))/[.F103]" office:value-type="percentage" office:value="0.236127747912488">
            <text:p>24%</text:p>
          </table:table-cell>
          <table:table-cell table:style-name="ce18" table:formula="of:=SUM([.S103:.T103])/[.F103]" office:value-type="percentage" office:value="0.514504298153488">
            <text:p>51%</text:p>
          </table:table-cell>
          <table:table-cell table:style-name="ce21" table:formula="of:=SUM([.O102:.O104])/SUM([.P102:.P104])" office:value-type="float" office:value="15.6">
            <text:p>15.6</text:p>
          </table:table-cell>
          <table:table-cell table:style-name="ce21" table:formula="of:=SUM([.Q102:.Q104])/SUM([.R102:.R104])" office:value-type="float" office:value="1.32993065281746">
            <text:p>1.3</text:p>
          </table:table-cell>
          <table:table-cell table:style-name="ce22" table:formula="of:=SUM([.S102:.S104])/SUM([.T102:.T104])" office:value-type="float" office:value="6.59385881714664">
            <text:p>6.6</text:p>
          </table:table-cell>
          <table:table-cell table:style-name="ce8" office:value-type="float" office:value="57">
            <text:p>5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1.6436342304324">
            <text:p>62</text:p>
          </table:table-cell>
          <table:table-cell table:style-name="ce8" table:formula="of:=[.S$94]*([.S$104]/[.S$94])^(([.$A103]-[.$A$94])/([.$A$104]-[.$A$94]))" office:value-type="float" office:value="6867.66063930224">
            <text:p>6,868</text:p>
          </table:table-cell>
          <table:table-cell table:style-name="ce8" table:formula="of:=[.T$94]*([.T$104]/[.T$94])^(([.$A103]-[.$A$94])/([.$A$104]-[.$A$94]))" office:value-type="float" office:value="1041.53209141368">
            <text:p>1,042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10">
            <text:p>1810</text:p>
          </table:table-cell>
          <table:table-cell office:value-type="string">
            <text:p>Napoleonic Wars, pt. 2</text:p>
          </table:table-cell>
          <table:table-cell table:style-name="ce8" office:value-type="float" office:value="10186">
            <text:p>10,186</text:p>
          </table:table-cell>
          <table:table-cell table:style-name="ce11" table:formula="of:=[.G104]/[.H104]" office:value-type="float" office:value="6.95693559271759">
            <text:p>7.0</text:p>
          </table:table-cell>
          <table:table-cell table:style-name="ce8" table:formula="of:=[.F104]*100/[.C104]" office:value-type="float" office:value="154.822651198156">
            <text:p>155</text:p>
          </table:table-cell>
          <table:table-cell table:style-name="ce8" table:formula="of:=[.G104]+[.H104]" office:value-type="float" office:value="15770.2352510441">
            <text:p>15,770</text:p>
          </table:table-cell>
          <table:table-cell table:style-name="ce8" table:formula="of:=SUM(OFFSET([.O104];-[.C$5]+1;0;[.C$5];1))+SUM(OFFSET([.Q104];-[.C$6]+1;0;[.C$6];1))+[.S104]" office:value-type="float" office:value="13788.2869158738">
            <text:p>13,788</text:p>
          </table:table-cell>
          <table:table-cell table:style-name="ce8" table:formula="of:=SUM(OFFSET([.P104];-[.D$5]+1;0;[.D$5];1))+SUM(OFFSET([.R104];-[.D$6]+1;0;[.D$6];1))+[.T104]" office:value-type="float" office:value="1981.94833517032">
            <text:p>1,982</text:p>
          </table:table-cell>
          <table:table-cell table:style-name="ce18" table:formula="of:=(SUM(OFFSET([.O104];-[.C$5]+1;0;[.C$5];1))+SUM(OFFSET([.P104];-[.D$5]+1;0;[.D$5];1)))/[.F104]" office:value-type="percentage" office:value="0.241048842446993">
            <text:p>24%</text:p>
          </table:table-cell>
          <table:table-cell table:style-name="ce18" table:formula="of:=(SUM(OFFSET([.Q104];-[.C$6]+1;0;[.C$6];1))+SUM(OFFSET([.R104];-[.D$6]+1;0;[.D$6];1)))/[.F104]" office:value-type="percentage" office:value="0.243993715845704">
            <text:p>24%</text:p>
          </table:table-cell>
          <table:table-cell table:style-name="ce18" table:formula="of:=SUM([.S104:.T104])/[.F104]" office:value-type="percentage" office:value="0.514957441707302">
            <text:p>51%</text:p>
          </table:table-cell>
          <table:table-cell table:style-name="ce21" table:formula="of:=SUM([.O103:.O105])/SUM([.P103:.P105])" office:value-type="float" office:value="18.1111111111111">
            <text:p>18.1</text:p>
          </table:table-cell>
          <table:table-cell table:style-name="ce21" table:formula="of:=SUM([.Q103:.Q105])/SUM([.R103:.R105])" office:value-type="float" office:value="2.25231480624544">
            <text:p>2.3</text:p>
          </table:table-cell>
          <table:table-cell table:style-name="ce22" table:formula="of:=SUM([.S103:.S105])/SUM([.T103:.T105])" office:value-type="float" office:value="6.56976622871853">
            <text:p>6.6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89.757763975155">
            <text:p>190</text:p>
          </table:table-cell>
          <table:table-cell table:style-name="ce8" office:value-type="float" office:value="119.242236024845">
            <text:p>119</text:p>
          </table:table-cell>
          <table:table-cell table:style-name="ce8" table:formula="of:=[.U104]" office:value-type="float" office:value="7052">
            <text:p>7,052</text:p>
          </table:table-cell>
          <table:table-cell table:style-name="ce8" table:formula="of:=[.V104]" office:value-type="float" office:value="1069">
            <text:p>1,069</text:p>
          </table:table-cell>
          <table:table-cell table:style-name="ce8" office:value-type="float" office:value="7052">
            <text:p>7,052</text:p>
          </table:table-cell>
          <table:table-cell table:style-name="ce8" office:value-type="float" office:value="1069">
            <text:p>1,069</text:p>
          </table:table-cell>
          <table:table-cell table:number-columns-repeated="1002"/>
        </table:table-row>
        <table:table-row table:style-name="ro1">
          <table:table-cell table:style-name="ce3" office:value-type="float" office:value="1811">
            <text:p>1811</text:p>
          </table:table-cell>
          <table:table-cell office:value-type="string">
            <text:p>Napoleonic Wars, pt. 2</text:p>
          </table:table-cell>
          <table:table-cell table:style-name="ce8" office:value-type="float" office:value="10322">
            <text:p>10,322</text:p>
          </table:table-cell>
          <table:table-cell table:style-name="ce11" table:formula="of:=[.G105]/[.H105]" office:value-type="float" office:value="7.00650974653061">
            <text:p>7.0</text:p>
          </table:table-cell>
          <table:table-cell table:style-name="ce8" table:formula="of:=[.F105]*100/[.C105]" office:value-type="float" office:value="163.189289230615">
            <text:p>163</text:p>
          </table:table-cell>
          <table:table-cell table:style-name="ce8" table:formula="of:=[.G105]+[.H105]" office:value-type="float" office:value="16844.3984343841">
            <text:p>16,844</text:p>
          </table:table-cell>
          <table:table-cell table:style-name="ce8" table:formula="of:=SUM(OFFSET([.O105];-[.C$5]+1;0;[.C$5];1))+SUM(OFFSET([.Q105];-[.C$6]+1;0;[.C$6];1))+[.S105]" office:value-type="float" office:value="14740.5605614979">
            <text:p>14,741</text:p>
          </table:table-cell>
          <table:table-cell table:style-name="ce8" table:formula="of:=SUM(OFFSET([.P105];-[.D$5]+1;0;[.D$5];1))+SUM(OFFSET([.R105];-[.D$6]+1;0;[.D$6];1))+[.T105]" office:value-type="float" office:value="2103.83787288627">
            <text:p>2,104</text:p>
          </table:table-cell>
          <table:table-cell table:style-name="ce18" table:formula="of:=(SUM(OFFSET([.O105];-[.C$5]+1;0;[.C$5];1))+SUM(OFFSET([.P105];-[.D$5]+1;0;[.D$5];1)))/[.F105]" office:value-type="percentage" office:value="0.222471402999556">
            <text:p>22%</text:p>
          </table:table-cell>
          <table:table-cell table:style-name="ce18" table:formula="of:=(SUM(OFFSET([.Q105];-[.C$6]+1;0;[.C$6];1))+SUM(OFFSET([.R105];-[.D$6]+1;0;[.D$6];1)))/[.F105]" office:value-type="percentage" office:value="0.262392172441198">
            <text:p>26%</text:p>
          </table:table-cell>
          <table:table-cell table:style-name="ce18" table:formula="of:=SUM([.S105:.T105])/[.F105]" office:value-type="percentage" office:value="0.515136424559246">
            <text:p>52%</text:p>
          </table:table-cell>
          <table:table-cell table:style-name="ce21" table:formula="of:=SUM([.O104:.O106])/SUM([.P104:.P106])" office:value-type="float" office:value="20.5555555555556">
            <text:p>20.6</text:p>
          </table:table-cell>
          <table:table-cell table:style-name="ce21" table:formula="of:=SUM([.Q104:.Q106])/SUM([.R104:.R106])" office:value-type="float" office:value="2.90587016881474">
            <text:p>2.9</text:p>
          </table:table-cell>
          <table:table-cell table:style-name="ce22" table:formula="of:=SUM([.S104:.S106])/SUM([.T104:.T106])" office:value-type="float" office:value="6.51954411478307">
            <text:p>6.5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29.530673693149">
            <text:p>530</text:p>
          </table:table-cell>
          <table:table-cell table:style-name="ce8" office:value-type="float" office:value="138.469326306851">
            <text:p>138</text:p>
          </table:table-cell>
          <table:table-cell table:style-name="ce8" table:formula="of:=[.S$104]*([.S$114]/[.S$104])^(([.$A105]-[.$A$104])/([.$A$114]-[.$A$104]))" office:value-type="float" office:value="7523.7429719309">
            <text:p>7,524</text:p>
          </table:table-cell>
          <table:table-cell table:style-name="ce8" table:formula="of:=[.T$104]*([.T$114]/[.T$104])^(([.$A105]-[.$A$104])/([.$A$114]-[.$A$104]))" office:value-type="float" office:value="1153.42021140909">
            <text:p>1,153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12">
            <text:p>1812</text:p>
          </table:table-cell>
          <table:table-cell office:value-type="string">
            <text:p>Napoleonic Wars, pt. 2</text:p>
          </table:table-cell>
          <table:table-cell table:style-name="ce8" office:value-type="float" office:value="10480">
            <text:p>10,480</text:p>
          </table:table-cell>
          <table:table-cell table:style-name="ce11" table:formula="of:=[.G106]/[.H106]" office:value-type="float" office:value="6.90097552080477">
            <text:p>6.9</text:p>
          </table:table-cell>
          <table:table-cell table:style-name="ce8" table:formula="of:=[.F106]*100/[.C106]" office:value-type="float" office:value="165.505692578443">
            <text:p>166</text:p>
          </table:table-cell>
          <table:table-cell table:style-name="ce8" table:formula="of:=[.G106]+[.H106]" office:value-type="float" office:value="17344.9965822208">
            <text:p>17,345</text:p>
          </table:table-cell>
          <table:table-cell table:style-name="ce8" table:formula="of:=SUM(OFFSET([.O106];-[.C$5]+1;0;[.C$5];1))+SUM(OFFSET([.Q106];-[.C$6]+1;0;[.C$6];1))+[.S106]" office:value-type="float" office:value="15149.6984780123">
            <text:p>15,150</text:p>
          </table:table-cell>
          <table:table-cell table:style-name="ce8" table:formula="of:=SUM(OFFSET([.P106];-[.D$5]+1;0;[.D$5];1))+SUM(OFFSET([.R106];-[.D$6]+1;0;[.D$6];1))+[.T106]" office:value-type="float" office:value="2195.29810420854">
            <text:p>2,195</text:p>
          </table:table-cell>
          <table:table-cell table:style-name="ce18" table:formula="of:=(SUM(OFFSET([.O106];-[.C$5]+1;0;[.C$5];1))+SUM(OFFSET([.P106];-[.D$5]+1;0;[.D$5];1)))/[.F106]" office:value-type="percentage" office:value="0.216915404655515">
            <text:p>22%</text:p>
          </table:table-cell>
          <table:table-cell table:style-name="ce18" table:formula="of:=(SUM(OFFSET([.Q106];-[.C$6]+1;0;[.C$6];1))+SUM(OFFSET([.R106];-[.D$6]+1;0;[.D$6];1)))/[.F106]" office:value-type="percentage" office:value="0.248547139766119">
            <text:p>25%</text:p>
          </table:table-cell>
          <table:table-cell table:style-name="ce18" table:formula="of:=SUM([.S106:.T106])/[.F106]" office:value-type="percentage" office:value="0.534537455578366">
            <text:p>53%</text:p>
          </table:table-cell>
          <table:table-cell table:style-name="ce21" table:formula="of:=SUM([.O105:.O107])/SUM([.P105:.P107])" office:value-type="float" office:value="26.4444444444444">
            <text:p>26.4</text:p>
          </table:table-cell>
          <table:table-cell table:style-name="ce21" table:formula="of:=SUM([.Q105:.Q107])/SUM([.R105:.R107])" office:value-type="float" office:value="3.39725100460686">
            <text:p>3.4</text:p>
          </table:table-cell>
          <table:table-cell table:style-name="ce22" table:formula="of:=SUM([.S105:.S107])/SUM([.T105:.T107])" office:value-type="float" office:value="6.44657475709438">
            <text:p>6.4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92.954344250976">
            <text:p>393</text:p>
          </table:table-cell>
          <table:table-cell table:style-name="ce8" office:value-type="float" office:value="125.045655749024">
            <text:p>125</text:p>
          </table:table-cell>
          <table:table-cell table:style-name="ce8" table:formula="of:=[.S$104]*([.S$114]/[.S$104])^(([.$A106]-[.$A$104])/([.$A$114]-[.$A$104]))" office:value-type="float" office:value="8027.04315196819">
            <text:p>8,027</text:p>
          </table:table-cell>
          <table:table-cell table:style-name="ce8" table:formula="of:=[.T$104]*([.T$114]/[.T$104])^(([.$A106]-[.$A$104])/([.$A$114]-[.$A$104]))" office:value-type="float" office:value="1244.50718810758">
            <text:p>1,245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13">
            <text:p>1813</text:p>
          </table:table-cell>
          <table:table-cell office:value-type="string">
            <text:p>Napoleonic Wars, pt. 2</text:p>
          </table:table-cell>
          <table:table-cell table:style-name="ce8" office:value-type="float" office:value="10650">
            <text:p>10,650</text:p>
          </table:table-cell>
          <table:table-cell table:style-name="ce11" table:formula="of:=[.G107]/[.H107]" office:value-type="float" office:value="6.43188486183893">
            <text:p>6.4</text:p>
          </table:table-cell>
          <table:table-cell table:style-name="ce8" table:formula="of:=[.F107]*100/[.C107]" office:value-type="float" office:value="174.974275710874">
            <text:p>175</text:p>
          </table:table-cell>
          <table:table-cell table:style-name="ce8" table:formula="of:=[.G107]+[.H107]" office:value-type="float" office:value="18634.760363208">
            <text:p>18,635</text:p>
          </table:table-cell>
          <table:table-cell table:style-name="ce8" table:formula="of:=SUM(OFFSET([.O107];-[.C$5]+1;0;[.C$5];1))+SUM(OFFSET([.Q107];-[.C$6]+1;0;[.C$6];1))+[.S107]" office:value-type="float" office:value="16127.3533312593">
            <text:p>16,127</text:p>
          </table:table-cell>
          <table:table-cell table:style-name="ce8" table:formula="of:=SUM(OFFSET([.P107];-[.D$5]+1;0;[.D$5];1))+SUM(OFFSET([.R107];-[.D$6]+1;0;[.D$6];1))+[.T107]" office:value-type="float" office:value="2507.4070319487">
            <text:p>2,507</text:p>
          </table:table-cell>
          <table:table-cell table:style-name="ce18" table:formula="of:=(SUM(OFFSET([.O107];-[.C$5]+1;0;[.C$5];1))+SUM(OFFSET([.P107];-[.D$5]+1;0;[.D$5];1)))/[.F107]" office:value-type="percentage" office:value="0.204048610138733">
            <text:p>20%</text:p>
          </table:table-cell>
          <table:table-cell table:style-name="ce18" table:formula="of:=(SUM(OFFSET([.Q107];-[.C$6]+1;0;[.C$6];1))+SUM(OFFSET([.R107];-[.D$6]+1;0;[.D$6];1)))/[.F107]" office:value-type="percentage" office:value="0.264321319151715">
            <text:p>26%</text:p>
          </table:table-cell>
          <table:table-cell table:style-name="ce18" table:formula="of:=SUM([.S107:.T107])/[.F107]" office:value-type="percentage" office:value="0.531630070709552">
            <text:p>53%</text:p>
          </table:table-cell>
          <table:table-cell table:style-name="ce21" table:formula="of:=SUM([.O106:.O108])/SUM([.P106:.P108])" office:value-type="float" office:value="21.6666666666667">
            <text:p>21.7</text:p>
          </table:table-cell>
          <table:table-cell table:style-name="ce21" table:formula="of:=SUM([.Q106:.Q108])/SUM([.R106:.R108])" office:value-type="float" office:value="3.67834946420126">
            <text:p>3.7</text:p>
          </table:table-cell>
          <table:table-cell table:style-name="ce22" table:formula="of:=SUM([.S106:.S108])/SUM([.T106:.T108])" office:value-type="float" office:value="6.37442210178054">
            <text:p>6.4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99.171296694056">
            <text:p>699</text:p>
          </table:table-cell>
          <table:table-cell table:style-name="ce8" office:value-type="float" office:value="213.828703305944">
            <text:p>214</text:p>
          </table:table-cell>
          <table:table-cell table:style-name="ce8" table:formula="of:=[.S$104]*([.S$114]/[.S$104])^(([.$A107]-[.$A$104])/([.$A$114]-[.$A$104]))" office:value-type="float" office:value="8564.01155700606">
            <text:p>8,564</text:p>
          </table:table-cell>
          <table:table-cell table:style-name="ce8" table:formula="of:=[.T$104]*([.T$114]/[.T$104])^(([.$A107]-[.$A$104])/([.$A$114]-[.$A$104]))" office:value-type="float" office:value="1342.78741254179">
            <text:p>1,343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14">
            <text:p>1814</text:p>
          </table:table-cell>
          <table:table-cell office:value-type="string">
            <text:p>Napoleonic Wars, pt. 2</text:p>
          </table:table-cell>
          <table:table-cell table:style-name="ce8" office:value-type="float" office:value="10820">
            <text:p>10,820</text:p>
          </table:table-cell>
          <table:table-cell table:style-name="ce11" table:formula="of:=[.G108]/[.H108]" office:value-type="float" office:value="6.65972731366939">
            <text:p>6.7</text:p>
          </table:table-cell>
          <table:table-cell table:style-name="ce8" table:formula="of:=[.F108]*100/[.C108]" office:value-type="float" office:value="183.721726044473">
            <text:p>184</text:p>
          </table:table-cell>
          <table:table-cell table:style-name="ce8" table:formula="of:=[.G108]+[.H108]" office:value-type="float" office:value="19878.690758012">
            <text:p>19,879</text:p>
          </table:table-cell>
          <table:table-cell table:style-name="ce8" table:formula="of:=SUM(OFFSET([.O108];-[.C$5]+1;0;[.C$5];1))+SUM(OFFSET([.Q108];-[.C$6]+1;0;[.C$6];1))+[.S108]" office:value-type="float" office:value="17283.4690296174">
            <text:p>17,283</text:p>
          </table:table-cell>
          <table:table-cell table:style-name="ce8" table:formula="of:=SUM(OFFSET([.P108];-[.D$5]+1;0;[.D$5];1))+SUM(OFFSET([.R108];-[.D$6]+1;0;[.D$6];1))+[.T108]" office:value-type="float" office:value="2595.22172839454">
            <text:p>2,595</text:p>
          </table:table-cell>
          <table:table-cell table:style-name="ce18" table:formula="of:=(SUM(OFFSET([.O108];-[.C$5]+1;0;[.C$5];1))+SUM(OFFSET([.P108];-[.D$5]+1;0;[.D$5];1)))/[.F108]" office:value-type="percentage" office:value="0.191380659757364">
            <text:p>19%</text:p>
          </table:table-cell>
          <table:table-cell table:style-name="ce18" table:formula="of:=(SUM(OFFSET([.Q108];-[.C$6]+1;0;[.C$6];1))+SUM(OFFSET([.R108];-[.D$6]+1;0;[.D$6];1)))/[.F108]" office:value-type="percentage" office:value="0.276102913823291">
            <text:p>28%</text:p>
          </table:table-cell>
          <table:table-cell table:style-name="ce18" table:formula="of:=SUM([.S108:.T108])/[.F108]" office:value-type="percentage" office:value="0.532516426419345">
            <text:p>53%</text:p>
          </table:table-cell>
          <table:table-cell table:style-name="ce21" table:formula="of:=SUM([.O107:.O109])/SUM([.P107:.P109])" office:value-type="float" office:value="18">
            <text:p>18.0</text:p>
          </table:table-cell>
          <table:table-cell table:style-name="ce21" table:formula="of:=SUM([.Q107:.Q109])/SUM([.R107:.R109])" office:value-type="float" office:value="4.43995893878382">
            <text:p>4.4</text:p>
          </table:table-cell>
          <table:table-cell table:style-name="ce22" table:formula="of:=SUM([.S107:.S109])/SUM([.T107:.T109])" office:value-type="float" office:value="6.30307700798038">
            <text:p>6.3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80.226835120339">
            <text:p>580</text:p>
          </table:table-cell>
          <table:table-cell table:style-name="ce8" office:value-type="float" office:value="115.773164879661">
            <text:p>116</text:p>
          </table:table-cell>
          <table:table-cell table:style-name="ce8" table:formula="of:=[.S$104]*([.S$114]/[.S$104])^(([.$A108]-[.$A$104])/([.$A$114]-[.$A$104]))" office:value-type="float" office:value="9136.90042024382">
            <text:p>9,137</text:p>
          </table:table-cell>
          <table:table-cell table:style-name="ce8" table:formula="of:=[.T$104]*([.T$114]/[.T$104])^(([.$A108]-[.$A$104])/([.$A$114]-[.$A$104]))" office:value-type="float" office:value="1448.82894410798">
            <text:p>1,449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15">
            <text:p>1815</text:p>
          </table:table-cell>
          <table:table-cell office:value-type="string">
            <text:p>Napoleonic Wars, pt. 2</text:p>
          </table:table-cell>
          <table:table-cell table:style-name="ce8" office:value-type="float" office:value="11004">
            <text:p>11,004</text:p>
          </table:table-cell>
          <table:table-cell table:style-name="ce11" table:formula="of:=[.G109]/[.H109]" office:value-type="float" office:value="6.43838955336704">
            <text:p>6.4</text:p>
          </table:table-cell>
          <table:table-cell table:style-name="ce8" table:formula="of:=[.F109]*100/[.C109]" office:value-type="float" office:value="189.520661503523">
            <text:p>190</text:p>
          </table:table-cell>
          <table:table-cell table:style-name="ce8" table:formula="of:=[.G109]+[.H109]" office:value-type="float" office:value="20854.8535918477">
            <text:p>20,855</text:p>
          </table:table-cell>
          <table:table-cell table:style-name="ce8" table:formula="of:=SUM(OFFSET([.O109];-[.C$5]+1;0;[.C$5];1))+SUM(OFFSET([.Q109];-[.C$6]+1;0;[.C$6];1))+[.S109]" office:value-type="float" office:value="18051.1749941857">
            <text:p>18,051</text:p>
          </table:table-cell>
          <table:table-cell table:style-name="ce8" table:formula="of:=SUM(OFFSET([.P109];-[.D$5]+1;0;[.D$5];1))+SUM(OFFSET([.R109];-[.D$6]+1;0;[.D$6];1))+[.T109]" office:value-type="float" office:value="2803.67859766199">
            <text:p>2,804</text:p>
          </table:table-cell>
          <table:table-cell table:style-name="ce18" table:formula="of:=(SUM(OFFSET([.O109];-[.C$5]+1;0;[.C$5];1))+SUM(OFFSET([.P109];-[.D$5]+1;0;[.D$5];1)))/[.F109]" office:value-type="percentage" office:value="0.18117590400433">
            <text:p>18%</text:p>
          </table:table-cell>
          <table:table-cell table:style-name="ce18" table:formula="of:=(SUM(OFFSET([.Q109];-[.C$6]+1;0;[.C$6];1))+SUM(OFFSET([.R109];-[.D$6]+1;0;[.D$6];1)))/[.F109]" office:value-type="percentage" office:value="0.276439212277539">
            <text:p>28%</text:p>
          </table:table-cell>
          <table:table-cell table:style-name="ce18" table:formula="of:=SUM([.S109:.T109])/[.F109]" office:value-type="percentage" office:value="0.542384883718132">
            <text:p>54%</text:p>
          </table:table-cell>
          <table:table-cell table:style-name="ce21" table:formula="of:=SUM([.O108:.O110])/SUM([.P108:.P110])" office:value-type="float" office:value="19.1818181818182">
            <text:p>19.2</text:p>
          </table:table-cell>
          <table:table-cell table:style-name="ce21" table:formula="of:=SUM([.Q108:.Q110])/SUM([.R108:.R110])" office:value-type="float" office:value="7.55363273808937">
            <text:p>7.6</text:p>
          </table:table-cell>
          <table:table-cell table:style-name="ce22" table:formula="of:=SUM([.S108:.S110])/SUM([.T108:.T110])" office:value-type="float" office:value="6.2325304371409">
            <text:p>6.2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45.95888915838">
            <text:p>646</text:p>
          </table:table-cell>
          <table:table-cell table:style-name="ce8" office:value-type="float" office:value="104.04111084162">
            <text:p>104</text:p>
          </table:table-cell>
          <table:table-cell table:style-name="ce8" table:formula="of:=[.S$104]*([.S$114]/[.S$104])^(([.$A109]-[.$A$104])/([.$A$114]-[.$A$104]))" office:value-type="float" office:value="9748.11263783918">
            <text:p>9,748</text:p>
          </table:table-cell>
          <table:table-cell table:style-name="ce8" table:formula="of:=[.T$104]*([.T$114]/[.T$104])^(([.$A109]-[.$A$104])/([.$A$114]-[.$A$104]))" office:value-type="float" office:value="1563.2447025338">
            <text:p>1,563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16">
            <text:p>1816</text:p>
          </table:table-cell>
          <table:table-cell office:value-type="string">
            <text:p>post Napoleonic Wars</text:p>
          </table:table-cell>
          <table:table-cell table:style-name="ce8" office:value-type="float" office:value="11196">
            <text:p>11,196</text:p>
          </table:table-cell>
          <table:table-cell table:style-name="ce11" table:formula="of:=[.G110]/[.H110]" office:value-type="float" office:value="6.51230764062056">
            <text:p>6.5</text:p>
          </table:table-cell>
          <table:table-cell table:style-name="ce8" table:formula="of:=[.F110]*100/[.C110]" office:value-type="float" office:value="202.182959177582">
            <text:p>202</text:p>
          </table:table-cell>
          <table:table-cell table:style-name="ce8" table:formula="of:=[.G110]+[.H110]" office:value-type="float" office:value="22636.4041095221">
            <text:p>22,636</text:p>
          </table:table-cell>
          <table:table-cell table:style-name="ce8" table:formula="of:=SUM(OFFSET([.O110];-[.C$5]+1;0;[.C$5];1))+SUM(OFFSET([.Q110];-[.C$6]+1;0;[.C$6];1))+[.S110]" office:value-type="float" office:value="19623.1616822388">
            <text:p>19,623</text:p>
          </table:table-cell>
          <table:table-cell table:style-name="ce8" table:formula="of:=SUM(OFFSET([.P110];-[.D$5]+1;0;[.D$5];1))+SUM(OFFSET([.R110];-[.D$6]+1;0;[.D$6];1))+[.T110]" office:value-type="float" office:value="3013.24242728326">
            <text:p>3,013</text:p>
          </table:table-cell>
          <table:table-cell table:style-name="ce18" table:formula="of:=(SUM(OFFSET([.O110];-[.C$5]+1;0;[.C$5];1))+SUM(OFFSET([.P110];-[.D$5]+1;0;[.D$5];1)))/[.F110]" office:value-type="percentage" office:value="0.167314425650661">
            <text:p>17%</text:p>
          </table:table-cell>
          <table:table-cell table:style-name="ce18" table:formula="of:=(SUM(OFFSET([.Q110];-[.C$6]+1;0;[.C$6];1))+SUM(OFFSET([.R110];-[.D$6]+1;0;[.D$6];1)))/[.F110]" office:value-type="percentage" office:value="0.298726744158507">
            <text:p>30%</text:p>
          </table:table-cell>
          <table:table-cell table:style-name="ce18" table:formula="of:=SUM([.S110:.T110])/[.F110]" office:value-type="percentage" office:value="0.533958830190832">
            <text:p>53%</text:p>
          </table:table-cell>
          <table:table-cell table:style-name="ce21" table:formula="of:=SUM([.O109:.O111])/SUM([.P109:.P111])" office:value-type="float" office:value="19.5384615384615">
            <text:p>19.5</text:p>
          </table:table-cell>
          <table:table-cell table:style-name="ce21" table:formula="of:=SUM([.Q109:.Q111])/SUM([.R109:.R111])" office:value-type="float" office:value="11.338256867796">
            <text:p>11.3</text:p>
          </table:table-cell>
          <table:table-cell table:style-name="ce22" table:formula="of:=SUM([.S109:.S111])/SUM([.T109:.T111])" office:value-type="float" office:value="6.16277345187222">
            <text:p>6.2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14.88747839749">
            <text:p>1,115</text:p>
          </table:table-cell>
          <table:table-cell table:style-name="ce8" office:value-type="float" office:value="90.1125216025138">
            <text:p>90</text:p>
          </table:table-cell>
          <table:table-cell table:style-name="ce8" table:formula="of:=[.S$104]*([.S$114]/[.S$104])^(([.$A110]-[.$A$104])/([.$A$114]-[.$A$104]))" office:value-type="float" office:value="10400.2118474948">
            <text:p>10,400</text:p>
          </table:table-cell>
          <table:table-cell table:style-name="ce8" table:formula="of:=[.T$104]*([.T$114]/[.T$104])^(([.$A110]-[.$A$104])/([.$A$114]-[.$A$104]))" office:value-type="float" office:value="1686.69601055256">
            <text:p>1,687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17">
            <text:p>1817</text:p>
          </table:table-cell>
          <table:table-cell office:value-type="string">
            <text:p>post Napoleonic Wars</text:p>
          </table:table-cell>
          <table:table-cell table:style-name="ce8" office:value-type="float" office:value="11378">
            <text:p>11,378</text:p>
          </table:table-cell>
          <table:table-cell table:style-name="ce11" table:formula="of:=[.G111]/[.H111]" office:value-type="float" office:value="6.80545321056685">
            <text:p>6.8</text:p>
          </table:table-cell>
          <table:table-cell table:style-name="ce8" table:formula="of:=[.F111]*100/[.C111]" office:value-type="float" office:value="214.813753634165">
            <text:p>215</text:p>
          </table:table-cell>
          <table:table-cell table:style-name="ce8" table:formula="of:=[.G111]+[.H111]" office:value-type="float" office:value="24441.5088884953">
            <text:p>24,442</text:p>
          </table:table-cell>
          <table:table-cell table:style-name="ce8" table:formula="of:=SUM(OFFSET([.O111];-[.C$5]+1;0;[.C$5];1))+SUM(OFFSET([.Q111];-[.C$6]+1;0;[.C$6];1))+[.S111]" office:value-type="float" office:value="21310.171318576">
            <text:p>21,310</text:p>
          </table:table-cell>
          <table:table-cell table:style-name="ce8" table:formula="of:=SUM(OFFSET([.P111];-[.D$5]+1;0;[.D$5];1))+SUM(OFFSET([.R111];-[.D$6]+1;0;[.D$6];1))+[.T111]" office:value-type="float" office:value="3131.33756991931">
            <text:p>3,131</text:p>
          </table:table-cell>
          <table:table-cell table:style-name="ce18" table:formula="of:=(SUM(OFFSET([.O111];-[.C$5]+1;0;[.C$5];1))+SUM(OFFSET([.P111];-[.D$5]+1;0;[.D$5];1)))/[.F111]" office:value-type="percentage" office:value="0.156348651378872">
            <text:p>16%</text:p>
          </table:table-cell>
          <table:table-cell table:style-name="ce18" table:formula="of:=(SUM(OFFSET([.Q111];-[.C$6]+1;0;[.C$6];1))+SUM(OFFSET([.R111];-[.D$6]+1;0;[.D$6];1)))/[.F111]" office:value-type="percentage" office:value="0.315213040801394">
            <text:p>32%</text:p>
          </table:table-cell>
          <table:table-cell table:style-name="ce18" table:formula="of:=SUM([.S111:.T111])/[.F111]" office:value-type="percentage" office:value="0.528438307819734">
            <text:p>53%</text:p>
          </table:table-cell>
          <table:table-cell table:style-name="ce21" table:formula="of:=SUM([.O110:.O112])/SUM([.P110:.P112])" office:value-type="float" office:value="19.4666666666667">
            <text:p>19.5</text:p>
          </table:table-cell>
          <table:table-cell table:style-name="ce21" table:formula="of:=SUM([.Q110:.Q112])/SUM([.R110:.R112])" office:value-type="float" office:value="15.1020742630391">
            <text:p>15.1</text:p>
          </table:table-cell>
          <table:table-cell table:style-name="ce22" table:formula="of:=SUM([.S110:.S112])/SUM([.T110:.T112])" office:value-type="float" office:value="6.09379721481535">
            <text:p>6.1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471.10526315789">
            <text:p>1,471</text:p>
          </table:table-cell>
          <table:table-cell table:style-name="ce8" office:value-type="float" office:value="90.8947368421053">
            <text:p>91</text:p>
          </table:table-cell>
          <table:table-cell table:style-name="ce8" table:formula="of:=[.S$104]*([.S$114]/[.S$104])^(([.$A111]-[.$A$104])/([.$A$114]-[.$A$104]))" office:value-type="float" office:value="11095.9331812509">
            <text:p>11,096</text:p>
          </table:table-cell>
          <table:table-cell table:style-name="ce8" table:formula="of:=[.T$104]*([.T$114]/[.T$104])^(([.$A111]-[.$A$104])/([.$A$114]-[.$A$104]))" office:value-type="float" office:value="1819.8964163465">
            <text:p>1,820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18">
            <text:p>1818</text:p>
          </table:table-cell>
          <table:table-cell office:value-type="string">
            <text:p>post Napoleonic Wars</text:p>
          </table:table-cell>
          <table:table-cell table:style-name="ce8" office:value-type="float" office:value="11555">
            <text:p>11,555</text:p>
          </table:table-cell>
          <table:table-cell table:style-name="ce11" table:formula="of:=[.G112]/[.H112]" office:value-type="float" office:value="7.08973484437267">
            <text:p>7.1</text:p>
          </table:table-cell>
          <table:table-cell table:style-name="ce8" table:formula="of:=[.F112]*100/[.C112]" office:value-type="float" office:value="230.457387642145">
            <text:p>230</text:p>
          </table:table-cell>
          <table:table-cell table:style-name="ce8" table:formula="of:=[.G112]+[.H112]" office:value-type="float" office:value="26629.3511420499">
            <text:p>26,629</text:p>
          </table:table-cell>
          <table:table-cell table:style-name="ce8" table:formula="of:=SUM(OFFSET([.O112];-[.C$5]+1;0;[.C$5];1))+SUM(OFFSET([.Q112];-[.C$6]+1;0;[.C$6];1))+[.S112]" office:value-type="float" office:value="23337.6052870453">
            <text:p>23,338</text:p>
          </table:table-cell>
          <table:table-cell table:style-name="ce8" table:formula="of:=SUM(OFFSET([.P112];-[.D$5]+1;0;[.D$5];1))+SUM(OFFSET([.R112];-[.D$6]+1;0;[.D$6];1))+[.T112]" office:value-type="float" office:value="3291.74585500458">
            <text:p>3,292</text:p>
          </table:table-cell>
          <table:table-cell table:style-name="ce18" table:formula="of:=(SUM(OFFSET([.O112];-[.C$5]+1;0;[.C$5];1))+SUM(OFFSET([.P112];-[.D$5]+1;0;[.D$5];1)))/[.F112]" office:value-type="percentage" office:value="0.140198570084031">
            <text:p>14%</text:p>
          </table:table-cell>
          <table:table-cell table:style-name="ce18" table:formula="of:=(SUM(OFFSET([.Q112];-[.C$6]+1;0;[.C$6];1))+SUM(OFFSET([.R112];-[.D$6]+1;0;[.D$6];1)))/[.F112]" office:value-type="percentage" office:value="0.341508269792953">
            <text:p>34%</text:p>
          </table:table-cell>
          <table:table-cell table:style-name="ce18" table:formula="of:=SUM([.S112:.T112])/[.F112]" office:value-type="percentage" office:value="0.518293160123016">
            <text:p>52%</text:p>
          </table:table-cell>
          <table:table-cell table:style-name="ce21" table:formula="of:=SUM([.O111:.O113])/SUM([.P111:.P113])" office:value-type="float" office:value="17.8235294117647">
            <text:p>17.8</text:p>
          </table:table-cell>
          <table:table-cell table:style-name="ce21" table:formula="of:=SUM([.Q111:.Q113])/SUM([.R111:.R113])" office:value-type="float" office:value="26.8462669828491">
            <text:p>26.8</text:p>
          </table:table-cell>
          <table:table-cell table:style-name="ce22" table:formula="of:=SUM([.S111:.S113])/SUM([.T111:.T113])" office:value-type="float" office:value="6.02559298752253">
            <text:p>6.0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870.42105263158">
            <text:p>1,870</text:p>
          </table:table-cell>
          <table:table-cell table:style-name="ce8" office:value-type="float" office:value="114.078947368421">
            <text:p>114</text:p>
          </table:table-cell>
          <table:table-cell table:style-name="ce8" table:formula="of:=[.S$104]*([.S$114]/[.S$104])^(([.$A112]-[.$A$104])/([.$A$114]-[.$A$104]))" office:value-type="float" office:value="11838.1947375853">
            <text:p>11,838</text:p>
          </table:table-cell>
          <table:table-cell table:style-name="ce8" table:formula="of:=[.T$104]*([.T$114]/[.T$104])^(([.$A112]-[.$A$104])/([.$A$114]-[.$A$104]))" office:value-type="float" office:value="1963.61581785316">
            <text:p>1,964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19">
            <text:p>1819</text:p>
          </table:table-cell>
          <table:table-cell office:value-type="string">
            <text:p>post Napoleonic Wars</text:p>
          </table:table-cell>
          <table:table-cell table:style-name="ce8" office:value-type="float" office:value="11723">
            <text:p>11,723</text:p>
          </table:table-cell>
          <table:table-cell table:style-name="ce11" table:formula="of:=[.G113]/[.H113]" office:value-type="float" office:value="7.74665636840291">
            <text:p>7.7</text:p>
          </table:table-cell>
          <table:table-cell table:style-name="ce8" table:formula="of:=[.F113]*100/[.C113]" office:value-type="float" office:value="252.272827954251">
            <text:p>252</text:p>
          </table:table-cell>
          <table:table-cell table:style-name="ce8" table:formula="of:=[.G113]+[.H113]" office:value-type="float" office:value="29573.9436210769">
            <text:p>29,574</text:p>
          </table:table-cell>
          <table:table-cell table:style-name="ce8" table:formula="of:=SUM(OFFSET([.O113];-[.C$5]+1;0;[.C$5];1))+SUM(OFFSET([.Q113];-[.C$6]+1;0;[.C$6];1))+[.S113]" office:value-type="float" office:value="26192.7723053828">
            <text:p>26,193</text:p>
          </table:table-cell>
          <table:table-cell table:style-name="ce8" table:formula="of:=SUM(OFFSET([.P113];-[.D$5]+1;0;[.D$5];1))+SUM(OFFSET([.R113];-[.D$6]+1;0;[.D$6];1))+[.T113]" office:value-type="float" office:value="3381.17131569408">
            <text:p>3,381</text:p>
          </table:table-cell>
          <table:table-cell table:style-name="ce18" table:formula="of:=(SUM(OFFSET([.O113];-[.C$5]+1;0;[.C$5];1))+SUM(OFFSET([.P113];-[.D$5]+1;0;[.D$5];1)))/[.F113]" office:value-type="percentage" office:value="0.122858046898808">
            <text:p>12%</text:p>
          </table:table-cell>
          <table:table-cell table:style-name="ce18" table:formula="of:=(SUM(OFFSET([.Q113];-[.C$6]+1;0;[.C$6];1))+SUM(OFFSET([.R113];-[.D$6]+1;0;[.D$6];1)))/[.F113]" office:value-type="percentage" office:value="0.378432855569804">
            <text:p>38%</text:p>
          </table:table-cell>
          <table:table-cell table:style-name="ce18" table:formula="of:=SUM([.S113:.T113])/[.F113]" office:value-type="percentage" office:value="0.498709097531388">
            <text:p>50%</text:p>
          </table:table-cell>
          <table:table-cell table:style-name="ce21" table:formula="of:=SUM([.O112:.O114])/SUM([.P112:.P114])" office:value-type="float" office:value="19.8">
            <text:p>19.8</text:p>
          </table:table-cell>
          <table:table-cell table:style-name="ce21" table:formula="of:=SUM([.Q112:.Q114])/SUM([.R112:.R114])" office:value-type="float" office:value="33.3574270602878">
            <text:p>33.4</text:p>
          </table:table-cell>
          <table:table-cell table:style-name="ce22" table:formula="of:=SUM([.S112:.S114])/SUM([.T112:.T114])" office:value-type="float" office:value="5.95815212935025">
            <text:p>6.0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161.25193498452">
            <text:p>2,161</text:p>
          </table:table-cell>
          <table:table-cell table:style-name="ce8" office:value-type="float" office:value="0">
            <text:p>0</text:p>
          </table:table-cell>
          <table:table-cell table:style-name="ce8" table:formula="of:=[.S$104]*([.S$114]/[.S$104])^(([.$A113]-[.$A$104])/([.$A$114]-[.$A$104]))" office:value-type="float" office:value="12630.1098209383">
            <text:p>12,630</text:p>
          </table:table-cell>
          <table:table-cell table:style-name="ce8" table:formula="of:=[.T$104]*([.T$114]/[.T$104])^(([.$A113]-[.$A$104])/([.$A$114]-[.$A$104]))" office:value-type="float" office:value="2118.68491277309">
            <text:p>2,119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20">
            <text:p>1820</text:p>
          </table:table-cell>
          <table:table-cell office:value-type="string">
            <text:p>post Napoleonic Wars</text:p>
          </table:table-cell>
          <table:table-cell table:style-name="ce8" office:value-type="float" office:value="11903">
            <text:p>11,903</text:p>
          </table:table-cell>
          <table:table-cell table:style-name="ce11" table:formula="of:=[.G114]/[.H114]" office:value-type="float" office:value="8.40603830032209">
            <text:p>8.4</text:p>
          </table:table-cell>
          <table:table-cell table:style-name="ce8" table:formula="of:=[.F114]*100/[.C114]" office:value-type="float" office:value="277.205631062785">
            <text:p>277</text:p>
          </table:table-cell>
          <table:table-cell table:style-name="ce8" table:formula="of:=[.G114]+[.H114]" office:value-type="float" office:value="32995.7862654033">
            <text:p>32,996</text:p>
          </table:table-cell>
          <table:table-cell table:style-name="ce8" table:formula="of:=SUM(OFFSET([.O114];-[.C$5]+1;0;[.C$5];1))+SUM(OFFSET([.Q114];-[.C$6]+1;0;[.C$6];1))+[.S114]" office:value-type="float" office:value="29487.84963875">
            <text:p>29,488</text:p>
          </table:table-cell>
          <table:table-cell table:style-name="ce8" table:formula="of:=SUM(OFFSET([.P114];-[.D$5]+1;0;[.D$5];1))+SUM(OFFSET([.R114];-[.D$6]+1;0;[.D$6];1))+[.T114]" office:value-type="float" office:value="3507.93662665327">
            <text:p>3,508</text:p>
          </table:table-cell>
          <table:table-cell table:style-name="ce18" table:formula="of:=(SUM(OFFSET([.O114];-[.C$5]+1;0;[.C$5];1))+SUM(OFFSET([.P114];-[.D$5]+1;0;[.D$5];1)))/[.F114]" office:value-type="percentage" office:value="0.104388994542387">
            <text:p>10%</text:p>
          </table:table-cell>
          <table:table-cell table:style-name="ce18" table:formula="of:=(SUM(OFFSET([.Q114];-[.C$6]+1;0;[.C$6];1))+SUM(OFFSET([.R114];-[.D$6]+1;0;[.D$6];1)))/[.F114]" office:value-type="percentage" office:value="0.417943952057958">
            <text:p>42%</text:p>
          </table:table-cell>
          <table:table-cell table:style-name="ce18" table:formula="of:=SUM([.S114:.T114])/[.F114]" office:value-type="percentage" office:value="0.477667053399655">
            <text:p>48%</text:p>
          </table:table-cell>
          <table:table-cell table:style-name="ce21" table:formula="of:=SUM([.O113:.O115])/SUM([.P113:.P115])" office:value-type="float" office:value="24.3076923076923">
            <text:p>24.3</text:p>
          </table:table-cell>
          <table:table-cell table:style-name="ce21" table:formula="of:=SUM([.Q113:.Q115])/SUM([.R113:.R115])" office:value-type="float" office:value="24.6333311600454">
            <text:p>24.6</text:p>
          </table:table-cell>
          <table:table-cell table:style-name="ce22" table:formula="of:=SUM([.S113:.S115])/SUM([.T113:.T115])" office:value-type="float" office:value="5.94520850420185">
            <text:p>5.9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632.18715430556">
            <text:p>2,632</text:p>
          </table:table-cell>
          <table:table-cell table:style-name="ce8" office:value-type="float" office:value="85.6924597571308">
            <text:p>86</text:p>
          </table:table-cell>
          <table:table-cell table:style-name="ce8" table:formula="of:=[.U114]" office:value-type="float" office:value="13475">
            <text:p>13,475</text:p>
          </table:table-cell>
          <table:table-cell table:style-name="ce8" table:formula="of:=[.V114]" office:value-type="float" office:value="2286">
            <text:p>2,286</text:p>
          </table:table-cell>
          <table:table-cell table:style-name="ce8" office:value-type="float" office:value="13475">
            <text:p>13,475</text:p>
          </table:table-cell>
          <table:table-cell table:style-name="ce8" office:value-type="float" office:value="2286">
            <text:p>2,286</text:p>
          </table:table-cell>
          <table:table-cell table:number-columns-repeated="1002"/>
        </table:table-row>
        <table:table-row table:style-name="ro1">
          <table:table-cell table:style-name="ce3" office:value-type="float" office:value="1821">
            <text:p>1821</text:p>
          </table:table-cell>
          <table:table-cell office:value-type="string">
            <text:p>post Napoleonic Wars</text:p>
          </table:table-cell>
          <table:table-cell table:style-name="ce8" office:value-type="float" office:value="12106">
            <text:p>12,106</text:p>
          </table:table-cell>
          <table:table-cell table:style-name="ce11" table:formula="of:=[.G115]/[.H115]" office:value-type="float" office:value="8.79848670519861">
            <text:p>8.8</text:p>
          </table:table-cell>
          <table:table-cell table:style-name="ce8" table:formula="of:=[.F115]*100/[.C115]" office:value-type="float" office:value="289.336735215561">
            <text:p>289</text:p>
          </table:table-cell>
          <table:table-cell table:style-name="ce8" table:formula="of:=[.G115]+[.H115]" office:value-type="float" office:value="35027.1051651958">
            <text:p>35,027</text:p>
          </table:table-cell>
          <table:table-cell table:style-name="ce8" table:formula="of:=SUM(OFFSET([.O115];-[.C$5]+1;0;[.C$5];1))+SUM(OFFSET([.Q115];-[.C$6]+1;0;[.C$6];1))+[.S115]" office:value-type="float" office:value="31452.3587559761">
            <text:p>31,452</text:p>
          </table:table-cell>
          <table:table-cell table:style-name="ce8" table:formula="of:=SUM(OFFSET([.P115];-[.D$5]+1;0;[.D$5];1))+SUM(OFFSET([.R115];-[.D$6]+1;0;[.D$6];1))+[.T115]" office:value-type="float" office:value="3574.74640921971">
            <text:p>3,575</text:p>
          </table:table-cell>
          <table:table-cell table:style-name="ce18" table:formula="of:=(SUM(OFFSET([.O115];-[.C$5]+1;0;[.C$5];1))+SUM(OFFSET([.P115];-[.D$5]+1;0;[.D$5];1)))/[.F115]" office:value-type="percentage" office:value="0.0944524800658747">
            <text:p>9%</text:p>
          </table:table-cell>
          <table:table-cell table:style-name="ce18" table:formula="of:=(SUM(OFFSET([.Q115];-[.C$6]+1;0;[.C$6];1))+SUM(OFFSET([.R115];-[.D$6]+1;0;[.D$6];1)))/[.F115]" office:value-type="percentage" office:value="0.44724359365883">
            <text:p>45%</text:p>
          </table:table-cell>
          <table:table-cell table:style-name="ce18" table:formula="of:=SUM([.S115:.T115])/[.F115]" office:value-type="percentage" office:value="0.458303926275295">
            <text:p>46%</text:p>
          </table:table-cell>
          <table:table-cell table:style-name="ce21" table:formula="of:=SUM([.O114:.O116])/SUM([.P114:.P116])" office:value-type="float" office:value="30.8">
            <text:p>30.8</text:p>
          </table:table-cell>
          <table:table-cell table:style-name="ce21" table:formula="of:=SUM([.Q114:.Q116])/SUM([.R114:.R116])" office:value-type="float" office:value="16.8087315070951">
            <text:p>16.8</text:p>
          </table:table-cell>
          <table:table-cell table:style-name="ce22" table:formula="of:=SUM([.S114:.S116])/SUM([.T114:.T116])" office:value-type="float" office:value="5.98148223605019">
            <text:p>6.0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063.07779795499">
            <text:p>2,063</text:p>
          </table:table-cell>
          <table:table-cell table:style-name="ce8" office:value-type="float" office:value="192.65060487743">
            <text:p>193</text:p>
          </table:table-cell>
          <table:table-cell table:style-name="ce8" table:formula="of:=[.S$114]*([.S$124]/[.S$114])^(([.$A115]-[.$A$114])/([.$A$124]-[.$A$114]))" office:value-type="float" office:value="13753.4313192711">
            <text:p>13,753</text:p>
          </table:table-cell>
          <table:table-cell table:style-name="ce8" table:formula="of:=[.T$114]*([.T$124]/[.T$114])^(([.$A115]-[.$A$114])/([.$A$124]-[.$A$114]))" office:value-type="float" office:value="2299.62850399586">
            <text:p>2,300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22">
            <text:p>1822</text:p>
          </table:table-cell>
          <table:table-cell office:value-type="string">
            <text:p>post Napoleonic Wars</text:p>
          </table:table-cell>
          <table:table-cell table:style-name="ce8" office:value-type="float" office:value="12320">
            <text:p>12,320</text:p>
          </table:table-cell>
          <table:table-cell table:style-name="ce11" table:formula="of:=[.G116]/[.H116]" office:value-type="float" office:value="9.3235438277192">
            <text:p>9.3</text:p>
          </table:table-cell>
          <table:table-cell table:style-name="ce8" table:formula="of:=[.F116]*100/[.C116]" office:value-type="float" office:value="296.771413130324">
            <text:p>297</text:p>
          </table:table-cell>
          <table:table-cell table:style-name="ce8" table:formula="of:=[.G116]+[.H116]" office:value-type="float" office:value="36562.2380976559">
            <text:p>36,562</text:p>
          </table:table-cell>
          <table:table-cell table:style-name="ce8" table:formula="of:=SUM(OFFSET([.O116];-[.C$5]+1;0;[.C$5];1))+SUM(OFFSET([.Q116];-[.C$6]+1;0;[.C$6];1))+[.S116]" office:value-type="float" office:value="33020.6017460492">
            <text:p>33,021</text:p>
          </table:table-cell>
          <table:table-cell table:style-name="ce8" table:formula="of:=SUM(OFFSET([.P116];-[.D$5]+1;0;[.D$5];1))+SUM(OFFSET([.R116];-[.D$6]+1;0;[.D$6];1))+[.T116]" office:value-type="float" office:value="3541.63635160676">
            <text:p>3,542</text:p>
          </table:table-cell>
          <table:table-cell table:style-name="ce18" table:formula="of:=(SUM(OFFSET([.O116];-[.C$5]+1;0;[.C$5];1))+SUM(OFFSET([.P116];-[.D$5]+1;0;[.D$5];1)))/[.F116]" office:value-type="percentage" office:value="0.0872866957393825">
            <text:p>9%</text:p>
          </table:table-cell>
          <table:table-cell table:style-name="ce18" table:formula="of:=(SUM(OFFSET([.Q116];-[.C$6]+1;0;[.C$6];1))+SUM(OFFSET([.R116];-[.D$6]+1;0;[.D$6];1)))/[.F116]" office:value-type="percentage" office:value="0.465504519482003">
            <text:p>47%</text:p>
          </table:table-cell>
          <table:table-cell table:style-name="ce18" table:formula="of:=SUM([.S116:.T116])/[.F116]" office:value-type="percentage" office:value="0.447208784778615">
            <text:p>45%</text:p>
          </table:table-cell>
          <table:table-cell table:style-name="ce21" table:formula="of:=SUM([.O115:.O117])/SUM([.P115:.P117])" office:value-type="float" office:value="36.8571428571429">
            <text:p>36.9</text:p>
          </table:table-cell>
          <table:table-cell table:style-name="ce21" table:formula="of:=SUM([.Q115:.Q117])/SUM([.R115:.R117])" office:value-type="float" office:value="10.0029265942572">
            <text:p>10.0</text:p>
          </table:table-cell>
          <table:table-cell table:style-name="ce22" table:formula="of:=SUM([.S115:.S117])/SUM([.T115:.T117])" office:value-type="float" office:value="6.06889535991996">
            <text:p>6.1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399.0584982936">
            <text:p>1,399</text:p>
          </table:table-cell>
          <table:table-cell table:style-name="ce8" office:value-type="float" office:value="84.2258447433822">
            <text:p>84</text:p>
          </table:table-cell>
          <table:table-cell table:style-name="ce8" table:formula="of:=[.S$114]*([.S$124]/[.S$114])^(([.$A116]-[.$A$114])/([.$A$124]-[.$A$114]))" office:value-type="float" office:value="14037.6158110505">
            <text:p>14,038</text:p>
          </table:table-cell>
          <table:table-cell table:style-name="ce8" table:formula="of:=[.T$114]*([.T$124]/[.T$114])^(([.$A116]-[.$A$114])/([.$A$124]-[.$A$114]))" office:value-type="float" office:value="2313.33825738855">
            <text:p>2,313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23">
            <text:p>1823</text:p>
          </table:table-cell>
          <table:table-cell office:value-type="string">
            <text:p>Pax Britannica, pt. 1</text:p>
          </table:table-cell>
          <table:table-cell table:style-name="ce8" office:value-type="float" office:value="12529">
            <text:p>12,529</text:p>
          </table:table-cell>
          <table:table-cell table:style-name="ce11" table:formula="of:=[.G117]/[.H117]" office:value-type="float" office:value="9.71014117020013">
            <text:p>9.7</text:p>
          </table:table-cell>
          <table:table-cell table:style-name="ce8" table:formula="of:=[.F117]*100/[.C117]" office:value-type="float" office:value="302.670673174373">
            <text:p>303</text:p>
          </table:table-cell>
          <table:table-cell table:style-name="ce8" table:formula="of:=[.G117]+[.H117]" office:value-type="float" office:value="37921.6086420172">
            <text:p>37,922</text:p>
          </table:table-cell>
          <table:table-cell table:style-name="ce8" table:formula="of:=SUM(OFFSET([.O117];-[.C$5]+1;0;[.C$5];1))+SUM(OFFSET([.Q117];-[.C$6]+1;0;[.C$6];1))+[.S117]" office:value-type="float" office:value="34380.8888663031">
            <text:p>34,381</text:p>
          </table:table-cell>
          <table:table-cell table:style-name="ce8" table:formula="of:=SUM(OFFSET([.P117];-[.D$5]+1;0;[.D$5];1))+SUM(OFFSET([.R117];-[.D$6]+1;0;[.D$6];1))+[.T117]" office:value-type="float" office:value="3540.71977571409">
            <text:p>3,541</text:p>
          </table:table-cell>
          <table:table-cell table:style-name="ce18" table:formula="of:=(SUM(OFFSET([.O117];-[.C$5]+1;0;[.C$5];1))+SUM(OFFSET([.P117];-[.D$5]+1;0;[.D$5];1)))/[.F117]" office:value-type="percentage" office:value="0.0825491603463379">
            <text:p>8%</text:p>
          </table:table-cell>
          <table:table-cell table:style-name="ce18" table:formula="of:=(SUM(OFFSET([.Q117];-[.C$6]+1;0;[.C$6];1))+SUM(OFFSET([.R117];-[.D$6]+1;0;[.D$6];1)))/[.F117]" office:value-type="percentage" office:value="0.478260554931917">
            <text:p>48%</text:p>
          </table:table-cell>
          <table:table-cell table:style-name="ce18" table:formula="of:=SUM([.S117:.T117])/[.F117]" office:value-type="percentage" office:value="0.439190284721745">
            <text:p>44%</text:p>
          </table:table-cell>
          <table:table-cell table:style-name="ce21" table:formula="of:=SUM([.O116:.O118])/SUM([.P116:.P118])" office:value-type="float" office:value="65.6666666666667">
            <text:p>65.7</text:p>
          </table:table-cell>
          <table:table-cell table:style-name="ce21" table:formula="of:=SUM([.Q116:.Q118])/SUM([.R116:.R118])" office:value-type="float" office:value="9.33575900338256">
            <text:p>9.3</text:p>
          </table:table-cell>
          <table:table-cell table:style-name="ce22" table:formula="of:=SUM([.S116:.S118])/SUM([.T116:.T118])" office:value-type="float" office:value="6.15758593541845">
            <text:p>6.2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309.23057927504">
            <text:p>1,309</text:p>
          </table:table-cell>
          <table:table-cell table:style-name="ce8" office:value-type="float" office:value="200.12064023716">
            <text:p>200</text:p>
          </table:table-cell>
          <table:table-cell table:style-name="ce8" table:formula="of:=[.S$114]*([.S$124]/[.S$114])^(([.$A117]-[.$A$114])/([.$A$124]-[.$A$114]))" office:value-type="float" office:value="14327.6723520294">
            <text:p>14,328</text:p>
          </table:table-cell>
          <table:table-cell table:style-name="ce8" table:formula="of:=[.T$114]*([.T$124]/[.T$114])^(([.$A117]-[.$A$114])/([.$A$124]-[.$A$114]))" office:value-type="float" office:value="2327.12974456466">
            <text:p>2,327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24">
            <text:p>1824</text:p>
          </table:table-cell>
          <table:table-cell office:value-type="string">
            <text:p>Pax Britannica, pt. 1</text:p>
          </table:table-cell>
          <table:table-cell table:style-name="ce8" office:value-type="float" office:value="12721">
            <text:p>12,721</text:p>
          </table:table-cell>
          <table:table-cell table:style-name="ce11" table:formula="of:=[.G118]/[.H118]" office:value-type="float" office:value="10.0242267511419">
            <text:p>10.0</text:p>
          </table:table-cell>
          <table:table-cell table:style-name="ce8" table:formula="of:=[.F118]*100/[.C118]" office:value-type="float" office:value="310.567748064656">
            <text:p>311</text:p>
          </table:table-cell>
          <table:table-cell table:style-name="ce8" table:formula="of:=[.G118]+[.H118]" office:value-type="float" office:value="39507.3232313049">
            <text:p>39,507</text:p>
          </table:table-cell>
          <table:table-cell table:style-name="ce8" table:formula="of:=SUM(OFFSET([.O118];-[.C$5]+1;0;[.C$5];1))+SUM(OFFSET([.Q118];-[.C$6]+1;0;[.C$6];1))+[.S118]" office:value-type="float" office:value="35923.6412077823">
            <text:p>35,924</text:p>
          </table:table-cell>
          <table:table-cell table:style-name="ce8" table:formula="of:=SUM(OFFSET([.P118];-[.D$5]+1;0;[.D$5];1))+SUM(OFFSET([.R118];-[.D$6]+1;0;[.D$6];1))+[.T118]" office:value-type="float" office:value="3583.68202352265">
            <text:p>3,584</text:p>
          </table:table-cell>
          <table:table-cell table:style-name="ce18" table:formula="of:=(SUM(OFFSET([.O118];-[.C$5]+1;0;[.C$5];1))+SUM(OFFSET([.P118];-[.D$5]+1;0;[.D$5];1)))/[.F118]" office:value-type="percentage" office:value="0.0771349892408365">
            <text:p>8%</text:p>
          </table:table-cell>
          <table:table-cell table:style-name="ce18" table:formula="of:=(SUM(OFFSET([.Q118];-[.C$6]+1;0;[.C$6];1))+SUM(OFFSET([.R118];-[.D$6]+1;0;[.D$6];1)))/[.F118]" office:value-type="percentage" office:value="0.49345789479994">
            <text:p>49%</text:p>
          </table:table-cell>
          <table:table-cell table:style-name="ce18" table:formula="of:=SUM([.S118:.T118])/[.F118]" office:value-type="percentage" office:value="0.429407115959223">
            <text:p>43%</text:p>
          </table:table-cell>
          <table:table-cell table:style-name="ce21" table:formula="of:=SUM([.O117:.O119])/SUM([.P117:.P119])" office:value-type="float" office:value="75.5">
            <text:p>75.5</text:p>
          </table:table-cell>
          <table:table-cell table:style-name="ce21" table:formula="of:=SUM([.Q117:.Q119])/SUM([.R117:.R119])" office:value-type="float" office:value="6.02911542808125">
            <text:p>6.0</text:p>
          </table:table-cell>
          <table:table-cell table:style-name="ce22" table:formula="of:=SUM([.S117:.S119])/SUM([.T117:.T119])" office:value-type="float" office:value="6.24757263116878">
            <text:p>6.2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326.70241828367">
            <text:p>1,327</text:p>
          </table:table-cell>
          <table:table-cell table:style-name="ce8" office:value-type="float" office:value="147.861704454332">
            <text:p>148</text:p>
          </table:table-cell>
          <table:table-cell table:style-name="ce8" table:formula="of:=[.S$114]*([.S$124]/[.S$114])^(([.$A118]-[.$A$114])/([.$A$124]-[.$A$114]))" office:value-type="float" office:value="14623.7222752249">
            <text:p>14,624</text:p>
          </table:table-cell>
          <table:table-cell table:style-name="ce8" table:formula="of:=[.T$114]*([.T$124]/[.T$114])^(([.$A118]-[.$A$114])/([.$A$124]-[.$A$114]))" office:value-type="float" office:value="2341.00345279856">
            <text:p>2,341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25">
            <text:p>1825</text:p>
          </table:table-cell>
          <table:table-cell office:value-type="string">
            <text:p>Pax Britannica, pt. 1</text:p>
          </table:table-cell>
          <table:table-cell table:style-name="ce8" office:value-type="float" office:value="12903">
            <text:p>12,903</text:p>
          </table:table-cell>
          <table:table-cell table:style-name="ce11" table:formula="of:=[.G119]/[.H119]" office:value-type="float" office:value="9.80284975203095">
            <text:p>9.8</text:p>
          </table:table-cell>
          <table:table-cell table:style-name="ce8" table:formula="of:=[.F119]*100/[.C119]" office:value-type="float" office:value="318.631137680196">
            <text:p>319</text:p>
          </table:table-cell>
          <table:table-cell table:style-name="ce8" table:formula="of:=[.G119]+[.H119]" office:value-type="float" office:value="41112.9756948757">
            <text:p>41,113</text:p>
          </table:table-cell>
          <table:table-cell table:style-name="ce8" table:formula="of:=SUM(OFFSET([.O119];-[.C$5]+1;0;[.C$5];1))+SUM(OFFSET([.Q119];-[.C$6]+1;0;[.C$6];1))+[.S119]" office:value-type="float" office:value="37307.2228945883">
            <text:p>37,307</text:p>
          </table:table-cell>
          <table:table-cell table:style-name="ce8" table:formula="of:=SUM(OFFSET([.P119];-[.D$5]+1;0;[.D$5];1))+SUM(OFFSET([.R119];-[.D$6]+1;0;[.D$6];1))+[.T119]" office:value-type="float" office:value="3805.75280028739">
            <text:p>3,806</text:p>
          </table:table-cell>
          <table:table-cell table:style-name="ce18" table:formula="of:=(SUM(OFFSET([.O119];-[.C$5]+1;0;[.C$5];1))+SUM(OFFSET([.P119];-[.D$5]+1;0;[.D$5];1)))/[.F119]" office:value-type="percentage" office:value="0.0720063897673535">
            <text:p>7%</text:p>
          </table:table-cell>
          <table:table-cell table:style-name="ce18" table:formula="of:=(SUM(OFFSET([.Q119];-[.C$6]+1;0;[.C$6];1))+SUM(OFFSET([.R119];-[.D$6]+1;0;[.D$6];1)))/[.F119]" office:value-type="percentage" office:value="0.507667691202705">
            <text:p>51%</text:p>
          </table:table-cell>
          <table:table-cell table:style-name="ce18" table:formula="of:=SUM([.S119:.T119])/[.F119]" office:value-type="percentage" office:value="0.420325919029942">
            <text:p>42%</text:p>
          </table:table-cell>
          <table:table-cell table:style-name="ce21" table:formula="of:=SUM([.O118:.O120])/SUM([.P118:.P120])" office:value-type="float" office:value="77">
            <text:p>77.0</text:p>
          </table:table-cell>
          <table:table-cell table:style-name="ce21" table:formula="of:=SUM([.Q118:.Q120])/SUM([.R118:.R120])" office:value-type="float" office:value="6.49995386722955">
            <text:p>6.5</text:p>
          </table:table-cell>
          <table:table-cell table:style-name="ce22" table:formula="of:=SUM([.S118:.S120])/SUM([.T118:.T120])" office:value-type="float" office:value="6.3388743886165">
            <text:p>6.3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356.17230527144">
            <text:p>1,356</text:p>
          </table:table-cell>
          <table:table-cell table:style-name="ce8" office:value-type="float" office:value="314.155468135326">
            <text:p>314</text:p>
          </table:table-cell>
          <table:table-cell table:style-name="ce8" table:formula="of:=[.S$114]*([.S$124]/[.S$114])^(([.$A119]-[.$A$114])/([.$A$124]-[.$A$114]))" office:value-type="float" office:value="14925.8894207347">
            <text:p>14,926</text:p>
          </table:table-cell>
          <table:table-cell table:style-name="ce8" table:formula="of:=[.T$114]*([.T$124]/[.T$114])^(([.$A119]-[.$A$114])/([.$A$124]-[.$A$114]))" office:value-type="float" office:value="2354.95987226959">
            <text:p>2,355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26">
            <text:p>1826</text:p>
          </table:table-cell>
          <table:table-cell office:value-type="string">
            <text:p>Pax Britannica, pt. 1</text:p>
          </table:table-cell>
          <table:table-cell table:style-name="ce8" office:value-type="float" office:value="13074">
            <text:p>13,074</text:p>
          </table:table-cell>
          <table:table-cell table:style-name="ce11" table:formula="of:=[.G120]/[.H120]" office:value-type="float" office:value="9.89558452378364">
            <text:p>9.9</text:p>
          </table:table-cell>
          <table:table-cell table:style-name="ce8" table:formula="of:=[.F120]*100/[.C120]" office:value-type="float" office:value="322.529093625373">
            <text:p>323</text:p>
          </table:table-cell>
          <table:table-cell table:style-name="ce8" table:formula="of:=[.G120]+[.H120]" office:value-type="float" office:value="42167.4537005813">
            <text:p>42,167</text:p>
          </table:table-cell>
          <table:table-cell table:style-name="ce8" table:formula="of:=SUM(OFFSET([.O120];-[.C$5]+1;0;[.C$5];1))+SUM(OFFSET([.Q120];-[.C$6]+1;0;[.C$6];1))+[.S120]" office:value-type="float" office:value="38297.3122126661">
            <text:p>38,297</text:p>
          </table:table-cell>
          <table:table-cell table:style-name="ce8" table:formula="of:=SUM(OFFSET([.P120];-[.D$5]+1;0;[.D$5];1))+SUM(OFFSET([.R120];-[.D$6]+1;0;[.D$6];1))+[.T120]" office:value-type="float" office:value="3870.14148791515">
            <text:p>3,870</text:p>
          </table:table-cell>
          <table:table-cell table:style-name="ce18" table:formula="of:=(SUM(OFFSET([.O120];-[.C$5]+1;0;[.C$5];1))+SUM(OFFSET([.P120];-[.D$5]+1;0;[.D$5];1)))/[.F120]" office:value-type="percentage" office:value="0.0689725534065354">
            <text:p>7%</text:p>
          </table:table-cell>
          <table:table-cell table:style-name="ce18" table:formula="of:=(SUM(OFFSET([.Q120];-[.C$6]+1;0;[.C$6];1))+SUM(OFFSET([.R120];-[.D$6]+1;0;[.D$6];1)))/[.F120]" office:value-type="percentage" office:value="0.513565680734519">
            <text:p>51%</text:p>
          </table:table-cell>
          <table:table-cell table:style-name="ce18" table:formula="of:=SUM([.S120:.T120])/[.F120]" office:value-type="percentage" office:value="0.417461765858946">
            <text:p>42%</text:p>
          </table:table-cell>
          <table:table-cell table:style-name="ce21" table:formula="of:=SUM([.O119:.O121])/SUM([.P119:.P121])" office:value-type="float" office:value="29">
            <text:p>29.0</text:p>
          </table:table-cell>
          <table:table-cell table:style-name="ce21" table:formula="of:=SUM([.Q119:.Q121])/SUM([.R119:.R121])" office:value-type="float" office:value="5.65500760369806">
            <text:p>5.7</text:p>
          </table:table-cell>
          <table:table-cell table:style-name="ce22" table:formula="of:=SUM([.S119:.S121])/SUM([.T119:.T121])" office:value-type="float" office:value="6.43151042601664">
            <text:p>6.4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259.2092249651">
            <text:p>1,259</text:p>
          </table:table-cell>
          <table:table-cell table:style-name="ce8" office:value-type="float" office:value="144.461585420424">
            <text:p>144</text:p>
          </table:table-cell>
          <table:table-cell table:style-name="ce8" table:formula="of:=[.S$114]*([.S$124]/[.S$114])^(([.$A120]-[.$A$114])/([.$A$124]-[.$A$114]))" office:value-type="float" office:value="15234.3001875406">
            <text:p>15,234</text:p>
          </table:table-cell>
          <table:table-cell table:style-name="ce8" table:formula="of:=[.T$114]*([.T$124]/[.T$114])^(([.$A120]-[.$A$114])/([.$A$124]-[.$A$114]))" office:value-type="float" office:value="2368.99949607944">
            <text:p>2,369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27">
            <text:p>1827</text:p>
          </table:table-cell>
          <table:table-cell office:value-type="string">
            <text:p>Pax Britannica, pt. 1</text:p>
          </table:table-cell>
          <table:table-cell table:style-name="ce8" office:value-type="float" office:value="13247">
            <text:p>13,247</text:p>
          </table:table-cell>
          <table:table-cell table:style-name="ce11" table:formula="of:=[.G121]/[.H121]" office:value-type="float" office:value="9.66612684321874">
            <text:p>9.7</text:p>
          </table:table-cell>
          <table:table-cell table:style-name="ce8" table:formula="of:=[.F121]*100/[.C121]" office:value-type="float" office:value="335.696799936607">
            <text:p>336</text:p>
          </table:table-cell>
          <table:table-cell table:style-name="ce8" table:formula="of:=[.G121]+[.H121]" office:value-type="float" office:value="44469.7550876023">
            <text:p>44,470</text:p>
          </table:table-cell>
          <table:table-cell table:style-name="ce8" table:formula="of:=SUM(OFFSET([.O121];-[.C$5]+1;0;[.C$5];1))+SUM(OFFSET([.Q121];-[.C$6]+1;0;[.C$6];1))+[.S121]" office:value-type="float" office:value="40300.5045488395">
            <text:p>40,301</text:p>
          </table:table-cell>
          <table:table-cell table:style-name="ce8" table:formula="of:=SUM(OFFSET([.P121];-[.D$5]+1;0;[.D$5];1))+SUM(OFFSET([.R121];-[.D$6]+1;0;[.D$6];1))+[.T121]" office:value-type="float" office:value="4169.25053876282">
            <text:p>4,169</text:p>
          </table:table-cell>
          <table:table-cell table:style-name="ce18" table:formula="of:=(SUM(OFFSET([.O121];-[.C$5]+1;0;[.C$5];1))+SUM(OFFSET([.P121];-[.D$5]+1;0;[.D$5];1)))/[.F121]" office:value-type="percentage" office:value="0.0647495572374694">
            <text:p>6%</text:p>
          </table:table-cell>
          <table:table-cell table:style-name="ce18" table:formula="of:=(SUM(OFFSET([.Q121];-[.C$6]+1;0;[.C$6];1))+SUM(OFFSET([.R121];-[.D$6]+1;0;[.D$6];1)))/[.F121]" office:value-type="percentage" office:value="0.532005442394836">
            <text:p>53%</text:p>
          </table:table-cell>
          <table:table-cell table:style-name="ce18" table:formula="of:=SUM([.S121:.T121])/[.F121]" office:value-type="percentage" office:value="0.403245000367695">
            <text:p>40%</text:p>
          </table:table-cell>
          <table:table-cell table:style-name="ce21" table:formula="of:=SUM([.O120:.O122])/SUM([.P120:.P122])" office:value-type="float" office:value="19.8888888888889">
            <text:p>19.9</text:p>
          </table:table-cell>
          <table:table-cell table:style-name="ce21" table:formula="of:=SUM([.Q120:.Q122])/SUM([.R120:.R122])" office:value-type="float" office:value="6.57808173880831">
            <text:p>6.6</text:p>
          </table:table-cell>
          <table:table-cell table:style-name="ce22" table:formula="of:=SUM([.S120:.S122])/SUM([.T120:.T122])" office:value-type="float" office:value="6.52550024247897">
            <text:p>6.5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109.36328158291">
            <text:p>2,109</text:p>
          </table:table-cell>
          <table:table-cell table:style-name="ce8" office:value-type="float" office:value="376.880463499705">
            <text:p>377</text:p>
          </table:table-cell>
          <table:table-cell table:style-name="ce8" table:formula="of:=[.S$114]*([.S$124]/[.S$114])^(([.$A121]-[.$A$114])/([.$A$124]-[.$A$114]))" office:value-type="float" office:value="15549.083586382">
            <text:p>15,549</text:p>
          </table:table-cell>
          <table:table-cell table:style-name="ce8" table:formula="of:=[.T$114]*([.T$124]/[.T$114])^(([.$A121]-[.$A$114])/([.$A$124]-[.$A$114]))" office:value-type="float" office:value="2383.12282026951">
            <text:p>2,383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28">
            <text:p>1828</text:p>
          </table:table-cell>
          <table:table-cell office:value-type="string">
            <text:p>Pax Britannica, pt. 1</text:p>
          </table:table-cell>
          <table:table-cell table:style-name="ce8" office:value-type="float" office:value="13438">
            <text:p>13,438</text:p>
          </table:table-cell>
          <table:table-cell table:style-name="ce11" table:formula="of:=[.G122]/[.H122]" office:value-type="float" office:value="9.57056822197377">
            <text:p>9.6</text:p>
          </table:table-cell>
          <table:table-cell table:style-name="ce8" table:formula="of:=[.F122]*100/[.C122]" office:value-type="float" office:value="347.106191775902">
            <text:p>347</text:p>
          </table:table-cell>
          <table:table-cell table:style-name="ce8" table:formula="of:=[.G122]+[.H122]" office:value-type="float" office:value="46644.1300508458">
            <text:p>46,644</text:p>
          </table:table-cell>
          <table:table-cell table:style-name="ce8" table:formula="of:=SUM(OFFSET([.O122];-[.C$5]+1;0;[.C$5];1))+SUM(OFFSET([.Q122];-[.C$6]+1;0;[.C$6];1))+[.S122]" office:value-type="float" office:value="42231.4883582371">
            <text:p>42,231</text:p>
          </table:table-cell>
          <table:table-cell table:style-name="ce8" table:formula="of:=SUM(OFFSET([.P122];-[.D$5]+1;0;[.D$5];1))+SUM(OFFSET([.R122];-[.D$6]+1;0;[.D$6];1))+[.T122]" office:value-type="float" office:value="4412.64169260867">
            <text:p>4,413</text:p>
          </table:table-cell>
          <table:table-cell table:style-name="ce18" table:formula="of:=(SUM(OFFSET([.O122];-[.C$5]+1;0;[.C$5];1))+SUM(OFFSET([.P122];-[.D$5]+1;0;[.D$5];1)))/[.F122]" office:value-type="percentage" office:value="0.0615167856974304">
            <text:p>6%</text:p>
          </table:table-cell>
          <table:table-cell table:style-name="ce18" table:formula="of:=(SUM(OFFSET([.Q122];-[.C$6]+1;0;[.C$6];1))+SUM(OFFSET([.R122];-[.D$6]+1;0;[.D$6];1)))/[.F122]" office:value-type="percentage" office:value="0.546843331263747">
            <text:p>55%</text:p>
          </table:table-cell>
          <table:table-cell table:style-name="ce18" table:formula="of:=SUM([.S122:.T122])/[.F122]" office:value-type="percentage" office:value="0.391639883038823">
            <text:p>39%</text:p>
          </table:table-cell>
          <table:table-cell table:style-name="ce21" table:formula="of:=SUM([.O121:.O123])/SUM([.P121:.P123])" office:value-type="float" office:value="16.0833333333333">
            <text:p>16.1</text:p>
          </table:table-cell>
          <table:table-cell table:style-name="ce21" table:formula="of:=SUM([.Q121:.Q123])/SUM([.R121:.R123])" office:value-type="float" office:value="6.68226362099308">
            <text:p>6.7</text:p>
          </table:table-cell>
          <table:table-cell table:style-name="ce22" table:formula="of:=SUM([.S121:.S123])/SUM([.T121:.T123])" office:value-type="float" office:value="6.62086362207243">
            <text:p>6.6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318.86739875124">
            <text:p>2,319</text:p>
          </table:table-cell>
          <table:table-cell table:style-name="ce8" office:value-type="float" office:value="343.262577645302">
            <text:p>343</text:p>
          </table:table-cell>
          <table:table-cell table:style-name="ce8" table:formula="of:=[.S$114]*([.S$124]/[.S$114])^(([.$A122]-[.$A$114])/([.$A$124]-[.$A$114]))" office:value-type="float" office:value="15870.3712937224">
            <text:p>15,870</text:p>
          </table:table-cell>
          <table:table-cell table:style-name="ce8" table:formula="of:=[.T$114]*([.T$124]/[.T$114])^(([.$A122]-[.$A$114])/([.$A$124]-[.$A$114]))" office:value-type="float" office:value="2397.33034383848">
            <text:p>2,397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29">
            <text:p>1829</text:p>
          </table:table-cell>
          <table:table-cell office:value-type="string">
            <text:p>Pax Britannica, pt. 1</text:p>
          </table:table-cell>
          <table:table-cell table:style-name="ce8" office:value-type="float" office:value="13625">
            <text:p>13,625</text:p>
          </table:table-cell>
          <table:table-cell table:style-name="ce11" table:formula="of:=[.G123]/[.H123]" office:value-type="float" office:value="9.29340289544738">
            <text:p>9.3</text:p>
          </table:table-cell>
          <table:table-cell table:style-name="ce8" table:formula="of:=[.F123]*100/[.C123]" office:value-type="float" office:value="370.396069127813">
            <text:p>370</text:p>
          </table:table-cell>
          <table:table-cell table:style-name="ce8" table:formula="of:=[.G123]+[.H123]" office:value-type="float" office:value="50466.4644186645">
            <text:p>50,466</text:p>
          </table:table-cell>
          <table:table-cell table:style-name="ce8" table:formula="of:=SUM(OFFSET([.O123];-[.C$5]+1;0;[.C$5];1))+SUM(OFFSET([.Q123];-[.C$6]+1;0;[.C$6];1))+[.S123]" office:value-type="float" office:value="45563.6674591688">
            <text:p>45,564</text:p>
          </table:table-cell>
          <table:table-cell table:style-name="ce8" table:formula="of:=SUM(OFFSET([.P123];-[.D$5]+1;0;[.D$5];1))+SUM(OFFSET([.R123];-[.D$6]+1;0;[.D$6];1))+[.T123]" office:value-type="float" office:value="4902.79695949579">
            <text:p>4,903</text:p>
          </table:table-cell>
          <table:table-cell table:style-name="ce18" table:formula="of:=(SUM(OFFSET([.O123];-[.C$5]+1;0;[.C$5];1))+SUM(OFFSET([.P123];-[.D$5]+1;0;[.D$5];1)))/[.F123]" office:value-type="percentage" office:value="0.0571150958479851">
            <text:p>6%</text:p>
          </table:table-cell>
          <table:table-cell table:style-name="ce18" table:formula="of:=(SUM(OFFSET([.Q123];-[.C$6]+1;0;[.C$6];1))+SUM(OFFSET([.R123];-[.D$6]+1;0;[.D$6];1)))/[.F123]" office:value-type="percentage" office:value="0.574126749802138">
            <text:p>57%</text:p>
          </table:table-cell>
          <table:table-cell table:style-name="ce18" table:formula="of:=SUM([.S123:.T123])/[.F123]" office:value-type="percentage" office:value="0.368758154349877">
            <text:p>37%</text:p>
          </table:table-cell>
          <table:table-cell table:style-name="ce21" table:formula="of:=SUM([.O122:.O124])/SUM([.P122:.P124])" office:value-type="float" office:value="21.25">
            <text:p>21.3</text:p>
          </table:table-cell>
          <table:table-cell table:style-name="ce21" table:formula="of:=SUM([.Q122:.Q124])/SUM([.R122:.R124])" office:value-type="float" office:value="7.46824675844486">
            <text:p>7.5</text:p>
          </table:table-cell>
          <table:table-cell table:style-name="ce22" table:formula="of:=SUM([.S122:.S124])/SUM([.T122:.T124])" office:value-type="float" office:value="6.71762063798947">
            <text:p>6.7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570.47952294384">
            <text:p>3,570</text:p>
          </table:table-cell>
          <table:table-cell table:style-name="ce8" office:value-type="float" office:value="476.863041965683">
            <text:p>477</text:p>
          </table:table-cell>
          <table:table-cell table:style-name="ce8" table:formula="of:=[.S$114]*([.S$124]/[.S$114])^(([.$A123]-[.$A$114])/([.$A$124]-[.$A$114]))" office:value-type="float" office:value="16198.2977068306">
            <text:p>16,198</text:p>
          </table:table-cell>
          <table:table-cell table:style-name="ce8" table:formula="of:=[.T$114]*([.T$124]/[.T$114])^(([.$A123]-[.$A$114])/([.$A$124]-[.$A$114]))" office:value-type="float" office:value="2411.62256875991">
            <text:p>2,412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30">
            <text:p>1830</text:p>
          </table:table-cell>
          <table:table-cell office:value-type="string">
            <text:p>Pax Britannica, pt. 1</text:p>
          </table:table-cell>
          <table:table-cell table:style-name="ce8" office:value-type="float" office:value="13805">
            <text:p>13,805</text:p>
          </table:table-cell>
          <table:table-cell table:style-name="ce11" table:formula="of:=[.G124]/[.H124]" office:value-type="float" office:value="9.26644278865285">
            <text:p>9.3</text:p>
          </table:table-cell>
          <table:table-cell table:style-name="ce8" table:formula="of:=[.F124]*100/[.C124]" office:value-type="float" office:value="388.946710630356">
            <text:p>389</text:p>
          </table:table-cell>
          <table:table-cell table:style-name="ce8" table:formula="of:=[.G124]+[.H124]" office:value-type="float" office:value="53694.0934025207">
            <text:p>53,694</text:p>
          </table:table-cell>
          <table:table-cell table:style-name="ce8" table:formula="of:=SUM(OFFSET([.O124];-[.C$5]+1;0;[.C$5];1))+SUM(OFFSET([.Q124];-[.C$6]+1;0;[.C$6];1))+[.S124]" office:value-type="float" office:value="48464.0351917189">
            <text:p>48,464</text:p>
          </table:table-cell>
          <table:table-cell table:style-name="ce8" table:formula="of:=SUM(OFFSET([.P124];-[.D$5]+1;0;[.D$5];1))+SUM(OFFSET([.R124];-[.D$6]+1;0;[.D$6];1))+[.T124]" office:value-type="float" office:value="5230.0582108018">
            <text:p>5,230</text:p>
          </table:table-cell>
          <table:table-cell table:style-name="ce18" table:formula="of:=(SUM(OFFSET([.O124];-[.C$5]+1;0;[.C$5];1))+SUM(OFFSET([.P124];-[.D$5]+1;0;[.D$5];1)))/[.F124]" office:value-type="percentage" office:value="0.0531976009161346">
            <text:p>5%</text:p>
          </table:table-cell>
          <table:table-cell table:style-name="ce18" table:formula="of:=(SUM(OFFSET([.Q124];-[.C$6]+1;0;[.C$6];1))+SUM(OFFSET([.R124];-[.D$6]+1;0;[.D$6];1)))/[.F124]" office:value-type="percentage" office:value="0.593709557793617">
            <text:p>59%</text:p>
          </table:table-cell>
          <table:table-cell table:style-name="ce18" table:formula="of:=SUM([.S124:.T124])/[.F124]" office:value-type="percentage" office:value="0.353092841290248">
            <text:p>35%</text:p>
          </table:table-cell>
          <table:table-cell table:style-name="ce21" table:formula="of:=SUM([.O123:.O125])/SUM([.P123:.P125])" office:value-type="float" office:value="33.4">
            <text:p>33.4</text:p>
          </table:table-cell>
          <table:table-cell table:style-name="ce21" table:formula="of:=SUM([.Q123:.Q125])/SUM([.R123:.R125])" office:value-type="float" office:value="8.76350716368487">
            <text:p>8.8</text:p>
          </table:table-cell>
          <table:table-cell table:style-name="ce22" table:formula="of:=SUM([.S123:.S125])/SUM([.T123:.T125])" office:value-type="float" office:value="6.77288604727212">
            <text:p>6.8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234.6243285391">
            <text:p>3,235</text:p>
          </table:table-cell>
          <table:table-cell table:style-name="ce8" office:value-type="float" office:value="401.57627982305">
            <text:p>402</text:p>
          </table:table-cell>
          <table:table-cell table:style-name="ce8" table:formula="of:=[.U124]" office:value-type="float" office:value="16533">
            <text:p>16,533</text:p>
          </table:table-cell>
          <table:table-cell table:style-name="ce8" table:formula="of:=[.V124]" office:value-type="float" office:value="2426">
            <text:p>2,426</text:p>
          </table:table-cell>
          <table:table-cell table:style-name="ce8" office:value-type="float" office:value="16533">
            <text:p>16,533</text:p>
          </table:table-cell>
          <table:table-cell table:style-name="ce8" office:value-type="float" office:value="2426">
            <text:p>2,426</text:p>
          </table:table-cell>
          <table:table-cell table:number-columns-repeated="1002"/>
        </table:table-row>
        <table:table-row table:style-name="ro1">
          <table:table-cell table:style-name="ce3" office:value-type="float" office:value="1831">
            <text:p>1831</text:p>
          </table:table-cell>
          <table:table-cell office:value-type="string">
            <text:p>Pax Britannica, pt. 1</text:p>
          </table:table-cell>
          <table:table-cell table:style-name="ce8" office:value-type="float" office:value="13994">
            <text:p>13,994</text:p>
          </table:table-cell>
          <table:table-cell table:style-name="ce11" table:formula="of:=[.G125]/[.H125]" office:value-type="float" office:value="9.53954494836452">
            <text:p>9.5</text:p>
          </table:table-cell>
          <table:table-cell table:style-name="ce8" table:formula="of:=[.F125]*100/[.C125]" office:value-type="float" office:value="397.055678711134">
            <text:p>397</text:p>
          </table:table-cell>
          <table:table-cell table:style-name="ce8" table:formula="of:=[.G125]+[.H125]" office:value-type="float" office:value="55563.9716788361">
            <text:p>55,564</text:p>
          </table:table-cell>
          <table:table-cell table:style-name="ce8" table:formula="of:=SUM(OFFSET([.O125];-[.C$5]+1;0;[.C$5];1))+SUM(OFFSET([.Q125];-[.C$6]+1;0;[.C$6];1))+[.S125]" office:value-type="float" office:value="50292.0200005562">
            <text:p>50,292</text:p>
          </table:table-cell>
          <table:table-cell table:style-name="ce8" table:formula="of:=SUM(OFFSET([.P125];-[.D$5]+1;0;[.D$5];1))+SUM(OFFSET([.R125];-[.D$6]+1;0;[.D$6];1))+[.T125]" office:value-type="float" office:value="5271.95167827983">
            <text:p>5,272</text:p>
          </table:table-cell>
          <table:table-cell table:style-name="ce18" table:formula="of:=(SUM(OFFSET([.O125];-[.C$5]+1;0;[.C$5];1))+SUM(OFFSET([.P125];-[.D$5]+1;0;[.D$5];1)))/[.F125]" office:value-type="percentage" office:value="0.0506514719402778">
            <text:p>5%</text:p>
          </table:table-cell>
          <table:table-cell table:style-name="ce18" table:formula="of:=(SUM(OFFSET([.Q125];-[.C$6]+1;0;[.C$6];1))+SUM(OFFSET([.R125];-[.D$6]+1;0;[.D$6];1)))/[.F125]" office:value-type="percentage" office:value="0.614689827009084">
            <text:p>61%</text:p>
          </table:table-cell>
          <table:table-cell table:style-name="ce18" table:formula="of:=SUM([.S125:.T125])/[.F125]" office:value-type="percentage" office:value="0.334658701050639">
            <text:p>33%</text:p>
          </table:table-cell>
          <table:table-cell table:style-name="ce21" table:formula="of:=SUM([.O124:.O126])/SUM([.P124:.P126])" office:value-type="float" office:value="37">
            <text:p>37.0</text:p>
          </table:table-cell>
          <table:table-cell table:style-name="ce21" table:formula="of:=SUM([.Q124:.Q126])/SUM([.R124:.R126])" office:value-type="float" office:value="8.44587139045343">
            <text:p>8.4</text:p>
          </table:table-cell>
          <table:table-cell table:style-name="ce22" table:formula="of:=SUM([.S124:.S126])/SUM([.T124:.T126])" office:value-type="float" office:value="6.78719288552641">
            <text:p>6.8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307.89875471981">
            <text:p>3,308</text:p>
          </table:table-cell>
          <table:table-cell table:style-name="ce8" office:value-type="float" office:value="275.551017616712">
            <text:p>276</text:p>
          </table:table-cell>
          <table:table-cell table:style-name="ce8" table:formula="of:=[.S$124]*([.S$130]/[.S$124])^(([.$A125]-[.$A$124])/([.$A$130]-[.$A$124]))" office:value-type="float" office:value="16206.973532515">
            <text:p>16,207</text:p>
          </table:table-cell>
          <table:table-cell table:style-name="ce8" table:formula="of:=[.T$124]*([.T$130]/[.T$124])^(([.$A125]-[.$A$124])/([.$A$130]-[.$A$124]))" office:value-type="float" office:value="2387.99305473875">
            <text:p>2,388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32">
            <text:p>1832</text:p>
          </table:table-cell>
          <table:table-cell office:value-type="string">
            <text:p>Pax Britannica, pt. 1</text:p>
          </table:table-cell>
          <table:table-cell table:style-name="ce8" office:value-type="float" office:value="14165">
            <text:p>14,165</text:p>
          </table:table-cell>
          <table:table-cell table:style-name="ce11" table:formula="of:=[.G126]/[.H126]" office:value-type="float" office:value="9.18704930747532">
            <text:p>9.2</text:p>
          </table:table-cell>
          <table:table-cell table:style-name="ce8" table:formula="of:=[.F126]*100/[.C126]" office:value-type="float" office:value="405.70199625826">
            <text:p>406</text:p>
          </table:table-cell>
          <table:table-cell table:style-name="ce8" table:formula="of:=[.G126]+[.H126]" office:value-type="float" office:value="57467.6877699825">
            <text:p>57,468</text:p>
          </table:table-cell>
          <table:table-cell table:style-name="ce8" table:formula="of:=SUM(OFFSET([.O126];-[.C$5]+1;0;[.C$5];1))+SUM(OFFSET([.Q126];-[.C$6]+1;0;[.C$6];1))+[.S126]" office:value-type="float" office:value="51826.4381759698">
            <text:p>51,826</text:p>
          </table:table-cell>
          <table:table-cell table:style-name="ce8" table:formula="of:=SUM(OFFSET([.P126];-[.D$5]+1;0;[.D$5];1))+SUM(OFFSET([.R126];-[.D$6]+1;0;[.D$6];1))+[.T126]" office:value-type="float" office:value="5641.2495940127">
            <text:p>5,641</text:p>
          </table:table-cell>
          <table:table-cell table:style-name="ce18" table:formula="of:=(SUM(OFFSET([.O126];-[.C$5]+1;0;[.C$5];1))+SUM(OFFSET([.P126];-[.D$5]+1;0;[.D$5];1)))/[.F126]" office:value-type="percentage" office:value="0.0485211265771064">
            <text:p>5%</text:p>
          </table:table-cell>
          <table:table-cell table:style-name="ce18" table:formula="of:=(SUM(OFFSET([.Q126];-[.C$6]+1;0;[.C$6];1))+SUM(OFFSET([.R126];-[.D$6]+1;0;[.D$6];1)))/[.F126]" office:value-type="percentage" office:value="0.634118658046557">
            <text:p>63%</text:p>
          </table:table-cell>
          <table:table-cell table:style-name="ce18" table:formula="of:=SUM([.S126:.T126])/[.F126]" office:value-type="percentage" office:value="0.317360215376336">
            <text:p>32%</text:p>
          </table:table-cell>
          <table:table-cell table:style-name="ce21" table:formula="of:=SUM([.O125:.O127])/SUM([.P125:.P127])" office:value-type="float" office:value="22.1666666666667">
            <text:p>22.2</text:p>
          </table:table-cell>
          <table:table-cell table:style-name="ce21" table:formula="of:=SUM([.Q125:.Q127])/SUM([.R125:.R127])" office:value-type="float" office:value="8.54496992237284">
            <text:p>8.5</text:p>
          </table:table-cell>
          <table:table-cell table:style-name="ce22" table:formula="of:=SUM([.S125:.S127])/SUM([.T125:.T127])" office:value-type="float" office:value="6.75924496048414">
            <text:p>6.8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348.12074876499">
            <text:p>3,348</text:p>
          </table:table-cell>
          <table:table-cell table:style-name="ce8" office:value-type="float" office:value="493.935269674808">
            <text:p>494</text:p>
          </table:table-cell>
          <table:table-cell table:style-name="ce8" table:formula="of:=[.S$124]*([.S$130]/[.S$124])^(([.$A126]-[.$A$124])/([.$A$130]-[.$A$124]))" office:value-type="float" office:value="15887.3762223215">
            <text:p>15,887</text:p>
          </table:table-cell>
          <table:table-cell table:style-name="ce8" table:formula="of:=[.T$124]*([.T$130]/[.T$124])^(([.$A126]-[.$A$124])/([.$A$130]-[.$A$124]))" office:value-type="float" office:value="2350.5815455402">
            <text:p>2,351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33">
            <text:p>1833</text:p>
          </table:table-cell>
          <table:table-cell office:value-type="string">
            <text:p>Pax Britannica, pt. 1</text:p>
          </table:table-cell>
          <table:table-cell table:style-name="ce8" office:value-type="float" office:value="14328">
            <text:p>14,328</text:p>
          </table:table-cell>
          <table:table-cell table:style-name="ce11" table:formula="of:=[.G127]/[.H127]" office:value-type="float" office:value="9.11437362940981">
            <text:p>9.1</text:p>
          </table:table-cell>
          <table:table-cell table:style-name="ce8" table:formula="of:=[.F127]*100/[.C127]" office:value-type="float" office:value="413.440005982813">
            <text:p>413</text:p>
          </table:table-cell>
          <table:table-cell table:style-name="ce8" table:formula="of:=[.G127]+[.H127]" office:value-type="float" office:value="59237.6840572174">
            <text:p>59,238</text:p>
          </table:table-cell>
          <table:table-cell table:style-name="ce8" table:formula="of:=SUM(OFFSET([.O127];-[.C$5]+1;0;[.C$5];1))+SUM(OFFSET([.Q127];-[.C$6]+1;0;[.C$6];1))+[.S127]" office:value-type="float" office:value="53380.9017958848">
            <text:p>53,381</text:p>
          </table:table-cell>
          <table:table-cell table:style-name="ce8" table:formula="of:=SUM(OFFSET([.P127];-[.D$5]+1;0;[.D$5];1))+SUM(OFFSET([.R127];-[.D$6]+1;0;[.D$6];1))+[.T127]" office:value-type="float" office:value="5856.78226133258">
            <text:p>5,857</text:p>
          </table:table-cell>
          <table:table-cell table:style-name="ce18" table:formula="of:=(SUM(OFFSET([.O127];-[.C$5]+1;0;[.C$5];1))+SUM(OFFSET([.P127];-[.D$5]+1;0;[.D$5];1)))/[.F127]" office:value-type="percentage" office:value="0.0461091110473311">
            <text:p>5%</text:p>
          </table:table-cell>
          <table:table-cell table:style-name="ce18" table:formula="of:=(SUM(OFFSET([.Q127];-[.C$6]+1;0;[.C$6];1))+SUM(OFFSET([.R127];-[.D$6]+1;0;[.D$6];1)))/[.F127]" office:value-type="percentage" office:value="0.651923691605277">
            <text:p>65%</text:p>
          </table:table-cell>
          <table:table-cell table:style-name="ce18" table:formula="of:=SUM([.S127:.T127])/[.F127]" office:value-type="percentage" office:value="0.301967197347392">
            <text:p>30%</text:p>
          </table:table-cell>
          <table:table-cell table:style-name="ce21" table:formula="of:=SUM([.O126:.O128])/SUM([.P126:.P128])" office:value-type="float" office:value="16.2857142857143">
            <text:p>16.3</text:p>
          </table:table-cell>
          <table:table-cell table:style-name="ce21" table:formula="of:=SUM([.Q126:.Q128])/SUM([.R126:.R128])" office:value-type="float" office:value="7.53495821937751">
            <text:p>7.5</text:p>
          </table:table-cell>
          <table:table-cell table:style-name="ce22" table:formula="of:=SUM([.S126:.S128])/SUM([.T126:.T128])" office:value-type="float" office:value="6.73141211785185">
            <text:p>6.7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794.17960676112">
            <text:p>3,794</text:p>
          </table:table-cell>
          <table:table-cell table:style-name="ce8" office:value-type="float" office:value="453.478709095972">
            <text:p>453</text:p>
          </table:table-cell>
          <table:table-cell table:style-name="ce8" table:formula="of:=[.S$124]*([.S$130]/[.S$124])^(([.$A127]-[.$A$124])/([.$A$130]-[.$A$124]))" office:value-type="float" office:value="15574.081288107">
            <text:p>15,574</text:p>
          </table:table-cell>
          <table:table-cell table:style-name="ce8" table:formula="of:=[.T$124]*([.T$130]/[.T$124])^(([.$A127]-[.$A$124])/([.$A$130]-[.$A$124]))" office:value-type="float" office:value="2313.75614400127">
            <text:p>2,314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34">
            <text:p>1834</text:p>
          </table:table-cell>
          <table:table-cell office:value-type="string">
            <text:p>Pax Britannica, pt. 1</text:p>
          </table:table-cell>
          <table:table-cell table:style-name="ce8" office:value-type="float" office:value="14520">
            <text:p>14,520</text:p>
          </table:table-cell>
          <table:table-cell table:style-name="ce11" table:formula="of:=[.G128]/[.H128]" office:value-type="float" office:value="8.85151336480842">
            <text:p>8.9</text:p>
          </table:table-cell>
          <table:table-cell table:style-name="ce8" table:formula="of:=[.F128]*100/[.C128]" office:value-type="float" office:value="419.707295897458">
            <text:p>420</text:p>
          </table:table-cell>
          <table:table-cell table:style-name="ce8" table:formula="of:=[.G128]+[.H128]" office:value-type="float" office:value="60941.4993643108">
            <text:p>60,941</text:p>
          </table:table-cell>
          <table:table-cell table:style-name="ce8" table:formula="of:=SUM(OFFSET([.O128];-[.C$5]+1;0;[.C$5];1))+SUM(OFFSET([.Q128];-[.C$6]+1;0;[.C$6];1))+[.S128]" office:value-type="float" office:value="54755.4955385427">
            <text:p>54,755</text:p>
          </table:table-cell>
          <table:table-cell table:style-name="ce8" table:formula="of:=SUM(OFFSET([.P128];-[.D$5]+1;0;[.D$5];1))+SUM(OFFSET([.R128];-[.D$6]+1;0;[.D$6];1))+[.T128]" office:value-type="float" office:value="6186.00382576814">
            <text:p>6,186</text:p>
          </table:table-cell>
          <table:table-cell table:style-name="ce18" table:formula="of:=(SUM(OFFSET([.O128];-[.C$5]+1;0;[.C$5];1))+SUM(OFFSET([.P128];-[.D$5]+1;0;[.D$5];1)))/[.F128]" office:value-type="percentage" office:value="0.0440487513497742">
            <text:p>4%</text:p>
          </table:table-cell>
          <table:table-cell table:style-name="ce18" table:formula="of:=(SUM(OFFSET([.Q128];-[.C$6]+1;0;[.C$6];1))+SUM(OFFSET([.R128];-[.D$6]+1;0;[.D$6];1)))/[.F128]" office:value-type="percentage" office:value="0.668060857052963">
            <text:p>67%</text:p>
          </table:table-cell>
          <table:table-cell table:style-name="ce18" table:formula="of:=SUM([.S128:.T128])/[.F128]" office:value-type="percentage" office:value="0.287890391597263">
            <text:p>29%</text:p>
          </table:table-cell>
          <table:table-cell table:style-name="ce21" table:formula="of:=SUM([.O127:.O129])/SUM([.P127:.P129])" office:value-type="float" office:value="11.625">
            <text:p>11.6</text:p>
          </table:table-cell>
          <table:table-cell table:style-name="ce21" table:formula="of:=SUM([.Q127:.Q129])/SUM([.R127:.R129])" office:value-type="float" office:value="7.75249312838447">
            <text:p>7.8</text:p>
          </table:table-cell>
          <table:table-cell table:style-name="ce22" table:formula="of:=SUM([.S127:.S129])/SUM([.T127:.T129])" office:value-type="float" office:value="6.70369388374957">
            <text:p>6.7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886.96251709597">
            <text:p>3,887</text:p>
          </table:table-cell>
          <table:table-cell table:style-name="ce8" office:value-type="float" office:value="516.331745028767">
            <text:p>516</text:p>
          </table:table-cell>
          <table:table-cell table:style-name="ce8" table:formula="of:=[.S$124]*([.S$130]/[.S$124])^(([.$A128]-[.$A$124])/([.$A$130]-[.$A$124]))" office:value-type="float" office:value="15266.9644486534">
            <text:p>15,267</text:p>
          </table:table-cell>
          <table:table-cell table:style-name="ce8" table:formula="of:=[.T$124]*([.T$130]/[.T$124])^(([.$A128]-[.$A$124])/([.$A$130]-[.$A$124]))" office:value-type="float" office:value="2277.50766786239">
            <text:p>2,278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35">
            <text:p>1835</text:p>
          </table:table-cell>
          <table:table-cell office:value-type="string">
            <text:p>Pax Britannica, pt. 1</text:p>
          </table:table-cell>
          <table:table-cell table:style-name="ce8" office:value-type="float" office:value="14724">
            <text:p>14,724</text:p>
          </table:table-cell>
          <table:table-cell table:style-name="ce11" table:formula="of:=[.G129]/[.H129]" office:value-type="float" office:value="8.75959420508919">
            <text:p>8.8</text:p>
          </table:table-cell>
          <table:table-cell table:style-name="ce8" table:formula="of:=[.F129]*100/[.C129]" office:value-type="float" office:value="418.736506344925">
            <text:p>419</text:p>
          </table:table-cell>
          <table:table-cell table:style-name="ce8" table:formula="of:=[.G129]+[.H129]" office:value-type="float" office:value="61654.7631942267">
            <text:p>61,655</text:p>
          </table:table-cell>
          <table:table-cell table:style-name="ce8" table:formula="of:=SUM(OFFSET([.O129];-[.C$5]+1;0;[.C$5];1))+SUM(OFFSET([.Q129];-[.C$6]+1;0;[.C$6];1))+[.S129]" office:value-type="float" office:value="55337.4141427593">
            <text:p>55,337</text:p>
          </table:table-cell>
          <table:table-cell table:style-name="ce8" table:formula="of:=SUM(OFFSET([.P129];-[.D$5]+1;0;[.D$5];1))+SUM(OFFSET([.R129];-[.D$6]+1;0;[.D$6];1))+[.T129]" office:value-type="float" office:value="6317.34905146738">
            <text:p>6,317</text:p>
          </table:table-cell>
          <table:table-cell table:style-name="ce18" table:formula="of:=(SUM(OFFSET([.O129];-[.C$5]+1;0;[.C$5];1))+SUM(OFFSET([.P129];-[.D$5]+1;0;[.D$5];1)))/[.F129]" office:value-type="percentage" office:value="0.0424038114321354">
            <text:p>4%</text:p>
          </table:table-cell>
          <table:table-cell table:style-name="ce18" table:formula="of:=(SUM(OFFSET([.Q129];-[.C$6]+1;0;[.C$6];1))+SUM(OFFSET([.R129];-[.D$6]+1;0;[.D$6];1)))/[.F129]" office:value-type="percentage" office:value="0.678498028738011">
            <text:p>68%</text:p>
          </table:table-cell>
          <table:table-cell table:style-name="ce18" table:formula="of:=SUM([.S129:.T129])/[.F129]" office:value-type="percentage" office:value="0.279098159829853">
            <text:p>28%</text:p>
          </table:table-cell>
          <table:table-cell table:style-name="ce21" table:formula="of:=SUM([.O128:.O130])/SUM([.P128:.P130])" office:value-type="float" office:value="8.44444444444444">
            <text:p>8.4</text:p>
          </table:table-cell>
          <table:table-cell table:style-name="ce21" table:formula="of:=SUM([.Q128:.Q130])/SUM([.R128:.R130])" office:value-type="float" office:value="8.46315657277001">
            <text:p>8.5</text:p>
          </table:table-cell>
          <table:table-cell table:style-name="ce22" table:formula="of:=SUM([.S128:.S130])/SUM([.T128:.T130])" office:value-type="float" office:value="6.6760897862487">
            <text:p>6.7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583.16633363944">
            <text:p>3,583</text:p>
          </table:table-cell>
          <table:table-cell table:style-name="ce8" office:value-type="float" office:value="483.181282979049">
            <text:p>483</text:p>
          </table:table-cell>
          <table:table-cell table:style-name="ce8" table:formula="of:=[.S$124]*([.S$130]/[.S$124])^(([.$A129]-[.$A$124])/([.$A$130]-[.$A$124]))" office:value-type="float" office:value="14965.9038735361">
            <text:p>14,966</text:p>
          </table:table-cell>
          <table:table-cell table:style-name="ce8" table:formula="of:=[.T$124]*([.T$130]/[.T$124])^(([.$A129]-[.$A$124])/([.$A$130]-[.$A$124]))" office:value-type="float" office:value="2241.8270787179">
            <text:p>2,242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float" office:value="1836">
            <text:p>1836</text:p>
          </table:table-cell>
          <table:table-cell office:value-type="string">
            <text:p>Pax Britannica, pt. 1</text:p>
          </table:table-cell>
          <table:table-cell table:style-name="ce8" office:value-type="float" office:value="14928">
            <text:p>14,928</text:p>
          </table:table-cell>
          <table:table-cell table:style-name="ce11" table:formula="of:=[.G130]/[.H130]" office:value-type="float" office:value="8.75653877751414">
            <text:p>8.8</text:p>
          </table:table-cell>
          <table:table-cell table:style-name="ce8" table:formula="of:=[.F130]*100/[.C130]" office:value-type="float" office:value="417.615959631111">
            <text:p>418</text:p>
          </table:table-cell>
          <table:table-cell table:style-name="ce8" table:formula="of:=[.G130]+[.H130]" office:value-type="float" office:value="62341.7104537323">
            <text:p>62,342</text:p>
          </table:table-cell>
          <table:table-cell table:style-name="ce8" table:formula="of:=SUM(OFFSET([.O130];-[.C$5]+1;0;[.C$5];1))+SUM(OFFSET([.Q130];-[.C$6]+1;0;[.C$6];1))+[.S130]" office:value-type="float" office:value="55951.9741061035">
            <text:p>55,952</text:p>
          </table:table-cell>
          <table:table-cell table:style-name="ce8" table:formula="of:=SUM(OFFSET([.P130];-[.D$5]+1;0;[.D$5];1))+SUM(OFFSET([.R130];-[.D$6]+1;0;[.D$6];1))+[.T130]" office:value-type="float" office:value="6389.73634762884">
            <text:p>6,390</text:p>
          </table:table-cell>
          <table:table-cell table:style-name="ce18" table:formula="of:=(SUM(OFFSET([.O130];-[.C$5]+1;0;[.C$5];1))+SUM(OFFSET([.P130];-[.D$5]+1;0;[.D$5];1)))/[.F130]" office:value-type="percentage" office:value="0.03909737051873">
            <text:p>4%</text:p>
          </table:table-cell>
          <table:table-cell table:style-name="ce18" table:formula="of:=(SUM(OFFSET([.Q130];-[.C$6]+1;0;[.C$6];1))+SUM(OFFSET([.R130];-[.D$6]+1;0;[.D$6];1)))/[.F130]" office:value-type="percentage" office:value="0.690177211591378">
            <text:p>69%</text:p>
          </table:table-cell>
          <table:table-cell table:style-name="ce18" table:formula="of:=SUM([.S130:.T130])/[.F130]" office:value-type="percentage" office:value="0.270725417889892">
            <text:p>27%</text:p>
          </table:table-cell>
          <table:table-cell table:style-name="ce21" table:formula="of:=SUM([.O129:.O131])/SUM([.P129:.P131])" office:value-type="float" office:value="7.42857142857143">
            <text:p>7.4</text:p>
          </table:table-cell>
          <table:table-cell table:style-name="ce21" table:formula="of:=SUM([.Q129:.Q131])/SUM([.R129:.R131])" office:value-type="float" office:value="9.33891975734061">
            <text:p>9.3</text:p>
          </table:table-cell>
          <table:table-cell table:style-name="ce22" table:formula="of:=SUM([.S129:.S131])/SUM([.T129:.T131])" office:value-type="float" office:value="6.52626894518146">
            <text:p>6.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146.76150004038">
            <text:p>3,147</text:p>
          </table:table-cell>
          <table:table-cell table:style-name="ce8" office:value-type="float" office:value="254.970480537371">
            <text:p>255</text:p>
          </table:table-cell>
          <table:table-cell table:style-name="ce8" table:formula="of:=[.U130]" office:value-type="float" office:value="14670.7801347949">
            <text:p>14,671</text:p>
          </table:table-cell>
          <table:table-cell table:style-name="ce8" table:formula="of:=[.V130]" office:value-type="float" office:value="2206.70547976242">
            <text:p>2,207</text:p>
          </table:table-cell>
          <table:table-cell table:style-name="ce8" office:value-type="float" office:value="14670.7801347949">
            <text:p>14,671</text:p>
          </table:table-cell>
          <table:table-cell table:style-name="ce8" office:value-type="float" office:value="2206.70547976242">
            <text:p>2,207</text:p>
          </table:table-cell>
          <table:table-cell table:number-columns-repeated="1002"/>
        </table:table-row>
        <table:table-row table:style-name="ro1">
          <table:table-cell table:style-name="ce3" office:value-type="float" office:value="1837">
            <text:p>1837</text:p>
          </table:table-cell>
          <table:table-cell office:value-type="string">
            <text:p>Pax Britannica, pt. 1</text:p>
          </table:table-cell>
          <table:table-cell table:style-name="ce8" office:value-type="float" office:value="15104">
            <text:p>15,104</text:p>
          </table:table-cell>
          <table:table-cell table:style-name="ce11" table:formula="of:=[.G131]/[.H131]" office:value-type="float" office:value="8.91040809066922">
            <text:p>8.9</text:p>
          </table:table-cell>
          <table:table-cell table:style-name="ce8" table:formula="of:=[.F131]*100/[.C131]" office:value-type="float" office:value="430.098630992833">
            <text:p>430</text:p>
          </table:table-cell>
          <table:table-cell table:style-name="ce8" table:formula="of:=[.G131]+[.H131]" office:value-type="float" office:value="64962.0972251574">
            <text:p>64,962</text:p>
          </table:table-cell>
          <table:table-cell table:style-name="ce8" table:formula="of:=SUM(OFFSET([.O131];-[.C$5]+1;0;[.C$5];1))+SUM(OFFSET([.Q131];-[.C$6]+1;0;[.C$6];1))+[.S131]" office:value-type="float" office:value="58407.1605736264">
            <text:p>58,407</text:p>
          </table:table-cell>
          <table:table-cell table:style-name="ce8" table:formula="of:=SUM(OFFSET([.P131];-[.D$5]+1;0;[.D$5];1))+SUM(OFFSET([.R131];-[.D$6]+1;0;[.D$6];1))+[.T131]" office:value-type="float" office:value="6554.93665153104">
            <text:p>6,555</text:p>
          </table:table-cell>
          <table:table-cell table:style-name="ce18" table:formula="of:=(SUM(OFFSET([.O131];-[.C$5]+1;0;[.C$5];1))+SUM(OFFSET([.P131];-[.D$5]+1;0;[.D$5];1)))/[.F131]" office:value-type="percentage" office:value="0.0362334771691319">
            <text:p>4%</text:p>
          </table:table-cell>
          <table:table-cell table:style-name="ce18" table:formula="of:=(SUM(OFFSET([.Q131];-[.C$6]+1;0;[.C$6];1))+SUM(OFFSET([.R131];-[.D$6]+1;0;[.D$6];1)))/[.F131]" office:value-type="percentage" office:value="0.699052359539862">
            <text:p>70%</text:p>
          </table:table-cell>
          <table:table-cell table:style-name="ce18" table:formula="of:=SUM([.S131:.T131])/[.F131]" office:value-type="percentage" office:value="0.264714163291006">
            <text:p>26%</text:p>
          </table:table-cell>
          <table:table-cell table:style-name="ce21" table:formula="of:=SUM([.O130:.O132])/SUM([.P130:.P132])" office:value-type="float" office:value="6.75">
            <text:p>6.8</text:p>
          </table:table-cell>
          <table:table-cell table:style-name="ce21" table:formula="of:=SUM([.Q130:.Q132])/SUM([.R130:.R132])" office:value-type="float" office:value="8.67059513121009">
            <text:p>8.7</text:p>
          </table:table-cell>
          <table:table-cell table:style-name="ce22" table:formula="of:=SUM([.S130:.S132])/SUM([.T130:.T132])" office:value-type="float" office:value="6.27759071568425">
            <text:p>6.3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774.38168706812">
            <text:p>3,774</text:p>
          </table:table-cell>
          <table:table-cell table:style-name="ce8" office:value-type="float" office:value="386.636733835354">
            <text:p>387</text:p>
          </table:table-cell>
          <table:table-cell table:style-name="ce8" table:formula="of:=[.U131]" office:value-type="float" office:value="14831.2376992576">
            <text:p>14,831</text:p>
          </table:table-cell>
          <table:table-cell table:style-name="ce8" table:formula="of:=[.V131]" office:value-type="float" office:value="2365.14951332897">
            <text:p>2,365</text:p>
          </table:table-cell>
          <table:table-cell table:style-name="ce8" office:value-type="float" office:value="14831.2376992576">
            <text:p>14,831</text:p>
          </table:table-cell>
          <table:table-cell table:style-name="ce8" office:value-type="float" office:value="2365.14951332897">
            <text:p>2,365</text:p>
          </table:table-cell>
          <table:table-cell table:number-columns-repeated="1002"/>
        </table:table-row>
        <table:table-row table:style-name="ro1">
          <table:table-cell table:style-name="ce3" office:value-type="float" office:value="1838">
            <text:p>1838</text:p>
          </table:table-cell>
          <table:table-cell office:value-type="string">
            <text:p>Pax Britannica, pt. 1</text:p>
          </table:table-cell>
          <table:table-cell table:style-name="ce8" office:value-type="float" office:value="15288">
            <text:p>15,288</text:p>
          </table:table-cell>
          <table:table-cell table:style-name="ce11" table:formula="of:=[.G132]/[.H132]" office:value-type="float" office:value="8.77685708123887">
            <text:p>8.8</text:p>
          </table:table-cell>
          <table:table-cell table:style-name="ce8" table:formula="of:=[.F132]*100/[.C132]" office:value-type="float" office:value="437.451692374161">
            <text:p>437</text:p>
          </table:table-cell>
          <table:table-cell table:style-name="ce8" table:formula="of:=[.G132]+[.H132]" office:value-type="float" office:value="66877.6147301617">
            <text:p>66,878</text:p>
          </table:table-cell>
          <table:table-cell table:style-name="ce8" table:formula="of:=SUM(OFFSET([.O132];-[.C$5]+1;0;[.C$5];1))+SUM(OFFSET([.Q132];-[.C$6]+1;0;[.C$6];1))+[.S132]" office:value-type="float" office:value="60037.2145714547">
            <text:p>60,037</text:p>
          </table:table-cell>
          <table:table-cell table:style-name="ce8" table:formula="of:=SUM(OFFSET([.P132];-[.D$5]+1;0;[.D$5];1))+SUM(OFFSET([.R132];-[.D$6]+1;0;[.D$6];1))+[.T132]" office:value-type="float" office:value="6840.40015870696">
            <text:p>6,840</text:p>
          </table:table-cell>
          <table:table-cell table:style-name="ce18" table:formula="of:=(SUM(OFFSET([.O132];-[.C$5]+1;0;[.C$5];1))+SUM(OFFSET([.P132];-[.D$5]+1;0;[.D$5];1)))/[.F132]" office:value-type="percentage" office:value="0.034062757907731">
            <text:p>3%</text:p>
          </table:table-cell>
          <table:table-cell table:style-name="ce18" table:formula="of:=(SUM(OFFSET([.Q132];-[.C$6]+1;0;[.C$6];1))+SUM(OFFSET([.R132];-[.D$6]+1;0;[.D$6];1)))/[.F132]" office:value-type="percentage" office:value="0.706358606250601">
            <text:p>71%</text:p>
          </table:table-cell>
          <table:table-cell table:style-name="ce18" table:formula="of:=SUM([.S132:.T132])/[.F132]" office:value-type="percentage" office:value="0.259578635841668">
            <text:p>26%</text:p>
          </table:table-cell>
          <table:table-cell table:style-name="ce21" table:formula="of:=SUM([.O131:.O133])/SUM([.P131:.P133])" office:value-type="float" office:value="24">
            <text:p>24.0</text:p>
          </table:table-cell>
          <table:table-cell table:style-name="ce21" table:formula="of:=SUM([.Q131:.Q133])/SUM([.R131:.R133])" office:value-type="float" office:value="6.80888462554657">
            <text:p>6.8</text:p>
          </table:table-cell>
          <table:table-cell table:style-name="ce22" table:formula="of:=SUM([.S131:.S133])/SUM([.T131:.T133])" office:value-type="float" office:value="6.04519912298522">
            <text:p>6.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979.86530689568">
            <text:p>2,980</text:p>
          </table:table-cell>
          <table:table-cell table:style-name="ce8" office:value-type="float" office:value="500.299234282129">
            <text:p>500</text:p>
          </table:table-cell>
          <table:table-cell table:style-name="ce8" table:formula="of:=[.U132]" office:value-type="float" office:value="14864.4236361319">
            <text:p>14,864</text:p>
          </table:table-cell>
          <table:table-cell table:style-name="ce8" table:formula="of:=[.V132]" office:value-type="float" office:value="2495.57636386807">
            <text:p>2,496</text:p>
          </table:table-cell>
          <table:table-cell table:style-name="ce8" office:value-type="float" office:value="14864.4236361319">
            <text:p>14,864</text:p>
          </table:table-cell>
          <table:table-cell table:style-name="ce8" office:value-type="float" office:value="2495.57636386807">
            <text:p>2,496</text:p>
          </table:table-cell>
          <table:table-cell table:number-columns-repeated="1002"/>
        </table:table-row>
        <table:table-row table:style-name="ro1">
          <table:table-cell table:style-name="ce3" office:value-type="float" office:value="1839">
            <text:p>1839</text:p>
          </table:table-cell>
          <table:table-cell office:value-type="string">
            <text:p>Pax Britannica, pt. 1</text:p>
          </table:table-cell>
          <table:table-cell table:style-name="ce8" office:value-type="float" office:value="15514">
            <text:p>15,514</text:p>
          </table:table-cell>
          <table:table-cell table:style-name="ce11" table:formula="of:=[.G133]/[.H133]" office:value-type="float" office:value="8.923393147319">
            <text:p>8.9</text:p>
          </table:table-cell>
          <table:table-cell table:style-name="ce8" table:formula="of:=[.F133]*100/[.C133]" office:value-type="float" office:value="437.106004284807">
            <text:p>437</text:p>
          </table:table-cell>
          <table:table-cell table:style-name="ce8" table:formula="of:=[.G133]+[.H133]" office:value-type="float" office:value="67812.625504745">
            <text:p>67,813</text:p>
          </table:table-cell>
          <table:table-cell table:style-name="ce8" table:formula="of:=SUM(OFFSET([.O133];-[.C$5]+1;0;[.C$5];1))+SUM(OFFSET([.Q133];-[.C$6]+1;0;[.C$6];1))+[.S133]" office:value-type="float" office:value="60979.0127980806">
            <text:p>60,979</text:p>
          </table:table-cell>
          <table:table-cell table:style-name="ce8" table:formula="of:=SUM(OFFSET([.P133];-[.D$5]+1;0;[.D$5];1))+SUM(OFFSET([.R133];-[.D$6]+1;0;[.D$6];1))+[.T133]" office:value-type="float" office:value="6833.61270666434">
            <text:p>6,834</text:p>
          </table:table-cell>
          <table:table-cell table:style-name="ce18" table:formula="of:=(SUM(OFFSET([.O133];-[.C$5]+1;0;[.C$5];1))+SUM(OFFSET([.P133];-[.D$5]+1;0;[.D$5];1)))/[.F133]" office:value-type="percentage" office:value="0.0320146872922372">
            <text:p>3%</text:p>
          </table:table-cell>
          <table:table-cell table:style-name="ce18" table:formula="of:=(SUM(OFFSET([.Q133];-[.C$6]+1;0;[.C$6];1))+SUM(OFFSET([.R133];-[.D$6]+1;0;[.D$6];1)))/[.F133]" office:value-type="percentage" office:value="0.706315252904683">
            <text:p>71%</text:p>
          </table:table-cell>
          <table:table-cell table:style-name="ce18" table:formula="of:=SUM([.S133:.T133])/[.F133]" office:value-type="percentage" office:value="0.26167005980308">
            <text:p>26%</text:p>
          </table:table-cell>
          <table:table-cell table:style-name="ce21" table:formula="of:=SUM([.O132:.O134])/SUM([.P132:.P134])" office:value-type="float" office:value="25">
            <text:p>25.0</text:p>
          </table:table-cell>
          <table:table-cell table:style-name="ce21" table:formula="of:=SUM([.Q132:.Q134])/SUM([.R132:.R134])" office:value-type="float" office:value="5.87349560638385">
            <text:p>5.9</text:p>
          </table:table-cell>
          <table:table-cell table:style-name="ce22" table:formula="of:=SUM([.S132:.S134])/SUM([.T132:.T134])" office:value-type="float" office:value="5.92980918290088">
            <text:p>5.9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054.32629184958">
            <text:p>2,054</text:p>
          </table:table-cell>
          <table:table-cell table:style-name="ce8" office:value-type="float" office:value="406.752171752604">
            <text:p>407</text:p>
          </table:table-cell>
          <table:table-cell table:style-name="ce8" table:formula="of:=[.U133]" office:value-type="float" office:value="15181.6339891919">
            <text:p>15,182</text:p>
          </table:table-cell>
          <table:table-cell table:style-name="ce8" table:formula="of:=[.V133]" office:value-type="float" office:value="2562.89978203853">
            <text:p>2,563</text:p>
          </table:table-cell>
          <table:table-cell table:style-name="ce8" office:value-type="float" office:value="15181.6339891919">
            <text:p>15,182</text:p>
          </table:table-cell>
          <table:table-cell table:style-name="ce8" office:value-type="float" office:value="2562.89978203853">
            <text:p>2,563</text:p>
          </table:table-cell>
          <table:table-cell table:number-columns-repeated="1002"/>
        </table:table-row>
        <table:table-row table:style-name="ro1">
          <table:table-cell table:style-name="ce3" office:value-type="float" office:value="1840">
            <text:p>1840</text:p>
          </table:table-cell>
          <table:table-cell office:value-type="string">
            <text:p>Pax Britannica, pt. 1</text:p>
          </table:table-cell>
          <table:table-cell table:style-name="ce8" office:value-type="float" office:value="15731">
            <text:p>15,731</text:p>
          </table:table-cell>
          <table:table-cell table:style-name="ce11" table:formula="of:=[.G134]/[.H134]" office:value-type="float" office:value="9.04959356512012">
            <text:p>9.0</text:p>
          </table:table-cell>
          <table:table-cell table:style-name="ce8" table:formula="of:=[.F134]*100/[.C134]" office:value-type="float" office:value="444.516198260886">
            <text:p>445</text:p>
          </table:table-cell>
          <table:table-cell table:style-name="ce8" table:formula="of:=[.G134]+[.H134]" office:value-type="float" office:value="69926.84314842">
            <text:p>69,927</text:p>
          </table:table-cell>
          <table:table-cell table:style-name="ce8" table:formula="of:=SUM(OFFSET([.O134];-[.C$5]+1;0;[.C$5];1))+SUM(OFFSET([.Q134];-[.C$6]+1;0;[.C$6];1))+[.S134]" office:value-type="float" office:value="62968.6669102167">
            <text:p>62,969</text:p>
          </table:table-cell>
          <table:table-cell table:style-name="ce8" table:formula="of:=SUM(OFFSET([.P134];-[.D$5]+1;0;[.D$5];1))+SUM(OFFSET([.R134];-[.D$6]+1;0;[.D$6];1))+[.T134]" office:value-type="float" office:value="6958.17623820334">
            <text:p>6,958</text:p>
          </table:table-cell>
          <table:table-cell table:style-name="ce18" table:formula="of:=(SUM(OFFSET([.O134];-[.C$5]+1;0;[.C$5];1))+SUM(OFFSET([.P134];-[.D$5]+1;0;[.D$5];1)))/[.F134]" office:value-type="percentage" office:value="0.0302029936560595">
            <text:p>3%</text:p>
          </table:table-cell>
          <table:table-cell table:style-name="ce18" table:formula="of:=(SUM(OFFSET([.Q134];-[.C$6]+1;0;[.C$6];1))+SUM(OFFSET([.R134];-[.D$6]+1;0;[.D$6];1)))/[.F134]" office:value-type="percentage" office:value="0.691327406927454">
            <text:p>69%</text:p>
          </table:table-cell>
          <table:table-cell table:style-name="ce18" table:formula="of:=SUM([.S134:.T134])/[.F134]" office:value-type="percentage" office:value="0.278469599416486">
            <text:p>28%</text:p>
          </table:table-cell>
          <table:table-cell table:style-name="ce21"/>
          <table:table-cell table:style-name="ce21" table:formula="of:=SUM([.Q133:.Q135])/SUM([.R133:.R135])" office:value-type="float" office:value="5.35420690688787">
            <text:p>5.4</text:p>
          </table:table-cell>
          <table:table-cell table:style-name="ce22" table:formula="of:=SUM([.S133:.S135])/SUM([.T133:.T135])" office:value-type="float" office:value="6.06038537725194">
            <text:p>6.1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925.17496598639">
            <text:p>1,925</text:p>
          </table:table-cell>
          <table:table-cell table:style-name="ce8" office:value-type="float" office:value="277.825034013605">
            <text:p>278</text:p>
          </table:table-cell>
          <table:table-cell table:style-name="ce8" table:formula="of:=[.U134]" office:value-type="float" office:value="16655.285440613">
            <text:p>16,655</text:p>
          </table:table-cell>
          <table:table-cell table:style-name="ce8" table:formula="of:=[.V134]" office:value-type="float" office:value="2817.21455938697">
            <text:p>2,817</text:p>
          </table:table-cell>
          <table:table-cell table:style-name="ce8" office:value-type="float" office:value="16655.285440613">
            <text:p>16,655</text:p>
          </table:table-cell>
          <table:table-cell table:style-name="ce8" office:value-type="float" office:value="2817.21455938697">
            <text:p>2,817</text:p>
          </table:table-cell>
          <table:table-cell table:number-columns-repeated="1002"/>
        </table:table-row>
        <table:table-row table:style-name="ro1">
          <table:table-cell table:style-name="ce3" office:value-type="float" office:value="1841">
            <text:p>1841</text:p>
          </table:table-cell>
          <table:table-cell office:value-type="string">
            <text:p>Pax Britannica, pt. 1</text:p>
          </table:table-cell>
          <table:table-cell table:style-name="ce8" office:value-type="float" office:value="15929">
            <text:p>15,929</text:p>
          </table:table-cell>
          <table:table-cell table:style-name="ce11" table:formula="of:=[.G135]/[.H135]" office:value-type="float" office:value="9.07792015782044">
            <text:p>9.1</text:p>
          </table:table-cell>
          <table:table-cell table:style-name="ce8" table:formula="of:=[.F135]*100/[.C135]" office:value-type="float" office:value="455.272257306271">
            <text:p>455</text:p>
          </table:table-cell>
          <table:table-cell table:style-name="ce8" table:formula="of:=[.G135]+[.H135]" office:value-type="float" office:value="72520.3178663158">
            <text:p>72,520</text:p>
          </table:table-cell>
          <table:table-cell table:style-name="ce8" table:formula="of:=SUM(OFFSET([.O135];-[.C$5]+1;0;[.C$5];1))+SUM(OFFSET([.Q135];-[.C$6]+1;0;[.C$6];1))+[.S135]" office:value-type="float" office:value="65324.3571193913">
            <text:p>65,324</text:p>
          </table:table-cell>
          <table:table-cell table:style-name="ce8" table:formula="of:=SUM(OFFSET([.P135];-[.D$5]+1;0;[.D$5];1))+SUM(OFFSET([.R135];-[.D$6]+1;0;[.D$6];1))+[.T135]" office:value-type="float" office:value="7195.96074692458">
            <text:p>7,196</text:p>
          </table:table-cell>
          <table:table-cell table:style-name="ce18" table:formula="of:=(SUM(OFFSET([.O135];-[.C$5]+1;0;[.C$5];1))+SUM(OFFSET([.P135];-[.D$5]+1;0;[.D$5];1)))/[.F135]" office:value-type="percentage" office:value="0.0284747786655683">
            <text:p>3%</text:p>
          </table:table-cell>
          <table:table-cell table:style-name="ce18" table:formula="of:=(SUM(OFFSET([.Q135];-[.C$6]+1;0;[.C$6];1))+SUM(OFFSET([.R135];-[.D$6]+1;0;[.D$6];1)))/[.F135]" office:value-type="percentage" office:value="0.682782210043748">
            <text:p>68%</text:p>
          </table:table-cell>
          <table:table-cell table:style-name="ce18" table:formula="of:=SUM([.S135:.T135])/[.F135]" office:value-type="percentage" office:value="0.288743011290684">
            <text:p>29%</text:p>
          </table:table-cell>
          <table:table-cell table:style-name="ce21"/>
          <table:table-cell table:style-name="ce21" table:formula="of:=SUM([.Q134:.Q136])/SUM([.R134:.R136])" office:value-type="float" office:value="7.15915435052946">
            <text:p>7.2</text:p>
          </table:table-cell>
          <table:table-cell table:style-name="ce22" table:formula="of:=SUM([.S134:.S136])/SUM([.T134:.T136])" office:value-type="float" office:value="6.33146397492896">
            <text:p>6.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232.38859818232">
            <text:p>2,232</text:p>
          </table:table-cell>
          <table:table-cell table:style-name="ce8" office:value-type="float" office:value="475.611401817681">
            <text:p>476</text:p>
          </table:table-cell>
          <table:table-cell table:style-name="ce8" table:formula="of:=[.U135]" office:value-type="float" office:value="18082.7962765704">
            <text:p>18,083</text:p>
          </table:table-cell>
          <table:table-cell table:style-name="ce8" table:formula="of:=[.V135]" office:value-type="float" office:value="2856.93868390724">
            <text:p>2,857</text:p>
          </table:table-cell>
          <table:table-cell table:style-name="ce8" office:value-type="float" office:value="18082.7962765704">
            <text:p>18,083</text:p>
          </table:table-cell>
          <table:table-cell table:style-name="ce8" office:value-type="float" office:value="2856.93868390724">
            <text:p>2,857</text:p>
          </table:table-cell>
          <table:table-cell table:number-columns-repeated="1002"/>
        </table:table-row>
        <table:table-row table:style-name="ro1">
          <table:table-cell table:style-name="ce3" office:value-type="float" office:value="1842">
            <text:p>1842</text:p>
          </table:table-cell>
          <table:table-cell office:value-type="string">
            <text:p>Pax Britannica, pt. 1</text:p>
          </table:table-cell>
          <table:table-cell table:style-name="ce8" office:value-type="float" office:value="16130">
            <text:p>16,130</text:p>
          </table:table-cell>
          <table:table-cell table:style-name="ce11" table:formula="of:=[.G136]/[.H136]" office:value-type="float" office:value="9.66572065407704">
            <text:p>9.7</text:p>
          </table:table-cell>
          <table:table-cell table:style-name="ce8" table:formula="of:=[.F136]*100/[.C136]" office:value-type="float" office:value="464.719429049492">
            <text:p>465</text:p>
          </table:table-cell>
          <table:table-cell table:style-name="ce8" table:formula="of:=[.G136]+[.H136]" office:value-type="float" office:value="74959.243905683">
            <text:p>74,959</text:p>
          </table:table-cell>
          <table:table-cell table:style-name="ce8" table:formula="of:=SUM(OFFSET([.O136];-[.C$5]+1;0;[.C$5];1))+SUM(OFFSET([.Q136];-[.C$6]+1;0;[.C$6];1))+[.S136]" office:value-type="float" office:value="67931.1914808308">
            <text:p>67,931</text:p>
          </table:table-cell>
          <table:table-cell table:style-name="ce8" table:formula="of:=SUM(OFFSET([.P136];-[.D$5]+1;0;[.D$5];1))+SUM(OFFSET([.R136];-[.D$6]+1;0;[.D$6];1))+[.T136]" office:value-type="float" office:value="7028.05242485227">
            <text:p>7,028</text:p>
          </table:table-cell>
          <table:table-cell table:style-name="ce18" table:formula="of:=(SUM(OFFSET([.O136];-[.C$5]+1;0;[.C$5];1))+SUM(OFFSET([.P136];-[.D$5]+1;0;[.D$5];1)))/[.F136]" office:value-type="percentage" office:value="0.0268279120121639">
            <text:p>3%</text:p>
          </table:table-cell>
          <table:table-cell table:style-name="ce18" table:formula="of:=(SUM(OFFSET([.Q136];-[.C$6]+1;0;[.C$6];1))+SUM(OFFSET([.R136];-[.D$6]+1;0;[.D$6];1)))/[.F136]" office:value-type="percentage" office:value="0.67671819660303">
            <text:p>68%</text:p>
          </table:table-cell>
          <table:table-cell table:style-name="ce18" table:formula="of:=SUM([.S136:.T136])/[.F136]" office:value-type="percentage" office:value="0.296453891384806">
            <text:p>30%</text:p>
          </table:table-cell>
          <table:table-cell table:style-name="ce21" table:formula="of:=SUM([.O135:.O137])/SUM([.P135:.P137])" office:value-type="float" office:value="15">
            <text:p>15.0</text:p>
          </table:table-cell>
          <table:table-cell table:style-name="ce21" table:formula="of:=SUM([.Q135:.Q137])/SUM([.R135:.R137])" office:value-type="float" office:value="6.72010003573799">
            <text:p>6.7</text:p>
          </table:table-cell>
          <table:table-cell table:style-name="ce22" table:formula="of:=SUM([.S135:.S137])/SUM([.T135:.T137])" office:value-type="float" office:value="6.62617343813957">
            <text:p>6.6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498.08541914978">
            <text:p>3,498</text:p>
          </table:table-cell>
          <table:table-cell table:style-name="ce8" office:value-type="float" office:value="315.914580850218">
            <text:p>316</text:p>
          </table:table-cell>
          <table:table-cell table:style-name="ce8" table:formula="of:=[.U136]" office:value-type="float" office:value="19352.908500443">
            <text:p>19,353</text:p>
          </table:table-cell>
          <table:table-cell table:style-name="ce8" table:formula="of:=[.V136]" office:value-type="float" office:value="2869.05105065952">
            <text:p>2,869</text:p>
          </table:table-cell>
          <table:table-cell table:style-name="ce8" office:value-type="float" office:value="19352.908500443">
            <text:p>19,353</text:p>
          </table:table-cell>
          <table:table-cell table:style-name="ce8" office:value-type="float" office:value="2869.05105065952">
            <text:p>2,869</text:p>
          </table:table-cell>
          <table:table-cell table:number-columns-repeated="1002"/>
        </table:table-row>
        <table:table-row table:style-name="ro1">
          <table:table-cell table:style-name="ce3" office:value-type="float" office:value="1843">
            <text:p>1843</text:p>
          </table:table-cell>
          <table:table-cell office:value-type="string">
            <text:p>Pax Britannica, pt. 1</text:p>
          </table:table-cell>
          <table:table-cell table:style-name="ce8" office:value-type="float" office:value="16332">
            <text:p>16,332</text:p>
          </table:table-cell>
          <table:table-cell table:style-name="ce11" table:formula="of:=[.G137]/[.H137]" office:value-type="float" office:value="9.77462473019588">
            <text:p>9.8</text:p>
          </table:table-cell>
          <table:table-cell table:style-name="ce8" table:formula="of:=[.F137]*100/[.C137]" office:value-type="float" office:value="457.10470485511">
            <text:p>457</text:p>
          </table:table-cell>
          <table:table-cell table:style-name="ce8" table:formula="of:=[.G137]+[.H137]" office:value-type="float" office:value="74654.3403969365">
            <text:p>74,654</text:p>
          </table:table-cell>
          <table:table-cell table:style-name="ce8" table:formula="of:=SUM(OFFSET([.O137];-[.C$5]+1;0;[.C$5];1))+SUM(OFFSET([.Q137];-[.C$6]+1;0;[.C$6];1))+[.S137]" office:value-type="float" office:value="67725.6220177509">
            <text:p>67,726</text:p>
          </table:table-cell>
          <table:table-cell table:style-name="ce8" table:formula="of:=SUM(OFFSET([.P137];-[.D$5]+1;0;[.D$5];1))+SUM(OFFSET([.R137];-[.D$6]+1;0;[.D$6];1))+[.T137]" office:value-type="float" office:value="6928.71837918566">
            <text:p>6,929</text:p>
          </table:table-cell>
          <table:table-cell table:style-name="ce18" table:formula="of:=(SUM(OFFSET([.O137];-[.C$5]+1;0;[.C$5];1))+SUM(OFFSET([.P137];-[.D$5]+1;0;[.D$5];1)))/[.F137]" office:value-type="percentage" office:value="0.0265892108810522">
            <text:p>3%</text:p>
          </table:table-cell>
          <table:table-cell table:style-name="ce18" table:formula="of:=(SUM(OFFSET([.Q137];-[.C$6]+1;0;[.C$6];1))+SUM(OFFSET([.R137];-[.D$6]+1;0;[.D$6];1)))/[.F137]" office:value-type="percentage" office:value="0.681312114069799">
            <text:p>68%</text:p>
          </table:table-cell>
          <table:table-cell table:style-name="ce18" table:formula="of:=SUM([.S137:.T137])/[.F137]" office:value-type="percentage" office:value="0.292098675049149">
            <text:p>29%</text:p>
          </table:table-cell>
          <table:table-cell table:style-name="ce21" table:formula="of:=SUM([.O136:.O138])/SUM([.P136:.P138])" office:value-type="float" office:value="6.6">
            <text:p>6.6</text:p>
          </table:table-cell>
          <table:table-cell table:style-name="ce21" table:formula="of:=SUM([.Q136:.Q138])/SUM([.R136:.R138])" office:value-type="float" office:value="8.13672808208913">
            <text:p>8.1</text:p>
          </table:table-cell>
          <table:table-cell table:style-name="ce22" table:formula="of:=SUM([.S136:.S138])/SUM([.T136:.T138])" office:value-type="float" office:value="6.66701366669213">
            <text:p>6.7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78.88203637258">
            <text:p>2,479</text:p>
          </table:table-cell>
          <table:table-cell table:style-name="ce8" office:value-type="float" office:value="430.086197217328">
            <text:p>430</text:p>
          </table:table-cell>
          <table:table-cell table:style-name="ce8" table:formula="of:=[.U137]" office:value-type="float" office:value="19013.3243997418">
            <text:p>19,013</text:p>
          </table:table-cell>
          <table:table-cell table:style-name="ce8" table:formula="of:=[.V137]" office:value-type="float" office:value="2793.10951687155">
            <text:p>2,793</text:p>
          </table:table-cell>
          <table:table-cell table:style-name="ce8" office:value-type="float" office:value="19013.3243997418">
            <text:p>19,013</text:p>
          </table:table-cell>
          <table:table-cell table:style-name="ce8" office:value-type="float" office:value="2793.10951687155">
            <text:p>2,793</text:p>
          </table:table-cell>
          <table:table-cell table:number-columns-repeated="1002"/>
        </table:table-row>
        <table:table-row table:style-name="ro1">
          <table:table-cell table:style-name="ce3" office:value-type="float" office:value="1844">
            <text:p>1844</text:p>
          </table:table-cell>
          <table:table-cell office:value-type="string">
            <text:p>Pax Britannica, pt. 1</text:p>
          </table:table-cell>
          <table:table-cell table:style-name="ce8" office:value-type="float" office:value="16535">
            <text:p>16,535</text:p>
          </table:table-cell>
          <table:table-cell table:style-name="ce11" table:formula="of:=[.G138]/[.H138]" office:value-type="float" office:value="9.85809245160953">
            <text:p>9.9</text:p>
          </table:table-cell>
          <table:table-cell table:style-name="ce8" table:formula="of:=[.F138]*100/[.C138]" office:value-type="float" office:value="429.982106457662">
            <text:p>430</text:p>
          </table:table-cell>
          <table:table-cell table:style-name="ce8" table:formula="of:=[.G138]+[.H138]" office:value-type="float" office:value="71097.5413027744">
            <text:p>71,098</text:p>
          </table:table-cell>
          <table:table-cell table:style-name="ce8" table:formula="of:=SUM(OFFSET([.O138];-[.C$5]+1;0;[.C$5];1))+SUM(OFFSET([.Q138];-[.C$6]+1;0;[.C$6];1))+[.S138]" office:value-type="float" office:value="64549.6562465705">
            <text:p>64,550</text:p>
          </table:table-cell>
          <table:table-cell table:style-name="ce8" table:formula="of:=SUM(OFFSET([.P138];-[.D$5]+1;0;[.D$5];1))+SUM(OFFSET([.R138];-[.D$6]+1;0;[.D$6];1))+[.T138]" office:value-type="float" office:value="6547.8850562039">
            <text:p>6,548</text:p>
          </table:table-cell>
          <table:table-cell table:style-name="ce18" table:formula="of:=(SUM(OFFSET([.O138];-[.C$5]+1;0;[.C$5];1))+SUM(OFFSET([.P138];-[.D$5]+1;0;[.D$5];1)))/[.F138]" office:value-type="percentage" office:value="0.0273005221338682">
            <text:p>3%</text:p>
          </table:table-cell>
          <table:table-cell table:style-name="ce18" table:formula="of:=(SUM(OFFSET([.Q138];-[.C$6]+1;0;[.C$6];1))+SUM(OFFSET([.R138];-[.D$6]+1;0;[.D$6];1)))/[.F138]" office:value-type="percentage" office:value="0.69859325759647">
            <text:p>70%</text:p>
          </table:table-cell>
          <table:table-cell table:style-name="ce18" table:formula="of:=SUM([.S138:.T138])/[.F138]" office:value-type="percentage" office:value="0.274106220269661">
            <text:p>27%</text:p>
          </table:table-cell>
          <table:table-cell table:style-name="ce21" table:formula="of:=SUM([.O137:.O139])/SUM([.P137:.P139])" office:value-type="float" office:value="4.85714285714286">
            <text:p>4.9</text:p>
          </table:table-cell>
          <table:table-cell table:style-name="ce21" table:formula="of:=SUM([.Q137:.Q139])/SUM([.R137:.R139])" office:value-type="float" office:value="7.2476703032603">
            <text:p>7.2</text:p>
          </table:table-cell>
          <table:table-cell table:style-name="ce22" table:formula="of:=SUM([.S137:.S139])/SUM([.T137:.T139])" office:value-type="float" office:value="6.31133567849007">
            <text:p>6.3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585.80758371607">
            <text:p>2,586</text:p>
          </table:table-cell>
          <table:table-cell table:style-name="ce8" office:value-type="float" office:value="306.360189738068">
            <text:p>306</text:p>
          </table:table-cell>
          <table:table-cell table:style-name="ce8" table:formula="of:=[.U138]" office:value-type="float" office:value="16866.0305677891">
            <text:p>16,866</text:p>
          </table:table-cell>
          <table:table-cell table:style-name="ce8" table:formula="of:=[.V138]" office:value-type="float" office:value="2622.24774918049">
            <text:p>2,622</text:p>
          </table:table-cell>
          <table:table-cell table:style-name="ce8" office:value-type="float" office:value="16866.0305677891">
            <text:p>16,866</text:p>
          </table:table-cell>
          <table:table-cell table:style-name="ce8" office:value-type="float" office:value="2622.24774918049">
            <text:p>2,622</text:p>
          </table:table-cell>
          <table:table-cell table:number-columns-repeated="1002"/>
        </table:table-row>
        <table:table-row table:style-name="ro1">
          <table:table-cell table:style-name="ce3" office:value-type="float" office:value="1845">
            <text:p>1845</text:p>
          </table:table-cell>
          <table:table-cell office:value-type="string">
            <text:p>Pax Britannica, pt. 1</text:p>
          </table:table-cell>
          <table:table-cell table:style-name="ce8" office:value-type="float" office:value="16739">
            <text:p>16,739</text:p>
          </table:table-cell>
          <table:table-cell table:style-name="ce11" table:formula="of:=[.G139]/[.H139]" office:value-type="float" office:value="9.76505390401078">
            <text:p>9.8</text:p>
          </table:table-cell>
          <table:table-cell table:style-name="ce8" table:formula="of:=[.F139]*100/[.C139]" office:value-type="float" office:value="400.110745956996">
            <text:p>400</text:p>
          </table:table-cell>
          <table:table-cell table:style-name="ce8" table:formula="of:=[.G139]+[.H139]" office:value-type="float" office:value="66974.5377657415">
            <text:p>66,975</text:p>
          </table:table-cell>
          <table:table-cell table:style-name="ce8" table:formula="of:=SUM(OFFSET([.O139];-[.C$5]+1;0;[.C$5];1))+SUM(OFFSET([.Q139];-[.C$6]+1;0;[.C$6];1))+[.S139]" office:value-type="float" office:value="60753.0605336778">
            <text:p>60,753</text:p>
          </table:table-cell>
          <table:table-cell table:style-name="ce8" table:formula="of:=SUM(OFFSET([.P139];-[.D$5]+1;0;[.D$5];1))+SUM(OFFSET([.R139];-[.D$6]+1;0;[.D$6];1))+[.T139]" office:value-type="float" office:value="6221.4772320637">
            <text:p>6,221</text:p>
          </table:table-cell>
          <table:table-cell table:style-name="ce18" table:formula="of:=(SUM(OFFSET([.O139];-[.C$5]+1;0;[.C$5];1))+SUM(OFFSET([.P139];-[.D$5]+1;0;[.D$5];1)))/[.F139]" office:value-type="percentage" office:value="0.0281599554534696">
            <text:p>3%</text:p>
          </table:table-cell>
          <table:table-cell table:style-name="ce18" table:formula="of:=(SUM(OFFSET([.Q139];-[.C$6]+1;0;[.C$6];1))+SUM(OFFSET([.R139];-[.D$6]+1;0;[.D$6];1)))/[.F139]" office:value-type="percentage" office:value="0.719908678907783">
            <text:p>72%</text:p>
          </table:table-cell>
          <table:table-cell table:style-name="ce18" table:formula="of:=SUM([.S139:.T139])/[.F139]" office:value-type="percentage" office:value="0.251931365638747">
            <text:p>25%</text:p>
          </table:table-cell>
          <table:table-cell table:style-name="ce21" table:formula="of:=SUM([.O138:.O140])/SUM([.P138:.P140])" office:value-type="float" office:value="4.66666666666667">
            <text:p>4.7</text:p>
          </table:table-cell>
          <table:table-cell table:style-name="ce21" table:formula="of:=SUM([.Q138:.Q140])/SUM([.R138:.R140])" office:value-type="float" office:value="6.04358993923554">
            <text:p>6.0</text:p>
          </table:table-cell>
          <table:table-cell table:style-name="ce22" table:formula="of:=SUM([.S138:.S140])/SUM([.T138:.T140])" office:value-type="float" office:value="5.74087478713279">
            <text:p>5.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023.5390364456">
            <text:p>2,024</text:p>
          </table:table-cell>
          <table:table-cell table:style-name="ce8" office:value-type="float" office:value="241.554592662245">
            <text:p>242</text:p>
          </table:table-cell>
          <table:table-cell table:style-name="ce8" table:formula="of:=[.U139]" office:value-type="float" office:value="14332.52014699">
            <text:p>14,333</text:p>
          </table:table-cell>
          <table:table-cell table:style-name="ce8" table:formula="of:=[.V139]" office:value-type="float" office:value="2540.4666153571">
            <text:p>2,540</text:p>
          </table:table-cell>
          <table:table-cell table:style-name="ce8" office:value-type="float" office:value="14332.52014699">
            <text:p>14,333</text:p>
          </table:table-cell>
          <table:table-cell table:style-name="ce8" office:value-type="float" office:value="2540.4666153571">
            <text:p>2,540</text:p>
          </table:table-cell>
          <table:table-cell table:number-columns-repeated="1002"/>
        </table:table-row>
        <table:table-row table:style-name="ro1">
          <table:table-cell table:style-name="ce3" office:value-type="float" office:value="1846">
            <text:p>1846</text:p>
          </table:table-cell>
          <table:table-cell office:value-type="string">
            <text:p>Pax Britannica, pt. 1</text:p>
          </table:table-cell>
          <table:table-cell table:style-name="ce8" office:value-type="float" office:value="16944">
            <text:p>16,944</text:p>
          </table:table-cell>
          <table:table-cell table:style-name="ce11" table:formula="of:=[.G140]/[.H140]" office:value-type="float" office:value="8.99050141771059">
            <text:p>9.0</text:p>
          </table:table-cell>
          <table:table-cell table:style-name="ce8" table:formula="of:=[.F140]*100/[.C140]" office:value-type="float" office:value="374.962915598784">
            <text:p>375</text:p>
          </table:table-cell>
          <table:table-cell table:style-name="ce8" table:formula="of:=[.G140]+[.H140]" office:value-type="float" office:value="63533.7164190579">
            <text:p>63,534</text:p>
          </table:table-cell>
          <table:table-cell table:style-name="ce8" table:formula="of:=SUM(OFFSET([.O140];-[.C$5]+1;0;[.C$5];1))+SUM(OFFSET([.Q140];-[.C$6]+1;0;[.C$6];1))+[.S140]" office:value-type="float" office:value="57174.3042371599">
            <text:p>57,174</text:p>
          </table:table-cell>
          <table:table-cell table:style-name="ce8" table:formula="of:=SUM(OFFSET([.P140];-[.D$5]+1;0;[.D$5];1))+SUM(OFFSET([.R140];-[.D$6]+1;0;[.D$6];1))+[.T140]" office:value-type="float" office:value="6359.41218189799">
            <text:p>6,359</text:p>
          </table:table-cell>
          <table:table-cell table:style-name="ce18" table:formula="of:=(SUM(OFFSET([.O140];-[.C$5]+1;0;[.C$5];1))+SUM(OFFSET([.P140];-[.D$5]+1;0;[.D$5];1)))/[.F140]" office:value-type="percentage" office:value="0.0290711783302191">
            <text:p>3%</text:p>
          </table:table-cell>
          <table:table-cell table:style-name="ce18" table:formula="of:=(SUM(OFFSET([.Q140];-[.C$6]+1;0;[.C$6];1))+SUM(OFFSET([.R140];-[.D$6]+1;0;[.D$6];1)))/[.F140]" office:value-type="percentage" office:value="0.725812788867539">
            <text:p>73%</text:p>
          </table:table-cell>
          <table:table-cell table:style-name="ce18" table:formula="of:=SUM([.S140:.T140])/[.F140]" office:value-type="percentage" office:value="0.245116032802241">
            <text:p>25%</text:p>
          </table:table-cell>
          <table:table-cell table:style-name="ce21" table:formula="of:=SUM([.O139:.O141])/SUM([.P139:.P141])" office:value-type="float" office:value="4.2">
            <text:p>4.2</text:p>
          </table:table-cell>
          <table:table-cell table:style-name="ce21" table:formula="of:=SUM([.Q139:.Q141])/SUM([.R139:.R141])" office:value-type="float" office:value="4.47582201419755">
            <text:p>4.5</text:p>
          </table:table-cell>
          <table:table-cell table:style-name="ce22" table:formula="of:=SUM([.S139:.S141])/SUM([.T139:.T141])" office:value-type="float" office:value="5.49028498879938">
            <text:p>5.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69.21600278887">
            <text:p>1,069</text:p>
          </table:table-cell>
          <table:table-cell table:style-name="ce8" office:value-type="float" office:value="391.686130309664">
            <text:p>392</text:p>
          </table:table-cell>
          <table:table-cell table:style-name="ce8" table:formula="of:=[.U140]" office:value-type="float" office:value="13031.446602403">
            <text:p>13,031</text:p>
          </table:table-cell>
          <table:table-cell table:style-name="ce8" table:formula="of:=[.V140]" office:value-type="float" office:value="2541.68591541909">
            <text:p>2,542</text:p>
          </table:table-cell>
          <table:table-cell table:style-name="ce8" office:value-type="float" office:value="13031.446602403">
            <text:p>13,031</text:p>
          </table:table-cell>
          <table:table-cell table:style-name="ce8" office:value-type="float" office:value="2541.68591541909">
            <text:p>2,542</text:p>
          </table:table-cell>
          <table:table-cell table:number-columns-repeated="1002"/>
        </table:table-row>
        <table:table-row table:style-name="ro1">
          <table:table-cell table:style-name="ce3" office:value-type="float" office:value="1847">
            <text:p>1847</text:p>
          </table:table-cell>
          <table:table-cell office:value-type="string">
            <text:p>Pax Britannica, pt. 1</text:p>
          </table:table-cell>
          <table:table-cell table:style-name="ce8" office:value-type="float" office:value="17150">
            <text:p>17,150</text:p>
          </table:table-cell>
          <table:table-cell table:style-name="ce11" table:formula="of:=[.G141]/[.H141]" office:value-type="float" office:value="8.99076749794583">
            <text:p>9.0</text:p>
          </table:table-cell>
          <table:table-cell table:style-name="ce8" table:formula="of:=[.F141]*100/[.C141]" office:value-type="float" office:value="365.318901061458">
            <text:p>365</text:p>
          </table:table-cell>
          <table:table-cell table:style-name="ce8" table:formula="of:=[.G141]+[.H141]" office:value-type="float" office:value="62652.19153204">
            <text:p>62,652</text:p>
          </table:table-cell>
          <table:table-cell table:style-name="ce8" table:formula="of:=SUM(OFFSET([.O141];-[.C$5]+1;0;[.C$5];1))+SUM(OFFSET([.Q141];-[.C$6]+1;0;[.C$6];1))+[.S141]" office:value-type="float" office:value="56381.1826686147">
            <text:p>56,381</text:p>
          </table:table-cell>
          <table:table-cell table:style-name="ce8" table:formula="of:=SUM(OFFSET([.P141];-[.D$5]+1;0;[.D$5];1))+SUM(OFFSET([.R141];-[.D$6]+1;0;[.D$6];1))+[.T141]" office:value-type="float" office:value="6271.00886342533">
            <text:p>6,271</text:p>
          </table:table-cell>
          <table:table-cell table:style-name="ce18" table:formula="of:=(SUM(OFFSET([.O141];-[.C$5]+1;0;[.C$5];1))+SUM(OFFSET([.P141];-[.D$5]+1;0;[.D$5];1)))/[.F141]" office:value-type="percentage" office:value="0.0282990898904677">
            <text:p>3%</text:p>
          </table:table-cell>
          <table:table-cell table:style-name="ce18" table:formula="of:=(SUM(OFFSET([.Q141];-[.C$6]+1;0;[.C$6];1))+SUM(OFFSET([.R141];-[.D$6]+1;0;[.D$6];1)))/[.F141]" office:value-type="percentage" office:value="0.691072460381447">
            <text:p>69%</text:p>
          </table:table-cell>
          <table:table-cell table:style-name="ce18" table:formula="of:=SUM([.S141:.T141])/[.F141]" office:value-type="percentage" office:value="0.280628449728085">
            <text:p>28%</text:p>
          </table:table-cell>
          <table:table-cell table:style-name="ce21" table:formula="of:=SUM([.O140:.O142])/SUM([.P140:.P142])" office:value-type="float" office:value="4.2">
            <text:p>4.2</text:p>
          </table:table-cell>
          <table:table-cell table:style-name="ce21" table:formula="of:=SUM([.Q140:.Q142])/SUM([.R140:.R142])" office:value-type="float" office:value="2.57655408737913">
            <text:p>2.6</text:p>
          </table:table-cell>
          <table:table-cell table:style-name="ce22" table:formula="of:=SUM([.S140:.S142])/SUM([.T140:.T142])" office:value-type="float" office:value="5.72195507762399">
            <text:p>5.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03.458400919296">
            <text:p>703</text:p>
          </table:table-cell>
          <table:table-cell table:style-name="ce8" office:value-type="float" office:value="214.919330781786">
            <text:p>215</text:p>
          </table:table-cell>
          <table:table-cell table:style-name="ce8" table:formula="of:=[.U141]" office:value-type="float" office:value="14955.9873817035">
            <text:p>14,956</text:p>
          </table:table-cell>
          <table:table-cell table:style-name="ce8" table:formula="of:=[.V141]" office:value-type="float" office:value="2626">
            <text:p>2,626</text:p>
          </table:table-cell>
          <table:table-cell table:style-name="ce8" office:value-type="float" office:value="14955.9873817035">
            <text:p>14,956</text:p>
          </table:table-cell>
          <table:table-cell table:style-name="ce8" office:value-type="float" office:value="2626">
            <text:p>2,626</text:p>
          </table:table-cell>
          <table:table-cell table:number-columns-repeated="1002"/>
        </table:table-row>
        <table:table-row table:style-name="ro1">
          <table:table-cell table:style-name="ce3" office:value-type="float" office:value="1848">
            <text:p>1848</text:p>
          </table:table-cell>
          <table:table-cell office:value-type="string">
            <text:p>Pax Britannica, pt. 1</text:p>
          </table:table-cell>
          <table:table-cell table:style-name="ce8" office:value-type="float" office:value="17357">
            <text:p>17,357</text:p>
          </table:table-cell>
          <table:table-cell table:style-name="ce11" table:formula="of:=[.G142]/[.H142]" office:value-type="float" office:value="8.80569018254915">
            <text:p>8.8</text:p>
          </table:table-cell>
          <table:table-cell table:style-name="ce8" table:formula="of:=[.F142]*100/[.C142]" office:value-type="float" office:value="362.350175283751">
            <text:p>362</text:p>
          </table:table-cell>
          <table:table-cell table:style-name="ce8" table:formula="of:=[.G142]+[.H142]" office:value-type="float" office:value="62893.1199240006">
            <text:p>62,893</text:p>
          </table:table-cell>
          <table:table-cell table:style-name="ce8" table:formula="of:=SUM(OFFSET([.O142];-[.C$5]+1;0;[.C$5];1))+SUM(OFFSET([.Q142];-[.C$6]+1;0;[.C$6];1))+[.S142]" office:value-type="float" office:value="56479.1787578877">
            <text:p>56,479</text:p>
          </table:table-cell>
          <table:table-cell table:style-name="ce8" table:formula="of:=SUM(OFFSET([.P142];-[.D$5]+1;0;[.D$5];1))+SUM(OFFSET([.R142];-[.D$6]+1;0;[.D$6];1))+[.T142]" office:value-type="float" office:value="6413.94116611284">
            <text:p>6,414</text:p>
          </table:table-cell>
          <table:table-cell table:style-name="ce18" table:formula="of:=(SUM(OFFSET([.O142];-[.C$5]+1;0;[.C$5];1))+SUM(OFFSET([.P142];-[.D$5]+1;0;[.D$5];1)))/[.F142]" office:value-type="percentage" office:value="0.0264734839361121">
            <text:p>3%</text:p>
          </table:table-cell>
          <table:table-cell table:style-name="ce18" table:formula="of:=(SUM(OFFSET([.Q142];-[.C$6]+1;0;[.C$6];1))+SUM(OFFSET([.R142];-[.D$6]+1;0;[.D$6];1)))/[.F142]" office:value-type="percentage" office:value="0.637464319983609">
            <text:p>64%</text:p>
          </table:table-cell>
          <table:table-cell table:style-name="ce18" table:formula="of:=SUM([.S142:.T142])/[.F142]" office:value-type="percentage" office:value="0.336062196080279">
            <text:p>34%</text:p>
          </table:table-cell>
          <table:table-cell table:style-name="ce21" table:formula="of:=SUM([.O141:.O143])/SUM([.P141:.P143])" office:value-type="float" office:value="2.88888888888889">
            <text:p>2.9</text:p>
          </table:table-cell>
          <table:table-cell table:style-name="ce21" table:formula="of:=SUM([.Q141:.Q143])/SUM([.R141:.R143])" office:value-type="float" office:value="2.62470543483746">
            <text:p>2.6</text:p>
          </table:table-cell>
          <table:table-cell table:style-name="ce22" table:formula="of:=SUM([.S141:.S143])/SUM([.T141:.T143])" office:value-type="float" office:value="6.08709532047275">
            <text:p>6.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26.163077737659">
            <text:p>726</text:p>
          </table:table-cell>
          <table:table-cell table:style-name="ce8" office:value-type="float" office:value="363.231536969644">
            <text:p>363</text:p>
          </table:table-cell>
          <table:table-cell table:style-name="ce8" table:formula="of:=[.U142]" office:value-type="float" office:value="18227">
            <text:p>18,227</text:p>
          </table:table-cell>
          <table:table-cell table:style-name="ce8" table:formula="of:=[.V142]" office:value-type="float" office:value="2909">
            <text:p>2,909</text:p>
          </table:table-cell>
          <table:table-cell table:style-name="ce8" office:value-type="float" office:value="18227">
            <text:p>18,227</text:p>
          </table:table-cell>
          <table:table-cell table:style-name="ce8" office:value-type="float" office:value="2909">
            <text:p>2,909</text:p>
          </table:table-cell>
          <table:table-cell table:number-columns-repeated="1002"/>
        </table:table-row>
        <table:table-row table:style-name="ro1">
          <table:table-cell table:style-name="ce3" office:value-type="float" office:value="1849">
            <text:p>1849</text:p>
          </table:table-cell>
          <table:table-cell office:value-type="string">
            <text:p>pre Crimean War</text:p>
          </table:table-cell>
          <table:table-cell table:style-name="ce8" office:value-type="float" office:value="17564">
            <text:p>17,564</text:p>
          </table:table-cell>
          <table:table-cell table:style-name="ce11" table:formula="of:=[.G143]/[.H143]" office:value-type="float" office:value="8.33961632378458">
            <text:p>8.3</text:p>
          </table:table-cell>
          <table:table-cell table:style-name="ce8" table:formula="of:=[.F143]*100/[.C143]" office:value-type="float" office:value="350.418475970697">
            <text:p>350</text:p>
          </table:table-cell>
          <table:table-cell table:style-name="ce8" table:formula="of:=[.G143]+[.H143]" office:value-type="float" office:value="61547.5011194932">
            <text:p>61,548</text:p>
          </table:table-cell>
          <table:table-cell table:style-name="ce8" table:formula="of:=SUM(OFFSET([.O143];-[.C$5]+1;0;[.C$5];1))+SUM(OFFSET([.Q143];-[.C$6]+1;0;[.C$6];1))+[.S143]" office:value-type="float" office:value="54957.5621984741">
            <text:p>54,958</text:p>
          </table:table-cell>
          <table:table-cell table:style-name="ce8" table:formula="of:=SUM(OFFSET([.P143];-[.D$5]+1;0;[.D$5];1))+SUM(OFFSET([.R143];-[.D$6]+1;0;[.D$6];1))+[.T143]" office:value-type="float" office:value="6589.93892101908">
            <text:p>6,590</text:p>
          </table:table-cell>
          <table:table-cell table:style-name="ce18" table:formula="of:=(SUM(OFFSET([.O143];-[.C$5]+1;0;[.C$5];1))+SUM(OFFSET([.P143];-[.D$5]+1;0;[.D$5];1)))/[.F143]" office:value-type="percentage" office:value="0.0261586574713118">
            <text:p>3%</text:p>
          </table:table-cell>
          <table:table-cell table:style-name="ce18" table:formula="of:=(SUM(OFFSET([.Q143];-[.C$6]+1;0;[.C$6];1))+SUM(OFFSET([.R143];-[.D$6]+1;0;[.D$6];1)))/[.F143]" office:value-type="percentage" office:value="0.603428253689579">
            <text:p>60%</text:p>
          </table:table-cell>
          <table:table-cell table:style-name="ce18" table:formula="of:=SUM([.S143:.T143])/[.F143]" office:value-type="percentage" office:value="0.370413088839109">
            <text:p>37%</text:p>
          </table:table-cell>
          <table:table-cell table:style-name="ce21" table:formula="of:=SUM([.O142:.O144])/SUM([.P142:.P144])" office:value-type="float" office:value="3.125">
            <text:p>3.1</text:p>
          </table:table-cell>
          <table:table-cell table:style-name="ce21" table:formula="of:=SUM([.Q142:.Q144])/SUM([.R142:.R144])" office:value-type="float" office:value="3.60471680453092">
            <text:p>3.6</text:p>
          </table:table-cell>
          <table:table-cell table:style-name="ce22" table:formula="of:=SUM([.S142:.S144])/SUM([.T142:.T144])" office:value-type="float" office:value="6.26834771068348">
            <text:p>6.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995.345957682338">
            <text:p>995</text:p>
          </table:table-cell>
          <table:table-cell table:style-name="ce8" office:value-type="float" office:value="345.749926658844">
            <text:p>346</text:p>
          </table:table-cell>
          <table:table-cell table:style-name="ce8" table:formula="of:=[.U143]" office:value-type="float" office:value="19653">
            <text:p>19,653</text:p>
          </table:table-cell>
          <table:table-cell table:style-name="ce8" table:formula="of:=[.V143]" office:value-type="float" office:value="3145">
            <text:p>3,145</text:p>
          </table:table-cell>
          <table:table-cell table:style-name="ce8" office:value-type="float" office:value="19653">
            <text:p>19,653</text:p>
          </table:table-cell>
          <table:table-cell table:style-name="ce8" office:value-type="float" office:value="3145">
            <text:p>3,145</text:p>
          </table:table-cell>
          <table:table-cell table:number-columns-repeated="1002"/>
        </table:table-row>
        <table:table-row table:style-name="ro1">
          <table:table-cell table:style-name="ce3" office:value-type="float" office:value="1850">
            <text:p>1850</text:p>
          </table:table-cell>
          <table:table-cell office:value-type="string">
            <text:p>pre Crimean War</text:p>
          </table:table-cell>
          <table:table-cell table:style-name="ce8" office:value-type="float" office:value="17773">
            <text:p>17,773</text:p>
          </table:table-cell>
          <table:table-cell table:style-name="ce11" table:formula="of:=[.G144]/[.H144]" office:value-type="float" office:value="8.17337683678078">
            <text:p>8.2</text:p>
          </table:table-cell>
          <table:table-cell table:style-name="ce8" table:formula="of:=[.F144]*100/[.C144]" office:value-type="float" office:value="329.086627643561">
            <text:p>329</text:p>
          </table:table-cell>
          <table:table-cell table:style-name="ce8" table:formula="of:=[.G144]+[.H144]" office:value-type="float" office:value="58488.5663310901">
            <text:p>58,489</text:p>
          </table:table-cell>
          <table:table-cell table:style-name="ce8" table:formula="of:=SUM(OFFSET([.O144];-[.C$5]+1;0;[.C$5];1))+SUM(OFFSET([.Q144];-[.C$6]+1;0;[.C$6];1))+[.S144]" office:value-type="float" office:value="52112.6627383608">
            <text:p>52,113</text:p>
          </table:table-cell>
          <table:table-cell table:style-name="ce8" table:formula="of:=SUM(OFFSET([.P144];-[.D$5]+1;0;[.D$5];1))+SUM(OFFSET([.R144];-[.D$6]+1;0;[.D$6];1))+[.T144]" office:value-type="float" office:value="6375.90359272928">
            <text:p>6,376</text:p>
          </table:table-cell>
          <table:table-cell table:style-name="ce18" table:formula="of:=(SUM(OFFSET([.O144];-[.C$5]+1;0;[.C$5];1))+SUM(OFFSET([.P144];-[.D$5]+1;0;[.D$5];1)))/[.F144]" office:value-type="percentage" office:value="0.026654782255644">
            <text:p>3%</text:p>
          </table:table-cell>
          <table:table-cell table:style-name="ce18" table:formula="of:=(SUM(OFFSET([.Q144];-[.C$6]+1;0;[.C$6];1))+SUM(OFFSET([.R144];-[.D$6]+1;0;[.D$6];1)))/[.F144]" office:value-type="percentage" office:value="0.600855321570935">
            <text:p>60%</text:p>
          </table:table-cell>
          <table:table-cell table:style-name="ce18" table:formula="of:=SUM([.S144:.T144])/[.F144]" office:value-type="percentage" office:value="0.372489896173421">
            <text:p>37%</text:p>
          </table:table-cell>
          <table:table-cell table:style-name="ce21" table:formula="of:=SUM([.O143:.O145])/SUM([.P143:.P145])" office:value-type="float" office:value="2.875">
            <text:p>2.9</text:p>
          </table:table-cell>
          <table:table-cell table:style-name="ce21" table:formula="of:=SUM([.Q143:.Q145])/SUM([.R143:.R145])" office:value-type="float" office:value="5.06466866110374">
            <text:p>5.1</text:p>
          </table:table-cell>
          <table:table-cell table:style-name="ce22" table:formula="of:=SUM([.S143:.S145])/SUM([.T143:.T145])" office:value-type="float" office:value="6.61272607694837">
            <text:p>6.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640.86687352616">
            <text:p>1,641</text:p>
          </table:table-cell>
          <table:table-cell table:style-name="ce8" office:value-type="float" office:value="223.789705723802">
            <text:p>224</text:p>
          </table:table-cell>
          <table:table-cell table:style-name="ce8" table:formula="of:=[.U144]" office:value-type="float" office:value="18798.4">
            <text:p>18,798</text:p>
          </table:table-cell>
          <table:table-cell table:style-name="ce8" table:formula="of:=[.V144]" office:value-type="float" office:value="2988">
            <text:p>2,988</text:p>
          </table:table-cell>
          <table:table-cell table:style-name="ce8" office:value-type="float" office:value="18798.4">
            <text:p>18,798</text:p>
          </table:table-cell>
          <table:table-cell table:style-name="ce8" office:value-type="float" office:value="2988">
            <text:p>2,988</text:p>
          </table:table-cell>
          <table:table-cell table:number-columns-repeated="1002"/>
        </table:table-row>
        <table:table-row table:style-name="ro1">
          <table:table-cell table:style-name="ce3" office:value-type="float" office:value="1851">
            <text:p>1851</text:p>
          </table:table-cell>
          <table:table-cell office:value-type="string">
            <text:p>pre Crimean War</text:p>
          </table:table-cell>
          <table:table-cell table:style-name="ce8" office:value-type="float" office:value="17983">
            <text:p>17,983</text:p>
          </table:table-cell>
          <table:table-cell table:style-name="ce11" table:formula="of:=[.G145]/[.H145]" office:value-type="float" office:value="8.67657775592166">
            <text:p>8.7</text:p>
          </table:table-cell>
          <table:table-cell table:style-name="ce8" table:formula="of:=[.F145]*100/[.C145]" office:value-type="float" office:value="332.522829841965">
            <text:p>333</text:p>
          </table:table-cell>
          <table:table-cell table:style-name="ce8" table:formula="of:=[.G145]+[.H145]" office:value-type="float" office:value="59797.5804904805">
            <text:p>59,798</text:p>
          </table:table-cell>
          <table:table-cell table:style-name="ce8" table:formula="of:=SUM(OFFSET([.O145];-[.C$5]+1;0;[.C$5];1))+SUM(OFFSET([.Q145];-[.C$6]+1;0;[.C$6];1))+[.S145]" office:value-type="float" office:value="53617.9597610458">
            <text:p>53,618</text:p>
          </table:table-cell>
          <table:table-cell table:style-name="ce8" table:formula="of:=SUM(OFFSET([.P145];-[.D$5]+1;0;[.D$5];1))+SUM(OFFSET([.R145];-[.D$6]+1;0;[.D$6];1))+[.T145]" office:value-type="float" office:value="6179.62072943473">
            <text:p>6,180</text:p>
          </table:table-cell>
          <table:table-cell table:style-name="ce18" table:formula="of:=(SUM(OFFSET([.O145];-[.C$5]+1;0;[.C$5];1))+SUM(OFFSET([.P145];-[.D$5]+1;0;[.D$5];1)))/[.F145]" office:value-type="percentage" office:value="0.0246498267640553">
            <text:p>2%</text:p>
          </table:table-cell>
          <table:table-cell table:style-name="ce18" table:formula="of:=(SUM(OFFSET([.Q145];-[.C$6]+1;0;[.C$6];1))+SUM(OFFSET([.R145];-[.D$6]+1;0;[.D$6];1)))/[.F145]" office:value-type="percentage" office:value="0.559505588956174">
            <text:p>56%</text:p>
          </table:table-cell>
          <table:table-cell table:style-name="ce18" table:formula="of:=SUM([.S145:.T145])/[.F145]" office:value-type="percentage" office:value="0.415844584279771">
            <text:p>42%</text:p>
          </table:table-cell>
          <table:table-cell table:style-name="ce21" table:formula="of:=SUM([.O144:.O146])/SUM([.P144:.P146])" office:value-type="float" office:value="4">
            <text:p>4.0</text:p>
          </table:table-cell>
          <table:table-cell table:style-name="ce21" table:formula="of:=SUM([.Q144:.Q146])/SUM([.R144:.R146])" office:value-type="float" office:value="5.99702029669433">
            <text:p>6.0</text:p>
          </table:table-cell>
          <table:table-cell table:style-name="ce22" table:formula="of:=SUM([.S144:.S146])/SUM([.T144:.T146])" office:value-type="float" office:value="6.7777912354107">
            <text:p>6.8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57.95852272534">
            <text:p>1,658</text:p>
          </table:table-cell>
          <table:table-cell table:style-name="ce8" office:value-type="float" office:value="278.328538523133">
            <text:p>278</text:p>
          </table:table-cell>
          <table:table-cell table:style-name="ce8" table:formula="of:=[.U145]" office:value-type="float" office:value="21876.5">
            <text:p>21,877</text:p>
          </table:table-cell>
          <table:table-cell table:style-name="ce8" table:formula="of:=[.V145]" office:value-type="float" office:value="2990">
            <text:p>2,990</text:p>
          </table:table-cell>
          <table:table-cell table:style-name="ce8" office:value-type="float" office:value="21876.5">
            <text:p>21,877</text:p>
          </table:table-cell>
          <table:table-cell table:style-name="ce8" office:value-type="float" office:value="2990">
            <text:p>2,990</text:p>
          </table:table-cell>
          <table:table-cell table:number-columns-repeated="1002"/>
        </table:table-row>
        <table:table-row table:style-name="ro1">
          <table:table-cell table:style-name="ce3" office:value-type="float" office:value="1852">
            <text:p>1852</text:p>
          </table:table-cell>
          <table:table-cell office:value-type="string">
            <text:p>pre Crimean War</text:p>
          </table:table-cell>
          <table:table-cell table:style-name="ce8" office:value-type="float" office:value="18193">
            <text:p>18,193</text:p>
          </table:table-cell>
          <table:table-cell table:style-name="ce11" table:formula="of:=[.G146]/[.H146]" office:value-type="float" office:value="8.00184940564596">
            <text:p>8.0</text:p>
          </table:table-cell>
          <table:table-cell table:style-name="ce8" table:formula="of:=[.F146]*100/[.C146]" office:value-type="float" office:value="311.811359215433">
            <text:p>312</text:p>
          </table:table-cell>
          <table:table-cell table:style-name="ce8" table:formula="of:=[.G146]+[.H146]" office:value-type="float" office:value="56727.8405820637">
            <text:p>56,728</text:p>
          </table:table-cell>
          <table:table-cell table:style-name="ce8" table:formula="of:=SUM(OFFSET([.O146];-[.C$5]+1;0;[.C$5];1))+SUM(OFFSET([.Q146];-[.C$6]+1;0;[.C$6];1))+[.S146]" office:value-type="float" office:value="50426.0421375703">
            <text:p>50,426</text:p>
          </table:table-cell>
          <table:table-cell table:style-name="ce8" table:formula="of:=SUM(OFFSET([.P146];-[.D$5]+1;0;[.D$5];1))+SUM(OFFSET([.R146];-[.D$6]+1;0;[.D$6];1))+[.T146]" office:value-type="float" office:value="6301.79844449342">
            <text:p>6,302</text:p>
          </table:table-cell>
          <table:table-cell table:style-name="ce18" table:formula="of:=(SUM(OFFSET([.O146];-[.C$5]+1;0;[.C$5];1))+SUM(OFFSET([.P146];-[.D$5]+1;0;[.D$5];1)))/[.F146]" office:value-type="percentage" office:value="0.0241151432165133">
            <text:p>2%</text:p>
          </table:table-cell>
          <table:table-cell table:style-name="ce18" table:formula="of:=(SUM(OFFSET([.Q146];-[.C$6]+1;0;[.C$6];1))+SUM(OFFSET([.R146];-[.D$6]+1;0;[.D$6];1)))/[.F146]" office:value-type="percentage" office:value="0.553076589204488">
            <text:p>55%</text:p>
          </table:table-cell>
          <table:table-cell table:style-name="ce18" table:formula="of:=SUM([.S146:.T146])/[.F146]" office:value-type="percentage" office:value="0.422808267578999">
            <text:p>42%</text:p>
          </table:table-cell>
          <table:table-cell table:style-name="ce21" table:formula="of:=SUM([.O145:.O147])/SUM([.P145:.P147])" office:value-type="float" office:value="5.75">
            <text:p>5.8</text:p>
          </table:table-cell>
          <table:table-cell table:style-name="ce21" table:formula="of:=SUM([.Q145:.Q147])/SUM([.R145:.R147])" office:value-type="float" office:value="7.030294730083">
            <text:p>7.0</text:p>
          </table:table-cell>
          <table:table-cell table:style-name="ce22" table:formula="of:=SUM([.S145:.S147])/SUM([.T145:.T147])" office:value-type="float" office:value="6.63779152784388">
            <text:p>6.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79.96406359265">
            <text:p>1,680</text:p>
          </table:table-cell>
          <table:table-cell table:style-name="ce8" office:value-type="float" office:value="328.092295908909">
            <text:p>328</text:p>
          </table:table-cell>
          <table:table-cell table:style-name="ce8" table:formula="of:=[.U146]" office:value-type="float" office:value="20881">
            <text:p>20,881</text:p>
          </table:table-cell>
          <table:table-cell table:style-name="ce8" table:formula="of:=[.V146]" office:value-type="float" office:value="3104">
            <text:p>3,104</text:p>
          </table:table-cell>
          <table:table-cell table:style-name="ce8" office:value-type="float" office:value="20881">
            <text:p>20,881</text:p>
          </table:table-cell>
          <table:table-cell table:style-name="ce8" office:value-type="float" office:value="3104">
            <text:p>3,104</text:p>
          </table:table-cell>
          <table:table-cell table:number-columns-repeated="1002"/>
        </table:table-row>
        <table:table-row table:style-name="ro1">
          <table:table-cell table:style-name="ce3" office:value-type="float" office:value="1853">
            <text:p>1853</text:p>
          </table:table-cell>
          <table:table-cell office:value-type="string">
            <text:p>pre Crimean War</text:p>
          </table:table-cell>
          <table:table-cell table:style-name="ce8" office:value-type="float" office:value="18404">
            <text:p>18,404</text:p>
          </table:table-cell>
          <table:table-cell table:style-name="ce11" table:formula="of:=[.G147]/[.H147]" office:value-type="float" office:value="7.74345441257271">
            <text:p>7.7</text:p>
          </table:table-cell>
          <table:table-cell table:style-name="ce8" table:formula="of:=[.F147]*100/[.C147]" office:value-type="float" office:value="290.856790307286">
            <text:p>291</text:p>
          </table:table-cell>
          <table:table-cell table:style-name="ce8" table:formula="of:=[.G147]+[.H147]" office:value-type="float" office:value="53529.2836881529">
            <text:p>53,529</text:p>
          </table:table-cell>
          <table:table-cell table:style-name="ce8" table:formula="of:=SUM(OFFSET([.O147];-[.C$5]+1;0;[.C$5];1))+SUM(OFFSET([.Q147];-[.C$6]+1;0;[.C$6];1))+[.S147]" office:value-type="float" office:value="47407.0714408768">
            <text:p>47,407</text:p>
          </table:table-cell>
          <table:table-cell table:style-name="ce8" table:formula="of:=SUM(OFFSET([.P147];-[.D$5]+1;0;[.D$5];1))+SUM(OFFSET([.R147];-[.D$6]+1;0;[.D$6];1))+[.T147]" office:value-type="float" office:value="6122.21224727609">
            <text:p>6,122</text:p>
          </table:table-cell>
          <table:table-cell table:style-name="ce18" table:formula="of:=(SUM(OFFSET([.O147];-[.C$5]+1;0;[.C$5];1))+SUM(OFFSET([.P147];-[.D$5]+1;0;[.D$5];1)))/[.F147]" office:value-type="percentage" office:value="0.0238934637618375">
            <text:p>2%</text:p>
          </table:table-cell>
          <table:table-cell table:style-name="ce18" table:formula="of:=(SUM(OFFSET([.Q147];-[.C$6]+1;0;[.C$6];1))+SUM(OFFSET([.R147];-[.D$6]+1;0;[.D$6];1)))/[.F147]" office:value-type="percentage" office:value="0.53970988770296">
            <text:p>54%</text:p>
          </table:table-cell>
          <table:table-cell table:style-name="ce18" table:formula="of:=SUM([.S147:.T147])/[.F147]" office:value-type="percentage" office:value="0.436396648535203">
            <text:p>44%</text:p>
          </table:table-cell>
          <table:table-cell table:style-name="ce21" table:formula="of:=SUM([.O146:.O148])/SUM([.P146:.P148])" office:value-type="float" office:value="10">
            <text:p>10.0</text:p>
          </table:table-cell>
          <table:table-cell table:style-name="ce21" table:formula="of:=SUM([.Q146:.Q148])/SUM([.R146:.R148])" office:value-type="float" office:value="9.64928267029487">
            <text:p>9.6</text:p>
          </table:table-cell>
          <table:table-cell table:style-name="ce22" table:formula="of:=SUM([.S146:.S148])/SUM([.T146:.T148])" office:value-type="float" office:value="5.94008313822925">
            <text:p>5.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25.394610202117">
            <text:p>925</text:p>
          </table:table-cell>
          <table:table-cell table:style-name="ce8" office:value-type="float" office:value="0">
            <text:p>0</text:p>
          </table:table-cell>
          <table:table-cell table:style-name="ce8" table:formula="of:=[.U147]" office:value-type="float" office:value="19999.5">
            <text:p>20,000</text:p>
          </table:table-cell>
          <table:table-cell table:style-name="ce8" table:formula="of:=[.V147]" office:value-type="float" office:value="3360.5">
            <text:p>3,361</text:p>
          </table:table-cell>
          <table:table-cell table:style-name="ce8" office:value-type="float" office:value="19999.5">
            <text:p>20,000</text:p>
          </table:table-cell>
          <table:table-cell table:style-name="ce8" office:value-type="float" office:value="3360.5">
            <text:p>3,361</text:p>
          </table:table-cell>
          <table:table-cell table:number-columns-repeated="1002"/>
        </table:table-row>
        <table:table-row table:style-name="ro1">
          <table:table-cell table:style-name="ce3" office:value-type="float" office:value="1854">
            <text:p>1854</text:p>
          </table:table-cell>
          <table:table-cell office:value-type="string">
            <text:p>Crimean War</text:p>
          </table:table-cell>
          <table:table-cell table:style-name="ce8" office:value-type="float" office:value="18616">
            <text:p>18,616</text:p>
          </table:table-cell>
          <table:table-cell table:style-name="ce11" table:formula="of:=[.G148]/[.H148]" office:value-type="float" office:value="7.30118935529526">
            <text:p>7.3</text:p>
          </table:table-cell>
          <table:table-cell table:style-name="ce8" table:formula="of:=[.F148]*100/[.C148]" office:value-type="float" office:value="287.632111291048">
            <text:p>288</text:p>
          </table:table-cell>
          <table:table-cell table:style-name="ce8" table:formula="of:=[.G148]+[.H148]" office:value-type="float" office:value="53545.5938379415">
            <text:p>53,546</text:p>
          </table:table-cell>
          <table:table-cell table:style-name="ce8" table:formula="of:=SUM(OFFSET([.O148];-[.C$5]+1;0;[.C$5];1))+SUM(OFFSET([.Q148];-[.C$6]+1;0;[.C$6];1))+[.S148]" office:value-type="float" office:value="47095.2417804035">
            <text:p>47,095</text:p>
          </table:table-cell>
          <table:table-cell table:style-name="ce8" table:formula="of:=SUM(OFFSET([.P148];-[.D$5]+1;0;[.D$5];1))+SUM(OFFSET([.R148];-[.D$6]+1;0;[.D$6];1))+[.T148]" office:value-type="float" office:value="6450.35205753803">
            <text:p>6,450</text:p>
          </table:table-cell>
          <table:table-cell table:style-name="ce18" table:formula="of:=(SUM(OFFSET([.O148];-[.C$5]+1;0;[.C$5];1))+SUM(OFFSET([.P148];-[.D$5]+1;0;[.D$5];1)))/[.F148]" office:value-type="percentage" office:value="0.0219625914236608">
            <text:p>2%</text:p>
          </table:table-cell>
          <table:table-cell table:style-name="ce18" table:formula="of:=(SUM(OFFSET([.Q148];-[.C$6]+1;0;[.C$6];1))+SUM(OFFSET([.R148];-[.D$6]+1;0;[.D$6];1)))/[.F148]" office:value-type="percentage" office:value="0.505925733496039">
            <text:p>51%</text:p>
          </table:table-cell>
          <table:table-cell table:style-name="ce18" table:formula="of:=SUM([.S148:.T148])/[.F148]" office:value-type="percentage" office:value="0.472111675080301">
            <text:p>47%</text:p>
          </table:table-cell>
          <table:table-cell table:style-name="ce21" table:number-columns-repeated="2"/>
          <table:table-cell table:style-name="ce22" table:formula="of:=SUM([.S147:.S149])/SUM([.T147:.T149])" office:value-type="float" office:value="5.34618996150337">
            <text:p>5.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60.496631376323">
            <text:p>560</text:p>
          </table:table-cell>
          <table:table-cell table:style-name="ce8" office:value-type="float" office:value="0">
            <text:p>0</text:p>
          </table:table-cell>
          <table:table-cell table:style-name="ce8" table:formula="of:=[.U148]" office:value-type="float" office:value="21279.5">
            <text:p>21,280</text:p>
          </table:table-cell>
          <table:table-cell table:style-name="ce8" table:formula="of:=[.V148]" office:value-type="float" office:value="4000">
            <text:p>4,000</text:p>
          </table:table-cell>
          <table:table-cell table:style-name="ce8" office:value-type="float" office:value="21279.5">
            <text:p>21,280</text:p>
          </table:table-cell>
          <table:table-cell table:style-name="ce8" office:value-type="float" office:value="4000">
            <text:p>4,000</text:p>
          </table:table-cell>
          <table:table-cell table:number-columns-repeated="1002"/>
        </table:table-row>
        <table:table-row table:style-name="ro1">
          <table:table-cell table:style-name="ce3" office:value-type="float" office:value="1855">
            <text:p>1855</text:p>
          </table:table-cell>
          <table:table-cell office:value-type="string">
            <text:p>Crimean War</text:p>
          </table:table-cell>
          <table:table-cell table:style-name="ce8" office:value-type="float" office:value="18829">
            <text:p>18,829</text:p>
          </table:table-cell>
          <table:table-cell table:style-name="ce11" table:formula="of:=[.G149]/[.H149]" office:value-type="float" office:value="6.96068385690788">
            <text:p>7.0</text:p>
          </table:table-cell>
          <table:table-cell table:style-name="ce8" table:formula="of:=[.F149]*100/[.C149]" office:value-type="float" office:value="275.889739769701">
            <text:p>276</text:p>
          </table:table-cell>
          <table:table-cell table:style-name="ce8" table:formula="of:=[.G149]+[.H149]" office:value-type="float" office:value="51947.2791012371">
            <text:p>51,947</text:p>
          </table:table-cell>
          <table:table-cell table:style-name="ce8" table:formula="of:=SUM(OFFSET([.O149];-[.C$5]+1;0;[.C$5];1))+SUM(OFFSET([.Q149];-[.C$6]+1;0;[.C$6];1))+[.S149]" office:value-type="float" office:value="45421.7996279931">
            <text:p>45,422</text:p>
          </table:table-cell>
          <table:table-cell table:style-name="ce8" table:formula="of:=SUM(OFFSET([.P149];-[.D$5]+1;0;[.D$5];1))+SUM(OFFSET([.R149];-[.D$6]+1;0;[.D$6];1))+[.T149]" office:value-type="float" office:value="6525.47947324398">
            <text:p>6,525</text:p>
          </table:table-cell>
          <table:table-cell table:style-name="ce18" table:formula="of:=(SUM(OFFSET([.O149];-[.C$5]+1;0;[.C$5];1))+SUM(OFFSET([.P149];-[.D$5]+1;0;[.D$5];1)))/[.F149]" office:value-type="percentage" office:value="0.020713308158124">
            <text:p>2%</text:p>
          </table:table-cell>
          <table:table-cell table:style-name="ce18" table:formula="of:=(SUM(OFFSET([.Q149];-[.C$6]+1;0;[.C$6];1))+SUM(OFFSET([.R149];-[.D$6]+1;0;[.D$6];1)))/[.F149]" office:value-type="percentage" office:value="0.488568016272342">
            <text:p>49%</text:p>
          </table:table-cell>
          <table:table-cell table:style-name="ce18" table:formula="of:=SUM([.S149:.T149])/[.F149]" office:value-type="percentage" office:value="0.490718675569534">
            <text:p>49%</text:p>
          </table:table-cell>
          <table:table-cell table:style-name="ce21" table:formula="of:=SUM([.O148:.O150])/SUM([.P148:.P150])" office:value-type="float" office:value="27">
            <text:p>27.0</text:p>
          </table:table-cell>
          <table:table-cell table:style-name="ce21"/>
          <table:table-cell table:style-name="ce22" table:formula="of:=SUM([.S148:.S150])/SUM([.T148:.T150])" office:value-type="float" office:value="4.88282916231516">
            <text:p>4.9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56.414821944177">
            <text:p>456</text:p>
          </table:table-cell>
          <table:table-cell table:style-name="ce8" office:value-type="float" office:value="0">
            <text:p>0</text:p>
          </table:table-cell>
          <table:table-cell table:style-name="ce8" table:formula="of:=[.U149]" office:value-type="float" office:value="21170.8179916318">
            <text:p>21,171</text:p>
          </table:table-cell>
          <table:table-cell table:style-name="ce8" table:formula="of:=[.V149]" office:value-type="float" office:value="4320.6820083682">
            <text:p>4,321</text:p>
          </table:table-cell>
          <table:table-cell table:style-name="ce8" office:value-type="float" office:value="21170.8179916318">
            <text:p>21,171</text:p>
          </table:table-cell>
          <table:table-cell table:style-name="ce8" office:value-type="float" office:value="4320.6820083682">
            <text:p>4,321</text:p>
          </table:table-cell>
          <table:table-cell table:number-columns-repeated="1002"/>
        </table:table-row>
        <table:table-row table:style-name="ro1">
          <table:table-cell table:style-name="ce3" office:value-type="float" office:value="1856">
            <text:p>1856</text:p>
          </table:table-cell>
          <table:table-cell office:value-type="string">
            <text:p>post Crimean War</text:p>
          </table:table-cell>
          <table:table-cell table:style-name="ce8" office:value-type="float" office:value="19042">
            <text:p>19,042</text:p>
          </table:table-cell>
          <table:table-cell table:style-name="ce11" table:formula="of:=[.G150]/[.H150]" office:value-type="float" office:value="6.72841069081775">
            <text:p>6.7</text:p>
          </table:table-cell>
          <table:table-cell table:style-name="ce8" table:formula="of:=[.F150]*100/[.C150]" office:value-type="float" office:value="257.761886654765">
            <text:p>258</text:p>
          </table:table-cell>
          <table:table-cell table:style-name="ce8" table:formula="of:=[.G150]+[.H150]" office:value-type="float" office:value="49083.0184568003">
            <text:p>49,083</text:p>
          </table:table-cell>
          <table:table-cell table:style-name="ce8" table:formula="of:=SUM(OFFSET([.O150];-[.C$5]+1;0;[.C$5];1))+SUM(OFFSET([.Q150];-[.C$6]+1;0;[.C$6];1))+[.S150]" office:value-type="float" office:value="42732.0337045126">
            <text:p>42,732</text:p>
          </table:table-cell>
          <table:table-cell table:style-name="ce8" table:formula="of:=SUM(OFFSET([.P150];-[.D$5]+1;0;[.D$5];1))+SUM(OFFSET([.R150];-[.D$6]+1;0;[.D$6];1))+[.T150]" office:value-type="float" office:value="6350.98475228764">
            <text:p>6,351</text:p>
          </table:table-cell>
          <table:table-cell table:style-name="ce18" table:formula="of:=(SUM(OFFSET([.O150];-[.C$5]+1;0;[.C$5];1))+SUM(OFFSET([.P150];-[.D$5]+1;0;[.D$5];1)))/[.F150]" office:value-type="percentage" office:value="0.0199254249381743">
            <text:p>2%</text:p>
          </table:table-cell>
          <table:table-cell table:style-name="ce18" table:formula="of:=(SUM(OFFSET([.Q150];-[.C$6]+1;0;[.C$6];1))+SUM(OFFSET([.R150];-[.D$6]+1;0;[.D$6];1)))/[.F150]" office:value-type="percentage" office:value="0.472947382889627">
            <text:p>47%</text:p>
          </table:table-cell>
          <table:table-cell table:style-name="ce18" table:formula="of:=SUM([.S150:.T150])/[.F150]" office:value-type="percentage" office:value="0.507127192172199">
            <text:p>51%</text:p>
          </table:table-cell>
          <table:table-cell table:style-name="ce21" table:formula="of:=SUM([.O149:.O151])/SUM([.P149:.P151])" office:value-type="float" office:value="35">
            <text:p>35.0</text:p>
          </table:table-cell>
          <table:table-cell table:style-name="ce21"/>
          <table:table-cell table:style-name="ce22" table:formula="of:=SUM([.S149:.S151])/SUM([.T149:.T151])" office:value-type="float" office:value="4.58869056730813">
            <text:p>4.6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57.980750721848">
            <text:p>458</text:p>
          </table:table-cell>
          <table:table-cell table:style-name="ce8" office:value-type="float" office:value="0">
            <text:p>0</text:p>
          </table:table-cell>
          <table:table-cell table:style-name="ce8" table:formula="of:=[.U150]" office:value-type="float" office:value="20350.4599156118">
            <text:p>20,350</text:p>
          </table:table-cell>
          <table:table-cell table:style-name="ce8" table:formula="of:=[.V150]" office:value-type="float" office:value="4540.87341772152">
            <text:p>4,541</text:p>
          </table:table-cell>
          <table:table-cell table:style-name="ce8" office:value-type="float" office:value="20350.4599156118">
            <text:p>20,350</text:p>
          </table:table-cell>
          <table:table-cell table:style-name="ce8" office:value-type="float" office:value="4540.87341772152">
            <text:p>4,541</text:p>
          </table:table-cell>
          <table:table-cell table:number-columns-repeated="1002"/>
        </table:table-row>
        <table:table-row table:style-name="ro1">
          <table:table-cell table:style-name="ce3" office:value-type="float" office:value="1857">
            <text:p>1857</text:p>
          </table:table-cell>
          <table:table-cell office:value-type="string">
            <text:p>post Crimean War</text:p>
          </table:table-cell>
          <table:table-cell table:style-name="ce8" office:value-type="float" office:value="19256">
            <text:p>19,256</text:p>
          </table:table-cell>
          <table:table-cell table:style-name="ce11" table:formula="of:=[.G151]/[.H151]" office:value-type="float" office:value="6.30721125650677">
            <text:p>6.3</text:p>
          </table:table-cell>
          <table:table-cell table:style-name="ce8" table:formula="of:=[.F151]*100/[.C151]" office:value-type="float" office:value="245.870506559626">
            <text:p>246</text:p>
          </table:table-cell>
          <table:table-cell table:style-name="ce8" table:formula="of:=[.G151]+[.H151]" office:value-type="float" office:value="47344.8247431215">
            <text:p>47,345</text:p>
          </table:table-cell>
          <table:table-cell table:style-name="ce8" table:formula="of:=SUM(OFFSET([.O151];-[.C$5]+1;0;[.C$5];1))+SUM(OFFSET([.Q151];-[.C$6]+1;0;[.C$6];1))+[.S151]" office:value-type="float" office:value="40865.6327393372">
            <text:p>40,866</text:p>
          </table:table-cell>
          <table:table-cell table:style-name="ce8" table:formula="of:=SUM(OFFSET([.P151];-[.D$5]+1;0;[.D$5];1))+SUM(OFFSET([.R151];-[.D$6]+1;0;[.D$6];1))+[.T151]" office:value-type="float" office:value="6479.19200378433">
            <text:p>6,479</text:p>
          </table:table-cell>
          <table:table-cell table:style-name="ce18" table:formula="of:=(SUM(OFFSET([.O151];-[.C$5]+1;0;[.C$5];1))+SUM(OFFSET([.P151];-[.D$5]+1;0;[.D$5];1)))/[.F151]" office:value-type="percentage" office:value="0.018882739662689">
            <text:p>2%</text:p>
          </table:table-cell>
          <table:table-cell table:style-name="ce18" table:formula="of:=(SUM(OFFSET([.Q151];-[.C$6]+1;0;[.C$6];1))+SUM(OFFSET([.R151];-[.D$6]+1;0;[.D$6];1)))/[.F151]" office:value-type="percentage" office:value="0.422492317833062">
            <text:p>42%</text:p>
          </table:table-cell>
          <table:table-cell table:style-name="ce18" table:formula="of:=SUM([.S151:.T151])/[.F151]" office:value-type="percentage" office:value="0.558624942504249">
            <text:p>56%</text:p>
          </table:table-cell>
          <table:table-cell table:style-name="ce21" table:formula="of:=SUM([.O150:.O152])/SUM([.P150:.P152])" office:value-type="float" office:value="39">
            <text:p>39.0</text:p>
          </table:table-cell>
          <table:table-cell table:style-name="ce21"/>
          <table:table-cell table:style-name="ce22" table:formula="of:=SUM([.S150:.S152])/SUM([.T150:.T152])" office:value-type="float" office:value="4.37606108028643">
            <text:p>4.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02.14436958614">
            <text:p>502</text:p>
          </table:table-cell>
          <table:table-cell table:style-name="ce8" office:value-type="float" office:value="0">
            <text:p>0</text:p>
          </table:table-cell>
          <table:table-cell table:style-name="ce8" table:formula="of:=[.U151]" office:value-type="float" office:value="21562">
            <text:p>21,562</text:p>
          </table:table-cell>
          <table:table-cell table:style-name="ce8" table:formula="of:=[.V151]" office:value-type="float" office:value="4886">
            <text:p>4,886</text:p>
          </table:table-cell>
          <table:table-cell table:style-name="ce8" office:value-type="float" office:value="21562">
            <text:p>21,562</text:p>
          </table:table-cell>
          <table:table-cell table:style-name="ce8" office:value-type="float" office:value="4886">
            <text:p>4,886</text:p>
          </table:table-cell>
          <table:table-cell table:number-columns-repeated="1002"/>
        </table:table-row>
        <table:table-row table:style-name="ro1">
          <table:table-cell table:style-name="ce3" office:value-type="float" office:value="1858">
            <text:p>1858</text:p>
          </table:table-cell>
          <table:table-cell office:value-type="string">
            <text:p>post Crimean War</text:p>
          </table:table-cell>
          <table:table-cell table:style-name="ce8" office:value-type="float" office:value="19471">
            <text:p>19,471</text:p>
          </table:table-cell>
          <table:table-cell table:style-name="ce11" table:formula="of:=[.G152]/[.H152]" office:value-type="float" office:value="6.16748525349755">
            <text:p>6.2</text:p>
          </table:table-cell>
          <table:table-cell table:style-name="ce8" table:formula="of:=[.F152]*100/[.C152]" office:value-type="float" office:value="232.092399824248">
            <text:p>232</text:p>
          </table:table-cell>
          <table:table-cell table:style-name="ce8" table:formula="of:=[.G152]+[.H152]" office:value-type="float" office:value="45190.7111697793">
            <text:p>45,191</text:p>
          </table:table-cell>
          <table:table-cell table:style-name="ce8" table:formula="of:=SUM(OFFSET([.O152];-[.C$5]+1;0;[.C$5];1))+SUM(OFFSET([.Q152];-[.C$6]+1;0;[.C$6];1))+[.S152]" office:value-type="float" office:value="38885.7507029646">
            <text:p>38,886</text:p>
          </table:table-cell>
          <table:table-cell table:style-name="ce8" table:formula="of:=SUM(OFFSET([.P152];-[.D$5]+1;0;[.D$5];1))+SUM(OFFSET([.R152];-[.D$6]+1;0;[.D$6];1))+[.T152]" office:value-type="float" office:value="6304.96046681469">
            <text:p>6,305</text:p>
          </table:table-cell>
          <table:table-cell table:style-name="ce18" table:formula="of:=(SUM(OFFSET([.O152];-[.C$5]+1;0;[.C$5];1))+SUM(OFFSET([.P152];-[.D$5]+1;0;[.D$5];1)))/[.F152]" office:value-type="percentage" office:value="0.0188313035571145">
            <text:p>2%</text:p>
          </table:table-cell>
          <table:table-cell table:style-name="ce18" table:formula="of:=(SUM(OFFSET([.Q152];-[.C$6]+1;0;[.C$6];1))+SUM(OFFSET([.R152];-[.D$6]+1;0;[.D$6];1)))/[.F152]" office:value-type="percentage" office:value="0.391910432726783">
            <text:p>39%</text:p>
          </table:table-cell>
          <table:table-cell table:style-name="ce18" table:formula="of:=SUM([.S152:.T152])/[.F152]" office:value-type="percentage" office:value="0.589258263716102">
            <text:p>59%</text:p>
          </table:table-cell>
          <table:table-cell table:style-name="ce21" table:number-columns-repeated="2"/>
          <table:table-cell table:style-name="ce22" table:formula="of:=SUM([.S151:.S153])/SUM([.T151:.T153])" office:value-type="float" office:value="4.22684373736012">
            <text:p>4.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50">
            <text:p>550</text:p>
          </table:table-cell>
          <table:table-cell table:style-name="ce8" office:value-type="float" office:value="0">
            <text:p>0</text:p>
          </table:table-cell>
          <table:table-cell table:style-name="ce8" table:formula="of:=[.U152]" office:value-type="float" office:value="21553">
            <text:p>21,553</text:p>
          </table:table-cell>
          <table:table-cell table:style-name="ce8" table:formula="of:=[.V152]" office:value-type="float" office:value="5076">
            <text:p>5,076</text:p>
          </table:table-cell>
          <table:table-cell table:style-name="ce8" office:value-type="float" office:value="21553">
            <text:p>21,553</text:p>
          </table:table-cell>
          <table:table-cell table:style-name="ce8" office:value-type="float" office:value="5076">
            <text:p>5,076</text:p>
          </table:table-cell>
          <table:table-cell table:number-columns-repeated="1002"/>
        </table:table-row>
        <table:table-row table:style-name="ro1">
          <table:table-cell table:style-name="ce3" office:value-type="float" office:value="1859">
            <text:p>1859</text:p>
          </table:table-cell>
          <table:table-cell office:value-type="string">
            <text:p>post Crimean War</text:p>
          </table:table-cell>
          <table:table-cell table:style-name="ce8" office:value-type="float" office:value="19687">
            <text:p>19,687</text:p>
          </table:table-cell>
          <table:table-cell table:style-name="ce11" table:formula="of:=[.G153]/[.H153]" office:value-type="float" office:value="5.9975117988149">
            <text:p>6.0</text:p>
          </table:table-cell>
          <table:table-cell table:style-name="ce8" table:formula="of:=[.F153]*100/[.C153]" office:value-type="float" office:value="204.562166198021">
            <text:p>205</text:p>
          </table:table-cell>
          <table:table-cell table:style-name="ce8" table:formula="of:=[.G153]+[.H153]" office:value-type="float" office:value="40272.1536594044">
            <text:p>40,272</text:p>
          </table:table-cell>
          <table:table-cell table:style-name="ce8" table:formula="of:=SUM(OFFSET([.O153];-[.C$5]+1;0;[.C$5];1))+SUM(OFFSET([.Q153];-[.C$6]+1;0;[.C$6];1))+[.S153]" office:value-type="float" office:value="34516.9431192485">
            <text:p>34,517</text:p>
          </table:table-cell>
          <table:table-cell table:style-name="ce8" table:formula="of:=SUM(OFFSET([.P153];-[.D$5]+1;0;[.D$5];1))+SUM(OFFSET([.R153];-[.D$6]+1;0;[.D$6];1))+[.T153]" office:value-type="float" office:value="5755.21054015584">
            <text:p>5,755</text:p>
          </table:table-cell>
          <table:table-cell table:style-name="ce18" table:formula="of:=(SUM(OFFSET([.O153];-[.C$5]+1;0;[.C$5];1))+SUM(OFFSET([.P153];-[.D$5]+1;0;[.D$5];1)))/[.F153]" office:value-type="percentage" office:value="0.0201379843466756">
            <text:p>2%</text:p>
          </table:table-cell>
          <table:table-cell table:style-name="ce18" table:formula="of:=(SUM(OFFSET([.Q153];-[.C$6]+1;0;[.C$6];1))+SUM(OFFSET([.R153];-[.D$6]+1;0;[.D$6];1)))/[.F153]" office:value-type="percentage" office:value="0.372544110411657">
            <text:p>37%</text:p>
          </table:table-cell>
          <table:table-cell table:style-name="ce18" table:formula="of:=SUM([.S153:.T153])/[.F153]" office:value-type="percentage" office:value="0.607317905241667">
            <text:p>61%</text:p>
          </table:table-cell>
          <table:table-cell table:style-name="ce21" table:number-columns-repeated="2"/>
          <table:table-cell table:style-name="ce22" table:formula="of:=SUM([.S152:.S154])/SUM([.T152:.T154])" office:value-type="float" office:value="4.0839867074799">
            <text:p>4.1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0">
            <text:p>0</text:p>
          </table:table-cell>
          <table:table-cell table:style-name="ce8" table:formula="of:=[.U153]" office:value-type="float" office:value="19586">
            <text:p>19,586</text:p>
          </table:table-cell>
          <table:table-cell table:style-name="ce8" table:formula="of:=[.V153]" office:value-type="float" office:value="4872">
            <text:p>4,872</text:p>
          </table:table-cell>
          <table:table-cell table:style-name="ce8" office:value-type="float" office:value="19586">
            <text:p>19,586</text:p>
          </table:table-cell>
          <table:table-cell table:style-name="ce8" office:value-type="float" office:value="4872">
            <text:p>4,872</text:p>
          </table:table-cell>
          <table:table-cell table:number-columns-repeated="1002"/>
        </table:table-row>
        <table:table-row table:style-name="ro1">
          <table:table-cell table:style-name="ce3" office:value-type="float" office:value="1860">
            <text:p>1860</text:p>
          </table:table-cell>
          <table:table-cell office:value-type="string">
            <text:p>post Crimean War</text:p>
          </table:table-cell>
          <table:table-cell table:style-name="ce8" office:value-type="float" office:value="19902">
            <text:p>19,902</text:p>
          </table:table-cell>
          <table:table-cell table:style-name="ce11" table:formula="of:=[.G154]/[.H154]" office:value-type="float" office:value="5.9482443923362">
            <text:p>5.9</text:p>
          </table:table-cell>
          <table:table-cell table:style-name="ce8" table:formula="of:=[.F154]*100/[.C154]" office:value-type="float" office:value="186.633629370088">
            <text:p>187</text:p>
          </table:table-cell>
          <table:table-cell table:style-name="ce8" table:formula="of:=[.G154]+[.H154]" office:value-type="float" office:value="37143.824917235">
            <text:p>37,144</text:p>
          </table:table-cell>
          <table:table-cell table:style-name="ce8" table:formula="of:=SUM(OFFSET([.O154];-[.C$5]+1;0;[.C$5];1))+SUM(OFFSET([.Q154];-[.C$6]+1;0;[.C$6];1))+[.S154]" office:value-type="float" office:value="31798.0393029287">
            <text:p>31,798</text:p>
          </table:table-cell>
          <table:table-cell table:style-name="ce8" table:formula="of:=SUM(OFFSET([.P154];-[.D$5]+1;0;[.D$5];1))+SUM(OFFSET([.R154];-[.D$6]+1;0;[.D$6];1))+[.T154]" office:value-type="float" office:value="5345.78561430625">
            <text:p>5,346</text:p>
          </table:table-cell>
          <table:table-cell table:style-name="ce18" table:formula="of:=(SUM(OFFSET([.O154];-[.C$5]+1;0;[.C$5];1))+SUM(OFFSET([.P154];-[.D$5]+1;0;[.D$5];1)))/[.F154]" office:value-type="percentage" office:value="0.0208109962213752">
            <text:p>2%</text:p>
          </table:table-cell>
          <table:table-cell table:style-name="ce18" table:formula="of:=(SUM(OFFSET([.Q154];-[.C$6]+1;0;[.C$6];1))+SUM(OFFSET([.R154];-[.D$6]+1;0;[.D$6];1)))/[.F154]" office:value-type="percentage" office:value="0.351386130704564">
            <text:p>35%</text:p>
          </table:table-cell>
          <table:table-cell table:style-name="ce18" table:formula="of:=SUM([.S154:.T154])/[.F154]" office:value-type="percentage" office:value="0.627802873074061">
            <text:p>63%</text:p>
          </table:table-cell>
          <table:table-cell table:style-name="ce21" table:number-columns-repeated="2"/>
          <table:table-cell table:style-name="ce22" table:formula="of:=SUM([.S153:.S155])/SUM([.T153:.T155])" office:value-type="float" office:value="4.01552879262165">
            <text:p>4.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96">
            <text:p>296</text:p>
          </table:table-cell>
          <table:table-cell table:style-name="ce8" office:value-type="float" office:value="0">
            <text:p>0</text:p>
          </table:table-cell>
          <table:table-cell table:style-name="ce8" table:formula="of:=[.U154]" office:value-type="float" office:value="18631.6352201258">
            <text:p>18,632</text:p>
          </table:table-cell>
          <table:table-cell table:style-name="ce8" table:formula="of:=[.V154]" office:value-type="float" office:value="4687.36477987421">
            <text:p>4,687</text:p>
          </table:table-cell>
          <table:table-cell table:style-name="ce8" office:value-type="float" office:value="18631.6352201258">
            <text:p>18,632</text:p>
          </table:table-cell>
          <table:table-cell table:style-name="ce8" office:value-type="float" office:value="4687.36477987421">
            <text:p>4,687</text:p>
          </table:table-cell>
          <table:table-cell table:number-columns-repeated="1002"/>
        </table:table-row>
        <table:table-row table:style-name="ro1">
          <table:table-cell table:style-name="ce3" office:value-type="float" office:value="1861">
            <text:p>1861</text:p>
          </table:table-cell>
          <table:table-cell office:value-type="string">
            <text:p>Pax Britannica, pt. 2</text:p>
          </table:table-cell>
          <table:table-cell table:style-name="ce8" office:value-type="float" office:value="20119">
            <text:p>20,119</text:p>
          </table:table-cell>
          <table:table-cell table:style-name="ce11" table:formula="of:=[.G155]/[.H155]" office:value-type="float" office:value="6.16259397265499">
            <text:p>6.2</text:p>
          </table:table-cell>
          <table:table-cell table:style-name="ce8" table:formula="of:=[.F155]*100/[.C155]" office:value-type="float" office:value="182.530346319017">
            <text:p>183</text:p>
          </table:table-cell>
          <table:table-cell table:style-name="ce8" table:formula="of:=[.G155]+[.H155]" office:value-type="float" office:value="36723.280375923">
            <text:p>36,723</text:p>
          </table:table-cell>
          <table:table-cell table:style-name="ce8" table:formula="of:=SUM(OFFSET([.O155];-[.C$5]+1;0;[.C$5];1))+SUM(OFFSET([.Q155];-[.C$6]+1;0;[.C$6];1))+[.S155]" office:value-type="float" office:value="31596.1880800141">
            <text:p>31,596</text:p>
          </table:table-cell>
          <table:table-cell table:style-name="ce8" table:formula="of:=SUM(OFFSET([.P155];-[.D$5]+1;0;[.D$5];1))+SUM(OFFSET([.R155];-[.D$6]+1;0;[.D$6];1))+[.T155]" office:value-type="float" office:value="5127.09229590891">
            <text:p>5,127</text:p>
          </table:table-cell>
          <table:table-cell table:style-name="ce18" table:formula="of:=(SUM(OFFSET([.O155];-[.C$5]+1;0;[.C$5];1))+SUM(OFFSET([.P155];-[.D$5]+1;0;[.D$5];1)))/[.F155]" office:value-type="percentage" office:value="0.0199056291408887">
            <text:p>2%</text:p>
          </table:table-cell>
          <table:table-cell table:style-name="ce18" table:formula="of:=(SUM(OFFSET([.Q155];-[.C$6]+1;0;[.C$6];1))+SUM(OFFSET([.R155];-[.D$6]+1;0;[.D$6];1)))/[.F155]" office:value-type="percentage" office:value="0.3270481354873">
            <text:p>33%</text:p>
          </table:table-cell>
          <table:table-cell table:style-name="ce18" table:formula="of:=SUM([.S155:.T155])/[.F155]" office:value-type="percentage" office:value="0.653046235371811">
            <text:p>65%</text:p>
          </table:table-cell>
          <table:table-cell table:style-name="ce21" table:formula="of:=SUM([.O154:.O156])/SUM([.P154:.P156])" office:value-type="float" office:value="41">
            <text:p>41.0</text:p>
          </table:table-cell>
          <table:table-cell table:style-name="ce21"/>
          <table:table-cell table:style-name="ce22" table:formula="of:=SUM([.S154:.S156])/SUM([.T154:.T156])" office:value-type="float" office:value="4.04688251397172">
            <text:p>4.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06">
            <text:p>306</text:p>
          </table:table-cell>
          <table:table-cell table:style-name="ce8" office:value-type="float" office:value="0">
            <text:p>0</text:p>
          </table:table-cell>
          <table:table-cell table:style-name="ce8" table:formula="of:=[.U155]" office:value-type="float" office:value="19234">
            <text:p>19,234</text:p>
          </table:table-cell>
          <table:table-cell table:style-name="ce8" table:formula="of:=[.V155]" office:value-type="float" office:value="4748">
            <text:p>4,748</text:p>
          </table:table-cell>
          <table:table-cell table:style-name="ce8" office:value-type="float" office:value="19234">
            <text:p>19,234</text:p>
          </table:table-cell>
          <table:table-cell table:style-name="ce8" office:value-type="float" office:value="4748">
            <text:p>4,748</text:p>
          </table:table-cell>
          <table:table-cell table:number-columns-repeated="1002"/>
        </table:table-row>
        <table:table-row table:style-name="ro1">
          <table:table-cell table:style-name="ce3" office:value-type="float" office:value="1862">
            <text:p>1862</text:p>
          </table:table-cell>
          <table:table-cell office:value-type="string">
            <text:p>Pax Britannica, pt. 2</text:p>
          </table:table-cell>
          <table:table-cell table:style-name="ce8" office:value-type="float" office:value="20371">
            <text:p>20,371</text:p>
          </table:table-cell>
          <table:table-cell table:style-name="ce11" table:formula="of:=[.G156]/[.H156]" office:value-type="float" office:value="6.51039229388145">
            <text:p>6.5</text:p>
          </table:table-cell>
          <table:table-cell table:style-name="ce8" table:formula="of:=[.F156]*100/[.C156]" office:value-type="float" office:value="187.245249026041">
            <text:p>187</text:p>
          </table:table-cell>
          <table:table-cell table:style-name="ce8" table:formula="of:=[.G156]+[.H156]" office:value-type="float" office:value="38143.7296790948">
            <text:p>38,144</text:p>
          </table:table-cell>
          <table:table-cell table:style-name="ce8" table:formula="of:=SUM(OFFSET([.O156];-[.C$5]+1;0;[.C$5];1))+SUM(OFFSET([.Q156];-[.C$6]+1;0;[.C$6];1))+[.S156]" office:value-type="float" office:value="33064.9364301496">
            <text:p>33,065</text:p>
          </table:table-cell>
          <table:table-cell table:style-name="ce8" table:formula="of:=SUM(OFFSET([.P156];-[.D$5]+1;0;[.D$5];1))+SUM(OFFSET([.R156];-[.D$6]+1;0;[.D$6];1))+[.T156]" office:value-type="float" office:value="5078.79324894515">
            <text:p>5,079</text:p>
          </table:table-cell>
          <table:table-cell table:style-name="ce18" table:formula="of:=(SUM(OFFSET([.O156];-[.C$5]+1;0;[.C$5];1))+SUM(OFFSET([.P156];-[.D$5]+1;0;[.D$5];1)))/[.F156]" office:value-type="percentage" office:value="0.0176437911463296">
            <text:p>2%</text:p>
          </table:table-cell>
          <table:table-cell table:style-name="ce18" table:formula="of:=(SUM(OFFSET([.Q156];-[.C$6]+1;0;[.C$6];1))+SUM(OFFSET([.R156];-[.D$6]+1;0;[.D$6];1)))/[.F156]" office:value-type="percentage" office:value="0.308379117041129">
            <text:p>31%</text:p>
          </table:table-cell>
          <table:table-cell table:style-name="ce18" table:formula="of:=SUM([.S156:.T156])/[.F156]" office:value-type="percentage" office:value="0.673977091812541">
            <text:p>67%</text:p>
          </table:table-cell>
          <table:table-cell table:style-name="ce21" table:formula="of:=SUM([.O155:.O157])/SUM([.P155:.P157])" office:value-type="float" office:value="25">
            <text:p>25.0</text:p>
          </table:table-cell>
          <table:table-cell table:style-name="ce21"/>
          <table:table-cell table:style-name="ce22" table:formula="of:=SUM([.S155:.S157])/SUM([.T155:.T157])" office:value-type="float" office:value="4.05598270782312">
            <text:p>4.1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0">
            <text:p>0</text:p>
          </table:table-cell>
          <table:table-cell table:style-name="ce8" table:formula="of:=[.U156]" office:value-type="float" office:value="20677.2067510549">
            <text:p>20,677</text:p>
          </table:table-cell>
          <table:table-cell table:style-name="ce8" table:formula="of:=[.V156]" office:value-type="float" office:value="5030.79324894515">
            <text:p>5,031</text:p>
          </table:table-cell>
          <table:table-cell table:style-name="ce8" office:value-type="float" office:value="20677.2067510549">
            <text:p>20,677</text:p>
          </table:table-cell>
          <table:table-cell table:style-name="ce8" office:value-type="float" office:value="5030.79324894515">
            <text:p>5,031</text:p>
          </table:table-cell>
          <table:table-cell table:number-columns-repeated="1002"/>
        </table:table-row>
        <table:table-row table:style-name="ro1">
          <table:table-cell table:style-name="ce3" office:value-type="float" office:value="1863">
            <text:p>1863</text:p>
          </table:table-cell>
          <table:table-cell office:value-type="string">
            <text:p>Pax Britannica, pt. 2</text:p>
          </table:table-cell>
          <table:table-cell table:style-name="ce8" office:value-type="float" office:value="20626">
            <text:p>20,626</text:p>
          </table:table-cell>
          <table:table-cell table:style-name="ce11" table:formula="of:=[.G157]/[.H157]" office:value-type="float" office:value="6.23625104079577">
            <text:p>6.2</text:p>
          </table:table-cell>
          <table:table-cell table:style-name="ce8" table:formula="of:=[.F157]*100/[.C157]" office:value-type="float" office:value="189.690519738956">
            <text:p>190</text:p>
          </table:table-cell>
          <table:table-cell table:style-name="ce8" table:formula="of:=[.G157]+[.H157]" office:value-type="float" office:value="39125.5666013571">
            <text:p>39,126</text:p>
          </table:table-cell>
          <table:table-cell table:style-name="ce8" table:formula="of:=SUM(OFFSET([.O157];-[.C$5]+1;0;[.C$5];1))+SUM(OFFSET([.Q157];-[.C$6]+1;0;[.C$6];1))+[.S157]" office:value-type="float" office:value="33718.6830672206">
            <text:p>33,719</text:p>
          </table:table-cell>
          <table:table-cell table:style-name="ce8" table:formula="of:=SUM(OFFSET([.P157];-[.D$5]+1;0;[.D$5];1))+SUM(OFFSET([.R157];-[.D$6]+1;0;[.D$6];1))+[.T157]" office:value-type="float" office:value="5406.88353413655">
            <text:p>5,407</text:p>
          </table:table-cell>
          <table:table-cell table:style-name="ce18" table:formula="of:=(SUM(OFFSET([.O157];-[.C$5]+1;0;[.C$5];1))+SUM(OFFSET([.P157];-[.D$5]+1;0;[.D$5];1)))/[.F157]" office:value-type="percentage" office:value="0.0162809143824106">
            <text:p>2%</text:p>
          </table:table-cell>
          <table:table-cell table:style-name="ce18" table:formula="of:=(SUM(OFFSET([.Q157];-[.C$6]+1;0;[.C$6];1))+SUM(OFFSET([.R157];-[.D$6]+1;0;[.D$6];1)))/[.F157]" office:value-type="percentage" office:value="0.297185896879862">
            <text:p>30%</text:p>
          </table:table-cell>
          <table:table-cell table:style-name="ce18" table:formula="of:=SUM([.S157:.T157])/[.F157]" office:value-type="percentage" office:value="0.686533188737727">
            <text:p>69%</text:p>
          </table:table-cell>
          <table:table-cell table:style-name="ce21" table:formula="of:=SUM([.O156:.O158])/SUM([.P156:.P158])" office:value-type="float" office:value="27">
            <text:p>27.0</text:p>
          </table:table-cell>
          <table:table-cell table:style-name="ce21"/>
          <table:table-cell table:style-name="ce22" table:formula="of:=SUM([.S156:.S158])/SUM([.T156:.T158])" office:value-type="float" office:value="4.03476192194787">
            <text:p>4.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91">
            <text:p>591</text:p>
          </table:table-cell>
          <table:table-cell table:style-name="ce8" office:value-type="float" office:value="0">
            <text:p>0</text:p>
          </table:table-cell>
          <table:table-cell table:style-name="ce8" table:formula="of:=[.U157]" office:value-type="float" office:value="21499.1164658635">
            <text:p>21,499</text:p>
          </table:table-cell>
          <table:table-cell table:style-name="ce8" table:formula="of:=[.V157]" office:value-type="float" office:value="5361.88353413655">
            <text:p>5,362</text:p>
          </table:table-cell>
          <table:table-cell table:style-name="ce8" office:value-type="float" office:value="21499.1164658635">
            <text:p>21,499</text:p>
          </table:table-cell>
          <table:table-cell table:style-name="ce8" office:value-type="float" office:value="5361.88353413655">
            <text:p>5,362</text:p>
          </table:table-cell>
          <table:table-cell table:number-columns-repeated="1002"/>
        </table:table-row>
        <table:table-row table:style-name="ro1">
          <table:table-cell table:style-name="ce3" office:value-type="float" office:value="1864">
            <text:p>1864</text:p>
          </table:table-cell>
          <table:table-cell office:value-type="string">
            <text:p>Pax Britannica, pt. 2</text:p>
          </table:table-cell>
          <table:table-cell table:style-name="ce8" office:value-type="float" office:value="20884">
            <text:p>20,884</text:p>
          </table:table-cell>
          <table:table-cell table:style-name="ce11" table:formula="of:=[.G158]/[.H158]" office:value-type="float" office:value="6.19611128870548">
            <text:p>6.2</text:p>
          </table:table-cell>
          <table:table-cell table:style-name="ce8" table:formula="of:=[.F158]*100/[.C158]" office:value-type="float" office:value="180.541182932746">
            <text:p>181</text:p>
          </table:table-cell>
          <table:table-cell table:style-name="ce8" table:formula="of:=[.G158]+[.H158]" office:value-type="float" office:value="37704.2206436748">
            <text:p>37,704</text:p>
          </table:table-cell>
          <table:table-cell table:style-name="ce8" table:formula="of:=SUM(OFFSET([.O158];-[.C$5]+1;0;[.C$5];1))+SUM(OFFSET([.Q158];-[.C$6]+1;0;[.C$6];1))+[.S158]" office:value-type="float" office:value="32464.6934697617">
            <text:p>32,465</text:p>
          </table:table-cell>
          <table:table-cell table:style-name="ce8" table:formula="of:=SUM(OFFSET([.P158];-[.D$5]+1;0;[.D$5];1))+SUM(OFFSET([.R158];-[.D$6]+1;0;[.D$6];1))+[.T158]" office:value-type="float" office:value="5239.52717391304">
            <text:p>5,240</text:p>
          </table:table-cell>
          <table:table-cell table:style-name="ce18" table:formula="of:=(SUM(OFFSET([.O158];-[.C$5]+1;0;[.C$5];1))+SUM(OFFSET([.P158];-[.D$5]+1;0;[.D$5];1)))/[.F158]" office:value-type="percentage" office:value="0.0154359376765857">
            <text:p>2%</text:p>
          </table:table-cell>
          <table:table-cell table:style-name="ce18" table:formula="of:=(SUM(OFFSET([.Q158];-[.C$6]+1;0;[.C$6];1))+SUM(OFFSET([.R158];-[.D$6]+1;0;[.D$6];1)))/[.F158]" office:value-type="percentage" office:value="0.296869168824804">
            <text:p>30%</text:p>
          </table:table-cell>
          <table:table-cell table:style-name="ce18" table:formula="of:=SUM([.S158:.T158])/[.F158]" office:value-type="percentage" office:value="0.68769489349861">
            <text:p>69%</text:p>
          </table:table-cell>
          <table:table-cell table:style-name="ce21" table:formula="of:=SUM([.O157:.O159])/SUM([.P157:.P159])" office:value-type="float" office:value="47">
            <text:p>47.0</text:p>
          </table:table-cell>
          <table:table-cell table:style-name="ce21"/>
          <table:table-cell table:style-name="ce22" table:formula="of:=SUM([.S157:.S159])/SUM([.T157:.T159])" office:value-type="float" office:value="4.00852198459643">
            <text:p>4.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61">
            <text:p>561</text:p>
          </table:table-cell>
          <table:table-cell table:style-name="ce8" office:value-type="float" office:value="0">
            <text:p>0</text:p>
          </table:table-cell>
          <table:table-cell table:style-name="ce8" table:formula="of:=[.U158]" office:value-type="float" office:value="20730.472826087">
            <text:p>20,730</text:p>
          </table:table-cell>
          <table:table-cell table:style-name="ce8" table:formula="of:=[.V158]" office:value-type="float" office:value="5198.52717391304">
            <text:p>5,199</text:p>
          </table:table-cell>
          <table:table-cell table:style-name="ce8" office:value-type="float" office:value="20730.472826087">
            <text:p>20,730</text:p>
          </table:table-cell>
          <table:table-cell table:style-name="ce8" office:value-type="float" office:value="5198.52717391304">
            <text:p>5,199</text:p>
          </table:table-cell>
          <table:table-cell table:number-columns-repeated="1002"/>
        </table:table-row>
        <table:table-row table:style-name="ro1">
          <table:table-cell table:style-name="ce3" office:value-type="float" office:value="1865">
            <text:p>1865</text:p>
          </table:table-cell>
          <table:table-cell office:value-type="string">
            <text:p>Pax Britannica, pt. 2</text:p>
          </table:table-cell>
          <table:table-cell table:style-name="ce8" office:value-type="float" office:value="21145">
            <text:p>21,145</text:p>
          </table:table-cell>
          <table:table-cell table:style-name="ce11" table:formula="of:=[.G159]/[.H159]" office:value-type="float" office:value="6.0854858827295">
            <text:p>6.1</text:p>
          </table:table-cell>
          <table:table-cell table:style-name="ce8" table:formula="of:=[.F159]*100/[.C159]" office:value-type="float" office:value="170.259417215174">
            <text:p>170</text:p>
          </table:table-cell>
          <table:table-cell table:style-name="ce8" table:formula="of:=[.G159]+[.H159]" office:value-type="float" office:value="36001.3537701486">
            <text:p>36,001</text:p>
          </table:table-cell>
          <table:table-cell table:style-name="ce8" table:formula="of:=SUM(OFFSET([.O159];-[.C$5]+1;0;[.C$5];1))+SUM(OFFSET([.Q159];-[.C$6]+1;0;[.C$6];1))+[.S159]" office:value-type="float" office:value="30920.3537701486">
            <text:p>30,920</text:p>
          </table:table-cell>
          <table:table-cell table:style-name="ce8" table:formula="of:=SUM(OFFSET([.P159];-[.D$5]+1;0;[.D$5];1))+SUM(OFFSET([.R159];-[.D$6]+1;0;[.D$6];1))+[.T159]" office:value-type="float" office:value="5081">
            <text:p>5,081</text:p>
          </table:table-cell>
          <table:table-cell table:style-name="ce18" table:formula="of:=(SUM(OFFSET([.O159];-[.C$5]+1;0;[.C$5];1))+SUM(OFFSET([.P159];-[.D$5]+1;0;[.D$5];1)))/[.F159]" office:value-type="percentage" office:value="0.0150827661500397">
            <text:p>2%</text:p>
          </table:table-cell>
          <table:table-cell table:style-name="ce18" table:formula="of:=(SUM(OFFSET([.Q159];-[.C$6]+1;0;[.C$6];1))+SUM(OFFSET([.R159];-[.D$6]+1;0;[.D$6];1)))/[.F159]" office:value-type="percentage" office:value="0.28091592984857">
            <text:p>28%</text:p>
          </table:table-cell>
          <table:table-cell table:style-name="ce18" table:formula="of:=SUM([.S159:.T159])/[.F159]" office:value-type="percentage" office:value="0.704001304001391">
            <text:p>70%</text:p>
          </table:table-cell>
          <table:table-cell table:style-name="ce21" table:formula="of:=SUM([.O158:.O160])/SUM([.P158:.P160])" office:value-type="float" office:value="37">
            <text:p>37.0</text:p>
          </table:table-cell>
          <table:table-cell table:style-name="ce21"/>
          <table:table-cell table:style-name="ce22" table:formula="of:=SUM([.S158:.S160])/SUM([.T158:.T160])" office:value-type="float" office:value="4.0686931073552">
            <text:p>4.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61">
            <text:p>561</text:p>
          </table:table-cell>
          <table:table-cell table:style-name="ce8" office:value-type="float" office:value="0">
            <text:p>0</text:p>
          </table:table-cell>
          <table:table-cell table:style-name="ce8" table:formula="of:=[.U159]" office:value-type="float" office:value="20305">
            <text:p>20,305</text:p>
          </table:table-cell>
          <table:table-cell table:style-name="ce8" table:formula="of:=[.V159]" office:value-type="float" office:value="5040">
            <text:p>5,040</text:p>
          </table:table-cell>
          <table:table-cell table:style-name="ce8" office:value-type="float" office:value="20305">
            <text:p>20,305</text:p>
          </table:table-cell>
          <table:table-cell table:style-name="ce8" office:value-type="float" office:value="5040">
            <text:p>5,040</text:p>
          </table:table-cell>
          <table:table-cell table:number-columns-repeated="1002"/>
        </table:table-row>
        <table:table-row table:style-name="ro1">
          <table:table-cell table:style-name="ce3" office:value-type="float" office:value="1866">
            <text:p>1866</text:p>
          </table:table-cell>
          <table:table-cell office:value-type="string">
            <text:p>Pax Britannica, pt. 2</text:p>
          </table:table-cell>
          <table:table-cell table:style-name="ce8" office:value-type="float" office:value="21410">
            <text:p>21,410</text:p>
          </table:table-cell>
          <table:table-cell table:style-name="ce11" table:formula="of:=[.G160]/[.H160]" office:value-type="float" office:value="6.14273120521101">
            <text:p>6.1</text:p>
          </table:table-cell>
          <table:table-cell table:style-name="ce8" table:formula="of:=[.F160]*100/[.C160]" office:value-type="float" office:value="160.20268681655">
            <text:p>160</text:p>
          </table:table-cell>
          <table:table-cell table:style-name="ce8" table:formula="of:=[.G160]+[.H160]" office:value-type="float" office:value="34299.3952474233">
            <text:p>34,299</text:p>
          </table:table-cell>
          <table:table-cell table:style-name="ce8" table:formula="of:=SUM(OFFSET([.O160];-[.C$5]+1;0;[.C$5];1))+SUM(OFFSET([.Q160];-[.C$6]+1;0;[.C$6];1))+[.S160]" office:value-type="float" office:value="29497.3952474233">
            <text:p>29,497</text:p>
          </table:table-cell>
          <table:table-cell table:style-name="ce8" table:formula="of:=SUM(OFFSET([.P160];-[.D$5]+1;0;[.D$5];1))+SUM(OFFSET([.R160];-[.D$6]+1;0;[.D$6];1))+[.T160]" office:value-type="float" office:value="4802">
            <text:p>4,802</text:p>
          </table:table-cell>
          <table:table-cell table:style-name="ce18" table:formula="of:=(SUM(OFFSET([.O160];-[.C$5]+1;0;[.C$5];1))+SUM(OFFSET([.P160];-[.D$5]+1;0;[.D$5];1)))/[.F160]" office:value-type="percentage" office:value="0.0146649815943267">
            <text:p>1%</text:p>
          </table:table-cell>
          <table:table-cell table:style-name="ce18" table:formula="of:=(SUM(OFFSET([.Q160];-[.C$6]+1;0;[.C$6];1))+SUM(OFFSET([.R160];-[.D$6]+1;0;[.D$6];1)))/[.F160]" office:value-type="percentage" office:value="0.263631331753657">
            <text:p>26%</text:p>
          </table:table-cell>
          <table:table-cell table:style-name="ce18" table:formula="of:=SUM([.S160:.T160])/[.F160]" office:value-type="percentage" office:value="0.721703686652016">
            <text:p>72%</text:p>
          </table:table-cell>
          <table:table-cell table:style-name="ce21" table:formula="of:=SUM([.O159:.O161])/SUM([.P159:.P161])" office:value-type="float" office:value="13.5">
            <text:p>13.5</text:p>
          </table:table-cell>
          <table:table-cell table:style-name="ce21"/>
          <table:table-cell table:style-name="ce22" table:formula="of:=SUM([.S159:.S161])/SUM([.T159:.T161])" office:value-type="float" office:value="4.16867883111538">
            <text:p>4.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87">
            <text:p>587</text:p>
          </table:table-cell>
          <table:table-cell table:style-name="ce8" office:value-type="float" office:value="0">
            <text:p>0</text:p>
          </table:table-cell>
          <table:table-cell table:style-name="ce8" table:formula="of:=[.U160]" office:value-type="float" office:value="19993">
            <text:p>19,993</text:p>
          </table:table-cell>
          <table:table-cell table:style-name="ce8" table:formula="of:=[.V160]" office:value-type="float" office:value="4761">
            <text:p>4,761</text:p>
          </table:table-cell>
          <table:table-cell table:style-name="ce8" office:value-type="float" office:value="19993">
            <text:p>19,993</text:p>
          </table:table-cell>
          <table:table-cell table:style-name="ce8" office:value-type="float" office:value="4761">
            <text:p>4,761</text:p>
          </table:table-cell>
          <table:table-cell table:number-columns-repeated="1002"/>
        </table:table-row>
        <table:table-row table:style-name="ro1">
          <table:table-cell table:style-name="ce3" office:value-type="float" office:value="1867">
            <text:p>1867</text:p>
          </table:table-cell>
          <table:table-cell office:value-type="string">
            <text:p>Pax Britannica, pt. 2</text:p>
          </table:table-cell>
          <table:table-cell table:style-name="ce8" office:value-type="float" office:value="21677">
            <text:p>21,677</text:p>
          </table:table-cell>
          <table:table-cell table:style-name="ce11" table:formula="of:=[.G161]/[.H161]" office:value-type="float" office:value="5.97787192355287">
            <text:p>6.0</text:p>
          </table:table-cell>
          <table:table-cell table:style-name="ce8" table:formula="of:=[.F161]*100/[.C161]" office:value-type="float" office:value="155.028053622875">
            <text:p>155</text:p>
          </table:table-cell>
          <table:table-cell table:style-name="ce8" table:formula="of:=[.G161]+[.H161]" office:value-type="float" office:value="33605.4311838306">
            <text:p>33,605</text:p>
          </table:table-cell>
          <table:table-cell table:style-name="ce8" table:formula="of:=SUM(OFFSET([.O161];-[.C$5]+1;0;[.C$5];1))+SUM(OFFSET([.Q161];-[.C$6]+1;0;[.C$6];1))+[.S161]" office:value-type="float" office:value="28789.4311838306">
            <text:p>28,789</text:p>
          </table:table-cell>
          <table:table-cell table:style-name="ce8" table:formula="of:=SUM(OFFSET([.P161];-[.D$5]+1;0;[.D$5];1))+SUM(OFFSET([.R161];-[.D$6]+1;0;[.D$6];1))+[.T161]" office:value-type="float" office:value="4816">
            <text:p>4,816</text:p>
          </table:table-cell>
          <table:table-cell table:style-name="ce18" table:formula="of:=(SUM(OFFSET([.O161];-[.C$5]+1;0;[.C$5];1))+SUM(OFFSET([.P161];-[.D$5]+1;0;[.D$5];1)))/[.F161]" office:value-type="percentage" office:value="0.0136585064922735">
            <text:p>1%</text:p>
          </table:table-cell>
          <table:table-cell table:style-name="ce18" table:formula="of:=(SUM(OFFSET([.Q161];-[.C$6]+1;0;[.C$6];1))+SUM(OFFSET([.R161];-[.D$6]+1;0;[.D$6];1)))/[.F161]" office:value-type="percentage" office:value="0.234974850958913">
            <text:p>23%</text:p>
          </table:table-cell>
          <table:table-cell table:style-name="ce18" table:formula="of:=SUM([.S161:.T161])/[.F161]" office:value-type="percentage" office:value="0.751366642548814">
            <text:p>75%</text:p>
          </table:table-cell>
          <table:table-cell table:style-name="ce21" table:formula="of:=SUM([.O160:.O162])/SUM([.P160:.P162])" office:value-type="float" office:value="7.5">
            <text:p>7.5</text:p>
          </table:table-cell>
          <table:table-cell table:style-name="ce21"/>
          <table:table-cell table:style-name="ce22" table:formula="of:=SUM([.S160:.S162])/SUM([.T160:.T162])" office:value-type="float" office:value="4.29940410199557">
            <text:p>4.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34">
            <text:p>534</text:p>
          </table:table-cell>
          <table:table-cell table:style-name="ce8" office:value-type="float" office:value="0">
            <text:p>0</text:p>
          </table:table-cell>
          <table:table-cell table:style-name="ce8" table:formula="of:=[.U161]" office:value-type="float" office:value="20473">
            <text:p>20,473</text:p>
          </table:table-cell>
          <table:table-cell table:style-name="ce8" table:formula="of:=[.V161]" office:value-type="float" office:value="4777">
            <text:p>4,777</text:p>
          </table:table-cell>
          <table:table-cell table:style-name="ce8" office:value-type="float" office:value="20473">
            <text:p>20,473</text:p>
          </table:table-cell>
          <table:table-cell table:style-name="ce8" office:value-type="float" office:value="4777">
            <text:p>4,777</text:p>
          </table:table-cell>
          <table:table-cell table:number-columns-repeated="1002"/>
        </table:table-row>
        <table:table-row table:style-name="ro1">
          <table:table-cell table:style-name="ce3" office:value-type="float" office:value="1868">
            <text:p>1868</text:p>
          </table:table-cell>
          <table:table-cell office:value-type="string">
            <text:p>Pax Britannica, pt. 2</text:p>
          </table:table-cell>
          <table:table-cell table:style-name="ce8" office:value-type="float" office:value="21949">
            <text:p>21,949</text:p>
          </table:table-cell>
          <table:table-cell table:style-name="ce11" table:formula="of:=[.G162]/[.H162]" office:value-type="float" office:value="5.8692553362312">
            <text:p>5.9</text:p>
          </table:table-cell>
          <table:table-cell table:style-name="ce8" table:formula="of:=[.F162]*100/[.C162]" office:value-type="float" office:value="154.385332241234">
            <text:p>154</text:p>
          </table:table-cell>
          <table:table-cell table:style-name="ce8" table:formula="of:=[.G162]+[.H162]" office:value-type="float" office:value="33886.0365736285">
            <text:p>33,886</text:p>
          </table:table-cell>
          <table:table-cell table:style-name="ce8" table:formula="of:=SUM(OFFSET([.O162];-[.C$5]+1;0;[.C$5];1))+SUM(OFFSET([.Q162];-[.C$6]+1;0;[.C$6];1))+[.S162]" office:value-type="float" office:value="28953.0365736285">
            <text:p>28,953</text:p>
          </table:table-cell>
          <table:table-cell table:style-name="ce8" table:formula="of:=SUM(OFFSET([.P162];-[.D$5]+1;0;[.D$5];1))+SUM(OFFSET([.R162];-[.D$6]+1;0;[.D$6];1))+[.T162]" office:value-type="float" office:value="4933">
            <text:p>4,933</text:p>
          </table:table-cell>
          <table:table-cell table:style-name="ce18" table:formula="of:=(SUM(OFFSET([.O162];-[.C$5]+1;0;[.C$5];1))+SUM(OFFSET([.P162];-[.D$5]+1;0;[.D$5];1)))/[.F162]" office:value-type="percentage" office:value="0.0129256780753424">
            <text:p>1%</text:p>
          </table:table-cell>
          <table:table-cell table:style-name="ce18" table:formula="of:=(SUM(OFFSET([.Q162];-[.C$6]+1;0;[.C$6];1))+SUM(OFFSET([.R162];-[.D$6]+1;0;[.D$6];1)))/[.F162]" office:value-type="percentage" office:value="0.205720033338264">
            <text:p>21%</text:p>
          </table:table-cell>
          <table:table-cell table:style-name="ce18" table:formula="of:=SUM([.S162:.T162])/[.F162]" office:value-type="percentage" office:value="0.781354288586394">
            <text:p>78%</text:p>
          </table:table-cell>
          <table:table-cell table:style-name="ce21" table:formula="of:=SUM([.O161:.O163])/SUM([.P161:.P163])" office:value-type="float" office:value="9.66666666666667">
            <text:p>9.7</text:p>
          </table:table-cell>
          <table:table-cell table:style-name="ce21"/>
          <table:table-cell table:style-name="ce22" table:formula="of:=SUM([.S161:.S163])/SUM([.T161:.T163])" office:value-type="float" office:value="4.43766488534127">
            <text:p>4.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162]" office:value-type="float" office:value="21583">
            <text:p>21,583</text:p>
          </table:table-cell>
          <table:table-cell table:style-name="ce8" table:formula="of:=[.V162]" office:value-type="float" office:value="4894">
            <text:p>4,894</text:p>
          </table:table-cell>
          <table:table-cell table:style-name="ce8" office:value-type="float" office:value="21583">
            <text:p>21,583</text:p>
          </table:table-cell>
          <table:table-cell table:style-name="ce8" office:value-type="float" office:value="4894">
            <text:p>4,894</text:p>
          </table:table-cell>
          <table:table-cell table:number-columns-repeated="1002"/>
        </table:table-row>
        <table:table-row table:style-name="ro1">
          <table:table-cell table:style-name="ce3" office:value-type="float" office:value="1869">
            <text:p>1869</text:p>
          </table:table-cell>
          <table:table-cell office:value-type="string">
            <text:p>Pax Britannica, pt. 2</text:p>
          </table:table-cell>
          <table:table-cell table:style-name="ce8" office:value-type="float" office:value="22223">
            <text:p>22,223</text:p>
          </table:table-cell>
          <table:table-cell table:style-name="ce11" table:formula="of:=[.G163]/[.H163]" office:value-type="float" office:value="5.8911516687225">
            <text:p>5.9</text:p>
          </table:table-cell>
          <table:table-cell table:style-name="ce8" table:formula="of:=[.F163]*100/[.C163]" office:value-type="float" office:value="159.665841435684">
            <text:p>160</text:p>
          </table:table-cell>
          <table:table-cell table:style-name="ce8" table:formula="of:=[.G163]+[.H163]" office:value-type="float" office:value="35482.5399422522">
            <text:p>35,483</text:p>
          </table:table-cell>
          <table:table-cell table:style-name="ce8" table:formula="of:=SUM(OFFSET([.O163];-[.C$5]+1;0;[.C$5];1))+SUM(OFFSET([.Q163];-[.C$6]+1;0;[.C$6];1))+[.S163]" office:value-type="float" office:value="30333.5399422522">
            <text:p>30,334</text:p>
          </table:table-cell>
          <table:table-cell table:style-name="ce8" table:formula="of:=SUM(OFFSET([.P163];-[.D$5]+1;0;[.D$5];1))+SUM(OFFSET([.R163];-[.D$6]+1;0;[.D$6];1))+[.T163]" office:value-type="float" office:value="5149">
            <text:p>5,149</text:p>
          </table:table-cell>
          <table:table-cell table:style-name="ce18" table:formula="of:=(SUM(OFFSET([.O163];-[.C$5]+1;0;[.C$5];1))+SUM(OFFSET([.P163];-[.D$5]+1;0;[.D$5];1)))/[.F163]" office:value-type="percentage" office:value="0.011667710391471">
            <text:p>1%</text:p>
          </table:table-cell>
          <table:table-cell table:style-name="ce18" table:formula="of:=(SUM(OFFSET([.Q163];-[.C$6]+1;0;[.C$6];1))+SUM(OFFSET([.R163];-[.D$6]+1;0;[.D$6];1)))/[.F163]" office:value-type="percentage" office:value="0.180667448065593">
            <text:p>18%</text:p>
          </table:table-cell>
          <table:table-cell table:style-name="ce18" table:formula="of:=SUM([.S163:.T163])/[.F163]" office:value-type="percentage" office:value="0.807664841542936">
            <text:p>81%</text:p>
          </table:table-cell>
          <table:table-cell table:style-name="ce21" table:formula="of:=SUM([.O162:.O164])/SUM([.P162:.P164])" office:value-type="float" office:value="8.33333333333333">
            <text:p>8.3</text:p>
          </table:table-cell>
          <table:table-cell table:style-name="ce21"/>
          <table:table-cell table:style-name="ce22" table:formula="of:=SUM([.S162:.S164])/SUM([.T162:.T164])" office:value-type="float" office:value="4.55786624414075">
            <text:p>4.6</text:p>
          </table:table-cell>
          <table:table-cell table:style-name="ce8" office:value-type="float" office:value="10">
            <text:p>10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63]" office:value-type="float" office:value="23546">
            <text:p>23,546</text:p>
          </table:table-cell>
          <table:table-cell table:style-name="ce8" table:formula="of:=[.V163]" office:value-type="float" office:value="5112">
            <text:p>5,112</text:p>
          </table:table-cell>
          <table:table-cell table:style-name="ce8" office:value-type="float" office:value="23546">
            <text:p>23,546</text:p>
          </table:table-cell>
          <table:table-cell table:style-name="ce8" office:value-type="float" office:value="5112">
            <text:p>5,112</text:p>
          </table:table-cell>
          <table:table-cell table:number-columns-repeated="1002"/>
        </table:table-row>
        <table:table-row table:style-name="ro1">
          <table:table-cell table:style-name="ce3" office:value-type="float" office:value="1870">
            <text:p>1870</text:p>
          </table:table-cell>
          <table:table-cell office:value-type="string">
            <text:p>Pax Britannica, pt. 2</text:p>
          </table:table-cell>
          <table:table-cell table:style-name="ce8" office:value-type="float" office:value="22501">
            <text:p>22,501</text:p>
          </table:table-cell>
          <table:table-cell table:style-name="ce11" table:formula="of:=[.G164]/[.H164]" office:value-type="float" office:value="5.83867152083246">
            <text:p>5.8</text:p>
          </table:table-cell>
          <table:table-cell table:style-name="ce8" table:formula="of:=[.F164]*100/[.C164]" office:value-type="float" office:value="157.282454647829">
            <text:p>157</text:p>
          </table:table-cell>
          <table:table-cell table:style-name="ce8" table:formula="of:=[.G164]+[.H164]" office:value-type="float" office:value="35390.125120308">
            <text:p>35,390</text:p>
          </table:table-cell>
          <table:table-cell table:style-name="ce8" table:formula="of:=SUM(OFFSET([.O164];-[.C$5]+1;0;[.C$5];1))+SUM(OFFSET([.Q164];-[.C$6]+1;0;[.C$6];1))+[.S164]" office:value-type="float" office:value="30215.125120308">
            <text:p>30,215</text:p>
          </table:table-cell>
          <table:table-cell table:style-name="ce8" table:formula="of:=SUM(OFFSET([.P164];-[.D$5]+1;0;[.D$5];1))+SUM(OFFSET([.R164];-[.D$6]+1;0;[.D$6];1))+[.T164]" office:value-type="float" office:value="5175">
            <text:p>5,175</text:p>
          </table:table-cell>
          <table:table-cell table:style-name="ce18" table:formula="of:=(SUM(OFFSET([.O164];-[.C$5]+1;0;[.C$5];1))+SUM(OFFSET([.P164];-[.D$5]+1;0;[.D$5];1)))/[.F164]" office:value-type="percentage" office:value="0.010906997324474">
            <text:p>1%</text:p>
          </table:table-cell>
          <table:table-cell table:style-name="ce18" table:formula="of:=(SUM(OFFSET([.Q164];-[.C$6]+1;0;[.C$6];1))+SUM(OFFSET([.R164];-[.D$6]+1;0;[.D$6];1)))/[.F164]" office:value-type="percentage" office:value="0.168242556364722">
            <text:p>17%</text:p>
          </table:table-cell>
          <table:table-cell table:style-name="ce18" table:formula="of:=SUM([.S164:.T164])/[.F164]" office:value-type="percentage" office:value="0.820850446310804">
            <text:p>82%</text:p>
          </table:table-cell>
          <table:table-cell table:style-name="ce21" table:formula="of:=SUM([.O163:.O165])/SUM([.P163:.P165])" office:value-type="float" office:value="19">
            <text:p>19.0</text:p>
          </table:table-cell>
          <table:table-cell table:style-name="ce21"/>
          <table:table-cell table:style-name="ce22" table:formula="of:=SUM([.S163:.S165])/SUM([.T163:.T165])" office:value-type="float" office:value="4.57630757220921">
            <text:p>4.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164]" office:value-type="float" office:value="23909">
            <text:p>23,909</text:p>
          </table:table-cell>
          <table:table-cell table:style-name="ce8" table:formula="of:=[.V164]" office:value-type="float" office:value="5141">
            <text:p>5,141</text:p>
          </table:table-cell>
          <table:table-cell table:style-name="ce8" office:value-type="float" office:value="23909">
            <text:p>23,909</text:p>
          </table:table-cell>
          <table:table-cell table:style-name="ce8" office:value-type="float" office:value="5141">
            <text:p>5,141</text:p>
          </table:table-cell>
          <table:table-cell table:number-columns-repeated="1002"/>
        </table:table-row>
        <table:table-row table:style-name="ro1">
          <table:table-cell table:style-name="ce3" office:value-type="float" office:value="1871">
            <text:p>1871</text:p>
          </table:table-cell>
          <table:table-cell office:value-type="string">
            <text:p>Pax Britannica, pt. 2</text:p>
          </table:table-cell>
          <table:table-cell table:style-name="ce8" office:value-type="float" office:value="22789">
            <text:p>22,789</text:p>
          </table:table-cell>
          <table:table-cell table:style-name="ce11" table:formula="of:=[.G165]/[.H165]" office:value-type="float" office:value="5.57866880962838">
            <text:p>5.6</text:p>
          </table:table-cell>
          <table:table-cell table:style-name="ce8" table:formula="of:=[.F165]*100/[.C165]" office:value-type="float" office:value="148.668850627874">
            <text:p>149</text:p>
          </table:table-cell>
          <table:table-cell table:style-name="ce8" table:formula="of:=[.G165]+[.H165]" office:value-type="float" office:value="33880.1443695861">
            <text:p>33,880</text:p>
          </table:table-cell>
          <table:table-cell table:style-name="ce8" table:formula="of:=SUM(OFFSET([.O165];-[.C$5]+1;0;[.C$5];1))+SUM(OFFSET([.Q165];-[.C$6]+1;0;[.C$6];1))+[.S165]" office:value-type="float" office:value="28730.1443695861">
            <text:p>28,730</text:p>
          </table:table-cell>
          <table:table-cell table:style-name="ce8" table:formula="of:=SUM(OFFSET([.P165];-[.D$5]+1;0;[.D$5];1))+SUM(OFFSET([.R165];-[.D$6]+1;0;[.D$6];1))+[.T165]" office:value-type="float" office:value="5150">
            <text:p>5,150</text:p>
          </table:table-cell>
          <table:table-cell table:style-name="ce18" table:formula="of:=(SUM(OFFSET([.O165];-[.C$5]+1;0;[.C$5];1))+SUM(OFFSET([.P165];-[.D$5]+1;0;[.D$5];1)))/[.F165]" office:value-type="percentage" office:value="0.0110093981870643">
            <text:p>1%</text:p>
          </table:table-cell>
          <table:table-cell table:style-name="ce18" table:formula="of:=(SUM(OFFSET([.Q165];-[.C$6]+1;0;[.C$6];1))+SUM(OFFSET([.R165];-[.D$6]+1;0;[.D$6];1)))/[.F165]" office:value-type="percentage" office:value="0.162223168521087">
            <text:p>16%</text:p>
          </table:table-cell>
          <table:table-cell table:style-name="ce18" table:formula="of:=SUM([.S165:.T165])/[.F165]" office:value-type="percentage" office:value="0.826767433291848">
            <text:p>83%</text:p>
          </table:table-cell>
          <table:table-cell table:style-name="ce21" table:formula="of:=SUM([.O164:.O166])/SUM([.P164:.P166])" office:value-type="float" office:value="24">
            <text:p>24.0</text:p>
          </table:table-cell>
          <table:table-cell table:style-name="ce21"/>
          <table:table-cell table:style-name="ce22" table:formula="of:=SUM([.S164:.S166])/SUM([.T164:.T166])" office:value-type="float" office:value="4.42649330587024">
            <text:p>4.4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65]" office:value-type="float" office:value="22892">
            <text:p>22,892</text:p>
          </table:table-cell>
          <table:table-cell table:style-name="ce8" table:formula="of:=[.V165]" office:value-type="float" office:value="5119">
            <text:p>5,119</text:p>
          </table:table-cell>
          <table:table-cell table:style-name="ce8" office:value-type="float" office:value="22892">
            <text:p>22,892</text:p>
          </table:table-cell>
          <table:table-cell table:style-name="ce8" office:value-type="float" office:value="5119">
            <text:p>5,119</text:p>
          </table:table-cell>
          <table:table-cell table:number-columns-repeated="1002"/>
        </table:table-row>
        <table:table-row table:style-name="ro1">
          <table:table-cell table:style-name="ce3" office:value-type="float" office:value="1872">
            <text:p>1872</text:p>
          </table:table-cell>
          <table:table-cell office:value-type="string">
            <text:p>Pax Britannica, pt. 2</text:p>
          </table:table-cell>
          <table:table-cell table:style-name="ce8" office:value-type="float" office:value="23096">
            <text:p>23,096</text:p>
          </table:table-cell>
          <table:table-cell table:style-name="ce11" table:formula="of:=[.G166]/[.H166]" office:value-type="float" office:value="5.1464104013567">
            <text:p>5.1</text:p>
          </table:table-cell>
          <table:table-cell table:style-name="ce8" table:formula="of:=[.F166]*100/[.C166]" office:value-type="float" office:value="141.232248008313">
            <text:p>141</text:p>
          </table:table-cell>
          <table:table-cell table:style-name="ce8" table:formula="of:=[.G166]+[.H166]" office:value-type="float" office:value="32619">
            <text:p>32,619</text:p>
          </table:table-cell>
          <table:table-cell table:style-name="ce8" table:formula="of:=SUM(OFFSET([.O166];-[.C$5]+1;0;[.C$5];1))+SUM(OFFSET([.Q166];-[.C$6]+1;0;[.C$6];1))+[.S166]" office:value-type="float" office:value="27312">
            <text:p>27,312</text:p>
          </table:table-cell>
          <table:table-cell table:style-name="ce8" table:formula="of:=SUM(OFFSET([.P166];-[.D$5]+1;0;[.D$5];1))+SUM(OFFSET([.R166];-[.D$6]+1;0;[.D$6];1))+[.T166]" office:value-type="float" office:value="5307">
            <text:p>5,307</text:p>
          </table:table-cell>
          <table:table-cell table:style-name="ce18" table:formula="of:=(SUM(OFFSET([.O166];-[.C$5]+1;0;[.C$5];1))+SUM(OFFSET([.P166];-[.D$5]+1;0;[.D$5];1)))/[.F166]" office:value-type="percentage" office:value="0.0116496520432877">
            <text:p>1%</text:p>
          </table:table-cell>
          <table:table-cell table:style-name="ce18" table:formula="of:=(SUM(OFFSET([.Q166];-[.C$6]+1;0;[.C$6];1))+SUM(OFFSET([.R166];-[.D$6]+1;0;[.D$6];1)))/[.F166]" office:value-type="percentage" office:value="0.153100953432049">
            <text:p>15%</text:p>
          </table:table-cell>
          <table:table-cell table:style-name="ce18" table:formula="of:=SUM([.S166:.T166])/[.F166]" office:value-type="percentage" office:value="0.835249394524663">
            <text:p>84%</text:p>
          </table:table-cell>
          <table:table-cell table:style-name="ce21" table:formula="of:=SUM([.O165:.O167])/SUM([.P165:.P167])" office:value-type="float" office:value="29">
            <text:p>29.0</text:p>
          </table:table-cell>
          <table:table-cell table:style-name="ce21"/>
          <table:table-cell table:style-name="ce22" table:formula="of:=SUM([.S165:.S167])/SUM([.T165:.T167])" office:value-type="float" office:value="4.27331970355226">
            <text:p>4.3</text:p>
          </table:table-cell>
          <table:table-cell table:style-name="ce8" office:value-type="float" office:value="15">
            <text:p>1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66]" office:value-type="float" office:value="21969">
            <text:p>21,969</text:p>
          </table:table-cell>
          <table:table-cell table:style-name="ce8" table:formula="of:=[.V166]" office:value-type="float" office:value="5276">
            <text:p>5,276</text:p>
          </table:table-cell>
          <table:table-cell table:style-name="ce8" office:value-type="float" office:value="21969">
            <text:p>21,969</text:p>
          </table:table-cell>
          <table:table-cell table:style-name="ce8" office:value-type="float" office:value="5276">
            <text:p>5,276</text:p>
          </table:table-cell>
          <table:table-cell table:number-columns-repeated="1002"/>
        </table:table-row>
        <table:table-row table:style-name="ro1">
          <table:table-cell table:style-name="ce3" office:value-type="float" office:value="1873">
            <text:p>1873</text:p>
          </table:table-cell>
          <table:table-cell office:value-type="string">
            <text:p>Pax Britannica, pt. 2</text:p>
          </table:table-cell>
          <table:table-cell table:style-name="ce8" office:value-type="float" office:value="23408">
            <text:p>23,408</text:p>
          </table:table-cell>
          <table:table-cell table:style-name="ce11" table:formula="of:=[.G167]/[.H167]" office:value-type="float" office:value="5.07242813918306">
            <text:p>5.1</text:p>
          </table:table-cell>
          <table:table-cell table:style-name="ce8" table:formula="of:=[.F167]*100/[.C167]" office:value-type="float" office:value="137.17959671907">
            <text:p>137</text:p>
          </table:table-cell>
          <table:table-cell table:style-name="ce8" table:formula="of:=[.G167]+[.H167]" office:value-type="float" office:value="32111">
            <text:p>32,111</text:p>
          </table:table-cell>
          <table:table-cell table:style-name="ce8" table:formula="of:=SUM(OFFSET([.O167];-[.C$5]+1;0;[.C$5];1))+SUM(OFFSET([.Q167];-[.C$6]+1;0;[.C$6];1))+[.S167]" office:value-type="float" office:value="26823">
            <text:p>26,823</text:p>
          </table:table-cell>
          <table:table-cell table:style-name="ce8" table:formula="of:=SUM(OFFSET([.P167];-[.D$5]+1;0;[.D$5];1))+SUM(OFFSET([.R167];-[.D$6]+1;0;[.D$6];1))+[.T167]" office:value-type="float" office:value="5288">
            <text:p>5,288</text:p>
          </table:table-cell>
          <table:table-cell table:style-name="ce18" table:formula="of:=(SUM(OFFSET([.O167];-[.C$5]+1;0;[.C$5];1))+SUM(OFFSET([.P167];-[.D$5]+1;0;[.D$5];1)))/[.F167]" office:value-type="percentage" office:value="0.0119896608638784">
            <text:p>1%</text:p>
          </table:table-cell>
          <table:table-cell table:style-name="ce18" table:formula="of:=(SUM(OFFSET([.Q167];-[.C$6]+1;0;[.C$6];1))+SUM(OFFSET([.R167];-[.D$6]+1;0;[.D$6];1)))/[.F167]" office:value-type="percentage" office:value="0.138394942543054">
            <text:p>14%</text:p>
          </table:table-cell>
          <table:table-cell table:style-name="ce18" table:formula="of:=SUM([.S167:.T167])/[.F167]" office:value-type="percentage" office:value="0.849615396593068">
            <text:p>85%</text:p>
          </table:table-cell>
          <table:table-cell table:style-name="ce21" table:formula="of:=SUM([.O166:.O168])/SUM([.P166:.P168])" office:value-type="float" office:value="9.5">
            <text:p>9.5</text:p>
          </table:table-cell>
          <table:table-cell table:style-name="ce21"/>
          <table:table-cell table:style-name="ce22" table:formula="of:=SUM([.S166:.S168])/SUM([.T166:.T168])" office:value-type="float" office:value="4.18821521148132">
            <text:p>4.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167]" office:value-type="float" office:value="22025">
            <text:p>22,025</text:p>
          </table:table-cell>
          <table:table-cell table:style-name="ce8" table:formula="of:=[.V167]" office:value-type="float" office:value="5257">
            <text:p>5,257</text:p>
          </table:table-cell>
          <table:table-cell table:style-name="ce8" office:value-type="float" office:value="22025">
            <text:p>22,025</text:p>
          </table:table-cell>
          <table:table-cell table:style-name="ce8" office:value-type="float" office:value="5257">
            <text:p>5,257</text:p>
          </table:table-cell>
          <table:table-cell table:number-columns-repeated="1002"/>
        </table:table-row>
        <table:table-row table:style-name="ro1">
          <table:table-cell table:style-name="ce3" office:value-type="float" office:value="1874">
            <text:p>1874</text:p>
          </table:table-cell>
          <table:table-cell office:value-type="string">
            <text:p>Pax Britannica, pt. 2</text:p>
          </table:table-cell>
          <table:table-cell table:style-name="ce8" office:value-type="float" office:value="23724">
            <text:p>23,724</text:p>
          </table:table-cell>
          <table:table-cell table:style-name="ce11" table:formula="of:=[.G168]/[.H168]" office:value-type="float" office:value="5.04456562617525">
            <text:p>5.0</text:p>
          </table:table-cell>
          <table:table-cell table:style-name="ce8" table:formula="of:=[.F168]*100/[.C168]" office:value-type="float" office:value="135.495700556399">
            <text:p>135</text:p>
          </table:table-cell>
          <table:table-cell table:style-name="ce8" table:formula="of:=[.G168]+[.H168]" office:value-type="float" office:value="32145">
            <text:p>32,145</text:p>
          </table:table-cell>
          <table:table-cell table:style-name="ce8" table:formula="of:=SUM(OFFSET([.O168];-[.C$5]+1;0;[.C$5];1))+SUM(OFFSET([.Q168];-[.C$6]+1;0;[.C$6];1))+[.S168]" office:value-type="float" office:value="26827">
            <text:p>26,827</text:p>
          </table:table-cell>
          <table:table-cell table:style-name="ce8" table:formula="of:=SUM(OFFSET([.P168];-[.D$5]+1;0;[.D$5];1))+SUM(OFFSET([.R168];-[.D$6]+1;0;[.D$6];1))+[.T168]" office:value-type="float" office:value="5318">
            <text:p>5,318</text:p>
          </table:table-cell>
          <table:table-cell table:style-name="ce18" table:formula="of:=(SUM(OFFSET([.O168];-[.C$5]+1;0;[.C$5];1))+SUM(OFFSET([.P168];-[.D$5]+1;0;[.D$5];1)))/[.F168]" office:value-type="percentage" office:value="0.0121325244983668">
            <text:p>1%</text:p>
          </table:table-cell>
          <table:table-cell table:style-name="ce18" table:formula="of:=(SUM(OFFSET([.Q168];-[.C$6]+1;0;[.C$6];1))+SUM(OFFSET([.R168];-[.D$6]+1;0;[.D$6];1)))/[.F168]" office:value-type="percentage" office:value="0.131280136879764">
            <text:p>13%</text:p>
          </table:table-cell>
          <table:table-cell table:style-name="ce18" table:formula="of:=SUM([.S168:.T168])/[.F168]" office:value-type="percentage" office:value="0.85658733862187">
            <text:p>86%</text:p>
          </table:table-cell>
          <table:table-cell table:style-name="ce21" table:formula="of:=SUM([.O167:.O169])/SUM([.P167:.P169])" office:value-type="float" office:value="8">
            <text:p>8.0</text:p>
          </table:table-cell>
          <table:table-cell table:style-name="ce21"/>
          <table:table-cell table:style-name="ce22" table:formula="of:=SUM([.S167:.S169])/SUM([.T167:.T169])" office:value-type="float" office:value="4.25304781757312">
            <text:p>4.3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168]" office:value-type="float" office:value="22251">
            <text:p>22,251</text:p>
          </table:table-cell>
          <table:table-cell table:style-name="ce8" table:formula="of:=[.V168]" office:value-type="float" office:value="5284">
            <text:p>5,284</text:p>
          </table:table-cell>
          <table:table-cell table:style-name="ce8" office:value-type="float" office:value="22251">
            <text:p>22,251</text:p>
          </table:table-cell>
          <table:table-cell table:style-name="ce8" office:value-type="float" office:value="5284">
            <text:p>5,284</text:p>
          </table:table-cell>
          <table:table-cell table:number-columns-repeated="1002"/>
        </table:table-row>
        <table:table-row table:style-name="ro1">
          <table:table-cell table:style-name="ce3" office:value-type="float" office:value="1875">
            <text:p>1875</text:p>
          </table:table-cell>
          <table:table-cell office:value-type="string">
            <text:p>Pax Britannica, pt. 2</text:p>
          </table:table-cell>
          <table:table-cell table:style-name="ce8" office:value-type="float" office:value="24045">
            <text:p>24,045</text:p>
          </table:table-cell>
          <table:table-cell table:style-name="ce11" table:formula="of:=[.G169]/[.H169]" office:value-type="float" office:value="5.13464788732394">
            <text:p>5.1</text:p>
          </table:table-cell>
          <table:table-cell table:style-name="ce8" table:formula="of:=[.F169]*100/[.C169]" office:value-type="float" office:value="135.857766687461">
            <text:p>136</text:p>
          </table:table-cell>
          <table:table-cell table:style-name="ce8" table:formula="of:=[.G169]+[.H169]" office:value-type="float" office:value="32667">
            <text:p>32,667</text:p>
          </table:table-cell>
          <table:table-cell table:style-name="ce8" table:formula="of:=SUM(OFFSET([.O169];-[.C$5]+1;0;[.C$5];1))+SUM(OFFSET([.Q169];-[.C$6]+1;0;[.C$6];1))+[.S169]" office:value-type="float" office:value="27342">
            <text:p>27,342</text:p>
          </table:table-cell>
          <table:table-cell table:style-name="ce8" table:formula="of:=SUM(OFFSET([.P169];-[.D$5]+1;0;[.D$5];1))+SUM(OFFSET([.R169];-[.D$6]+1;0;[.D$6];1))+[.T169]" office:value-type="float" office:value="5325">
            <text:p>5,325</text:p>
          </table:table-cell>
          <table:table-cell table:style-name="ce18" table:formula="of:=(SUM(OFFSET([.O169];-[.C$5]+1;0;[.C$5];1))+SUM(OFFSET([.P169];-[.D$5]+1;0;[.D$5];1)))/[.F169]" office:value-type="percentage" office:value="0.012214161079989">
            <text:p>1%</text:p>
          </table:table-cell>
          <table:table-cell table:style-name="ce18" table:formula="of:=(SUM(OFFSET([.Q169];-[.C$6]+1;0;[.C$6];1))+SUM(OFFSET([.R169];-[.D$6]+1;0;[.D$6];1)))/[.F169]" office:value-type="percentage" office:value="0.120121223252824">
            <text:p>12%</text:p>
          </table:table-cell>
          <table:table-cell table:style-name="ce18" table:formula="of:=SUM([.S169:.T169])/[.F169]" office:value-type="percentage" office:value="0.867664615667187">
            <text:p>87%</text:p>
          </table:table-cell>
          <table:table-cell table:style-name="ce21" table:formula="of:=SUM([.O168:.O170])/SUM([.P168:.P170])" office:value-type="float" office:value="12.75">
            <text:p>12.8</text:p>
          </table:table-cell>
          <table:table-cell table:style-name="ce21"/>
          <table:table-cell table:style-name="ce22" table:formula="of:=SUM([.S168:.S170])/SUM([.T168:.T170])" office:value-type="float" office:value="4.34011335012595">
            <text:p>4.3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169]" office:value-type="float" office:value="23054">
            <text:p>23,054</text:p>
          </table:table-cell>
          <table:table-cell table:style-name="ce8" table:formula="of:=[.V169]" office:value-type="float" office:value="5290">
            <text:p>5,290</text:p>
          </table:table-cell>
          <table:table-cell table:style-name="ce8" office:value-type="float" office:value="23054">
            <text:p>23,054</text:p>
          </table:table-cell>
          <table:table-cell table:style-name="ce8" office:value-type="float" office:value="5290">
            <text:p>5,290</text:p>
          </table:table-cell>
          <table:table-cell table:number-columns-repeated="1002"/>
        </table:table-row>
        <table:table-row table:style-name="ro1">
          <table:table-cell table:style-name="ce3" office:value-type="float" office:value="1876">
            <text:p>1876</text:p>
          </table:table-cell>
          <table:table-cell office:value-type="string">
            <text:p>Pax Britannica, pt. 2</text:p>
          </table:table-cell>
          <table:table-cell table:style-name="ce8" office:value-type="float" office:value="24370">
            <text:p>24,370</text:p>
          </table:table-cell>
          <table:table-cell table:style-name="ce11" table:formula="of:=[.G170]/[.H170]" office:value-type="float" office:value="5.16925669350309">
            <text:p>5.2</text:p>
          </table:table-cell>
          <table:table-cell table:style-name="ce8" table:formula="of:=[.F170]*100/[.C170]" office:value-type="float" office:value="135.207221994255">
            <text:p>135</text:p>
          </table:table-cell>
          <table:table-cell table:style-name="ce8" table:formula="of:=[.G170]+[.H170]" office:value-type="float" office:value="32950">
            <text:p>32,950</text:p>
          </table:table-cell>
          <table:table-cell table:style-name="ce8" table:formula="of:=SUM(OFFSET([.O170];-[.C$5]+1;0;[.C$5];1))+SUM(OFFSET([.Q170];-[.C$6]+1;0;[.C$6];1))+[.S170]" office:value-type="float" office:value="27609">
            <text:p>27,609</text:p>
          </table:table-cell>
          <table:table-cell table:style-name="ce8" table:formula="of:=SUM(OFFSET([.P170];-[.D$5]+1;0;[.D$5];1))+SUM(OFFSET([.R170];-[.D$6]+1;0;[.D$6];1))+[.T170]" office:value-type="float" office:value="5341">
            <text:p>5,341</text:p>
          </table:table-cell>
          <table:table-cell table:style-name="ce18" table:formula="of:=(SUM(OFFSET([.O170];-[.C$5]+1;0;[.C$5];1))+SUM(OFFSET([.P170];-[.D$5]+1;0;[.D$5];1)))/[.F170]" office:value-type="percentage" office:value="0.012443095599393">
            <text:p>1%</text:p>
          </table:table-cell>
          <table:table-cell table:style-name="ce18" table:formula="of:=(SUM(OFFSET([.Q170];-[.C$6]+1;0;[.C$6];1))+SUM(OFFSET([.R170];-[.D$6]+1;0;[.D$6];1)))/[.F170]" office:value-type="percentage" office:value="0.109802731411229">
            <text:p>11%</text:p>
          </table:table-cell>
          <table:table-cell table:style-name="ce18" table:formula="of:=SUM([.S170:.T170])/[.F170]" office:value-type="percentage" office:value="0.877754172989378">
            <text:p>88%</text:p>
          </table:table-cell>
          <table:table-cell table:style-name="ce21" table:formula="of:=SUM([.O169:.O171])/SUM([.P169:.P171])" office:value-type="float" office:value="61">
            <text:p>61.0</text:p>
          </table:table-cell>
          <table:table-cell table:style-name="ce21"/>
          <table:table-cell table:style-name="ce22" table:formula="of:=SUM([.S169:.S171])/SUM([.T169:.T171])" office:value-type="float" office:value="4.46624314897858">
            <text:p>4.5</text:p>
          </table:table-cell>
          <table:table-cell table:style-name="ce8" office:value-type="float" office:value="21">
            <text:p>2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70]" office:value-type="float" office:value="23616">
            <text:p>23,616</text:p>
          </table:table-cell>
          <table:table-cell table:style-name="ce8" table:formula="of:=[.V170]" office:value-type="float" office:value="5306">
            <text:p>5,306</text:p>
          </table:table-cell>
          <table:table-cell table:style-name="ce8" office:value-type="float" office:value="23616">
            <text:p>23,616</text:p>
          </table:table-cell>
          <table:table-cell table:style-name="ce8" office:value-type="float" office:value="5306">
            <text:p>5,306</text:p>
          </table:table-cell>
          <table:table-cell table:number-columns-repeated="1002"/>
        </table:table-row>
        <table:table-row table:style-name="ro1">
          <table:table-cell table:style-name="ce3" office:value-type="float" office:value="1877">
            <text:p>1877</text:p>
          </table:table-cell>
          <table:table-cell office:value-type="string">
            <text:p>Pax Britannica, pt. 2</text:p>
          </table:table-cell>
          <table:table-cell table:style-name="ce8" office:value-type="float" office:value="24700">
            <text:p>24,700</text:p>
          </table:table-cell>
          <table:table-cell table:style-name="ce11" table:formula="of:=[.G171]/[.H171]" office:value-type="float" office:value="5.14340309372157">
            <text:p>5.1</text:p>
          </table:table-cell>
          <table:table-cell table:style-name="ce8" table:formula="of:=[.F171]*100/[.C171]" office:value-type="float" office:value="136.672064777328">
            <text:p>137</text:p>
          </table:table-cell>
          <table:table-cell table:style-name="ce8" table:formula="of:=[.G171]+[.H171]" office:value-type="float" office:value="33758">
            <text:p>33,758</text:p>
          </table:table-cell>
          <table:table-cell table:style-name="ce8" table:formula="of:=SUM(OFFSET([.O171];-[.C$5]+1;0;[.C$5];1))+SUM(OFFSET([.Q171];-[.C$6]+1;0;[.C$6];1))+[.S171]" office:value-type="float" office:value="28263">
            <text:p>28,263</text:p>
          </table:table-cell>
          <table:table-cell table:style-name="ce8" table:formula="of:=SUM(OFFSET([.P171];-[.D$5]+1;0;[.D$5];1))+SUM(OFFSET([.R171];-[.D$6]+1;0;[.D$6];1))+[.T171]" office:value-type="float" office:value="5495">
            <text:p>5,495</text:p>
          </table:table-cell>
          <table:table-cell table:style-name="ce18" table:formula="of:=(SUM(OFFSET([.O171];-[.C$5]+1;0;[.C$5];1))+SUM(OFFSET([.P171];-[.D$5]+1;0;[.D$5];1)))/[.F171]" office:value-type="percentage" office:value="0.0125599857811482">
            <text:p>1%</text:p>
          </table:table-cell>
          <table:table-cell table:style-name="ce18" table:formula="of:=(SUM(OFFSET([.Q171];-[.C$6]+1;0;[.C$6];1))+SUM(OFFSET([.R171];-[.D$6]+1;0;[.D$6];1)))/[.F171]" office:value-type="percentage" office:value="0.0839504709994668">
            <text:p>8%</text:p>
          </table:table-cell>
          <table:table-cell table:style-name="ce18" table:formula="of:=SUM([.S171:.T171])/[.F171]" office:value-type="percentage" office:value="0.903489543219385">
            <text:p>90%</text:p>
          </table:table-cell>
          <table:table-cell table:style-name="ce21" table:formula="of:=SUM([.O170:.O172])/SUM([.P170:.P172])" office:value-type="float" office:value="59">
            <text:p>59.0</text:p>
          </table:table-cell>
          <table:table-cell table:style-name="ce21"/>
          <table:table-cell table:style-name="ce22" table:formula="of:=SUM([.S170:.S172])/SUM([.T170:.T172])" office:value-type="float" office:value="4.62247784273053">
            <text:p>4.6</text:p>
          </table:table-cell>
          <table:table-cell table:style-name="ce8" office:value-type="float" office:value="23">
            <text:p>23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71]" office:value-type="float" office:value="25040">
            <text:p>25,040</text:p>
          </table:table-cell>
          <table:table-cell table:style-name="ce8" table:formula="of:=[.V171]" office:value-type="float" office:value="5460">
            <text:p>5,460</text:p>
          </table:table-cell>
          <table:table-cell table:style-name="ce8" office:value-type="float" office:value="25040">
            <text:p>25,040</text:p>
          </table:table-cell>
          <table:table-cell table:style-name="ce8" office:value-type="float" office:value="5460">
            <text:p>5,460</text:p>
          </table:table-cell>
          <table:table-cell table:number-columns-repeated="1002"/>
        </table:table-row>
        <table:table-row table:style-name="ro1">
          <table:table-cell table:style-name="ce3" office:value-type="float" office:value="1878">
            <text:p>1878</text:p>
          </table:table-cell>
          <table:table-cell office:value-type="string">
            <text:p>Pax Britannica, pt. 2</text:p>
          </table:table-cell>
          <table:table-cell table:style-name="ce8" office:value-type="float" office:value="25033">
            <text:p>25,033</text:p>
          </table:table-cell>
          <table:table-cell table:style-name="ce11" table:formula="of:=[.G172]/[.H172]" office:value-type="float" office:value="5.31562681089434">
            <text:p>5.3</text:p>
          </table:table-cell>
          <table:table-cell table:style-name="ce8" table:formula="of:=[.F172]*100/[.C172]" office:value-type="float" office:value="130.611592697639">
            <text:p>131</text:p>
          </table:table-cell>
          <table:table-cell table:style-name="ce8" table:formula="of:=[.G172]+[.H172]" office:value-type="float" office:value="32696">
            <text:p>32,696</text:p>
          </table:table-cell>
          <table:table-cell table:style-name="ce8" table:formula="of:=SUM(OFFSET([.O172];-[.C$5]+1;0;[.C$5];1))+SUM(OFFSET([.Q172];-[.C$6]+1;0;[.C$6];1))+[.S172]" office:value-type="float" office:value="27519">
            <text:p>27,519</text:p>
          </table:table-cell>
          <table:table-cell table:style-name="ce8" table:formula="of:=SUM(OFFSET([.P172];-[.D$5]+1;0;[.D$5];1))+SUM(OFFSET([.R172];-[.D$6]+1;0;[.D$6];1))+[.T172]" office:value-type="float" office:value="5177">
            <text:p>5,177</text:p>
          </table:table-cell>
          <table:table-cell table:style-name="ce18" table:formula="of:=(SUM(OFFSET([.O172];-[.C$5]+1;0;[.C$5];1))+SUM(OFFSET([.P172];-[.D$5]+1;0;[.D$5];1)))/[.F172]" office:value-type="percentage" office:value="0.0130597014925373">
            <text:p>1%</text:p>
          </table:table-cell>
          <table:table-cell table:style-name="ce18" table:formula="of:=(SUM(OFFSET([.Q172];-[.C$6]+1;0;[.C$6];1))+SUM(OFFSET([.R172];-[.D$6]+1;0;[.D$6];1)))/[.F172]" office:value-type="percentage" office:value="0.0686016638120871">
            <text:p>7%</text:p>
          </table:table-cell>
          <table:table-cell table:style-name="ce18" table:formula="of:=SUM([.S172:.T172])/[.F172]" office:value-type="percentage" office:value="0.918338634695376">
            <text:p>92%</text:p>
          </table:table-cell>
          <table:table-cell table:style-name="ce21" table:formula="of:=SUM([.O171:.O173])/SUM([.P171:.P173])" office:value-type="float" office:value="12.5">
            <text:p>12.5</text:p>
          </table:table-cell>
          <table:table-cell table:style-name="ce21"/>
          <table:table-cell table:style-name="ce22" table:formula="of:=SUM([.S171:.S173])/SUM([.T171:.T173])" office:value-type="float" office:value="4.7881631871289">
            <text:p>4.8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172]" office:value-type="float" office:value="24883">
            <text:p>24,883</text:p>
          </table:table-cell>
          <table:table-cell table:style-name="ce8" table:formula="of:=[.V172]" office:value-type="float" office:value="5143">
            <text:p>5,143</text:p>
          </table:table-cell>
          <table:table-cell table:style-name="ce8" office:value-type="float" office:value="24883">
            <text:p>24,883</text:p>
          </table:table-cell>
          <table:table-cell table:style-name="ce8" office:value-type="float" office:value="5143">
            <text:p>5,143</text:p>
          </table:table-cell>
          <table:table-cell table:number-columns-repeated="1002"/>
        </table:table-row>
        <table:table-row table:style-name="ro1">
          <table:table-cell table:style-name="ce3" office:value-type="float" office:value="1879">
            <text:p>1879</text:p>
          </table:table-cell>
          <table:table-cell office:value-type="string">
            <text:p>Pax Britannica, pt. 2</text:p>
          </table:table-cell>
          <table:table-cell table:style-name="ce8" office:value-type="float" office:value="25371">
            <text:p>25,371</text:p>
          </table:table-cell>
          <table:table-cell table:style-name="ce11" table:formula="of:=[.G173]/[.H173]" office:value-type="float" office:value="5.32940714566156">
            <text:p>5.3</text:p>
          </table:table-cell>
          <table:table-cell table:style-name="ce8" table:formula="of:=[.F173]*100/[.C173]" office:value-type="float" office:value="127.082101612077">
            <text:p>127</text:p>
          </table:table-cell>
          <table:table-cell table:style-name="ce8" table:formula="of:=[.G173]+[.H173]" office:value-type="float" office:value="32242">
            <text:p>32,242</text:p>
          </table:table-cell>
          <table:table-cell table:style-name="ce8" table:formula="of:=SUM(OFFSET([.O173];-[.C$5]+1;0;[.C$5];1))+SUM(OFFSET([.Q173];-[.C$6]+1;0;[.C$6];1))+[.S173]" office:value-type="float" office:value="27148">
            <text:p>27,148</text:p>
          </table:table-cell>
          <table:table-cell table:style-name="ce8" table:formula="of:=SUM(OFFSET([.P173];-[.D$5]+1;0;[.D$5];1))+SUM(OFFSET([.R173];-[.D$6]+1;0;[.D$6];1))+[.T173]" office:value-type="float" office:value="5094">
            <text:p>5,094</text:p>
          </table:table-cell>
          <table:table-cell table:style-name="ce18" table:formula="of:=(SUM(OFFSET([.O173];-[.C$5]+1;0;[.C$5];1))+SUM(OFFSET([.P173];-[.D$5]+1;0;[.D$5];1)))/[.F173]" office:value-type="percentage" office:value="0.0132125798647727">
            <text:p>1%</text:p>
          </table:table-cell>
          <table:table-cell table:style-name="ce18" table:formula="of:=(SUM(OFFSET([.Q173];-[.C$6]+1;0;[.C$6];1))+SUM(OFFSET([.R173];-[.D$6]+1;0;[.D$6];1)))/[.F173]" office:value-type="percentage" office:value="0.0521679796538676">
            <text:p>5%</text:p>
          </table:table-cell>
          <table:table-cell table:style-name="ce18" table:formula="of:=SUM([.S173:.T173])/[.F173]" office:value-type="percentage" office:value="0.93461944048136">
            <text:p>93%</text:p>
          </table:table-cell>
          <table:table-cell table:style-name="ce21" table:formula="of:=SUM([.O172:.O174])/SUM([.P172:.P174])" office:value-type="float" office:value="10">
            <text:p>10.0</text:p>
          </table:table-cell>
          <table:table-cell table:style-name="ce21"/>
          <table:table-cell table:style-name="ce22" table:formula="of:=SUM([.S172:.S174])/SUM([.T172:.T174])" office:value-type="float" office:value="5.00461454940282">
            <text:p>5.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173]" office:value-type="float" office:value="25074">
            <text:p>25,074</text:p>
          </table:table-cell>
          <table:table-cell table:style-name="ce8" table:formula="of:=[.V173]" office:value-type="float" office:value="5060">
            <text:p>5,060</text:p>
          </table:table-cell>
          <table:table-cell table:style-name="ce8" office:value-type="float" office:value="25074">
            <text:p>25,074</text:p>
          </table:table-cell>
          <table:table-cell table:style-name="ce8" office:value-type="float" office:value="5060">
            <text:p>5,060</text:p>
          </table:table-cell>
          <table:table-cell table:number-columns-repeated="1002"/>
        </table:table-row>
        <table:table-row table:style-name="ro1">
          <table:table-cell table:style-name="ce3" office:value-type="float" office:value="1880">
            <text:p>1880</text:p>
          </table:table-cell>
          <table:table-cell office:value-type="string">
            <text:p>Pax Britannica, pt. 2</text:p>
          </table:table-cell>
          <table:table-cell table:style-name="ce8" office:value-type="float" office:value="25714">
            <text:p>25,714</text:p>
          </table:table-cell>
          <table:table-cell table:style-name="ce11" table:formula="of:=[.G174]/[.H174]" office:value-type="float" office:value="5.54370208105148">
            <text:p>5.5</text:p>
          </table:table-cell>
          <table:table-cell table:style-name="ce8" table:formula="of:=[.F174]*100/[.C174]" office:value-type="float" office:value="116.170179668663">
            <text:p>116</text:p>
          </table:table-cell>
          <table:table-cell table:style-name="ce8" table:formula="of:=[.G174]+[.H174]" office:value-type="float" office:value="29872">
            <text:p>29,872</text:p>
          </table:table-cell>
          <table:table-cell table:style-name="ce8" table:formula="of:=SUM(OFFSET([.O174];-[.C$5]+1;0;[.C$5];1))+SUM(OFFSET([.Q174];-[.C$6]+1;0;[.C$6];1))+[.S174]" office:value-type="float" office:value="25307">
            <text:p>25,307</text:p>
          </table:table-cell>
          <table:table-cell table:style-name="ce8" table:formula="of:=SUM(OFFSET([.P174];-[.D$5]+1;0;[.D$5];1))+SUM(OFFSET([.R174];-[.D$6]+1;0;[.D$6];1))+[.T174]" office:value-type="float" office:value="4565">
            <text:p>4,565</text:p>
          </table:table-cell>
          <table:table-cell table:style-name="ce18" table:formula="of:=(SUM(OFFSET([.O174];-[.C$5]+1;0;[.C$5];1))+SUM(OFFSET([.P174];-[.D$5]+1;0;[.D$5];1)))/[.F174]" office:value-type="percentage" office:value="0.014294322442421">
            <text:p>1%</text:p>
          </table:table-cell>
          <table:table-cell table:style-name="ce18" table:formula="of:=(SUM(OFFSET([.Q174];-[.C$6]+1;0;[.C$6];1))+SUM(OFFSET([.R174];-[.D$6]+1;0;[.D$6];1)))/[.F174]" office:value-type="percentage" office:value="0.0375267809319764">
            <text:p>4%</text:p>
          </table:table-cell>
          <table:table-cell table:style-name="ce18" table:formula="of:=SUM([.S174:.T174])/[.F174]" office:value-type="percentage" office:value="0.948178896625603">
            <text:p>95%</text:p>
          </table:table-cell>
          <table:table-cell table:style-name="ce21" table:formula="of:=SUM([.O173:.O175])/SUM([.P173:.P175])" office:value-type="float" office:value="12">
            <text:p>12.0</text:p>
          </table:table-cell>
          <table:table-cell table:style-name="ce21"/>
          <table:table-cell table:style-name="ce22" table:formula="of:=SUM([.S173:.S175])/SUM([.T173:.T175])" office:value-type="float" office:value="5.10839629969635">
            <text:p>5.1</text:p>
          </table:table-cell>
          <table:table-cell table:style-name="ce8" office:value-type="float" office:value="13">
            <text:p>13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74]" office:value-type="float" office:value="23791">
            <text:p>23,791</text:p>
          </table:table-cell>
          <table:table-cell table:style-name="ce8" table:formula="of:=[.V174]" office:value-type="float" office:value="4533">
            <text:p>4,533</text:p>
          </table:table-cell>
          <table:table-cell table:style-name="ce8" office:value-type="float" office:value="23791">
            <text:p>23,791</text:p>
          </table:table-cell>
          <table:table-cell table:style-name="ce8" office:value-type="float" office:value="4533">
            <text:p>4,533</text:p>
          </table:table-cell>
          <table:table-cell table:number-columns-repeated="1002"/>
        </table:table-row>
        <table:table-row table:style-name="ro1">
          <table:table-cell table:style-name="ce3" office:value-type="float" office:value="1881">
            <text:p>1881</text:p>
          </table:table-cell>
          <table:table-cell office:value-type="string">
            <text:p>Pax Britannica, pt. 2</text:p>
          </table:table-cell>
          <table:table-cell table:style-name="ce8" office:value-type="float" office:value="26046">
            <text:p>26,046</text:p>
          </table:table-cell>
          <table:table-cell table:style-name="ce11" table:formula="of:=[.G175]/[.H175]" office:value-type="float" office:value="5.30767558164818">
            <text:p>5.3</text:p>
          </table:table-cell>
          <table:table-cell table:style-name="ce8" table:formula="of:=[.F175]*100/[.C175]" office:value-type="float" office:value="111.376027029102">
            <text:p>111</text:p>
          </table:table-cell>
          <table:table-cell table:style-name="ce8" table:formula="of:=[.G175]+[.H175]" office:value-type="float" office:value="29009">
            <text:p>29,009</text:p>
          </table:table-cell>
          <table:table-cell table:style-name="ce8" table:formula="of:=SUM(OFFSET([.O175];-[.C$5]+1;0;[.C$5];1))+SUM(OFFSET([.Q175];-[.C$6]+1;0;[.C$6];1))+[.S175]" office:value-type="float" office:value="24410">
            <text:p>24,410</text:p>
          </table:table-cell>
          <table:table-cell table:style-name="ce8" table:formula="of:=SUM(OFFSET([.P175];-[.D$5]+1;0;[.D$5];1))+SUM(OFFSET([.R175];-[.D$6]+1;0;[.D$6];1))+[.T175]" office:value-type="float" office:value="4599">
            <text:p>4,599</text:p>
          </table:table-cell>
          <table:table-cell table:style-name="ce18" table:formula="of:=(SUM(OFFSET([.O175];-[.C$5]+1;0;[.C$5];1))+SUM(OFFSET([.P175];-[.D$5]+1;0;[.D$5];1)))/[.F175]" office:value-type="percentage" office:value="0.0148919300906615">
            <text:p>1%</text:p>
          </table:table-cell>
          <table:table-cell table:style-name="ce18" table:formula="of:=(SUM(OFFSET([.Q175];-[.C$6]+1;0;[.C$6];1))+SUM(OFFSET([.R175];-[.D$6]+1;0;[.D$6];1)))/[.F175]" office:value-type="percentage" office:value="0.0184080802509566">
            <text:p>2%</text:p>
          </table:table-cell>
          <table:table-cell table:style-name="ce18" table:formula="of:=SUM([.S175:.T175])/[.F175]" office:value-type="percentage" office:value="0.966699989658382">
            <text:p>97%</text:p>
          </table:table-cell>
          <table:table-cell table:style-name="ce21" table:number-columns-repeated="2"/>
          <table:table-cell table:style-name="ce22" table:formula="of:=SUM([.S174:.S176])/SUM([.T174:.T176])" office:value-type="float" office:value="5.18299648506151">
            <text:p>5.2</text:p>
          </table:table-cell>
          <table:table-cell table:style-name="ce8" office:value-type="float" office:value="11">
            <text:p>1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75]" office:value-type="float" office:value="23475">
            <text:p>23,475</text:p>
          </table:table-cell>
          <table:table-cell table:style-name="ce8" table:formula="of:=[.V175]" office:value-type="float" office:value="4568">
            <text:p>4,568</text:p>
          </table:table-cell>
          <table:table-cell table:style-name="ce8" office:value-type="float" office:value="23475">
            <text:p>23,475</text:p>
          </table:table-cell>
          <table:table-cell table:style-name="ce8" office:value-type="float" office:value="4568">
            <text:p>4,568</text:p>
          </table:table-cell>
          <table:table-cell table:number-columns-repeated="1002"/>
        </table:table-row>
        <table:table-row table:style-name="ro1">
          <table:table-cell table:style-name="ce3" office:value-type="float" office:value="1882">
            <text:p>1882</text:p>
          </table:table-cell>
          <table:table-cell office:value-type="string">
            <text:p>Pax Britannica, pt. 2</text:p>
          </table:table-cell>
          <table:table-cell table:style-name="ce8" office:value-type="float" office:value="26334">
            <text:p>26,334</text:p>
          </table:table-cell>
          <table:table-cell table:style-name="ce11" table:formula="of:=[.G176]/[.H176]" office:value-type="float" office:value="5.21815008726004">
            <text:p>5.2</text:p>
          </table:table-cell>
          <table:table-cell table:style-name="ce8" table:formula="of:=[.F176]*100/[.C176]" office:value-type="float" office:value="108.240297713982">
            <text:p>108</text:p>
          </table:table-cell>
          <table:table-cell table:style-name="ce8" table:formula="of:=[.G176]+[.H176]" office:value-type="float" office:value="28504">
            <text:p>28,504</text:p>
          </table:table-cell>
          <table:table-cell table:style-name="ce8" table:formula="of:=SUM(OFFSET([.O176];-[.C$5]+1;0;[.C$5];1))+SUM(OFFSET([.Q176];-[.C$6]+1;0;[.C$6];1))+[.S176]" office:value-type="float" office:value="23920">
            <text:p>23,920</text:p>
          </table:table-cell>
          <table:table-cell table:style-name="ce8" table:formula="of:=SUM(OFFSET([.P176];-[.D$5]+1;0;[.D$5];1))+SUM(OFFSET([.R176];-[.D$6]+1;0;[.D$6];1))+[.T176]" office:value-type="float" office:value="4584">
            <text:p>4,584</text:p>
          </table:table-cell>
          <table:table-cell table:style-name="ce18" table:formula="of:=(SUM(OFFSET([.O176];-[.C$5]+1;0;[.C$5];1))+SUM(OFFSET([.P176];-[.D$5]+1;0;[.D$5];1)))/[.F176]" office:value-type="percentage" office:value="0.0152960987931518">
            <text:p>2%</text:p>
          </table:table-cell>
          <table:table-cell table:style-name="ce18" table:formula="of:=(SUM(OFFSET([.Q176];-[.C$6]+1;0;[.C$6];1))+SUM(OFFSET([.R176];-[.D$6]+1;0;[.D$6];1)))/[.F176]" office:value-type="percentage" office:value="0">
            <text:p>0%</text:p>
          </table:table-cell>
          <table:table-cell table:style-name="ce18" table:formula="of:=SUM([.S176:.T176])/[.F176]" office:value-type="percentage" office:value="0.984703901206848">
            <text:p>98%</text:p>
          </table:table-cell>
          <table:table-cell table:style-name="ce21" table:formula="of:=SUM([.O175:.O177])/SUM([.P175:.P177])" office:value-type="float" office:value="35">
            <text:p>35.0</text:p>
          </table:table-cell>
          <table:table-cell table:style-name="ce21"/>
          <table:table-cell table:style-name="ce22" table:formula="of:=SUM([.S175:.S177])/SUM([.T175:.T177])" office:value-type="float" office:value="5.16765446732849">
            <text:p>5.2</text:p>
          </table:table-cell>
          <table:table-cell table:style-name="ce8" office:value-type="float" office:value="12">
            <text:p>1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76]" office:value-type="float" office:value="23513">
            <text:p>23,513</text:p>
          </table:table-cell>
          <table:table-cell table:style-name="ce8" table:formula="of:=[.V176]" office:value-type="float" office:value="4555">
            <text:p>4,555</text:p>
          </table:table-cell>
          <table:table-cell table:style-name="ce8" office:value-type="float" office:value="23513">
            <text:p>23,513</text:p>
          </table:table-cell>
          <table:table-cell table:style-name="ce8" office:value-type="float" office:value="4555">
            <text:p>4,555</text:p>
          </table:table-cell>
          <table:table-cell table:number-columns-repeated="1002"/>
        </table:table-row>
        <table:table-row table:style-name="ro1">
          <table:table-cell table:style-name="ce3" office:value-type="float" office:value="1883">
            <text:p>1883</text:p>
          </table:table-cell>
          <table:table-cell office:value-type="string">
            <text:p>Pax Britannica, pt. 2</text:p>
          </table:table-cell>
          <table:table-cell table:style-name="ce8" office:value-type="float" office:value="26627">
            <text:p>26,627</text:p>
          </table:table-cell>
          <table:table-cell table:style-name="ce11" table:formula="of:=[.G177]/[.H177]" office:value-type="float" office:value="5.26322961617079">
            <text:p>5.3</text:p>
          </table:table-cell>
          <table:table-cell table:style-name="ce8" table:formula="of:=[.F177]*100/[.C177]" office:value-type="float" office:value="103.567807113081">
            <text:p>104</text:p>
          </table:table-cell>
          <table:table-cell table:style-name="ce8" table:formula="of:=[.G177]+[.H177]" office:value-type="float" office:value="27577">
            <text:p>27,577</text:p>
          </table:table-cell>
          <table:table-cell table:style-name="ce8" table:formula="of:=SUM(OFFSET([.O177];-[.C$5]+1;0;[.C$5];1))+SUM(OFFSET([.Q177];-[.C$6]+1;0;[.C$6];1))+[.S177]" office:value-type="float" office:value="23174">
            <text:p>23,174</text:p>
          </table:table-cell>
          <table:table-cell table:style-name="ce8" table:formula="of:=SUM(OFFSET([.P177];-[.D$5]+1;0;[.D$5];1))+SUM(OFFSET([.R177];-[.D$6]+1;0;[.D$6];1))+[.T177]" office:value-type="float" office:value="4403">
            <text:p>4,403</text:p>
          </table:table-cell>
          <table:table-cell table:style-name="ce18" table:formula="of:=(SUM(OFFSET([.O177];-[.C$5]+1;0;[.C$5];1))+SUM(OFFSET([.P177];-[.D$5]+1;0;[.D$5];1)))/[.F177]" office:value-type="percentage" office:value="0.0158465387823186">
            <text:p>2%</text:p>
          </table:table-cell>
          <table:table-cell table:style-name="ce18" table:formula="of:=(SUM(OFFSET([.Q177];-[.C$6]+1;0;[.C$6];1))+SUM(OFFSET([.R177];-[.D$6]+1;0;[.D$6];1)))/[.F177]" office:value-type="percentage" office:value="0">
            <text:p>0%</text:p>
          </table:table-cell>
          <table:table-cell table:style-name="ce18" table:formula="of:=SUM([.S177:.T177])/[.F177]" office:value-type="percentage" office:value="0.984153461217681">
            <text:p>98%</text:p>
          </table:table-cell>
          <table:table-cell table:style-name="ce21" table:formula="of:=SUM([.O176:.O178])/SUM([.P176:.P178])" office:value-type="float" office:value="9.25">
            <text:p>9.3</text:p>
          </table:table-cell>
          <table:table-cell table:style-name="ce21"/>
          <table:table-cell table:style-name="ce22" table:formula="of:=SUM([.S176:.S178])/SUM([.T176:.T178])" office:value-type="float" office:value="5.23598184755019">
            <text:p>5.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177]" office:value-type="float" office:value="22765">
            <text:p>22,765</text:p>
          </table:table-cell>
          <table:table-cell table:style-name="ce8" table:formula="of:=[.V177]" office:value-type="float" office:value="4375">
            <text:p>4,375</text:p>
          </table:table-cell>
          <table:table-cell table:style-name="ce8" office:value-type="float" office:value="22765">
            <text:p>22,765</text:p>
          </table:table-cell>
          <table:table-cell table:style-name="ce8" office:value-type="float" office:value="4375">
            <text:p>4,375</text:p>
          </table:table-cell>
          <table:table-cell table:number-columns-repeated="1002"/>
        </table:table-row>
        <table:table-row table:style-name="ro1">
          <table:table-cell table:style-name="ce3" office:value-type="float" office:value="1884">
            <text:p>1884</text:p>
          </table:table-cell>
          <table:table-cell office:value-type="string">
            <text:p>Pax Britannica, pt. 2</text:p>
          </table:table-cell>
          <table:table-cell table:style-name="ce8" office:value-type="float" office:value="26922">
            <text:p>26,922</text:p>
          </table:table-cell>
          <table:table-cell table:style-name="ce11" table:formula="of:=[.G178]/[.H178]" office:value-type="float" office:value="5.42030754210398">
            <text:p>5.4</text:p>
          </table:table-cell>
          <table:table-cell table:style-name="ce8" table:formula="of:=[.F178]*100/[.C178]" office:value-type="float" office:value="97.7044796077557">
            <text:p>98</text:p>
          </table:table-cell>
          <table:table-cell table:style-name="ce8" table:formula="of:=[.G178]+[.H178]" office:value-type="float" office:value="26304">
            <text:p>26,304</text:p>
          </table:table-cell>
          <table:table-cell table:style-name="ce8" table:formula="of:=SUM(OFFSET([.O178];-[.C$5]+1;0;[.C$5];1))+SUM(OFFSET([.Q178];-[.C$6]+1;0;[.C$6];1))+[.S178]" office:value-type="float" office:value="22207">
            <text:p>22,207</text:p>
          </table:table-cell>
          <table:table-cell table:style-name="ce8" table:formula="of:=SUM(OFFSET([.P178];-[.D$5]+1;0;[.D$5];1))+SUM(OFFSET([.R178];-[.D$6]+1;0;[.D$6];1))+[.T178]" office:value-type="float" office:value="4097">
            <text:p>4,097</text:p>
          </table:table-cell>
          <table:table-cell table:style-name="ce18" table:formula="of:=(SUM(OFFSET([.O178];-[.C$5]+1;0;[.C$5];1))+SUM(OFFSET([.P178];-[.D$5]+1;0;[.D$5];1)))/[.F178]" office:value-type="percentage" office:value="0.0166514598540146">
            <text:p>2%</text:p>
          </table:table-cell>
          <table:table-cell table:style-name="ce18" table:formula="of:=(SUM(OFFSET([.Q178];-[.C$6]+1;0;[.C$6];1))+SUM(OFFSET([.R178];-[.D$6]+1;0;[.D$6];1)))/[.F178]" office:value-type="percentage" office:value="0">
            <text:p>0%</text:p>
          </table:table-cell>
          <table:table-cell table:style-name="ce18" table:formula="of:=SUM([.S178:.T178])/[.F178]" office:value-type="percentage" office:value="0.983348540145985">
            <text:p>98%</text:p>
          </table:table-cell>
          <table:table-cell table:style-name="ce21" table:formula="of:=SUM([.O177:.O179])/SUM([.P177:.P179])" office:value-type="float" office:value="9.5">
            <text:p>9.5</text:p>
          </table:table-cell>
          <table:table-cell table:style-name="ce21"/>
          <table:table-cell table:style-name="ce22" table:formula="of:=SUM([.S177:.S179])/SUM([.T177:.T179])" office:value-type="float" office:value="5.36522027710943">
            <text:p>5.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178]" office:value-type="float" office:value="21795">
            <text:p>21,795</text:p>
          </table:table-cell>
          <table:table-cell table:style-name="ce8" table:formula="of:=[.V178]" office:value-type="float" office:value="4071">
            <text:p>4,071</text:p>
          </table:table-cell>
          <table:table-cell table:style-name="ce8" office:value-type="float" office:value="21795">
            <text:p>21,795</text:p>
          </table:table-cell>
          <table:table-cell table:style-name="ce8" office:value-type="float" office:value="4071">
            <text:p>4,071</text:p>
          </table:table-cell>
          <table:table-cell table:number-columns-repeated="1002"/>
        </table:table-row>
        <table:table-row table:style-name="ro1">
          <table:table-cell table:style-name="ce3" office:value-type="float" office:value="1885">
            <text:p>1885</text:p>
          </table:table-cell>
          <table:table-cell office:value-type="string">
            <text:p>Pax Britannica, pt. 2</text:p>
          </table:table-cell>
          <table:table-cell table:style-name="ce8" office:value-type="float" office:value="27220">
            <text:p>27,220</text:p>
          </table:table-cell>
          <table:table-cell table:style-name="ce11" table:formula="of:=[.G179]/[.H179]" office:value-type="float" office:value="5.65170704845815">
            <text:p>5.7</text:p>
          </table:table-cell>
          <table:table-cell table:style-name="ce8" table:formula="of:=[.F179]*100/[.C179]" office:value-type="float" office:value="88.7545922116091">
            <text:p>89</text:p>
          </table:table-cell>
          <table:table-cell table:style-name="ce8" table:formula="of:=[.G179]+[.H179]" office:value-type="float" office:value="24159">
            <text:p>24,159</text:p>
          </table:table-cell>
          <table:table-cell table:style-name="ce8" table:formula="of:=SUM(OFFSET([.O179];-[.C$5]+1;0;[.C$5];1))+SUM(OFFSET([.Q179];-[.C$6]+1;0;[.C$6];1))+[.S179]" office:value-type="float" office:value="20527">
            <text:p>20,527</text:p>
          </table:table-cell>
          <table:table-cell table:style-name="ce8" table:formula="of:=SUM(OFFSET([.P179];-[.D$5]+1;0;[.D$5];1))+SUM(OFFSET([.R179];-[.D$6]+1;0;[.D$6];1))+[.T179]" office:value-type="float" office:value="3632">
            <text:p>3,632</text:p>
          </table:table-cell>
          <table:table-cell table:style-name="ce18" table:formula="of:=(SUM(OFFSET([.O179];-[.C$5]+1;0;[.C$5];1))+SUM(OFFSET([.P179];-[.D$5]+1;0;[.D$5];1)))/[.F179]" office:value-type="percentage" office:value="0.0184196365743615">
            <text:p>2%</text:p>
          </table:table-cell>
          <table:table-cell table:style-name="ce18" table:formula="of:=(SUM(OFFSET([.Q179];-[.C$6]+1;0;[.C$6];1))+SUM(OFFSET([.R179];-[.D$6]+1;0;[.D$6];1)))/[.F179]" office:value-type="percentage" office:value="0">
            <text:p>0%</text:p>
          </table:table-cell>
          <table:table-cell table:style-name="ce18" table:formula="of:=SUM([.S179:.T179])/[.F179]" office:value-type="percentage" office:value="0.981580363425639">
            <text:p>98%</text:p>
          </table:table-cell>
          <table:table-cell table:style-name="ce21" table:formula="of:=SUM([.O178:.O180])/SUM([.P178:.P180])" office:value-type="float" office:value="11">
            <text:p>11.0</text:p>
          </table:table-cell>
          <table:table-cell table:style-name="ce21"/>
          <table:table-cell table:style-name="ce22" table:formula="of:=SUM([.S178:.S180])/SUM([.T178:.T180])" office:value-type="float" office:value="5.57240499407637">
            <text:p>5.6</text:p>
          </table:table-cell>
          <table:table-cell table:style-name="ce8" office:value-type="float" office:value="13">
            <text:p>13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79]" office:value-type="float" office:value="20107">
            <text:p>20,107</text:p>
          </table:table-cell>
          <table:table-cell table:style-name="ce8" table:formula="of:=[.V179]" office:value-type="float" office:value="3607">
            <text:p>3,607</text:p>
          </table:table-cell>
          <table:table-cell table:style-name="ce8" office:value-type="float" office:value="20107">
            <text:p>20,107</text:p>
          </table:table-cell>
          <table:table-cell table:style-name="ce8" office:value-type="float" office:value="3607">
            <text:p>3,607</text:p>
          </table:table-cell>
          <table:table-cell table:number-columns-repeated="1002"/>
        </table:table-row>
        <table:table-row table:style-name="ro1">
          <table:table-cell table:style-name="ce3" office:value-type="float" office:value="1886">
            <text:p>1886</text:p>
          </table:table-cell>
          <table:table-cell office:value-type="string">
            <text:p>Pax Britannica, pt. 2</text:p>
          </table:table-cell>
          <table:table-cell table:style-name="ce8" office:value-type="float" office:value="27522">
            <text:p>27,522</text:p>
          </table:table-cell>
          <table:table-cell table:style-name="ce11" table:formula="of:=[.G180]/[.H180]" office:value-type="float" office:value="5.92768906297077">
            <text:p>5.9</text:p>
          </table:table-cell>
          <table:table-cell table:style-name="ce8" table:formula="of:=[.F180]*100/[.C180]" office:value-type="float" office:value="83.5440738318436">
            <text:p>84</text:p>
          </table:table-cell>
          <table:table-cell table:style-name="ce8" table:formula="of:=[.G180]+[.H180]" office:value-type="float" office:value="22993">
            <text:p>22,993</text:p>
          </table:table-cell>
          <table:table-cell table:style-name="ce8" table:formula="of:=SUM(OFFSET([.O180];-[.C$5]+1;0;[.C$5];1))+SUM(OFFSET([.Q180];-[.C$6]+1;0;[.C$6];1))+[.S180]" office:value-type="float" office:value="19674">
            <text:p>19,674</text:p>
          </table:table-cell>
          <table:table-cell table:style-name="ce8" table:formula="of:=SUM(OFFSET([.P180];-[.D$5]+1;0;[.D$5];1))+SUM(OFFSET([.R180];-[.D$6]+1;0;[.D$6];1))+[.T180]" office:value-type="float" office:value="3319">
            <text:p>3,319</text:p>
          </table:table-cell>
          <table:table-cell table:style-name="ce18" table:formula="of:=(SUM(OFFSET([.O180];-[.C$5]+1;0;[.C$5];1))+SUM(OFFSET([.P180];-[.D$5]+1;0;[.D$5];1)))/[.F180]" office:value-type="percentage" office:value="0.0197451398251642">
            <text:p>2%</text:p>
          </table:table-cell>
          <table:table-cell table:style-name="ce18" table:formula="of:=(SUM(OFFSET([.Q180];-[.C$6]+1;0;[.C$6];1))+SUM(OFFSET([.R180];-[.D$6]+1;0;[.D$6];1)))/[.F180]" office:value-type="percentage" office:value="0">
            <text:p>0%</text:p>
          </table:table-cell>
          <table:table-cell table:style-name="ce18" table:formula="of:=SUM([.S180:.T180])/[.F180]" office:value-type="percentage" office:value="0.980254860174836">
            <text:p>98%</text:p>
          </table:table-cell>
          <table:table-cell table:style-name="ce21" table:formula="of:=SUM([.O179:.O181])/SUM([.P179:.P181])" office:value-type="float" office:value="25.5">
            <text:p>25.5</text:p>
          </table:table-cell>
          <table:table-cell table:style-name="ce21"/>
          <table:table-cell table:style-name="ce22" table:formula="of:=SUM([.S179:.S181])/SUM([.T179:.T181])" office:value-type="float" office:value="5.85248212667405">
            <text:p>5.9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180]" office:value-type="float" office:value="19244">
            <text:p>19,244</text:p>
          </table:table-cell>
          <table:table-cell table:style-name="ce8" table:formula="of:=[.V180]" office:value-type="float" office:value="3295">
            <text:p>3,295</text:p>
          </table:table-cell>
          <table:table-cell table:style-name="ce8" office:value-type="float" office:value="19244">
            <text:p>19,244</text:p>
          </table:table-cell>
          <table:table-cell table:style-name="ce8" office:value-type="float" office:value="3295">
            <text:p>3,295</text:p>
          </table:table-cell>
          <table:table-cell table:number-columns-repeated="1002"/>
        </table:table-row>
        <table:table-row table:style-name="ro1">
          <table:table-cell table:style-name="ce3" office:value-type="float" office:value="1887">
            <text:p>1887</text:p>
          </table:table-cell>
          <table:table-cell office:value-type="string">
            <text:p>Pax Britannica, pt. 2</text:p>
          </table:table-cell>
          <table:table-cell table:style-name="ce8" office:value-type="float" office:value="27827">
            <text:p>27,827</text:p>
          </table:table-cell>
          <table:table-cell table:style-name="ce11" table:formula="of:=[.G181]/[.H181]" office:value-type="float" office:value="6.29521625163827">
            <text:p>6.3</text:p>
          </table:table-cell>
          <table:table-cell table:style-name="ce8" table:formula="of:=[.F181]*100/[.C181]" office:value-type="float" office:value="80.0122183490854">
            <text:p>80</text:p>
          </table:table-cell>
          <table:table-cell table:style-name="ce8" table:formula="of:=[.G181]+[.H181]" office:value-type="float" office:value="22265">
            <text:p>22,265</text:p>
          </table:table-cell>
          <table:table-cell table:style-name="ce8" table:formula="of:=SUM(OFFSET([.O181];-[.C$5]+1;0;[.C$5];1))+SUM(OFFSET([.Q181];-[.C$6]+1;0;[.C$6];1))+[.S181]" office:value-type="float" office:value="19213">
            <text:p>19,213</text:p>
          </table:table-cell>
          <table:table-cell table:style-name="ce8" table:formula="of:=SUM(OFFSET([.P181];-[.D$5]+1;0;[.D$5];1))+SUM(OFFSET([.R181];-[.D$6]+1;0;[.D$6];1))+[.T181]" office:value-type="float" office:value="3052">
            <text:p>3,052</text:p>
          </table:table-cell>
          <table:table-cell table:style-name="ce18" table:formula="of:=(SUM(OFFSET([.O181];-[.C$5]+1;0;[.C$5];1))+SUM(OFFSET([.P181];-[.D$5]+1;0;[.D$5];1)))/[.F181]" office:value-type="percentage" office:value="0.0209297103076578">
            <text:p>2%</text:p>
          </table:table-cell>
          <table:table-cell table:style-name="ce18" table:formula="of:=(SUM(OFFSET([.Q181];-[.C$6]+1;0;[.C$6];1))+SUM(OFFSET([.R181];-[.D$6]+1;0;[.D$6];1)))/[.F181]" office:value-type="percentage" office:value="0">
            <text:p>0%</text:p>
          </table:table-cell>
          <table:table-cell table:style-name="ce18" table:formula="of:=SUM([.S181:.T181])/[.F181]" office:value-type="percentage" office:value="0.979070289692342">
            <text:p>98%</text:p>
          </table:table-cell>
          <table:table-cell table:style-name="ce21" table:formula="of:=SUM([.O180:.O182])/SUM([.P180:.P182])" office:value-type="float" office:value="30">
            <text:p>30.0</text:p>
          </table:table-cell>
          <table:table-cell table:style-name="ce21"/>
          <table:table-cell table:style-name="ce22" table:formula="of:=SUM([.S180:.S182])/SUM([.T180:.T182])" office:value-type="float" office:value="6.03582922119717">
            <text:p>6.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181]" office:value-type="float" office:value="18770">
            <text:p>18,770</text:p>
          </table:table-cell>
          <table:table-cell table:style-name="ce8" table:formula="of:=[.V181]" office:value-type="float" office:value="3029">
            <text:p>3,029</text:p>
          </table:table-cell>
          <table:table-cell table:style-name="ce8" office:value-type="float" office:value="18770">
            <text:p>18,770</text:p>
          </table:table-cell>
          <table:table-cell table:style-name="ce8" office:value-type="float" office:value="3029">
            <text:p>3,029</text:p>
          </table:table-cell>
          <table:table-cell table:number-columns-repeated="1002"/>
        </table:table-row>
        <table:table-row table:style-name="ro1">
          <table:table-cell table:style-name="ce3" office:value-type="float" office:value="1888">
            <text:p>1888</text:p>
          </table:table-cell>
          <table:table-cell office:value-type="string">
            <text:p>Pax Britannica, pt. 2</text:p>
          </table:table-cell>
          <table:table-cell table:style-name="ce8" office:value-type="float" office:value="28136">
            <text:p>28,136</text:p>
          </table:table-cell>
          <table:table-cell table:style-name="ce11" table:formula="of:=[.G182]/[.H182]" office:value-type="float" office:value="6.19298245614035">
            <text:p>6.2</text:p>
          </table:table-cell>
          <table:table-cell table:style-name="ce8" table:formula="of:=[.F182]*100/[.C182]" office:value-type="float" office:value="77.2320159226614">
            <text:p>77</text:p>
          </table:table-cell>
          <table:table-cell table:style-name="ce8" table:formula="of:=[.G182]+[.H182]" office:value-type="float" office:value="21730">
            <text:p>21,730</text:p>
          </table:table-cell>
          <table:table-cell table:style-name="ce8" table:formula="of:=SUM(OFFSET([.O182];-[.C$5]+1;0;[.C$5];1))+SUM(OFFSET([.Q182];-[.C$6]+1;0;[.C$6];1))+[.S182]" office:value-type="float" office:value="18709">
            <text:p>18,709</text:p>
          </table:table-cell>
          <table:table-cell table:style-name="ce8" table:formula="of:=SUM(OFFSET([.P182];-[.D$5]+1;0;[.D$5];1))+SUM(OFFSET([.R182];-[.D$6]+1;0;[.D$6];1))+[.T182]" office:value-type="float" office:value="3021">
            <text:p>3,021</text:p>
          </table:table-cell>
          <table:table-cell table:style-name="ce18" table:formula="of:=(SUM(OFFSET([.O182];-[.C$5]+1;0;[.C$5];1))+SUM(OFFSET([.P182];-[.D$5]+1;0;[.D$5];1)))/[.F182]" office:value-type="percentage" office:value="0.0220892774965485">
            <text:p>2%</text:p>
          </table:table-cell>
          <table:table-cell table:style-name="ce18" table:formula="of:=(SUM(OFFSET([.Q182];-[.C$6]+1;0;[.C$6];1))+SUM(OFFSET([.R182];-[.D$6]+1;0;[.D$6];1)))/[.F182]" office:value-type="percentage" office:value="0">
            <text:p>0%</text:p>
          </table:table-cell>
          <table:table-cell table:style-name="ce18" table:formula="of:=SUM([.S182:.T182])/[.F182]" office:value-type="percentage" office:value="0.977910722503451">
            <text:p>98%</text:p>
          </table:table-cell>
          <table:table-cell table:style-name="ce21" table:formula="of:=SUM([.O181:.O183])/SUM([.P181:.P183])" office:value-type="float" office:value="53">
            <text:p>53.0</text:p>
          </table:table-cell>
          <table:table-cell table:style-name="ce21"/>
          <table:table-cell table:style-name="ce22" table:formula="of:=SUM([.S181:.S183])/SUM([.T181:.T183])" office:value-type="float" office:value="6.06377952755906">
            <text:p>6.1</text:p>
          </table:table-cell>
          <table:table-cell table:style-name="ce8" office:value-type="float" office:value="22">
            <text:p>2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82]" office:value-type="float" office:value="18252">
            <text:p>18,252</text:p>
          </table:table-cell>
          <table:table-cell table:style-name="ce8" table:formula="of:=[.V182]" office:value-type="float" office:value="2998">
            <text:p>2,998</text:p>
          </table:table-cell>
          <table:table-cell table:style-name="ce8" office:value-type="float" office:value="18252">
            <text:p>18,252</text:p>
          </table:table-cell>
          <table:table-cell table:style-name="ce8" office:value-type="float" office:value="2998">
            <text:p>2,998</text:p>
          </table:table-cell>
          <table:table-cell table:number-columns-repeated="1002"/>
        </table:table-row>
        <table:table-row table:style-name="ro1">
          <table:table-cell table:style-name="ce3" office:value-type="float" office:value="1889">
            <text:p>1889</text:p>
          </table:table-cell>
          <table:table-cell office:value-type="string">
            <text:p>Pax Britannica, pt. 2</text:p>
          </table:table-cell>
          <table:table-cell table:style-name="ce8" office:value-type="float" office:value="28448">
            <text:p>28,448</text:p>
          </table:table-cell>
          <table:table-cell table:style-name="ce11" table:formula="of:=[.G183]/[.H183]" office:value-type="float" office:value="6.01108801108801">
            <text:p>6.0</text:p>
          </table:table-cell>
          <table:table-cell table:style-name="ce8" table:formula="of:=[.F183]*100/[.C183]" office:value-type="float" office:value="71.1262654668167">
            <text:p>71</text:p>
          </table:table-cell>
          <table:table-cell table:style-name="ce8" table:formula="of:=[.G183]+[.H183]" office:value-type="float" office:value="20234">
            <text:p>20,234</text:p>
          </table:table-cell>
          <table:table-cell table:style-name="ce8" table:formula="of:=SUM(OFFSET([.O183];-[.C$5]+1;0;[.C$5];1))+SUM(OFFSET([.Q183];-[.C$6]+1;0;[.C$6];1))+[.S183]" office:value-type="float" office:value="17348">
            <text:p>17,348</text:p>
          </table:table-cell>
          <table:table-cell table:style-name="ce8" table:formula="of:=SUM(OFFSET([.P183];-[.D$5]+1;0;[.D$5];1))+SUM(OFFSET([.R183];-[.D$6]+1;0;[.D$6];1))+[.T183]" office:value-type="float" office:value="2886">
            <text:p>2,886</text:p>
          </table:table-cell>
          <table:table-cell table:style-name="ce18" table:formula="of:=(SUM(OFFSET([.O183];-[.C$5]+1;0;[.C$5];1))+SUM(OFFSET([.P183];-[.D$5]+1;0;[.D$5];1)))/[.F183]" office:value-type="percentage" office:value="0.0240189779578927">
            <text:p>2%</text:p>
          </table:table-cell>
          <table:table-cell table:style-name="ce18" table:formula="of:=(SUM(OFFSET([.Q183];-[.C$6]+1;0;[.C$6];1))+SUM(OFFSET([.R183];-[.D$6]+1;0;[.D$6];1)))/[.F183]" office:value-type="percentage" office:value="0">
            <text:p>0%</text:p>
          </table:table-cell>
          <table:table-cell table:style-name="ce18" table:formula="of:=SUM([.S183:.T183])/[.F183]" office:value-type="percentage" office:value="0.975981022042107">
            <text:p>98%</text:p>
          </table:table-cell>
          <table:table-cell table:style-name="ce21" table:formula="of:=SUM([.O182:.O184])/SUM([.P182:.P184])" office:value-type="float" office:value="47">
            <text:p>47.0</text:p>
          </table:table-cell>
          <table:table-cell table:style-name="ce21"/>
          <table:table-cell table:style-name="ce22" table:formula="of:=SUM([.S182:.S184])/SUM([.T182:.T184])" office:value-type="float" office:value="5.95117096018735">
            <text:p>6.0</text:p>
          </table:table-cell>
          <table:table-cell table:style-name="ce8" office:value-type="float" office:value="11">
            <text:p>1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83]" office:value-type="float" office:value="16885">
            <text:p>16,885</text:p>
          </table:table-cell>
          <table:table-cell table:style-name="ce8" table:formula="of:=[.V183]" office:value-type="float" office:value="2863">
            <text:p>2,863</text:p>
          </table:table-cell>
          <table:table-cell table:style-name="ce8" office:value-type="float" office:value="16885">
            <text:p>16,885</text:p>
          </table:table-cell>
          <table:table-cell table:style-name="ce8" office:value-type="float" office:value="2863">
            <text:p>2,863</text:p>
          </table:table-cell>
          <table:table-cell table:number-columns-repeated="1002"/>
        </table:table-row>
        <table:table-row table:style-name="ro1">
          <table:table-cell table:style-name="ce3" office:value-type="float" office:value="1890">
            <text:p>1890</text:p>
          </table:table-cell>
          <table:table-cell office:value-type="string">
            <text:p>Pax Britannica, pt. 2</text:p>
          </table:table-cell>
          <table:table-cell table:style-name="ce8" office:value-type="float" office:value="28764">
            <text:p>28,764</text:p>
          </table:table-cell>
          <table:table-cell table:style-name="ce11" table:formula="of:=[.G184]/[.H184]" office:value-type="float" office:value="5.97706252312246">
            <text:p>6.0</text:p>
          </table:table-cell>
          <table:table-cell table:style-name="ce8" table:formula="of:=[.F184]*100/[.C184]" office:value-type="float" office:value="65.5645946321791">
            <text:p>66</text:p>
          </table:table-cell>
          <table:table-cell table:style-name="ce8" table:formula="of:=[.G184]+[.H184]" office:value-type="float" office:value="18859">
            <text:p>18,859</text:p>
          </table:table-cell>
          <table:table-cell table:style-name="ce8" table:formula="of:=SUM(OFFSET([.O184];-[.C$5]+1;0;[.C$5];1))+SUM(OFFSET([.Q184];-[.C$6]+1;0;[.C$6];1))+[.S184]" office:value-type="float" office:value="16156">
            <text:p>16,156</text:p>
          </table:table-cell>
          <table:table-cell table:style-name="ce8" table:formula="of:=SUM(OFFSET([.P184];-[.D$5]+1;0;[.D$5];1))+SUM(OFFSET([.R184];-[.D$6]+1;0;[.D$6];1))+[.T184]" office:value-type="float" office:value="2703">
            <text:p>2,703</text:p>
          </table:table-cell>
          <table:table-cell table:style-name="ce18" table:formula="of:=(SUM(OFFSET([.O184];-[.C$5]+1;0;[.C$5];1))+SUM(OFFSET([.P184];-[.D$5]+1;0;[.D$5];1)))/[.F184]" office:value-type="percentage" office:value="0.0261943899464447">
            <text:p>3%</text:p>
          </table:table-cell>
          <table:table-cell table:style-name="ce18" table:formula="of:=(SUM(OFFSET([.Q184];-[.C$6]+1;0;[.C$6];1))+SUM(OFFSET([.R184];-[.D$6]+1;0;[.D$6];1)))/[.F184]" office:value-type="percentage" office:value="0">
            <text:p>0%</text:p>
          </table:table-cell>
          <table:table-cell table:style-name="ce18" table:formula="of:=SUM([.S184:.T184])/[.F184]" office:value-type="percentage" office:value="0.973805610053555">
            <text:p>97%</text:p>
          </table:table-cell>
          <table:table-cell table:style-name="ce21" table:formula="of:=SUM([.O183:.O185])/SUM([.P183:.P185])" office:value-type="float" office:value="37">
            <text:p>37.0</text:p>
          </table:table-cell>
          <table:table-cell table:style-name="ce21"/>
          <table:table-cell table:style-name="ce22" table:formula="of:=SUM([.S183:.S185])/SUM([.T183:.T185])" office:value-type="float" office:value="5.89741679085941">
            <text:p>5.9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184]" office:value-type="float" office:value="15686">
            <text:p>15,686</text:p>
          </table:table-cell>
          <table:table-cell table:style-name="ce8" table:formula="of:=[.V184]" office:value-type="float" office:value="2679">
            <text:p>2,679</text:p>
          </table:table-cell>
          <table:table-cell table:style-name="ce8" office:value-type="float" office:value="15686">
            <text:p>15,686</text:p>
          </table:table-cell>
          <table:table-cell table:style-name="ce8" office:value-type="float" office:value="2679">
            <text:p>2,679</text:p>
          </table:table-cell>
          <table:table-cell table:number-columns-repeated="1002"/>
        </table:table-row>
        <table:table-row table:style-name="ro1">
          <table:table-cell table:style-name="ce3" office:value-type="float" office:value="1891">
            <text:p>1891</text:p>
          </table:table-cell>
          <table:table-cell office:value-type="string">
            <text:p>Pax Britannica, pt. 2</text:p>
          </table:table-cell>
          <table:table-cell table:style-name="ce8" office:value-type="float" office:value="29086">
            <text:p>29,086</text:p>
          </table:table-cell>
          <table:table-cell table:style-name="ce11" table:formula="of:=[.G185]/[.H185]" office:value-type="float" office:value="6.07264113699171">
            <text:p>6.1</text:p>
          </table:table-cell>
          <table:table-cell table:style-name="ce8" table:formula="of:=[.F185]*100/[.C185]" office:value-type="float" office:value="61.5932063535722">
            <text:p>62</text:p>
          </table:table-cell>
          <table:table-cell table:style-name="ce8" table:formula="of:=[.G185]+[.H185]" office:value-type="float" office:value="17915">
            <text:p>17,915</text:p>
          </table:table-cell>
          <table:table-cell table:style-name="ce8" table:formula="of:=SUM(OFFSET([.O185];-[.C$5]+1;0;[.C$5];1))+SUM(OFFSET([.Q185];-[.C$6]+1;0;[.C$6];1))+[.S185]" office:value-type="float" office:value="15382">
            <text:p>15,382</text:p>
          </table:table-cell>
          <table:table-cell table:style-name="ce8" table:formula="of:=SUM(OFFSET([.P185];-[.D$5]+1;0;[.D$5];1))+SUM(OFFSET([.R185];-[.D$6]+1;0;[.D$6];1))+[.T185]" office:value-type="float" office:value="2533">
            <text:p>2,533</text:p>
          </table:table-cell>
          <table:table-cell table:style-name="ce18" table:formula="of:=(SUM(OFFSET([.O185];-[.C$5]+1;0;[.C$5];1))+SUM(OFFSET([.P185];-[.D$5]+1;0;[.D$5];1)))/[.F185]" office:value-type="percentage" office:value="0.0273513815238627">
            <text:p>3%</text:p>
          </table:table-cell>
          <table:table-cell table:style-name="ce18" table:formula="of:=(SUM(OFFSET([.Q185];-[.C$6]+1;0;[.C$6];1))+SUM(OFFSET([.R185];-[.D$6]+1;0;[.D$6];1)))/[.F185]" office:value-type="percentage" office:value="0">
            <text:p>0%</text:p>
          </table:table-cell>
          <table:table-cell table:style-name="ce18" table:formula="of:=SUM([.S185:.T185])/[.F185]" office:value-type="percentage" office:value="0.972648618476137">
            <text:p>97%</text:p>
          </table:table-cell>
          <table:table-cell table:style-name="ce21" table:formula="of:=SUM([.O184:.O186])/SUM([.P184:.P186])" office:value-type="float" office:value="44">
            <text:p>44.0</text:p>
          </table:table-cell>
          <table:table-cell table:style-name="ce21"/>
          <table:table-cell table:style-name="ce22" table:formula="of:=SUM([.S184:.S186])/SUM([.T184:.T186])" office:value-type="float" office:value="5.89498129273642">
            <text:p>5.9</text:p>
          </table:table-cell>
          <table:table-cell table:style-name="ce8" office:value-type="float" office:value="12">
            <text:p>1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85]" office:value-type="float" office:value="14915">
            <text:p>14,915</text:p>
          </table:table-cell>
          <table:table-cell table:style-name="ce8" table:formula="of:=[.V185]" office:value-type="float" office:value="2510">
            <text:p>2,510</text:p>
          </table:table-cell>
          <table:table-cell table:style-name="ce8" office:value-type="float" office:value="14915">
            <text:p>14,915</text:p>
          </table:table-cell>
          <table:table-cell table:style-name="ce8" office:value-type="float" office:value="2510">
            <text:p>2,510</text:p>
          </table:table-cell>
          <table:table-cell table:number-columns-repeated="1002"/>
        </table:table-row>
        <table:table-row table:style-name="ro1">
          <table:table-cell table:style-name="ce3" office:value-type="float" office:value="1892">
            <text:p>1892</text:p>
          </table:table-cell>
          <table:table-cell office:value-type="string">
            <text:p>Pax Britannica, pt. 2</text:p>
          </table:table-cell>
          <table:table-cell table:style-name="ce8" office:value-type="float" office:value="29421">
            <text:p>29,421</text:p>
          </table:table-cell>
          <table:table-cell table:style-name="ce11" table:formula="of:=[.G186]/[.H186]" office:value-type="float" office:value="6.02050290135397">
            <text:p>6.0</text:p>
          </table:table-cell>
          <table:table-cell table:style-name="ce8" table:formula="of:=[.F186]*100/[.C186]" office:value-type="float" office:value="61.683831276979">
            <text:p>62</text:p>
          </table:table-cell>
          <table:table-cell table:style-name="ce8" table:formula="of:=[.G186]+[.H186]" office:value-type="float" office:value="18148">
            <text:p>18,148</text:p>
          </table:table-cell>
          <table:table-cell table:style-name="ce8" table:formula="of:=SUM(OFFSET([.O186];-[.C$5]+1;0;[.C$5];1))+SUM(OFFSET([.Q186];-[.C$6]+1;0;[.C$6];1))+[.S186]" office:value-type="float" office:value="15563">
            <text:p>15,563</text:p>
          </table:table-cell>
          <table:table-cell table:style-name="ce8" table:formula="of:=SUM(OFFSET([.P186];-[.D$5]+1;0;[.D$5];1))+SUM(OFFSET([.R186];-[.D$6]+1;0;[.D$6];1))+[.T186]" office:value-type="float" office:value="2585">
            <text:p>2,585</text:p>
          </table:table-cell>
          <table:table-cell table:style-name="ce18" table:formula="of:=(SUM(OFFSET([.O186];-[.C$5]+1;0;[.C$5];1))+SUM(OFFSET([.P186];-[.D$5]+1;0;[.D$5];1)))/[.F186]" office:value-type="percentage" office:value="0.0272757328631254">
            <text:p>3%</text:p>
          </table:table-cell>
          <table:table-cell table:style-name="ce18" table:formula="of:=(SUM(OFFSET([.Q186];-[.C$6]+1;0;[.C$6];1))+SUM(OFFSET([.R186];-[.D$6]+1;0;[.D$6];1)))/[.F186]" office:value-type="percentage" office:value="0">
            <text:p>0%</text:p>
          </table:table-cell>
          <table:table-cell table:style-name="ce18" table:formula="of:=SUM([.S186:.T186])/[.F186]" office:value-type="percentage" office:value="0.972724267136874">
            <text:p>97%</text:p>
          </table:table-cell>
          <table:table-cell table:style-name="ce21" table:number-columns-repeated="2"/>
          <table:table-cell table:style-name="ce22" table:formula="of:=SUM([.S185:.S187])/SUM([.T185:.T187])" office:value-type="float" office:value="5.94786915157044">
            <text:p>5.9</text:p>
          </table:table-cell>
          <table:table-cell table:style-name="ce8" office:value-type="float" office:value="18">
            <text:p>18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86]" office:value-type="float" office:value="15091">
            <text:p>15,091</text:p>
          </table:table-cell>
          <table:table-cell table:style-name="ce8" table:formula="of:=[.V186]" office:value-type="float" office:value="2562">
            <text:p>2,562</text:p>
          </table:table-cell>
          <table:table-cell table:style-name="ce8" office:value-type="float" office:value="15091">
            <text:p>15,091</text:p>
          </table:table-cell>
          <table:table-cell table:style-name="ce8" office:value-type="float" office:value="2562">
            <text:p>2,562</text:p>
          </table:table-cell>
          <table:table-cell table:number-columns-repeated="1002"/>
        </table:table-row>
        <table:table-row table:style-name="ro1">
          <table:table-cell table:style-name="ce3" office:value-type="float" office:value="1893">
            <text:p>1893</text:p>
          </table:table-cell>
          <table:table-cell office:value-type="string">
            <text:p>Pax Britannica, pt. 2</text:p>
          </table:table-cell>
          <table:table-cell table:style-name="ce8" office:value-type="float" office:value="29761">
            <text:p>29,761</text:p>
          </table:table-cell>
          <table:table-cell table:style-name="ce11" table:formula="of:=[.G187]/[.H187]" office:value-type="float" office:value="6.13871951219512">
            <text:p>6.1</text:p>
          </table:table-cell>
          <table:table-cell table:style-name="ce8" table:formula="of:=[.F187]*100/[.C187]" office:value-type="float" office:value="62.941433419576">
            <text:p>63</text:p>
          </table:table-cell>
          <table:table-cell table:style-name="ce8" table:formula="of:=[.G187]+[.H187]" office:value-type="float" office:value="18732">
            <text:p>18,732</text:p>
          </table:table-cell>
          <table:table-cell table:style-name="ce8" table:formula="of:=SUM(OFFSET([.O187];-[.C$5]+1;0;[.C$5];1))+SUM(OFFSET([.Q187];-[.C$6]+1;0;[.C$6];1))+[.S187]" office:value-type="float" office:value="16108">
            <text:p>16,108</text:p>
          </table:table-cell>
          <table:table-cell table:style-name="ce8" table:formula="of:=SUM(OFFSET([.P187];-[.D$5]+1;0;[.D$5];1))+SUM(OFFSET([.R187];-[.D$6]+1;0;[.D$6];1))+[.T187]" office:value-type="float" office:value="2624">
            <text:p>2,624</text:p>
          </table:table-cell>
          <table:table-cell table:style-name="ce18" table:formula="of:=(SUM(OFFSET([.O187];-[.C$5]+1;0;[.C$5];1))+SUM(OFFSET([.P187];-[.D$5]+1;0;[.D$5];1)))/[.F187]" office:value-type="percentage" office:value="0.0266389066837497">
            <text:p>3%</text:p>
          </table:table-cell>
          <table:table-cell table:style-name="ce18" table:formula="of:=(SUM(OFFSET([.Q187];-[.C$6]+1;0;[.C$6];1))+SUM(OFFSET([.R187];-[.D$6]+1;0;[.D$6];1)))/[.F187]" office:value-type="percentage" office:value="0">
            <text:p>0%</text:p>
          </table:table-cell>
          <table:table-cell table:style-name="ce18" table:formula="of:=SUM([.S187:.T187])/[.F187]" office:value-type="percentage" office:value="0.97336109331625">
            <text:p>97%</text:p>
          </table:table-cell>
          <table:table-cell table:style-name="ce21" table:formula="of:=SUM([.O186:.O188])/SUM([.P186:.P188])" office:value-type="float" office:value="49">
            <text:p>49.0</text:p>
          </table:table-cell>
          <table:table-cell table:style-name="ce21"/>
          <table:table-cell table:style-name="ce22" table:formula="of:=SUM([.S186:.S188])/SUM([.T186:.T188])" office:value-type="float" office:value="5.92818393180057">
            <text:p>5.9</text:p>
          </table:table-cell>
          <table:table-cell table:style-name="ce8" office:value-type="float" office:value="15">
            <text:p>1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87]" office:value-type="float" office:value="15632">
            <text:p>15,632</text:p>
          </table:table-cell>
          <table:table-cell table:style-name="ce8" table:formula="of:=[.V187]" office:value-type="float" office:value="2601">
            <text:p>2,601</text:p>
          </table:table-cell>
          <table:table-cell table:style-name="ce8" office:value-type="float" office:value="15632">
            <text:p>15,632</text:p>
          </table:table-cell>
          <table:table-cell table:style-name="ce8" office:value-type="float" office:value="2601">
            <text:p>2,601</text:p>
          </table:table-cell>
          <table:table-cell table:number-columns-repeated="1002"/>
        </table:table-row>
        <table:table-row table:style-name="ro1">
          <table:table-cell table:style-name="ce3" office:value-type="float" office:value="1894">
            <text:p>1894</text:p>
          </table:table-cell>
          <table:table-cell office:value-type="string">
            <text:p>Pax Britannica, pt. 2</text:p>
          </table:table-cell>
          <table:table-cell table:style-name="ce8" office:value-type="float" office:value="30104">
            <text:p>30,104</text:p>
          </table:table-cell>
          <table:table-cell table:style-name="ce11" table:formula="of:=[.G188]/[.H188]" office:value-type="float" office:value="6.01459854014599">
            <text:p>6.0</text:p>
          </table:table-cell>
          <table:table-cell table:style-name="ce8" table:formula="of:=[.F188]*100/[.C188]" office:value-type="float" office:value="60.6530693595535">
            <text:p>61</text:p>
          </table:table-cell>
          <table:table-cell table:style-name="ce8" table:formula="of:=[.G188]+[.H188]" office:value-type="float" office:value="18259">
            <text:p>18,259</text:p>
          </table:table-cell>
          <table:table-cell table:style-name="ce8" table:formula="of:=SUM(OFFSET([.O188];-[.C$5]+1;0;[.C$5];1))+SUM(OFFSET([.Q188];-[.C$6]+1;0;[.C$6];1))+[.S188]" office:value-type="float" office:value="15656">
            <text:p>15,656</text:p>
          </table:table-cell>
          <table:table-cell table:style-name="ce8" table:formula="of:=SUM(OFFSET([.P188];-[.D$5]+1;0;[.D$5];1))+SUM(OFFSET([.R188];-[.D$6]+1;0;[.D$6];1))+[.T188]" office:value-type="float" office:value="2603">
            <text:p>2,603</text:p>
          </table:table-cell>
          <table:table-cell table:style-name="ce18" table:formula="of:=(SUM(OFFSET([.O188];-[.C$5]+1;0;[.C$5];1))+SUM(OFFSET([.P188];-[.D$5]+1;0;[.D$5];1)))/[.F188]" office:value-type="percentage" office:value="0.0277671285393505">
            <text:p>3%</text:p>
          </table:table-cell>
          <table:table-cell table:style-name="ce18" table:formula="of:=(SUM(OFFSET([.Q188];-[.C$6]+1;0;[.C$6];1))+SUM(OFFSET([.R188];-[.D$6]+1;0;[.D$6];1)))/[.F188]" office:value-type="percentage" office:value="0">
            <text:p>0%</text:p>
          </table:table-cell>
          <table:table-cell table:style-name="ce18" table:formula="of:=SUM([.S188:.T188])/[.F188]" office:value-type="percentage" office:value="0.972232871460649">
            <text:p>97%</text:p>
          </table:table-cell>
          <table:table-cell table:style-name="ce21" table:formula="of:=SUM([.O187:.O189])/SUM([.P187:.P189])" office:value-type="float" office:value="42">
            <text:p>42.0</text:p>
          </table:table-cell>
          <table:table-cell table:style-name="ce21"/>
          <table:table-cell table:style-name="ce22" table:formula="of:=SUM([.S187:.S189])/SUM([.T187:.T189])" office:value-type="float" office:value="5.83660714285714">
            <text:p>5.8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188]" office:value-type="float" office:value="15173">
            <text:p>15,173</text:p>
          </table:table-cell>
          <table:table-cell table:style-name="ce8" table:formula="of:=[.V188]" office:value-type="float" office:value="2579">
            <text:p>2,579</text:p>
          </table:table-cell>
          <table:table-cell table:style-name="ce8" office:value-type="float" office:value="15173">
            <text:p>15,173</text:p>
          </table:table-cell>
          <table:table-cell table:style-name="ce8" office:value-type="float" office:value="2579">
            <text:p>2,579</text:p>
          </table:table-cell>
          <table:table-cell table:number-columns-repeated="1002"/>
        </table:table-row>
        <table:table-row table:style-name="ro1">
          <table:table-cell table:style-name="ce3" office:value-type="float" office:value="1895">
            <text:p>1895</text:p>
          </table:table-cell>
          <table:table-cell office:value-type="string">
            <text:p>Pax Britannica, pt. 2</text:p>
          </table:table-cell>
          <table:table-cell table:style-name="ce8" office:value-type="float" office:value="30451">
            <text:p>30,451</text:p>
          </table:table-cell>
          <table:table-cell table:style-name="ce11" table:formula="of:=[.G189]/[.H189]" office:value-type="float" office:value="5.75111773472429">
            <text:p>5.8</text:p>
          </table:table-cell>
          <table:table-cell table:style-name="ce8" table:formula="of:=[.F189]*100/[.C189]" office:value-type="float" office:value="59.505434961085">
            <text:p>60</text:p>
          </table:table-cell>
          <table:table-cell table:style-name="ce8" table:formula="of:=[.G189]+[.H189]" office:value-type="float" office:value="18120">
            <text:p>18,120</text:p>
          </table:table-cell>
          <table:table-cell table:style-name="ce8" table:formula="of:=SUM(OFFSET([.O189];-[.C$5]+1;0;[.C$5];1))+SUM(OFFSET([.Q189];-[.C$6]+1;0;[.C$6];1))+[.S189]" office:value-type="float" office:value="15436">
            <text:p>15,436</text:p>
          </table:table-cell>
          <table:table-cell table:style-name="ce8" table:formula="of:=SUM(OFFSET([.P189];-[.D$5]+1;0;[.D$5];1))+SUM(OFFSET([.R189];-[.D$6]+1;0;[.D$6];1))+[.T189]" office:value-type="float" office:value="2684">
            <text:p>2,684</text:p>
          </table:table-cell>
          <table:table-cell table:style-name="ce18" table:formula="of:=(SUM(OFFSET([.O189];-[.C$5]+1;0;[.C$5];1))+SUM(OFFSET([.P189];-[.D$5]+1;0;[.D$5];1)))/[.F189]" office:value-type="percentage" office:value="0.027924944812362">
            <text:p>3%</text:p>
          </table:table-cell>
          <table:table-cell table:style-name="ce18" table:formula="of:=(SUM(OFFSET([.Q189];-[.C$6]+1;0;[.C$6];1))+SUM(OFFSET([.R189];-[.D$6]+1;0;[.D$6];1)))/[.F189]" office:value-type="percentage" office:value="0">
            <text:p>0%</text:p>
          </table:table-cell>
          <table:table-cell table:style-name="ce18" table:formula="of:=SUM([.S189:.T189])/[.F189]" office:value-type="percentage" office:value="0.972075055187638">
            <text:p>97%</text:p>
          </table:table-cell>
          <table:table-cell table:style-name="ce21" table:formula="of:=SUM([.O188:.O190])/SUM([.P188:.P190])" office:value-type="float" office:value="23">
            <text:p>23.0</text:p>
          </table:table-cell>
          <table:table-cell table:style-name="ce21"/>
          <table:table-cell table:style-name="ce22" table:formula="of:=SUM([.S188:.S190])/SUM([.T188:.T190])" office:value-type="float" office:value="5.67370832272843">
            <text:p>5.7</text:p>
          </table:table-cell>
          <table:table-cell table:style-name="ce8" office:value-type="float" office:value="11">
            <text:p>1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89]" office:value-type="float" office:value="14954">
            <text:p>14,954</text:p>
          </table:table-cell>
          <table:table-cell table:style-name="ce8" table:formula="of:=[.V189]" office:value-type="float" office:value="2660">
            <text:p>2,660</text:p>
          </table:table-cell>
          <table:table-cell table:style-name="ce8" office:value-type="float" office:value="14954">
            <text:p>14,954</text:p>
          </table:table-cell>
          <table:table-cell table:style-name="ce8" office:value-type="float" office:value="2660">
            <text:p>2,660</text:p>
          </table:table-cell>
          <table:table-cell table:number-columns-repeated="1002"/>
        </table:table-row>
        <table:table-row table:style-name="ro1">
          <table:table-cell table:style-name="ce3" office:value-type="float" office:value="1896">
            <text:p>1896</text:p>
          </table:table-cell>
          <table:table-cell office:value-type="string">
            <text:p>Pax Britannica, pt. 2</text:p>
          </table:table-cell>
          <table:table-cell table:style-name="ce8" office:value-type="float" office:value="30803">
            <text:p>30,803</text:p>
          </table:table-cell>
          <table:table-cell table:style-name="ce11" table:formula="of:=[.G190]/[.H190]" office:value-type="float" office:value="5.65166414523449">
            <text:p>5.7</text:p>
          </table:table-cell>
          <table:table-cell table:style-name="ce8" table:formula="of:=[.F190]*100/[.C190]" office:value-type="float" office:value="57.0950881407655">
            <text:p>57</text:p>
          </table:table-cell>
          <table:table-cell table:style-name="ce8" table:formula="of:=[.G190]+[.H190]" office:value-type="float" office:value="17587">
            <text:p>17,587</text:p>
          </table:table-cell>
          <table:table-cell table:style-name="ce8" table:formula="of:=SUM(OFFSET([.O190];-[.C$5]+1;0;[.C$5];1))+SUM(OFFSET([.Q190];-[.C$6]+1;0;[.C$6];1))+[.S190]" office:value-type="float" office:value="14943">
            <text:p>14,943</text:p>
          </table:table-cell>
          <table:table-cell table:style-name="ce8" table:formula="of:=SUM(OFFSET([.P190];-[.D$5]+1;0;[.D$5];1))+SUM(OFFSET([.R190];-[.D$6]+1;0;[.D$6];1))+[.T190]" office:value-type="float" office:value="2644">
            <text:p>2,644</text:p>
          </table:table-cell>
          <table:table-cell table:style-name="ce18" table:formula="of:=(SUM(OFFSET([.O190];-[.C$5]+1;0;[.C$5];1))+SUM(OFFSET([.P190];-[.D$5]+1;0;[.D$5];1)))/[.F190]" office:value-type="percentage" office:value="0.0290555523966566">
            <text:p>3%</text:p>
          </table:table-cell>
          <table:table-cell table:style-name="ce18" table:formula="of:=(SUM(OFFSET([.Q190];-[.C$6]+1;0;[.C$6];1))+SUM(OFFSET([.R190];-[.D$6]+1;0;[.D$6];1)))/[.F190]" office:value-type="percentage" office:value="0">
            <text:p>0%</text:p>
          </table:table-cell>
          <table:table-cell table:style-name="ce18" table:formula="of:=SUM([.S190:.T190])/[.F190]" office:value-type="percentage" office:value="0.970944447603343">
            <text:p>97%</text:p>
          </table:table-cell>
          <table:table-cell table:style-name="ce21" table:formula="of:=SUM([.O189:.O191])/SUM([.P189:.P191])" office:value-type="float" office:value="36">
            <text:p>36.0</text:p>
          </table:table-cell>
          <table:table-cell table:style-name="ce21"/>
          <table:table-cell table:style-name="ce22" table:formula="of:=SUM([.S189:.S191])/SUM([.T189:.T191])" office:value-type="float" office:value="5.47166979362101">
            <text:p>5.5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190]" office:value-type="float" office:value="14457">
            <text:p>14,457</text:p>
          </table:table-cell>
          <table:table-cell table:style-name="ce8" table:formula="of:=[.V190]" office:value-type="float" office:value="2619">
            <text:p>2,619</text:p>
          </table:table-cell>
          <table:table-cell table:style-name="ce8" office:value-type="float" office:value="14457">
            <text:p>14,457</text:p>
          </table:table-cell>
          <table:table-cell table:style-name="ce8" office:value-type="float" office:value="2619">
            <text:p>2,619</text:p>
          </table:table-cell>
          <table:table-cell table:number-columns-repeated="1002"/>
        </table:table-row>
        <table:table-row table:style-name="ro1">
          <table:table-cell table:style-name="ce3" office:value-type="float" office:value="1897">
            <text:p>1897</text:p>
          </table:table-cell>
          <table:table-cell office:value-type="string">
            <text:p>Pax Britannica, pt. 2</text:p>
          </table:table-cell>
          <table:table-cell table:style-name="ce8" office:value-type="float" office:value="31158">
            <text:p>31,158</text:p>
          </table:table-cell>
          <table:table-cell table:style-name="ce11" table:formula="of:=[.G191]/[.H191]" office:value-type="float" office:value="5.40620437956204">
            <text:p>5.4</text:p>
          </table:table-cell>
          <table:table-cell table:style-name="ce8" table:formula="of:=[.F191]*100/[.C191]" office:value-type="float" office:value="56.3354515694204">
            <text:p>56</text:p>
          </table:table-cell>
          <table:table-cell table:style-name="ce8" table:formula="of:=[.G191]+[.H191]" office:value-type="float" office:value="17553">
            <text:p>17,553</text:p>
          </table:table-cell>
          <table:table-cell table:style-name="ce8" table:formula="of:=SUM(OFFSET([.O191];-[.C$5]+1;0;[.C$5];1))+SUM(OFFSET([.Q191];-[.C$6]+1;0;[.C$6];1))+[.S191]" office:value-type="float" office:value="14813">
            <text:p>14,813</text:p>
          </table:table-cell>
          <table:table-cell table:style-name="ce8" table:formula="of:=SUM(OFFSET([.P191];-[.D$5]+1;0;[.D$5];1))+SUM(OFFSET([.R191];-[.D$6]+1;0;[.D$6];1))+[.T191]" office:value-type="float" office:value="2740">
            <text:p>2,740</text:p>
          </table:table-cell>
          <table:table-cell table:style-name="ce18" table:formula="of:=(SUM(OFFSET([.O191];-[.C$5]+1;0;[.C$5];1))+SUM(OFFSET([.P191];-[.D$5]+1;0;[.D$5];1)))/[.F191]" office:value-type="percentage" office:value="0.0285990998689683">
            <text:p>3%</text:p>
          </table:table-cell>
          <table:table-cell table:style-name="ce18" table:formula="of:=(SUM(OFFSET([.Q191];-[.C$6]+1;0;[.C$6];1))+SUM(OFFSET([.R191];-[.D$6]+1;0;[.D$6];1)))/[.F191]" office:value-type="percentage" office:value="0">
            <text:p>0%</text:p>
          </table:table-cell>
          <table:table-cell table:style-name="ce18" table:formula="of:=SUM([.S191:.T191])/[.F191]" office:value-type="percentage" office:value="0.971400900131032">
            <text:p>97%</text:p>
          </table:table-cell>
          <table:table-cell table:style-name="ce21" table:formula="of:=SUM([.O190:.O192])/SUM([.P190:.P192])" office:value-type="float" office:value="36">
            <text:p>36.0</text:p>
          </table:table-cell>
          <table:table-cell table:style-name="ce21"/>
          <table:table-cell table:style-name="ce22" table:formula="of:=SUM([.S190:.S192])/SUM([.T190:.T192])" office:value-type="float" office:value="5.36379267993122">
            <text:p>5.4</text:p>
          </table:table-cell>
          <table:table-cell table:style-name="ce8" office:value-type="float" office:value="6">
            <text:p>6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91]" office:value-type="float" office:value="14335">
            <text:p>14,335</text:p>
          </table:table-cell>
          <table:table-cell table:style-name="ce8" table:formula="of:=[.V191]" office:value-type="float" office:value="2716">
            <text:p>2,716</text:p>
          </table:table-cell>
          <table:table-cell table:style-name="ce8" office:value-type="float" office:value="14335">
            <text:p>14,335</text:p>
          </table:table-cell>
          <table:table-cell table:style-name="ce8" office:value-type="float" office:value="2716">
            <text:p>2,716</text:p>
          </table:table-cell>
          <table:table-cell table:number-columns-repeated="1002"/>
        </table:table-row>
        <table:table-row table:style-name="ro1">
          <table:table-cell table:style-name="ce3" office:value-type="float" office:value="1898">
            <text:p>1898</text:p>
          </table:table-cell>
          <table:table-cell office:value-type="string">
            <text:p>Pax Britannica, pt. 2</text:p>
          </table:table-cell>
          <table:table-cell table:style-name="ce8" office:value-type="float" office:value="31518">
            <text:p>31,518</text:p>
          </table:table-cell>
          <table:table-cell table:style-name="ce11" table:formula="of:=[.G192]/[.H192]" office:value-type="float" office:value="5.42332155477032">
            <text:p>5.4</text:p>
          </table:table-cell>
          <table:table-cell table:style-name="ce8" table:formula="of:=[.F192]*100/[.C192]" office:value-type="float" office:value="57.674979376864">
            <text:p>58</text:p>
          </table:table-cell>
          <table:table-cell table:style-name="ce8" table:formula="of:=[.G192]+[.H192]" office:value-type="float" office:value="18178">
            <text:p>18,178</text:p>
          </table:table-cell>
          <table:table-cell table:style-name="ce8" table:formula="of:=SUM(OFFSET([.O192];-[.C$5]+1;0;[.C$5];1))+SUM(OFFSET([.Q192];-[.C$6]+1;0;[.C$6];1))+[.S192]" office:value-type="float" office:value="15348">
            <text:p>15,348</text:p>
          </table:table-cell>
          <table:table-cell table:style-name="ce8" table:formula="of:=SUM(OFFSET([.P192];-[.D$5]+1;0;[.D$5];1))+SUM(OFFSET([.R192];-[.D$6]+1;0;[.D$6];1))+[.T192]" office:value-type="float" office:value="2830">
            <text:p>2,830</text:p>
          </table:table-cell>
          <table:table-cell table:style-name="ce18" table:formula="of:=(SUM(OFFSET([.O192];-[.C$5]+1;0;[.C$5];1))+SUM(OFFSET([.P192];-[.D$5]+1;0;[.D$5];1)))/[.F192]" office:value-type="percentage" office:value="0.0270106722411706">
            <text:p>3%</text:p>
          </table:table-cell>
          <table:table-cell table:style-name="ce18" table:formula="of:=(SUM(OFFSET([.Q192];-[.C$6]+1;0;[.C$6];1))+SUM(OFFSET([.R192];-[.D$6]+1;0;[.D$6];1)))/[.F192]" office:value-type="percentage" office:value="0">
            <text:p>0%</text:p>
          </table:table-cell>
          <table:table-cell table:style-name="ce18" table:formula="of:=SUM([.S192:.T192])/[.F192]" office:value-type="percentage" office:value="0.972989327758829">
            <text:p>97%</text:p>
          </table:table-cell>
          <table:table-cell table:style-name="ce21" table:formula="of:=SUM([.O191:.O193])/SUM([.P191:.P193])" office:value-type="float" office:value="31">
            <text:p>31.0</text:p>
          </table:table-cell>
          <table:table-cell table:style-name="ce21"/>
          <table:table-cell table:style-name="ce22" table:formula="of:=SUM([.S191:.S193])/SUM([.T191:.T193])" office:value-type="float" office:value="5.22131736526946">
            <text:p>5.2</text:p>
          </table:table-cell>
          <table:table-cell table:style-name="ce8" office:value-type="float" office:value="11">
            <text:p>1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92]" office:value-type="float" office:value="14880">
            <text:p>14,880</text:p>
          </table:table-cell>
          <table:table-cell table:style-name="ce8" table:formula="of:=[.V192]" office:value-type="float" office:value="2807">
            <text:p>2,807</text:p>
          </table:table-cell>
          <table:table-cell table:style-name="ce8" office:value-type="float" office:value="14880">
            <text:p>14,880</text:p>
          </table:table-cell>
          <table:table-cell table:style-name="ce8" office:value-type="float" office:value="2807">
            <text:p>2,807</text:p>
          </table:table-cell>
          <table:table-cell table:number-columns-repeated="1002"/>
        </table:table-row>
        <table:table-row table:style-name="ro1">
          <table:table-cell table:style-name="ce3" office:value-type="float" office:value="1899">
            <text:p>1899</text:p>
          </table:table-cell>
          <table:table-cell office:value-type="string">
            <text:p>Pax Britannica, pt. 2</text:p>
          </table:table-cell>
          <table:table-cell table:style-name="ce8" office:value-type="float" office:value="31881">
            <text:p>31,881</text:p>
          </table:table-cell>
          <table:table-cell table:style-name="ce11" table:formula="of:=[.G193]/[.H193]" office:value-type="float" office:value="5.20729568572431">
            <text:p>5.2</text:p>
          </table:table-cell>
          <table:table-cell table:style-name="ce8" table:formula="of:=[.F193]*100/[.C193]" office:value-type="float" office:value="55.5095511433142">
            <text:p>56</text:p>
          </table:table-cell>
          <table:table-cell table:style-name="ce8" table:formula="of:=[.G193]+[.H193]" office:value-type="float" office:value="17697">
            <text:p>17,697</text:p>
          </table:table-cell>
          <table:table-cell table:style-name="ce8" table:formula="of:=SUM(OFFSET([.O193];-[.C$5]+1;0;[.C$5];1))+SUM(OFFSET([.Q193];-[.C$6]+1;0;[.C$6];1))+[.S193]" office:value-type="float" office:value="14846">
            <text:p>14,846</text:p>
          </table:table-cell>
          <table:table-cell table:style-name="ce8" table:formula="of:=SUM(OFFSET([.P193];-[.D$5]+1;0;[.D$5];1))+SUM(OFFSET([.R193];-[.D$6]+1;0;[.D$6];1))+[.T193]" office:value-type="float" office:value="2851">
            <text:p>2,851</text:p>
          </table:table-cell>
          <table:table-cell table:style-name="ce18" table:formula="of:=(SUM(OFFSET([.O193];-[.C$5]+1;0;[.C$5];1))+SUM(OFFSET([.P193];-[.D$5]+1;0;[.D$5];1)))/[.F193]" office:value-type="percentage" office:value="0.0275187884952252">
            <text:p>3%</text:p>
          </table:table-cell>
          <table:table-cell table:style-name="ce18" table:formula="of:=(SUM(OFFSET([.Q193];-[.C$6]+1;0;[.C$6];1))+SUM(OFFSET([.R193];-[.D$6]+1;0;[.D$6];1)))/[.F193]" office:value-type="percentage" office:value="0">
            <text:p>0%</text:p>
          </table:table-cell>
          <table:table-cell table:style-name="ce18" table:formula="of:=SUM([.S193:.T193])/[.F193]" office:value-type="percentage" office:value="0.972481211504775">
            <text:p>97%</text:p>
          </table:table-cell>
          <table:table-cell table:style-name="ce21" table:formula="of:=SUM([.O192:.O194])/SUM([.P192:.P194])" office:value-type="float" office:value="12.3333333333333">
            <text:p>12.3</text:p>
          </table:table-cell>
          <table:table-cell table:style-name="ce21"/>
          <table:table-cell table:style-name="ce22" table:formula="of:=SUM([.S192:.S194])/SUM([.T192:.T194])" office:value-type="float" office:value="5.07804878048781">
            <text:p>5.1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193]" office:value-type="float" office:value="14383">
            <text:p>14,383</text:p>
          </table:table-cell>
          <table:table-cell table:style-name="ce8" table:formula="of:=[.V193]" office:value-type="float" office:value="2827">
            <text:p>2,827</text:p>
          </table:table-cell>
          <table:table-cell table:style-name="ce8" office:value-type="float" office:value="14383">
            <text:p>14,383</text:p>
          </table:table-cell>
          <table:table-cell table:style-name="ce8" office:value-type="float" office:value="2827">
            <text:p>2,827</text:p>
          </table:table-cell>
          <table:table-cell table:number-columns-repeated="1002"/>
        </table:table-row>
        <table:table-row table:style-name="ro1">
          <table:table-cell table:style-name="ce3" office:value-type="float" office:value="1900">
            <text:p>1900</text:p>
          </table:table-cell>
          <table:table-cell office:value-type="string">
            <text:p>Pax Britannica, pt. 2</text:p>
          </table:table-cell>
          <table:table-cell table:style-name="ce8" office:value-type="float" office:value="32249">
            <text:p>32,249</text:p>
          </table:table-cell>
          <table:table-cell table:style-name="ce11" table:formula="of:=[.G194]/[.H194]" office:value-type="float" office:value="4.97235176548967">
            <text:p>5.0</text:p>
          </table:table-cell>
          <table:table-cell table:style-name="ce8" table:formula="of:=[.F194]*100/[.C194]" office:value-type="float" office:value="55.595522341778">
            <text:p>56</text:p>
          </table:table-cell>
          <table:table-cell table:style-name="ce8" table:formula="of:=[.G194]+[.H194]" office:value-type="float" office:value="17929">
            <text:p>17,929</text:p>
          </table:table-cell>
          <table:table-cell table:style-name="ce8" table:formula="of:=SUM(OFFSET([.O194];-[.C$5]+1;0;[.C$5];1))+SUM(OFFSET([.Q194];-[.C$6]+1;0;[.C$6];1))+[.S194]" office:value-type="float" office:value="14927">
            <text:p>14,927</text:p>
          </table:table-cell>
          <table:table-cell table:style-name="ce8" table:formula="of:=SUM(OFFSET([.P194];-[.D$5]+1;0;[.D$5];1))+SUM(OFFSET([.R194];-[.D$6]+1;0;[.D$6];1))+[.T194]" office:value-type="float" office:value="3002">
            <text:p>3,002</text:p>
          </table:table-cell>
          <table:table-cell table:style-name="ce18" table:formula="of:=(SUM(OFFSET([.O194];-[.C$5]+1;0;[.C$5];1))+SUM(OFFSET([.P194];-[.D$5]+1;0;[.D$5];1)))/[.F194]" office:value-type="percentage" office:value="0.0275531262200904">
            <text:p>3%</text:p>
          </table:table-cell>
          <table:table-cell table:style-name="ce18" table:formula="of:=(SUM(OFFSET([.Q194];-[.C$6]+1;0;[.C$6];1))+SUM(OFFSET([.R194];-[.D$6]+1;0;[.D$6];1)))/[.F194]" office:value-type="percentage" office:value="0">
            <text:p>0%</text:p>
          </table:table-cell>
          <table:table-cell table:style-name="ce18" table:formula="of:=SUM([.S194:.T194])/[.F194]" office:value-type="percentage" office:value="0.97244687377991">
            <text:p>97%</text:p>
          </table:table-cell>
          <table:table-cell table:style-name="ce21" table:formula="of:=SUM([.O193:.O195])/SUM([.P193:.P195])" office:value-type="float" office:value="13.6666666666667">
            <text:p>13.7</text:p>
          </table:table-cell>
          <table:table-cell table:style-name="ce21"/>
          <table:table-cell table:style-name="ce22" table:formula="of:=SUM([.S193:.S195])/SUM([.T193:.T195])" office:value-type="float" office:value="5.01514301738643">
            <text:p>5.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194]" office:value-type="float" office:value="14459">
            <text:p>14,459</text:p>
          </table:table-cell>
          <table:table-cell table:style-name="ce8" table:formula="of:=[.V194]" office:value-type="float" office:value="2976">
            <text:p>2,976</text:p>
          </table:table-cell>
          <table:table-cell table:style-name="ce8" office:value-type="float" office:value="14459">
            <text:p>14,459</text:p>
          </table:table-cell>
          <table:table-cell table:style-name="ce8" office:value-type="float" office:value="2976">
            <text:p>2,976</text:p>
          </table:table-cell>
          <table:table-cell table:number-columns-repeated="1002"/>
        </table:table-row>
        <table:table-row table:style-name="ro1">
          <table:table-cell table:style-name="ce3" office:value-type="float" office:value="1901">
            <text:p>1901</text:p>
          </table:table-cell>
          <table:table-cell office:value-type="string">
            <text:p>Pax Britannica, pt. 2</text:p>
          </table:table-cell>
          <table:table-cell table:style-name="ce8" office:value-type="float" office:value="32612">
            <text:p>32,612</text:p>
          </table:table-cell>
          <table:table-cell table:style-name="ce11" table:formula="of:=[.G195]/[.H195]" office:value-type="float" office:value="5.20879821485496">
            <text:p>5.2</text:p>
          </table:table-cell>
          <table:table-cell table:style-name="ce8" table:formula="of:=[.F195]*100/[.C195]" office:value-type="float" office:value="59.7234146939777">
            <text:p>60</text:p>
          </table:table-cell>
          <table:table-cell table:style-name="ce8" table:formula="of:=[.G195]+[.H195]" office:value-type="float" office:value="19477">
            <text:p>19,477</text:p>
          </table:table-cell>
          <table:table-cell table:style-name="ce8" table:formula="of:=SUM(OFFSET([.O195];-[.C$5]+1;0;[.C$5];1))+SUM(OFFSET([.Q195];-[.C$6]+1;0;[.C$6];1))+[.S195]" office:value-type="float" office:value="16340">
            <text:p>16,340</text:p>
          </table:table-cell>
          <table:table-cell table:style-name="ce8" table:formula="of:=SUM(OFFSET([.P195];-[.D$5]+1;0;[.D$5];1))+SUM(OFFSET([.R195];-[.D$6]+1;0;[.D$6];1))+[.T195]" office:value-type="float" office:value="3137">
            <text:p>3,137</text:p>
          </table:table-cell>
          <table:table-cell table:style-name="ce18" table:formula="of:=(SUM(OFFSET([.O195];-[.C$5]+1;0;[.C$5];1))+SUM(OFFSET([.P195];-[.D$5]+1;0;[.D$5];1)))/[.F195]" office:value-type="percentage" office:value="0.0255172767880064">
            <text:p>3%</text:p>
          </table:table-cell>
          <table:table-cell table:style-name="ce18" table:formula="of:=(SUM(OFFSET([.Q195];-[.C$6]+1;0;[.C$6];1))+SUM(OFFSET([.R195];-[.D$6]+1;0;[.D$6];1)))/[.F195]" office:value-type="percentage" office:value="0">
            <text:p>0%</text:p>
          </table:table-cell>
          <table:table-cell table:style-name="ce18" table:formula="of:=SUM([.S195:.T195])/[.F195]" office:value-type="percentage" office:value="0.974482723211994">
            <text:p>97%</text:p>
          </table:table-cell>
          <table:table-cell table:style-name="ce21" table:formula="of:=SUM([.O194:.O196])/SUM([.P194:.P196])" office:value-type="float" office:value="24.5">
            <text:p>24.5</text:p>
          </table:table-cell>
          <table:table-cell table:style-name="ce21"/>
          <table:table-cell table:style-name="ce22" table:formula="of:=SUM([.S194:.S196])/SUM([.T194:.T196])" office:value-type="float" office:value="5.01529348411416">
            <text:p>5.0</text:p>
          </table:table-cell>
          <table:table-cell table:style-name="ce8" office:value-type="float" office:value="15">
            <text:p>1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95]" office:value-type="float" office:value="15868">
            <text:p>15,868</text:p>
          </table:table-cell>
          <table:table-cell table:style-name="ce8" table:formula="of:=[.V195]" office:value-type="float" office:value="3112">
            <text:p>3,112</text:p>
          </table:table-cell>
          <table:table-cell table:style-name="ce8" office:value-type="float" office:value="15868">
            <text:p>15,868</text:p>
          </table:table-cell>
          <table:table-cell table:style-name="ce8" office:value-type="float" office:value="3112">
            <text:p>3,112</text:p>
          </table:table-cell>
          <table:table-cell table:number-columns-repeated="1002"/>
        </table:table-row>
        <table:table-row table:style-name="ro1">
          <table:table-cell table:style-name="ce3" office:value-type="float" office:value="1902">
            <text:p>1902</text:p>
          </table:table-cell>
          <table:table-cell office:value-type="string">
            <text:p>Pax Britannica, pt. 2</text:p>
          </table:table-cell>
          <table:table-cell table:style-name="ce8" office:value-type="float" office:value="32951">
            <text:p>32,951</text:p>
          </table:table-cell>
          <table:table-cell table:style-name="ce11" table:formula="of:=[.G196]/[.H196]" office:value-type="float" office:value="5.19248680533996">
            <text:p>5.2</text:p>
          </table:table-cell>
          <table:table-cell table:style-name="ce8" table:formula="of:=[.F196]*100/[.C196]" office:value-type="float" office:value="60.5323055445965">
            <text:p>61</text:p>
          </table:table-cell>
          <table:table-cell table:style-name="ce8" table:formula="of:=[.G196]+[.H196]" office:value-type="float" office:value="19946">
            <text:p>19,946</text:p>
          </table:table-cell>
          <table:table-cell table:style-name="ce8" table:formula="of:=SUM(OFFSET([.O196];-[.C$5]+1;0;[.C$5];1))+SUM(OFFSET([.Q196];-[.C$6]+1;0;[.C$6];1))+[.S196]" office:value-type="float" office:value="16725">
            <text:p>16,725</text:p>
          </table:table-cell>
          <table:table-cell table:style-name="ce8" table:formula="of:=SUM(OFFSET([.P196];-[.D$5]+1;0;[.D$5];1))+SUM(OFFSET([.R196];-[.D$6]+1;0;[.D$6];1))+[.T196]" office:value-type="float" office:value="3221">
            <text:p>3,221</text:p>
          </table:table-cell>
          <table:table-cell table:style-name="ce18" table:formula="of:=(SUM(OFFSET([.O196];-[.C$5]+1;0;[.C$5];1))+SUM(OFFSET([.P196];-[.D$5]+1;0;[.D$5];1)))/[.F196]" office:value-type="percentage" office:value="0.0255189010327885">
            <text:p>3%</text:p>
          </table:table-cell>
          <table:table-cell table:style-name="ce18" table:formula="of:=(SUM(OFFSET([.Q196];-[.C$6]+1;0;[.C$6];1))+SUM(OFFSET([.R196];-[.D$6]+1;0;[.D$6];1)))/[.F196]" office:value-type="percentage" office:value="0">
            <text:p>0%</text:p>
          </table:table-cell>
          <table:table-cell table:style-name="ce18" table:formula="of:=SUM([.S196:.T196])/[.F196]" office:value-type="percentage" office:value="0.974481098967211">
            <text:p>97%</text:p>
          </table:table-cell>
          <table:table-cell table:style-name="ce21" table:formula="of:=SUM([.O195:.O197])/SUM([.P195:.P197])" office:value-type="float" office:value="20.3333333333333">
            <text:p>20.3</text:p>
          </table:table-cell>
          <table:table-cell table:style-name="ce21"/>
          <table:table-cell table:style-name="ce22" table:formula="of:=SUM([.S195:.S197])/SUM([.T195:.T197])" office:value-type="float" office:value="5.11315300433616">
            <text:p>5.1</text:p>
          </table:table-cell>
          <table:table-cell table:style-name="ce8" office:value-type="float" office:value="22">
            <text:p>2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96]" office:value-type="float" office:value="16240">
            <text:p>16,240</text:p>
          </table:table-cell>
          <table:table-cell table:style-name="ce8" table:formula="of:=[.V196]" office:value-type="float" office:value="3197">
            <text:p>3,197</text:p>
          </table:table-cell>
          <table:table-cell table:style-name="ce8" office:value-type="float" office:value="16240">
            <text:p>16,240</text:p>
          </table:table-cell>
          <table:table-cell table:style-name="ce8" office:value-type="float" office:value="3197">
            <text:p>3,197</text:p>
          </table:table-cell>
          <table:table-cell table:number-columns-repeated="1002"/>
        </table:table-row>
        <table:table-row table:style-name="ro1">
          <table:table-cell table:style-name="ce3" office:value-type="float" office:value="1903">
            <text:p>1903</text:p>
          </table:table-cell>
          <table:table-cell office:value-type="string">
            <text:p>Pax Britannica, pt. 2</text:p>
          </table:table-cell>
          <table:table-cell table:style-name="ce8" office:value-type="float" office:value="33293">
            <text:p>33,293</text:p>
          </table:table-cell>
          <table:table-cell table:style-name="ce11" table:formula="of:=[.G197]/[.H197]" office:value-type="float" office:value="5.26660787771899">
            <text:p>5.3</text:p>
          </table:table-cell>
          <table:table-cell table:style-name="ce8" table:formula="of:=[.F197]*100/[.C197]" office:value-type="float" office:value="64.0344817228847">
            <text:p>64</text:p>
          </table:table-cell>
          <table:table-cell table:style-name="ce8" table:formula="of:=[.G197]+[.H197]" office:value-type="float" office:value="21319">
            <text:p>21,319</text:p>
          </table:table-cell>
          <table:table-cell table:style-name="ce8" table:formula="of:=SUM(OFFSET([.O197];-[.C$5]+1;0;[.C$5];1))+SUM(OFFSET([.Q197];-[.C$6]+1;0;[.C$6];1))+[.S197]" office:value-type="float" office:value="17917">
            <text:p>17,917</text:p>
          </table:table-cell>
          <table:table-cell table:style-name="ce8" table:formula="of:=SUM(OFFSET([.P197];-[.D$5]+1;0;[.D$5];1))+SUM(OFFSET([.R197];-[.D$6]+1;0;[.D$6];1))+[.T197]" office:value-type="float" office:value="3402">
            <text:p>3,402</text:p>
          </table:table-cell>
          <table:table-cell table:style-name="ce18" table:formula="of:=(SUM(OFFSET([.O197];-[.C$5]+1;0;[.C$5];1))+SUM(OFFSET([.P197];-[.D$5]+1;0;[.D$5];1)))/[.F197]" office:value-type="percentage" office:value="0.0245790140250481">
            <text:p>2%</text:p>
          </table:table-cell>
          <table:table-cell table:style-name="ce18" table:formula="of:=(SUM(OFFSET([.Q197];-[.C$6]+1;0;[.C$6];1))+SUM(OFFSET([.R197];-[.D$6]+1;0;[.D$6];1)))/[.F197]" office:value-type="percentage" office:value="0">
            <text:p>0%</text:p>
          </table:table-cell>
          <table:table-cell table:style-name="ce18" table:formula="of:=SUM([.S197:.T197])/[.F197]" office:value-type="percentage" office:value="0.975420985974952">
            <text:p>98%</text:p>
          </table:table-cell>
          <table:table-cell table:style-name="ce21" table:formula="of:=SUM([.O196:.O198])/SUM([.P196:.P198])" office:value-type="float" office:value="20.6666666666667">
            <text:p>20.7</text:p>
          </table:table-cell>
          <table:table-cell table:style-name="ce21"/>
          <table:table-cell table:style-name="ce22" table:formula="of:=SUM([.S196:.S198])/SUM([.T196:.T198])" office:value-type="float" office:value="5.26944585663447">
            <text:p>5.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197]" office:value-type="float" office:value="17418">
            <text:p>17,418</text:p>
          </table:table-cell>
          <table:table-cell table:style-name="ce8" table:formula="of:=[.V197]" office:value-type="float" office:value="3377">
            <text:p>3,377</text:p>
          </table:table-cell>
          <table:table-cell table:style-name="ce8" office:value-type="float" office:value="17418">
            <text:p>17,418</text:p>
          </table:table-cell>
          <table:table-cell table:style-name="ce8" office:value-type="float" office:value="3377">
            <text:p>3,377</text:p>
          </table:table-cell>
          <table:table-cell table:number-columns-repeated="1002"/>
        </table:table-row>
        <table:table-row table:style-name="ro1">
          <table:table-cell table:style-name="ce3" office:value-type="float" office:value="1904">
            <text:p>1904</text:p>
          </table:table-cell>
          <table:table-cell office:value-type="string">
            <text:p>Pax Britannica, pt. 2</text:p>
          </table:table-cell>
          <table:table-cell table:style-name="ce8" office:value-type="float" office:value="33639">
            <text:p>33,639</text:p>
          </table:table-cell>
          <table:table-cell table:style-name="ce11" table:formula="of:=[.G198]/[.H198]" office:value-type="float" office:value="5.68228849665247">
            <text:p>5.7</text:p>
          </table:table-cell>
          <table:table-cell table:style-name="ce8" table:formula="of:=[.F198]*100/[.C198]" office:value-type="float" office:value="65.2754243586314">
            <text:p>65</text:p>
          </table:table-cell>
          <table:table-cell table:style-name="ce8" table:formula="of:=[.G198]+[.H198]" office:value-type="float" office:value="21958">
            <text:p>21,958</text:p>
          </table:table-cell>
          <table:table-cell table:style-name="ce8" table:formula="of:=SUM(OFFSET([.O198];-[.C$5]+1;0;[.C$5];1))+SUM(OFFSET([.Q198];-[.C$6]+1;0;[.C$6];1))+[.S198]" office:value-type="float" office:value="18672">
            <text:p>18,672</text:p>
          </table:table-cell>
          <table:table-cell table:style-name="ce8" table:formula="of:=SUM(OFFSET([.P198];-[.D$5]+1;0;[.D$5];1))+SUM(OFFSET([.R198];-[.D$6]+1;0;[.D$6];1))+[.T198]" office:value-type="float" office:value="3286">
            <text:p>3,286</text:p>
          </table:table-cell>
          <table:table-cell table:style-name="ce18" table:formula="of:=(SUM(OFFSET([.O198];-[.C$5]+1;0;[.C$5];1))+SUM(OFFSET([.P198];-[.D$5]+1;0;[.D$5];1)))/[.F198]" office:value-type="percentage" office:value="0.0241369887967939">
            <text:p>2%</text:p>
          </table:table-cell>
          <table:table-cell table:style-name="ce18" table:formula="of:=(SUM(OFFSET([.Q198];-[.C$6]+1;0;[.C$6];1))+SUM(OFFSET([.R198];-[.D$6]+1;0;[.D$6];1)))/[.F198]" office:value-type="percentage" office:value="0">
            <text:p>0%</text:p>
          </table:table-cell>
          <table:table-cell table:style-name="ce18" table:formula="of:=SUM([.S198:.T198])/[.F198]" office:value-type="percentage" office:value="0.975863011203206">
            <text:p>98%</text:p>
          </table:table-cell>
          <table:table-cell table:style-name="ce21" table:formula="of:=SUM([.O197:.O199])/SUM([.P197:.P199])" office:value-type="float" office:value="19">
            <text:p>19.0</text:p>
          </table:table-cell>
          <table:table-cell table:style-name="ce21"/>
          <table:table-cell table:style-name="ce22" table:formula="of:=SUM([.S197:.S199])/SUM([.T197:.T199])" office:value-type="float" office:value="5.52821300563236">
            <text:p>5.5</text:p>
          </table:table-cell>
          <table:table-cell table:style-name="ce8" office:value-type="float" office:value="16">
            <text:p>16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98]" office:value-type="float" office:value="18167">
            <text:p>18,167</text:p>
          </table:table-cell>
          <table:table-cell table:style-name="ce8" table:formula="of:=[.V198]" office:value-type="float" office:value="3261">
            <text:p>3,261</text:p>
          </table:table-cell>
          <table:table-cell table:style-name="ce8" office:value-type="float" office:value="18167">
            <text:p>18,167</text:p>
          </table:table-cell>
          <table:table-cell table:style-name="ce8" office:value-type="float" office:value="3261">
            <text:p>3,261</text:p>
          </table:table-cell>
          <table:table-cell table:number-columns-repeated="1002"/>
        </table:table-row>
        <table:table-row table:style-name="ro1">
          <table:table-cell table:style-name="ce3" office:value-type="float" office:value="1905">
            <text:p>1905</text:p>
          </table:table-cell>
          <table:table-cell office:value-type="string">
            <text:p>Pax Britannica, pt. 2</text:p>
          </table:table-cell>
          <table:table-cell table:style-name="ce8" office:value-type="float" office:value="33989">
            <text:p>33,989</text:p>
          </table:table-cell>
          <table:table-cell table:style-name="ce11" table:formula="of:=[.G199]/[.H199]" office:value-type="float" office:value="6.00285623611552">
            <text:p>6.0</text:p>
          </table:table-cell>
          <table:table-cell table:style-name="ce8" table:formula="of:=[.F199]*100/[.C199]" office:value-type="float" office:value="64.9210038541881">
            <text:p>65</text:p>
          </table:table-cell>
          <table:table-cell table:style-name="ce8" table:formula="of:=[.G199]+[.H199]" office:value-type="float" office:value="22066">
            <text:p>22,066</text:p>
          </table:table-cell>
          <table:table-cell table:style-name="ce8" table:formula="of:=SUM(OFFSET([.O199];-[.C$5]+1;0;[.C$5];1))+SUM(OFFSET([.Q199];-[.C$6]+1;0;[.C$6];1))+[.S199]" office:value-type="float" office:value="18915">
            <text:p>18,915</text:p>
          </table:table-cell>
          <table:table-cell table:style-name="ce8" table:formula="of:=SUM(OFFSET([.P199];-[.D$5]+1;0;[.D$5];1))+SUM(OFFSET([.R199];-[.D$6]+1;0;[.D$6];1))+[.T199]" office:value-type="float" office:value="3151">
            <text:p>3,151</text:p>
          </table:table-cell>
          <table:table-cell table:style-name="ce18" table:formula="of:=(SUM(OFFSET([.O199];-[.C$5]+1;0;[.C$5];1))+SUM(OFFSET([.P199];-[.D$5]+1;0;[.D$5];1)))/[.F199]" office:value-type="percentage" office:value="0.0245173570198495">
            <text:p>2%</text:p>
          </table:table-cell>
          <table:table-cell table:style-name="ce18" table:formula="of:=(SUM(OFFSET([.Q199];-[.C$6]+1;0;[.C$6];1))+SUM(OFFSET([.R199];-[.D$6]+1;0;[.D$6];1)))/[.F199]" office:value-type="percentage" office:value="0">
            <text:p>0%</text:p>
          </table:table-cell>
          <table:table-cell table:style-name="ce18" table:formula="of:=SUM([.S199:.T199])/[.F199]" office:value-type="percentage" office:value="0.97548264298015">
            <text:p>98%</text:p>
          </table:table-cell>
          <table:table-cell table:style-name="ce21" table:number-columns-repeated="2"/>
          <table:table-cell table:style-name="ce22" table:formula="of:=SUM([.S198:.S200])/SUM([.T198:.T200])" office:value-type="float" office:value="5.84049145299145">
            <text:p>5.8</text:p>
          </table:table-cell>
          <table:table-cell table:style-name="ce8" office:value-type="float" office:value="17">
            <text:p>17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199]" office:value-type="float" office:value="18398">
            <text:p>18,398</text:p>
          </table:table-cell>
          <table:table-cell table:style-name="ce8" table:formula="of:=[.V199]" office:value-type="float" office:value="3127">
            <text:p>3,127</text:p>
          </table:table-cell>
          <table:table-cell table:style-name="ce8" office:value-type="float" office:value="18398">
            <text:p>18,398</text:p>
          </table:table-cell>
          <table:table-cell table:style-name="ce8" office:value-type="float" office:value="3127">
            <text:p>3,127</text:p>
          </table:table-cell>
          <table:table-cell table:number-columns-repeated="1002"/>
        </table:table-row>
        <table:table-row table:style-name="ro1">
          <table:table-cell table:style-name="ce3" office:value-type="float" office:value="1906">
            <text:p>1906</text:p>
          </table:table-cell>
          <table:table-cell office:value-type="string">
            <text:p>Pax Britannica, pt. 2</text:p>
          </table:table-cell>
          <table:table-cell table:style-name="ce8" office:value-type="float" office:value="34342">
            <text:p>34,342</text:p>
          </table:table-cell>
          <table:table-cell table:style-name="ce11" table:formula="of:=[.G200]/[.H200]" office:value-type="float" office:value="6.21595460614152">
            <text:p>6.2</text:p>
          </table:table-cell>
          <table:table-cell table:style-name="ce8" table:formula="of:=[.F200]*100/[.C200]" office:value-type="float" office:value="62.9520703511735">
            <text:p>63</text:p>
          </table:table-cell>
          <table:table-cell table:style-name="ce8" table:formula="of:=[.G200]+[.H200]" office:value-type="float" office:value="21619">
            <text:p>21,619</text:p>
          </table:table-cell>
          <table:table-cell table:style-name="ce8" table:formula="of:=SUM(OFFSET([.O200];-[.C$5]+1;0;[.C$5];1))+SUM(OFFSET([.Q200];-[.C$6]+1;0;[.C$6];1))+[.S200]" office:value-type="float" office:value="18623">
            <text:p>18,623</text:p>
          </table:table-cell>
          <table:table-cell table:style-name="ce8" table:formula="of:=SUM(OFFSET([.P200];-[.D$5]+1;0;[.D$5];1))+SUM(OFFSET([.R200];-[.D$6]+1;0;[.D$6];1))+[.T200]" office:value-type="float" office:value="2996">
            <text:p>2,996</text:p>
          </table:table-cell>
          <table:table-cell table:style-name="ce18" table:formula="of:=(SUM(OFFSET([.O200];-[.C$5]+1;0;[.C$5];1))+SUM(OFFSET([.P200];-[.D$5]+1;0;[.D$5];1)))/[.F200]" office:value-type="percentage" office:value="0.0252093066284287">
            <text:p>3%</text:p>
          </table:table-cell>
          <table:table-cell table:style-name="ce18" table:formula="of:=(SUM(OFFSET([.Q200];-[.C$6]+1;0;[.C$6];1))+SUM(OFFSET([.R200];-[.D$6]+1;0;[.D$6];1)))/[.F200]" office:value-type="percentage" office:value="0">
            <text:p>0%</text:p>
          </table:table-cell>
          <table:table-cell table:style-name="ce18" table:formula="of:=SUM([.S200:.T200])/[.F200]" office:value-type="percentage" office:value="0.974790693371571">
            <text:p>97%</text:p>
          </table:table-cell>
          <table:table-cell table:style-name="ce21" table:formula="of:=SUM([.O199:.O201])/SUM([.P199:.P201])" office:value-type="float" office:value="34">
            <text:p>34.0</text:p>
          </table:table-cell>
          <table:table-cell table:style-name="ce21"/>
          <table:table-cell table:style-name="ce22" table:formula="of:=SUM([.S199:.S201])/SUM([.T199:.T201])" office:value-type="float" office:value="6.07405345211581">
            <text:p>6.1</text:p>
          </table:table-cell>
          <table:table-cell table:style-name="ce8" office:value-type="float" office:value="8">
            <text:p>8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00]" office:value-type="float" office:value="18102">
            <text:p>18,102</text:p>
          </table:table-cell>
          <table:table-cell table:style-name="ce8" table:formula="of:=[.V200]" office:value-type="float" office:value="2972">
            <text:p>2,972</text:p>
          </table:table-cell>
          <table:table-cell table:style-name="ce8" office:value-type="float" office:value="18102">
            <text:p>18,102</text:p>
          </table:table-cell>
          <table:table-cell table:style-name="ce8" office:value-type="float" office:value="2972">
            <text:p>2,972</text:p>
          </table:table-cell>
          <table:table-cell table:number-columns-repeated="1002"/>
        </table:table-row>
        <table:table-row table:style-name="ro1">
          <table:table-cell table:style-name="ce3" office:value-type="float" office:value="1907">
            <text:p>1907</text:p>
          </table:table-cell>
          <table:table-cell office:value-type="string">
            <text:p>Pax Britannica, pt. 2</text:p>
          </table:table-cell>
          <table:table-cell table:style-name="ce8" office:value-type="float" office:value="34699">
            <text:p>34,699</text:p>
          </table:table-cell>
          <table:table-cell table:style-name="ce11" table:formula="of:=[.G201]/[.H201]" office:value-type="float" office:value="6.38678596008259">
            <text:p>6.4</text:p>
          </table:table-cell>
          <table:table-cell table:style-name="ce8" table:formula="of:=[.F201]*100/[.C201]" office:value-type="float" office:value="61.8634542782213">
            <text:p>62</text:p>
          </table:table-cell>
          <table:table-cell table:style-name="ce8" table:formula="of:=[.G201]+[.H201]" office:value-type="float" office:value="21466">
            <text:p>21,466</text:p>
          </table:table-cell>
          <table:table-cell table:style-name="ce8" table:formula="of:=SUM(OFFSET([.O201];-[.C$5]+1;0;[.C$5];1))+SUM(OFFSET([.Q201];-[.C$6]+1;0;[.C$6];1))+[.S201]" office:value-type="float" office:value="18560">
            <text:p>18,560</text:p>
          </table:table-cell>
          <table:table-cell table:style-name="ce8" table:formula="of:=SUM(OFFSET([.P201];-[.D$5]+1;0;[.D$5];1))+SUM(OFFSET([.R201];-[.D$6]+1;0;[.D$6];1))+[.T201]" office:value-type="float" office:value="2906">
            <text:p>2,906</text:p>
          </table:table-cell>
          <table:table-cell table:style-name="ce18" table:formula="of:=(SUM(OFFSET([.O201];-[.C$5]+1;0;[.C$5];1))+SUM(OFFSET([.P201];-[.D$5]+1;0;[.D$5];1)))/[.F201]" office:value-type="percentage" office:value="0.0251560607472282">
            <text:p>3%</text:p>
          </table:table-cell>
          <table:table-cell table:style-name="ce18" table:formula="of:=(SUM(OFFSET([.Q201];-[.C$6]+1;0;[.C$6];1))+SUM(OFFSET([.R201];-[.D$6]+1;0;[.D$6];1)))/[.F201]" office:value-type="percentage" office:value="0">
            <text:p>0%</text:p>
          </table:table-cell>
          <table:table-cell table:style-name="ce18" table:formula="of:=SUM([.S201:.T201])/[.F201]" office:value-type="percentage" office:value="0.974843939252772">
            <text:p>97%</text:p>
          </table:table-cell>
          <table:table-cell table:style-name="ce21" table:formula="of:=SUM([.O200:.O202])/SUM([.P200:.P202])" office:value-type="float" office:value="29">
            <text:p>29.0</text:p>
          </table:table-cell>
          <table:table-cell table:style-name="ce21"/>
          <table:table-cell table:style-name="ce22" table:formula="of:=SUM([.S200:.S202])/SUM([.T200:.T202])" office:value-type="float" office:value="6.34692475088764">
            <text:p>6.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201]" office:value-type="float" office:value="18045">
            <text:p>18,045</text:p>
          </table:table-cell>
          <table:table-cell table:style-name="ce8" table:formula="of:=[.V201]" office:value-type="float" office:value="2881">
            <text:p>2,881</text:p>
          </table:table-cell>
          <table:table-cell table:style-name="ce8" office:value-type="float" office:value="18045">
            <text:p>18,045</text:p>
          </table:table-cell>
          <table:table-cell table:style-name="ce8" office:value-type="float" office:value="2881">
            <text:p>2,881</text:p>
          </table:table-cell>
          <table:table-cell table:number-columns-repeated="1002"/>
        </table:table-row>
        <table:table-row table:style-name="ro1">
          <table:table-cell table:style-name="ce3" office:value-type="float" office:value="1908">
            <text:p>1908</text:p>
          </table:table-cell>
          <table:table-cell office:value-type="string">
            <text:p>Pax Britannica, pt. 2</text:p>
          </table:table-cell>
          <table:table-cell table:style-name="ce8" office:value-type="float" office:value="35059">
            <text:p>35,059</text:p>
          </table:table-cell>
          <table:table-cell table:style-name="ce11" table:formula="of:=[.G202]/[.H202]" office:value-type="float" office:value="6.81771192281185">
            <text:p>6.8</text:p>
          </table:table-cell>
          <table:table-cell table:style-name="ce8" table:formula="of:=[.F202]*100/[.C202]" office:value-type="float" office:value="64.7109158846516">
            <text:p>65</text:p>
          </table:table-cell>
          <table:table-cell table:style-name="ce8" table:formula="of:=[.G202]+[.H202]" office:value-type="float" office:value="22687">
            <text:p>22,687</text:p>
          </table:table-cell>
          <table:table-cell table:style-name="ce8" table:formula="of:=SUM(OFFSET([.O202];-[.C$5]+1;0;[.C$5];1))+SUM(OFFSET([.Q202];-[.C$6]+1;0;[.C$6];1))+[.S202]" office:value-type="float" office:value="19785">
            <text:p>19,785</text:p>
          </table:table-cell>
          <table:table-cell table:style-name="ce8" table:formula="of:=SUM(OFFSET([.P202];-[.D$5]+1;0;[.D$5];1))+SUM(OFFSET([.R202];-[.D$6]+1;0;[.D$6];1))+[.T202]" office:value-type="float" office:value="2902">
            <text:p>2,902</text:p>
          </table:table-cell>
          <table:table-cell table:style-name="ce18" table:formula="of:=(SUM(OFFSET([.O202];-[.C$5]+1;0;[.C$5];1))+SUM(OFFSET([.P202];-[.D$5]+1;0;[.D$5];1)))/[.F202]" office:value-type="percentage" office:value="0.0238462555648609">
            <text:p>2%</text:p>
          </table:table-cell>
          <table:table-cell table:style-name="ce18" table:formula="of:=(SUM(OFFSET([.Q202];-[.C$6]+1;0;[.C$6];1))+SUM(OFFSET([.R202];-[.D$6]+1;0;[.D$6];1)))/[.F202]" office:value-type="percentage" office:value="0">
            <text:p>0%</text:p>
          </table:table-cell>
          <table:table-cell table:style-name="ce18" table:formula="of:=SUM([.S202:.T202])/[.F202]" office:value-type="percentage" office:value="0.976153744435139">
            <text:p>98%</text:p>
          </table:table-cell>
          <table:table-cell table:style-name="ce21" table:formula="of:=SUM([.O201:.O203])/SUM([.P201:.P203])" office:value-type="float" office:value="40">
            <text:p>40.0</text:p>
          </table:table-cell>
          <table:table-cell table:style-name="ce21"/>
          <table:table-cell table:style-name="ce22" table:formula="of:=SUM([.S201:.S203])/SUM([.T201:.T203])" office:value-type="float" office:value="6.70843202273804">
            <text:p>6.7</text:p>
          </table:table-cell>
          <table:table-cell table:style-name="ce8" office:value-type="float" office:value="12">
            <text:p>1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02]" office:value-type="float" office:value="19268">
            <text:p>19,268</text:p>
          </table:table-cell>
          <table:table-cell table:style-name="ce8" table:formula="of:=[.V202]" office:value-type="float" office:value="2878">
            <text:p>2,878</text:p>
          </table:table-cell>
          <table:table-cell table:style-name="ce8" office:value-type="float" office:value="19268">
            <text:p>19,268</text:p>
          </table:table-cell>
          <table:table-cell table:style-name="ce8" office:value-type="float" office:value="2878">
            <text:p>2,878</text:p>
          </table:table-cell>
          <table:table-cell table:number-columns-repeated="1002"/>
        </table:table-row>
        <table:table-row table:style-name="ro1">
          <table:table-cell table:style-name="ce3" office:value-type="float" office:value="1909">
            <text:p>1909</text:p>
          </table:table-cell>
          <table:table-cell office:value-type="string">
            <text:p>pre World War I</text:p>
          </table:table-cell>
          <table:table-cell table:style-name="ce8" office:value-type="float" office:value="35424">
            <text:p>35,424</text:p>
          </table:table-cell>
          <table:table-cell table:style-name="ce11" table:formula="of:=[.G203]/[.H203]" office:value-type="float" office:value="7.33776792313378">
            <text:p>7.3</text:p>
          </table:table-cell>
          <table:table-cell table:style-name="ce8" table:formula="of:=[.F203]*100/[.C203]" office:value-type="float" office:value="63.6912827461608">
            <text:p>64</text:p>
          </table:table-cell>
          <table:table-cell table:style-name="ce8" table:formula="of:=[.G203]+[.H203]" office:value-type="float" office:value="22562">
            <text:p>22,562</text:p>
          </table:table-cell>
          <table:table-cell table:style-name="ce8" table:formula="of:=SUM(OFFSET([.O203];-[.C$5]+1;0;[.C$5];1))+SUM(OFFSET([.Q203];-[.C$6]+1;0;[.C$6];1))+[.S203]" office:value-type="float" office:value="19856">
            <text:p>19,856</text:p>
          </table:table-cell>
          <table:table-cell table:style-name="ce8" table:formula="of:=SUM(OFFSET([.P203];-[.D$5]+1;0;[.D$5];1))+SUM(OFFSET([.R203];-[.D$6]+1;0;[.D$6];1))+[.T203]" office:value-type="float" office:value="2706">
            <text:p>2,706</text:p>
          </table:table-cell>
          <table:table-cell table:style-name="ce18" table:formula="of:=(SUM(OFFSET([.O203];-[.C$5]+1;0;[.C$5];1))+SUM(OFFSET([.P203];-[.D$5]+1;0;[.D$5];1)))/[.F203]" office:value-type="percentage" office:value="0.0241113376473717">
            <text:p>2%</text:p>
          </table:table-cell>
          <table:table-cell table:style-name="ce18" table:formula="of:=(SUM(OFFSET([.Q203];-[.C$6]+1;0;[.C$6];1))+SUM(OFFSET([.R203];-[.D$6]+1;0;[.D$6];1)))/[.F203]" office:value-type="percentage" office:value="0">
            <text:p>0%</text:p>
          </table:table-cell>
          <table:table-cell table:style-name="ce18" table:formula="of:=SUM([.S203:.T203])/[.F203]" office:value-type="percentage" office:value="0.975888662352628">
            <text:p>98%</text:p>
          </table:table-cell>
          <table:table-cell table:style-name="ce21" table:number-columns-repeated="2"/>
          <table:table-cell table:style-name="ce22" table:formula="of:=SUM([.S202:.S204])/SUM([.T202:.T204])" office:value-type="float" office:value="6.98968565815324">
            <text:p>7.0</text:p>
          </table:table-cell>
          <table:table-cell table:style-name="ce8" office:value-type="float" office:value="19">
            <text:p>19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03]" office:value-type="float" office:value="19333">
            <text:p>19,333</text:p>
          </table:table-cell>
          <table:table-cell table:style-name="ce8" table:formula="of:=[.V203]" office:value-type="float" office:value="2685">
            <text:p>2,685</text:p>
          </table:table-cell>
          <table:table-cell table:style-name="ce8" office:value-type="float" office:value="19333">
            <text:p>19,333</text:p>
          </table:table-cell>
          <table:table-cell table:style-name="ce8" office:value-type="float" office:value="2685">
            <text:p>2,685</text:p>
          </table:table-cell>
          <table:table-cell table:number-columns-repeated="1002"/>
        </table:table-row>
        <table:table-row table:style-name="ro1">
          <table:table-cell table:style-name="ce3" office:value-type="float" office:value="1910">
            <text:p>1910</text:p>
          </table:table-cell>
          <table:table-cell office:value-type="string">
            <text:p>pre World War I</text:p>
          </table:table-cell>
          <table:table-cell table:style-name="ce8" office:value-type="float" office:value="35792">
            <text:p>35,792</text:p>
          </table:table-cell>
          <table:table-cell table:style-name="ce11" table:formula="of:=[.G204]/[.H204]" office:value-type="float" office:value="7.24529027297193">
            <text:p>7.2</text:p>
          </table:table-cell>
          <table:table-cell table:style-name="ce8" table:formula="of:=[.F204]*100/[.C204]" office:value-type="float" office:value="59.9184175234689">
            <text:p>60</text:p>
          </table:table-cell>
          <table:table-cell table:style-name="ce8" table:formula="of:=[.G204]+[.H204]" office:value-type="float" office:value="21446">
            <text:p>21,446</text:p>
          </table:table-cell>
          <table:table-cell table:style-name="ce8" table:formula="of:=SUM(OFFSET([.O204];-[.C$5]+1;0;[.C$5];1))+SUM(OFFSET([.Q204];-[.C$6]+1;0;[.C$6];1))+[.S204]" office:value-type="float" office:value="18845">
            <text:p>18,845</text:p>
          </table:table-cell>
          <table:table-cell table:style-name="ce8" table:formula="of:=SUM(OFFSET([.P204];-[.D$5]+1;0;[.D$5];1))+SUM(OFFSET([.R204];-[.D$6]+1;0;[.D$6];1))+[.T204]" office:value-type="float" office:value="2601">
            <text:p>2,601</text:p>
          </table:table-cell>
          <table:table-cell table:style-name="ce18" table:formula="of:=(SUM(OFFSET([.O204];-[.C$5]+1;0;[.C$5];1))+SUM(OFFSET([.P204];-[.D$5]+1;0;[.D$5];1)))/[.F204]" office:value-type="percentage" office:value="0.0252727781404458">
            <text:p>3%</text:p>
          </table:table-cell>
          <table:table-cell table:style-name="ce18" table:formula="of:=(SUM(OFFSET([.Q204];-[.C$6]+1;0;[.C$6];1))+SUM(OFFSET([.R204];-[.D$6]+1;0;[.D$6];1)))/[.F204]" office:value-type="percentage" office:value="0">
            <text:p>0%</text:p>
          </table:table-cell>
          <table:table-cell table:style-name="ce18" table:formula="of:=SUM([.S204:.T204])/[.F204]" office:value-type="percentage" office:value="0.974727221859554">
            <text:p>97%</text:p>
          </table:table-cell>
          <table:table-cell table:style-name="ce21" table:number-columns-repeated="2"/>
          <table:table-cell table:style-name="ce22" table:formula="of:=SUM([.S203:.S205])/SUM([.T203:.T205])" office:value-type="float" office:value="7.10532437322305">
            <text:p>7.1</text:p>
          </table:table-cell>
          <table:table-cell table:style-name="ce8" office:value-type="float" office:value="16">
            <text:p>16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04]" office:value-type="float" office:value="18323">
            <text:p>18,323</text:p>
          </table:table-cell>
          <table:table-cell table:style-name="ce8" table:formula="of:=[.V204]" office:value-type="float" office:value="2581">
            <text:p>2,581</text:p>
          </table:table-cell>
          <table:table-cell table:style-name="ce8" office:value-type="float" office:value="18323">
            <text:p>18,323</text:p>
          </table:table-cell>
          <table:table-cell table:style-name="ce8" office:value-type="float" office:value="2581">
            <text:p>2,581</text:p>
          </table:table-cell>
          <table:table-cell table:number-columns-repeated="1002"/>
        </table:table-row>
        <table:table-row table:style-name="ro1">
          <table:table-cell table:style-name="ce3" office:value-type="float" office:value="1911">
            <text:p>1911</text:p>
          </table:table-cell>
          <table:table-cell office:value-type="string">
            <text:p>pre World War I</text:p>
          </table:table-cell>
          <table:table-cell table:style-name="ce8" office:value-type="float" office:value="36136">
            <text:p>36,136</text:p>
          </table:table-cell>
          <table:table-cell table:style-name="ce11" table:formula="of:=[.G205]/[.H205]" office:value-type="float" office:value="7.15971107544141">
            <text:p>7.2</text:p>
          </table:table-cell>
          <table:table-cell table:style-name="ce8" table:formula="of:=[.F205]*100/[.C205]" office:value-type="float" office:value="56.2707549258357">
            <text:p>56</text:p>
          </table:table-cell>
          <table:table-cell table:style-name="ce8" table:formula="of:=[.G205]+[.H205]" office:value-type="float" office:value="20334">
            <text:p>20,334</text:p>
          </table:table-cell>
          <table:table-cell table:style-name="ce8" table:formula="of:=SUM(OFFSET([.O205];-[.C$5]+1;0;[.C$5];1))+SUM(OFFSET([.Q205];-[.C$6]+1;0;[.C$6];1))+[.S205]" office:value-type="float" office:value="17842">
            <text:p>17,842</text:p>
          </table:table-cell>
          <table:table-cell table:style-name="ce8" table:formula="of:=SUM(OFFSET([.P205];-[.D$5]+1;0;[.D$5];1))+SUM(OFFSET([.R205];-[.D$6]+1;0;[.D$6];1))+[.T205]" office:value-type="float" office:value="2492">
            <text:p>2,492</text:p>
          </table:table-cell>
          <table:table-cell table:style-name="ce18" table:formula="of:=(SUM(OFFSET([.O205];-[.C$5]+1;0;[.C$5];1))+SUM(OFFSET([.P205];-[.D$5]+1;0;[.D$5];1)))/[.F205]" office:value-type="percentage" office:value="0.0264089701976984">
            <text:p>3%</text:p>
          </table:table-cell>
          <table:table-cell table:style-name="ce18" table:formula="of:=(SUM(OFFSET([.Q205];-[.C$6]+1;0;[.C$6];1))+SUM(OFFSET([.R205];-[.D$6]+1;0;[.D$6];1)))/[.F205]" office:value-type="percentage" office:value="0">
            <text:p>0%</text:p>
          </table:table-cell>
          <table:table-cell table:style-name="ce18" table:formula="of:=SUM([.S205:.T205])/[.F205]" office:value-type="percentage" office:value="0.973591029802302">
            <text:p>97%</text:p>
          </table:table-cell>
          <table:table-cell table:style-name="ce21" table:number-columns-repeated="2"/>
          <table:table-cell table:style-name="ce22" table:formula="of:=SUM([.S204:.S206])/SUM([.T204:.T206])" office:value-type="float" office:value="6.84542134098617">
            <text:p>6.8</text:p>
          </table:table-cell>
          <table:table-cell table:style-name="ce8" office:value-type="float" office:value="16">
            <text:p>16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05]" office:value-type="float" office:value="17325">
            <text:p>17,325</text:p>
          </table:table-cell>
          <table:table-cell table:style-name="ce8" table:formula="of:=[.V205]" office:value-type="float" office:value="2472">
            <text:p>2,472</text:p>
          </table:table-cell>
          <table:table-cell table:style-name="ce8" office:value-type="float" office:value="17325">
            <text:p>17,325</text:p>
          </table:table-cell>
          <table:table-cell table:style-name="ce8" office:value-type="float" office:value="2472">
            <text:p>2,472</text:p>
          </table:table-cell>
          <table:table-cell table:number-columns-repeated="1002"/>
        </table:table-row>
        <table:table-row table:style-name="ro1">
          <table:table-cell table:style-name="ce3" office:value-type="float" office:value="1912">
            <text:p>1912</text:p>
          </table:table-cell>
          <table:table-cell office:value-type="string">
            <text:p>pre World War I</text:p>
          </table:table-cell>
          <table:table-cell table:style-name="ce8" office:value-type="float" office:value="36327">
            <text:p>36,327</text:p>
          </table:table-cell>
          <table:table-cell table:style-name="ce11" table:formula="of:=[.G206]/[.H206]" office:value-type="float" office:value="6.58298518799848">
            <text:p>6.6</text:p>
          </table:table-cell>
          <table:table-cell table:style-name="ce8" table:formula="of:=[.F206]*100/[.C206]" office:value-type="float" office:value="54.9618740881438">
            <text:p>55</text:p>
          </table:table-cell>
          <table:table-cell table:style-name="ce8" table:formula="of:=[.G206]+[.H206]" office:value-type="float" office:value="19966">
            <text:p>19,966</text:p>
          </table:table-cell>
          <table:table-cell table:style-name="ce8" table:formula="of:=SUM(OFFSET([.O206];-[.C$5]+1;0;[.C$5];1))+SUM(OFFSET([.Q206];-[.C$6]+1;0;[.C$6];1))+[.S206]" office:value-type="float" office:value="17333">
            <text:p>17,333</text:p>
          </table:table-cell>
          <table:table-cell table:style-name="ce8" table:formula="of:=SUM(OFFSET([.P206];-[.D$5]+1;0;[.D$5];1))+SUM(OFFSET([.R206];-[.D$6]+1;0;[.D$6];1))+[.T206]" office:value-type="float" office:value="2633">
            <text:p>2,633</text:p>
          </table:table-cell>
          <table:table-cell table:style-name="ce18" table:formula="of:=(SUM(OFFSET([.O206];-[.C$5]+1;0;[.C$5];1))+SUM(OFFSET([.P206];-[.D$5]+1;0;[.D$5];1)))/[.F206]" office:value-type="percentage" office:value="0.0262446158469398">
            <text:p>3%</text:p>
          </table:table-cell>
          <table:table-cell table:style-name="ce18" table:formula="of:=(SUM(OFFSET([.Q206];-[.C$6]+1;0;[.C$6];1))+SUM(OFFSET([.R206];-[.D$6]+1;0;[.D$6];1)))/[.F206]" office:value-type="percentage" office:value="0">
            <text:p>0%</text:p>
          </table:table-cell>
          <table:table-cell table:style-name="ce18" table:formula="of:=SUM([.S206:.T206])/[.F206]" office:value-type="percentage" office:value="0.97375538415306">
            <text:p>97%</text:p>
          </table:table-cell>
          <table:table-cell table:style-name="ce21" table:number-columns-repeated="2"/>
          <table:table-cell table:style-name="ce22" table:formula="of:=SUM([.S205:.S207])/SUM([.T205:.T207])" office:value-type="float" office:value="6.5934733782534">
            <text:p>6.6</text:p>
          </table:table-cell>
          <table:table-cell table:style-name="ce8" office:value-type="float" office:value="10">
            <text:p>10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06]" office:value-type="float" office:value="16829">
            <text:p>16,829</text:p>
          </table:table-cell>
          <table:table-cell table:style-name="ce8" table:formula="of:=[.V206]" office:value-type="float" office:value="2613">
            <text:p>2,613</text:p>
          </table:table-cell>
          <table:table-cell table:style-name="ce8" office:value-type="float" office:value="16829">
            <text:p>16,829</text:p>
          </table:table-cell>
          <table:table-cell table:style-name="ce8" office:value-type="float" office:value="2613">
            <text:p>2,613</text:p>
          </table:table-cell>
          <table:table-cell table:number-columns-repeated="1002"/>
        </table:table-row>
        <table:table-row table:style-name="ro1">
          <table:table-cell table:style-name="ce3" office:value-type="float" office:value="1913">
            <text:p>1913</text:p>
          </table:table-cell>
          <table:table-cell office:value-type="string">
            <text:p>pre World War I</text:p>
          </table:table-cell>
          <table:table-cell table:style-name="ce8" office:value-type="float" office:value="36574">
            <text:p>36,574</text:p>
          </table:table-cell>
          <table:table-cell table:style-name="ce11" table:formula="of:=[.G207]/[.H207]" office:value-type="float" office:value="6.49620455453456">
            <text:p>6.5</text:p>
          </table:table-cell>
          <table:table-cell table:style-name="ce8" table:formula="of:=[.F207]*100/[.C207]" office:value-type="float" office:value="51.301470990321">
            <text:p>51</text:p>
          </table:table-cell>
          <table:table-cell table:style-name="ce8" table:formula="of:=[.G207]+[.H207]" office:value-type="float" office:value="18763">
            <text:p>18,763</text:p>
          </table:table-cell>
          <table:table-cell table:style-name="ce8" table:formula="of:=SUM(OFFSET([.O207];-[.C$5]+1;0;[.C$5];1))+SUM(OFFSET([.Q207];-[.C$6]+1;0;[.C$6];1))+[.S207]" office:value-type="float" office:value="16260">
            <text:p>16,260</text:p>
          </table:table-cell>
          <table:table-cell table:style-name="ce8" table:formula="of:=SUM(OFFSET([.P207];-[.D$5]+1;0;[.D$5];1))+SUM(OFFSET([.R207];-[.D$6]+1;0;[.D$6];1))+[.T207]" office:value-type="float" office:value="2503">
            <text:p>2,503</text:p>
          </table:table-cell>
          <table:table-cell table:style-name="ce18" table:formula="of:=(SUM(OFFSET([.O207];-[.C$5]+1;0;[.C$5];1))+SUM(OFFSET([.P207];-[.D$5]+1;0;[.D$5];1)))/[.F207]" office:value-type="percentage" office:value="0.0280871928796035">
            <text:p>3%</text:p>
          </table:table-cell>
          <table:table-cell table:style-name="ce18" table:formula="of:=(SUM(OFFSET([.Q207];-[.C$6]+1;0;[.C$6];1))+SUM(OFFSET([.R207];-[.D$6]+1;0;[.D$6];1)))/[.F207]" office:value-type="percentage" office:value="0">
            <text:p>0%</text:p>
          </table:table-cell>
          <table:table-cell table:style-name="ce18" table:formula="of:=SUM([.S207:.T207])/[.F207]" office:value-type="percentage" office:value="0.971912807120397">
            <text:p>97%</text:p>
          </table:table-cell>
          <table:table-cell table:style-name="ce21" table:number-columns-repeated="2"/>
          <table:table-cell table:style-name="ce22" table:formula="of:=SUM([.S206:.S208])/SUM([.T206:.T208])" office:value-type="float" office:value="6.17355150214592">
            <text:p>6.2</text:p>
          </table:table-cell>
          <table:table-cell table:style-name="ce8" office:value-type="float" office:value="19">
            <text:p>19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07]" office:value-type="float" office:value="15752">
            <text:p>15,752</text:p>
          </table:table-cell>
          <table:table-cell table:style-name="ce8" table:formula="of:=[.V207]" office:value-type="float" office:value="2484">
            <text:p>2,484</text:p>
          </table:table-cell>
          <table:table-cell table:style-name="ce8" office:value-type="float" office:value="15752">
            <text:p>15,752</text:p>
          </table:table-cell>
          <table:table-cell table:style-name="ce8" office:value-type="float" office:value="2484">
            <text:p>2,484</text:p>
          </table:table-cell>
          <table:table-cell table:number-columns-repeated="1002"/>
        </table:table-row>
        <table:table-row table:style-name="ro1">
          <table:table-cell table:style-name="ce3" office:value-type="float" office:value="1914">
            <text:p>1914</text:p>
          </table:table-cell>
          <table:table-cell office:value-type="string">
            <text:p>start of WWI</text:p>
          </table:table-cell>
          <table:table-cell table:style-name="ce8" office:value-type="float" office:value="36967">
            <text:p>36,967</text:p>
          </table:table-cell>
          <table:table-cell table:style-name="ce11" table:formula="of:=[.G208]/[.H208]" office:value-type="float" office:value="5.87747368421053">
            <text:p>5.9</text:p>
          </table:table-cell>
          <table:table-cell table:style-name="ce8" table:formula="of:=[.F208]*100/[.C208]" office:value-type="float" office:value="44.1853545053697">
            <text:p>44</text:p>
          </table:table-cell>
          <table:table-cell table:style-name="ce8" table:formula="of:=[.G208]+[.H208]" office:value-type="float" office:value="16334">
            <text:p>16,334</text:p>
          </table:table-cell>
          <table:table-cell table:style-name="ce8" table:formula="of:=SUM(OFFSET([.O208];-[.C$5]+1;0;[.C$5];1))+SUM(OFFSET([.Q208];-[.C$6]+1;0;[.C$6];1))+[.S208]" office:value-type="float" office:value="13959">
            <text:p>13,959</text:p>
          </table:table-cell>
          <table:table-cell table:style-name="ce8" table:formula="of:=SUM(OFFSET([.P208];-[.D$5]+1;0;[.D$5];1))+SUM(OFFSET([.R208];-[.D$6]+1;0;[.D$6];1))+[.T208]" office:value-type="float" office:value="2375">
            <text:p>2,375</text:p>
          </table:table-cell>
          <table:table-cell table:style-name="ce18" table:formula="of:=(SUM(OFFSET([.O208];-[.C$5]+1;0;[.C$5];1))+SUM(OFFSET([.P208];-[.D$5]+1;0;[.D$5];1)))/[.F208]" office:value-type="percentage" office:value="0.0322027672339905">
            <text:p>3%</text:p>
          </table:table-cell>
          <table:table-cell table:style-name="ce18" table:formula="of:=(SUM(OFFSET([.Q208];-[.C$6]+1;0;[.C$6];1))+SUM(OFFSET([.R208];-[.D$6]+1;0;[.D$6];1)))/[.F208]" office:value-type="percentage" office:value="0">
            <text:p>0%</text:p>
          </table:table-cell>
          <table:table-cell table:style-name="ce18" table:formula="of:=SUM([.S208:.T208])/[.F208]" office:value-type="percentage" office:value="0.96779723276601">
            <text:p>97%</text:p>
          </table:table-cell>
          <table:table-cell table:style-name="ce21" table:number-columns-repeated="2"/>
          <table:table-cell table:style-name="ce22" table:formula="of:=SUM([.S207:.S209])/SUM([.T207:.T209])" office:value-type="float" office:value="5.56367583212735">
            <text:p>5.6</text:p>
          </table:table-cell>
          <table:table-cell table:style-name="ce8" office:value-type="float" office:value="14">
            <text:p>14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08]" office:value-type="float" office:value="13449">
            <text:p>13,449</text:p>
          </table:table-cell>
          <table:table-cell table:style-name="ce8" table:formula="of:=[.V208]" office:value-type="float" office:value="2359">
            <text:p>2,359</text:p>
          </table:table-cell>
          <table:table-cell table:style-name="ce8" office:value-type="float" office:value="13449">
            <text:p>13,449</text:p>
          </table:table-cell>
          <table:table-cell table:style-name="ce8" office:value-type="float" office:value="2359">
            <text:p>2,359</text:p>
          </table:table-cell>
          <table:table-cell table:number-columns-repeated="1002"/>
        </table:table-row>
        <table:table-row table:style-name="ro1">
          <table:table-cell table:style-name="ce3" office:value-type="float" office:value="1915">
            <text:p>1915</text:p>
          </table:table-cell>
          <table:table-cell office:value-type="string">
            <text:p>World War I</text:p>
          </table:table-cell>
          <table:table-cell table:style-name="ce8" office:value-type="float" office:value="35284">
            <text:p>35,284</text:p>
          </table:table-cell>
          <table:table-cell table:style-name="ce11" table:formula="of:=[.G209]/[.H209]" office:value-type="float" office:value="4.68074891982717">
            <text:p>4.7</text:p>
          </table:table-cell>
          <table:table-cell table:style-name="ce8" table:formula="of:=[.F209]*100/[.C209]" office:value-type="float" office:value="33.5364471148396">
            <text:p>34</text:p>
          </table:table-cell>
          <table:table-cell table:style-name="ce8" table:formula="of:=[.G209]+[.H209]" office:value-type="float" office:value="11833">
            <text:p>11,833</text:p>
          </table:table-cell>
          <table:table-cell table:style-name="ce8" table:formula="of:=SUM(OFFSET([.O209];-[.C$5]+1;0;[.C$5];1))+SUM(OFFSET([.Q209];-[.C$6]+1;0;[.C$6];1))+[.S209]" office:value-type="float" office:value="9750">
            <text:p>9,750</text:p>
          </table:table-cell>
          <table:table-cell table:style-name="ce8" table:formula="of:=SUM(OFFSET([.P209];-[.D$5]+1;0;[.D$5];1))+SUM(OFFSET([.R209];-[.D$6]+1;0;[.D$6];1))+[.T209]" office:value-type="float" office:value="2083">
            <text:p>2,083</text:p>
          </table:table-cell>
          <table:table-cell table:style-name="ce18" table:formula="of:=(SUM(OFFSET([.O209];-[.C$5]+1;0;[.C$5];1))+SUM(OFFSET([.P209];-[.D$5]+1;0;[.D$5];1)))/[.F209]" office:value-type="percentage" office:value="0.0441139187019353">
            <text:p>4%</text:p>
          </table:table-cell>
          <table:table-cell table:style-name="ce18" table:formula="of:=(SUM(OFFSET([.Q209];-[.C$6]+1;0;[.C$6];1))+SUM(OFFSET([.R209];-[.D$6]+1;0;[.D$6];1)))/[.F209]" office:value-type="percentage" office:value="0">
            <text:p>0%</text:p>
          </table:table-cell>
          <table:table-cell table:style-name="ce18" table:formula="of:=SUM([.S209:.T209])/[.F209]" office:value-type="percentage" office:value="0.955886081298065">
            <text:p>96%</text:p>
          </table:table-cell>
          <table:table-cell table:style-name="ce21" table:number-columns-repeated="2"/>
          <table:table-cell table:style-name="ce22" table:formula="of:=SUM([.S208:.S210])/SUM([.T208:.T210])" office:value-type="float" office:value="4.92556582722346">
            <text:p>4.9</text:p>
          </table:table-cell>
          <table:table-cell table:style-name="ce8" office:value-type="float" office:value="9">
            <text:p>9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09]" office:value-type="float" office:value="9244">
            <text:p>9,244</text:p>
          </table:table-cell>
          <table:table-cell table:style-name="ce8" table:formula="of:=[.V209]" office:value-type="float" office:value="2067">
            <text:p>2,067</text:p>
          </table:table-cell>
          <table:table-cell table:style-name="ce8" office:value-type="float" office:value="9244">
            <text:p>9,244</text:p>
          </table:table-cell>
          <table:table-cell table:style-name="ce8" office:value-type="float" office:value="2067">
            <text:p>2,067</text:p>
          </table:table-cell>
          <table:table-cell table:number-columns-repeated="1002"/>
        </table:table-row>
        <table:table-row table:style-name="ro1">
          <table:table-cell table:style-name="ce3" office:value-type="float" office:value="1916">
            <text:p>1916</text:p>
          </table:table-cell>
          <table:table-cell office:value-type="string">
            <text:p>World War I</text:p>
          </table:table-cell>
          <table:table-cell table:style-name="ce8" office:value-type="float" office:value="34642">
            <text:p>34,642</text:p>
          </table:table-cell>
          <table:table-cell table:style-name="ce11" table:formula="of:=[.G210]/[.H210]" office:value-type="float" office:value="4.67435622317597">
            <text:p>4.7</text:p>
          </table:table-cell>
          <table:table-cell table:style-name="ce8" table:formula="of:=[.F210]*100/[.C210]" office:value-type="float" office:value="30.5323018301484">
            <text:p>31</text:p>
          </table:table-cell>
          <table:table-cell table:style-name="ce8" table:formula="of:=[.G210]+[.H210]" office:value-type="float" office:value="10577">
            <text:p>10,577</text:p>
          </table:table-cell>
          <table:table-cell table:style-name="ce8" table:formula="of:=SUM(OFFSET([.O210];-[.C$5]+1;0;[.C$5];1))+SUM(OFFSET([.Q210];-[.C$6]+1;0;[.C$6];1))+[.S210]" office:value-type="float" office:value="8713">
            <text:p>8,713</text:p>
          </table:table-cell>
          <table:table-cell table:style-name="ce8" table:formula="of:=SUM(OFFSET([.P210];-[.D$5]+1;0;[.D$5];1))+SUM(OFFSET([.R210];-[.D$6]+1;0;[.D$6];1))+[.T210]" office:value-type="float" office:value="1864">
            <text:p>1,864</text:p>
          </table:table-cell>
          <table:table-cell table:style-name="ce18" table:formula="of:=(SUM(OFFSET([.O210];-[.C$5]+1;0;[.C$5];1))+SUM(OFFSET([.P210];-[.D$5]+1;0;[.D$5];1)))/[.F210]" office:value-type="percentage" office:value="0.0490687340455706">
            <text:p>5%</text:p>
          </table:table-cell>
          <table:table-cell table:style-name="ce18" table:formula="of:=(SUM(OFFSET([.Q210];-[.C$6]+1;0;[.C$6];1))+SUM(OFFSET([.R210];-[.D$6]+1;0;[.D$6];1)))/[.F210]" office:value-type="percentage" office:value="0">
            <text:p>0%</text:p>
          </table:table-cell>
          <table:table-cell table:style-name="ce18" table:formula="of:=SUM([.S210:.T210])/[.F210]" office:value-type="percentage" office:value="0.950931265954429">
            <text:p>95%</text:p>
          </table:table-cell>
          <table:table-cell table:style-name="ce21" table:number-columns-repeated="2"/>
          <table:table-cell table:style-name="ce22" table:formula="of:=SUM([.S209:.S211])/SUM([.T209:.T211])" office:value-type="float" office:value="4.45900774102745">
            <text:p>4.5</text:p>
          </table:table-cell>
          <table:table-cell table:style-name="ce8" office:value-type="float" office:value="8">
            <text:p>8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10]" office:value-type="float" office:value="8210">
            <text:p>8,210</text:p>
          </table:table-cell>
          <table:table-cell table:style-name="ce8" table:formula="of:=[.V210]" office:value-type="float" office:value="1848">
            <text:p>1,848</text:p>
          </table:table-cell>
          <table:table-cell table:style-name="ce8" office:value-type="float" office:value="8210">
            <text:p>8,210</text:p>
          </table:table-cell>
          <table:table-cell table:style-name="ce8" office:value-type="float" office:value="1848">
            <text:p>1,848</text:p>
          </table:table-cell>
          <table:table-cell table:number-columns-repeated="1002"/>
        </table:table-row>
        <table:table-row table:style-name="ro1">
          <table:table-cell table:style-name="ce3" office:value-type="float" office:value="1917">
            <text:p>1917</text:p>
          </table:table-cell>
          <table:table-cell office:value-type="string">
            <text:p>World War I</text:p>
          </table:table-cell>
          <table:table-cell table:style-name="ce8" office:value-type="float" office:value="34197">
            <text:p>34,197</text:p>
          </table:table-cell>
          <table:table-cell table:style-name="ce11" table:formula="of:=[.G211]/[.H211]" office:value-type="float" office:value="4.70084033613445">
            <text:p>4.7</text:p>
          </table:table-cell>
          <table:table-cell table:style-name="ce8" table:formula="of:=[.F211]*100/[.C211]" office:value-type="float" office:value="29.7569962277393">
            <text:p>30</text:p>
          </table:table-cell>
          <table:table-cell table:style-name="ce8" table:formula="of:=[.G211]+[.H211]" office:value-type="float" office:value="10176">
            <text:p>10,176</text:p>
          </table:table-cell>
          <table:table-cell table:style-name="ce8" table:formula="of:=SUM(OFFSET([.O211];-[.C$5]+1;0;[.C$5];1))+SUM(OFFSET([.Q211];-[.C$6]+1;0;[.C$6];1))+[.S211]" office:value-type="float" office:value="8391">
            <text:p>8,391</text:p>
          </table:table-cell>
          <table:table-cell table:style-name="ce8" table:formula="of:=SUM(OFFSET([.P211];-[.D$5]+1;0;[.D$5];1))+SUM(OFFSET([.R211];-[.D$6]+1;0;[.D$6];1))+[.T211]" office:value-type="float" office:value="1785">
            <text:p>1,785</text:p>
          </table:table-cell>
          <table:table-cell table:style-name="ce18" table:formula="of:=(SUM(OFFSET([.O211];-[.C$5]+1;0;[.C$5];1))+SUM(OFFSET([.P211];-[.D$5]+1;0;[.D$5];1)))/[.F211]" office:value-type="percentage" office:value="0.0507075471698113">
            <text:p>5%</text:p>
          </table:table-cell>
          <table:table-cell table:style-name="ce18" table:formula="of:=(SUM(OFFSET([.Q211];-[.C$6]+1;0;[.C$6];1))+SUM(OFFSET([.R211];-[.D$6]+1;0;[.D$6];1)))/[.F211]" office:value-type="percentage" office:value="0">
            <text:p>0%</text:p>
          </table:table-cell>
          <table:table-cell table:style-name="ce18" table:formula="of:=SUM([.S211:.T211])/[.F211]" office:value-type="percentage" office:value="0.949292452830189">
            <text:p>95%</text:p>
          </table:table-cell>
          <table:table-cell table:style-name="ce21" table:number-columns-repeated="2"/>
          <table:table-cell table:style-name="ce22" table:formula="of:=SUM([.S210:.S212])/SUM([.T210:.T212])" office:value-type="float" office:value="4.53859413905382">
            <text:p>4.5</text:p>
          </table:table-cell>
          <table:table-cell table:style-name="ce8" office:value-type="float" office:value="9">
            <text:p>9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11]" office:value-type="float" office:value="7891">
            <text:p>7,891</text:p>
          </table:table-cell>
          <table:table-cell table:style-name="ce8" table:formula="of:=[.V211]" office:value-type="float" office:value="1769">
            <text:p>1,769</text:p>
          </table:table-cell>
          <table:table-cell table:style-name="ce8" office:value-type="float" office:value="7891">
            <text:p>7,891</text:p>
          </table:table-cell>
          <table:table-cell table:style-name="ce8" office:value-type="float" office:value="1769">
            <text:p>1,769</text:p>
          </table:table-cell>
          <table:table-cell table:number-columns-repeated="1002"/>
        </table:table-row>
        <table:table-row table:style-name="ro1">
          <table:table-cell table:style-name="ce3" office:value-type="float" office:value="1918">
            <text:p>1918</text:p>
          </table:table-cell>
          <table:table-cell office:value-type="string">
            <text:p>World War I</text:p>
          </table:table-cell>
          <table:table-cell table:style-name="ce8" office:value-type="float" office:value="34024">
            <text:p>34,024</text:p>
          </table:table-cell>
          <table:table-cell table:style-name="ce11" table:formula="of:=[.G212]/[.H212]" office:value-type="float" office:value="4.99691167387276">
            <text:p>5.0</text:p>
          </table:table-cell>
          <table:table-cell table:style-name="ce8" table:formula="of:=[.F212]*100/[.C212]" office:value-type="float" office:value="28.5357394780155">
            <text:p>29</text:p>
          </table:table-cell>
          <table:table-cell table:style-name="ce8" table:formula="of:=[.G212]+[.H212]" office:value-type="float" office:value="9709">
            <text:p>9,709</text:p>
          </table:table-cell>
          <table:table-cell table:style-name="ce8" table:formula="of:=SUM(OFFSET([.O212];-[.C$5]+1;0;[.C$5];1))+SUM(OFFSET([.Q212];-[.C$6]+1;0;[.C$6];1))+[.S212]" office:value-type="float" office:value="8090">
            <text:p>8,090</text:p>
          </table:table-cell>
          <table:table-cell table:style-name="ce8" table:formula="of:=SUM(OFFSET([.P212];-[.D$5]+1;0;[.D$5];1))+SUM(OFFSET([.R212];-[.D$6]+1;0;[.D$6];1))+[.T212]" office:value-type="float" office:value="1619">
            <text:p>1,619</text:p>
          </table:table-cell>
          <table:table-cell table:style-name="ce18" table:formula="of:=(SUM(OFFSET([.O212];-[.C$5]+1;0;[.C$5];1))+SUM(OFFSET([.P212];-[.D$5]+1;0;[.D$5];1)))/[.F212]" office:value-type="percentage" office:value="0.0525285817282933">
            <text:p>5%</text:p>
          </table:table-cell>
          <table:table-cell table:style-name="ce18" table:formula="of:=(SUM(OFFSET([.Q212];-[.C$6]+1;0;[.C$6];1))+SUM(OFFSET([.R212];-[.D$6]+1;0;[.D$6];1)))/[.F212]" office:value-type="percentage" office:value="0">
            <text:p>0%</text:p>
          </table:table-cell>
          <table:table-cell table:style-name="ce18" table:formula="of:=SUM([.S212:.T212])/[.F212]" office:value-type="percentage" office:value="0.947471418271707">
            <text:p>95%</text:p>
          </table:table-cell>
          <table:table-cell table:style-name="ce21" table:number-columns-repeated="2"/>
          <table:table-cell table:style-name="ce22" table:formula="of:=SUM([.S211:.S213])/SUM([.T211:.T213])" office:value-type="float" office:value="4.97487963156793">
            <text:p>5.0</text:p>
          </table:table-cell>
          <table:table-cell table:style-name="ce8" office:value-type="float" office:value="7">
            <text:p>7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12]" office:value-type="float" office:value="7595">
            <text:p>7,595</text:p>
          </table:table-cell>
          <table:table-cell table:style-name="ce8" table:formula="of:=[.V212]" office:value-type="float" office:value="1604">
            <text:p>1,604</text:p>
          </table:table-cell>
          <table:table-cell table:style-name="ce8" office:value-type="float" office:value="7595">
            <text:p>7,595</text:p>
          </table:table-cell>
          <table:table-cell table:style-name="ce8" office:value-type="float" office:value="1604">
            <text:p>1,604</text:p>
          </table:table-cell>
          <table:table-cell table:number-columns-repeated="1002"/>
        </table:table-row>
        <table:table-row table:style-name="ro1">
          <table:table-cell table:style-name="ce3" office:value-type="float" office:value="1919">
            <text:p>1919</text:p>
          </table:table-cell>
          <table:table-cell office:value-type="string">
            <text:p>post World War I</text:p>
          </table:table-cell>
          <table:table-cell table:style-name="ce8" office:value-type="float" office:value="35427">
            <text:p>35,427</text:p>
          </table:table-cell>
          <table:table-cell table:style-name="ce11" table:formula="of:=[.G213]/[.H213]" office:value-type="float" office:value="6.19562146892655">
            <text:p>6.2</text:p>
          </table:table-cell>
          <table:table-cell table:style-name="ce8" table:formula="of:=[.F213]*100/[.C213]" office:value-type="float" office:value="28.7605498630988">
            <text:p>29</text:p>
          </table:table-cell>
          <table:table-cell table:style-name="ce8" table:formula="of:=[.G213]+[.H213]" office:value-type="float" office:value="10189">
            <text:p>10,189</text:p>
          </table:table-cell>
          <table:table-cell table:style-name="ce8" table:formula="of:=SUM(OFFSET([.O213];-[.C$5]+1;0;[.C$5];1))+SUM(OFFSET([.Q213];-[.C$6]+1;0;[.C$6];1))+[.S213]" office:value-type="float" office:value="8773">
            <text:p>8,773</text:p>
          </table:table-cell>
          <table:table-cell table:style-name="ce8" table:formula="of:=SUM(OFFSET([.P213];-[.D$5]+1;0;[.D$5];1))+SUM(OFFSET([.R213];-[.D$6]+1;0;[.D$6];1))+[.T213]" office:value-type="float" office:value="1416">
            <text:p>1,416</text:p>
          </table:table-cell>
          <table:table-cell table:style-name="ce18" table:formula="of:=(SUM(OFFSET([.O213];-[.C$5]+1;0;[.C$5];1))+SUM(OFFSET([.P213];-[.D$5]+1;0;[.D$5];1)))/[.F213]" office:value-type="percentage" office:value="0.0496613995485327">
            <text:p>5%</text:p>
          </table:table-cell>
          <table:table-cell table:style-name="ce18" table:formula="of:=(SUM(OFFSET([.Q213];-[.C$6]+1;0;[.C$6];1))+SUM(OFFSET([.R213];-[.D$6]+1;0;[.D$6];1)))/[.F213]" office:value-type="percentage" office:value="0">
            <text:p>0%</text:p>
          </table:table-cell>
          <table:table-cell table:style-name="ce18" table:formula="of:=SUM([.S213:.T213])/[.F213]" office:value-type="percentage" office:value="0.950338600451467">
            <text:p>95%</text:p>
          </table:table-cell>
          <table:table-cell table:style-name="ce21" table:number-columns-repeated="2"/>
          <table:table-cell table:style-name="ce22" table:formula="of:=SUM([.S212:.S214])/SUM([.T212:.T214])" office:value-type="float" office:value="5.73776775648253">
            <text:p>5.7</text:p>
          </table:table-cell>
          <table:table-cell table:style-name="ce8" office:value-type="float" office:value="12">
            <text:p>1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13]" office:value-type="float" office:value="8279">
            <text:p>8,279</text:p>
          </table:table-cell>
          <table:table-cell table:style-name="ce8" table:formula="of:=[.V213]" office:value-type="float" office:value="1404">
            <text:p>1,404</text:p>
          </table:table-cell>
          <table:table-cell table:style-name="ce8" office:value-type="float" office:value="8279">
            <text:p>8,279</text:p>
          </table:table-cell>
          <table:table-cell table:style-name="ce8" office:value-type="float" office:value="1404">
            <text:p>1,404</text:p>
          </table:table-cell>
          <table:table-cell table:number-columns-repeated="1002"/>
        </table:table-row>
        <table:table-row table:style-name="ro1">
          <table:table-cell table:style-name="ce3" office:value-type="float" office:value="1920">
            <text:p>1920</text:p>
          </table:table-cell>
          <table:table-cell office:value-type="string">
            <text:p>post World War I</text:p>
          </table:table-cell>
          <table:table-cell table:style-name="ce8" office:value-type="float" office:value="37247">
            <text:p>37,247</text:p>
          </table:table-cell>
          <table:table-cell table:style-name="ce11" table:formula="of:=[.G214]/[.H214]" office:value-type="float" office:value="7.00138985406532">
            <text:p>7.0</text:p>
          </table:table-cell>
          <table:table-cell table:style-name="ce8" table:formula="of:=[.F214]*100/[.C214]" office:value-type="float" office:value="30.9125567159771">
            <text:p>31</text:p>
          </table:table-cell>
          <table:table-cell table:style-name="ce8" table:formula="of:=[.G214]+[.H214]" office:value-type="float" office:value="11514">
            <text:p>11,514</text:p>
          </table:table-cell>
          <table:table-cell table:style-name="ce8" table:formula="of:=SUM(OFFSET([.O214];-[.C$5]+1;0;[.C$5];1))+SUM(OFFSET([.Q214];-[.C$6]+1;0;[.C$6];1))+[.S214]" office:value-type="float" office:value="10075">
            <text:p>10,075</text:p>
          </table:table-cell>
          <table:table-cell table:style-name="ce8" table:formula="of:=SUM(OFFSET([.P214];-[.D$5]+1;0;[.D$5];1))+SUM(OFFSET([.R214];-[.D$6]+1;0;[.D$6];1))+[.T214]" office:value-type="float" office:value="1439">
            <text:p>1,439</text:p>
          </table:table-cell>
          <table:table-cell table:style-name="ce18" table:formula="of:=(SUM(OFFSET([.O214];-[.C$5]+1;0;[.C$5];1))+SUM(OFFSET([.P214];-[.D$5]+1;0;[.D$5];1)))/[.F214]" office:value-type="percentage" office:value="0.0446413062358868">
            <text:p>4%</text:p>
          </table:table-cell>
          <table:table-cell table:style-name="ce18" table:formula="of:=(SUM(OFFSET([.Q214];-[.C$6]+1;0;[.C$6];1))+SUM(OFFSET([.R214];-[.D$6]+1;0;[.D$6];1)))/[.F214]" office:value-type="percentage" office:value="0">
            <text:p>0%</text:p>
          </table:table-cell>
          <table:table-cell table:style-name="ce18" table:formula="of:=SUM([.S214:.T214])/[.F214]" office:value-type="percentage" office:value="0.955358693764113">
            <text:p>96%</text:p>
          </table:table-cell>
          <table:table-cell table:style-name="ce21" table:number-columns-repeated="2"/>
          <table:table-cell table:style-name="ce22" table:formula="of:=SUM([.S213:.S215])/SUM([.T213:.T215])" office:value-type="float" office:value="6.78904953780517">
            <text:p>6.8</text:p>
          </table:table-cell>
          <table:table-cell table:style-name="ce8" office:value-type="float" office:value="21">
            <text:p>2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14]" office:value-type="float" office:value="9573">
            <text:p>9,573</text:p>
          </table:table-cell>
          <table:table-cell table:style-name="ce8" table:formula="of:=[.V214]" office:value-type="float" office:value="1427">
            <text:p>1,427</text:p>
          </table:table-cell>
          <table:table-cell table:style-name="ce8" office:value-type="float" office:value="9573">
            <text:p>9,573</text:p>
          </table:table-cell>
          <table:table-cell table:style-name="ce8" office:value-type="float" office:value="1427">
            <text:p>1,427</text:p>
          </table:table-cell>
          <table:table-cell table:number-columns-repeated="1002"/>
        </table:table-row>
        <table:table-row table:style-name="ro1">
          <table:table-cell table:style-name="ce3" office:value-type="float" office:value="1921">
            <text:p>1921</text:p>
          </table:table-cell>
          <table:table-cell office:value-type="string">
            <text:p>post World War I</text:p>
          </table:table-cell>
          <table:table-cell table:style-name="ce8" office:value-type="float" office:value="37932">
            <text:p>37,932</text:p>
          </table:table-cell>
          <table:table-cell table:style-name="ce11" table:formula="of:=[.G215]/[.H215]" office:value-type="float" office:value="8.0650464617584">
            <text:p>8.1</text:p>
          </table:table-cell>
          <table:table-cell table:style-name="ce8" table:formula="of:=[.F215]*100/[.C215]" office:value-type="float" office:value="33.4335126014974">
            <text:p>33</text:p>
          </table:table-cell>
          <table:table-cell table:style-name="ce8" table:formula="of:=[.G215]+[.H215]" office:value-type="float" office:value="12682">
            <text:p>12,682</text:p>
          </table:table-cell>
          <table:table-cell table:style-name="ce8" table:formula="of:=SUM(OFFSET([.O215];-[.C$5]+1;0;[.C$5];1))+SUM(OFFSET([.Q215];-[.C$6]+1;0;[.C$6];1))+[.S215]" office:value-type="float" office:value="11283">
            <text:p>11,283</text:p>
          </table:table-cell>
          <table:table-cell table:style-name="ce8" table:formula="of:=SUM(OFFSET([.P215];-[.D$5]+1;0;[.D$5];1))+SUM(OFFSET([.R215];-[.D$6]+1;0;[.D$6];1))+[.T215]" office:value-type="float" office:value="1399">
            <text:p>1,399</text:p>
          </table:table-cell>
          <table:table-cell table:style-name="ce18" table:formula="of:=(SUM(OFFSET([.O215];-[.C$5]+1;0;[.C$5];1))+SUM(OFFSET([.P215];-[.D$5]+1;0;[.D$5];1)))/[.F215]" office:value-type="percentage" office:value="0.0396625137990853">
            <text:p>4%</text:p>
          </table:table-cell>
          <table:table-cell table:style-name="ce18" table:formula="of:=(SUM(OFFSET([.Q215];-[.C$6]+1;0;[.C$6];1))+SUM(OFFSET([.R215];-[.D$6]+1;0;[.D$6];1)))/[.F215]" office:value-type="percentage" office:value="0">
            <text:p>0%</text:p>
          </table:table-cell>
          <table:table-cell table:style-name="ce18" table:formula="of:=SUM([.S215:.T215])/[.F215]" office:value-type="percentage" office:value="0.960337486200915">
            <text:p>96%</text:p>
          </table:table-cell>
          <table:table-cell table:style-name="ce21" table:number-columns-repeated="2"/>
          <table:table-cell table:style-name="ce22" table:formula="of:=SUM([.S214:.S216])/SUM([.T214:.T216])" office:value-type="float" office:value="7.68414512922465">
            <text:p>7.7</text:p>
          </table:table-cell>
          <table:table-cell table:style-name="ce8" office:value-type="float" office:value="8">
            <text:p>8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15]" office:value-type="float" office:value="10791">
            <text:p>10,791</text:p>
          </table:table-cell>
          <table:table-cell table:style-name="ce8" table:formula="of:=[.V215]" office:value-type="float" office:value="1388">
            <text:p>1,388</text:p>
          </table:table-cell>
          <table:table-cell table:style-name="ce8" office:value-type="float" office:value="10791">
            <text:p>10,791</text:p>
          </table:table-cell>
          <table:table-cell table:style-name="ce8" office:value-type="float" office:value="1388">
            <text:p>1,388</text:p>
          </table:table-cell>
          <table:table-cell table:number-columns-repeated="1002"/>
        </table:table-row>
        <table:table-row table:style-name="ro1">
          <table:table-cell table:style-name="ce3" office:value-type="float" office:value="1922">
            <text:p>1922</text:p>
          </table:table-cell>
          <table:table-cell office:value-type="string">
            <text:p>post World War I</text:p>
          </table:table-cell>
          <table:table-cell table:style-name="ce8" office:value-type="float" office:value="38205">
            <text:p>38,205</text:p>
          </table:table-cell>
          <table:table-cell table:style-name="ce11" table:formula="of:=[.G216]/[.H216]" office:value-type="float" office:value="9.06152584085316">
            <text:p>9.1</text:p>
          </table:table-cell>
          <table:table-cell table:style-name="ce8" table:formula="of:=[.F216]*100/[.C216]" office:value-type="float" office:value="32.1031278628452">
            <text:p>32</text:p>
          </table:table-cell>
          <table:table-cell table:style-name="ce8" table:formula="of:=[.G216]+[.H216]" office:value-type="float" office:value="12265">
            <text:p>12,265</text:p>
          </table:table-cell>
          <table:table-cell table:style-name="ce8" table:formula="of:=SUM(OFFSET([.O216];-[.C$5]+1;0;[.C$5];1))+SUM(OFFSET([.Q216];-[.C$6]+1;0;[.C$6];1))+[.S216]" office:value-type="float" office:value="11046">
            <text:p>11,046</text:p>
          </table:table-cell>
          <table:table-cell table:style-name="ce8" table:formula="of:=SUM(OFFSET([.P216];-[.D$5]+1;0;[.D$5];1))+SUM(OFFSET([.R216];-[.D$6]+1;0;[.D$6];1))+[.T216]" office:value-type="float" office:value="1219">
            <text:p>1,219</text:p>
          </table:table-cell>
          <table:table-cell table:style-name="ce18" table:formula="of:=(SUM(OFFSET([.O216];-[.C$5]+1;0;[.C$5];1))+SUM(OFFSET([.P216];-[.D$5]+1;0;[.D$5];1)))/[.F216]" office:value-type="percentage" office:value="0.0406848756624541">
            <text:p>4%</text:p>
          </table:table-cell>
          <table:table-cell table:style-name="ce18" table:formula="of:=(SUM(OFFSET([.Q216];-[.C$6]+1;0;[.C$6];1))+SUM(OFFSET([.R216];-[.D$6]+1;0;[.D$6];1)))/[.F216]" office:value-type="percentage" office:value="0">
            <text:p>0%</text:p>
          </table:table-cell>
          <table:table-cell table:style-name="ce18" table:formula="of:=SUM([.S216:.T216])/[.F216]" office:value-type="percentage" office:value="0.959315124337546">
            <text:p>96%</text:p>
          </table:table-cell>
          <table:table-cell table:style-name="ce21" table:formula="of:=SUM([.O215:.O217])/SUM([.P215:.P217])" office:value-type="float" office:value="38">
            <text:p>38.0</text:p>
          </table:table-cell>
          <table:table-cell table:style-name="ce21"/>
          <table:table-cell table:style-name="ce22" table:formula="of:=SUM([.S215:.S217])/SUM([.T215:.T217])" office:value-type="float" office:value="8.67282249173098">
            <text:p>8.7</text:p>
          </table:table-cell>
          <table:table-cell table:style-name="ce8" office:value-type="float" office:value="17">
            <text:p>17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16]" office:value-type="float" office:value="10557">
            <text:p>10,557</text:p>
          </table:table-cell>
          <table:table-cell table:style-name="ce8" table:formula="of:=[.V216]" office:value-type="float" office:value="1209">
            <text:p>1,209</text:p>
          </table:table-cell>
          <table:table-cell table:style-name="ce8" office:value-type="float" office:value="10557">
            <text:p>10,557</text:p>
          </table:table-cell>
          <table:table-cell table:style-name="ce8" office:value-type="float" office:value="1209">
            <text:p>1,209</text:p>
          </table:table-cell>
          <table:table-cell table:number-columns-repeated="1002"/>
        </table:table-row>
        <table:table-row table:style-name="ro1">
          <table:table-cell table:style-name="ce3" office:value-type="float" office:value="1923">
            <text:p>1923</text:p>
          </table:table-cell>
          <table:table-cell office:value-type="string">
            <text:p>post World War I</text:p>
          </table:table-cell>
          <table:table-cell table:style-name="ce8" office:value-type="float" office:value="38449">
            <text:p>38,449</text:p>
          </table:table-cell>
          <table:table-cell table:style-name="ce11" table:formula="of:=[.G217]/[.H217]" office:value-type="float" office:value="10.1698656429942">
            <text:p>10.2</text:p>
          </table:table-cell>
          <table:table-cell table:style-name="ce8" table:formula="of:=[.F217]*100/[.C217]" office:value-type="float" office:value="30.2712684335093">
            <text:p>30</text:p>
          </table:table-cell>
          <table:table-cell table:style-name="ce8" table:formula="of:=[.G217]+[.H217]" office:value-type="float" office:value="11639">
            <text:p>11,639</text:p>
          </table:table-cell>
          <table:table-cell table:style-name="ce8" table:formula="of:=SUM(OFFSET([.O217];-[.C$5]+1;0;[.C$5];1))+SUM(OFFSET([.Q217];-[.C$6]+1;0;[.C$6];1))+[.S217]" office:value-type="float" office:value="10597">
            <text:p>10,597</text:p>
          </table:table-cell>
          <table:table-cell table:style-name="ce8" table:formula="of:=SUM(OFFSET([.P217];-[.D$5]+1;0;[.D$5];1))+SUM(OFFSET([.R217];-[.D$6]+1;0;[.D$6];1))+[.T217]" office:value-type="float" office:value="1042">
            <text:p>1,042</text:p>
          </table:table-cell>
          <table:table-cell table:style-name="ce18" table:formula="of:=(SUM(OFFSET([.O217];-[.C$5]+1;0;[.C$5];1))+SUM(OFFSET([.P217];-[.D$5]+1;0;[.D$5];1)))/[.F217]" office:value-type="percentage" office:value="0.0421857547899304">
            <text:p>4%</text:p>
          </table:table-cell>
          <table:table-cell table:style-name="ce18" table:formula="of:=(SUM(OFFSET([.Q217];-[.C$6]+1;0;[.C$6];1))+SUM(OFFSET([.R217];-[.D$6]+1;0;[.D$6];1)))/[.F217]" office:value-type="percentage" office:value="0">
            <text:p>0%</text:p>
          </table:table-cell>
          <table:table-cell table:style-name="ce18" table:formula="of:=SUM([.S217:.T217])/[.F217]" office:value-type="percentage" office:value="0.95781424521007">
            <text:p>96%</text:p>
          </table:table-cell>
          <table:table-cell table:style-name="ce21" table:formula="of:=SUM([.O216:.O218])/SUM([.P216:.P218])" office:value-type="float" office:value="40">
            <text:p>40.0</text:p>
          </table:table-cell>
          <table:table-cell table:style-name="ce21"/>
          <table:table-cell table:style-name="ce22" table:formula="of:=SUM([.S216:.S218])/SUM([.T216:.T218])" office:value-type="float" office:value="9.57950974230044">
            <text:p>9.6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217]" office:value-type="float" office:value="10117">
            <text:p>10,117</text:p>
          </table:table-cell>
          <table:table-cell table:style-name="ce8" table:formula="of:=[.V217]" office:value-type="float" office:value="1031">
            <text:p>1,031</text:p>
          </table:table-cell>
          <table:table-cell table:style-name="ce8" office:value-type="float" office:value="10117">
            <text:p>10,117</text:p>
          </table:table-cell>
          <table:table-cell table:style-name="ce8" office:value-type="float" office:value="1031">
            <text:p>1,031</text:p>
          </table:table-cell>
          <table:table-cell table:number-columns-repeated="1002"/>
        </table:table-row>
        <table:table-row table:style-name="ro1">
          <table:table-cell table:style-name="ce3" office:value-type="float" office:value="1924">
            <text:p>1924</text:p>
          </table:table-cell>
          <table:table-cell office:value-type="string">
            <text:p>interwar period</text:p>
          </table:table-cell>
          <table:table-cell table:style-name="ce8" office:value-type="float" office:value="38795">
            <text:p>38,795</text:p>
          </table:table-cell>
          <table:table-cell table:style-name="ce11" table:formula="of:=[.G218]/[.H218]" office:value-type="float" office:value="10.794333683106">
            <text:p>10.8</text:p>
          </table:table-cell>
          <table:table-cell table:style-name="ce8" table:formula="of:=[.F218]*100/[.C218]" office:value-type="float" office:value="28.9728057739399">
            <text:p>29</text:p>
          </table:table-cell>
          <table:table-cell table:style-name="ce8" table:formula="of:=[.G218]+[.H218]" office:value-type="float" office:value="11240">
            <text:p>11,240</text:p>
          </table:table-cell>
          <table:table-cell table:style-name="ce8" table:formula="of:=SUM(OFFSET([.O218];-[.C$5]+1;0;[.C$5];1))+SUM(OFFSET([.Q218];-[.C$6]+1;0;[.C$6];1))+[.S218]" office:value-type="float" office:value="10287">
            <text:p>10,287</text:p>
          </table:table-cell>
          <table:table-cell table:style-name="ce8" table:formula="of:=SUM(OFFSET([.P218];-[.D$5]+1;0;[.D$5];1))+SUM(OFFSET([.R218];-[.D$6]+1;0;[.D$6];1))+[.T218]" office:value-type="float" office:value="953">
            <text:p>953</text:p>
          </table:table-cell>
          <table:table-cell table:style-name="ce18" table:formula="of:=(SUM(OFFSET([.O218];-[.C$5]+1;0;[.C$5];1))+SUM(OFFSET([.P218];-[.D$5]+1;0;[.D$5];1)))/[.F218]" office:value-type="percentage" office:value="0.0435943060498221">
            <text:p>4%</text:p>
          </table:table-cell>
          <table:table-cell table:style-name="ce18" table:formula="of:=(SUM(OFFSET([.Q218];-[.C$6]+1;0;[.C$6];1))+SUM(OFFSET([.R218];-[.D$6]+1;0;[.D$6];1)))/[.F218]" office:value-type="percentage" office:value="0">
            <text:p>0%</text:p>
          </table:table-cell>
          <table:table-cell table:style-name="ce18" table:formula="of:=SUM([.S218:.T218])/[.F218]" office:value-type="percentage" office:value="0.956405693950178">
            <text:p>96%</text:p>
          </table:table-cell>
          <table:table-cell table:style-name="ce21" table:formula="of:=SUM([.O217:.O219])/SUM([.P217:.P219])" office:value-type="float" office:value="40">
            <text:p>40.0</text:p>
          </table:table-cell>
          <table:table-cell table:style-name="ce21"/>
          <table:table-cell table:style-name="ce22" table:formula="of:=SUM([.S217:.S219])/SUM([.T217:.T219])" office:value-type="float" office:value="10.3828591499824">
            <text:p>10.4</text:p>
          </table:table-cell>
          <table:table-cell table:style-name="ce8" office:value-type="float" office:value="10">
            <text:p>10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18]" office:value-type="float" office:value="9808">
            <text:p>9,808</text:p>
          </table:table-cell>
          <table:table-cell table:style-name="ce8" table:formula="of:=[.V218]" office:value-type="float" office:value="942">
            <text:p>942</text:p>
          </table:table-cell>
          <table:table-cell table:style-name="ce8" office:value-type="float" office:value="9808">
            <text:p>9,808</text:p>
          </table:table-cell>
          <table:table-cell table:style-name="ce8" office:value-type="float" office:value="942">
            <text:p>942</text:p>
          </table:table-cell>
          <table:table-cell table:number-columns-repeated="1002"/>
        </table:table-row>
        <table:table-row table:style-name="ro1">
          <table:table-cell table:style-name="ce3" office:value-type="float" office:value="1925">
            <text:p>1925</text:p>
          </table:table-cell>
          <table:table-cell office:value-type="string">
            <text:p>interwar period</text:p>
          </table:table-cell>
          <table:table-cell table:style-name="ce8" office:value-type="float" office:value="38935">
            <text:p>38,935</text:p>
          </table:table-cell>
          <table:table-cell table:style-name="ce11" table:formula="of:=[.G219]/[.H219]" office:value-type="float" office:value="11.4445701357466">
            <text:p>11.4</text:p>
          </table:table-cell>
          <table:table-cell table:style-name="ce8" table:formula="of:=[.F219]*100/[.C219]" office:value-type="float" office:value="28.2547836137152">
            <text:p>28</text:p>
          </table:table-cell>
          <table:table-cell table:style-name="ce8" table:formula="of:=[.G219]+[.H219]" office:value-type="float" office:value="11001">
            <text:p>11,001</text:p>
          </table:table-cell>
          <table:table-cell table:style-name="ce8" table:formula="of:=SUM(OFFSET([.O219];-[.C$5]+1;0;[.C$5];1))+SUM(OFFSET([.Q219];-[.C$6]+1;0;[.C$6];1))+[.S219]" office:value-type="float" office:value="10117">
            <text:p>10,117</text:p>
          </table:table-cell>
          <table:table-cell table:style-name="ce8" table:formula="of:=SUM(OFFSET([.P219];-[.D$5]+1;0;[.D$5];1))+SUM(OFFSET([.R219];-[.D$6]+1;0;[.D$6];1))+[.T219]" office:value-type="float" office:value="884">
            <text:p>884</text:p>
          </table:table-cell>
          <table:table-cell table:style-name="ce18" table:formula="of:=(SUM(OFFSET([.O219];-[.C$5]+1;0;[.C$5];1))+SUM(OFFSET([.P219];-[.D$5]+1;0;[.D$5];1)))/[.F219]" office:value-type="percentage" office:value="0.0447232069811835">
            <text:p>4%</text:p>
          </table:table-cell>
          <table:table-cell table:style-name="ce18" table:formula="of:=(SUM(OFFSET([.Q219];-[.C$6]+1;0;[.C$6];1))+SUM(OFFSET([.R219];-[.D$6]+1;0;[.D$6];1)))/[.F219]" office:value-type="percentage" office:value="0">
            <text:p>0%</text:p>
          </table:table-cell>
          <table:table-cell table:style-name="ce18" table:formula="of:=SUM([.S219:.T219])/[.F219]" office:value-type="percentage" office:value="0.955276793018816">
            <text:p>96%</text:p>
          </table:table-cell>
          <table:table-cell table:style-name="ce21" table:formula="of:=SUM([.O218:.O220])/SUM([.P218:.P220])" office:value-type="float" office:value="43">
            <text:p>43.0</text:p>
          </table:table-cell>
          <table:table-cell table:style-name="ce21"/>
          <table:table-cell table:style-name="ce22" table:formula="of:=SUM([.S218:.S220])/SUM([.T218:.T220])" office:value-type="float" office:value="10.8783284023669">
            <text:p>10.9</text:p>
          </table:table-cell>
          <table:table-cell table:style-name="ce8" office:value-type="float" office:value="17">
            <text:p>17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19]" office:value-type="float" office:value="9635">
            <text:p>9,635</text:p>
          </table:table-cell>
          <table:table-cell table:style-name="ce8" table:formula="of:=[.V219]" office:value-type="float" office:value="874">
            <text:p>874</text:p>
          </table:table-cell>
          <table:table-cell table:style-name="ce8" office:value-type="float" office:value="9635">
            <text:p>9,635</text:p>
          </table:table-cell>
          <table:table-cell table:style-name="ce8" office:value-type="float" office:value="874">
            <text:p>874</text:p>
          </table:table-cell>
          <table:table-cell table:number-columns-repeated="1002"/>
        </table:table-row>
        <table:table-row table:style-name="ro1">
          <table:table-cell table:style-name="ce3" office:value-type="float" office:value="1926">
            <text:p>1926</text:p>
          </table:table-cell>
          <table:table-cell office:value-type="string">
            <text:p>interwar period</text:p>
          </table:table-cell>
          <table:table-cell table:style-name="ce8" office:value-type="float" office:value="39114">
            <text:p>39,114</text:p>
          </table:table-cell>
          <table:table-cell table:style-name="ce11" table:formula="of:=[.G220]/[.H220]" office:value-type="float" office:value="11.6329254727475">
            <text:p>11.6</text:p>
          </table:table-cell>
          <table:table-cell table:style-name="ce8" table:formula="of:=[.F220]*100/[.C220]" office:value-type="float" office:value="29.0356394129979">
            <text:p>29</text:p>
          </table:table-cell>
          <table:table-cell table:style-name="ce8" table:formula="of:=[.G220]+[.H220]" office:value-type="float" office:value="11357">
            <text:p>11,357</text:p>
          </table:table-cell>
          <table:table-cell table:style-name="ce8" table:formula="of:=SUM(OFFSET([.O220];-[.C$5]+1;0;[.C$5];1))+SUM(OFFSET([.Q220];-[.C$6]+1;0;[.C$6];1))+[.S220]" office:value-type="float" office:value="10458">
            <text:p>10,458</text:p>
          </table:table-cell>
          <table:table-cell table:style-name="ce8" table:formula="of:=SUM(OFFSET([.P220];-[.D$5]+1;0;[.D$5];1))+SUM(OFFSET([.R220];-[.D$6]+1;0;[.D$6];1))+[.T220]" office:value-type="float" office:value="899">
            <text:p>899</text:p>
          </table:table-cell>
          <table:table-cell table:style-name="ce18" table:formula="of:=(SUM(OFFSET([.O220];-[.C$5]+1;0;[.C$5];1))+SUM(OFFSET([.P220];-[.D$5]+1;0;[.D$5];1)))/[.F220]" office:value-type="percentage" office:value="0.0437615567491415">
            <text:p>4%</text:p>
          </table:table-cell>
          <table:table-cell table:style-name="ce18" table:formula="of:=(SUM(OFFSET([.Q220];-[.C$6]+1;0;[.C$6];1))+SUM(OFFSET([.R220];-[.D$6]+1;0;[.D$6];1)))/[.F220]" office:value-type="percentage" office:value="0">
            <text:p>0%</text:p>
          </table:table-cell>
          <table:table-cell table:style-name="ce18" table:formula="of:=SUM([.S220:.T220])/[.F220]" office:value-type="percentage" office:value="0.956238443250859">
            <text:p>96%</text:p>
          </table:table-cell>
          <table:table-cell table:style-name="ce21" table:formula="of:=SUM([.O219:.O221])/SUM([.P219:.P221])" office:value-type="float" office:value="41">
            <text:p>41.0</text:p>
          </table:table-cell>
          <table:table-cell table:style-name="ce21"/>
          <table:table-cell table:style-name="ce22" table:formula="of:=SUM([.S219:.S221])/SUM([.T219:.T221])" office:value-type="float" office:value="11.3241196516471">
            <text:p>11.3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220]" office:value-type="float" office:value="9972">
            <text:p>9,972</text:p>
          </table:table-cell>
          <table:table-cell table:style-name="ce8" table:formula="of:=[.V220]" office:value-type="float" office:value="888">
            <text:p>888</text:p>
          </table:table-cell>
          <table:table-cell table:style-name="ce8" office:value-type="float" office:value="9972">
            <text:p>9,972</text:p>
          </table:table-cell>
          <table:table-cell table:style-name="ce8" office:value-type="float" office:value="888">
            <text:p>888</text:p>
          </table:table-cell>
          <table:table-cell table:number-columns-repeated="1002"/>
        </table:table-row>
        <table:table-row table:style-name="ro1">
          <table:table-cell table:style-name="ce3" office:value-type="float" office:value="1927">
            <text:p>1927</text:p>
          </table:table-cell>
          <table:table-cell office:value-type="string">
            <text:p>interwar period</text:p>
          </table:table-cell>
          <table:table-cell table:style-name="ce8" office:value-type="float" office:value="39286">
            <text:p>39,286</text:p>
          </table:table-cell>
          <table:table-cell table:style-name="ce11" table:formula="of:=[.G221]/[.H221]" office:value-type="float" office:value="12.1078651685393">
            <text:p>12.1</text:p>
          </table:table-cell>
          <table:table-cell table:style-name="ce8" table:formula="of:=[.F221]*100/[.C221]" office:value-type="float" office:value="29.6950567632235">
            <text:p>30</text:p>
          </table:table-cell>
          <table:table-cell table:style-name="ce8" table:formula="of:=[.G221]+[.H221]" office:value-type="float" office:value="11666">
            <text:p>11,666</text:p>
          </table:table-cell>
          <table:table-cell table:style-name="ce8" table:formula="of:=SUM(OFFSET([.O221];-[.C$5]+1;0;[.C$5];1))+SUM(OFFSET([.Q221];-[.C$6]+1;0;[.C$6];1))+[.S221]" office:value-type="float" office:value="10776">
            <text:p>10,776</text:p>
          </table:table-cell>
          <table:table-cell table:style-name="ce8" table:formula="of:=SUM(OFFSET([.P221];-[.D$5]+1;0;[.D$5];1))+SUM(OFFSET([.R221];-[.D$6]+1;0;[.D$6];1))+[.T221]" office:value-type="float" office:value="890">
            <text:p>890</text:p>
          </table:table-cell>
          <table:table-cell table:style-name="ce18" table:formula="of:=(SUM(OFFSET([.O221];-[.C$5]+1;0;[.C$5];1))+SUM(OFFSET([.P221];-[.D$5]+1;0;[.D$5];1)))/[.F221]" office:value-type="percentage" office:value="0.0417452425852906">
            <text:p>4%</text:p>
          </table:table-cell>
          <table:table-cell table:style-name="ce18" table:formula="of:=(SUM(OFFSET([.Q221];-[.C$6]+1;0;[.C$6];1))+SUM(OFFSET([.R221];-[.D$6]+1;0;[.D$6];1)))/[.F221]" office:value-type="percentage" office:value="0">
            <text:p>0%</text:p>
          </table:table-cell>
          <table:table-cell table:style-name="ce18" table:formula="of:=SUM([.S221:.T221])/[.F221]" office:value-type="percentage" office:value="0.958254757414709">
            <text:p>96%</text:p>
          </table:table-cell>
          <table:table-cell table:style-name="ce21" table:formula="of:=SUM([.O220:.O222])/SUM([.P220:.P222])" office:value-type="float" office:value="45">
            <text:p>45.0</text:p>
          </table:table-cell>
          <table:table-cell table:style-name="ce21"/>
          <table:table-cell table:style-name="ce22" table:formula="of:=SUM([.S220:.S222])/SUM([.T220:.T222])" office:value-type="float" office:value="11.8930377285103">
            <text:p>11.9</text:p>
          </table:table-cell>
          <table:table-cell table:style-name="ce8" office:value-type="float" office:value="8">
            <text:p>8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21]" office:value-type="float" office:value="10300">
            <text:p>10,300</text:p>
          </table:table-cell>
          <table:table-cell table:style-name="ce8" table:formula="of:=[.V221]" office:value-type="float" office:value="879">
            <text:p>879</text:p>
          </table:table-cell>
          <table:table-cell table:style-name="ce8" office:value-type="float" office:value="10300">
            <text:p>10,300</text:p>
          </table:table-cell>
          <table:table-cell table:style-name="ce8" office:value-type="float" office:value="879">
            <text:p>879</text:p>
          </table:table-cell>
          <table:table-cell table:number-columns-repeated="1002"/>
        </table:table-row>
        <table:table-row table:style-name="ro1">
          <table:table-cell table:style-name="ce3" office:value-type="float" office:value="1928">
            <text:p>1928</text:p>
          </table:table-cell>
          <table:table-cell office:value-type="string">
            <text:p>interwar period</text:p>
          </table:table-cell>
          <table:table-cell table:style-name="ce8" office:value-type="float" office:value="39483">
            <text:p>39,483</text:p>
          </table:table-cell>
          <table:table-cell table:style-name="ce11" table:formula="of:=[.G222]/[.H222]" office:value-type="float" office:value="13.2355828220859">
            <text:p>13.2</text:p>
          </table:table-cell>
          <table:table-cell table:style-name="ce8" table:formula="of:=[.F222]*100/[.C222]" office:value-type="float" office:value="29.3847985208824">
            <text:p>29</text:p>
          </table:table-cell>
          <table:table-cell table:style-name="ce8" table:formula="of:=[.G222]+[.H222]" office:value-type="float" office:value="11602">
            <text:p>11,602</text:p>
          </table:table-cell>
          <table:table-cell table:style-name="ce8" table:formula="of:=SUM(OFFSET([.O222];-[.C$5]+1;0;[.C$5];1))+SUM(OFFSET([.Q222];-[.C$6]+1;0;[.C$6];1))+[.S222]" office:value-type="float" office:value="10787">
            <text:p>10,787</text:p>
          </table:table-cell>
          <table:table-cell table:style-name="ce8" table:formula="of:=SUM(OFFSET([.P222];-[.D$5]+1;0;[.D$5];1))+SUM(OFFSET([.R222];-[.D$6]+1;0;[.D$6];1))+[.T222]" office:value-type="float" office:value="815">
            <text:p>815</text:p>
          </table:table-cell>
          <table:table-cell table:style-name="ce18" table:formula="of:=(SUM(OFFSET([.O222];-[.C$5]+1;0;[.C$5];1))+SUM(OFFSET([.P222];-[.D$5]+1;0;[.D$5];1)))/[.F222]" office:value-type="percentage" office:value="0.0424926736769523">
            <text:p>4%</text:p>
          </table:table-cell>
          <table:table-cell table:style-name="ce18" table:formula="of:=(SUM(OFFSET([.Q222];-[.C$6]+1;0;[.C$6];1))+SUM(OFFSET([.R222];-[.D$6]+1;0;[.D$6];1)))/[.F222]" office:value-type="percentage" office:value="0">
            <text:p>0%</text:p>
          </table:table-cell>
          <table:table-cell table:style-name="ce18" table:formula="of:=SUM([.S222:.T222])/[.F222]" office:value-type="percentage" office:value="0.957507326323048">
            <text:p>96%</text:p>
          </table:table-cell>
          <table:table-cell table:style-name="ce21" table:number-columns-repeated="2"/>
          <table:table-cell table:style-name="ce22" table:formula="of:=SUM([.S221:.S223])/SUM([.T221:.T223])" office:value-type="float" office:value="12.5302040816327">
            <text:p>12.5</text:p>
          </table:table-cell>
          <table:table-cell table:style-name="ce8" office:value-type="float" office:value="21">
            <text:p>2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22]" office:value-type="float" office:value="10305">
            <text:p>10,305</text:p>
          </table:table-cell>
          <table:table-cell table:style-name="ce8" table:formula="of:=[.V222]" office:value-type="float" office:value="804">
            <text:p>804</text:p>
          </table:table-cell>
          <table:table-cell table:style-name="ce8" office:value-type="float" office:value="10305">
            <text:p>10,305</text:p>
          </table:table-cell>
          <table:table-cell table:style-name="ce8" office:value-type="float" office:value="804">
            <text:p>804</text:p>
          </table:table-cell>
          <table:table-cell table:number-columns-repeated="1002"/>
        </table:table-row>
        <table:table-row table:style-name="ro1">
          <table:table-cell table:style-name="ce3" office:value-type="float" office:value="1929">
            <text:p>1929</text:p>
          </table:table-cell>
          <table:table-cell office:value-type="string">
            <text:p>interwar period</text:p>
          </table:table-cell>
          <table:table-cell table:style-name="ce8" office:value-type="float" office:value="39600">
            <text:p>39,600</text:p>
          </table:table-cell>
          <table:table-cell table:style-name="ce11" table:formula="of:=[.G223]/[.H223]" office:value-type="float" office:value="13.6010296010296">
            <text:p>13.6</text:p>
          </table:table-cell>
          <table:table-cell table:style-name="ce8" table:formula="of:=[.F223]*100/[.C223]" office:value-type="float" office:value="28.6489898989899">
            <text:p>29</text:p>
          </table:table-cell>
          <table:table-cell table:style-name="ce8" table:formula="of:=[.G223]+[.H223]" office:value-type="float" office:value="11345">
            <text:p>11,345</text:p>
          </table:table-cell>
          <table:table-cell table:style-name="ce8" table:formula="of:=SUM(OFFSET([.O223];-[.C$5]+1;0;[.C$5];1))+SUM(OFFSET([.Q223];-[.C$6]+1;0;[.C$6];1))+[.S223]" office:value-type="float" office:value="10568">
            <text:p>10,568</text:p>
          </table:table-cell>
          <table:table-cell table:style-name="ce8" table:formula="of:=SUM(OFFSET([.P223];-[.D$5]+1;0;[.D$5];1))+SUM(OFFSET([.R223];-[.D$6]+1;0;[.D$6];1))+[.T223]" office:value-type="float" office:value="777">
            <text:p>777</text:p>
          </table:table-cell>
          <table:table-cell table:style-name="ce18" table:formula="of:=(SUM(OFFSET([.O223];-[.C$5]+1;0;[.C$5];1))+SUM(OFFSET([.P223];-[.D$5]+1;0;[.D$5];1)))/[.F223]" office:value-type="percentage" office:value="0.0426619656236227">
            <text:p>4%</text:p>
          </table:table-cell>
          <table:table-cell table:style-name="ce18" table:formula="of:=(SUM(OFFSET([.Q223];-[.C$6]+1;0;[.C$6];1))+SUM(OFFSET([.R223];-[.D$6]+1;0;[.D$6];1)))/[.F223]" office:value-type="percentage" office:value="0">
            <text:p>0%</text:p>
          </table:table-cell>
          <table:table-cell table:style-name="ce18" table:formula="of:=SUM([.S223:.T223])/[.F223]" office:value-type="percentage" office:value="0.957338034376377">
            <text:p>96%</text:p>
          </table:table-cell>
          <table:table-cell table:style-name="ce21" table:number-columns-repeated="2"/>
          <table:table-cell table:style-name="ce22" table:formula="of:=SUM([.S222:.S224])/SUM([.T222:.T224])" office:value-type="float" office:value="13.1409168081494">
            <text:p>13.1</text:p>
          </table:table-cell>
          <table:table-cell table:style-name="ce8" office:value-type="float" office:value="8">
            <text:p>8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23]" office:value-type="float" office:value="10094">
            <text:p>10,094</text:p>
          </table:table-cell>
          <table:table-cell table:style-name="ce8" table:formula="of:=[.V223]" office:value-type="float" office:value="767">
            <text:p>767</text:p>
          </table:table-cell>
          <table:table-cell table:style-name="ce8" office:value-type="float" office:value="10094">
            <text:p>10,094</text:p>
          </table:table-cell>
          <table:table-cell table:style-name="ce8" office:value-type="float" office:value="767">
            <text:p>767</text:p>
          </table:table-cell>
          <table:table-cell table:number-columns-repeated="1002"/>
        </table:table-row>
        <table:table-row table:style-name="ro1">
          <table:table-cell table:style-name="ce3" office:value-type="float" office:value="1930">
            <text:p>1930</text:p>
          </table:table-cell>
          <table:table-cell office:value-type="string">
            <text:p>interwar period</text:p>
          </table:table-cell>
          <table:table-cell table:style-name="ce8" office:value-type="float" office:value="39801">
            <text:p>39,801</text:p>
          </table:table-cell>
          <table:table-cell table:style-name="ce11" table:formula="of:=[.G224]/[.H224]" office:value-type="float" office:value="13.8704402515723">
            <text:p>13.9</text:p>
          </table:table-cell>
          <table:table-cell table:style-name="ce8" table:formula="of:=[.F224]*100/[.C224]" office:value-type="float" office:value="29.7027712871536">
            <text:p>30</text:p>
          </table:table-cell>
          <table:table-cell table:style-name="ce8" table:formula="of:=[.G224]+[.H224]" office:value-type="float" office:value="11822">
            <text:p>11,822</text:p>
          </table:table-cell>
          <table:table-cell table:style-name="ce8" table:formula="of:=SUM(OFFSET([.O224];-[.C$5]+1;0;[.C$5];1))+SUM(OFFSET([.Q224];-[.C$6]+1;0;[.C$6];1))+[.S224]" office:value-type="float" office:value="11027">
            <text:p>11,027</text:p>
          </table:table-cell>
          <table:table-cell table:style-name="ce8" table:formula="of:=SUM(OFFSET([.P224];-[.D$5]+1;0;[.D$5];1))+SUM(OFFSET([.R224];-[.D$6]+1;0;[.D$6];1))+[.T224]" office:value-type="float" office:value="795">
            <text:p>795</text:p>
          </table:table-cell>
          <table:table-cell table:style-name="ce18" table:formula="of:=(SUM(OFFSET([.O224];-[.C$5]+1;0;[.C$5];1))+SUM(OFFSET([.P224];-[.D$5]+1;0;[.D$5];1)))/[.F224]" office:value-type="percentage" office:value="0.0402639147352394">
            <text:p>4%</text:p>
          </table:table-cell>
          <table:table-cell table:style-name="ce18" table:formula="of:=(SUM(OFFSET([.Q224];-[.C$6]+1;0;[.C$6];1))+SUM(OFFSET([.R224];-[.D$6]+1;0;[.D$6];1)))/[.F224]" office:value-type="percentage" office:value="0">
            <text:p>0%</text:p>
          </table:table-cell>
          <table:table-cell table:style-name="ce18" table:formula="of:=SUM([.S224:.T224])/[.F224]" office:value-type="percentage" office:value="0.959736085264761">
            <text:p>96%</text:p>
          </table:table-cell>
          <table:table-cell table:style-name="ce21" table:number-columns-repeated="2"/>
          <table:table-cell table:style-name="ce22" table:formula="of:=SUM([.S223:.S225])/SUM([.T223:.T225])" office:value-type="float" office:value="13.455204778157">
            <text:p>13.5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24]" office:value-type="float" office:value="10561">
            <text:p>10,561</text:p>
          </table:table-cell>
          <table:table-cell table:style-name="ce8" table:formula="of:=[.V224]" office:value-type="float" office:value="785">
            <text:p>785</text:p>
          </table:table-cell>
          <table:table-cell table:style-name="ce8" office:value-type="float" office:value="10561">
            <text:p>10,561</text:p>
          </table:table-cell>
          <table:table-cell table:style-name="ce8" office:value-type="float" office:value="785">
            <text:p>785</text:p>
          </table:table-cell>
          <table:table-cell table:number-columns-repeated="1002"/>
        </table:table-row>
        <table:table-row table:style-name="ro1">
          <table:table-cell table:style-name="ce3" office:value-type="float" office:value="1931">
            <text:p>1931</text:p>
          </table:table-cell>
          <table:table-cell office:value-type="string">
            <text:p>interwar period</text:p>
          </table:table-cell>
          <table:table-cell table:style-name="ce8" office:value-type="float" office:value="39988">
            <text:p>39,988</text:p>
          </table:table-cell>
          <table:table-cell table:style-name="ce11" table:formula="of:=[.G225]/[.H225]" office:value-type="float" office:value="14.1585518102372">
            <text:p>14.2</text:p>
          </table:table-cell>
          <table:table-cell table:style-name="ce8" table:formula="of:=[.F225]*100/[.C225]" office:value-type="float" office:value="30.3641092327698">
            <text:p>30</text:p>
          </table:table-cell>
          <table:table-cell table:style-name="ce8" table:formula="of:=[.G225]+[.H225]" office:value-type="float" office:value="12142">
            <text:p>12,142</text:p>
          </table:table-cell>
          <table:table-cell table:style-name="ce8" table:formula="of:=SUM(OFFSET([.O225];-[.C$5]+1;0;[.C$5];1))+SUM(OFFSET([.Q225];-[.C$6]+1;0;[.C$6];1))+[.S225]" office:value-type="float" office:value="11341">
            <text:p>11,341</text:p>
          </table:table-cell>
          <table:table-cell table:style-name="ce8" table:formula="of:=SUM(OFFSET([.P225];-[.D$5]+1;0;[.D$5];1))+SUM(OFFSET([.R225];-[.D$6]+1;0;[.D$6];1))+[.T225]" office:value-type="float" office:value="801">
            <text:p>801</text:p>
          </table:table-cell>
          <table:table-cell table:style-name="ce18" table:formula="of:=(SUM(OFFSET([.O225];-[.C$5]+1;0;[.C$5];1))+SUM(OFFSET([.P225];-[.D$5]+1;0;[.D$5];1)))/[.F225]" office:value-type="percentage" office:value="0.0383791797068028">
            <text:p>4%</text:p>
          </table:table-cell>
          <table:table-cell table:style-name="ce18" table:formula="of:=(SUM(OFFSET([.Q225];-[.C$6]+1;0;[.C$6];1))+SUM(OFFSET([.R225];-[.D$6]+1;0;[.D$6];1)))/[.F225]" office:value-type="percentage" office:value="0">
            <text:p>0%</text:p>
          </table:table-cell>
          <table:table-cell table:style-name="ce18" table:formula="of:=SUM([.S225:.T225])/[.F225]" office:value-type="percentage" office:value="0.961620820293197">
            <text:p>96%</text:p>
          </table:table-cell>
          <table:table-cell table:style-name="ce21" table:number-columns-repeated="2"/>
          <table:table-cell table:style-name="ce22" table:formula="of:=SUM([.S224:.S226])/SUM([.T224:.T226])" office:value-type="float" office:value="14.0020938023451">
            <text:p>14.0</text:p>
          </table:table-cell>
          <table:table-cell table:style-name="ce8" office:value-type="float" office:value="10">
            <text:p>10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25]" office:value-type="float" office:value="10884">
            <text:p>10,884</text:p>
          </table:table-cell>
          <table:table-cell table:style-name="ce8" table:formula="of:=[.V225]" office:value-type="float" office:value="792">
            <text:p>792</text:p>
          </table:table-cell>
          <table:table-cell table:style-name="ce8" office:value-type="float" office:value="10884">
            <text:p>10,884</text:p>
          </table:table-cell>
          <table:table-cell table:style-name="ce8" office:value-type="float" office:value="792">
            <text:p>792</text:p>
          </table:table-cell>
          <table:table-cell table:number-columns-repeated="1002"/>
        </table:table-row>
        <table:table-row table:style-name="ro1">
          <table:table-cell table:style-name="ce3" office:value-type="float" office:value="1932">
            <text:p>1932</text:p>
          </table:table-cell>
          <table:table-cell office:value-type="string">
            <text:p>pre World War II</text:p>
          </table:table-cell>
          <table:table-cell table:style-name="ce8" office:value-type="float" office:value="40201">
            <text:p>40,201</text:p>
          </table:table-cell>
          <table:table-cell table:style-name="ce11" table:formula="of:=[.G226]/[.H226]" office:value-type="float" office:value="15.1853658536585">
            <text:p>15.2</text:p>
          </table:table-cell>
          <table:table-cell table:style-name="ce8" table:formula="of:=[.F226]*100/[.C226]" office:value-type="float" office:value="33.014104126763">
            <text:p>33</text:p>
          </table:table-cell>
          <table:table-cell table:style-name="ce8" table:formula="of:=[.G226]+[.H226]" office:value-type="float" office:value="13272">
            <text:p>13,272</text:p>
          </table:table-cell>
          <table:table-cell table:style-name="ce8" table:formula="of:=SUM(OFFSET([.O226];-[.C$5]+1;0;[.C$5];1))+SUM(OFFSET([.Q226];-[.C$6]+1;0;[.C$6];1))+[.S226]" office:value-type="float" office:value="12452">
            <text:p>12,452</text:p>
          </table:table-cell>
          <table:table-cell table:style-name="ce8" table:formula="of:=SUM(OFFSET([.P226];-[.D$5]+1;0;[.D$5];1))+SUM(OFFSET([.R226];-[.D$6]+1;0;[.D$6];1))+[.T226]" office:value-type="float" office:value="820">
            <text:p>820</text:p>
          </table:table-cell>
          <table:table-cell table:style-name="ce18" table:formula="of:=(SUM(OFFSET([.O226];-[.C$5]+1;0;[.C$5];1))+SUM(OFFSET([.P226];-[.D$5]+1;0;[.D$5];1)))/[.F226]" office:value-type="percentage" office:value="0.035337552742616">
            <text:p>4%</text:p>
          </table:table-cell>
          <table:table-cell table:style-name="ce18" table:formula="of:=(SUM(OFFSET([.Q226];-[.C$6]+1;0;[.C$6];1))+SUM(OFFSET([.R226];-[.D$6]+1;0;[.D$6];1)))/[.F226]" office:value-type="percentage" office:value="0">
            <text:p>0%</text:p>
          </table:table-cell>
          <table:table-cell table:style-name="ce18" table:formula="of:=SUM([.S226:.T226])/[.F226]" office:value-type="percentage" office:value="0.964662447257384">
            <text:p>96%</text:p>
          </table:table-cell>
          <table:table-cell table:style-name="ce21" table:number-columns-repeated="2"/>
          <table:table-cell table:style-name="ce22" table:formula="of:=SUM([.S225:.S227])/SUM([.T225:.T227])" office:value-type="float" office:value="14.552096305521">
            <text:p>14.6</text:p>
          </table:table-cell>
          <table:table-cell table:style-name="ce8" office:value-type="float" office:value="9">
            <text:p>9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26]" office:value-type="float" office:value="11992">
            <text:p>11,992</text:p>
          </table:table-cell>
          <table:table-cell table:style-name="ce8" table:formula="of:=[.V226]" office:value-type="float" office:value="811">
            <text:p>811</text:p>
          </table:table-cell>
          <table:table-cell table:style-name="ce8" office:value-type="float" office:value="11992">
            <text:p>11,992</text:p>
          </table:table-cell>
          <table:table-cell table:style-name="ce8" office:value-type="float" office:value="811">
            <text:p>811</text:p>
          </table:table-cell>
          <table:table-cell table:number-columns-repeated="1002"/>
        </table:table-row>
        <table:table-row table:style-name="ro1">
          <table:table-cell table:style-name="ce3" office:value-type="float" office:value="1933">
            <text:p>1933</text:p>
          </table:table-cell>
          <table:table-cell office:value-type="string">
            <text:p>pre World War II</text:p>
          </table:table-cell>
          <table:table-cell table:style-name="ce8" office:value-type="float" office:value="40350">
            <text:p>40,350</text:p>
          </table:table-cell>
          <table:table-cell table:style-name="ce11" table:formula="of:=[.G227]/[.H227]" office:value-type="float" office:value="15.5067484662577">
            <text:p>15.5</text:p>
          </table:table-cell>
          <table:table-cell table:style-name="ce8" table:formula="of:=[.F227]*100/[.C227]" office:value-type="float" office:value="33.3407682775712">
            <text:p>33</text:p>
          </table:table-cell>
          <table:table-cell table:style-name="ce8" table:formula="of:=[.G227]+[.H227]" office:value-type="float" office:value="13453">
            <text:p>13,453</text:p>
          </table:table-cell>
          <table:table-cell table:style-name="ce8" table:formula="of:=SUM(OFFSET([.O227];-[.C$5]+1;0;[.C$5];1))+SUM(OFFSET([.Q227];-[.C$6]+1;0;[.C$6];1))+[.S227]" office:value-type="float" office:value="12638">
            <text:p>12,638</text:p>
          </table:table-cell>
          <table:table-cell table:style-name="ce8" table:formula="of:=SUM(OFFSET([.P227];-[.D$5]+1;0;[.D$5];1))+SUM(OFFSET([.R227];-[.D$6]+1;0;[.D$6];1))+[.T227]" office:value-type="float" office:value="815">
            <text:p>815</text:p>
          </table:table-cell>
          <table:table-cell table:style-name="ce18" table:formula="of:=(SUM(OFFSET([.O227];-[.C$5]+1;0;[.C$5];1))+SUM(OFFSET([.P227];-[.D$5]+1;0;[.D$5];1)))/[.F227]" office:value-type="percentage" office:value="0.0347134468148368">
            <text:p>3%</text:p>
          </table:table-cell>
          <table:table-cell table:style-name="ce18" table:formula="of:=(SUM(OFFSET([.Q227];-[.C$6]+1;0;[.C$6];1))+SUM(OFFSET([.R227];-[.D$6]+1;0;[.D$6];1)))/[.F227]" office:value-type="percentage" office:value="0">
            <text:p>0%</text:p>
          </table:table-cell>
          <table:table-cell table:style-name="ce18" table:formula="of:=SUM([.S227:.T227])/[.F227]" office:value-type="percentage" office:value="0.965286553185163">
            <text:p>97%</text:p>
          </table:table-cell>
          <table:table-cell table:style-name="ce21" table:formula="of:=SUM([.O226:.O228])/SUM([.P226:.P228])" office:value-type="float" office:value="26">
            <text:p>26.0</text:p>
          </table:table-cell>
          <table:table-cell table:style-name="ce21"/>
          <table:table-cell table:style-name="ce22" table:formula="of:=SUM([.S226:.S228])/SUM([.T226:.T228])" office:value-type="float" office:value="15.0994919559695">
            <text:p>15.1</text:p>
          </table:table-cell>
          <table:table-cell table:style-name="ce8" office:value-type="float" office:value="9">
            <text:p>9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27]" office:value-type="float" office:value="12180">
            <text:p>12,180</text:p>
          </table:table-cell>
          <table:table-cell table:style-name="ce8" table:formula="of:=[.V227]" office:value-type="float" office:value="806">
            <text:p>806</text:p>
          </table:table-cell>
          <table:table-cell table:style-name="ce8" office:value-type="float" office:value="12180">
            <text:p>12,180</text:p>
          </table:table-cell>
          <table:table-cell table:style-name="ce8" office:value-type="float" office:value="806">
            <text:p>806</text:p>
          </table:table-cell>
          <table:table-cell table:number-columns-repeated="1002"/>
        </table:table-row>
        <table:table-row table:style-name="ro1">
          <table:table-cell table:style-name="ce3" office:value-type="float" office:value="1934">
            <text:p>1934</text:p>
          </table:table-cell>
          <table:table-cell office:value-type="string">
            <text:p>pre World War II</text:p>
          </table:table-cell>
          <table:table-cell table:style-name="ce8" office:value-type="float" office:value="40467">
            <text:p>40,467</text:p>
          </table:table-cell>
          <table:table-cell table:style-name="ce11" table:formula="of:=[.G228]/[.H228]" office:value-type="float" office:value="15.842175066313">
            <text:p>15.8</text:p>
          </table:table-cell>
          <table:table-cell table:style-name="ce8" table:formula="of:=[.F228]*100/[.C228]" office:value-type="float" office:value="31.3811253614056">
            <text:p>31</text:p>
          </table:table-cell>
          <table:table-cell table:style-name="ce8" table:formula="of:=[.G228]+[.H228]" office:value-type="float" office:value="12699">
            <text:p>12,699</text:p>
          </table:table-cell>
          <table:table-cell table:style-name="ce8" table:formula="of:=SUM(OFFSET([.O228];-[.C$5]+1;0;[.C$5];1))+SUM(OFFSET([.Q228];-[.C$6]+1;0;[.C$6];1))+[.S228]" office:value-type="float" office:value="11945">
            <text:p>11,945</text:p>
          </table:table-cell>
          <table:table-cell table:style-name="ce8" table:formula="of:=SUM(OFFSET([.P228];-[.D$5]+1;0;[.D$5];1))+SUM(OFFSET([.R228];-[.D$6]+1;0;[.D$6];1))+[.T228]" office:value-type="float" office:value="754">
            <text:p>754</text:p>
          </table:table-cell>
          <table:table-cell table:style-name="ce18" table:formula="of:=(SUM(OFFSET([.O228];-[.C$5]+1;0;[.C$5];1))+SUM(OFFSET([.P228];-[.D$5]+1;0;[.D$5];1)))/[.F228]" office:value-type="percentage" office:value="0.0363020710292149">
            <text:p>4%</text:p>
          </table:table-cell>
          <table:table-cell table:style-name="ce18" table:formula="of:=(SUM(OFFSET([.Q228];-[.C$6]+1;0;[.C$6];1))+SUM(OFFSET([.R228];-[.D$6]+1;0;[.D$6];1)))/[.F228]" office:value-type="percentage" office:value="0">
            <text:p>0%</text:p>
          </table:table-cell>
          <table:table-cell table:style-name="ce18" table:formula="of:=SUM([.S228:.T228])/[.F228]" office:value-type="percentage" office:value="0.963697928970785">
            <text:p>96%</text:p>
          </table:table-cell>
          <table:table-cell table:style-name="ce21" table:formula="of:=SUM([.O227:.O229])/SUM([.P227:.P229])" office:value-type="float" office:value="29">
            <text:p>29.0</text:p>
          </table:table-cell>
          <table:table-cell table:style-name="ce21"/>
          <table:table-cell table:style-name="ce22" table:formula="of:=SUM([.S227:.S229])/SUM([.T227:.T229])" office:value-type="float" office:value="15.0925110132159">
            <text:p>15.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228]" office:value-type="float" office:value="11493">
            <text:p>11,493</text:p>
          </table:table-cell>
          <table:table-cell table:style-name="ce8" table:formula="of:=[.V228]" office:value-type="float" office:value="745">
            <text:p>745</text:p>
          </table:table-cell>
          <table:table-cell table:style-name="ce8" office:value-type="float" office:value="11493">
            <text:p>11,493</text:p>
          </table:table-cell>
          <table:table-cell table:style-name="ce8" office:value-type="float" office:value="745">
            <text:p>745</text:p>
          </table:table-cell>
          <table:table-cell table:number-columns-repeated="1002"/>
        </table:table-row>
        <table:table-row table:style-name="ro1">
          <table:table-cell table:style-name="ce3" office:value-type="float" office:value="1935">
            <text:p>1935</text:p>
          </table:table-cell>
          <table:table-cell office:value-type="string">
            <text:p>pre World War II</text:p>
          </table:table-cell>
          <table:table-cell table:style-name="ce8" office:value-type="float" office:value="40645">
            <text:p>40,645</text:p>
          </table:table-cell>
          <table:table-cell table:style-name="ce11" table:formula="of:=[.G229]/[.H229]" office:value-type="float" office:value="15.2052341597796">
            <text:p>15.2</text:p>
          </table:table-cell>
          <table:table-cell table:style-name="ce8" table:formula="of:=[.F229]*100/[.C229]" office:value-type="float" office:value="28.9457497847214">
            <text:p>29</text:p>
          </table:table-cell>
          <table:table-cell table:style-name="ce8" table:formula="of:=[.G229]+[.H229]" office:value-type="float" office:value="11765">
            <text:p>11,765</text:p>
          </table:table-cell>
          <table:table-cell table:style-name="ce8" table:formula="of:=SUM(OFFSET([.O229];-[.C$5]+1;0;[.C$5];1))+SUM(OFFSET([.Q229];-[.C$6]+1;0;[.C$6];1))+[.S229]" office:value-type="float" office:value="11039">
            <text:p>11,039</text:p>
          </table:table-cell>
          <table:table-cell table:style-name="ce8" table:formula="of:=SUM(OFFSET([.P229];-[.D$5]+1;0;[.D$5];1))+SUM(OFFSET([.R229];-[.D$6]+1;0;[.D$6];1))+[.T229]" office:value-type="float" office:value="726">
            <text:p>726</text:p>
          </table:table-cell>
          <table:table-cell table:style-name="ce18" table:formula="of:=(SUM(OFFSET([.O229];-[.C$5]+1;0;[.C$5];1))+SUM(OFFSET([.P229];-[.D$5]+1;0;[.D$5];1)))/[.F229]" office:value-type="percentage" office:value="0.0390140246493838">
            <text:p>4%</text:p>
          </table:table-cell>
          <table:table-cell table:style-name="ce18" table:formula="of:=(SUM(OFFSET([.Q229];-[.C$6]+1;0;[.C$6];1))+SUM(OFFSET([.R229];-[.D$6]+1;0;[.D$6];1)))/[.F229]" office:value-type="percentage" office:value="0">
            <text:p>0%</text:p>
          </table:table-cell>
          <table:table-cell table:style-name="ce18" table:formula="of:=SUM([.S229:.T229])/[.F229]" office:value-type="percentage" office:value="0.960985975350616">
            <text:p>96%</text:p>
          </table:table-cell>
          <table:table-cell table:style-name="ce21" table:formula="of:=SUM([.O228:.O230])/SUM([.P228:.P230])" office:value-type="float" office:value="8.33333333333333">
            <text:p>8.3</text:p>
          </table:table-cell>
          <table:table-cell table:style-name="ce21"/>
          <table:table-cell table:style-name="ce22" table:formula="of:=SUM([.S228:.S230])/SUM([.T228:.T230])" office:value-type="float" office:value="14.9761459307764">
            <text:p>15.0</text:p>
          </table:table-cell>
          <table:table-cell table:style-name="ce8" office:value-type="float" office:value="12">
            <text:p>1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29]" office:value-type="float" office:value="10587">
            <text:p>10,587</text:p>
          </table:table-cell>
          <table:table-cell table:style-name="ce8" table:formula="of:=[.V229]" office:value-type="float" office:value="719">
            <text:p>719</text:p>
          </table:table-cell>
          <table:table-cell table:style-name="ce8" office:value-type="float" office:value="10587">
            <text:p>10,587</text:p>
          </table:table-cell>
          <table:table-cell table:style-name="ce8" office:value-type="float" office:value="719">
            <text:p>719</text:p>
          </table:table-cell>
          <table:table-cell table:number-columns-repeated="1002"/>
        </table:table-row>
        <table:table-row table:style-name="ro1">
          <table:table-cell table:style-name="ce3" office:value-type="float" office:value="1936">
            <text:p>1936</text:p>
          </table:table-cell>
          <table:table-cell office:value-type="string">
            <text:p>pre World War II</text:p>
          </table:table-cell>
          <table:table-cell table:style-name="ce8" office:value-type="float" office:value="40839">
            <text:p>40,839</text:p>
          </table:table-cell>
          <table:table-cell table:style-name="ce11" table:formula="of:=[.G230]/[.H230]" office:value-type="float" office:value="15.199121522694">
            <text:p>15.2</text:p>
          </table:table-cell>
          <table:table-cell table:style-name="ce8" table:formula="of:=[.F230]*100/[.C230]" office:value-type="float" office:value="27.0917505325791">
            <text:p>27</text:p>
          </table:table-cell>
          <table:table-cell table:style-name="ce8" table:formula="of:=[.G230]+[.H230]" office:value-type="float" office:value="11064">
            <text:p>11,064</text:p>
          </table:table-cell>
          <table:table-cell table:style-name="ce8" table:formula="of:=SUM(OFFSET([.O230];-[.C$5]+1;0;[.C$5];1))+SUM(OFFSET([.Q230];-[.C$6]+1;0;[.C$6];1))+[.S230]" office:value-type="float" office:value="10381">
            <text:p>10,381</text:p>
          </table:table-cell>
          <table:table-cell table:style-name="ce8" table:formula="of:=SUM(OFFSET([.P230];-[.D$5]+1;0;[.D$5];1))+SUM(OFFSET([.R230];-[.D$6]+1;0;[.D$6];1))+[.T230]" office:value-type="float" office:value="683">
            <text:p>683</text:p>
          </table:table-cell>
          <table:table-cell table:style-name="ce18" table:formula="of:=(SUM(OFFSET([.O230];-[.C$5]+1;0;[.C$5];1))+SUM(OFFSET([.P230];-[.D$5]+1;0;[.D$5];1)))/[.F230]" office:value-type="percentage" office:value="0.040762834417932">
            <text:p>4%</text:p>
          </table:table-cell>
          <table:table-cell table:style-name="ce18" table:formula="of:=(SUM(OFFSET([.Q230];-[.C$6]+1;0;[.C$6];1))+SUM(OFFSET([.R230];-[.D$6]+1;0;[.D$6];1)))/[.F230]" office:value-type="percentage" office:value="0">
            <text:p>0%</text:p>
          </table:table-cell>
          <table:table-cell table:style-name="ce18" table:formula="of:=SUM([.S230:.T230])/[.F230]" office:value-type="percentage" office:value="0.959237165582068">
            <text:p>96%</text:p>
          </table:table-cell>
          <table:table-cell table:style-name="ce21" table:formula="of:=SUM([.O229:.O231])/SUM([.P229:.P231])" office:value-type="float" office:value="13">
            <text:p>13.0</text:p>
          </table:table-cell>
          <table:table-cell table:style-name="ce21"/>
          <table:table-cell table:style-name="ce22" table:formula="of:=SUM([.S229:.S231])/SUM([.T229:.T231])" office:value-type="float" office:value="14.7598253275109">
            <text:p>14.8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230]" office:value-type="float" office:value="9939">
            <text:p>9,939</text:p>
          </table:table-cell>
          <table:table-cell table:style-name="ce8" table:formula="of:=[.V230]" office:value-type="float" office:value="674">
            <text:p>674</text:p>
          </table:table-cell>
          <table:table-cell table:style-name="ce8" office:value-type="float" office:value="9939">
            <text:p>9,939</text:p>
          </table:table-cell>
          <table:table-cell table:style-name="ce8" office:value-type="float" office:value="674">
            <text:p>674</text:p>
          </table:table-cell>
          <table:table-cell table:number-columns-repeated="1002"/>
        </table:table-row>
        <table:table-row table:style-name="ro1">
          <table:table-cell table:style-name="ce3" office:value-type="float" office:value="1937">
            <text:p>1937</text:p>
          </table:table-cell>
          <table:table-cell office:value-type="string">
            <text:p>pre World War II</text:p>
          </table:table-cell>
          <table:table-cell table:style-name="ce8" office:value-type="float" office:value="41031">
            <text:p>41,031</text:p>
          </table:table-cell>
          <table:table-cell table:style-name="ce11" table:formula="of:=[.G231]/[.H231]" office:value-type="float" office:value="15.2481536189069">
            <text:p>15.2</text:p>
          </table:table-cell>
          <table:table-cell table:style-name="ce8" table:formula="of:=[.F231]*100/[.C231]" office:value-type="float" office:value="26.8089980746265">
            <text:p>27</text:p>
          </table:table-cell>
          <table:table-cell table:style-name="ce8" table:formula="of:=[.G231]+[.H231]" office:value-type="float" office:value="11000">
            <text:p>11,000</text:p>
          </table:table-cell>
          <table:table-cell table:style-name="ce8" table:formula="of:=SUM(OFFSET([.O231];-[.C$5]+1;0;[.C$5];1))+SUM(OFFSET([.Q231];-[.C$6]+1;0;[.C$6];1))+[.S231]" office:value-type="float" office:value="10323">
            <text:p>10,323</text:p>
          </table:table-cell>
          <table:table-cell table:style-name="ce8" table:formula="of:=SUM(OFFSET([.P231];-[.D$5]+1;0;[.D$5];1))+SUM(OFFSET([.R231];-[.D$6]+1;0;[.D$6];1))+[.T231]" office:value-type="float" office:value="677">
            <text:p>677</text:p>
          </table:table-cell>
          <table:table-cell table:style-name="ce18" table:formula="of:=(SUM(OFFSET([.O231];-[.C$5]+1;0;[.C$5];1))+SUM(OFFSET([.P231];-[.D$5]+1;0;[.D$5];1)))/[.F231]" office:value-type="percentage" office:value="0.0398181818181818">
            <text:p>4%</text:p>
          </table:table-cell>
          <table:table-cell table:style-name="ce18" table:formula="of:=(SUM(OFFSET([.Q231];-[.C$6]+1;0;[.C$6];1))+SUM(OFFSET([.R231];-[.D$6]+1;0;[.D$6];1)))/[.F231]" office:value-type="percentage" office:value="0">
            <text:p>0%</text:p>
          </table:table-cell>
          <table:table-cell table:style-name="ce18" table:formula="of:=SUM([.S231:.T231])/[.F231]" office:value-type="percentage" office:value="0.960181818181818">
            <text:p>96%</text:p>
          </table:table-cell>
          <table:table-cell table:style-name="ce21" table:formula="of:=SUM([.O230:.O232])/SUM([.P230:.P232])" office:value-type="float" office:value="11">
            <text:p>11.0</text:p>
          </table:table-cell>
          <table:table-cell table:style-name="ce21"/>
          <table:table-cell table:style-name="ce22" table:formula="of:=SUM([.S230:.S232])/SUM([.T230:.T232])" office:value-type="float" office:value="14.8142156862745">
            <text:p>14.8</text:p>
          </table:table-cell>
          <table:table-cell table:style-name="ce8" office:value-type="float" office:value="9">
            <text:p>9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31]" office:value-type="float" office:value="9894">
            <text:p>9,894</text:p>
          </table:table-cell>
          <table:table-cell table:style-name="ce8" table:formula="of:=[.V231]" office:value-type="float" office:value="668">
            <text:p>668</text:p>
          </table:table-cell>
          <table:table-cell table:style-name="ce8" office:value-type="float" office:value="9894">
            <text:p>9,894</text:p>
          </table:table-cell>
          <table:table-cell table:style-name="ce8" office:value-type="float" office:value="668">
            <text:p>668</text:p>
          </table:table-cell>
          <table:table-cell table:number-columns-repeated="1002"/>
        </table:table-row>
        <table:table-row table:style-name="ro1">
          <table:table-cell table:style-name="ce3" office:value-type="float" office:value="1938">
            <text:p>1938</text:p>
          </table:table-cell>
          <table:table-cell office:value-type="string">
            <text:p>pre World War II</text:p>
          </table:table-cell>
          <table:table-cell table:style-name="ce8" office:value-type="float" office:value="41215">
            <text:p>41,215</text:p>
          </table:table-cell>
          <table:table-cell table:style-name="ce11" table:formula="of:=[.G232]/[.H232]" office:value-type="float" office:value="15.3423295454545">
            <text:p>15.3</text:p>
          </table:table-cell>
          <table:table-cell table:style-name="ce8" table:formula="of:=[.F232]*100/[.C232]" office:value-type="float" office:value="27.9145942011404">
            <text:p>28</text:p>
          </table:table-cell>
          <table:table-cell table:style-name="ce8" table:formula="of:=[.G232]+[.H232]" office:value-type="float" office:value="11505">
            <text:p>11,505</text:p>
          </table:table-cell>
          <table:table-cell table:style-name="ce8" table:formula="of:=SUM(OFFSET([.O232];-[.C$5]+1;0;[.C$5];1))+SUM(OFFSET([.Q232];-[.C$6]+1;0;[.C$6];1))+[.S232]" office:value-type="float" office:value="10801">
            <text:p>10,801</text:p>
          </table:table-cell>
          <table:table-cell table:style-name="ce8" table:formula="of:=SUM(OFFSET([.P232];-[.D$5]+1;0;[.D$5];1))+SUM(OFFSET([.R232];-[.D$6]+1;0;[.D$6];1))+[.T232]" office:value-type="float" office:value="704">
            <text:p>704</text:p>
          </table:table-cell>
          <table:table-cell table:style-name="ce18" table:formula="of:=(SUM(OFFSET([.O232];-[.C$5]+1;0;[.C$5];1))+SUM(OFFSET([.P232];-[.D$5]+1;0;[.D$5];1)))/[.F232]" office:value-type="percentage" office:value="0.0364189482833551">
            <text:p>4%</text:p>
          </table:table-cell>
          <table:table-cell table:style-name="ce18" table:formula="of:=(SUM(OFFSET([.Q232];-[.C$6]+1;0;[.C$6];1))+SUM(OFFSET([.R232];-[.D$6]+1;0;[.D$6];1)))/[.F232]" office:value-type="percentage" office:value="0">
            <text:p>0%</text:p>
          </table:table-cell>
          <table:table-cell table:style-name="ce18" table:formula="of:=SUM([.S232:.T232])/[.F232]" office:value-type="percentage" office:value="0.963581051716645">
            <text:p>96%</text:p>
          </table:table-cell>
          <table:table-cell table:style-name="ce21" table:number-columns-repeated="2"/>
          <table:table-cell table:style-name="ce22" table:formula="of:=SUM([.S231:.S233])/SUM([.T231:.T233])" office:value-type="float" office:value="14.7507389162562">
            <text:p>14.8</text:p>
          </table:table-cell>
          <table:table-cell table:style-name="ce8" office:value-type="float" office:value="8">
            <text:p>8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32]" office:value-type="float" office:value="10388">
            <text:p>10,388</text:p>
          </table:table-cell>
          <table:table-cell table:style-name="ce8" table:formula="of:=[.V232]" office:value-type="float" office:value="698">
            <text:p>698</text:p>
          </table:table-cell>
          <table:table-cell table:style-name="ce8" office:value-type="float" office:value="10388">
            <text:p>10,388</text:p>
          </table:table-cell>
          <table:table-cell table:style-name="ce8" office:value-type="float" office:value="698">
            <text:p>698</text:p>
          </table:table-cell>
          <table:table-cell table:number-columns-repeated="1002"/>
        </table:table-row>
        <table:table-row table:style-name="ro1">
          <table:table-cell table:style-name="ce3" office:value-type="float" office:value="1939">
            <text:p>1939</text:p>
          </table:table-cell>
          <table:table-cell office:value-type="string">
            <text:p>World War II</text:p>
          </table:table-cell>
          <table:table-cell table:style-name="ce8" office:value-type="float" office:value="41460">
            <text:p>41,460</text:p>
          </table:table-cell>
          <table:table-cell table:style-name="ce11" table:formula="of:=[.G233]/[.H233]" office:value-type="float" office:value="15.0238805970149">
            <text:p>15.0</text:p>
          </table:table-cell>
          <table:table-cell table:style-name="ce8" table:formula="of:=[.F233]*100/[.C233]" office:value-type="float" office:value="25.8948383984563">
            <text:p>26</text:p>
          </table:table-cell>
          <table:table-cell table:style-name="ce8" table:formula="of:=[.G233]+[.H233]" office:value-type="float" office:value="10736">
            <text:p>10,736</text:p>
          </table:table-cell>
          <table:table-cell table:style-name="ce8" table:formula="of:=SUM(OFFSET([.O233];-[.C$5]+1;0;[.C$5];1))+SUM(OFFSET([.Q233];-[.C$6]+1;0;[.C$6];1))+[.S233]" office:value-type="float" office:value="10066">
            <text:p>10,066</text:p>
          </table:table-cell>
          <table:table-cell table:style-name="ce8" table:formula="of:=SUM(OFFSET([.P233];-[.D$5]+1;0;[.D$5];1))+SUM(OFFSET([.R233];-[.D$6]+1;0;[.D$6];1))+[.T233]" office:value-type="float" office:value="670">
            <text:p>670</text:p>
          </table:table-cell>
          <table:table-cell table:style-name="ce18" table:formula="of:=(SUM(OFFSET([.O233];-[.C$5]+1;0;[.C$5];1))+SUM(OFFSET([.P233];-[.D$5]+1;0;[.D$5];1)))/[.F233]" office:value-type="percentage" office:value="0.0381892697466468">
            <text:p>4%</text:p>
          </table:table-cell>
          <table:table-cell table:style-name="ce18" table:formula="of:=(SUM(OFFSET([.Q233];-[.C$6]+1;0;[.C$6];1))+SUM(OFFSET([.R233];-[.D$6]+1;0;[.D$6];1)))/[.F233]" office:value-type="percentage" office:value="0">
            <text:p>0%</text:p>
          </table:table-cell>
          <table:table-cell table:style-name="ce18" table:formula="of:=SUM([.S233:.T233])/[.F233]" office:value-type="percentage" office:value="0.961810730253353">
            <text:p>96%</text:p>
          </table:table-cell>
          <table:table-cell table:style-name="ce21" table:number-columns-repeated="2"/>
          <table:table-cell table:style-name="ce22" table:formula="of:=SUM([.S232:.S234])/SUM([.T232:.T234])" office:value-type="float" office:value="12.4098432055749">
            <text:p>12.4</text:p>
          </table:table-cell>
          <table:table-cell table:style-name="ce8" office:value-type="float" office:value="7">
            <text:p>7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33]" office:value-type="float" office:value="9662">
            <text:p>9,662</text:p>
          </table:table-cell>
          <table:table-cell table:style-name="ce8" table:formula="of:=[.V233]" office:value-type="float" office:value="664">
            <text:p>664</text:p>
          </table:table-cell>
          <table:table-cell table:style-name="ce8" office:value-type="float" office:value="9662">
            <text:p>9,662</text:p>
          </table:table-cell>
          <table:table-cell table:style-name="ce8" office:value-type="float" office:value="664">
            <text:p>664</text:p>
          </table:table-cell>
          <table:table-cell table:number-columns-repeated="1002"/>
        </table:table-row>
        <table:table-row table:style-name="ro1">
          <table:table-cell table:style-name="ce3" office:value-type="float" office:value="1940">
            <text:p>1940</text:p>
          </table:table-cell>
          <table:table-cell office:value-type="string">
            <text:p>World War II</text:p>
          </table:table-cell>
          <table:table-cell table:style-name="ce8" office:value-type="float" office:value="41862">
            <text:p>41,862</text:p>
          </table:table-cell>
          <table:table-cell table:style-name="ce11" table:formula="of:=[.G234]/[.H234]" office:value-type="float" office:value="9.4063829787234">
            <text:p>9.4</text:p>
          </table:table-cell>
          <table:table-cell table:style-name="ce8" table:formula="of:=[.F234]*100/[.C234]" office:value-type="float" office:value="23.3672543117863">
            <text:p>23</text:p>
          </table:table-cell>
          <table:table-cell table:style-name="ce8" table:formula="of:=[.G234]+[.H234]" office:value-type="float" office:value="9782">
            <text:p>9,782</text:p>
          </table:table-cell>
          <table:table-cell table:style-name="ce8" table:formula="of:=SUM(OFFSET([.O234];-[.C$5]+1;0;[.C$5];1))+SUM(OFFSET([.Q234];-[.C$6]+1;0;[.C$6];1))+[.S234]" office:value-type="float" office:value="8842">
            <text:p>8,842</text:p>
          </table:table-cell>
          <table:table-cell table:style-name="ce8" table:formula="of:=SUM(OFFSET([.P234];-[.D$5]+1;0;[.D$5];1))+SUM(OFFSET([.R234];-[.D$6]+1;0;[.D$6];1))+[.T234]" office:value-type="float" office:value="940">
            <text:p>940</text:p>
          </table:table-cell>
          <table:table-cell table:style-name="ce18" table:formula="of:=(SUM(OFFSET([.O234];-[.C$5]+1;0;[.C$5];1))+SUM(OFFSET([.P234];-[.D$5]+1;0;[.D$5];1)))/[.F234]" office:value-type="percentage" office:value="0.0414025761602944">
            <text:p>4%</text:p>
          </table:table-cell>
          <table:table-cell table:style-name="ce18" table:formula="of:=(SUM(OFFSET([.Q234];-[.C$6]+1;0;[.C$6];1))+SUM(OFFSET([.R234];-[.D$6]+1;0;[.D$6];1)))/[.F234]" office:value-type="percentage" office:value="0">
            <text:p>0%</text:p>
          </table:table-cell>
          <table:table-cell table:style-name="ce18" table:formula="of:=SUM([.S234:.T234])/[.F234]" office:value-type="percentage" office:value="0.958597423839706">
            <text:p>96%</text:p>
          </table:table-cell>
          <table:table-cell table:style-name="ce21" table:number-columns-repeated="2"/>
          <table:table-cell table:style-name="ce22" table:formula="of:=SUM([.S233:.S235])/SUM([.T233:.T235])" office:value-type="float" office:value="10.8230709275136">
            <text:p>10.8</text:p>
          </table:table-cell>
          <table:table-cell table:style-name="ce8" office:value-type="float" office:value="12">
            <text:p>1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34]" office:value-type="float" office:value="8443">
            <text:p>8,443</text:p>
          </table:table-cell>
          <table:table-cell table:style-name="ce8" table:formula="of:=[.V234]" office:value-type="float" office:value="934">
            <text:p>934</text:p>
          </table:table-cell>
          <table:table-cell table:style-name="ce8" office:value-type="float" office:value="8443">
            <text:p>8,443</text:p>
          </table:table-cell>
          <table:table-cell table:style-name="ce8" office:value-type="float" office:value="934">
            <text:p>934</text:p>
          </table:table-cell>
          <table:table-cell table:number-columns-repeated="1002"/>
        </table:table-row>
        <table:table-row table:style-name="ro1">
          <table:table-cell table:style-name="ce3" office:value-type="float" office:value="1941">
            <text:p>1941</text:p>
          </table:table-cell>
          <table:table-cell office:value-type="string">
            <text:p>World War II</text:p>
          </table:table-cell>
          <table:table-cell table:style-name="ce8" office:value-type="float" office:value="41748">
            <text:p>41,748</text:p>
          </table:table-cell>
          <table:table-cell table:style-name="ce11" table:formula="of:=[.G235]/[.H235]" office:value-type="float" office:value="10.3377823408624">
            <text:p>10.3</text:p>
          </table:table-cell>
          <table:table-cell table:style-name="ce8" table:formula="of:=[.F235]*100/[.C235]" office:value-type="float" office:value="26.4515665421098">
            <text:p>26</text:p>
          </table:table-cell>
          <table:table-cell table:style-name="ce8" table:formula="of:=[.G235]+[.H235]" office:value-type="float" office:value="11043">
            <text:p>11,043</text:p>
          </table:table-cell>
          <table:table-cell table:style-name="ce8" table:formula="of:=SUM(OFFSET([.O235];-[.C$5]+1;0;[.C$5];1))+SUM(OFFSET([.Q235];-[.C$6]+1;0;[.C$6];1))+[.S235]" office:value-type="float" office:value="10069">
            <text:p>10,069</text:p>
          </table:table-cell>
          <table:table-cell table:style-name="ce8" table:formula="of:=SUM(OFFSET([.P235];-[.D$5]+1;0;[.D$5];1))+SUM(OFFSET([.R235];-[.D$6]+1;0;[.D$6];1))+[.T235]" office:value-type="float" office:value="974">
            <text:p>974</text:p>
          </table:table-cell>
          <table:table-cell table:style-name="ce18" table:formula="of:=(SUM(OFFSET([.O235];-[.C$5]+1;0;[.C$5];1))+SUM(OFFSET([.P235];-[.D$5]+1;0;[.D$5];1)))/[.F235]" office:value-type="percentage" office:value="0.036946481934257">
            <text:p>4%</text:p>
          </table:table-cell>
          <table:table-cell table:style-name="ce18" table:formula="of:=(SUM(OFFSET([.Q235];-[.C$6]+1;0;[.C$6];1))+SUM(OFFSET([.R235];-[.D$6]+1;0;[.D$6];1)))/[.F235]" office:value-type="percentage" office:value="0">
            <text:p>0%</text:p>
          </table:table-cell>
          <table:table-cell table:style-name="ce18" table:formula="of:=SUM([.S235:.T235])/[.F235]" office:value-type="percentage" office:value="0.963053518065743">
            <text:p>96%</text:p>
          </table:table-cell>
          <table:table-cell table:style-name="ce21" table:number-columns-repeated="2"/>
          <table:table-cell table:style-name="ce22" table:formula="of:=SUM([.S234:.S236])/SUM([.T234:.T236])" office:value-type="float" office:value="9.52679441377071">
            <text:p>9.5</text:p>
          </table:table-cell>
          <table:table-cell table:style-name="ce8" office:value-type="float" office:value="11">
            <text:p>1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35]" office:value-type="float" office:value="9667">
            <text:p>9,667</text:p>
          </table:table-cell>
          <table:table-cell table:style-name="ce8" table:formula="of:=[.V235]" office:value-type="float" office:value="968">
            <text:p>968</text:p>
          </table:table-cell>
          <table:table-cell table:style-name="ce8" office:value-type="float" office:value="9667">
            <text:p>9,667</text:p>
          </table:table-cell>
          <table:table-cell table:style-name="ce8" office:value-type="float" office:value="968">
            <text:p>968</text:p>
          </table:table-cell>
          <table:table-cell table:number-columns-repeated="1002"/>
        </table:table-row>
        <table:table-row table:style-name="ro1">
          <table:table-cell table:style-name="ce3" office:value-type="float" office:value="1942">
            <text:p>1942</text:p>
          </table:table-cell>
          <table:table-cell office:value-type="string">
            <text:p>World War II</text:p>
          </table:table-cell>
          <table:table-cell table:style-name="ce8" office:value-type="float" office:value="41897">
            <text:p>41,897</text:p>
          </table:table-cell>
          <table:table-cell table:style-name="ce11" table:formula="of:=[.G236]/[.H236]" office:value-type="float" office:value="9.84010152284264">
            <text:p>9.8</text:p>
          </table:table-cell>
          <table:table-cell table:style-name="ce8" table:formula="of:=[.F236]*100/[.C236]" office:value-type="float" office:value="30.5821419194692">
            <text:p>31</text:p>
          </table:table-cell>
          <table:table-cell table:style-name="ce8" table:formula="of:=[.G236]+[.H236]" office:value-type="float" office:value="12813">
            <text:p>12,813</text:p>
          </table:table-cell>
          <table:table-cell table:style-name="ce8" table:formula="of:=SUM(OFFSET([.O236];-[.C$5]+1;0;[.C$5];1))+SUM(OFFSET([.Q236];-[.C$6]+1;0;[.C$6];1))+[.S236]" office:value-type="float" office:value="11631">
            <text:p>11,631</text:p>
          </table:table-cell>
          <table:table-cell table:style-name="ce8" table:formula="of:=SUM(OFFSET([.P236];-[.D$5]+1;0;[.D$5];1))+SUM(OFFSET([.R236];-[.D$6]+1;0;[.D$6];1))+[.T236]" office:value-type="float" office:value="1182">
            <text:p>1,182</text:p>
          </table:table-cell>
          <table:table-cell table:style-name="ce18" table:formula="of:=(SUM(OFFSET([.O236];-[.C$5]+1;0;[.C$5];1))+SUM(OFFSET([.P236];-[.D$5]+1;0;[.D$5];1)))/[.F236]" office:value-type="percentage" office:value="0.032232888472645">
            <text:p>3%</text:p>
          </table:table-cell>
          <table:table-cell table:style-name="ce18" table:formula="of:=(SUM(OFFSET([.Q236];-[.C$6]+1;0;[.C$6];1))+SUM(OFFSET([.R236];-[.D$6]+1;0;[.D$6];1)))/[.F236]" office:value-type="percentage" office:value="0">
            <text:p>0%</text:p>
          </table:table-cell>
          <table:table-cell table:style-name="ce18" table:formula="of:=SUM([.S236:.T236])/[.F236]" office:value-type="percentage" office:value="0.967767111527355">
            <text:p>97%</text:p>
          </table:table-cell>
          <table:table-cell table:style-name="ce21" table:number-columns-repeated="2"/>
          <table:table-cell table:style-name="ce22" table:formula="of:=SUM([.S235:.S237])/SUM([.T235:.T237])" office:value-type="float" office:value="9.22111269614836">
            <text:p>9.2</text:p>
          </table:table-cell>
          <table:table-cell table:style-name="ce8" office:value-type="float" office:value="15">
            <text:p>1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36]" office:value-type="float" office:value="11223">
            <text:p>11,223</text:p>
          </table:table-cell>
          <table:table-cell table:style-name="ce8" table:formula="of:=[.V236]" office:value-type="float" office:value="1177">
            <text:p>1,177</text:p>
          </table:table-cell>
          <table:table-cell table:style-name="ce8" office:value-type="float" office:value="11223">
            <text:p>11,223</text:p>
          </table:table-cell>
          <table:table-cell table:style-name="ce8" office:value-type="float" office:value="1177">
            <text:p>1,177</text:p>
          </table:table-cell>
          <table:table-cell table:number-columns-repeated="1002"/>
        </table:table-row>
        <table:table-row table:style-name="ro1">
          <table:table-cell table:style-name="ce3" office:value-type="float" office:value="1943">
            <text:p>1943</text:p>
          </table:table-cell>
          <table:table-cell office:value-type="string">
            <text:p>World War II</text:p>
          </table:table-cell>
          <table:table-cell table:style-name="ce8" office:value-type="float" office:value="42259">
            <text:p>42,259</text:p>
          </table:table-cell>
          <table:table-cell table:style-name="ce11" table:formula="of:=[.G237]/[.H237]" office:value-type="float" office:value="8.67472527472527">
            <text:p>8.7</text:p>
          </table:table-cell>
          <table:table-cell table:style-name="ce8" table:formula="of:=[.F237]*100/[.C237]" office:value-type="float" office:value="31.2501478974893">
            <text:p>31</text:p>
          </table:table-cell>
          <table:table-cell table:style-name="ce8" table:formula="of:=[.G237]+[.H237]" office:value-type="float" office:value="13206">
            <text:p>13,206</text:p>
          </table:table-cell>
          <table:table-cell table:style-name="ce8" table:formula="of:=SUM(OFFSET([.O237];-[.C$5]+1;0;[.C$5];1))+SUM(OFFSET([.Q237];-[.C$6]+1;0;[.C$6];1))+[.S237]" office:value-type="float" office:value="11841">
            <text:p>11,841</text:p>
          </table:table-cell>
          <table:table-cell table:style-name="ce8" table:formula="of:=SUM(OFFSET([.P237];-[.D$5]+1;0;[.D$5];1))+SUM(OFFSET([.R237];-[.D$6]+1;0;[.D$6];1))+[.T237]" office:value-type="float" office:value="1365">
            <text:p>1,365</text:p>
          </table:table-cell>
          <table:table-cell table:style-name="ce18" table:formula="of:=(SUM(OFFSET([.O237];-[.C$5]+1;0;[.C$5];1))+SUM(OFFSET([.P237];-[.D$5]+1;0;[.D$5];1)))/[.F237]" office:value-type="percentage" office:value="0.0315008329547176">
            <text:p>3%</text:p>
          </table:table-cell>
          <table:table-cell table:style-name="ce18" table:formula="of:=(SUM(OFFSET([.Q237];-[.C$6]+1;0;[.C$6];1))+SUM(OFFSET([.R237];-[.D$6]+1;0;[.D$6];1)))/[.F237]" office:value-type="percentage" office:value="0">
            <text:p>0%</text:p>
          </table:table-cell>
          <table:table-cell table:style-name="ce18" table:formula="of:=SUM([.S237:.T237])/[.F237]" office:value-type="percentage" office:value="0.968499167045282">
            <text:p>97%</text:p>
          </table:table-cell>
          <table:table-cell table:style-name="ce21" table:number-columns-repeated="2"/>
          <table:table-cell table:style-name="ce22" table:formula="of:=SUM([.S236:.S238])/SUM([.T236:.T238])" office:value-type="float" office:value="8.49302441454908">
            <text:p>8.5</text:p>
          </table:table-cell>
          <table:table-cell table:style-name="ce8" office:value-type="float" office:value="15">
            <text:p>1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37]" office:value-type="float" office:value="11430">
            <text:p>11,430</text:p>
          </table:table-cell>
          <table:table-cell table:style-name="ce8" table:formula="of:=[.V237]" office:value-type="float" office:value="1360">
            <text:p>1,360</text:p>
          </table:table-cell>
          <table:table-cell table:style-name="ce8" office:value-type="float" office:value="11430">
            <text:p>11,430</text:p>
          </table:table-cell>
          <table:table-cell table:style-name="ce8" office:value-type="float" office:value="1360">
            <text:p>1,360</text:p>
          </table:table-cell>
          <table:table-cell table:number-columns-repeated="1002"/>
        </table:table-row>
        <table:table-row table:style-name="ro1">
          <table:table-cell table:style-name="ce3" office:value-type="float" office:value="1944">
            <text:p>1944</text:p>
          </table:table-cell>
          <table:table-cell office:value-type="string">
            <text:p>World War II</text:p>
          </table:table-cell>
          <table:table-cell table:style-name="ce8" office:value-type="float" office:value="42449">
            <text:p>42,449</text:p>
          </table:table-cell>
          <table:table-cell table:style-name="ce11" table:formula="of:=[.G238]/[.H238]" office:value-type="float" office:value="7.9885290148448">
            <text:p>8.0</text:p>
          </table:table-cell>
          <table:table-cell table:style-name="ce8" table:formula="of:=[.F238]*100/[.C238]" office:value-type="float" office:value="31.3811868359679">
            <text:p>31</text:p>
          </table:table-cell>
          <table:table-cell table:style-name="ce8" table:formula="of:=[.G238]+[.H238]" office:value-type="float" office:value="13321">
            <text:p>13,321</text:p>
          </table:table-cell>
          <table:table-cell table:style-name="ce8" table:formula="of:=SUM(OFFSET([.O238];-[.C$5]+1;0;[.C$5];1))+SUM(OFFSET([.Q238];-[.C$6]+1;0;[.C$6];1))+[.S238]" office:value-type="float" office:value="11839">
            <text:p>11,839</text:p>
          </table:table-cell>
          <table:table-cell table:style-name="ce8" table:formula="of:=SUM(OFFSET([.P238];-[.D$5]+1;0;[.D$5];1))+SUM(OFFSET([.R238];-[.D$6]+1;0;[.D$6];1))+[.T238]" office:value-type="float" office:value="1482">
            <text:p>1,482</text:p>
          </table:table-cell>
          <table:table-cell table:style-name="ce18" table:formula="of:=(SUM(OFFSET([.O238];-[.C$5]+1;0;[.C$5];1))+SUM(OFFSET([.P238];-[.D$5]+1;0;[.D$5];1)))/[.F238]" office:value-type="percentage" office:value="0.0304781923279033">
            <text:p>3%</text:p>
          </table:table-cell>
          <table:table-cell table:style-name="ce18" table:formula="of:=(SUM(OFFSET([.Q238];-[.C$6]+1;0;[.C$6];1))+SUM(OFFSET([.R238];-[.D$6]+1;0;[.D$6];1)))/[.F238]" office:value-type="percentage" office:value="0">
            <text:p>0%</text:p>
          </table:table-cell>
          <table:table-cell table:style-name="ce18" table:formula="of:=SUM([.S238:.T238])/[.F238]" office:value-type="percentage" office:value="0.969521807672097">
            <text:p>97%</text:p>
          </table:table-cell>
          <table:table-cell table:style-name="ce21" table:number-columns-repeated="2"/>
          <table:table-cell table:style-name="ce22" table:formula="of:=SUM([.S237:.S239])/SUM([.T237:.T239])" office:value-type="float" office:value="8.25841924398626">
            <text:p>8.3</text:p>
          </table:table-cell>
          <table:table-cell table:style-name="ce8" office:value-type="float" office:value="9">
            <text:p>9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38]" office:value-type="float" office:value="11438">
            <text:p>11,438</text:p>
          </table:table-cell>
          <table:table-cell table:style-name="ce8" table:formula="of:=[.V238]" office:value-type="float" office:value="1477">
            <text:p>1,477</text:p>
          </table:table-cell>
          <table:table-cell table:style-name="ce8" office:value-type="float" office:value="11438">
            <text:p>11,438</text:p>
          </table:table-cell>
          <table:table-cell table:style-name="ce8" office:value-type="float" office:value="1477">
            <text:p>1,477</text:p>
          </table:table-cell>
          <table:table-cell table:number-columns-repeated="1002"/>
        </table:table-row>
        <table:table-row table:style-name="ro1">
          <table:table-cell table:style-name="ce3" office:value-type="float" office:value="1945">
            <text:p>1945</text:p>
          </table:table-cell>
          <table:table-cell office:value-type="string">
            <text:p>World War II</text:p>
          </table:table-cell>
          <table:table-cell table:style-name="ce8" office:value-type="float" office:value="42636">
            <text:p>42,636</text:p>
          </table:table-cell>
          <table:table-cell table:style-name="ce11" table:formula="of:=[.G239]/[.H239]" office:value-type="float" office:value="8.8604044357469">
            <text:p>8.9</text:p>
          </table:table-cell>
          <table:table-cell table:style-name="ce8" table:formula="of:=[.F239]*100/[.C239]" office:value-type="float" office:value="35.4536072802327">
            <text:p>35</text:p>
          </table:table-cell>
          <table:table-cell table:style-name="ce8" table:formula="of:=[.G239]+[.H239]" office:value-type="float" office:value="15116">
            <text:p>15,116</text:p>
          </table:table-cell>
          <table:table-cell table:style-name="ce8" table:formula="of:=SUM(OFFSET([.O239];-[.C$5]+1;0;[.C$5];1))+SUM(OFFSET([.Q239];-[.C$6]+1;0;[.C$6];1))+[.S239]" office:value-type="float" office:value="13583">
            <text:p>13,583</text:p>
          </table:table-cell>
          <table:table-cell table:style-name="ce8" table:formula="of:=SUM(OFFSET([.P239];-[.D$5]+1;0;[.D$5];1))+SUM(OFFSET([.R239];-[.D$6]+1;0;[.D$6];1))+[.T239]" office:value-type="float" office:value="1533">
            <text:p>1,533</text:p>
          </table:table-cell>
          <table:table-cell table:style-name="ce18" table:formula="of:=(SUM(OFFSET([.O239];-[.C$5]+1;0;[.C$5];1))+SUM(OFFSET([.P239];-[.D$5]+1;0;[.D$5];1)))/[.F239]" office:value-type="percentage" office:value="0.0269912675310929">
            <text:p>3%</text:p>
          </table:table-cell>
          <table:table-cell table:style-name="ce18" table:formula="of:=(SUM(OFFSET([.Q239];-[.C$6]+1;0;[.C$6];1))+SUM(OFFSET([.R239];-[.D$6]+1;0;[.D$6];1)))/[.F239]" office:value-type="percentage" office:value="0">
            <text:p>0%</text:p>
          </table:table-cell>
          <table:table-cell table:style-name="ce18" table:formula="of:=SUM([.S239:.T239])/[.F239]" office:value-type="percentage" office:value="0.973008732468907">
            <text:p>97%</text:p>
          </table:table-cell>
          <table:table-cell table:style-name="ce21" table:number-columns-repeated="2"/>
          <table:table-cell table:style-name="ce22" table:formula="of:=SUM([.S238:.S240])/SUM([.T238:.T240])" office:value-type="float" office:value="9.24351109013686">
            <text:p>9.2</text:p>
          </table:table-cell>
          <table:table-cell table:style-name="ce8" office:value-type="float" office:value="18">
            <text:p>18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39]" office:value-type="float" office:value="13180">
            <text:p>13,180</text:p>
          </table:table-cell>
          <table:table-cell table:style-name="ce8" table:formula="of:=[.V239]" office:value-type="float" office:value="1528">
            <text:p>1,528</text:p>
          </table:table-cell>
          <table:table-cell table:style-name="ce8" office:value-type="float" office:value="13180">
            <text:p>13,180</text:p>
          </table:table-cell>
          <table:table-cell table:style-name="ce8" office:value-type="float" office:value="1528">
            <text:p>1,528</text:p>
          </table:table-cell>
          <table:table-cell table:number-columns-repeated="1002"/>
        </table:table-row>
        <table:table-row table:style-name="ro1">
          <table:table-cell table:style-name="ce3" office:value-type="float" office:value="1946">
            <text:p>1946</text:p>
          </table:table-cell>
          <table:table-cell office:value-type="string">
            <text:p>post WWII</text:p>
          </table:table-cell>
          <table:table-cell table:style-name="ce8" office:value-type="float" office:value="42700">
            <text:p>42,700</text:p>
          </table:table-cell>
          <table:table-cell table:style-name="ce11" table:formula="of:=[.G240]/[.H240]" office:value-type="float" office:value="12.0856219709208">
            <text:p>12.1</text:p>
          </table:table-cell>
          <table:table-cell table:style-name="ce8" table:formula="of:=[.F240]*100/[.C240]" office:value-type="float" office:value="37.9391100702576">
            <text:p>38</text:p>
          </table:table-cell>
          <table:table-cell table:style-name="ce8" table:formula="of:=[.G240]+[.H240]" office:value-type="float" office:value="16200">
            <text:p>16,200</text:p>
          </table:table-cell>
          <table:table-cell table:style-name="ce8" table:formula="of:=SUM(OFFSET([.O240];-[.C$5]+1;0;[.C$5];1))+SUM(OFFSET([.Q240];-[.C$6]+1;0;[.C$6];1))+[.S240]" office:value-type="float" office:value="14962">
            <text:p>14,962</text:p>
          </table:table-cell>
          <table:table-cell table:style-name="ce8" table:formula="of:=SUM(OFFSET([.P240];-[.D$5]+1;0;[.D$5];1))+SUM(OFFSET([.R240];-[.D$6]+1;0;[.D$6];1))+[.T240]" office:value-type="float" office:value="1238">
            <text:p>1,238</text:p>
          </table:table-cell>
          <table:table-cell table:style-name="ce18" table:formula="of:=(SUM(OFFSET([.O240];-[.C$5]+1;0;[.C$5];1))+SUM(OFFSET([.P240];-[.D$5]+1;0;[.D$5];1)))/[.F240]" office:value-type="percentage" office:value="0.0253703703703704">
            <text:p>3%</text:p>
          </table:table-cell>
          <table:table-cell table:style-name="ce18" table:formula="of:=(SUM(OFFSET([.Q240];-[.C$6]+1;0;[.C$6];1))+SUM(OFFSET([.R240];-[.D$6]+1;0;[.D$6];1)))/[.F240]" office:value-type="percentage" office:value="0">
            <text:p>0%</text:p>
          </table:table-cell>
          <table:table-cell table:style-name="ce18" table:formula="of:=SUM([.S240:.T240])/[.F240]" office:value-type="percentage" office:value="0.97462962962963">
            <text:p>97%</text:p>
          </table:table-cell>
          <table:table-cell table:style-name="ce21" table:number-columns-repeated="2"/>
          <table:table-cell table:style-name="ce22" table:formula="of:=SUM([.S239:.S241])/SUM([.T239:.T241])" office:value-type="float" office:value="11.3800104112441">
            <text:p>11.4</text:p>
          </table:table-cell>
          <table:table-cell table:style-name="ce8" office:value-type="float" office:value="19">
            <text:p>19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40]" office:value-type="float" office:value="14556">
            <text:p>14,556</text:p>
          </table:table-cell>
          <table:table-cell table:style-name="ce8" table:formula="of:=[.V240]" office:value-type="float" office:value="1233">
            <text:p>1,233</text:p>
          </table:table-cell>
          <table:table-cell table:style-name="ce8" office:value-type="float" office:value="14556">
            <text:p>14,556</text:p>
          </table:table-cell>
          <table:table-cell table:style-name="ce8" office:value-type="float" office:value="1233">
            <text:p>1,233</text:p>
          </table:table-cell>
          <table:table-cell table:number-columns-repeated="1002"/>
        </table:table-row>
        <table:table-row table:style-name="ro1">
          <table:table-cell table:style-name="ce3" office:value-type="float" office:value="1947">
            <text:p>1947</text:p>
          </table:table-cell>
          <table:table-cell office:value-type="string">
            <text:p>post WWII</text:p>
          </table:table-cell>
          <table:table-cell table:style-name="ce8" office:value-type="float" office:value="43050">
            <text:p>43,050</text:p>
          </table:table-cell>
          <table:table-cell table:style-name="ce11" table:formula="of:=[.G241]/[.H241]" office:value-type="float" office:value="15.0957642725599">
            <text:p>15.1</text:p>
          </table:table-cell>
          <table:table-cell table:style-name="ce8" table:formula="of:=[.F241]*100/[.C241]" office:value-type="float" office:value="40.6039488966318">
            <text:p>41</text:p>
          </table:table-cell>
          <table:table-cell table:style-name="ce8" table:formula="of:=[.G241]+[.H241]" office:value-type="float" office:value="17480">
            <text:p>17,480</text:p>
          </table:table-cell>
          <table:table-cell table:style-name="ce8" table:formula="of:=SUM(OFFSET([.O241];-[.C$5]+1;0;[.C$5];1))+SUM(OFFSET([.Q241];-[.C$6]+1;0;[.C$6];1))+[.S241]" office:value-type="float" office:value="16394">
            <text:p>16,394</text:p>
          </table:table-cell>
          <table:table-cell table:style-name="ce8" table:formula="of:=SUM(OFFSET([.P241];-[.D$5]+1;0;[.D$5];1))+SUM(OFFSET([.R241];-[.D$6]+1;0;[.D$6];1))+[.T241]" office:value-type="float" office:value="1086">
            <text:p>1,086</text:p>
          </table:table-cell>
          <table:table-cell table:style-name="ce18" table:formula="of:=(SUM(OFFSET([.O241];-[.C$5]+1;0;[.C$5];1))+SUM(OFFSET([.P241];-[.D$5]+1;0;[.D$5];1)))/[.F241]" office:value-type="percentage" office:value="0.0236270022883295">
            <text:p>2%</text:p>
          </table:table-cell>
          <table:table-cell table:style-name="ce18" table:formula="of:=(SUM(OFFSET([.Q241];-[.C$6]+1;0;[.C$6];1))+SUM(OFFSET([.R241];-[.D$6]+1;0;[.D$6];1)))/[.F241]" office:value-type="percentage" office:value="0">
            <text:p>0%</text:p>
          </table:table-cell>
          <table:table-cell table:style-name="ce18" table:formula="of:=SUM([.S241:.T241])/[.F241]" office:value-type="percentage" office:value="0.976372997711671">
            <text:p>98%</text:p>
          </table:table-cell>
          <table:table-cell table:style-name="ce21" table:number-columns-repeated="2"/>
          <table:table-cell table:style-name="ce22" table:formula="of:=SUM([.S240:.S242])/SUM([.T240:.T242])" office:value-type="float" office:value="14.2171775592828">
            <text:p>14.2</text:p>
          </table:table-cell>
          <table:table-cell table:style-name="ce8" office:value-type="float" office:value="12">
            <text:p>1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41]" office:value-type="float" office:value="15986">
            <text:p>15,986</text:p>
          </table:table-cell>
          <table:table-cell table:style-name="ce8" table:formula="of:=[.V241]" office:value-type="float" office:value="1081">
            <text:p>1,081</text:p>
          </table:table-cell>
          <table:table-cell table:style-name="ce8" office:value-type="float" office:value="15986">
            <text:p>15,986</text:p>
          </table:table-cell>
          <table:table-cell table:style-name="ce8" office:value-type="float" office:value="1081">
            <text:p>1,081</text:p>
          </table:table-cell>
          <table:table-cell table:number-columns-repeated="1002"/>
        </table:table-row>
        <table:table-row table:style-name="ro1">
          <table:table-cell table:style-name="ce3" office:value-type="float" office:value="1948">
            <text:p>1948</text:p>
          </table:table-cell>
          <table:table-cell office:value-type="string">
            <text:p>post WWII</text:p>
          </table:table-cell>
          <table:table-cell table:style-name="ce8" office:value-type="float" office:value="43502">
            <text:p>43,502</text:p>
          </table:table-cell>
          <table:table-cell table:style-name="ce11" table:formula="of:=[.G242]/[.H242]" office:value-type="float" office:value="16.5517841601393">
            <text:p>16.6</text:p>
          </table:table-cell>
          <table:table-cell table:style-name="ce8" table:formula="of:=[.F242]*100/[.C242]" office:value-type="float" office:value="46.3587881016965">
            <text:p>46</text:p>
          </table:table-cell>
          <table:table-cell table:style-name="ce8" table:formula="of:=[.G242]+[.H242]" office:value-type="float" office:value="20167">
            <text:p>20,167</text:p>
          </table:table-cell>
          <table:table-cell table:style-name="ce8" table:formula="of:=SUM(OFFSET([.O242];-[.C$5]+1;0;[.C$5];1))+SUM(OFFSET([.Q242];-[.C$6]+1;0;[.C$6];1))+[.S242]" office:value-type="float" office:value="19018">
            <text:p>19,018</text:p>
          </table:table-cell>
          <table:table-cell table:style-name="ce8" table:formula="of:=SUM(OFFSET([.P242];-[.D$5]+1;0;[.D$5];1))+SUM(OFFSET([.R242];-[.D$6]+1;0;[.D$6];1))+[.T242]" office:value-type="float" office:value="1149">
            <text:p>1,149</text:p>
          </table:table-cell>
          <table:table-cell table:style-name="ce18" table:formula="of:=(SUM(OFFSET([.O242];-[.C$5]+1;0;[.C$5];1))+SUM(OFFSET([.P242];-[.D$5]+1;0;[.D$5];1)))/[.F242]" office:value-type="percentage" office:value="0.0199335548172757">
            <text:p>2%</text:p>
          </table:table-cell>
          <table:table-cell table:style-name="ce18" table:formula="of:=(SUM(OFFSET([.Q242];-[.C$6]+1;0;[.C$6];1))+SUM(OFFSET([.R242];-[.D$6]+1;0;[.D$6];1)))/[.F242]" office:value-type="percentage" office:value="0">
            <text:p>0%</text:p>
          </table:table-cell>
          <table:table-cell table:style-name="ce18" table:formula="of:=SUM([.S242:.T242])/[.F242]" office:value-type="percentage" office:value="0.980066445182724">
            <text:p>98%</text:p>
          </table:table-cell>
          <table:table-cell table:style-name="ce21" table:formula="of:=SUM([.O241:.O243])/SUM([.P241:.P243])" office:value-type="float" office:value="35">
            <text:p>35.0</text:p>
          </table:table-cell>
          <table:table-cell table:style-name="ce21"/>
          <table:table-cell table:style-name="ce22" table:formula="of:=SUM([.S241:.S243])/SUM([.T241:.T243])" office:value-type="float" office:value="16.0764829870521">
            <text:p>16.1</text:p>
          </table:table-cell>
          <table:table-cell table:style-name="ce8" office:value-type="float" office:value="8">
            <text:p>8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42]" office:value-type="float" office:value="18621">
            <text:p>18,621</text:p>
          </table:table-cell>
          <table:table-cell table:style-name="ce8" table:formula="of:=[.V242]" office:value-type="float" office:value="1144">
            <text:p>1,144</text:p>
          </table:table-cell>
          <table:table-cell table:style-name="ce8" office:value-type="float" office:value="18621">
            <text:p>18,621</text:p>
          </table:table-cell>
          <table:table-cell table:style-name="ce8" office:value-type="float" office:value="1144">
            <text:p>1,144</text:p>
          </table:table-cell>
          <table:table-cell table:number-columns-repeated="1002"/>
        </table:table-row>
        <table:table-row table:style-name="ro1">
          <table:table-cell table:style-name="ce3" office:value-type="float" office:value="1949">
            <text:p>1949</text:p>
          </table:table-cell>
          <table:table-cell office:value-type="string">
            <text:p>post WWII</text:p>
          </table:table-cell>
          <table:table-cell table:style-name="ce8" office:value-type="float" office:value="43785">
            <text:p>43,785</text:p>
          </table:table-cell>
          <table:table-cell table:style-name="ce11" table:formula="of:=[.G243]/[.H243]" office:value-type="float" office:value="17.4056261343013">
            <text:p>17.4</text:p>
          </table:table-cell>
          <table:table-cell table:style-name="ce8" table:formula="of:=[.F243]*100/[.C243]" office:value-type="float" office:value="46.3240835902706">
            <text:p>46</text:p>
          </table:table-cell>
          <table:table-cell table:style-name="ce8" table:formula="of:=[.G243]+[.H243]" office:value-type="float" office:value="20283">
            <text:p>20,283</text:p>
          </table:table-cell>
          <table:table-cell table:style-name="ce8" table:formula="of:=SUM(OFFSET([.O243];-[.C$5]+1;0;[.C$5];1))+SUM(OFFSET([.Q243];-[.C$6]+1;0;[.C$6];1))+[.S243]" office:value-type="float" office:value="19181">
            <text:p>19,181</text:p>
          </table:table-cell>
          <table:table-cell table:style-name="ce8" table:formula="of:=SUM(OFFSET([.P243];-[.D$5]+1;0;[.D$5];1))+SUM(OFFSET([.R243];-[.D$6]+1;0;[.D$6];1))+[.T243]" office:value-type="float" office:value="1102">
            <text:p>1,102</text:p>
          </table:table-cell>
          <table:table-cell table:style-name="ce18" table:formula="of:=(SUM(OFFSET([.O243];-[.C$5]+1;0;[.C$5];1))+SUM(OFFSET([.P243];-[.D$5]+1;0;[.D$5];1)))/[.F243]" office:value-type="percentage" office:value="0.0199181580634029">
            <text:p>2%</text:p>
          </table:table-cell>
          <table:table-cell table:style-name="ce18" table:formula="of:=(SUM(OFFSET([.Q243];-[.C$6]+1;0;[.C$6];1))+SUM(OFFSET([.R243];-[.D$6]+1;0;[.D$6];1)))/[.F243]" office:value-type="percentage" office:value="0">
            <text:p>0%</text:p>
          </table:table-cell>
          <table:table-cell table:style-name="ce18" table:formula="of:=SUM([.S243:.T243])/[.F243]" office:value-type="percentage" office:value="0.980081841936597">
            <text:p>98%</text:p>
          </table:table-cell>
          <table:table-cell table:style-name="ce21" table:formula="of:=SUM([.O242:.O244])/SUM([.P242:.P244])" office:value-type="float" office:value="41">
            <text:p>41.0</text:p>
          </table:table-cell>
          <table:table-cell table:style-name="ce21"/>
          <table:table-cell table:style-name="ce22" table:formula="of:=SUM([.S242:.S244])/SUM([.T242:.T244])" office:value-type="float" office:value="16.9617567971318">
            <text:p>17.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243]" office:value-type="float" office:value="18783">
            <text:p>18,783</text:p>
          </table:table-cell>
          <table:table-cell table:style-name="ce8" table:formula="of:=[.V243]" office:value-type="float" office:value="1096">
            <text:p>1,096</text:p>
          </table:table-cell>
          <table:table-cell table:style-name="ce8" office:value-type="float" office:value="18783">
            <text:p>18,783</text:p>
          </table:table-cell>
          <table:table-cell table:style-name="ce8" office:value-type="float" office:value="1096">
            <text:p>1,096</text:p>
          </table:table-cell>
          <table:table-cell table:number-columns-repeated="1002"/>
        </table:table-row>
        <table:table-row table:style-name="ro1">
          <table:table-cell table:style-name="ce3" office:value-type="float" office:value="1950">
            <text:p>1950</text:p>
          </table:table-cell>
          <table:table-cell office:value-type="string">
            <text:p>post WWII</text:p>
          </table:table-cell>
          <table:table-cell table:style-name="ce8" office:value-type="float" office:value="44020">
            <text:p>44,020</text:p>
          </table:table-cell>
          <table:table-cell table:style-name="ce11" table:formula="of:=[.G244]/[.H244]" office:value-type="float" office:value="17.7663971248877">
            <text:p>17.8</text:p>
          </table:table-cell>
          <table:table-cell table:style-name="ce8" table:formula="of:=[.F244]*100/[.C244]" office:value-type="float" office:value="47.4488868696047">
            <text:p>47</text:p>
          </table:table-cell>
          <table:table-cell table:style-name="ce8" table:formula="of:=[.G244]+[.H244]" office:value-type="float" office:value="20887">
            <text:p>20,887</text:p>
          </table:table-cell>
          <table:table-cell table:style-name="ce8" table:formula="of:=SUM(OFFSET([.O244];-[.C$5]+1;0;[.C$5];1))+SUM(OFFSET([.Q244];-[.C$6]+1;0;[.C$6];1))+[.S244]" office:value-type="float" office:value="19774">
            <text:p>19,774</text:p>
          </table:table-cell>
          <table:table-cell table:style-name="ce8" table:formula="of:=SUM(OFFSET([.P244];-[.D$5]+1;0;[.D$5];1))+SUM(OFFSET([.R244];-[.D$6]+1;0;[.D$6];1))+[.T244]" office:value-type="float" office:value="1113">
            <text:p>1,113</text:p>
          </table:table-cell>
          <table:table-cell table:style-name="ce18" table:formula="of:=(SUM(OFFSET([.O244];-[.C$5]+1;0;[.C$5];1))+SUM(OFFSET([.P244];-[.D$5]+1;0;[.D$5];1)))/[.F244]" office:value-type="percentage" office:value="0.0197730645856274">
            <text:p>2%</text:p>
          </table:table-cell>
          <table:table-cell table:style-name="ce18" table:formula="of:=(SUM(OFFSET([.Q244];-[.C$6]+1;0;[.C$6];1))+SUM(OFFSET([.R244];-[.D$6]+1;0;[.D$6];1)))/[.F244]" office:value-type="percentage" office:value="0">
            <text:p>0%</text:p>
          </table:table-cell>
          <table:table-cell table:style-name="ce18" table:formula="of:=SUM([.S244:.T244])/[.F244]" office:value-type="percentage" office:value="0.980226935414373">
            <text:p>98%</text:p>
          </table:table-cell>
          <table:table-cell table:style-name="ce21" table:formula="of:=SUM([.O243:.O245])/SUM([.P243:.P245])" office:value-type="float" office:value="47">
            <text:p>47.0</text:p>
          </table:table-cell>
          <table:table-cell table:style-name="ce21"/>
          <table:table-cell table:style-name="ce22" table:formula="of:=SUM([.S243:.S245])/SUM([.T243:.T245])" office:value-type="float" office:value="17.8510315533981">
            <text:p>17.9</text:p>
          </table:table-cell>
          <table:table-cell table:style-name="ce8" office:value-type="float" office:value="18">
            <text:p>18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44]" office:value-type="float" office:value="19367">
            <text:p>19,367</text:p>
          </table:table-cell>
          <table:table-cell table:style-name="ce8" table:formula="of:=[.V244]" office:value-type="float" office:value="1107">
            <text:p>1,107</text:p>
          </table:table-cell>
          <table:table-cell table:style-name="ce8" office:value-type="float" office:value="19367">
            <text:p>19,367</text:p>
          </table:table-cell>
          <table:table-cell table:style-name="ce8" office:value-type="float" office:value="1107">
            <text:p>1,107</text:p>
          </table:table-cell>
          <table:table-cell table:number-columns-repeated="1002"/>
        </table:table-row>
        <table:table-row table:style-name="ro1">
          <table:table-cell table:style-name="ce3" office:value-type="float" office:value="1951">
            <text:p>1951</text:p>
          </table:table-cell>
          <table:table-cell office:value-type="string">
            <text:p>post WWII</text:p>
          </table:table-cell>
          <table:table-cell table:style-name="ce8" office:value-type="float" office:value="43815">
            <text:p>43,815</text:p>
          </table:table-cell>
          <table:table-cell table:style-name="ce11" table:formula="of:=[.G245]/[.H245]" office:value-type="float" office:value="19.1992720655141">
            <text:p>19.2</text:p>
          </table:table-cell>
          <table:table-cell table:style-name="ce8" table:formula="of:=[.F245]*100/[.C245]" office:value-type="float" office:value="50.6652972726235">
            <text:p>51</text:p>
          </table:table-cell>
          <table:table-cell table:style-name="ce8" table:formula="of:=[.G245]+[.H245]" office:value-type="float" office:value="22199">
            <text:p>22,199</text:p>
          </table:table-cell>
          <table:table-cell table:style-name="ce8" table:formula="of:=SUM(OFFSET([.O245];-[.C$5]+1;0;[.C$5];1))+SUM(OFFSET([.Q245];-[.C$6]+1;0;[.C$6];1))+[.S245]" office:value-type="float" office:value="21100">
            <text:p>21,100</text:p>
          </table:table-cell>
          <table:table-cell table:style-name="ce8" table:formula="of:=SUM(OFFSET([.P245];-[.D$5]+1;0;[.D$5];1))+SUM(OFFSET([.R245];-[.D$6]+1;0;[.D$6];1))+[.T245]" office:value-type="float" office:value="1099">
            <text:p>1,099</text:p>
          </table:table-cell>
          <table:table-cell table:style-name="ce18" table:formula="of:=(SUM(OFFSET([.O245];-[.C$5]+1;0;[.C$5];1))+SUM(OFFSET([.P245];-[.D$5]+1;0;[.D$5];1)))/[.F245]" office:value-type="percentage" office:value="0.0188747240866706">
            <text:p>2%</text:p>
          </table:table-cell>
          <table:table-cell table:style-name="ce18" table:formula="of:=(SUM(OFFSET([.Q245];-[.C$6]+1;0;[.C$6];1))+SUM(OFFSET([.R245];-[.D$6]+1;0;[.D$6];1)))/[.F245]" office:value-type="percentage" office:value="0">
            <text:p>0%</text:p>
          </table:table-cell>
          <table:table-cell table:style-name="ce18" table:formula="of:=SUM([.S245:.T245])/[.F245]" office:value-type="percentage" office:value="0.981125275913329">
            <text:p>98%</text:p>
          </table:table-cell>
          <table:table-cell table:style-name="ce21" table:number-columns-repeated="2"/>
          <table:table-cell table:style-name="ce22" table:formula="of:=SUM([.S244:.S246])/SUM([.T244:.T246])" office:value-type="float" office:value="18.9076086956522">
            <text:p>18.9</text:p>
          </table:table-cell>
          <table:table-cell table:style-name="ce8" office:value-type="float" office:value="14">
            <text:p>14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45]" office:value-type="float" office:value="20687">
            <text:p>20,687</text:p>
          </table:table-cell>
          <table:table-cell table:style-name="ce8" table:formula="of:=[.V245]" office:value-type="float" office:value="1093">
            <text:p>1,093</text:p>
          </table:table-cell>
          <table:table-cell table:style-name="ce8" office:value-type="float" office:value="20687">
            <text:p>20,687</text:p>
          </table:table-cell>
          <table:table-cell table:style-name="ce8" office:value-type="float" office:value="1093">
            <text:p>1,093</text:p>
          </table:table-cell>
          <table:table-cell table:number-columns-repeated="1002"/>
        </table:table-row>
        <table:table-row table:style-name="ro1">
          <table:table-cell table:style-name="ce3" office:value-type="float" office:value="1952">
            <text:p>1952</text:p>
          </table:table-cell>
          <table:table-cell office:value-type="string">
            <text:p>post WWII</text:p>
          </table:table-cell>
          <table:table-cell table:style-name="ce8" office:value-type="float" office:value="43955">
            <text:p>43,955</text:p>
          </table:table-cell>
          <table:table-cell table:style-name="ce11" table:formula="of:=[.G246]/[.H246]" office:value-type="float" office:value="20.5679785330948">
            <text:p>20.6</text:p>
          </table:table-cell>
          <table:table-cell table:style-name="ce8" table:formula="of:=[.F246]*100/[.C246]" office:value-type="float" office:value="54.8583778864748">
            <text:p>55</text:p>
          </table:table-cell>
          <table:table-cell table:style-name="ce8" table:formula="of:=[.G246]+[.H246]" office:value-type="float" office:value="24113">
            <text:p>24,113</text:p>
          </table:table-cell>
          <table:table-cell table:style-name="ce8" table:formula="of:=SUM(OFFSET([.O246];-[.C$5]+1;0;[.C$5];1))+SUM(OFFSET([.Q246];-[.C$6]+1;0;[.C$6];1))+[.S246]" office:value-type="float" office:value="22995">
            <text:p>22,995</text:p>
          </table:table-cell>
          <table:table-cell table:style-name="ce8" table:formula="of:=SUM(OFFSET([.P246];-[.D$5]+1;0;[.D$5];1))+SUM(OFFSET([.R246];-[.D$6]+1;0;[.D$6];1))+[.T246]" office:value-type="float" office:value="1118">
            <text:p>1,118</text:p>
          </table:table-cell>
          <table:table-cell table:style-name="ce18" table:formula="of:=(SUM(OFFSET([.O246];-[.C$5]+1;0;[.C$5];1))+SUM(OFFSET([.P246];-[.D$5]+1;0;[.D$5];1)))/[.F246]" office:value-type="percentage" office:value="0.0179571185667482">
            <text:p>2%</text:p>
          </table:table-cell>
          <table:table-cell table:style-name="ce18" table:formula="of:=(SUM(OFFSET([.Q246];-[.C$6]+1;0;[.C$6];1))+SUM(OFFSET([.R246];-[.D$6]+1;0;[.D$6];1)))/[.F246]" office:value-type="percentage" office:value="0">
            <text:p>0%</text:p>
          </table:table-cell>
          <table:table-cell table:style-name="ce18" table:formula="of:=SUM([.S246:.T246])/[.F246]" office:value-type="percentage" office:value="0.982042881433252">
            <text:p>98%</text:p>
          </table:table-cell>
          <table:table-cell table:style-name="ce21" table:formula="of:=SUM([.O245:.O247])/SUM([.P245:.P247])" office:value-type="float" office:value="49">
            <text:p>49.0</text:p>
          </table:table-cell>
          <table:table-cell table:style-name="ce21"/>
          <table:table-cell table:style-name="ce22" table:formula="of:=SUM([.S245:.S247])/SUM([.T245:.T247])" office:value-type="float" office:value="19.6672651107121">
            <text:p>19.7</text:p>
          </table:table-cell>
          <table:table-cell table:style-name="ce8" office:value-type="float" office:value="23">
            <text:p>23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46]" office:value-type="float" office:value="22568">
            <text:p>22,568</text:p>
          </table:table-cell>
          <table:table-cell table:style-name="ce8" table:formula="of:=[.V246]" office:value-type="float" office:value="1112">
            <text:p>1,112</text:p>
          </table:table-cell>
          <table:table-cell table:style-name="ce8" office:value-type="float" office:value="22568">
            <text:p>22,568</text:p>
          </table:table-cell>
          <table:table-cell table:style-name="ce8" office:value-type="float" office:value="1112">
            <text:p>1,112</text:p>
          </table:table-cell>
          <table:table-cell table:number-columns-repeated="1002"/>
        </table:table-row>
        <table:table-row table:style-name="ro1">
          <table:table-cell table:style-name="ce3" office:value-type="float" office:value="1953">
            <text:p>1953</text:p>
          </table:table-cell>
          <table:table-cell office:value-type="string">
            <text:p>after WWII</text:p>
          </table:table-cell>
          <table:table-cell table:style-name="ce8" office:value-type="float" office:value="44109">
            <text:p>44,109</text:p>
          </table:table-cell>
          <table:table-cell table:style-name="ce11" table:formula="of:=[.G247]/[.H247]" office:value-type="float" office:value="20.0218531468531">
            <text:p>20.0</text:p>
          </table:table-cell>
          <table:table-cell table:style-name="ce8" table:formula="of:=[.F247]*100/[.C247]" office:value-type="float" office:value="54.521752930241">
            <text:p>55</text:p>
          </table:table-cell>
          <table:table-cell table:style-name="ce8" table:formula="of:=[.G247]+[.H247]" office:value-type="float" office:value="24049">
            <text:p>24,049</text:p>
          </table:table-cell>
          <table:table-cell table:style-name="ce8" table:formula="of:=SUM(OFFSET([.O247];-[.C$5]+1;0;[.C$5];1))+SUM(OFFSET([.Q247];-[.C$6]+1;0;[.C$6];1))+[.S247]" office:value-type="float" office:value="22905">
            <text:p>22,905</text:p>
          </table:table-cell>
          <table:table-cell table:style-name="ce8" table:formula="of:=SUM(OFFSET([.P247];-[.D$5]+1;0;[.D$5];1))+SUM(OFFSET([.R247];-[.D$6]+1;0;[.D$6];1))+[.T247]" office:value-type="float" office:value="1144">
            <text:p>1,144</text:p>
          </table:table-cell>
          <table:table-cell table:style-name="ce18" table:formula="of:=(SUM(OFFSET([.O247];-[.C$5]+1;0;[.C$5];1))+SUM(OFFSET([.P247];-[.D$5]+1;0;[.D$5];1)))/[.F247]" office:value-type="percentage" office:value="0.0182543972722359">
            <text:p>2%</text:p>
          </table:table-cell>
          <table:table-cell table:style-name="ce18" table:formula="of:=(SUM(OFFSET([.Q247];-[.C$6]+1;0;[.C$6];1))+SUM(OFFSET([.R247];-[.D$6]+1;0;[.D$6];1)))/[.F247]" office:value-type="percentage" office:value="0">
            <text:p>0%</text:p>
          </table:table-cell>
          <table:table-cell table:style-name="ce18" table:formula="of:=SUM([.S247:.T247])/[.F247]" office:value-type="percentage" office:value="0.981745602727764">
            <text:p>98%</text:p>
          </table:table-cell>
          <table:table-cell table:style-name="ce21" table:formula="of:=SUM([.O246:.O248])/SUM([.P246:.P248])" office:value-type="float" office:value="24.5">
            <text:p>24.5</text:p>
          </table:table-cell>
          <table:table-cell table:style-name="ce21"/>
          <table:table-cell table:style-name="ce22" table:formula="of:=SUM([.S246:.S248])/SUM([.T246:.T248])" office:value-type="float" office:value="19.9153915391539">
            <text:p>19.9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247]" office:value-type="float" office:value="22473">
            <text:p>22,473</text:p>
          </table:table-cell>
          <table:table-cell table:style-name="ce8" table:formula="of:=[.V247]" office:value-type="float" office:value="1137">
            <text:p>1,137</text:p>
          </table:table-cell>
          <table:table-cell table:style-name="ce8" office:value-type="float" office:value="22473">
            <text:p>22,473</text:p>
          </table:table-cell>
          <table:table-cell table:style-name="ce8" office:value-type="float" office:value="1137">
            <text:p>1,137</text:p>
          </table:table-cell>
          <table:table-cell table:number-columns-repeated="1002"/>
        </table:table-row>
        <table:table-row table:style-name="ro1">
          <table:table-cell table:style-name="ce3" office:value-type="float" office:value="1954">
            <text:p>1954</text:p>
          </table:table-cell>
          <table:table-cell office:value-type="string">
            <text:p>after WWII</text:p>
          </table:table-cell>
          <table:table-cell table:style-name="ce8" office:value-type="float" office:value="44274">
            <text:p>44,274</text:p>
          </table:table-cell>
          <table:table-cell table:style-name="ce11" table:formula="of:=[.G248]/[.H248]" office:value-type="float" office:value="19.9368131868132">
            <text:p>19.9</text:p>
          </table:table-cell>
          <table:table-cell table:style-name="ce8" table:formula="of:=[.F248]*100/[.C248]" office:value-type="float" office:value="51.6397885892397">
            <text:p>52</text:p>
          </table:table-cell>
          <table:table-cell table:style-name="ce8" table:formula="of:=[.G248]+[.H248]" office:value-type="float" office:value="22863">
            <text:p>22,863</text:p>
          </table:table-cell>
          <table:table-cell table:style-name="ce8" table:formula="of:=SUM(OFFSET([.O248];-[.C$5]+1;0;[.C$5];1))+SUM(OFFSET([.Q248];-[.C$6]+1;0;[.C$6];1))+[.S248]" office:value-type="float" office:value="21771">
            <text:p>21,771</text:p>
          </table:table-cell>
          <table:table-cell table:style-name="ce8" table:formula="of:=SUM(OFFSET([.P248];-[.D$5]+1;0;[.D$5];1))+SUM(OFFSET([.R248];-[.D$6]+1;0;[.D$6];1))+[.T248]" office:value-type="float" office:value="1092">
            <text:p>1,092</text:p>
          </table:table-cell>
          <table:table-cell table:style-name="ce18" table:formula="of:=(SUM(OFFSET([.O248];-[.C$5]+1;0;[.C$5];1))+SUM(OFFSET([.P248];-[.D$5]+1;0;[.D$5];1)))/[.F248]" office:value-type="percentage" office:value="0.0193325460350785">
            <text:p>2%</text:p>
          </table:table-cell>
          <table:table-cell table:style-name="ce18" table:formula="of:=(SUM(OFFSET([.Q248];-[.C$6]+1;0;[.C$6];1))+SUM(OFFSET([.R248];-[.D$6]+1;0;[.D$6];1)))/[.F248]" office:value-type="percentage" office:value="0">
            <text:p>0%</text:p>
          </table:table-cell>
          <table:table-cell table:style-name="ce18" table:formula="of:=SUM([.S248:.T248])/[.F248]" office:value-type="percentage" office:value="0.980667453964922">
            <text:p>98%</text:p>
          </table:table-cell>
          <table:table-cell table:style-name="ce21" table:formula="of:=SUM([.O247:.O249])/SUM([.P247:.P249])" office:value-type="float" office:value="12.3333333333333">
            <text:p>12.3</text:p>
          </table:table-cell>
          <table:table-cell table:style-name="ce21"/>
          <table:table-cell table:style-name="ce22" table:formula="of:=SUM([.S247:.S249])/SUM([.T247:.T249])" office:value-type="float" office:value="19.9956236323851">
            <text:p>20.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248]" office:value-type="float" office:value="21337">
            <text:p>21,337</text:p>
          </table:table-cell>
          <table:table-cell table:style-name="ce8" table:formula="of:=[.V248]" office:value-type="float" office:value="1084">
            <text:p>1,084</text:p>
          </table:table-cell>
          <table:table-cell table:style-name="ce8" office:value-type="float" office:value="21337">
            <text:p>21,337</text:p>
          </table:table-cell>
          <table:table-cell table:style-name="ce8" office:value-type="float" office:value="1084">
            <text:p>1,084</text:p>
          </table:table-cell>
          <table:table-cell table:number-columns-repeated="1002"/>
        </table:table-row>
        <table:table-row table:style-name="ro1">
          <table:table-cell table:style-name="ce3" office:value-type="float" office:value="1955">
            <text:p>1955</text:p>
          </table:table-cell>
          <table:table-cell office:value-type="string">
            <text:p>after WWII</text:p>
          </table:table-cell>
          <table:table-cell table:style-name="ce8" office:value-type="float" office:value="44441">
            <text:p>44,441</text:p>
          </table:table-cell>
          <table:table-cell table:style-name="ce11" table:formula="of:=[.G249]/[.H249]" office:value-type="float" office:value="20.8510638297872">
            <text:p>20.9</text:p>
          </table:table-cell>
          <table:table-cell table:style-name="ce8" table:formula="of:=[.F249]*100/[.C249]" office:value-type="float" office:value="48.5295110371054">
            <text:p>49</text:p>
          </table:table-cell>
          <table:table-cell table:style-name="ce8" table:formula="of:=[.G249]+[.H249]" office:value-type="float" office:value="21567">
            <text:p>21,567</text:p>
          </table:table-cell>
          <table:table-cell table:style-name="ce8" table:formula="of:=SUM(OFFSET([.O249];-[.C$5]+1;0;[.C$5];1))+SUM(OFFSET([.Q249];-[.C$6]+1;0;[.C$6];1))+[.S249]" office:value-type="float" office:value="20580">
            <text:p>20,580</text:p>
          </table:table-cell>
          <table:table-cell table:style-name="ce8" table:formula="of:=SUM(OFFSET([.P249];-[.D$5]+1;0;[.D$5];1))+SUM(OFFSET([.R249];-[.D$6]+1;0;[.D$6];1))+[.T249]" office:value-type="float" office:value="987">
            <text:p>987</text:p>
          </table:table-cell>
          <table:table-cell table:style-name="ce18" table:formula="of:=(SUM(OFFSET([.O249];-[.C$5]+1;0;[.C$5];1))+SUM(OFFSET([.P249];-[.D$5]+1;0;[.D$5];1)))/[.F249]" office:value-type="percentage" office:value="0.020076969444058">
            <text:p>2%</text:p>
          </table:table-cell>
          <table:table-cell table:style-name="ce18" table:formula="of:=(SUM(OFFSET([.Q249];-[.C$6]+1;0;[.C$6];1))+SUM(OFFSET([.R249];-[.D$6]+1;0;[.D$6];1)))/[.F249]" office:value-type="percentage" office:value="0">
            <text:p>0%</text:p>
          </table:table-cell>
          <table:table-cell table:style-name="ce18" table:formula="of:=SUM([.S249:.T249])/[.F249]" office:value-type="percentage" office:value="0.979923030555942">
            <text:p>98%</text:p>
          </table:table-cell>
          <table:table-cell table:style-name="ce21" table:formula="of:=SUM([.O248:.O250])/SUM([.P248:.P250])" office:value-type="float" office:value="12.5">
            <text:p>12.5</text:p>
          </table:table-cell>
          <table:table-cell table:style-name="ce21"/>
          <table:table-cell table:style-name="ce22" table:formula="of:=SUM([.S248:.S250])/SUM([.T248:.T250])" office:value-type="float" office:value="20.9815573770492">
            <text:p>21.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[.U249]" office:value-type="float" office:value="20156">
            <text:p>20,156</text:p>
          </table:table-cell>
          <table:table-cell table:style-name="ce8" table:formula="of:=[.V249]" office:value-type="float" office:value="978">
            <text:p>978</text:p>
          </table:table-cell>
          <table:table-cell table:style-name="ce8" office:value-type="float" office:value="20156">
            <text:p>20,156</text:p>
          </table:table-cell>
          <table:table-cell table:style-name="ce8" office:value-type="float" office:value="978">
            <text:p>978</text:p>
          </table:table-cell>
          <table:table-cell table:number-columns-repeated="1002"/>
        </table:table-row>
        <table:table-row table:style-name="ro1">
          <table:table-cell table:style-name="ce3" office:value-type="float" office:value="1956">
            <text:p>1956</text:p>
          </table:table-cell>
          <table:table-cell office:value-type="string">
            <text:p>after WWII</text:p>
          </table:table-cell>
          <table:table-cell table:style-name="ce8" office:value-type="float" office:value="44667">
            <text:p>44,667</text:p>
          </table:table-cell>
          <table:table-cell table:style-name="ce11" table:formula="of:=[.G250]/[.H250]" office:value-type="float" office:value="23.2651428571429">
            <text:p>23.3</text:p>
          </table:table-cell>
          <table:table-cell table:style-name="ce8" table:formula="of:=[.F250]*100/[.C250]" office:value-type="float" office:value="47.5339736270625">
            <text:p>48</text:p>
          </table:table-cell>
          <table:table-cell table:style-name="ce8" table:formula="of:=[.G250]+[.H250]" office:value-type="float" office:value="21232">
            <text:p>21,232</text:p>
          </table:table-cell>
          <table:table-cell table:style-name="ce8" table:formula="of:=SUM(OFFSET([.O250];-[.C$5]+1;0;[.C$5];1))+SUM(OFFSET([.Q250];-[.C$6]+1;0;[.C$6];1))+[.S250]" office:value-type="float" office:value="20357">
            <text:p>20,357</text:p>
          </table:table-cell>
          <table:table-cell table:style-name="ce8" table:formula="of:=SUM(OFFSET([.P250];-[.D$5]+1;0;[.D$5];1))+SUM(OFFSET([.R250];-[.D$6]+1;0;[.D$6];1))+[.T250]" office:value-type="float" office:value="875">
            <text:p>875</text:p>
          </table:table-cell>
          <table:table-cell table:style-name="ce18" table:formula="of:=(SUM(OFFSET([.O250];-[.C$5]+1;0;[.C$5];1))+SUM(OFFSET([.P250];-[.D$5]+1;0;[.D$5];1)))/[.F250]" office:value-type="percentage" office:value="0.0200169555388093">
            <text:p>2%</text:p>
          </table:table-cell>
          <table:table-cell table:style-name="ce18" table:formula="of:=(SUM(OFFSET([.Q250];-[.C$6]+1;0;[.C$6];1))+SUM(OFFSET([.R250];-[.D$6]+1;0;[.D$6];1)))/[.F250]" office:value-type="percentage" office:value="0">
            <text:p>0%</text:p>
          </table:table-cell>
          <table:table-cell table:style-name="ce18" table:formula="of:=SUM([.S250:.T250])/[.F250]" office:value-type="percentage" office:value="0.979983044461191">
            <text:p>98%</text:p>
          </table:table-cell>
          <table:table-cell table:style-name="ce21" table:formula="of:=SUM([.O249:.O251])/SUM([.P249:.P251])" office:value-type="float" office:value="13">
            <text:p>13.0</text:p>
          </table:table-cell>
          <table:table-cell table:style-name="ce21"/>
          <table:table-cell table:style-name="ce22" table:formula="of:=SUM([.S249:.S251])/SUM([.T249:.T251])" office:value-type="float" office:value="22.8694526627219">
            <text:p>22.9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50]" office:value-type="float" office:value="19941">
            <text:p>19,941</text:p>
          </table:table-cell>
          <table:table-cell table:style-name="ce8" table:formula="of:=[.V250]" office:value-type="float" office:value="866">
            <text:p>866</text:p>
          </table:table-cell>
          <table:table-cell table:style-name="ce8" office:value-type="float" office:value="19941">
            <text:p>19,941</text:p>
          </table:table-cell>
          <table:table-cell table:style-name="ce8" office:value-type="float" office:value="866">
            <text:p>866</text:p>
          </table:table-cell>
          <table:table-cell table:number-columns-repeated="1002"/>
        </table:table-row>
        <table:table-row table:style-name="ro1">
          <table:table-cell table:style-name="ce3" office:value-type="float" office:value="1957">
            <text:p>1957</text:p>
          </table:table-cell>
          <table:table-cell office:value-type="string">
            <text:p>after WWII</text:p>
          </table:table-cell>
          <table:table-cell table:style-name="ce8" office:value-type="float" office:value="44907">
            <text:p>44,907</text:p>
          </table:table-cell>
          <table:table-cell table:style-name="ce11" table:formula="of:=[.G251]/[.H251]" office:value-type="float" office:value="25.4810126582278">
            <text:p>25.5</text:p>
          </table:table-cell>
          <table:table-cell table:style-name="ce8" table:formula="of:=[.F251]*100/[.C251]" office:value-type="float" office:value="51.2436813859755">
            <text:p>51</text:p>
          </table:table-cell>
          <table:table-cell table:style-name="ce8" table:formula="of:=[.G251]+[.H251]" office:value-type="float" office:value="23012">
            <text:p>23,012</text:p>
          </table:table-cell>
          <table:table-cell table:style-name="ce8" table:formula="of:=SUM(OFFSET([.O251];-[.C$5]+1;0;[.C$5];1))+SUM(OFFSET([.Q251];-[.C$6]+1;0;[.C$6];1))+[.S251]" office:value-type="float" office:value="22143">
            <text:p>22,143</text:p>
          </table:table-cell>
          <table:table-cell table:style-name="ce8" table:formula="of:=SUM(OFFSET([.P251];-[.D$5]+1;0;[.D$5];1))+SUM(OFFSET([.R251];-[.D$6]+1;0;[.D$6];1))+[.T251]" office:value-type="float" office:value="869">
            <text:p>869</text:p>
          </table:table-cell>
          <table:table-cell table:style-name="ce18" table:formula="of:=(SUM(OFFSET([.O251];-[.C$5]+1;0;[.C$5];1))+SUM(OFFSET([.P251];-[.D$5]+1;0;[.D$5];1)))/[.F251]" office:value-type="percentage" office:value="0.0178167912393534">
            <text:p>2%</text:p>
          </table:table-cell>
          <table:table-cell table:style-name="ce18" table:formula="of:=(SUM(OFFSET([.Q251];-[.C$6]+1;0;[.C$6];1))+SUM(OFFSET([.R251];-[.D$6]+1;0;[.D$6];1)))/[.F251]" office:value-type="percentage" office:value="0">
            <text:p>0%</text:p>
          </table:table-cell>
          <table:table-cell table:style-name="ce18" table:formula="of:=SUM([.S251:.T251])/[.F251]" office:value-type="percentage" office:value="0.982183208760647">
            <text:p>98%</text:p>
          </table:table-cell>
          <table:table-cell table:style-name="ce21" table:number-columns-repeated="2"/>
          <table:table-cell table:style-name="ce22" table:formula="of:=SUM([.S250:.S252])/SUM([.T250:.T252])" office:value-type="float" office:value="24.9969765684051">
            <text:p>25.0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51]" office:value-type="float" office:value="21742">
            <text:p>21,742</text:p>
          </table:table-cell>
          <table:table-cell table:style-name="ce8" table:formula="of:=[.V251]" office:value-type="float" office:value="860">
            <text:p>860</text:p>
          </table:table-cell>
          <table:table-cell table:style-name="ce8" office:value-type="float" office:value="21742">
            <text:p>21,742</text:p>
          </table:table-cell>
          <table:table-cell table:style-name="ce8" office:value-type="float" office:value="860">
            <text:p>860</text:p>
          </table:table-cell>
          <table:table-cell table:number-columns-repeated="1002"/>
        </table:table-row>
        <table:table-row table:style-name="ro1">
          <table:table-cell table:style-name="ce3" office:value-type="float" office:value="1958">
            <text:p>1958</text:p>
          </table:table-cell>
          <table:table-cell office:value-type="string">
            <text:p>after WWII</text:p>
          </table:table-cell>
          <table:table-cell table:style-name="ce8" office:value-type="float" office:value="45109">
            <text:p>45,109</text:p>
          </table:table-cell>
          <table:table-cell table:style-name="ce11" table:formula="of:=[.G252]/[.H252]" office:value-type="float" office:value="26.7790948275862">
            <text:p>26.8</text:p>
          </table:table-cell>
          <table:table-cell table:style-name="ce8" table:formula="of:=[.F252]*100/[.C252]" office:value-type="float" office:value="57.1482409275311">
            <text:p>57</text:p>
          </table:table-cell>
          <table:table-cell table:style-name="ce8" table:formula="of:=[.G252]+[.H252]" office:value-type="float" office:value="25779">
            <text:p>25,779</text:p>
          </table:table-cell>
          <table:table-cell table:style-name="ce8" table:formula="of:=SUM(OFFSET([.O252];-[.C$5]+1;0;[.C$5];1))+SUM(OFFSET([.Q252];-[.C$6]+1;0;[.C$6];1))+[.S252]" office:value-type="float" office:value="24851">
            <text:p>24,851</text:p>
          </table:table-cell>
          <table:table-cell table:style-name="ce8" table:formula="of:=SUM(OFFSET([.P252];-[.D$5]+1;0;[.D$5];1))+SUM(OFFSET([.R252];-[.D$6]+1;0;[.D$6];1))+[.T252]" office:value-type="float" office:value="928">
            <text:p>928</text:p>
          </table:table-cell>
          <table:table-cell table:style-name="ce18" table:formula="of:=(SUM(OFFSET([.O252];-[.C$5]+1;0;[.C$5];1))+SUM(OFFSET([.P252];-[.D$5]+1;0;[.D$5];1)))/[.F252]" office:value-type="percentage" office:value="0.0155165056829202">
            <text:p>2%</text:p>
          </table:table-cell>
          <table:table-cell table:style-name="ce18" table:formula="of:=(SUM(OFFSET([.Q252];-[.C$6]+1;0;[.C$6];1))+SUM(OFFSET([.R252];-[.D$6]+1;0;[.D$6];1)))/[.F252]" office:value-type="percentage" office:value="0">
            <text:p>0%</text:p>
          </table:table-cell>
          <table:table-cell table:style-name="ce18" table:formula="of:=SUM([.S252:.T252])/[.F252]" office:value-type="percentage" office:value="0.98448349431708">
            <text:p>98%</text:p>
          </table:table-cell>
          <table:table-cell table:style-name="ce21" table:number-columns-repeated="2"/>
          <table:table-cell table:style-name="ce22" table:formula="of:=SUM([.S251:.S253])/SUM([.T251:.T253])" office:value-type="float" office:value="26.8789237668161">
            <text:p>26.9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52]" office:value-type="float" office:value="24459">
            <text:p>24,459</text:p>
          </table:table-cell>
          <table:table-cell table:style-name="ce8" table:formula="of:=[.V252]" office:value-type="float" office:value="920">
            <text:p>920</text:p>
          </table:table-cell>
          <table:table-cell table:style-name="ce8" office:value-type="float" office:value="24459">
            <text:p>24,459</text:p>
          </table:table-cell>
          <table:table-cell table:style-name="ce8" office:value-type="float" office:value="920">
            <text:p>920</text:p>
          </table:table-cell>
          <table:table-cell table:number-columns-repeated="1002"/>
        </table:table-row>
        <table:table-row table:style-name="ro1">
          <table:table-cell table:style-name="ce3" office:value-type="float" office:value="1959">
            <text:p>1959</text:p>
          </table:table-cell>
          <table:table-cell office:value-type="string">
            <text:p>after WWII</text:p>
          </table:table-cell>
          <table:table-cell table:style-name="ce8" office:value-type="float" office:value="45386">
            <text:p>45,386</text:p>
          </table:table-cell>
          <table:table-cell table:style-name="ce11" table:formula="of:=[.G253]/[.H253]" office:value-type="float" office:value="28.8882743362832">
            <text:p>28.9</text:p>
          </table:table-cell>
          <table:table-cell table:style-name="ce8" table:formula="of:=[.F253]*100/[.C253]" office:value-type="float" office:value="59.5315736130084">
            <text:p>60</text:p>
          </table:table-cell>
          <table:table-cell table:style-name="ce8" table:formula="of:=[.G253]+[.H253]" office:value-type="float" office:value="27019">
            <text:p>27,019</text:p>
          </table:table-cell>
          <table:table-cell table:style-name="ce8" table:formula="of:=SUM(OFFSET([.O253];-[.C$5]+1;0;[.C$5];1))+SUM(OFFSET([.Q253];-[.C$6]+1;0;[.C$6];1))+[.S253]" office:value-type="float" office:value="26115">
            <text:p>26,115</text:p>
          </table:table-cell>
          <table:table-cell table:style-name="ce8" table:formula="of:=SUM(OFFSET([.P253];-[.D$5]+1;0;[.D$5];1))+SUM(OFFSET([.R253];-[.D$6]+1;0;[.D$6];1))+[.T253]" office:value-type="float" office:value="904">
            <text:p>904</text:p>
          </table:table-cell>
          <table:table-cell table:style-name="ce18" table:formula="of:=(SUM(OFFSET([.O253];-[.C$5]+1;0;[.C$5];1))+SUM(OFFSET([.P253];-[.D$5]+1;0;[.D$5];1)))/[.F253]" office:value-type="percentage" office:value="0.0146563529368222">
            <text:p>1%</text:p>
          </table:table-cell>
          <table:table-cell table:style-name="ce18" table:formula="of:=(SUM(OFFSET([.Q253];-[.C$6]+1;0;[.C$6];1))+SUM(OFFSET([.R253];-[.D$6]+1;0;[.D$6];1)))/[.F253]" office:value-type="percentage" office:value="0">
            <text:p>0%</text:p>
          </table:table-cell>
          <table:table-cell table:style-name="ce18" table:formula="of:=SUM([.S253:.T253])/[.F253]" office:value-type="percentage" office:value="0.985343647063178">
            <text:p>99%</text:p>
          </table:table-cell>
          <table:table-cell table:style-name="ce21" table:number-columns-repeated="2"/>
          <table:table-cell table:style-name="ce22" table:formula="of:=SUM([.S252:.S254])/SUM([.T252:.T254])" office:value-type="float" office:value="28.1133603238866">
            <text:p>28.1</text:p>
          </table:table-cell>
          <table:table-cell table:style-name="ce8" office:value-type="float" office:value="6">
            <text:p>6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53]" office:value-type="float" office:value="25727">
            <text:p>25,727</text:p>
          </table:table-cell>
          <table:table-cell table:style-name="ce8" table:formula="of:=[.V253]" office:value-type="float" office:value="896">
            <text:p>896</text:p>
          </table:table-cell>
          <table:table-cell table:style-name="ce8" office:value-type="float" office:value="25727">
            <text:p>25,727</text:p>
          </table:table-cell>
          <table:table-cell table:style-name="ce8" office:value-type="float" office:value="896">
            <text:p>896</text:p>
          </table:table-cell>
          <table:table-cell table:number-columns-repeated="1002"/>
        </table:table-row>
        <table:table-row table:style-name="ro1">
          <table:table-cell table:style-name="ce3" office:value-type="float" office:value="1960">
            <text:p>1960</text:p>
          </table:table-cell>
          <table:table-cell office:value-type="string">
            <text:p>after WWII</text:p>
          </table:table-cell>
          <table:table-cell table:style-name="ce8" office:value-type="float" office:value="45775">
            <text:p>45,775</text:p>
          </table:table-cell>
          <table:table-cell table:style-name="ce11" table:formula="of:=[.G254]/[.H254]" office:value-type="float" office:value="29.2321232123212">
            <text:p>29.2</text:p>
          </table:table-cell>
          <table:table-cell table:style-name="ce8" table:formula="of:=[.F254]*100/[.C254]" office:value-type="float" office:value="60.0349535772802">
            <text:p>60</text:p>
          </table:table-cell>
          <table:table-cell table:style-name="ce8" table:formula="of:=[.G254]+[.H254]" office:value-type="float" office:value="27481">
            <text:p>27,481</text:p>
          </table:table-cell>
          <table:table-cell table:style-name="ce8" table:formula="of:=SUM(OFFSET([.O254];-[.C$5]+1;0;[.C$5];1))+SUM(OFFSET([.Q254];-[.C$6]+1;0;[.C$6];1))+[.S254]" office:value-type="float" office:value="26572">
            <text:p>26,572</text:p>
          </table:table-cell>
          <table:table-cell table:style-name="ce8" table:formula="of:=SUM(OFFSET([.P254];-[.D$5]+1;0;[.D$5];1))+SUM(OFFSET([.R254];-[.D$6]+1;0;[.D$6];1))+[.T254]" office:value-type="float" office:value="909">
            <text:p>909</text:p>
          </table:table-cell>
          <table:table-cell table:style-name="ce18" table:formula="of:=(SUM(OFFSET([.O254];-[.C$5]+1;0;[.C$5];1))+SUM(OFFSET([.P254];-[.D$5]+1;0;[.D$5];1)))/[.F254]" office:value-type="percentage" office:value="0.0139005130817656">
            <text:p>1%</text:p>
          </table:table-cell>
          <table:table-cell table:style-name="ce18" table:formula="of:=(SUM(OFFSET([.Q254];-[.C$6]+1;0;[.C$6];1))+SUM(OFFSET([.R254];-[.D$6]+1;0;[.D$6];1)))/[.F254]" office:value-type="percentage" office:value="0">
            <text:p>0%</text:p>
          </table:table-cell>
          <table:table-cell table:style-name="ce18" table:formula="of:=SUM([.S254:.T254])/[.F254]" office:value-type="percentage" office:value="0.986099486918234">
            <text:p>99%</text:p>
          </table:table-cell>
          <table:table-cell table:style-name="ce21" table:number-columns-repeated="2"/>
          <table:table-cell table:style-name="ce22" table:formula="of:=SUM([.S253:.S255])/SUM([.T253:.T255])" office:value-type="float" office:value="29.3324780058651">
            <text:p>29.3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54]" office:value-type="float" office:value="26198">
            <text:p>26,198</text:p>
          </table:table-cell>
          <table:table-cell table:style-name="ce8" table:formula="of:=[.V254]" office:value-type="float" office:value="901">
            <text:p>901</text:p>
          </table:table-cell>
          <table:table-cell table:style-name="ce8" office:value-type="float" office:value="26198">
            <text:p>26,198</text:p>
          </table:table-cell>
          <table:table-cell table:style-name="ce8" office:value-type="float" office:value="901">
            <text:p>901</text:p>
          </table:table-cell>
          <table:table-cell table:number-columns-repeated="1002"/>
        </table:table-row>
        <table:table-row table:style-name="ro1">
          <table:table-cell table:style-name="ce3" office:value-type="float" office:value="1961">
            <text:p>1961</text:p>
          </table:table-cell>
          <table:table-cell office:value-type="string">
            <text:p>after WWII</text:p>
          </table:table-cell>
          <table:table-cell table:style-name="ce8" office:value-type="float" office:value="46196">
            <text:p>46,196</text:p>
          </table:table-cell>
          <table:table-cell table:style-name="ce11" table:formula="of:=[.G255]/[.H255]" office:value-type="float" office:value="30.3400852878465">
            <text:p>30.3</text:p>
          </table:table-cell>
          <table:table-cell table:style-name="ce8" table:formula="of:=[.F255]*100/[.C255]" office:value-type="float" office:value="63.635379686553">
            <text:p>64</text:p>
          </table:table-cell>
          <table:table-cell table:style-name="ce8" table:formula="of:=[.G255]+[.H255]" office:value-type="float" office:value="29397">
            <text:p>29,397</text:p>
          </table:table-cell>
          <table:table-cell table:style-name="ce8" table:formula="of:=SUM(OFFSET([.O255];-[.C$5]+1;0;[.C$5];1))+SUM(OFFSET([.Q255];-[.C$6]+1;0;[.C$6];1))+[.S255]" office:value-type="float" office:value="28459">
            <text:p>28,459</text:p>
          </table:table-cell>
          <table:table-cell table:style-name="ce8" table:formula="of:=SUM(OFFSET([.P255];-[.D$5]+1;0;[.D$5];1))+SUM(OFFSET([.R255];-[.D$6]+1;0;[.D$6];1))+[.T255]" office:value-type="float" office:value="938">
            <text:p>938</text:p>
          </table:table-cell>
          <table:table-cell table:style-name="ce18" table:formula="of:=(SUM(OFFSET([.O255];-[.C$5]+1;0;[.C$5];1))+SUM(OFFSET([.P255];-[.D$5]+1;0;[.D$5];1)))/[.F255]" office:value-type="percentage" office:value="0.0126543524849474">
            <text:p>1%</text:p>
          </table:table-cell>
          <table:table-cell table:style-name="ce18" table:formula="of:=(SUM(OFFSET([.Q255];-[.C$6]+1;0;[.C$6];1))+SUM(OFFSET([.R255];-[.D$6]+1;0;[.D$6];1)))/[.F255]" office:value-type="percentage" office:value="0">
            <text:p>0%</text:p>
          </table:table-cell>
          <table:table-cell table:style-name="ce18" table:formula="of:=SUM([.S255:.T255])/[.F255]" office:value-type="percentage" office:value="0.987345647515053">
            <text:p>99%</text:p>
          </table:table-cell>
          <table:table-cell table:style-name="ce21" table:number-columns-repeated="2"/>
          <table:table-cell table:style-name="ce22" table:formula="of:=SUM([.S254:.S256])/SUM([.T254:.T256])" office:value-type="float" office:value="29.819017320608">
            <text:p>29.8</text:p>
          </table:table-cell>
          <table:table-cell table:style-name="ce8" office:value-type="float" office:value="7">
            <text:p>7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55]" office:value-type="float" office:value="28094">
            <text:p>28,094</text:p>
          </table:table-cell>
          <table:table-cell table:style-name="ce8" table:formula="of:=[.V255]" office:value-type="float" office:value="931">
            <text:p>931</text:p>
          </table:table-cell>
          <table:table-cell table:style-name="ce8" office:value-type="float" office:value="28094">
            <text:p>28,094</text:p>
          </table:table-cell>
          <table:table-cell table:style-name="ce8" office:value-type="float" office:value="931">
            <text:p>931</text:p>
          </table:table-cell>
          <table:table-cell table:number-columns-repeated="1002"/>
        </table:table-row>
        <table:table-row table:style-name="ro1">
          <table:table-cell table:style-name="ce3" office:value-type="float" office:value="1962">
            <text:p>1962</text:p>
          </table:table-cell>
          <table:table-cell office:value-type="string">
            <text:p>after WWII</text:p>
          </table:table-cell>
          <table:table-cell table:style-name="ce8" office:value-type="float" office:value="46657">
            <text:p>46,657</text:p>
          </table:table-cell>
          <table:table-cell table:style-name="ce11" table:formula="of:=[.G256]/[.H256]" office:value-type="float" office:value="30.304780876494">
            <text:p>30.3</text:p>
          </table:table-cell>
          <table:table-cell table:style-name="ce8" table:formula="of:=[.F256]*100/[.C256]" office:value-type="float" office:value="67.3639539618921">
            <text:p>67</text:p>
          </table:table-cell>
          <table:table-cell table:style-name="ce8" table:formula="of:=[.G256]+[.H256]" office:value-type="float" office:value="31430">
            <text:p>31,430</text:p>
          </table:table-cell>
          <table:table-cell table:style-name="ce8" table:formula="of:=SUM(OFFSET([.O256];-[.C$5]+1;0;[.C$5];1))+SUM(OFFSET([.Q256];-[.C$6]+1;0;[.C$6];1))+[.S256]" office:value-type="float" office:value="30426">
            <text:p>30,426</text:p>
          </table:table-cell>
          <table:table-cell table:style-name="ce8" table:formula="of:=SUM(OFFSET([.P256];-[.D$5]+1;0;[.D$5];1))+SUM(OFFSET([.R256];-[.D$6]+1;0;[.D$6];1))+[.T256]" office:value-type="float" office:value="1004">
            <text:p>1,004</text:p>
          </table:table-cell>
          <table:table-cell table:style-name="ce18" table:formula="of:=(SUM(OFFSET([.O256];-[.C$5]+1;0;[.C$5];1))+SUM(OFFSET([.P256];-[.D$5]+1;0;[.D$5];1)))/[.F256]" office:value-type="percentage" office:value="0.0116767419662743">
            <text:p>1%</text:p>
          </table:table-cell>
          <table:table-cell table:style-name="ce18" table:formula="of:=(SUM(OFFSET([.Q256];-[.C$6]+1;0;[.C$6];1))+SUM(OFFSET([.R256];-[.D$6]+1;0;[.D$6];1)))/[.F256]" office:value-type="percentage" office:value="0">
            <text:p>0%</text:p>
          </table:table-cell>
          <table:table-cell table:style-name="ce18" table:formula="of:=SUM([.S256:.T256])/[.F256]" office:value-type="percentage" office:value="0.988323258033726">
            <text:p>99%</text:p>
          </table:table-cell>
          <table:table-cell table:style-name="ce21" table:number-columns-repeated="2"/>
          <table:table-cell table:style-name="ce22" table:formula="of:=SUM([.S255:.S257])/SUM([.T255:.T257])" office:value-type="float" office:value="30.3846153846154">
            <text:p>30.4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56]" office:value-type="float" office:value="30066">
            <text:p>30,066</text:p>
          </table:table-cell>
          <table:table-cell table:style-name="ce8" table:formula="of:=[.V256]" office:value-type="float" office:value="997">
            <text:p>997</text:p>
          </table:table-cell>
          <table:table-cell table:style-name="ce8" office:value-type="float" office:value="30066">
            <text:p>30,066</text:p>
          </table:table-cell>
          <table:table-cell table:style-name="ce8" office:value-type="float" office:value="997">
            <text:p>997</text:p>
          </table:table-cell>
          <table:table-cell table:number-columns-repeated="1002"/>
        </table:table-row>
        <table:table-row table:style-name="ro1">
          <table:table-cell table:style-name="ce3" office:value-type="float" office:value="1963">
            <text:p>1963</text:p>
          </table:table-cell>
          <table:table-cell office:value-type="string">
            <text:p>after WWII</text:p>
          </table:table-cell>
          <table:table-cell table:style-name="ce8" office:value-type="float" office:value="46973">
            <text:p>46,973</text:p>
          </table:table-cell>
          <table:table-cell table:style-name="ce11" table:formula="of:=[.G257]/[.H257]" office:value-type="float" office:value="30.9468302658487">
            <text:p>30.9</text:p>
          </table:table-cell>
          <table:table-cell table:style-name="ce8" table:formula="of:=[.F257]*100/[.C257]" office:value-type="float" office:value="66.5148063781321">
            <text:p>67</text:p>
          </table:table-cell>
          <table:table-cell table:style-name="ce8" table:formula="of:=[.G257]+[.H257]" office:value-type="float" office:value="31244">
            <text:p>31,244</text:p>
          </table:table-cell>
          <table:table-cell table:style-name="ce8" table:formula="of:=SUM(OFFSET([.O257];-[.C$5]+1;0;[.C$5];1))+SUM(OFFSET([.Q257];-[.C$6]+1;0;[.C$6];1))+[.S257]" office:value-type="float" office:value="30266">
            <text:p>30,266</text:p>
          </table:table-cell>
          <table:table-cell table:style-name="ce8" table:formula="of:=SUM(OFFSET([.P257];-[.D$5]+1;0;[.D$5];1))+SUM(OFFSET([.R257];-[.D$6]+1;0;[.D$6];1))+[.T257]" office:value-type="float" office:value="978">
            <text:p>978</text:p>
          </table:table-cell>
          <table:table-cell table:style-name="ce18" table:formula="of:=(SUM(OFFSET([.O257];-[.C$5]+1;0;[.C$5];1))+SUM(OFFSET([.P257];-[.D$5]+1;0;[.D$5];1)))/[.F257]" office:value-type="percentage" office:value="0.0111381385225963">
            <text:p>1%</text:p>
          </table:table-cell>
          <table:table-cell table:style-name="ce18" table:formula="of:=(SUM(OFFSET([.Q257];-[.C$6]+1;0;[.C$6];1))+SUM(OFFSET([.R257];-[.D$6]+1;0;[.D$6];1)))/[.F257]" office:value-type="percentage" office:value="0">
            <text:p>0%</text:p>
          </table:table-cell>
          <table:table-cell table:style-name="ce18" table:formula="of:=SUM([.S257:.T257])/[.F257]" office:value-type="percentage" office:value="0.988861861477404">
            <text:p>99%</text:p>
          </table:table-cell>
          <table:table-cell table:style-name="ce21" table:number-columns-repeated="2"/>
          <table:table-cell table:style-name="ce22" table:formula="of:=SUM([.S256:.S258])/SUM([.T256:.T258])" office:value-type="float" office:value="31.1259649122807">
            <text:p>31.1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57]" office:value-type="float" office:value="29925">
            <text:p>29,925</text:p>
          </table:table-cell>
          <table:table-cell table:style-name="ce8" table:formula="of:=[.V257]" office:value-type="float" office:value="971">
            <text:p>971</text:p>
          </table:table-cell>
          <table:table-cell table:style-name="ce8" office:value-type="float" office:value="29925">
            <text:p>29,925</text:p>
          </table:table-cell>
          <table:table-cell table:style-name="ce8" office:value-type="float" office:value="971">
            <text:p>971</text:p>
          </table:table-cell>
          <table:table-cell table:number-columns-repeated="1002"/>
        </table:table-row>
        <table:table-row table:style-name="ro1">
          <table:table-cell table:style-name="ce3" office:value-type="float" office:value="1964">
            <text:p>1964</text:p>
          </table:table-cell>
          <table:table-cell office:value-type="string">
            <text:p>after WWII</text:p>
          </table:table-cell>
          <table:table-cell table:style-name="ce8" office:value-type="float" office:value="47324">
            <text:p>47,324</text:p>
          </table:table-cell>
          <table:table-cell table:style-name="ce11" table:formula="of:=[.G258]/[.H258]" office:value-type="float" office:value="32.6805399325084">
            <text:p>32.7</text:p>
          </table:table-cell>
          <table:table-cell table:style-name="ce8" table:formula="of:=[.F258]*100/[.C258]" office:value-type="float" office:value="63.2702222973544">
            <text:p>63</text:p>
          </table:table-cell>
          <table:table-cell table:style-name="ce8" table:formula="of:=[.G258]+[.H258]" office:value-type="float" office:value="29942">
            <text:p>29,942</text:p>
          </table:table-cell>
          <table:table-cell table:style-name="ce8" table:formula="of:=SUM(OFFSET([.O258];-[.C$5]+1;0;[.C$5];1))+SUM(OFFSET([.Q258];-[.C$6]+1;0;[.C$6];1))+[.S258]" office:value-type="float" office:value="29053">
            <text:p>29,053</text:p>
          </table:table-cell>
          <table:table-cell table:style-name="ce8" table:formula="of:=SUM(OFFSET([.P258];-[.D$5]+1;0;[.D$5];1))+SUM(OFFSET([.R258];-[.D$6]+1;0;[.D$6];1))+[.T258]" office:value-type="float" office:value="889">
            <text:p>889</text:p>
          </table:table-cell>
          <table:table-cell table:style-name="ce18" table:formula="of:=(SUM(OFFSET([.O258];-[.C$5]+1;0;[.C$5];1))+SUM(OFFSET([.P258];-[.D$5]+1;0;[.D$5];1)))/[.F258]" office:value-type="percentage" office:value="0.0114220826932069">
            <text:p>1%</text:p>
          </table:table-cell>
          <table:table-cell table:style-name="ce18" table:formula="of:=(SUM(OFFSET([.Q258];-[.C$6]+1;0;[.C$6];1))+SUM(OFFSET([.R258];-[.D$6]+1;0;[.D$6];1)))/[.F258]" office:value-type="percentage" office:value="0">
            <text:p>0%</text:p>
          </table:table-cell>
          <table:table-cell table:style-name="ce18" table:formula="of:=SUM([.S258:.T258])/[.F258]" office:value-type="percentage" office:value="0.988577917306793">
            <text:p>99%</text:p>
          </table:table-cell>
          <table:table-cell table:style-name="ce21" table:number-columns-repeated="2"/>
          <table:table-cell table:style-name="ce22" table:formula="of:=SUM([.S257:.S259])/SUM([.T257:.T259])" office:value-type="float" office:value="32.7479584261321">
            <text:p>32.7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[.U258]" office:value-type="float" office:value="28718">
            <text:p>28,718</text:p>
          </table:table-cell>
          <table:table-cell table:style-name="ce8" table:formula="of:=[.V258]" office:value-type="float" office:value="882">
            <text:p>882</text:p>
          </table:table-cell>
          <table:table-cell table:style-name="ce8" office:value-type="float" office:value="28718">
            <text:p>28,718</text:p>
          </table:table-cell>
          <table:table-cell table:style-name="ce8" office:value-type="float" office:value="882">
            <text:p>882</text:p>
          </table:table-cell>
          <table:table-cell table:number-columns-repeated="1002"/>
        </table:table-row>
        <table:table-row table:style-name="ro1">
          <table:table-cell table:style-name="ce3" office:value-type="float" office:value="1965">
            <text:p>1965</text:p>
          </table:table-cell>
          <table:table-cell office:value-type="string">
            <text:p>after WWII</text:p>
          </table:table-cell>
          <table:table-cell table:style-name="ce8" office:value-type="float" office:value="47671">
            <text:p>47,671</text:p>
          </table:table-cell>
          <table:table-cell table:style-name="ce11" table:formula="of:=[.G259]/[.H259]" office:value-type="float" office:value="35.2735849056604">
            <text:p>35.3</text:p>
          </table:table-cell>
          <table:table-cell table:style-name="ce8" table:formula="of:=[.F259]*100/[.C259]" office:value-type="float" office:value="64.5256025675988">
            <text:p>65</text:p>
          </table:table-cell>
          <table:table-cell table:style-name="ce8" table:formula="of:=[.G259]+[.H259]" office:value-type="float" office:value="30760">
            <text:p>30,760</text:p>
          </table:table-cell>
          <table:table-cell table:style-name="ce8" table:formula="of:=SUM(OFFSET([.O259];-[.C$5]+1;0;[.C$5];1))+SUM(OFFSET([.Q259];-[.C$6]+1;0;[.C$6];1))+[.S259]" office:value-type="float" office:value="29912">
            <text:p>29,912</text:p>
          </table:table-cell>
          <table:table-cell table:style-name="ce8" table:formula="of:=SUM(OFFSET([.P259];-[.D$5]+1;0;[.D$5];1))+SUM(OFFSET([.R259];-[.D$6]+1;0;[.D$6];1))+[.T259]" office:value-type="float" office:value="848">
            <text:p>848</text:p>
          </table:table-cell>
          <table:table-cell table:style-name="ce18" table:formula="of:=(SUM(OFFSET([.O259];-[.C$5]+1;0;[.C$5];1))+SUM(OFFSET([.P259];-[.D$5]+1;0;[.D$5];1)))/[.F259]" office:value-type="percentage" office:value="0.0110208062418726">
            <text:p>1%</text:p>
          </table:table-cell>
          <table:table-cell table:style-name="ce18" table:formula="of:=(SUM(OFFSET([.Q259];-[.C$6]+1;0;[.C$6];1))+SUM(OFFSET([.R259];-[.D$6]+1;0;[.D$6];1)))/[.F259]" office:value-type="percentage" office:value="0">
            <text:p>0%</text:p>
          </table:table-cell>
          <table:table-cell table:style-name="ce18" table:formula="of:=SUM([.S259:.T259])/[.F259]" office:value-type="percentage" office:value="0.988979193758127">
            <text:p>99%</text:p>
          </table:table-cell>
          <table:table-cell table:style-name="ce21" table:number-columns-repeated="2"/>
          <table:table-cell table:style-name="ce22" table:formula="of:=SUM([.S258:.S260])/SUM([.T258:.T260])" office:value-type="float" office:value="33.7155108128263">
            <text:p>33.7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59]" office:value-type="float" office:value="29580">
            <text:p>29,580</text:p>
          </table:table-cell>
          <table:table-cell table:style-name="ce8" table:formula="of:=[.V259]" office:value-type="float" office:value="841">
            <text:p>841</text:p>
          </table:table-cell>
          <table:table-cell table:style-name="ce8" office:value-type="float" office:value="29580">
            <text:p>29,580</text:p>
          </table:table-cell>
          <table:table-cell table:style-name="ce8" office:value-type="float" office:value="841">
            <text:p>841</text:p>
          </table:table-cell>
          <table:table-cell table:number-columns-repeated="1002"/>
        </table:table-row>
        <table:table-row table:style-name="ro1">
          <table:table-cell table:style-name="ce3" office:value-type="float" office:value="1966">
            <text:p>1966</text:p>
          </table:table-cell>
          <table:table-cell office:value-type="string">
            <text:p>after WWII</text:p>
          </table:table-cell>
          <table:table-cell table:style-name="ce8" office:value-type="float" office:value="47966">
            <text:p>47,966</text:p>
          </table:table-cell>
          <table:table-cell table:style-name="ce11" table:formula="of:=[.G260]/[.H260]" office:value-type="float" office:value="33.5910973084886">
            <text:p>33.6</text:p>
          </table:table-cell>
          <table:table-cell table:style-name="ce8" table:formula="of:=[.F260]*100/[.C260]" office:value-type="float" office:value="69.6639286161031">
            <text:p>70</text:p>
          </table:table-cell>
          <table:table-cell table:style-name="ce8" table:formula="of:=[.G260]+[.H260]" office:value-type="float" office:value="33415">
            <text:p>33,415</text:p>
          </table:table-cell>
          <table:table-cell table:style-name="ce8" table:formula="of:=SUM(OFFSET([.O260];-[.C$5]+1;0;[.C$5];1))+SUM(OFFSET([.Q260];-[.C$6]+1;0;[.C$6];1))+[.S260]" office:value-type="float" office:value="32449">
            <text:p>32,449</text:p>
          </table:table-cell>
          <table:table-cell table:style-name="ce8" table:formula="of:=SUM(OFFSET([.P260];-[.D$5]+1;0;[.D$5];1))+SUM(OFFSET([.R260];-[.D$6]+1;0;[.D$6];1))+[.T260]" office:value-type="float" office:value="966">
            <text:p>966</text:p>
          </table:table-cell>
          <table:table-cell table:style-name="ce18" table:formula="of:=(SUM(OFFSET([.O260];-[.C$5]+1;0;[.C$5];1))+SUM(OFFSET([.P260];-[.D$5]+1;0;[.D$5];1)))/[.F260]" office:value-type="percentage" office:value="0.00984587759988029">
            <text:p>1%</text:p>
          </table:table-cell>
          <table:table-cell table:style-name="ce18" table:formula="of:=(SUM(OFFSET([.Q260];-[.C$6]+1;0;[.C$6];1))+SUM(OFFSET([.R260];-[.D$6]+1;0;[.D$6];1)))/[.F260]" office:value-type="percentage" office:value="0">
            <text:p>0%</text:p>
          </table:table-cell>
          <table:table-cell table:style-name="ce18" table:formula="of:=SUM([.S260:.T260])/[.F260]" office:value-type="percentage" office:value="0.99015412240012">
            <text:p>99%</text:p>
          </table:table-cell>
          <table:table-cell table:style-name="ce21" table:number-columns-repeated="2"/>
          <table:table-cell table:style-name="ce22" table:formula="of:=SUM([.S259:.S261])/SUM([.T259:.T261])" office:value-type="float" office:value="34.7849618597893">
            <text:p>34.8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60]" office:value-type="float" office:value="32127">
            <text:p>32,127</text:p>
          </table:table-cell>
          <table:table-cell table:style-name="ce8" table:formula="of:=[.V260]" office:value-type="float" office:value="959">
            <text:p>959</text:p>
          </table:table-cell>
          <table:table-cell table:style-name="ce8" office:value-type="float" office:value="32127">
            <text:p>32,127</text:p>
          </table:table-cell>
          <table:table-cell table:style-name="ce8" office:value-type="float" office:value="959">
            <text:p>959</text:p>
          </table:table-cell>
          <table:table-cell table:number-columns-repeated="1002"/>
        </table:table-row>
        <table:table-row table:style-name="ro1">
          <table:table-cell table:style-name="ce3" office:value-type="float" office:value="1967">
            <text:p>1967</text:p>
          </table:table-cell>
          <table:table-cell office:value-type="string">
            <text:p>after WWII</text:p>
          </table:table-cell>
          <table:table-cell table:style-name="ce8" office:value-type="float" office:value="48272">
            <text:p>48,272</text:p>
          </table:table-cell>
          <table:table-cell table:style-name="ce11" table:formula="of:=[.G261]/[.H261]" office:value-type="float" office:value="35.8010416666667">
            <text:p>35.8</text:p>
          </table:table-cell>
          <table:table-cell table:style-name="ce8" table:formula="of:=[.F261]*100/[.C261]" office:value-type="float" office:value="73.1873549883991">
            <text:p>73</text:p>
          </table:table-cell>
          <table:table-cell table:style-name="ce8" table:formula="of:=[.G261]+[.H261]" office:value-type="float" office:value="35329">
            <text:p>35,329</text:p>
          </table:table-cell>
          <table:table-cell table:style-name="ce8" table:formula="of:=SUM(OFFSET([.O261];-[.C$5]+1;0;[.C$5];1))+SUM(OFFSET([.Q261];-[.C$6]+1;0;[.C$6];1))+[.S261]" office:value-type="float" office:value="34369">
            <text:p>34,369</text:p>
          </table:table-cell>
          <table:table-cell table:style-name="ce8" table:formula="of:=SUM(OFFSET([.P261];-[.D$5]+1;0;[.D$5];1))+SUM(OFFSET([.R261];-[.D$6]+1;0;[.D$6];1))+[.T261]" office:value-type="float" office:value="960">
            <text:p>960</text:p>
          </table:table-cell>
          <table:table-cell table:style-name="ce18" table:formula="of:=(SUM(OFFSET([.O261];-[.C$5]+1;0;[.C$5];1))+SUM(OFFSET([.P261];-[.D$5]+1;0;[.D$5];1)))/[.F261]" office:value-type="percentage" office:value="0.00905771462537858">
            <text:p>1%</text:p>
          </table:table-cell>
          <table:table-cell table:style-name="ce18" table:formula="of:=(SUM(OFFSET([.Q261];-[.C$6]+1;0;[.C$6];1))+SUM(OFFSET([.R261];-[.D$6]+1;0;[.D$6];1)))/[.F261]" office:value-type="percentage" office:value="0">
            <text:p>0%</text:p>
          </table:table-cell>
          <table:table-cell table:style-name="ce18" table:formula="of:=SUM([.S261:.T261])/[.F261]" office:value-type="percentage" office:value="0.990942285374621">
            <text:p>99%</text:p>
          </table:table-cell>
          <table:table-cell table:style-name="ce21" table:number-columns-repeated="2"/>
          <table:table-cell table:style-name="ce22" table:formula="of:=SUM([.S260:.S262])/SUM([.T260:.T262])" office:value-type="float" office:value="36.0099374309901">
            <text:p>36.0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61]" office:value-type="float" office:value="34056">
            <text:p>34,056</text:p>
          </table:table-cell>
          <table:table-cell table:style-name="ce8" table:formula="of:=[.V261]" office:value-type="float" office:value="953">
            <text:p>953</text:p>
          </table:table-cell>
          <table:table-cell table:style-name="ce8" office:value-type="float" office:value="34056">
            <text:p>34,056</text:p>
          </table:table-cell>
          <table:table-cell table:style-name="ce8" office:value-type="float" office:value="953">
            <text:p>953</text:p>
          </table:table-cell>
          <table:table-cell table:number-columns-repeated="1002"/>
        </table:table-row>
        <table:table-row table:style-name="ro1">
          <table:table-cell table:style-name="ce3" office:value-type="float" office:value="1968">
            <text:p>1968</text:p>
          </table:table-cell>
          <table:table-cell office:value-type="string">
            <text:p>after WWII</text:p>
          </table:table-cell>
          <table:table-cell table:style-name="ce8" office:value-type="float" office:value="48511">
            <text:p>48,511</text:p>
          </table:table-cell>
          <table:table-cell table:style-name="ce11" table:formula="of:=[.G262]/[.H262]" office:value-type="float" office:value="39.35960591133">
            <text:p>39.4</text:p>
          </table:table-cell>
          <table:table-cell table:style-name="ce8" table:formula="of:=[.F262]*100/[.C262]" office:value-type="float" office:value="67.5558120838573">
            <text:p>68</text:p>
          </table:table-cell>
          <table:table-cell table:style-name="ce8" table:formula="of:=[.G262]+[.H262]" office:value-type="float" office:value="32772">
            <text:p>32,772</text:p>
          </table:table-cell>
          <table:table-cell table:style-name="ce8" table:formula="of:=SUM(OFFSET([.O262];-[.C$5]+1;0;[.C$5];1))+SUM(OFFSET([.Q262];-[.C$6]+1;0;[.C$6];1))+[.S262]" office:value-type="float" office:value="31960">
            <text:p>31,960</text:p>
          </table:table-cell>
          <table:table-cell table:style-name="ce8" table:formula="of:=SUM(OFFSET([.P262];-[.D$5]+1;0;[.D$5];1))+SUM(OFFSET([.R262];-[.D$6]+1;0;[.D$6];1))+[.T262]" office:value-type="float" office:value="812">
            <text:p>812</text:p>
          </table:table-cell>
          <table:table-cell table:style-name="ce18" table:formula="of:=(SUM(OFFSET([.O262];-[.C$5]+1;0;[.C$5];1))+SUM(OFFSET([.P262];-[.D$5]+1;0;[.D$5];1)))/[.F262]" office:value-type="percentage" office:value="0.00948980837300134">
            <text:p>1%</text:p>
          </table:table-cell>
          <table:table-cell table:style-name="ce18" table:formula="of:=(SUM(OFFSET([.Q262];-[.C$6]+1;0;[.C$6];1))+SUM(OFFSET([.R262];-[.D$6]+1;0;[.D$6];1)))/[.F262]" office:value-type="percentage" office:value="0">
            <text:p>0%</text:p>
          </table:table-cell>
          <table:table-cell table:style-name="ce18" table:formula="of:=SUM([.S262:.T262])/[.F262]" office:value-type="percentage" office:value="0.990510191626999">
            <text:p>99%</text:p>
          </table:table-cell>
          <table:table-cell table:style-name="ce21" table:number-columns-repeated="2"/>
          <table:table-cell table:style-name="ce22" table:formula="of:=SUM([.S261:.S263])/SUM([.T261:.T263])" office:value-type="float" office:value="38.1179624664879">
            <text:p>38.1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62]" office:value-type="float" office:value="31656">
            <text:p>31,656</text:p>
          </table:table-cell>
          <table:table-cell table:style-name="ce8" table:formula="of:=[.V262]" office:value-type="float" office:value="805">
            <text:p>805</text:p>
          </table:table-cell>
          <table:table-cell table:style-name="ce8" office:value-type="float" office:value="31656">
            <text:p>31,656</text:p>
          </table:table-cell>
          <table:table-cell table:style-name="ce8" office:value-type="float" office:value="805">
            <text:p>805</text:p>
          </table:table-cell>
          <table:table-cell table:number-columns-repeated="1002"/>
        </table:table-row>
        <table:table-row table:style-name="ro1">
          <table:table-cell table:style-name="ce3" office:value-type="float" office:value="1969">
            <text:p>1969</text:p>
          </table:table-cell>
          <table:table-cell office:value-type="string">
            <text:p>after WWII</text:p>
          </table:table-cell>
          <table:table-cell table:style-name="ce8" office:value-type="float" office:value="48738">
            <text:p>48,738</text:p>
          </table:table-cell>
          <table:table-cell table:style-name="ce11" table:formula="of:=[.G263]/[.H263]" office:value-type="float" office:value="39.708963911525">
            <text:p>39.7</text:p>
          </table:table-cell>
          <table:table-cell table:style-name="ce8" table:formula="of:=[.F263]*100/[.C263]" office:value-type="float" office:value="71.7489433296401">
            <text:p>72</text:p>
          </table:table-cell>
          <table:table-cell table:style-name="ce8" table:formula="of:=[.G263]+[.H263]" office:value-type="float" office:value="34969">
            <text:p>34,969</text:p>
          </table:table-cell>
          <table:table-cell table:style-name="ce8" table:formula="of:=SUM(OFFSET([.O263];-[.C$5]+1;0;[.C$5];1))+SUM(OFFSET([.Q263];-[.C$6]+1;0;[.C$6];1))+[.S263]" office:value-type="float" office:value="34110">
            <text:p>34,110</text:p>
          </table:table-cell>
          <table:table-cell table:style-name="ce8" table:formula="of:=SUM(OFFSET([.P263];-[.D$5]+1;0;[.D$5];1))+SUM(OFFSET([.R263];-[.D$6]+1;0;[.D$6];1))+[.T263]" office:value-type="float" office:value="859">
            <text:p>859</text:p>
          </table:table-cell>
          <table:table-cell table:style-name="ce18" table:formula="of:=(SUM(OFFSET([.O263];-[.C$5]+1;0;[.C$5];1))+SUM(OFFSET([.P263];-[.D$5]+1;0;[.D$5];1)))/[.F263]" office:value-type="percentage" office:value="0.008636220652578">
            <text:p>1%</text:p>
          </table:table-cell>
          <table:table-cell table:style-name="ce18" table:formula="of:=(SUM(OFFSET([.Q263];-[.C$6]+1;0;[.C$6];1))+SUM(OFFSET([.R263];-[.D$6]+1;0;[.D$6];1)))/[.F263]" office:value-type="percentage" office:value="0">
            <text:p>0%</text:p>
          </table:table-cell>
          <table:table-cell table:style-name="ce18" table:formula="of:=SUM([.S263:.T263])/[.F263]" office:value-type="percentage" office:value="0.991363779347422">
            <text:p>99%</text:p>
          </table:table-cell>
          <table:table-cell table:style-name="ce21" table:number-columns-repeated="2"/>
          <table:table-cell table:style-name="ce22" table:formula="of:=SUM([.S262:.S264])/SUM([.T262:.T264])" office:value-type="float" office:value="39.119425547997">
            <text:p>39.1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63]" office:value-type="float" office:value="33814">
            <text:p>33,814</text:p>
          </table:table-cell>
          <table:table-cell table:style-name="ce8" table:formula="of:=[.V263]" office:value-type="float" office:value="853">
            <text:p>853</text:p>
          </table:table-cell>
          <table:table-cell table:style-name="ce8" office:value-type="float" office:value="33814">
            <text:p>33,814</text:p>
          </table:table-cell>
          <table:table-cell table:style-name="ce8" office:value-type="float" office:value="853">
            <text:p>853</text:p>
          </table:table-cell>
          <table:table-cell table:number-columns-repeated="1002"/>
        </table:table-row>
        <table:table-row table:style-name="ro1">
          <table:table-cell table:style-name="ce3" office:value-type="float" office:value="1970">
            <text:p>1970</text:p>
          </table:table-cell>
          <table:table-cell office:value-type="string">
            <text:p>after WWII</text:p>
          </table:table-cell>
          <table:table-cell table:style-name="ce8" office:value-type="float" office:value="48891">
            <text:p>48,891</text:p>
          </table:table-cell>
          <table:table-cell table:style-name="ce11" table:formula="of:=[.G264]/[.H264]" office:value-type="float" office:value="38.5553319919517">
            <text:p>38.6</text:p>
          </table:table-cell>
          <table:table-cell table:style-name="ce8" table:formula="of:=[.F264]*100/[.C264]" office:value-type="float" office:value="80.4197091489231">
            <text:p>80</text:p>
          </table:table-cell>
          <table:table-cell table:style-name="ce8" table:formula="of:=[.G264]+[.H264]" office:value-type="float" office:value="39318">
            <text:p>39,318</text:p>
          </table:table-cell>
          <table:table-cell table:style-name="ce8" table:formula="of:=SUM(OFFSET([.O264];-[.C$5]+1;0;[.C$5];1))+SUM(OFFSET([.Q264];-[.C$6]+1;0;[.C$6];1))+[.S264]" office:value-type="float" office:value="38324">
            <text:p>38,324</text:p>
          </table:table-cell>
          <table:table-cell table:style-name="ce8" table:formula="of:=SUM(OFFSET([.P264];-[.D$5]+1;0;[.D$5];1))+SUM(OFFSET([.R264];-[.D$6]+1;0;[.D$6];1))+[.T264]" office:value-type="float" office:value="994">
            <text:p>994</text:p>
          </table:table-cell>
          <table:table-cell table:style-name="ce18" table:formula="of:=(SUM(OFFSET([.O264];-[.C$5]+1;0;[.C$5];1))+SUM(OFFSET([.P264];-[.D$5]+1;0;[.D$5];1)))/[.F264]" office:value-type="percentage" office:value="0.00737575665089781">
            <text:p>1%</text:p>
          </table:table-cell>
          <table:table-cell table:style-name="ce18" table:formula="of:=(SUM(OFFSET([.Q264];-[.C$6]+1;0;[.C$6];1))+SUM(OFFSET([.R264];-[.D$6]+1;0;[.D$6];1)))/[.F264]" office:value-type="percentage" office:value="0">
            <text:p>0%</text:p>
          </table:table-cell>
          <table:table-cell table:style-name="ce18" table:formula="of:=SUM([.S264:.T264])/[.F264]" office:value-type="percentage" office:value="0.992624243349102">
            <text:p>99%</text:p>
          </table:table-cell>
          <table:table-cell table:style-name="ce21" table:number-columns-repeated="2"/>
          <table:table-cell table:style-name="ce22" table:formula="of:=SUM([.S263:.S265])/SUM([.T263:.T265])" office:value-type="float" office:value="38.4308066759388">
            <text:p>38.4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64]" office:value-type="float" office:value="38040">
            <text:p>38,040</text:p>
          </table:table-cell>
          <table:table-cell table:style-name="ce8" table:formula="of:=[.V264]" office:value-type="float" office:value="988">
            <text:p>988</text:p>
          </table:table-cell>
          <table:table-cell table:style-name="ce8" office:value-type="float" office:value="38040">
            <text:p>38,040</text:p>
          </table:table-cell>
          <table:table-cell table:style-name="ce8" office:value-type="float" office:value="988">
            <text:p>988</text:p>
          </table:table-cell>
          <table:table-cell table:number-columns-repeated="1002"/>
        </table:table-row>
        <table:table-row table:style-name="ro1">
          <table:table-cell table:style-name="ce3" office:value-type="float" office:value="1971">
            <text:p>1971</text:p>
          </table:table-cell>
          <table:table-cell office:value-type="string">
            <text:p>after WWII</text:p>
          </table:table-cell>
          <table:table-cell table:style-name="ce8" office:value-type="float" office:value="49152">
            <text:p>49,152</text:p>
          </table:table-cell>
          <table:table-cell table:style-name="ce11" table:formula="of:=[.G265]/[.H265]" office:value-type="float" office:value="37.4898941289702">
            <text:p>37.5</text:p>
          </table:table-cell>
          <table:table-cell table:style-name="ce8" table:formula="of:=[.F265]*100/[.C265]" office:value-type="float" office:value="81.3618977864583">
            <text:p>81</text:p>
          </table:table-cell>
          <table:table-cell table:style-name="ce8" table:formula="of:=[.G265]+[.H265]" office:value-type="float" office:value="39991">
            <text:p>39,991</text:p>
          </table:table-cell>
          <table:table-cell table:style-name="ce8" table:formula="of:=SUM(OFFSET([.O265];-[.C$5]+1;0;[.C$5];1))+SUM(OFFSET([.Q265];-[.C$6]+1;0;[.C$6];1))+[.S265]" office:value-type="float" office:value="38952">
            <text:p>38,952</text:p>
          </table:table-cell>
          <table:table-cell table:style-name="ce8" table:formula="of:=SUM(OFFSET([.P265];-[.D$5]+1;0;[.D$5];1))+SUM(OFFSET([.R265];-[.D$6]+1;0;[.D$6];1))+[.T265]" office:value-type="float" office:value="1039">
            <text:p>1,039</text:p>
          </table:table-cell>
          <table:table-cell table:style-name="ce18" table:formula="of:=(SUM(OFFSET([.O265];-[.C$5]+1;0;[.C$5];1))+SUM(OFFSET([.P265];-[.D$5]+1;0;[.D$5];1)))/[.F265]" office:value-type="percentage" office:value="0.00707659223325248">
            <text:p>1%</text:p>
          </table:table-cell>
          <table:table-cell table:style-name="ce18" table:formula="of:=(SUM(OFFSET([.Q265];-[.C$6]+1;0;[.C$6];1))+SUM(OFFSET([.R265];-[.D$6]+1;0;[.D$6];1)))/[.F265]" office:value-type="percentage" office:value="0">
            <text:p>0%</text:p>
          </table:table-cell>
          <table:table-cell table:style-name="ce18" table:formula="of:=SUM([.S265:.T265])/[.F265]" office:value-type="percentage" office:value="0.992923407766747">
            <text:p>99%</text:p>
          </table:table-cell>
          <table:table-cell table:style-name="ce21" table:number-columns-repeated="2"/>
          <table:table-cell table:style-name="ce22" table:formula="of:=SUM([.S264:.S266])/SUM([.T264:.T266])" office:value-type="float" office:value="37.982350982351">
            <text:p>38.0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65]" office:value-type="float" office:value="38673">
            <text:p>38,673</text:p>
          </table:table-cell>
          <table:table-cell table:style-name="ce8" table:formula="of:=[.V265]" office:value-type="float" office:value="1035">
            <text:p>1,035</text:p>
          </table:table-cell>
          <table:table-cell table:style-name="ce8" office:value-type="float" office:value="38673">
            <text:p>38,673</text:p>
          </table:table-cell>
          <table:table-cell table:style-name="ce8" office:value-type="float" office:value="1035">
            <text:p>1,035</text:p>
          </table:table-cell>
          <table:table-cell table:number-columns-repeated="1002"/>
        </table:table-row>
        <table:table-row table:style-name="ro1">
          <table:table-cell table:style-name="ce3" office:value-type="float" office:value="1972">
            <text:p>1972</text:p>
          </table:table-cell>
          <table:table-cell office:value-type="string">
            <text:p>after WWII</text:p>
          </table:table-cell>
          <table:table-cell table:style-name="ce8" office:value-type="float" office:value="49327">
            <text:p>49,327</text:p>
          </table:table-cell>
          <table:table-cell table:style-name="ce11" table:formula="of:=[.G266]/[.H266]" office:value-type="float" office:value="38.229674796748">
            <text:p>38.2</text:p>
          </table:table-cell>
          <table:table-cell table:style-name="ce8" table:formula="of:=[.F266]*100/[.C266]" office:value-type="float" office:value="78.2573438481967">
            <text:p>78</text:p>
          </table:table-cell>
          <table:table-cell table:style-name="ce8" table:formula="of:=[.G266]+[.H266]" office:value-type="float" office:value="38602">
            <text:p>38,602</text:p>
          </table:table-cell>
          <table:table-cell table:style-name="ce8" table:formula="of:=SUM(OFFSET([.O266];-[.C$5]+1;0;[.C$5];1))+SUM(OFFSET([.Q266];-[.C$6]+1;0;[.C$6];1))+[.S266]" office:value-type="float" office:value="37618">
            <text:p>37,618</text:p>
          </table:table-cell>
          <table:table-cell table:style-name="ce8" table:formula="of:=SUM(OFFSET([.P266];-[.D$5]+1;0;[.D$5];1))+SUM(OFFSET([.R266];-[.D$6]+1;0;[.D$6];1))+[.T266]" office:value-type="float" office:value="984">
            <text:p>984</text:p>
          </table:table-cell>
          <table:table-cell table:style-name="ce18" table:formula="of:=(SUM(OFFSET([.O266];-[.C$5]+1;0;[.C$5];1))+SUM(OFFSET([.P266];-[.D$5]+1;0;[.D$5];1)))/[.F266]" office:value-type="percentage" office:value="0.00709807781980208">
            <text:p>1%</text:p>
          </table:table-cell>
          <table:table-cell table:style-name="ce18" table:formula="of:=(SUM(OFFSET([.Q266];-[.C$6]+1;0;[.C$6];1))+SUM(OFFSET([.R266];-[.D$6]+1;0;[.D$6];1)))/[.F266]" office:value-type="percentage" office:value="0">
            <text:p>0%</text:p>
          </table:table-cell>
          <table:table-cell table:style-name="ce18" table:formula="of:=SUM([.S266:.T266])/[.F266]" office:value-type="percentage" office:value="0.992901922180198">
            <text:p>99%</text:p>
          </table:table-cell>
          <table:table-cell table:style-name="ce21" table:number-columns-repeated="2"/>
          <table:table-cell table:style-name="ce22" table:formula="of:=SUM([.S265:.S267])/SUM([.T265:.T267])" office:value-type="float" office:value="36.741617357002">
            <text:p>36.7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66]" office:value-type="float" office:value="37348">
            <text:p>37,348</text:p>
          </table:table-cell>
          <table:table-cell table:style-name="ce8" table:formula="of:=[.V266]" office:value-type="float" office:value="980">
            <text:p>980</text:p>
          </table:table-cell>
          <table:table-cell table:style-name="ce8" office:value-type="float" office:value="37348">
            <text:p>37,348</text:p>
          </table:table-cell>
          <table:table-cell table:style-name="ce8" office:value-type="float" office:value="980">
            <text:p>980</text:p>
          </table:table-cell>
          <table:table-cell table:number-columns-repeated="1002"/>
        </table:table-row>
        <table:table-row table:style-name="ro1">
          <table:table-cell table:style-name="ce3" office:value-type="float" office:value="1973">
            <text:p>1973</text:p>
          </table:table-cell>
          <table:table-cell office:value-type="string">
            <text:p>after WWII</text:p>
          </table:table-cell>
          <table:table-cell table:style-name="ce8" office:value-type="float" office:value="49459">
            <text:p>49,459</text:p>
          </table:table-cell>
          <table:table-cell table:style-name="ce11" table:formula="of:=[.G267]/[.H267]" office:value-type="float" office:value="34.9262851600388">
            <text:p>34.9</text:p>
          </table:table-cell>
          <table:table-cell table:style-name="ce8" table:formula="of:=[.F267]*100/[.C267]" office:value-type="float" office:value="74.8903131887018">
            <text:p>75</text:p>
          </table:table-cell>
          <table:table-cell table:style-name="ce8" table:formula="of:=[.G267]+[.H267]" office:value-type="float" office:value="37040">
            <text:p>37,040</text:p>
          </table:table-cell>
          <table:table-cell table:style-name="ce8" table:formula="of:=SUM(OFFSET([.O267];-[.C$5]+1;0;[.C$5];1))+SUM(OFFSET([.Q267];-[.C$6]+1;0;[.C$6];1))+[.S267]" office:value-type="float" office:value="36009">
            <text:p>36,009</text:p>
          </table:table-cell>
          <table:table-cell table:style-name="ce8" table:formula="of:=SUM(OFFSET([.P267];-[.D$5]+1;0;[.D$5];1))+SUM(OFFSET([.R267];-[.D$6]+1;0;[.D$6];1))+[.T267]" office:value-type="float" office:value="1031">
            <text:p>1,031</text:p>
          </table:table-cell>
          <table:table-cell table:style-name="ce18" table:formula="of:=(SUM(OFFSET([.O267];-[.C$5]+1;0;[.C$5];1))+SUM(OFFSET([.P267];-[.D$5]+1;0;[.D$5];1)))/[.F267]" office:value-type="percentage" office:value="0.00718142548596112">
            <text:p>1%</text:p>
          </table:table-cell>
          <table:table-cell table:style-name="ce18" table:formula="of:=(SUM(OFFSET([.Q267];-[.C$6]+1;0;[.C$6];1))+SUM(OFFSET([.R267];-[.D$6]+1;0;[.D$6];1)))/[.F267]" office:value-type="percentage" office:value="0">
            <text:p>0%</text:p>
          </table:table-cell>
          <table:table-cell table:style-name="ce18" table:formula="of:=SUM([.S267:.T267])/[.F267]" office:value-type="percentage" office:value="0.992818574514039">
            <text:p>99%</text:p>
          </table:table-cell>
          <table:table-cell table:style-name="ce21" table:number-columns-repeated="2"/>
          <table:table-cell table:style-name="ce22" table:formula="of:=SUM([.S266:.S268])/SUM([.T266:.T268])" office:value-type="float" office:value="35.6991150442478">
            <text:p>35.7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67]" office:value-type="float" office:value="35747">
            <text:p>35,747</text:p>
          </table:table-cell>
          <table:table-cell table:style-name="ce8" table:formula="of:=[.V267]" office:value-type="float" office:value="1027">
            <text:p>1,027</text:p>
          </table:table-cell>
          <table:table-cell table:style-name="ce8" office:value-type="float" office:value="35747">
            <text:p>35,747</text:p>
          </table:table-cell>
          <table:table-cell table:style-name="ce8" office:value-type="float" office:value="1027">
            <text:p>1,027</text:p>
          </table:table-cell>
          <table:table-cell table:number-columns-repeated="1002"/>
        </table:table-row>
        <table:table-row table:style-name="ro1">
          <table:table-cell table:style-name="ce3" office:value-type="float" office:value="1974">
            <text:p>1974</text:p>
          </table:table-cell>
          <table:table-cell office:value-type="string">
            <text:p>after WWII</text:p>
          </table:table-cell>
          <table:table-cell table:style-name="ce8" office:value-type="float" office:value="49468">
            <text:p>49,468</text:p>
          </table:table-cell>
          <table:table-cell table:style-name="ce11" table:formula="of:=[.G268]/[.H268]" office:value-type="float" office:value="34.425572519084">
            <text:p>34.4</text:p>
          </table:table-cell>
          <table:table-cell table:style-name="ce8" table:formula="of:=[.F268]*100/[.C268]" office:value-type="float" office:value="75.0505377213552">
            <text:p>75</text:p>
          </table:table-cell>
          <table:table-cell table:style-name="ce8" table:formula="of:=[.G268]+[.H268]" office:value-type="float" office:value="37126">
            <text:p>37,126</text:p>
          </table:table-cell>
          <table:table-cell table:style-name="ce8" table:formula="of:=SUM(OFFSET([.O268];-[.C$5]+1;0;[.C$5];1))+SUM(OFFSET([.Q268];-[.C$6]+1;0;[.C$6];1))+[.S268]" office:value-type="float" office:value="36078">
            <text:p>36,078</text:p>
          </table:table-cell>
          <table:table-cell table:style-name="ce8" table:formula="of:=SUM(OFFSET([.P268];-[.D$5]+1;0;[.D$5];1))+SUM(OFFSET([.R268];-[.D$6]+1;0;[.D$6];1))+[.T268]" office:value-type="float" office:value="1048">
            <text:p>1,048</text:p>
          </table:table-cell>
          <table:table-cell table:style-name="ce18" table:formula="of:=(SUM(OFFSET([.O268];-[.C$5]+1;0;[.C$5];1))+SUM(OFFSET([.P268];-[.D$5]+1;0;[.D$5];1)))/[.F268]" office:value-type="percentage" office:value="0.00697624306415989">
            <text:p>1%</text:p>
          </table:table-cell>
          <table:table-cell table:style-name="ce18" table:formula="of:=(SUM(OFFSET([.Q268];-[.C$6]+1;0;[.C$6];1))+SUM(OFFSET([.R268];-[.D$6]+1;0;[.D$6];1)))/[.F268]" office:value-type="percentage" office:value="0">
            <text:p>0%</text:p>
          </table:table-cell>
          <table:table-cell table:style-name="ce18" table:formula="of:=SUM([.S268:.T268])/[.F268]" office:value-type="percentage" office:value="0.99302375693584">
            <text:p>99%</text:p>
          </table:table-cell>
          <table:table-cell table:style-name="ce21" table:number-columns-repeated="2"/>
          <table:table-cell table:style-name="ce22" table:formula="of:=SUM([.S267:.S269])/SUM([.T267:.T269])" office:value-type="float" office:value="33.4866261398176">
            <text:p>33.5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68]" office:value-type="float" office:value="35823">
            <text:p>35,823</text:p>
          </table:table-cell>
          <table:table-cell table:style-name="ce8" table:formula="of:=[.V268]" office:value-type="float" office:value="1044">
            <text:p>1,044</text:p>
          </table:table-cell>
          <table:table-cell table:style-name="ce8" office:value-type="float" office:value="35823">
            <text:p>35,823</text:p>
          </table:table-cell>
          <table:table-cell table:style-name="ce8" office:value-type="float" office:value="1044">
            <text:p>1,044</text:p>
          </table:table-cell>
          <table:table-cell table:number-columns-repeated="1002"/>
        </table:table-row>
        <table:table-row table:style-name="ro1">
          <table:table-cell table:style-name="ce3" office:value-type="float" office:value="1975">
            <text:p>1975</text:p>
          </table:table-cell>
          <table:table-cell office:value-type="string">
            <text:p>after WWII</text:p>
          </table:table-cell>
          <table:table-cell table:style-name="ce8" office:value-type="float" office:value="49470">
            <text:p>49,470</text:p>
          </table:table-cell>
          <table:table-cell table:style-name="ce11" table:formula="of:=[.G269]/[.H269]" office:value-type="float" office:value="31.761242845462">
            <text:p>31.8</text:p>
          </table:table-cell>
          <table:table-cell table:style-name="ce8" table:formula="of:=[.F269]*100/[.C269]" office:value-type="float" office:value="80.9925207196281">
            <text:p>81</text:p>
          </table:table-cell>
          <table:table-cell table:style-name="ce8" table:formula="of:=[.G269]+[.H269]" office:value-type="float" office:value="40067">
            <text:p>40,067</text:p>
          </table:table-cell>
          <table:table-cell table:style-name="ce8" table:formula="of:=SUM(OFFSET([.O269];-[.C$5]+1;0;[.C$5];1))+SUM(OFFSET([.Q269];-[.C$6]+1;0;[.C$6];1))+[.S269]" office:value-type="float" office:value="38844">
            <text:p>38,844</text:p>
          </table:table-cell>
          <table:table-cell table:style-name="ce8" table:formula="of:=SUM(OFFSET([.P269];-[.D$5]+1;0;[.D$5];1))+SUM(OFFSET([.R269];-[.D$6]+1;0;[.D$6];1))+[.T269]" office:value-type="float" office:value="1223">
            <text:p>1,223</text:p>
          </table:table-cell>
          <table:table-cell table:style-name="ce18" table:formula="of:=(SUM(OFFSET([.O269];-[.C$5]+1;0;[.C$5];1))+SUM(OFFSET([.P269];-[.D$5]+1;0;[.D$5];1)))/[.F269]" office:value-type="percentage" office:value="0.00616467417076397">
            <text:p>1%</text:p>
          </table:table-cell>
          <table:table-cell table:style-name="ce18" table:formula="of:=(SUM(OFFSET([.Q269];-[.C$6]+1;0;[.C$6];1))+SUM(OFFSET([.R269];-[.D$6]+1;0;[.D$6];1)))/[.F269]" office:value-type="percentage" office:value="0">
            <text:p>0%</text:p>
          </table:table-cell>
          <table:table-cell table:style-name="ce18" table:formula="of:=SUM([.S269:.T269])/[.F269]" office:value-type="percentage" office:value="0.993835325829236">
            <text:p>99%</text:p>
          </table:table-cell>
          <table:table-cell table:style-name="ce21" table:number-columns-repeated="2"/>
          <table:table-cell table:style-name="ce22" table:formula="of:=SUM([.S268:.S270])/SUM([.T268:.T270])" office:value-type="float" office:value="32.3229901269393">
            <text:p>32.3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69]" office:value-type="float" office:value="38601">
            <text:p>38,601</text:p>
          </table:table-cell>
          <table:table-cell table:style-name="ce8" table:formula="of:=[.V269]" office:value-type="float" office:value="1219">
            <text:p>1,219</text:p>
          </table:table-cell>
          <table:table-cell table:style-name="ce8" office:value-type="float" office:value="38601">
            <text:p>38,601</text:p>
          </table:table-cell>
          <table:table-cell table:style-name="ce8" office:value-type="float" office:value="1219">
            <text:p>1,219</text:p>
          </table:table-cell>
          <table:table-cell table:number-columns-repeated="1002"/>
        </table:table-row>
        <table:table-row table:style-name="ro1">
          <table:table-cell table:style-name="ce3" office:value-type="float" office:value="1976">
            <text:p>1976</text:p>
          </table:table-cell>
          <table:table-cell office:value-type="string">
            <text:p>after WWII</text:p>
          </table:table-cell>
          <table:table-cell table:style-name="ce8" office:value-type="float" office:value="49459">
            <text:p>49,459</text:p>
          </table:table-cell>
          <table:table-cell table:style-name="ce11" table:formula="of:=[.G270]/[.H270]" office:value-type="float" office:value="31.4097978227061">
            <text:p>31.4</text:p>
          </table:table-cell>
          <table:table-cell table:style-name="ce8" table:formula="of:=[.F270]*100/[.C270]" office:value-type="float" office:value="84.2697992276431">
            <text:p>84</text:p>
          </table:table-cell>
          <table:table-cell table:style-name="ce8" table:formula="of:=[.G270]+[.H270]" office:value-type="float" office:value="41679">
            <text:p>41,679</text:p>
          </table:table-cell>
          <table:table-cell table:style-name="ce8" table:formula="of:=SUM(OFFSET([.O270];-[.C$5]+1;0;[.C$5];1))+SUM(OFFSET([.Q270];-[.C$6]+1;0;[.C$6];1))+[.S270]" office:value-type="float" office:value="40393">
            <text:p>40,393</text:p>
          </table:table-cell>
          <table:table-cell table:style-name="ce8" table:formula="of:=SUM(OFFSET([.P270];-[.D$5]+1;0;[.D$5];1))+SUM(OFFSET([.R270];-[.D$6]+1;0;[.D$6];1))+[.T270]" office:value-type="float" office:value="1286">
            <text:p>1,286</text:p>
          </table:table-cell>
          <table:table-cell table:style-name="ce18" table:formula="of:=(SUM(OFFSET([.O270];-[.C$5]+1;0;[.C$5];1))+SUM(OFFSET([.P270];-[.D$5]+1;0;[.D$5];1)))/[.F270]" office:value-type="percentage" office:value="0.00566232395211018">
            <text:p>1%</text:p>
          </table:table-cell>
          <table:table-cell table:style-name="ce18" table:formula="of:=(SUM(OFFSET([.Q270];-[.C$6]+1;0;[.C$6];1))+SUM(OFFSET([.R270];-[.D$6]+1;0;[.D$6];1)))/[.F270]" office:value-type="percentage" office:value="0">
            <text:p>0%</text:p>
          </table:table-cell>
          <table:table-cell table:style-name="ce18" table:formula="of:=SUM([.S270:.T270])/[.F270]" office:value-type="percentage" office:value="0.99433767604789">
            <text:p>99%</text:p>
          </table:table-cell>
          <table:table-cell table:style-name="ce21" table:number-columns-repeated="2"/>
          <table:table-cell table:style-name="ce22" table:formula="of:=SUM([.S269:.S271])/SUM([.T269:.T271])" office:value-type="float" office:value="30.8302669085255">
            <text:p>30.8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70]" office:value-type="float" office:value="40161">
            <text:p>40,161</text:p>
          </table:table-cell>
          <table:table-cell table:style-name="ce8" table:formula="of:=[.V270]" office:value-type="float" office:value="1282">
            <text:p>1,282</text:p>
          </table:table-cell>
          <table:table-cell table:style-name="ce8" office:value-type="float" office:value="40161">
            <text:p>40,161</text:p>
          </table:table-cell>
          <table:table-cell table:style-name="ce8" office:value-type="float" office:value="1282">
            <text:p>1,282</text:p>
          </table:table-cell>
          <table:table-cell table:number-columns-repeated="1002"/>
        </table:table-row>
        <table:table-row table:style-name="ro1">
          <table:table-cell table:style-name="ce3" office:value-type="float" office:value="1977">
            <text:p>1977</text:p>
          </table:table-cell>
          <table:table-cell office:value-type="string">
            <text:p>after WWII</text:p>
          </table:table-cell>
          <table:table-cell table:style-name="ce8" office:value-type="float" office:value="49440">
            <text:p>49,440</text:p>
          </table:table-cell>
          <table:table-cell table:style-name="ce11" table:formula="of:=[.G271]/[.H271]" office:value-type="float" office:value="29.6835535976505">
            <text:p>29.7</text:p>
          </table:table-cell>
          <table:table-cell table:style-name="ce8" table:formula="of:=[.F271]*100/[.C271]" office:value-type="float" office:value="84.5287216828479">
            <text:p>85</text:p>
          </table:table-cell>
          <table:table-cell table:style-name="ce8" table:formula="of:=[.G271]+[.H271]" office:value-type="float" office:value="41791">
            <text:p>41,791</text:p>
          </table:table-cell>
          <table:table-cell table:style-name="ce8" table:formula="of:=SUM(OFFSET([.O271];-[.C$5]+1;0;[.C$5];1))+SUM(OFFSET([.Q271];-[.C$6]+1;0;[.C$6];1))+[.S271]" office:value-type="float" office:value="40429">
            <text:p>40,429</text:p>
          </table:table-cell>
          <table:table-cell table:style-name="ce8" table:formula="of:=SUM(OFFSET([.P271];-[.D$5]+1;0;[.D$5];1))+SUM(OFFSET([.R271];-[.D$6]+1;0;[.D$6];1))+[.T271]" office:value-type="float" office:value="1362">
            <text:p>1,362</text:p>
          </table:table-cell>
          <table:table-cell table:style-name="ce18" table:formula="of:=(SUM(OFFSET([.O271];-[.C$5]+1;0;[.C$5];1))+SUM(OFFSET([.P271];-[.D$5]+1;0;[.D$5];1)))/[.F271]" office:value-type="percentage" office:value="0.00528821995166423">
            <text:p>1%</text:p>
          </table:table-cell>
          <table:table-cell table:style-name="ce18" table:formula="of:=(SUM(OFFSET([.Q271];-[.C$6]+1;0;[.C$6];1))+SUM(OFFSET([.R271];-[.D$6]+1;0;[.D$6];1)))/[.F271]" office:value-type="percentage" office:value="0">
            <text:p>0%</text:p>
          </table:table-cell>
          <table:table-cell table:style-name="ce18" table:formula="of:=SUM([.S271:.T271])/[.F271]" office:value-type="percentage" office:value="0.994711780048336">
            <text:p>99%</text:p>
          </table:table-cell>
          <table:table-cell table:style-name="ce21" table:number-columns-repeated="2"/>
          <table:table-cell table:style-name="ce22" table:formula="of:=SUM([.S270:.S272])/SUM([.T270:.T272])" office:value-type="float" office:value="29.9930469332009">
            <text:p>30.0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71]" office:value-type="float" office:value="40212">
            <text:p>40,212</text:p>
          </table:table-cell>
          <table:table-cell table:style-name="ce8" table:formula="of:=[.V271]" office:value-type="float" office:value="1358">
            <text:p>1,358</text:p>
          </table:table-cell>
          <table:table-cell table:style-name="ce8" office:value-type="float" office:value="40212">
            <text:p>40,212</text:p>
          </table:table-cell>
          <table:table-cell table:style-name="ce8" office:value-type="float" office:value="1358">
            <text:p>1,358</text:p>
          </table:table-cell>
          <table:table-cell table:number-columns-repeated="1002"/>
        </table:table-row>
        <table:table-row table:style-name="ro1">
          <table:table-cell table:style-name="ce3" office:value-type="float" office:value="1978">
            <text:p>1978</text:p>
          </table:table-cell>
          <table:table-cell office:value-type="string">
            <text:p>after WWII</text:p>
          </table:table-cell>
          <table:table-cell table:style-name="ce8" office:value-type="float" office:value="49442">
            <text:p>49,442</text:p>
          </table:table-cell>
          <table:table-cell table:style-name="ce11" table:formula="of:=[.G272]/[.H272]" office:value-type="float" office:value="29.195542774982">
            <text:p>29.2</text:p>
          </table:table-cell>
          <table:table-cell table:style-name="ce8" table:formula="of:=[.F272]*100/[.C272]" office:value-type="float" office:value="84.9520650459124">
            <text:p>85</text:p>
          </table:table-cell>
          <table:table-cell table:style-name="ce8" table:formula="of:=[.G272]+[.H272]" office:value-type="float" office:value="42002">
            <text:p>42,002</text:p>
          </table:table-cell>
          <table:table-cell table:style-name="ce8" table:formula="of:=SUM(OFFSET([.O272];-[.C$5]+1;0;[.C$5];1))+SUM(OFFSET([.Q272];-[.C$6]+1;0;[.C$6];1))+[.S272]" office:value-type="float" office:value="40611">
            <text:p>40,611</text:p>
          </table:table-cell>
          <table:table-cell table:style-name="ce8" table:formula="of:=SUM(OFFSET([.P272];-[.D$5]+1;0;[.D$5];1))+SUM(OFFSET([.R272];-[.D$6]+1;0;[.D$6];1))+[.T272]" office:value-type="float" office:value="1391">
            <text:p>1,391</text:p>
          </table:table-cell>
          <table:table-cell table:style-name="ce18" table:formula="of:=(SUM(OFFSET([.O272];-[.C$5]+1;0;[.C$5];1))+SUM(OFFSET([.P272];-[.D$5]+1;0;[.D$5];1)))/[.F272]" office:value-type="percentage" office:value="0.00490452835579258">
            <text:p>0%</text:p>
          </table:table-cell>
          <table:table-cell table:style-name="ce18" table:formula="of:=(SUM(OFFSET([.Q272];-[.C$6]+1;0;[.C$6];1))+SUM(OFFSET([.R272];-[.D$6]+1;0;[.D$6];1)))/[.F272]" office:value-type="percentage" office:value="0">
            <text:p>0%</text:p>
          </table:table-cell>
          <table:table-cell table:style-name="ce18" table:formula="of:=SUM([.S272:.T272])/[.F272]" office:value-type="percentage" office:value="0.995095471644207">
            <text:p>100%</text:p>
          </table:table-cell>
          <table:table-cell table:style-name="ce21" table:number-columns-repeated="2"/>
          <table:table-cell table:style-name="ce22" table:formula="of:=SUM([.S271:.S273])/SUM([.T271:.T273])" office:value-type="float" office:value="28.8800856531049">
            <text:p>28.9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72]" office:value-type="float" office:value="40409">
            <text:p>40,409</text:p>
          </table:table-cell>
          <table:table-cell table:style-name="ce8" table:formula="of:=[.V272]" office:value-type="float" office:value="1387">
            <text:p>1,387</text:p>
          </table:table-cell>
          <table:table-cell table:style-name="ce8" office:value-type="float" office:value="40409">
            <text:p>40,409</text:p>
          </table:table-cell>
          <table:table-cell table:style-name="ce8" office:value-type="float" office:value="1387">
            <text:p>1,387</text:p>
          </table:table-cell>
          <table:table-cell table:number-columns-repeated="1002"/>
        </table:table-row>
        <table:table-row table:style-name="ro1">
          <table:table-cell table:style-name="ce3" office:value-type="float" office:value="1979">
            <text:p>1979</text:p>
          </table:table-cell>
          <table:table-cell office:value-type="string">
            <text:p>after WWII</text:p>
          </table:table-cell>
          <table:table-cell table:style-name="ce8" office:value-type="float" office:value="49508">
            <text:p>49,508</text:p>
          </table:table-cell>
          <table:table-cell table:style-name="ce11" table:formula="of:=[.G273]/[.H273]" office:value-type="float" office:value="28.0129958960328">
            <text:p>28.0</text:p>
          </table:table-cell>
          <table:table-cell table:style-name="ce8" table:formula="of:=[.F273]*100/[.C273]" office:value-type="float" office:value="85.6770622929628">
            <text:p>86</text:p>
          </table:table-cell>
          <table:table-cell table:style-name="ce8" table:formula="of:=[.G273]+[.H273]" office:value-type="float" office:value="42417">
            <text:p>42,417</text:p>
          </table:table-cell>
          <table:table-cell table:style-name="ce8" table:formula="of:=SUM(OFFSET([.O273];-[.C$5]+1;0;[.C$5];1))+SUM(OFFSET([.Q273];-[.C$6]+1;0;[.C$6];1))+[.S273]" office:value-type="float" office:value="40955">
            <text:p>40,955</text:p>
          </table:table-cell>
          <table:table-cell table:style-name="ce8" table:formula="of:=SUM(OFFSET([.P273];-[.D$5]+1;0;[.D$5];1))+SUM(OFFSET([.R273];-[.D$6]+1;0;[.D$6];1))+[.T273]" office:value-type="float" office:value="1462">
            <text:p>1,462</text:p>
          </table:table-cell>
          <table:table-cell table:style-name="ce18" table:formula="of:=(SUM(OFFSET([.O273];-[.C$5]+1;0;[.C$5];1))+SUM(OFFSET([.P273];-[.D$5]+1;0;[.D$5];1)))/[.F273]" office:value-type="percentage" office:value="0.00464436428790344">
            <text:p>0%</text:p>
          </table:table-cell>
          <table:table-cell table:style-name="ce18" table:formula="of:=(SUM(OFFSET([.Q273];-[.C$6]+1;0;[.C$6];1))+SUM(OFFSET([.R273];-[.D$6]+1;0;[.D$6];1)))/[.F273]" office:value-type="percentage" office:value="0">
            <text:p>0%</text:p>
          </table:table-cell>
          <table:table-cell table:style-name="ce18" table:formula="of:=SUM([.S273:.T273])/[.F273]" office:value-type="percentage" office:value="0.995355635712097">
            <text:p>100%</text:p>
          </table:table-cell>
          <table:table-cell table:style-name="ce21" table:number-columns-repeated="2"/>
          <table:table-cell table:style-name="ce22" table:formula="of:=SUM([.S272:.S274])/SUM([.T272:.T274])" office:value-type="float" office:value="27.9566613162119">
            <text:p>28.0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73]" office:value-type="float" office:value="40762">
            <text:p>40,762</text:p>
          </table:table-cell>
          <table:table-cell table:style-name="ce8" table:formula="of:=[.V273]" office:value-type="float" office:value="1458">
            <text:p>1,458</text:p>
          </table:table-cell>
          <table:table-cell table:style-name="ce8" office:value-type="float" office:value="40762">
            <text:p>40,762</text:p>
          </table:table-cell>
          <table:table-cell table:style-name="ce8" office:value-type="float" office:value="1458">
            <text:p>1,458</text:p>
          </table:table-cell>
          <table:table-cell table:number-columns-repeated="1002"/>
        </table:table-row>
        <table:table-row table:style-name="ro1">
          <table:table-cell table:style-name="ce3" office:value-type="float" office:value="1980">
            <text:p>1980</text:p>
          </table:table-cell>
          <table:table-cell office:value-type="string">
            <text:p>after WWII</text:p>
          </table:table-cell>
          <table:table-cell table:style-name="ce8" office:value-type="float" office:value="49603">
            <text:p>49,603</text:p>
          </table:table-cell>
          <table:table-cell table:style-name="ce11" table:formula="of:=[.G274]/[.H274]" office:value-type="float" office:value="26.9230263157895">
            <text:p>26.9</text:p>
          </table:table-cell>
          <table:table-cell table:style-name="ce8" table:formula="of:=[.F274]*100/[.C274]" office:value-type="float" office:value="85.56538919017">
            <text:p>86</text:p>
          </table:table-cell>
          <table:table-cell table:style-name="ce8" table:formula="of:=[.G274]+[.H274]" office:value-type="float" office:value="42443">
            <text:p>42,443</text:p>
          </table:table-cell>
          <table:table-cell table:style-name="ce8" table:formula="of:=SUM(OFFSET([.O274];-[.C$5]+1;0;[.C$5];1))+SUM(OFFSET([.Q274];-[.C$6]+1;0;[.C$6];1))+[.S274]" office:value-type="float" office:value="40923">
            <text:p>40,923</text:p>
          </table:table-cell>
          <table:table-cell table:style-name="ce8" table:formula="of:=SUM(OFFSET([.P274];-[.D$5]+1;0;[.D$5];1))+SUM(OFFSET([.R274];-[.D$6]+1;0;[.D$6];1))+[.T274]" office:value-type="float" office:value="1520">
            <text:p>1,520</text:p>
          </table:table-cell>
          <table:table-cell table:style-name="ce18" table:formula="of:=(SUM(OFFSET([.O274];-[.C$5]+1;0;[.C$5];1))+SUM(OFFSET([.P274];-[.D$5]+1;0;[.D$5];1)))/[.F274]" office:value-type="percentage" office:value="0.00421742101170982">
            <text:p>0%</text:p>
          </table:table-cell>
          <table:table-cell table:style-name="ce18" table:formula="of:=(SUM(OFFSET([.Q274];-[.C$6]+1;0;[.C$6];1))+SUM(OFFSET([.R274];-[.D$6]+1;0;[.D$6];1)))/[.F274]" office:value-type="percentage" office:value="0">
            <text:p>0%</text:p>
          </table:table-cell>
          <table:table-cell table:style-name="ce18" table:formula="of:=SUM([.S274:.T274])/[.F274]" office:value-type="percentage" office:value="0.99578257898829">
            <text:p>100%</text:p>
          </table:table-cell>
          <table:table-cell table:style-name="ce21" table:number-columns-repeated="2"/>
          <table:table-cell table:style-name="ce22" table:formula="of:=SUM([.S273:.S275])/SUM([.T273:.T275])" office:value-type="float" office:value="28.1702807578178">
            <text:p>28.2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74]" office:value-type="float" office:value="40748">
            <text:p>40,748</text:p>
          </table:table-cell>
          <table:table-cell table:style-name="ce8" table:formula="of:=[.V274]" office:value-type="float" office:value="1516">
            <text:p>1,516</text:p>
          </table:table-cell>
          <table:table-cell table:style-name="ce8" office:value-type="float" office:value="40748">
            <text:p>40,748</text:p>
          </table:table-cell>
          <table:table-cell table:style-name="ce8" office:value-type="float" office:value="1516">
            <text:p>1,516</text:p>
          </table:table-cell>
          <table:table-cell table:number-columns-repeated="1002"/>
        </table:table-row>
        <table:table-row table:style-name="ro1">
          <table:table-cell table:style-name="ce3" office:value-type="float" office:value="1981">
            <text:p>1981</text:p>
          </table:table-cell>
          <table:table-cell office:value-type="string">
            <text:p>after WWII</text:p>
          </table:table-cell>
          <table:table-cell table:style-name="ce8" office:value-type="float" office:value="49634.3">
            <text:p>49,634</text:p>
          </table:table-cell>
          <table:table-cell table:style-name="ce11" table:formula="of:=[.G275]/[.H275]" office:value-type="float" office:value="29.8086463501063">
            <text:p>29.8</text:p>
          </table:table-cell>
          <table:table-cell table:style-name="ce8" table:formula="of:=[.F275]*100/[.C275]" office:value-type="float" office:value="87.5825789826793">
            <text:p>88</text:p>
          </table:table-cell>
          <table:table-cell table:style-name="ce8" table:formula="of:=[.G275]+[.H275]" office:value-type="float" office:value="43471">
            <text:p>43,471</text:p>
          </table:table-cell>
          <table:table-cell table:style-name="ce8" table:formula="of:=SUM(OFFSET([.O275];-[.C$5]+1;0;[.C$5];1))+SUM(OFFSET([.Q275];-[.C$6]+1;0;[.C$6];1))+[.S275]" office:value-type="float" office:value="42060">
            <text:p>42,060</text:p>
          </table:table-cell>
          <table:table-cell table:style-name="ce8" table:formula="of:=SUM(OFFSET([.P275];-[.D$5]+1;0;[.D$5];1))+SUM(OFFSET([.R275];-[.D$6]+1;0;[.D$6];1))+[.T275]" office:value-type="float" office:value="1411">
            <text:p>1,411</text:p>
          </table:table-cell>
          <table:table-cell table:style-name="ce18" table:formula="of:=(SUM(OFFSET([.O275];-[.C$5]+1;0;[.C$5];1))+SUM(OFFSET([.P275];-[.D$5]+1;0;[.D$5];1)))/[.F275]" office:value-type="percentage" office:value="0.00368061466264866">
            <text:p>0%</text:p>
          </table:table-cell>
          <table:table-cell table:style-name="ce18" table:formula="of:=(SUM(OFFSET([.Q275];-[.C$6]+1;0;[.C$6];1))+SUM(OFFSET([.R275];-[.D$6]+1;0;[.D$6];1)))/[.F275]" office:value-type="percentage" office:value="0">
            <text:p>0%</text:p>
          </table:table-cell>
          <table:table-cell table:style-name="ce18" table:formula="of:=SUM([.S275:.T275])/[.F275]" office:value-type="percentage" office:value="0.996319385337351">
            <text:p>100%</text:p>
          </table:table-cell>
          <table:table-cell table:style-name="ce21" table:number-columns-repeated="2"/>
          <table:table-cell table:style-name="ce22" table:formula="of:=SUM([.S274:.S276])/SUM([.T274:.T276])" office:value-type="float" office:value="29.4264532831254">
            <text:p>29.4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75]" office:value-type="float" office:value="41904">
            <text:p>41,904</text:p>
          </table:table-cell>
          <table:table-cell table:style-name="ce8" table:formula="of:=[.V275]" office:value-type="float" office:value="1407">
            <text:p>1,407</text:p>
          </table:table-cell>
          <table:table-cell table:style-name="ce8" office:value-type="float" office:value="41904">
            <text:p>41,904</text:p>
          </table:table-cell>
          <table:table-cell table:style-name="ce8" office:value-type="float" office:value="1407">
            <text:p>1,407</text:p>
          </table:table-cell>
          <table:table-cell table:number-columns-repeated="1002"/>
        </table:table-row>
        <table:table-row table:style-name="ro1">
          <table:table-cell table:style-name="ce3" office:value-type="float" office:value="1982">
            <text:p>1982</text:p>
          </table:table-cell>
          <table:table-cell office:value-type="string">
            <text:p>after WWII</text:p>
          </table:table-cell>
          <table:table-cell table:style-name="ce8" office:value-type="float" office:value="49581.6">
            <text:p>49,582</text:p>
          </table:table-cell>
          <table:table-cell table:style-name="ce11" table:formula="of:=[.G276]/[.H276]" office:value-type="float" office:value="31.9736842105263">
            <text:p>32.0</text:p>
          </table:table-cell>
          <table:table-cell table:style-name="ce8" table:formula="of:=[.F276]*100/[.C276]" office:value-type="float" office:value="88.4501508624167">
            <text:p>88</text:p>
          </table:table-cell>
          <table:table-cell table:style-name="ce8" table:formula="of:=[.G276]+[.H276]" office:value-type="float" office:value="43855">
            <text:p>43,855</text:p>
          </table:table-cell>
          <table:table-cell table:style-name="ce8" table:formula="of:=SUM(OFFSET([.O276];-[.C$5]+1;0;[.C$5];1))+SUM(OFFSET([.Q276];-[.C$6]+1;0;[.C$6];1))+[.S276]" office:value-type="float" office:value="42525">
            <text:p>42,525</text:p>
          </table:table-cell>
          <table:table-cell table:style-name="ce8" table:formula="of:=SUM(OFFSET([.P276];-[.D$5]+1;0;[.D$5];1))+SUM(OFFSET([.R276];-[.D$6]+1;0;[.D$6];1))+[.T276]" office:value-type="float" office:value="1330">
            <text:p>1,330</text:p>
          </table:table-cell>
          <table:table-cell table:style-name="ce18" table:formula="of:=(SUM(OFFSET([.O276];-[.C$5]+1;0;[.C$5];1))+SUM(OFFSET([.P276];-[.D$5]+1;0;[.D$5];1)))/[.F276]" office:value-type="percentage" office:value="0.00337475772431878">
            <text:p>0%</text:p>
          </table:table-cell>
          <table:table-cell table:style-name="ce18" table:formula="of:=(SUM(OFFSET([.Q276];-[.C$6]+1;0;[.C$6];1))+SUM(OFFSET([.R276];-[.D$6]+1;0;[.D$6];1)))/[.F276]" office:value-type="percentage" office:value="0">
            <text:p>0%</text:p>
          </table:table-cell>
          <table:table-cell table:style-name="ce18" table:formula="of:=SUM([.S276:.T276])/[.F276]" office:value-type="percentage" office:value="0.996625242275681">
            <text:p>100%</text:p>
          </table:table-cell>
          <table:table-cell table:style-name="ce21" table:number-columns-repeated="2"/>
          <table:table-cell table:style-name="ce22" table:formula="of:=SUM([.S275:.S277])/SUM([.T275:.T277])" office:value-type="float" office:value="30.6468590831918">
            <text:p>30.6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76]" office:value-type="float" office:value="42381">
            <text:p>42,381</text:p>
          </table:table-cell>
          <table:table-cell table:style-name="ce8" table:formula="of:=[.V276]" office:value-type="float" office:value="1326">
            <text:p>1,326</text:p>
          </table:table-cell>
          <table:table-cell table:style-name="ce8" office:value-type="float" office:value="42381">
            <text:p>42,381</text:p>
          </table:table-cell>
          <table:table-cell table:style-name="ce8" office:value-type="float" office:value="1326">
            <text:p>1,326</text:p>
          </table:table-cell>
          <table:table-cell table:number-columns-repeated="1002"/>
        </table:table-row>
        <table:table-row table:style-name="ro1">
          <table:table-cell table:style-name="ce3" office:value-type="float" office:value="1983">
            <text:p>1983</text:p>
          </table:table-cell>
          <table:table-cell office:value-type="string">
            <text:p>after WWII</text:p>
          </table:table-cell>
          <table:table-cell table:style-name="ce8" office:value-type="float" office:value="49617">
            <text:p>49,617</text:p>
          </table:table-cell>
          <table:table-cell table:style-name="ce11" table:formula="of:=[.G277]/[.H277]" office:value-type="float" office:value="30.2783357245337">
            <text:p>30.3</text:p>
          </table:table-cell>
          <table:table-cell table:style-name="ce8" table:formula="of:=[.F277]*100/[.C277]" office:value-type="float" office:value="87.8771388838503">
            <text:p>88</text:p>
          </table:table-cell>
          <table:table-cell table:style-name="ce8" table:formula="of:=[.G277]+[.H277]" office:value-type="float" office:value="43602">
            <text:p>43,602</text:p>
          </table:table-cell>
          <table:table-cell table:style-name="ce8" table:formula="of:=SUM(OFFSET([.O277];-[.C$5]+1;0;[.C$5];1))+SUM(OFFSET([.Q277];-[.C$6]+1;0;[.C$6];1))+[.S277]" office:value-type="float" office:value="42208">
            <text:p>42,208</text:p>
          </table:table-cell>
          <table:table-cell table:style-name="ce8" table:formula="of:=SUM(OFFSET([.P277];-[.D$5]+1;0;[.D$5];1))+SUM(OFFSET([.R277];-[.D$6]+1;0;[.D$6];1))+[.T277]" office:value-type="float" office:value="1394">
            <text:p>1,394</text:p>
          </table:table-cell>
          <table:table-cell table:style-name="ce18" table:formula="of:=(SUM(OFFSET([.O277];-[.C$5]+1;0;[.C$5];1))+SUM(OFFSET([.P277];-[.D$5]+1;0;[.D$5];1)))/[.F277]" office:value-type="percentage" office:value="0.0032108618870694">
            <text:p>0%</text:p>
          </table:table-cell>
          <table:table-cell table:style-name="ce18" table:formula="of:=(SUM(OFFSET([.Q277];-[.C$6]+1;0;[.C$6];1))+SUM(OFFSET([.R277];-[.D$6]+1;0;[.D$6];1)))/[.F277]" office:value-type="percentage" office:value="0">
            <text:p>0%</text:p>
          </table:table-cell>
          <table:table-cell table:style-name="ce18" table:formula="of:=SUM([.S277:.T277])/[.F277]" office:value-type="percentage" office:value="0.996789138112931">
            <text:p>100%</text:p>
          </table:table-cell>
          <table:table-cell table:style-name="ce21" table:number-columns-repeated="2"/>
          <table:table-cell table:style-name="ce22" table:formula="of:=SUM([.S276:.S278])/SUM([.T276:.T278])" office:value-type="float" office:value="30.1444258772977">
            <text:p>30.1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77]" office:value-type="float" office:value="42072">
            <text:p>42,072</text:p>
          </table:table-cell>
          <table:table-cell table:style-name="ce8" table:formula="of:=[.V277]" office:value-type="float" office:value="1390">
            <text:p>1,390</text:p>
          </table:table-cell>
          <table:table-cell table:style-name="ce8" office:value-type="float" office:value="42072">
            <text:p>42,072</text:p>
          </table:table-cell>
          <table:table-cell table:style-name="ce8" office:value-type="float" office:value="1390">
            <text:p>1,390</text:p>
          </table:table-cell>
          <table:table-cell table:number-columns-repeated="1002"/>
        </table:table-row>
        <table:table-row table:style-name="ro1">
          <table:table-cell table:style-name="ce3" office:value-type="float" office:value="1984">
            <text:p>1984</text:p>
          </table:table-cell>
          <table:table-cell office:value-type="string">
            <text:p>after WWII</text:p>
          </table:table-cell>
          <table:table-cell table:style-name="ce8" office:value-type="float" office:value="49713.1">
            <text:p>49,713</text:p>
          </table:table-cell>
          <table:table-cell table:style-name="ce11" table:formula="of:=[.G278]/[.H278]" office:value-type="float" office:value="28.4166666666667">
            <text:p>28.4</text:p>
          </table:table-cell>
          <table:table-cell table:style-name="ce8" table:formula="of:=[.F278]*100/[.C278]" office:value-type="float" office:value="87.3391520544887">
            <text:p>87</text:p>
          </table:table-cell>
          <table:table-cell table:style-name="ce8" table:formula="of:=[.G278]+[.H278]" office:value-type="float" office:value="43419">
            <text:p>43,419</text:p>
          </table:table-cell>
          <table:table-cell table:style-name="ce8" table:formula="of:=SUM(OFFSET([.O278];-[.C$5]+1;0;[.C$5];1))+SUM(OFFSET([.Q278];-[.C$6]+1;0;[.C$6];1))+[.S278]" office:value-type="float" office:value="41943">
            <text:p>41,943</text:p>
          </table:table-cell>
          <table:table-cell table:style-name="ce8" table:formula="of:=SUM(OFFSET([.P278];-[.D$5]+1;0;[.D$5];1))+SUM(OFFSET([.R278];-[.D$6]+1;0;[.D$6];1))+[.T278]" office:value-type="float" office:value="1476">
            <text:p>1,476</text:p>
          </table:table-cell>
          <table:table-cell table:style-name="ce18" table:formula="of:=(SUM(OFFSET([.O278];-[.C$5]+1;0;[.C$5];1))+SUM(OFFSET([.P278];-[.D$5]+1;0;[.D$5];1)))/[.F278]" office:value-type="percentage" office:value="0.00285589258158871">
            <text:p>0%</text:p>
          </table:table-cell>
          <table:table-cell table:style-name="ce18" table:formula="of:=(SUM(OFFSET([.Q278];-[.C$6]+1;0;[.C$6];1))+SUM(OFFSET([.R278];-[.D$6]+1;0;[.D$6];1)))/[.F278]" office:value-type="percentage" office:value="0">
            <text:p>0%</text:p>
          </table:table-cell>
          <table:table-cell table:style-name="ce18" table:formula="of:=SUM([.S278:.T278])/[.F278]" office:value-type="percentage" office:value="0.997144107418411">
            <text:p>100%</text:p>
          </table:table-cell>
          <table:table-cell table:style-name="ce21" table:number-columns-repeated="2"/>
          <table:table-cell table:style-name="ce22" table:formula="of:=SUM([.S277:.S279])/SUM([.T277:.T279])" office:value-type="float" office:value="29.259385665529">
            <text:p>29.3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78]" office:value-type="float" office:value="41822">
            <text:p>41,822</text:p>
          </table:table-cell>
          <table:table-cell table:style-name="ce8" table:formula="of:=[.V278]" office:value-type="float" office:value="1473">
            <text:p>1,473</text:p>
          </table:table-cell>
          <table:table-cell table:style-name="ce8" office:value-type="float" office:value="41822">
            <text:p>41,822</text:p>
          </table:table-cell>
          <table:table-cell table:style-name="ce8" office:value-type="float" office:value="1473">
            <text:p>1,473</text:p>
          </table:table-cell>
          <table:table-cell table:number-columns-repeated="1002"/>
        </table:table-row>
        <table:table-row table:style-name="ro1">
          <table:table-cell table:style-name="ce3" office:value-type="float" office:value="1985">
            <text:p>1985</text:p>
          </table:table-cell>
          <table:table-cell office:value-type="string">
            <text:p>after WWII</text:p>
          </table:table-cell>
          <table:table-cell table:style-name="ce8" office:value-type="float" office:value="49860.7">
            <text:p>49,861</text:p>
          </table:table-cell>
          <table:table-cell table:style-name="ce11" table:formula="of:=[.G279]/[.H279]" office:value-type="float" office:value="29.1882736156352">
            <text:p>29.2</text:p>
          </table:table-cell>
          <table:table-cell table:style-name="ce8" table:formula="of:=[.F279]*100/[.C279]" office:value-type="float" office:value="92.9369222654315">
            <text:p>93</text:p>
          </table:table-cell>
          <table:table-cell table:style-name="ce8" table:formula="of:=[.G279]+[.H279]" office:value-type="float" office:value="46339">
            <text:p>46,339</text:p>
          </table:table-cell>
          <table:table-cell table:style-name="ce8" table:formula="of:=SUM(OFFSET([.O279];-[.C$5]+1;0;[.C$5];1))+SUM(OFFSET([.Q279];-[.C$6]+1;0;[.C$6];1))+[.S279]" office:value-type="float" office:value="44804">
            <text:p>44,804</text:p>
          </table:table-cell>
          <table:table-cell table:style-name="ce8" table:formula="of:=SUM(OFFSET([.P279];-[.D$5]+1;0;[.D$5];1))+SUM(OFFSET([.R279];-[.D$6]+1;0;[.D$6];1))+[.T279]" office:value-type="float" office:value="1535">
            <text:p>1,535</text:p>
          </table:table-cell>
          <table:table-cell table:style-name="ce18" table:formula="of:=(SUM(OFFSET([.O279];-[.C$5]+1;0;[.C$5];1))+SUM(OFFSET([.P279];-[.D$5]+1;0;[.D$5];1)))/[.F279]" office:value-type="percentage" office:value="0.00228749001920628">
            <text:p>0%</text:p>
          </table:table-cell>
          <table:table-cell table:style-name="ce18" table:formula="of:=(SUM(OFFSET([.Q279];-[.C$6]+1;0;[.C$6];1))+SUM(OFFSET([.R279];-[.D$6]+1;0;[.D$6];1)))/[.F279]" office:value-type="percentage" office:value="0">
            <text:p>0%</text:p>
          </table:table-cell>
          <table:table-cell table:style-name="ce18" table:formula="of:=SUM([.S279:.T279])/[.F279]" office:value-type="percentage" office:value="0.997712509980794">
            <text:p>100%</text:p>
          </table:table-cell>
          <table:table-cell table:style-name="ce21" table:number-columns-repeated="2"/>
          <table:table-cell table:style-name="ce22" table:formula="of:=SUM([.S278:.S280])/SUM([.T278:.T280])" office:value-type="float" office:value="28.5529054640069">
            <text:p>28.6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79]" office:value-type="float" office:value="44701">
            <text:p>44,701</text:p>
          </table:table-cell>
          <table:table-cell table:style-name="ce8" table:formula="of:=[.V279]" office:value-type="float" office:value="1532">
            <text:p>1,532</text:p>
          </table:table-cell>
          <table:table-cell table:style-name="ce8" office:value-type="float" office:value="44701">
            <text:p>44,701</text:p>
          </table:table-cell>
          <table:table-cell table:style-name="ce8" office:value-type="float" office:value="1532">
            <text:p>1,532</text:p>
          </table:table-cell>
          <table:table-cell table:number-columns-repeated="1002"/>
        </table:table-row>
        <table:table-row table:style-name="ro1">
          <table:table-cell table:style-name="ce3" office:value-type="float" office:value="1986">
            <text:p>1986</text:p>
          </table:table-cell>
          <table:table-cell office:value-type="string">
            <text:p>after WWII</text:p>
          </table:table-cell>
          <table:table-cell table:style-name="ce8" office:value-type="float" office:value="49998.6">
            <text:p>49,999</text:p>
          </table:table-cell>
          <table:table-cell table:style-name="ce11" table:formula="of:=[.G280]/[.H280]" office:value-type="float" office:value="28.1068322981366">
            <text:p>28.1</text:p>
          </table:table-cell>
          <table:table-cell table:style-name="ce8" table:formula="of:=[.F280]*100/[.C280]" office:value-type="float" office:value="93.7266243454817">
            <text:p>94</text:p>
          </table:table-cell>
          <table:table-cell table:style-name="ce8" table:formula="of:=[.G280]+[.H280]" office:value-type="float" office:value="46862">
            <text:p>46,862</text:p>
          </table:table-cell>
          <table:table-cell table:style-name="ce8" table:formula="of:=SUM(OFFSET([.O280];-[.C$5]+1;0;[.C$5];1))+SUM(OFFSET([.Q280];-[.C$6]+1;0;[.C$6];1))+[.S280]" office:value-type="float" office:value="45252">
            <text:p>45,252</text:p>
          </table:table-cell>
          <table:table-cell table:style-name="ce8" table:formula="of:=SUM(OFFSET([.P280];-[.D$5]+1;0;[.D$5];1))+SUM(OFFSET([.R280];-[.D$6]+1;0;[.D$6];1))+[.T280]" office:value-type="float" office:value="1610">
            <text:p>1,610</text:p>
          </table:table-cell>
          <table:table-cell table:style-name="ce18" table:formula="of:=(SUM(OFFSET([.O280];-[.C$5]+1;0;[.C$5];1))+SUM(OFFSET([.P280];-[.D$5]+1;0;[.D$5];1)))/[.F280]" office:value-type="percentage" office:value="0.00196321113055354">
            <text:p>0%</text:p>
          </table:table-cell>
          <table:table-cell table:style-name="ce18" table:formula="of:=(SUM(OFFSET([.Q280];-[.C$6]+1;0;[.C$6];1))+SUM(OFFSET([.R280];-[.D$6]+1;0;[.D$6];1)))/[.F280]" office:value-type="percentage" office:value="0">
            <text:p>0%</text:p>
          </table:table-cell>
          <table:table-cell table:style-name="ce18" table:formula="of:=SUM([.S280:.T280])/[.F280]" office:value-type="percentage" office:value="0.998036788869447">
            <text:p>100%</text:p>
          </table:table-cell>
          <table:table-cell table:style-name="ce21" table:number-columns-repeated="2"/>
          <table:table-cell table:style-name="ce22" table:formula="of:=SUM([.S279:.S281])/SUM([.T279:.T281])" office:value-type="float" office:value="28.202766880033">
            <text:p>28.2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80]" office:value-type="float" office:value="45163">
            <text:p>45,163</text:p>
          </table:table-cell>
          <table:table-cell table:style-name="ce8" table:formula="of:=[.V280]" office:value-type="float" office:value="1607">
            <text:p>1,607</text:p>
          </table:table-cell>
          <table:table-cell table:style-name="ce8" office:value-type="float" office:value="45163">
            <text:p>45,163</text:p>
          </table:table-cell>
          <table:table-cell table:style-name="ce8" office:value-type="float" office:value="1607">
            <text:p>1,607</text:p>
          </table:table-cell>
          <table:table-cell table:number-columns-repeated="1002"/>
        </table:table-row>
        <table:table-row table:style-name="ro1">
          <table:table-cell table:style-name="ce3" office:value-type="float" office:value="1987">
            <text:p>1987</text:p>
          </table:table-cell>
          <table:table-cell office:value-type="string">
            <text:p>after WWII</text:p>
          </table:table-cell>
          <table:table-cell table:style-name="ce8" office:value-type="float" office:value="50123">
            <text:p>50,123</text:p>
          </table:table-cell>
          <table:table-cell table:style-name="ce11" table:formula="of:=[.G281]/[.H281]" office:value-type="float" office:value="27.4094903339192">
            <text:p>27.4</text:p>
          </table:table-cell>
          <table:table-cell table:style-name="ce8" table:formula="of:=[.F281]*100/[.C281]" office:value-type="float" office:value="96.7519901043433">
            <text:p>97</text:p>
          </table:table-cell>
          <table:table-cell table:style-name="ce8" table:formula="of:=[.G281]+[.H281]" office:value-type="float" office:value="48495">
            <text:p>48,495</text:p>
          </table:table-cell>
          <table:table-cell table:style-name="ce8" table:formula="of:=SUM(OFFSET([.O281];-[.C$5]+1;0;[.C$5];1))+SUM(OFFSET([.Q281];-[.C$6]+1;0;[.C$6];1))+[.S281]" office:value-type="float" office:value="46788">
            <text:p>46,788</text:p>
          </table:table-cell>
          <table:table-cell table:style-name="ce8" table:formula="of:=SUM(OFFSET([.P281];-[.D$5]+1;0;[.D$5];1))+SUM(OFFSET([.R281];-[.D$6]+1;0;[.D$6];1))+[.T281]" office:value-type="float" office:value="1707">
            <text:p>1,707</text:p>
          </table:table-cell>
          <table:table-cell table:style-name="ce18" table:formula="of:=(SUM(OFFSET([.O281];-[.C$5]+1;0;[.C$5];1))+SUM(OFFSET([.P281];-[.D$5]+1;0;[.D$5];1)))/[.F281]" office:value-type="percentage" office:value="0.00142282709557686">
            <text:p>0%</text:p>
          </table:table-cell>
          <table:table-cell table:style-name="ce18" table:formula="of:=(SUM(OFFSET([.Q281];-[.C$6]+1;0;[.C$6];1))+SUM(OFFSET([.R281];-[.D$6]+1;0;[.D$6];1)))/[.F281]" office:value-type="percentage" office:value="0">
            <text:p>0%</text:p>
          </table:table-cell>
          <table:table-cell table:style-name="ce18" table:formula="of:=SUM([.S281:.T281])/[.F281]" office:value-type="percentage" office:value="0.998577172904423">
            <text:p>100%</text:p>
          </table:table-cell>
          <table:table-cell table:style-name="ce21" table:number-columns-repeated="2"/>
          <table:table-cell table:style-name="ce22" table:formula="of:=SUM([.S280:.S282])/SUM([.T280:.T282])" office:value-type="float" office:value="27.4157790927022">
            <text:p>27.4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81]" office:value-type="float" office:value="46722">
            <text:p>46,722</text:p>
          </table:table-cell>
          <table:table-cell table:style-name="ce8" table:formula="of:=[.V281]" office:value-type="float" office:value="1704">
            <text:p>1,704</text:p>
          </table:table-cell>
          <table:table-cell table:style-name="ce8" office:value-type="float" office:value="46722">
            <text:p>46,722</text:p>
          </table:table-cell>
          <table:table-cell table:style-name="ce8" office:value-type="float" office:value="1704">
            <text:p>1,704</text:p>
          </table:table-cell>
          <table:table-cell table:number-columns-repeated="1002"/>
        </table:table-row>
        <table:table-row table:style-name="ro1">
          <table:table-cell table:style-name="ce3" office:value-type="float" office:value="1988">
            <text:p>1988</text:p>
          </table:table-cell>
          <table:table-cell office:value-type="string">
            <text:p>after WWII</text:p>
          </table:table-cell>
          <table:table-cell table:style-name="ce8" office:value-type="float" office:value="50253.6">
            <text:p>50,254</text:p>
          </table:table-cell>
          <table:table-cell table:style-name="ce11" table:formula="of:=[.G282]/[.H282]" office:value-type="float" office:value="26.7842135150483">
            <text:p>26.8</text:p>
          </table:table-cell>
          <table:table-cell table:style-name="ce8" table:formula="of:=[.F282]*100/[.C282]" office:value-type="float" office:value="97.3621790279701">
            <text:p>97</text:p>
          </table:table-cell>
          <table:table-cell table:style-name="ce8" table:formula="of:=[.G282]+[.H282]" office:value-type="float" office:value="48928">
            <text:p>48,928</text:p>
          </table:table-cell>
          <table:table-cell table:style-name="ce8" table:formula="of:=SUM(OFFSET([.O282];-[.C$5]+1;0;[.C$5];1))+SUM(OFFSET([.Q282];-[.C$6]+1;0;[.C$6];1))+[.S282]" office:value-type="float" office:value="47167">
            <text:p>47,167</text:p>
          </table:table-cell>
          <table:table-cell table:style-name="ce8" table:formula="of:=SUM(OFFSET([.P282];-[.D$5]+1;0;[.D$5];1))+SUM(OFFSET([.R282];-[.D$6]+1;0;[.D$6];1))+[.T282]" office:value-type="float" office:value="1761">
            <text:p>1,761</text:p>
          </table:table-cell>
          <table:table-cell table:style-name="ce18" table:formula="of:=(SUM(OFFSET([.O282];-[.C$5]+1;0;[.C$5];1))+SUM(OFFSET([.P282];-[.D$5]+1;0;[.D$5];1)))/[.F282]" office:value-type="percentage" office:value="0.00114453891432309">
            <text:p>0%</text:p>
          </table:table-cell>
          <table:table-cell table:style-name="ce18" table:formula="of:=(SUM(OFFSET([.Q282];-[.C$6]+1;0;[.C$6];1))+SUM(OFFSET([.R282];-[.D$6]+1;0;[.D$6];1)))/[.F282]" office:value-type="percentage" office:value="0">
            <text:p>0%</text:p>
          </table:table-cell>
          <table:table-cell table:style-name="ce18" table:formula="of:=SUM([.S282:.T282])/[.F282]" office:value-type="percentage" office:value="0.998855461085677">
            <text:p>100%</text:p>
          </table:table-cell>
          <table:table-cell table:style-name="ce21" table:number-columns-repeated="2"/>
          <table:table-cell table:style-name="ce22" table:formula="of:=SUM([.S281:.S283])/SUM([.T281:.T283])" office:value-type="float" office:value="26.8932466041706">
            <text:p>26.9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82]" office:value-type="float" office:value="47113">
            <text:p>47,113</text:p>
          </table:table-cell>
          <table:table-cell table:style-name="ce8" table:formula="of:=[.V282]" office:value-type="float" office:value="1759">
            <text:p>1,759</text:p>
          </table:table-cell>
          <table:table-cell table:style-name="ce8" office:value-type="float" office:value="47113">
            <text:p>47,113</text:p>
          </table:table-cell>
          <table:table-cell table:style-name="ce8" office:value-type="float" office:value="1759">
            <text:p>1,759</text:p>
          </table:table-cell>
          <table:table-cell table:number-columns-repeated="1002"/>
        </table:table-row>
        <table:table-row table:style-name="ro1">
          <table:table-cell table:style-name="ce3" office:value-type="float" office:value="1989">
            <text:p>1989</text:p>
          </table:table-cell>
          <table:table-cell office:value-type="string">
            <text:p>after WWII</text:p>
          </table:table-cell>
          <table:table-cell table:style-name="ce8" office:value-type="float" office:value="50407.8">
            <text:p>50,408</text:p>
          </table:table-cell>
          <table:table-cell table:style-name="ce11" table:formula="of:=[.G283]/[.H283]" office:value-type="float" office:value="26.5019830028329">
            <text:p>26.5</text:p>
          </table:table-cell>
          <table:table-cell table:style-name="ce8" table:formula="of:=[.F283]*100/[.C283]" office:value-type="float" office:value="96.296604890513">
            <text:p>96</text:p>
          </table:table-cell>
          <table:table-cell table:style-name="ce8" table:formula="of:=[.G283]+[.H283]" office:value-type="float" office:value="48541">
            <text:p>48,541</text:p>
          </table:table-cell>
          <table:table-cell table:style-name="ce8" table:formula="of:=SUM(OFFSET([.O283];-[.C$5]+1;0;[.C$5];1))+SUM(OFFSET([.Q283];-[.C$6]+1;0;[.C$6];1))+[.S283]" office:value-type="float" office:value="46776">
            <text:p>46,776</text:p>
          </table:table-cell>
          <table:table-cell table:style-name="ce8" table:formula="of:=SUM(OFFSET([.P283];-[.D$5]+1;0;[.D$5];1))+SUM(OFFSET([.R283];-[.D$6]+1;0;[.D$6];1))+[.T283]" office:value-type="float" office:value="1765">
            <text:p>1,765</text:p>
          </table:table-cell>
          <table:table-cell table:style-name="ce18" table:formula="of:=(SUM(OFFSET([.O283];-[.C$5]+1;0;[.C$5];1))+SUM(OFFSET([.P283];-[.D$5]+1;0;[.D$5];1)))/[.F283]" office:value-type="percentage" office:value="0.000844646793432356">
            <text:p>0%</text:p>
          </table:table-cell>
          <table:table-cell table:style-name="ce18" table:formula="of:=(SUM(OFFSET([.Q283];-[.C$6]+1;0;[.C$6];1))+SUM(OFFSET([.R283];-[.D$6]+1;0;[.D$6];1)))/[.F283]" office:value-type="percentage" office:value="0">
            <text:p>0%</text:p>
          </table:table-cell>
          <table:table-cell table:style-name="ce18" table:formula="of:=SUM([.S283:.T283])/[.F283]" office:value-type="percentage" office:value="0.999155353206568">
            <text:p>100%</text:p>
          </table:table-cell>
          <table:table-cell table:style-name="ce21" table:number-columns-repeated="2"/>
          <table:table-cell table:style-name="ce22" table:formula="of:=SUM([.S282:.S284])/SUM([.T282:.T284])" office:value-type="float" office:value="26.8021484375">
            <text:p>26.8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83]" office:value-type="float" office:value="46736">
            <text:p>46,736</text:p>
          </table:table-cell>
          <table:table-cell table:style-name="ce8" table:formula="of:=[.V283]" office:value-type="float" office:value="1764">
            <text:p>1,764</text:p>
          </table:table-cell>
          <table:table-cell table:style-name="ce8" office:value-type="float" office:value="46736">
            <text:p>46,736</text:p>
          </table:table-cell>
          <table:table-cell table:style-name="ce8" office:value-type="float" office:value="1764">
            <text:p>1,764</text:p>
          </table:table-cell>
          <table:table-cell table:number-columns-repeated="1002"/>
        </table:table-row>
        <table:table-row table:style-name="ro1">
          <table:table-cell table:style-name="ce3" office:value-type="float" office:value="1990">
            <text:p>1990</text:p>
          </table:table-cell>
          <table:table-cell office:value-type="string">
            <text:p>after WWII</text:p>
          </table:table-cell>
          <table:table-cell table:style-name="ce8" office:value-type="float" office:value="50560.6">
            <text:p>50,561</text:p>
          </table:table-cell>
          <table:table-cell table:style-name="ce11" table:formula="of:=[.G284]/[.H284]" office:value-type="float" office:value="27.1803381340013">
            <text:p>27.2</text:p>
          </table:table-cell>
          <table:table-cell table:style-name="ce8" table:formula="of:=[.F284]*100/[.C284]" office:value-type="float" office:value="89.0100196595768">
            <text:p>89</text:p>
          </table:table-cell>
          <table:table-cell table:style-name="ce8" table:formula="of:=[.G284]+[.H284]" office:value-type="float" office:value="45004">
            <text:p>45,004</text:p>
          </table:table-cell>
          <table:table-cell table:style-name="ce8" table:formula="of:=SUM(OFFSET([.O284];-[.C$5]+1;0;[.C$5];1))+SUM(OFFSET([.Q284];-[.C$6]+1;0;[.C$6];1))+[.S284]" office:value-type="float" office:value="43407">
            <text:p>43,407</text:p>
          </table:table-cell>
          <table:table-cell table:style-name="ce8" table:formula="of:=SUM(OFFSET([.P284];-[.D$5]+1;0;[.D$5];1))+SUM(OFFSET([.R284];-[.D$6]+1;0;[.D$6];1))+[.T284]" office:value-type="float" office:value="1597">
            <text:p>1,597</text:p>
          </table:table-cell>
          <table:table-cell table:style-name="ce18" table:formula="of:=(SUM(OFFSET([.O284];-[.C$5]+1;0;[.C$5];1))+SUM(OFFSET([.P284];-[.D$5]+1;0;[.D$5];1)))/[.F284]" office:value-type="percentage" office:value="0.000644387165585281">
            <text:p>0%</text:p>
          </table:table-cell>
          <table:table-cell table:style-name="ce18" table:formula="of:=(SUM(OFFSET([.Q284];-[.C$6]+1;0;[.C$6];1))+SUM(OFFSET([.R284];-[.D$6]+1;0;[.D$6];1)))/[.F284]" office:value-type="percentage" office:value="0">
            <text:p>0%</text:p>
          </table:table-cell>
          <table:table-cell table:style-name="ce18" table:formula="of:=SUM([.S284:.T284])/[.F284]" office:value-type="percentage" office:value="0.999355612834415">
            <text:p>100%</text:p>
          </table:table-cell>
          <table:table-cell table:style-name="ce21" table:number-columns-repeated="2"/>
          <table:table-cell table:style-name="ce22" table:formula="of:=SUM([.S283:.S285])/SUM([.T283:.T285])" office:value-type="float" office:value="27.1065040650406">
            <text:p>27.1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84]" office:value-type="float" office:value="43378">
            <text:p>43,378</text:p>
          </table:table-cell>
          <table:table-cell table:style-name="ce8" table:formula="of:=[.V284]" office:value-type="float" office:value="1597">
            <text:p>1,597</text:p>
          </table:table-cell>
          <table:table-cell table:style-name="ce8" office:value-type="float" office:value="43378">
            <text:p>43,378</text:p>
          </table:table-cell>
          <table:table-cell table:style-name="ce8" office:value-type="float" office:value="1597">
            <text:p>1,597</text:p>
          </table:table-cell>
          <table:table-cell table:number-columns-repeated="1002"/>
        </table:table-row>
        <table:table-row table:style-name="ro1">
          <table:table-cell table:style-name="ce3" office:value-type="float" office:value="1991">
            <text:p>1991</text:p>
          </table:table-cell>
          <table:table-cell office:value-type="string">
            <text:p>after WWII</text:p>
          </table:table-cell>
          <table:table-cell table:style-name="ce8" office:value-type="float" office:value="50748">
            <text:p>50,748</text:p>
          </table:table-cell>
          <table:table-cell table:style-name="ce11" table:formula="of:=[.G285]/[.H285]" office:value-type="float" office:value="27.7607440667094">
            <text:p>27.8</text:p>
          </table:table-cell>
          <table:table-cell table:style-name="ce8" table:formula="of:=[.F285]*100/[.C285]" office:value-type="float" office:value="88.3542208559943">
            <text:p>88</text:p>
          </table:table-cell>
          <table:table-cell table:style-name="ce8" table:formula="of:=[.G285]+[.H285]" office:value-type="float" office:value="44838">
            <text:p>44,838</text:p>
          </table:table-cell>
          <table:table-cell table:style-name="ce8" table:formula="of:=SUM(OFFSET([.O285];-[.C$5]+1;0;[.C$5];1))+SUM(OFFSET([.Q285];-[.C$6]+1;0;[.C$6];1))+[.S285]" office:value-type="float" office:value="43279">
            <text:p>43,279</text:p>
          </table:table-cell>
          <table:table-cell table:style-name="ce8" table:formula="of:=SUM(OFFSET([.P285];-[.D$5]+1;0;[.D$5];1))+SUM(OFFSET([.R285];-[.D$6]+1;0;[.D$6];1))+[.T285]" office:value-type="float" office:value="1559">
            <text:p>1,559</text:p>
          </table:table-cell>
          <table:table-cell table:style-name="ce18" table:formula="of:=(SUM(OFFSET([.O285];-[.C$5]+1;0;[.C$5];1))+SUM(OFFSET([.P285];-[.D$5]+1;0;[.D$5];1)))/[.F285]" office:value-type="percentage" office:value="0.000646772826620277">
            <text:p>0%</text:p>
          </table:table-cell>
          <table:table-cell table:style-name="ce18" table:formula="of:=(SUM(OFFSET([.Q285];-[.C$6]+1;0;[.C$6];1))+SUM(OFFSET([.R285];-[.D$6]+1;0;[.D$6];1)))/[.F285]" office:value-type="percentage" office:value="0">
            <text:p>0%</text:p>
          </table:table-cell>
          <table:table-cell table:style-name="ce18" table:formula="of:=SUM([.S285:.T285])/[.F285]" office:value-type="percentage" office:value="0.99935322717338">
            <text:p>100%</text:p>
          </table:table-cell>
          <table:table-cell table:style-name="ce21" table:number-columns-repeated="2"/>
          <table:table-cell table:style-name="ce22" table:formula="of:=SUM([.S284:.S286])/SUM([.T284:.T286])" office:value-type="float" office:value="27.5084781687156">
            <text:p>27.5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85]" office:value-type="float" office:value="43250">
            <text:p>43,250</text:p>
          </table:table-cell>
          <table:table-cell table:style-name="ce8" table:formula="of:=[.V285]" office:value-type="float" office:value="1559">
            <text:p>1,559</text:p>
          </table:table-cell>
          <table:table-cell table:style-name="ce8" office:value-type="float" office:value="43250">
            <text:p>43,250</text:p>
          </table:table-cell>
          <table:table-cell table:style-name="ce8" office:value-type="float" office:value="1559">
            <text:p>1,559</text:p>
          </table:table-cell>
          <table:table-cell table:number-columns-repeated="1002"/>
        </table:table-row>
        <table:table-row table:style-name="ro1">
          <table:table-cell table:style-name="ce3" office:value-type="float" office:value="1992">
            <text:p>1992</text:p>
          </table:table-cell>
          <table:table-cell office:value-type="string">
            <text:p>after WWII</text:p>
          </table:table-cell>
          <table:table-cell table:style-name="ce8" office:value-type="float" office:value="50875.6">
            <text:p>50,876</text:p>
          </table:table-cell>
          <table:table-cell table:style-name="ce11" table:formula="of:=[.G286]/[.H286]" office:value-type="float" office:value="27.6466069142125">
            <text:p>27.6</text:p>
          </table:table-cell>
          <table:table-cell table:style-name="ce8" table:formula="of:=[.F286]*100/[.C286]" office:value-type="float" office:value="87.951788283578">
            <text:p>88</text:p>
          </table:table-cell>
          <table:table-cell table:style-name="ce8" table:formula="of:=[.G286]+[.H286]" office:value-type="float" office:value="44746">
            <text:p>44,746</text:p>
          </table:table-cell>
          <table:table-cell table:style-name="ce8" table:formula="of:=SUM(OFFSET([.O286];-[.C$5]+1;0;[.C$5];1))+SUM(OFFSET([.Q286];-[.C$6]+1;0;[.C$6];1))+[.S286]" office:value-type="float" office:value="43184">
            <text:p>43,184</text:p>
          </table:table-cell>
          <table:table-cell table:style-name="ce8" table:formula="of:=SUM(OFFSET([.P286];-[.D$5]+1;0;[.D$5];1))+SUM(OFFSET([.R286];-[.D$6]+1;0;[.D$6];1))+[.T286]" office:value-type="float" office:value="1562">
            <text:p>1,562</text:p>
          </table:table-cell>
          <table:table-cell table:style-name="ce18" table:formula="of:=(SUM(OFFSET([.O286];-[.C$5]+1;0;[.C$5];1))+SUM(OFFSET([.P286];-[.D$5]+1;0;[.D$5];1)))/[.F286]" office:value-type="percentage" office:value="0.000603405891029366">
            <text:p>0%</text:p>
          </table:table-cell>
          <table:table-cell table:style-name="ce18" table:formula="of:=(SUM(OFFSET([.Q286];-[.C$6]+1;0;[.C$6];1))+SUM(OFFSET([.R286];-[.D$6]+1;0;[.D$6];1)))/[.F286]" office:value-type="percentage" office:value="0">
            <text:p>0%</text:p>
          </table:table-cell>
          <table:table-cell table:style-name="ce18" table:formula="of:=SUM([.S286:.T286])/[.F286]" office:value-type="percentage" office:value="0.999396594108971">
            <text:p>100%</text:p>
          </table:table-cell>
          <table:table-cell table:style-name="ce21" table:number-columns-repeated="2"/>
          <table:table-cell table:style-name="ce22" table:formula="of:=SUM([.S285:.S287])/SUM([.T285:.T287])" office:value-type="float" office:value="27.6373344724477">
            <text:p>27.6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86]" office:value-type="float" office:value="43157">
            <text:p>43,157</text:p>
          </table:table-cell>
          <table:table-cell table:style-name="ce8" table:formula="of:=[.V286]" office:value-type="float" office:value="1562">
            <text:p>1,562</text:p>
          </table:table-cell>
          <table:table-cell table:style-name="ce8" office:value-type="float" office:value="43157">
            <text:p>43,157</text:p>
          </table:table-cell>
          <table:table-cell table:style-name="ce8" office:value-type="float" office:value="1562">
            <text:p>1,562</text:p>
          </table:table-cell>
          <table:table-cell table:number-columns-repeated="1002"/>
        </table:table-row>
        <table:table-row table:style-name="ro1">
          <table:table-cell table:style-name="ce3" office:value-type="float" office:value="1993">
            <text:p>1993</text:p>
          </table:table-cell>
          <table:table-cell office:value-type="string">
            <text:p>after WWII</text:p>
          </table:table-cell>
          <table:table-cell table:style-name="ce8" office:value-type="float" office:value="50985.9">
            <text:p>50,986</text:p>
          </table:table-cell>
          <table:table-cell table:style-name="ce11" table:formula="of:=[.G287]/[.H287]" office:value-type="float" office:value="27.5554131966688">
            <text:p>27.6</text:p>
          </table:table-cell>
          <table:table-cell table:style-name="ce8" table:formula="of:=[.F287]*100/[.C287]" office:value-type="float" office:value="87.4261315383273">
            <text:p>87</text:p>
          </table:table-cell>
          <table:table-cell table:style-name="ce8" table:formula="of:=[.G287]+[.H287]" office:value-type="float" office:value="44575">
            <text:p>44,575</text:p>
          </table:table-cell>
          <table:table-cell table:style-name="ce8" table:formula="of:=SUM(OFFSET([.O287];-[.C$5]+1;0;[.C$5];1))+SUM(OFFSET([.Q287];-[.C$6]+1;0;[.C$6];1))+[.S287]" office:value-type="float" office:value="43014">
            <text:p>43,014</text:p>
          </table:table-cell>
          <table:table-cell table:style-name="ce8" table:formula="of:=SUM(OFFSET([.P287];-[.D$5]+1;0;[.D$5];1))+SUM(OFFSET([.R287];-[.D$6]+1;0;[.D$6];1))+[.T287]" office:value-type="float" office:value="1561">
            <text:p>1,561</text:p>
          </table:table-cell>
          <table:table-cell table:style-name="ce18" table:formula="of:=(SUM(OFFSET([.O287];-[.C$5]+1;0;[.C$5];1))+SUM(OFFSET([.P287];-[.D$5]+1;0;[.D$5];1)))/[.F287]" office:value-type="percentage" office:value="0.000515984296130118">
            <text:p>0%</text:p>
          </table:table-cell>
          <table:table-cell table:style-name="ce18" table:formula="of:=(SUM(OFFSET([.Q287];-[.C$6]+1;0;[.C$6];1))+SUM(OFFSET([.R287];-[.D$6]+1;0;[.D$6];1)))/[.F287]" office:value-type="percentage" office:value="0">
            <text:p>0%</text:p>
          </table:table-cell>
          <table:table-cell table:style-name="ce18" table:formula="of:=SUM([.S287:.T287])/[.F287]" office:value-type="percentage" office:value="0.99948401570387">
            <text:p>100%</text:p>
          </table:table-cell>
          <table:table-cell table:style-name="ce21" table:number-columns-repeated="2"/>
          <table:table-cell table:style-name="ce22" table:formula="of:=SUM([.S286:.S288])/SUM([.T286:.T288])" office:value-type="float" office:value="26.9473044183218">
            <text:p>26.9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87]" office:value-type="float" office:value="42991">
            <text:p>42,991</text:p>
          </table:table-cell>
          <table:table-cell table:style-name="ce8" table:formula="of:=[.V287]" office:value-type="float" office:value="1561">
            <text:p>1,561</text:p>
          </table:table-cell>
          <table:table-cell table:style-name="ce8" office:value-type="float" office:value="42991">
            <text:p>42,991</text:p>
          </table:table-cell>
          <table:table-cell table:style-name="ce8" office:value-type="float" office:value="1561">
            <text:p>1,561</text:p>
          </table:table-cell>
          <table:table-cell table:number-columns-repeated="1002"/>
        </table:table-row>
        <table:table-row table:style-name="ro1">
          <table:table-cell table:style-name="ce3" office:value-type="float" office:value="1994">
            <text:p>1994</text:p>
          </table:table-cell>
          <table:table-cell office:value-type="string">
            <text:p>after WWII</text:p>
          </table:table-cell>
          <table:table-cell table:style-name="ce8" office:value-type="float" office:value="51116.2">
            <text:p>51,116</text:p>
          </table:table-cell>
          <table:table-cell table:style-name="ce11" table:formula="of:=[.G288]/[.H288]" office:value-type="float" office:value="25.8569850911099">
            <text:p>25.9</text:p>
          </table:table-cell>
          <table:table-cell table:style-name="ce8" table:formula="of:=[.F288]*100/[.C288]" office:value-type="float" office:value="95.1518305351337">
            <text:p>95</text:p>
          </table:table-cell>
          <table:table-cell table:style-name="ce8" table:formula="of:=[.G288]+[.H288]" office:value-type="float" office:value="48638">
            <text:p>48,638</text:p>
          </table:table-cell>
          <table:table-cell table:style-name="ce8" table:formula="of:=SUM(OFFSET([.O288];-[.C$5]+1;0;[.C$5];1))+SUM(OFFSET([.Q288];-[.C$6]+1;0;[.C$6];1))+[.S288]" office:value-type="float" office:value="46827">
            <text:p>46,827</text:p>
          </table:table-cell>
          <table:table-cell table:style-name="ce8" table:formula="of:=SUM(OFFSET([.P288];-[.D$5]+1;0;[.D$5];1))+SUM(OFFSET([.R288];-[.D$6]+1;0;[.D$6];1))+[.T288]" office:value-type="float" office:value="1811">
            <text:p>1,811</text:p>
          </table:table-cell>
          <table:table-cell table:style-name="ce18" table:formula="of:=(SUM(OFFSET([.O288];-[.C$5]+1;0;[.C$5];1))+SUM(OFFSET([.P288];-[.D$5]+1;0;[.D$5];1)))/[.F288]" office:value-type="percentage" office:value="0.000349520950696986">
            <text:p>0%</text:p>
          </table:table-cell>
          <table:table-cell table:style-name="ce18" table:formula="of:=(SUM(OFFSET([.Q288];-[.C$6]+1;0;[.C$6];1))+SUM(OFFSET([.R288];-[.D$6]+1;0;[.D$6];1)))/[.F288]" office:value-type="percentage" office:value="0">
            <text:p>0%</text:p>
          </table:table-cell>
          <table:table-cell table:style-name="ce18" table:formula="of:=SUM([.S288:.T288])/[.F288]" office:value-type="percentage" office:value="0.999650479049303">
            <text:p>100%</text:p>
          </table:table-cell>
          <table:table-cell table:style-name="ce21" table:number-columns-repeated="2"/>
          <table:table-cell table:style-name="ce22" table:formula="of:=SUM([.S287:.S289])/SUM([.T287:.T289])" office:value-type="float" office:value="25.936086712764">
            <text:p>25.9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88]" office:value-type="float" office:value="46810">
            <text:p>46,810</text:p>
          </table:table-cell>
          <table:table-cell table:style-name="ce8" table:formula="of:=[.V288]" office:value-type="float" office:value="1811">
            <text:p>1,811</text:p>
          </table:table-cell>
          <table:table-cell table:style-name="ce8" office:value-type="float" office:value="46810">
            <text:p>46,810</text:p>
          </table:table-cell>
          <table:table-cell table:style-name="ce8" office:value-type="float" office:value="1811">
            <text:p>1,811</text:p>
          </table:table-cell>
          <table:table-cell table:number-columns-repeated="1002"/>
        </table:table-row>
        <table:table-row table:style-name="ro1">
          <table:table-cell table:style-name="ce3" office:value-type="float" office:value="1995">
            <text:p>1995</text:p>
          </table:table-cell>
          <table:table-cell office:value-type="string">
            <text:p>after WWII</text:p>
          </table:table-cell>
          <table:table-cell table:style-name="ce8" office:value-type="float" office:value="51272">
            <text:p>51,272</text:p>
          </table:table-cell>
          <table:table-cell table:style-name="ce11" table:formula="of:=[.G289]/[.H289]" office:value-type="float" office:value="24.7584638706417">
            <text:p>24.8</text:p>
          </table:table-cell>
          <table:table-cell table:style-name="ce8" table:formula="of:=[.F289]*100/[.C289]" office:value-type="float" office:value="99.4226868466219">
            <text:p>99</text:p>
          </table:table-cell>
          <table:table-cell table:style-name="ce8" table:formula="of:=[.G289]+[.H289]" office:value-type="float" office:value="50976">
            <text:p>50,976</text:p>
          </table:table-cell>
          <table:table-cell table:style-name="ce8" table:formula="of:=SUM(OFFSET([.O289];-[.C$5]+1;0;[.C$5];1))+SUM(OFFSET([.Q289];-[.C$6]+1;0;[.C$6];1))+[.S289]" office:value-type="float" office:value="48997">
            <text:p>48,997</text:p>
          </table:table-cell>
          <table:table-cell table:style-name="ce8" table:formula="of:=SUM(OFFSET([.P289];-[.D$5]+1;0;[.D$5];1))+SUM(OFFSET([.R289];-[.D$6]+1;0;[.D$6];1))+[.T289]" office:value-type="float" office:value="1979">
            <text:p>1,979</text:p>
          </table:table-cell>
          <table:table-cell table:style-name="ce18" table:formula="of:=(SUM(OFFSET([.O289];-[.C$5]+1;0;[.C$5];1))+SUM(OFFSET([.P289];-[.D$5]+1;0;[.D$5];1)))/[.F289]" office:value-type="percentage" office:value="0.000274639045825486">
            <text:p>0%</text:p>
          </table:table-cell>
          <table:table-cell table:style-name="ce18" table:formula="of:=(SUM(OFFSET([.Q289];-[.C$6]+1;0;[.C$6];1))+SUM(OFFSET([.R289];-[.D$6]+1;0;[.D$6];1)))/[.F289]" office:value-type="percentage" office:value="0">
            <text:p>0%</text:p>
          </table:table-cell>
          <table:table-cell table:style-name="ce18" table:formula="of:=SUM([.S289:.T289])/[.F289]" office:value-type="percentage" office:value="0.999725360954174">
            <text:p>100%</text:p>
          </table:table-cell>
          <table:table-cell table:style-name="ce21" table:number-columns-repeated="2"/>
          <table:table-cell table:style-name="ce22" table:formula="of:=SUM([.S288:.S290])/SUM([.T288:.T290])" office:value-type="float" office:value="24.5888962326504">
            <text:p>24.6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89]" office:value-type="float" office:value="48983">
            <text:p>48,983</text:p>
          </table:table-cell>
          <table:table-cell table:style-name="ce8" table:formula="of:=[.V289]" office:value-type="float" office:value="1979">
            <text:p>1,979</text:p>
          </table:table-cell>
          <table:table-cell table:style-name="ce8" office:value-type="float" office:value="48983">
            <text:p>48,983</text:p>
          </table:table-cell>
          <table:table-cell table:style-name="ce8" office:value-type="float" office:value="1979">
            <text:p>1,979</text:p>
          </table:table-cell>
          <table:table-cell table:number-columns-repeated="1002"/>
        </table:table-row>
        <table:table-row table:style-name="ro1">
          <table:table-cell table:style-name="ce3" office:value-type="float" office:value="1996">
            <text:p>1996</text:p>
          </table:table-cell>
          <table:table-cell office:value-type="string">
            <text:p>after WWII</text:p>
          </table:table-cell>
          <table:table-cell table:style-name="ce8" office:value-type="float" office:value="51410.4">
            <text:p>51,410</text:p>
          </table:table-cell>
          <table:table-cell table:style-name="ce11" table:formula="of:=[.G290]/[.H290]" office:value-type="float" office:value="23.4420866489832">
            <text:p>23.4</text:p>
          </table:table-cell>
          <table:table-cell table:style-name="ce8" table:formula="of:=[.F290]*100/[.C290]" office:value-type="float" office:value="107.542442774225">
            <text:p>108</text:p>
          </table:table-cell>
          <table:table-cell table:style-name="ce8" table:formula="of:=[.G290]+[.H290]" office:value-type="float" office:value="55288">
            <text:p>55,288</text:p>
          </table:table-cell>
          <table:table-cell table:style-name="ce8" table:formula="of:=SUM(OFFSET([.O290];-[.C$5]+1;0;[.C$5];1))+SUM(OFFSET([.Q290];-[.C$6]+1;0;[.C$6];1))+[.S290]" office:value-type="float" office:value="53026">
            <text:p>53,026</text:p>
          </table:table-cell>
          <table:table-cell table:style-name="ce8" table:formula="of:=SUM(OFFSET([.P290];-[.D$5]+1;0;[.D$5];1))+SUM(OFFSET([.R290];-[.D$6]+1;0;[.D$6];1))+[.T290]" office:value-type="float" office:value="2262">
            <text:p>2,262</text:p>
          </table:table-cell>
          <table:table-cell table:style-name="ce18" table:formula="of:=(SUM(OFFSET([.O290];-[.C$5]+1;0;[.C$5];1))+SUM(OFFSET([.P290];-[.D$5]+1;0;[.D$5];1)))/[.F290]" office:value-type="percentage" office:value="0.000126609752568369">
            <text:p>0%</text:p>
          </table:table-cell>
          <table:table-cell table:style-name="ce18" table:formula="of:=(SUM(OFFSET([.Q290];-[.C$6]+1;0;[.C$6];1))+SUM(OFFSET([.R290];-[.D$6]+1;0;[.D$6];1)))/[.F290]" office:value-type="percentage" office:value="0">
            <text:p>0%</text:p>
          </table:table-cell>
          <table:table-cell table:style-name="ce18" table:formula="of:=SUM([.S290:.T290])/[.F290]" office:value-type="percentage" office:value="0.999873390247432">
            <text:p>100%</text:p>
          </table:table-cell>
          <table:table-cell table:style-name="ce21" table:number-columns-repeated="2"/>
          <table:table-cell table:style-name="ce22" table:formula="of:=SUM([.S289:.S291])/SUM([.T289:.T291])" office:value-type="float" office:value="23.1985251590515">
            <text:p>23.2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90]" office:value-type="float" office:value="53019">
            <text:p>53,019</text:p>
          </table:table-cell>
          <table:table-cell table:style-name="ce8" table:formula="of:=[.V290]" office:value-type="float" office:value="2262">
            <text:p>2,262</text:p>
          </table:table-cell>
          <table:table-cell table:style-name="ce8" office:value-type="float" office:value="53019">
            <text:p>53,019</text:p>
          </table:table-cell>
          <table:table-cell table:style-name="ce8" office:value-type="float" office:value="2262">
            <text:p>2,262</text:p>
          </table:table-cell>
          <table:table-cell table:number-columns-repeated="1002"/>
        </table:table-row>
        <table:table-row table:style-name="ro1">
          <table:table-cell table:style-name="ce3" office:value-type="float" office:value="1997">
            <text:p>1997</text:p>
          </table:table-cell>
          <table:table-cell office:value-type="string">
            <text:p>after WWII</text:p>
          </table:table-cell>
          <table:table-cell table:style-name="ce8" office:value-type="float" office:value="51559.6">
            <text:p>51,560</text:p>
          </table:table-cell>
          <table:table-cell table:style-name="ce11" table:formula="of:=[.G291]/[.H291]" office:value-type="float" office:value="21.8478504672897">
            <text:p>21.8</text:p>
          </table:table-cell>
          <table:table-cell table:style-name="ce8" table:formula="of:=[.F291]*100/[.C291]" office:value-type="float" office:value="118.538545683054">
            <text:p>119</text:p>
          </table:table-cell>
          <table:table-cell table:style-name="ce8" table:formula="of:=[.G291]+[.H291]" office:value-type="float" office:value="61118">
            <text:p>61,118</text:p>
          </table:table-cell>
          <table:table-cell table:style-name="ce8" table:formula="of:=SUM(OFFSET([.O291];-[.C$5]+1;0;[.C$5];1))+SUM(OFFSET([.Q291];-[.C$6]+1;0;[.C$6];1))+[.S291]" office:value-type="float" office:value="58443">
            <text:p>58,443</text:p>
          </table:table-cell>
          <table:table-cell table:style-name="ce8" table:formula="of:=SUM(OFFSET([.P291];-[.D$5]+1;0;[.D$5];1))+SUM(OFFSET([.R291];-[.D$6]+1;0;[.D$6];1))+[.T291]" office:value-type="float" office:value="2675">
            <text:p>2,675</text:p>
          </table:table-cell>
          <table:table-cell table:style-name="ce18" table:formula="of:=(SUM(OFFSET([.O291];-[.C$5]+1;0;[.C$5];1))+SUM(OFFSET([.P291];-[.D$5]+1;0;[.D$5];1)))/[.F291]" office:value-type="percentage" office:value="0.0000654471677738146">
            <text:p>0%</text:p>
          </table:table-cell>
          <table:table-cell table:style-name="ce18" table:formula="of:=(SUM(OFFSET([.Q291];-[.C$6]+1;0;[.C$6];1))+SUM(OFFSET([.R291];-[.D$6]+1;0;[.D$6];1)))/[.F291]" office:value-type="percentage" office:value="0">
            <text:p>0%</text:p>
          </table:table-cell>
          <table:table-cell table:style-name="ce18" table:formula="of:=SUM([.S291:.T291])/[.F291]" office:value-type="percentage" office:value="0.999934552832226">
            <text:p>100%</text:p>
          </table:table-cell>
          <table:table-cell table:style-name="ce21" table:number-columns-repeated="2"/>
          <table:table-cell table:style-name="ce22" table:formula="of:=SUM([.S290:.S292])/SUM([.T290:.T292])" office:value-type="float" office:value="21.593136035812">
            <text:p>21.6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91]" office:value-type="float" office:value="58439">
            <text:p>58,439</text:p>
          </table:table-cell>
          <table:table-cell table:style-name="ce8" table:formula="of:=[.V291]" office:value-type="float" office:value="2675">
            <text:p>2,675</text:p>
          </table:table-cell>
          <table:table-cell table:style-name="ce8" office:value-type="float" office:value="58439">
            <text:p>58,439</text:p>
          </table:table-cell>
          <table:table-cell table:style-name="ce8" office:value-type="float" office:value="2675">
            <text:p>2,675</text:p>
          </table:table-cell>
          <table:table-cell table:number-columns-repeated="1002"/>
        </table:table-row>
        <table:table-row table:style-name="ro1">
          <table:table-cell table:style-name="ce3" office:value-type="float" office:value="1998">
            <text:p>1998</text:p>
          </table:table-cell>
          <table:table-cell office:value-type="string">
            <text:p>after WWII</text:p>
          </table:table-cell>
          <table:table-cell table:style-name="ce8" office:value-type="float" office:value="51720.1">
            <text:p>51,720</text:p>
          </table:table-cell>
          <table:table-cell table:style-name="ce11" table:formula="of:=[.G292]/[.H292]" office:value-type="float" office:value="20.0309178743961">
            <text:p>20.0</text:p>
          </table:table-cell>
          <table:table-cell table:style-name="ce8" table:formula="of:=[.F292]*100/[.C292]" office:value-type="float" office:value="126.258456576843">
            <text:p>126</text:p>
          </table:table-cell>
          <table:table-cell table:style-name="ce8" table:formula="of:=[.G292]+[.H292]" office:value-type="float" office:value="65301">
            <text:p>65,301</text:p>
          </table:table-cell>
          <table:table-cell table:style-name="ce8" table:formula="of:=SUM(OFFSET([.O292];-[.C$5]+1;0;[.C$5];1))+SUM(OFFSET([.Q292];-[.C$6]+1;0;[.C$6];1))+[.S292]" office:value-type="float" office:value="62196">
            <text:p>62,196</text:p>
          </table:table-cell>
          <table:table-cell table:style-name="ce8" table:formula="of:=SUM(OFFSET([.P292];-[.D$5]+1;0;[.D$5];1))+SUM(OFFSET([.R292];-[.D$6]+1;0;[.D$6];1))+[.T292]" office:value-type="float" office:value="3105">
            <text:p>3,105</text:p>
          </table:table-cell>
          <table:table-cell table:style-name="ce18" table:formula="of:=(SUM(OFFSET([.O292];-[.C$5]+1;0;[.C$5];1))+SUM(OFFSET([.P292];-[.D$5]+1;0;[.D$5];1)))/[.F292]" office:value-type="percentage" office:value="0.0000306274023368708">
            <text:p>0%</text:p>
          </table:table-cell>
          <table:table-cell table:style-name="ce18" table:formula="of:=(SUM(OFFSET([.Q292];-[.C$6]+1;0;[.C$6];1))+SUM(OFFSET([.R292];-[.D$6]+1;0;[.D$6];1)))/[.F292]" office:value-type="percentage" office:value="0">
            <text:p>0%</text:p>
          </table:table-cell>
          <table:table-cell table:style-name="ce18" table:formula="of:=SUM([.S292:.T292])/[.F292]" office:value-type="percentage" office:value="0.999969372597663">
            <text:p>100%</text:p>
          </table:table-cell>
          <table:table-cell table:style-name="ce21" table:number-columns-repeated="2"/>
          <table:table-cell table:style-name="ce22" table:formula="of:=SUM([.S291:.S293])/SUM([.T291:.T293])" office:value-type="float" office:value="20.1790185000554">
            <text:p>20.2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92]" office:value-type="float" office:value="62194">
            <text:p>62,194</text:p>
          </table:table-cell>
          <table:table-cell table:style-name="ce8" table:formula="of:=[.V292]" office:value-type="float" office:value="3105">
            <text:p>3,105</text:p>
          </table:table-cell>
          <table:table-cell table:style-name="ce8" office:value-type="float" office:value="62194">
            <text:p>62,194</text:p>
          </table:table-cell>
          <table:table-cell table:style-name="ce8" office:value-type="float" office:value="3105">
            <text:p>3,105</text:p>
          </table:table-cell>
          <table:table-cell table:number-columns-repeated="1002"/>
        </table:table-row>
        <table:table-row table:style-name="ro1">
          <table:table-cell table:style-name="ce3" office:value-type="float" office:value="1999">
            <text:p>1999</text:p>
          </table:table-cell>
          <table:table-cell office:value-type="string">
            <text:p>after WWII</text:p>
          </table:table-cell>
          <table:table-cell table:style-name="ce8" office:value-type="float" office:value="51933.5">
            <text:p>51,934</text:p>
          </table:table-cell>
          <table:table-cell table:style-name="ce11" table:formula="of:=[.G293]/[.H293]" office:value-type="float" office:value="18.9476439790576">
            <text:p>18.9</text:p>
          </table:table-cell>
          <table:table-cell table:style-name="ce8" table:formula="of:=[.F293]*100/[.C293]" office:value-type="float" office:value="124.717186401841">
            <text:p>125</text:p>
          </table:table-cell>
          <table:table-cell table:style-name="ce8" table:formula="of:=[.G293]+[.H293]" office:value-type="float" office:value="64770">
            <text:p>64,770</text:p>
          </table:table-cell>
          <table:table-cell table:style-name="ce8" table:formula="of:=SUM(OFFSET([.O293];-[.C$5]+1;0;[.C$5];1))+SUM(OFFSET([.Q293];-[.C$6]+1;0;[.C$6];1))+[.S293]" office:value-type="float" office:value="61523">
            <text:p>61,523</text:p>
          </table:table-cell>
          <table:table-cell table:style-name="ce8" table:formula="of:=SUM(OFFSET([.P293];-[.D$5]+1;0;[.D$5];1))+SUM(OFFSET([.R293];-[.D$6]+1;0;[.D$6];1))+[.T293]" office:value-type="float" office:value="3247">
            <text:p>3,247</text:p>
          </table:table-cell>
          <table:table-cell table:style-name="ce18" table:formula="of:=(SUM(OFFSET([.O293];-[.C$5]+1;0;[.C$5];1))+SUM(OFFSET([.P293];-[.D$5]+1;0;[.D$5];1)))/[.F293]" office:value-type="percentage" office:value="0">
            <text:p>0%</text:p>
          </table:table-cell>
          <table:table-cell table:style-name="ce18" table:formula="of:=(SUM(OFFSET([.Q293];-[.C$6]+1;0;[.C$6];1))+SUM(OFFSET([.R293];-[.D$6]+1;0;[.D$6];1)))/[.F293]" office:value-type="percentage" office:value="0">
            <text:p>0%</text:p>
          </table:table-cell>
          <table:table-cell table:style-name="ce18" table:formula="of:=SUM([.S293:.T293])/[.F293]" office:value-type="percentage" office:value="1">
            <text:p>100%</text:p>
          </table:table-cell>
          <table:table-cell table:style-name="ce21" table:number-columns-repeated="2"/>
          <table:table-cell table:style-name="ce22" table:formula="of:=SUM([.S292:.S294])/SUM([.T292:.T294])" office:value-type="float" office:value="19.0650381364667">
            <text:p>19.1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93]" office:value-type="float" office:value="61523">
            <text:p>61,523</text:p>
          </table:table-cell>
          <table:table-cell table:style-name="ce8" table:formula="of:=[.V293]" office:value-type="float" office:value="3247">
            <text:p>3,247</text:p>
          </table:table-cell>
          <table:table-cell table:style-name="ce8" office:value-type="float" office:value="61523">
            <text:p>61,523</text:p>
          </table:table-cell>
          <table:table-cell table:style-name="ce8" office:value-type="float" office:value="3247">
            <text:p>3,247</text:p>
          </table:table-cell>
          <table:table-cell table:number-columns-repeated="1002"/>
        </table:table-row>
        <table:table-row table:style-name="ro1">
          <table:table-cell table:style-name="ce3" office:value-type="float" office:value="2000">
            <text:p>2000</text:p>
          </table:table-cell>
          <table:table-cell office:value-type="string">
            <text:p>after WWII</text:p>
          </table:table-cell>
          <table:table-cell table:style-name="ce8" office:value-type="float" office:value="52140.2">
            <text:p>52,140</text:p>
          </table:table-cell>
          <table:table-cell table:style-name="ce11" table:formula="of:=[.G294]/[.H294]" office:value-type="float" office:value="18.2841791044776">
            <text:p>18.3</text:p>
          </table:table-cell>
          <table:table-cell table:style-name="ce8" table:formula="of:=[.F294]*100/[.C294]" office:value-type="float" office:value="123.90056041212">
            <text:p>124</text:p>
          </table:table-cell>
          <table:table-cell table:style-name="ce8" table:formula="of:=[.G294]+[.H294]" office:value-type="float" office:value="64602">
            <text:p>64,602</text:p>
          </table:table-cell>
          <table:table-cell table:style-name="ce8" table:formula="of:=SUM(OFFSET([.O294];-[.C$5]+1;0;[.C$5];1))+SUM(OFFSET([.Q294];-[.C$6]+1;0;[.C$6];1))+[.S294]" office:value-type="float" office:value="61252">
            <text:p>61,252</text:p>
          </table:table-cell>
          <table:table-cell table:style-name="ce8" table:formula="of:=SUM(OFFSET([.P294];-[.D$5]+1;0;[.D$5];1))+SUM(OFFSET([.R294];-[.D$6]+1;0;[.D$6];1))+[.T294]" office:value-type="float" office:value="3350">
            <text:p>3,350</text:p>
          </table:table-cell>
          <table:table-cell table:style-name="ce18" table:formula="of:=(SUM(OFFSET([.O294];-[.C$5]+1;0;[.C$5];1))+SUM(OFFSET([.P294];-[.D$5]+1;0;[.D$5];1)))/[.F294]" office:value-type="percentage" office:value="0">
            <text:p>0%</text:p>
          </table:table-cell>
          <table:table-cell table:style-name="ce18" table:formula="of:=(SUM(OFFSET([.Q294];-[.C$6]+1;0;[.C$6];1))+SUM(OFFSET([.R294];-[.D$6]+1;0;[.D$6];1)))/[.F294]" office:value-type="percentage" office:value="0">
            <text:p>0%</text:p>
          </table:table-cell>
          <table:table-cell table:style-name="ce18" table:formula="of:=SUM([.S294:.T294])/[.F294]" office:value-type="percentage" office:value="1">
            <text:p>100%</text:p>
          </table:table-cell>
          <table:table-cell table:style-name="ce21" table:number-columns-repeated="2"/>
          <table:table-cell table:style-name="ce22" table:formula="of:=SUM([.S293:.S295])/SUM([.T293:.T295])" office:value-type="float" office:value="17.9292831575892">
            <text:p>17.9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94]" office:value-type="float" office:value="61252">
            <text:p>61,252</text:p>
          </table:table-cell>
          <table:table-cell table:style-name="ce8" table:formula="of:=[.V294]" office:value-type="float" office:value="3350">
            <text:p>3,350</text:p>
          </table:table-cell>
          <table:table-cell table:style-name="ce8" office:value-type="float" office:value="61252">
            <text:p>61,252</text:p>
          </table:table-cell>
          <table:table-cell table:style-name="ce8" office:value-type="float" office:value="3350">
            <text:p>3,350</text:p>
          </table:table-cell>
          <table:table-cell table:number-columns-repeated="1002"/>
        </table:table-row>
        <table:table-row table:style-name="ro1">
          <table:table-cell table:style-name="ce3" office:value-type="float" office:value="2001">
            <text:p>2001</text:p>
          </table:table-cell>
          <table:table-cell office:value-type="string">
            <text:p>after WWII</text:p>
          </table:table-cell>
          <table:table-cell table:style-name="ce8" office:value-type="float" office:value="52360">
            <text:p>52,360</text:p>
          </table:table-cell>
          <table:table-cell table:style-name="ce11" table:formula="of:=[.G295]/[.H295]" office:value-type="float" office:value="16.7272727272727">
            <text:p>16.7</text:p>
          </table:table-cell>
          <table:table-cell table:style-name="ce8" table:formula="of:=[.F295]*100/[.C295]" office:value-type="float" office:value="126.623376623377">
            <text:p>127</text:p>
          </table:table-cell>
          <table:table-cell table:style-name="ce8" table:formula="of:=[.G295]+[.H295]" office:value-type="float" office:value="66300">
            <text:p>66,300</text:p>
          </table:table-cell>
          <table:table-cell table:style-name="ce8" table:formula="of:=SUM(OFFSET([.O295];-[.C$5]+1;0;[.C$5];1))+SUM(OFFSET([.Q295];-[.C$6]+1;0;[.C$6];1))+[.S295]" office:value-type="float" office:value="62560">
            <text:p>62,560</text:p>
          </table:table-cell>
          <table:table-cell table:style-name="ce8" table:formula="of:=SUM(OFFSET([.P295];-[.D$5]+1;0;[.D$5];1))+SUM(OFFSET([.R295];-[.D$6]+1;0;[.D$6];1))+[.T295]" office:value-type="float" office:value="3740">
            <text:p>3,740</text:p>
          </table:table-cell>
          <table:table-cell table:style-name="ce18" table:formula="of:=(SUM(OFFSET([.O295];-[.C$5]+1;0;[.C$5];1))+SUM(OFFSET([.P295];-[.D$5]+1;0;[.D$5];1)))/[.F295]" office:value-type="percentage" office:value="0">
            <text:p>0%</text:p>
          </table:table-cell>
          <table:table-cell table:style-name="ce18" table:formula="of:=(SUM(OFFSET([.Q295];-[.C$6]+1;0;[.C$6];1))+SUM(OFFSET([.R295];-[.D$6]+1;0;[.D$6];1)))/[.F295]" office:value-type="percentage" office:value="0">
            <text:p>0%</text:p>
          </table:table-cell>
          <table:table-cell table:style-name="ce18" table:formula="of:=SUM([.S295:.T295])/[.F295]" office:value-type="percentage" office:value="1">
            <text:p>100%</text:p>
          </table:table-cell>
          <table:table-cell table:style-name="ce21" table:number-columns-repeated="2"/>
          <table:table-cell table:style-name="ce22" table:formula="of:=SUM([.S294:.S296])/SUM([.T294:.T296])" office:value-type="float" office:value="16.7083150408289">
            <text:p>16.7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95]" office:value-type="float" office:value="62560">
            <text:p>62,560</text:p>
          </table:table-cell>
          <table:table-cell table:style-name="ce8" table:formula="of:=[.V295]" office:value-type="float" office:value="3740">
            <text:p>3,740</text:p>
          </table:table-cell>
          <table:table-cell table:style-name="ce8" office:value-type="float" office:value="62560">
            <text:p>62,560</text:p>
          </table:table-cell>
          <table:table-cell table:style-name="ce8" office:value-type="float" office:value="3740">
            <text:p>3,740</text:p>
          </table:table-cell>
          <table:table-cell table:number-columns-repeated="1002"/>
        </table:table-row>
        <table:table-row table:style-name="ro1">
          <table:table-cell table:style-name="ce3" office:value-type="float" office:value="2002">
            <text:p>2002</text:p>
          </table:table-cell>
          <table:table-cell office:value-type="string">
            <text:p>after WWII</text:p>
          </table:table-cell>
          <table:table-cell table:style-name="ce8" office:value-type="float" office:value="52567.3">
            <text:p>52,567</text:p>
          </table:table-cell>
          <table:table-cell table:style-name="ce11" table:formula="of:=[.G296]/[.H296]" office:value-type="float" office:value="15.4638287973947">
            <text:p>15.5</text:p>
          </table:table-cell>
          <table:table-cell table:style-name="ce8" table:formula="of:=[.F296]*100/[.C296]" office:value-type="float" office:value="134.642639055078">
            <text:p>135</text:p>
          </table:table-cell>
          <table:table-cell table:style-name="ce8" table:formula="of:=[.G296]+[.H296]" office:value-type="float" office:value="70778">
            <text:p>70,778</text:p>
          </table:table-cell>
          <table:table-cell table:style-name="ce8" table:formula="of:=SUM(OFFSET([.O296];-[.C$5]+1;0;[.C$5];1))+SUM(OFFSET([.Q296];-[.C$6]+1;0;[.C$6];1))+[.S296]" office:value-type="float" office:value="66479">
            <text:p>66,479</text:p>
          </table:table-cell>
          <table:table-cell table:style-name="ce8" table:formula="of:=SUM(OFFSET([.P296];-[.D$5]+1;0;[.D$5];1))+SUM(OFFSET([.R296];-[.D$6]+1;0;[.D$6];1))+[.T296]" office:value-type="float" office:value="4299">
            <text:p>4,299</text:p>
          </table:table-cell>
          <table:table-cell table:style-name="ce18" table:formula="of:=(SUM(OFFSET([.O296];-[.C$5]+1;0;[.C$5];1))+SUM(OFFSET([.P296];-[.D$5]+1;0;[.D$5];1)))/[.F296]" office:value-type="percentage" office:value="0">
            <text:p>0%</text:p>
          </table:table-cell>
          <table:table-cell table:style-name="ce18" table:formula="of:=(SUM(OFFSET([.Q296];-[.C$6]+1;0;[.C$6];1))+SUM(OFFSET([.R296];-[.D$6]+1;0;[.D$6];1)))/[.F296]" office:value-type="percentage" office:value="0">
            <text:p>0%</text:p>
          </table:table-cell>
          <table:table-cell table:style-name="ce18" table:formula="of:=SUM([.S296:.T296])/[.F296]" office:value-type="percentage" office:value="1">
            <text:p>100%</text:p>
          </table:table-cell>
          <table:table-cell table:style-name="ce21" table:number-columns-repeated="2"/>
          <table:table-cell table:style-name="ce22" table:formula="of:=SUM([.S295:.S297])/SUM([.T295:.T297])" office:value-type="float" office:value="15.8577503209243">
            <text:p>15.9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96]" office:value-type="float" office:value="66479">
            <text:p>66,479</text:p>
          </table:table-cell>
          <table:table-cell table:style-name="ce8" table:formula="of:=[.V296]" office:value-type="float" office:value="4299">
            <text:p>4,299</text:p>
          </table:table-cell>
          <table:table-cell table:style-name="ce8" office:value-type="float" office:value="66479">
            <text:p>66,479</text:p>
          </table:table-cell>
          <table:table-cell table:style-name="ce8" office:value-type="float" office:value="4299">
            <text:p>4,299</text:p>
          </table:table-cell>
          <table:table-cell table:number-columns-repeated="1002"/>
        </table:table-row>
        <table:table-row table:style-name="ro1">
          <table:table-cell table:style-name="ce3" office:value-type="float" office:value="2003">
            <text:p>2003</text:p>
          </table:table-cell>
          <table:table-cell office:value-type="string">
            <text:p>after WWII</text:p>
          </table:table-cell>
          <table:table-cell table:style-name="ce8" office:value-type="float" office:value="52792.2">
            <text:p>52,792</text:p>
          </table:table-cell>
          <table:table-cell table:style-name="ce11" table:formula="of:=[.G297]/[.H297]" office:value-type="float" office:value="15.5055367231638">
            <text:p>15.5</text:p>
          </table:table-cell>
          <table:table-cell table:style-name="ce8" table:formula="of:=[.F297]*100/[.C297]" office:value-type="float" office:value="138.348089301071">
            <text:p>138</text:p>
          </table:table-cell>
          <table:table-cell table:style-name="ce8" table:formula="of:=[.G297]+[.H297]" office:value-type="float" office:value="73037">
            <text:p>73,037</text:p>
          </table:table-cell>
          <table:table-cell table:style-name="ce8" table:formula="of:=SUM(OFFSET([.O297];-[.C$5]+1;0;[.C$5];1))+SUM(OFFSET([.Q297];-[.C$6]+1;0;[.C$6];1))+[.S297]" office:value-type="float" office:value="68612">
            <text:p>68,612</text:p>
          </table:table-cell>
          <table:table-cell table:style-name="ce8" table:formula="of:=SUM(OFFSET([.P297];-[.D$5]+1;0;[.D$5];1))+SUM(OFFSET([.R297];-[.D$6]+1;0;[.D$6];1))+[.T297]" office:value-type="float" office:value="4425">
            <text:p>4,425</text:p>
          </table:table-cell>
          <table:table-cell table:style-name="ce18" table:formula="of:=(SUM(OFFSET([.O297];-[.C$5]+1;0;[.C$5];1))+SUM(OFFSET([.P297];-[.D$5]+1;0;[.D$5];1)))/[.F297]" office:value-type="percentage" office:value="0">
            <text:p>0%</text:p>
          </table:table-cell>
          <table:table-cell table:style-name="ce18" table:formula="of:=(SUM(OFFSET([.Q297];-[.C$6]+1;0;[.C$6];1))+SUM(OFFSET([.R297];-[.D$6]+1;0;[.D$6];1)))/[.F297]" office:value-type="percentage" office:value="0">
            <text:p>0%</text:p>
          </table:table-cell>
          <table:table-cell table:style-name="ce18" table:formula="of:=SUM([.S297:.T297])/[.F297]" office:value-type="percentage" office:value="1">
            <text:p>100%</text:p>
          </table:table-cell>
          <table:table-cell table:style-name="ce21" table:number-columns-repeated="2"/>
          <table:table-cell table:style-name="ce22" table:formula="of:=SUM([.S296:.S298])/SUM([.T296:.T298])" office:value-type="float" office:value="15.586015791072">
            <text:p>15.6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97]" office:value-type="float" office:value="68612">
            <text:p>68,612</text:p>
          </table:table-cell>
          <table:table-cell table:style-name="ce8" table:formula="of:=[.V297]" office:value-type="float" office:value="4425">
            <text:p>4,425</text:p>
          </table:table-cell>
          <table:table-cell table:style-name="ce8" office:value-type="float" office:value="68612">
            <text:p>68,612</text:p>
          </table:table-cell>
          <table:table-cell table:style-name="ce8" office:value-type="float" office:value="4425">
            <text:p>4,425</text:p>
          </table:table-cell>
          <table:table-cell table:number-columns-repeated="1002"/>
        </table:table-row>
        <table:table-row table:style-name="ro1">
          <table:table-cell table:style-name="ce3" office:value-type="float" office:value="2004">
            <text:p>2004</text:p>
          </table:table-cell>
          <table:table-cell office:value-type="string">
            <text:p>after WWII</text:p>
          </table:table-cell>
          <table:table-cell table:style-name="ce8" office:value-type="float" office:value="53053.2">
            <text:p>53,053</text:p>
          </table:table-cell>
          <table:table-cell table:style-name="ce11" table:formula="of:=[.G298]/[.H298]" office:value-type="float" office:value="15.7841726618705">
            <text:p>15.8</text:p>
          </table:table-cell>
          <table:table-cell table:style-name="ce8" table:formula="of:=[.F298]*100/[.C298]" office:value-type="float" office:value="140.7191272157">
            <text:p>141</text:p>
          </table:table-cell>
          <table:table-cell table:style-name="ce8" table:formula="of:=[.G298]+[.H298]" office:value-type="float" office:value="74656">
            <text:p>74,656</text:p>
          </table:table-cell>
          <table:table-cell table:style-name="ce8" table:formula="of:=SUM(OFFSET([.O298];-[.C$5]+1;0;[.C$5];1))+SUM(OFFSET([.Q298];-[.C$6]+1;0;[.C$6];1))+[.S298]" office:value-type="float" office:value="70208">
            <text:p>70,208</text:p>
          </table:table-cell>
          <table:table-cell table:style-name="ce8" table:formula="of:=SUM(OFFSET([.P298];-[.D$5]+1;0;[.D$5];1))+SUM(OFFSET([.R298];-[.D$6]+1;0;[.D$6];1))+[.T298]" office:value-type="float" office:value="4448">
            <text:p>4,448</text:p>
          </table:table-cell>
          <table:table-cell table:style-name="ce18" table:formula="of:=(SUM(OFFSET([.O298];-[.C$5]+1;0;[.C$5];1))+SUM(OFFSET([.P298];-[.D$5]+1;0;[.D$5];1)))/[.F298]" office:value-type="percentage" office:value="0">
            <text:p>0%</text:p>
          </table:table-cell>
          <table:table-cell table:style-name="ce18" table:formula="of:=(SUM(OFFSET([.Q298];-[.C$6]+1;0;[.C$6];1))+SUM(OFFSET([.R298];-[.D$6]+1;0;[.D$6];1)))/[.F298]" office:value-type="percentage" office:value="0">
            <text:p>0%</text:p>
          </table:table-cell>
          <table:table-cell table:style-name="ce18" table:formula="of:=SUM([.S298:.T298])/[.F298]" office:value-type="percentage" office:value="1">
            <text:p>100%</text:p>
          </table:table-cell>
          <table:table-cell table:style-name="ce21" table:number-columns-repeated="2"/>
          <table:table-cell table:style-name="ce22" table:formula="of:=SUM([.S297:.S299])/SUM([.T297:.T299])" office:value-type="float" office:value="15.7670164917541">
            <text:p>15.8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98]" office:value-type="float" office:value="70208">
            <text:p>70,208</text:p>
          </table:table-cell>
          <table:table-cell table:style-name="ce8" table:formula="of:=[.V298]" office:value-type="float" office:value="4448">
            <text:p>4,448</text:p>
          </table:table-cell>
          <table:table-cell table:style-name="ce8" office:value-type="float" office:value="70208">
            <text:p>70,208</text:p>
          </table:table-cell>
          <table:table-cell table:style-name="ce8" office:value-type="float" office:value="4448">
            <text:p>4,448</text:p>
          </table:table-cell>
          <table:table-cell table:number-columns-repeated="1002"/>
        </table:table-row>
        <table:table-row table:style-name="ro1">
          <table:table-cell table:style-name="ce3" office:value-type="float" office:value="2005">
            <text:p>2005</text:p>
          </table:table-cell>
          <table:table-cell office:value-type="string">
            <text:p>after WWII</text:p>
          </table:table-cell>
          <table:table-cell table:style-name="ce8" office:value-type="float" office:value="53416.3">
            <text:p>53,416</text:p>
          </table:table-cell>
          <table:table-cell table:style-name="ce11" table:formula="of:=[.G299]/[.H299]" office:value-type="float" office:value="16.0089545556302">
            <text:p>16.0</text:p>
          </table:table-cell>
          <table:table-cell table:style-name="ce8" table:formula="of:=[.F299]*100/[.C299]" office:value-type="float" office:value="142.239353905081">
            <text:p>142</text:p>
          </table:table-cell>
          <table:table-cell table:style-name="ce8" table:formula="of:=[.G299]+[.H299]" office:value-type="float" office:value="75979">
            <text:p>75,979</text:p>
          </table:table-cell>
          <table:table-cell table:style-name="ce8" table:formula="of:=SUM(OFFSET([.O299];-[.C$5]+1;0;[.C$5];1))+SUM(OFFSET([.Q299];-[.C$6]+1;0;[.C$6];1))+[.S299]" office:value-type="float" office:value="71512">
            <text:p>71,512</text:p>
          </table:table-cell>
          <table:table-cell table:style-name="ce8" table:formula="of:=SUM(OFFSET([.P299];-[.D$5]+1;0;[.D$5];1))+SUM(OFFSET([.R299];-[.D$6]+1;0;[.D$6];1))+[.T299]" office:value-type="float" office:value="4467">
            <text:p>4,467</text:p>
          </table:table-cell>
          <table:table-cell table:style-name="ce18" table:formula="of:=(SUM(OFFSET([.O299];-[.C$5]+1;0;[.C$5];1))+SUM(OFFSET([.P299];-[.D$5]+1;0;[.D$5];1)))/[.F299]" office:value-type="percentage" office:value="0">
            <text:p>0%</text:p>
          </table:table-cell>
          <table:table-cell table:style-name="ce18" table:formula="of:=(SUM(OFFSET([.Q299];-[.C$6]+1;0;[.C$6];1))+SUM(OFFSET([.R299];-[.D$6]+1;0;[.D$6];1)))/[.F299]" office:value-type="percentage" office:value="0">
            <text:p>0%</text:p>
          </table:table-cell>
          <table:table-cell table:style-name="ce18" table:formula="of:=SUM([.S299:.T299])/[.F299]" office:value-type="percentage" office:value="1">
            <text:p>100%</text:p>
          </table:table-cell>
          <table:table-cell table:style-name="ce21" table:number-columns-repeated="2"/>
          <table:table-cell table:style-name="ce22" table:formula="of:=SUM([.S298:.S300])/SUM([.T298:.T300])" office:value-type="float" office:value="16.1203412662775">
            <text:p>16.1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299]" office:value-type="float" office:value="71512">
            <text:p>71,512</text:p>
          </table:table-cell>
          <table:table-cell table:style-name="ce8" table:formula="of:=[.V299]" office:value-type="float" office:value="4467">
            <text:p>4,467</text:p>
          </table:table-cell>
          <table:table-cell table:style-name="ce8" office:value-type="float" office:value="71512">
            <text:p>71,512</text:p>
          </table:table-cell>
          <table:table-cell table:style-name="ce8" office:value-type="float" office:value="4467">
            <text:p>4,467</text:p>
          </table:table-cell>
          <table:table-cell table:number-columns-repeated="1002"/>
        </table:table-row>
        <table:table-row table:style-name="ro1">
          <table:table-cell table:style-name="ce3" office:value-type="float" office:value="2006">
            <text:p>2006</text:p>
          </table:table-cell>
          <table:table-cell office:value-type="string">
            <text:p>after WWII</text:p>
          </table:table-cell>
          <table:table-cell table:style-name="ce8" office:value-type="float" office:value="53725.8">
            <text:p>53,726</text:p>
          </table:table-cell>
          <table:table-cell table:style-name="ce11" table:formula="of:=[.G300]/[.H300]" office:value-type="float" office:value="16.5684731279514">
            <text:p>16.6</text:p>
          </table:table-cell>
          <table:table-cell table:style-name="ce8" table:formula="of:=[.F300]*100/[.C300]" office:value-type="float" office:value="145.418030071213">
            <text:p>145</text:p>
          </table:table-cell>
          <table:table-cell table:style-name="ce8" table:formula="of:=[.G300]+[.H300]" office:value-type="float" office:value="78127">
            <text:p>78,127</text:p>
          </table:table-cell>
          <table:table-cell table:style-name="ce8" table:formula="of:=SUM(OFFSET([.O300];-[.C$5]+1;0;[.C$5];1))+SUM(OFFSET([.Q300];-[.C$6]+1;0;[.C$6];1))+[.S300]" office:value-type="float" office:value="73680">
            <text:p>73,680</text:p>
          </table:table-cell>
          <table:table-cell table:style-name="ce8" table:formula="of:=SUM(OFFSET([.P300];-[.D$5]+1;0;[.D$5];1))+SUM(OFFSET([.R300];-[.D$6]+1;0;[.D$6];1))+[.T300]" office:value-type="float" office:value="4447">
            <text:p>4,447</text:p>
          </table:table-cell>
          <table:table-cell table:style-name="ce18" table:formula="of:=(SUM(OFFSET([.O300];-[.C$5]+1;0;[.C$5];1))+SUM(OFFSET([.P300];-[.D$5]+1;0;[.D$5];1)))/[.F300]" office:value-type="percentage" office:value="0">
            <text:p>0%</text:p>
          </table:table-cell>
          <table:table-cell table:style-name="ce18" table:formula="of:=(SUM(OFFSET([.Q300];-[.C$6]+1;0;[.C$6];1))+SUM(OFFSET([.R300];-[.D$6]+1;0;[.D$6];1)))/[.F300]" office:value-type="percentage" office:value="0">
            <text:p>0%</text:p>
          </table:table-cell>
          <table:table-cell table:style-name="ce18" table:formula="of:=SUM([.S300:.T300])/[.F300]" office:value-type="percentage" office:value="1">
            <text:p>100%</text:p>
          </table:table-cell>
          <table:table-cell table:style-name="ce21" table:number-columns-repeated="2"/>
          <table:table-cell table:style-name="ce22" table:formula="of:=SUM([.S299:.S301])/SUM([.T299:.T301])" office:value-type="float" office:value="16.6414810355208">
            <text:p>16.6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300]" office:value-type="float" office:value="73680">
            <text:p>73,680</text:p>
          </table:table-cell>
          <table:table-cell table:style-name="ce8" table:formula="of:=[.V300]" office:value-type="float" office:value="4447">
            <text:p>4,447</text:p>
          </table:table-cell>
          <table:table-cell table:style-name="ce8" office:value-type="float" office:value="73680">
            <text:p>73,680</text:p>
          </table:table-cell>
          <table:table-cell table:style-name="ce8" office:value-type="float" office:value="4447">
            <text:p>4,447</text:p>
          </table:table-cell>
          <table:table-cell table:number-columns-repeated="1002"/>
        </table:table-row>
        <table:table-row table:style-name="ro1">
          <table:table-cell table:style-name="ce3" office:value-type="float" office:value="2007">
            <text:p>2007</text:p>
          </table:table-cell>
          <table:table-cell office:value-type="string">
            <text:p>after WWII</text:p>
          </table:table-cell>
          <table:table-cell table:style-name="ce8" office:value-type="float" office:value="54082.3">
            <text:p>54,082</text:p>
          </table:table-cell>
          <table:table-cell table:style-name="ce11" table:formula="of:=[.G301]/[.H301]" office:value-type="float" office:value="17.3616826703246">
            <text:p>17.4</text:p>
          </table:table-cell>
          <table:table-cell table:style-name="ce8" table:formula="of:=[.F301]*100/[.C301]" office:value-type="float" office:value="148.503299600794">
            <text:p>149</text:p>
          </table:table-cell>
          <table:table-cell table:style-name="ce8" table:formula="of:=[.G301]+[.H301]" office:value-type="float" office:value="80314">
            <text:p>80,314</text:p>
          </table:table-cell>
          <table:table-cell table:style-name="ce8" table:formula="of:=SUM(OFFSET([.O301];-[.C$5]+1;0;[.C$5];1))+SUM(OFFSET([.Q301];-[.C$6]+1;0;[.C$6];1))+[.S301]" office:value-type="float" office:value="75940">
            <text:p>75,940</text:p>
          </table:table-cell>
          <table:table-cell table:style-name="ce8" table:formula="of:=SUM(OFFSET([.P301];-[.D$5]+1;0;[.D$5];1))+SUM(OFFSET([.R301];-[.D$6]+1;0;[.D$6];1))+[.T301]" office:value-type="float" office:value="4374">
            <text:p>4,374</text:p>
          </table:table-cell>
          <table:table-cell table:style-name="ce18" table:formula="of:=(SUM(OFFSET([.O301];-[.C$5]+1;0;[.C$5];1))+SUM(OFFSET([.P301];-[.D$5]+1;0;[.D$5];1)))/[.F301]" office:value-type="percentage" office:value="0">
            <text:p>0%</text:p>
          </table:table-cell>
          <table:table-cell table:style-name="ce18" table:formula="of:=(SUM(OFFSET([.Q301];-[.C$6]+1;0;[.C$6];1))+SUM(OFFSET([.R301];-[.D$6]+1;0;[.D$6];1)))/[.F301]" office:value-type="percentage" office:value="0">
            <text:p>0%</text:p>
          </table:table-cell>
          <table:table-cell table:style-name="ce18" table:formula="of:=SUM([.S301:.T301])/[.F301]" office:value-type="percentage" office:value="1">
            <text:p>100%</text:p>
          </table:table-cell>
          <table:table-cell table:style-name="ce21" table:number-columns-repeated="2"/>
          <table:table-cell table:style-name="ce22" table:formula="of:=SUM([.S300:.S302])/SUM([.T300:.T302])" office:value-type="float" office:value="17.2102757839063">
            <text:p>17.2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301]" office:value-type="float" office:value="75940">
            <text:p>75,940</text:p>
          </table:table-cell>
          <table:table-cell table:style-name="ce8" table:formula="of:=[.V301]" office:value-type="float" office:value="4374">
            <text:p>4,374</text:p>
          </table:table-cell>
          <table:table-cell table:style-name="ce8" office:value-type="float" office:value="75940">
            <text:p>75,940</text:p>
          </table:table-cell>
          <table:table-cell table:style-name="ce8" office:value-type="float" office:value="4374">
            <text:p>4,374</text:p>
          </table:table-cell>
          <table:table-cell table:number-columns-repeated="1002"/>
        </table:table-row>
        <table:table-row table:style-name="ro1">
          <table:table-cell table:style-name="ce3" office:value-type="float" office:value="2008">
            <text:p>2008</text:p>
          </table:table-cell>
          <table:table-cell office:value-type="string">
            <text:p>after WWII</text:p>
          </table:table-cell>
          <table:table-cell table:style-name="ce8" office:value-type="float" office:value="54454.7">
            <text:p>54,455</text:p>
          </table:table-cell>
          <table:table-cell table:style-name="ce11" table:formula="of:=[.G302]/[.H302]" office:value-type="float" office:value="17.7068418667875">
            <text:p>17.7</text:p>
          </table:table-cell>
          <table:table-cell table:style-name="ce8" table:formula="of:=[.F302]*100/[.C302]" office:value-type="float" office:value="151.634294193155">
            <text:p>152</text:p>
          </table:table-cell>
          <table:table-cell table:style-name="ce8" table:formula="of:=[.G302]+[.H302]" office:value-type="float" office:value="82572">
            <text:p>82,572</text:p>
          </table:table-cell>
          <table:table-cell table:style-name="ce8" table:formula="of:=SUM(OFFSET([.O302];-[.C$5]+1;0;[.C$5];1))+SUM(OFFSET([.Q302];-[.C$6]+1;0;[.C$6];1))+[.S302]" office:value-type="float" office:value="78158">
            <text:p>78,158</text:p>
          </table:table-cell>
          <table:table-cell table:style-name="ce8" table:formula="of:=SUM(OFFSET([.P302];-[.D$5]+1;0;[.D$5];1))+SUM(OFFSET([.R302];-[.D$6]+1;0;[.D$6];1))+[.T302]" office:value-type="float" office:value="4414">
            <text:p>4,414</text:p>
          </table:table-cell>
          <table:table-cell table:style-name="ce18" table:formula="of:=(SUM(OFFSET([.O302];-[.C$5]+1;0;[.C$5];1))+SUM(OFFSET([.P302];-[.D$5]+1;0;[.D$5];1)))/[.F302]" office:value-type="percentage" office:value="0">
            <text:p>0%</text:p>
          </table:table-cell>
          <table:table-cell table:style-name="ce18" table:formula="of:=(SUM(OFFSET([.Q302];-[.C$6]+1;0;[.C$6];1))+SUM(OFFSET([.R302];-[.D$6]+1;0;[.D$6];1)))/[.F302]" office:value-type="percentage" office:value="0">
            <text:p>0%</text:p>
          </table:table-cell>
          <table:table-cell table:style-name="ce18" table:formula="of:=SUM([.S302:.T302])/[.F302]" office:value-type="percentage" office:value="1">
            <text:p>100%</text:p>
          </table:table-cell>
          <table:table-cell table:style-name="ce21" table:number-columns-repeated="2"/>
          <table:table-cell table:style-name="ce22" table:formula="of:=SUM([.S301:.S303])/SUM([.T301:.T303])" office:value-type="float" office:value="17.8575254418854">
            <text:p>17.9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302]" office:value-type="float" office:value="78158">
            <text:p>78,158</text:p>
          </table:table-cell>
          <table:table-cell table:style-name="ce8" table:formula="of:=[.V302]" office:value-type="float" office:value="4414">
            <text:p>4,414</text:p>
          </table:table-cell>
          <table:table-cell table:style-name="ce8" office:value-type="float" office:value="78158">
            <text:p>78,158</text:p>
          </table:table-cell>
          <table:table-cell table:style-name="ce8" office:value-type="float" office:value="4414">
            <text:p>4,414</text:p>
          </table:table-cell>
          <table:table-cell table:number-columns-repeated="1002"/>
        </table:table-row>
        <table:table-row table:style-name="ro1">
          <table:table-cell table:style-name="ce3" office:value-type="float" office:value="2009">
            <text:p>2009</text:p>
          </table:table-cell>
          <table:table-cell office:value-type="string">
            <text:p>after WWII</text:p>
          </table:table-cell>
          <table:table-cell table:style-name="ce8" office:value-type="float" office:value="54809.1">
            <text:p>54,809</text:p>
          </table:table-cell>
          <table:table-cell table:style-name="ce11" table:formula="of:=[.G303]/[.H303]" office:value-type="float" office:value="18.5195047886008">
            <text:p>18.5</text:p>
          </table:table-cell>
          <table:table-cell table:style-name="ce8" table:formula="of:=[.F303]*100/[.C303]" office:value-type="float" office:value="152.461908697643">
            <text:p>152</text:p>
          </table:table-cell>
          <table:table-cell table:style-name="ce8" table:formula="of:=[.G303]+[.H303]" office:value-type="float" office:value="83563">
            <text:p>83,563</text:p>
          </table:table-cell>
          <table:table-cell table:style-name="ce8" table:formula="of:=SUM(OFFSET([.O303];-[.C$5]+1;0;[.C$5];1))+SUM(OFFSET([.Q303];-[.C$6]+1;0;[.C$6];1))+[.S303]" office:value-type="float" office:value="79282">
            <text:p>79,282</text:p>
          </table:table-cell>
          <table:table-cell table:style-name="ce8" table:formula="of:=SUM(OFFSET([.P303];-[.D$5]+1;0;[.D$5];1))+SUM(OFFSET([.R303];-[.D$6]+1;0;[.D$6];1))+[.T303]" office:value-type="float" office:value="4281">
            <text:p>4,281</text:p>
          </table:table-cell>
          <table:table-cell table:style-name="ce18" table:formula="of:=(SUM(OFFSET([.O303];-[.C$5]+1;0;[.C$5];1))+SUM(OFFSET([.P303];-[.D$5]+1;0;[.D$5];1)))/[.F303]" office:value-type="percentage" office:value="0">
            <text:p>0%</text:p>
          </table:table-cell>
          <table:table-cell table:style-name="ce18" table:formula="of:=(SUM(OFFSET([.Q303];-[.C$6]+1;0;[.C$6];1))+SUM(OFFSET([.R303];-[.D$6]+1;0;[.D$6];1)))/[.F303]" office:value-type="percentage" office:value="0">
            <text:p>0%</text:p>
          </table:table-cell>
          <table:table-cell table:style-name="ce18" table:formula="of:=SUM([.S303:.T303])/[.F303]" office:value-type="percentage" office:value="1">
            <text:p>100%</text:p>
          </table:table-cell>
          <table:table-cell table:style-name="ce21" table:number-columns-repeated="2"/>
          <table:table-cell table:style-name="ce22" table:formula="of:=SUM([.S302:.S304])/SUM([.T302:.T304])" office:value-type="float" office:value="18.3998917330446">
            <text:p>18.4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303]" office:value-type="float" office:value="79282">
            <text:p>79,282</text:p>
          </table:table-cell>
          <table:table-cell table:style-name="ce8" table:formula="of:=[.V303]" office:value-type="float" office:value="4281">
            <text:p>4,281</text:p>
          </table:table-cell>
          <table:table-cell table:style-name="ce8" office:value-type="float" office:value="79282">
            <text:p>79,282</text:p>
          </table:table-cell>
          <table:table-cell table:style-name="ce8" office:value-type="float" office:value="4281">
            <text:p>4,281</text:p>
          </table:table-cell>
          <table:table-cell table:number-columns-repeated="1002"/>
        </table:table-row>
        <table:table-row table:style-name="ro1">
          <table:table-cell table:style-name="ce3" office:value-type="float" office:value="2010">
            <text:p>2010</text:p>
          </table:table-cell>
          <table:table-cell office:value-type="string">
            <text:p>after WWII</text:p>
          </table:table-cell>
          <table:table-cell table:style-name="ce8" office:value-type="float" office:value="55240.5">
            <text:p>55,241</text:p>
          </table:table-cell>
          <table:table-cell table:style-name="ce11" table:formula="of:=[.G304]/[.H304]" office:value-type="float" office:value="19.0011803588291">
            <text:p>19.0</text:p>
          </table:table-cell>
          <table:table-cell table:style-name="ce8" table:formula="of:=[.F304]*100/[.C304]" office:value-type="float" office:value="153.374788425159">
            <text:p>153</text:p>
          </table:table-cell>
          <table:table-cell table:style-name="ce8" table:formula="of:=[.G304]+[.H304]" office:value-type="float" office:value="84725">
            <text:p>84,725</text:p>
          </table:table-cell>
          <table:table-cell table:style-name="ce8" table:formula="of:=SUM(OFFSET([.O304];-[.C$5]+1;0;[.C$5];1))+SUM(OFFSET([.Q304];-[.C$6]+1;0;[.C$6];1))+[.S304]" office:value-type="float" office:value="80489">
            <text:p>80,489</text:p>
          </table:table-cell>
          <table:table-cell table:style-name="ce8" table:formula="of:=SUM(OFFSET([.P304];-[.D$5]+1;0;[.D$5];1))+SUM(OFFSET([.R304];-[.D$6]+1;0;[.D$6];1))+[.T304]" office:value-type="float" office:value="4236">
            <text:p>4,236</text:p>
          </table:table-cell>
          <table:table-cell table:style-name="ce18" table:formula="of:=(SUM(OFFSET([.O304];-[.C$5]+1;0;[.C$5];1))+SUM(OFFSET([.P304];-[.D$5]+1;0;[.D$5];1)))/[.F304]" office:value-type="percentage" office:value="0">
            <text:p>0%</text:p>
          </table:table-cell>
          <table:table-cell table:style-name="ce18" table:formula="of:=(SUM(OFFSET([.Q304];-[.C$6]+1;0;[.C$6];1))+SUM(OFFSET([.R304];-[.D$6]+1;0;[.D$6];1)))/[.F304]" office:value-type="percentage" office:value="0">
            <text:p>0%</text:p>
          </table:table-cell>
          <table:table-cell table:style-name="ce18" table:formula="of:=SUM([.S304:.T304])/[.F304]" office:value-type="percentage" office:value="1">
            <text:p>100%</text:p>
          </table:table-cell>
          <table:table-cell table:style-name="ce21" table:number-columns-repeated="2"/>
          <table:table-cell table:style-name="ce22" table:formula="of:=SUM([.S303:.S305])/SUM([.T303:.T305])" office:value-type="float" office:value="18.7590700951039">
            <text:p>18.8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table:formula="of:=[.U304]" office:value-type="float" office:value="80489">
            <text:p>80,489</text:p>
          </table:table-cell>
          <table:table-cell table:style-name="ce8" table:formula="of:=[.V304]" office:value-type="float" office:value="4236">
            <text:p>4,236</text:p>
          </table:table-cell>
          <table:table-cell table:style-name="ce8" office:value-type="float" office:value="80489">
            <text:p>80,489</text:p>
          </table:table-cell>
          <table:table-cell table:style-name="ce8" office:value-type="float" office:value="4236">
            <text:p>4,236</text:p>
          </table:table-cell>
          <table:table-cell table:number-columns-repeated="1002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x-ratio graph" table:style-name="ta2" table:print="false">
        <table:table-column table:style-name="co12" table:default-cell-style-name="Excel_20_Built-in_20_Normal"/>
        <table:table-column table:style-name="co1" table:number-columns-repeated="9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" table:number-columns-repeated="1012" table:default-cell-style-name="Excel_20_Built-in_20_Normal"/>
        <table:table-row table:style-name="ro1">
          <table:table-cell table:style-name="ce1" office:value-type="string" table:number-columns-spanned="5" table:number-rows-spanned="1">
            <text:p>Ratio of males to females in life-disposing punishment</text:p>
          </table:table-cell>
          <table:covered-table-cell table:number-columns-repeated="4" table:style-name="ce4"/>
          <table:table-cell table:number-columns-repeated="6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4" table:number-rows-spanned="1">
            <text:p>Includes executed, transported, and in prison</text:p>
          </table:table-cell>
          <table:covered-table-cell table:number-columns-repeated="3" table:style-name="ce4"/>
          <table:table-cell table:number-columns-repeated="7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sex ratio from 1780 to 1920, by year (3 yr ma per year)</text:p>
          </table:table-cell>
          <table:covered-table-cell table:number-columns-repeated="4" table:style-name="ce4"/>
          <table:table-cell table:number-columns-repeated="1019"/>
        </table:table-row>
        <table:table-row table:style-name="ro1">
          <table:table-cell office:value-type="string">
            <text:p>maximum</text:p>
          </table:table-cell>
          <table:table-cell table:style-name="ce31" table:formula="of:=MAX([$'punishment yearly'.N74:.N214])" office:value-type="float" office:value="8.03279796446156">
            <text:p>8.0</text:p>
          </table:table-cell>
          <table:table-cell table:number-columns-repeated="1022"/>
        </table:table-row>
        <table:table-row table:style-name="ro1">
          <table:table-cell office:value-type="string">
            <text:p>median</text:p>
          </table:table-cell>
          <table:table-cell table:style-name="ce31" table:formula="of:=MEDIAN([$'punishment yearly'.N74:.N214])" office:value-type="float" office:value="6.07405345211581">
            <text:p>6.1</text:p>
          </table:table-cell>
          <table:table-cell table:number-columns-repeated="1022"/>
        </table:table-row>
        <table:table-row table:style-name="ro1">
          <table:table-cell office:value-type="string">
            <text:p>average</text:p>
          </table:table-cell>
          <table:table-cell table:style-name="ce31" table:formula="of:=AVERAGE([$'punishment yearly'.N74:.N214])" office:value-type="float" office:value="5.96665937417802">
            <text:p>6.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sex-ratio graph'.J41" table:end-x="0.2894in" table:end-y="0.0732in" draw:z-index="0" draw:name="Chart 1" draw:style-name="gr1" draw:text-style-name="P1" svg:width="6.0516in" svg:height="5.313in" svg:x="0.5398in" svg:y="0.0945in">
              <draw:object draw:notify-on-update-of-ranges="'punishment yearly'.A44:'punishment yearly'.A304 'punishment yearly'.D44:'punishment yearly'.D30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nishment type" table:style-name="ta3" table:print="false">
        <table:table-column table:style-name="co1" table:default-cell-style-name="Excel_20_Built-in_20_Normal"/>
        <table:table-column table:style-name="co15" table:number-columns-repeated="2" table:default-cell-style-name="Excel_20_Built-in_20_Normal"/>
        <table:table-column table:style-name="co16" table:number-columns-repeated="3" table:default-cell-style-name="Excel_20_Built-in_20_Normal"/>
        <table:table-column table:style-name="co13" table:default-cell-style-name="Excel_20_Built-in_20_Normal"/>
        <table:table-column table:style-name="co17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table:style-name="ce32" office:value-type="string" table:number-columns-spanned="6" table:number-rows-spanned="1">
            <text:p>Absence in punishment in England and Wales, 1750-2010</text:p>
          </table:table-cell>
          <table:covered-table-cell table:number-columns-repeated="5" table:style-name="ce34"/>
          <table:table-cell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6"/>
          <table:table-cell table:style-name="ce37" office:value-type="string" table:number-columns-spanned="3" table:number-rows-spanned="1">
            <text:p>absence prevalence by reason</text:p>
          </table:table-cell>
          <table:covered-table-cell table:number-columns-repeated="2" table:style-name="ce33"/>
          <table:table-cell table:number-columns-repeated="1018"/>
        </table:table-row>
        <table:table-row table:style-name="ro4">
          <table:table-cell table:style-name="ce33" office:value-type="string">
            <text:p>year</text:p>
          </table:table-cell>
          <table:table-cell table:style-name="ce35" office:value-type="string">
            <text:p>population</text:p>
          </table:table-cell>
          <table:table-cell table:style-name="ce35" office:value-type="string">
            <text:p>absent prevalence overall</text:p>
          </table:table-cell>
          <table:table-cell table:style-name="ce2" office:value-type="string">
            <text:p>executed</text:p>
          </table:table-cell>
          <table:table-cell table:style-name="ce2" office:value-type="string">
            <text:p>transported</text:p>
          </table:table-cell>
          <table:table-cell table:style-name="ce2" office:value-type="string">
            <text:p>in prison</text:p>
          </table:table-cell>
          <table:table-cell/>
          <table:table-cell table:style-name="ce38" office:value-type="string">
            <text:p>source</text:p>
          </table:table-cell>
          <table:table-cell table:number-columns-repeated="1016"/>
        </table:table-row>
        <table:table-row table:style-name="ro1">
          <table:table-cell table:style-name="ce3" table:formula="of:=[$'punishment yearly'.A44]" office:value-type="float" office:value="1750">
            <text:p>1750</text:p>
          </table:table-cell>
          <table:table-cell table:style-name="ce8" table:formula="of:=[$'punishment yearly'.C44]" office:value-type="float" office:value="6209.48853940104">
            <text:p>6,209</text:p>
          </table:table-cell>
          <table:table-cell table:style-name="ce8" table:formula="of:=[$'punishment yearly'.E44]" office:value-type="float" office:value="279.341588213149">
            <text:p>279</text:p>
          </table:table-cell>
          <table:table-cell table:style-name="ce8" table:formula="of:=[.$C7]*[$'punishment yearly'.I44]" office:value-type="float" office:value="60.6491174933913">
            <text:p>61</text:p>
          </table:table-cell>
          <table:table-cell table:style-name="ce8" table:formula="of:=[.$C7]*[$'punishment yearly'.J44]" office:value-type="float" office:value="114.013962034935">
            <text:p>114</text:p>
          </table:table-cell>
          <table:table-cell table:style-name="ce8" table:formula="of:=[.$C7]*[$'punishment yearly'.K44]" office:value-type="float" office:value="104.678508684823">
            <text:p>105</text:p>
          </table:table-cell>
          <table:table-cell/>
          <table:table-cell table:style-name="ce36" office:value-type="string">
            <text:p>see "punishment yearly" sheet</text:p>
          </table:table-cell>
          <table:table-cell table:number-columns-repeated="1016"/>
        </table:table-row>
        <table:table-row table:style-name="ro1">
          <table:table-cell table:style-name="ce3" table:formula="of:=[$'punishment yearly'.A45]" office:value-type="float" office:value="1751">
            <text:p>1751</text:p>
          </table:table-cell>
          <table:table-cell table:style-name="ce8" table:formula="of:=[$'punishment yearly'.C45]" office:value-type="float" office:value="6243.83251287963">
            <text:p>6,244</text:p>
          </table:table-cell>
          <table:table-cell table:style-name="ce8" table:formula="of:=[$'punishment yearly'.E45]" office:value-type="float" office:value="271.062409260816">
            <text:p>271</text:p>
          </table:table-cell>
          <table:table-cell table:style-name="ce8" table:formula="of:=[.$C8]*[$'punishment yearly'.I45]" office:value-type="float" office:value="59.0823022941505">
            <text:p>59</text:p>
          </table:table-cell>
          <table:table-cell table:style-name="ce8" table:formula="of:=[.$C8]*[$'punishment yearly'.J45]" office:value-type="float" office:value="109.302489597758">
            <text:p>109</text:p>
          </table:table-cell>
          <table:table-cell table:style-name="ce8" table:formula="of:=[.$C8]*[$'punishment yearly'.K45]" office:value-type="float" office:value="102.677617368907">
            <text:p>103</text:p>
          </table:table-cell>
          <table:table-cell table:number-columns-repeated="1018"/>
        </table:table-row>
        <table:table-row table:style-name="ro1">
          <table:table-cell table:style-name="ce3" table:formula="of:=[$'punishment yearly'.A46]" office:value-type="float" office:value="1752">
            <text:p>1752</text:p>
          </table:table-cell>
          <table:table-cell table:style-name="ce8" table:formula="of:=[$'punishment yearly'.C46]" office:value-type="float" office:value="6284.65391791806">
            <text:p>6,285</text:p>
          </table:table-cell>
          <table:table-cell table:style-name="ce8" table:formula="of:=[$'punishment yearly'.E46]" office:value-type="float" office:value="273.806146827286">
            <text:p>274</text:p>
          </table:table-cell>
          <table:table-cell table:style-name="ce8" table:formula="of:=[.$C9]*[$'punishment yearly'.I46]" office:value-type="float" office:value="58.1628420765013">
            <text:p>58</text:p>
          </table:table-cell>
          <table:table-cell table:style-name="ce8" table:formula="of:=[.$C9]*[$'punishment yearly'.J46]" office:value-type="float" office:value="115.027970291358">
            <text:p>115</text:p>
          </table:table-cell>
          <table:table-cell table:style-name="ce8" table:formula="of:=[.$C9]*[$'punishment yearly'.K46]" office:value-type="float" office:value="100.615334459427">
            <text:p>101</text:p>
          </table:table-cell>
          <table:table-cell table:number-columns-repeated="1018"/>
        </table:table-row>
        <table:table-row table:style-name="ro1">
          <table:table-cell table:style-name="ce3" table:formula="of:=[$'punishment yearly'.A47]" office:value-type="float" office:value="1753">
            <text:p>1753</text:p>
          </table:table-cell>
          <table:table-cell table:style-name="ce8" table:formula="of:=[$'punishment yearly'.C47]" office:value-type="float" office:value="6331.9485891714">
            <text:p>6,332</text:p>
          </table:table-cell>
          <table:table-cell table:style-name="ce8" table:formula="of:=[$'punishment yearly'.E47]" office:value-type="float" office:value="272.080098665562">
            <text:p>272</text:p>
          </table:table-cell>
          <table:table-cell table:style-name="ce8" table:formula="of:=[.$C10]*[$'punishment yearly'.I47]" office:value-type="float" office:value="58.1758776905786">
            <text:p>58</text:p>
          </table:table-cell>
          <table:table-cell table:style-name="ce8" table:formula="of:=[.$C10]*[$'punishment yearly'.J47]" office:value-type="float" office:value="115.405277322207">
            <text:p>115</text:p>
          </table:table-cell>
          <table:table-cell table:style-name="ce8" table:formula="of:=[.$C10]*[$'punishment yearly'.K47]" office:value-type="float" office:value="98.498943652776">
            <text:p>98</text:p>
          </table:table-cell>
          <table:table-cell table:number-columns-repeated="1018"/>
        </table:table-row>
        <table:table-row table:style-name="ro1">
          <table:table-cell table:style-name="ce3" table:formula="of:=[$'punishment yearly'.A48]" office:value-type="float" office:value="1754">
            <text:p>1754</text:p>
          </table:table-cell>
          <table:table-cell table:style-name="ce8" table:formula="of:=[$'punishment yearly'.C48]" office:value-type="float" office:value="6378.14509456851">
            <text:p>6,378</text:p>
          </table:table-cell>
          <table:table-cell table:style-name="ce8" table:formula="of:=[$'punishment yearly'.E48]" office:value-type="float" office:value="271.764893722638">
            <text:p>272</text:p>
          </table:table-cell>
          <table:table-cell table:style-name="ce8" table:formula="of:=[.$C11]*[$'punishment yearly'.I48]" office:value-type="float" office:value="58.3607503144322">
            <text:p>58</text:p>
          </table:table-cell>
          <table:table-cell table:style-name="ce8" table:formula="of:=[.$C11]*[$'punishment yearly'.J48]" office:value-type="float" office:value="116.953991389482">
            <text:p>117</text:p>
          </table:table-cell>
          <table:table-cell table:style-name="ce8" table:formula="of:=[.$C11]*[$'punishment yearly'.K48]" office:value-type="float" office:value="96.4501520187235">
            <text:p>96</text:p>
          </table:table-cell>
          <table:table-cell/>
          <table:table-cell>
            <draw:frame table:end-cell-address="'punishment type'.N40" table:end-x="0.3106in" table:end-y="0.1358in" draw:z-index="0" draw:name="Chart 1" draw:style-name="gr1" draw:text-style-name="P1" svg:width="6.1421in" svg:height="5.2913in" svg:x="0.2484in" svg:y="0.0008in">
              <draw:object draw:notify-on-update-of-ranges="'punishment type'.A7:'punishment type'.A267 'punishment type'.D7:'punishment type'.D267 'punishment type'.E7:'punishment type'.E267 'punishment type'.F7:'punishment type'.F26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3" table:formula="of:=[$'punishment yearly'.A49]" office:value-type="float" office:value="1755">
            <text:p>1755</text:p>
          </table:table-cell>
          <table:table-cell table:style-name="ce8" table:formula="of:=[$'punishment yearly'.C49]" office:value-type="float" office:value="6423.24421312914">
            <text:p>6,423</text:p>
          </table:table-cell>
          <table:table-cell table:style-name="ce8" table:formula="of:=[$'punishment yearly'.E49]" office:value-type="float" office:value="270.041895970201">
            <text:p>270</text:p>
          </table:table-cell>
          <table:table-cell table:style-name="ce8" table:formula="of:=[.$C12]*[$'punishment yearly'.I49]" office:value-type="float" office:value="57.4372265932583">
            <text:p>57</text:p>
          </table:table-cell>
          <table:table-cell table:style-name="ce8" table:formula="of:=[.$C12]*[$'punishment yearly'.J49]" office:value-type="float" office:value="118.138515343085">
            <text:p>118</text:p>
          </table:table-cell>
          <table:table-cell table:style-name="ce8" table:formula="of:=[.$C12]*[$'punishment yearly'.K49]" office:value-type="float" office:value="94.4661540338582">
            <text:p>94</text:p>
          </table:table-cell>
          <table:table-cell table:number-columns-repeated="1018"/>
        </table:table-row>
        <table:table-row table:style-name="ro1">
          <table:table-cell table:style-name="ce3" table:formula="of:=[$'punishment yearly'.A50]" office:value-type="float" office:value="1756">
            <text:p>1756</text:p>
          </table:table-cell>
          <table:table-cell table:style-name="ce8" table:formula="of:=[$'punishment yearly'.C50]" office:value-type="float" office:value="6475.89132667613">
            <text:p>6,476</text:p>
          </table:table-cell>
          <table:table-cell table:style-name="ce8" table:formula="of:=[$'punishment yearly'.E50]" office:value-type="float" office:value="263.562363195109">
            <text:p>264</text:p>
          </table:table-cell>
          <table:table-cell table:style-name="ce8" table:formula="of:=[.$C13]*[$'punishment yearly'.I50]" office:value-type="float" office:value="56.0334706624724">
            <text:p>56</text:p>
          </table:table-cell>
          <table:table-cell table:style-name="ce8" table:formula="of:=[.$C13]*[$'punishment yearly'.J50]" office:value-type="float" office:value="115.108134527966">
            <text:p>115</text:p>
          </table:table-cell>
          <table:table-cell table:style-name="ce8" table:formula="of:=[.$C13]*[$'punishment yearly'.K50]" office:value-type="float" office:value="92.4207580046713">
            <text:p>92</text:p>
          </table:table-cell>
          <table:table-cell table:number-columns-repeated="1018"/>
        </table:table-row>
        <table:table-row table:style-name="ro1">
          <table:table-cell table:style-name="ce3" table:formula="of:=[$'punishment yearly'.A51]" office:value-type="float" office:value="1757">
            <text:p>1757</text:p>
          </table:table-cell>
          <table:table-cell table:style-name="ce8" table:formula="of:=[$'punishment yearly'.C51]" office:value-type="float" office:value="6504.75166377119">
            <text:p>6,505</text:p>
          </table:table-cell>
          <table:table-cell table:style-name="ce8" table:formula="of:=[$'punishment yearly'.E51]" office:value-type="float" office:value="260.652554704799">
            <text:p>261</text:p>
          </table:table-cell>
          <table:table-cell table:style-name="ce8" table:formula="of:=[.$C14]*[$'punishment yearly'.I51]" office:value-type="float" office:value="54.929076230537">
            <text:p>55</text:p>
          </table:table-cell>
          <table:table-cell table:style-name="ce8" table:formula="of:=[.$C14]*[$'punishment yearly'.J51]" office:value-type="float" office:value="114.966114822552">
            <text:p>115</text:p>
          </table:table-cell>
          <table:table-cell table:style-name="ce8" table:formula="of:=[.$C14]*[$'punishment yearly'.K51]" office:value-type="float" office:value="90.7573636517095">
            <text:p>91</text:p>
          </table:table-cell>
          <table:table-cell table:number-columns-repeated="1018"/>
        </table:table-row>
        <table:table-row table:style-name="ro1">
          <table:table-cell table:style-name="ce3" table:formula="of:=[$'punishment yearly'.A52]" office:value-type="float" office:value="1758">
            <text:p>1758</text:p>
          </table:table-cell>
          <table:table-cell table:style-name="ce8" table:formula="of:=[$'punishment yearly'.C52]" office:value-type="float" office:value="6522.801924159">
            <text:p>6,523</text:p>
          </table:table-cell>
          <table:table-cell table:style-name="ce8" table:formula="of:=[$'punishment yearly'.E52]" office:value-type="float" office:value="261.642451080237">
            <text:p>262</text:p>
          </table:table-cell>
          <table:table-cell table:style-name="ce8" table:formula="of:=[.$C15]*[$'punishment yearly'.I52]" office:value-type="float" office:value="55.1552340312791">
            <text:p>55</text:p>
          </table:table-cell>
          <table:table-cell table:style-name="ce8" table:formula="of:=[.$C15]*[$'punishment yearly'.J52]" office:value-type="float" office:value="117.212789345049">
            <text:p>117</text:p>
          </table:table-cell>
          <table:table-cell table:style-name="ce8" table:formula="of:=[.$C15]*[$'punishment yearly'.K52]" office:value-type="float" office:value="89.2744277039089">
            <text:p>89</text:p>
          </table:table-cell>
          <table:table-cell table:number-columns-repeated="1018"/>
        </table:table-row>
        <table:table-row table:style-name="ro1">
          <table:table-cell table:style-name="ce3" table:formula="of:=[$'punishment yearly'.A53]" office:value-type="float" office:value="1759">
            <text:p>1759</text:p>
          </table:table-cell>
          <table:table-cell table:style-name="ce8" table:formula="of:=[$'punishment yearly'.C53]" office:value-type="float" office:value="6547.32718575504">
            <text:p>6,547</text:p>
          </table:table-cell>
          <table:table-cell table:style-name="ce8" table:formula="of:=[$'punishment yearly'.E53]" office:value-type="float" office:value="259.449288574813">
            <text:p>259</text:p>
          </table:table-cell>
          <table:table-cell table:style-name="ce8" table:formula="of:=[.$C16]*[$'punishment yearly'.I53]" office:value-type="float" office:value="55.0606361607125">
            <text:p>55</text:p>
          </table:table-cell>
          <table:table-cell table:style-name="ce8" table:formula="of:=[.$C16]*[$'punishment yearly'.J53]" office:value-type="float" office:value="116.658051103263">
            <text:p>117</text:p>
          </table:table-cell>
          <table:table-cell table:style-name="ce8" table:formula="of:=[.$C16]*[$'punishment yearly'.K53]" office:value-type="float" office:value="87.7306013108378">
            <text:p>88</text:p>
          </table:table-cell>
          <table:table-cell table:number-columns-repeated="1018"/>
        </table:table-row>
        <table:table-row table:style-name="ro1">
          <table:table-cell table:style-name="ce3" table:formula="of:=[$'punishment yearly'.A54]" office:value-type="float" office:value="1760">
            <text:p>1760</text:p>
          </table:table-cell>
          <table:table-cell table:style-name="ce8" table:formula="of:=[$'punishment yearly'.C54]" office:value-type="float" office:value="6588.04020946601">
            <text:p>6,588</text:p>
          </table:table-cell>
          <table:table-cell table:style-name="ce8" table:formula="of:=[$'punishment yearly'.E54]" office:value-type="float" office:value="255.517599067208">
            <text:p>256</text:p>
          </table:table-cell>
          <table:table-cell table:style-name="ce8" table:formula="of:=[.$C17]*[$'punishment yearly'.I54]" office:value-type="float" office:value="53.5566453930207">
            <text:p>54</text:p>
          </table:table-cell>
          <table:table-cell table:style-name="ce8" table:formula="of:=[.$C17]*[$'punishment yearly'.J54]" office:value-type="float" office:value="115.957070575312">
            <text:p>116</text:p>
          </table:table-cell>
          <table:table-cell table:style-name="ce8" table:formula="of:=[.$C17]*[$'punishment yearly'.K54]" office:value-type="float" office:value="86.0038830988745">
            <text:p>86</text:p>
          </table:table-cell>
          <table:table-cell table:number-columns-repeated="1018"/>
        </table:table-row>
        <table:table-row table:style-name="ro1">
          <table:table-cell table:style-name="ce3" table:formula="of:=[$'punishment yearly'.A55]" office:value-type="float" office:value="1761">
            <text:p>1761</text:p>
          </table:table-cell>
          <table:table-cell table:style-name="ce8" table:formula="of:=[$'punishment yearly'.C55]" office:value-type="float" office:value="6635.21590802242">
            <text:p>6,635</text:p>
          </table:table-cell>
          <table:table-cell table:style-name="ce8" table:formula="of:=[$'punishment yearly'.E55]" office:value-type="float" office:value="251.216994813303">
            <text:p>251</text:p>
          </table:table-cell>
          <table:table-cell table:style-name="ce8" table:formula="of:=[.$C18]*[$'punishment yearly'.I55]" office:value-type="float" office:value="52.5629718009604">
            <text:p>53</text:p>
          </table:table-cell>
          <table:table-cell table:style-name="ce8" table:formula="of:=[.$C18]*[$'punishment yearly'.J55]" office:value-type="float" office:value="114.420742617191">
            <text:p>114</text:p>
          </table:table-cell>
          <table:table-cell table:style-name="ce8" table:formula="of:=[.$C18]*[$'punishment yearly'.K55]" office:value-type="float" office:value="84.2332803951521">
            <text:p>84</text:p>
          </table:table-cell>
          <table:table-cell table:number-columns-repeated="1018"/>
        </table:table-row>
        <table:table-row table:style-name="ro1">
          <table:table-cell table:style-name="ce3" table:formula="of:=[$'punishment yearly'.A56]" office:value-type="float" office:value="1762">
            <text:p>1762</text:p>
          </table:table-cell>
          <table:table-cell table:style-name="ce8" table:formula="of:=[$'punishment yearly'.C56]" office:value-type="float" office:value="6661.87036046923">
            <text:p>6,662</text:p>
          </table:table-cell>
          <table:table-cell table:style-name="ce8" table:formula="of:=[$'punishment yearly'.E56]" office:value-type="float" office:value="248.362451723238">
            <text:p>248</text:p>
          </table:table-cell>
          <table:table-cell table:style-name="ce8" table:formula="of:=[.$C19]*[$'punishment yearly'.I56]" office:value-type="float" office:value="52.1825425178115">
            <text:p>52</text:p>
          </table:table-cell>
          <table:table-cell table:style-name="ce8" table:formula="of:=[.$C19]*[$'punishment yearly'.J56]" office:value-type="float" office:value="113.42144080244">
            <text:p>113</text:p>
          </table:table-cell>
          <table:table-cell table:style-name="ce8" table:formula="of:=[.$C19]*[$'punishment yearly'.K56]" office:value-type="float" office:value="82.7584684029867">
            <text:p>83</text:p>
          </table:table-cell>
          <table:table-cell table:number-columns-repeated="1018"/>
        </table:table-row>
        <table:table-row table:style-name="ro1">
          <table:table-cell table:style-name="ce3" table:formula="of:=[$'punishment yearly'.A57]" office:value-type="float" office:value="1763">
            <text:p>1763</text:p>
          </table:table-cell>
          <table:table-cell table:style-name="ce8" table:formula="of:=[$'punishment yearly'.C57]" office:value-type="float" office:value="6648.59522359181">
            <text:p>6,649</text:p>
          </table:table-cell>
          <table:table-cell table:style-name="ce8" table:formula="of:=[$'punishment yearly'.E57]" office:value-type="float" office:value="247.791012295104">
            <text:p>248</text:p>
          </table:table-cell>
          <table:table-cell table:style-name="ce8" table:formula="of:=[.$C20]*[$'punishment yearly'.I57]" office:value-type="float" office:value="50.9681602309365">
            <text:p>51</text:p>
          </table:table-cell>
          <table:table-cell table:style-name="ce8" table:formula="of:=[.$C20]*[$'punishment yearly'.J57]" office:value-type="float" office:value="115.022719326725">
            <text:p>115</text:p>
          </table:table-cell>
          <table:table-cell table:style-name="ce8" table:formula="of:=[.$C20]*[$'punishment yearly'.K57]" office:value-type="float" office:value="81.8001327374417">
            <text:p>82</text:p>
          </table:table-cell>
          <table:table-cell table:number-columns-repeated="1018"/>
        </table:table-row>
        <table:table-row table:style-name="ro1">
          <table:table-cell table:style-name="ce3" table:formula="of:=[$'punishment yearly'.A58]" office:value-type="float" office:value="1764">
            <text:p>1764</text:p>
          </table:table-cell>
          <table:table-cell table:style-name="ce8" table:formula="of:=[$'punishment yearly'.C58]" office:value-type="float" office:value="6682.79368712292">
            <text:p>6,683</text:p>
          </table:table-cell>
          <table:table-cell table:style-name="ce8" table:formula="of:=[$'punishment yearly'.E58]" office:value-type="float" office:value="246.644914708935">
            <text:p>247</text:p>
          </table:table-cell>
          <table:table-cell table:style-name="ce8" table:formula="of:=[.$C21]*[$'punishment yearly'.I58]" office:value-type="float" office:value="50.4130481611565">
            <text:p>50</text:p>
          </table:table-cell>
          <table:table-cell table:style-name="ce8" table:formula="of:=[.$C21]*[$'punishment yearly'.J58]" office:value-type="float" office:value="115.952004865752">
            <text:p>116</text:p>
          </table:table-cell>
          <table:table-cell table:style-name="ce8" table:formula="of:=[.$C21]*[$'punishment yearly'.K58]" office:value-type="float" office:value="80.2798616820259">
            <text:p>80</text:p>
          </table:table-cell>
          <table:table-cell table:number-columns-repeated="1018"/>
        </table:table-row>
        <table:table-row table:style-name="ro1">
          <table:table-cell table:style-name="ce3" table:formula="of:=[$'punishment yearly'.A59]" office:value-type="float" office:value="1765">
            <text:p>1765</text:p>
          </table:table-cell>
          <table:table-cell table:style-name="ce8" table:formula="of:=[$'punishment yearly'.C59]" office:value-type="float" office:value="6736.39446742335">
            <text:p>6,736</text:p>
          </table:table-cell>
          <table:table-cell table:style-name="ce8" table:formula="of:=[$'punishment yearly'.E59]" office:value-type="float" office:value="242.148150792909">
            <text:p>242</text:p>
          </table:table-cell>
          <table:table-cell table:style-name="ce8" table:formula="of:=[.$C22]*[$'punishment yearly'.I59]" office:value-type="float" office:value="49.1756633713547">
            <text:p>49</text:p>
          </table:table-cell>
          <table:table-cell table:style-name="ce8" table:formula="of:=[.$C22]*[$'punishment yearly'.J59]" office:value-type="float" office:value="114.408508511939">
            <text:p>114</text:p>
          </table:table-cell>
          <table:table-cell table:style-name="ce8" table:formula="of:=[.$C22]*[$'punishment yearly'.K59]" office:value-type="float" office:value="78.5639789096152">
            <text:p>79</text:p>
          </table:table-cell>
          <table:table-cell table:number-columns-repeated="1018"/>
        </table:table-row>
        <table:table-row table:style-name="ro1">
          <table:table-cell table:style-name="ce3" table:formula="of:=[$'punishment yearly'.A60]" office:value-type="float" office:value="1766">
            <text:p>1766</text:p>
          </table:table-cell>
          <table:table-cell table:style-name="ce8" table:formula="of:=[$'punishment yearly'.C60]" office:value-type="float" office:value="6768.41049544676">
            <text:p>6,768</text:p>
          </table:table-cell>
          <table:table-cell table:style-name="ce8" table:formula="of:=[$'punishment yearly'.E60]" office:value-type="float" office:value="242.887608012732">
            <text:p>243</text:p>
          </table:table-cell>
          <table:table-cell table:style-name="ce8" table:formula="of:=[.$C23]*[$'punishment yearly'.I60]" office:value-type="float" office:value="48.4899667685325">
            <text:p>48</text:p>
          </table:table-cell>
          <table:table-cell table:style-name="ce8" table:formula="of:=[.$C23]*[$'punishment yearly'.J60]" office:value-type="float" office:value="117.261803029918">
            <text:p>117</text:p>
          </table:table-cell>
          <table:table-cell table:style-name="ce8" table:formula="of:=[.$C23]*[$'punishment yearly'.K60]" office:value-type="float" office:value="77.1358382142812">
            <text:p>77</text:p>
          </table:table-cell>
          <table:table-cell table:number-columns-repeated="1018"/>
        </table:table-row>
        <table:table-row table:style-name="ro1">
          <table:table-cell table:style-name="ce3" table:formula="of:=[$'punishment yearly'.A61]" office:value-type="float" office:value="1767">
            <text:p>1767</text:p>
          </table:table-cell>
          <table:table-cell table:style-name="ce8" table:formula="of:=[$'punishment yearly'.C61]" office:value-type="float" office:value="6786.40180886301">
            <text:p>6,786</text:p>
          </table:table-cell>
          <table:table-cell table:style-name="ce8" table:formula="of:=[$'punishment yearly'.E61]" office:value-type="float" office:value="242.668466021675">
            <text:p>243</text:p>
          </table:table-cell>
          <table:table-cell table:style-name="ce8" table:formula="of:=[.$C24]*[$'punishment yearly'.I61]" office:value-type="float" office:value="47.5853541285434">
            <text:p>48</text:p>
          </table:table-cell>
          <table:table-cell table:style-name="ce8" table:formula="of:=[.$C24]*[$'punishment yearly'.J61]" office:value-type="float" office:value="119.190256231407">
            <text:p>119</text:p>
          </table:table-cell>
          <table:table-cell table:style-name="ce8" table:formula="of:=[.$C24]*[$'punishment yearly'.K61]" office:value-type="float" office:value="75.8928556617244">
            <text:p>76</text:p>
          </table:table-cell>
          <table:table-cell table:number-columns-repeated="1018"/>
        </table:table-row>
        <table:table-row table:style-name="ro1">
          <table:table-cell table:style-name="ce3" table:formula="of:=[$'punishment yearly'.A62]" office:value-type="float" office:value="1768">
            <text:p>1768</text:p>
          </table:table-cell>
          <table:table-cell table:style-name="ce8" table:formula="of:=[$'punishment yearly'.C62]" office:value-type="float" office:value="6805.46694233874">
            <text:p>6,805</text:p>
          </table:table-cell>
          <table:table-cell table:style-name="ce8" table:formula="of:=[$'punishment yearly'.E62]" office:value-type="float" office:value="244.146416159053">
            <text:p>244</text:p>
          </table:table-cell>
          <table:table-cell table:style-name="ce8" table:formula="of:=[.$C25]*[$'punishment yearly'.I62]" office:value-type="float" office:value="46.0903960483971">
            <text:p>46</text:p>
          </table:table-cell>
          <table:table-cell table:style-name="ce8" table:formula="of:=[.$C25]*[$'punishment yearly'.J62]" office:value-type="float" office:value="123.396391984962">
            <text:p>123</text:p>
          </table:table-cell>
          <table:table-cell table:style-name="ce8" table:formula="of:=[.$C25]*[$'punishment yearly'.K62]" office:value-type="float" office:value="74.6596281256935">
            <text:p>75</text:p>
          </table:table-cell>
          <table:table-cell table:number-columns-repeated="1018"/>
        </table:table-row>
        <table:table-row table:style-name="ro1">
          <table:table-cell table:style-name="ce3" table:formula="of:=[$'punishment yearly'.A63]" office:value-type="float" office:value="1769">
            <text:p>1769</text:p>
          </table:table-cell>
          <table:table-cell table:style-name="ce8" table:formula="of:=[$'punishment yearly'.C63]" office:value-type="float" office:value="6851.4679763083">
            <text:p>6,851</text:p>
          </table:table-cell>
          <table:table-cell table:style-name="ce8" table:formula="of:=[$'punishment yearly'.E63]" office:value-type="float" office:value="242.073209273103">
            <text:p>242</text:p>
          </table:table-cell>
          <table:table-cell table:style-name="ce8" table:formula="of:=[.$C26]*[$'punishment yearly'.I63]" office:value-type="float" office:value="45.4501139138051">
            <text:p>45</text:p>
          </table:table-cell>
          <table:table-cell table:style-name="ce8" table:formula="of:=[.$C26]*[$'punishment yearly'.J63]" office:value-type="float" office:value="123.463856254047">
            <text:p>123</text:p>
          </table:table-cell>
          <table:table-cell table:style-name="ce8" table:formula="of:=[.$C26]*[$'punishment yearly'.K63]" office:value-type="float" office:value="73.1592391052513">
            <text:p>73</text:p>
          </table:table-cell>
          <table:table-cell table:number-columns-repeated="1018"/>
        </table:table-row>
        <table:table-row table:style-name="ro1">
          <table:table-cell table:style-name="ce3" table:formula="of:=[$'punishment yearly'.A64]" office:value-type="float" office:value="1770">
            <text:p>1770</text:p>
          </table:table-cell>
          <table:table-cell table:style-name="ce8" table:formula="of:=[$'punishment yearly'.C64]" office:value-type="float" office:value="6900.68559937092">
            <text:p>6,901</text:p>
          </table:table-cell>
          <table:table-cell table:style-name="ce8" table:formula="of:=[$'punishment yearly'.E64]" office:value-type="float" office:value="247.348659446052">
            <text:p>247</text:p>
          </table:table-cell>
          <table:table-cell table:style-name="ce8" table:formula="of:=[.$C27]*[$'punishment yearly'.I64]" office:value-type="float" office:value="45.0824770263929">
            <text:p>45</text:p>
          </table:table-cell>
          <table:table-cell table:style-name="ce8" table:formula="of:=[.$C27]*[$'punishment yearly'.J64]" office:value-type="float" office:value="130.606403364447">
            <text:p>131</text:p>
          </table:table-cell>
          <table:table-cell table:style-name="ce8" table:formula="of:=[.$C27]*[$'punishment yearly'.K64]" office:value-type="float" office:value="71.6597790552123">
            <text:p>72</text:p>
          </table:table-cell>
          <table:table-cell table:number-columns-repeated="1018"/>
        </table:table-row>
        <table:table-row table:style-name="ro1">
          <table:table-cell table:style-name="ce3" table:formula="of:=[$'punishment yearly'.A65]" office:value-type="float" office:value="1771">
            <text:p>1771</text:p>
          </table:table-cell>
          <table:table-cell table:style-name="ce8" table:formula="of:=[$'punishment yearly'.C65]" office:value-type="float" office:value="6945.57770641833">
            <text:p>6,946</text:p>
          </table:table-cell>
          <table:table-cell table:style-name="ce8" table:formula="of:=[$'punishment yearly'.E65]" office:value-type="float" office:value="244.961699744703">
            <text:p>245</text:p>
          </table:table-cell>
          <table:table-cell table:style-name="ce8" table:formula="of:=[.$C28]*[$'punishment yearly'.I65]" office:value-type="float" office:value="44.5175351957076">
            <text:p>45</text:p>
          </table:table-cell>
          <table:table-cell table:style-name="ce8" table:formula="of:=[.$C28]*[$'punishment yearly'.J65]" office:value-type="float" office:value="130.204873910212">
            <text:p>130</text:p>
          </table:table-cell>
          <table:table-cell table:style-name="ce8" table:formula="of:=[.$C28]*[$'punishment yearly'.K65]" office:value-type="float" office:value="70.2392906387844">
            <text:p>70</text:p>
          </table:table-cell>
          <table:table-cell table:number-columns-repeated="1018"/>
        </table:table-row>
        <table:table-row table:style-name="ro1">
          <table:table-cell table:style-name="ce3" table:formula="of:=[$'punishment yearly'.A66]" office:value-type="float" office:value="1772">
            <text:p>1772</text:p>
          </table:table-cell>
          <table:table-cell table:style-name="ce8" table:formula="of:=[$'punishment yearly'.C66]" office:value-type="float" office:value="6999.07038912308">
            <text:p>6,999</text:p>
          </table:table-cell>
          <table:table-cell table:style-name="ce8" table:formula="of:=[$'punishment yearly'.E66]" office:value-type="float" office:value="252.722994344027">
            <text:p>253</text:p>
          </table:table-cell>
          <table:table-cell table:style-name="ce8" table:formula="of:=[.$C29]*[$'punishment yearly'.I66]" office:value-type="float" office:value="44.0487068795756">
            <text:p>44</text:p>
          </table:table-cell>
          <table:table-cell table:style-name="ce8" table:formula="of:=[.$C29]*[$'punishment yearly'.J66]" office:value-type="float" office:value="139.908112634607">
            <text:p>140</text:p>
          </table:table-cell>
          <table:table-cell table:style-name="ce8" table:formula="of:=[.$C29]*[$'punishment yearly'.K66]" office:value-type="float" office:value="68.7661748298444">
            <text:p>69</text:p>
          </table:table-cell>
          <table:table-cell table:number-columns-repeated="1018"/>
        </table:table-row>
        <table:table-row table:style-name="ro1">
          <table:table-cell table:style-name="ce3" table:formula="of:=[$'punishment yearly'.A67]" office:value-type="float" office:value="1773">
            <text:p>1773</text:p>
          </table:table-cell>
          <table:table-cell table:style-name="ce8" table:formula="of:=[$'punishment yearly'.C67]" office:value-type="float" office:value="7054.69805885024">
            <text:p>7,055</text:p>
          </table:table-cell>
          <table:table-cell table:style-name="ce8" table:formula="of:=[$'punishment yearly'.E67]" office:value-type="float" office:value="253.533655864601">
            <text:p>254</text:p>
          </table:table-cell>
          <table:table-cell table:style-name="ce8" table:formula="of:=[.$C30]*[$'punishment yearly'.I67]" office:value-type="float" office:value="43.276125704203">
            <text:p>43</text:p>
          </table:table-cell>
          <table:table-cell table:style-name="ce8" table:formula="of:=[.$C30]*[$'punishment yearly'.J67]" office:value-type="float" office:value="142.949086973042">
            <text:p>143</text:p>
          </table:table-cell>
          <table:table-cell table:style-name="ce8" table:formula="of:=[.$C30]*[$'punishment yearly'.K67]" office:value-type="float" office:value="67.308443187356">
            <text:p>67</text:p>
          </table:table-cell>
          <table:table-cell table:number-columns-repeated="1018"/>
        </table:table-row>
        <table:table-row table:style-name="ro1">
          <table:table-cell table:style-name="ce3" table:formula="of:=[$'punishment yearly'.A68]" office:value-type="float" office:value="1774">
            <text:p>1774</text:p>
          </table:table-cell>
          <table:table-cell table:style-name="ce8" table:formula="of:=[$'punishment yearly'.C68]" office:value-type="float" office:value="7107.07695861837">
            <text:p>7,107</text:p>
          </table:table-cell>
          <table:table-cell table:style-name="ce8" table:formula="of:=[$'punishment yearly'.E68]" office:value-type="float" office:value="254.081111570135">
            <text:p>254</text:p>
          </table:table-cell>
          <table:table-cell table:style-name="ce8" table:formula="of:=[.$C31]*[$'punishment yearly'.I68]" office:value-type="float" office:value="42.732054509656">
            <text:p>43</text:p>
          </table:table-cell>
          <table:table-cell table:style-name="ce8" table:formula="of:=[.$C31]*[$'punishment yearly'.J68]" office:value-type="float" office:value="145.432308386252">
            <text:p>145</text:p>
          </table:table-cell>
          <table:table-cell table:style-name="ce8" table:formula="of:=[.$C31]*[$'punishment yearly'.K68]" office:value-type="float" office:value="65.9167486742271">
            <text:p>66</text:p>
          </table:table-cell>
          <table:table-cell table:number-columns-repeated="1018"/>
        </table:table-row>
        <table:table-row table:style-name="ro1">
          <table:table-cell table:style-name="ce3" table:formula="of:=[$'punishment yearly'.A69]" office:value-type="float" office:value="1775">
            <text:p>1775</text:p>
          </table:table-cell>
          <table:table-cell table:style-name="ce8" table:formula="of:=[$'punishment yearly'.C69]" office:value-type="float" office:value="7183.11624655816">
            <text:p>7,183</text:p>
          </table:table-cell>
          <table:table-cell table:style-name="ce8" table:formula="of:=[$'punishment yearly'.E69]" office:value-type="float" office:value="252.277193016643">
            <text:p>252</text:p>
          </table:table-cell>
          <table:table-cell table:style-name="ce8" table:formula="of:=[.$C32]*[$'punishment yearly'.I69]" office:value-type="float" office:value="42.0430339192555">
            <text:p>42</text:p>
          </table:table-cell>
          <table:table-cell table:style-name="ce8" table:formula="of:=[.$C32]*[$'punishment yearly'.J69]" office:value-type="float" office:value="145.888559352957">
            <text:p>146</text:p>
          </table:table-cell>
          <table:table-cell table:style-name="ce8" table:formula="of:=[.$C32]*[$'punishment yearly'.K69]" office:value-type="float" office:value="64.3455997444297">
            <text:p>64</text:p>
          </table:table-cell>
          <table:table-cell table:number-columns-repeated="1018"/>
        </table:table-row>
        <table:table-row table:style-name="ro1">
          <table:table-cell table:style-name="ce3" table:formula="of:=[$'punishment yearly'.A70]" office:value-type="float" office:value="1776">
            <text:p>1776</text:p>
          </table:table-cell>
          <table:table-cell table:style-name="ce8" table:formula="of:=[$'punishment yearly'.C70]" office:value-type="float" office:value="7252.67172709803">
            <text:p>7,253</text:p>
          </table:table-cell>
          <table:table-cell table:style-name="ce8" table:formula="of:=[$'punishment yearly'.E70]" office:value-type="float" office:value="242.509085766978">
            <text:p>243</text:p>
          </table:table-cell>
          <table:table-cell table:style-name="ce8" table:formula="of:=[.$C33]*[$'punishment yearly'.I70]" office:value-type="float" office:value="41.157246768073">
            <text:p>41</text:p>
          </table:table-cell>
          <table:table-cell table:style-name="ce8" table:formula="of:=[.$C33]*[$'punishment yearly'.J70]" office:value-type="float" office:value="138.475843697833">
            <text:p>138</text:p>
          </table:table-cell>
          <table:table-cell table:style-name="ce8" table:formula="of:=[.$C33]*[$'punishment yearly'.K70]" office:value-type="float" office:value="62.8759953010721">
            <text:p>63</text:p>
          </table:table-cell>
          <table:table-cell table:number-columns-repeated="1018"/>
        </table:table-row>
        <table:table-row table:style-name="ro1">
          <table:table-cell table:style-name="ce3" table:formula="of:=[$'punishment yearly'.A71]" office:value-type="float" office:value="1777">
            <text:p>1777</text:p>
          </table:table-cell>
          <table:table-cell table:style-name="ce8" table:formula="of:=[$'punishment yearly'.C71]" office:value-type="float" office:value="7324.35422542572">
            <text:p>7,324</text:p>
          </table:table-cell>
          <table:table-cell table:style-name="ce8" table:formula="of:=[$'punishment yearly'.E71]" office:value-type="float" office:value="231.65287226719">
            <text:p>232</text:p>
          </table:table-cell>
          <table:table-cell table:style-name="ce8" table:formula="of:=[.$C34]*[$'punishment yearly'.I71]" office:value-type="float" office:value="39.8396897554527">
            <text:p>40</text:p>
          </table:table-cell>
          <table:table-cell table:style-name="ce8" table:formula="of:=[.$C34]*[$'punishment yearly'.J71]" office:value-type="float" office:value="130.384534842573">
            <text:p>130</text:p>
          </table:table-cell>
          <table:table-cell table:style-name="ce8" table:formula="of:=[.$C34]*[$'punishment yearly'.K71]" office:value-type="float" office:value="61.428647669165">
            <text:p>61</text:p>
          </table:table-cell>
          <table:table-cell table:number-columns-repeated="1018"/>
        </table:table-row>
        <table:table-row table:style-name="ro1">
          <table:table-cell table:style-name="ce3" table:formula="of:=[$'punishment yearly'.A72]" office:value-type="float" office:value="1778">
            <text:p>1778</text:p>
          </table:table-cell>
          <table:table-cell table:style-name="ce8" table:formula="of:=[$'punishment yearly'.C72]" office:value-type="float" office:value="7402.4650528445">
            <text:p>7,402</text:p>
          </table:table-cell>
          <table:table-cell table:style-name="ce8" table:formula="of:=[$'punishment yearly'.E72]" office:value-type="float" office:value="218.730126342186">
            <text:p>219</text:p>
          </table:table-cell>
          <table:table-cell table:style-name="ce8" table:formula="of:=[.$C35]*[$'punishment yearly'.I72]" office:value-type="float" office:value="39.527373369708">
            <text:p>40</text:p>
          </table:table-cell>
          <table:table-cell table:style-name="ce8" table:formula="of:=[.$C35]*[$'punishment yearly'.J72]" office:value-type="float" office:value="119.233637003996">
            <text:p>119</text:p>
          </table:table-cell>
          <table:table-cell table:style-name="ce8" table:formula="of:=[.$C35]*[$'punishment yearly'.K72]" office:value-type="float" office:value="59.9691159684828">
            <text:p>60</text:p>
          </table:table-cell>
          <table:table-cell table:number-columns-repeated="1018"/>
        </table:table-row>
        <table:table-row table:style-name="ro1">
          <table:table-cell table:style-name="ce3" table:formula="of:=[$'punishment yearly'.A73]" office:value-type="float" office:value="1779">
            <text:p>1779</text:p>
          </table:table-cell>
          <table:table-cell table:style-name="ce8" table:formula="of:=[$'punishment yearly'.C73]" office:value-type="float" office:value="7473.02008623373">
            <text:p>7,473</text:p>
          </table:table-cell>
          <table:table-cell table:style-name="ce8" table:formula="of:=[$'punishment yearly'.E73]" office:value-type="float" office:value="203.904761952646">
            <text:p>204</text:p>
          </table:table-cell>
          <table:table-cell table:style-name="ce8" table:formula="of:=[.$C36]*[$'punishment yearly'.I73]" office:value-type="float" office:value="38.8731726461084">
            <text:p>39</text:p>
          </table:table-cell>
          <table:table-cell table:style-name="ce8" table:formula="of:=[.$C36]*[$'punishment yearly'.J73]" office:value-type="float" office:value="106.42074724459">
            <text:p>106</text:p>
          </table:table-cell>
          <table:table-cell table:style-name="ce8" table:formula="of:=[.$C36]*[$'punishment yearly'.K73]" office:value-type="float" office:value="58.6108420619466">
            <text:p>59</text:p>
          </table:table-cell>
          <table:table-cell table:number-columns-repeated="1018"/>
        </table:table-row>
        <table:table-row table:style-name="ro1">
          <table:table-cell table:style-name="ce3" table:formula="of:=[$'punishment yearly'.A74]" office:value-type="float" office:value="1780">
            <text:p>1780</text:p>
          </table:table-cell>
          <table:table-cell table:style-name="ce8" table:formula="of:=[$'punishment yearly'.C74]" office:value-type="float" office:value="7514.52015897869">
            <text:p>7,515</text:p>
          </table:table-cell>
          <table:table-cell table:style-name="ce8" table:formula="of:=[$'punishment yearly'.E74]" office:value-type="float" office:value="192.01119110424">
            <text:p>192</text:p>
          </table:table-cell>
          <table:table-cell table:style-name="ce8" table:formula="of:=[.$C37]*[$'punishment yearly'.I74]" office:value-type="float" office:value="39.1109470441483">
            <text:p>39</text:p>
          </table:table-cell>
          <table:table-cell table:style-name="ce8" table:formula="of:=[.$C37]*[$'punishment yearly'.J74]" office:value-type="float" office:value="94.3678116517971">
            <text:p>94</text:p>
          </table:table-cell>
          <table:table-cell table:style-name="ce8" table:formula="of:=[.$C37]*[$'punishment yearly'.K74]" office:value-type="float" office:value="58.5324324082948">
            <text:p>59</text:p>
          </table:table-cell>
          <table:table-cell table:number-columns-repeated="1018"/>
        </table:table-row>
        <table:table-row table:style-name="ro1">
          <table:table-cell table:style-name="ce3" table:formula="of:=[$'punishment yearly'.A75]" office:value-type="float" office:value="1781">
            <text:p>1781</text:p>
          </table:table-cell>
          <table:table-cell table:style-name="ce8" table:formula="of:=[$'punishment yearly'.C75]" office:value-type="float" office:value="7569.98195246455">
            <text:p>7,570</text:p>
          </table:table-cell>
          <table:table-cell table:style-name="ce8" table:formula="of:=[$'punishment yearly'.E75]" office:value-type="float" office:value="180.436025303954">
            <text:p>180</text:p>
          </table:table-cell>
          <table:table-cell table:style-name="ce8" table:formula="of:=[.$C38]*[$'punishment yearly'.I75]" office:value-type="float" office:value="38.5469875400428">
            <text:p>39</text:p>
          </table:table-cell>
          <table:table-cell table:style-name="ce8" table:formula="of:=[.$C38]*[$'punishment yearly'.J75]" office:value-type="float" office:value="83.5259176721099">
            <text:p>84</text:p>
          </table:table-cell>
          <table:table-cell table:style-name="ce8" table:formula="of:=[.$C38]*[$'punishment yearly'.K75]" office:value-type="float" office:value="58.3631200918008">
            <text:p>58</text:p>
          </table:table-cell>
          <table:table-cell table:number-columns-repeated="1018"/>
        </table:table-row>
        <table:table-row table:style-name="ro1">
          <table:table-cell table:style-name="ce3" table:formula="of:=[$'punishment yearly'.A76]" office:value-type="float" office:value="1782">
            <text:p>1782</text:p>
          </table:table-cell>
          <table:table-cell table:style-name="ce8" table:formula="of:=[$'punishment yearly'.C76]" office:value-type="float" office:value="7597.48145958027">
            <text:p>7,597</text:p>
          </table:table-cell>
          <table:table-cell table:style-name="ce8" table:formula="of:=[$'punishment yearly'.E76]" office:value-type="float" office:value="166.918925843899">
            <text:p>167</text:p>
          </table:table-cell>
          <table:table-cell table:style-name="ce8" table:formula="of:=[.$C39]*[$'punishment yearly'.I76]" office:value-type="float" office:value="38.6575474468122">
            <text:p>39</text:p>
          </table:table-cell>
          <table:table-cell table:style-name="ce8" table:formula="of:=[.$C39]*[$'punishment yearly'.J76]" office:value-type="float" office:value="69.8341216329065">
            <text:p>70</text:p>
          </table:table-cell>
          <table:table-cell table:style-name="ce8" table:formula="of:=[.$C39]*[$'punishment yearly'.K76]" office:value-type="float" office:value="58.4272567641809">
            <text:p>58</text:p>
          </table:table-cell>
          <table:table-cell table:number-columns-repeated="1018"/>
        </table:table-row>
        <table:table-row table:style-name="ro1">
          <table:table-cell table:style-name="ce3" table:formula="of:=[$'punishment yearly'.A77]" office:value-type="float" office:value="1783">
            <text:p>1783</text:p>
          </table:table-cell>
          <table:table-cell table:style-name="ce8" table:formula="of:=[$'punishment yearly'.C77]" office:value-type="float" office:value="7658.28462769619">
            <text:p>7,658</text:p>
          </table:table-cell>
          <table:table-cell table:style-name="ce8" table:formula="of:=[$'punishment yearly'.E77]" office:value-type="float" office:value="159.392750355767">
            <text:p>159</text:p>
          </table:table-cell>
          <table:table-cell table:style-name="ce8" table:formula="of:=[.$C40]*[$'punishment yearly'.I77]" office:value-type="float" office:value="39.9567285464098">
            <text:p>40</text:p>
          </table:table-cell>
          <table:table-cell table:style-name="ce8" table:formula="of:=[.$C40]*[$'punishment yearly'.J77]" office:value-type="float" office:value="56.2103950916925">
            <text:p>56</text:p>
          </table:table-cell>
          <table:table-cell table:style-name="ce8" table:formula="of:=[.$C40]*[$'punishment yearly'.K77]" office:value-type="float" office:value="63.2256267176646">
            <text:p>63</text:p>
          </table:table-cell>
          <table:table-cell table:number-columns-repeated="1018"/>
        </table:table-row>
        <table:table-row table:style-name="ro1">
          <table:table-cell table:style-name="ce3" table:formula="of:=[$'punishment yearly'.A78]" office:value-type="float" office:value="1784">
            <text:p>1784</text:p>
          </table:table-cell>
          <table:table-cell table:style-name="ce8" table:formula="of:=[$'punishment yearly'.C78]" office:value-type="float" office:value="7676.0940569917">
            <text:p>7,676</text:p>
          </table:table-cell>
          <table:table-cell table:style-name="ce8" table:formula="of:=[$'punishment yearly'.E78]" office:value-type="float" office:value="156.096337707234">
            <text:p>156</text:p>
          </table:table-cell>
          <table:table-cell table:style-name="ce8" table:formula="of:=[.$C41]*[$'punishment yearly'.I78]" office:value-type="float" office:value="41.0234681417402">
            <text:p>41</text:p>
          </table:table-cell>
          <table:table-cell table:style-name="ce8" table:formula="of:=[.$C41]*[$'punishment yearly'.J78]" office:value-type="float" office:value="46.2640694405983">
            <text:p>46</text:p>
          </table:table-cell>
          <table:table-cell table:style-name="ce8" table:formula="of:=[.$C41]*[$'punishment yearly'.K78]" office:value-type="float" office:value="68.8088001248956">
            <text:p>69</text:p>
          </table:table-cell>
          <table:table-cell table:number-columns-repeated="1018"/>
        </table:table-row>
        <table:table-row table:style-name="ro1">
          <table:table-cell table:style-name="ce3" table:formula="of:=[$'punishment yearly'.A79]" office:value-type="float" office:value="1785">
            <text:p>1785</text:p>
          </table:table-cell>
          <table:table-cell table:style-name="ce8" table:formula="of:=[$'punishment yearly'.C79]" office:value-type="float" office:value="7751.9025040776">
            <text:p>7,752</text:p>
          </table:table-cell>
          <table:table-cell table:style-name="ce8" table:formula="of:=[$'punishment yearly'.E79]" office:value-type="float" office:value="150.924408374234">
            <text:p>151</text:p>
          </table:table-cell>
          <table:table-cell table:style-name="ce8" table:formula="of:=[.$C42]*[$'punishment yearly'.I79]" office:value-type="float" office:value="42.595994960761">
            <text:p>43</text:p>
          </table:table-cell>
          <table:table-cell table:style-name="ce8" table:formula="of:=[.$C42]*[$'punishment yearly'.J79]" office:value-type="float" office:value="33.9999075262171">
            <text:p>34</text:p>
          </table:table-cell>
          <table:table-cell table:style-name="ce8" table:formula="of:=[.$C42]*[$'punishment yearly'.K79]" office:value-type="float" office:value="74.3285058872556">
            <text:p>74</text:p>
          </table:table-cell>
          <table:table-cell table:number-columns-repeated="1018"/>
        </table:table-row>
        <table:table-row table:style-name="ro1">
          <table:table-cell table:style-name="ce3" table:formula="of:=[$'punishment yearly'.A80]" office:value-type="float" office:value="1786">
            <text:p>1786</text:p>
          </table:table-cell>
          <table:table-cell table:style-name="ce8" table:formula="of:=[$'punishment yearly'.C80]" office:value-type="float" office:value="7827.68464101378">
            <text:p>7,828</text:p>
          </table:table-cell>
          <table:table-cell table:style-name="ce8" table:formula="of:=[$'punishment yearly'.E80]" office:value-type="float" office:value="153.035346822773">
            <text:p>153</text:p>
          </table:table-cell>
          <table:table-cell table:style-name="ce8" table:formula="of:=[.$C43]*[$'punishment yearly'.I80]" office:value-type="float" office:value="43.9338087533712">
            <text:p>44</text:p>
          </table:table-cell>
          <table:table-cell table:style-name="ce8" table:formula="of:=[.$C43]*[$'punishment yearly'.J80]" office:value-type="float" office:value="28.7989933771832">
            <text:p>29</text:p>
          </table:table-cell>
          <table:table-cell table:style-name="ce8" table:formula="of:=[.$C43]*[$'punishment yearly'.K80]" office:value-type="float" office:value="80.3025446922187">
            <text:p>80</text:p>
          </table:table-cell>
          <table:table-cell table:number-columns-repeated="1018"/>
        </table:table-row>
        <table:table-row table:style-name="ro1">
          <table:table-cell table:style-name="ce3" table:formula="of:=[$'punishment yearly'.A81]" office:value-type="float" office:value="1787">
            <text:p>1787</text:p>
          </table:table-cell>
          <table:table-cell table:style-name="ce8" table:formula="of:=[$'punishment yearly'.C81]" office:value-type="float" office:value="7914.17749921119">
            <text:p>7,914</text:p>
          </table:table-cell>
          <table:table-cell table:style-name="ce8" table:formula="of:=[$'punishment yearly'.E81]" office:value-type="float" office:value="159.000406432337">
            <text:p>159</text:p>
          </table:table-cell>
          <table:table-cell table:style-name="ce8" table:formula="of:=[.$C44]*[$'punishment yearly'.I81]" office:value-type="float" office:value="44.6034979674368">
            <text:p>45</text:p>
          </table:table-cell>
          <table:table-cell table:style-name="ce8" table:formula="of:=[.$C44]*[$'punishment yearly'.J81]" office:value-type="float" office:value="27.7456360189874">
            <text:p>28</text:p>
          </table:table-cell>
          <table:table-cell table:style-name="ce8" table:formula="of:=[.$C44]*[$'punishment yearly'.K81]" office:value-type="float" office:value="86.6512724459127">
            <text:p>87</text:p>
          </table:table-cell>
          <table:table-cell table:number-columns-repeated="1018"/>
        </table:table-row>
        <table:table-row table:style-name="ro1">
          <table:table-cell table:style-name="ce3" table:formula="of:=[$'punishment yearly'.A82]" office:value-type="float" office:value="1788">
            <text:p>1788</text:p>
          </table:table-cell>
          <table:table-cell table:style-name="ce8" table:formula="of:=[$'punishment yearly'.C82]" office:value-type="float" office:value="8010.30135855383">
            <text:p>8,010</text:p>
          </table:table-cell>
          <table:table-cell table:style-name="ce8" table:formula="of:=[$'punishment yearly'.E82]" office:value-type="float" office:value="157.848876408106">
            <text:p>158</text:p>
          </table:table-cell>
          <table:table-cell table:style-name="ce8" table:formula="of:=[.$C45]*[$'punishment yearly'.I82]" office:value-type="float" office:value="44.1930938867837">
            <text:p>44</text:p>
          </table:table-cell>
          <table:table-cell table:style-name="ce8" table:formula="of:=[.$C45]*[$'punishment yearly'.J82]" office:value-type="float" office:value="20.2510569673914">
            <text:p>20</text:p>
          </table:table-cell>
          <table:table-cell table:style-name="ce8" table:formula="of:=[.$C45]*[$'punishment yearly'.K82]" office:value-type="float" office:value="93.4047255539308">
            <text:p>93</text:p>
          </table:table-cell>
          <table:table-cell table:number-columns-repeated="1018"/>
        </table:table-row>
        <table:table-row table:style-name="ro1">
          <table:table-cell table:style-name="ce3" table:formula="of:=[$'punishment yearly'.A83]" office:value-type="float" office:value="1789">
            <text:p>1789</text:p>
          </table:table-cell>
          <table:table-cell table:style-name="ce8" table:formula="of:=[$'punishment yearly'.C83]" office:value-type="float" office:value="8095.65856134634">
            <text:p>8,096</text:p>
          </table:table-cell>
          <table:table-cell table:style-name="ce8" table:formula="of:=[$'punishment yearly'.E83]" office:value-type="float" office:value="151.795385524831">
            <text:p>152</text:p>
          </table:table-cell>
          <table:table-cell table:style-name="ce8" table:formula="of:=[.$C46]*[$'punishment yearly'.I83]" office:value-type="float" office:value="43.8506635760293">
            <text:p>44</text:p>
          </table:table-cell>
          <table:table-cell table:style-name="ce8" table:formula="of:=[.$C46]*[$'punishment yearly'.J83]" office:value-type="float" office:value="16.9348991846458">
            <text:p>17</text:p>
          </table:table-cell>
          <table:table-cell table:style-name="ce8" table:formula="of:=[.$C46]*[$'punishment yearly'.K83]" office:value-type="float" office:value="91.0098227641562">
            <text:p>91</text:p>
          </table:table-cell>
          <table:table-cell table:number-columns-repeated="1018"/>
        </table:table-row>
        <table:table-row table:style-name="ro1">
          <table:table-cell table:style-name="ce3" table:formula="of:=[$'punishment yearly'.A84]" office:value-type="float" office:value="1790">
            <text:p>1790</text:p>
          </table:table-cell>
          <table:table-cell table:style-name="ce8" table:formula="of:=[$'punishment yearly'.C84]" office:value-type="float" office:value="8206.73952067232">
            <text:p>8,207</text:p>
          </table:table-cell>
          <table:table-cell table:style-name="ce8" table:formula="of:=[$'punishment yearly'.E84]" office:value-type="float" office:value="156.976583153776">
            <text:p>157</text:p>
          </table:table-cell>
          <table:table-cell table:style-name="ce8" table:formula="of:=[.$C47]*[$'punishment yearly'.I84]" office:value-type="float" office:value="43.8663855594758">
            <text:p>44</text:p>
          </table:table-cell>
          <table:table-cell table:style-name="ce8" table:formula="of:=[.$C47]*[$'punishment yearly'.J84]" office:value-type="float" office:value="24.6992120914049">
            <text:p>25</text:p>
          </table:table-cell>
          <table:table-cell table:style-name="ce8" table:formula="of:=[.$C47]*[$'punishment yearly'.K84]" office:value-type="float" office:value="88.4109855028949">
            <text:p>88</text:p>
          </table:table-cell>
          <table:table-cell/>
          <table:table-cell>
            <draw:frame table:end-cell-address="'punishment type'.Q70" table:end-x="0.3732in" table:end-y="0.1043in" draw:z-index="1" draw:name="Chart 2" draw:style-name="gr1" draw:text-style-name="P1" svg:width="8.0803in" svg:height="4.0894in" svg:x="0.3736in" svg:y="0.1043in">
              <draw:object draw:notify-on-update-of-ranges="'punishment type'.A7:'punishment type'.A267 'punishment type'.C7:'punishment type'.C26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3" table:formula="of:=[$'punishment yearly'.A85]" office:value-type="float" office:value="1791">
            <text:p>1791</text:p>
          </table:table-cell>
          <table:table-cell table:style-name="ce8" table:formula="of:=[$'punishment yearly'.C85]" office:value-type="float" office:value="8303.83390728647">
            <text:p>8,304</text:p>
          </table:table-cell>
          <table:table-cell table:style-name="ce8" table:formula="of:=[$'punishment yearly'.E85]" office:value-type="float" office:value="185.678213650255">
            <text:p>186</text:p>
          </table:table-cell>
          <table:table-cell table:style-name="ce8" table:formula="of:=[.$C48]*[$'punishment yearly'.I85]" office:value-type="float" office:value="43.8713013852954">
            <text:p>44</text:p>
          </table:table-cell>
          <table:table-cell table:style-name="ce8" table:formula="of:=[.$C48]*[$'punishment yearly'.J85]" office:value-type="float" office:value="55.7573772753">
            <text:p>56</text:p>
          </table:table-cell>
          <table:table-cell table:style-name="ce8" table:formula="of:=[.$C48]*[$'punishment yearly'.K85]" office:value-type="float" office:value="86.0495349896599">
            <text:p>86</text:p>
          </table:table-cell>
          <table:table-cell table:number-columns-repeated="1018"/>
        </table:table-row>
        <table:table-row table:style-name="ro1">
          <table:table-cell table:style-name="ce3" table:formula="of:=[$'punishment yearly'.A86]" office:value-type="float" office:value="1792">
            <text:p>1792</text:p>
          </table:table-cell>
          <table:table-cell table:style-name="ce8" table:formula="of:=[$'punishment yearly'.C86]" office:value-type="float" office:value="8411.62072727576">
            <text:p>8,412</text:p>
          </table:table-cell>
          <table:table-cell table:style-name="ce8" table:formula="of:=[$'punishment yearly'.E86]" office:value-type="float" office:value="182.938166630917">
            <text:p>183</text:p>
          </table:table-cell>
          <table:table-cell table:style-name="ce8" table:formula="of:=[.$C49]*[$'punishment yearly'.I86]" office:value-type="float" office:value="43.5587875249654">
            <text:p>44</text:p>
          </table:table-cell>
          <table:table-cell table:style-name="ce8" table:formula="of:=[.$C49]*[$'punishment yearly'.J86]" office:value-type="float" office:value="55.720534151068">
            <text:p>56</text:p>
          </table:table-cell>
          <table:table-cell table:style-name="ce8" table:formula="of:=[.$C49]*[$'punishment yearly'.K86]" office:value-type="float" office:value="83.6588449548837">
            <text:p>84</text:p>
          </table:table-cell>
          <table:table-cell table:number-columns-repeated="1018"/>
        </table:table-row>
        <table:table-row table:style-name="ro1">
          <table:table-cell table:style-name="ce3" table:formula="of:=[$'punishment yearly'.A87]" office:value-type="float" office:value="1793">
            <text:p>1793</text:p>
          </table:table-cell>
          <table:table-cell table:style-name="ce8" table:formula="of:=[$'punishment yearly'.C87]" office:value-type="float" office:value="8511.86258503982">
            <text:p>8,512</text:p>
          </table:table-cell>
          <table:table-cell table:style-name="ce8" table:formula="of:=[$'punishment yearly'.E87]" office:value-type="float" office:value="179.30963113821">
            <text:p>179</text:p>
          </table:table-cell>
          <table:table-cell table:style-name="ce8" table:formula="of:=[.$C50]*[$'punishment yearly'.I87]" office:value-type="float" office:value="42.8108415002444">
            <text:p>43</text:p>
          </table:table-cell>
          <table:table-cell table:style-name="ce8" table:formula="of:=[.$C50]*[$'punishment yearly'.J87]" office:value-type="float" office:value="55.0760771002046">
            <text:p>55</text:p>
          </table:table-cell>
          <table:table-cell table:style-name="ce8" table:formula="of:=[.$C50]*[$'punishment yearly'.K87]" office:value-type="float" office:value="81.4227125377606">
            <text:p>81</text:p>
          </table:table-cell>
          <table:table-cell table:number-columns-repeated="1018"/>
        </table:table-row>
        <table:table-row table:style-name="ro1">
          <table:table-cell table:style-name="ce3" table:formula="of:=[$'punishment yearly'.A88]" office:value-type="float" office:value="1794">
            <text:p>1794</text:p>
          </table:table-cell>
          <table:table-cell table:style-name="ce8" table:formula="of:=[$'punishment yearly'.C88]" office:value-type="float" office:value="8604.5640270847">
            <text:p>8,605</text:p>
          </table:table-cell>
          <table:table-cell table:style-name="ce8" table:formula="of:=[$'punishment yearly'.E88]" office:value-type="float" office:value="176.754478708842">
            <text:p>177</text:p>
          </table:table-cell>
          <table:table-cell table:style-name="ce8" table:formula="of:=[.$C51]*[$'punishment yearly'.I88]" office:value-type="float" office:value="42.1985354350395">
            <text:p>42</text:p>
          </table:table-cell>
          <table:table-cell table:style-name="ce8" table:formula="of:=[.$C51]*[$'punishment yearly'.J88]" office:value-type="float" office:value="55.2265052016821">
            <text:p>55</text:p>
          </table:table-cell>
          <table:table-cell table:style-name="ce8" table:formula="of:=[.$C51]*[$'punishment yearly'.K88]" office:value-type="float" office:value="79.3294380721199">
            <text:p>79</text:p>
          </table:table-cell>
          <table:table-cell table:number-columns-repeated="1018"/>
        </table:table-row>
        <table:table-row table:style-name="ro1">
          <table:table-cell table:style-name="ce3" table:formula="of:=[$'punishment yearly'.A89]" office:value-type="float" office:value="1795">
            <text:p>1795</text:p>
          </table:table-cell>
          <table:table-cell table:style-name="ce8" table:formula="of:=[$'punishment yearly'.C89]" office:value-type="float" office:value="8684.36951388342">
            <text:p>8,684</text:p>
          </table:table-cell>
          <table:table-cell table:style-name="ce8" table:formula="of:=[$'punishment yearly'.E89]" office:value-type="float" office:value="175.972726336683">
            <text:p>176</text:p>
          </table:table-cell>
          <table:table-cell table:style-name="ce8" table:formula="of:=[.$C52]*[$'punishment yearly'.I89]" office:value-type="float" office:value="42.2943772041032">
            <text:p>42</text:p>
          </table:table-cell>
          <table:table-cell table:style-name="ce8" table:formula="of:=[.$C52]*[$'punishment yearly'.J89]" office:value-type="float" office:value="56.2620002774975">
            <text:p>56</text:p>
          </table:table-cell>
          <table:table-cell table:style-name="ce8" table:formula="of:=[.$C52]*[$'punishment yearly'.K89]" office:value-type="float" office:value="77.4163488550825">
            <text:p>77</text:p>
          </table:table-cell>
          <table:table-cell table:number-columns-repeated="1018"/>
        </table:table-row>
        <table:table-row table:style-name="ro1">
          <table:table-cell table:style-name="ce3" table:formula="of:=[$'punishment yearly'.A90]" office:value-type="float" office:value="1796">
            <text:p>1796</text:p>
          </table:table-cell>
          <table:table-cell table:style-name="ce8" table:formula="of:=[$'punishment yearly'.C90]" office:value-type="float" office:value="8786.65620833626">
            <text:p>8,787</text:p>
          </table:table-cell>
          <table:table-cell table:style-name="ce8" table:formula="of:=[$'punishment yearly'.E90]" office:value-type="float" office:value="173.092772777166">
            <text:p>173</text:p>
          </table:table-cell>
          <table:table-cell table:style-name="ce8" table:formula="of:=[.$C53]*[$'punishment yearly'.I90]" office:value-type="float" office:value="42.120687463437">
            <text:p>42</text:p>
          </table:table-cell>
          <table:table-cell table:style-name="ce8" table:formula="of:=[.$C53]*[$'punishment yearly'.J90]" office:value-type="float" office:value="55.6070464594307">
            <text:p>56</text:p>
          </table:table-cell>
          <table:table-cell table:style-name="ce8" table:formula="of:=[.$C53]*[$'punishment yearly'.K90]" office:value-type="float" office:value="75.3650388542986">
            <text:p>75</text:p>
          </table:table-cell>
          <table:table-cell table:number-columns-repeated="1018"/>
        </table:table-row>
        <table:table-row table:style-name="ro1">
          <table:table-cell table:style-name="ce3" table:formula="of:=[$'punishment yearly'.A91]" office:value-type="float" office:value="1797">
            <text:p>1797</text:p>
          </table:table-cell>
          <table:table-cell table:style-name="ce8" table:formula="of:=[$'punishment yearly'.C91]" office:value-type="float" office:value="8878.19167128261">
            <text:p>8,878</text:p>
          </table:table-cell>
          <table:table-cell table:style-name="ce8" table:formula="of:=[$'punishment yearly'.E91]" office:value-type="float" office:value="174.830162929275">
            <text:p>175</text:p>
          </table:table-cell>
          <table:table-cell table:style-name="ce8" table:formula="of:=[.$C54]*[$'punishment yearly'.I91]" office:value-type="float" office:value="42.1144320649684">
            <text:p>42</text:p>
          </table:table-cell>
          <table:table-cell table:style-name="ce8" table:formula="of:=[.$C54]*[$'punishment yearly'.J91]" office:value-type="float" office:value="59.2462991874121">
            <text:p>59</text:p>
          </table:table-cell>
          <table:table-cell table:style-name="ce8" table:formula="of:=[.$C54]*[$'punishment yearly'.K91]" office:value-type="float" office:value="73.4694316768944">
            <text:p>73</text:p>
          </table:table-cell>
          <table:table-cell table:number-columns-repeated="1018"/>
        </table:table-row>
        <table:table-row table:style-name="ro1">
          <table:table-cell table:style-name="ce3" table:formula="of:=[$'punishment yearly'.A92]" office:value-type="float" office:value="1798">
            <text:p>1798</text:p>
          </table:table-cell>
          <table:table-cell table:style-name="ce8" table:formula="of:=[$'punishment yearly'.C92]" office:value-type="float" office:value="8998.62375585945">
            <text:p>8,999</text:p>
          </table:table-cell>
          <table:table-cell table:style-name="ce8" table:formula="of:=[$'punishment yearly'.E92]" office:value-type="float" office:value="175.795349618617">
            <text:p>176</text:p>
          </table:table-cell>
          <table:table-cell table:style-name="ce8" table:formula="of:=[.$C55]*[$'punishment yearly'.I92]" office:value-type="float" office:value="41.5619110373928">
            <text:p>42</text:p>
          </table:table-cell>
          <table:table-cell table:style-name="ce8" table:formula="of:=[.$C55]*[$'punishment yearly'.J92]" office:value-type="float" office:value="62.8318302153527">
            <text:p>63</text:p>
          </table:table-cell>
          <table:table-cell table:style-name="ce8" table:formula="of:=[.$C55]*[$'punishment yearly'.K92]" office:value-type="float" office:value="71.4016083658715">
            <text:p>71</text:p>
          </table:table-cell>
          <table:table-cell table:number-columns-repeated="1018"/>
        </table:table-row>
        <table:table-row table:style-name="ro1">
          <table:table-cell table:style-name="ce3" table:formula="of:=[$'punishment yearly'.A93]" office:value-type="float" office:value="1799">
            <text:p>1799</text:p>
          </table:table-cell>
          <table:table-cell table:style-name="ce8" table:formula="of:=[$'punishment yearly'.C93]" office:value-type="float" office:value="9034.08656333767">
            <text:p>9,034</text:p>
          </table:table-cell>
          <table:table-cell table:style-name="ce8" table:formula="of:=[$'punishment yearly'.E93]" office:value-type="float" office:value="172.062251731311">
            <text:p>172</text:p>
          </table:table-cell>
          <table:table-cell table:style-name="ce8" table:formula="of:=[.$C56]*[$'punishment yearly'.I93]" office:value-type="float" office:value="41.3323469265106">
            <text:p>41</text:p>
          </table:table-cell>
          <table:table-cell table:style-name="ce8" table:formula="of:=[.$C56]*[$'punishment yearly'.J93]" office:value-type="float" office:value="60.6702178640076">
            <text:p>61</text:p>
          </table:table-cell>
          <table:table-cell table:style-name="ce8" table:formula="of:=[.$C56]*[$'punishment yearly'.K93]" office:value-type="float" office:value="70.0596869407929">
            <text:p>70</text:p>
          </table:table-cell>
          <table:table-cell table:number-columns-repeated="1018"/>
        </table:table-row>
        <table:table-row table:style-name="ro1">
          <table:table-cell table:style-name="ce3" table:formula="of:=[$'punishment yearly'.A94]" office:value-type="float" office:value="1800">
            <text:p>1800</text:p>
          </table:table-cell>
          <table:table-cell table:style-name="ce8" table:formula="of:=[$'punishment yearly'.C94]" office:value-type="float" office:value="9072.72549962387">
            <text:p>9,073</text:p>
          </table:table-cell>
          <table:table-cell table:style-name="ce8" table:formula="of:=[$'punishment yearly'.E94]" office:value-type="float" office:value="176.04951634836">
            <text:p>176</text:p>
          </table:table-cell>
          <table:table-cell table:style-name="ce8" table:formula="of:=[.$C57]*[$'punishment yearly'.I94]" office:value-type="float" office:value="41.5641363794853">
            <text:p>42</text:p>
          </table:table-cell>
          <table:table-cell table:style-name="ce8" table:formula="of:=[.$C57]*[$'punishment yearly'.J94]" office:value-type="float" office:value="65.7629216485111">
            <text:p>66</text:p>
          </table:table-cell>
          <table:table-cell table:style-name="ce8" table:formula="of:=[.$C57]*[$'punishment yearly'.K94]" office:value-type="float" office:value="68.7224583203635">
            <text:p>69</text:p>
          </table:table-cell>
          <table:table-cell table:number-columns-repeated="1018"/>
        </table:table-row>
        <table:table-row table:style-name="ro1">
          <table:table-cell table:style-name="ce3" table:formula="of:=[$'punishment yearly'.A95]" office:value-type="float" office:value="1801">
            <text:p>1801</text:p>
          </table:table-cell>
          <table:table-cell table:style-name="ce8" table:formula="of:=[$'punishment yearly'.C95]" office:value-type="float" office:value="9061">
            <text:p>9,061</text:p>
          </table:table-cell>
          <table:table-cell table:style-name="ce8" table:formula="of:=[$'punishment yearly'.E95]" office:value-type="float" office:value="179.981538816837">
            <text:p>180</text:p>
          </table:table-cell>
          <table:table-cell table:style-name="ce8" table:formula="of:=[.$C58]*[$'punishment yearly'.I95]" office:value-type="float" office:value="42.8098443880366">
            <text:p>43</text:p>
          </table:table-cell>
          <table:table-cell table:style-name="ce8" table:formula="of:=[.$C58]*[$'punishment yearly'.J95]" office:value-type="float" office:value="66.5175590814347">
            <text:p>67</text:p>
          </table:table-cell>
          <table:table-cell table:style-name="ce8" table:formula="of:=[.$C58]*[$'punishment yearly'.K95]" office:value-type="float" office:value="70.654135347366">
            <text:p>71</text:p>
          </table:table-cell>
          <table:table-cell table:number-columns-repeated="1018"/>
        </table:table-row>
        <table:table-row table:style-name="ro1">
          <table:table-cell table:style-name="ce3" table:formula="of:=[$'punishment yearly'.A96]" office:value-type="float" office:value="1802">
            <text:p>1802</text:p>
          </table:table-cell>
          <table:table-cell table:style-name="ce8" table:formula="of:=[$'punishment yearly'.C96]" office:value-type="float" office:value="9130">
            <text:p>9,130</text:p>
          </table:table-cell>
          <table:table-cell table:style-name="ce8" table:formula="of:=[$'punishment yearly'.E96]" office:value-type="float" office:value="181.113402776219">
            <text:p>181</text:p>
          </table:table-cell>
          <table:table-cell table:style-name="ce8" table:formula="of:=[.$C59]*[$'punishment yearly'.I96]" office:value-type="float" office:value="42.7885463933657">
            <text:p>43</text:p>
          </table:table-cell>
          <table:table-cell table:style-name="ce8" table:formula="of:=[.$C59]*[$'punishment yearly'.J96]" office:value-type="float" office:value="66.3268936480934">
            <text:p>66</text:p>
          </table:table-cell>
          <table:table-cell table:style-name="ce8" table:formula="of:=[.$C59]*[$'punishment yearly'.K96]" office:value-type="float" office:value="71.9979627347596">
            <text:p>72</text:p>
          </table:table-cell>
          <table:table-cell table:number-columns-repeated="1018"/>
        </table:table-row>
        <table:table-row table:style-name="ro1">
          <table:table-cell table:style-name="ce3" table:formula="of:=[$'punishment yearly'.A97]" office:value-type="float" office:value="1803">
            <text:p>1803</text:p>
          </table:table-cell>
          <table:table-cell table:style-name="ce8" table:formula="of:=[$'punishment yearly'.C97]" office:value-type="float" office:value="9235">
            <text:p>9,235</text:p>
          </table:table-cell>
          <table:table-cell table:style-name="ce8" table:formula="of:=[$'punishment yearly'.E97]" office:value-type="float" office:value="186.537120959119">
            <text:p>187</text:p>
          </table:table-cell>
          <table:table-cell table:style-name="ce8" table:formula="of:=[.$C60]*[$'punishment yearly'.I97]" office:value-type="float" office:value="42.4944337020136">
            <text:p>42</text:p>
          </table:table-cell>
          <table:table-cell table:style-name="ce8" table:formula="of:=[.$C60]*[$'punishment yearly'.J97]" office:value-type="float" office:value="70.9571632979704">
            <text:p>71</text:p>
          </table:table-cell>
          <table:table-cell table:style-name="ce8" table:formula="of:=[.$C60]*[$'punishment yearly'.K97]" office:value-type="float" office:value="73.0855239591355">
            <text:p>73</text:p>
          </table:table-cell>
          <table:table-cell table:number-columns-repeated="1018"/>
        </table:table-row>
        <table:table-row table:style-name="ro1">
          <table:table-cell table:style-name="ce3" table:formula="of:=[$'punishment yearly'.A98]" office:value-type="float" office:value="1804">
            <text:p>1804</text:p>
          </table:table-cell>
          <table:table-cell table:style-name="ce8" table:formula="of:=[$'punishment yearly'.C98]" office:value-type="float" office:value="9367">
            <text:p>9,367</text:p>
          </table:table-cell>
          <table:table-cell table:style-name="ce8" table:formula="of:=[$'punishment yearly'.E98]" office:value-type="float" office:value="187.016343582208">
            <text:p>187</text:p>
          </table:table-cell>
          <table:table-cell table:style-name="ce8" table:formula="of:=[.$C61]*[$'punishment yearly'.I98]" office:value-type="float" office:value="42.4724773393931">
            <text:p>42</text:p>
          </table:table-cell>
          <table:table-cell table:style-name="ce8" table:formula="of:=[.$C61]*[$'punishment yearly'.J98]" office:value-type="float" office:value="70.5586352503566">
            <text:p>71</text:p>
          </table:table-cell>
          <table:table-cell table:style-name="ce8" table:formula="of:=[.$C61]*[$'punishment yearly'.K98]" office:value-type="float" office:value="73.9852309924581">
            <text:p>74</text:p>
          </table:table-cell>
          <table:table-cell table:number-columns-repeated="1018"/>
        </table:table-row>
        <table:table-row table:style-name="ro1">
          <table:table-cell table:style-name="ce3" table:formula="of:=[$'punishment yearly'.A99]" office:value-type="float" office:value="1805">
            <text:p>1805</text:p>
          </table:table-cell>
          <table:table-cell table:style-name="ce8" table:formula="of:=[$'punishment yearly'.C99]" office:value-type="float" office:value="9513">
            <text:p>9,513</text:p>
          </table:table-cell>
          <table:table-cell table:style-name="ce8" table:formula="of:=[$'punishment yearly'.E99]" office:value-type="float" office:value="174.533900125652">
            <text:p>175</text:p>
          </table:table-cell>
          <table:table-cell table:style-name="ce8" table:formula="of:=[.$C62]*[$'punishment yearly'.I99]" office:value-type="float" office:value="41.5263003508983">
            <text:p>42</text:p>
          </table:table-cell>
          <table:table-cell table:style-name="ce8" table:formula="of:=[.$C62]*[$'punishment yearly'.J99]" office:value-type="float" office:value="58.2069522117197">
            <text:p>58</text:p>
          </table:table-cell>
          <table:table-cell table:style-name="ce8" table:formula="of:=[.$C62]*[$'punishment yearly'.K99]" office:value-type="float" office:value="74.8006475630343">
            <text:p>75</text:p>
          </table:table-cell>
          <table:table-cell table:number-columns-repeated="1018"/>
        </table:table-row>
        <table:table-row table:style-name="ro1">
          <table:table-cell table:style-name="ce3" table:formula="of:=[$'punishment yearly'.A100]" office:value-type="float" office:value="1806">
            <text:p>1806</text:p>
          </table:table-cell>
          <table:table-cell table:style-name="ce8" table:formula="of:=[$'punishment yearly'.C100]" office:value-type="float" office:value="9656">
            <text:p>9,656</text:p>
          </table:table-cell>
          <table:table-cell table:style-name="ce8" table:formula="of:=[$'punishment yearly'.E100]" office:value-type="float" office:value="151.887970921814">
            <text:p>152</text:p>
          </table:table-cell>
          <table:table-cell table:style-name="ce8" table:formula="of:=[.$C63]*[$'punishment yearly'.I100]" office:value-type="float" office:value="40.8077563419734">
            <text:p>41</text:p>
          </table:table-cell>
          <table:table-cell table:style-name="ce8" table:formula="of:=[.$C63]*[$'punishment yearly'.J100]" office:value-type="float" office:value="35.4138431776536">
            <text:p>35</text:p>
          </table:table-cell>
          <table:table-cell table:style-name="ce8" table:formula="of:=[.$C63]*[$'punishment yearly'.K100]" office:value-type="float" office:value="75.6663714021867">
            <text:p>76</text:p>
          </table:table-cell>
          <table:table-cell table:number-columns-repeated="1018"/>
        </table:table-row>
        <table:table-row table:style-name="ro1">
          <table:table-cell table:style-name="ce3" table:formula="of:=[$'punishment yearly'.A101]" office:value-type="float" office:value="1807">
            <text:p>1807</text:p>
          </table:table-cell>
          <table:table-cell table:style-name="ce8" table:formula="of:=[$'punishment yearly'.C101]" office:value-type="float" office:value="9794">
            <text:p>9,794</text:p>
          </table:table-cell>
          <table:table-cell table:style-name="ce8" table:formula="of:=[$'punishment yearly'.E101]" office:value-type="float" office:value="151.869324223053">
            <text:p>152</text:p>
          </table:table-cell>
          <table:table-cell table:style-name="ce8" table:formula="of:=[.$C64]*[$'punishment yearly'.I101]" office:value-type="float" office:value="40.0285578147943">
            <text:p>40</text:p>
          </table:table-cell>
          <table:table-cell table:style-name="ce8" table:formula="of:=[.$C64]*[$'punishment yearly'.J101]" office:value-type="float" office:value="35.2427741985714">
            <text:p>35</text:p>
          </table:table-cell>
          <table:table-cell table:style-name="ce8" table:formula="of:=[.$C64]*[$'punishment yearly'.K101]" office:value-type="float" office:value="76.5979922096875">
            <text:p>77</text:p>
          </table:table-cell>
          <table:table-cell table:number-columns-repeated="1018"/>
        </table:table-row>
        <table:table-row table:style-name="ro1">
          <table:table-cell table:style-name="ce3" table:formula="of:=[$'punishment yearly'.A102]" office:value-type="float" office:value="1808">
            <text:p>1808</text:p>
          </table:table-cell>
          <table:table-cell table:style-name="ce8" table:formula="of:=[$'punishment yearly'.C102]" office:value-type="float" office:value="9924">
            <text:p>9,924</text:p>
          </table:table-cell>
          <table:table-cell table:style-name="ce8" table:formula="of:=[$'punishment yearly'.E102]" office:value-type="float" office:value="153.182779633335">
            <text:p>153</text:p>
          </table:table-cell>
          <table:table-cell table:style-name="ce8" table:formula="of:=[.$C65]*[$'punishment yearly'.I102]" office:value-type="float" office:value="38.9701426076275">
            <text:p>39</text:p>
          </table:table-cell>
          <table:table-cell table:style-name="ce8" table:formula="of:=[.$C65]*[$'punishment yearly'.J102]" office:value-type="float" office:value="36.5936337896286">
            <text:p>37</text:p>
          </table:table-cell>
          <table:table-cell table:style-name="ce8" table:formula="of:=[.$C65]*[$'punishment yearly'.K102]" office:value-type="float" office:value="77.6190032360787">
            <text:p>78</text:p>
          </table:table-cell>
          <table:table-cell table:number-columns-repeated="1018"/>
        </table:table-row>
        <table:table-row table:style-name="ro1">
          <table:table-cell table:style-name="ce3" table:formula="of:=[$'punishment yearly'.A103]" office:value-type="float" office:value="1809">
            <text:p>1809</text:p>
          </table:table-cell>
          <table:table-cell table:style-name="ce8" table:formula="of:=[$'punishment yearly'.C103]" office:value-type="float" office:value="10056">
            <text:p>10,056</text:p>
          </table:table-cell>
          <table:table-cell table:style-name="ce8" table:formula="of:=[$'punishment yearly'.E103]" office:value-type="float" office:value="152.868458644359">
            <text:p>153</text:p>
          </table:table-cell>
          <table:table-cell table:style-name="ce8" table:formula="of:=[.$C66]*[$'punishment yearly'.I103]" office:value-type="float" office:value="38.1204947531917">
            <text:p>38</text:p>
          </table:table-cell>
          <table:table-cell table:style-name="ce8" table:formula="of:=[.$C66]*[$'punishment yearly'.J103]" office:value-type="float" office:value="36.0964848665458">
            <text:p>36</text:p>
          </table:table-cell>
          <table:table-cell table:style-name="ce8" table:formula="of:=[.$C66]*[$'punishment yearly'.K103]" office:value-type="float" office:value="78.6514790246214">
            <text:p>79</text:p>
          </table:table-cell>
          <table:table-cell table:number-columns-repeated="1018"/>
        </table:table-row>
        <table:table-row table:style-name="ro1">
          <table:table-cell table:style-name="ce3" table:formula="of:=[$'punishment yearly'.A104]" office:value-type="float" office:value="1810">
            <text:p>1810</text:p>
          </table:table-cell>
          <table:table-cell table:style-name="ce8" table:formula="of:=[$'punishment yearly'.C104]" office:value-type="float" office:value="10186">
            <text:p>10,186</text:p>
          </table:table-cell>
          <table:table-cell table:style-name="ce8" table:formula="of:=[$'punishment yearly'.E104]" office:value-type="float" office:value="154.822651198156">
            <text:p>155</text:p>
          </table:table-cell>
          <table:table-cell table:style-name="ce8" table:formula="of:=[.$C67]*[$'punishment yearly'.I104]" office:value-type="float" office:value="37.31982085589">
            <text:p>37</text:p>
          </table:table-cell>
          <table:table-cell table:style-name="ce8" table:formula="of:=[.$C67]*[$'punishment yearly'.J104]" office:value-type="float" office:value="37.7757539629214">
            <text:p>38</text:p>
          </table:table-cell>
          <table:table-cell table:style-name="ce8" table:formula="of:=[.$C67]*[$'punishment yearly'.K104]" office:value-type="float" office:value="79.7270763793442">
            <text:p>80</text:p>
          </table:table-cell>
          <table:table-cell table:number-columns-repeated="1018"/>
        </table:table-row>
        <table:table-row table:style-name="ro1">
          <table:table-cell table:style-name="ce3" table:formula="of:=[$'punishment yearly'.A105]" office:value-type="float" office:value="1811">
            <text:p>1811</text:p>
          </table:table-cell>
          <table:table-cell table:style-name="ce8" table:formula="of:=[$'punishment yearly'.C105]" office:value-type="float" office:value="10322">
            <text:p>10,322</text:p>
          </table:table-cell>
          <table:table-cell table:style-name="ce8" table:formula="of:=[$'punishment yearly'.E105]" office:value-type="float" office:value="163.189289230615">
            <text:p>163</text:p>
          </table:table-cell>
          <table:table-cell table:style-name="ce8" table:formula="of:=[.$C68]*[$'punishment yearly'.I105]" office:value-type="float" office:value="36.3049501296353">
            <text:p>36</text:p>
          </table:table-cell>
          <table:table-cell table:style-name="ce8" table:formula="of:=[.$C68]*[$'punishment yearly'.J105]" office:value-type="float" office:value="42.8195921203563">
            <text:p>43</text:p>
          </table:table-cell>
          <table:table-cell table:style-name="ce8" table:formula="of:=[.$C68]*[$'punishment yearly'.K105]" office:value-type="float" office:value="84.0647469806239">
            <text:p>84</text:p>
          </table:table-cell>
          <table:table-cell table:number-columns-repeated="1018"/>
        </table:table-row>
        <table:table-row table:style-name="ro1">
          <table:table-cell table:style-name="ce3" table:formula="of:=[$'punishment yearly'.A106]" office:value-type="float" office:value="1812">
            <text:p>1812</text:p>
          </table:table-cell>
          <table:table-cell table:style-name="ce8" table:formula="of:=[$'punishment yearly'.C106]" office:value-type="float" office:value="10480">
            <text:p>10,480</text:p>
          </table:table-cell>
          <table:table-cell table:style-name="ce8" table:formula="of:=[$'punishment yearly'.E106]" office:value-type="float" office:value="165.505692578443">
            <text:p>166</text:p>
          </table:table-cell>
          <table:table-cell table:style-name="ce8" table:formula="of:=[.$C69]*[$'punishment yearly'.I106]" office:value-type="float" office:value="35.9007342784442">
            <text:p>36</text:p>
          </table:table-cell>
          <table:table-cell table:style-name="ce8" table:formula="of:=[.$C69]*[$'punishment yearly'.J106]" office:value-type="float" office:value="41.1359665053825">
            <text:p>41</text:p>
          </table:table-cell>
          <table:table-cell table:style-name="ce8" table:formula="of:=[.$C69]*[$'punishment yearly'.K106]" office:value-type="float" office:value="88.4689917946161">
            <text:p>88</text:p>
          </table:table-cell>
          <table:table-cell table:number-columns-repeated="1018"/>
        </table:table-row>
        <table:table-row table:style-name="ro1">
          <table:table-cell table:style-name="ce3" table:formula="of:=[$'punishment yearly'.A107]" office:value-type="float" office:value="1813">
            <text:p>1813</text:p>
          </table:table-cell>
          <table:table-cell table:style-name="ce8" table:formula="of:=[$'punishment yearly'.C107]" office:value-type="float" office:value="10650">
            <text:p>10,650</text:p>
          </table:table-cell>
          <table:table-cell table:style-name="ce8" table:formula="of:=[$'punishment yearly'.E107]" office:value-type="float" office:value="174.974275710874">
            <text:p>175</text:p>
          </table:table-cell>
          <table:table-cell table:style-name="ce8" table:formula="of:=[.$C70]*[$'punishment yearly'.I107]" office:value-type="float" office:value="35.7032577688352">
            <text:p>36</text:p>
          </table:table-cell>
          <table:table-cell table:style-name="ce8" table:formula="of:=[.$C70]*[$'punishment yearly'.J107]" office:value-type="float" office:value="46.249431373514">
            <text:p>46</text:p>
          </table:table-cell>
          <table:table-cell table:style-name="ce8" table:formula="of:=[.$C70]*[$'punishment yearly'.K107]" office:value-type="float" office:value="93.0215865685245">
            <text:p>93</text:p>
          </table:table-cell>
          <table:table-cell table:number-columns-repeated="1018"/>
        </table:table-row>
        <table:table-row table:style-name="ro1">
          <table:table-cell table:style-name="ce3" table:formula="of:=[$'punishment yearly'.A108]" office:value-type="float" office:value="1814">
            <text:p>1814</text:p>
          </table:table-cell>
          <table:table-cell table:style-name="ce8" table:formula="of:=[$'punishment yearly'.C108]" office:value-type="float" office:value="10820">
            <text:p>10,820</text:p>
          </table:table-cell>
          <table:table-cell table:style-name="ce8" table:formula="of:=[$'punishment yearly'.E108]" office:value-type="float" office:value="183.721726044473">
            <text:p>184</text:p>
          </table:table-cell>
          <table:table-cell table:style-name="ce8" table:formula="of:=[.$C71]*[$'punishment yearly'.I108]" office:value-type="float" office:value="35.160785142153">
            <text:p>35</text:p>
          </table:table-cell>
          <table:table-cell table:style-name="ce8" table:formula="of:=[.$C71]*[$'punishment yearly'.J108]" office:value-type="float" office:value="50.7261038935235">
            <text:p>51</text:p>
          </table:table-cell>
          <table:table-cell table:style-name="ce8" table:formula="of:=[.$C71]*[$'punishment yearly'.K108]" office:value-type="float" office:value="97.8348370087966">
            <text:p>98</text:p>
          </table:table-cell>
          <table:table-cell table:number-columns-repeated="1018"/>
        </table:table-row>
        <table:table-row table:style-name="ro1">
          <table:table-cell table:style-name="ce3" table:formula="of:=[$'punishment yearly'.A109]" office:value-type="float" office:value="1815">
            <text:p>1815</text:p>
          </table:table-cell>
          <table:table-cell table:style-name="ce8" table:formula="of:=[$'punishment yearly'.C109]" office:value-type="float" office:value="11004">
            <text:p>11,004</text:p>
          </table:table-cell>
          <table:table-cell table:style-name="ce8" table:formula="of:=[$'punishment yearly'.E109]" office:value-type="float" office:value="189.520661503523">
            <text:p>190</text:p>
          </table:table-cell>
          <table:table-cell table:style-name="ce8" table:formula="of:=[.$C72]*[$'punishment yearly'.I109]" office:value-type="float" office:value="34.3365771753994">
            <text:p>34</text:p>
          </table:table-cell>
          <table:table-cell table:style-name="ce8" table:formula="of:=[.$C72]*[$'punishment yearly'.J109]" office:value-type="float" office:value="52.3909423763521">
            <text:p>52</text:p>
          </table:table-cell>
          <table:table-cell table:style-name="ce8" table:formula="of:=[.$C72]*[$'punishment yearly'.K109]" office:value-type="float" office:value="102.793141951772">
            <text:p>103</text:p>
          </table:table-cell>
          <table:table-cell table:number-columns-repeated="1018"/>
        </table:table-row>
        <table:table-row table:style-name="ro1">
          <table:table-cell table:style-name="ce3" table:formula="of:=[$'punishment yearly'.A110]" office:value-type="float" office:value="1816">
            <text:p>1816</text:p>
          </table:table-cell>
          <table:table-cell table:style-name="ce8" table:formula="of:=[$'punishment yearly'.C110]" office:value-type="float" office:value="11196">
            <text:p>11,196</text:p>
          </table:table-cell>
          <table:table-cell table:style-name="ce8" table:formula="of:=[$'punishment yearly'.E110]" office:value-type="float" office:value="202.182959177582">
            <text:p>202</text:p>
          </table:table-cell>
          <table:table-cell table:style-name="ce8" table:formula="of:=[.$C73]*[$'punishment yearly'.I110]" office:value-type="float" office:value="33.8281256911482">
            <text:p>34</text:p>
          </table:table-cell>
          <table:table-cell table:style-name="ce8" table:formula="of:=[.$C73]*[$'punishment yearly'.J110]" office:value-type="float" office:value="60.3974571194514">
            <text:p>60</text:p>
          </table:table-cell>
          <table:table-cell table:style-name="ce8" table:formula="of:=[.$C73]*[$'punishment yearly'.K110]" office:value-type="float" office:value="107.957376366983">
            <text:p>108</text:p>
          </table:table-cell>
          <table:table-cell table:number-columns-repeated="1018"/>
        </table:table-row>
        <table:table-row table:style-name="ro1">
          <table:table-cell table:style-name="ce3" table:formula="of:=[$'punishment yearly'.A111]" office:value-type="float" office:value="1817">
            <text:p>1817</text:p>
          </table:table-cell>
          <table:table-cell table:style-name="ce8" table:formula="of:=[$'punishment yearly'.C111]" office:value-type="float" office:value="11378">
            <text:p>11,378</text:p>
          </table:table-cell>
          <table:table-cell table:style-name="ce8" table:formula="of:=[$'punishment yearly'.E111]" office:value-type="float" office:value="214.813753634165">
            <text:p>215</text:p>
          </table:table-cell>
          <table:table-cell table:style-name="ce8" table:formula="of:=[.$C74]*[$'punishment yearly'.I111]" office:value-type="float" office:value="33.585840678335">
            <text:p>34</text:p>
          </table:table-cell>
          <table:table-cell table:style-name="ce8" table:formula="of:=[.$C74]*[$'punishment yearly'.J111]" office:value-type="float" office:value="67.7120964889865">
            <text:p>68</text:p>
          </table:table-cell>
          <table:table-cell table:style-name="ce8" table:formula="of:=[.$C74]*[$'punishment yearly'.K111]" office:value-type="float" office:value="113.515816466843">
            <text:p>114</text:p>
          </table:table-cell>
          <table:table-cell table:number-columns-repeated="1018"/>
        </table:table-row>
        <table:table-row table:style-name="ro1">
          <table:table-cell table:style-name="ce3" table:formula="of:=[$'punishment yearly'.A112]" office:value-type="float" office:value="1818">
            <text:p>1818</text:p>
          </table:table-cell>
          <table:table-cell table:style-name="ce8" table:formula="of:=[$'punishment yearly'.C112]" office:value-type="float" office:value="11555">
            <text:p>11,555</text:p>
          </table:table-cell>
          <table:table-cell table:style-name="ce8" table:formula="of:=[$'punishment yearly'.E112]" office:value-type="float" office:value="230.457387642145">
            <text:p>230</text:p>
          </table:table-cell>
          <table:table-cell table:style-name="ce8" table:formula="of:=[.$C75]*[$'punishment yearly'.I112]" office:value-type="float" office:value="32.30979621273">
            <text:p>32</text:p>
          </table:table-cell>
          <table:table-cell table:style-name="ce8" table:formula="of:=[.$C75]*[$'punishment yearly'.J112]" office:value-type="float" office:value="78.7031037146727">
            <text:p>79</text:p>
          </table:table-cell>
          <table:table-cell table:style-name="ce8" table:formula="of:=[.$C75]*[$'punishment yearly'.K112]" office:value-type="float" office:value="119.444487714742">
            <text:p>119</text:p>
          </table:table-cell>
          <table:table-cell table:number-columns-repeated="1018"/>
        </table:table-row>
        <table:table-row table:style-name="ro1">
          <table:table-cell table:style-name="ce3" table:formula="of:=[$'punishment yearly'.A113]" office:value-type="float" office:value="1819">
            <text:p>1819</text:p>
          </table:table-cell>
          <table:table-cell table:style-name="ce8" table:formula="of:=[$'punishment yearly'.C113]" office:value-type="float" office:value="11723">
            <text:p>11,723</text:p>
          </table:table-cell>
          <table:table-cell table:style-name="ce8" table:formula="of:=[$'punishment yearly'.E113]" office:value-type="float" office:value="252.272827954251">
            <text:p>252</text:p>
          </table:table-cell>
          <table:table-cell table:style-name="ce8" table:formula="of:=[.$C76]*[$'punishment yearly'.I113]" office:value-type="float" office:value="30.9937469280982">
            <text:p>31</text:p>
          </table:table-cell>
          <table:table-cell table:style-name="ce8" table:formula="of:=[.$C76]*[$'punishment yearly'.J113]" office:value-type="float" office:value="95.4683266653973">
            <text:p>95</text:p>
          </table:table-cell>
          <table:table-cell table:style-name="ce8" table:formula="of:=[.$C76]*[$'punishment yearly'.K113]" office:value-type="float" office:value="125.810754360756">
            <text:p>126</text:p>
          </table:table-cell>
          <table:table-cell table:number-columns-repeated="1018"/>
        </table:table-row>
        <table:table-row table:style-name="ro1">
          <table:table-cell table:style-name="ce3" table:formula="of:=[$'punishment yearly'.A114]" office:value-type="float" office:value="1820">
            <text:p>1820</text:p>
          </table:table-cell>
          <table:table-cell table:style-name="ce8" table:formula="of:=[$'punishment yearly'.C114]" office:value-type="float" office:value="11903">
            <text:p>11,903</text:p>
          </table:table-cell>
          <table:table-cell table:style-name="ce8" table:formula="of:=[$'punishment yearly'.E114]" office:value-type="float" office:value="277.205631062785">
            <text:p>277</text:p>
          </table:table-cell>
          <table:table-cell table:style-name="ce8" table:formula="of:=[.$C77]*[$'punishment yearly'.I114]" office:value-type="float" office:value="28.937217108132">
            <text:p>29</text:p>
          </table:table-cell>
          <table:table-cell table:style-name="ce8" table:formula="of:=[.$C77]*[$'punishment yearly'.J114]" office:value-type="float" office:value="115.856416979101">
            <text:p>116</text:p>
          </table:table-cell>
          <table:table-cell table:style-name="ce8" table:formula="of:=[.$C77]*[$'punishment yearly'.K114]" office:value-type="float" office:value="132.411996975552">
            <text:p>132</text:p>
          </table:table-cell>
          <table:table-cell table:number-columns-repeated="1018"/>
        </table:table-row>
        <table:table-row table:style-name="ro1">
          <table:table-cell table:style-name="ce3" table:formula="of:=[$'punishment yearly'.A115]" office:value-type="float" office:value="1821">
            <text:p>1821</text:p>
          </table:table-cell>
          <table:table-cell table:style-name="ce8" table:formula="of:=[$'punishment yearly'.C115]" office:value-type="float" office:value="12106">
            <text:p>12,106</text:p>
          </table:table-cell>
          <table:table-cell table:style-name="ce8" table:formula="of:=[$'punishment yearly'.E115]" office:value-type="float" office:value="289.336735215561">
            <text:p>289</text:p>
          </table:table-cell>
          <table:table-cell table:style-name="ce8" table:formula="of:=[.$C78]*[$'punishment yearly'.I115]" office:value-type="float" office:value="27.328572215273">
            <text:p>27</text:p>
          </table:table-cell>
          <table:table-cell table:style-name="ce8" table:formula="of:=[.$C78]*[$'punishment yearly'.J115]" office:value-type="float" office:value="129.404001235321">
            <text:p>129</text:p>
          </table:table-cell>
          <table:table-cell table:style-name="ce8" table:formula="of:=[.$C78]*[$'punishment yearly'.K115]" office:value-type="float" office:value="132.604161764967">
            <text:p>133</text:p>
          </table:table-cell>
          <table:table-cell table:number-columns-repeated="1018"/>
        </table:table-row>
        <table:table-row table:style-name="ro1">
          <table:table-cell table:style-name="ce3" table:formula="of:=[$'punishment yearly'.A116]" office:value-type="float" office:value="1822">
            <text:p>1822</text:p>
          </table:table-cell>
          <table:table-cell table:style-name="ce8" table:formula="of:=[$'punishment yearly'.C116]" office:value-type="float" office:value="12320">
            <text:p>12,320</text:p>
          </table:table-cell>
          <table:table-cell table:style-name="ce8" table:formula="of:=[$'punishment yearly'.E116]" office:value-type="float" office:value="296.771413130324">
            <text:p>297</text:p>
          </table:table-cell>
          <table:table-cell table:style-name="ce8" table:formula="of:=[.$C79]*[$'punishment yearly'.I116]" office:value-type="float" office:value="25.9041960420532">
            <text:p>26</text:p>
          </table:table-cell>
          <table:table-cell table:style-name="ce8" table:formula="of:=[.$C79]*[$'punishment yearly'.J116]" office:value-type="float" office:value="138.148434065226">
            <text:p>138</text:p>
          </table:table-cell>
          <table:table-cell table:style-name="ce8" table:formula="of:=[.$C79]*[$'punishment yearly'.K116]" office:value-type="float" office:value="132.718783023044">
            <text:p>133</text:p>
          </table:table-cell>
          <table:table-cell table:number-columns-repeated="1018"/>
        </table:table-row>
        <table:table-row table:style-name="ro1">
          <table:table-cell table:style-name="ce3" table:formula="of:=[$'punishment yearly'.A117]" office:value-type="float" office:value="1823">
            <text:p>1823</text:p>
          </table:table-cell>
          <table:table-cell table:style-name="ce8" table:formula="of:=[$'punishment yearly'.C117]" office:value-type="float" office:value="12529">
            <text:p>12,529</text:p>
          </table:table-cell>
          <table:table-cell table:style-name="ce8" table:formula="of:=[$'punishment yearly'.E117]" office:value-type="float" office:value="302.670673174373">
            <text:p>303</text:p>
          </table:table-cell>
          <table:table-cell table:style-name="ce8" table:formula="of:=[.$C80]*[$'punishment yearly'.I117]" office:value-type="float" office:value="24.9852099320054">
            <text:p>25</text:p>
          </table:table-cell>
          <table:table-cell table:style-name="ce8" table:formula="of:=[.$C80]*[$'punishment yearly'.J117]" office:value-type="float" office:value="144.755444113993">
            <text:p>145</text:p>
          </table:table-cell>
          <table:table-cell table:style-name="ce8" table:formula="of:=[.$C80]*[$'punishment yearly'.K117]" office:value-type="float" office:value="132.930019128375">
            <text:p>133</text:p>
          </table:table-cell>
          <table:table-cell table:number-columns-repeated="1018"/>
        </table:table-row>
        <table:table-row table:style-name="ro1">
          <table:table-cell table:style-name="ce3" table:formula="of:=[$'punishment yearly'.A118]" office:value-type="float" office:value="1824">
            <text:p>1824</text:p>
          </table:table-cell>
          <table:table-cell table:style-name="ce8" table:formula="of:=[$'punishment yearly'.C118]" office:value-type="float" office:value="12721">
            <text:p>12,721</text:p>
          </table:table-cell>
          <table:table-cell table:style-name="ce8" table:formula="of:=[$'punishment yearly'.E118]" office:value-type="float" office:value="310.567748064656">
            <text:p>311</text:p>
          </table:table-cell>
          <table:table-cell table:style-name="ce8" table:formula="of:=[.$C81]*[$'punishment yearly'.I118]" office:value-type="float" office:value="23.9556399055181">
            <text:p>24</text:p>
          </table:table-cell>
          <table:table-cell table:style-name="ce8" table:formula="of:=[.$C81]*[$'punishment yearly'.J118]" office:value-type="float" office:value="153.252107152743">
            <text:p>153</text:p>
          </table:table-cell>
          <table:table-cell table:style-name="ce8" table:formula="of:=[.$C81]*[$'punishment yearly'.K118]" office:value-type="float" office:value="133.360001006395">
            <text:p>133</text:p>
          </table:table-cell>
          <table:table-cell table:number-columns-repeated="1018"/>
        </table:table-row>
        <table:table-row table:style-name="ro1">
          <table:table-cell table:style-name="ce3" table:formula="of:=[$'punishment yearly'.A119]" office:value-type="float" office:value="1825">
            <text:p>1825</text:p>
          </table:table-cell>
          <table:table-cell table:style-name="ce8" table:formula="of:=[$'punishment yearly'.C119]" office:value-type="float" office:value="12903">
            <text:p>12,903</text:p>
          </table:table-cell>
          <table:table-cell table:style-name="ce8" table:formula="of:=[$'punishment yearly'.E119]" office:value-type="float" office:value="318.631137680196">
            <text:p>319</text:p>
          </table:table-cell>
          <table:table-cell table:style-name="ce8" table:formula="of:=[.$C82]*[$'punishment yearly'.I119]" office:value-type="float" office:value="22.9434778918155">
            <text:p>23</text:p>
          </table:table-cell>
          <table:table-cell table:style-name="ce8" table:formula="of:=[.$C82]*[$'punishment yearly'.J119]" office:value-type="float" office:value="161.758734011396">
            <text:p>162</text:p>
          </table:table-cell>
          <table:table-cell table:style-name="ce8" table:formula="of:=[.$C82]*[$'punishment yearly'.K119]" office:value-type="float" office:value="133.928925776984">
            <text:p>134</text:p>
          </table:table-cell>
          <table:table-cell table:number-columns-repeated="1018"/>
        </table:table-row>
        <table:table-row table:style-name="ro1">
          <table:table-cell table:style-name="ce3" table:formula="of:=[$'punishment yearly'.A120]" office:value-type="float" office:value="1826">
            <text:p>1826</text:p>
          </table:table-cell>
          <table:table-cell table:style-name="ce8" table:formula="of:=[$'punishment yearly'.C120]" office:value-type="float" office:value="13074">
            <text:p>13,074</text:p>
          </table:table-cell>
          <table:table-cell table:style-name="ce8" table:formula="of:=[$'punishment yearly'.E120]" office:value-type="float" office:value="322.529093625373">
            <text:p>323</text:p>
          </table:table-cell>
          <table:table-cell table:style-name="ce8" table:formula="of:=[.$C83]*[$'punishment yearly'.I120]" office:value-type="float" office:value="22.2456551352375">
            <text:p>22</text:p>
          </table:table-cell>
          <table:table-cell table:style-name="ce8" table:formula="of:=[.$C83]*[$'punishment yearly'.J120]" office:value-type="float" office:value="165.639873524402">
            <text:p>166</text:p>
          </table:table-cell>
          <table:table-cell table:style-name="ce8" table:formula="of:=[.$C83]*[$'punishment yearly'.K120]" office:value-type="float" office:value="134.643564965734">
            <text:p>135</text:p>
          </table:table-cell>
          <table:table-cell table:number-columns-repeated="1018"/>
        </table:table-row>
        <table:table-row table:style-name="ro1">
          <table:table-cell table:style-name="ce3" table:formula="of:=[$'punishment yearly'.A121]" office:value-type="float" office:value="1827">
            <text:p>1827</text:p>
          </table:table-cell>
          <table:table-cell table:style-name="ce8" table:formula="of:=[$'punishment yearly'.C121]" office:value-type="float" office:value="13247">
            <text:p>13,247</text:p>
          </table:table-cell>
          <table:table-cell table:style-name="ce8" table:formula="of:=[$'punishment yearly'.E121]" office:value-type="float" office:value="335.696799936607">
            <text:p>336</text:p>
          </table:table-cell>
          <table:table-cell table:style-name="ce8" table:formula="of:=[.$C84]*[$'punishment yearly'.I121]" office:value-type="float" office:value="21.7362191619306">
            <text:p>22</text:p>
          </table:table-cell>
          <table:table-cell table:style-name="ce8" table:formula="of:=[.$C84]*[$'punishment yearly'.J121]" office:value-type="float" office:value="178.592524560805">
            <text:p>179</text:p>
          </table:table-cell>
          <table:table-cell table:style-name="ce8" table:formula="of:=[.$C84]*[$'punishment yearly'.K121]" office:value-type="float" office:value="135.368056213871">
            <text:p>135</text:p>
          </table:table-cell>
          <table:table-cell table:number-columns-repeated="1018"/>
        </table:table-row>
        <table:table-row table:style-name="ro1">
          <table:table-cell table:style-name="ce3" table:formula="of:=[$'punishment yearly'.A122]" office:value-type="float" office:value="1828">
            <text:p>1828</text:p>
          </table:table-cell>
          <table:table-cell table:style-name="ce8" table:formula="of:=[$'punishment yearly'.C122]" office:value-type="float" office:value="13438">
            <text:p>13,438</text:p>
          </table:table-cell>
          <table:table-cell table:style-name="ce8" table:formula="of:=[$'punishment yearly'.E122]" office:value-type="float" office:value="347.106191775902">
            <text:p>347</text:p>
          </table:table-cell>
          <table:table-cell table:style-name="ce8" table:formula="of:=[.$C85]*[$'punishment yearly'.I122]" office:value-type="float" office:value="21.3528572137294">
            <text:p>21</text:p>
          </table:table-cell>
          <table:table-cell table:style-name="ce8" table:formula="of:=[.$C85]*[$'punishment yearly'.J122]" office:value-type="float" office:value="189.812706213007">
            <text:p>190</text:p>
          </table:table-cell>
          <table:table-cell table:style-name="ce8" table:formula="of:=[.$C85]*[$'punishment yearly'.K122]" office:value-type="float" office:value="135.940628349166">
            <text:p>136</text:p>
          </table:table-cell>
          <table:table-cell table:number-columns-repeated="1018"/>
        </table:table-row>
        <table:table-row table:style-name="ro1">
          <table:table-cell table:style-name="ce3" table:formula="of:=[$'punishment yearly'.A123]" office:value-type="float" office:value="1829">
            <text:p>1829</text:p>
          </table:table-cell>
          <table:table-cell table:style-name="ce8" table:formula="of:=[$'punishment yearly'.C123]" office:value-type="float" office:value="13625">
            <text:p>13,625</text:p>
          </table:table-cell>
          <table:table-cell table:style-name="ce8" table:formula="of:=[$'punishment yearly'.E123]" office:value-type="float" office:value="370.396069127813">
            <text:p>370</text:p>
          </table:table-cell>
          <table:table-cell table:style-name="ce8" table:formula="of:=[.$C86]*[$'punishment yearly'.I123]" office:value-type="float" office:value="21.1552069899519">
            <text:p>21</text:p>
          </table:table-cell>
          <table:table-cell table:style-name="ce8" table:formula="of:=[.$C86]*[$'punishment yearly'.J123]" office:value-type="float" office:value="212.654291307839">
            <text:p>213</text:p>
          </table:table-cell>
          <table:table-cell table:style-name="ce8" table:formula="of:=[.$C86]*[$'punishment yearly'.K123]" office:value-type="float" office:value="136.586570830022">
            <text:p>137</text:p>
          </table:table-cell>
          <table:table-cell table:number-columns-repeated="1018"/>
        </table:table-row>
        <table:table-row table:style-name="ro1">
          <table:table-cell table:style-name="ce3" table:formula="of:=[$'punishment yearly'.A124]" office:value-type="float" office:value="1830">
            <text:p>1830</text:p>
          </table:table-cell>
          <table:table-cell table:style-name="ce8" table:formula="of:=[$'punishment yearly'.C124]" office:value-type="float" office:value="13805">
            <text:p>13,805</text:p>
          </table:table-cell>
          <table:table-cell table:style-name="ce8" table:formula="of:=[$'punishment yearly'.E124]" office:value-type="float" office:value="388.946710630356">
            <text:p>389</text:p>
          </table:table-cell>
          <table:table-cell table:style-name="ce8" table:formula="of:=[.$C87]*[$'punishment yearly'.I124]" office:value-type="float" office:value="20.691031889757">
            <text:p>21</text:p>
          </table:table-cell>
          <table:table-cell table:style-name="ce8" table:formula="of:=[.$C87]*[$'punishment yearly'.J124]" office:value-type="float" office:value="230.921379573631">
            <text:p>231</text:p>
          </table:table-cell>
          <table:table-cell table:style-name="ce8" table:formula="of:=[.$C87]*[$'punishment yearly'.K124]" office:value-type="float" office:value="137.334299166968">
            <text:p>137</text:p>
          </table:table-cell>
          <table:table-cell table:number-columns-repeated="1018"/>
        </table:table-row>
        <table:table-row table:style-name="ro1">
          <table:table-cell table:style-name="ce3" table:formula="of:=[$'punishment yearly'.A125]" office:value-type="float" office:value="1831">
            <text:p>1831</text:p>
          </table:table-cell>
          <table:table-cell table:style-name="ce8" table:formula="of:=[$'punishment yearly'.C125]" office:value-type="float" office:value="13994">
            <text:p>13,994</text:p>
          </table:table-cell>
          <table:table-cell table:style-name="ce8" table:formula="of:=[$'punishment yearly'.E125]" office:value-type="float" office:value="397.055678711134">
            <text:p>397</text:p>
          </table:table-cell>
          <table:table-cell table:style-name="ce8" table:formula="of:=[.$C88]*[$'punishment yearly'.I125]" office:value-type="float" office:value="20.1114545689649">
            <text:p>20</text:p>
          </table:table-cell>
          <table:table-cell table:style-name="ce8" table:formula="of:=[.$C88]*[$'punishment yearly'.J125]" office:value-type="float" office:value="244.066086459921">
            <text:p>244</text:p>
          </table:table-cell>
          <table:table-cell table:style-name="ce8" table:formula="of:=[.$C88]*[$'punishment yearly'.K125]" office:value-type="float" office:value="132.878137682248">
            <text:p>133</text:p>
          </table:table-cell>
          <table:table-cell table:number-columns-repeated="1018"/>
        </table:table-row>
        <table:table-row table:style-name="ro1">
          <table:table-cell table:style-name="ce3" table:formula="of:=[$'punishment yearly'.A126]" office:value-type="float" office:value="1832">
            <text:p>1832</text:p>
          </table:table-cell>
          <table:table-cell table:style-name="ce8" table:formula="of:=[$'punishment yearly'.C126]" office:value-type="float" office:value="14165">
            <text:p>14,165</text:p>
          </table:table-cell>
          <table:table-cell table:style-name="ce8" table:formula="of:=[$'punishment yearly'.E126]" office:value-type="float" office:value="405.70199625826">
            <text:p>406</text:p>
          </table:table-cell>
          <table:table-cell table:style-name="ce8" table:formula="of:=[.$C89]*[$'punishment yearly'.I126]" office:value-type="float" office:value="19.6851179130318">
            <text:p>20</text:p>
          </table:table-cell>
          <table:table-cell table:style-name="ce8" table:formula="of:=[.$C89]*[$'punishment yearly'.J126]" office:value-type="float" office:value="257.263205434097">
            <text:p>257</text:p>
          </table:table-cell>
          <table:table-cell table:style-name="ce8" table:formula="of:=[.$C89]*[$'punishment yearly'.K126]" office:value-type="float" office:value="128.753672911131">
            <text:p>129</text:p>
          </table:table-cell>
          <table:table-cell table:number-columns-repeated="1018"/>
        </table:table-row>
        <table:table-row table:style-name="ro1">
          <table:table-cell table:style-name="ce3" table:formula="of:=[$'punishment yearly'.A127]" office:value-type="float" office:value="1833">
            <text:p>1833</text:p>
          </table:table-cell>
          <table:table-cell table:style-name="ce8" table:formula="of:=[$'punishment yearly'.C127]" office:value-type="float" office:value="14328">
            <text:p>14,328</text:p>
          </table:table-cell>
          <table:table-cell table:style-name="ce8" table:formula="of:=[$'punishment yearly'.E127]" office:value-type="float" office:value="413.440005982813">
            <text:p>413</text:p>
          </table:table-cell>
          <table:table-cell table:style-name="ce8" table:formula="of:=[.$C90]*[$'punishment yearly'.I127]" office:value-type="float" office:value="19.0633511472707">
            <text:p>19</text:p>
          </table:table-cell>
          <table:table-cell table:style-name="ce8" table:formula="of:=[.$C90]*[$'punishment yearly'.J127]" office:value-type="float" office:value="269.531334957623">
            <text:p>270</text:p>
          </table:table-cell>
          <table:table-cell table:style-name="ce8" table:formula="of:=[.$C90]*[$'punishment yearly'.K127]" office:value-type="float" office:value="124.845319877919">
            <text:p>125</text:p>
          </table:table-cell>
          <table:table-cell table:number-columns-repeated="1018"/>
        </table:table-row>
        <table:table-row table:style-name="ro1">
          <table:table-cell table:style-name="ce3" table:formula="of:=[$'punishment yearly'.A128]" office:value-type="float" office:value="1834">
            <text:p>1834</text:p>
          </table:table-cell>
          <table:table-cell table:style-name="ce8" table:formula="of:=[$'punishment yearly'.C128]" office:value-type="float" office:value="14520">
            <text:p>14,520</text:p>
          </table:table-cell>
          <table:table-cell table:style-name="ce8" table:formula="of:=[$'punishment yearly'.E128]" office:value-type="float" office:value="419.707295897458">
            <text:p>420</text:p>
          </table:table-cell>
          <table:table-cell table:style-name="ce8" table:formula="of:=[.$C91]*[$'punishment yearly'.I128]" office:value-type="float" office:value="18.4875823166732">
            <text:p>18</text:p>
          </table:table-cell>
          <table:table-cell table:style-name="ce8" table:formula="of:=[.$C91]*[$'punishment yearly'.J128]" office:value-type="float" office:value="280.390015808637">
            <text:p>280</text:p>
          </table:table-cell>
          <table:table-cell table:style-name="ce8" table:formula="of:=[.$C91]*[$'punishment yearly'.K128]" office:value-type="float" office:value="120.829697772147">
            <text:p>121</text:p>
          </table:table-cell>
          <table:table-cell table:number-columns-repeated="1018"/>
        </table:table-row>
        <table:table-row table:style-name="ro1">
          <table:table-cell table:style-name="ce3" table:formula="of:=[$'punishment yearly'.A129]" office:value-type="float" office:value="1835">
            <text:p>1835</text:p>
          </table:table-cell>
          <table:table-cell table:style-name="ce8" table:formula="of:=[$'punishment yearly'.C129]" office:value-type="float" office:value="14724">
            <text:p>14,724</text:p>
          </table:table-cell>
          <table:table-cell table:style-name="ce8" table:formula="of:=[$'punishment yearly'.E129]" office:value-type="float" office:value="418.736506344925">
            <text:p>419</text:p>
          </table:table-cell>
          <table:table-cell table:style-name="ce8" table:formula="of:=[.$C92]*[$'punishment yearly'.I129]" office:value-type="float" office:value="17.7560238548014">
            <text:p>18</text:p>
          </table:table-cell>
          <table:table-cell table:style-name="ce8" table:formula="of:=[.$C92]*[$'punishment yearly'.J129]" office:value-type="float" office:value="284.111894115673">
            <text:p>284</text:p>
          </table:table-cell>
          <table:table-cell table:style-name="ce8" table:formula="of:=[.$C92]*[$'punishment yearly'.K129]" office:value-type="float" office:value="116.86858837445">
            <text:p>117</text:p>
          </table:table-cell>
          <table:table-cell table:number-columns-repeated="1018"/>
        </table:table-row>
        <table:table-row table:style-name="ro1">
          <table:table-cell table:style-name="ce3" table:formula="of:=[$'punishment yearly'.A130]" office:value-type="float" office:value="1836">
            <text:p>1836</text:p>
          </table:table-cell>
          <table:table-cell table:style-name="ce8" table:formula="of:=[$'punishment yearly'.C130]" office:value-type="float" office:value="14928">
            <text:p>14,928</text:p>
          </table:table-cell>
          <table:table-cell table:style-name="ce8" table:formula="of:=[$'punishment yearly'.E130]" office:value-type="float" office:value="417.615959631111">
            <text:p>418</text:p>
          </table:table-cell>
          <table:table-cell table:style-name="ce8" table:formula="of:=[.$C93]*[$'punishment yearly'.I130]" office:value-type="float" office:value="16.3276859082325">
            <text:p>16</text:p>
          </table:table-cell>
          <table:table-cell table:style-name="ce8" table:formula="of:=[.$C93]*[$'punishment yearly'.J130]" office:value-type="float" office:value="288.229018534258">
            <text:p>288</text:p>
          </table:table-cell>
          <table:table-cell table:style-name="ce8" table:formula="of:=[.$C93]*[$'punishment yearly'.K130]" office:value-type="float" office:value="113.059255188621">
            <text:p>113</text:p>
          </table:table-cell>
          <table:table-cell table:number-columns-repeated="1018"/>
        </table:table-row>
        <table:table-row table:style-name="ro1">
          <table:table-cell table:style-name="ce3" table:formula="of:=[$'punishment yearly'.A131]" office:value-type="float" office:value="1837">
            <text:p>1837</text:p>
          </table:table-cell>
          <table:table-cell table:style-name="ce8" table:formula="of:=[$'punishment yearly'.C131]" office:value-type="float" office:value="15104">
            <text:p>15,104</text:p>
          </table:table-cell>
          <table:table-cell table:style-name="ce8" table:formula="of:=[$'punishment yearly'.E131]" office:value-type="float" office:value="430.098630992833">
            <text:p>430</text:p>
          </table:table-cell>
          <table:table-cell table:style-name="ce8" table:formula="of:=[.$C94]*[$'punishment yearly'.I131]" office:value-type="float" office:value="15.5839689265537">
            <text:p>16</text:p>
          </table:table-cell>
          <table:table-cell table:style-name="ce8" table:formula="of:=[.$C94]*[$'punishment yearly'.J131]" office:value-type="float" office:value="300.661462830404">
            <text:p>301</text:p>
          </table:table-cell>
          <table:table-cell table:style-name="ce8" table:formula="of:=[.$C94]*[$'punishment yearly'.K131]" office:value-type="float" office:value="113.853199235875">
            <text:p>114</text:p>
          </table:table-cell>
          <table:table-cell table:number-columns-repeated="1018"/>
        </table:table-row>
        <table:table-row table:style-name="ro1">
          <table:table-cell table:style-name="ce3" table:formula="of:=[$'punishment yearly'.A132]" office:value-type="float" office:value="1838">
            <text:p>1838</text:p>
          </table:table-cell>
          <table:table-cell table:style-name="ce8" table:formula="of:=[$'punishment yearly'.C132]" office:value-type="float" office:value="15288">
            <text:p>15,288</text:p>
          </table:table-cell>
          <table:table-cell table:style-name="ce8" table:formula="of:=[$'punishment yearly'.E132]" office:value-type="float" office:value="437.451692374161">
            <text:p>437</text:p>
          </table:table-cell>
          <table:table-cell table:style-name="ce8" table:formula="of:=[.$C95]*[$'punishment yearly'.I132]" office:value-type="float" office:value="14.9008110936682">
            <text:p>15</text:p>
          </table:table-cell>
          <table:table-cell table:style-name="ce8" table:formula="of:=[.$C95]*[$'punishment yearly'.J132]" office:value-type="float" office:value="308.997767727379">
            <text:p>309</text:p>
          </table:table-cell>
          <table:table-cell table:style-name="ce8" table:formula="of:=[.$C95]*[$'punishment yearly'.K132]" office:value-type="float" office:value="113.553113553114">
            <text:p>114</text:p>
          </table:table-cell>
          <table:table-cell table:number-columns-repeated="1018"/>
        </table:table-row>
        <table:table-row table:style-name="ro1">
          <table:table-cell table:style-name="ce3" table:formula="of:=[$'punishment yearly'.A133]" office:value-type="float" office:value="1839">
            <text:p>1839</text:p>
          </table:table-cell>
          <table:table-cell table:style-name="ce8" table:formula="of:=[$'punishment yearly'.C133]" office:value-type="float" office:value="15514">
            <text:p>15,514</text:p>
          </table:table-cell>
          <table:table-cell table:style-name="ce8" table:formula="of:=[$'punishment yearly'.E133]" office:value-type="float" office:value="437.106004284807">
            <text:p>437</text:p>
          </table:table-cell>
          <table:table-cell table:style-name="ce8" table:formula="of:=[.$C96]*[$'punishment yearly'.I133]" office:value-type="float" office:value="13.9938120407374">
            <text:p>14</text:p>
          </table:table-cell>
          <table:table-cell table:style-name="ce8" table:formula="of:=[.$C96]*[$'punishment yearly'.J133]" office:value-type="float" office:value="308.734637962579">
            <text:p>309</text:p>
          </table:table-cell>
          <table:table-cell table:style-name="ce8" table:formula="of:=[.$C96]*[$'punishment yearly'.K133]" office:value-type="float" office:value="114.377554281491">
            <text:p>114</text:p>
          </table:table-cell>
          <table:table-cell table:number-columns-repeated="1018"/>
        </table:table-row>
        <table:table-row table:style-name="ro1">
          <table:table-cell table:style-name="ce3" table:formula="of:=[$'punishment yearly'.A134]" office:value-type="float" office:value="1840">
            <text:p>1840</text:p>
          </table:table-cell>
          <table:table-cell table:style-name="ce8" table:formula="of:=[$'punishment yearly'.C134]" office:value-type="float" office:value="15731">
            <text:p>15,731</text:p>
          </table:table-cell>
          <table:table-cell table:style-name="ce8" table:formula="of:=[$'punishment yearly'.E134]" office:value-type="float" office:value="444.516198260886">
            <text:p>445</text:p>
          </table:table-cell>
          <table:table-cell table:style-name="ce8" table:formula="of:=[.$C97]*[$'punishment yearly'.I134]" office:value-type="float" office:value="13.4257199160893">
            <text:p>13</text:p>
          </table:table-cell>
          <table:table-cell table:style-name="ce8" table:formula="of:=[.$C97]*[$'punishment yearly'.J134]" office:value-type="float" office:value="307.306230680949">
            <text:p>307</text:p>
          </table:table-cell>
          <table:table-cell table:style-name="ce8" table:formula="of:=[.$C97]*[$'punishment yearly'.K134]" office:value-type="float" office:value="123.784247663848">
            <text:p>124</text:p>
          </table:table-cell>
          <table:table-cell table:number-columns-repeated="1018"/>
        </table:table-row>
        <table:table-row table:style-name="ro1">
          <table:table-cell table:style-name="ce3" table:formula="of:=[$'punishment yearly'.A135]" office:value-type="float" office:value="1841">
            <text:p>1841</text:p>
          </table:table-cell>
          <table:table-cell table:style-name="ce8" table:formula="of:=[$'punishment yearly'.C135]" office:value-type="float" office:value="15929">
            <text:p>15,929</text:p>
          </table:table-cell>
          <table:table-cell table:style-name="ce8" table:formula="of:=[$'punishment yearly'.E135]" office:value-type="float" office:value="455.272257306271">
            <text:p>455</text:p>
          </table:table-cell>
          <table:table-cell table:style-name="ce8" table:formula="of:=[.$C98]*[$'punishment yearly'.I135]" office:value-type="float" office:value="12.9637767593697">
            <text:p>13</text:p>
          </table:table-cell>
          <table:table-cell table:style-name="ce8" table:formula="of:=[.$C98]*[$'punishment yearly'.J135]" office:value-type="float" office:value="310.851798015181">
            <text:p>311</text:p>
          </table:table-cell>
          <table:table-cell table:style-name="ce8" table:formula="of:=[.$C98]*[$'punishment yearly'.K135]" office:value-type="float" office:value="131.45668253172">
            <text:p>131</text:p>
          </table:table-cell>
          <table:table-cell table:number-columns-repeated="1018"/>
        </table:table-row>
        <table:table-row table:style-name="ro1">
          <table:table-cell table:style-name="ce3" table:formula="of:=[$'punishment yearly'.A136]" office:value-type="float" office:value="1842">
            <text:p>1842</text:p>
          </table:table-cell>
          <table:table-cell table:style-name="ce8" table:formula="of:=[$'punishment yearly'.C136]" office:value-type="float" office:value="16130">
            <text:p>16,130</text:p>
          </table:table-cell>
          <table:table-cell table:style-name="ce8" table:formula="of:=[$'punishment yearly'.E136]" office:value-type="float" office:value="464.719429049492">
            <text:p>465</text:p>
          </table:table-cell>
          <table:table-cell table:style-name="ce8" table:formula="of:=[.$C99]*[$'punishment yearly'.I136]" office:value-type="float" office:value="12.4674519528828">
            <text:p>12</text:p>
          </table:table-cell>
          <table:table-cell table:style-name="ce8" table:formula="of:=[.$C99]*[$'punishment yearly'.J136]" office:value-type="float" office:value="314.484093952762">
            <text:p>314</text:p>
          </table:table-cell>
          <table:table-cell table:style-name="ce8" table:formula="of:=[.$C99]*[$'punishment yearly'.K136]" office:value-type="float" office:value="137.767883143847">
            <text:p>138</text:p>
          </table:table-cell>
          <table:table-cell table:number-columns-repeated="1018"/>
        </table:table-row>
        <table:table-row table:style-name="ro1">
          <table:table-cell table:style-name="ce3" table:formula="of:=[$'punishment yearly'.A137]" office:value-type="float" office:value="1843">
            <text:p>1843</text:p>
          </table:table-cell>
          <table:table-cell table:style-name="ce8" table:formula="of:=[$'punishment yearly'.C137]" office:value-type="float" office:value="16332">
            <text:p>16,332</text:p>
          </table:table-cell>
          <table:table-cell table:style-name="ce8" table:formula="of:=[$'punishment yearly'.E137]" office:value-type="float" office:value="457.10470485511">
            <text:p>457</text:p>
          </table:table-cell>
          <table:table-cell table:style-name="ce8" table:formula="of:=[.$C100]*[$'punishment yearly'.I137]" office:value-type="float" office:value="12.1540533921136">
            <text:p>12</text:p>
          </table:table-cell>
          <table:table-cell table:style-name="ce8" table:formula="of:=[.$C100]*[$'punishment yearly'.J137]" office:value-type="float" office:value="311.430972816086">
            <text:p>311</text:p>
          </table:table-cell>
          <table:table-cell table:style-name="ce8" table:formula="of:=[.$C100]*[$'punishment yearly'.K137]" office:value-type="float" office:value="133.51967864691">
            <text:p>134</text:p>
          </table:table-cell>
          <table:table-cell table:number-columns-repeated="1018"/>
        </table:table-row>
        <table:table-row table:style-name="ro1">
          <table:table-cell table:style-name="ce3" table:formula="of:=[$'punishment yearly'.A138]" office:value-type="float" office:value="1844">
            <text:p>1844</text:p>
          </table:table-cell>
          <table:table-cell table:style-name="ce8" table:formula="of:=[$'punishment yearly'.C138]" office:value-type="float" office:value="16535">
            <text:p>16,535</text:p>
          </table:table-cell>
          <table:table-cell table:style-name="ce8" table:formula="of:=[$'punishment yearly'.E138]" office:value-type="float" office:value="429.982106457662">
            <text:p>430</text:p>
          </table:table-cell>
          <table:table-cell table:style-name="ce8" table:formula="of:=[.$C101]*[$'punishment yearly'.I138]" office:value-type="float" office:value="11.7387360145147">
            <text:p>12</text:p>
          </table:table-cell>
          <table:table-cell table:style-name="ce8" table:formula="of:=[.$C101]*[$'punishment yearly'.J138]" office:value-type="float" office:value="300.38260045845">
            <text:p>300</text:p>
          </table:table-cell>
          <table:table-cell table:style-name="ce8" table:formula="of:=[.$C101]*[$'punishment yearly'.K138]" office:value-type="float" office:value="117.860769984697">
            <text:p>118</text:p>
          </table:table-cell>
          <table:table-cell table:number-columns-repeated="1018"/>
        </table:table-row>
        <table:table-row table:style-name="ro1">
          <table:table-cell table:style-name="ce3" table:formula="of:=[$'punishment yearly'.A139]" office:value-type="float" office:value="1845">
            <text:p>1845</text:p>
          </table:table-cell>
          <table:table-cell table:style-name="ce8" table:formula="of:=[$'punishment yearly'.C139]" office:value-type="float" office:value="16739">
            <text:p>16,739</text:p>
          </table:table-cell>
          <table:table-cell table:style-name="ce8" table:formula="of:=[$'punishment yearly'.E139]" office:value-type="float" office:value="400.110745956996">
            <text:p>400</text:p>
          </table:table-cell>
          <table:table-cell table:style-name="ce8" table:formula="of:=[.$C102]*[$'punishment yearly'.I139]" office:value-type="float" office:value="11.2671007826035">
            <text:p>11</text:p>
          </table:table-cell>
          <table:table-cell table:style-name="ce8" table:formula="of:=[.$C102]*[$'punishment yearly'.J139]" office:value-type="float" office:value="288.043198538709">
            <text:p>288</text:p>
          </table:table-cell>
          <table:table-cell table:style-name="ce8" table:formula="of:=[.$C102]*[$'punishment yearly'.K139]" office:value-type="float" office:value="100.800446635684">
            <text:p>101</text:p>
          </table:table-cell>
          <table:table-cell table:number-columns-repeated="1018"/>
        </table:table-row>
        <table:table-row table:style-name="ro1">
          <table:table-cell table:style-name="ce3" table:formula="of:=[$'punishment yearly'.A140]" office:value-type="float" office:value="1846">
            <text:p>1846</text:p>
          </table:table-cell>
          <table:table-cell table:style-name="ce8" table:formula="of:=[$'punishment yearly'.C140]" office:value-type="float" office:value="16944">
            <text:p>16,944</text:p>
          </table:table-cell>
          <table:table-cell table:style-name="ce8" table:formula="of:=[$'punishment yearly'.E140]" office:value-type="float" office:value="374.962915598784">
            <text:p>375</text:p>
          </table:table-cell>
          <table:table-cell table:style-name="ce8" table:formula="of:=[.$C103]*[$'punishment yearly'.I140]" office:value-type="float" office:value="10.9006137865911">
            <text:p>11</text:p>
          </table:table-cell>
          <table:table-cell table:style-name="ce8" table:formula="of:=[.$C103]*[$'punishment yearly'.J140]" office:value-type="float" office:value="272.152879492657">
            <text:p>272</text:p>
          </table:table-cell>
          <table:table-cell table:style-name="ce8" table:formula="of:=[.$C103]*[$'punishment yearly'.K140]" office:value-type="float" office:value="91.9094223195355">
            <text:p>92</text:p>
          </table:table-cell>
          <table:table-cell table:number-columns-repeated="1018"/>
        </table:table-row>
        <table:table-row table:style-name="ro1">
          <table:table-cell table:style-name="ce3" table:formula="of:=[$'punishment yearly'.A141]" office:value-type="float" office:value="1847">
            <text:p>1847</text:p>
          </table:table-cell>
          <table:table-cell table:style-name="ce8" table:formula="of:=[$'punishment yearly'.C141]" office:value-type="float" office:value="17150">
            <text:p>17,150</text:p>
          </table:table-cell>
          <table:table-cell table:style-name="ce8" table:formula="of:=[$'punishment yearly'.E141]" office:value-type="float" office:value="365.318901061458">
            <text:p>365</text:p>
          </table:table-cell>
          <table:table-cell table:style-name="ce8" table:formula="of:=[.$C104]*[$'punishment yearly'.I141]" office:value-type="float" office:value="10.3381924198251">
            <text:p>10</text:p>
          </table:table-cell>
          <table:table-cell table:style-name="ce8" table:formula="of:=[.$C104]*[$'punishment yearly'.J141]" office:value-type="float" office:value="252.461831780388">
            <text:p>252</text:p>
          </table:table-cell>
          <table:table-cell table:style-name="ce8" table:formula="of:=[.$C104]*[$'punishment yearly'.K141]" office:value-type="float" office:value="102.518876861245">
            <text:p>103</text:p>
          </table:table-cell>
          <table:table-cell table:number-columns-repeated="1018"/>
        </table:table-row>
        <table:table-row table:style-name="ro1">
          <table:table-cell table:style-name="ce3" table:formula="of:=[$'punishment yearly'.A142]" office:value-type="float" office:value="1848">
            <text:p>1848</text:p>
          </table:table-cell>
          <table:table-cell table:style-name="ce8" table:formula="of:=[$'punishment yearly'.C142]" office:value-type="float" office:value="17357">
            <text:p>17,357</text:p>
          </table:table-cell>
          <table:table-cell table:style-name="ce8" table:formula="of:=[$'punishment yearly'.E142]" office:value-type="float" office:value="362.350175283751">
            <text:p>362</text:p>
          </table:table-cell>
          <table:table-cell table:style-name="ce8" table:formula="of:=[.$C105]*[$'punishment yearly'.I142]" office:value-type="float" office:value="9.59267154462177">
            <text:p>10</text:p>
          </table:table-cell>
          <table:table-cell table:style-name="ce8" table:formula="of:=[.$C105]*[$'punishment yearly'.J142]" office:value-type="float" office:value="230.985308083197">
            <text:p>231</text:p>
          </table:table-cell>
          <table:table-cell table:style-name="ce8" table:formula="of:=[.$C105]*[$'punishment yearly'.K142]" office:value-type="float" office:value="121.772195655931">
            <text:p>122</text:p>
          </table:table-cell>
          <table:table-cell table:number-columns-repeated="1018"/>
        </table:table-row>
        <table:table-row table:style-name="ro1">
          <table:table-cell table:style-name="ce3" table:formula="of:=[$'punishment yearly'.A143]" office:value-type="float" office:value="1849">
            <text:p>1849</text:p>
          </table:table-cell>
          <table:table-cell table:style-name="ce8" table:formula="of:=[$'punishment yearly'.C143]" office:value-type="float" office:value="17564">
            <text:p>17,564</text:p>
          </table:table-cell>
          <table:table-cell table:style-name="ce8" table:formula="of:=[$'punishment yearly'.E143]" office:value-type="float" office:value="350.418475970697">
            <text:p>350</text:p>
          </table:table-cell>
          <table:table-cell table:style-name="ce8" table:formula="of:=[.$C106]*[$'punishment yearly'.I143]" office:value-type="float" office:value="9.16647688453655">
            <text:p>9</text:p>
          </table:table-cell>
          <table:table-cell table:style-name="ce8" table:formula="of:=[.$C106]*[$'punishment yearly'.J143]" office:value-type="float" office:value="211.452409015561">
            <text:p>211</text:p>
          </table:table-cell>
          <table:table-cell table:style-name="ce8" table:formula="of:=[.$C106]*[$'punishment yearly'.K143]" office:value-type="float" office:value="129.799590070599">
            <text:p>130</text:p>
          </table:table-cell>
          <table:table-cell table:number-columns-repeated="1018"/>
        </table:table-row>
        <table:table-row table:style-name="ro1">
          <table:table-cell table:style-name="ce3" table:formula="of:=[$'punishment yearly'.A144]" office:value-type="float" office:value="1850">
            <text:p>1850</text:p>
          </table:table-cell>
          <table:table-cell table:style-name="ce8" table:formula="of:=[$'punishment yearly'.C144]" office:value-type="float" office:value="17773">
            <text:p>17,773</text:p>
          </table:table-cell>
          <table:table-cell table:style-name="ce8" table:formula="of:=[$'punishment yearly'.E144]" office:value-type="float" office:value="329.086627643561">
            <text:p>329</text:p>
          </table:table-cell>
          <table:table-cell table:style-name="ce8" table:formula="of:=[.$C107]*[$'punishment yearly'.I144]" office:value-type="float" office:value="8.77173240308333">
            <text:p>9</text:p>
          </table:table-cell>
          <table:table-cell table:style-name="ce8" table:formula="of:=[.$C107]*[$'punishment yearly'.J144]" office:value-type="float" office:value="197.733451477466">
            <text:p>198</text:p>
          </table:table-cell>
          <table:table-cell table:style-name="ce8" table:formula="of:=[.$C107]*[$'punishment yearly'.K144]" office:value-type="float" office:value="122.581443763011">
            <text:p>123</text:p>
          </table:table-cell>
          <table:table-cell table:number-columns-repeated="1018"/>
        </table:table-row>
        <table:table-row table:style-name="ro1">
          <table:table-cell table:style-name="ce3" table:formula="of:=[$'punishment yearly'.A145]" office:value-type="float" office:value="1851">
            <text:p>1851</text:p>
          </table:table-cell>
          <table:table-cell table:style-name="ce8" table:formula="of:=[$'punishment yearly'.C145]" office:value-type="float" office:value="17983">
            <text:p>17,983</text:p>
          </table:table-cell>
          <table:table-cell table:style-name="ce8" table:formula="of:=[$'punishment yearly'.E145]" office:value-type="float" office:value="332.522829841965">
            <text:p>333</text:p>
          </table:table-cell>
          <table:table-cell table:style-name="ce8" table:formula="of:=[.$C108]*[$'punishment yearly'.I145]" office:value-type="float" office:value="8.19663015069788">
            <text:p>8</text:p>
          </table:table-cell>
          <table:table-cell table:style-name="ce8" table:formula="of:=[.$C108]*[$'punishment yearly'.J145]" office:value-type="float" office:value="186.048381752102">
            <text:p>186</text:p>
          </table:table-cell>
          <table:table-cell table:style-name="ce8" table:formula="of:=[.$C108]*[$'punishment yearly'.K145]" office:value-type="float" office:value="138.277817939165">
            <text:p>138</text:p>
          </table:table-cell>
          <table:table-cell table:number-columns-repeated="1018"/>
        </table:table-row>
        <table:table-row table:style-name="ro1">
          <table:table-cell table:style-name="ce3" table:formula="of:=[$'punishment yearly'.A146]" office:value-type="float" office:value="1852">
            <text:p>1852</text:p>
          </table:table-cell>
          <table:table-cell table:style-name="ce8" table:formula="of:=[$'punishment yearly'.C146]" office:value-type="float" office:value="18193">
            <text:p>18,193</text:p>
          </table:table-cell>
          <table:table-cell table:style-name="ce8" table:formula="of:=[$'punishment yearly'.E146]" office:value-type="float" office:value="311.811359215433">
            <text:p>312</text:p>
          </table:table-cell>
          <table:table-cell table:style-name="ce8" table:formula="of:=[.$C109]*[$'punishment yearly'.I146]" office:value-type="float" office:value="7.51937558401583">
            <text:p>8</text:p>
          </table:table-cell>
          <table:table-cell table:style-name="ce8" table:formula="of:=[.$C109]*[$'punishment yearly'.J146]" office:value-type="float" office:value="172.455563030087">
            <text:p>172</text:p>
          </table:table-cell>
          <table:table-cell table:style-name="ce8" table:formula="of:=[.$C109]*[$'punishment yearly'.K146]" office:value-type="float" office:value="131.83642060133">
            <text:p>132</text:p>
          </table:table-cell>
          <table:table-cell table:number-columns-repeated="1018"/>
        </table:table-row>
        <table:table-row table:style-name="ro1">
          <table:table-cell table:style-name="ce3" table:formula="of:=[$'punishment yearly'.A147]" office:value-type="float" office:value="1853">
            <text:p>1853</text:p>
          </table:table-cell>
          <table:table-cell table:style-name="ce8" table:formula="of:=[$'punishment yearly'.C147]" office:value-type="float" office:value="18404">
            <text:p>18,404</text:p>
          </table:table-cell>
          <table:table-cell table:style-name="ce8" table:formula="of:=[$'punishment yearly'.E147]" office:value-type="float" office:value="290.856790307286">
            <text:p>291</text:p>
          </table:table-cell>
          <table:table-cell table:style-name="ce8" table:formula="of:=[.$C110]*[$'punishment yearly'.I147]" office:value-type="float" office:value="6.9495761790915">
            <text:p>7</text:p>
          </table:table-cell>
          <table:table-cell table:style-name="ce8" table:formula="of:=[.$C110]*[$'punishment yearly'.J147]" office:value-type="float" office:value="156.978285634388">
            <text:p>157</text:p>
          </table:table-cell>
          <table:table-cell table:style-name="ce8" table:formula="of:=[.$C110]*[$'punishment yearly'.K147]" office:value-type="float" office:value="126.928928493806">
            <text:p>127</text:p>
          </table:table-cell>
          <table:table-cell table:number-columns-repeated="1018"/>
        </table:table-row>
        <table:table-row table:style-name="ro1">
          <table:table-cell table:style-name="ce3" table:formula="of:=[$'punishment yearly'.A148]" office:value-type="float" office:value="1854">
            <text:p>1854</text:p>
          </table:table-cell>
          <table:table-cell table:style-name="ce8" table:formula="of:=[$'punishment yearly'.C148]" office:value-type="float" office:value="18616">
            <text:p>18,616</text:p>
          </table:table-cell>
          <table:table-cell table:style-name="ce8" table:formula="of:=[$'punishment yearly'.E148]" office:value-type="float" office:value="287.632111291048">
            <text:p>288</text:p>
          </table:table-cell>
          <table:table-cell table:style-name="ce8" table:formula="of:=[.$C111]*[$'punishment yearly'.I148]" office:value-type="float" office:value="6.31714654061023">
            <text:p>6</text:p>
          </table:table-cell>
          <table:table-cell table:style-name="ce8" table:formula="of:=[.$C111]*[$'punishment yearly'.J148]" office:value-type="float" office:value="145.520486881938">
            <text:p>146</text:p>
          </table:table-cell>
          <table:table-cell table:style-name="ce8" table:formula="of:=[.$C111]*[$'punishment yearly'.K148]" office:value-type="float" office:value="135.7944778685">
            <text:p>136</text:p>
          </table:table-cell>
          <table:table-cell table:number-columns-repeated="1018"/>
        </table:table-row>
        <table:table-row table:style-name="ro1">
          <table:table-cell table:style-name="ce3" table:formula="of:=[$'punishment yearly'.A149]" office:value-type="float" office:value="1855">
            <text:p>1855</text:p>
          </table:table-cell>
          <table:table-cell table:style-name="ce8" table:formula="of:=[$'punishment yearly'.C149]" office:value-type="float" office:value="18829">
            <text:p>18,829</text:p>
          </table:table-cell>
          <table:table-cell table:style-name="ce8" table:formula="of:=[$'punishment yearly'.E149]" office:value-type="float" office:value="275.889739769701">
            <text:p>276</text:p>
          </table:table-cell>
          <table:table-cell table:style-name="ce8" table:formula="of:=[.$C112]*[$'punishment yearly'.I149]" office:value-type="float" office:value="5.71458919751447">
            <text:p>6</text:p>
          </table:table-cell>
          <table:table-cell table:style-name="ce8" table:formula="of:=[.$C112]*[$'punishment yearly'.J149]" office:value-type="float" office:value="134.790902869176">
            <text:p>135</text:p>
          </table:table-cell>
          <table:table-cell table:style-name="ce8" table:formula="of:=[.$C112]*[$'punishment yearly'.K149]" office:value-type="float" office:value="135.384247703011">
            <text:p>135</text:p>
          </table:table-cell>
          <table:table-cell table:number-columns-repeated="1018"/>
        </table:table-row>
        <table:table-row table:style-name="ro1">
          <table:table-cell table:style-name="ce3" table:formula="of:=[$'punishment yearly'.A150]" office:value-type="float" office:value="1856">
            <text:p>1856</text:p>
          </table:table-cell>
          <table:table-cell table:style-name="ce8" table:formula="of:=[$'punishment yearly'.C150]" office:value-type="float" office:value="19042">
            <text:p>19,042</text:p>
          </table:table-cell>
          <table:table-cell table:style-name="ce8" table:formula="of:=[$'punishment yearly'.E150]" office:value-type="float" office:value="257.761886654765">
            <text:p>258</text:p>
          </table:table-cell>
          <table:table-cell table:style-name="ce8" table:formula="of:=[.$C113]*[$'punishment yearly'.I150]" office:value-type="float" office:value="5.13601512446172">
            <text:p>5</text:p>
          </table:table-cell>
          <table:table-cell table:style-name="ce8" table:formula="of:=[.$C113]*[$'punishment yearly'.J150]" office:value-type="float" office:value="121.907809702064">
            <text:p>122</text:p>
          </table:table-cell>
          <table:table-cell table:style-name="ce8" table:formula="of:=[.$C113]*[$'punishment yearly'.K150]" office:value-type="float" office:value="130.718061828239">
            <text:p>131</text:p>
          </table:table-cell>
          <table:table-cell table:number-columns-repeated="1018"/>
        </table:table-row>
        <table:table-row table:style-name="ro1">
          <table:table-cell table:style-name="ce3" table:formula="of:=[$'punishment yearly'.A151]" office:value-type="float" office:value="1857">
            <text:p>1857</text:p>
          </table:table-cell>
          <table:table-cell table:style-name="ce8" table:formula="of:=[$'punishment yearly'.C151]" office:value-type="float" office:value="19256">
            <text:p>19,256</text:p>
          </table:table-cell>
          <table:table-cell table:style-name="ce8" table:formula="of:=[$'punishment yearly'.E151]" office:value-type="float" office:value="245.870506559626">
            <text:p>246</text:p>
          </table:table-cell>
          <table:table-cell table:style-name="ce8" table:formula="of:=[.$C114]*[$'punishment yearly'.I151]" office:value-type="float" office:value="4.64270876609888">
            <text:p>5</text:p>
          </table:table-cell>
          <table:table-cell table:style-name="ce8" table:formula="of:=[.$C114]*[$'punishment yearly'.J151]" office:value-type="float" office:value="103.878400203165">
            <text:p>104</text:p>
          </table:table-cell>
          <table:table-cell table:style-name="ce8" table:formula="of:=[.$C114]*[$'punishment yearly'.K151]" office:value-type="float" office:value="137.349397590361">
            <text:p>137</text:p>
          </table:table-cell>
          <table:table-cell table:number-columns-repeated="1018"/>
        </table:table-row>
        <table:table-row table:style-name="ro1">
          <table:table-cell table:style-name="ce3" table:formula="of:=[$'punishment yearly'.A152]" office:value-type="float" office:value="1858">
            <text:p>1858</text:p>
          </table:table-cell>
          <table:table-cell table:style-name="ce8" table:formula="of:=[$'punishment yearly'.C152]" office:value-type="float" office:value="19471">
            <text:p>19,471</text:p>
          </table:table-cell>
          <table:table-cell table:style-name="ce8" table:formula="of:=[$'punishment yearly'.E152]" office:value-type="float" office:value="232.092399824248">
            <text:p>232</text:p>
          </table:table-cell>
          <table:table-cell table:style-name="ce8" table:formula="of:=[.$C115]*[$'punishment yearly'.I152]" office:value-type="float" office:value="4.37060243438961">
            <text:p>4</text:p>
          </table:table-cell>
          <table:table-cell table:style-name="ce8" table:formula="of:=[.$C115]*[$'punishment yearly'.J152]" office:value-type="float" office:value="90.9594328477186">
            <text:p>91</text:p>
          </table:table-cell>
          <table:table-cell table:style-name="ce8" table:formula="of:=[.$C115]*[$'punishment yearly'.K152]" office:value-type="float" office:value="136.76236454214">
            <text:p>137</text:p>
          </table:table-cell>
          <table:table-cell table:number-columns-repeated="1018"/>
        </table:table-row>
        <table:table-row table:style-name="ro1">
          <table:table-cell table:style-name="ce3" table:formula="of:=[$'punishment yearly'.A153]" office:value-type="float" office:value="1859">
            <text:p>1859</text:p>
          </table:table-cell>
          <table:table-cell table:style-name="ce8" table:formula="of:=[$'punishment yearly'.C153]" office:value-type="float" office:value="19687">
            <text:p>19,687</text:p>
          </table:table-cell>
          <table:table-cell table:style-name="ce8" table:formula="of:=[$'punishment yearly'.E153]" office:value-type="float" office:value="204.562166198021">
            <text:p>205</text:p>
          </table:table-cell>
          <table:table-cell table:style-name="ce8" table:formula="of:=[.$C116]*[$'punishment yearly'.I153]" office:value-type="float" office:value="4.1194697008178">
            <text:p>4</text:p>
          </table:table-cell>
          <table:table-cell table:style-name="ce8" table:formula="of:=[.$C116]*[$'punishment yearly'.J153]" office:value-type="float" office:value="76.2084302301233">
            <text:p>76</text:p>
          </table:table-cell>
          <table:table-cell table:style-name="ce8" table:formula="of:=[.$C116]*[$'punishment yearly'.K153]" office:value-type="float" office:value="124.23426626708">
            <text:p>124</text:p>
          </table:table-cell>
          <table:table-cell table:number-columns-repeated="1018"/>
        </table:table-row>
        <table:table-row table:style-name="ro1">
          <table:table-cell table:style-name="ce3" table:formula="of:=[$'punishment yearly'.A154]" office:value-type="float" office:value="1860">
            <text:p>1860</text:p>
          </table:table-cell>
          <table:table-cell table:style-name="ce8" table:formula="of:=[$'punishment yearly'.C154]" office:value-type="float" office:value="19902">
            <text:p>19,902</text:p>
          </table:table-cell>
          <table:table-cell table:style-name="ce8" table:formula="of:=[$'punishment yearly'.E154]" office:value-type="float" office:value="186.633629370088">
            <text:p>187</text:p>
          </table:table-cell>
          <table:table-cell table:style-name="ce8" table:formula="of:=[.$C117]*[$'punishment yearly'.I154]" office:value-type="float" office:value="3.88403175560245">
            <text:p>4</text:p>
          </table:table-cell>
          <table:table-cell table:style-name="ce8" table:formula="of:=[.$C117]*[$'punishment yearly'.J154]" office:value-type="float" office:value="65.580468883705">
            <text:p>66</text:p>
          </table:table-cell>
          <table:table-cell table:style-name="ce8" table:formula="of:=[.$C117]*[$'punishment yearly'.K154]" office:value-type="float" office:value="117.169128730781">
            <text:p>117</text:p>
          </table:table-cell>
          <table:table-cell table:number-columns-repeated="1018"/>
        </table:table-row>
        <table:table-row table:style-name="ro1">
          <table:table-cell table:style-name="ce3" table:formula="of:=[$'punishment yearly'.A155]" office:value-type="float" office:value="1861">
            <text:p>1861</text:p>
          </table:table-cell>
          <table:table-cell table:style-name="ce8" table:formula="of:=[$'punishment yearly'.C155]" office:value-type="float" office:value="20119">
            <text:p>20,119</text:p>
          </table:table-cell>
          <table:table-cell table:style-name="ce8" table:formula="of:=[$'punishment yearly'.E155]" office:value-type="float" office:value="182.530346319017">
            <text:p>183</text:p>
          </table:table-cell>
          <table:table-cell table:style-name="ce8" table:formula="of:=[.$C118]*[$'punishment yearly'.I155]" office:value-type="float" office:value="3.63338138078433">
            <text:p>4</text:p>
          </table:table-cell>
          <table:table-cell table:style-name="ce8" table:formula="of:=[.$C118]*[$'punishment yearly'.J155]" office:value-type="float" office:value="59.6962094334856">
            <text:p>60</text:p>
          </table:table-cell>
          <table:table-cell table:style-name="ce8" table:formula="of:=[.$C118]*[$'punishment yearly'.K155]" office:value-type="float" office:value="119.200755504747">
            <text:p>119</text:p>
          </table:table-cell>
          <table:table-cell table:number-columns-repeated="1018"/>
        </table:table-row>
        <table:table-row table:style-name="ro1">
          <table:table-cell table:style-name="ce3" table:formula="of:=[$'punishment yearly'.A156]" office:value-type="float" office:value="1862">
            <text:p>1862</text:p>
          </table:table-cell>
          <table:table-cell table:style-name="ce8" table:formula="of:=[$'punishment yearly'.C156]" office:value-type="float" office:value="20371">
            <text:p>20,371</text:p>
          </table:table-cell>
          <table:table-cell table:style-name="ce8" table:formula="of:=[$'punishment yearly'.E156]" office:value-type="float" office:value="187.245249026041">
            <text:p>187</text:p>
          </table:table-cell>
          <table:table-cell table:style-name="ce8" table:formula="of:=[.$C119]*[$'punishment yearly'.I156]" office:value-type="float" office:value="3.30371606695793">
            <text:p>3</text:p>
          </table:table-cell>
          <table:table-cell table:style-name="ce8" table:formula="of:=[.$C119]*[$'punishment yearly'.J156]" office:value-type="float" office:value="57.7425245647968">
            <text:p>58</text:p>
          </table:table-cell>
          <table:table-cell table:style-name="ce8" table:formula="of:=[.$C119]*[$'punishment yearly'.K156]" office:value-type="float" office:value="126.199008394286">
            <text:p>126</text:p>
          </table:table-cell>
          <table:table-cell table:number-columns-repeated="1018"/>
        </table:table-row>
        <table:table-row table:style-name="ro1">
          <table:table-cell table:style-name="ce3" table:formula="of:=[$'punishment yearly'.A157]" office:value-type="float" office:value="1863">
            <text:p>1863</text:p>
          </table:table-cell>
          <table:table-cell table:style-name="ce8" table:formula="of:=[$'punishment yearly'.C157]" office:value-type="float" office:value="20626">
            <text:p>20,626</text:p>
          </table:table-cell>
          <table:table-cell table:style-name="ce8" table:formula="of:=[$'punishment yearly'.E157]" office:value-type="float" office:value="189.690519738956">
            <text:p>190</text:p>
          </table:table-cell>
          <table:table-cell table:style-name="ce8" table:formula="of:=[.$C120]*[$'punishment yearly'.I157]" office:value-type="float" office:value="3.08833511102492">
            <text:p>3</text:p>
          </table:table-cell>
          <table:table-cell table:style-name="ce8" table:formula="of:=[.$C120]*[$'punishment yearly'.J157]" office:value-type="float" office:value="56.3733472382289">
            <text:p>56</text:p>
          </table:table-cell>
          <table:table-cell table:style-name="ce8" table:formula="of:=[.$C120]*[$'punishment yearly'.K157]" office:value-type="float" office:value="130.228837389702">
            <text:p>130</text:p>
          </table:table-cell>
          <table:table-cell table:number-columns-repeated="1018"/>
        </table:table-row>
        <table:table-row table:style-name="ro1">
          <table:table-cell table:style-name="ce3" table:formula="of:=[$'punishment yearly'.A158]" office:value-type="float" office:value="1864">
            <text:p>1864</text:p>
          </table:table-cell>
          <table:table-cell table:style-name="ce8" table:formula="of:=[$'punishment yearly'.C158]" office:value-type="float" office:value="20884">
            <text:p>20,884</text:p>
          </table:table-cell>
          <table:table-cell table:style-name="ce8" table:formula="of:=[$'punishment yearly'.E158]" office:value-type="float" office:value="180.541182932746">
            <text:p>181</text:p>
          </table:table-cell>
          <table:table-cell table:style-name="ce8" table:formula="of:=[.$C121]*[$'punishment yearly'.I158]" office:value-type="float" office:value="2.78682244780693">
            <text:p>3</text:p>
          </table:table-cell>
          <table:table-cell table:style-name="ce8" table:formula="of:=[.$C121]*[$'punishment yearly'.J158]" office:value-type="float" office:value="53.5971109158914">
            <text:p>54</text:p>
          </table:table-cell>
          <table:table-cell table:style-name="ce8" table:formula="of:=[.$C121]*[$'punishment yearly'.K158]" office:value-type="float" office:value="124.157249569048">
            <text:p>124</text:p>
          </table:table-cell>
          <table:table-cell table:number-columns-repeated="1018"/>
        </table:table-row>
        <table:table-row table:style-name="ro1">
          <table:table-cell table:style-name="ce3" table:formula="of:=[$'punishment yearly'.A159]" office:value-type="float" office:value="1865">
            <text:p>1865</text:p>
          </table:table-cell>
          <table:table-cell table:style-name="ce8" table:formula="of:=[$'punishment yearly'.C159]" office:value-type="float" office:value="21145">
            <text:p>21,145</text:p>
          </table:table-cell>
          <table:table-cell table:style-name="ce8" table:formula="of:=[$'punishment yearly'.E159]" office:value-type="float" office:value="170.259417215174">
            <text:p>170</text:p>
          </table:table-cell>
          <table:table-cell table:style-name="ce8" table:formula="of:=[.$C122]*[$'punishment yearly'.I159]" office:value-type="float" office:value="2.56798297469851">
            <text:p>3</text:p>
          </table:table-cell>
          <table:table-cell table:style-name="ce8" table:formula="of:=[.$C122]*[$'punishment yearly'.J159]" office:value-type="float" office:value="47.8285825024763">
            <text:p>48</text:p>
          </table:table-cell>
          <table:table-cell table:style-name="ce8" table:formula="of:=[.$C122]*[$'punishment yearly'.K159]" office:value-type="float" office:value="119.862851738">
            <text:p>120</text:p>
          </table:table-cell>
          <table:table-cell table:number-columns-repeated="1018"/>
        </table:table-row>
        <table:table-row table:style-name="ro1">
          <table:table-cell table:style-name="ce3" table:formula="of:=[$'punishment yearly'.A160]" office:value-type="float" office:value="1866">
            <text:p>1866</text:p>
          </table:table-cell>
          <table:table-cell table:style-name="ce8" table:formula="of:=[$'punishment yearly'.C160]" office:value-type="float" office:value="21410">
            <text:p>21,410</text:p>
          </table:table-cell>
          <table:table-cell table:style-name="ce8" table:formula="of:=[$'punishment yearly'.E160]" office:value-type="float" office:value="160.20268681655">
            <text:p>160</text:p>
          </table:table-cell>
          <table:table-cell table:style-name="ce8" table:formula="of:=[.$C123]*[$'punishment yearly'.I160]" office:value-type="float" office:value="2.34936945352639">
            <text:p>2</text:p>
          </table:table-cell>
          <table:table-cell table:style-name="ce8" table:formula="of:=[.$C123]*[$'punishment yearly'.J160]" office:value-type="float" office:value="42.234447675961">
            <text:p>42</text:p>
          </table:table-cell>
          <table:table-cell table:style-name="ce8" table:formula="of:=[.$C123]*[$'punishment yearly'.K160]" office:value-type="float" office:value="115.618869687062">
            <text:p>116</text:p>
          </table:table-cell>
          <table:table-cell table:number-columns-repeated="1018"/>
        </table:table-row>
        <table:table-row table:style-name="ro1">
          <table:table-cell table:style-name="ce3" table:formula="of:=[$'punishment yearly'.A161]" office:value-type="float" office:value="1867">
            <text:p>1867</text:p>
          </table:table-cell>
          <table:table-cell table:style-name="ce8" table:formula="of:=[$'punishment yearly'.C161]" office:value-type="float" office:value="21677">
            <text:p>21,677</text:p>
          </table:table-cell>
          <table:table-cell table:style-name="ce8" table:formula="of:=[$'punishment yearly'.E161]" office:value-type="float" office:value="155.028053622875">
            <text:p>155</text:p>
          </table:table-cell>
          <table:table-cell table:style-name="ce8" table:formula="of:=[.$C124]*[$'punishment yearly'.I161]" office:value-type="float" office:value="2.11745167689256">
            <text:p>2</text:p>
          </table:table-cell>
          <table:table-cell table:style-name="ce8" table:formula="of:=[.$C124]*[$'punishment yearly'.J161]" office:value-type="float" office:value="36.4276937944854">
            <text:p>36</text:p>
          </table:table-cell>
          <table:table-cell table:style-name="ce8" table:formula="of:=[.$C124]*[$'punishment yearly'.K161]" office:value-type="float" office:value="116.482908151497">
            <text:p>116</text:p>
          </table:table-cell>
          <table:table-cell table:number-columns-repeated="1018"/>
        </table:table-row>
        <table:table-row table:style-name="ro1">
          <table:table-cell table:style-name="ce3" table:formula="of:=[$'punishment yearly'.A162]" office:value-type="float" office:value="1868">
            <text:p>1868</text:p>
          </table:table-cell>
          <table:table-cell table:style-name="ce8" table:formula="of:=[$'punishment yearly'.C162]" office:value-type="float" office:value="21949">
            <text:p>21,949</text:p>
          </table:table-cell>
          <table:table-cell table:style-name="ce8" table:formula="of:=[$'punishment yearly'.E162]" office:value-type="float" office:value="154.385332241234">
            <text:p>154</text:p>
          </table:table-cell>
          <table:table-cell table:style-name="ce8" table:formula="of:=[.$C125]*[$'punishment yearly'.I162]" office:value-type="float" office:value="1.99553510410497">
            <text:p>2</text:p>
          </table:table-cell>
          <table:table-cell table:style-name="ce8" table:formula="of:=[.$C125]*[$'punishment yearly'.J162]" office:value-type="float" office:value="31.7601556956057">
            <text:p>32</text:p>
          </table:table-cell>
          <table:table-cell table:style-name="ce8" table:formula="of:=[.$C125]*[$'punishment yearly'.K162]" office:value-type="float" office:value="120.629641441524">
            <text:p>121</text:p>
          </table:table-cell>
          <table:table-cell table:number-columns-repeated="1018"/>
        </table:table-row>
        <table:table-row table:style-name="ro1">
          <table:table-cell table:style-name="ce3" table:formula="of:=[$'punishment yearly'.A163]" office:value-type="float" office:value="1869">
            <text:p>1869</text:p>
          </table:table-cell>
          <table:table-cell table:style-name="ce8" table:formula="of:=[$'punishment yearly'.C163]" office:value-type="float" office:value="22223">
            <text:p>22,223</text:p>
          </table:table-cell>
          <table:table-cell table:style-name="ce8" table:formula="of:=[$'punishment yearly'.E163]" office:value-type="float" office:value="159.665841435684">
            <text:p>160</text:p>
          </table:table-cell>
          <table:table-cell table:style-name="ce8" table:formula="of:=[.$C126]*[$'punishment yearly'.I163]" office:value-type="float" office:value="1.8629347972821">
            <text:p>2</text:p>
          </table:table-cell>
          <table:table-cell table:style-name="ce8" table:formula="of:=[.$C126]*[$'punishment yearly'.J163]" office:value-type="float" office:value="28.8464201154307">
            <text:p>29</text:p>
          </table:table-cell>
          <table:table-cell table:style-name="ce8" table:formula="of:=[.$C126]*[$'punishment yearly'.K163]" office:value-type="float" office:value="128.956486522972">
            <text:p>129</text:p>
          </table:table-cell>
          <table:table-cell table:number-columns-repeated="1018"/>
        </table:table-row>
        <table:table-row table:style-name="ro1">
          <table:table-cell table:style-name="ce3" table:formula="of:=[$'punishment yearly'.A164]" office:value-type="float" office:value="1870">
            <text:p>1870</text:p>
          </table:table-cell>
          <table:table-cell table:style-name="ce8" table:formula="of:=[$'punishment yearly'.C164]" office:value-type="float" office:value="22501">
            <text:p>22,501</text:p>
          </table:table-cell>
          <table:table-cell table:style-name="ce8" table:formula="of:=[$'punishment yearly'.E164]" office:value-type="float" office:value="157.282454647829">
            <text:p>157</text:p>
          </table:table-cell>
          <table:table-cell table:style-name="ce8" table:formula="of:=[.$C127]*[$'punishment yearly'.I164]" office:value-type="float" office:value="1.71547931203058">
            <text:p>2</text:p>
          </table:table-cell>
          <table:table-cell table:style-name="ce8" table:formula="of:=[.$C127]*[$'punishment yearly'.J164]" office:value-type="float" office:value="26.4616022412692">
            <text:p>26</text:p>
          </table:table-cell>
          <table:table-cell table:style-name="ce8" table:formula="of:=[.$C127]*[$'punishment yearly'.K164]" office:value-type="float" office:value="129.105373094529">
            <text:p>129</text:p>
          </table:table-cell>
          <table:table-cell table:number-columns-repeated="1018"/>
        </table:table-row>
        <table:table-row table:style-name="ro1">
          <table:table-cell table:style-name="ce3" table:formula="of:=[$'punishment yearly'.A165]" office:value-type="float" office:value="1871">
            <text:p>1871</text:p>
          </table:table-cell>
          <table:table-cell table:style-name="ce8" table:formula="of:=[$'punishment yearly'.C165]" office:value-type="float" office:value="22789">
            <text:p>22,789</text:p>
          </table:table-cell>
          <table:table-cell table:style-name="ce8" table:formula="of:=[$'punishment yearly'.E165]" office:value-type="float" office:value="148.668850627874">
            <text:p>149</text:p>
          </table:table-cell>
          <table:table-cell table:style-name="ce8" table:formula="of:=[.$C128]*[$'punishment yearly'.I165]" office:value-type="float" office:value="1.63675457457545">
            <text:p>2</text:p>
          </table:table-cell>
          <table:table-cell table:style-name="ce8" table:formula="of:=[.$C128]*[$'punishment yearly'.J165]" office:value-type="float" office:value="24.1175320092419">
            <text:p>24</text:p>
          </table:table-cell>
          <table:table-cell table:style-name="ce8" table:formula="of:=[.$C128]*[$'punishment yearly'.K165]" office:value-type="float" office:value="122.914564044056">
            <text:p>123</text:p>
          </table:table-cell>
          <table:table-cell table:number-columns-repeated="1018"/>
        </table:table-row>
        <table:table-row table:style-name="ro1">
          <table:table-cell table:style-name="ce3" table:formula="of:=[$'punishment yearly'.A166]" office:value-type="float" office:value="1872">
            <text:p>1872</text:p>
          </table:table-cell>
          <table:table-cell table:style-name="ce8" table:formula="of:=[$'punishment yearly'.C166]" office:value-type="float" office:value="23096">
            <text:p>23,096</text:p>
          </table:table-cell>
          <table:table-cell table:style-name="ce8" table:formula="of:=[$'punishment yearly'.E166]" office:value-type="float" office:value="141.232248008313">
            <text:p>141</text:p>
          </table:table-cell>
          <table:table-cell table:style-name="ce8" table:formula="of:=[.$C129]*[$'punishment yearly'.I166]" office:value-type="float" office:value="1.64530654658815">
            <text:p>2</text:p>
          </table:table-cell>
          <table:table-cell table:style-name="ce8" table:formula="of:=[.$C129]*[$'punishment yearly'.J166]" office:value-type="float" office:value="21.6227918254243">
            <text:p>22</text:p>
          </table:table-cell>
          <table:table-cell table:style-name="ce8" table:formula="of:=[.$C129]*[$'punishment yearly'.K166]" office:value-type="float" office:value="117.964149636301">
            <text:p>118</text:p>
          </table:table-cell>
          <table:table-cell table:number-columns-repeated="1018"/>
        </table:table-row>
        <table:table-row table:style-name="ro1">
          <table:table-cell table:style-name="ce3" table:formula="of:=[$'punishment yearly'.A167]" office:value-type="float" office:value="1873">
            <text:p>1873</text:p>
          </table:table-cell>
          <table:table-cell table:style-name="ce8" table:formula="of:=[$'punishment yearly'.C167]" office:value-type="float" office:value="23408">
            <text:p>23,408</text:p>
          </table:table-cell>
          <table:table-cell table:style-name="ce8" table:formula="of:=[$'punishment yearly'.E167]" office:value-type="float" office:value="137.17959671907">
            <text:p>137</text:p>
          </table:table-cell>
          <table:table-cell table:style-name="ce8" table:formula="of:=[.$C130]*[$'punishment yearly'.I167]" office:value-type="float" office:value="1.64473684210526">
            <text:p>2</text:p>
          </table:table-cell>
          <table:table-cell table:style-name="ce8" table:formula="of:=[.$C130]*[$'punishment yearly'.J167]" office:value-type="float" office:value="18.984962406015">
            <text:p>19</text:p>
          </table:table-cell>
          <table:table-cell table:style-name="ce8" table:formula="of:=[.$C130]*[$'punishment yearly'.K167]" office:value-type="float" office:value="116.54989747095">
            <text:p>117</text:p>
          </table:table-cell>
          <table:table-cell table:number-columns-repeated="1018"/>
        </table:table-row>
        <table:table-row table:style-name="ro1">
          <table:table-cell table:style-name="ce3" table:formula="of:=[$'punishment yearly'.A168]" office:value-type="float" office:value="1874">
            <text:p>1874</text:p>
          </table:table-cell>
          <table:table-cell table:style-name="ce8" table:formula="of:=[$'punishment yearly'.C168]" office:value-type="float" office:value="23724">
            <text:p>23,724</text:p>
          </table:table-cell>
          <table:table-cell table:style-name="ce8" table:formula="of:=[$'punishment yearly'.E168]" office:value-type="float" office:value="135.495700556399">
            <text:p>135</text:p>
          </table:table-cell>
          <table:table-cell table:style-name="ce8" table:formula="of:=[.$C131]*[$'punishment yearly'.I168]" office:value-type="float" office:value="1.64390490642387">
            <text:p>2</text:p>
          </table:table-cell>
          <table:table-cell table:style-name="ce8" table:formula="of:=[.$C131]*[$'punishment yearly'.J168]" office:value-type="float" office:value="17.7878941156635">
            <text:p>18</text:p>
          </table:table-cell>
          <table:table-cell table:style-name="ce8" table:formula="of:=[.$C131]*[$'punishment yearly'.K168]" office:value-type="float" office:value="116.063901534311">
            <text:p>116</text:p>
          </table:table-cell>
          <table:table-cell table:number-columns-repeated="1018"/>
        </table:table-row>
        <table:table-row table:style-name="ro1">
          <table:table-cell table:style-name="ce3" table:formula="of:=[$'punishment yearly'.A169]" office:value-type="float" office:value="1875">
            <text:p>1875</text:p>
          </table:table-cell>
          <table:table-cell table:style-name="ce8" table:formula="of:=[$'punishment yearly'.C169]" office:value-type="float" office:value="24045">
            <text:p>24,045</text:p>
          </table:table-cell>
          <table:table-cell table:style-name="ce8" table:formula="of:=[$'punishment yearly'.E169]" office:value-type="float" office:value="135.857766687461">
            <text:p>136</text:p>
          </table:table-cell>
          <table:table-cell table:style-name="ce8" table:formula="of:=[.$C132]*[$'punishment yearly'.I169]" office:value-type="float" office:value="1.65938864628821">
            <text:p>2</text:p>
          </table:table-cell>
          <table:table-cell table:style-name="ce8" table:formula="of:=[.$C132]*[$'punishment yearly'.J169]" office:value-type="float" office:value="16.3194011228946">
            <text:p>16</text:p>
          </table:table-cell>
          <table:table-cell table:style-name="ce8" table:formula="of:=[.$C132]*[$'punishment yearly'.K169]" office:value-type="float" office:value="117.878976918278">
            <text:p>118</text:p>
          </table:table-cell>
          <table:table-cell table:number-columns-repeated="1018"/>
        </table:table-row>
        <table:table-row table:style-name="ro1">
          <table:table-cell table:style-name="ce3" table:formula="of:=[$'punishment yearly'.A170]" office:value-type="float" office:value="1876">
            <text:p>1876</text:p>
          </table:table-cell>
          <table:table-cell table:style-name="ce8" table:formula="of:=[$'punishment yearly'.C170]" office:value-type="float" office:value="24370">
            <text:p>24,370</text:p>
          </table:table-cell>
          <table:table-cell table:style-name="ce8" table:formula="of:=[$'punishment yearly'.E170]" office:value-type="float" office:value="135.207221994255">
            <text:p>135</text:p>
          </table:table-cell>
          <table:table-cell table:style-name="ce8" table:formula="of:=[.$C133]*[$'punishment yearly'.I170]" office:value-type="float" office:value="1.68239638900287">
            <text:p>2</text:p>
          </table:table-cell>
          <table:table-cell table:style-name="ce8" table:formula="of:=[.$C133]*[$'punishment yearly'.J170]" office:value-type="float" office:value="14.8461222814936">
            <text:p>15</text:p>
          </table:table-cell>
          <table:table-cell table:style-name="ce8" table:formula="of:=[.$C133]*[$'punishment yearly'.K170]" office:value-type="float" office:value="118.678703323759">
            <text:p>119</text:p>
          </table:table-cell>
          <table:table-cell table:number-columns-repeated="1018"/>
        </table:table-row>
        <table:table-row table:style-name="ro1">
          <table:table-cell table:style-name="ce3" table:formula="of:=[$'punishment yearly'.A171]" office:value-type="float" office:value="1877">
            <text:p>1877</text:p>
          </table:table-cell>
          <table:table-cell table:style-name="ce8" table:formula="of:=[$'punishment yearly'.C171]" office:value-type="float" office:value="24700">
            <text:p>24,700</text:p>
          </table:table-cell>
          <table:table-cell table:style-name="ce8" table:formula="of:=[$'punishment yearly'.E171]" office:value-type="float" office:value="136.672064777328">
            <text:p>137</text:p>
          </table:table-cell>
          <table:table-cell table:style-name="ce8" table:formula="of:=[.$C134]*[$'punishment yearly'.I171]" office:value-type="float" office:value="1.7165991902834">
            <text:p>2</text:p>
          </table:table-cell>
          <table:table-cell table:style-name="ce8" table:formula="of:=[.$C134]*[$'punishment yearly'.J171]" office:value-type="float" office:value="11.4736842105263">
            <text:p>11</text:p>
          </table:table-cell>
          <table:table-cell table:style-name="ce8" table:formula="of:=[.$C134]*[$'punishment yearly'.K171]" office:value-type="float" office:value="123.481781376518">
            <text:p>123</text:p>
          </table:table-cell>
          <table:table-cell table:number-columns-repeated="1018"/>
        </table:table-row>
        <table:table-row table:style-name="ro1">
          <table:table-cell table:style-name="ce3" table:formula="of:=[$'punishment yearly'.A172]" office:value-type="float" office:value="1878">
            <text:p>1878</text:p>
          </table:table-cell>
          <table:table-cell table:style-name="ce8" table:formula="of:=[$'punishment yearly'.C172]" office:value-type="float" office:value="25033">
            <text:p>25,033</text:p>
          </table:table-cell>
          <table:table-cell table:style-name="ce8" table:formula="of:=[$'punishment yearly'.E172]" office:value-type="float" office:value="130.611592697639">
            <text:p>131</text:p>
          </table:table-cell>
          <table:table-cell table:style-name="ce8" table:formula="of:=[.$C135]*[$'punishment yearly'.I172]" office:value-type="float" office:value="1.70574841209603">
            <text:p>2</text:p>
          </table:table-cell>
          <table:table-cell table:style-name="ce8" table:formula="of:=[.$C135]*[$'punishment yearly'.J172]" office:value-type="float" office:value="8.96017257220469">
            <text:p>9</text:p>
          </table:table-cell>
          <table:table-cell table:style-name="ce8" table:formula="of:=[.$C135]*[$'punishment yearly'.K172]" office:value-type="float" office:value="119.945671713338">
            <text:p>120</text:p>
          </table:table-cell>
          <table:table-cell table:number-columns-repeated="1018"/>
        </table:table-row>
        <table:table-row table:style-name="ro1">
          <table:table-cell table:style-name="ce3" table:formula="of:=[$'punishment yearly'.A173]" office:value-type="float" office:value="1879">
            <text:p>1879</text:p>
          </table:table-cell>
          <table:table-cell table:style-name="ce8" table:formula="of:=[$'punishment yearly'.C173]" office:value-type="float" office:value="25371">
            <text:p>25,371</text:p>
          </table:table-cell>
          <table:table-cell table:style-name="ce8" table:formula="of:=[$'punishment yearly'.E173]" office:value-type="float" office:value="127.082101612077">
            <text:p>127</text:p>
          </table:table-cell>
          <table:table-cell table:style-name="ce8" table:formula="of:=[.$C136]*[$'punishment yearly'.I173]" office:value-type="float" office:value="1.67908241693272">
            <text:p>2</text:p>
          </table:table-cell>
          <table:table-cell table:style-name="ce8" table:formula="of:=[.$C136]*[$'punishment yearly'.J173]" office:value-type="float" office:value="6.62961649126956">
            <text:p>7</text:p>
          </table:table-cell>
          <table:table-cell table:style-name="ce8" table:formula="of:=[.$C136]*[$'punishment yearly'.K173]" office:value-type="float" office:value="118.773402703875">
            <text:p>119</text:p>
          </table:table-cell>
          <table:table-cell table:number-columns-repeated="1018"/>
        </table:table-row>
        <table:table-row table:style-name="ro1">
          <table:table-cell table:style-name="ce3" table:formula="of:=[$'punishment yearly'.A174]" office:value-type="float" office:value="1880">
            <text:p>1880</text:p>
          </table:table-cell>
          <table:table-cell table:style-name="ce8" table:formula="of:=[$'punishment yearly'.C174]" office:value-type="float" office:value="25714">
            <text:p>25,714</text:p>
          </table:table-cell>
          <table:table-cell table:style-name="ce8" table:formula="of:=[$'punishment yearly'.E174]" office:value-type="float" office:value="116.170179668663">
            <text:p>116</text:p>
          </table:table-cell>
          <table:table-cell table:style-name="ce8" table:formula="of:=[.$C137]*[$'punishment yearly'.I174]" office:value-type="float" office:value="1.66057400637785">
            <text:p>2</text:p>
          </table:table-cell>
          <table:table-cell table:style-name="ce8" table:formula="of:=[.$C137]*[$'punishment yearly'.J174]" office:value-type="float" office:value="4.35949288325426">
            <text:p>4</text:p>
          </table:table-cell>
          <table:table-cell table:style-name="ce8" table:formula="of:=[.$C137]*[$'punishment yearly'.K174]" office:value-type="float" office:value="110.150112779031">
            <text:p>110</text:p>
          </table:table-cell>
          <table:table-cell table:number-columns-repeated="1018"/>
        </table:table-row>
        <table:table-row table:style-name="ro1">
          <table:table-cell table:style-name="ce3" table:formula="of:=[$'punishment yearly'.A175]" office:value-type="float" office:value="1881">
            <text:p>1881</text:p>
          </table:table-cell>
          <table:table-cell table:style-name="ce8" table:formula="of:=[$'punishment yearly'.C175]" office:value-type="float" office:value="26046">
            <text:p>26,046</text:p>
          </table:table-cell>
          <table:table-cell table:style-name="ce8" table:formula="of:=[$'punishment yearly'.E175]" office:value-type="float" office:value="111.376027029102">
            <text:p>111</text:p>
          </table:table-cell>
          <table:table-cell table:style-name="ce8" table:formula="of:=[.$C138]*[$'punishment yearly'.I175]" office:value-type="float" office:value="1.65860400829302">
            <text:p>2</text:p>
          </table:table-cell>
          <table:table-cell table:style-name="ce8" table:formula="of:=[.$C138]*[$'punishment yearly'.J175]" office:value-type="float" office:value="2.05021884358443">
            <text:p>2</text:p>
          </table:table-cell>
          <table:table-cell table:style-name="ce8" table:formula="of:=[.$C138]*[$'punishment yearly'.K175]" office:value-type="float" office:value="107.667204177225">
            <text:p>108</text:p>
          </table:table-cell>
          <table:table-cell table:number-columns-repeated="1018"/>
        </table:table-row>
        <table:table-row table:style-name="ro1">
          <table:table-cell table:style-name="ce3" table:formula="of:=[$'punishment yearly'.A176]" office:value-type="float" office:value="1882">
            <text:p>1882</text:p>
          </table:table-cell>
          <table:table-cell table:style-name="ce8" table:formula="of:=[$'punishment yearly'.C176]" office:value-type="float" office:value="26334">
            <text:p>26,334</text:p>
          </table:table-cell>
          <table:table-cell table:style-name="ce8" table:formula="of:=[$'punishment yearly'.E176]" office:value-type="float" office:value="108.240297713982">
            <text:p>108</text:p>
          </table:table-cell>
          <table:table-cell table:style-name="ce8" table:formula="of:=[.$C139]*[$'punishment yearly'.I176]" office:value-type="float" office:value="1.65565428723323">
            <text:p>2</text:p>
          </table:table-cell>
          <table:table-cell table:style-name="ce8" table:formula="of:=[.$C139]*[$'punishment yearly'.J176]" office:value-type="float" office:value="0">
            <text:p>0</text:p>
          </table:table-cell>
          <table:table-cell table:style-name="ce8" table:formula="of:=[.$C139]*[$'punishment yearly'.K176]" office:value-type="float" office:value="106.584643426749">
            <text:p>107</text:p>
          </table:table-cell>
          <table:table-cell table:number-columns-repeated="1018"/>
        </table:table-row>
        <table:table-row table:style-name="ro1">
          <table:table-cell table:style-name="ce3" table:formula="of:=[$'punishment yearly'.A177]" office:value-type="float" office:value="1883">
            <text:p>1883</text:p>
          </table:table-cell>
          <table:table-cell table:style-name="ce8" table:formula="of:=[$'punishment yearly'.C177]" office:value-type="float" office:value="26627">
            <text:p>26,627</text:p>
          </table:table-cell>
          <table:table-cell table:style-name="ce8" table:formula="of:=[$'punishment yearly'.E177]" office:value-type="float" office:value="103.567807113081">
            <text:p>104</text:p>
          </table:table-cell>
          <table:table-cell table:style-name="ce8" table:formula="of:=[.$C140]*[$'punishment yearly'.I177]" office:value-type="float" office:value="1.64119127201713">
            <text:p>2</text:p>
          </table:table-cell>
          <table:table-cell table:style-name="ce8" table:formula="of:=[.$C140]*[$'punishment yearly'.J177]" office:value-type="float" office:value="0">
            <text:p>0</text:p>
          </table:table-cell>
          <table:table-cell table:style-name="ce8" table:formula="of:=[.$C140]*[$'punishment yearly'.K177]" office:value-type="float" office:value="101.926615841064">
            <text:p>102</text:p>
          </table:table-cell>
          <table:table-cell table:number-columns-repeated="1018"/>
        </table:table-row>
        <table:table-row table:style-name="ro1">
          <table:table-cell table:style-name="ce3" table:formula="of:=[$'punishment yearly'.A178]" office:value-type="float" office:value="1884">
            <text:p>1884</text:p>
          </table:table-cell>
          <table:table-cell table:style-name="ce8" table:formula="of:=[$'punishment yearly'.C178]" office:value-type="float" office:value="26922">
            <text:p>26,922</text:p>
          </table:table-cell>
          <table:table-cell table:style-name="ce8" table:formula="of:=[$'punishment yearly'.E178]" office:value-type="float" office:value="97.7044796077557">
            <text:p>98</text:p>
          </table:table-cell>
          <table:table-cell table:style-name="ce8" table:formula="of:=[.$C141]*[$'punishment yearly'.I178]" office:value-type="float" office:value="1.62692221974593">
            <text:p>2</text:p>
          </table:table-cell>
          <table:table-cell table:style-name="ce8" table:formula="of:=[.$C141]*[$'punishment yearly'.J178]" office:value-type="float" office:value="0">
            <text:p>0</text:p>
          </table:table-cell>
          <table:table-cell table:style-name="ce8" table:formula="of:=[.$C141]*[$'punishment yearly'.K178]" office:value-type="float" office:value="96.0775573880098">
            <text:p>96</text:p>
          </table:table-cell>
          <table:table-cell table:number-columns-repeated="1018"/>
        </table:table-row>
        <table:table-row table:style-name="ro1">
          <table:table-cell table:style-name="ce3" table:formula="of:=[$'punishment yearly'.A179]" office:value-type="float" office:value="1885">
            <text:p>1885</text:p>
          </table:table-cell>
          <table:table-cell table:style-name="ce8" table:formula="of:=[$'punishment yearly'.C179]" office:value-type="float" office:value="27220">
            <text:p>27,220</text:p>
          </table:table-cell>
          <table:table-cell table:style-name="ce8" table:formula="of:=[$'punishment yearly'.E179]" office:value-type="float" office:value="88.7545922116091">
            <text:p>89</text:p>
          </table:table-cell>
          <table:table-cell table:style-name="ce8" table:formula="of:=[.$C142]*[$'punishment yearly'.I179]" office:value-type="float" office:value="1.6348273328435">
            <text:p>2</text:p>
          </table:table-cell>
          <table:table-cell table:style-name="ce8" table:formula="of:=[.$C142]*[$'punishment yearly'.J179]" office:value-type="float" office:value="0">
            <text:p>0</text:p>
          </table:table-cell>
          <table:table-cell table:style-name="ce8" table:formula="of:=[.$C142]*[$'punishment yearly'.K179]" office:value-type="float" office:value="87.1197648787656">
            <text:p>87</text:p>
          </table:table-cell>
          <table:table-cell table:number-columns-repeated="1018"/>
        </table:table-row>
        <table:table-row table:style-name="ro1">
          <table:table-cell table:style-name="ce3" table:formula="of:=[$'punishment yearly'.A180]" office:value-type="float" office:value="1886">
            <text:p>1886</text:p>
          </table:table-cell>
          <table:table-cell table:style-name="ce8" table:formula="of:=[$'punishment yearly'.C180]" office:value-type="float" office:value="27522">
            <text:p>27,522</text:p>
          </table:table-cell>
          <table:table-cell table:style-name="ce8" table:formula="of:=[$'punishment yearly'.E180]" office:value-type="float" office:value="83.5440738318436">
            <text:p>84</text:p>
          </table:table-cell>
          <table:table-cell table:style-name="ce8" table:formula="of:=[.$C143]*[$'punishment yearly'.I180]" office:value-type="float" office:value="1.64958941937359">
            <text:p>2</text:p>
          </table:table-cell>
          <table:table-cell table:style-name="ce8" table:formula="of:=[.$C143]*[$'punishment yearly'.J180]" office:value-type="float" office:value="0">
            <text:p>0</text:p>
          </table:table-cell>
          <table:table-cell table:style-name="ce8" table:formula="of:=[.$C143]*[$'punishment yearly'.K180]" office:value-type="float" office:value="81.89448441247">
            <text:p>82</text:p>
          </table:table-cell>
          <table:table-cell table:number-columns-repeated="1018"/>
        </table:table-row>
        <table:table-row table:style-name="ro1">
          <table:table-cell table:style-name="ce3" table:formula="of:=[$'punishment yearly'.A181]" office:value-type="float" office:value="1887">
            <text:p>1887</text:p>
          </table:table-cell>
          <table:table-cell table:style-name="ce8" table:formula="of:=[$'punishment yearly'.C181]" office:value-type="float" office:value="27827">
            <text:p>27,827</text:p>
          </table:table-cell>
          <table:table-cell table:style-name="ce8" table:formula="of:=[$'punishment yearly'.E181]" office:value-type="float" office:value="80.0122183490854">
            <text:p>80</text:p>
          </table:table-cell>
          <table:table-cell table:style-name="ce8" table:formula="of:=[.$C144]*[$'punishment yearly'.I181]" office:value-type="float" office:value="1.67463255111942">
            <text:p>2</text:p>
          </table:table-cell>
          <table:table-cell table:style-name="ce8" table:formula="of:=[.$C144]*[$'punishment yearly'.J181]" office:value-type="float" office:value="0">
            <text:p>0</text:p>
          </table:table-cell>
          <table:table-cell table:style-name="ce8" table:formula="of:=[.$C144]*[$'punishment yearly'.K181]" office:value-type="float" office:value="78.337585797966">
            <text:p>78</text:p>
          </table:table-cell>
          <table:table-cell table:number-columns-repeated="1018"/>
        </table:table-row>
        <table:table-row table:style-name="ro1">
          <table:table-cell table:style-name="ce3" table:formula="of:=[$'punishment yearly'.A182]" office:value-type="float" office:value="1888">
            <text:p>1888</text:p>
          </table:table-cell>
          <table:table-cell table:style-name="ce8" table:formula="of:=[$'punishment yearly'.C182]" office:value-type="float" office:value="28136">
            <text:p>28,136</text:p>
          </table:table-cell>
          <table:table-cell table:style-name="ce8" table:formula="of:=[$'punishment yearly'.E182]" office:value-type="float" office:value="77.2320159226614">
            <text:p>77</text:p>
          </table:table-cell>
          <table:table-cell table:style-name="ce8" table:formula="of:=[.$C145]*[$'punishment yearly'.I182]" office:value-type="float" office:value="1.70599943133352">
            <text:p>2</text:p>
          </table:table-cell>
          <table:table-cell table:style-name="ce8" table:formula="of:=[.$C145]*[$'punishment yearly'.J182]" office:value-type="float" office:value="0">
            <text:p>0</text:p>
          </table:table-cell>
          <table:table-cell table:style-name="ce8" table:formula="of:=[.$C145]*[$'punishment yearly'.K182]" office:value-type="float" office:value="75.5260164913278">
            <text:p>76</text:p>
          </table:table-cell>
          <table:table-cell table:number-columns-repeated="1018"/>
        </table:table-row>
        <table:table-row table:style-name="ro1">
          <table:table-cell table:style-name="ce3" table:formula="of:=[$'punishment yearly'.A183]" office:value-type="float" office:value="1889">
            <text:p>1889</text:p>
          </table:table-cell>
          <table:table-cell table:style-name="ce8" table:formula="of:=[$'punishment yearly'.C183]" office:value-type="float" office:value="28448">
            <text:p>28,448</text:p>
          </table:table-cell>
          <table:table-cell table:style-name="ce8" table:formula="of:=[$'punishment yearly'.E183]" office:value-type="float" office:value="71.1262654668167">
            <text:p>71</text:p>
          </table:table-cell>
          <table:table-cell table:style-name="ce8" table:formula="of:=[.$C146]*[$'punishment yearly'.I183]" office:value-type="float" office:value="1.70838020247469">
            <text:p>2</text:p>
          </table:table-cell>
          <table:table-cell table:style-name="ce8" table:formula="of:=[.$C146]*[$'punishment yearly'.J183]" office:value-type="float" office:value="0">
            <text:p>0</text:p>
          </table:table-cell>
          <table:table-cell table:style-name="ce8" table:formula="of:=[.$C146]*[$'punishment yearly'.K183]" office:value-type="float" office:value="69.417885264342">
            <text:p>69</text:p>
          </table:table-cell>
          <table:table-cell table:number-columns-repeated="1018"/>
        </table:table-row>
        <table:table-row table:style-name="ro1">
          <table:table-cell table:style-name="ce3" table:formula="of:=[$'punishment yearly'.A184]" office:value-type="float" office:value="1890">
            <text:p>1890</text:p>
          </table:table-cell>
          <table:table-cell table:style-name="ce8" table:formula="of:=[$'punishment yearly'.C184]" office:value-type="float" office:value="28764">
            <text:p>28,764</text:p>
          </table:table-cell>
          <table:table-cell table:style-name="ce8" table:formula="of:=[$'punishment yearly'.E184]" office:value-type="float" office:value="65.5645946321791">
            <text:p>66</text:p>
          </table:table-cell>
          <table:table-cell table:style-name="ce8" table:formula="of:=[.$C147]*[$'punishment yearly'.I184]" office:value-type="float" office:value="1.71742455847587">
            <text:p>2</text:p>
          </table:table-cell>
          <table:table-cell table:style-name="ce8" table:formula="of:=[.$C147]*[$'punishment yearly'.J184]" office:value-type="float" office:value="0">
            <text:p>0</text:p>
          </table:table-cell>
          <table:table-cell table:style-name="ce8" table:formula="of:=[.$C147]*[$'punishment yearly'.K184]" office:value-type="float" office:value="63.8471700737032">
            <text:p>64</text:p>
          </table:table-cell>
          <table:table-cell table:number-columns-repeated="1018"/>
        </table:table-row>
        <table:table-row table:style-name="ro1">
          <table:table-cell table:style-name="ce3" table:formula="of:=[$'punishment yearly'.A185]" office:value-type="float" office:value="1891">
            <text:p>1891</text:p>
          </table:table-cell>
          <table:table-cell table:style-name="ce8" table:formula="of:=[$'punishment yearly'.C185]" office:value-type="float" office:value="29086">
            <text:p>29,086</text:p>
          </table:table-cell>
          <table:table-cell table:style-name="ce8" table:formula="of:=[$'punishment yearly'.E185]" office:value-type="float" office:value="61.5932063535722">
            <text:p>62</text:p>
          </table:table-cell>
          <table:table-cell table:style-name="ce8" table:formula="of:=[.$C148]*[$'punishment yearly'.I185]" office:value-type="float" office:value="1.68465928625456">
            <text:p>2</text:p>
          </table:table-cell>
          <table:table-cell table:style-name="ce8" table:formula="of:=[.$C148]*[$'punishment yearly'.J185]" office:value-type="float" office:value="0">
            <text:p>0</text:p>
          </table:table-cell>
          <table:table-cell table:style-name="ce8" table:formula="of:=[.$C148]*[$'punishment yearly'.K185]" office:value-type="float" office:value="59.9085470673176">
            <text:p>60</text:p>
          </table:table-cell>
          <table:table-cell table:number-columns-repeated="1018"/>
        </table:table-row>
        <table:table-row table:style-name="ro1">
          <table:table-cell table:style-name="ce3" table:formula="of:=[$'punishment yearly'.A186]" office:value-type="float" office:value="1892">
            <text:p>1892</text:p>
          </table:table-cell>
          <table:table-cell table:style-name="ce8" table:formula="of:=[$'punishment yearly'.C186]" office:value-type="float" office:value="29421">
            <text:p>29,421</text:p>
          </table:table-cell>
          <table:table-cell table:style-name="ce8" table:formula="of:=[$'punishment yearly'.E186]" office:value-type="float" office:value="61.683831276979">
            <text:p>62</text:p>
          </table:table-cell>
          <table:table-cell table:style-name="ce8" table:formula="of:=[.$C149]*[$'punishment yearly'.I186]" office:value-type="float" office:value="1.68247170388498">
            <text:p>2</text:p>
          </table:table-cell>
          <table:table-cell table:style-name="ce8" table:formula="of:=[.$C149]*[$'punishment yearly'.J186]" office:value-type="float" office:value="0">
            <text:p>0</text:p>
          </table:table-cell>
          <table:table-cell table:style-name="ce8" table:formula="of:=[.$C149]*[$'punishment yearly'.K186]" office:value-type="float" office:value="60.001359573094">
            <text:p>60</text:p>
          </table:table-cell>
          <table:table-cell table:number-columns-repeated="1018"/>
        </table:table-row>
        <table:table-row table:style-name="ro1">
          <table:table-cell table:style-name="ce3" table:formula="of:=[$'punishment yearly'.A187]" office:value-type="float" office:value="1893">
            <text:p>1893</text:p>
          </table:table-cell>
          <table:table-cell table:style-name="ce8" table:formula="of:=[$'punishment yearly'.C187]" office:value-type="float" office:value="29761">
            <text:p>29,761</text:p>
          </table:table-cell>
          <table:table-cell table:style-name="ce8" table:formula="of:=[$'punishment yearly'.E187]" office:value-type="float" office:value="62.941433419576">
            <text:p>63</text:p>
          </table:table-cell>
          <table:table-cell table:style-name="ce8" table:formula="of:=[.$C150]*[$'punishment yearly'.I187]" office:value-type="float" office:value="1.67669097140553">
            <text:p>2</text:p>
          </table:table-cell>
          <table:table-cell table:style-name="ce8" table:formula="of:=[.$C150]*[$'punishment yearly'.J187]" office:value-type="float" office:value="0">
            <text:p>0</text:p>
          </table:table-cell>
          <table:table-cell table:style-name="ce8" table:formula="of:=[.$C150]*[$'punishment yearly'.K187]" office:value-type="float" office:value="61.2647424481704">
            <text:p>61</text:p>
          </table:table-cell>
          <table:table-cell table:number-columns-repeated="1018"/>
        </table:table-row>
        <table:table-row table:style-name="ro1">
          <table:table-cell table:style-name="ce3" table:formula="of:=[$'punishment yearly'.A188]" office:value-type="float" office:value="1894">
            <text:p>1894</text:p>
          </table:table-cell>
          <table:table-cell table:style-name="ce8" table:formula="of:=[$'punishment yearly'.C188]" office:value-type="float" office:value="30104">
            <text:p>30,104</text:p>
          </table:table-cell>
          <table:table-cell table:style-name="ce8" table:formula="of:=[$'punishment yearly'.E188]" office:value-type="float" office:value="60.6530693595535">
            <text:p>61</text:p>
          </table:table-cell>
          <table:table-cell table:style-name="ce8" table:formula="of:=[.$C151]*[$'punishment yearly'.I188]" office:value-type="float" office:value="1.68416157321286">
            <text:p>2</text:p>
          </table:table-cell>
          <table:table-cell table:style-name="ce8" table:formula="of:=[.$C151]*[$'punishment yearly'.J188]" office:value-type="float" office:value="0">
            <text:p>0</text:p>
          </table:table-cell>
          <table:table-cell table:style-name="ce8" table:formula="of:=[.$C151]*[$'punishment yearly'.K188]" office:value-type="float" office:value="58.9689077863407">
            <text:p>59</text:p>
          </table:table-cell>
          <table:table-cell table:number-columns-repeated="1018"/>
        </table:table-row>
        <table:table-row table:style-name="ro1">
          <table:table-cell table:style-name="ce3" table:formula="of:=[$'punishment yearly'.A189]" office:value-type="float" office:value="1895">
            <text:p>1895</text:p>
          </table:table-cell>
          <table:table-cell table:style-name="ce8" table:formula="of:=[$'punishment yearly'.C189]" office:value-type="float" office:value="30451">
            <text:p>30,451</text:p>
          </table:table-cell>
          <table:table-cell table:style-name="ce8" table:formula="of:=[$'punishment yearly'.E189]" office:value-type="float" office:value="59.505434961085">
            <text:p>60</text:p>
          </table:table-cell>
          <table:table-cell table:style-name="ce8" table:formula="of:=[.$C152]*[$'punishment yearly'.I189]" office:value-type="float" office:value="1.6616859873239">
            <text:p>2</text:p>
          </table:table-cell>
          <table:table-cell table:style-name="ce8" table:formula="of:=[.$C152]*[$'punishment yearly'.J189]" office:value-type="float" office:value="0">
            <text:p>0</text:p>
          </table:table-cell>
          <table:table-cell table:style-name="ce8" table:formula="of:=[.$C152]*[$'punishment yearly'.K189]" office:value-type="float" office:value="57.8437489737611">
            <text:p>58</text:p>
          </table:table-cell>
          <table:table-cell table:number-columns-repeated="1018"/>
        </table:table-row>
        <table:table-row table:style-name="ro1">
          <table:table-cell table:style-name="ce3" table:formula="of:=[$'punishment yearly'.A190]" office:value-type="float" office:value="1896">
            <text:p>1896</text:p>
          </table:table-cell>
          <table:table-cell table:style-name="ce8" table:formula="of:=[$'punishment yearly'.C190]" office:value-type="float" office:value="30803">
            <text:p>30,803</text:p>
          </table:table-cell>
          <table:table-cell table:style-name="ce8" table:formula="of:=[$'punishment yearly'.E190]" office:value-type="float" office:value="57.0950881407655">
            <text:p>57</text:p>
          </table:table-cell>
          <table:table-cell table:style-name="ce8" table:formula="of:=[.$C153]*[$'punishment yearly'.I190]" office:value-type="float" office:value="1.65892932506574">
            <text:p>2</text:p>
          </table:table-cell>
          <table:table-cell table:style-name="ce8" table:formula="of:=[.$C153]*[$'punishment yearly'.J190]" office:value-type="float" office:value="0">
            <text:p>0</text:p>
          </table:table-cell>
          <table:table-cell table:style-name="ce8" table:formula="of:=[.$C153]*[$'punishment yearly'.K190]" office:value-type="float" office:value="55.4361588156998">
            <text:p>55</text:p>
          </table:table-cell>
          <table:table-cell table:number-columns-repeated="1018"/>
        </table:table-row>
        <table:table-row table:style-name="ro1">
          <table:table-cell table:style-name="ce3" table:formula="of:=[$'punishment yearly'.A191]" office:value-type="float" office:value="1897">
            <text:p>1897</text:p>
          </table:table-cell>
          <table:table-cell table:style-name="ce8" table:formula="of:=[$'punishment yearly'.C191]" office:value-type="float" office:value="31158">
            <text:p>31,158</text:p>
          </table:table-cell>
          <table:table-cell table:style-name="ce8" table:formula="of:=[$'punishment yearly'.E191]" office:value-type="float" office:value="56.3354515694204">
            <text:p>56</text:p>
          </table:table-cell>
          <table:table-cell table:style-name="ce8" table:formula="of:=[.$C154]*[$'punishment yearly'.I191]" office:value-type="float" office:value="1.61114320559728">
            <text:p>2</text:p>
          </table:table-cell>
          <table:table-cell table:style-name="ce8" table:formula="of:=[.$C154]*[$'punishment yearly'.J191]" office:value-type="float" office:value="0">
            <text:p>0</text:p>
          </table:table-cell>
          <table:table-cell table:style-name="ce8" table:formula="of:=[.$C154]*[$'punishment yearly'.K191]" office:value-type="float" office:value="54.7243083638231">
            <text:p>55</text:p>
          </table:table-cell>
          <table:table-cell table:number-columns-repeated="1018"/>
        </table:table-row>
        <table:table-row table:style-name="ro1">
          <table:table-cell table:style-name="ce3" table:formula="of:=[$'punishment yearly'.A192]" office:value-type="float" office:value="1898">
            <text:p>1898</text:p>
          </table:table-cell>
          <table:table-cell table:style-name="ce8" table:formula="of:=[$'punishment yearly'.C192]" office:value-type="float" office:value="31518">
            <text:p>31,518</text:p>
          </table:table-cell>
          <table:table-cell table:style-name="ce8" table:formula="of:=[$'punishment yearly'.E192]" office:value-type="float" office:value="57.674979376864">
            <text:p>58</text:p>
          </table:table-cell>
          <table:table-cell table:style-name="ce8" table:formula="of:=[.$C155]*[$'punishment yearly'.I192]" office:value-type="float" office:value="1.55783996446475">
            <text:p>2</text:p>
          </table:table-cell>
          <table:table-cell table:style-name="ce8" table:formula="of:=[.$C155]*[$'punishment yearly'.J192]" office:value-type="float" office:value="0">
            <text:p>0</text:p>
          </table:table-cell>
          <table:table-cell table:style-name="ce8" table:formula="of:=[.$C155]*[$'punishment yearly'.K192]" office:value-type="float" office:value="56.1171394123993">
            <text:p>56</text:p>
          </table:table-cell>
          <table:table-cell table:number-columns-repeated="1018"/>
        </table:table-row>
        <table:table-row table:style-name="ro1">
          <table:table-cell table:style-name="ce3" table:formula="of:=[$'punishment yearly'.A193]" office:value-type="float" office:value="1899">
            <text:p>1899</text:p>
          </table:table-cell>
          <table:table-cell table:style-name="ce8" table:formula="of:=[$'punishment yearly'.C193]" office:value-type="float" office:value="31881">
            <text:p>31,881</text:p>
          </table:table-cell>
          <table:table-cell table:style-name="ce8" table:formula="of:=[$'punishment yearly'.E193]" office:value-type="float" office:value="55.5095511433142">
            <text:p>56</text:p>
          </table:table-cell>
          <table:table-cell table:style-name="ce8" table:formula="of:=[.$C156]*[$'punishment yearly'.I193]" office:value-type="float" office:value="1.52755559737775">
            <text:p>2</text:p>
          </table:table-cell>
          <table:table-cell table:style-name="ce8" table:formula="of:=[.$C156]*[$'punishment yearly'.J193]" office:value-type="float" office:value="0">
            <text:p>0</text:p>
          </table:table-cell>
          <table:table-cell table:style-name="ce8" table:formula="of:=[.$C156]*[$'punishment yearly'.K193]" office:value-type="float" office:value="53.9819955459365">
            <text:p>54</text:p>
          </table:table-cell>
          <table:table-cell table:number-columns-repeated="1018"/>
        </table:table-row>
        <table:table-row table:style-name="ro1">
          <table:table-cell table:style-name="ce3" table:formula="of:=[$'punishment yearly'.A194]" office:value-type="float" office:value="1900">
            <text:p>1900</text:p>
          </table:table-cell>
          <table:table-cell table:style-name="ce8" table:formula="of:=[$'punishment yearly'.C194]" office:value-type="float" office:value="32249">
            <text:p>32,249</text:p>
          </table:table-cell>
          <table:table-cell table:style-name="ce8" table:formula="of:=[$'punishment yearly'.E194]" office:value-type="float" office:value="55.595522341778">
            <text:p>56</text:p>
          </table:table-cell>
          <table:table-cell table:style-name="ce8" table:formula="of:=[.$C157]*[$'punishment yearly'.I194]" office:value-type="float" office:value="1.53183044435486">
            <text:p>2</text:p>
          </table:table-cell>
          <table:table-cell table:style-name="ce8" table:formula="of:=[.$C157]*[$'punishment yearly'.J194]" office:value-type="float" office:value="0">
            <text:p>0</text:p>
          </table:table-cell>
          <table:table-cell table:style-name="ce8" table:formula="of:=[.$C157]*[$'punishment yearly'.K194]" office:value-type="float" office:value="54.0636918974232">
            <text:p>54</text:p>
          </table:table-cell>
          <table:table-cell table:number-columns-repeated="1018"/>
        </table:table-row>
        <table:table-row table:style-name="ro1">
          <table:table-cell table:style-name="ce3" table:formula="of:=[$'punishment yearly'.A195]" office:value-type="float" office:value="1901">
            <text:p>1901</text:p>
          </table:table-cell>
          <table:table-cell table:style-name="ce8" table:formula="of:=[$'punishment yearly'.C195]" office:value-type="float" office:value="32612">
            <text:p>32,612</text:p>
          </table:table-cell>
          <table:table-cell table:style-name="ce8" table:formula="of:=[$'punishment yearly'.E195]" office:value-type="float" office:value="59.7234146939777">
            <text:p>60</text:p>
          </table:table-cell>
          <table:table-cell table:style-name="ce8" table:formula="of:=[.$C158]*[$'punishment yearly'.I195]" office:value-type="float" office:value="1.52397890347111">
            <text:p>2</text:p>
          </table:table-cell>
          <table:table-cell table:style-name="ce8" table:formula="of:=[.$C158]*[$'punishment yearly'.J195]" office:value-type="float" office:value="0">
            <text:p>0</text:p>
          </table:table-cell>
          <table:table-cell table:style-name="ce8" table:formula="of:=[.$C158]*[$'punishment yearly'.K195]" office:value-type="float" office:value="58.1994357905066">
            <text:p>58</text:p>
          </table:table-cell>
          <table:table-cell table:number-columns-repeated="1018"/>
        </table:table-row>
        <table:table-row table:style-name="ro1">
          <table:table-cell table:style-name="ce3" table:formula="of:=[$'punishment yearly'.A196]" office:value-type="float" office:value="1902">
            <text:p>1902</text:p>
          </table:table-cell>
          <table:table-cell table:style-name="ce8" table:formula="of:=[$'punishment yearly'.C196]" office:value-type="float" office:value="32951">
            <text:p>32,951</text:p>
          </table:table-cell>
          <table:table-cell table:style-name="ce8" table:formula="of:=[$'punishment yearly'.E196]" office:value-type="float" office:value="60.5323055445965">
            <text:p>61</text:p>
          </table:table-cell>
          <table:table-cell table:style-name="ce8" table:formula="of:=[.$C159]*[$'punishment yearly'.I196]" office:value-type="float" office:value="1.54471791447908">
            <text:p>2</text:p>
          </table:table-cell>
          <table:table-cell table:style-name="ce8" table:formula="of:=[.$C159]*[$'punishment yearly'.J196]" office:value-type="float" office:value="0">
            <text:p>0</text:p>
          </table:table-cell>
          <table:table-cell table:style-name="ce8" table:formula="of:=[.$C159]*[$'punishment yearly'.K196]" office:value-type="float" office:value="58.9875876301175">
            <text:p>59</text:p>
          </table:table-cell>
          <table:table-cell table:number-columns-repeated="1018"/>
        </table:table-row>
        <table:table-row table:style-name="ro1">
          <table:table-cell table:style-name="ce3" table:formula="of:=[$'punishment yearly'.A197]" office:value-type="float" office:value="1903">
            <text:p>1903</text:p>
          </table:table-cell>
          <table:table-cell table:style-name="ce8" table:formula="of:=[$'punishment yearly'.C197]" office:value-type="float" office:value="33293">
            <text:p>33,293</text:p>
          </table:table-cell>
          <table:table-cell table:style-name="ce8" table:formula="of:=[$'punishment yearly'.E197]" office:value-type="float" office:value="64.0344817228847">
            <text:p>64</text:p>
          </table:table-cell>
          <table:table-cell table:style-name="ce8" table:formula="of:=[.$C160]*[$'punishment yearly'.I197]" office:value-type="float" office:value="1.57390442435347">
            <text:p>2</text:p>
          </table:table-cell>
          <table:table-cell table:style-name="ce8" table:formula="of:=[.$C160]*[$'punishment yearly'.J197]" office:value-type="float" office:value="0">
            <text:p>0</text:p>
          </table:table-cell>
          <table:table-cell table:style-name="ce8" table:formula="of:=[.$C160]*[$'punishment yearly'.K197]" office:value-type="float" office:value="62.4605772985312">
            <text:p>62</text:p>
          </table:table-cell>
          <table:table-cell table:number-columns-repeated="1018"/>
        </table:table-row>
        <table:table-row table:style-name="ro1">
          <table:table-cell table:style-name="ce3" table:formula="of:=[$'punishment yearly'.A198]" office:value-type="float" office:value="1904">
            <text:p>1904</text:p>
          </table:table-cell>
          <table:table-cell table:style-name="ce8" table:formula="of:=[$'punishment yearly'.C198]" office:value-type="float" office:value="33639">
            <text:p>33,639</text:p>
          </table:table-cell>
          <table:table-cell table:style-name="ce8" table:formula="of:=[$'punishment yearly'.E198]" office:value-type="float" office:value="65.2754243586314">
            <text:p>65</text:p>
          </table:table-cell>
          <table:table-cell table:style-name="ce8" table:formula="of:=[.$C161]*[$'punishment yearly'.I198]" office:value-type="float" office:value="1.57555218645025">
            <text:p>2</text:p>
          </table:table-cell>
          <table:table-cell table:style-name="ce8" table:formula="of:=[.$C161]*[$'punishment yearly'.J198]" office:value-type="float" office:value="0">
            <text:p>0</text:p>
          </table:table-cell>
          <table:table-cell table:style-name="ce8" table:formula="of:=[.$C161]*[$'punishment yearly'.K198]" office:value-type="float" office:value="63.6998721721811">
            <text:p>64</text:p>
          </table:table-cell>
          <table:table-cell table:number-columns-repeated="1018"/>
        </table:table-row>
        <table:table-row table:style-name="ro1">
          <table:table-cell table:style-name="ce3" table:formula="of:=[$'punishment yearly'.A199]" office:value-type="float" office:value="1905">
            <text:p>1905</text:p>
          </table:table-cell>
          <table:table-cell table:style-name="ce8" table:formula="of:=[$'punishment yearly'.C199]" office:value-type="float" office:value="33989">
            <text:p>33,989</text:p>
          </table:table-cell>
          <table:table-cell table:style-name="ce8" table:formula="of:=[$'punishment yearly'.E199]" office:value-type="float" office:value="64.9210038541881">
            <text:p>65</text:p>
          </table:table-cell>
          <table:table-cell table:style-name="ce8" table:formula="of:=[.$C162]*[$'punishment yearly'.I199]" office:value-type="float" office:value="1.59169142958016">
            <text:p>2</text:p>
          </table:table-cell>
          <table:table-cell table:style-name="ce8" table:formula="of:=[.$C162]*[$'punishment yearly'.J199]" office:value-type="float" office:value="0">
            <text:p>0</text:p>
          </table:table-cell>
          <table:table-cell table:style-name="ce8" table:formula="of:=[.$C162]*[$'punishment yearly'.K199]" office:value-type="float" office:value="63.329312424608">
            <text:p>63</text:p>
          </table:table-cell>
          <table:table-cell table:number-columns-repeated="1018"/>
        </table:table-row>
        <table:table-row table:style-name="ro1">
          <table:table-cell table:style-name="ce3" table:formula="of:=[$'punishment yearly'.A200]" office:value-type="float" office:value="1906">
            <text:p>1906</text:p>
          </table:table-cell>
          <table:table-cell table:style-name="ce8" table:formula="of:=[$'punishment yearly'.C200]" office:value-type="float" office:value="34342">
            <text:p>34,342</text:p>
          </table:table-cell>
          <table:table-cell table:style-name="ce8" table:formula="of:=[$'punishment yearly'.E200]" office:value-type="float" office:value="62.9520703511735">
            <text:p>63</text:p>
          </table:table-cell>
          <table:table-cell table:style-name="ce8" table:formula="of:=[.$C163]*[$'punishment yearly'.I200]" office:value-type="float" office:value="1.58697804437715">
            <text:p>2</text:p>
          </table:table-cell>
          <table:table-cell table:style-name="ce8" table:formula="of:=[.$C163]*[$'punishment yearly'.J200]" office:value-type="float" office:value="0">
            <text:p>0</text:p>
          </table:table-cell>
          <table:table-cell table:style-name="ce8" table:formula="of:=[.$C163]*[$'punishment yearly'.K200]" office:value-type="float" office:value="61.3650923067963">
            <text:p>61</text:p>
          </table:table-cell>
          <table:table-cell table:number-columns-repeated="1018"/>
        </table:table-row>
        <table:table-row table:style-name="ro1">
          <table:table-cell table:style-name="ce3" table:formula="of:=[$'punishment yearly'.A201]" office:value-type="float" office:value="1907">
            <text:p>1907</text:p>
          </table:table-cell>
          <table:table-cell table:style-name="ce8" table:formula="of:=[$'punishment yearly'.C201]" office:value-type="float" office:value="34699">
            <text:p>34,699</text:p>
          </table:table-cell>
          <table:table-cell table:style-name="ce8" table:formula="of:=[$'punishment yearly'.E201]" office:value-type="float" office:value="61.8634542782213">
            <text:p>62</text:p>
          </table:table-cell>
          <table:table-cell table:style-name="ce8" table:formula="of:=[.$C164]*[$'punishment yearly'.I201]" office:value-type="float" office:value="1.55624081385631">
            <text:p>2</text:p>
          </table:table-cell>
          <table:table-cell table:style-name="ce8" table:formula="of:=[.$C164]*[$'punishment yearly'.J201]" office:value-type="float" office:value="0">
            <text:p>0</text:p>
          </table:table-cell>
          <table:table-cell table:style-name="ce8" table:formula="of:=[.$C164]*[$'punishment yearly'.K201]" office:value-type="float" office:value="60.307213464365">
            <text:p>60</text:p>
          </table:table-cell>
          <table:table-cell table:number-columns-repeated="1018"/>
        </table:table-row>
        <table:table-row table:style-name="ro1">
          <table:table-cell table:style-name="ce3" table:formula="of:=[$'punishment yearly'.A202]" office:value-type="float" office:value="1908">
            <text:p>1908</text:p>
          </table:table-cell>
          <table:table-cell table:style-name="ce8" table:formula="of:=[$'punishment yearly'.C202]" office:value-type="float" office:value="35059">
            <text:p>35,059</text:p>
          </table:table-cell>
          <table:table-cell table:style-name="ce8" table:formula="of:=[$'punishment yearly'.E202]" office:value-type="float" office:value="64.7109158846516">
            <text:p>65</text:p>
          </table:table-cell>
          <table:table-cell table:style-name="ce8" table:formula="of:=[.$C165]*[$'punishment yearly'.I202]" office:value-type="float" office:value="1.54311303802162">
            <text:p>2</text:p>
          </table:table-cell>
          <table:table-cell table:style-name="ce8" table:formula="of:=[.$C165]*[$'punishment yearly'.J202]" office:value-type="float" office:value="0">
            <text:p>0</text:p>
          </table:table-cell>
          <table:table-cell table:style-name="ce8" table:formula="of:=[.$C165]*[$'punishment yearly'.K202]" office:value-type="float" office:value="63.16780284663">
            <text:p>63</text:p>
          </table:table-cell>
          <table:table-cell table:number-columns-repeated="1018"/>
        </table:table-row>
        <table:table-row table:style-name="ro1">
          <table:table-cell table:style-name="ce3" table:formula="of:=[$'punishment yearly'.A203]" office:value-type="float" office:value="1909">
            <text:p>1909</text:p>
          </table:table-cell>
          <table:table-cell table:style-name="ce8" table:formula="of:=[$'punishment yearly'.C203]" office:value-type="float" office:value="35424">
            <text:p>35,424</text:p>
          </table:table-cell>
          <table:table-cell table:style-name="ce8" table:formula="of:=[$'punishment yearly'.E203]" office:value-type="float" office:value="63.6912827461608">
            <text:p>64</text:p>
          </table:table-cell>
          <table:table-cell table:style-name="ce8" table:formula="of:=[.$C166]*[$'punishment yearly'.I203]" office:value-type="float" office:value="1.5356820234869">
            <text:p>2</text:p>
          </table:table-cell>
          <table:table-cell table:style-name="ce8" table:formula="of:=[.$C166]*[$'punishment yearly'.J203]" office:value-type="float" office:value="0">
            <text:p>0</text:p>
          </table:table-cell>
          <table:table-cell table:style-name="ce8" table:formula="of:=[.$C166]*[$'punishment yearly'.K203]" office:value-type="float" office:value="62.1556007226739">
            <text:p>62</text:p>
          </table:table-cell>
          <table:table-cell table:number-columns-repeated="1018"/>
        </table:table-row>
        <table:table-row table:style-name="ro1">
          <table:table-cell table:style-name="ce3" table:formula="of:=[$'punishment yearly'.A204]" office:value-type="float" office:value="1910">
            <text:p>1910</text:p>
          </table:table-cell>
          <table:table-cell table:style-name="ce8" table:formula="of:=[$'punishment yearly'.C204]" office:value-type="float" office:value="35792">
            <text:p>35,792</text:p>
          </table:table-cell>
          <table:table-cell table:style-name="ce8" table:formula="of:=[$'punishment yearly'.E204]" office:value-type="float" office:value="59.9184175234689">
            <text:p>60</text:p>
          </table:table-cell>
          <table:table-cell table:style-name="ce8" table:formula="of:=[.$C167]*[$'punishment yearly'.I204]" office:value-type="float" office:value="1.51430487259723">
            <text:p>2</text:p>
          </table:table-cell>
          <table:table-cell table:style-name="ce8" table:formula="of:=[.$C167]*[$'punishment yearly'.J204]" office:value-type="float" office:value="0">
            <text:p>0</text:p>
          </table:table-cell>
          <table:table-cell table:style-name="ce8" table:formula="of:=[.$C167]*[$'punishment yearly'.K204]" office:value-type="float" office:value="58.4041126508717">
            <text:p>58</text:p>
          </table:table-cell>
          <table:table-cell table:number-columns-repeated="1018"/>
        </table:table-row>
        <table:table-row table:style-name="ro1">
          <table:table-cell table:style-name="ce3" table:formula="of:=[$'punishment yearly'.A205]" office:value-type="float" office:value="1911">
            <text:p>1911</text:p>
          </table:table-cell>
          <table:table-cell table:style-name="ce8" table:formula="of:=[$'punishment yearly'.C205]" office:value-type="float" office:value="36136">
            <text:p>36,136</text:p>
          </table:table-cell>
          <table:table-cell table:style-name="ce8" table:formula="of:=[$'punishment yearly'.E205]" office:value-type="float" office:value="56.2707549258357">
            <text:p>56</text:p>
          </table:table-cell>
          <table:table-cell table:style-name="ce8" table:formula="of:=[.$C168]*[$'punishment yearly'.I205]" office:value-type="float" office:value="1.48605268983839">
            <text:p>1</text:p>
          </table:table-cell>
          <table:table-cell table:style-name="ce8" table:formula="of:=[.$C168]*[$'punishment yearly'.J205]" office:value-type="float" office:value="0">
            <text:p>0</text:p>
          </table:table-cell>
          <table:table-cell table:style-name="ce8" table:formula="of:=[.$C168]*[$'punishment yearly'.K205]" office:value-type="float" office:value="54.7847022359973">
            <text:p>55</text:p>
          </table:table-cell>
          <table:table-cell table:number-columns-repeated="1018"/>
        </table:table-row>
        <table:table-row table:style-name="ro1">
          <table:table-cell table:style-name="ce3" table:formula="of:=[$'punishment yearly'.A206]" office:value-type="float" office:value="1912">
            <text:p>1912</text:p>
          </table:table-cell>
          <table:table-cell table:style-name="ce8" table:formula="of:=[$'punishment yearly'.C206]" office:value-type="float" office:value="36327">
            <text:p>36,327</text:p>
          </table:table-cell>
          <table:table-cell table:style-name="ce8" table:formula="of:=[$'punishment yearly'.E206]" office:value-type="float" office:value="54.9618740881438">
            <text:p>55</text:p>
          </table:table-cell>
          <table:table-cell table:style-name="ce8" table:formula="of:=[.$C169]*[$'punishment yearly'.I206]" office:value-type="float" office:value="1.44245327167121">
            <text:p>1</text:p>
          </table:table-cell>
          <table:table-cell table:style-name="ce8" table:formula="of:=[.$C169]*[$'punishment yearly'.J206]" office:value-type="float" office:value="0">
            <text:p>0</text:p>
          </table:table-cell>
          <table:table-cell table:style-name="ce8" table:formula="of:=[.$C169]*[$'punishment yearly'.K206]" office:value-type="float" office:value="53.5194208164726">
            <text:p>54</text:p>
          </table:table-cell>
          <table:table-cell table:number-columns-repeated="1018"/>
        </table:table-row>
        <table:table-row table:style-name="ro1">
          <table:table-cell table:style-name="ce3" table:formula="of:=[$'punishment yearly'.A207]" office:value-type="float" office:value="1913">
            <text:p>1913</text:p>
          </table:table-cell>
          <table:table-cell table:style-name="ce8" table:formula="of:=[$'punishment yearly'.C207]" office:value-type="float" office:value="36574">
            <text:p>36,574</text:p>
          </table:table-cell>
          <table:table-cell table:style-name="ce8" table:formula="of:=[$'punishment yearly'.E207]" office:value-type="float" office:value="51.301470990321">
            <text:p>51</text:p>
          </table:table-cell>
          <table:table-cell table:style-name="ce8" table:formula="of:=[.$C170]*[$'punishment yearly'.I207]" office:value-type="float" office:value="1.44091431071253">
            <text:p>1</text:p>
          </table:table-cell>
          <table:table-cell table:style-name="ce8" table:formula="of:=[.$C170]*[$'punishment yearly'.J207]" office:value-type="float" office:value="0">
            <text:p>0</text:p>
          </table:table-cell>
          <table:table-cell table:style-name="ce8" table:formula="of:=[.$C170]*[$'punishment yearly'.K207]" office:value-type="float" office:value="49.8605566796085">
            <text:p>50</text:p>
          </table:table-cell>
          <table:table-cell table:number-columns-repeated="1018"/>
        </table:table-row>
        <table:table-row table:style-name="ro1">
          <table:table-cell table:style-name="ce3" table:formula="of:=[$'punishment yearly'.A208]" office:value-type="float" office:value="1914">
            <text:p>1914</text:p>
          </table:table-cell>
          <table:table-cell table:style-name="ce8" table:formula="of:=[$'punishment yearly'.C208]" office:value-type="float" office:value="36967">
            <text:p>36,967</text:p>
          </table:table-cell>
          <table:table-cell table:style-name="ce8" table:formula="of:=[$'punishment yearly'.E208]" office:value-type="float" office:value="44.1853545053697">
            <text:p>44</text:p>
          </table:table-cell>
          <table:table-cell table:style-name="ce8" table:formula="of:=[.$C171]*[$'punishment yearly'.I208]" office:value-type="float" office:value="1.42289068628777">
            <text:p>1</text:p>
          </table:table-cell>
          <table:table-cell table:style-name="ce8" table:formula="of:=[.$C171]*[$'punishment yearly'.J208]" office:value-type="float" office:value="0">
            <text:p>0</text:p>
          </table:table-cell>
          <table:table-cell table:style-name="ce8" table:formula="of:=[.$C171]*[$'punishment yearly'.K208]" office:value-type="float" office:value="42.7624638190819">
            <text:p>43</text:p>
          </table:table-cell>
          <table:table-cell table:number-columns-repeated="1018"/>
        </table:table-row>
        <table:table-row table:style-name="ro1">
          <table:table-cell table:style-name="ce3" table:formula="of:=[$'punishment yearly'.A209]" office:value-type="float" office:value="1915">
            <text:p>1915</text:p>
          </table:table-cell>
          <table:table-cell table:style-name="ce8" table:formula="of:=[$'punishment yearly'.C209]" office:value-type="float" office:value="35284">
            <text:p>35,284</text:p>
          </table:table-cell>
          <table:table-cell table:style-name="ce8" table:formula="of:=[$'punishment yearly'.E209]" office:value-type="float" office:value="33.5364471148396">
            <text:p>34</text:p>
          </table:table-cell>
          <table:table-cell table:style-name="ce8" table:formula="of:=[.$C172]*[$'punishment yearly'.I209]" office:value-type="float" office:value="1.47942410157579">
            <text:p>1</text:p>
          </table:table-cell>
          <table:table-cell table:style-name="ce8" table:formula="of:=[.$C172]*[$'punishment yearly'.J209]" office:value-type="float" office:value="0">
            <text:p>0</text:p>
          </table:table-cell>
          <table:table-cell table:style-name="ce8" table:formula="of:=[.$C172]*[$'punishment yearly'.K209]" office:value-type="float" office:value="32.0570230132638">
            <text:p>32</text:p>
          </table:table-cell>
          <table:table-cell table:number-columns-repeated="1018"/>
        </table:table-row>
        <table:table-row table:style-name="ro1">
          <table:table-cell table:style-name="ce3" table:formula="of:=[$'punishment yearly'.A210]" office:value-type="float" office:value="1916">
            <text:p>1916</text:p>
          </table:table-cell>
          <table:table-cell table:style-name="ce8" table:formula="of:=[$'punishment yearly'.C210]" office:value-type="float" office:value="34642">
            <text:p>34,642</text:p>
          </table:table-cell>
          <table:table-cell table:style-name="ce8" table:formula="of:=[$'punishment yearly'.E210]" office:value-type="float" office:value="30.5323018301484">
            <text:p>31</text:p>
          </table:table-cell>
          <table:table-cell table:style-name="ce8" table:formula="of:=[.$C173]*[$'punishment yearly'.I210]" office:value-type="float" office:value="1.49818139830264">
            <text:p>1</text:p>
          </table:table-cell>
          <table:table-cell table:style-name="ce8" table:formula="of:=[.$C173]*[$'punishment yearly'.J210]" office:value-type="float" office:value="0">
            <text:p>0</text:p>
          </table:table-cell>
          <table:table-cell table:style-name="ce8" table:formula="of:=[.$C173]*[$'punishment yearly'.K210]" office:value-type="float" office:value="29.0341204318457">
            <text:p>29</text:p>
          </table:table-cell>
          <table:table-cell table:number-columns-repeated="1018"/>
        </table:table-row>
        <table:table-row table:style-name="ro1">
          <table:table-cell table:style-name="ce3" table:formula="of:=[$'punishment yearly'.A211]" office:value-type="float" office:value="1917">
            <text:p>1917</text:p>
          </table:table-cell>
          <table:table-cell table:style-name="ce8" table:formula="of:=[$'punishment yearly'.C211]" office:value-type="float" office:value="34197">
            <text:p>34,197</text:p>
          </table:table-cell>
          <table:table-cell table:style-name="ce8" table:formula="of:=[$'punishment yearly'.E211]" office:value-type="float" office:value="29.7569962277393">
            <text:p>30</text:p>
          </table:table-cell>
          <table:table-cell table:style-name="ce8" table:formula="of:=[.$C174]*[$'punishment yearly'.I211]" office:value-type="float" office:value="1.50890428984999">
            <text:p>2</text:p>
          </table:table-cell>
          <table:table-cell table:style-name="ce8" table:formula="of:=[.$C174]*[$'punishment yearly'.J211]" office:value-type="float" office:value="0">
            <text:p>0</text:p>
          </table:table-cell>
          <table:table-cell table:style-name="ce8" table:formula="of:=[.$C174]*[$'punishment yearly'.K211]" office:value-type="float" office:value="28.2480919378893">
            <text:p>28</text:p>
          </table:table-cell>
          <table:table-cell table:number-columns-repeated="1018"/>
        </table:table-row>
        <table:table-row table:style-name="ro1">
          <table:table-cell table:style-name="ce3" table:formula="of:=[$'punishment yearly'.A212]" office:value-type="float" office:value="1918">
            <text:p>1918</text:p>
          </table:table-cell>
          <table:table-cell table:style-name="ce8" table:formula="of:=[$'punishment yearly'.C212]" office:value-type="float" office:value="34024">
            <text:p>34,024</text:p>
          </table:table-cell>
          <table:table-cell table:style-name="ce8" table:formula="of:=[$'punishment yearly'.E212]" office:value-type="float" office:value="28.5357394780155">
            <text:p>29</text:p>
          </table:table-cell>
          <table:table-cell table:style-name="ce8" table:formula="of:=[.$C175]*[$'punishment yearly'.I212]" office:value-type="float" office:value="1.49894192334822">
            <text:p>1</text:p>
          </table:table-cell>
          <table:table-cell table:style-name="ce8" table:formula="of:=[.$C175]*[$'punishment yearly'.J212]" office:value-type="float" office:value="0">
            <text:p>0</text:p>
          </table:table-cell>
          <table:table-cell table:style-name="ce8" table:formula="of:=[.$C175]*[$'punishment yearly'.K212]" office:value-type="float" office:value="27.0367975546673">
            <text:p>27</text:p>
          </table:table-cell>
          <table:table-cell table:number-columns-repeated="1018"/>
        </table:table-row>
        <table:table-row table:style-name="ro1">
          <table:table-cell table:style-name="ce3" table:formula="of:=[$'punishment yearly'.A213]" office:value-type="float" office:value="1919">
            <text:p>1919</text:p>
          </table:table-cell>
          <table:table-cell table:style-name="ce8" table:formula="of:=[$'punishment yearly'.C213]" office:value-type="float" office:value="35427">
            <text:p>35,427</text:p>
          </table:table-cell>
          <table:table-cell table:style-name="ce8" table:formula="of:=[$'punishment yearly'.E213]" office:value-type="float" office:value="28.7605498630988">
            <text:p>29</text:p>
          </table:table-cell>
          <table:table-cell table:style-name="ce8" table:formula="of:=[.$C176]*[$'punishment yearly'.I213]" office:value-type="float" office:value="1.42828915798685">
            <text:p>1</text:p>
          </table:table-cell>
          <table:table-cell table:style-name="ce8" table:formula="of:=[.$C176]*[$'punishment yearly'.J213]" office:value-type="float" office:value="0">
            <text:p>0</text:p>
          </table:table-cell>
          <table:table-cell table:style-name="ce8" table:formula="of:=[.$C176]*[$'punishment yearly'.K213]" office:value-type="float" office:value="27.3322607051119">
            <text:p>27</text:p>
          </table:table-cell>
          <table:table-cell table:number-columns-repeated="1018"/>
        </table:table-row>
        <table:table-row table:style-name="ro1">
          <table:table-cell table:style-name="ce3" table:formula="of:=[$'punishment yearly'.A214]" office:value-type="float" office:value="1920">
            <text:p>1920</text:p>
          </table:table-cell>
          <table:table-cell table:style-name="ce8" table:formula="of:=[$'punishment yearly'.C214]" office:value-type="float" office:value="37247">
            <text:p>37,247</text:p>
          </table:table-cell>
          <table:table-cell table:style-name="ce8" table:formula="of:=[$'punishment yearly'.E214]" office:value-type="float" office:value="30.9125567159771">
            <text:p>31</text:p>
          </table:table-cell>
          <table:table-cell table:style-name="ce8" table:formula="of:=[.$C177]*[$'punishment yearly'.I214]" office:value-type="float" office:value="1.37997691089215">
            <text:p>1</text:p>
          </table:table-cell>
          <table:table-cell table:style-name="ce8" table:formula="of:=[.$C177]*[$'punishment yearly'.J214]" office:value-type="float" office:value="0">
            <text:p>0</text:p>
          </table:table-cell>
          <table:table-cell table:style-name="ce8" table:formula="of:=[.$C177]*[$'punishment yearly'.K214]" office:value-type="float" office:value="29.532579805085">
            <text:p>30</text:p>
          </table:table-cell>
          <table:table-cell table:number-columns-repeated="1018"/>
        </table:table-row>
        <table:table-row table:style-name="ro1">
          <table:table-cell table:style-name="ce3" table:formula="of:=[$'punishment yearly'.A215]" office:value-type="float" office:value="1921">
            <text:p>1921</text:p>
          </table:table-cell>
          <table:table-cell table:style-name="ce8" table:formula="of:=[$'punishment yearly'.C215]" office:value-type="float" office:value="37932">
            <text:p>37,932</text:p>
          </table:table-cell>
          <table:table-cell table:style-name="ce8" table:formula="of:=[$'punishment yearly'.E215]" office:value-type="float" office:value="33.4335126014974">
            <text:p>33</text:p>
          </table:table-cell>
          <table:table-cell table:style-name="ce8" table:formula="of:=[.$C178]*[$'punishment yearly'.I215]" office:value-type="float" office:value="1.32605715490878">
            <text:p>1</text:p>
          </table:table-cell>
          <table:table-cell table:style-name="ce8" table:formula="of:=[.$C178]*[$'punishment yearly'.J215]" office:value-type="float" office:value="0">
            <text:p>0</text:p>
          </table:table-cell>
          <table:table-cell table:style-name="ce8" table:formula="of:=[.$C178]*[$'punishment yearly'.K215]" office:value-type="float" office:value="32.1074554465886">
            <text:p>32</text:p>
          </table:table-cell>
          <table:table-cell table:number-columns-repeated="1018"/>
        </table:table-row>
        <table:table-row table:style-name="ro1">
          <table:table-cell table:style-name="ce3" table:formula="of:=[$'punishment yearly'.A216]" office:value-type="float" office:value="1922">
            <text:p>1922</text:p>
          </table:table-cell>
          <table:table-cell table:style-name="ce8" table:formula="of:=[$'punishment yearly'.C216]" office:value-type="float" office:value="38205">
            <text:p>38,205</text:p>
          </table:table-cell>
          <table:table-cell table:style-name="ce8" table:formula="of:=[$'punishment yearly'.E216]" office:value-type="float" office:value="32.1031278628452">
            <text:p>32</text:p>
          </table:table-cell>
          <table:table-cell table:style-name="ce8" table:formula="of:=[.$C179]*[$'punishment yearly'.I216]" office:value-type="float" office:value="1.30611176547572">
            <text:p>1</text:p>
          </table:table-cell>
          <table:table-cell table:style-name="ce8" table:formula="of:=[.$C179]*[$'punishment yearly'.J216]" office:value-type="float" office:value="0">
            <text:p>0</text:p>
          </table:table-cell>
          <table:table-cell table:style-name="ce8" table:formula="of:=[.$C179]*[$'punishment yearly'.K216]" office:value-type="float" office:value="30.7970160973695">
            <text:p>31</text:p>
          </table:table-cell>
          <table:table-cell table:number-columns-repeated="1018"/>
        </table:table-row>
        <table:table-row table:style-name="ro1">
          <table:table-cell table:style-name="ce3" table:formula="of:=[$'punishment yearly'.A217]" office:value-type="float" office:value="1923">
            <text:p>1923</text:p>
          </table:table-cell>
          <table:table-cell table:style-name="ce8" table:formula="of:=[$'punishment yearly'.C217]" office:value-type="float" office:value="38449">
            <text:p>38,449</text:p>
          </table:table-cell>
          <table:table-cell table:style-name="ce8" table:formula="of:=[$'punishment yearly'.E217]" office:value-type="float" office:value="30.2712684335093">
            <text:p>30</text:p>
          </table:table-cell>
          <table:table-cell table:style-name="ce8" table:formula="of:=[.$C180]*[$'punishment yearly'.I217]" office:value-type="float" office:value="1.27701630731619">
            <text:p>1</text:p>
          </table:table-cell>
          <table:table-cell table:style-name="ce8" table:formula="of:=[.$C180]*[$'punishment yearly'.J217]" office:value-type="float" office:value="0">
            <text:p>0</text:p>
          </table:table-cell>
          <table:table-cell table:style-name="ce8" table:formula="of:=[.$C180]*[$'punishment yearly'.K217]" office:value-type="float" office:value="28.9942521261931">
            <text:p>29</text:p>
          </table:table-cell>
          <table:table-cell table:number-columns-repeated="1018"/>
        </table:table-row>
        <table:table-row table:style-name="ro1">
          <table:table-cell table:style-name="ce3" table:formula="of:=[$'punishment yearly'.A218]" office:value-type="float" office:value="1924">
            <text:p>1924</text:p>
          </table:table-cell>
          <table:table-cell table:style-name="ce8" table:formula="of:=[$'punishment yearly'.C218]" office:value-type="float" office:value="38795">
            <text:p>38,795</text:p>
          </table:table-cell>
          <table:table-cell table:style-name="ce8" table:formula="of:=[$'punishment yearly'.E218]" office:value-type="float" office:value="28.9728057739399">
            <text:p>29</text:p>
          </table:table-cell>
          <table:table-cell table:style-name="ce8" table:formula="of:=[.$C181]*[$'punishment yearly'.I218]" office:value-type="float" office:value="1.26304936203119">
            <text:p>1</text:p>
          </table:table-cell>
          <table:table-cell table:style-name="ce8" table:formula="of:=[.$C181]*[$'punishment yearly'.J218]" office:value-type="float" office:value="0">
            <text:p>0</text:p>
          </table:table-cell>
          <table:table-cell table:style-name="ce8" table:formula="of:=[.$C181]*[$'punishment yearly'.K218]" office:value-type="float" office:value="27.7097564119087">
            <text:p>28</text:p>
          </table:table-cell>
          <table:table-cell table:number-columns-repeated="1018"/>
        </table:table-row>
        <table:table-row table:style-name="ro1">
          <table:table-cell table:style-name="ce3" table:formula="of:=[$'punishment yearly'.A219]" office:value-type="float" office:value="1925">
            <text:p>1925</text:p>
          </table:table-cell>
          <table:table-cell table:style-name="ce8" table:formula="of:=[$'punishment yearly'.C219]" office:value-type="float" office:value="38935">
            <text:p>38,935</text:p>
          </table:table-cell>
          <table:table-cell table:style-name="ce8" table:formula="of:=[$'punishment yearly'.E219]" office:value-type="float" office:value="28.2547836137152">
            <text:p>28</text:p>
          </table:table-cell>
          <table:table-cell table:style-name="ce8" table:formula="of:=[.$C182]*[$'punishment yearly'.I219]" office:value-type="float" office:value="1.26364453576474">
            <text:p>1</text:p>
          </table:table-cell>
          <table:table-cell table:style-name="ce8" table:formula="of:=[.$C182]*[$'punishment yearly'.J219]" office:value-type="float" office:value="0">
            <text:p>0</text:p>
          </table:table-cell>
          <table:table-cell table:style-name="ce8" table:formula="of:=[.$C182]*[$'punishment yearly'.K219]" office:value-type="float" office:value="26.9911390779504">
            <text:p>27</text:p>
          </table:table-cell>
          <table:table-cell table:number-columns-repeated="1018"/>
        </table:table-row>
        <table:table-row table:style-name="ro1">
          <table:table-cell table:style-name="ce3" table:formula="of:=[$'punishment yearly'.A220]" office:value-type="float" office:value="1926">
            <text:p>1926</text:p>
          </table:table-cell>
          <table:table-cell table:style-name="ce8" table:formula="of:=[$'punishment yearly'.C220]" office:value-type="float" office:value="39114">
            <text:p>39,114</text:p>
          </table:table-cell>
          <table:table-cell table:style-name="ce8" table:formula="of:=[$'punishment yearly'.E220]" office:value-type="float" office:value="29.0356394129979">
            <text:p>29</text:p>
          </table:table-cell>
          <table:table-cell table:style-name="ce8" table:formula="of:=[.$C183]*[$'punishment yearly'.I220]" office:value-type="float" office:value="1.27064478191952">
            <text:p>1</text:p>
          </table:table-cell>
          <table:table-cell table:style-name="ce8" table:formula="of:=[.$C183]*[$'punishment yearly'.J220]" office:value-type="float" office:value="0">
            <text:p>0</text:p>
          </table:table-cell>
          <table:table-cell table:style-name="ce8" table:formula="of:=[.$C183]*[$'punishment yearly'.K220]" office:value-type="float" office:value="27.7649946310784">
            <text:p>28</text:p>
          </table:table-cell>
          <table:table-cell table:number-columns-repeated="1018"/>
        </table:table-row>
        <table:table-row table:style-name="ro1">
          <table:table-cell table:style-name="ce3" table:formula="of:=[$'punishment yearly'.A221]" office:value-type="float" office:value="1927">
            <text:p>1927</text:p>
          </table:table-cell>
          <table:table-cell table:style-name="ce8" table:formula="of:=[$'punishment yearly'.C221]" office:value-type="float" office:value="39286">
            <text:p>39,286</text:p>
          </table:table-cell>
          <table:table-cell table:style-name="ce8" table:formula="of:=[$'punishment yearly'.E221]" office:value-type="float" office:value="29.6950567632235">
            <text:p>30</text:p>
          </table:table-cell>
          <table:table-cell table:style-name="ce8" table:formula="of:=[.$C184]*[$'punishment yearly'.I221]" office:value-type="float" office:value="1.23962734816474">
            <text:p>1</text:p>
          </table:table-cell>
          <table:table-cell table:style-name="ce8" table:formula="of:=[.$C184]*[$'punishment yearly'.J221]" office:value-type="float" office:value="0">
            <text:p>0</text:p>
          </table:table-cell>
          <table:table-cell table:style-name="ce8" table:formula="of:=[.$C184]*[$'punishment yearly'.K221]" office:value-type="float" office:value="28.4554294150588">
            <text:p>28</text:p>
          </table:table-cell>
          <table:table-cell table:number-columns-repeated="1018"/>
        </table:table-row>
        <table:table-row table:style-name="ro1">
          <table:table-cell table:style-name="ce3" table:formula="of:=[$'punishment yearly'.A222]" office:value-type="float" office:value="1928">
            <text:p>1928</text:p>
          </table:table-cell>
          <table:table-cell table:style-name="ce8" table:formula="of:=[$'punishment yearly'.C222]" office:value-type="float" office:value="39483">
            <text:p>39,483</text:p>
          </table:table-cell>
          <table:table-cell table:style-name="ce8" table:formula="of:=[$'punishment yearly'.E222]" office:value-type="float" office:value="29.3847985208824">
            <text:p>29</text:p>
          </table:table-cell>
          <table:table-cell table:style-name="ce8" table:formula="of:=[.$C185]*[$'punishment yearly'.I222]" office:value-type="float" office:value="1.24863865461085">
            <text:p>1</text:p>
          </table:table-cell>
          <table:table-cell table:style-name="ce8" table:formula="of:=[.$C185]*[$'punishment yearly'.J222]" office:value-type="float" office:value="0">
            <text:p>0</text:p>
          </table:table-cell>
          <table:table-cell table:style-name="ce8" table:formula="of:=[.$C185]*[$'punishment yearly'.K222]" office:value-type="float" office:value="28.1361598662716">
            <text:p>28</text:p>
          </table:table-cell>
          <table:table-cell table:number-columns-repeated="1018"/>
        </table:table-row>
        <table:table-row table:style-name="ro1">
          <table:table-cell table:style-name="ce3" table:formula="of:=[$'punishment yearly'.A223]" office:value-type="float" office:value="1929">
            <text:p>1929</text:p>
          </table:table-cell>
          <table:table-cell table:style-name="ce8" table:formula="of:=[$'punishment yearly'.C223]" office:value-type="float" office:value="39600">
            <text:p>39,600</text:p>
          </table:table-cell>
          <table:table-cell table:style-name="ce8" table:formula="of:=[$'punishment yearly'.E223]" office:value-type="float" office:value="28.6489898989899">
            <text:p>29</text:p>
          </table:table-cell>
          <table:table-cell table:style-name="ce8" table:formula="of:=[.$C186]*[$'punishment yearly'.I223]" office:value-type="float" office:value="1.22222222222222">
            <text:p>1</text:p>
          </table:table-cell>
          <table:table-cell table:style-name="ce8" table:formula="of:=[.$C186]*[$'punishment yearly'.J223]" office:value-type="float" office:value="0">
            <text:p>0</text:p>
          </table:table-cell>
          <table:table-cell table:style-name="ce8" table:formula="of:=[.$C186]*[$'punishment yearly'.K223]" office:value-type="float" office:value="27.4267676767677">
            <text:p>27</text:p>
          </table:table-cell>
          <table:table-cell table:number-columns-repeated="1018"/>
        </table:table-row>
        <table:table-row table:style-name="ro1">
          <table:table-cell table:style-name="ce3" table:formula="of:=[$'punishment yearly'.A224]" office:value-type="float" office:value="1930">
            <text:p>1930</text:p>
          </table:table-cell>
          <table:table-cell table:style-name="ce8" table:formula="of:=[$'punishment yearly'.C224]" office:value-type="float" office:value="39801">
            <text:p>39,801</text:p>
          </table:table-cell>
          <table:table-cell table:style-name="ce8" table:formula="of:=[$'punishment yearly'.E224]" office:value-type="float" office:value="29.7027712871536">
            <text:p>30</text:p>
          </table:table-cell>
          <table:table-cell table:style-name="ce8" table:formula="of:=[.$C187]*[$'punishment yearly'.I224]" office:value-type="float" office:value="1.19594985050627">
            <text:p>1</text:p>
          </table:table-cell>
          <table:table-cell table:style-name="ce8" table:formula="of:=[.$C187]*[$'punishment yearly'.J224]" office:value-type="float" office:value="0">
            <text:p>0</text:p>
          </table:table-cell>
          <table:table-cell table:style-name="ce8" table:formula="of:=[.$C187]*[$'punishment yearly'.K224]" office:value-type="float" office:value="28.5068214366473">
            <text:p>29</text:p>
          </table:table-cell>
          <table:table-cell table:number-columns-repeated="1018"/>
        </table:table-row>
        <table:table-row table:style-name="ro1">
          <table:table-cell table:style-name="ce3" table:formula="of:=[$'punishment yearly'.A225]" office:value-type="float" office:value="1931">
            <text:p>1931</text:p>
          </table:table-cell>
          <table:table-cell table:style-name="ce8" table:formula="of:=[$'punishment yearly'.C225]" office:value-type="float" office:value="39988">
            <text:p>39,988</text:p>
          </table:table-cell>
          <table:table-cell table:style-name="ce8" table:formula="of:=[$'punishment yearly'.E225]" office:value-type="float" office:value="30.3641092327698">
            <text:p>30</text:p>
          </table:table-cell>
          <table:table-cell table:style-name="ce8" table:formula="of:=[.$C188]*[$'punishment yearly'.I225]" office:value-type="float" office:value="1.16534960488146">
            <text:p>1</text:p>
          </table:table-cell>
          <table:table-cell table:style-name="ce8" table:formula="of:=[.$C188]*[$'punishment yearly'.J225]" office:value-type="float" office:value="0">
            <text:p>0</text:p>
          </table:table-cell>
          <table:table-cell table:style-name="ce8" table:formula="of:=[.$C188]*[$'punishment yearly'.K225]" office:value-type="float" office:value="29.1987596278884">
            <text:p>29</text:p>
          </table:table-cell>
          <table:table-cell table:number-columns-repeated="1018"/>
        </table:table-row>
        <table:table-row table:style-name="ro1">
          <table:table-cell table:style-name="ce3" table:formula="of:=[$'punishment yearly'.A226]" office:value-type="float" office:value="1932">
            <text:p>1932</text:p>
          </table:table-cell>
          <table:table-cell table:style-name="ce8" table:formula="of:=[$'punishment yearly'.C226]" office:value-type="float" office:value="40201">
            <text:p>40,201</text:p>
          </table:table-cell>
          <table:table-cell table:style-name="ce8" table:formula="of:=[$'punishment yearly'.E226]" office:value-type="float" office:value="33.014104126763">
            <text:p>33</text:p>
          </table:table-cell>
          <table:table-cell table:style-name="ce8" table:formula="of:=[.$C189]*[$'punishment yearly'.I226]" office:value-type="float" office:value="1.16663764582971">
            <text:p>1</text:p>
          </table:table-cell>
          <table:table-cell table:style-name="ce8" table:formula="of:=[.$C189]*[$'punishment yearly'.J226]" office:value-type="float" office:value="0">
            <text:p>0</text:p>
          </table:table-cell>
          <table:table-cell table:style-name="ce8" table:formula="of:=[.$C189]*[$'punishment yearly'.K226]" office:value-type="float" office:value="31.8474664809333">
            <text:p>32</text:p>
          </table:table-cell>
          <table:table-cell table:number-columns-repeated="1018"/>
        </table:table-row>
        <table:table-row table:style-name="ro1">
          <table:table-cell table:style-name="ce3" table:formula="of:=[$'punishment yearly'.A227]" office:value-type="float" office:value="1933">
            <text:p>1933</text:p>
          </table:table-cell>
          <table:table-cell table:style-name="ce8" table:formula="of:=[$'punishment yearly'.C227]" office:value-type="float" office:value="40350">
            <text:p>40,350</text:p>
          </table:table-cell>
          <table:table-cell table:style-name="ce8" table:formula="of:=[$'punishment yearly'.E227]" office:value-type="float" office:value="33.3407682775712">
            <text:p>33</text:p>
          </table:table-cell>
          <table:table-cell table:style-name="ce8" table:formula="of:=[.$C190]*[$'punishment yearly'.I227]" office:value-type="float" office:value="1.15737298636927">
            <text:p>1</text:p>
          </table:table-cell>
          <table:table-cell table:style-name="ce8" table:formula="of:=[.$C190]*[$'punishment yearly'.J227]" office:value-type="float" office:value="0">
            <text:p>0</text:p>
          </table:table-cell>
          <table:table-cell table:style-name="ce8" table:formula="of:=[.$C190]*[$'punishment yearly'.K227]" office:value-type="float" office:value="32.183395291202">
            <text:p>32</text:p>
          </table:table-cell>
          <table:table-cell table:number-columns-repeated="1018"/>
        </table:table-row>
        <table:table-row table:style-name="ro1">
          <table:table-cell table:style-name="ce3" table:formula="of:=[$'punishment yearly'.A228]" office:value-type="float" office:value="1934">
            <text:p>1934</text:p>
          </table:table-cell>
          <table:table-cell table:style-name="ce8" table:formula="of:=[$'punishment yearly'.C228]" office:value-type="float" office:value="40467">
            <text:p>40,467</text:p>
          </table:table-cell>
          <table:table-cell table:style-name="ce8" table:formula="of:=[$'punishment yearly'.E228]" office:value-type="float" office:value="31.3811253614056">
            <text:p>31</text:p>
          </table:table-cell>
          <table:table-cell table:style-name="ce8" table:formula="of:=[.$C191]*[$'punishment yearly'.I228]" office:value-type="float" office:value="1.13919984184644">
            <text:p>1</text:p>
          </table:table-cell>
          <table:table-cell table:style-name="ce8" table:formula="of:=[.$C191]*[$'punishment yearly'.J228]" office:value-type="float" office:value="0">
            <text:p>0</text:p>
          </table:table-cell>
          <table:table-cell table:style-name="ce8" table:formula="of:=[.$C191]*[$'punishment yearly'.K228]" office:value-type="float" office:value="30.2419255195591">
            <text:p>30</text:p>
          </table:table-cell>
          <table:table-cell table:number-columns-repeated="1018"/>
        </table:table-row>
        <table:table-row table:style-name="ro1">
          <table:table-cell table:style-name="ce3" table:formula="of:=[$'punishment yearly'.A229]" office:value-type="float" office:value="1935">
            <text:p>1935</text:p>
          </table:table-cell>
          <table:table-cell table:style-name="ce8" table:formula="of:=[$'punishment yearly'.C229]" office:value-type="float" office:value="40645">
            <text:p>40,645</text:p>
          </table:table-cell>
          <table:table-cell table:style-name="ce8" table:formula="of:=[$'punishment yearly'.E229]" office:value-type="float" office:value="28.9457497847214">
            <text:p>29</text:p>
          </table:table-cell>
          <table:table-cell table:style-name="ce8" table:formula="of:=[.$C192]*[$'punishment yearly'.I229]" office:value-type="float" office:value="1.12929019559601">
            <text:p>1</text:p>
          </table:table-cell>
          <table:table-cell table:style-name="ce8" table:formula="of:=[.$C192]*[$'punishment yearly'.J229]" office:value-type="float" office:value="0">
            <text:p>0</text:p>
          </table:table-cell>
          <table:table-cell table:style-name="ce8" table:formula="of:=[.$C192]*[$'punishment yearly'.K229]" office:value-type="float" office:value="27.8164595891254">
            <text:p>28</text:p>
          </table:table-cell>
          <table:table-cell table:number-columns-repeated="1018"/>
        </table:table-row>
        <table:table-row table:style-name="ro1">
          <table:table-cell table:style-name="ce3" table:formula="of:=[$'punishment yearly'.A230]" office:value-type="float" office:value="1936">
            <text:p>1936</text:p>
          </table:table-cell>
          <table:table-cell table:style-name="ce8" table:formula="of:=[$'punishment yearly'.C230]" office:value-type="float" office:value="40839">
            <text:p>40,839</text:p>
          </table:table-cell>
          <table:table-cell table:style-name="ce8" table:formula="of:=[$'punishment yearly'.E230]" office:value-type="float" office:value="27.0917505325791">
            <text:p>27</text:p>
          </table:table-cell>
          <table:table-cell table:style-name="ce8" table:formula="of:=[.$C193]*[$'punishment yearly'.I230]" office:value-type="float" office:value="1.10433654105145">
            <text:p>1</text:p>
          </table:table-cell>
          <table:table-cell table:style-name="ce8" table:formula="of:=[.$C193]*[$'punishment yearly'.J230]" office:value-type="float" office:value="0">
            <text:p>0</text:p>
          </table:table-cell>
          <table:table-cell table:style-name="ce8" table:formula="of:=[.$C193]*[$'punishment yearly'.K230]" office:value-type="float" office:value="25.9874139915277">
            <text:p>26</text:p>
          </table:table-cell>
          <table:table-cell table:number-columns-repeated="1018"/>
        </table:table-row>
        <table:table-row table:style-name="ro1">
          <table:table-cell table:style-name="ce3" table:formula="of:=[$'punishment yearly'.A231]" office:value-type="float" office:value="1937">
            <text:p>1937</text:p>
          </table:table-cell>
          <table:table-cell table:style-name="ce8" table:formula="of:=[$'punishment yearly'.C231]" office:value-type="float" office:value="41031">
            <text:p>41,031</text:p>
          </table:table-cell>
          <table:table-cell table:style-name="ce8" table:formula="of:=[$'punishment yearly'.E231]" office:value-type="float" office:value="26.8089980746265">
            <text:p>27</text:p>
          </table:table-cell>
          <table:table-cell table:style-name="ce8" table:formula="of:=[.$C194]*[$'punishment yearly'.I231]" office:value-type="float" office:value="1.06748555969876">
            <text:p>1</text:p>
          </table:table-cell>
          <table:table-cell table:style-name="ce8" table:formula="of:=[.$C194]*[$'punishment yearly'.J231]" office:value-type="float" office:value="0">
            <text:p>0</text:p>
          </table:table-cell>
          <table:table-cell table:style-name="ce8" table:formula="of:=[.$C194]*[$'punishment yearly'.K231]" office:value-type="float" office:value="25.7415125149277">
            <text:p>26</text:p>
          </table:table-cell>
          <table:table-cell table:number-columns-repeated="1018"/>
        </table:table-row>
        <table:table-row table:style-name="ro1">
          <table:table-cell table:style-name="ce3" table:formula="of:=[$'punishment yearly'.A232]" office:value-type="float" office:value="1938">
            <text:p>1938</text:p>
          </table:table-cell>
          <table:table-cell table:style-name="ce8" table:formula="of:=[$'punishment yearly'.C232]" office:value-type="float" office:value="41215">
            <text:p>41,215</text:p>
          </table:table-cell>
          <table:table-cell table:style-name="ce8" table:formula="of:=[$'punishment yearly'.E232]" office:value-type="float" office:value="27.9145942011404">
            <text:p>28</text:p>
          </table:table-cell>
          <table:table-cell table:style-name="ce8" table:formula="of:=[.$C195]*[$'punishment yearly'.I232]" office:value-type="float" office:value="1.01662016256217">
            <text:p>1</text:p>
          </table:table-cell>
          <table:table-cell table:style-name="ce8" table:formula="of:=[.$C195]*[$'punishment yearly'.J232]" office:value-type="float" office:value="0">
            <text:p>0</text:p>
          </table:table-cell>
          <table:table-cell table:style-name="ce8" table:formula="of:=[.$C195]*[$'punishment yearly'.K232]" office:value-type="float" office:value="26.8979740385782">
            <text:p>27</text:p>
          </table:table-cell>
          <table:table-cell table:number-columns-repeated="1018"/>
        </table:table-row>
        <table:table-row table:style-name="ro1">
          <table:table-cell table:style-name="ce3" table:formula="of:=[$'punishment yearly'.A233]" office:value-type="float" office:value="1939">
            <text:p>1939</text:p>
          </table:table-cell>
          <table:table-cell table:style-name="ce8" table:formula="of:=[$'punishment yearly'.C233]" office:value-type="float" office:value="41460">
            <text:p>41,460</text:p>
          </table:table-cell>
          <table:table-cell table:style-name="ce8" table:formula="of:=[$'punishment yearly'.E233]" office:value-type="float" office:value="25.8948383984563">
            <text:p>26</text:p>
          </table:table-cell>
          <table:table-cell table:style-name="ce8" table:formula="of:=[.$C196]*[$'punishment yearly'.I233]" office:value-type="float" office:value="0.988904968644477">
            <text:p>1</text:p>
          </table:table-cell>
          <table:table-cell table:style-name="ce8" table:formula="of:=[.$C196]*[$'punishment yearly'.J233]" office:value-type="float" office:value="0">
            <text:p>0</text:p>
          </table:table-cell>
          <table:table-cell table:style-name="ce8" table:formula="of:=[.$C196]*[$'punishment yearly'.K233]" office:value-type="float" office:value="24.9059334298119">
            <text:p>25</text:p>
          </table:table-cell>
          <table:table-cell table:number-columns-repeated="1018"/>
        </table:table-row>
        <table:table-row table:style-name="ro1">
          <table:table-cell table:style-name="ce3" table:formula="of:=[$'punishment yearly'.A234]" office:value-type="float" office:value="1940">
            <text:p>1940</text:p>
          </table:table-cell>
          <table:table-cell table:style-name="ce8" table:formula="of:=[$'punishment yearly'.C234]" office:value-type="float" office:value="41862">
            <text:p>41,862</text:p>
          </table:table-cell>
          <table:table-cell table:style-name="ce8" table:formula="of:=[$'punishment yearly'.E234]" office:value-type="float" office:value="23.3672543117863">
            <text:p>23</text:p>
          </table:table-cell>
          <table:table-cell table:style-name="ce8" table:formula="of:=[.$C197]*[$'punishment yearly'.I234]" office:value-type="float" office:value="0.967464526300702">
            <text:p>1</text:p>
          </table:table-cell>
          <table:table-cell table:style-name="ce8" table:formula="of:=[.$C197]*[$'punishment yearly'.J234]" office:value-type="float" office:value="0">
            <text:p>0</text:p>
          </table:table-cell>
          <table:table-cell table:style-name="ce8" table:formula="of:=[.$C197]*[$'punishment yearly'.K234]" office:value-type="float" office:value="22.3997897854856">
            <text:p>22</text:p>
          </table:table-cell>
          <table:table-cell table:number-columns-repeated="1018"/>
        </table:table-row>
        <table:table-row table:style-name="ro1">
          <table:table-cell table:style-name="ce3" table:formula="of:=[$'punishment yearly'.A235]" office:value-type="float" office:value="1941">
            <text:p>1941</text:p>
          </table:table-cell>
          <table:table-cell table:style-name="ce8" table:formula="of:=[$'punishment yearly'.C235]" office:value-type="float" office:value="41748">
            <text:p>41,748</text:p>
          </table:table-cell>
          <table:table-cell table:style-name="ce8" table:formula="of:=[$'punishment yearly'.E235]" office:value-type="float" office:value="26.4515665421098">
            <text:p>26</text:p>
          </table:table-cell>
          <table:table-cell table:style-name="ce8" table:formula="of:=[.$C198]*[$'punishment yearly'.I235]" office:value-type="float" office:value="0.977292325380856">
            <text:p>1</text:p>
          </table:table-cell>
          <table:table-cell table:style-name="ce8" table:formula="of:=[.$C198]*[$'punishment yearly'.J235]" office:value-type="float" office:value="0">
            <text:p>0</text:p>
          </table:table-cell>
          <table:table-cell table:style-name="ce8" table:formula="of:=[.$C198]*[$'punishment yearly'.K235]" office:value-type="float" office:value="25.4742742167289">
            <text:p>25</text:p>
          </table:table-cell>
          <table:table-cell table:number-columns-repeated="1018"/>
        </table:table-row>
        <table:table-row table:style-name="ro1">
          <table:table-cell table:style-name="ce3" table:formula="of:=[$'punishment yearly'.A236]" office:value-type="float" office:value="1942">
            <text:p>1942</text:p>
          </table:table-cell>
          <table:table-cell table:style-name="ce8" table:formula="of:=[$'punishment yearly'.C236]" office:value-type="float" office:value="41897">
            <text:p>41,897</text:p>
          </table:table-cell>
          <table:table-cell table:style-name="ce8" table:formula="of:=[$'punishment yearly'.E236]" office:value-type="float" office:value="30.5821419194692">
            <text:p>31</text:p>
          </table:table-cell>
          <table:table-cell table:style-name="ce8" table:formula="of:=[.$C199]*[$'punishment yearly'.I236]" office:value-type="float" office:value="0.98575076974485">
            <text:p>1</text:p>
          </table:table-cell>
          <table:table-cell table:style-name="ce8" table:formula="of:=[.$C199]*[$'punishment yearly'.J236]" office:value-type="float" office:value="0">
            <text:p>0</text:p>
          </table:table-cell>
          <table:table-cell table:style-name="ce8" table:formula="of:=[.$C199]*[$'punishment yearly'.K236]" office:value-type="float" office:value="29.5963911497243">
            <text:p>30</text:p>
          </table:table-cell>
          <table:table-cell table:number-columns-repeated="1018"/>
        </table:table-row>
        <table:table-row table:style-name="ro1">
          <table:table-cell table:style-name="ce3" table:formula="of:=[$'punishment yearly'.A237]" office:value-type="float" office:value="1943">
            <text:p>1943</text:p>
          </table:table-cell>
          <table:table-cell table:style-name="ce8" table:formula="of:=[$'punishment yearly'.C237]" office:value-type="float" office:value="42259">
            <text:p>42,259</text:p>
          </table:table-cell>
          <table:table-cell table:style-name="ce8" table:formula="of:=[$'punishment yearly'.E237]" office:value-type="float" office:value="31.2501478974893">
            <text:p>31</text:p>
          </table:table-cell>
          <table:table-cell table:style-name="ce8" table:formula="of:=[.$C200]*[$'punishment yearly'.I237]" office:value-type="float" office:value="0.984405688729028">
            <text:p>1</text:p>
          </table:table-cell>
          <table:table-cell table:style-name="ce8" table:formula="of:=[.$C200]*[$'punishment yearly'.J237]" office:value-type="float" office:value="0">
            <text:p>0</text:p>
          </table:table-cell>
          <table:table-cell table:style-name="ce8" table:formula="of:=[.$C200]*[$'punishment yearly'.K237]" office:value-type="float" office:value="30.2657422087603">
            <text:p>30</text:p>
          </table:table-cell>
          <table:table-cell table:number-columns-repeated="1018"/>
        </table:table-row>
        <table:table-row table:style-name="ro1">
          <table:table-cell table:style-name="ce3" table:formula="of:=[$'punishment yearly'.A238]" office:value-type="float" office:value="1944">
            <text:p>1944</text:p>
          </table:table-cell>
          <table:table-cell table:style-name="ce8" table:formula="of:=[$'punishment yearly'.C238]" office:value-type="float" office:value="42449">
            <text:p>42,449</text:p>
          </table:table-cell>
          <table:table-cell table:style-name="ce8" table:formula="of:=[$'punishment yearly'.E238]" office:value-type="float" office:value="31.3811868359679">
            <text:p>31</text:p>
          </table:table-cell>
          <table:table-cell table:style-name="ce8" table:formula="of:=[.$C201]*[$'punishment yearly'.I238]" office:value-type="float" office:value="0.956441847864496">
            <text:p>1</text:p>
          </table:table-cell>
          <table:table-cell table:style-name="ce8" table:formula="of:=[.$C201]*[$'punishment yearly'.J238]" office:value-type="float" office:value="0">
            <text:p>0</text:p>
          </table:table-cell>
          <table:table-cell table:style-name="ce8" table:formula="of:=[.$C201]*[$'punishment yearly'.K238]" office:value-type="float" office:value="30.4247449881034">
            <text:p>30</text:p>
          </table:table-cell>
          <table:table-cell table:number-columns-repeated="1018"/>
        </table:table-row>
        <table:table-row table:style-name="ro1">
          <table:table-cell table:style-name="ce3" table:formula="of:=[$'punishment yearly'.A239]" office:value-type="float" office:value="1945">
            <text:p>1945</text:p>
          </table:table-cell>
          <table:table-cell table:style-name="ce8" table:formula="of:=[$'punishment yearly'.C239]" office:value-type="float" office:value="42636">
            <text:p>42,636</text:p>
          </table:table-cell>
          <table:table-cell table:style-name="ce8" table:formula="of:=[$'punishment yearly'.E239]" office:value-type="float" office:value="35.4536072802327">
            <text:p>35</text:p>
          </table:table-cell>
          <table:table-cell table:style-name="ce8" table:formula="of:=[.$C202]*[$'punishment yearly'.I239]" office:value-type="float" office:value="0.956937799043062">
            <text:p>1</text:p>
          </table:table-cell>
          <table:table-cell table:style-name="ce8" table:formula="of:=[.$C202]*[$'punishment yearly'.J239]" office:value-type="float" office:value="0">
            <text:p>0</text:p>
          </table:table-cell>
          <table:table-cell table:style-name="ce8" table:formula="of:=[.$C202]*[$'punishment yearly'.K239]" office:value-type="float" office:value="34.4966694811896">
            <text:p>34</text:p>
          </table:table-cell>
          <table:table-cell table:number-columns-repeated="1018"/>
        </table:table-row>
        <table:table-row table:style-name="ro1">
          <table:table-cell table:style-name="ce3" table:formula="of:=[$'punishment yearly'.A240]" office:value-type="float" office:value="1946">
            <text:p>1946</text:p>
          </table:table-cell>
          <table:table-cell table:style-name="ce8" table:formula="of:=[$'punishment yearly'.C240]" office:value-type="float" office:value="42700">
            <text:p>42,700</text:p>
          </table:table-cell>
          <table:table-cell table:style-name="ce8" table:formula="of:=[$'punishment yearly'.E240]" office:value-type="float" office:value="37.9391100702576">
            <text:p>38</text:p>
          </table:table-cell>
          <table:table-cell table:style-name="ce8" table:formula="of:=[.$C203]*[$'punishment yearly'.I240]" office:value-type="float" office:value="0.962529274004684">
            <text:p>1</text:p>
          </table:table-cell>
          <table:table-cell table:style-name="ce8" table:formula="of:=[.$C203]*[$'punishment yearly'.J240]" office:value-type="float" office:value="0">
            <text:p>0</text:p>
          </table:table-cell>
          <table:table-cell table:style-name="ce8" table:formula="of:=[.$C203]*[$'punishment yearly'.K240]" office:value-type="float" office:value="36.9765807962529">
            <text:p>37</text:p>
          </table:table-cell>
          <table:table-cell table:number-columns-repeated="1018"/>
        </table:table-row>
        <table:table-row table:style-name="ro1">
          <table:table-cell table:style-name="ce3" table:formula="of:=[$'punishment yearly'.A241]" office:value-type="float" office:value="1947">
            <text:p>1947</text:p>
          </table:table-cell>
          <table:table-cell table:style-name="ce8" table:formula="of:=[$'punishment yearly'.C241]" office:value-type="float" office:value="43050">
            <text:p>43,050</text:p>
          </table:table-cell>
          <table:table-cell table:style-name="ce8" table:formula="of:=[$'punishment yearly'.E241]" office:value-type="float" office:value="40.6039488966318">
            <text:p>41</text:p>
          </table:table-cell>
          <table:table-cell table:style-name="ce8" table:formula="of:=[.$C204]*[$'punishment yearly'.I241]" office:value-type="float" office:value="0.959349593495935">
            <text:p>1</text:p>
          </table:table-cell>
          <table:table-cell table:style-name="ce8" table:formula="of:=[.$C204]*[$'punishment yearly'.J241]" office:value-type="float" office:value="0">
            <text:p>0</text:p>
          </table:table-cell>
          <table:table-cell table:style-name="ce8" table:formula="of:=[.$C204]*[$'punishment yearly'.K241]" office:value-type="float" office:value="39.6445993031359">
            <text:p>40</text:p>
          </table:table-cell>
          <table:table-cell table:number-columns-repeated="1018"/>
        </table:table-row>
        <table:table-row table:style-name="ro1">
          <table:table-cell table:style-name="ce3" table:formula="of:=[$'punishment yearly'.A242]" office:value-type="float" office:value="1948">
            <text:p>1948</text:p>
          </table:table-cell>
          <table:table-cell table:style-name="ce8" table:formula="of:=[$'punishment yearly'.C242]" office:value-type="float" office:value="43502">
            <text:p>43,502</text:p>
          </table:table-cell>
          <table:table-cell table:style-name="ce8" table:formula="of:=[$'punishment yearly'.E242]" office:value-type="float" office:value="46.3587881016965">
            <text:p>46</text:p>
          </table:table-cell>
          <table:table-cell table:style-name="ce8" table:formula="of:=[.$C205]*[$'punishment yearly'.I242]" office:value-type="float" office:value="0.924095443887637">
            <text:p>1</text:p>
          </table:table-cell>
          <table:table-cell table:style-name="ce8" table:formula="of:=[.$C205]*[$'punishment yearly'.J242]" office:value-type="float" office:value="0">
            <text:p>0</text:p>
          </table:table-cell>
          <table:table-cell table:style-name="ce8" table:formula="of:=[.$C205]*[$'punishment yearly'.K242]" office:value-type="float" office:value="45.4346926578088">
            <text:p>45</text:p>
          </table:table-cell>
          <table:table-cell table:number-columns-repeated="1018"/>
        </table:table-row>
        <table:table-row table:style-name="ro1">
          <table:table-cell table:style-name="ce3" table:formula="of:=[$'punishment yearly'.A243]" office:value-type="float" office:value="1949">
            <text:p>1949</text:p>
          </table:table-cell>
          <table:table-cell table:style-name="ce8" table:formula="of:=[$'punishment yearly'.C243]" office:value-type="float" office:value="43785">
            <text:p>43,785</text:p>
          </table:table-cell>
          <table:table-cell table:style-name="ce8" table:formula="of:=[$'punishment yearly'.E243]" office:value-type="float" office:value="46.3240835902706">
            <text:p>46</text:p>
          </table:table-cell>
          <table:table-cell table:style-name="ce8" table:formula="of:=[.$C206]*[$'punishment yearly'.I243]" office:value-type="float" office:value="0.922690419093297">
            <text:p>1</text:p>
          </table:table-cell>
          <table:table-cell table:style-name="ce8" table:formula="of:=[.$C206]*[$'punishment yearly'.J243]" office:value-type="float" office:value="0">
            <text:p>0</text:p>
          </table:table-cell>
          <table:table-cell table:style-name="ce8" table:formula="of:=[.$C206]*[$'punishment yearly'.K243]" office:value-type="float" office:value="45.4013931711773">
            <text:p>45</text:p>
          </table:table-cell>
          <table:table-cell table:number-columns-repeated="1018"/>
        </table:table-row>
        <table:table-row table:style-name="ro1">
          <table:table-cell table:style-name="ce3" table:formula="of:=[$'punishment yearly'.A244]" office:value-type="float" office:value="1950">
            <text:p>1950</text:p>
          </table:table-cell>
          <table:table-cell table:style-name="ce8" table:formula="of:=[$'punishment yearly'.C244]" office:value-type="float" office:value="44020">
            <text:p>44,020</text:p>
          </table:table-cell>
          <table:table-cell table:style-name="ce8" table:formula="of:=[$'punishment yearly'.E244]" office:value-type="float" office:value="47.4488868696047">
            <text:p>47</text:p>
          </table:table-cell>
          <table:table-cell table:style-name="ce8" table:formula="of:=[.$C207]*[$'punishment yearly'.I244]" office:value-type="float" office:value="0.938209904588823">
            <text:p>1</text:p>
          </table:table-cell>
          <table:table-cell table:style-name="ce8" table:formula="of:=[.$C207]*[$'punishment yearly'.J244]" office:value-type="float" office:value="0">
            <text:p>0</text:p>
          </table:table-cell>
          <table:table-cell table:style-name="ce8" table:formula="of:=[.$C207]*[$'punishment yearly'.K244]" office:value-type="float" office:value="46.5106769650159">
            <text:p>47</text:p>
          </table:table-cell>
          <table:table-cell table:number-columns-repeated="1018"/>
        </table:table-row>
        <table:table-row table:style-name="ro1">
          <table:table-cell table:style-name="ce3" table:formula="of:=[$'punishment yearly'.A245]" office:value-type="float" office:value="1951">
            <text:p>1951</text:p>
          </table:table-cell>
          <table:table-cell table:style-name="ce8" table:formula="of:=[$'punishment yearly'.C245]" office:value-type="float" office:value="43815">
            <text:p>43,815</text:p>
          </table:table-cell>
          <table:table-cell table:style-name="ce8" table:formula="of:=[$'punishment yearly'.E245]" office:value-type="float" office:value="50.6652972726235">
            <text:p>51</text:p>
          </table:table-cell>
          <table:table-cell table:style-name="ce8" table:formula="of:=[.$C208]*[$'punishment yearly'.I245]" office:value-type="float" office:value="0.956293506789912">
            <text:p>1</text:p>
          </table:table-cell>
          <table:table-cell table:style-name="ce8" table:formula="of:=[.$C208]*[$'punishment yearly'.J245]" office:value-type="float" office:value="0">
            <text:p>0</text:p>
          </table:table-cell>
          <table:table-cell table:style-name="ce8" table:formula="of:=[.$C208]*[$'punishment yearly'.K245]" office:value-type="float" office:value="49.7090037658336">
            <text:p>50</text:p>
          </table:table-cell>
          <table:table-cell table:number-columns-repeated="1018"/>
        </table:table-row>
        <table:table-row table:style-name="ro1">
          <table:table-cell table:style-name="ce3" table:formula="of:=[$'punishment yearly'.A246]" office:value-type="float" office:value="1952">
            <text:p>1952</text:p>
          </table:table-cell>
          <table:table-cell table:style-name="ce8" table:formula="of:=[$'punishment yearly'.C246]" office:value-type="float" office:value="43955">
            <text:p>43,955</text:p>
          </table:table-cell>
          <table:table-cell table:style-name="ce8" table:formula="of:=[$'punishment yearly'.E246]" office:value-type="float" office:value="54.8583778864748">
            <text:p>55</text:p>
          </table:table-cell>
          <table:table-cell table:style-name="ce8" table:formula="of:=[.$C209]*[$'punishment yearly'.I246]" office:value-type="float" office:value="0.985098396086907">
            <text:p>1</text:p>
          </table:table-cell>
          <table:table-cell table:style-name="ce8" table:formula="of:=[.$C209]*[$'punishment yearly'.J246]" office:value-type="float" office:value="0">
            <text:p>0</text:p>
          </table:table-cell>
          <table:table-cell table:style-name="ce8" table:formula="of:=[.$C209]*[$'punishment yearly'.K246]" office:value-type="float" office:value="53.8732794903879">
            <text:p>54</text:p>
          </table:table-cell>
          <table:table-cell table:number-columns-repeated="1018"/>
        </table:table-row>
        <table:table-row table:style-name="ro1">
          <table:table-cell table:style-name="ce3" table:formula="of:=[$'punishment yearly'.A247]" office:value-type="float" office:value="1953">
            <text:p>1953</text:p>
          </table:table-cell>
          <table:table-cell table:style-name="ce8" table:formula="of:=[$'punishment yearly'.C247]" office:value-type="float" office:value="44109">
            <text:p>44,109</text:p>
          </table:table-cell>
          <table:table-cell table:style-name="ce8" table:formula="of:=[$'punishment yearly'.E247]" office:value-type="float" office:value="54.521752930241">
            <text:p>55</text:p>
          </table:table-cell>
          <table:table-cell table:style-name="ce8" table:formula="of:=[.$C210]*[$'punishment yearly'.I247]" office:value-type="float" office:value="0.995261737967308">
            <text:p>1</text:p>
          </table:table-cell>
          <table:table-cell table:style-name="ce8" table:formula="of:=[.$C210]*[$'punishment yearly'.J247]" office:value-type="float" office:value="0">
            <text:p>0</text:p>
          </table:table-cell>
          <table:table-cell table:style-name="ce8" table:formula="of:=[.$C210]*[$'punishment yearly'.K247]" office:value-type="float" office:value="53.5264911922737">
            <text:p>54</text:p>
          </table:table-cell>
          <table:table-cell table:number-columns-repeated="1018"/>
        </table:table-row>
        <table:table-row table:style-name="ro1">
          <table:table-cell table:style-name="ce3" table:formula="of:=[$'punishment yearly'.A248]" office:value-type="float" office:value="1954">
            <text:p>1954</text:p>
          </table:table-cell>
          <table:table-cell table:style-name="ce8" table:formula="of:=[$'punishment yearly'.C248]" office:value-type="float" office:value="44274">
            <text:p>44,274</text:p>
          </table:table-cell>
          <table:table-cell table:style-name="ce8" table:formula="of:=[$'punishment yearly'.E248]" office:value-type="float" office:value="51.6397885892397">
            <text:p>52</text:p>
          </table:table-cell>
          <table:table-cell table:style-name="ce8" table:formula="of:=[.$C211]*[$'punishment yearly'.I248]" office:value-type="float" office:value="0.998328590143199">
            <text:p>1</text:p>
          </table:table-cell>
          <table:table-cell table:style-name="ce8" table:formula="of:=[.$C211]*[$'punishment yearly'.J248]" office:value-type="float" office:value="0">
            <text:p>0</text:p>
          </table:table-cell>
          <table:table-cell table:style-name="ce8" table:formula="of:=[.$C211]*[$'punishment yearly'.K248]" office:value-type="float" office:value="50.6414599990965">
            <text:p>51</text:p>
          </table:table-cell>
          <table:table-cell table:number-columns-repeated="1018"/>
        </table:table-row>
        <table:table-row table:style-name="ro1">
          <table:table-cell table:style-name="ce3" table:formula="of:=[$'punishment yearly'.A249]" office:value-type="float" office:value="1955">
            <text:p>1955</text:p>
          </table:table-cell>
          <table:table-cell table:style-name="ce8" table:formula="of:=[$'punishment yearly'.C249]" office:value-type="float" office:value="44441">
            <text:p>44,441</text:p>
          </table:table-cell>
          <table:table-cell table:style-name="ce8" table:formula="of:=[$'punishment yearly'.E249]" office:value-type="float" office:value="48.5295110371054">
            <text:p>49</text:p>
          </table:table-cell>
          <table:table-cell table:style-name="ce8" table:formula="of:=[.$C212]*[$'punishment yearly'.I249]" office:value-type="float" office:value="0.974325510227042">
            <text:p>1</text:p>
          </table:table-cell>
          <table:table-cell table:style-name="ce8" table:formula="of:=[.$C212]*[$'punishment yearly'.J249]" office:value-type="float" office:value="0">
            <text:p>0</text:p>
          </table:table-cell>
          <table:table-cell table:style-name="ce8" table:formula="of:=[.$C212]*[$'punishment yearly'.K249]" office:value-type="float" office:value="47.5551855268783">
            <text:p>48</text:p>
          </table:table-cell>
          <table:table-cell table:number-columns-repeated="1018"/>
        </table:table-row>
        <table:table-row table:style-name="ro1">
          <table:table-cell table:style-name="ce3" table:formula="of:=[$'punishment yearly'.A250]" office:value-type="float" office:value="1956">
            <text:p>1956</text:p>
          </table:table-cell>
          <table:table-cell table:style-name="ce8" table:formula="of:=[$'punishment yearly'.C250]" office:value-type="float" office:value="44667">
            <text:p>44,667</text:p>
          </table:table-cell>
          <table:table-cell table:style-name="ce8" table:formula="of:=[$'punishment yearly'.E250]" office:value-type="float" office:value="47.5339736270625">
            <text:p>48</text:p>
          </table:table-cell>
          <table:table-cell table:style-name="ce8" table:formula="of:=[.$C213]*[$'punishment yearly'.I250]" office:value-type="float" office:value="0.951485436675846">
            <text:p>1</text:p>
          </table:table-cell>
          <table:table-cell table:style-name="ce8" table:formula="of:=[.$C213]*[$'punishment yearly'.J250]" office:value-type="float" office:value="0">
            <text:p>0</text:p>
          </table:table-cell>
          <table:table-cell table:style-name="ce8" table:formula="of:=[.$C213]*[$'punishment yearly'.K250]" office:value-type="float" office:value="46.5824881903866">
            <text:p>47</text:p>
          </table:table-cell>
          <table:table-cell table:number-columns-repeated="1018"/>
        </table:table-row>
        <table:table-row table:style-name="ro1">
          <table:table-cell table:style-name="ce3" table:formula="of:=[$'punishment yearly'.A251]" office:value-type="float" office:value="1957">
            <text:p>1957</text:p>
          </table:table-cell>
          <table:table-cell table:style-name="ce8" table:formula="of:=[$'punishment yearly'.C251]" office:value-type="float" office:value="44907">
            <text:p>44,907</text:p>
          </table:table-cell>
          <table:table-cell table:style-name="ce8" table:formula="of:=[$'punishment yearly'.E251]" office:value-type="float" office:value="51.2436813859755">
            <text:p>51</text:p>
          </table:table-cell>
          <table:table-cell table:style-name="ce8" table:formula="of:=[.$C214]*[$'punishment yearly'.I251]" office:value-type="float" office:value="0.912997973589863">
            <text:p>1</text:p>
          </table:table-cell>
          <table:table-cell table:style-name="ce8" table:formula="of:=[.$C214]*[$'punishment yearly'.J251]" office:value-type="float" office:value="0">
            <text:p>0</text:p>
          </table:table-cell>
          <table:table-cell table:style-name="ce8" table:formula="of:=[.$C214]*[$'punishment yearly'.K251]" office:value-type="float" office:value="50.3306834123856">
            <text:p>50</text:p>
          </table:table-cell>
          <table:table-cell table:number-columns-repeated="1018"/>
        </table:table-row>
        <table:table-row table:style-name="ro1">
          <table:table-cell table:style-name="ce3" table:formula="of:=[$'punishment yearly'.A252]" office:value-type="float" office:value="1958">
            <text:p>1958</text:p>
          </table:table-cell>
          <table:table-cell table:style-name="ce8" table:formula="of:=[$'punishment yearly'.C252]" office:value-type="float" office:value="45109">
            <text:p>45,109</text:p>
          </table:table-cell>
          <table:table-cell table:style-name="ce8" table:formula="of:=[$'punishment yearly'.E252]" office:value-type="float" office:value="57.1482409275311">
            <text:p>57</text:p>
          </table:table-cell>
          <table:table-cell table:style-name="ce8" table:formula="of:=[.$C215]*[$'punishment yearly'.I252]" office:value-type="float" office:value="0.886741005120929">
            <text:p>1</text:p>
          </table:table-cell>
          <table:table-cell table:style-name="ce8" table:formula="of:=[.$C215]*[$'punishment yearly'.J252]" office:value-type="float" office:value="0">
            <text:p>0</text:p>
          </table:table-cell>
          <table:table-cell table:style-name="ce8" table:formula="of:=[.$C215]*[$'punishment yearly'.K252]" office:value-type="float" office:value="56.2614999224102">
            <text:p>56</text:p>
          </table:table-cell>
          <table:table-cell table:number-columns-repeated="1018"/>
        </table:table-row>
        <table:table-row table:style-name="ro1">
          <table:table-cell table:style-name="ce3" table:formula="of:=[$'punishment yearly'.A253]" office:value-type="float" office:value="1959">
            <text:p>1959</text:p>
          </table:table-cell>
          <table:table-cell table:style-name="ce8" table:formula="of:=[$'punishment yearly'.C253]" office:value-type="float" office:value="45386">
            <text:p>45,386</text:p>
          </table:table-cell>
          <table:table-cell table:style-name="ce8" table:formula="of:=[$'punishment yearly'.E253]" office:value-type="float" office:value="59.5315736130084">
            <text:p>60</text:p>
          </table:table-cell>
          <table:table-cell table:style-name="ce8" table:formula="of:=[.$C216]*[$'punishment yearly'.I253]" office:value-type="float" office:value="0.872515753756665">
            <text:p>1</text:p>
          </table:table-cell>
          <table:table-cell table:style-name="ce8" table:formula="of:=[.$C216]*[$'punishment yearly'.J253]" office:value-type="float" office:value="0">
            <text:p>0</text:p>
          </table:table-cell>
          <table:table-cell table:style-name="ce8" table:formula="of:=[.$C216]*[$'punishment yearly'.K253]" office:value-type="float" office:value="58.6590578592518">
            <text:p>59</text:p>
          </table:table-cell>
          <table:table-cell table:number-columns-repeated="1018"/>
        </table:table-row>
        <table:table-row table:style-name="ro1">
          <table:table-cell table:style-name="ce3" table:formula="of:=[$'punishment yearly'.A254]" office:value-type="float" office:value="1960">
            <text:p>1960</text:p>
          </table:table-cell>
          <table:table-cell table:style-name="ce8" table:formula="of:=[$'punishment yearly'.C254]" office:value-type="float" office:value="45775">
            <text:p>45,775</text:p>
          </table:table-cell>
          <table:table-cell table:style-name="ce8" table:formula="of:=[$'punishment yearly'.E254]" office:value-type="float" office:value="60.0349535772802">
            <text:p>60</text:p>
          </table:table-cell>
          <table:table-cell table:style-name="ce8" table:formula="of:=[.$C217]*[$'punishment yearly'.I254]" office:value-type="float" office:value="0.834516657564173">
            <text:p>1</text:p>
          </table:table-cell>
          <table:table-cell table:style-name="ce8" table:formula="of:=[.$C217]*[$'punishment yearly'.J254]" office:value-type="float" office:value="0">
            <text:p>0</text:p>
          </table:table-cell>
          <table:table-cell table:style-name="ce8" table:formula="of:=[.$C217]*[$'punishment yearly'.K254]" office:value-type="float" office:value="59.200436919716">
            <text:p>59</text:p>
          </table:table-cell>
          <table:table-cell table:number-columns-repeated="1018"/>
        </table:table-row>
        <table:table-row table:style-name="ro1">
          <table:table-cell table:style-name="ce3" table:formula="of:=[$'punishment yearly'.A255]" office:value-type="float" office:value="1961">
            <text:p>1961</text:p>
          </table:table-cell>
          <table:table-cell table:style-name="ce8" table:formula="of:=[$'punishment yearly'.C255]" office:value-type="float" office:value="46196">
            <text:p>46,196</text:p>
          </table:table-cell>
          <table:table-cell table:style-name="ce8" table:formula="of:=[$'punishment yearly'.E255]" office:value-type="float" office:value="63.635379686553">
            <text:p>64</text:p>
          </table:table-cell>
          <table:table-cell table:style-name="ce8" table:formula="of:=[.$C218]*[$'punishment yearly'.I255]" office:value-type="float" office:value="0.805264525067105">
            <text:p>1</text:p>
          </table:table-cell>
          <table:table-cell table:style-name="ce8" table:formula="of:=[.$C218]*[$'punishment yearly'.J255]" office:value-type="float" office:value="0">
            <text:p>0</text:p>
          </table:table-cell>
          <table:table-cell table:style-name="ce8" table:formula="of:=[.$C218]*[$'punishment yearly'.K255]" office:value-type="float" office:value="62.8301151614859">
            <text:p>63</text:p>
          </table:table-cell>
          <table:table-cell table:number-columns-repeated="1018"/>
        </table:table-row>
        <table:table-row table:style-name="ro1">
          <table:table-cell table:style-name="ce3" table:formula="of:=[$'punishment yearly'.A256]" office:value-type="float" office:value="1962">
            <text:p>1962</text:p>
          </table:table-cell>
          <table:table-cell table:style-name="ce8" table:formula="of:=[$'punishment yearly'.C256]" office:value-type="float" office:value="46657">
            <text:p>46,657</text:p>
          </table:table-cell>
          <table:table-cell table:style-name="ce8" table:formula="of:=[$'punishment yearly'.E256]" office:value-type="float" office:value="67.3639539618921">
            <text:p>67</text:p>
          </table:table-cell>
          <table:table-cell table:style-name="ce8" table:formula="of:=[.$C219]*[$'punishment yearly'.I256]" office:value-type="float" office:value="0.786591508240993">
            <text:p>1</text:p>
          </table:table-cell>
          <table:table-cell table:style-name="ce8" table:formula="of:=[.$C219]*[$'punishment yearly'.J256]" office:value-type="float" office:value="0">
            <text:p>0</text:p>
          </table:table-cell>
          <table:table-cell table:style-name="ce8" table:formula="of:=[.$C219]*[$'punishment yearly'.K256]" office:value-type="float" office:value="66.5773624536511">
            <text:p>67</text:p>
          </table:table-cell>
          <table:table-cell table:number-columns-repeated="1018"/>
        </table:table-row>
        <table:table-row table:style-name="ro1">
          <table:table-cell table:style-name="ce3" table:formula="of:=[$'punishment yearly'.A257]" office:value-type="float" office:value="1963">
            <text:p>1963</text:p>
          </table:table-cell>
          <table:table-cell table:style-name="ce8" table:formula="of:=[$'punishment yearly'.C257]" office:value-type="float" office:value="46973">
            <text:p>46,973</text:p>
          </table:table-cell>
          <table:table-cell table:style-name="ce8" table:formula="of:=[$'punishment yearly'.E257]" office:value-type="float" office:value="66.5148063781321">
            <text:p>67</text:p>
          </table:table-cell>
          <table:table-cell table:style-name="ce8" table:formula="of:=[.$C220]*[$'punishment yearly'.I257]" office:value-type="float" office:value="0.74085112724331">
            <text:p>1</text:p>
          </table:table-cell>
          <table:table-cell table:style-name="ce8" table:formula="of:=[.$C220]*[$'punishment yearly'.J257]" office:value-type="float" office:value="0">
            <text:p>0</text:p>
          </table:table-cell>
          <table:table-cell table:style-name="ce8" table:formula="of:=[.$C220]*[$'punishment yearly'.K257]" office:value-type="float" office:value="65.7739552508888">
            <text:p>66</text:p>
          </table:table-cell>
          <table:table-cell table:number-columns-repeated="1018"/>
        </table:table-row>
        <table:table-row table:style-name="ro1">
          <table:table-cell table:style-name="ce3" table:formula="of:=[$'punishment yearly'.A258]" office:value-type="float" office:value="1964">
            <text:p>1964</text:p>
          </table:table-cell>
          <table:table-cell table:style-name="ce8" table:formula="of:=[$'punishment yearly'.C258]" office:value-type="float" office:value="47324">
            <text:p>47,324</text:p>
          </table:table-cell>
          <table:table-cell table:style-name="ce8" table:formula="of:=[$'punishment yearly'.E258]" office:value-type="float" office:value="63.2702222973544">
            <text:p>63</text:p>
          </table:table-cell>
          <table:table-cell table:style-name="ce8" table:formula="of:=[.$C221]*[$'punishment yearly'.I258]" office:value-type="float" office:value="0.722677711097963">
            <text:p>1</text:p>
          </table:table-cell>
          <table:table-cell table:style-name="ce8" table:formula="of:=[.$C221]*[$'punishment yearly'.J258]" office:value-type="float" office:value="0">
            <text:p>0</text:p>
          </table:table-cell>
          <table:table-cell table:style-name="ce8" table:formula="of:=[.$C221]*[$'punishment yearly'.K258]" office:value-type="float" office:value="62.5475445862564">
            <text:p>63</text:p>
          </table:table-cell>
          <table:table-cell table:number-columns-repeated="1018"/>
        </table:table-row>
        <table:table-row table:style-name="ro1">
          <table:table-cell table:style-name="ce3" table:formula="of:=[$'punishment yearly'.A259]" office:value-type="float" office:value="1965">
            <text:p>1965</text:p>
          </table:table-cell>
          <table:table-cell table:style-name="ce8" table:formula="of:=[$'punishment yearly'.C259]" office:value-type="float" office:value="47671">
            <text:p>47,671</text:p>
          </table:table-cell>
          <table:table-cell table:style-name="ce8" table:formula="of:=[$'punishment yearly'.E259]" office:value-type="float" office:value="64.5256025675988">
            <text:p>65</text:p>
          </table:table-cell>
          <table:table-cell table:style-name="ce8" table:formula="of:=[.$C222]*[$'punishment yearly'.I259]" office:value-type="float" office:value="0.71112416353758">
            <text:p>1</text:p>
          </table:table-cell>
          <table:table-cell table:style-name="ce8" table:formula="of:=[.$C222]*[$'punishment yearly'.J259]" office:value-type="float" office:value="0">
            <text:p>0</text:p>
          </table:table-cell>
          <table:table-cell table:style-name="ce8" table:formula="of:=[.$C222]*[$'punishment yearly'.K259]" office:value-type="float" office:value="63.8144784040612">
            <text:p>64</text:p>
          </table:table-cell>
          <table:table-cell table:number-columns-repeated="1018"/>
        </table:table-row>
        <table:table-row table:style-name="ro1">
          <table:table-cell table:style-name="ce3" table:formula="of:=[$'punishment yearly'.A260]" office:value-type="float" office:value="1966">
            <text:p>1966</text:p>
          </table:table-cell>
          <table:table-cell table:style-name="ce8" table:formula="of:=[$'punishment yearly'.C260]" office:value-type="float" office:value="47966">
            <text:p>47,966</text:p>
          </table:table-cell>
          <table:table-cell table:style-name="ce8" table:formula="of:=[$'punishment yearly'.E260]" office:value-type="float" office:value="69.6639286161031">
            <text:p>70</text:p>
          </table:table-cell>
          <table:table-cell table:style-name="ce8" table:formula="of:=[.$C223]*[$'punishment yearly'.I260]" office:value-type="float" office:value="0.685902514280949">
            <text:p>1</text:p>
          </table:table-cell>
          <table:table-cell table:style-name="ce8" table:formula="of:=[.$C223]*[$'punishment yearly'.J260]" office:value-type="float" office:value="0">
            <text:p>0</text:p>
          </table:table-cell>
          <table:table-cell table:style-name="ce8" table:formula="of:=[.$C223]*[$'punishment yearly'.K260]" office:value-type="float" office:value="68.9780261018221">
            <text:p>69</text:p>
          </table:table-cell>
          <table:table-cell table:number-columns-repeated="1018"/>
        </table:table-row>
        <table:table-row table:style-name="ro1">
          <table:table-cell table:style-name="ce3" table:formula="of:=[$'punishment yearly'.A261]" office:value-type="float" office:value="1967">
            <text:p>1967</text:p>
          </table:table-cell>
          <table:table-cell table:style-name="ce8" table:formula="of:=[$'punishment yearly'.C261]" office:value-type="float" office:value="48272">
            <text:p>48,272</text:p>
          </table:table-cell>
          <table:table-cell table:style-name="ce8" table:formula="of:=[$'punishment yearly'.E261]" office:value-type="float" office:value="73.1873549883991">
            <text:p>73</text:p>
          </table:table-cell>
          <table:table-cell table:style-name="ce8" table:formula="of:=[.$C224]*[$'punishment yearly'.I261]" office:value-type="float" office:value="0.662910175671196">
            <text:p>1</text:p>
          </table:table-cell>
          <table:table-cell table:style-name="ce8" table:formula="of:=[.$C224]*[$'punishment yearly'.J261]" office:value-type="float" office:value="0">
            <text:p>0</text:p>
          </table:table-cell>
          <table:table-cell table:style-name="ce8" table:formula="of:=[.$C224]*[$'punishment yearly'.K261]" office:value-type="float" office:value="72.5244448127279">
            <text:p>73</text:p>
          </table:table-cell>
          <table:table-cell table:number-columns-repeated="1018"/>
        </table:table-row>
        <table:table-row table:style-name="ro1">
          <table:table-cell table:style-name="ce3" table:formula="of:=[$'punishment yearly'.A262]" office:value-type="float" office:value="1968">
            <text:p>1968</text:p>
          </table:table-cell>
          <table:table-cell table:style-name="ce8" table:formula="of:=[$'punishment yearly'.C262]" office:value-type="float" office:value="48511">
            <text:p>48,511</text:p>
          </table:table-cell>
          <table:table-cell table:style-name="ce8" table:formula="of:=[$'punishment yearly'.E262]" office:value-type="float" office:value="67.5558120838573">
            <text:p>68</text:p>
          </table:table-cell>
          <table:table-cell table:style-name="ce8" table:formula="of:=[.$C225]*[$'punishment yearly'.I262]" office:value-type="float" office:value="0.641091711158294">
            <text:p>1</text:p>
          </table:table-cell>
          <table:table-cell table:style-name="ce8" table:formula="of:=[.$C225]*[$'punishment yearly'.J262]" office:value-type="float" office:value="0">
            <text:p>0</text:p>
          </table:table-cell>
          <table:table-cell table:style-name="ce8" table:formula="of:=[.$C225]*[$'punishment yearly'.K262]" office:value-type="float" office:value="66.914720372699">
            <text:p>67</text:p>
          </table:table-cell>
          <table:table-cell table:number-columns-repeated="1018"/>
        </table:table-row>
        <table:table-row table:style-name="ro1">
          <table:table-cell table:style-name="ce3" table:formula="of:=[$'punishment yearly'.A263]" office:value-type="float" office:value="1969">
            <text:p>1969</text:p>
          </table:table-cell>
          <table:table-cell table:style-name="ce8" table:formula="of:=[$'punishment yearly'.C263]" office:value-type="float" office:value="48738">
            <text:p>48,738</text:p>
          </table:table-cell>
          <table:table-cell table:style-name="ce8" table:formula="of:=[$'punishment yearly'.E263]" office:value-type="float" office:value="71.7489433296401">
            <text:p>72</text:p>
          </table:table-cell>
          <table:table-cell table:style-name="ce8" table:formula="of:=[.$C226]*[$'punishment yearly'.I263]" office:value-type="float" office:value="0.619639706184086">
            <text:p>1</text:p>
          </table:table-cell>
          <table:table-cell table:style-name="ce8" table:formula="of:=[.$C226]*[$'punishment yearly'.J263]" office:value-type="float" office:value="0">
            <text:p>0</text:p>
          </table:table-cell>
          <table:table-cell table:style-name="ce8" table:formula="of:=[.$C226]*[$'punishment yearly'.K263]" office:value-type="float" office:value="71.129303623456">
            <text:p>71</text:p>
          </table:table-cell>
          <table:table-cell table:number-columns-repeated="1018"/>
        </table:table-row>
        <table:table-row table:style-name="ro1">
          <table:table-cell table:style-name="ce3" table:formula="of:=[$'punishment yearly'.A264]" office:value-type="float" office:value="1970">
            <text:p>1970</text:p>
          </table:table-cell>
          <table:table-cell table:style-name="ce8" table:formula="of:=[$'punishment yearly'.C264]" office:value-type="float" office:value="48891">
            <text:p>48,891</text:p>
          </table:table-cell>
          <table:table-cell table:style-name="ce8" table:formula="of:=[$'punishment yearly'.E264]" office:value-type="float" office:value="80.4197091489231">
            <text:p>80</text:p>
          </table:table-cell>
          <table:table-cell table:style-name="ce8" table:formula="of:=[.$C227]*[$'punishment yearly'.I264]" office:value-type="float" office:value="0.593156204618437">
            <text:p>1</text:p>
          </table:table-cell>
          <table:table-cell table:style-name="ce8" table:formula="of:=[.$C227]*[$'punishment yearly'.J264]" office:value-type="float" office:value="0">
            <text:p>0</text:p>
          </table:table-cell>
          <table:table-cell table:style-name="ce8" table:formula="of:=[.$C227]*[$'punishment yearly'.K264]" office:value-type="float" office:value="79.8265529443047">
            <text:p>80</text:p>
          </table:table-cell>
          <table:table-cell table:number-columns-repeated="1018"/>
        </table:table-row>
        <table:table-row table:style-name="ro1">
          <table:table-cell table:style-name="ce3" table:formula="of:=[$'punishment yearly'.A265]" office:value-type="float" office:value="1971">
            <text:p>1971</text:p>
          </table:table-cell>
          <table:table-cell table:style-name="ce8" table:formula="of:=[$'punishment yearly'.C265]" office:value-type="float" office:value="49152">
            <text:p>49,152</text:p>
          </table:table-cell>
          <table:table-cell table:style-name="ce8" table:formula="of:=[$'punishment yearly'.E265]" office:value-type="float" office:value="81.3618977864583">
            <text:p>81</text:p>
          </table:table-cell>
          <table:table-cell table:style-name="ce8" table:formula="of:=[.$C228]*[$'punishment yearly'.I265]" office:value-type="float" office:value="0.575764973958333">
            <text:p>1</text:p>
          </table:table-cell>
          <table:table-cell table:style-name="ce8" table:formula="of:=[.$C228]*[$'punishment yearly'.J265]" office:value-type="float" office:value="0">
            <text:p>0</text:p>
          </table:table-cell>
          <table:table-cell table:style-name="ce8" table:formula="of:=[.$C228]*[$'punishment yearly'.K265]" office:value-type="float" office:value="80.7861328125">
            <text:p>81</text:p>
          </table:table-cell>
          <table:table-cell table:number-columns-repeated="1018"/>
        </table:table-row>
        <table:table-row table:style-name="ro1">
          <table:table-cell table:style-name="ce3" table:formula="of:=[$'punishment yearly'.A266]" office:value-type="float" office:value="1972">
            <text:p>1972</text:p>
          </table:table-cell>
          <table:table-cell table:style-name="ce8" table:formula="of:=[$'punishment yearly'.C266]" office:value-type="float" office:value="49327">
            <text:p>49,327</text:p>
          </table:table-cell>
          <table:table-cell table:style-name="ce8" table:formula="of:=[$'punishment yearly'.E266]" office:value-type="float" office:value="78.2573438481967">
            <text:p>78</text:p>
          </table:table-cell>
          <table:table-cell table:style-name="ce8" table:formula="of:=[.$C229]*[$'punishment yearly'.I266]" office:value-type="float" office:value="0.55547671660551">
            <text:p>1</text:p>
          </table:table-cell>
          <table:table-cell table:style-name="ce8" table:formula="of:=[.$C229]*[$'punishment yearly'.J266]" office:value-type="float" office:value="0">
            <text:p>0</text:p>
          </table:table-cell>
          <table:table-cell table:style-name="ce8" table:formula="of:=[.$C229]*[$'punishment yearly'.K266]" office:value-type="float" office:value="77.7018671315912">
            <text:p>78</text:p>
          </table:table-cell>
          <table:table-cell table:number-columns-repeated="1018"/>
        </table:table-row>
        <table:table-row table:style-name="ro1">
          <table:table-cell table:style-name="ce3" table:formula="of:=[$'punishment yearly'.A267]" office:value-type="float" office:value="1973">
            <text:p>1973</text:p>
          </table:table-cell>
          <table:table-cell table:style-name="ce8" table:formula="of:=[$'punishment yearly'.C267]" office:value-type="float" office:value="49459">
            <text:p>49,459</text:p>
          </table:table-cell>
          <table:table-cell table:style-name="ce8" table:formula="of:=[$'punishment yearly'.E267]" office:value-type="float" office:value="74.8903131887018">
            <text:p>75</text:p>
          </table:table-cell>
          <table:table-cell table:style-name="ce8" table:formula="of:=[.$C230]*[$'punishment yearly'.I267]" office:value-type="float" office:value="0.537819203784953">
            <text:p>1</text:p>
          </table:table-cell>
          <table:table-cell table:style-name="ce8" table:formula="of:=[.$C230]*[$'punishment yearly'.J267]" office:value-type="float" office:value="0">
            <text:p>0</text:p>
          </table:table-cell>
          <table:table-cell table:style-name="ce8" table:formula="of:=[.$C230]*[$'punishment yearly'.K267]" office:value-type="float" office:value="74.3524939849168">
            <text:p>74</text:p>
          </table:table-cell>
          <table:table-cell table:number-columns-repeated="1018"/>
        </table:table-row>
        <table:table-row table:style-name="ro1">
          <table:table-cell table:style-name="ce3" table:formula="of:=[$'punishment yearly'.A268]" office:value-type="float" office:value="1974">
            <text:p>1974</text:p>
          </table:table-cell>
          <table:table-cell table:style-name="ce8" table:formula="of:=[$'punishment yearly'.C268]" office:value-type="float" office:value="49468">
            <text:p>49,468</text:p>
          </table:table-cell>
          <table:table-cell table:style-name="ce8" table:formula="of:=[$'punishment yearly'.E268]" office:value-type="float" office:value="75.0505377213552">
            <text:p>75</text:p>
          </table:table-cell>
          <table:table-cell table:style-name="ce8" table:formula="of:=[.$C231]*[$'punishment yearly'.I268]" office:value-type="float" office:value="0.523570793240075">
            <text:p>1</text:p>
          </table:table-cell>
          <table:table-cell table:style-name="ce8" table:formula="of:=[.$C231]*[$'punishment yearly'.J268]" office:value-type="float" office:value="0">
            <text:p>0</text:p>
          </table:table-cell>
          <table:table-cell table:style-name="ce8" table:formula="of:=[.$C231]*[$'punishment yearly'.K268]" office:value-type="float" office:value="74.5269669281152">
            <text:p>75</text:p>
          </table:table-cell>
          <table:table-cell table:number-columns-repeated="1018"/>
        </table:table-row>
        <table:table-row table:style-name="ro1">
          <table:table-cell table:style-name="ce3" table:formula="of:=[$'punishment yearly'.A269]" office:value-type="float" office:value="1975">
            <text:p>1975</text:p>
          </table:table-cell>
          <table:table-cell table:style-name="ce8" table:formula="of:=[$'punishment yearly'.C269]" office:value-type="float" office:value="49470">
            <text:p>49,470</text:p>
          </table:table-cell>
          <table:table-cell table:style-name="ce8" table:formula="of:=[$'punishment yearly'.E269]" office:value-type="float" office:value="80.9925207196281">
            <text:p>81</text:p>
          </table:table-cell>
          <table:table-cell table:style-name="ce8" table:formula="of:=[.$C232]*[$'punishment yearly'.I269]" office:value-type="float" office:value="0.499292500505357">
            <text:p>0</text:p>
          </table:table-cell>
          <table:table-cell table:style-name="ce8" table:formula="of:=[.$C232]*[$'punishment yearly'.J269]" office:value-type="float" office:value="0">
            <text:p>0</text:p>
          </table:table-cell>
          <table:table-cell table:style-name="ce8" table:formula="of:=[.$C232]*[$'punishment yearly'.K269]" office:value-type="float" office:value="80.4932282191227">
            <text:p>80</text:p>
          </table:table-cell>
          <table:table-cell table:number-columns-repeated="1018"/>
        </table:table-row>
        <table:table-row table:style-name="ro1">
          <table:table-cell table:style-name="ce3" table:formula="of:=[$'punishment yearly'.A270]" office:value-type="float" office:value="1976">
            <text:p>1976</text:p>
          </table:table-cell>
          <table:table-cell table:style-name="ce8" table:formula="of:=[$'punishment yearly'.C270]" office:value-type="float" office:value="49459">
            <text:p>49,459</text:p>
          </table:table-cell>
          <table:table-cell table:style-name="ce8" table:formula="of:=[$'punishment yearly'.E270]" office:value-type="float" office:value="84.2697992276431">
            <text:p>84</text:p>
          </table:table-cell>
          <table:table-cell table:style-name="ce8" table:formula="of:=[.$C233]*[$'punishment yearly'.I270]" office:value-type="float" office:value="0.477162902606199">
            <text:p>0</text:p>
          </table:table-cell>
          <table:table-cell table:style-name="ce8" table:formula="of:=[.$C233]*[$'punishment yearly'.J270]" office:value-type="float" office:value="0">
            <text:p>0</text:p>
          </table:table-cell>
          <table:table-cell table:style-name="ce8" table:formula="of:=[.$C233]*[$'punishment yearly'.K270]" office:value-type="float" office:value="83.7926363250369">
            <text:p>84</text:p>
          </table:table-cell>
          <table:table-cell table:number-columns-repeated="1018"/>
        </table:table-row>
        <table:table-row table:style-name="ro1">
          <table:table-cell table:style-name="ce3" table:formula="of:=[$'punishment yearly'.A271]" office:value-type="float" office:value="1977">
            <text:p>1977</text:p>
          </table:table-cell>
          <table:table-cell table:style-name="ce8" table:formula="of:=[$'punishment yearly'.C271]" office:value-type="float" office:value="49440">
            <text:p>49,440</text:p>
          </table:table-cell>
          <table:table-cell table:style-name="ce8" table:formula="of:=[$'punishment yearly'.E271]" office:value-type="float" office:value="84.5287216828479">
            <text:p>85</text:p>
          </table:table-cell>
          <table:table-cell table:style-name="ce8" table:formula="of:=[.$C234]*[$'punishment yearly'.I271]" office:value-type="float" office:value="0.447006472491909">
            <text:p>0</text:p>
          </table:table-cell>
          <table:table-cell table:style-name="ce8" table:formula="of:=[.$C234]*[$'punishment yearly'.J271]" office:value-type="float" office:value="0">
            <text:p>0</text:p>
          </table:table-cell>
          <table:table-cell table:style-name="ce8" table:formula="of:=[.$C234]*[$'punishment yearly'.K271]" office:value-type="float" office:value="84.081715210356">
            <text:p>84</text:p>
          </table:table-cell>
          <table:table-cell table:number-columns-repeated="1018"/>
        </table:table-row>
        <table:table-row table:style-name="ro1">
          <table:table-cell table:style-name="ce3" table:formula="of:=[$'punishment yearly'.A272]" office:value-type="float" office:value="1978">
            <text:p>1978</text:p>
          </table:table-cell>
          <table:table-cell table:style-name="ce8" table:formula="of:=[$'punishment yearly'.C272]" office:value-type="float" office:value="49442">
            <text:p>49,442</text:p>
          </table:table-cell>
          <table:table-cell table:style-name="ce8" table:formula="of:=[$'punishment yearly'.E272]" office:value-type="float" office:value="84.9520650459124">
            <text:p>85</text:p>
          </table:table-cell>
          <table:table-cell table:style-name="ce8" table:formula="of:=[.$C235]*[$'punishment yearly'.I272]" office:value-type="float" office:value="0.416649811900813">
            <text:p>0</text:p>
          </table:table-cell>
          <table:table-cell table:style-name="ce8" table:formula="of:=[.$C235]*[$'punishment yearly'.J272]" office:value-type="float" office:value="0">
            <text:p>0</text:p>
          </table:table-cell>
          <table:table-cell table:style-name="ce8" table:formula="of:=[.$C235]*[$'punishment yearly'.K272]" office:value-type="float" office:value="84.5354152340116">
            <text:p>85</text:p>
          </table:table-cell>
          <table:table-cell table:number-columns-repeated="1018"/>
        </table:table-row>
        <table:table-row table:style-name="ro1">
          <table:table-cell table:style-name="ce3" table:formula="of:=[$'punishment yearly'.A273]" office:value-type="float" office:value="1979">
            <text:p>1979</text:p>
          </table:table-cell>
          <table:table-cell table:style-name="ce8" table:formula="of:=[$'punishment yearly'.C273]" office:value-type="float" office:value="49508">
            <text:p>49,508</text:p>
          </table:table-cell>
          <table:table-cell table:style-name="ce8" table:formula="of:=[$'punishment yearly'.E273]" office:value-type="float" office:value="85.6770622929628">
            <text:p>86</text:p>
          </table:table-cell>
          <table:table-cell table:style-name="ce8" table:formula="of:=[.$C236]*[$'punishment yearly'.I273]" office:value-type="float" office:value="0.397915488405914">
            <text:p>0</text:p>
          </table:table-cell>
          <table:table-cell table:style-name="ce8" table:formula="of:=[.$C236]*[$'punishment yearly'.J273]" office:value-type="float" office:value="0">
            <text:p>0</text:p>
          </table:table-cell>
          <table:table-cell table:style-name="ce8" table:formula="of:=[.$C236]*[$'punishment yearly'.K273]" office:value-type="float" office:value="85.2791468045568">
            <text:p>85</text:p>
          </table:table-cell>
          <table:table-cell table:number-columns-repeated="1018"/>
        </table:table-row>
        <table:table-row table:style-name="ro1">
          <table:table-cell table:style-name="ce3" table:formula="of:=[$'punishment yearly'.A274]" office:value-type="float" office:value="1980">
            <text:p>1980</text:p>
          </table:table-cell>
          <table:table-cell table:style-name="ce8" table:formula="of:=[$'punishment yearly'.C274]" office:value-type="float" office:value="49603">
            <text:p>49,603</text:p>
          </table:table-cell>
          <table:table-cell table:style-name="ce8" table:formula="of:=[$'punishment yearly'.E274]" office:value-type="float" office:value="85.56538919017">
            <text:p>86</text:p>
          </table:table-cell>
          <table:table-cell table:style-name="ce8" table:formula="of:=[.$C237]*[$'punishment yearly'.I274]" office:value-type="float" office:value="0.360865270245751">
            <text:p>0</text:p>
          </table:table-cell>
          <table:table-cell table:style-name="ce8" table:formula="of:=[.$C237]*[$'punishment yearly'.J274]" office:value-type="float" office:value="0">
            <text:p>0</text:p>
          </table:table-cell>
          <table:table-cell table:style-name="ce8" table:formula="of:=[.$C237]*[$'punishment yearly'.K274]" office:value-type="float" office:value="85.2045239199242">
            <text:p>85</text:p>
          </table:table-cell>
          <table:table-cell table:number-columns-repeated="1018"/>
        </table:table-row>
        <table:table-row table:style-name="ro1">
          <table:table-cell table:style-name="ce3" table:formula="of:=[$'punishment yearly'.A275]" office:value-type="float" office:value="1981">
            <text:p>1981</text:p>
          </table:table-cell>
          <table:table-cell table:style-name="ce8" table:formula="of:=[$'punishment yearly'.C275]" office:value-type="float" office:value="49634.3">
            <text:p>49,634</text:p>
          </table:table-cell>
          <table:table-cell table:style-name="ce8" table:formula="of:=[$'punishment yearly'.E275]" office:value-type="float" office:value="87.5825789826793">
            <text:p>88</text:p>
          </table:table-cell>
          <table:table-cell table:style-name="ce8" table:formula="of:=[.$C238]*[$'punishment yearly'.I275]" office:value-type="float" office:value="0.322357724396234">
            <text:p>0</text:p>
          </table:table-cell>
          <table:table-cell table:style-name="ce8" table:formula="of:=[.$C238]*[$'punishment yearly'.J275]" office:value-type="float" office:value="0">
            <text:p>0</text:p>
          </table:table-cell>
          <table:table-cell table:style-name="ce8" table:formula="of:=[.$C238]*[$'punishment yearly'.K275]" office:value-type="float" office:value="87.2602212582831">
            <text:p>87</text:p>
          </table:table-cell>
          <table:table-cell table:number-columns-repeated="1018"/>
        </table:table-row>
        <table:table-row table:style-name="ro1">
          <table:table-cell table:style-name="ce3" table:formula="of:=[$'punishment yearly'.A276]" office:value-type="float" office:value="1982">
            <text:p>1982</text:p>
          </table:table-cell>
          <table:table-cell table:style-name="ce8" table:formula="of:=[$'punishment yearly'.C276]" office:value-type="float" office:value="49581.6">
            <text:p>49,582</text:p>
          </table:table-cell>
          <table:table-cell table:style-name="ce8" table:formula="of:=[$'punishment yearly'.E276]" office:value-type="float" office:value="88.4501508624167">
            <text:p>88</text:p>
          </table:table-cell>
          <table:table-cell table:style-name="ce8" table:formula="of:=[.$C239]*[$'punishment yearly'.I276]" office:value-type="float" office:value="0.298497829840102">
            <text:p>0</text:p>
          </table:table-cell>
          <table:table-cell table:style-name="ce8" table:formula="of:=[.$C239]*[$'punishment yearly'.J276]" office:value-type="float" office:value="0">
            <text:p>0</text:p>
          </table:table-cell>
          <table:table-cell table:style-name="ce8" table:formula="of:=[.$C239]*[$'punishment yearly'.K276]" office:value-type="float" office:value="88.1516530325766">
            <text:p>88</text:p>
          </table:table-cell>
          <table:table-cell table:number-columns-repeated="1018"/>
        </table:table-row>
        <table:table-row table:style-name="ro1">
          <table:table-cell table:style-name="ce3" table:formula="of:=[$'punishment yearly'.A277]" office:value-type="float" office:value="1983">
            <text:p>1983</text:p>
          </table:table-cell>
          <table:table-cell table:style-name="ce8" table:formula="of:=[$'punishment yearly'.C277]" office:value-type="float" office:value="49617">
            <text:p>49,617</text:p>
          </table:table-cell>
          <table:table-cell table:style-name="ce8" table:formula="of:=[$'punishment yearly'.E277]" office:value-type="float" office:value="87.8771388838503">
            <text:p>88</text:p>
          </table:table-cell>
          <table:table-cell table:style-name="ce8" table:formula="of:=[.$C240]*[$'punishment yearly'.I277]" office:value-type="float" office:value="0.282161355986859">
            <text:p>0</text:p>
          </table:table-cell>
          <table:table-cell table:style-name="ce8" table:formula="of:=[.$C240]*[$'punishment yearly'.J277]" office:value-type="float" office:value="0">
            <text:p>0</text:p>
          </table:table-cell>
          <table:table-cell table:style-name="ce8" table:formula="of:=[.$C240]*[$'punishment yearly'.K277]" office:value-type="float" office:value="87.5949775278634">
            <text:p>88</text:p>
          </table:table-cell>
          <table:table-cell table:number-columns-repeated="1018"/>
        </table:table-row>
        <table:table-row table:style-name="ro1">
          <table:table-cell table:style-name="ce3" table:formula="of:=[$'punishment yearly'.A278]" office:value-type="float" office:value="1984">
            <text:p>1984</text:p>
          </table:table-cell>
          <table:table-cell table:style-name="ce8" table:formula="of:=[$'punishment yearly'.C278]" office:value-type="float" office:value="49713.1">
            <text:p>49,713</text:p>
          </table:table-cell>
          <table:table-cell table:style-name="ce8" table:formula="of:=[$'punishment yearly'.E278]" office:value-type="float" office:value="87.3391520544887">
            <text:p>87</text:p>
          </table:table-cell>
          <table:table-cell table:style-name="ce8" table:formula="of:=[.$C241]*[$'punishment yearly'.I278]" office:value-type="float" office:value="0.249431236434662">
            <text:p>0</text:p>
          </table:table-cell>
          <table:table-cell table:style-name="ce8" table:formula="of:=[.$C241]*[$'punishment yearly'.J278]" office:value-type="float" office:value="0">
            <text:p>0</text:p>
          </table:table-cell>
          <table:table-cell table:style-name="ce8" table:formula="of:=[.$C241]*[$'punishment yearly'.K278]" office:value-type="float" office:value="87.089720818054">
            <text:p>87</text:p>
          </table:table-cell>
          <table:table-cell table:number-columns-repeated="1018"/>
        </table:table-row>
        <table:table-row table:style-name="ro1">
          <table:table-cell table:style-name="ce3" table:formula="of:=[$'punishment yearly'.A279]" office:value-type="float" office:value="1985">
            <text:p>1985</text:p>
          </table:table-cell>
          <table:table-cell table:style-name="ce8" table:formula="of:=[$'punishment yearly'.C279]" office:value-type="float" office:value="49860.7">
            <text:p>49,861</text:p>
          </table:table-cell>
          <table:table-cell table:style-name="ce8" table:formula="of:=[$'punishment yearly'.E279]" office:value-type="float" office:value="92.9369222654315">
            <text:p>93</text:p>
          </table:table-cell>
          <table:table-cell table:style-name="ce8" table:formula="of:=[.$C242]*[$'punishment yearly'.I279]" office:value-type="float" office:value="0.212592282097925">
            <text:p>0</text:p>
          </table:table-cell>
          <table:table-cell table:style-name="ce8" table:formula="of:=[.$C242]*[$'punishment yearly'.J279]" office:value-type="float" office:value="0">
            <text:p>0</text:p>
          </table:table-cell>
          <table:table-cell table:style-name="ce8" table:formula="of:=[.$C242]*[$'punishment yearly'.K279]" office:value-type="float" office:value="92.7243299833336">
            <text:p>93</text:p>
          </table:table-cell>
          <table:table-cell table:number-columns-repeated="1018"/>
        </table:table-row>
        <table:table-row table:style-name="ro1">
          <table:table-cell table:style-name="ce3" table:formula="of:=[$'punishment yearly'.A280]" office:value-type="float" office:value="1986">
            <text:p>1986</text:p>
          </table:table-cell>
          <table:table-cell table:style-name="ce8" table:formula="of:=[$'punishment yearly'.C280]" office:value-type="float" office:value="49998.6">
            <text:p>49,999</text:p>
          </table:table-cell>
          <table:table-cell table:style-name="ce8" table:formula="of:=[$'punishment yearly'.E280]" office:value-type="float" office:value="93.7266243454817">
            <text:p>94</text:p>
          </table:table-cell>
          <table:table-cell table:style-name="ce8" table:formula="of:=[.$C243]*[$'punishment yearly'.I280]" office:value-type="float" office:value="0.18400515214426">
            <text:p>0</text:p>
          </table:table-cell>
          <table:table-cell table:style-name="ce8" table:formula="of:=[.$C243]*[$'punishment yearly'.J280]" office:value-type="float" office:value="0">
            <text:p>0</text:p>
          </table:table-cell>
          <table:table-cell table:style-name="ce8" table:formula="of:=[.$C243]*[$'punishment yearly'.K280]" office:value-type="float" office:value="93.5426191933374">
            <text:p>94</text:p>
          </table:table-cell>
          <table:table-cell table:number-columns-repeated="1018"/>
        </table:table-row>
        <table:table-row table:style-name="ro1">
          <table:table-cell table:style-name="ce3" table:formula="of:=[$'punishment yearly'.A281]" office:value-type="float" office:value="1987">
            <text:p>1987</text:p>
          </table:table-cell>
          <table:table-cell table:style-name="ce8" table:formula="of:=[$'punishment yearly'.C281]" office:value-type="float" office:value="50123">
            <text:p>50,123</text:p>
          </table:table-cell>
          <table:table-cell table:style-name="ce8" table:formula="of:=[$'punishment yearly'.E281]" office:value-type="float" office:value="96.7519901043433">
            <text:p>97</text:p>
          </table:table-cell>
          <table:table-cell table:style-name="ce8" table:formula="of:=[.$C244]*[$'punishment yearly'.I281]" office:value-type="float" office:value="0.137661353071444">
            <text:p>0</text:p>
          </table:table-cell>
          <table:table-cell table:style-name="ce8" table:formula="of:=[.$C244]*[$'punishment yearly'.J281]" office:value-type="float" office:value="0">
            <text:p>0</text:p>
          </table:table-cell>
          <table:table-cell table:style-name="ce8" table:formula="of:=[.$C244]*[$'punishment yearly'.K281]" office:value-type="float" office:value="96.6143287512719">
            <text:p>97</text:p>
          </table:table-cell>
          <table:table-cell table:number-columns-repeated="1018"/>
        </table:table-row>
        <table:table-row table:style-name="ro1">
          <table:table-cell table:style-name="ce3" table:formula="of:=[$'punishment yearly'.A282]" office:value-type="float" office:value="1988">
            <text:p>1988</text:p>
          </table:table-cell>
          <table:table-cell table:style-name="ce8" table:formula="of:=[$'punishment yearly'.C282]" office:value-type="float" office:value="50253.6">
            <text:p>50,254</text:p>
          </table:table-cell>
          <table:table-cell table:style-name="ce8" table:formula="of:=[$'punishment yearly'.E282]" office:value-type="float" office:value="97.3621790279701">
            <text:p>97</text:p>
          </table:table-cell>
          <table:table-cell table:style-name="ce8" table:formula="of:=[.$C245]*[$'punishment yearly'.I282]" office:value-type="float" office:value="0.111434802680803">
            <text:p>0</text:p>
          </table:table-cell>
          <table:table-cell table:style-name="ce8" table:formula="of:=[.$C245]*[$'punishment yearly'.J282]" office:value-type="float" office:value="0">
            <text:p>0</text:p>
          </table:table-cell>
          <table:table-cell table:style-name="ce8" table:formula="of:=[.$C245]*[$'punishment yearly'.K282]" office:value-type="float" office:value="97.2507442252893">
            <text:p>97</text:p>
          </table:table-cell>
          <table:table-cell table:number-columns-repeated="1018"/>
        </table:table-row>
        <table:table-row table:style-name="ro1">
          <table:table-cell table:style-name="ce3" table:formula="of:=[$'punishment yearly'.A283]" office:value-type="float" office:value="1989">
            <text:p>1989</text:p>
          </table:table-cell>
          <table:table-cell table:style-name="ce8" table:formula="of:=[$'punishment yearly'.C283]" office:value-type="float" office:value="50407.8">
            <text:p>50,408</text:p>
          </table:table-cell>
          <table:table-cell table:style-name="ce8" table:formula="of:=[$'punishment yearly'.E283]" office:value-type="float" office:value="96.296604890513">
            <text:p>96</text:p>
          </table:table-cell>
          <table:table-cell table:style-name="ce8" table:formula="of:=[.$C246]*[$'punishment yearly'.I283]" office:value-type="float" office:value="0.0813366185391943">
            <text:p>0</text:p>
          </table:table-cell>
          <table:table-cell table:style-name="ce8" table:formula="of:=[.$C246]*[$'punishment yearly'.J283]" office:value-type="float" office:value="0">
            <text:p>0</text:p>
          </table:table-cell>
          <table:table-cell table:style-name="ce8" table:formula="of:=[.$C246]*[$'punishment yearly'.K283]" office:value-type="float" office:value="96.2152682719738">
            <text:p>96</text:p>
          </table:table-cell>
          <table:table-cell table:number-columns-repeated="1018"/>
        </table:table-row>
        <table:table-row table:style-name="ro1">
          <table:table-cell table:style-name="ce3" table:formula="of:=[$'punishment yearly'.A284]" office:value-type="float" office:value="1990">
            <text:p>1990</text:p>
          </table:table-cell>
          <table:table-cell table:style-name="ce8" table:formula="of:=[$'punishment yearly'.C284]" office:value-type="float" office:value="50560.6">
            <text:p>50,561</text:p>
          </table:table-cell>
          <table:table-cell table:style-name="ce8" table:formula="of:=[$'punishment yearly'.E284]" office:value-type="float" office:value="89.0100196595768">
            <text:p>89</text:p>
          </table:table-cell>
          <table:table-cell table:style-name="ce8" table:formula="of:=[.$C247]*[$'punishment yearly'.I284]" office:value-type="float" office:value="0.0573569142771249">
            <text:p>0</text:p>
          </table:table-cell>
          <table:table-cell table:style-name="ce8" table:formula="of:=[.$C247]*[$'punishment yearly'.J284]" office:value-type="float" office:value="0">
            <text:p>0</text:p>
          </table:table-cell>
          <table:table-cell table:style-name="ce8" table:formula="of:=[.$C247]*[$'punishment yearly'.K284]" office:value-type="float" office:value="88.9526627452997">
            <text:p>89</text:p>
          </table:table-cell>
          <table:table-cell table:number-columns-repeated="1018"/>
        </table:table-row>
        <table:table-row table:style-name="ro1">
          <table:table-cell table:style-name="ce3" table:formula="of:=[$'punishment yearly'.A285]" office:value-type="float" office:value="1991">
            <text:p>1991</text:p>
          </table:table-cell>
          <table:table-cell table:style-name="ce8" table:formula="of:=[$'punishment yearly'.C285]" office:value-type="float" office:value="50748">
            <text:p>50,748</text:p>
          </table:table-cell>
          <table:table-cell table:style-name="ce8" table:formula="of:=[$'punishment yearly'.E285]" office:value-type="float" office:value="88.3542208559943">
            <text:p>88</text:p>
          </table:table-cell>
          <table:table-cell table:style-name="ce8" table:formula="of:=[.$C248]*[$'punishment yearly'.I285]" office:value-type="float" office:value="0.0571451091668637">
            <text:p>0</text:p>
          </table:table-cell>
          <table:table-cell table:style-name="ce8" table:formula="of:=[.$C248]*[$'punishment yearly'.J285]" office:value-type="float" office:value="0">
            <text:p>0</text:p>
          </table:table-cell>
          <table:table-cell table:style-name="ce8" table:formula="of:=[.$C248]*[$'punishment yearly'.K285]" office:value-type="float" office:value="88.2970757468275">
            <text:p>88</text:p>
          </table:table-cell>
          <table:table-cell table:number-columns-repeated="1018"/>
        </table:table-row>
        <table:table-row table:style-name="ro1">
          <table:table-cell table:style-name="ce3" table:formula="of:=[$'punishment yearly'.A286]" office:value-type="float" office:value="1992">
            <text:p>1992</text:p>
          </table:table-cell>
          <table:table-cell table:style-name="ce8" table:formula="of:=[$'punishment yearly'.C286]" office:value-type="float" office:value="50875.6">
            <text:p>50,876</text:p>
          </table:table-cell>
          <table:table-cell table:style-name="ce8" table:formula="of:=[$'punishment yearly'.E286]" office:value-type="float" office:value="87.951788283578">
            <text:p>88</text:p>
          </table:table-cell>
          <table:table-cell table:style-name="ce8" table:formula="of:=[.$C249]*[$'punishment yearly'.I286]" office:value-type="float" office:value="0.0530706271768785">
            <text:p>0</text:p>
          </table:table-cell>
          <table:table-cell table:style-name="ce8" table:formula="of:=[.$C249]*[$'punishment yearly'.J286]" office:value-type="float" office:value="0">
            <text:p>0</text:p>
          </table:table-cell>
          <table:table-cell table:style-name="ce8" table:formula="of:=[.$C249]*[$'punishment yearly'.K286]" office:value-type="float" office:value="87.8987176564011">
            <text:p>88</text:p>
          </table:table-cell>
          <table:table-cell table:number-columns-repeated="1018"/>
        </table:table-row>
        <table:table-row table:style-name="ro1">
          <table:table-cell table:style-name="ce3" table:formula="of:=[$'punishment yearly'.A287]" office:value-type="float" office:value="1993">
            <text:p>1993</text:p>
          </table:table-cell>
          <table:table-cell table:style-name="ce8" table:formula="of:=[$'punishment yearly'.C287]" office:value-type="float" office:value="50985.9">
            <text:p>50,986</text:p>
          </table:table-cell>
          <table:table-cell table:style-name="ce8" table:formula="of:=[$'punishment yearly'.E287]" office:value-type="float" office:value="87.4261315383273">
            <text:p>87</text:p>
          </table:table-cell>
          <table:table-cell table:style-name="ce8" table:formula="of:=[.$C250]*[$'punishment yearly'.I287]" office:value-type="float" office:value="0.0451105109451829">
            <text:p>0</text:p>
          </table:table-cell>
          <table:table-cell table:style-name="ce8" table:formula="of:=[.$C250]*[$'punishment yearly'.J287]" office:value-type="float" office:value="0">
            <text:p>0</text:p>
          </table:table-cell>
          <table:table-cell table:style-name="ce8" table:formula="of:=[.$C250]*[$'punishment yearly'.K287]" office:value-type="float" office:value="87.3810210273821">
            <text:p>87</text:p>
          </table:table-cell>
          <table:table-cell table:number-columns-repeated="1018"/>
        </table:table-row>
        <table:table-row table:style-name="ro1">
          <table:table-cell table:style-name="ce3" table:formula="of:=[$'punishment yearly'.A288]" office:value-type="float" office:value="1994">
            <text:p>1994</text:p>
          </table:table-cell>
          <table:table-cell table:style-name="ce8" table:formula="of:=[$'punishment yearly'.C288]" office:value-type="float" office:value="51116.2">
            <text:p>51,116</text:p>
          </table:table-cell>
          <table:table-cell table:style-name="ce8" table:formula="of:=[$'punishment yearly'.E288]" office:value-type="float" office:value="95.1518305351337">
            <text:p>95</text:p>
          </table:table-cell>
          <table:table-cell table:style-name="ce8" table:formula="of:=[.$C251]*[$'punishment yearly'.I288]" office:value-type="float" office:value="0.0332575582691984">
            <text:p>0</text:p>
          </table:table-cell>
          <table:table-cell table:style-name="ce8" table:formula="of:=[.$C251]*[$'punishment yearly'.J288]" office:value-type="float" office:value="0">
            <text:p>0</text:p>
          </table:table-cell>
          <table:table-cell table:style-name="ce8" table:formula="of:=[.$C251]*[$'punishment yearly'.K288]" office:value-type="float" office:value="95.1185729768645">
            <text:p>95</text:p>
          </table:table-cell>
          <table:table-cell table:number-columns-repeated="1018"/>
        </table:table-row>
        <table:table-row table:style-name="ro1">
          <table:table-cell table:style-name="ce3" table:formula="of:=[$'punishment yearly'.A289]" office:value-type="float" office:value="1995">
            <text:p>1995</text:p>
          </table:table-cell>
          <table:table-cell table:style-name="ce8" table:formula="of:=[$'punishment yearly'.C289]" office:value-type="float" office:value="51272">
            <text:p>51,272</text:p>
          </table:table-cell>
          <table:table-cell table:style-name="ce8" table:formula="of:=[$'punishment yearly'.E289]" office:value-type="float" office:value="99.4226868466219">
            <text:p>99</text:p>
          </table:table-cell>
          <table:table-cell table:style-name="ce8" table:formula="of:=[.$C252]*[$'punishment yearly'.I289]" office:value-type="float" office:value="0.0273053518489624">
            <text:p>0</text:p>
          </table:table-cell>
          <table:table-cell table:style-name="ce8" table:formula="of:=[.$C252]*[$'punishment yearly'.J289]" office:value-type="float" office:value="0">
            <text:p>0</text:p>
          </table:table-cell>
          <table:table-cell table:style-name="ce8" table:formula="of:=[.$C252]*[$'punishment yearly'.K289]" office:value-type="float" office:value="99.395381494773">
            <text:p>99</text:p>
          </table:table-cell>
          <table:table-cell table:number-columns-repeated="1018"/>
        </table:table-row>
        <table:table-row table:style-name="ro1">
          <table:table-cell table:style-name="ce3" table:formula="of:=[$'punishment yearly'.A290]" office:value-type="float" office:value="1996">
            <text:p>1996</text:p>
          </table:table-cell>
          <table:table-cell table:style-name="ce8" table:formula="of:=[$'punishment yearly'.C290]" office:value-type="float" office:value="51410.4">
            <text:p>51,410</text:p>
          </table:table-cell>
          <table:table-cell table:style-name="ce8" table:formula="of:=[$'punishment yearly'.E290]" office:value-type="float" office:value="107.542442774225">
            <text:p>108</text:p>
          </table:table-cell>
          <table:table-cell table:style-name="ce8" table:formula="of:=[.$C253]*[$'punishment yearly'.I290]" office:value-type="float" office:value="0.0136159220702426">
            <text:p>0</text:p>
          </table:table-cell>
          <table:table-cell table:style-name="ce8" table:formula="of:=[.$C253]*[$'punishment yearly'.J290]" office:value-type="float" office:value="0">
            <text:p>0</text:p>
          </table:table-cell>
          <table:table-cell table:style-name="ce8" table:formula="of:=[.$C253]*[$'punishment yearly'.K290]" office:value-type="float" office:value="107.528826852154">
            <text:p>108</text:p>
          </table:table-cell>
          <table:table-cell table:number-columns-repeated="1018"/>
        </table:table-row>
        <table:table-row table:style-name="ro1">
          <table:table-cell table:style-name="ce3" table:formula="of:=[$'punishment yearly'.A291]" office:value-type="float" office:value="1997">
            <text:p>1997</text:p>
          </table:table-cell>
          <table:table-cell table:style-name="ce8" table:formula="of:=[$'punishment yearly'.C291]" office:value-type="float" office:value="51559.6">
            <text:p>51,560</text:p>
          </table:table-cell>
          <table:table-cell table:style-name="ce8" table:formula="of:=[$'punishment yearly'.E291]" office:value-type="float" office:value="118.538545683054">
            <text:p>119</text:p>
          </table:table-cell>
          <table:table-cell table:style-name="ce8" table:formula="of:=[.$C254]*[$'punishment yearly'.I291]" office:value-type="float" office:value="0.00775801208698283">
            <text:p>0</text:p>
          </table:table-cell>
          <table:table-cell table:style-name="ce8" table:formula="of:=[.$C254]*[$'punishment yearly'.J291]" office:value-type="float" office:value="0">
            <text:p>0</text:p>
          </table:table-cell>
          <table:table-cell table:style-name="ce8" table:formula="of:=[.$C254]*[$'punishment yearly'.K291]" office:value-type="float" office:value="118.530787670967">
            <text:p>119</text:p>
          </table:table-cell>
          <table:table-cell table:number-columns-repeated="1018"/>
        </table:table-row>
        <table:table-row table:style-name="ro1">
          <table:table-cell table:style-name="ce3" table:formula="of:=[$'punishment yearly'.A292]" office:value-type="float" office:value="1998">
            <text:p>1998</text:p>
          </table:table-cell>
          <table:table-cell table:style-name="ce8" table:formula="of:=[$'punishment yearly'.C292]" office:value-type="float" office:value="51720.1">
            <text:p>51,720</text:p>
          </table:table-cell>
          <table:table-cell table:style-name="ce8" table:formula="of:=[$'punishment yearly'.E292]" office:value-type="float" office:value="126.258456576843">
            <text:p>126</text:p>
          </table:table-cell>
          <table:table-cell table:style-name="ce8" table:formula="of:=[.$C255]*[$'punishment yearly'.I292]" office:value-type="float" office:value="0.00386696854801131">
            <text:p>0</text:p>
          </table:table-cell>
          <table:table-cell table:style-name="ce8" table:formula="of:=[.$C255]*[$'punishment yearly'.J292]" office:value-type="float" office:value="0">
            <text:p>0</text:p>
          </table:table-cell>
          <table:table-cell table:style-name="ce8" table:formula="of:=[.$C255]*[$'punishment yearly'.K292]" office:value-type="float" office:value="126.254589608295">
            <text:p>126</text:p>
          </table:table-cell>
          <table:table-cell table:number-columns-repeated="1018"/>
        </table:table-row>
        <table:table-row table:style-name="ro1">
          <table:table-cell table:style-name="ce3" table:formula="of:=[$'punishment yearly'.A293]" office:value-type="float" office:value="1999">
            <text:p>1999</text:p>
          </table:table-cell>
          <table:table-cell table:style-name="ce8" table:formula="of:=[$'punishment yearly'.C293]" office:value-type="float" office:value="51933.5">
            <text:p>51,934</text:p>
          </table:table-cell>
          <table:table-cell table:style-name="ce8" table:formula="of:=[$'punishment yearly'.E293]" office:value-type="float" office:value="124.717186401841">
            <text:p>125</text:p>
          </table:table-cell>
          <table:table-cell table:style-name="ce8" table:formula="of:=[.$C256]*[$'punishment yearly'.I293]" office:value-type="float" office:value="0">
            <text:p>0</text:p>
          </table:table-cell>
          <table:table-cell table:style-name="ce8" table:formula="of:=[.$C256]*[$'punishment yearly'.J293]" office:value-type="float" office:value="0">
            <text:p>0</text:p>
          </table:table-cell>
          <table:table-cell table:style-name="ce8" table:formula="of:=[.$C256]*[$'punishment yearly'.K293]" office:value-type="float" office:value="124.717186401841">
            <text:p>125</text:p>
          </table:table-cell>
          <table:table-cell table:number-columns-repeated="1018"/>
        </table:table-row>
        <table:table-row table:style-name="ro1">
          <table:table-cell table:style-name="ce3" table:formula="of:=[$'punishment yearly'.A294]" office:value-type="float" office:value="2000">
            <text:p>2000</text:p>
          </table:table-cell>
          <table:table-cell table:style-name="ce8" table:formula="of:=[$'punishment yearly'.C294]" office:value-type="float" office:value="52140.2">
            <text:p>52,140</text:p>
          </table:table-cell>
          <table:table-cell table:style-name="ce8" table:formula="of:=[$'punishment yearly'.E294]" office:value-type="float" office:value="123.90056041212">
            <text:p>124</text:p>
          </table:table-cell>
          <table:table-cell table:style-name="ce8" table:formula="of:=[.$C257]*[$'punishment yearly'.I294]" office:value-type="float" office:value="0">
            <text:p>0</text:p>
          </table:table-cell>
          <table:table-cell table:style-name="ce8" table:formula="of:=[.$C257]*[$'punishment yearly'.J294]" office:value-type="float" office:value="0">
            <text:p>0</text:p>
          </table:table-cell>
          <table:table-cell table:style-name="ce8" table:formula="of:=[.$C257]*[$'punishment yearly'.K294]" office:value-type="float" office:value="123.90056041212">
            <text:p>124</text:p>
          </table:table-cell>
          <table:table-cell table:number-columns-repeated="1018"/>
        </table:table-row>
        <table:table-row table:style-name="ro1">
          <table:table-cell table:style-name="ce3" table:formula="of:=[$'punishment yearly'.A295]" office:value-type="float" office:value="2001">
            <text:p>2001</text:p>
          </table:table-cell>
          <table:table-cell table:style-name="ce8" table:formula="of:=[$'punishment yearly'.C295]" office:value-type="float" office:value="52360">
            <text:p>52,360</text:p>
          </table:table-cell>
          <table:table-cell table:style-name="ce8" table:formula="of:=[$'punishment yearly'.E295]" office:value-type="float" office:value="126.623376623377">
            <text:p>127</text:p>
          </table:table-cell>
          <table:table-cell table:style-name="ce8" table:formula="of:=[.$C258]*[$'punishment yearly'.I295]" office:value-type="float" office:value="0">
            <text:p>0</text:p>
          </table:table-cell>
          <table:table-cell table:style-name="ce8" table:formula="of:=[.$C258]*[$'punishment yearly'.J295]" office:value-type="float" office:value="0">
            <text:p>0</text:p>
          </table:table-cell>
          <table:table-cell table:style-name="ce8" table:formula="of:=[.$C258]*[$'punishment yearly'.K295]" office:value-type="float" office:value="126.623376623377">
            <text:p>127</text:p>
          </table:table-cell>
          <table:table-cell table:number-columns-repeated="1018"/>
        </table:table-row>
        <table:table-row table:style-name="ro1">
          <table:table-cell table:style-name="ce3" table:formula="of:=[$'punishment yearly'.A296]" office:value-type="float" office:value="2002">
            <text:p>2002</text:p>
          </table:table-cell>
          <table:table-cell table:style-name="ce8" table:formula="of:=[$'punishment yearly'.C296]" office:value-type="float" office:value="52567.3">
            <text:p>52,567</text:p>
          </table:table-cell>
          <table:table-cell table:style-name="ce8" table:formula="of:=[$'punishment yearly'.E296]" office:value-type="float" office:value="134.642639055078">
            <text:p>135</text:p>
          </table:table-cell>
          <table:table-cell table:style-name="ce8" table:formula="of:=[.$C259]*[$'punishment yearly'.I296]" office:value-type="float" office:value="0">
            <text:p>0</text:p>
          </table:table-cell>
          <table:table-cell table:style-name="ce8" table:formula="of:=[.$C259]*[$'punishment yearly'.J296]" office:value-type="float" office:value="0">
            <text:p>0</text:p>
          </table:table-cell>
          <table:table-cell table:style-name="ce8" table:formula="of:=[.$C259]*[$'punishment yearly'.K296]" office:value-type="float" office:value="134.642639055078">
            <text:p>135</text:p>
          </table:table-cell>
          <table:table-cell table:number-columns-repeated="1018"/>
        </table:table-row>
        <table:table-row table:style-name="ro1">
          <table:table-cell table:style-name="ce3" table:formula="of:=[$'punishment yearly'.A297]" office:value-type="float" office:value="2003">
            <text:p>2003</text:p>
          </table:table-cell>
          <table:table-cell table:style-name="ce8" table:formula="of:=[$'punishment yearly'.C297]" office:value-type="float" office:value="52792.2">
            <text:p>52,792</text:p>
          </table:table-cell>
          <table:table-cell table:style-name="ce8" table:formula="of:=[$'punishment yearly'.E297]" office:value-type="float" office:value="138.348089301071">
            <text:p>138</text:p>
          </table:table-cell>
          <table:table-cell table:style-name="ce8" table:formula="of:=[.$C260]*[$'punishment yearly'.I297]" office:value-type="float" office:value="0">
            <text:p>0</text:p>
          </table:table-cell>
          <table:table-cell table:style-name="ce8" table:formula="of:=[.$C260]*[$'punishment yearly'.J297]" office:value-type="float" office:value="0">
            <text:p>0</text:p>
          </table:table-cell>
          <table:table-cell table:style-name="ce8" table:formula="of:=[.$C260]*[$'punishment yearly'.K297]" office:value-type="float" office:value="138.348089301071">
            <text:p>138</text:p>
          </table:table-cell>
          <table:table-cell table:number-columns-repeated="1018"/>
        </table:table-row>
        <table:table-row table:style-name="ro1">
          <table:table-cell table:style-name="ce3" table:formula="of:=[$'punishment yearly'.A298]" office:value-type="float" office:value="2004">
            <text:p>2004</text:p>
          </table:table-cell>
          <table:table-cell table:style-name="ce8" table:formula="of:=[$'punishment yearly'.C298]" office:value-type="float" office:value="53053.2">
            <text:p>53,053</text:p>
          </table:table-cell>
          <table:table-cell table:style-name="ce8" table:formula="of:=[$'punishment yearly'.E298]" office:value-type="float" office:value="140.7191272157">
            <text:p>141</text:p>
          </table:table-cell>
          <table:table-cell table:style-name="ce8" table:formula="of:=[.$C261]*[$'punishment yearly'.I298]" office:value-type="float" office:value="0">
            <text:p>0</text:p>
          </table:table-cell>
          <table:table-cell table:style-name="ce8" table:formula="of:=[.$C261]*[$'punishment yearly'.J298]" office:value-type="float" office:value="0">
            <text:p>0</text:p>
          </table:table-cell>
          <table:table-cell table:style-name="ce8" table:formula="of:=[.$C261]*[$'punishment yearly'.K298]" office:value-type="float" office:value="140.7191272157">
            <text:p>141</text:p>
          </table:table-cell>
          <table:table-cell table:number-columns-repeated="1018"/>
        </table:table-row>
        <table:table-row table:style-name="ro1">
          <table:table-cell table:style-name="ce3" table:formula="of:=[$'punishment yearly'.A299]" office:value-type="float" office:value="2005">
            <text:p>2005</text:p>
          </table:table-cell>
          <table:table-cell table:style-name="ce8" table:formula="of:=[$'punishment yearly'.C299]" office:value-type="float" office:value="53416.3">
            <text:p>53,416</text:p>
          </table:table-cell>
          <table:table-cell table:style-name="ce8" table:formula="of:=[$'punishment yearly'.E299]" office:value-type="float" office:value="142.239353905081">
            <text:p>142</text:p>
          </table:table-cell>
          <table:table-cell table:style-name="ce8" table:formula="of:=[.$C262]*[$'punishment yearly'.I299]" office:value-type="float" office:value="0">
            <text:p>0</text:p>
          </table:table-cell>
          <table:table-cell table:style-name="ce8" table:formula="of:=[.$C262]*[$'punishment yearly'.J299]" office:value-type="float" office:value="0">
            <text:p>0</text:p>
          </table:table-cell>
          <table:table-cell table:style-name="ce8" table:formula="of:=[.$C262]*[$'punishment yearly'.K299]" office:value-type="float" office:value="142.239353905081">
            <text:p>142</text:p>
          </table:table-cell>
          <table:table-cell table:number-columns-repeated="1018"/>
        </table:table-row>
        <table:table-row table:style-name="ro1">
          <table:table-cell table:style-name="ce3" table:formula="of:=[$'punishment yearly'.A300]" office:value-type="float" office:value="2006">
            <text:p>2006</text:p>
          </table:table-cell>
          <table:table-cell table:style-name="ce8" table:formula="of:=[$'punishment yearly'.C300]" office:value-type="float" office:value="53725.8">
            <text:p>53,726</text:p>
          </table:table-cell>
          <table:table-cell table:style-name="ce8" table:formula="of:=[$'punishment yearly'.E300]" office:value-type="float" office:value="145.418030071213">
            <text:p>145</text:p>
          </table:table-cell>
          <table:table-cell table:style-name="ce8" table:formula="of:=[.$C263]*[$'punishment yearly'.I300]" office:value-type="float" office:value="0">
            <text:p>0</text:p>
          </table:table-cell>
          <table:table-cell table:style-name="ce8" table:formula="of:=[.$C263]*[$'punishment yearly'.J300]" office:value-type="float" office:value="0">
            <text:p>0</text:p>
          </table:table-cell>
          <table:table-cell table:style-name="ce8" table:formula="of:=[.$C263]*[$'punishment yearly'.K300]" office:value-type="float" office:value="145.418030071213">
            <text:p>145</text:p>
          </table:table-cell>
          <table:table-cell table:number-columns-repeated="1018"/>
        </table:table-row>
        <table:table-row table:style-name="ro1">
          <table:table-cell table:style-name="ce3" table:formula="of:=[$'punishment yearly'.A301]" office:value-type="float" office:value="2007">
            <text:p>2007</text:p>
          </table:table-cell>
          <table:table-cell table:style-name="ce8" table:formula="of:=[$'punishment yearly'.C301]" office:value-type="float" office:value="54082.3">
            <text:p>54,082</text:p>
          </table:table-cell>
          <table:table-cell table:style-name="ce8" table:formula="of:=[$'punishment yearly'.E301]" office:value-type="float" office:value="148.503299600794">
            <text:p>149</text:p>
          </table:table-cell>
          <table:table-cell table:style-name="ce8" table:formula="of:=[.$C264]*[$'punishment yearly'.I301]" office:value-type="float" office:value="0">
            <text:p>0</text:p>
          </table:table-cell>
          <table:table-cell table:style-name="ce8" table:formula="of:=[.$C264]*[$'punishment yearly'.J301]" office:value-type="float" office:value="0">
            <text:p>0</text:p>
          </table:table-cell>
          <table:table-cell table:style-name="ce8" table:formula="of:=[.$C264]*[$'punishment yearly'.K301]" office:value-type="float" office:value="148.503299600794">
            <text:p>149</text:p>
          </table:table-cell>
          <table:table-cell table:number-columns-repeated="1018"/>
        </table:table-row>
        <table:table-row table:style-name="ro1">
          <table:table-cell table:style-name="ce3" table:formula="of:=[$'punishment yearly'.A302]" office:value-type="float" office:value="2008">
            <text:p>2008</text:p>
          </table:table-cell>
          <table:table-cell table:style-name="ce8" table:formula="of:=[$'punishment yearly'.C302]" office:value-type="float" office:value="54454.7">
            <text:p>54,455</text:p>
          </table:table-cell>
          <table:table-cell table:style-name="ce8" table:formula="of:=[$'punishment yearly'.E302]" office:value-type="float" office:value="151.634294193155">
            <text:p>152</text:p>
          </table:table-cell>
          <table:table-cell table:style-name="ce8" table:formula="of:=[.$C265]*[$'punishment yearly'.I302]" office:value-type="float" office:value="0">
            <text:p>0</text:p>
          </table:table-cell>
          <table:table-cell table:style-name="ce8" table:formula="of:=[.$C265]*[$'punishment yearly'.J302]" office:value-type="float" office:value="0">
            <text:p>0</text:p>
          </table:table-cell>
          <table:table-cell table:style-name="ce8" table:formula="of:=[.$C265]*[$'punishment yearly'.K302]" office:value-type="float" office:value="151.634294193155">
            <text:p>152</text:p>
          </table:table-cell>
          <table:table-cell table:number-columns-repeated="1018"/>
        </table:table-row>
        <table:table-row table:style-name="ro1">
          <table:table-cell table:style-name="ce3" table:formula="of:=[$'punishment yearly'.A303]" office:value-type="float" office:value="2009">
            <text:p>2009</text:p>
          </table:table-cell>
          <table:table-cell table:style-name="ce8" table:formula="of:=[$'punishment yearly'.C303]" office:value-type="float" office:value="54809.1">
            <text:p>54,809</text:p>
          </table:table-cell>
          <table:table-cell table:style-name="ce8" table:formula="of:=[$'punishment yearly'.E303]" office:value-type="float" office:value="152.461908697643">
            <text:p>152</text:p>
          </table:table-cell>
          <table:table-cell table:style-name="ce8" table:formula="of:=[.$C266]*[$'punishment yearly'.I303]" office:value-type="float" office:value="0">
            <text:p>0</text:p>
          </table:table-cell>
          <table:table-cell table:style-name="ce8" table:formula="of:=[.$C266]*[$'punishment yearly'.J303]" office:value-type="float" office:value="0">
            <text:p>0</text:p>
          </table:table-cell>
          <table:table-cell table:style-name="ce8" table:formula="of:=[.$C266]*[$'punishment yearly'.K303]" office:value-type="float" office:value="152.461908697643">
            <text:p>152</text:p>
          </table:table-cell>
          <table:table-cell table:number-columns-repeated="1018"/>
        </table:table-row>
        <table:table-row table:style-name="ro1">
          <table:table-cell table:style-name="ce3" table:formula="of:=[$'punishment yearly'.A304]" office:value-type="float" office:value="2010">
            <text:p>2010</text:p>
          </table:table-cell>
          <table:table-cell table:style-name="ce8" table:formula="of:=[$'punishment yearly'.C304]" office:value-type="float" office:value="55240.5">
            <text:p>55,241</text:p>
          </table:table-cell>
          <table:table-cell table:style-name="ce8" table:formula="of:=[$'punishment yearly'.E304]" office:value-type="float" office:value="153.374788425159">
            <text:p>153</text:p>
          </table:table-cell>
          <table:table-cell table:style-name="ce8" table:formula="of:=[.$C267]*[$'punishment yearly'.I304]" office:value-type="float" office:value="0">
            <text:p>0</text:p>
          </table:table-cell>
          <table:table-cell table:style-name="ce8" table:formula="of:=[.$C267]*[$'punishment yearly'.J304]" office:value-type="float" office:value="0">
            <text:p>0</text:p>
          </table:table-cell>
          <table:table-cell table:style-name="ce8" table:formula="of:=[.$C267]*[$'punishment yearly'.K304]" office:value-type="float" office:value="153.374788425159">
            <text:p>153</text:p>
          </table:table-cell>
          <table:table-cell table:number-columns-repeated="1018"/>
        </table:table-row>
        <table:table-row table:style-name="ro1">
          <table:table-cell/>
          <table:table-cell table:style-name="ce6" table:number-columns-repeated="5"/>
          <table:table-cell table:number-columns-repeated="1018"/>
        </table:table-row>
        <table:table-row table:style-name="ro1" table:number-rows-repeated="10483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nishment sums" table:style-name="ta4" table:print="false">
        <table:table-column table:style-name="co18" table:default-cell-style-name="Excel_20_Built-in_20_Normal"/>
        <table:table-column table:style-name="co3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3" table:default-cell-style-name="Excel_20_Built-in_20_Normal"/>
        <table:table-column table:style-name="co19" table:default-cell-style-name="Excel_20_Built-in_20_Normal"/>
        <table:table-column table:style-name="co1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" office:value-type="string" table:number-columns-spanned="4" table:number-rows-spanned="1">
            <text:p>Summary statistics for punishment during various periods</text:p>
          </table:table-cell>
          <table:covered-table-cell table:number-columns-repeated="3" table:style-name="ce4"/>
          <table:table-cell table:number-columns-repeated="4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>
            <text:p>executed</text:p>
          </table:table-cell>
          <table:table-cell table:number-columns-repeated="2"/>
          <table:table-cell office:value-type="string">
            <text:p>transpor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persons</text:p>
          </table:table-cell>
          <table:table-cell office:value-type="string">
            <text:p>sex ratio</text:p>
          </table:table-cell>
          <table:table-cell office:value-type="string">
            <text:p>prevalence</text:p>
          </table:table-cell>
          <table:table-cell office:value-type="string">
            <text:p>total persons</text:p>
          </table:table-cell>
          <table:table-cell office:value-type="string">
            <text:p>sex ratio</text:p>
          </table:table-cell>
          <table:table-cell office:value-type="string">
            <text:p>prevalence</text:p>
          </table:table-cell>
          <table:table-cell/>
          <table:table-cell office:value-type="string">
            <text:p>source and notes</text:p>
          </table:table-cell>
          <table:table-cell table:number-columns-repeated="1015"/>
        </table:table-row>
        <table:table-row table:style-name="ro1">
          <table:table-cell office:value-type="string">
            <text:p>1718-1775</text:p>
          </table:table-cell>
          <table:table-cell table:number-columns-repeated="3"/>
          <table:table-cell table:style-name="ce6" table:formula="of:=SUM([$'punishment yearly'.Q12:.R69])" office:value-type="float" office:value="33960.6">
            <text:p>33,961</text:p>
          </table:table-cell>
          <table:table-cell table:style-name="ce31" table:formula="of:=SUM([$'punishment yearly'.Q12:.Q69])/SUM([$'punishment yearly'.R12:.R69])" office:value-type="float" office:value="1.74012249606405">
            <text:p>1.7</text:p>
          </table:table-cell>
          <table:table-cell table:style-name="ce43" table:formula="of:=[.E6]*100/SUM([$'punishment yearly'.C12:.C69])" office:value-type="float" office:value="9.3829592076112">
            <text:p>9.38</text:p>
          </table:table-cell>
          <table:table-cell/>
          <table:table-cell office:value-type="string">
            <text:p>summed from punishment yearly sheet</text:p>
          </table:table-cell>
          <table:table-cell table:number-columns-repeated="1015"/>
        </table:table-row>
        <table:table-row table:style-name="ro5">
          <table:table-cell office:value-type="string">
            <text:p>1780-1789</text:p>
          </table:table-cell>
          <table:table-cell table:style-name="ce6" table:formula="of:=SUM([$'punishment yearly'.O74:.P83])" office:value-type="float" office:value="1650">
            <text:p>1,650</text:p>
          </table:table-cell>
          <table:table-cell table:style-name="ce31" table:formula="of:=SUM([$'punishment yearly'.O74:.O83])/SUM([$'punishment yearly'.P74:.P83])" office:value-type="float" office:value="21.2972972972973">
            <text:p>21.3</text:p>
          </table:table-cell>
          <table:table-cell table:style-name="ce41" table:formula="of:=SUM([$'punishment yearly'.O74:.P83])*100/SUM([$'punishment yearly'.C74:.C83])" office:value-type="float" office:value="2.12584796219932">
            <text:p>2.1</text:p>
          </table:table-cell>
          <table:table-cell table:number-columns-repeated="4"/>
          <table:table-cell office:value-type="string">
            <text:p>prevalence is per 100,000 of population</text:p>
          </table:table-cell>
          <table:table-cell table:number-columns-repeated="1015"/>
        </table:table-row>
        <table:table-row table:style-name="ro1">
          <table:table-cell office:value-type="string">
            <text:p>1800-1899</text:p>
          </table:table-cell>
          <table:table-cell table:style-name="ce6" table:formula="of:=SUM([$'punishment yearly'.O94:.P193])" office:value-type="float" office:value="3534.39695238095">
            <text:p>3,534</text:p>
          </table:table-cell>
          <table:table-cell table:style-name="ce31" table:formula="of:=SUM([$'punishment yearly'.O94:.O193])/SUM([$'punishment yearly'.P94:.P193])" office:value-type="float" office:value="19.9135914342068">
            <text:p>19.9</text:p>
          </table:table-cell>
          <table:table-cell table:style-name="ce31" table:formula="of:=SUM([$'punishment yearly'.O94:.P193])*100/SUM([$'punishment yearly'.C94:.C193])" office:value-type="float" office:value="0.190522258807579">
            <text:p>0.2</text:p>
          </table:table-cell>
          <table:table-cell table:number-columns-repeated="1020"/>
        </table:table-row>
        <table:table-row table:style-name="ro1">
          <table:table-cell office:value-type="string">
            <text:p>1787-1867</text:p>
          </table:table-cell>
          <table:table-cell table:number-columns-repeated="3"/>
          <table:table-cell table:style-name="ce6" table:formula="of:=SUM([$'punishment yearly'.Q81:.R161])" office:value-type="float" office:value="113795.9667531">
            <text:p>113,796</text:p>
          </table:table-cell>
          <table:table-cell table:style-name="ce31" table:formula="of:=SUM([$'punishment yearly'.Q81:.Q161])/SUM([$'punishment yearly'.R81:.R161])" office:value-type="float" office:value="7.28230339504913">
            <text:p>7.3</text:p>
          </table:table-cell>
          <table:table-cell table:style-name="ce31" table:formula="of:=[.E9]*100/SUM([$'punishment yearly'.C81:.C161])" office:value-type="float" office:value="10.2648502454117">
            <text:p>10.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7"/>
          <table:table-cell table:style-name="ce6" table:number-columns-repeated="4"/>
          <table:table-cell table:number-columns-repeated="1008"/>
        </table:table-row>
        <table:table-row table:style-name="ro1">
          <table:table-cell/>
          <table:table-cell office:value-type="string">
            <text:p>median values across selected periods</text:p>
          </table:table-cell>
          <table:table-cell/>
          <table:table-cell table:style-name="ce42" office:value-type="string" table:number-columns-spanned="3" table:number-rows-spanned="1">
            <text:p>sex ratio (total overall)</text:p>
          </table:table-cell>
          <table:covered-table-cell table:number-columns-repeated="2" table:style-name="ce3"/>
          <table:table-cell table:number-columns-repeated="6"/>
          <table:table-cell table:style-name="ce6" table:number-columns-repeated="4"/>
          <table:table-cell table:number-columns-repeated="1008"/>
        </table:table-row>
        <table:table-row table:style-name="ro3">
          <table:table-cell office:value-type="string">
            <text:p>year period</text:p>
          </table:table-cell>
          <table:table-cell table:style-name="ce5" office:value-type="string">
            <text:p>absent-sex ratio</text:p>
          </table:table-cell>
          <table:table-cell table:style-name="ce5" office:value-type="string">
            <text:p>absent-prevalence</text:p>
          </table:table-cell>
          <table:table-cell table:style-name="ce5" office:value-type="string">
            <text:p>executed</text:p>
          </table:table-cell>
          <table:table-cell table:style-name="ce5" office:value-type="string">
            <text:p>transported</text:p>
          </table:table-cell>
          <table:table-cell table:style-name="ce5" office:value-type="string">
            <text:p>in prison</text:p>
          </table:table-cell>
          <table:table-cell table:number-columns-repeated="6"/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>
            <text:p>1780-1789</text:p>
          </table:table-cell>
          <table:table-cell table:style-name="ce5" table:number-columns-repeated="5"/>
          <table:table-cell table:number-columns-repeated="6"/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>
            <text:p>1800-1899</text:p>
          </table:table-cell>
          <table:table-cell table:number-columns-repeated="2"/>
          <table:table-cell table:style-name="ce31" table:formula="of:=SUM([$'punishment yearly'.O94:.O193])/SUM([$'punishment yearly'.P94:.P193])" office:value-type="float" office:value="19.9135914342068">
            <text:p>19.9</text:p>
          </table:table-cell>
          <table:table-cell table:style-name="ce31" table:formula="of:=SUM([$'punishment yearly'.Q94:.Q193])/SUM([$'punishment yearly'.R94:.R193])" office:value-type="float" office:value="7.59590405573485">
            <text:p>7.6</text:p>
          </table:table-cell>
          <table:table-cell table:style-name="ce31" table:formula="of:=SUM([$'punishment yearly'.S94:.S193])/SUM([$'punishment yearly'.T94:.T193])" office:value-type="float" office:value="5.34466099788953">
            <text:p>5.3</text:p>
          </table:table-cell>
          <table:table-cell table:number-columns-repeated="6"/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>
            <text:p>1840-1899</text:p>
          </table:table-cell>
          <table:table-cell table:style-name="ce39" table:formula="of:=MEDIAN([$'punishment yearly'.D134:.D193])" office:value-type="float" office:value="6.01755072074998">
            <text:p>6.0</text:p>
          </table:table-cell>
          <table:table-cell table:style-name="ce6" table:formula="of:=MEDIAN([$'punishment yearly'.E134:.E193])" office:value-type="float" office:value="154.706692932055">
            <text:p>155</text:p>
          </table:table-cell>
          <table:table-cell table:number-columns-repeated="2"/>
          <table:table-cell table:style-name="ce31" table:formula="of:=SUM([$'punishment yearly'.S134:.S193])/SUM([$'punishment yearly'.T134:.T193])" office:value-type="float" office:value="5.02313340957215">
            <text:p>5.0</text:p>
          </table:table-cell>
          <table:table-cell table:number-columns-repeated="6"/>
          <table:table-cell table:style-name="ce6" table:number-columns-repeated="4"/>
          <table:table-cell table:number-columns-repeated="1008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4"/>
          <table:table-cell table:style-name="ce31"/>
          <table:table-cell table:number-columns-repeated="2"/>
          <table:table-cell table:style-name="ce6" table:number-columns-repeated="4"/>
          <table:table-cell table:number-columns-repeated="1008"/>
        </table:table-row>
        <table:table-row table:style-name="ro1">
          <table:table-cell/>
          <table:table-cell office:value-type="string">
            <text:p>sex ratio</text:p>
          </table:table-cell>
          <table:table-cell office:value-type="string">
            <text:p>prevalence</text:p>
          </table:table-cell>
          <table:table-cell/>
          <table:table-cell table:style-name="ce6"/>
          <table:table-cell table:number-columns-repeated="4"/>
          <table:table-cell table:style-name="ce31"/>
          <table:table-cell table:number-columns-repeated="2"/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>
            <text:p>executed, 1825-45</text:p>
          </table:table-cell>
          <table:table-cell table:style-name="ce31" table:formula="of:=SUM([$'punishment yearly'.O119:.O139])/SUM([$'punishment yearly'.P119:.P139])" office:value-type="float" office:value="17.2702702702703">
            <text:p>17.3</text:p>
          </table:table-cell>
          <table:table-cell table:style-name="ce40" table:formula="of:=(SUM([$'punishment yearly'.O119:.P139])/21)*100/AVERAGE([$'punishment yearly'.C119:.C139])" office:value-type="float" office:value="0.218027240504043">
            <text:p>0.218</text:p>
          </table:table-cell>
          <table:table-cell/>
          <table:table-cell table:style-name="ce6"/>
          <table:table-cell table:number-columns-repeated="7"/>
          <table:table-cell table:style-name="ce6" table:number-columns-repeated="4"/>
          <table:table-cell table:number-columns-repeated="1008"/>
        </table:table-row>
        <table:table-row table:style-name="ro1">
          <table:table-cell office:value-type="string">
            <text:p>transported, 1825-45</text:p>
          </table:table-cell>
          <table:table-cell table:style-name="ce31" table:formula="of:=SUM([$'punishment yearly'.Q119:.Q139])/SUM([$'punishment yearly'.R119:.R139])" office:value-type="float" office:value="7.42389185823373">
            <text:p>7.4</text:p>
          </table:table-cell>
          <table:table-cell table:number-columns-repeated="2"/>
          <table:table-cell table:style-name="ce6"/>
          <table:table-cell table:number-columns-repeated="7"/>
          <table:table-cell table:style-name="ce6" table:number-columns-repeated="4"/>
          <table:table-cell table:number-columns-repeated="1008"/>
        </table:table-row>
        <table:table-row table:style-name="ro1">
          <table:table-cell table:number-columns-repeated="4"/>
          <table:table-cell table:style-name="ce6"/>
          <table:table-cell table:number-columns-repeated="4"/>
          <table:table-cell table:style-name="ce31"/>
          <table:table-cell table:number-columns-repeated="2"/>
          <table:table-cell table:style-name="ce6" table:number-columns-repeated="4"/>
          <table:table-cell table:number-columns-repeated="1008"/>
        </table:table-row>
        <table:table-row table:style-name="ro1">
          <table:table-cell/>
          <table:table-cell office:value-type="string">
            <text:p>number</text:p>
          </table:table-cell>
          <table:table-cell office:value-type="string">
            <text:p>sex ratio</text:p>
          </table:table-cell>
          <table:table-cell table:number-columns-repeated="1021"/>
        </table:table-row>
        <table:table-row table:style-name="ro1">
          <table:table-cell office:value-type="string">
            <text:p>executed, 1870-99</text:p>
          </table:table-cell>
          <table:table-cell table:style-name="ce6" table:formula="of:=SUM([$'punishment yearly'.O164:.P193])" office:value-type="float" office:value="436">
            <text:p>436</text:p>
          </table:table-cell>
          <table:table-cell table:formula="of:=SUM([$'punishment yearly'.O164:.O193])/SUM([$'punishment yearly'.P164:.P193])" office:value-type="float" office:value="20.8">
            <text:p>20.8</text:p>
          </table:table-cell>
          <table:table-cell table:number-columns-repeated="1021"/>
        </table:table-row>
        <table:table-row table:style-name="ro1">
          <table:table-cell office:value-type="string">
            <text:p>executed, 1846-2010</text:p>
          </table:table-cell>
          <table:table-cell table:style-name="ce6" table:formula="of:=SUM([$'punishment yearly'.O140:.P304])" office:value-type="float" office:value="1468">
            <text:p>1,468</text:p>
          </table:table-cell>
          <table:table-cell table:style-name="ce31" table:formula="of:=SUM([$'punishment yearly'.O140:.O304])/SUM([$'punishment yearly'.P140:.P304])" office:value-type="float" office:value="24.7543859649123">
            <text:p>24.8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s by military situation" table:style-name="ta5" table:print="false">
        <table:table-column table:style-name="co20" table:default-cell-style-name="Excel_20_Built-in_20_Normal"/>
        <table:table-column table:style-name="co1" table:number-columns-repeated="12" table:default-cell-style-name="Excel_20_Built-in_20_Normal"/>
        <table:table-column table:style-name="co10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table:style-name="ce1" office:value-type="string" table:number-columns-spanned="5" table:number-rows-spanned="1">
            <text:p>Persons punished by sex, summed across years by military situation</text:p>
          </table:table-cell>
          <table:covered-table-cell table:number-columns-repeated="4" table:style-name="ce4"/>
          <table:table-cell table:number-columns-repeated="9"/>
          <table:table-cell office:value-type="string">
            <text:p>Repository: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http://acrosswalls.org/datasets/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Version: 1.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total executed</text:p>
          </table:table-cell>
          <table:table-cell table:number-columns-repeated="2"/>
          <table:table-cell office:value-type="string">
            <text:p>total tranported</text:p>
          </table:table-cell>
          <table:table-cell table:number-columns-repeated="2"/>
          <table:table-cell office:value-type="string">
            <text:p>average in prison</text:p>
          </table:table-cell>
          <table:table-cell table:number-columns-repeated="1013"/>
        </table:table-row>
        <table:table-row table:style-name="ro1">
          <table:table-cell office:value-type="string">
            <text:p>military situation</text:p>
          </table:table-cell>
          <table:table-cell office:value-type="string">
            <text:p>year begin</text:p>
          </table:table-cell>
          <table:table-cell office:value-type="string">
            <text:p>year end</text:p>
          </table:table-cell>
          <table:table-cell office:value-type="string">
            <text:p>year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/>
          <table:table-cell office:value-type="string">
            <text:p>source and notes</text:p>
          </table:table-cell>
          <table:table-cell table:number-columns-repeated="1009"/>
        </table:table-row>
        <table:table-row table:style-name="ro1">
          <table:table-cell office:value-type="string">
            <text:p>Jacobite rising</text:p>
          </table:table-cell>
          <table:table-cell table:number-columns-repeated="2" office:value-type="float" office:value="1715">
            <text:p>1715</text:p>
          </table:table-cell>
          <table:table-cell table:formula="of:=[.C6]-[.B6]+1" office:value-type="float" office:value="1">
            <text:p>1</text:p>
          </table:table-cell>
          <table:table-cell table:style-name="ce6" office:value-type="float" office:value="139.368163476289">
            <text:p>139</text:p>
          </table:table-cell>
          <table:table-cell table:style-name="ce6" office:value-type="float" office:value="10.6318365237111">
            <text:p>11</text:p>
          </table:table-cell>
          <table:table-cell table:style-name="ce39" table:formula="of:=[.E6]/[.F6]" office:value-type="float" office:value="13.1085690760454">
            <text:p>13.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number-columns-repeated="4"/>
          <table:table-cell/>
          <table:table-cell office:value-type="string">
            <text:p>in prison prior to 1777 based on crude estimate, hence figures not reported here</text:p>
          </table:table-cell>
          <table:table-cell table:number-columns-repeated="1009"/>
        </table:table-row>
        <table:table-row table:style-name="ro1">
          <table:table-cell office:value-type="string">
            <text:p>pre War of the Quadruple Alliance</text:p>
          </table:table-cell>
          <table:table-cell office:value-type="float" office:value="1716">
            <text:p>1716</text:p>
          </table:table-cell>
          <table:table-cell office:value-type="float" office:value="1717">
            <text:p>1717</text:p>
          </table:table-cell>
          <table:table-cell table:formula="of:=[.C7]-[.B7]+1" office:value-type="float" office:value="2">
            <text:p>2</text:p>
          </table:table-cell>
          <table:table-cell table:style-name="ce6" office:value-type="float" office:value="320.832901780113">
            <text:p>321</text:p>
          </table:table-cell>
          <table:table-cell table:style-name="ce6" office:value-type="float" office:value="25.8337648865532">
            <text:p>26</text:p>
          </table:table-cell>
          <table:table-cell table:style-name="ce39" table:formula="of:=[.E7]/[.F7]" office:value-type="float" office:value="12.4191306682949">
            <text:p>12.4</text:p>
          </table:table-cell>
          <table:table-cell table:style-name="ce6" office:value-type="float" office:value="52.2084806755287">
            <text:p>52</text:p>
          </table:table-cell>
          <table:table-cell table:style-name="ce6" office:value-type="float" office:value="43.1915193244713">
            <text:p>43</text:p>
          </table:table-cell>
          <table:table-cell table:style-name="ce39" table:formula="of:=[.H7]/[.I7]" office:value-type="float" office:value="1.20876694064218">
            <text:p>1.2</text:p>
          </table:table-cell>
          <table:table-cell table:style-name="ce6" table:number-columns-repeated="3"/>
          <table:table-cell/>
          <table:table-cell office:value-type="string">
            <text:p>Before 1836, prison figures based on decadal estimates and interpolations.</text:p>
          </table:table-cell>
          <table:table-cell table:number-columns-repeated="1009"/>
        </table:table-row>
        <table:table-row table:style-name="ro1">
          <table:table-cell office:value-type="string">
            <text:p>War of the Quadruple Alliance</text:p>
          </table:table-cell>
          <table:table-cell office:value-type="float" office:value="1718">
            <text:p>1718</text:p>
          </table:table-cell>
          <table:table-cell office:value-type="float" office:value="1719">
            <text:p>1719</text:p>
          </table:table-cell>
          <table:table-cell table:formula="of:=[.C8]-[.B8]+1" office:value-type="float" office:value="2">
            <text:p>2</text:p>
          </table:table-cell>
          <table:table-cell table:style-name="ce6" office:value-type="float" office:value="150.902495924853">
            <text:p>151</text:p>
          </table:table-cell>
          <table:table-cell table:style-name="ce6" office:value-type="float" office:value="9.09750407514676">
            <text:p>9</text:p>
          </table:table-cell>
          <table:table-cell table:style-name="ce39" table:formula="of:=[.E8]/[.F8]" office:value-type="float" office:value="16.5872413662446">
            <text:p>16.6</text:p>
          </table:table-cell>
          <table:table-cell table:style-name="ce6" office:value-type="float" office:value="506.483336229199">
            <text:p>506</text:p>
          </table:table-cell>
          <table:table-cell table:style-name="ce6" office:value-type="float" office:value="420.516663770802">
            <text:p>421</text:p>
          </table:table-cell>
          <table:table-cell table:style-name="ce39" table:formula="of:=[.H8]/[.I8]" office:value-type="float" office:value="1.20443107221371">
            <text:p>1.2</text:p>
          </table:table-cell>
          <table:table-cell table:style-name="ce6" table:number-columns-repeated="3"/>
          <table:table-cell/>
          <table:table-cell office:value-type="string">
            <text:p>Hence prison sums before 1836 have poor yearly resolution.</text:p>
          </table:table-cell>
          <table:table-cell table:number-columns-repeated="1009"/>
        </table:table-row>
        <table:table-row table:style-name="ro1">
          <table:table-cell office:value-type="string">
            <text:p>internal Jacobite preoccupation</text:p>
          </table:table-cell>
          <table:table-cell office:value-type="float" office:value="1720">
            <text:p>1720</text:p>
          </table:table-cell>
          <table:table-cell office:value-type="float" office:value="1739">
            <text:p>1739</text:p>
          </table:table-cell>
          <table:table-cell table:formula="of:=[.C9]-[.B9]+1" office:value-type="float" office:value="20">
            <text:p>20</text:p>
          </table:table-cell>
          <table:table-cell table:style-name="ce6" office:value-type="float" office:value="2061.22020113384">
            <text:p>2,061</text:p>
          </table:table-cell>
          <table:table-cell table:style-name="ce6" office:value-type="float" office:value="111.113132199492">
            <text:p>111</text:p>
          </table:table-cell>
          <table:table-cell table:style-name="ce39" table:formula="of:=[.E9]/[.F9]" office:value-type="float" office:value="18.5506443777783">
            <text:p>18.6</text:p>
          </table:table-cell>
          <table:table-cell table:style-name="ce6" office:value-type="float" office:value="5908.1967958824">
            <text:p>5,908</text:p>
          </table:table-cell>
          <table:table-cell table:style-name="ce6" office:value-type="float" office:value="4065.6032041176">
            <text:p>4,066</text:p>
          </table:table-cell>
          <table:table-cell table:style-name="ce39" table:formula="of:=[.H9]/[.I9]" office:value-type="float" office:value="1.45321530391816">
            <text:p>1.5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office:value-type="string">
            <text:p>War of Jenkins' Ear</text:p>
          </table:table-cell>
          <table:table-cell office:value-type="float" office:value="1740">
            <text:p>1740</text:p>
          </table:table-cell>
          <table:table-cell office:value-type="float" office:value="1742">
            <text:p>1742</text:p>
          </table:table-cell>
          <table:table-cell table:formula="of:=[.C10]-[.B10]+1" office:value-type="float" office:value="3">
            <text:p>3</text:p>
          </table:table-cell>
          <table:table-cell table:style-name="ce6" office:value-type="float" office:value="364">
            <text:p>364</text:p>
          </table:table-cell>
          <table:table-cell table:style-name="ce6" office:value-type="float" office:value="20">
            <text:p>20</text:p>
          </table:table-cell>
          <table:table-cell table:style-name="ce39" table:formula="of:=[.E10]/[.F10]" office:value-type="float" office:value="18.2">
            <text:p>18.2</text:p>
          </table:table-cell>
          <table:table-cell table:style-name="ce6" office:value-type="float" office:value="1139.94927596582">
            <text:p>1,140</text:p>
          </table:table-cell>
          <table:table-cell table:style-name="ce6" office:value-type="float" office:value="755.450724034178">
            <text:p>755</text:p>
          </table:table-cell>
          <table:table-cell table:style-name="ce39" table:formula="of:=[.H10]/[.I10]" office:value-type="float" office:value="1.50896576004109">
            <text:p>1.5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office:value-type="string">
            <text:p>hot peace with Spain</text:p>
          </table:table-cell>
          <table:table-cell office:value-type="float" office:value="1743">
            <text:p>1743</text:p>
          </table:table-cell>
          <table:table-cell office:value-type="float" office:value="1748">
            <text:p>1748</text:p>
          </table:table-cell>
          <table:table-cell table:formula="of:=[.C11]-[.B11]+1" office:value-type="float" office:value="6">
            <text:p>6</text:p>
          </table:table-cell>
          <table:table-cell table:style-name="ce6" office:value-type="float" office:value="413">
            <text:p>413</text:p>
          </table:table-cell>
          <table:table-cell table:style-name="ce6" office:value-type="float" office:value="28">
            <text:p>28</text:p>
          </table:table-cell>
          <table:table-cell table:style-name="ce39" table:formula="of:=[.E11]/[.F11]" office:value-type="float" office:value="14.75">
            <text:p>14.8</text:p>
          </table:table-cell>
          <table:table-cell table:style-name="ce6" office:value-type="float" office:value="1282.4719156668">
            <text:p>1,282</text:p>
          </table:table-cell>
          <table:table-cell table:style-name="ce6" office:value-type="float" office:value="1039.5280843332">
            <text:p>1,040</text:p>
          </table:table-cell>
          <table:table-cell table:style-name="ce39" table:formula="of:=[.H11]/[.I11]" office:value-type="float" office:value="1.23370588538686">
            <text:p>1.2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office:value-type="string">
            <text:p>pre Seven Years War</text:p>
          </table:table-cell>
          <table:table-cell office:value-type="float" office:value="1749">
            <text:p>1749</text:p>
          </table:table-cell>
          <table:table-cell office:value-type="float" office:value="1755">
            <text:p>1755</text:p>
          </table:table-cell>
          <table:table-cell table:formula="of:=[.C12]-[.B12]+1" office:value-type="float" office:value="7">
            <text:p>7</text:p>
          </table:table-cell>
          <table:table-cell table:style-name="ce6" office:value-type="float" office:value="761">
            <text:p>761</text:p>
          </table:table-cell>
          <table:table-cell table:style-name="ce6" office:value-type="float" office:value="51">
            <text:p>51</text:p>
          </table:table-cell>
          <table:table-cell table:style-name="ce39" table:formula="of:=[.E12]/[.F12]" office:value-type="float" office:value="14.921568627451">
            <text:p>14.9</text:p>
          </table:table-cell>
          <table:table-cell table:style-name="ce6" office:value-type="float" office:value="3325.06320927091">
            <text:p>3,325</text:p>
          </table:table-cell>
          <table:table-cell table:style-name="ce6" office:value-type="float" office:value="1666.33679072909">
            <text:p>1,666</text:p>
          </table:table-cell>
          <table:table-cell table:style-name="ce39" table:formula="of:=[.H12]/[.I12]" office:value-type="float" office:value="1.99543287273641">
            <text:p>2.0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office:value-type="string">
            <text:p>Seven Years War</text:p>
          </table:table-cell>
          <table:table-cell office:value-type="float" office:value="1756">
            <text:p>1756</text:p>
          </table:table-cell>
          <table:table-cell office:value-type="float" office:value="1762">
            <text:p>1762</text:p>
          </table:table-cell>
          <table:table-cell table:formula="of:=[.C13]-[.B13]+1" office:value-type="float" office:value="7">
            <text:p>7</text:p>
          </table:table-cell>
          <table:table-cell table:style-name="ce6" office:value-type="float" office:value="416">
            <text:p>416</text:p>
          </table:table-cell>
          <table:table-cell table:style-name="ce6" office:value-type="float" office:value="31">
            <text:p>31</text:p>
          </table:table-cell>
          <table:table-cell table:style-name="ce39" table:formula="of:=[.E13]/[.F13]" office:value-type="float" office:value="13.4193548387097">
            <text:p>13.4</text:p>
          </table:table-cell>
          <table:table-cell table:style-name="ce6" office:value-type="float" office:value="1723.5114772567">
            <text:p>1,724</text:p>
          </table:table-cell>
          <table:table-cell table:style-name="ce6" office:value-type="float" office:value="1428.2885227433">
            <text:p>1,428</text:p>
          </table:table-cell>
          <table:table-cell table:style-name="ce39" table:formula="of:=[.H13]/[.I13]" office:value-type="float" office:value="1.20669700120978">
            <text:p>1.2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office:value-type="string">
            <text:p>end of Seven Years War</text:p>
          </table:table-cell>
          <table:table-cell table:number-columns-repeated="2" office:value-type="float" office:value="1763">
            <text:p>1763</text:p>
          </table:table-cell>
          <table:table-cell table:formula="of:=[.C14]-[.B14]+1" office:value-type="float" office:value="1">
            <text:p>1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0">
            <text:p>10</text:p>
          </table:table-cell>
          <table:table-cell table:style-name="ce39" table:formula="of:=[.E14]/[.F14]" office:value-type="float" office:value="7.9">
            <text:p>7.9</text:p>
          </table:table-cell>
          <table:table-cell table:style-name="ce6" office:value-type="float" office:value="456.747465081084">
            <text:p>457</text:p>
          </table:table-cell>
          <table:table-cell table:style-name="ce6" office:value-type="float" office:value="198.452534918916">
            <text:p>198</text:p>
          </table:table-cell>
          <table:table-cell table:style-name="ce39" table:formula="of:=[.H14]/[.I14]" office:value-type="float" office:value="2.30154512900379">
            <text:p>2.3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office:value-type="string">
            <text:p>post Seven Years War</text:p>
          </table:table-cell>
          <table:table-cell office:value-type="float" office:value="1764">
            <text:p>1764</text:p>
          </table:table-cell>
          <table:table-cell office:value-type="float" office:value="1770">
            <text:p>1770</text:p>
          </table:table-cell>
          <table:table-cell table:formula="of:=[.C15]-[.B15]+1" office:value-type="float" office:value="7">
            <text:p>7</text:p>
          </table:table-cell>
          <table:table-cell table:style-name="ce6" office:value-type="float" office:value="502">
            <text:p>502</text:p>
          </table:table-cell>
          <table:table-cell table:style-name="ce6" office:value-type="float" office:value="26">
            <text:p>26</text:p>
          </table:table-cell>
          <table:table-cell table:style-name="ce39" table:formula="of:=[.E15]/[.F15]" office:value-type="float" office:value="19.3076923076923">
            <text:p>19.3</text:p>
          </table:table-cell>
          <table:table-cell table:style-name="ce6" office:value-type="float" office:value="4588.7113654022">
            <text:p>4,589</text:p>
          </table:table-cell>
          <table:table-cell table:style-name="ce6" office:value-type="float" office:value="1707.6886345978">
            <text:p>1,708</text:p>
          </table:table-cell>
          <table:table-cell table:style-name="ce39" table:formula="of:=[.H15]/[.I15]" office:value-type="float" office:value="2.68708901168212">
            <text:p>2.7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office:value-type="string">
            <text:p>pre American Revolution</text:p>
          </table:table-cell>
          <table:table-cell office:value-type="float" office:value="1771">
            <text:p>1771</text:p>
          </table:table-cell>
          <table:table-cell office:value-type="float" office:value="1776">
            <text:p>1776</text:p>
          </table:table-cell>
          <table:table-cell table:formula="of:=[.C16]-[.B16]+1" office:value-type="float" office:value="6">
            <text:p>6</text:p>
          </table:table-cell>
          <table:table-cell table:style-name="ce6" office:value-type="float" office:value="508">
            <text:p>508</text:p>
          </table:table-cell>
          <table:table-cell table:style-name="ce6" office:value-type="float" office:value="26">
            <text:p>26</text:p>
          </table:table-cell>
          <table:table-cell table:style-name="ce39" table:formula="of:=[.E16]/[.F16]" office:value-type="float" office:value="19.5384615384615">
            <text:p>19.5</text:p>
          </table:table-cell>
          <table:table-cell table:style-name="ce6" office:value-type="float" office:value="2635.63968290889">
            <text:p>2,636</text:p>
          </table:table-cell>
          <table:table-cell table:style-name="ce6" office:value-type="float" office:value="1111.96031709111">
            <text:p>1,112</text:p>
          </table:table-cell>
          <table:table-cell table:style-name="ce39" table:formula="of:=[.H16]/[.I16]" office:value-type="float" office:value="2.37026415637182">
            <text:p>2.4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office:value-type="string">
            <text:p>American Revolutionary War</text:p>
          </table:table-cell>
          <table:table-cell office:value-type="float" office:value="1777">
            <text:p>1777</text:p>
          </table:table-cell>
          <table:table-cell office:value-type="float" office:value="1783">
            <text:p>1783</text:p>
          </table:table-cell>
          <table:table-cell table:formula="of:=[.C17]-[.B17]+1" office:value-type="float" office:value="7">
            <text:p>7</text:p>
          </table:table-cell>
          <table:table-cell table:style-name="ce6" office:value-type="float" office:value="604">
            <text:p>604</text:p>
          </table:table-cell>
          <table:table-cell table:style-name="ce6" office:value-type="float" office:value="46">
            <text:p>46</text:p>
          </table:table-cell>
          <table:table-cell table:style-name="ce39" table:formula="of:=[.E17]/[.F17]" office:value-type="float" office:value="13.1304347826087">
            <text:p>13.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9"/>
          <table:table-cell table:style-name="ce6" office:value-type="float" office:value="3982.24624522574">
            <text:p>3,982</text:p>
          </table:table-cell>
          <table:table-cell table:style-name="ce6" office:value-type="float" office:value="505.746918436405">
            <text:p>506</text:p>
          </table:table-cell>
          <table:table-cell table:style-name="ce39" table:formula="of:=[.K17]/[.L17]" office:value-type="float" office:value="7.87399013233233">
            <text:p>7.9</text:p>
          </table:table-cell>
          <table:table-cell table:number-columns-repeated="1011"/>
        </table:table-row>
        <table:table-row table:style-name="ro1">
          <table:table-cell office:value-type="string">
            <text:p>post American Revolution</text:p>
          </table:table-cell>
          <table:table-cell office:value-type="float" office:value="1784">
            <text:p>1784</text:p>
          </table:table-cell>
          <table:table-cell office:value-type="float" office:value="1787">
            <text:p>1787</text:p>
          </table:table-cell>
          <table:table-cell table:formula="of:=[.C18]-[.B18]+1" office:value-type="float" office:value="4">
            <text:p>4</text:p>
          </table:table-cell>
          <table:table-cell table:style-name="ce6" office:value-type="float" office:value="935">
            <text:p>935</text:p>
          </table:table-cell>
          <table:table-cell table:style-name="ce6" office:value-type="float" office:value="33">
            <text:p>33</text:p>
          </table:table-cell>
          <table:table-cell table:style-name="ce39" table:formula="of:=[.E18]/[.F18]" office:value-type="float" office:value="28.3333333333333">
            <text:p>28.3</text:p>
          </table:table-cell>
          <table:table-cell table:style-name="ce6" office:value-type="float" office:value="568">
            <text:p>568</text:p>
          </table:table-cell>
          <table:table-cell table:style-name="ce6" office:value-type="float" office:value="191">
            <text:p>191</text:p>
          </table:table-cell>
          <table:table-cell table:style-name="ce39" table:formula="of:=[.H18]/[.I18]" office:value-type="float" office:value="2.9738219895288">
            <text:p>3.0</text:p>
          </table:table-cell>
          <table:table-cell table:style-name="ce6" office:value-type="float" office:value="5354.68595217919">
            <text:p>5,355</text:p>
          </table:table-cell>
          <table:table-cell table:style-name="ce6" office:value-type="float" office:value="692.130795346479">
            <text:p>692</text:p>
          </table:table-cell>
          <table:table-cell table:style-name="ce39" table:formula="of:=[.K18]/[.L18]" office:value-type="float" office:value="7.73652319501062">
            <text:p>7.7</text:p>
          </table:table-cell>
          <table:table-cell table:number-columns-repeated="1011"/>
        </table:table-row>
        <table:table-row table:style-name="ro1">
          <table:table-cell office:value-type="string">
            <text:p>pre Napoleonic Wars</text:p>
          </table:table-cell>
          <table:table-cell office:value-type="float" office:value="1788">
            <text:p>1788</text:p>
          </table:table-cell>
          <table:table-cell office:value-type="float" office:value="1792">
            <text:p>1792</text:p>
          </table:table-cell>
          <table:table-cell table:formula="of:=[.C19]-[.B19]+1" office:value-type="float" office:value="5">
            <text:p>5</text:p>
          </table:table-cell>
          <table:table-cell table:style-name="ce6" office:value-type="float" office:value="577">
            <text:p>577</text:p>
          </table:table-cell>
          <table:table-cell table:style-name="ce6" office:value-type="float" office:value="18">
            <text:p>18</text:p>
          </table:table-cell>
          <table:table-cell table:style-name="ce39" table:formula="of:=[.E19]/[.F19]" office:value-type="float" office:value="32.0555555555556">
            <text:p>32.1</text:p>
          </table:table-cell>
          <table:table-cell table:style-name="ce6" office:value-type="float" office:value="3333.66666666667">
            <text:p>3,334</text:p>
          </table:table-cell>
          <table:table-cell table:style-name="ce6" office:value-type="float" office:value="594.333333333333">
            <text:p>594</text:p>
          </table:table-cell>
          <table:table-cell table:style-name="ce39" table:formula="of:=[.H19]/[.I19]" office:value-type="float" office:value="5.60908581043186">
            <text:p>5.6</text:p>
          </table:table-cell>
          <table:table-cell table:style-name="ce6" office:value-type="float" office:value="6437.76436810213">
            <text:p>6,438</text:p>
          </table:table-cell>
          <table:table-cell table:style-name="ce6" office:value-type="float" office:value="819.831432320409">
            <text:p>820</text:p>
          </table:table-cell>
          <table:table-cell table:style-name="ce39" table:formula="of:=[.K19]/[.L19]" office:value-type="float" office:value="7.85254640686441">
            <text:p>7.9</text:p>
          </table:table-cell>
          <table:table-cell table:number-columns-repeated="1011"/>
        </table:table-row>
        <table:table-row table:style-name="ro1">
          <table:table-cell office:value-type="string">
            <text:p>Napoleonic Wars, pt. 1</text:p>
          </table:table-cell>
          <table:table-cell office:value-type="float" office:value="1793">
            <text:p>1793</text:p>
          </table:table-cell>
          <table:table-cell office:value-type="float" office:value="1801">
            <text:p>1801</text:p>
          </table:table-cell>
          <table:table-cell table:formula="of:=[.C20]-[.B20]+1" office:value-type="float" office:value="9">
            <text:p>9</text:p>
          </table:table-cell>
          <table:table-cell table:style-name="ce6" office:value-type="float" office:value="802">
            <text:p>802</text:p>
          </table:table-cell>
          <table:table-cell table:style-name="ce6" office:value-type="float" office:value="42">
            <text:p>42</text:p>
          </table:table-cell>
          <table:table-cell table:style-name="ce39" table:formula="of:=[.E20]/[.F20]" office:value-type="float" office:value="19.0952380952381">
            <text:p>19.1</text:p>
          </table:table-cell>
          <table:table-cell table:style-name="ce6" office:value-type="float" office:value="1490.0603747685">
            <text:p>1,490</text:p>
          </table:table-cell>
          <table:table-cell table:style-name="ce6" office:value-type="float" office:value="588.42898693363">
            <text:p>588</text:p>
          </table:table-cell>
          <table:table-cell table:style-name="ce39" table:formula="of:=[.H20]/[.I20]" office:value-type="float" office:value="2.53226881723378">
            <text:p>2.5</text:p>
          </table:table-cell>
          <table:table-cell table:style-name="ce6" office:value-type="float" office:value="5732.20330497902">
            <text:p>5,732</text:p>
          </table:table-cell>
          <table:table-cell table:style-name="ce6" office:value-type="float" office:value="825.115959934331">
            <text:p>825</text:p>
          </table:table-cell>
          <table:table-cell table:style-name="ce39" table:formula="of:=[.K20]/[.L20]" office:value-type="float" office:value="6.94714874432344">
            <text:p>6.9</text:p>
          </table:table-cell>
          <table:table-cell table:number-columns-repeated="1011"/>
        </table:table-row>
        <table:table-row table:style-name="ro1">
          <table:table-cell office:value-type="string">
            <text:p>Peace of Amiens</text:p>
          </table:table-cell>
          <table:table-cell table:number-columns-repeated="2" office:value-type="float" office:value="1802">
            <text:p>1802</text:p>
          </table:table-cell>
          <table:table-cell table:formula="of:=[.C21]-[.B21]+1" office:value-type="float" office:value="1">
            <text:p>1</text:p>
          </table:table-cell>
          <table:table-cell table:style-name="ce6" office:value-type="float" office:value="88.5942857142857">
            <text:p>89</text:p>
          </table:table-cell>
          <table:table-cell table:style-name="ce6" office:value-type="float" office:value="3">
            <text:p>3</text:p>
          </table:table-cell>
          <table:table-cell table:style-name="ce39" table:formula="of:=[.E21]/[.F21]" office:value-type="float" office:value="29.5314285714286">
            <text:p>29.5</text:p>
          </table:table-cell>
          <table:table-cell table:style-name="ce6" office:value-type="float" office:value="515.617021276596">
            <text:p>516</text:p>
          </table:table-cell>
          <table:table-cell table:style-name="ce6" office:value-type="float" office:value="127.872340425532">
            <text:p>128</text:p>
          </table:table-cell>
          <table:table-cell table:style-name="ce39" table:formula="of:=[.H21]/[.I21]" office:value-type="float" office:value="4.03227953410982">
            <text:p>4.0</text:p>
          </table:table-cell>
          <table:table-cell table:style-name="ce6" office:value-type="float" office:value="5705.37885037407">
            <text:p>5,705</text:p>
          </table:table-cell>
          <table:table-cell table:style-name="ce6" office:value-type="float" office:value="868.03514730948">
            <text:p>868</text:p>
          </table:table-cell>
          <table:table-cell table:style-name="ce39" table:formula="of:=[.K21]/[.L21]" office:value-type="float" office:value="6.57275096297448">
            <text:p>6.6</text:p>
          </table:table-cell>
          <table:table-cell table:number-columns-repeated="1011"/>
        </table:table-row>
        <table:table-row table:style-name="ro1">
          <table:table-cell office:value-type="string">
            <text:p>Napoleonic Wars, pt. 2</text:p>
          </table:table-cell>
          <table:table-cell office:value-type="float" office:value="1803">
            <text:p>1803</text:p>
          </table:table-cell>
          <table:table-cell office:value-type="float" office:value="1815">
            <text:p>1815</text:p>
          </table:table-cell>
          <table:table-cell table:formula="of:=[.C22]-[.B22]+1" office:value-type="float" office:value="13">
            <text:p>13</text:p>
          </table:table-cell>
          <table:table-cell table:style-name="ce6" office:value-type="float" office:value="883.802666666667">
            <text:p>884</text:p>
          </table:table-cell>
          <table:table-cell table:style-name="ce6" office:value-type="float" office:value="44">
            <text:p>44</text:p>
          </table:table-cell>
          <table:table-cell table:style-name="ce39" table:formula="of:=[.E22]/[.F22]" office:value-type="float" office:value="20.0864242424242">
            <text:p>20.1</text:p>
          </table:table-cell>
          <table:table-cell table:style-name="ce6" office:value-type="float" office:value="3962.65519112129">
            <text:p>3,963</text:p>
          </table:table-cell>
          <table:table-cell table:style-name="ce6" office:value-type="float" office:value="1212.42543597838">
            <text:p>1,212</text:p>
          </table:table-cell>
          <table:table-cell table:style-name="ce39" table:formula="of:=[.H22]/[.I22]" office:value-type="float" office:value="3.26837022181376">
            <text:p>3.3</text:p>
          </table:table-cell>
          <table:table-cell table:style-name="ce6" office:value-type="float" office:value="7270.4243800726">
            <text:p>7,270</text:p>
          </table:table-cell>
          <table:table-cell table:style-name="ce6" office:value-type="float" office:value="1121.07441350631">
            <text:p>1,121</text:p>
          </table:table-cell>
          <table:table-cell table:style-name="ce39" table:formula="of:=[.K22]/[.L22]" office:value-type="float" office:value="6.4852290735397">
            <text:p>6.5</text:p>
          </table:table-cell>
          <table:table-cell table:number-columns-repeated="1011"/>
        </table:table-row>
        <table:table-row table:style-name="ro1">
          <table:table-cell office:value-type="string">
            <text:p>post Napoleonic Wars</text:p>
          </table:table-cell>
          <table:table-cell office:value-type="float" office:value="1816">
            <text:p>1816</text:p>
          </table:table-cell>
          <table:table-cell office:value-type="float" office:value="1822">
            <text:p>1822</text:p>
          </table:table-cell>
          <table:table-cell table:formula="of:=[.C23]-[.B23]+1" office:value-type="float" office:value="7">
            <text:p>7</text:p>
          </table:table-cell>
          <table:table-cell table:style-name="ce6" office:value-type="float" office:value="703">
            <text:p>703</text:p>
          </table:table-cell>
          <table:table-cell table:style-name="ce6" office:value-type="float" office:value="30">
            <text:p>30</text:p>
          </table:table-cell>
          <table:table-cell table:style-name="ce39" table:formula="of:=[.E23]/[.F23]" office:value-type="float" office:value="23.4333333333333">
            <text:p>23.4</text:p>
          </table:table-cell>
          <table:table-cell table:style-name="ce6" office:value-type="float" office:value="12707.0464200477">
            <text:p>12,707</text:p>
          </table:table-cell>
          <table:table-cell table:style-name="ce6" office:value-type="float" office:value="663.134468516638">
            <text:p>663</text:p>
          </table:table-cell>
          <table:table-cell table:style-name="ce39" table:formula="of:=[.H23]/[.I23]" office:value-type="float" office:value="19.1620961107211">
            <text:p>19.2</text:p>
          </table:table-cell>
          <table:table-cell table:style-name="ce6" office:value-type="float" office:value="12461.4995310844">
            <text:p>12,461</text:p>
          </table:table-cell>
          <table:table-cell table:style-name="ce6" office:value-type="float" office:value="2069.69427412996">
            <text:p>2,070</text:p>
          </table:table-cell>
          <table:table-cell table:style-name="ce39" table:formula="of:=[.K23]/[.L23]" office:value-type="float" office:value="6.02093733690348">
            <text:p>6.0</text:p>
          </table:table-cell>
          <table:table-cell table:number-columns-repeated="1011"/>
        </table:table-row>
        <table:table-row table:style-name="ro1">
          <table:table-cell office:value-type="string">
            <text:p>Pax Britannica, pt. 1</text:p>
          </table:table-cell>
          <table:table-cell office:value-type="float" office:value="1823">
            <text:p>1823</text:p>
          </table:table-cell>
          <table:table-cell office:value-type="float" office:value="1848">
            <text:p>1848</text:p>
          </table:table-cell>
          <table:table-cell table:formula="of:=[.C24]-[.B24]+1" office:value-type="float" office:value="26">
            <text:p>26</text:p>
          </table:table-cell>
          <table:table-cell table:style-name="ce6" office:value-type="float" office:value="762">
            <text:p>762</text:p>
          </table:table-cell>
          <table:table-cell table:style-name="ce6" office:value-type="float" office:value="43">
            <text:p>43</text:p>
          </table:table-cell>
          <table:table-cell table:style-name="ce39" table:formula="of:=[.E24]/[.F24]" office:value-type="float" office:value="17.7209302325581">
            <text:p>17.7</text:p>
          </table:table-cell>
          <table:table-cell table:style-name="ce6" office:value-type="float" office:value="63226.9727140636">
            <text:p>63,227</text:p>
          </table:table-cell>
          <table:table-cell table:style-name="ce6" office:value-type="float" office:value="9569.56161402641">
            <text:p>9,570</text:p>
          </table:table-cell>
          <table:table-cell table:style-name="ce39" table:formula="of:=[.H24]/[.I24]" office:value-type="float" office:value="6.60709186734215">
            <text:p>6.6</text:p>
          </table:table-cell>
          <table:table-cell table:style-name="ce6" office:value-type="float" office:value="15816.5004216626">
            <text:p>15,817</text:p>
          </table:table-cell>
          <table:table-cell table:style-name="ce6" office:value-type="float" office:value="2491.84150073925">
            <text:p>2,492</text:p>
          </table:table-cell>
          <table:table-cell table:style-name="ce39" table:formula="of:=[.K24]/[.L24]" office:value-type="float" office:value="6.34731399126723">
            <text:p>6.3</text:p>
          </table:table-cell>
          <table:table-cell table:number-columns-repeated="1011"/>
        </table:table-row>
        <table:table-row table:style-name="ro1">
          <table:table-cell office:value-type="string">
            <text:p>pre Crimean War</text:p>
          </table:table-cell>
          <table:table-cell office:value-type="float" office:value="1849">
            <text:p>1849</text:p>
          </table:table-cell>
          <table:table-cell office:value-type="float" office:value="1853">
            <text:p>1853</text:p>
          </table:table-cell>
          <table:table-cell table:formula="of:=[.C25]-[.B25]+1" office:value-type="float" office:value="5">
            <text:p>5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0">
            <text:p>10</text:p>
          </table:table-cell>
          <table:table-cell table:style-name="ce39" table:formula="of:=[.E25]/[.F25]" office:value-type="float" office:value="3.8">
            <text:p>3.8</text:p>
          </table:table-cell>
          <table:table-cell table:style-name="ce6" office:value-type="float" office:value="6899.53002772861">
            <text:p>6,900</text:p>
          </table:table-cell>
          <table:table-cell table:style-name="ce6" office:value-type="float" office:value="1175.96046681469">
            <text:p>1,176</text:p>
          </table:table-cell>
          <table:table-cell table:style-name="ce39" table:formula="of:=[.H25]/[.I25]" office:value-type="float" office:value="5.8671445362592">
            <text:p>5.9</text:p>
          </table:table-cell>
          <table:table-cell table:style-name="ce6" office:value-type="float" office:value="20241.68">
            <text:p>20,242</text:p>
          </table:table-cell>
          <table:table-cell table:style-name="ce6" office:value-type="float" office:value="3117.5">
            <text:p>3,118</text:p>
          </table:table-cell>
          <table:table-cell table:style-name="ce39" table:formula="of:=[.K25]/[.L25]" office:value-type="float" office:value="6.49292060946271">
            <text:p>6.5</text:p>
          </table:table-cell>
          <table:table-cell table:number-columns-repeated="1011"/>
        </table:table-row>
        <table:table-row table:style-name="ro1">
          <table:table-cell office:value-type="string">
            <text:p>Crimean War</text:p>
          </table:table-cell>
          <table:table-cell office:value-type="float" office:value="1854">
            <text:p>1854</text:p>
          </table:table-cell>
          <table:table-cell office:value-type="float" office:value="1855">
            <text:p>1855</text:p>
          </table:table-cell>
          <table:table-cell table:formula="of:=[.C26]-[.B26]+1" office:value-type="float" office:value="2">
            <text:p>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39"/>
          <table:table-cell table:style-name="ce6" office:value-type="float" office:value="1016.9114533205">
            <text:p>1,017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21225.1589958159">
            <text:p>21,225</text:p>
          </table:table-cell>
          <table:table-cell table:style-name="ce6" office:value-type="float" office:value="4160.3410041841">
            <text:p>4,160</text:p>
          </table:table-cell>
          <table:table-cell table:style-name="ce39" table:formula="of:=[.K26]/[.L26]" office:value-type="float" office:value="5.10178347747685">
            <text:p>5.1</text:p>
          </table:table-cell>
          <table:table-cell table:number-columns-repeated="1011"/>
        </table:table-row>
        <table:table-row table:style-name="ro1">
          <table:table-cell office:value-type="string">
            <text:p>post Crimean War</text:p>
          </table:table-cell>
          <table:table-cell office:value-type="float" office:value="1856">
            <text:p>1856</text:p>
          </table:table-cell>
          <table:table-cell office:value-type="float" office:value="1860">
            <text:p>1860</text:p>
          </table:table-cell>
          <table:table-cell table:formula="of:=[.C27]-[.B27]+1" office:value-type="float" office:value="5">
            <text:p>5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39" table:formula="of:=[.E27]/[.F27]" office:value-type="float" office:value="60">
            <text:p>60.0</text:p>
          </table:table-cell>
          <table:table-cell table:style-name="ce6" office:value-type="float" office:value="2030.12512030799">
            <text:p>2,030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20336.6190271475">
            <text:p>20,337</text:p>
          </table:table-cell>
          <table:table-cell table:style-name="ce6" office:value-type="float" office:value="4812.44763951915">
            <text:p>4,812</text:p>
          </table:table-cell>
          <table:table-cell table:style-name="ce39" table:formula="of:=[.K27]/[.L27]" office:value-type="float" office:value="4.22583694420819">
            <text:p>4.2</text:p>
          </table:table-cell>
          <table:table-cell table:number-columns-repeated="1011"/>
        </table:table-row>
        <table:table-row table:style-name="ro1">
          <table:table-cell office:value-type="string">
            <text:p>Pax Britannica, pt. 2</text:p>
          </table:table-cell>
          <table:table-cell office:value-type="float" office:value="1861">
            <text:p>1861</text:p>
          </table:table-cell>
          <table:table-cell office:value-type="float" office:value="1908">
            <text:p>1908</text:p>
          </table:table-cell>
          <table:table-cell table:formula="of:=[.C28]-[.B28]+1" office:value-type="float" office:value="48">
            <text:p>48</text:p>
          </table:table-cell>
          <table:table-cell table:style-name="ce6" office:value-type="float" office:value="667">
            <text:p>667</text:p>
          </table:table-cell>
          <table:table-cell table:style-name="ce6" office:value-type="float" office:value="32">
            <text:p>32</text:p>
          </table:table-cell>
          <table:table-cell table:style-name="ce39" table:formula="of:=[.E28]/[.F28]" office:value-type="float" office:value="20.84375">
            <text:p>20.8</text:p>
          </table:table-cell>
          <table:table-cell table:style-name="ce6" office:value-type="float" office:value="3924">
            <text:p>3,924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19517.1207508959">
            <text:p>19,517</text:p>
          </table:table-cell>
          <table:table-cell table:style-name="ce6" office:value-type="float" office:value="3947.79591577072">
            <text:p>3,948</text:p>
          </table:table-cell>
          <table:table-cell table:style-name="ce39" table:formula="of:=[.K28]/[.L28]" office:value-type="float" office:value="4.94380184976853">
            <text:p>4.9</text:p>
          </table:table-cell>
          <table:table-cell table:number-columns-repeated="1011"/>
        </table:table-row>
        <table:table-row table:style-name="ro1">
          <table:table-cell office:value-type="string">
            <text:p>pre World War I</text:p>
          </table:table-cell>
          <table:table-cell office:value-type="float" office:value="1909">
            <text:p>1909</text:p>
          </table:table-cell>
          <table:table-cell office:value-type="float" office:value="1913">
            <text:p>1913</text:p>
          </table:table-cell>
          <table:table-cell table:formula="of:=[.C29]-[.B29]+1" office:value-type="float" office:value="5">
            <text:p>5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0">
            <text:p>0</text:p>
          </table:table-cell>
          <table:table-cell table:style-name="ce39"/>
          <table:table-cell table:number-columns-repeated="2" table:style-name="ce6" office:value-type="float" office:value="0">
            <text:p>0</text:p>
          </table:table-cell>
          <table:table-cell table:style-name="ce6"/>
          <table:table-cell table:style-name="ce6" office:value-type="float" office:value="17512.4">
            <text:p>17,512</text:p>
          </table:table-cell>
          <table:table-cell table:style-name="ce6" office:value-type="float" office:value="2567">
            <text:p>2,567</text:p>
          </table:table-cell>
          <table:table-cell table:style-name="ce39" table:formula="of:=[.K29]/[.L29]" office:value-type="float" office:value="6.82212699649396">
            <text:p>6.8</text:p>
          </table:table-cell>
          <table:table-cell table:number-columns-repeated="1011"/>
        </table:table-row>
        <table:table-row table:style-name="ro1">
          <table:table-cell office:value-type="string">
            <text:p>start of WWI</text:p>
          </table:table-cell>
          <table:table-cell table:number-columns-repeated="2" office:value-type="float" office:value="1914">
            <text:p>1914</text:p>
          </table:table-cell>
          <table:table-cell table:formula="of:=[.C30]-[.B30]+1" office:value-type="float" office:value="1">
            <text:p>1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0">
            <text:p>0</text:p>
          </table:table-cell>
          <table:table-cell table:style-name="ce39"/>
          <table:table-cell table:number-columns-repeated="2" table:style-name="ce6" office:value-type="float" office:value="0">
            <text:p>0</text:p>
          </table:table-cell>
          <table:table-cell table:style-name="ce6"/>
          <table:table-cell table:style-name="ce6" office:value-type="float" office:value="13449">
            <text:p>13,449</text:p>
          </table:table-cell>
          <table:table-cell table:style-name="ce6" office:value-type="float" office:value="2359">
            <text:p>2,359</text:p>
          </table:table-cell>
          <table:table-cell table:style-name="ce39" table:formula="of:=[.K30]/[.L30]" office:value-type="float" office:value="5.7011445527766">
            <text:p>5.7</text:p>
          </table:table-cell>
          <table:table-cell table:number-columns-repeated="1011"/>
        </table:table-row>
        <table:table-row table:style-name="ro1">
          <table:table-cell office:value-type="string">
            <text:p>World War I</text:p>
          </table:table-cell>
          <table:table-cell office:value-type="float" office:value="1915">
            <text:p>1915</text:p>
          </table:table-cell>
          <table:table-cell office:value-type="float" office:value="1918">
            <text:p>1918</text:p>
          </table:table-cell>
          <table:table-cell table:formula="of:=[.C31]-[.B31]+1" office:value-type="float" office:value="4">
            <text:p>4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0">
            <text:p>0</text:p>
          </table:table-cell>
          <table:table-cell table:style-name="ce39"/>
          <table:table-cell table:number-columns-repeated="2" table:style-name="ce6" office:value-type="float" office:value="0">
            <text:p>0</text:p>
          </table:table-cell>
          <table:table-cell table:style-name="ce6"/>
          <table:table-cell table:style-name="ce6" office:value-type="float" office:value="8235">
            <text:p>8,235</text:p>
          </table:table-cell>
          <table:table-cell table:style-name="ce6" office:value-type="float" office:value="1822">
            <text:p>1,822</text:p>
          </table:table-cell>
          <table:table-cell table:style-name="ce39" table:formula="of:=[.K31]/[.L31]" office:value-type="float" office:value="4.51975850713502">
            <text:p>4.5</text:p>
          </table:table-cell>
          <table:table-cell table:number-columns-repeated="1011"/>
        </table:table-row>
        <table:table-row table:style-name="ro1">
          <table:table-cell office:value-type="string">
            <text:p>post World War I</text:p>
          </table:table-cell>
          <table:table-cell office:value-type="float" office:value="1919">
            <text:p>1919</text:p>
          </table:table-cell>
          <table:table-cell office:value-type="float" office:value="1923">
            <text:p>1923</text:p>
          </table:table-cell>
          <table:table-cell table:formula="of:=[.C32]-[.B32]+1" office:value-type="float" office:value="5">
            <text:p>5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">
            <text:p>1</text:p>
          </table:table-cell>
          <table:table-cell table:style-name="ce39" table:formula="of:=[.E32]/[.F32]" office:value-type="float" office:value="71">
            <text:p>71.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/>
          <table:table-cell table:style-name="ce6" office:value-type="float" office:value="9863.4">
            <text:p>9,863</text:p>
          </table:table-cell>
          <table:table-cell table:style-name="ce6" office:value-type="float" office:value="1291.8">
            <text:p>1,292</text:p>
          </table:table-cell>
          <table:table-cell table:style-name="ce39" table:formula="of:=[.K32]/[.L32]" office:value-type="float" office:value="7.63539247561542">
            <text:p>7.6</text:p>
          </table:table-cell>
          <table:table-cell table:number-columns-repeated="1011"/>
        </table:table-row>
        <table:table-row table:style-name="ro1">
          <table:table-cell office:value-type="string">
            <text:p>interwar period</text:p>
          </table:table-cell>
          <table:table-cell office:value-type="float" office:value="1924">
            <text:p>1924</text:p>
          </table:table-cell>
          <table:table-cell office:value-type="float" office:value="1931">
            <text:p>1931</text:p>
          </table:table-cell>
          <table:table-cell table:formula="of:=[.C33]-[.B33]+1" office:value-type="float" office:value="8">
            <text:p>8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1">
            <text:p>1</text:p>
          </table:table-cell>
          <table:table-cell table:style-name="ce39" table:formula="of:=[.E33]/[.F33]" office:value-type="float" office:value="93">
            <text:p>93.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/>
          <table:table-cell table:style-name="ce6" office:value-type="float" office:value="10194.875">
            <text:p>10,195</text:p>
          </table:table-cell>
          <table:table-cell table:style-name="ce6" office:value-type="float" office:value="841.375">
            <text:p>841</text:p>
          </table:table-cell>
          <table:table-cell table:style-name="ce39" table:formula="of:=[.K33]/[.L33]" office:value-type="float" office:value="12.1169217055415">
            <text:p>12.1</text:p>
          </table:table-cell>
          <table:table-cell table:number-columns-repeated="1011"/>
        </table:table-row>
        <table:table-row table:style-name="ro1">
          <table:table-cell office:value-type="string">
            <text:p>pre World War II</text:p>
          </table:table-cell>
          <table:table-cell office:value-type="float" office:value="1932">
            <text:p>1932</text:p>
          </table:table-cell>
          <table:table-cell office:value-type="float" office:value="1938">
            <text:p>1938</text:p>
          </table:table-cell>
          <table:table-cell table:formula="of:=[.C34]-[.B34]+1" office:value-type="float" office:value="7">
            <text:p>7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3">
            <text:p>3</text:p>
          </table:table-cell>
          <table:table-cell table:style-name="ce39" table:formula="of:=[.E34]/[.F34]" office:value-type="float" office:value="20">
            <text:p>20.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/>
          <table:table-cell table:style-name="ce6" office:value-type="float" office:value="10924.7142857143">
            <text:p>10,925</text:p>
          </table:table-cell>
          <table:table-cell table:style-name="ce6" office:value-type="float" office:value="731.571428571429">
            <text:p>732</text:p>
          </table:table-cell>
          <table:table-cell table:style-name="ce39" table:formula="of:=[.K34]/[.L34]" office:value-type="float" office:value="14.9332161687171">
            <text:p>14.9</text:p>
          </table:table-cell>
          <table:table-cell table:number-columns-repeated="1011"/>
        </table:table-row>
        <table:table-row table:style-name="ro1">
          <table:table-cell office:value-type="string">
            <text:p>World War II</text:p>
          </table:table-cell>
          <table:table-cell office:value-type="float" office:value="1939">
            <text:p>1939</text:p>
          </table:table-cell>
          <table:table-cell office:value-type="float" office:value="1945">
            <text:p>1945</text:p>
          </table:table-cell>
          <table:table-cell table:formula="of:=[.C35]-[.B35]+1" office:value-type="float" office:value="7">
            <text:p>7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0">
            <text:p>0</text:p>
          </table:table-cell>
          <table:table-cell table:style-name="ce39"/>
          <table:table-cell table:number-columns-repeated="2" table:style-name="ce6" office:value-type="float" office:value="0">
            <text:p>0</text:p>
          </table:table-cell>
          <table:table-cell table:style-name="ce6"/>
          <table:table-cell table:style-name="ce6" office:value-type="float" office:value="10720.4285714286">
            <text:p>10,720</text:p>
          </table:table-cell>
          <table:table-cell table:style-name="ce6" office:value-type="float" office:value="1158.28571428571">
            <text:p>1,158</text:p>
          </table:table-cell>
          <table:table-cell table:style-name="ce39" table:formula="of:=[.K35]/[.L35]" office:value-type="float" office:value="9.25542673902319">
            <text:p>9.3</text:p>
          </table:table-cell>
          <table:table-cell table:number-columns-repeated="1011"/>
        </table:table-row>
        <table:table-row table:style-name="ro1">
          <table:table-cell office:value-type="string">
            <text:p>post WWII</text:p>
          </table:table-cell>
          <table:table-cell office:value-type="float" office:value="1946">
            <text:p>1946</text:p>
          </table:table-cell>
          <table:table-cell office:value-type="float" office:value="1952">
            <text:p>1952</text:p>
          </table:table-cell>
          <table:table-cell table:formula="of:=[.C36]-[.B36]+1" office:value-type="float" office:value="7">
            <text:p>7</text:p>
          </table:table-cell>
          <table:table-cell table:style-name="ce6" office:value-type="float" office:value="109">
            <text:p>109</text:p>
          </table:table-cell>
          <table:table-cell table:style-name="ce6" office:value-type="float" office:value="1">
            <text:p>1</text:p>
          </table:table-cell>
          <table:table-cell table:style-name="ce39" table:formula="of:=[.E36]/[.F36]" office:value-type="float" office:value="109">
            <text:p>109.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/>
          <table:table-cell table:style-name="ce6" office:value-type="float" office:value="18652.5714285714">
            <text:p>18,653</text:p>
          </table:table-cell>
          <table:table-cell table:style-name="ce6" office:value-type="float" office:value="1123.71428571429">
            <text:p>1,124</text:p>
          </table:table-cell>
          <table:table-cell table:style-name="ce39" table:formula="of:=[.K36]/[.L36]" office:value-type="float" office:value="16.5990338164251">
            <text:p>16.6</text:p>
          </table:table-cell>
          <table:table-cell table:number-columns-repeated="1011"/>
        </table:table-row>
        <table:table-row table:style-name="ro1">
          <table:table-cell office:value-type="string">
            <text:p>after WWII</text:p>
          </table:table-cell>
          <table:table-cell office:value-type="float" office:value="1953">
            <text:p>1953</text:p>
          </table:table-cell>
          <table:table-cell office:value-type="float" office:value="2009">
            <text:p>2009</text:p>
          </table:table-cell>
          <table:table-cell table:formula="of:=[.C37]-[.B37]+1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3">
            <text:p>3</text:p>
          </table:table-cell>
          <table:table-cell table:style-name="ce39" table:formula="of:=[.E37]/[.F37]" office:value-type="float" office:value="22">
            <text:p>22.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/>
          <table:table-cell table:style-name="ce6" office:value-type="float" office:value="43868.0526315789">
            <text:p>43,868</text:p>
          </table:table-cell>
          <table:table-cell table:style-name="ce6" office:value-type="float" office:value="1895.70175438596">
            <text:p>1,896</text:p>
          </table:table-cell>
          <table:table-cell table:style-name="ce39" table:formula="of:=[.K37]/[.L37]" office:value-type="float" office:value="23.1407986673453">
            <text:p>23.1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 number:grouping="true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0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unishment_20_yearly" style:display-name="PageStyle_punishment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x-ratio_20_graph" style:display-name="PageStyle_sex-ratio 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nishment_20_type" style:display-name="PageStyle_punishment 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unishment_20_sums" style:display-name="PageStyle_punishment su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s_20_by_20_military_20_situation" style:display-name="PageStyle_sums by military situ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7739" meta:object-count="3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graphic-properties svg:stroke-width="0.071cm"/>
      <style:text-properties fo:color="#000000" fo:font-size="16.5pt" fo:font-weight="bold" style:font-family-asian="Arial" style:font-size-asian="16.5pt" style:font-weight-asian="bold" style:font-family-complex="Arial" style:font-size-complex="16.5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 style:rotation-angle="90"/>
      <style:graphic-properties svg:stroke-width="0.009cm"/>
      <style:text-properties fo:color="#000000" fo:font-size="11pt" style:font-family-asian="Arial" style:font-size-asian="11pt" style:font-family-complex="Arial" style:font-size-complex="11pt"/>
    </style:style>
    <style:style style:name="ch5" style:family="chart">
      <style:chart-properties style:rotation-angle="0"/>
      <style:graphic-properties svg:stroke-width="0.071cm"/>
      <style:text-properties fo:color="#000000" fo:font-size="12pt" fo:font-weight="bold" style:font-family-asian="Arial" style:font-size-asian="12pt" style:font-weight-asian="bold" style:font-family-complex="Arial" style:font-size-complex="12pt" style:font-weight-complex="bold"/>
    </style:style>
    <style:style style:name="ch6" style:family="chart" style:data-style-name="N3">
      <style:chart-properties chart:display-label="true" chart:logarithmic="false" chart:minimum="0" chart:maximum="40" chart:reverse-direction="false" text:line-break="false" chart:link-data-style-to-source="false" chart:axis-position="0" chart:tick-mark-position="at-axis"/>
      <style:graphic-properties svg:stroke-width="0.009cm"/>
      <style:text-properties fo:color="#000000" fo:font-size="11pt" style:font-family-asian="Arial" style:font-size-asian="11pt" style:font-family-complex="Arial" style:font-size-complex="11pt"/>
    </style:style>
    <style:style style:name="ch7" style:family="chart">
      <style:graphic-properties svg:stroke-width="0.009cm"/>
    </style:style>
    <style:style style:name="ch8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fo:color="#000000" fo:font-size="12pt" style:font-family-asian="Arial" style:font-size-asian="12pt" style:font-family-complex="Arial" style:font-size-complex="12pt"/>
    </style:style>
    <style:style style:name="ch9" style:family="chart">
      <style:graphic-properties draw:stroke="solid" svg:stroke-width="0.035cm" svg:stroke-color="#808080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372cm" svg:height="13.496cm" xlink:href=".." xlink:type="simple" chart:class="chart:line" chart:style-name="ch1">
        <chart:title svg:x="2.999cm" svg:y="0.398cm" chart:style-name="ch2">
          <text:p>Punishment Sex Ratio
England and Wales, 1750-2010</text:p>
        </chart:title>
        <chart:plot-area chart:style-name="ch3" table:cell-range-address="'punishment yearly'.A44:'punishment yearly'.A304 'punishment yearly'.D44:'punishment yearly'.D304" chart:data-source-has-labels="column" svg:x="0.869cm" svg:y="2.059cm" svg:width="13.975cm" svg:height="9.983cm">
          <chartooo:coordinate-region svg:x="1.543cm" svg:y="2.285cm" svg:width="13.301cm" svg:height="8.66cm"/>
          <chart:axis chart:dimension="x" chart:name="primary-x" chart:style-name="ch4" chartooo:axis-type="auto">
            <chartooo:date-scale/>
            <chart:title svg:x="7.812cm" svg:y="12.327cm" chart:style-name="ch5">
              <text:p>year</text:p>
            </chart:title>
            <chart:categories table:cell-range-address="'punishment yearly'.A44:'punishment yearly'.A304"/>
          </chart:axis>
          <chart:axis chart:dimension="y" chart:name="primary-y" chart:style-name="ch6">
            <chart:title svg:x="0.063cm" svg:y="3.8cm" chart:style-name="ch5">
              <text:p>sex ratio (males per female)</text:p>
            </chart:title>
            <chart:grid chart:style-name="ch7" chart:class="major"/>
          </chart:axis>
          <chart:series chart:style-name="ch8" chart:values-cell-range-address="'punishment yearly'.D44:'punishment yearly'.D304" chart:class="chart:line">
            <chart:data-point chart:repeated="2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750">
                <text:p>1750</text:p>
                <draw:g>
                  <svg:desc>'punishment yearly'.A44:'punishment yearly'.A304</svg:desc>
                </draw:g>
              </table:table-cell>
              <table:table-cell office:value-type="float" office:value="5.29282911582721">
                <text:p>5.29282911582721</text:p>
                <draw:g>
                  <svg:desc>'punishment yearly'.D44:'punishment yearly'.D304</svg:desc>
                </draw:g>
              </table:table-cell>
            </table:table-row>
            <table:table-row>
              <table:table-cell office:value-type="float" office:value="1751">
                <text:p>1750</text:p>
              </table:table-cell>
              <table:table-cell office:value-type="float" office:value="5.51921864110509">
                <text:p>5.51921864110509</text:p>
              </table:table-cell>
            </table:table-row>
            <table:table-row>
              <table:table-cell office:value-type="float" office:value="1752">
                <text:p>1750</text:p>
              </table:table-cell>
              <table:table-cell office:value-type="float" office:value="5.49034912277285">
                <text:p>5.49034912277285</text:p>
              </table:table-cell>
            </table:table-row>
            <table:table-row>
              <table:table-cell office:value-type="float" office:value="1753">
                <text:p>1750</text:p>
              </table:table-cell>
              <table:table-cell office:value-type="float" office:value="5.47969192617466">
                <text:p>5.47969192617466</text:p>
              </table:table-cell>
            </table:table-row>
            <table:table-row>
              <table:table-cell office:value-type="float" office:value="1754">
                <text:p>1750</text:p>
              </table:table-cell>
              <table:table-cell office:value-type="float" office:value="5.26630088568939">
                <text:p>5.26630088568939</text:p>
              </table:table-cell>
            </table:table-row>
            <table:table-row>
              <table:table-cell office:value-type="float" office:value="1755">
                <text:p>1760</text:p>
              </table:table-cell>
              <table:table-cell office:value-type="float" office:value="4.97947415486091">
                <text:p>4.97947415486091</text:p>
              </table:table-cell>
            </table:table-row>
            <table:table-row>
              <table:table-cell office:value-type="float" office:value="1756">
                <text:p>1760</text:p>
              </table:table-cell>
              <table:table-cell office:value-type="float" office:value="4.87814793046355">
                <text:p>4.87814793046355</text:p>
              </table:table-cell>
            </table:table-row>
            <table:table-row>
              <table:table-cell office:value-type="float" office:value="1757">
                <text:p>1760</text:p>
              </table:table-cell>
              <table:table-cell office:value-type="float" office:value="4.68559852807803">
                <text:p>4.68559852807803</text:p>
              </table:table-cell>
            </table:table-row>
            <table:table-row>
              <table:table-cell office:value-type="float" office:value="1758">
                <text:p>1760</text:p>
              </table:table-cell>
              <table:table-cell office:value-type="float" office:value="4.51384009773362">
                <text:p>4.51384009773362</text:p>
              </table:table-cell>
            </table:table-row>
            <table:table-row>
              <table:table-cell office:value-type="float" office:value="1759">
                <text:p>1760</text:p>
              </table:table-cell>
              <table:table-cell office:value-type="float" office:value="4.573363958484">
                <text:p>4.573363958484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4.65932076964902">
                <text:p>4.65932076964902</text:p>
              </table:table-cell>
            </table:table-row>
            <table:table-row>
              <table:table-cell office:value-type="float" office:value="1761">
                <text:p>1760</text:p>
              </table:table-cell>
              <table:table-cell office:value-type="float" office:value="4.59664219031459">
                <text:p>4.59664219031459</text:p>
              </table:table-cell>
            </table:table-row>
            <table:table-row>
              <table:table-cell office:value-type="float" office:value="1762">
                <text:p>1760</text:p>
              </table:table-cell>
              <table:table-cell office:value-type="float" office:value="4.77996416895754">
                <text:p>4.77996416895754</text:p>
              </table:table-cell>
            </table:table-row>
            <table:table-row>
              <table:table-cell office:value-type="float" office:value="1763">
                <text:p>1760</text:p>
              </table:table-cell>
              <table:table-cell office:value-type="float" office:value="4.82846339058286">
                <text:p>4.82846339058286</text:p>
              </table:table-cell>
            </table:table-row>
            <table:table-row>
              <table:table-cell office:value-type="float" office:value="1764">
                <text:p>1760</text:p>
              </table:table-cell>
              <table:table-cell office:value-type="float" office:value="4.92269499591672">
                <text:p>4.92269499591672</text:p>
              </table:table-cell>
            </table:table-row>
            <table:table-row>
              <table:table-cell office:value-type="float" office:value="1765">
                <text:p>1770</text:p>
              </table:table-cell>
              <table:table-cell office:value-type="float" office:value="4.93857853948429">
                <text:p>4.93857853948429</text:p>
              </table:table-cell>
            </table:table-row>
            <table:table-row>
              <table:table-cell office:value-type="float" office:value="1766">
                <text:p>1770</text:p>
              </table:table-cell>
              <table:table-cell office:value-type="float" office:value="4.98434381320389">
                <text:p>4.98434381320389</text:p>
              </table:table-cell>
            </table:table-row>
            <table:table-row>
              <table:table-cell office:value-type="float" office:value="1767">
                <text:p>1770</text:p>
              </table:table-cell>
              <table:table-cell office:value-type="float" office:value="4.85317596570372">
                <text:p>4.85317596570372</text:p>
              </table:table-cell>
            </table:table-row>
            <table:table-row>
              <table:table-cell office:value-type="float" office:value="1768">
                <text:p>1770</text:p>
              </table:table-cell>
              <table:table-cell office:value-type="float" office:value="4.94756912971568">
                <text:p>4.94756912971568</text:p>
              </table:table-cell>
            </table:table-row>
            <table:table-row>
              <table:table-cell office:value-type="float" office:value="1769">
                <text:p>1770</text:p>
              </table:table-cell>
              <table:table-cell office:value-type="float" office:value="4.96524571126855">
                <text:p>4.96524571126855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4.86661449089713">
                <text:p>4.86661449089713</text:p>
              </table:table-cell>
            </table:table-row>
            <table:table-row>
              <table:table-cell office:value-type="float" office:value="1771">
                <text:p>1770</text:p>
              </table:table-cell>
              <table:table-cell office:value-type="float" office:value="4.90165299392403">
                <text:p>4.90165299392403</text:p>
              </table:table-cell>
            </table:table-row>
            <table:table-row>
              <table:table-cell office:value-type="float" office:value="1772">
                <text:p>1770</text:p>
              </table:table-cell>
              <table:table-cell office:value-type="float" office:value="4.75251950374849">
                <text:p>4.75251950374849</text:p>
              </table:table-cell>
            </table:table-row>
            <table:table-row>
              <table:table-cell office:value-type="float" office:value="1773">
                <text:p>1770</text:p>
              </table:table-cell>
              <table:table-cell office:value-type="float" office:value="4.74399266145156">
                <text:p>4.74399266145156</text:p>
              </table:table-cell>
            </table:table-row>
            <table:table-row>
              <table:table-cell office:value-type="float" office:value="1774">
                <text:p>1770</text:p>
              </table:table-cell>
              <table:table-cell office:value-type="float" office:value="4.84307783683137">
                <text:p>4.84307783683137</text:p>
              </table:table-cell>
            </table:table-row>
            <table:table-row>
              <table:table-cell office:value-type="float" office:value="1775">
                <text:p>1780</text:p>
              </table:table-cell>
              <table:table-cell office:value-type="float" office:value="4.98783941651884">
                <text:p>4.98783941651884</text:p>
              </table:table-cell>
            </table:table-row>
            <table:table-row>
              <table:table-cell office:value-type="float" office:value="1776">
                <text:p>1780</text:p>
              </table:table-cell>
              <table:table-cell office:value-type="float" office:value="5.32898525816824">
                <text:p>5.32898525816824</text:p>
              </table:table-cell>
            </table:table-row>
            <table:table-row>
              <table:table-cell office:value-type="float" office:value="1777">
                <text:p>1780</text:p>
              </table:table-cell>
              <table:table-cell office:value-type="float" office:value="5.75745942701196">
                <text:p>5.75745942701196</text:p>
              </table:table-cell>
            </table:table-row>
            <table:table-row>
              <table:table-cell office:value-type="float" office:value="1778">
                <text:p>1780</text:p>
              </table:table-cell>
              <table:table-cell office:value-type="float" office:value="6.22203938877961">
                <text:p>6.22203938877961</text:p>
              </table:table-cell>
            </table:table-row>
            <table:table-row>
              <table:table-cell office:value-type="float" office:value="1779">
                <text:p>1780</text:p>
              </table:table-cell>
              <table:table-cell office:value-type="float" office:value="6.42970623864772">
                <text:p>6.42970623864772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7.09814083105574">
                <text:p>7.09814083105574</text:p>
              </table:table-cell>
            </table:table-row>
            <table:table-row>
              <table:table-cell office:value-type="float" office:value="1781">
                <text:p>1780</text:p>
              </table:table-cell>
              <table:table-cell office:value-type="float" office:value="7.22306078638622">
                <text:p>7.22306078638622</text:p>
              </table:table-cell>
            </table:table-row>
            <table:table-row>
              <table:table-cell office:value-type="float" office:value="1782">
                <text:p>1780</text:p>
              </table:table-cell>
              <table:table-cell office:value-type="float" office:value="8.48683671346389">
                <text:p>8.48683671346389</text:p>
              </table:table-cell>
            </table:table-row>
            <table:table-row>
              <table:table-cell office:value-type="float" office:value="1783">
                <text:p>1780</text:p>
              </table:table-cell>
              <table:table-cell office:value-type="float" office:value="9.72907848433933">
                <text:p>9.72907848433933</text:p>
              </table:table-cell>
            </table:table-row>
            <table:table-row>
              <table:table-cell office:value-type="float" office:value="1784">
                <text:p>1780</text:p>
              </table:table-cell>
              <table:table-cell office:value-type="float" office:value="11.4253019006474">
                <text:p>11.4253019006474</text:p>
              </table:table-cell>
            </table:table-row>
            <table:table-row>
              <table:table-cell office:value-type="float" office:value="1785">
                <text:p>1790</text:p>
              </table:table-cell>
              <table:table-cell office:value-type="float" office:value="12.4962552561761">
                <text:p>12.4962552561761</text:p>
              </table:table-cell>
            </table:table-row>
            <table:table-row>
              <table:table-cell office:value-type="float" office:value="1786">
                <text:p>1790</text:p>
              </table:table-cell>
              <table:table-cell office:value-type="float" office:value="12.0897986978745">
                <text:p>12.0897986978745</text:p>
              </table:table-cell>
            </table:table-row>
            <table:table-row>
              <table:table-cell office:value-type="float" office:value="1787">
                <text:p>1790</text:p>
              </table:table-cell>
              <table:table-cell office:value-type="float" office:value="9.89694463909196">
                <text:p>9.89694463909196</text:p>
              </table:table-cell>
            </table:table-row>
            <table:table-row>
              <table:table-cell office:value-type="float" office:value="1788">
                <text:p>1790</text:p>
              </table:table-cell>
              <table:table-cell office:value-type="float" office:value="9.50180289981766">
                <text:p>9.50180289981766</text:p>
              </table:table-cell>
            </table:table-row>
            <table:table-row>
              <table:table-cell office:value-type="float" office:value="1789">
                <text:p>1790</text:p>
              </table:table-cell>
              <table:table-cell office:value-type="float" office:value="7.63941378459177">
                <text:p>7.63941378459177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7.61813635100219">
                <text:p>7.61813635100219</text:p>
              </table:table-cell>
            </table:table-row>
            <table:table-row>
              <table:table-cell office:value-type="float" office:value="1791">
                <text:p>1790</text:p>
              </table:table-cell>
              <table:table-cell office:value-type="float" office:value="7.84803349108853">
                <text:p>7.84803349108853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7.5967004475448">
                <text:p>7.5967004475448</text:p>
              </table:table-cell>
            </table:table-row>
            <table:table-row>
              <table:table-cell office:value-type="float" office:value="1793">
                <text:p>1790</text:p>
              </table:table-cell>
              <table:table-cell office:value-type="float" office:value="7.52461955373265">
                <text:p>7.52461955373265</text:p>
              </table:table-cell>
            </table:table-row>
            <table:table-row>
              <table:table-cell office:value-type="float" office:value="1794">
                <text:p>1790</text:p>
              </table:table-cell>
              <table:table-cell office:value-type="float" office:value="7.25005895019234">
                <text:p>7.25005895019234</text:p>
              </table:table-cell>
            </table:table-row>
            <table:table-row>
              <table:table-cell office:value-type="float" office:value="1795">
                <text:p>1800</text:p>
              </table:table-cell>
              <table:table-cell office:value-type="float" office:value="6.72248302391317">
                <text:p>6.72248302391317</text:p>
              </table:table-cell>
            </table:table-row>
            <table:table-row>
              <table:table-cell office:value-type="float" office:value="1796">
                <text:p>1800</text:p>
              </table:table-cell>
              <table:table-cell office:value-type="float" office:value="6.68783127354434">
                <text:p>6.68783127354434</text:p>
              </table:table-cell>
            </table:table-row>
            <table:table-row>
              <table:table-cell office:value-type="float" office:value="1797">
                <text:p>1800</text:p>
              </table:table-cell>
              <table:table-cell office:value-type="float" office:value="7.38275057985445">
                <text:p>7.38275057985445</text:p>
              </table:table-cell>
            </table:table-row>
            <table:table-row>
              <table:table-cell office:value-type="float" office:value="1798">
                <text:p>1800</text:p>
              </table:table-cell>
              <table:table-cell office:value-type="float" office:value="7.15184114760181">
                <text:p>7.15184114760181</text:p>
              </table:table-cell>
            </table:table-row>
            <table:table-row>
              <table:table-cell office:value-type="float" office:value="1799">
                <text:p>1800</text:p>
              </table:table-cell>
              <table:table-cell office:value-type="float" office:value="7.78712393154422">
                <text:p>7.7871239315442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7.9510679254841">
                <text:p>7.9510679254841</text:p>
              </table:table-cell>
            </table:table-row>
            <table:table-row>
              <table:table-cell office:value-type="float" office:value="1801">
                <text:p>1800</text:p>
              </table:table-cell>
              <table:table-cell office:value-type="float" office:value="8.83115876970134">
                <text:p>8.83115876970134</text:p>
              </table:table-cell>
            </table:table-row>
            <table:table-row>
              <table:table-cell office:value-type="float" office:value="1802">
                <text:p>1800</text:p>
              </table:table-cell>
              <table:table-cell office:value-type="float" office:value="8.39634166714211">
                <text:p>8.39634166714211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8.67417668660101">
                <text:p>8.67417668660101</text:p>
              </table:table-cell>
            </table:table-row>
            <table:table-row>
              <table:table-cell office:value-type="float" office:value="1804">
                <text:p>1800</text:p>
              </table:table-cell>
              <table:table-cell office:value-type="float" office:value="8.29564701954212">
                <text:p>8.29564701954212</text:p>
              </table:table-cell>
            </table:table-row>
            <table:table-row>
              <table:table-cell office:value-type="float" office:value="1805">
                <text:p>1810</text:p>
              </table:table-cell>
              <table:table-cell office:value-type="float" office:value="8.32443482292926">
                <text:p>8.32443482292926</text:p>
              </table:table-cell>
            </table:table-row>
            <table:table-row>
              <table:table-cell office:value-type="float" office:value="1806">
                <text:p>1810</text:p>
              </table:table-cell>
              <table:table-cell office:value-type="float" office:value="7.14619811582915">
                <text:p>7.14619811582915</text:p>
              </table:table-cell>
            </table:table-row>
            <table:table-row>
              <table:table-cell office:value-type="float" office:value="1807">
                <text:p>1810</text:p>
              </table:table-cell>
              <table:table-cell office:value-type="float" office:value="6.98862641707444">
                <text:p>6.98862641707444</text:p>
              </table:table-cell>
            </table:table-row>
            <table:table-row>
              <table:table-cell office:value-type="float" office:value="1808">
                <text:p>1810</text:p>
              </table:table-cell>
              <table:table-cell office:value-type="float" office:value="7.04818037345485">
                <text:p>7.04818037345485</text:p>
              </table:table-cell>
            </table:table-row>
            <table:table-row>
              <table:table-cell office:value-type="float" office:value="1809">
                <text:p>1810</text:p>
              </table:table-cell>
              <table:table-cell office:value-type="float" office:value="6.98875045356778">
                <text:p>6.98875045356778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6.95693559271759">
                <text:p>6.95693559271759</text:p>
              </table:table-cell>
            </table:table-row>
            <table:table-row>
              <table:table-cell office:value-type="float" office:value="1811">
                <text:p>1810</text:p>
              </table:table-cell>
              <table:table-cell office:value-type="float" office:value="7.00650974653061">
                <text:p>7.00650974653061</text:p>
              </table:table-cell>
            </table:table-row>
            <table:table-row>
              <table:table-cell office:value-type="float" office:value="1812">
                <text:p>1810</text:p>
              </table:table-cell>
              <table:table-cell office:value-type="float" office:value="6.90097552080477">
                <text:p>6.90097552080477</text:p>
              </table:table-cell>
            </table:table-row>
            <table:table-row>
              <table:table-cell office:value-type="float" office:value="1813">
                <text:p>1810</text:p>
              </table:table-cell>
              <table:table-cell office:value-type="float" office:value="6.43188486183893">
                <text:p>6.43188486183893</text:p>
              </table:table-cell>
            </table:table-row>
            <table:table-row>
              <table:table-cell office:value-type="float" office:value="1814">
                <text:p>1810</text:p>
              </table:table-cell>
              <table:table-cell office:value-type="float" office:value="6.65972731366939">
                <text:p>6.65972731366939</text:p>
              </table:table-cell>
            </table:table-row>
            <table:table-row>
              <table:table-cell office:value-type="float" office:value="1815">
                <text:p>1820</text:p>
              </table:table-cell>
              <table:table-cell office:value-type="float" office:value="6.43838955336704">
                <text:p>6.43838955336704</text:p>
              </table:table-cell>
            </table:table-row>
            <table:table-row>
              <table:table-cell office:value-type="float" office:value="1816">
                <text:p>1820</text:p>
              </table:table-cell>
              <table:table-cell office:value-type="float" office:value="6.51230764062056">
                <text:p>6.51230764062056</text:p>
              </table:table-cell>
            </table:table-row>
            <table:table-row>
              <table:table-cell office:value-type="float" office:value="1817">
                <text:p>1820</text:p>
              </table:table-cell>
              <table:table-cell office:value-type="float" office:value="6.80545321056685">
                <text:p>6.80545321056685</text:p>
              </table:table-cell>
            </table:table-row>
            <table:table-row>
              <table:table-cell office:value-type="float" office:value="1818">
                <text:p>1820</text:p>
              </table:table-cell>
              <table:table-cell office:value-type="float" office:value="7.08973484437267">
                <text:p>7.08973484437267</text:p>
              </table:table-cell>
            </table:table-row>
            <table:table-row>
              <table:table-cell office:value-type="float" office:value="1819">
                <text:p>1820</text:p>
              </table:table-cell>
              <table:table-cell office:value-type="float" office:value="7.74665636840291">
                <text:p>7.74665636840291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8.40603830032209">
                <text:p>8.40603830032209</text:p>
              </table:table-cell>
            </table:table-row>
            <table:table-row>
              <table:table-cell office:value-type="float" office:value="1821">
                <text:p>1820</text:p>
              </table:table-cell>
              <table:table-cell office:value-type="float" office:value="8.79848670519861">
                <text:p>8.79848670519861</text:p>
              </table:table-cell>
            </table:table-row>
            <table:table-row>
              <table:table-cell office:value-type="float" office:value="1822">
                <text:p>1820</text:p>
              </table:table-cell>
              <table:table-cell office:value-type="float" office:value="9.3235438277192">
                <text:p>9.3235438277192</text:p>
              </table:table-cell>
            </table:table-row>
            <table:table-row>
              <table:table-cell office:value-type="float" office:value="1823">
                <text:p>1820</text:p>
              </table:table-cell>
              <table:table-cell office:value-type="float" office:value="9.71014117020013">
                <text:p>9.71014117020013</text:p>
              </table:table-cell>
            </table:table-row>
            <table:table-row>
              <table:table-cell office:value-type="float" office:value="1824">
                <text:p>1820</text:p>
              </table:table-cell>
              <table:table-cell office:value-type="float" office:value="10.0242267511419">
                <text:p>10.0242267511419</text:p>
              </table:table-cell>
            </table:table-row>
            <table:table-row>
              <table:table-cell office:value-type="float" office:value="1825">
                <text:p>1830</text:p>
              </table:table-cell>
              <table:table-cell office:value-type="float" office:value="9.80284975203095">
                <text:p>9.80284975203095</text:p>
              </table:table-cell>
            </table:table-row>
            <table:table-row>
              <table:table-cell office:value-type="float" office:value="1826">
                <text:p>1830</text:p>
              </table:table-cell>
              <table:table-cell office:value-type="float" office:value="9.89558452378364">
                <text:p>9.89558452378364</text:p>
              </table:table-cell>
            </table:table-row>
            <table:table-row>
              <table:table-cell office:value-type="float" office:value="1827">
                <text:p>1830</text:p>
              </table:table-cell>
              <table:table-cell office:value-type="float" office:value="9.66612684321874">
                <text:p>9.66612684321874</text:p>
              </table:table-cell>
            </table:table-row>
            <table:table-row>
              <table:table-cell office:value-type="float" office:value="1828">
                <text:p>1830</text:p>
              </table:table-cell>
              <table:table-cell office:value-type="float" office:value="9.57056822197377">
                <text:p>9.57056822197377</text:p>
              </table:table-cell>
            </table:table-row>
            <table:table-row>
              <table:table-cell office:value-type="float" office:value="1829">
                <text:p>1830</text:p>
              </table:table-cell>
              <table:table-cell office:value-type="float" office:value="9.29340289544738">
                <text:p>9.29340289544738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9.26644278865285">
                <text:p>9.26644278865285</text:p>
              </table:table-cell>
            </table:table-row>
            <table:table-row>
              <table:table-cell office:value-type="float" office:value="1831">
                <text:p>1830</text:p>
              </table:table-cell>
              <table:table-cell office:value-type="float" office:value="9.53954494836452">
                <text:p>9.53954494836452</text:p>
              </table:table-cell>
            </table:table-row>
            <table:table-row>
              <table:table-cell office:value-type="float" office:value="1832">
                <text:p>1830</text:p>
              </table:table-cell>
              <table:table-cell office:value-type="float" office:value="9.18704930747532">
                <text:p>9.18704930747532</text:p>
              </table:table-cell>
            </table:table-row>
            <table:table-row>
              <table:table-cell office:value-type="float" office:value="1833">
                <text:p>1830</text:p>
              </table:table-cell>
              <table:table-cell office:value-type="float" office:value="9.11437362940981">
                <text:p>9.11437362940981</text:p>
              </table:table-cell>
            </table:table-row>
            <table:table-row>
              <table:table-cell office:value-type="float" office:value="1834">
                <text:p>1830</text:p>
              </table:table-cell>
              <table:table-cell office:value-type="float" office:value="8.85151336480842">
                <text:p>8.85151336480842</text:p>
              </table:table-cell>
            </table:table-row>
            <table:table-row>
              <table:table-cell office:value-type="float" office:value="1835">
                <text:p>1840</text:p>
              </table:table-cell>
              <table:table-cell office:value-type="float" office:value="8.75959420508919">
                <text:p>8.75959420508919</text:p>
              </table:table-cell>
            </table:table-row>
            <table:table-row>
              <table:table-cell office:value-type="float" office:value="1836">
                <text:p>1840</text:p>
              </table:table-cell>
              <table:table-cell office:value-type="float" office:value="8.75653877751414">
                <text:p>8.75653877751414</text:p>
              </table:table-cell>
            </table:table-row>
            <table:table-row>
              <table:table-cell office:value-type="float" office:value="1837">
                <text:p>1840</text:p>
              </table:table-cell>
              <table:table-cell office:value-type="float" office:value="8.91040809066922">
                <text:p>8.91040809066922</text:p>
              </table:table-cell>
            </table:table-row>
            <table:table-row>
              <table:table-cell office:value-type="float" office:value="1838">
                <text:p>1840</text:p>
              </table:table-cell>
              <table:table-cell office:value-type="float" office:value="8.77685708123887">
                <text:p>8.77685708123887</text:p>
              </table:table-cell>
            </table:table-row>
            <table:table-row>
              <table:table-cell office:value-type="float" office:value="1839">
                <text:p>1840</text:p>
              </table:table-cell>
              <table:table-cell office:value-type="float" office:value="8.923393147319">
                <text:p>8.923393147319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9.04959356512012">
                <text:p>9.04959356512012</text:p>
              </table:table-cell>
            </table:table-row>
            <table:table-row>
              <table:table-cell office:value-type="float" office:value="1841">
                <text:p>1840</text:p>
              </table:table-cell>
              <table:table-cell office:value-type="float" office:value="9.07792015782044">
                <text:p>9.07792015782044</text:p>
              </table:table-cell>
            </table:table-row>
            <table:table-row>
              <table:table-cell office:value-type="float" office:value="1842">
                <text:p>1840</text:p>
              </table:table-cell>
              <table:table-cell office:value-type="float" office:value="9.66572065407704">
                <text:p>9.66572065407704</text:p>
              </table:table-cell>
            </table:table-row>
            <table:table-row>
              <table:table-cell office:value-type="float" office:value="1843">
                <text:p>1840</text:p>
              </table:table-cell>
              <table:table-cell office:value-type="float" office:value="9.77462473019588">
                <text:p>9.77462473019588</text:p>
              </table:table-cell>
            </table:table-row>
            <table:table-row>
              <table:table-cell office:value-type="float" office:value="1844">
                <text:p>1840</text:p>
              </table:table-cell>
              <table:table-cell office:value-type="float" office:value="9.85809245160953">
                <text:p>9.85809245160953</text:p>
              </table:table-cell>
            </table:table-row>
            <table:table-row>
              <table:table-cell office:value-type="float" office:value="1845">
                <text:p>1850</text:p>
              </table:table-cell>
              <table:table-cell office:value-type="float" office:value="9.76505390401078">
                <text:p>9.76505390401078</text:p>
              </table:table-cell>
            </table:table-row>
            <table:table-row>
              <table:table-cell office:value-type="float" office:value="1846">
                <text:p>1850</text:p>
              </table:table-cell>
              <table:table-cell office:value-type="float" office:value="8.99050141771059">
                <text:p>8.99050141771059</text:p>
              </table:table-cell>
            </table:table-row>
            <table:table-row>
              <table:table-cell office:value-type="float" office:value="1847">
                <text:p>1850</text:p>
              </table:table-cell>
              <table:table-cell office:value-type="float" office:value="8.99076749794583">
                <text:p>8.99076749794583</text:p>
              </table:table-cell>
            </table:table-row>
            <table:table-row>
              <table:table-cell office:value-type="float" office:value="1848">
                <text:p>1850</text:p>
              </table:table-cell>
              <table:table-cell office:value-type="float" office:value="8.80569018254915">
                <text:p>8.80569018254915</text:p>
              </table:table-cell>
            </table:table-row>
            <table:table-row>
              <table:table-cell office:value-type="float" office:value="1849">
                <text:p>1850</text:p>
              </table:table-cell>
              <table:table-cell office:value-type="float" office:value="8.33961632378458">
                <text:p>8.3396163237845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8.17337683678078">
                <text:p>8.17337683678078</text:p>
              </table:table-cell>
            </table:table-row>
            <table:table-row>
              <table:table-cell office:value-type="float" office:value="1851">
                <text:p>1850</text:p>
              </table:table-cell>
              <table:table-cell office:value-type="float" office:value="8.67657775592166">
                <text:p>8.67657775592166</text:p>
              </table:table-cell>
            </table:table-row>
            <table:table-row>
              <table:table-cell office:value-type="float" office:value="1852">
                <text:p>1850</text:p>
              </table:table-cell>
              <table:table-cell office:value-type="float" office:value="8.00184940564596">
                <text:p>8.00184940564596</text:p>
              </table:table-cell>
            </table:table-row>
            <table:table-row>
              <table:table-cell office:value-type="float" office:value="1853">
                <text:p>1850</text:p>
              </table:table-cell>
              <table:table-cell office:value-type="float" office:value="7.74345441257271">
                <text:p>7.74345441257271</text:p>
              </table:table-cell>
            </table:table-row>
            <table:table-row>
              <table:table-cell office:value-type="float" office:value="1854">
                <text:p>1850</text:p>
              </table:table-cell>
              <table:table-cell office:value-type="float" office:value="7.30118935529526">
                <text:p>7.30118935529526</text:p>
              </table:table-cell>
            </table:table-row>
            <table:table-row>
              <table:table-cell office:value-type="float" office:value="1855">
                <text:p>1860</text:p>
              </table:table-cell>
              <table:table-cell office:value-type="float" office:value="6.96068385690788">
                <text:p>6.96068385690788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6.72841069081775">
                <text:p>6.72841069081775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6.30721125650677">
                <text:p>6.30721125650677</text:p>
              </table:table-cell>
            </table:table-row>
            <table:table-row>
              <table:table-cell office:value-type="float" office:value="1858">
                <text:p>1860</text:p>
              </table:table-cell>
              <table:table-cell office:value-type="float" office:value="6.16748525349755">
                <text:p>6.16748525349755</text:p>
              </table:table-cell>
            </table:table-row>
            <table:table-row>
              <table:table-cell office:value-type="float" office:value="1859">
                <text:p>1860</text:p>
              </table:table-cell>
              <table:table-cell office:value-type="float" office:value="5.9975117988149">
                <text:p>5.9975117988149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5.9482443923362">
                <text:p>5.9482443923362</text:p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6.16259397265499">
                <text:p>6.16259397265499</text:p>
              </table:table-cell>
            </table:table-row>
            <table:table-row>
              <table:table-cell office:value-type="float" office:value="1862">
                <text:p>1860</text:p>
              </table:table-cell>
              <table:table-cell office:value-type="float" office:value="6.51039229388145">
                <text:p>6.51039229388145</text:p>
              </table:table-cell>
            </table:table-row>
            <table:table-row>
              <table:table-cell office:value-type="float" office:value="1863">
                <text:p>1860</text:p>
              </table:table-cell>
              <table:table-cell office:value-type="float" office:value="6.23625104079577">
                <text:p>6.23625104079577</text:p>
              </table:table-cell>
            </table:table-row>
            <table:table-row>
              <table:table-cell office:value-type="float" office:value="1864">
                <text:p>1860</text:p>
              </table:table-cell>
              <table:table-cell office:value-type="float" office:value="6.19611128870548">
                <text:p>6.19611128870548</text:p>
              </table:table-cell>
            </table:table-row>
            <table:table-row>
              <table:table-cell office:value-type="float" office:value="1865">
                <text:p>1870</text:p>
              </table:table-cell>
              <table:table-cell office:value-type="float" office:value="6.0854858827295">
                <text:p>6.0854858827295</text:p>
              </table:table-cell>
            </table:table-row>
            <table:table-row>
              <table:table-cell office:value-type="float" office:value="1866">
                <text:p>1870</text:p>
              </table:table-cell>
              <table:table-cell office:value-type="float" office:value="6.14273120521101">
                <text:p>6.14273120521101</text:p>
              </table:table-cell>
            </table:table-row>
            <table:table-row>
              <table:table-cell office:value-type="float" office:value="1867">
                <text:p>1870</text:p>
              </table:table-cell>
              <table:table-cell office:value-type="float" office:value="5.97787192355287">
                <text:p>5.97787192355287</text:p>
              </table:table-cell>
            </table:table-row>
            <table:table-row>
              <table:table-cell office:value-type="float" office:value="1868">
                <text:p>1870</text:p>
              </table:table-cell>
              <table:table-cell office:value-type="float" office:value="5.8692553362312">
                <text:p>5.8692553362312</text:p>
              </table:table-cell>
            </table:table-row>
            <table:table-row>
              <table:table-cell office:value-type="float" office:value="1869">
                <text:p>1870</text:p>
              </table:table-cell>
              <table:table-cell office:value-type="float" office:value="5.8911516687225">
                <text:p>5.8911516687225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5.83867152083246">
                <text:p>5.83867152083246</text:p>
              </table:table-cell>
            </table:table-row>
            <table:table-row>
              <table:table-cell office:value-type="float" office:value="1871">
                <text:p>1870</text:p>
              </table:table-cell>
              <table:table-cell office:value-type="float" office:value="5.57866880962838">
                <text:p>5.57866880962838</text:p>
              </table:table-cell>
            </table:table-row>
            <table:table-row>
              <table:table-cell office:value-type="float" office:value="1872">
                <text:p>1870</text:p>
              </table:table-cell>
              <table:table-cell office:value-type="float" office:value="5.1464104013567">
                <text:p>5.1464104013567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5.07242813918306">
                <text:p>5.07242813918306</text:p>
              </table:table-cell>
            </table:table-row>
            <table:table-row>
              <table:table-cell office:value-type="float" office:value="1874">
                <text:p>1870</text:p>
              </table:table-cell>
              <table:table-cell office:value-type="float" office:value="5.04456562617525">
                <text:p>5.04456562617525</text:p>
              </table:table-cell>
            </table:table-row>
            <table:table-row>
              <table:table-cell office:value-type="float" office:value="1875">
                <text:p>1880</text:p>
              </table:table-cell>
              <table:table-cell office:value-type="float" office:value="5.13464788732394">
                <text:p>5.13464788732394</text:p>
              </table:table-cell>
            </table:table-row>
            <table:table-row>
              <table:table-cell office:value-type="float" office:value="1876">
                <text:p>1880</text:p>
              </table:table-cell>
              <table:table-cell office:value-type="float" office:value="5.16925669350309">
                <text:p>5.16925669350309</text:p>
              </table:table-cell>
            </table:table-row>
            <table:table-row>
              <table:table-cell office:value-type="float" office:value="1877">
                <text:p>1880</text:p>
              </table:table-cell>
              <table:table-cell office:value-type="float" office:value="5.14340309372157">
                <text:p>5.14340309372157</text:p>
              </table:table-cell>
            </table:table-row>
            <table:table-row>
              <table:table-cell office:value-type="float" office:value="1878">
                <text:p>1880</text:p>
              </table:table-cell>
              <table:table-cell office:value-type="float" office:value="5.31562681089434">
                <text:p>5.31562681089434</text:p>
              </table:table-cell>
            </table:table-row>
            <table:table-row>
              <table:table-cell office:value-type="float" office:value="1879">
                <text:p>1880</text:p>
              </table:table-cell>
              <table:table-cell office:value-type="float" office:value="5.32940714566156">
                <text:p>5.32940714566156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5.54370208105148">
                <text:p>5.54370208105148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5.30767558164818">
                <text:p>5.30767558164818</text:p>
              </table:table-cell>
            </table:table-row>
            <table:table-row>
              <table:table-cell office:value-type="float" office:value="1882">
                <text:p>1880</text:p>
              </table:table-cell>
              <table:table-cell office:value-type="float" office:value="5.21815008726004">
                <text:p>5.21815008726004</text:p>
              </table:table-cell>
            </table:table-row>
            <table:table-row>
              <table:table-cell office:value-type="float" office:value="1883">
                <text:p>1880</text:p>
              </table:table-cell>
              <table:table-cell office:value-type="float" office:value="5.26322961617079">
                <text:p>5.26322961617079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5.42030754210398">
                <text:p>5.42030754210398</text:p>
              </table:table-cell>
            </table:table-row>
            <table:table-row>
              <table:table-cell office:value-type="float" office:value="1885">
                <text:p>1890</text:p>
              </table:table-cell>
              <table:table-cell office:value-type="float" office:value="5.65170704845815">
                <text:p>5.65170704845815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5.92768906297077">
                <text:p>5.92768906297077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6.29521625163827">
                <text:p>6.29521625163827</text:p>
              </table:table-cell>
            </table:table-row>
            <table:table-row>
              <table:table-cell office:value-type="float" office:value="1888">
                <text:p>1890</text:p>
              </table:table-cell>
              <table:table-cell office:value-type="float" office:value="6.19298245614035">
                <text:p>6.19298245614035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6.01108801108801">
                <text:p>6.01108801108801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5.97706252312246">
                <text:p>5.97706252312246</text:p>
              </table:table-cell>
            </table:table-row>
            <table:table-row>
              <table:table-cell office:value-type="float" office:value="1891">
                <text:p>1890</text:p>
              </table:table-cell>
              <table:table-cell office:value-type="float" office:value="6.07264113699171">
                <text:p>6.07264113699171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6.02050290135397">
                <text:p>6.02050290135397</text:p>
              </table:table-cell>
            </table:table-row>
            <table:table-row>
              <table:table-cell office:value-type="float" office:value="1893">
                <text:p>1890</text:p>
              </table:table-cell>
              <table:table-cell office:value-type="float" office:value="6.13871951219512">
                <text:p>6.13871951219512</text:p>
              </table:table-cell>
            </table:table-row>
            <table:table-row>
              <table:table-cell office:value-type="float" office:value="1894">
                <text:p>1890</text:p>
              </table:table-cell>
              <table:table-cell office:value-type="float" office:value="6.01459854014599">
                <text:p>6.01459854014599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5.75111773472429">
                <text:p>5.75111773472429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5.65166414523449">
                <text:p>5.65166414523449</text:p>
              </table:table-cell>
            </table:table-row>
            <table:table-row>
              <table:table-cell office:value-type="float" office:value="1897">
                <text:p>1900</text:p>
              </table:table-cell>
              <table:table-cell office:value-type="float" office:value="5.40620437956204">
                <text:p>5.40620437956204</text:p>
              </table:table-cell>
            </table:table-row>
            <table:table-row>
              <table:table-cell office:value-type="float" office:value="1898">
                <text:p>1900</text:p>
              </table:table-cell>
              <table:table-cell office:value-type="float" office:value="5.42332155477032">
                <text:p>5.42332155477032</text:p>
              </table:table-cell>
            </table:table-row>
            <table:table-row>
              <table:table-cell office:value-type="float" office:value="1899">
                <text:p>1900</text:p>
              </table:table-cell>
              <table:table-cell office:value-type="float" office:value="5.20729568572431">
                <text:p>5.2072956857243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4.97235176548967">
                <text:p>4.97235176548967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5.20879821485496">
                <text:p>5.20879821485496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5.19248680533996">
                <text:p>5.19248680533996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5.26660787771899">
                <text:p>5.26660787771899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5.68228849665247">
                <text:p>5.68228849665247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6.00285623611552">
                <text:p>6.00285623611552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6.21595460614152">
                <text:p>6.21595460614152</text:p>
              </table:table-cell>
            </table:table-row>
            <table:table-row>
              <table:table-cell office:value-type="float" office:value="1907">
                <text:p>1910</text:p>
              </table:table-cell>
              <table:table-cell office:value-type="float" office:value="6.38678596008259">
                <text:p>6.38678596008259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6.81771192281185">
                <text:p>6.81771192281185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7.33776792313378">
                <text:p>7.33776792313378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7.24529027297193">
                <text:p>7.24529027297193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7.15971107544141">
                <text:p>7.15971107544141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6.58298518799848">
                <text:p>6.58298518799848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6.49620455453456">
                <text:p>6.49620455453456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5.87747368421053">
                <text:p>5.87747368421053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4.68074891982717">
                <text:p>4.68074891982717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4.67435622317597">
                <text:p>4.67435622317597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4.70084033613445">
                <text:p>4.70084033613445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4.99691167387276">
                <text:p>4.99691167387276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6.19562146892655">
                <text:p>6.19562146892655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7.00138985406532">
                <text:p>7.00138985406532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8.0650464617584">
                <text:p>8.0650464617584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9.06152584085316">
                <text:p>9.06152584085316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10.1698656429942">
                <text:p>10.1698656429942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10.794333683106">
                <text:p>10.794333683106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11.4445701357466">
                <text:p>11.4445701357466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11.6329254727475">
                <text:p>11.6329254727475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12.1078651685393">
                <text:p>12.1078651685393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13.2355828220859">
                <text:p>13.2355828220859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13.6010296010296">
                <text:p>13.6010296010296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3.8704402515723">
                <text:p>13.8704402515723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14.1585518102372">
                <text:p>14.1585518102372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15.1853658536585">
                <text:p>15.1853658536585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15.5067484662577">
                <text:p>15.5067484662577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15.842175066313">
                <text:p>15.842175066313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15.2052341597796">
                <text:p>15.2052341597796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15.199121522694">
                <text:p>15.199121522694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15.2481536189069">
                <text:p>15.2481536189069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15.3423295454545">
                <text:p>15.3423295454545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15.0238805970149">
                <text:p>15.0238805970149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9.4063829787234">
                <text:p>9.4063829787234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10.3377823408624">
                <text:p>10.3377823408624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9.84010152284264">
                <text:p>9.84010152284264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8.67472527472527">
                <text:p>8.67472527472527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7.9885290148448">
                <text:p>7.9885290148448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8.8604044357469">
                <text:p>8.8604044357469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12.0856219709208">
                <text:p>12.0856219709208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15.0957642725599">
                <text:p>15.0957642725599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16.5517841601393">
                <text:p>16.5517841601393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17.4056261343013">
                <text:p>17.4056261343013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7.7663971248877">
                <text:p>17.7663971248877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19.1992720655141">
                <text:p>19.1992720655141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20.5679785330948">
                <text:p>20.5679785330948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20.0218531468531">
                <text:p>20.0218531468531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19.9368131868132">
                <text:p>19.9368131868132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20.8510638297872">
                <text:p>20.8510638297872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23.2651428571429">
                <text:p>23.2651428571429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25.4810126582278">
                <text:p>25.4810126582278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26.7790948275862">
                <text:p>26.7790948275862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28.8882743362832">
                <text:p>28.8882743362832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29.2321232123212">
                <text:p>29.2321232123212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30.3400852878465">
                <text:p>30.3400852878465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30.304780876494">
                <text:p>30.304780876494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30.9468302658487">
                <text:p>30.9468302658487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32.6805399325084">
                <text:p>32.6805399325084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35.2735849056604">
                <text:p>35.2735849056604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33.5910973084886">
                <text:p>33.5910973084886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35.8010416666667">
                <text:p>35.8010416666667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39.35960591133">
                <text:p>39.35960591133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39.708963911525">
                <text:p>39.708963911525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38.5553319919517">
                <text:p>38.5553319919517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37.4898941289702">
                <text:p>37.4898941289702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38.229674796748">
                <text:p>38.229674796748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34.9262851600388">
                <text:p>34.9262851600388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34.425572519084">
                <text:p>34.425572519084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31.761242845462">
                <text:p>31.761242845462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31.4097978227061">
                <text:p>31.4097978227061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29.6835535976505">
                <text:p>29.6835535976505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29.195542774982">
                <text:p>29.195542774982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28.0129958960328">
                <text:p>28.012995896032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26.9230263157895">
                <text:p>26.9230263157895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29.8086463501063">
                <text:p>29.8086463501063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31.9736842105263">
                <text:p>31.9736842105263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30.2783357245337">
                <text:p>30.2783357245337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28.4166666666667">
                <text:p>28.4166666666667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29.1882736156352">
                <text:p>29.1882736156352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28.1068322981366">
                <text:p>28.1068322981366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27.4094903339192">
                <text:p>27.4094903339192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26.7842135150483">
                <text:p>26.7842135150483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26.5019830028329">
                <text:p>26.5019830028329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7.1803381340013">
                <text:p>27.1803381340013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27.7607440667094">
                <text:p>27.7607440667094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27.6466069142125">
                <text:p>27.6466069142125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27.5554131966688">
                <text:p>27.5554131966688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25.8569850911099">
                <text:p>25.8569850911099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24.7584638706417">
                <text:p>24.7584638706417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23.4420866489832">
                <text:p>23.4420866489832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21.8478504672897">
                <text:p>21.8478504672897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20.0309178743961">
                <text:p>20.0309178743961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8.9476439790576">
                <text:p>18.94764397905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.2841791044776">
                <text:p>18.2841791044776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6.7272727272727">
                <text:p>16.727272727272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5.4638287973947">
                <text:p>15.4638287973947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5.5055367231638">
                <text:p>15.5055367231638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5.7841726618705">
                <text:p>15.784172661870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6.0089545556302">
                <text:p>16.0089545556302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6.5684731279514">
                <text:p>16.5684731279514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7.3616826703246">
                <text:p>17.3616826703246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7.7068418667875">
                <text:p>17.7068418667875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8.5195047886008">
                <text:p>18.519504788600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9.0011803588291">
                <text:p>19.0011803588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1pt" fo:font-weight="bold" style:font-size-asian="11pt" style:font-weight-asian="bold" style:font-size-complex="11pt" style:font-weight-complex="bold"/>
    </style:style>
    <style:style style:name="ch7" style:family="chart" style:data-style-name="N8003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1pt" fo:font-weight="bold" style:font-size-asian="11pt" style:font-weight-asian="bold" style:font-size-complex="11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8003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000000" draw:fill-color="#000000"/>
      <style:text-properties fo:color="#000000" fo:font-family="Calibri" fo:font-size="10pt" style:font-size-asian="10pt" style:font-size-complex="10pt"/>
    </style:style>
    <style:style style:name="ch11" style:family="chart" style:data-style-name="N8003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71cm" svg:stroke-color="#4f81bd" draw:fill-color="#4f81bd"/>
      <style:text-properties fo:color="#000000" fo:font-family="Calibri" fo:font-size="10pt" style:font-size-asian="10pt" style:font-size-complex="10pt"/>
    </style:style>
    <style:style style:name="ch12" style:family="chart" style:data-style-name="N8003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c0504d" draw:fill-color="#c0504d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602cm" svg:height="13.441cm" xlink:href=".." xlink:type="simple" chart:class="chart:line" chart:style-name="ch1">
        <chart:title svg:x="1.667cm" svg:y="0.403cm" chart:style-name="ch2">
          <text:p>Punishment Prevalence in England and Wales</text:p>
        </chart:title>
        <chart:legend chart:legend-position="bottom" svg:x="2.85cm" svg:y="12.658cm" style:legend-expansion="wide" chart:style-name="ch3"/>
        <chart:plot-area chart:style-name="ch4" table:cell-range-address="'punishment type'.A7:'punishment type'.A267 'punishment type'.D7:'punishment type'.F267" chart:data-source-has-labels="column" svg:x="1.471cm" svg:y="2.358cm" svg:width="13.507cm" svg:height="8.903cm">
          <chartooo:coordinate-region svg:x="2.278cm" svg:y="2.557cm" svg:width="12.518cm" svg:height="8.057cm"/>
          <chart:axis chart:dimension="x" chart:name="primary-x" chart:style-name="ch5" chartooo:axis-type="auto">
            <chartooo:date-scale/>
            <chart:title svg:x="7.797cm" svg:y="11.529cm" chart:style-name="ch6">
              <text:p>year</text:p>
            </chart:title>
            <chart:categories table:cell-range-address="'punishment type'.A7:'punishment type'.A267"/>
          </chart:axis>
          <chart:axis chart:dimension="y" chart:name="primary-y" chart:style-name="ch7">
            <chart:title svg:x="0.451cm" svg:y="8.506cm" chart:style-name="ch8">
              <text:p>absence prevalence</text:p>
            </chart:title>
            <chart:grid chart:style-name="ch9" chart:class="major"/>
          </chart:axis>
          <chart:series chart:style-name="ch10" chart:values-cell-range-address="'punishment type'.D7:'punishment type'.D267" chart:class="chart:line">
            <chart:data-point chart:repeated="261"/>
          </chart:series>
          <chart:series chart:style-name="ch11" chart:values-cell-range-address="'punishment type'.E7:'punishment type'.E267" chart:class="chart:line">
            <chart:data-point chart:repeated="261"/>
          </chart:series>
          <chart:series chart:style-name="ch12" chart:values-cell-range-address="'punishment type'.F7:'punishment type'.F267" chart:class="chart:line">
            <chart:data-point chart:repeated="2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750">
                <text:p>1750</text:p>
                <draw:g>
                  <svg:desc>'punishment type'.A7:'punishment type'.A267</svg:desc>
                </draw:g>
              </table:table-cell>
              <table:table-cell office:value-type="float" office:value="60.6491174933913">
                <text:p>60.6491174933913</text:p>
                <draw:g>
                  <svg:desc>'punishment type'.D7:'punishment type'.D267</svg:desc>
                </draw:g>
              </table:table-cell>
              <table:table-cell office:value-type="float" office:value="114.013962034935">
                <text:p>114.013962034935</text:p>
                <draw:g>
                  <svg:desc>'punishment type'.E7:'punishment type'.E267</svg:desc>
                </draw:g>
              </table:table-cell>
              <table:table-cell office:value-type="float" office:value="104.678508684823">
                <text:p>104.678508684823</text:p>
                <draw:g>
                  <svg:desc>'punishment type'.F7:'punishment type'.F267</svg:desc>
                </draw:g>
              </table:table-cell>
            </table:table-row>
            <table:table-row>
              <table:table-cell office:value-type="float" office:value="1751">
                <text:p>1750</text:p>
              </table:table-cell>
              <table:table-cell office:value-type="float" office:value="59.0823022941505">
                <text:p>59.0823022941505</text:p>
              </table:table-cell>
              <table:table-cell office:value-type="float" office:value="109.302489597758">
                <text:p>109.302489597758</text:p>
              </table:table-cell>
              <table:table-cell office:value-type="float" office:value="102.677617368907">
                <text:p>102.677617368907</text:p>
              </table:table-cell>
            </table:table-row>
            <table:table-row>
              <table:table-cell office:value-type="float" office:value="1752">
                <text:p>1750</text:p>
              </table:table-cell>
              <table:table-cell office:value-type="float" office:value="58.1628420765013">
                <text:p>58.1628420765013</text:p>
              </table:table-cell>
              <table:table-cell office:value-type="float" office:value="115.027970291358">
                <text:p>115.027970291358</text:p>
              </table:table-cell>
              <table:table-cell office:value-type="float" office:value="100.615334459427">
                <text:p>100.615334459427</text:p>
              </table:table-cell>
            </table:table-row>
            <table:table-row>
              <table:table-cell office:value-type="float" office:value="1753">
                <text:p>1750</text:p>
              </table:table-cell>
              <table:table-cell office:value-type="float" office:value="58.1758776905786">
                <text:p>58.1758776905786</text:p>
              </table:table-cell>
              <table:table-cell office:value-type="float" office:value="115.405277322207">
                <text:p>115.405277322207</text:p>
              </table:table-cell>
              <table:table-cell office:value-type="float" office:value="98.498943652776">
                <text:p>98.498943652776</text:p>
              </table:table-cell>
            </table:table-row>
            <table:table-row>
              <table:table-cell office:value-type="float" office:value="1754">
                <text:p>1750</text:p>
              </table:table-cell>
              <table:table-cell office:value-type="float" office:value="58.3607503144322">
                <text:p>58.3607503144322</text:p>
              </table:table-cell>
              <table:table-cell office:value-type="float" office:value="116.953991389482">
                <text:p>116.953991389482</text:p>
              </table:table-cell>
              <table:table-cell office:value-type="float" office:value="96.4501520187235">
                <text:p>96.4501520187235</text:p>
              </table:table-cell>
            </table:table-row>
            <table:table-row>
              <table:table-cell office:value-type="float" office:value="1755">
                <text:p>1760</text:p>
              </table:table-cell>
              <table:table-cell office:value-type="float" office:value="57.4372265932583">
                <text:p>57.4372265932583</text:p>
              </table:table-cell>
              <table:table-cell office:value-type="float" office:value="118.138515343085">
                <text:p>118.138515343085</text:p>
              </table:table-cell>
              <table:table-cell office:value-type="float" office:value="94.4661540338582">
                <text:p>94.4661540338582</text:p>
              </table:table-cell>
            </table:table-row>
            <table:table-row>
              <table:table-cell office:value-type="float" office:value="1756">
                <text:p>1760</text:p>
              </table:table-cell>
              <table:table-cell office:value-type="float" office:value="56.0334706624724">
                <text:p>56.0334706624724</text:p>
              </table:table-cell>
              <table:table-cell office:value-type="float" office:value="115.108134527966">
                <text:p>115.108134527966</text:p>
              </table:table-cell>
              <table:table-cell office:value-type="float" office:value="92.4207580046713">
                <text:p>92.4207580046713</text:p>
              </table:table-cell>
            </table:table-row>
            <table:table-row>
              <table:table-cell office:value-type="float" office:value="1757">
                <text:p>1760</text:p>
              </table:table-cell>
              <table:table-cell office:value-type="float" office:value="54.929076230537">
                <text:p>54.929076230537</text:p>
              </table:table-cell>
              <table:table-cell office:value-type="float" office:value="114.966114822552">
                <text:p>114.966114822552</text:p>
              </table:table-cell>
              <table:table-cell office:value-type="float" office:value="90.7573636517095">
                <text:p>90.7573636517095</text:p>
              </table:table-cell>
            </table:table-row>
            <table:table-row>
              <table:table-cell office:value-type="float" office:value="1758">
                <text:p>1760</text:p>
              </table:table-cell>
              <table:table-cell office:value-type="float" office:value="55.1552340312791">
                <text:p>55.1552340312791</text:p>
              </table:table-cell>
              <table:table-cell office:value-type="float" office:value="117.212789345049">
                <text:p>117.212789345049</text:p>
              </table:table-cell>
              <table:table-cell office:value-type="float" office:value="89.2744277039089">
                <text:p>89.2744277039089</text:p>
              </table:table-cell>
            </table:table-row>
            <table:table-row>
              <table:table-cell office:value-type="float" office:value="1759">
                <text:p>1760</text:p>
              </table:table-cell>
              <table:table-cell office:value-type="float" office:value="55.0606361607125">
                <text:p>55.0606361607125</text:p>
              </table:table-cell>
              <table:table-cell office:value-type="float" office:value="116.658051103263">
                <text:p>116.658051103263</text:p>
              </table:table-cell>
              <table:table-cell office:value-type="float" office:value="87.7306013108378">
                <text:p>87.7306013108378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53.5566453930207">
                <text:p>53.5566453930207</text:p>
              </table:table-cell>
              <table:table-cell office:value-type="float" office:value="115.957070575312">
                <text:p>115.957070575312</text:p>
              </table:table-cell>
              <table:table-cell office:value-type="float" office:value="86.0038830988745">
                <text:p>86.0038830988745</text:p>
              </table:table-cell>
            </table:table-row>
            <table:table-row>
              <table:table-cell office:value-type="float" office:value="1761">
                <text:p>1760</text:p>
              </table:table-cell>
              <table:table-cell office:value-type="float" office:value="52.5629718009604">
                <text:p>52.5629718009604</text:p>
              </table:table-cell>
              <table:table-cell office:value-type="float" office:value="114.420742617191">
                <text:p>114.420742617191</text:p>
              </table:table-cell>
              <table:table-cell office:value-type="float" office:value="84.2332803951521">
                <text:p>84.2332803951521</text:p>
              </table:table-cell>
            </table:table-row>
            <table:table-row>
              <table:table-cell office:value-type="float" office:value="1762">
                <text:p>1760</text:p>
              </table:table-cell>
              <table:table-cell office:value-type="float" office:value="52.1825425178115">
                <text:p>52.1825425178115</text:p>
              </table:table-cell>
              <table:table-cell office:value-type="float" office:value="113.42144080244">
                <text:p>113.42144080244</text:p>
              </table:table-cell>
              <table:table-cell office:value-type="float" office:value="82.7584684029867">
                <text:p>82.7584684029867</text:p>
              </table:table-cell>
            </table:table-row>
            <table:table-row>
              <table:table-cell office:value-type="float" office:value="1763">
                <text:p>1760</text:p>
              </table:table-cell>
              <table:table-cell office:value-type="float" office:value="50.9681602309365">
                <text:p>50.9681602309365</text:p>
              </table:table-cell>
              <table:table-cell office:value-type="float" office:value="115.022719326725">
                <text:p>115.022719326725</text:p>
              </table:table-cell>
              <table:table-cell office:value-type="float" office:value="81.8001327374417">
                <text:p>81.8001327374417</text:p>
              </table:table-cell>
            </table:table-row>
            <table:table-row>
              <table:table-cell office:value-type="float" office:value="1764">
                <text:p>1760</text:p>
              </table:table-cell>
              <table:table-cell office:value-type="float" office:value="50.4130481611565">
                <text:p>50.4130481611565</text:p>
              </table:table-cell>
              <table:table-cell office:value-type="float" office:value="115.952004865752">
                <text:p>115.952004865752</text:p>
              </table:table-cell>
              <table:table-cell office:value-type="float" office:value="80.2798616820259">
                <text:p>80.2798616820259</text:p>
              </table:table-cell>
            </table:table-row>
            <table:table-row>
              <table:table-cell office:value-type="float" office:value="1765">
                <text:p>1770</text:p>
              </table:table-cell>
              <table:table-cell office:value-type="float" office:value="49.1756633713547">
                <text:p>49.1756633713547</text:p>
              </table:table-cell>
              <table:table-cell office:value-type="float" office:value="114.408508511939">
                <text:p>114.408508511939</text:p>
              </table:table-cell>
              <table:table-cell office:value-type="float" office:value="78.5639789096152">
                <text:p>78.5639789096152</text:p>
              </table:table-cell>
            </table:table-row>
            <table:table-row>
              <table:table-cell office:value-type="float" office:value="1766">
                <text:p>1770</text:p>
              </table:table-cell>
              <table:table-cell office:value-type="float" office:value="48.4899667685325">
                <text:p>48.4899667685325</text:p>
              </table:table-cell>
              <table:table-cell office:value-type="float" office:value="117.261803029918">
                <text:p>117.261803029918</text:p>
              </table:table-cell>
              <table:table-cell office:value-type="float" office:value="77.1358382142812">
                <text:p>77.1358382142812</text:p>
              </table:table-cell>
            </table:table-row>
            <table:table-row>
              <table:table-cell office:value-type="float" office:value="1767">
                <text:p>1770</text:p>
              </table:table-cell>
              <table:table-cell office:value-type="float" office:value="47.5853541285434">
                <text:p>47.5853541285434</text:p>
              </table:table-cell>
              <table:table-cell office:value-type="float" office:value="119.190256231407">
                <text:p>119.190256231407</text:p>
              </table:table-cell>
              <table:table-cell office:value-type="float" office:value="75.8928556617244">
                <text:p>75.8928556617244</text:p>
              </table:table-cell>
            </table:table-row>
            <table:table-row>
              <table:table-cell office:value-type="float" office:value="1768">
                <text:p>1770</text:p>
              </table:table-cell>
              <table:table-cell office:value-type="float" office:value="46.0903960483971">
                <text:p>46.0903960483971</text:p>
              </table:table-cell>
              <table:table-cell office:value-type="float" office:value="123.396391984962">
                <text:p>123.396391984962</text:p>
              </table:table-cell>
              <table:table-cell office:value-type="float" office:value="74.6596281256935">
                <text:p>74.6596281256935</text:p>
              </table:table-cell>
            </table:table-row>
            <table:table-row>
              <table:table-cell office:value-type="float" office:value="1769">
                <text:p>1770</text:p>
              </table:table-cell>
              <table:table-cell office:value-type="float" office:value="45.4501139138051">
                <text:p>45.4501139138051</text:p>
              </table:table-cell>
              <table:table-cell office:value-type="float" office:value="123.463856254047">
                <text:p>123.463856254047</text:p>
              </table:table-cell>
              <table:table-cell office:value-type="float" office:value="73.1592391052513">
                <text:p>73.1592391052513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45.0824770263929">
                <text:p>45.0824770263929</text:p>
              </table:table-cell>
              <table:table-cell office:value-type="float" office:value="130.606403364447">
                <text:p>130.606403364447</text:p>
              </table:table-cell>
              <table:table-cell office:value-type="float" office:value="71.6597790552123">
                <text:p>71.6597790552123</text:p>
              </table:table-cell>
            </table:table-row>
            <table:table-row>
              <table:table-cell office:value-type="float" office:value="1771">
                <text:p>1770</text:p>
              </table:table-cell>
              <table:table-cell office:value-type="float" office:value="44.5175351957076">
                <text:p>44.5175351957076</text:p>
              </table:table-cell>
              <table:table-cell office:value-type="float" office:value="130.204873910212">
                <text:p>130.204873910212</text:p>
              </table:table-cell>
              <table:table-cell office:value-type="float" office:value="70.2392906387844">
                <text:p>70.2392906387844</text:p>
              </table:table-cell>
            </table:table-row>
            <table:table-row>
              <table:table-cell office:value-type="float" office:value="1772">
                <text:p>1770</text:p>
              </table:table-cell>
              <table:table-cell office:value-type="float" office:value="44.0487068795756">
                <text:p>44.0487068795756</text:p>
              </table:table-cell>
              <table:table-cell office:value-type="float" office:value="139.908112634607">
                <text:p>139.908112634607</text:p>
              </table:table-cell>
              <table:table-cell office:value-type="float" office:value="68.7661748298444">
                <text:p>68.7661748298444</text:p>
              </table:table-cell>
            </table:table-row>
            <table:table-row>
              <table:table-cell office:value-type="float" office:value="1773">
                <text:p>1770</text:p>
              </table:table-cell>
              <table:table-cell office:value-type="float" office:value="43.276125704203">
                <text:p>43.276125704203</text:p>
              </table:table-cell>
              <table:table-cell office:value-type="float" office:value="142.949086973042">
                <text:p>142.949086973042</text:p>
              </table:table-cell>
              <table:table-cell office:value-type="float" office:value="67.308443187356">
                <text:p>67.308443187356</text:p>
              </table:table-cell>
            </table:table-row>
            <table:table-row>
              <table:table-cell office:value-type="float" office:value="1774">
                <text:p>1770</text:p>
              </table:table-cell>
              <table:table-cell office:value-type="float" office:value="42.732054509656">
                <text:p>42.732054509656</text:p>
              </table:table-cell>
              <table:table-cell office:value-type="float" office:value="145.432308386252">
                <text:p>145.432308386252</text:p>
              </table:table-cell>
              <table:table-cell office:value-type="float" office:value="65.9167486742271">
                <text:p>65.9167486742271</text:p>
              </table:table-cell>
            </table:table-row>
            <table:table-row>
              <table:table-cell office:value-type="float" office:value="1775">
                <text:p>1780</text:p>
              </table:table-cell>
              <table:table-cell office:value-type="float" office:value="42.0430339192555">
                <text:p>42.0430339192555</text:p>
              </table:table-cell>
              <table:table-cell office:value-type="float" office:value="145.888559352957">
                <text:p>145.888559352957</text:p>
              </table:table-cell>
              <table:table-cell office:value-type="float" office:value="64.3455997444297">
                <text:p>64.3455997444297</text:p>
              </table:table-cell>
            </table:table-row>
            <table:table-row>
              <table:table-cell office:value-type="float" office:value="1776">
                <text:p>1780</text:p>
              </table:table-cell>
              <table:table-cell office:value-type="float" office:value="41.157246768073">
                <text:p>41.157246768073</text:p>
              </table:table-cell>
              <table:table-cell office:value-type="float" office:value="138.475843697833">
                <text:p>138.475843697833</text:p>
              </table:table-cell>
              <table:table-cell office:value-type="float" office:value="62.8759953010721">
                <text:p>62.8759953010721</text:p>
              </table:table-cell>
            </table:table-row>
            <table:table-row>
              <table:table-cell office:value-type="float" office:value="1777">
                <text:p>1780</text:p>
              </table:table-cell>
              <table:table-cell office:value-type="float" office:value="39.8396897554527">
                <text:p>39.8396897554527</text:p>
              </table:table-cell>
              <table:table-cell office:value-type="float" office:value="130.384534842573">
                <text:p>130.384534842573</text:p>
              </table:table-cell>
              <table:table-cell office:value-type="float" office:value="61.428647669165">
                <text:p>61.428647669165</text:p>
              </table:table-cell>
            </table:table-row>
            <table:table-row>
              <table:table-cell office:value-type="float" office:value="1778">
                <text:p>1780</text:p>
              </table:table-cell>
              <table:table-cell office:value-type="float" office:value="39.527373369708">
                <text:p>39.527373369708</text:p>
              </table:table-cell>
              <table:table-cell office:value-type="float" office:value="119.233637003996">
                <text:p>119.233637003996</text:p>
              </table:table-cell>
              <table:table-cell office:value-type="float" office:value="59.9691159684828">
                <text:p>59.9691159684828</text:p>
              </table:table-cell>
            </table:table-row>
            <table:table-row>
              <table:table-cell office:value-type="float" office:value="1779">
                <text:p>1780</text:p>
              </table:table-cell>
              <table:table-cell office:value-type="float" office:value="38.8731726461084">
                <text:p>38.8731726461084</text:p>
              </table:table-cell>
              <table:table-cell office:value-type="float" office:value="106.42074724459">
                <text:p>106.42074724459</text:p>
              </table:table-cell>
              <table:table-cell office:value-type="float" office:value="58.6108420619466">
                <text:p>58.6108420619466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39.1109470441483">
                <text:p>39.1109470441483</text:p>
              </table:table-cell>
              <table:table-cell office:value-type="float" office:value="94.3678116517971">
                <text:p>94.3678116517971</text:p>
              </table:table-cell>
              <table:table-cell office:value-type="float" office:value="58.5324324082948">
                <text:p>58.5324324082948</text:p>
              </table:table-cell>
            </table:table-row>
            <table:table-row>
              <table:table-cell office:value-type="float" office:value="1781">
                <text:p>1780</text:p>
              </table:table-cell>
              <table:table-cell office:value-type="float" office:value="38.5469875400428">
                <text:p>38.5469875400428</text:p>
              </table:table-cell>
              <table:table-cell office:value-type="float" office:value="83.5259176721099">
                <text:p>83.5259176721099</text:p>
              </table:table-cell>
              <table:table-cell office:value-type="float" office:value="58.3631200918008">
                <text:p>58.3631200918008</text:p>
              </table:table-cell>
            </table:table-row>
            <table:table-row>
              <table:table-cell office:value-type="float" office:value="1782">
                <text:p>1780</text:p>
              </table:table-cell>
              <table:table-cell office:value-type="float" office:value="38.6575474468122">
                <text:p>38.6575474468122</text:p>
              </table:table-cell>
              <table:table-cell office:value-type="float" office:value="69.8341216329065">
                <text:p>69.8341216329065</text:p>
              </table:table-cell>
              <table:table-cell office:value-type="float" office:value="58.4272567641809">
                <text:p>58.4272567641809</text:p>
              </table:table-cell>
            </table:table-row>
            <table:table-row>
              <table:table-cell office:value-type="float" office:value="1783">
                <text:p>1780</text:p>
              </table:table-cell>
              <table:table-cell office:value-type="float" office:value="39.9567285464098">
                <text:p>39.9567285464098</text:p>
              </table:table-cell>
              <table:table-cell office:value-type="float" office:value="56.2103950916925">
                <text:p>56.2103950916925</text:p>
              </table:table-cell>
              <table:table-cell office:value-type="float" office:value="63.2256267176646">
                <text:p>63.2256267176646</text:p>
              </table:table-cell>
            </table:table-row>
            <table:table-row>
              <table:table-cell office:value-type="float" office:value="1784">
                <text:p>1780</text:p>
              </table:table-cell>
              <table:table-cell office:value-type="float" office:value="41.0234681417402">
                <text:p>41.0234681417402</text:p>
              </table:table-cell>
              <table:table-cell office:value-type="float" office:value="46.2640694405983">
                <text:p>46.2640694405983</text:p>
              </table:table-cell>
              <table:table-cell office:value-type="float" office:value="68.8088001248956">
                <text:p>68.8088001248956</text:p>
              </table:table-cell>
            </table:table-row>
            <table:table-row>
              <table:table-cell office:value-type="float" office:value="1785">
                <text:p>1790</text:p>
              </table:table-cell>
              <table:table-cell office:value-type="float" office:value="42.595994960761">
                <text:p>42.595994960761</text:p>
              </table:table-cell>
              <table:table-cell office:value-type="float" office:value="33.9999075262171">
                <text:p>33.9999075262171</text:p>
              </table:table-cell>
              <table:table-cell office:value-type="float" office:value="74.3285058872556">
                <text:p>74.3285058872556</text:p>
              </table:table-cell>
            </table:table-row>
            <table:table-row>
              <table:table-cell office:value-type="float" office:value="1786">
                <text:p>1790</text:p>
              </table:table-cell>
              <table:table-cell office:value-type="float" office:value="43.9338087533712">
                <text:p>43.9338087533712</text:p>
              </table:table-cell>
              <table:table-cell office:value-type="float" office:value="28.7989933771832">
                <text:p>28.7989933771832</text:p>
              </table:table-cell>
              <table:table-cell office:value-type="float" office:value="80.3025446922187">
                <text:p>80.3025446922187</text:p>
              </table:table-cell>
            </table:table-row>
            <table:table-row>
              <table:table-cell office:value-type="float" office:value="1787">
                <text:p>1790</text:p>
              </table:table-cell>
              <table:table-cell office:value-type="float" office:value="44.6034979674368">
                <text:p>44.6034979674368</text:p>
              </table:table-cell>
              <table:table-cell office:value-type="float" office:value="27.7456360189874">
                <text:p>27.7456360189874</text:p>
              </table:table-cell>
              <table:table-cell office:value-type="float" office:value="86.6512724459127">
                <text:p>86.6512724459127</text:p>
              </table:table-cell>
            </table:table-row>
            <table:table-row>
              <table:table-cell office:value-type="float" office:value="1788">
                <text:p>1790</text:p>
              </table:table-cell>
              <table:table-cell office:value-type="float" office:value="44.1930938867837">
                <text:p>44.1930938867837</text:p>
              </table:table-cell>
              <table:table-cell office:value-type="float" office:value="20.2510569673914">
                <text:p>20.2510569673914</text:p>
              </table:table-cell>
              <table:table-cell office:value-type="float" office:value="93.4047255539308">
                <text:p>93.4047255539308</text:p>
              </table:table-cell>
            </table:table-row>
            <table:table-row>
              <table:table-cell office:value-type="float" office:value="1789">
                <text:p>1790</text:p>
              </table:table-cell>
              <table:table-cell office:value-type="float" office:value="43.8506635760293">
                <text:p>43.8506635760293</text:p>
              </table:table-cell>
              <table:table-cell office:value-type="float" office:value="16.9348991846458">
                <text:p>16.9348991846458</text:p>
              </table:table-cell>
              <table:table-cell office:value-type="float" office:value="91.0098227641562">
                <text:p>91.0098227641562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43.8663855594758">
                <text:p>43.8663855594758</text:p>
              </table:table-cell>
              <table:table-cell office:value-type="float" office:value="24.6992120914049">
                <text:p>24.6992120914049</text:p>
              </table:table-cell>
              <table:table-cell office:value-type="float" office:value="88.4109855028949">
                <text:p>88.4109855028949</text:p>
              </table:table-cell>
            </table:table-row>
            <table:table-row>
              <table:table-cell office:value-type="float" office:value="1791">
                <text:p>1790</text:p>
              </table:table-cell>
              <table:table-cell office:value-type="float" office:value="43.8713013852954">
                <text:p>43.8713013852954</text:p>
              </table:table-cell>
              <table:table-cell office:value-type="float" office:value="55.7573772753">
                <text:p>55.7573772753</text:p>
              </table:table-cell>
              <table:table-cell office:value-type="float" office:value="86.0495349896599">
                <text:p>86.0495349896599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43.5587875249654">
                <text:p>43.5587875249654</text:p>
              </table:table-cell>
              <table:table-cell office:value-type="float" office:value="55.720534151068">
                <text:p>55.720534151068</text:p>
              </table:table-cell>
              <table:table-cell office:value-type="float" office:value="83.6588449548837">
                <text:p>83.6588449548837</text:p>
              </table:table-cell>
            </table:table-row>
            <table:table-row>
              <table:table-cell office:value-type="float" office:value="1793">
                <text:p>1790</text:p>
              </table:table-cell>
              <table:table-cell office:value-type="float" office:value="42.8108415002444">
                <text:p>42.8108415002444</text:p>
              </table:table-cell>
              <table:table-cell office:value-type="float" office:value="55.0760771002046">
                <text:p>55.0760771002046</text:p>
              </table:table-cell>
              <table:table-cell office:value-type="float" office:value="81.4227125377606">
                <text:p>81.4227125377606</text:p>
              </table:table-cell>
            </table:table-row>
            <table:table-row>
              <table:table-cell office:value-type="float" office:value="1794">
                <text:p>1790</text:p>
              </table:table-cell>
              <table:table-cell office:value-type="float" office:value="42.1985354350395">
                <text:p>42.1985354350395</text:p>
              </table:table-cell>
              <table:table-cell office:value-type="float" office:value="55.2265052016821">
                <text:p>55.2265052016821</text:p>
              </table:table-cell>
              <table:table-cell office:value-type="float" office:value="79.3294380721199">
                <text:p>79.3294380721199</text:p>
              </table:table-cell>
            </table:table-row>
            <table:table-row>
              <table:table-cell office:value-type="float" office:value="1795">
                <text:p>1800</text:p>
              </table:table-cell>
              <table:table-cell office:value-type="float" office:value="42.2943772041032">
                <text:p>42.2943772041032</text:p>
              </table:table-cell>
              <table:table-cell office:value-type="float" office:value="56.2620002774975">
                <text:p>56.2620002774975</text:p>
              </table:table-cell>
              <table:table-cell office:value-type="float" office:value="77.4163488550825">
                <text:p>77.4163488550825</text:p>
              </table:table-cell>
            </table:table-row>
            <table:table-row>
              <table:table-cell office:value-type="float" office:value="1796">
                <text:p>1800</text:p>
              </table:table-cell>
              <table:table-cell office:value-type="float" office:value="42.120687463437">
                <text:p>42.120687463437</text:p>
              </table:table-cell>
              <table:table-cell office:value-type="float" office:value="55.6070464594307">
                <text:p>55.6070464594307</text:p>
              </table:table-cell>
              <table:table-cell office:value-type="float" office:value="75.3650388542986">
                <text:p>75.3650388542986</text:p>
              </table:table-cell>
            </table:table-row>
            <table:table-row>
              <table:table-cell office:value-type="float" office:value="1797">
                <text:p>1800</text:p>
              </table:table-cell>
              <table:table-cell office:value-type="float" office:value="42.1144320649684">
                <text:p>42.1144320649684</text:p>
              </table:table-cell>
              <table:table-cell office:value-type="float" office:value="59.2462991874121">
                <text:p>59.2462991874121</text:p>
              </table:table-cell>
              <table:table-cell office:value-type="float" office:value="73.4694316768944">
                <text:p>73.4694316768944</text:p>
              </table:table-cell>
            </table:table-row>
            <table:table-row>
              <table:table-cell office:value-type="float" office:value="1798">
                <text:p>1800</text:p>
              </table:table-cell>
              <table:table-cell office:value-type="float" office:value="41.5619110373928">
                <text:p>41.5619110373928</text:p>
              </table:table-cell>
              <table:table-cell office:value-type="float" office:value="62.8318302153527">
                <text:p>62.8318302153527</text:p>
              </table:table-cell>
              <table:table-cell office:value-type="float" office:value="71.4016083658715">
                <text:p>71.4016083658715</text:p>
              </table:table-cell>
            </table:table-row>
            <table:table-row>
              <table:table-cell office:value-type="float" office:value="1799">
                <text:p>1800</text:p>
              </table:table-cell>
              <table:table-cell office:value-type="float" office:value="41.3323469265106">
                <text:p>41.3323469265106</text:p>
              </table:table-cell>
              <table:table-cell office:value-type="float" office:value="60.6702178640076">
                <text:p>60.6702178640076</text:p>
              </table:table-cell>
              <table:table-cell office:value-type="float" office:value="70.0596869407929">
                <text:p>70.059686940792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41.5641363794853">
                <text:p>41.5641363794853</text:p>
              </table:table-cell>
              <table:table-cell office:value-type="float" office:value="65.7629216485111">
                <text:p>65.7629216485111</text:p>
              </table:table-cell>
              <table:table-cell office:value-type="float" office:value="68.7224583203635">
                <text:p>68.7224583203635</text:p>
              </table:table-cell>
            </table:table-row>
            <table:table-row>
              <table:table-cell office:value-type="float" office:value="1801">
                <text:p>1800</text:p>
              </table:table-cell>
              <table:table-cell office:value-type="float" office:value="42.8098443880366">
                <text:p>42.8098443880366</text:p>
              </table:table-cell>
              <table:table-cell office:value-type="float" office:value="66.5175590814347">
                <text:p>66.5175590814347</text:p>
              </table:table-cell>
              <table:table-cell office:value-type="float" office:value="70.654135347366">
                <text:p>70.654135347366</text:p>
              </table:table-cell>
            </table:table-row>
            <table:table-row>
              <table:table-cell office:value-type="float" office:value="1802">
                <text:p>1800</text:p>
              </table:table-cell>
              <table:table-cell office:value-type="float" office:value="42.7885463933657">
                <text:p>42.7885463933657</text:p>
              </table:table-cell>
              <table:table-cell office:value-type="float" office:value="66.3268936480934">
                <text:p>66.3268936480934</text:p>
              </table:table-cell>
              <table:table-cell office:value-type="float" office:value="71.9979627347596">
                <text:p>71.9979627347596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42.4944337020136">
                <text:p>42.4944337020136</text:p>
              </table:table-cell>
              <table:table-cell office:value-type="float" office:value="70.9571632979704">
                <text:p>70.9571632979704</text:p>
              </table:table-cell>
              <table:table-cell office:value-type="float" office:value="73.0855239591355">
                <text:p>73.0855239591355</text:p>
              </table:table-cell>
            </table:table-row>
            <table:table-row>
              <table:table-cell office:value-type="float" office:value="1804">
                <text:p>1800</text:p>
              </table:table-cell>
              <table:table-cell office:value-type="float" office:value="42.4724773393931">
                <text:p>42.4724773393931</text:p>
              </table:table-cell>
              <table:table-cell office:value-type="float" office:value="70.5586352503566">
                <text:p>70.5586352503566</text:p>
              </table:table-cell>
              <table:table-cell office:value-type="float" office:value="73.9852309924581">
                <text:p>73.9852309924581</text:p>
              </table:table-cell>
            </table:table-row>
            <table:table-row>
              <table:table-cell office:value-type="float" office:value="1805">
                <text:p>1810</text:p>
              </table:table-cell>
              <table:table-cell office:value-type="float" office:value="41.5263003508983">
                <text:p>41.5263003508983</text:p>
              </table:table-cell>
              <table:table-cell office:value-type="float" office:value="58.2069522117197">
                <text:p>58.2069522117197</text:p>
              </table:table-cell>
              <table:table-cell office:value-type="float" office:value="74.8006475630343">
                <text:p>74.8006475630343</text:p>
              </table:table-cell>
            </table:table-row>
            <table:table-row>
              <table:table-cell office:value-type="float" office:value="1806">
                <text:p>1810</text:p>
              </table:table-cell>
              <table:table-cell office:value-type="float" office:value="40.8077563419734">
                <text:p>40.8077563419734</text:p>
              </table:table-cell>
              <table:table-cell office:value-type="float" office:value="35.4138431776536">
                <text:p>35.4138431776536</text:p>
              </table:table-cell>
              <table:table-cell office:value-type="float" office:value="75.6663714021867">
                <text:p>75.6663714021867</text:p>
              </table:table-cell>
            </table:table-row>
            <table:table-row>
              <table:table-cell office:value-type="float" office:value="1807">
                <text:p>1810</text:p>
              </table:table-cell>
              <table:table-cell office:value-type="float" office:value="40.0285578147943">
                <text:p>40.0285578147943</text:p>
              </table:table-cell>
              <table:table-cell office:value-type="float" office:value="35.2427741985714">
                <text:p>35.2427741985714</text:p>
              </table:table-cell>
              <table:table-cell office:value-type="float" office:value="76.5979922096875">
                <text:p>76.5979922096875</text:p>
              </table:table-cell>
            </table:table-row>
            <table:table-row>
              <table:table-cell office:value-type="float" office:value="1808">
                <text:p>1810</text:p>
              </table:table-cell>
              <table:table-cell office:value-type="float" office:value="38.9701426076275">
                <text:p>38.9701426076275</text:p>
              </table:table-cell>
              <table:table-cell office:value-type="float" office:value="36.5936337896286">
                <text:p>36.5936337896286</text:p>
              </table:table-cell>
              <table:table-cell office:value-type="float" office:value="77.6190032360787">
                <text:p>77.6190032360787</text:p>
              </table:table-cell>
            </table:table-row>
            <table:table-row>
              <table:table-cell office:value-type="float" office:value="1809">
                <text:p>1810</text:p>
              </table:table-cell>
              <table:table-cell office:value-type="float" office:value="38.1204947531917">
                <text:p>38.1204947531917</text:p>
              </table:table-cell>
              <table:table-cell office:value-type="float" office:value="36.0964848665458">
                <text:p>36.0964848665458</text:p>
              </table:table-cell>
              <table:table-cell office:value-type="float" office:value="78.6514790246214">
                <text:p>78.6514790246214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37.31982085589">
                <text:p>37.31982085589</text:p>
              </table:table-cell>
              <table:table-cell office:value-type="float" office:value="37.7757539629214">
                <text:p>37.7757539629214</text:p>
              </table:table-cell>
              <table:table-cell office:value-type="float" office:value="79.7270763793442">
                <text:p>79.7270763793442</text:p>
              </table:table-cell>
            </table:table-row>
            <table:table-row>
              <table:table-cell office:value-type="float" office:value="1811">
                <text:p>1810</text:p>
              </table:table-cell>
              <table:table-cell office:value-type="float" office:value="36.3049501296353">
                <text:p>36.3049501296353</text:p>
              </table:table-cell>
              <table:table-cell office:value-type="float" office:value="42.8195921203563">
                <text:p>42.8195921203563</text:p>
              </table:table-cell>
              <table:table-cell office:value-type="float" office:value="84.0647469806239">
                <text:p>84.0647469806239</text:p>
              </table:table-cell>
            </table:table-row>
            <table:table-row>
              <table:table-cell office:value-type="float" office:value="1812">
                <text:p>1810</text:p>
              </table:table-cell>
              <table:table-cell office:value-type="float" office:value="35.9007342784442">
                <text:p>35.9007342784442</text:p>
              </table:table-cell>
              <table:table-cell office:value-type="float" office:value="41.1359665053825">
                <text:p>41.1359665053825</text:p>
              </table:table-cell>
              <table:table-cell office:value-type="float" office:value="88.4689917946161">
                <text:p>88.4689917946161</text:p>
              </table:table-cell>
            </table:table-row>
            <table:table-row>
              <table:table-cell office:value-type="float" office:value="1813">
                <text:p>1810</text:p>
              </table:table-cell>
              <table:table-cell office:value-type="float" office:value="35.7032577688352">
                <text:p>35.7032577688352</text:p>
              </table:table-cell>
              <table:table-cell office:value-type="float" office:value="46.249431373514">
                <text:p>46.249431373514</text:p>
              </table:table-cell>
              <table:table-cell office:value-type="float" office:value="93.0215865685245">
                <text:p>93.0215865685245</text:p>
              </table:table-cell>
            </table:table-row>
            <table:table-row>
              <table:table-cell office:value-type="float" office:value="1814">
                <text:p>1810</text:p>
              </table:table-cell>
              <table:table-cell office:value-type="float" office:value="35.160785142153">
                <text:p>35.160785142153</text:p>
              </table:table-cell>
              <table:table-cell office:value-type="float" office:value="50.7261038935235">
                <text:p>50.7261038935235</text:p>
              </table:table-cell>
              <table:table-cell office:value-type="float" office:value="97.8348370087966">
                <text:p>97.8348370087966</text:p>
              </table:table-cell>
            </table:table-row>
            <table:table-row>
              <table:table-cell office:value-type="float" office:value="1815">
                <text:p>1820</text:p>
              </table:table-cell>
              <table:table-cell office:value-type="float" office:value="34.3365771753994">
                <text:p>34.3365771753994</text:p>
              </table:table-cell>
              <table:table-cell office:value-type="float" office:value="52.3909423763521">
                <text:p>52.3909423763521</text:p>
              </table:table-cell>
              <table:table-cell office:value-type="float" office:value="102.793141951772">
                <text:p>102.793141951772</text:p>
              </table:table-cell>
            </table:table-row>
            <table:table-row>
              <table:table-cell office:value-type="float" office:value="1816">
                <text:p>1820</text:p>
              </table:table-cell>
              <table:table-cell office:value-type="float" office:value="33.8281256911482">
                <text:p>33.8281256911482</text:p>
              </table:table-cell>
              <table:table-cell office:value-type="float" office:value="60.3974571194514">
                <text:p>60.3974571194514</text:p>
              </table:table-cell>
              <table:table-cell office:value-type="float" office:value="107.957376366983">
                <text:p>107.957376366983</text:p>
              </table:table-cell>
            </table:table-row>
            <table:table-row>
              <table:table-cell office:value-type="float" office:value="1817">
                <text:p>1820</text:p>
              </table:table-cell>
              <table:table-cell office:value-type="float" office:value="33.585840678335">
                <text:p>33.585840678335</text:p>
              </table:table-cell>
              <table:table-cell office:value-type="float" office:value="67.7120964889865">
                <text:p>67.7120964889865</text:p>
              </table:table-cell>
              <table:table-cell office:value-type="float" office:value="113.515816466843">
                <text:p>113.515816466843</text:p>
              </table:table-cell>
            </table:table-row>
            <table:table-row>
              <table:table-cell office:value-type="float" office:value="1818">
                <text:p>1820</text:p>
              </table:table-cell>
              <table:table-cell office:value-type="float" office:value="32.30979621273">
                <text:p>32.30979621273</text:p>
              </table:table-cell>
              <table:table-cell office:value-type="float" office:value="78.7031037146727">
                <text:p>78.7031037146727</text:p>
              </table:table-cell>
              <table:table-cell office:value-type="float" office:value="119.444487714742">
                <text:p>119.444487714742</text:p>
              </table:table-cell>
            </table:table-row>
            <table:table-row>
              <table:table-cell office:value-type="float" office:value="1819">
                <text:p>1820</text:p>
              </table:table-cell>
              <table:table-cell office:value-type="float" office:value="30.9937469280982">
                <text:p>30.9937469280982</text:p>
              </table:table-cell>
              <table:table-cell office:value-type="float" office:value="95.4683266653973">
                <text:p>95.4683266653973</text:p>
              </table:table-cell>
              <table:table-cell office:value-type="float" office:value="125.810754360756">
                <text:p>125.810754360756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28.937217108132">
                <text:p>28.937217108132</text:p>
              </table:table-cell>
              <table:table-cell office:value-type="float" office:value="115.856416979101">
                <text:p>115.856416979101</text:p>
              </table:table-cell>
              <table:table-cell office:value-type="float" office:value="132.411996975552">
                <text:p>132.411996975552</text:p>
              </table:table-cell>
            </table:table-row>
            <table:table-row>
              <table:table-cell office:value-type="float" office:value="1821">
                <text:p>1820</text:p>
              </table:table-cell>
              <table:table-cell office:value-type="float" office:value="27.328572215273">
                <text:p>27.328572215273</text:p>
              </table:table-cell>
              <table:table-cell office:value-type="float" office:value="129.404001235321">
                <text:p>129.404001235321</text:p>
              </table:table-cell>
              <table:table-cell office:value-type="float" office:value="132.604161764967">
                <text:p>132.604161764967</text:p>
              </table:table-cell>
            </table:table-row>
            <table:table-row>
              <table:table-cell office:value-type="float" office:value="1822">
                <text:p>1820</text:p>
              </table:table-cell>
              <table:table-cell office:value-type="float" office:value="25.9041960420532">
                <text:p>25.9041960420532</text:p>
              </table:table-cell>
              <table:table-cell office:value-type="float" office:value="138.148434065226">
                <text:p>138.148434065226</text:p>
              </table:table-cell>
              <table:table-cell office:value-type="float" office:value="132.718783023044">
                <text:p>132.718783023044</text:p>
              </table:table-cell>
            </table:table-row>
            <table:table-row>
              <table:table-cell office:value-type="float" office:value="1823">
                <text:p>1820</text:p>
              </table:table-cell>
              <table:table-cell office:value-type="float" office:value="24.9852099320054">
                <text:p>24.9852099320054</text:p>
              </table:table-cell>
              <table:table-cell office:value-type="float" office:value="144.755444113993">
                <text:p>144.755444113993</text:p>
              </table:table-cell>
              <table:table-cell office:value-type="float" office:value="132.930019128375">
                <text:p>132.930019128375</text:p>
              </table:table-cell>
            </table:table-row>
            <table:table-row>
              <table:table-cell office:value-type="float" office:value="1824">
                <text:p>1820</text:p>
              </table:table-cell>
              <table:table-cell office:value-type="float" office:value="23.9556399055181">
                <text:p>23.9556399055181</text:p>
              </table:table-cell>
              <table:table-cell office:value-type="float" office:value="153.252107152743">
                <text:p>153.252107152743</text:p>
              </table:table-cell>
              <table:table-cell office:value-type="float" office:value="133.360001006395">
                <text:p>133.360001006395</text:p>
              </table:table-cell>
            </table:table-row>
            <table:table-row>
              <table:table-cell office:value-type="float" office:value="1825">
                <text:p>1830</text:p>
              </table:table-cell>
              <table:table-cell office:value-type="float" office:value="22.9434778918155">
                <text:p>22.9434778918155</text:p>
              </table:table-cell>
              <table:table-cell office:value-type="float" office:value="161.758734011396">
                <text:p>161.758734011396</text:p>
              </table:table-cell>
              <table:table-cell office:value-type="float" office:value="133.928925776984">
                <text:p>133.928925776984</text:p>
              </table:table-cell>
            </table:table-row>
            <table:table-row>
              <table:table-cell office:value-type="float" office:value="1826">
                <text:p>1830</text:p>
              </table:table-cell>
              <table:table-cell office:value-type="float" office:value="22.2456551352375">
                <text:p>22.2456551352375</text:p>
              </table:table-cell>
              <table:table-cell office:value-type="float" office:value="165.639873524402">
                <text:p>165.639873524402</text:p>
              </table:table-cell>
              <table:table-cell office:value-type="float" office:value="134.643564965734">
                <text:p>134.643564965734</text:p>
              </table:table-cell>
            </table:table-row>
            <table:table-row>
              <table:table-cell office:value-type="float" office:value="1827">
                <text:p>1830</text:p>
              </table:table-cell>
              <table:table-cell office:value-type="float" office:value="21.7362191619306">
                <text:p>21.7362191619306</text:p>
              </table:table-cell>
              <table:table-cell office:value-type="float" office:value="178.592524560805">
                <text:p>178.592524560805</text:p>
              </table:table-cell>
              <table:table-cell office:value-type="float" office:value="135.368056213871">
                <text:p>135.368056213871</text:p>
              </table:table-cell>
            </table:table-row>
            <table:table-row>
              <table:table-cell office:value-type="float" office:value="1828">
                <text:p>1830</text:p>
              </table:table-cell>
              <table:table-cell office:value-type="float" office:value="21.3528572137294">
                <text:p>21.3528572137294</text:p>
              </table:table-cell>
              <table:table-cell office:value-type="float" office:value="189.812706213007">
                <text:p>189.812706213007</text:p>
              </table:table-cell>
              <table:table-cell office:value-type="float" office:value="135.940628349166">
                <text:p>135.940628349166</text:p>
              </table:table-cell>
            </table:table-row>
            <table:table-row>
              <table:table-cell office:value-type="float" office:value="1829">
                <text:p>1830</text:p>
              </table:table-cell>
              <table:table-cell office:value-type="float" office:value="21.1552069899519">
                <text:p>21.1552069899519</text:p>
              </table:table-cell>
              <table:table-cell office:value-type="float" office:value="212.654291307839">
                <text:p>212.654291307839</text:p>
              </table:table-cell>
              <table:table-cell office:value-type="float" office:value="136.586570830022">
                <text:p>136.586570830022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20.691031889757">
                <text:p>20.691031889757</text:p>
              </table:table-cell>
              <table:table-cell office:value-type="float" office:value="230.921379573631">
                <text:p>230.921379573631</text:p>
              </table:table-cell>
              <table:table-cell office:value-type="float" office:value="137.334299166968">
                <text:p>137.334299166968</text:p>
              </table:table-cell>
            </table:table-row>
            <table:table-row>
              <table:table-cell office:value-type="float" office:value="1831">
                <text:p>1830</text:p>
              </table:table-cell>
              <table:table-cell office:value-type="float" office:value="20.1114545689649">
                <text:p>20.1114545689649</text:p>
              </table:table-cell>
              <table:table-cell office:value-type="float" office:value="244.066086459921">
                <text:p>244.066086459921</text:p>
              </table:table-cell>
              <table:table-cell office:value-type="float" office:value="132.878137682248">
                <text:p>132.878137682248</text:p>
              </table:table-cell>
            </table:table-row>
            <table:table-row>
              <table:table-cell office:value-type="float" office:value="1832">
                <text:p>1830</text:p>
              </table:table-cell>
              <table:table-cell office:value-type="float" office:value="19.6851179130318">
                <text:p>19.6851179130318</text:p>
              </table:table-cell>
              <table:table-cell office:value-type="float" office:value="257.263205434097">
                <text:p>257.263205434097</text:p>
              </table:table-cell>
              <table:table-cell office:value-type="float" office:value="128.753672911131">
                <text:p>128.753672911131</text:p>
              </table:table-cell>
            </table:table-row>
            <table:table-row>
              <table:table-cell office:value-type="float" office:value="1833">
                <text:p>1830</text:p>
              </table:table-cell>
              <table:table-cell office:value-type="float" office:value="19.0633511472707">
                <text:p>19.0633511472707</text:p>
              </table:table-cell>
              <table:table-cell office:value-type="float" office:value="269.531334957623">
                <text:p>269.531334957623</text:p>
              </table:table-cell>
              <table:table-cell office:value-type="float" office:value="124.845319877919">
                <text:p>124.845319877919</text:p>
              </table:table-cell>
            </table:table-row>
            <table:table-row>
              <table:table-cell office:value-type="float" office:value="1834">
                <text:p>1830</text:p>
              </table:table-cell>
              <table:table-cell office:value-type="float" office:value="18.4875823166732">
                <text:p>18.4875823166732</text:p>
              </table:table-cell>
              <table:table-cell office:value-type="float" office:value="280.390015808637">
                <text:p>280.390015808637</text:p>
              </table:table-cell>
              <table:table-cell office:value-type="float" office:value="120.829697772147">
                <text:p>120.829697772147</text:p>
              </table:table-cell>
            </table:table-row>
            <table:table-row>
              <table:table-cell office:value-type="float" office:value="1835">
                <text:p>1840</text:p>
              </table:table-cell>
              <table:table-cell office:value-type="float" office:value="17.7560238548014">
                <text:p>17.7560238548014</text:p>
              </table:table-cell>
              <table:table-cell office:value-type="float" office:value="284.111894115673">
                <text:p>284.111894115673</text:p>
              </table:table-cell>
              <table:table-cell office:value-type="float" office:value="116.86858837445">
                <text:p>116.86858837445</text:p>
              </table:table-cell>
            </table:table-row>
            <table:table-row>
              <table:table-cell office:value-type="float" office:value="1836">
                <text:p>1840</text:p>
              </table:table-cell>
              <table:table-cell office:value-type="float" office:value="16.3276859082325">
                <text:p>16.3276859082325</text:p>
              </table:table-cell>
              <table:table-cell office:value-type="float" office:value="288.229018534258">
                <text:p>288.229018534258</text:p>
              </table:table-cell>
              <table:table-cell office:value-type="float" office:value="113.059255188621">
                <text:p>113.059255188621</text:p>
              </table:table-cell>
            </table:table-row>
            <table:table-row>
              <table:table-cell office:value-type="float" office:value="1837">
                <text:p>1840</text:p>
              </table:table-cell>
              <table:table-cell office:value-type="float" office:value="15.5839689265537">
                <text:p>15.5839689265537</text:p>
              </table:table-cell>
              <table:table-cell office:value-type="float" office:value="300.661462830404">
                <text:p>300.661462830404</text:p>
              </table:table-cell>
              <table:table-cell office:value-type="float" office:value="113.853199235875">
                <text:p>113.853199235875</text:p>
              </table:table-cell>
            </table:table-row>
            <table:table-row>
              <table:table-cell office:value-type="float" office:value="1838">
                <text:p>1840</text:p>
              </table:table-cell>
              <table:table-cell office:value-type="float" office:value="14.9008110936682">
                <text:p>14.9008110936682</text:p>
              </table:table-cell>
              <table:table-cell office:value-type="float" office:value="308.997767727379">
                <text:p>308.997767727379</text:p>
              </table:table-cell>
              <table:table-cell office:value-type="float" office:value="113.553113553114">
                <text:p>113.553113553114</text:p>
              </table:table-cell>
            </table:table-row>
            <table:table-row>
              <table:table-cell office:value-type="float" office:value="1839">
                <text:p>1840</text:p>
              </table:table-cell>
              <table:table-cell office:value-type="float" office:value="13.9938120407374">
                <text:p>13.9938120407374</text:p>
              </table:table-cell>
              <table:table-cell office:value-type="float" office:value="308.734637962579">
                <text:p>308.734637962579</text:p>
              </table:table-cell>
              <table:table-cell office:value-type="float" office:value="114.377554281491">
                <text:p>114.377554281491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3.4257199160893">
                <text:p>13.4257199160893</text:p>
              </table:table-cell>
              <table:table-cell office:value-type="float" office:value="307.306230680949">
                <text:p>307.306230680949</text:p>
              </table:table-cell>
              <table:table-cell office:value-type="float" office:value="123.784247663848">
                <text:p>123.784247663848</text:p>
              </table:table-cell>
            </table:table-row>
            <table:table-row>
              <table:table-cell office:value-type="float" office:value="1841">
                <text:p>1840</text:p>
              </table:table-cell>
              <table:table-cell office:value-type="float" office:value="12.9637767593697">
                <text:p>12.9637767593697</text:p>
              </table:table-cell>
              <table:table-cell office:value-type="float" office:value="310.851798015181">
                <text:p>310.851798015181</text:p>
              </table:table-cell>
              <table:table-cell office:value-type="float" office:value="131.45668253172">
                <text:p>131.45668253172</text:p>
              </table:table-cell>
            </table:table-row>
            <table:table-row>
              <table:table-cell office:value-type="float" office:value="1842">
                <text:p>1840</text:p>
              </table:table-cell>
              <table:table-cell office:value-type="float" office:value="12.4674519528828">
                <text:p>12.4674519528828</text:p>
              </table:table-cell>
              <table:table-cell office:value-type="float" office:value="314.484093952762">
                <text:p>314.484093952762</text:p>
              </table:table-cell>
              <table:table-cell office:value-type="float" office:value="137.767883143847">
                <text:p>137.767883143847</text:p>
              </table:table-cell>
            </table:table-row>
            <table:table-row>
              <table:table-cell office:value-type="float" office:value="1843">
                <text:p>1840</text:p>
              </table:table-cell>
              <table:table-cell office:value-type="float" office:value="12.1540533921136">
                <text:p>12.1540533921136</text:p>
              </table:table-cell>
              <table:table-cell office:value-type="float" office:value="311.430972816086">
                <text:p>311.430972816086</text:p>
              </table:table-cell>
              <table:table-cell office:value-type="float" office:value="133.51967864691">
                <text:p>133.51967864691</text:p>
              </table:table-cell>
            </table:table-row>
            <table:table-row>
              <table:table-cell office:value-type="float" office:value="1844">
                <text:p>1840</text:p>
              </table:table-cell>
              <table:table-cell office:value-type="float" office:value="11.7387360145147">
                <text:p>11.7387360145147</text:p>
              </table:table-cell>
              <table:table-cell office:value-type="float" office:value="300.38260045845">
                <text:p>300.38260045845</text:p>
              </table:table-cell>
              <table:table-cell office:value-type="float" office:value="117.860769984697">
                <text:p>117.860769984697</text:p>
              </table:table-cell>
            </table:table-row>
            <table:table-row>
              <table:table-cell office:value-type="float" office:value="1845">
                <text:p>1850</text:p>
              </table:table-cell>
              <table:table-cell office:value-type="float" office:value="11.2671007826035">
                <text:p>11.2671007826035</text:p>
              </table:table-cell>
              <table:table-cell office:value-type="float" office:value="288.043198538709">
                <text:p>288.043198538709</text:p>
              </table:table-cell>
              <table:table-cell office:value-type="float" office:value="100.800446635684">
                <text:p>100.800446635684</text:p>
              </table:table-cell>
            </table:table-row>
            <table:table-row>
              <table:table-cell office:value-type="float" office:value="1846">
                <text:p>1850</text:p>
              </table:table-cell>
              <table:table-cell office:value-type="float" office:value="10.9006137865911">
                <text:p>10.9006137865911</text:p>
              </table:table-cell>
              <table:table-cell office:value-type="float" office:value="272.152879492657">
                <text:p>272.152879492657</text:p>
              </table:table-cell>
              <table:table-cell office:value-type="float" office:value="91.9094223195355">
                <text:p>91.9094223195355</text:p>
              </table:table-cell>
            </table:table-row>
            <table:table-row>
              <table:table-cell office:value-type="float" office:value="1847">
                <text:p>1850</text:p>
              </table:table-cell>
              <table:table-cell office:value-type="float" office:value="10.3381924198251">
                <text:p>10.3381924198251</text:p>
              </table:table-cell>
              <table:table-cell office:value-type="float" office:value="252.461831780388">
                <text:p>252.461831780388</text:p>
              </table:table-cell>
              <table:table-cell office:value-type="float" office:value="102.518876861245">
                <text:p>102.518876861245</text:p>
              </table:table-cell>
            </table:table-row>
            <table:table-row>
              <table:table-cell office:value-type="float" office:value="1848">
                <text:p>1850</text:p>
              </table:table-cell>
              <table:table-cell office:value-type="float" office:value="9.59267154462177">
                <text:p>9.59267154462177</text:p>
              </table:table-cell>
              <table:table-cell office:value-type="float" office:value="230.985308083197">
                <text:p>230.985308083197</text:p>
              </table:table-cell>
              <table:table-cell office:value-type="float" office:value="121.772195655931">
                <text:p>121.772195655931</text:p>
              </table:table-cell>
            </table:table-row>
            <table:table-row>
              <table:table-cell office:value-type="float" office:value="1849">
                <text:p>1850</text:p>
              </table:table-cell>
              <table:table-cell office:value-type="float" office:value="9.16647688453655">
                <text:p>9.16647688453655</text:p>
              </table:table-cell>
              <table:table-cell office:value-type="float" office:value="211.452409015561">
                <text:p>211.452409015561</text:p>
              </table:table-cell>
              <table:table-cell office:value-type="float" office:value="129.799590070599">
                <text:p>129.799590070599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8.77173240308333">
                <text:p>8.77173240308333</text:p>
              </table:table-cell>
              <table:table-cell office:value-type="float" office:value="197.733451477466">
                <text:p>197.733451477466</text:p>
              </table:table-cell>
              <table:table-cell office:value-type="float" office:value="122.581443763011">
                <text:p>122.581443763011</text:p>
              </table:table-cell>
            </table:table-row>
            <table:table-row>
              <table:table-cell office:value-type="float" office:value="1851">
                <text:p>1850</text:p>
              </table:table-cell>
              <table:table-cell office:value-type="float" office:value="8.19663015069788">
                <text:p>8.19663015069788</text:p>
              </table:table-cell>
              <table:table-cell office:value-type="float" office:value="186.048381752102">
                <text:p>186.048381752102</text:p>
              </table:table-cell>
              <table:table-cell office:value-type="float" office:value="138.277817939165">
                <text:p>138.277817939165</text:p>
              </table:table-cell>
            </table:table-row>
            <table:table-row>
              <table:table-cell office:value-type="float" office:value="1852">
                <text:p>1850</text:p>
              </table:table-cell>
              <table:table-cell office:value-type="float" office:value="7.51937558401583">
                <text:p>7.51937558401583</text:p>
              </table:table-cell>
              <table:table-cell office:value-type="float" office:value="172.455563030087">
                <text:p>172.455563030087</text:p>
              </table:table-cell>
              <table:table-cell office:value-type="float" office:value="131.83642060133">
                <text:p>131.83642060133</text:p>
              </table:table-cell>
            </table:table-row>
            <table:table-row>
              <table:table-cell office:value-type="float" office:value="1853">
                <text:p>1850</text:p>
              </table:table-cell>
              <table:table-cell office:value-type="float" office:value="6.9495761790915">
                <text:p>6.9495761790915</text:p>
              </table:table-cell>
              <table:table-cell office:value-type="float" office:value="156.978285634388">
                <text:p>156.978285634388</text:p>
              </table:table-cell>
              <table:table-cell office:value-type="float" office:value="126.928928493806">
                <text:p>126.928928493806</text:p>
              </table:table-cell>
            </table:table-row>
            <table:table-row>
              <table:table-cell office:value-type="float" office:value="1854">
                <text:p>1850</text:p>
              </table:table-cell>
              <table:table-cell office:value-type="float" office:value="6.31714654061023">
                <text:p>6.31714654061023</text:p>
              </table:table-cell>
              <table:table-cell office:value-type="float" office:value="145.520486881938">
                <text:p>145.520486881938</text:p>
              </table:table-cell>
              <table:table-cell office:value-type="float" office:value="135.7944778685">
                <text:p>135.7944778685</text:p>
              </table:table-cell>
            </table:table-row>
            <table:table-row>
              <table:table-cell office:value-type="float" office:value="1855">
                <text:p>1860</text:p>
              </table:table-cell>
              <table:table-cell office:value-type="float" office:value="5.71458919751447">
                <text:p>5.71458919751447</text:p>
              </table:table-cell>
              <table:table-cell office:value-type="float" office:value="134.790902869176">
                <text:p>134.790902869176</text:p>
              </table:table-cell>
              <table:table-cell office:value-type="float" office:value="135.384247703011">
                <text:p>135.384247703011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5.13601512446172">
                <text:p>5.13601512446172</text:p>
              </table:table-cell>
              <table:table-cell office:value-type="float" office:value="121.907809702064">
                <text:p>121.907809702064</text:p>
              </table:table-cell>
              <table:table-cell office:value-type="float" office:value="130.718061828239">
                <text:p>130.718061828239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4.64270876609888">
                <text:p>4.64270876609888</text:p>
              </table:table-cell>
              <table:table-cell office:value-type="float" office:value="103.878400203165">
                <text:p>103.878400203165</text:p>
              </table:table-cell>
              <table:table-cell office:value-type="float" office:value="137.349397590361">
                <text:p>137.349397590361</text:p>
              </table:table-cell>
            </table:table-row>
            <table:table-row>
              <table:table-cell office:value-type="float" office:value="1858">
                <text:p>1860</text:p>
              </table:table-cell>
              <table:table-cell office:value-type="float" office:value="4.37060243438961">
                <text:p>4.37060243438961</text:p>
              </table:table-cell>
              <table:table-cell office:value-type="float" office:value="90.9594328477186">
                <text:p>90.9594328477186</text:p>
              </table:table-cell>
              <table:table-cell office:value-type="float" office:value="136.76236454214">
                <text:p>136.76236454214</text:p>
              </table:table-cell>
            </table:table-row>
            <table:table-row>
              <table:table-cell office:value-type="float" office:value="1859">
                <text:p>1860</text:p>
              </table:table-cell>
              <table:table-cell office:value-type="float" office:value="4.1194697008178">
                <text:p>4.1194697008178</text:p>
              </table:table-cell>
              <table:table-cell office:value-type="float" office:value="76.2084302301233">
                <text:p>76.2084302301233</text:p>
              </table:table-cell>
              <table:table-cell office:value-type="float" office:value="124.23426626708">
                <text:p>124.23426626708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3.88403175560245">
                <text:p>3.88403175560245</text:p>
              </table:table-cell>
              <table:table-cell office:value-type="float" office:value="65.580468883705">
                <text:p>65.580468883705</text:p>
              </table:table-cell>
              <table:table-cell office:value-type="float" office:value="117.169128730781">
                <text:p>117.169128730781</text:p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3.63338138078433">
                <text:p>3.63338138078433</text:p>
              </table:table-cell>
              <table:table-cell office:value-type="float" office:value="59.6962094334856">
                <text:p>59.6962094334856</text:p>
              </table:table-cell>
              <table:table-cell office:value-type="float" office:value="119.200755504747">
                <text:p>119.200755504747</text:p>
              </table:table-cell>
            </table:table-row>
            <table:table-row>
              <table:table-cell office:value-type="float" office:value="1862">
                <text:p>1860</text:p>
              </table:table-cell>
              <table:table-cell office:value-type="float" office:value="3.30371606695793">
                <text:p>3.30371606695793</text:p>
              </table:table-cell>
              <table:table-cell office:value-type="float" office:value="57.7425245647968">
                <text:p>57.7425245647968</text:p>
              </table:table-cell>
              <table:table-cell office:value-type="float" office:value="126.199008394286">
                <text:p>126.199008394286</text:p>
              </table:table-cell>
            </table:table-row>
            <table:table-row>
              <table:table-cell office:value-type="float" office:value="1863">
                <text:p>1860</text:p>
              </table:table-cell>
              <table:table-cell office:value-type="float" office:value="3.08833511102492">
                <text:p>3.08833511102492</text:p>
              </table:table-cell>
              <table:table-cell office:value-type="float" office:value="56.3733472382289">
                <text:p>56.3733472382289</text:p>
              </table:table-cell>
              <table:table-cell office:value-type="float" office:value="130.228837389702">
                <text:p>130.228837389702</text:p>
              </table:table-cell>
            </table:table-row>
            <table:table-row>
              <table:table-cell office:value-type="float" office:value="1864">
                <text:p>1860</text:p>
              </table:table-cell>
              <table:table-cell office:value-type="float" office:value="2.78682244780693">
                <text:p>2.78682244780693</text:p>
              </table:table-cell>
              <table:table-cell office:value-type="float" office:value="53.5971109158914">
                <text:p>53.5971109158914</text:p>
              </table:table-cell>
              <table:table-cell office:value-type="float" office:value="124.157249569048">
                <text:p>124.157249569048</text:p>
              </table:table-cell>
            </table:table-row>
            <table:table-row>
              <table:table-cell office:value-type="float" office:value="1865">
                <text:p>1870</text:p>
              </table:table-cell>
              <table:table-cell office:value-type="float" office:value="2.56798297469851">
                <text:p>2.56798297469851</text:p>
              </table:table-cell>
              <table:table-cell office:value-type="float" office:value="47.8285825024763">
                <text:p>47.8285825024763</text:p>
              </table:table-cell>
              <table:table-cell office:value-type="float" office:value="119.862851738">
                <text:p>119.862851738</text:p>
              </table:table-cell>
            </table:table-row>
            <table:table-row>
              <table:table-cell office:value-type="float" office:value="1866">
                <text:p>1870</text:p>
              </table:table-cell>
              <table:table-cell office:value-type="float" office:value="2.34936945352639">
                <text:p>2.34936945352639</text:p>
              </table:table-cell>
              <table:table-cell office:value-type="float" office:value="42.234447675961">
                <text:p>42.234447675961</text:p>
              </table:table-cell>
              <table:table-cell office:value-type="float" office:value="115.618869687062">
                <text:p>115.618869687062</text:p>
              </table:table-cell>
            </table:table-row>
            <table:table-row>
              <table:table-cell office:value-type="float" office:value="1867">
                <text:p>1870</text:p>
              </table:table-cell>
              <table:table-cell office:value-type="float" office:value="2.11745167689256">
                <text:p>2.11745167689256</text:p>
              </table:table-cell>
              <table:table-cell office:value-type="float" office:value="36.4276937944854">
                <text:p>36.4276937944854</text:p>
              </table:table-cell>
              <table:table-cell office:value-type="float" office:value="116.482908151497">
                <text:p>116.482908151497</text:p>
              </table:table-cell>
            </table:table-row>
            <table:table-row>
              <table:table-cell office:value-type="float" office:value="1868">
                <text:p>1870</text:p>
              </table:table-cell>
              <table:table-cell office:value-type="float" office:value="1.99553510410497">
                <text:p>1.99553510410497</text:p>
              </table:table-cell>
              <table:table-cell office:value-type="float" office:value="31.7601556956057">
                <text:p>31.7601556956057</text:p>
              </table:table-cell>
              <table:table-cell office:value-type="float" office:value="120.629641441524">
                <text:p>120.629641441524</text:p>
              </table:table-cell>
            </table:table-row>
            <table:table-row>
              <table:table-cell office:value-type="float" office:value="1869">
                <text:p>1870</text:p>
              </table:table-cell>
              <table:table-cell office:value-type="float" office:value="1.8629347972821">
                <text:p>1.8629347972821</text:p>
              </table:table-cell>
              <table:table-cell office:value-type="float" office:value="28.8464201154307">
                <text:p>28.8464201154307</text:p>
              </table:table-cell>
              <table:table-cell office:value-type="float" office:value="128.956486522972">
                <text:p>128.956486522972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.71547931203058">
                <text:p>1.71547931203058</text:p>
              </table:table-cell>
              <table:table-cell office:value-type="float" office:value="26.4616022412692">
                <text:p>26.4616022412692</text:p>
              </table:table-cell>
              <table:table-cell office:value-type="float" office:value="129.105373094529">
                <text:p>129.105373094529</text:p>
              </table:table-cell>
            </table:table-row>
            <table:table-row>
              <table:table-cell office:value-type="float" office:value="1871">
                <text:p>1870</text:p>
              </table:table-cell>
              <table:table-cell office:value-type="float" office:value="1.63675457457545">
                <text:p>1.63675457457545</text:p>
              </table:table-cell>
              <table:table-cell office:value-type="float" office:value="24.1175320092419">
                <text:p>24.1175320092419</text:p>
              </table:table-cell>
              <table:table-cell office:value-type="float" office:value="122.914564044056">
                <text:p>122.914564044056</text:p>
              </table:table-cell>
            </table:table-row>
            <table:table-row>
              <table:table-cell office:value-type="float" office:value="1872">
                <text:p>1870</text:p>
              </table:table-cell>
              <table:table-cell office:value-type="float" office:value="1.64530654658815">
                <text:p>1.64530654658815</text:p>
              </table:table-cell>
              <table:table-cell office:value-type="float" office:value="21.6227918254243">
                <text:p>21.6227918254243</text:p>
              </table:table-cell>
              <table:table-cell office:value-type="float" office:value="117.964149636301">
                <text:p>117.964149636301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1.64473684210526">
                <text:p>1.64473684210526</text:p>
              </table:table-cell>
              <table:table-cell office:value-type="float" office:value="18.984962406015">
                <text:p>18.984962406015</text:p>
              </table:table-cell>
              <table:table-cell office:value-type="float" office:value="116.54989747095">
                <text:p>116.54989747095</text:p>
              </table:table-cell>
            </table:table-row>
            <table:table-row>
              <table:table-cell office:value-type="float" office:value="1874">
                <text:p>1870</text:p>
              </table:table-cell>
              <table:table-cell office:value-type="float" office:value="1.64390490642387">
                <text:p>1.64390490642387</text:p>
              </table:table-cell>
              <table:table-cell office:value-type="float" office:value="17.7878941156635">
                <text:p>17.7878941156635</text:p>
              </table:table-cell>
              <table:table-cell office:value-type="float" office:value="116.063901534311">
                <text:p>116.063901534311</text:p>
              </table:table-cell>
            </table:table-row>
            <table:table-row>
              <table:table-cell office:value-type="float" office:value="1875">
                <text:p>1880</text:p>
              </table:table-cell>
              <table:table-cell office:value-type="float" office:value="1.65938864628821">
                <text:p>1.65938864628821</text:p>
              </table:table-cell>
              <table:table-cell office:value-type="float" office:value="16.3194011228946">
                <text:p>16.3194011228946</text:p>
              </table:table-cell>
              <table:table-cell office:value-type="float" office:value="117.878976918278">
                <text:p>117.878976918278</text:p>
              </table:table-cell>
            </table:table-row>
            <table:table-row>
              <table:table-cell office:value-type="float" office:value="1876">
                <text:p>1880</text:p>
              </table:table-cell>
              <table:table-cell office:value-type="float" office:value="1.68239638900287">
                <text:p>1.68239638900287</text:p>
              </table:table-cell>
              <table:table-cell office:value-type="float" office:value="14.8461222814936">
                <text:p>14.8461222814936</text:p>
              </table:table-cell>
              <table:table-cell office:value-type="float" office:value="118.678703323759">
                <text:p>118.678703323759</text:p>
              </table:table-cell>
            </table:table-row>
            <table:table-row>
              <table:table-cell office:value-type="float" office:value="1877">
                <text:p>1880</text:p>
              </table:table-cell>
              <table:table-cell office:value-type="float" office:value="1.7165991902834">
                <text:p>1.7165991902834</text:p>
              </table:table-cell>
              <table:table-cell office:value-type="float" office:value="11.4736842105263">
                <text:p>11.4736842105263</text:p>
              </table:table-cell>
              <table:table-cell office:value-type="float" office:value="123.481781376518">
                <text:p>123.481781376518</text:p>
              </table:table-cell>
            </table:table-row>
            <table:table-row>
              <table:table-cell office:value-type="float" office:value="1878">
                <text:p>1880</text:p>
              </table:table-cell>
              <table:table-cell office:value-type="float" office:value="1.70574841209603">
                <text:p>1.70574841209603</text:p>
              </table:table-cell>
              <table:table-cell office:value-type="float" office:value="8.96017257220469">
                <text:p>8.96017257220469</text:p>
              </table:table-cell>
              <table:table-cell office:value-type="float" office:value="119.945671713338">
                <text:p>119.945671713338</text:p>
              </table:table-cell>
            </table:table-row>
            <table:table-row>
              <table:table-cell office:value-type="float" office:value="1879">
                <text:p>1880</text:p>
              </table:table-cell>
              <table:table-cell office:value-type="float" office:value="1.67908241693272">
                <text:p>1.67908241693272</text:p>
              </table:table-cell>
              <table:table-cell office:value-type="float" office:value="6.62961649126956">
                <text:p>6.62961649126956</text:p>
              </table:table-cell>
              <table:table-cell office:value-type="float" office:value="118.773402703875">
                <text:p>118.773402703875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.66057400637785">
                <text:p>1.66057400637785</text:p>
              </table:table-cell>
              <table:table-cell office:value-type="float" office:value="4.35949288325426">
                <text:p>4.35949288325426</text:p>
              </table:table-cell>
              <table:table-cell office:value-type="float" office:value="110.150112779031">
                <text:p>110.150112779031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1.65860400829302">
                <text:p>1.65860400829302</text:p>
              </table:table-cell>
              <table:table-cell office:value-type="float" office:value="2.05021884358443">
                <text:p>2.05021884358443</text:p>
              </table:table-cell>
              <table:table-cell office:value-type="float" office:value="107.667204177225">
                <text:p>107.667204177225</text:p>
              </table:table-cell>
            </table:table-row>
            <table:table-row>
              <table:table-cell office:value-type="float" office:value="1882">
                <text:p>1880</text:p>
              </table:table-cell>
              <table:table-cell office:value-type="float" office:value="1.65565428723323">
                <text:p>1.65565428723323</text:p>
              </table:table-cell>
              <table:table-cell office:value-type="float" office:value="0">
                <text:p>0</text:p>
              </table:table-cell>
              <table:table-cell office:value-type="float" office:value="106.584643426749">
                <text:p>106.584643426749</text:p>
              </table:table-cell>
            </table:table-row>
            <table:table-row>
              <table:table-cell office:value-type="float" office:value="1883">
                <text:p>1880</text:p>
              </table:table-cell>
              <table:table-cell office:value-type="float" office:value="1.64119127201713">
                <text:p>1.64119127201713</text:p>
              </table:table-cell>
              <table:table-cell office:value-type="float" office:value="0">
                <text:p>0</text:p>
              </table:table-cell>
              <table:table-cell office:value-type="float" office:value="101.926615841064">
                <text:p>101.926615841064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1.62692221974593">
                <text:p>1.62692221974593</text:p>
              </table:table-cell>
              <table:table-cell office:value-type="float" office:value="0">
                <text:p>0</text:p>
              </table:table-cell>
              <table:table-cell office:value-type="float" office:value="96.0775573880098">
                <text:p>96.0775573880098</text:p>
              </table:table-cell>
            </table:table-row>
            <table:table-row>
              <table:table-cell office:value-type="float" office:value="1885">
                <text:p>1890</text:p>
              </table:table-cell>
              <table:table-cell office:value-type="float" office:value="1.6348273328435">
                <text:p>1.6348273328435</text:p>
              </table:table-cell>
              <table:table-cell office:value-type="float" office:value="0">
                <text:p>0</text:p>
              </table:table-cell>
              <table:table-cell office:value-type="float" office:value="87.1197648787656">
                <text:p>87.1197648787656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1.64958941937359">
                <text:p>1.64958941937359</text:p>
              </table:table-cell>
              <table:table-cell office:value-type="float" office:value="0">
                <text:p>0</text:p>
              </table:table-cell>
              <table:table-cell office:value-type="float" office:value="81.89448441247">
                <text:p>81.89448441247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1.67463255111942">
                <text:p>1.67463255111942</text:p>
              </table:table-cell>
              <table:table-cell office:value-type="float" office:value="0">
                <text:p>0</text:p>
              </table:table-cell>
              <table:table-cell office:value-type="float" office:value="78.337585797966">
                <text:p>78.337585797966</text:p>
              </table:table-cell>
            </table:table-row>
            <table:table-row>
              <table:table-cell office:value-type="float" office:value="1888">
                <text:p>1890</text:p>
              </table:table-cell>
              <table:table-cell office:value-type="float" office:value="1.70599943133352">
                <text:p>1.70599943133352</text:p>
              </table:table-cell>
              <table:table-cell office:value-type="float" office:value="0">
                <text:p>0</text:p>
              </table:table-cell>
              <table:table-cell office:value-type="float" office:value="75.5260164913278">
                <text:p>75.5260164913278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1.70838020247469">
                <text:p>1.70838020247469</text:p>
              </table:table-cell>
              <table:table-cell office:value-type="float" office:value="0">
                <text:p>0</text:p>
              </table:table-cell>
              <table:table-cell office:value-type="float" office:value="69.417885264342">
                <text:p>69.417885264342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.71742455847587">
                <text:p>1.71742455847587</text:p>
              </table:table-cell>
              <table:table-cell office:value-type="float" office:value="0">
                <text:p>0</text:p>
              </table:table-cell>
              <table:table-cell office:value-type="float" office:value="63.8471700737032">
                <text:p>63.8471700737032</text:p>
              </table:table-cell>
            </table:table-row>
            <table:table-row>
              <table:table-cell office:value-type="float" office:value="1891">
                <text:p>1890</text:p>
              </table:table-cell>
              <table:table-cell office:value-type="float" office:value="1.68465928625456">
                <text:p>1.68465928625456</text:p>
              </table:table-cell>
              <table:table-cell office:value-type="float" office:value="0">
                <text:p>0</text:p>
              </table:table-cell>
              <table:table-cell office:value-type="float" office:value="59.9085470673176">
                <text:p>59.9085470673176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1.68247170388498">
                <text:p>1.68247170388498</text:p>
              </table:table-cell>
              <table:table-cell office:value-type="float" office:value="0">
                <text:p>0</text:p>
              </table:table-cell>
              <table:table-cell office:value-type="float" office:value="60.001359573094">
                <text:p>60.001359573094</text:p>
              </table:table-cell>
            </table:table-row>
            <table:table-row>
              <table:table-cell office:value-type="float" office:value="1893">
                <text:p>1890</text:p>
              </table:table-cell>
              <table:table-cell office:value-type="float" office:value="1.67669097140553">
                <text:p>1.67669097140553</text:p>
              </table:table-cell>
              <table:table-cell office:value-type="float" office:value="0">
                <text:p>0</text:p>
              </table:table-cell>
              <table:table-cell office:value-type="float" office:value="61.2647424481704">
                <text:p>61.2647424481704</text:p>
              </table:table-cell>
            </table:table-row>
            <table:table-row>
              <table:table-cell office:value-type="float" office:value="1894">
                <text:p>1890</text:p>
              </table:table-cell>
              <table:table-cell office:value-type="float" office:value="1.68416157321286">
                <text:p>1.68416157321286</text:p>
              </table:table-cell>
              <table:table-cell office:value-type="float" office:value="0">
                <text:p>0</text:p>
              </table:table-cell>
              <table:table-cell office:value-type="float" office:value="58.9689077863407">
                <text:p>58.9689077863407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1.6616859873239">
                <text:p>1.6616859873239</text:p>
              </table:table-cell>
              <table:table-cell office:value-type="float" office:value="0">
                <text:p>0</text:p>
              </table:table-cell>
              <table:table-cell office:value-type="float" office:value="57.8437489737611">
                <text:p>57.8437489737611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1.65892932506574">
                <text:p>1.65892932506574</text:p>
              </table:table-cell>
              <table:table-cell office:value-type="float" office:value="0">
                <text:p>0</text:p>
              </table:table-cell>
              <table:table-cell office:value-type="float" office:value="55.4361588156998">
                <text:p>55.4361588156998</text:p>
              </table:table-cell>
            </table:table-row>
            <table:table-row>
              <table:table-cell office:value-type="float" office:value="1897">
                <text:p>1900</text:p>
              </table:table-cell>
              <table:table-cell office:value-type="float" office:value="1.61114320559728">
                <text:p>1.61114320559728</text:p>
              </table:table-cell>
              <table:table-cell office:value-type="float" office:value="0">
                <text:p>0</text:p>
              </table:table-cell>
              <table:table-cell office:value-type="float" office:value="54.7243083638231">
                <text:p>54.7243083638231</text:p>
              </table:table-cell>
            </table:table-row>
            <table:table-row>
              <table:table-cell office:value-type="float" office:value="1898">
                <text:p>1900</text:p>
              </table:table-cell>
              <table:table-cell office:value-type="float" office:value="1.55783996446475">
                <text:p>1.55783996446475</text:p>
              </table:table-cell>
              <table:table-cell office:value-type="float" office:value="0">
                <text:p>0</text:p>
              </table:table-cell>
              <table:table-cell office:value-type="float" office:value="56.1171394123993">
                <text:p>56.1171394123993</text:p>
              </table:table-cell>
            </table:table-row>
            <table:table-row>
              <table:table-cell office:value-type="float" office:value="1899">
                <text:p>1900</text:p>
              </table:table-cell>
              <table:table-cell office:value-type="float" office:value="1.52755559737775">
                <text:p>1.52755559737775</text:p>
              </table:table-cell>
              <table:table-cell office:value-type="float" office:value="0">
                <text:p>0</text:p>
              </table:table-cell>
              <table:table-cell office:value-type="float" office:value="53.9819955459365">
                <text:p>53.981995545936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.53183044435486">
                <text:p>1.53183044435486</text:p>
              </table:table-cell>
              <table:table-cell office:value-type="float" office:value="0">
                <text:p>0</text:p>
              </table:table-cell>
              <table:table-cell office:value-type="float" office:value="54.0636918974232">
                <text:p>54.0636918974232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1.52397890347111">
                <text:p>1.52397890347111</text:p>
              </table:table-cell>
              <table:table-cell office:value-type="float" office:value="0">
                <text:p>0</text:p>
              </table:table-cell>
              <table:table-cell office:value-type="float" office:value="58.1994357905066">
                <text:p>58.1994357905066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1.54471791447908">
                <text:p>1.54471791447908</text:p>
              </table:table-cell>
              <table:table-cell office:value-type="float" office:value="0">
                <text:p>0</text:p>
              </table:table-cell>
              <table:table-cell office:value-type="float" office:value="58.9875876301175">
                <text:p>58.9875876301175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1.57390442435347">
                <text:p>1.57390442435347</text:p>
              </table:table-cell>
              <table:table-cell office:value-type="float" office:value="0">
                <text:p>0</text:p>
              </table:table-cell>
              <table:table-cell office:value-type="float" office:value="62.4605772985312">
                <text:p>62.4605772985312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1.57555218645025">
                <text:p>1.57555218645025</text:p>
              </table:table-cell>
              <table:table-cell office:value-type="float" office:value="0">
                <text:p>0</text:p>
              </table:table-cell>
              <table:table-cell office:value-type="float" office:value="63.6998721721811">
                <text:p>63.6998721721811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1.59169142958016">
                <text:p>1.59169142958016</text:p>
              </table:table-cell>
              <table:table-cell office:value-type="float" office:value="0">
                <text:p>0</text:p>
              </table:table-cell>
              <table:table-cell office:value-type="float" office:value="63.329312424608">
                <text:p>63.329312424608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1.58697804437715">
                <text:p>1.58697804437715</text:p>
              </table:table-cell>
              <table:table-cell office:value-type="float" office:value="0">
                <text:p>0</text:p>
              </table:table-cell>
              <table:table-cell office:value-type="float" office:value="61.3650923067963">
                <text:p>61.3650923067963</text:p>
              </table:table-cell>
            </table:table-row>
            <table:table-row>
              <table:table-cell office:value-type="float" office:value="1907">
                <text:p>1910</text:p>
              </table:table-cell>
              <table:table-cell office:value-type="float" office:value="1.55624081385631">
                <text:p>1.55624081385631</text:p>
              </table:table-cell>
              <table:table-cell office:value-type="float" office:value="0">
                <text:p>0</text:p>
              </table:table-cell>
              <table:table-cell office:value-type="float" office:value="60.307213464365">
                <text:p>60.307213464365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1.54311303802162">
                <text:p>1.54311303802162</text:p>
              </table:table-cell>
              <table:table-cell office:value-type="float" office:value="0">
                <text:p>0</text:p>
              </table:table-cell>
              <table:table-cell office:value-type="float" office:value="63.16780284663">
                <text:p>63.16780284663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1.5356820234869">
                <text:p>1.5356820234869</text:p>
              </table:table-cell>
              <table:table-cell office:value-type="float" office:value="0">
                <text:p>0</text:p>
              </table:table-cell>
              <table:table-cell office:value-type="float" office:value="62.1556007226739">
                <text:p>62.1556007226739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.51430487259723">
                <text:p>1.51430487259723</text:p>
              </table:table-cell>
              <table:table-cell office:value-type="float" office:value="0">
                <text:p>0</text:p>
              </table:table-cell>
              <table:table-cell office:value-type="float" office:value="58.4041126508717">
                <text:p>58.4041126508717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1.48605268983839">
                <text:p>1.48605268983839</text:p>
              </table:table-cell>
              <table:table-cell office:value-type="float" office:value="0">
                <text:p>0</text:p>
              </table:table-cell>
              <table:table-cell office:value-type="float" office:value="54.7847022359973">
                <text:p>54.7847022359973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1.44245327167121">
                <text:p>1.44245327167121</text:p>
              </table:table-cell>
              <table:table-cell office:value-type="float" office:value="0">
                <text:p>0</text:p>
              </table:table-cell>
              <table:table-cell office:value-type="float" office:value="53.5194208164726">
                <text:p>53.5194208164726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1.44091431071253">
                <text:p>1.44091431071253</text:p>
              </table:table-cell>
              <table:table-cell office:value-type="float" office:value="0">
                <text:p>0</text:p>
              </table:table-cell>
              <table:table-cell office:value-type="float" office:value="49.8605566796085">
                <text:p>49.8605566796085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1.42289068628777">
                <text:p>1.42289068628777</text:p>
              </table:table-cell>
              <table:table-cell office:value-type="float" office:value="0">
                <text:p>0</text:p>
              </table:table-cell>
              <table:table-cell office:value-type="float" office:value="42.7624638190819">
                <text:p>42.7624638190819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1.47942410157579">
                <text:p>1.47942410157579</text:p>
              </table:table-cell>
              <table:table-cell office:value-type="float" office:value="0">
                <text:p>0</text:p>
              </table:table-cell>
              <table:table-cell office:value-type="float" office:value="32.0570230132638">
                <text:p>32.0570230132638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1.49818139830264">
                <text:p>1.49818139830264</text:p>
              </table:table-cell>
              <table:table-cell office:value-type="float" office:value="0">
                <text:p>0</text:p>
              </table:table-cell>
              <table:table-cell office:value-type="float" office:value="29.0341204318457">
                <text:p>29.0341204318457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1.50890428984999">
                <text:p>1.50890428984999</text:p>
              </table:table-cell>
              <table:table-cell office:value-type="float" office:value="0">
                <text:p>0</text:p>
              </table:table-cell>
              <table:table-cell office:value-type="float" office:value="28.2480919378893">
                <text:p>28.2480919378893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1.49894192334822">
                <text:p>1.49894192334822</text:p>
              </table:table-cell>
              <table:table-cell office:value-type="float" office:value="0">
                <text:p>0</text:p>
              </table:table-cell>
              <table:table-cell office:value-type="float" office:value="27.0367975546673">
                <text:p>27.0367975546673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1.42828915798685">
                <text:p>1.42828915798685</text:p>
              </table:table-cell>
              <table:table-cell office:value-type="float" office:value="0">
                <text:p>0</text:p>
              </table:table-cell>
              <table:table-cell office:value-type="float" office:value="27.3322607051119">
                <text:p>27.3322607051119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.37997691089215">
                <text:p>1.37997691089215</text:p>
              </table:table-cell>
              <table:table-cell office:value-type="float" office:value="0">
                <text:p>0</text:p>
              </table:table-cell>
              <table:table-cell office:value-type="float" office:value="29.532579805085">
                <text:p>29.532579805085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1.32605715490878">
                <text:p>1.32605715490878</text:p>
              </table:table-cell>
              <table:table-cell office:value-type="float" office:value="0">
                <text:p>0</text:p>
              </table:table-cell>
              <table:table-cell office:value-type="float" office:value="32.1074554465886">
                <text:p>32.1074554465886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1.30611176547572">
                <text:p>1.30611176547572</text:p>
              </table:table-cell>
              <table:table-cell office:value-type="float" office:value="0">
                <text:p>0</text:p>
              </table:table-cell>
              <table:table-cell office:value-type="float" office:value="30.7970160973695">
                <text:p>30.7970160973695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1.27701630731619">
                <text:p>1.27701630731619</text:p>
              </table:table-cell>
              <table:table-cell office:value-type="float" office:value="0">
                <text:p>0</text:p>
              </table:table-cell>
              <table:table-cell office:value-type="float" office:value="28.9942521261931">
                <text:p>28.9942521261931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1.26304936203119">
                <text:p>1.26304936203119</text:p>
              </table:table-cell>
              <table:table-cell office:value-type="float" office:value="0">
                <text:p>0</text:p>
              </table:table-cell>
              <table:table-cell office:value-type="float" office:value="27.7097564119087">
                <text:p>27.7097564119087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1.26364453576474">
                <text:p>1.26364453576474</text:p>
              </table:table-cell>
              <table:table-cell office:value-type="float" office:value="0">
                <text:p>0</text:p>
              </table:table-cell>
              <table:table-cell office:value-type="float" office:value="26.9911390779504">
                <text:p>26.9911390779504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1.27064478191952">
                <text:p>1.27064478191952</text:p>
              </table:table-cell>
              <table:table-cell office:value-type="float" office:value="0">
                <text:p>0</text:p>
              </table:table-cell>
              <table:table-cell office:value-type="float" office:value="27.7649946310784">
                <text:p>27.7649946310784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1.23962734816474">
                <text:p>1.23962734816474</text:p>
              </table:table-cell>
              <table:table-cell office:value-type="float" office:value="0">
                <text:p>0</text:p>
              </table:table-cell>
              <table:table-cell office:value-type="float" office:value="28.4554294150588">
                <text:p>28.4554294150588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1.24863865461085">
                <text:p>1.24863865461085</text:p>
              </table:table-cell>
              <table:table-cell office:value-type="float" office:value="0">
                <text:p>0</text:p>
              </table:table-cell>
              <table:table-cell office:value-type="float" office:value="28.1361598662716">
                <text:p>28.1361598662716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">
                <text:p>0</text:p>
              </table:table-cell>
              <table:table-cell office:value-type="float" office:value="27.4267676767677">
                <text:p>27.4267676767677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.19594985050627">
                <text:p>1.19594985050627</text:p>
              </table:table-cell>
              <table:table-cell office:value-type="float" office:value="0">
                <text:p>0</text:p>
              </table:table-cell>
              <table:table-cell office:value-type="float" office:value="28.5068214366473">
                <text:p>28.5068214366473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1.16534960488146">
                <text:p>1.16534960488146</text:p>
              </table:table-cell>
              <table:table-cell office:value-type="float" office:value="0">
                <text:p>0</text:p>
              </table:table-cell>
              <table:table-cell office:value-type="float" office:value="29.1987596278884">
                <text:p>29.1987596278884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1.16663764582971">
                <text:p>1.16663764582971</text:p>
              </table:table-cell>
              <table:table-cell office:value-type="float" office:value="0">
                <text:p>0</text:p>
              </table:table-cell>
              <table:table-cell office:value-type="float" office:value="31.8474664809333">
                <text:p>31.8474664809333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1.15737298636927">
                <text:p>1.15737298636927</text:p>
              </table:table-cell>
              <table:table-cell office:value-type="float" office:value="0">
                <text:p>0</text:p>
              </table:table-cell>
              <table:table-cell office:value-type="float" office:value="32.183395291202">
                <text:p>32.183395291202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1.13919984184644">
                <text:p>1.13919984184644</text:p>
              </table:table-cell>
              <table:table-cell office:value-type="float" office:value="0">
                <text:p>0</text:p>
              </table:table-cell>
              <table:table-cell office:value-type="float" office:value="30.2419255195591">
                <text:p>30.2419255195591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1.12929019559601">
                <text:p>1.12929019559601</text:p>
              </table:table-cell>
              <table:table-cell office:value-type="float" office:value="0">
                <text:p>0</text:p>
              </table:table-cell>
              <table:table-cell office:value-type="float" office:value="27.8164595891254">
                <text:p>27.8164595891254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1.10433654105145">
                <text:p>1.10433654105145</text:p>
              </table:table-cell>
              <table:table-cell office:value-type="float" office:value="0">
                <text:p>0</text:p>
              </table:table-cell>
              <table:table-cell office:value-type="float" office:value="25.9874139915277">
                <text:p>25.9874139915277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1.06748555969876">
                <text:p>1.06748555969876</text:p>
              </table:table-cell>
              <table:table-cell office:value-type="float" office:value="0">
                <text:p>0</text:p>
              </table:table-cell>
              <table:table-cell office:value-type="float" office:value="25.7415125149277">
                <text:p>25.7415125149277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1.01662016256217">
                <text:p>1.01662016256217</text:p>
              </table:table-cell>
              <table:table-cell office:value-type="float" office:value="0">
                <text:p>0</text:p>
              </table:table-cell>
              <table:table-cell office:value-type="float" office:value="26.8979740385782">
                <text:p>26.8979740385782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0.988904968644477">
                <text:p>0.988904968644477</text:p>
              </table:table-cell>
              <table:table-cell office:value-type="float" office:value="0">
                <text:p>0</text:p>
              </table:table-cell>
              <table:table-cell office:value-type="float" office:value="24.9059334298119">
                <text:p>24.9059334298119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0.967464526300702">
                <text:p>0.967464526300702</text:p>
              </table:table-cell>
              <table:table-cell office:value-type="float" office:value="0">
                <text:p>0</text:p>
              </table:table-cell>
              <table:table-cell office:value-type="float" office:value="22.3997897854856">
                <text:p>22.3997897854856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0.977292325380856">
                <text:p>0.977292325380856</text:p>
              </table:table-cell>
              <table:table-cell office:value-type="float" office:value="0">
                <text:p>0</text:p>
              </table:table-cell>
              <table:table-cell office:value-type="float" office:value="25.4742742167289">
                <text:p>25.4742742167289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0.98575076974485">
                <text:p>0.98575076974485</text:p>
              </table:table-cell>
              <table:table-cell office:value-type="float" office:value="0">
                <text:p>0</text:p>
              </table:table-cell>
              <table:table-cell office:value-type="float" office:value="29.5963911497243">
                <text:p>29.5963911497243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0.984405688729028">
                <text:p>0.984405688729028</text:p>
              </table:table-cell>
              <table:table-cell office:value-type="float" office:value="0">
                <text:p>0</text:p>
              </table:table-cell>
              <table:table-cell office:value-type="float" office:value="30.2657422087603">
                <text:p>30.2657422087603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0.956441847864496">
                <text:p>0.956441847864496</text:p>
              </table:table-cell>
              <table:table-cell office:value-type="float" office:value="0">
                <text:p>0</text:p>
              </table:table-cell>
              <table:table-cell office:value-type="float" office:value="30.4247449881034">
                <text:p>30.4247449881034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0.956937799043062">
                <text:p>0.956937799043062</text:p>
              </table:table-cell>
              <table:table-cell office:value-type="float" office:value="0">
                <text:p>0</text:p>
              </table:table-cell>
              <table:table-cell office:value-type="float" office:value="34.4966694811896">
                <text:p>34.4966694811896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0.962529274004684">
                <text:p>0.962529274004684</text:p>
              </table:table-cell>
              <table:table-cell office:value-type="float" office:value="0">
                <text:p>0</text:p>
              </table:table-cell>
              <table:table-cell office:value-type="float" office:value="36.9765807962529">
                <text:p>36.9765807962529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0.959349593495935">
                <text:p>0.959349593495935</text:p>
              </table:table-cell>
              <table:table-cell office:value-type="float" office:value="0">
                <text:p>0</text:p>
              </table:table-cell>
              <table:table-cell office:value-type="float" office:value="39.6445993031359">
                <text:p>39.6445993031359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0.924095443887637">
                <text:p>0.924095443887637</text:p>
              </table:table-cell>
              <table:table-cell office:value-type="float" office:value="0">
                <text:p>0</text:p>
              </table:table-cell>
              <table:table-cell office:value-type="float" office:value="45.4346926578088">
                <text:p>45.4346926578088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0.922690419093297">
                <text:p>0.922690419093297</text:p>
              </table:table-cell>
              <table:table-cell office:value-type="float" office:value="0">
                <text:p>0</text:p>
              </table:table-cell>
              <table:table-cell office:value-type="float" office:value="45.4013931711773">
                <text:p>45.4013931711773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938209904588823">
                <text:p>0.938209904588823</text:p>
              </table:table-cell>
              <table:table-cell office:value-type="float" office:value="0">
                <text:p>0</text:p>
              </table:table-cell>
              <table:table-cell office:value-type="float" office:value="46.5106769650159">
                <text:p>46.5106769650159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0.956293506789912">
                <text:p>0.956293506789912</text:p>
              </table:table-cell>
              <table:table-cell office:value-type="float" office:value="0">
                <text:p>0</text:p>
              </table:table-cell>
              <table:table-cell office:value-type="float" office:value="49.7090037658336">
                <text:p>49.7090037658336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0.985098396086907">
                <text:p>0.985098396086907</text:p>
              </table:table-cell>
              <table:table-cell office:value-type="float" office:value="0">
                <text:p>0</text:p>
              </table:table-cell>
              <table:table-cell office:value-type="float" office:value="53.8732794903879">
                <text:p>53.8732794903879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0.995261737967308">
                <text:p>0.995261737967308</text:p>
              </table:table-cell>
              <table:table-cell office:value-type="float" office:value="0">
                <text:p>0</text:p>
              </table:table-cell>
              <table:table-cell office:value-type="float" office:value="53.5264911922737">
                <text:p>53.5264911922737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0.998328590143199">
                <text:p>0.998328590143199</text:p>
              </table:table-cell>
              <table:table-cell office:value-type="float" office:value="0">
                <text:p>0</text:p>
              </table:table-cell>
              <table:table-cell office:value-type="float" office:value="50.6414599990965">
                <text:p>50.6414599990965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0.974325510227042">
                <text:p>0.974325510227042</text:p>
              </table:table-cell>
              <table:table-cell office:value-type="float" office:value="0">
                <text:p>0</text:p>
              </table:table-cell>
              <table:table-cell office:value-type="float" office:value="47.5551855268783">
                <text:p>47.5551855268783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0.951485436675846">
                <text:p>0.951485436675846</text:p>
              </table:table-cell>
              <table:table-cell office:value-type="float" office:value="0">
                <text:p>0</text:p>
              </table:table-cell>
              <table:table-cell office:value-type="float" office:value="46.5824881903866">
                <text:p>46.5824881903866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0.912997973589863">
                <text:p>0.912997973589863</text:p>
              </table:table-cell>
              <table:table-cell office:value-type="float" office:value="0">
                <text:p>0</text:p>
              </table:table-cell>
              <table:table-cell office:value-type="float" office:value="50.3306834123856">
                <text:p>50.3306834123856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0.886741005120929">
                <text:p>0.886741005120929</text:p>
              </table:table-cell>
              <table:table-cell office:value-type="float" office:value="0">
                <text:p>0</text:p>
              </table:table-cell>
              <table:table-cell office:value-type="float" office:value="56.2614999224102">
                <text:p>56.2614999224102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0.872515753756665">
                <text:p>0.872515753756665</text:p>
              </table:table-cell>
              <table:table-cell office:value-type="float" office:value="0">
                <text:p>0</text:p>
              </table:table-cell>
              <table:table-cell office:value-type="float" office:value="58.6590578592518">
                <text:p>58.659057859251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.834516657564173">
                <text:p>0.834516657564173</text:p>
              </table:table-cell>
              <table:table-cell office:value-type="float" office:value="0">
                <text:p>0</text:p>
              </table:table-cell>
              <table:table-cell office:value-type="float" office:value="59.200436919716">
                <text:p>59.200436919716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0.805264525067105">
                <text:p>0.805264525067105</text:p>
              </table:table-cell>
              <table:table-cell office:value-type="float" office:value="0">
                <text:p>0</text:p>
              </table:table-cell>
              <table:table-cell office:value-type="float" office:value="62.8301151614859">
                <text:p>62.8301151614859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0.786591508240993">
                <text:p>0.786591508240993</text:p>
              </table:table-cell>
              <table:table-cell office:value-type="float" office:value="0">
                <text:p>0</text:p>
              </table:table-cell>
              <table:table-cell office:value-type="float" office:value="66.5773624536511">
                <text:p>66.5773624536511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0.74085112724331">
                <text:p>0.74085112724331</text:p>
              </table:table-cell>
              <table:table-cell office:value-type="float" office:value="0">
                <text:p>0</text:p>
              </table:table-cell>
              <table:table-cell office:value-type="float" office:value="65.7739552508888">
                <text:p>65.7739552508888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0.722677711097963">
                <text:p>0.722677711097963</text:p>
              </table:table-cell>
              <table:table-cell office:value-type="float" office:value="0">
                <text:p>0</text:p>
              </table:table-cell>
              <table:table-cell office:value-type="float" office:value="62.5475445862564">
                <text:p>62.5475445862564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0.71112416353758">
                <text:p>0.71112416353758</text:p>
              </table:table-cell>
              <table:table-cell office:value-type="float" office:value="0">
                <text:p>0</text:p>
              </table:table-cell>
              <table:table-cell office:value-type="float" office:value="63.8144784040612">
                <text:p>63.8144784040612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0.685902514280949">
                <text:p>0.685902514280949</text:p>
              </table:table-cell>
              <table:table-cell office:value-type="float" office:value="0">
                <text:p>0</text:p>
              </table:table-cell>
              <table:table-cell office:value-type="float" office:value="68.9780261018221">
                <text:p>68.9780261018221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0.662910175671196">
                <text:p>0.662910175671196</text:p>
              </table:table-cell>
              <table:table-cell office:value-type="float" office:value="0">
                <text:p>0</text:p>
              </table:table-cell>
              <table:table-cell office:value-type="float" office:value="72.5244448127279">
                <text:p>72.5244448127279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0.641091711158294">
                <text:p>0.641091711158294</text:p>
              </table:table-cell>
              <table:table-cell office:value-type="float" office:value="0">
                <text:p>0</text:p>
              </table:table-cell>
              <table:table-cell office:value-type="float" office:value="66.914720372699">
                <text:p>66.914720372699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0.619639706184086">
                <text:p>0.619639706184086</text:p>
              </table:table-cell>
              <table:table-cell office:value-type="float" office:value="0">
                <text:p>0</text:p>
              </table:table-cell>
              <table:table-cell office:value-type="float" office:value="71.129303623456">
                <text:p>71.129303623456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593156204618437">
                <text:p>0.593156204618437</text:p>
              </table:table-cell>
              <table:table-cell office:value-type="float" office:value="0">
                <text:p>0</text:p>
              </table:table-cell>
              <table:table-cell office:value-type="float" office:value="79.8265529443047">
                <text:p>79.8265529443047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0.575764973958333">
                <text:p>0.575764973958333</text:p>
              </table:table-cell>
              <table:table-cell office:value-type="float" office:value="0">
                <text:p>0</text:p>
              </table:table-cell>
              <table:table-cell office:value-type="float" office:value="80.7861328125">
                <text:p>80.7861328125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0.55547671660551">
                <text:p>0.55547671660551</text:p>
              </table:table-cell>
              <table:table-cell office:value-type="float" office:value="0">
                <text:p>0</text:p>
              </table:table-cell>
              <table:table-cell office:value-type="float" office:value="77.7018671315912">
                <text:p>77.7018671315912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0.537819203784953">
                <text:p>0.537819203784953</text:p>
              </table:table-cell>
              <table:table-cell office:value-type="float" office:value="0">
                <text:p>0</text:p>
              </table:table-cell>
              <table:table-cell office:value-type="float" office:value="74.3524939849168">
                <text:p>74.3524939849168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0.523570793240075">
                <text:p>0.523570793240075</text:p>
              </table:table-cell>
              <table:table-cell office:value-type="float" office:value="0">
                <text:p>0</text:p>
              </table:table-cell>
              <table:table-cell office:value-type="float" office:value="74.5269669281152">
                <text:p>74.5269669281152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0.499292500505357">
                <text:p>0.499292500505357</text:p>
              </table:table-cell>
              <table:table-cell office:value-type="float" office:value="0">
                <text:p>0</text:p>
              </table:table-cell>
              <table:table-cell office:value-type="float" office:value="80.4932282191227">
                <text:p>80.4932282191227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0.477162902606199">
                <text:p>0.477162902606199</text:p>
              </table:table-cell>
              <table:table-cell office:value-type="float" office:value="0">
                <text:p>0</text:p>
              </table:table-cell>
              <table:table-cell office:value-type="float" office:value="83.7926363250369">
                <text:p>83.7926363250369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0.447006472491909">
                <text:p>0.447006472491909</text:p>
              </table:table-cell>
              <table:table-cell office:value-type="float" office:value="0">
                <text:p>0</text:p>
              </table:table-cell>
              <table:table-cell office:value-type="float" office:value="84.081715210356">
                <text:p>84.081715210356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0.416649811900813">
                <text:p>0.416649811900813</text:p>
              </table:table-cell>
              <table:table-cell office:value-type="float" office:value="0">
                <text:p>0</text:p>
              </table:table-cell>
              <table:table-cell office:value-type="float" office:value="84.5354152340116">
                <text:p>84.5354152340116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0.397915488405914">
                <text:p>0.397915488405914</text:p>
              </table:table-cell>
              <table:table-cell office:value-type="float" office:value="0">
                <text:p>0</text:p>
              </table:table-cell>
              <table:table-cell office:value-type="float" office:value="85.2791468045568">
                <text:p>85.279146804556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360865270245751">
                <text:p>0.360865270245751</text:p>
              </table:table-cell>
              <table:table-cell office:value-type="float" office:value="0">
                <text:p>0</text:p>
              </table:table-cell>
              <table:table-cell office:value-type="float" office:value="85.2045239199242">
                <text:p>85.2045239199242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0.322357724396234">
                <text:p>0.322357724396234</text:p>
              </table:table-cell>
              <table:table-cell office:value-type="float" office:value="0">
                <text:p>0</text:p>
              </table:table-cell>
              <table:table-cell office:value-type="float" office:value="87.2602212582831">
                <text:p>87.2602212582831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0.298497829840102">
                <text:p>0.298497829840102</text:p>
              </table:table-cell>
              <table:table-cell office:value-type="float" office:value="0">
                <text:p>0</text:p>
              </table:table-cell>
              <table:table-cell office:value-type="float" office:value="88.1516530325766">
                <text:p>88.1516530325766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0.282161355986859">
                <text:p>0.282161355986859</text:p>
              </table:table-cell>
              <table:table-cell office:value-type="float" office:value="0">
                <text:p>0</text:p>
              </table:table-cell>
              <table:table-cell office:value-type="float" office:value="87.5949775278634">
                <text:p>87.5949775278634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0.249431236434662">
                <text:p>0.249431236434662</text:p>
              </table:table-cell>
              <table:table-cell office:value-type="float" office:value="0">
                <text:p>0</text:p>
              </table:table-cell>
              <table:table-cell office:value-type="float" office:value="87.089720818054">
                <text:p>87.089720818054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0.212592282097925">
                <text:p>0.212592282097925</text:p>
              </table:table-cell>
              <table:table-cell office:value-type="float" office:value="0">
                <text:p>0</text:p>
              </table:table-cell>
              <table:table-cell office:value-type="float" office:value="92.7243299833336">
                <text:p>92.7243299833336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0.18400515214426">
                <text:p>0.18400515214426</text:p>
              </table:table-cell>
              <table:table-cell office:value-type="float" office:value="0">
                <text:p>0</text:p>
              </table:table-cell>
              <table:table-cell office:value-type="float" office:value="93.5426191933374">
                <text:p>93.5426191933374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137661353071444">
                <text:p>0.137661353071444</text:p>
              </table:table-cell>
              <table:table-cell office:value-type="float" office:value="0">
                <text:p>0</text:p>
              </table:table-cell>
              <table:table-cell office:value-type="float" office:value="96.6143287512719">
                <text:p>96.6143287512719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0.111434802680803">
                <text:p>0.111434802680803</text:p>
              </table:table-cell>
              <table:table-cell office:value-type="float" office:value="0">
                <text:p>0</text:p>
              </table:table-cell>
              <table:table-cell office:value-type="float" office:value="97.2507442252893">
                <text:p>97.2507442252893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0.0813366185391943">
                <text:p>0.0813366185391943</text:p>
              </table:table-cell>
              <table:table-cell office:value-type="float" office:value="0">
                <text:p>0</text:p>
              </table:table-cell>
              <table:table-cell office:value-type="float" office:value="96.2152682719738">
                <text:p>96.2152682719738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573569142771249">
                <text:p>0.0573569142771249</text:p>
              </table:table-cell>
              <table:table-cell office:value-type="float" office:value="0">
                <text:p>0</text:p>
              </table:table-cell>
              <table:table-cell office:value-type="float" office:value="88.9526627452997">
                <text:p>88.9526627452997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0.0571451091668637">
                <text:p>0.0571451091668637</text:p>
              </table:table-cell>
              <table:table-cell office:value-type="float" office:value="0">
                <text:p>0</text:p>
              </table:table-cell>
              <table:table-cell office:value-type="float" office:value="88.2970757468275">
                <text:p>88.2970757468275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0.0530706271768785">
                <text:p>0.0530706271768785</text:p>
              </table:table-cell>
              <table:table-cell office:value-type="float" office:value="0">
                <text:p>0</text:p>
              </table:table-cell>
              <table:table-cell office:value-type="float" office:value="87.8987176564011">
                <text:p>87.8987176564011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0.0451105109451829">
                <text:p>0.0451105109451829</text:p>
              </table:table-cell>
              <table:table-cell office:value-type="float" office:value="0">
                <text:p>0</text:p>
              </table:table-cell>
              <table:table-cell office:value-type="float" office:value="87.3810210273821">
                <text:p>87.3810210273821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0.0332575582691984">
                <text:p>0.0332575582691984</text:p>
              </table:table-cell>
              <table:table-cell office:value-type="float" office:value="0">
                <text:p>0</text:p>
              </table:table-cell>
              <table:table-cell office:value-type="float" office:value="95.1185729768645">
                <text:p>95.1185729768645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0.0273053518489624">
                <text:p>0.0273053518489624</text:p>
              </table:table-cell>
              <table:table-cell office:value-type="float" office:value="0">
                <text:p>0</text:p>
              </table:table-cell>
              <table:table-cell office:value-type="float" office:value="99.395381494773">
                <text:p>99.395381494773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0.0136159220702426">
                <text:p>0.0136159220702426</text:p>
              </table:table-cell>
              <table:table-cell office:value-type="float" office:value="0">
                <text:p>0</text:p>
              </table:table-cell>
              <table:table-cell office:value-type="float" office:value="107.528826852154">
                <text:p>107.528826852154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0775801208698283">
                <text:p>0.00775801208698283</text:p>
              </table:table-cell>
              <table:table-cell office:value-type="float" office:value="0">
                <text:p>0</text:p>
              </table:table-cell>
              <table:table-cell office:value-type="float" office:value="118.530787670967">
                <text:p>118.530787670967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0.00386696854801131">
                <text:p>0.00386696854801131</text:p>
              </table:table-cell>
              <table:table-cell office:value-type="float" office:value="0">
                <text:p>0</text:p>
              </table:table-cell>
              <table:table-cell office:value-type="float" office:value="126.254589608295">
                <text:p>126.254589608295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4.717186401841">
                <text:p>124.71718640184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3.90056041212">
                <text:p>123.90056041212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6.623376623377">
                <text:p>126.62337662337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.642639055078">
                <text:p>134.642639055078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.348089301071">
                <text:p>138.348089301071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.7191272157">
                <text:p>140.7191272157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239353905081">
                <text:p>142.239353905081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5.418030071213">
                <text:p>145.418030071213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.503299600794">
                <text:p>148.50329960079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.634294193155">
                <text:p>151.634294193155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.461908697643">
                <text:p>152.46190869764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3.374788425159">
                <text:p>153.3747884251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ect" draw:dots2="1" draw:dots2-length="0.316cm" draw:distance="0.237cm"/>
    <draw:stroke-dash draw:name="msLineDash_20_2" draw:display-name="msLineDash 2" draw:style="rect" draw:dots1="1" draw:dots1-length="0.071cm" draw:distance="0.07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8003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8003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c0504d" draw:fill-color="#c0504d"/>
      <style:text-properties fo:color="#000000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525cm" svg:height="10.388cm" xlink:href=".." xlink:type="simple" chart:class="chart:line" chart:style-name="ch1">
        <chart:title svg:x="4.393cm" svg:y="0.342cm" chart:style-name="ch2">
          <text:p>Extent of Punishment in England and Wales</text:p>
        </chart:title>
        <chart:plot-area chart:style-name="ch3" table:cell-range-address="'punishment type'.A7:'punishment type'.A267 'punishment type'.C7:'punishment type'.C267" chart:data-source-has-labels="column" svg:x="1.47cm" svg:y="2.114cm" svg:width="18.235cm" svg:height="7.037cm">
          <chartooo:coordinate-region svg:x="2.277cm" svg:y="2.313cm" svg:width="17.428cm" svg:height="6.191cm"/>
          <chart:axis chart:dimension="x" chart:name="primary-x" chart:style-name="ch4" chartooo:axis-type="auto">
            <chartooo:date-scale/>
            <chart:title svg:x="10.205cm" svg:y="9.359cm" chart:style-name="ch5">
              <text:p>year</text:p>
            </chart:title>
            <chart:categories table:cell-range-address="'punishment type'.A7:'punishment type'.A267"/>
          </chart:axis>
          <chart:axis chart:dimension="y" chart:name="primary-y" chart:style-name="ch6">
            <chart:title svg:x="0.451cm" svg:y="8.104cm" chart:style-name="ch7">
              <text:p>in punishment / 100,000 persons</text:p>
            </chart:title>
            <chart:grid chart:style-name="ch8" chart:class="major"/>
          </chart:axis>
          <chart:series chart:style-name="ch9" chart:values-cell-range-address="'punishment type'.C7:'punishment type'.C267" chart:class="chart:line">
            <chart:data-point chart:repeated="2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750">
                <text:p>1750</text:p>
                <draw:g>
                  <svg:desc>'punishment type'.A7:'punishment type'.A267</svg:desc>
                </draw:g>
              </table:table-cell>
              <table:table-cell office:value-type="float" office:value="279.341588213149">
                <text:p>279.341588213149</text:p>
                <draw:g>
                  <svg:desc>'punishment type'.C7:'punishment type'.C267</svg:desc>
                </draw:g>
              </table:table-cell>
            </table:table-row>
            <table:table-row>
              <table:table-cell office:value-type="float" office:value="1751">
                <text:p>1750</text:p>
              </table:table-cell>
              <table:table-cell office:value-type="float" office:value="271.062409260816">
                <text:p>271.062409260816</text:p>
              </table:table-cell>
            </table:table-row>
            <table:table-row>
              <table:table-cell office:value-type="float" office:value="1752">
                <text:p>1750</text:p>
              </table:table-cell>
              <table:table-cell office:value-type="float" office:value="273.806146827286">
                <text:p>273.806146827286</text:p>
              </table:table-cell>
            </table:table-row>
            <table:table-row>
              <table:table-cell office:value-type="float" office:value="1753">
                <text:p>1750</text:p>
              </table:table-cell>
              <table:table-cell office:value-type="float" office:value="272.080098665562">
                <text:p>272.080098665562</text:p>
              </table:table-cell>
            </table:table-row>
            <table:table-row>
              <table:table-cell office:value-type="float" office:value="1754">
                <text:p>1750</text:p>
              </table:table-cell>
              <table:table-cell office:value-type="float" office:value="271.764893722638">
                <text:p>271.764893722638</text:p>
              </table:table-cell>
            </table:table-row>
            <table:table-row>
              <table:table-cell office:value-type="float" office:value="1755">
                <text:p>1760</text:p>
              </table:table-cell>
              <table:table-cell office:value-type="float" office:value="270.041895970201">
                <text:p>270.041895970201</text:p>
              </table:table-cell>
            </table:table-row>
            <table:table-row>
              <table:table-cell office:value-type="float" office:value="1756">
                <text:p>1760</text:p>
              </table:table-cell>
              <table:table-cell office:value-type="float" office:value="263.562363195109">
                <text:p>263.562363195109</text:p>
              </table:table-cell>
            </table:table-row>
            <table:table-row>
              <table:table-cell office:value-type="float" office:value="1757">
                <text:p>1760</text:p>
              </table:table-cell>
              <table:table-cell office:value-type="float" office:value="260.652554704799">
                <text:p>260.652554704799</text:p>
              </table:table-cell>
            </table:table-row>
            <table:table-row>
              <table:table-cell office:value-type="float" office:value="1758">
                <text:p>1760</text:p>
              </table:table-cell>
              <table:table-cell office:value-type="float" office:value="261.642451080237">
                <text:p>261.642451080237</text:p>
              </table:table-cell>
            </table:table-row>
            <table:table-row>
              <table:table-cell office:value-type="float" office:value="1759">
                <text:p>1760</text:p>
              </table:table-cell>
              <table:table-cell office:value-type="float" office:value="259.449288574813">
                <text:p>259.449288574813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255.517599067208">
                <text:p>255.517599067208</text:p>
              </table:table-cell>
            </table:table-row>
            <table:table-row>
              <table:table-cell office:value-type="float" office:value="1761">
                <text:p>1760</text:p>
              </table:table-cell>
              <table:table-cell office:value-type="float" office:value="251.216994813303">
                <text:p>251.216994813303</text:p>
              </table:table-cell>
            </table:table-row>
            <table:table-row>
              <table:table-cell office:value-type="float" office:value="1762">
                <text:p>1760</text:p>
              </table:table-cell>
              <table:table-cell office:value-type="float" office:value="248.362451723238">
                <text:p>248.362451723238</text:p>
              </table:table-cell>
            </table:table-row>
            <table:table-row>
              <table:table-cell office:value-type="float" office:value="1763">
                <text:p>1760</text:p>
              </table:table-cell>
              <table:table-cell office:value-type="float" office:value="247.791012295104">
                <text:p>247.791012295104</text:p>
              </table:table-cell>
            </table:table-row>
            <table:table-row>
              <table:table-cell office:value-type="float" office:value="1764">
                <text:p>1760</text:p>
              </table:table-cell>
              <table:table-cell office:value-type="float" office:value="246.644914708935">
                <text:p>246.644914708935</text:p>
              </table:table-cell>
            </table:table-row>
            <table:table-row>
              <table:table-cell office:value-type="float" office:value="1765">
                <text:p>1770</text:p>
              </table:table-cell>
              <table:table-cell office:value-type="float" office:value="242.148150792909">
                <text:p>242.148150792909</text:p>
              </table:table-cell>
            </table:table-row>
            <table:table-row>
              <table:table-cell office:value-type="float" office:value="1766">
                <text:p>1770</text:p>
              </table:table-cell>
              <table:table-cell office:value-type="float" office:value="242.887608012732">
                <text:p>242.887608012732</text:p>
              </table:table-cell>
            </table:table-row>
            <table:table-row>
              <table:table-cell office:value-type="float" office:value="1767">
                <text:p>1770</text:p>
              </table:table-cell>
              <table:table-cell office:value-type="float" office:value="242.668466021675">
                <text:p>242.668466021675</text:p>
              </table:table-cell>
            </table:table-row>
            <table:table-row>
              <table:table-cell office:value-type="float" office:value="1768">
                <text:p>1770</text:p>
              </table:table-cell>
              <table:table-cell office:value-type="float" office:value="244.146416159053">
                <text:p>244.146416159053</text:p>
              </table:table-cell>
            </table:table-row>
            <table:table-row>
              <table:table-cell office:value-type="float" office:value="1769">
                <text:p>1770</text:p>
              </table:table-cell>
              <table:table-cell office:value-type="float" office:value="242.073209273103">
                <text:p>242.073209273103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247.348659446052">
                <text:p>247.348659446052</text:p>
              </table:table-cell>
            </table:table-row>
            <table:table-row>
              <table:table-cell office:value-type="float" office:value="1771">
                <text:p>1770</text:p>
              </table:table-cell>
              <table:table-cell office:value-type="float" office:value="244.961699744703">
                <text:p>244.961699744703</text:p>
              </table:table-cell>
            </table:table-row>
            <table:table-row>
              <table:table-cell office:value-type="float" office:value="1772">
                <text:p>1770</text:p>
              </table:table-cell>
              <table:table-cell office:value-type="float" office:value="252.722994344027">
                <text:p>252.722994344027</text:p>
              </table:table-cell>
            </table:table-row>
            <table:table-row>
              <table:table-cell office:value-type="float" office:value="1773">
                <text:p>1770</text:p>
              </table:table-cell>
              <table:table-cell office:value-type="float" office:value="253.533655864601">
                <text:p>253.533655864601</text:p>
              </table:table-cell>
            </table:table-row>
            <table:table-row>
              <table:table-cell office:value-type="float" office:value="1774">
                <text:p>1770</text:p>
              </table:table-cell>
              <table:table-cell office:value-type="float" office:value="254.081111570135">
                <text:p>254.081111570135</text:p>
              </table:table-cell>
            </table:table-row>
            <table:table-row>
              <table:table-cell office:value-type="float" office:value="1775">
                <text:p>1780</text:p>
              </table:table-cell>
              <table:table-cell office:value-type="float" office:value="252.277193016643">
                <text:p>252.277193016643</text:p>
              </table:table-cell>
            </table:table-row>
            <table:table-row>
              <table:table-cell office:value-type="float" office:value="1776">
                <text:p>1780</text:p>
              </table:table-cell>
              <table:table-cell office:value-type="float" office:value="242.509085766978">
                <text:p>242.509085766978</text:p>
              </table:table-cell>
            </table:table-row>
            <table:table-row>
              <table:table-cell office:value-type="float" office:value="1777">
                <text:p>1780</text:p>
              </table:table-cell>
              <table:table-cell office:value-type="float" office:value="231.65287226719">
                <text:p>231.65287226719</text:p>
              </table:table-cell>
            </table:table-row>
            <table:table-row>
              <table:table-cell office:value-type="float" office:value="1778">
                <text:p>1780</text:p>
              </table:table-cell>
              <table:table-cell office:value-type="float" office:value="218.730126342186">
                <text:p>218.730126342186</text:p>
              </table:table-cell>
            </table:table-row>
            <table:table-row>
              <table:table-cell office:value-type="float" office:value="1779">
                <text:p>1780</text:p>
              </table:table-cell>
              <table:table-cell office:value-type="float" office:value="203.904761952646">
                <text:p>203.904761952646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192.01119110424">
                <text:p>192.01119110424</text:p>
              </table:table-cell>
            </table:table-row>
            <table:table-row>
              <table:table-cell office:value-type="float" office:value="1781">
                <text:p>1780</text:p>
              </table:table-cell>
              <table:table-cell office:value-type="float" office:value="180.436025303954">
                <text:p>180.436025303954</text:p>
              </table:table-cell>
            </table:table-row>
            <table:table-row>
              <table:table-cell office:value-type="float" office:value="1782">
                <text:p>1780</text:p>
              </table:table-cell>
              <table:table-cell office:value-type="float" office:value="166.918925843899">
                <text:p>166.918925843899</text:p>
              </table:table-cell>
            </table:table-row>
            <table:table-row>
              <table:table-cell office:value-type="float" office:value="1783">
                <text:p>1780</text:p>
              </table:table-cell>
              <table:table-cell office:value-type="float" office:value="159.392750355767">
                <text:p>159.392750355767</text:p>
              </table:table-cell>
            </table:table-row>
            <table:table-row>
              <table:table-cell office:value-type="float" office:value="1784">
                <text:p>1780</text:p>
              </table:table-cell>
              <table:table-cell office:value-type="float" office:value="156.096337707234">
                <text:p>156.096337707234</text:p>
              </table:table-cell>
            </table:table-row>
            <table:table-row>
              <table:table-cell office:value-type="float" office:value="1785">
                <text:p>1790</text:p>
              </table:table-cell>
              <table:table-cell office:value-type="float" office:value="150.924408374234">
                <text:p>150.924408374234</text:p>
              </table:table-cell>
            </table:table-row>
            <table:table-row>
              <table:table-cell office:value-type="float" office:value="1786">
                <text:p>1790</text:p>
              </table:table-cell>
              <table:table-cell office:value-type="float" office:value="153.035346822773">
                <text:p>153.035346822773</text:p>
              </table:table-cell>
            </table:table-row>
            <table:table-row>
              <table:table-cell office:value-type="float" office:value="1787">
                <text:p>1790</text:p>
              </table:table-cell>
              <table:table-cell office:value-type="float" office:value="159.000406432337">
                <text:p>159.000406432337</text:p>
              </table:table-cell>
            </table:table-row>
            <table:table-row>
              <table:table-cell office:value-type="float" office:value="1788">
                <text:p>1790</text:p>
              </table:table-cell>
              <table:table-cell office:value-type="float" office:value="157.848876408106">
                <text:p>157.848876408106</text:p>
              </table:table-cell>
            </table:table-row>
            <table:table-row>
              <table:table-cell office:value-type="float" office:value="1789">
                <text:p>1790</text:p>
              </table:table-cell>
              <table:table-cell office:value-type="float" office:value="151.795385524831">
                <text:p>151.795385524831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156.976583153776">
                <text:p>156.976583153776</text:p>
              </table:table-cell>
            </table:table-row>
            <table:table-row>
              <table:table-cell office:value-type="float" office:value="1791">
                <text:p>1790</text:p>
              </table:table-cell>
              <table:table-cell office:value-type="float" office:value="185.678213650255">
                <text:p>185.678213650255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82.938166630917">
                <text:p>182.938166630917</text:p>
              </table:table-cell>
            </table:table-row>
            <table:table-row>
              <table:table-cell office:value-type="float" office:value="1793">
                <text:p>1790</text:p>
              </table:table-cell>
              <table:table-cell office:value-type="float" office:value="179.30963113821">
                <text:p>179.30963113821</text:p>
              </table:table-cell>
            </table:table-row>
            <table:table-row>
              <table:table-cell office:value-type="float" office:value="1794">
                <text:p>1790</text:p>
              </table:table-cell>
              <table:table-cell office:value-type="float" office:value="176.754478708842">
                <text:p>176.754478708842</text:p>
              </table:table-cell>
            </table:table-row>
            <table:table-row>
              <table:table-cell office:value-type="float" office:value="1795">
                <text:p>1800</text:p>
              </table:table-cell>
              <table:table-cell office:value-type="float" office:value="175.972726336683">
                <text:p>175.972726336683</text:p>
              </table:table-cell>
            </table:table-row>
            <table:table-row>
              <table:table-cell office:value-type="float" office:value="1796">
                <text:p>1800</text:p>
              </table:table-cell>
              <table:table-cell office:value-type="float" office:value="173.092772777166">
                <text:p>173.092772777166</text:p>
              </table:table-cell>
            </table:table-row>
            <table:table-row>
              <table:table-cell office:value-type="float" office:value="1797">
                <text:p>1800</text:p>
              </table:table-cell>
              <table:table-cell office:value-type="float" office:value="174.830162929275">
                <text:p>174.830162929275</text:p>
              </table:table-cell>
            </table:table-row>
            <table:table-row>
              <table:table-cell office:value-type="float" office:value="1798">
                <text:p>1800</text:p>
              </table:table-cell>
              <table:table-cell office:value-type="float" office:value="175.795349618617">
                <text:p>175.795349618617</text:p>
              </table:table-cell>
            </table:table-row>
            <table:table-row>
              <table:table-cell office:value-type="float" office:value="1799">
                <text:p>1800</text:p>
              </table:table-cell>
              <table:table-cell office:value-type="float" office:value="172.062251731311">
                <text:p>172.06225173131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76.04951634836">
                <text:p>176.04951634836</text:p>
              </table:table-cell>
            </table:table-row>
            <table:table-row>
              <table:table-cell office:value-type="float" office:value="1801">
                <text:p>1800</text:p>
              </table:table-cell>
              <table:table-cell office:value-type="float" office:value="179.981538816837">
                <text:p>179.981538816837</text:p>
              </table:table-cell>
            </table:table-row>
            <table:table-row>
              <table:table-cell office:value-type="float" office:value="1802">
                <text:p>1800</text:p>
              </table:table-cell>
              <table:table-cell office:value-type="float" office:value="181.113402776219">
                <text:p>181.113402776219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186.537120959119">
                <text:p>186.537120959119</text:p>
              </table:table-cell>
            </table:table-row>
            <table:table-row>
              <table:table-cell office:value-type="float" office:value="1804">
                <text:p>1800</text:p>
              </table:table-cell>
              <table:table-cell office:value-type="float" office:value="187.016343582208">
                <text:p>187.016343582208</text:p>
              </table:table-cell>
            </table:table-row>
            <table:table-row>
              <table:table-cell office:value-type="float" office:value="1805">
                <text:p>1810</text:p>
              </table:table-cell>
              <table:table-cell office:value-type="float" office:value="174.533900125652">
                <text:p>174.533900125652</text:p>
              </table:table-cell>
            </table:table-row>
            <table:table-row>
              <table:table-cell office:value-type="float" office:value="1806">
                <text:p>1810</text:p>
              </table:table-cell>
              <table:table-cell office:value-type="float" office:value="151.887970921814">
                <text:p>151.887970921814</text:p>
              </table:table-cell>
            </table:table-row>
            <table:table-row>
              <table:table-cell office:value-type="float" office:value="1807">
                <text:p>1810</text:p>
              </table:table-cell>
              <table:table-cell office:value-type="float" office:value="151.869324223053">
                <text:p>151.869324223053</text:p>
              </table:table-cell>
            </table:table-row>
            <table:table-row>
              <table:table-cell office:value-type="float" office:value="1808">
                <text:p>1810</text:p>
              </table:table-cell>
              <table:table-cell office:value-type="float" office:value="153.182779633335">
                <text:p>153.182779633335</text:p>
              </table:table-cell>
            </table:table-row>
            <table:table-row>
              <table:table-cell office:value-type="float" office:value="1809">
                <text:p>1810</text:p>
              </table:table-cell>
              <table:table-cell office:value-type="float" office:value="152.868458644359">
                <text:p>152.868458644359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154.822651198156">
                <text:p>154.822651198156</text:p>
              </table:table-cell>
            </table:table-row>
            <table:table-row>
              <table:table-cell office:value-type="float" office:value="1811">
                <text:p>1810</text:p>
              </table:table-cell>
              <table:table-cell office:value-type="float" office:value="163.189289230615">
                <text:p>163.189289230615</text:p>
              </table:table-cell>
            </table:table-row>
            <table:table-row>
              <table:table-cell office:value-type="float" office:value="1812">
                <text:p>1810</text:p>
              </table:table-cell>
              <table:table-cell office:value-type="float" office:value="165.505692578443">
                <text:p>165.505692578443</text:p>
              </table:table-cell>
            </table:table-row>
            <table:table-row>
              <table:table-cell office:value-type="float" office:value="1813">
                <text:p>1810</text:p>
              </table:table-cell>
              <table:table-cell office:value-type="float" office:value="174.974275710874">
                <text:p>174.974275710874</text:p>
              </table:table-cell>
            </table:table-row>
            <table:table-row>
              <table:table-cell office:value-type="float" office:value="1814">
                <text:p>1810</text:p>
              </table:table-cell>
              <table:table-cell office:value-type="float" office:value="183.721726044473">
                <text:p>183.721726044473</text:p>
              </table:table-cell>
            </table:table-row>
            <table:table-row>
              <table:table-cell office:value-type="float" office:value="1815">
                <text:p>1820</text:p>
              </table:table-cell>
              <table:table-cell office:value-type="float" office:value="189.520661503523">
                <text:p>189.520661503523</text:p>
              </table:table-cell>
            </table:table-row>
            <table:table-row>
              <table:table-cell office:value-type="float" office:value="1816">
                <text:p>1820</text:p>
              </table:table-cell>
              <table:table-cell office:value-type="float" office:value="202.182959177582">
                <text:p>202.182959177582</text:p>
              </table:table-cell>
            </table:table-row>
            <table:table-row>
              <table:table-cell office:value-type="float" office:value="1817">
                <text:p>1820</text:p>
              </table:table-cell>
              <table:table-cell office:value-type="float" office:value="214.813753634165">
                <text:p>214.813753634165</text:p>
              </table:table-cell>
            </table:table-row>
            <table:table-row>
              <table:table-cell office:value-type="float" office:value="1818">
                <text:p>1820</text:p>
              </table:table-cell>
              <table:table-cell office:value-type="float" office:value="230.457387642145">
                <text:p>230.457387642145</text:p>
              </table:table-cell>
            </table:table-row>
            <table:table-row>
              <table:table-cell office:value-type="float" office:value="1819">
                <text:p>1820</text:p>
              </table:table-cell>
              <table:table-cell office:value-type="float" office:value="252.272827954251">
                <text:p>252.272827954251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277.205631062785">
                <text:p>277.205631062785</text:p>
              </table:table-cell>
            </table:table-row>
            <table:table-row>
              <table:table-cell office:value-type="float" office:value="1821">
                <text:p>1820</text:p>
              </table:table-cell>
              <table:table-cell office:value-type="float" office:value="289.336735215561">
                <text:p>289.336735215561</text:p>
              </table:table-cell>
            </table:table-row>
            <table:table-row>
              <table:table-cell office:value-type="float" office:value="1822">
                <text:p>1820</text:p>
              </table:table-cell>
              <table:table-cell office:value-type="float" office:value="296.771413130324">
                <text:p>296.771413130324</text:p>
              </table:table-cell>
            </table:table-row>
            <table:table-row>
              <table:table-cell office:value-type="float" office:value="1823">
                <text:p>1820</text:p>
              </table:table-cell>
              <table:table-cell office:value-type="float" office:value="302.670673174373">
                <text:p>302.670673174373</text:p>
              </table:table-cell>
            </table:table-row>
            <table:table-row>
              <table:table-cell office:value-type="float" office:value="1824">
                <text:p>1820</text:p>
              </table:table-cell>
              <table:table-cell office:value-type="float" office:value="310.567748064656">
                <text:p>310.567748064656</text:p>
              </table:table-cell>
            </table:table-row>
            <table:table-row>
              <table:table-cell office:value-type="float" office:value="1825">
                <text:p>1830</text:p>
              </table:table-cell>
              <table:table-cell office:value-type="float" office:value="318.631137680196">
                <text:p>318.631137680196</text:p>
              </table:table-cell>
            </table:table-row>
            <table:table-row>
              <table:table-cell office:value-type="float" office:value="1826">
                <text:p>1830</text:p>
              </table:table-cell>
              <table:table-cell office:value-type="float" office:value="322.529093625373">
                <text:p>322.529093625373</text:p>
              </table:table-cell>
            </table:table-row>
            <table:table-row>
              <table:table-cell office:value-type="float" office:value="1827">
                <text:p>1830</text:p>
              </table:table-cell>
              <table:table-cell office:value-type="float" office:value="335.696799936607">
                <text:p>335.696799936607</text:p>
              </table:table-cell>
            </table:table-row>
            <table:table-row>
              <table:table-cell office:value-type="float" office:value="1828">
                <text:p>1830</text:p>
              </table:table-cell>
              <table:table-cell office:value-type="float" office:value="347.106191775902">
                <text:p>347.106191775902</text:p>
              </table:table-cell>
            </table:table-row>
            <table:table-row>
              <table:table-cell office:value-type="float" office:value="1829">
                <text:p>1830</text:p>
              </table:table-cell>
              <table:table-cell office:value-type="float" office:value="370.396069127813">
                <text:p>370.396069127813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388.946710630356">
                <text:p>388.946710630356</text:p>
              </table:table-cell>
            </table:table-row>
            <table:table-row>
              <table:table-cell office:value-type="float" office:value="1831">
                <text:p>1830</text:p>
              </table:table-cell>
              <table:table-cell office:value-type="float" office:value="397.055678711134">
                <text:p>397.055678711134</text:p>
              </table:table-cell>
            </table:table-row>
            <table:table-row>
              <table:table-cell office:value-type="float" office:value="1832">
                <text:p>1830</text:p>
              </table:table-cell>
              <table:table-cell office:value-type="float" office:value="405.70199625826">
                <text:p>405.70199625826</text:p>
              </table:table-cell>
            </table:table-row>
            <table:table-row>
              <table:table-cell office:value-type="float" office:value="1833">
                <text:p>1830</text:p>
              </table:table-cell>
              <table:table-cell office:value-type="float" office:value="413.440005982813">
                <text:p>413.440005982813</text:p>
              </table:table-cell>
            </table:table-row>
            <table:table-row>
              <table:table-cell office:value-type="float" office:value="1834">
                <text:p>1830</text:p>
              </table:table-cell>
              <table:table-cell office:value-type="float" office:value="419.707295897458">
                <text:p>419.707295897458</text:p>
              </table:table-cell>
            </table:table-row>
            <table:table-row>
              <table:table-cell office:value-type="float" office:value="1835">
                <text:p>1840</text:p>
              </table:table-cell>
              <table:table-cell office:value-type="float" office:value="418.736506344925">
                <text:p>418.736506344925</text:p>
              </table:table-cell>
            </table:table-row>
            <table:table-row>
              <table:table-cell office:value-type="float" office:value="1836">
                <text:p>1840</text:p>
              </table:table-cell>
              <table:table-cell office:value-type="float" office:value="417.615959631111">
                <text:p>417.615959631111</text:p>
              </table:table-cell>
            </table:table-row>
            <table:table-row>
              <table:table-cell office:value-type="float" office:value="1837">
                <text:p>1840</text:p>
              </table:table-cell>
              <table:table-cell office:value-type="float" office:value="430.098630992833">
                <text:p>430.098630992833</text:p>
              </table:table-cell>
            </table:table-row>
            <table:table-row>
              <table:table-cell office:value-type="float" office:value="1838">
                <text:p>1840</text:p>
              </table:table-cell>
              <table:table-cell office:value-type="float" office:value="437.451692374161">
                <text:p>437.451692374161</text:p>
              </table:table-cell>
            </table:table-row>
            <table:table-row>
              <table:table-cell office:value-type="float" office:value="1839">
                <text:p>1840</text:p>
              </table:table-cell>
              <table:table-cell office:value-type="float" office:value="437.106004284807">
                <text:p>437.106004284807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444.516198260886">
                <text:p>444.516198260886</text:p>
              </table:table-cell>
            </table:table-row>
            <table:table-row>
              <table:table-cell office:value-type="float" office:value="1841">
                <text:p>1840</text:p>
              </table:table-cell>
              <table:table-cell office:value-type="float" office:value="455.272257306271">
                <text:p>455.272257306271</text:p>
              </table:table-cell>
            </table:table-row>
            <table:table-row>
              <table:table-cell office:value-type="float" office:value="1842">
                <text:p>1840</text:p>
              </table:table-cell>
              <table:table-cell office:value-type="float" office:value="464.719429049492">
                <text:p>464.719429049492</text:p>
              </table:table-cell>
            </table:table-row>
            <table:table-row>
              <table:table-cell office:value-type="float" office:value="1843">
                <text:p>1840</text:p>
              </table:table-cell>
              <table:table-cell office:value-type="float" office:value="457.10470485511">
                <text:p>457.10470485511</text:p>
              </table:table-cell>
            </table:table-row>
            <table:table-row>
              <table:table-cell office:value-type="float" office:value="1844">
                <text:p>1840</text:p>
              </table:table-cell>
              <table:table-cell office:value-type="float" office:value="429.982106457662">
                <text:p>429.982106457662</text:p>
              </table:table-cell>
            </table:table-row>
            <table:table-row>
              <table:table-cell office:value-type="float" office:value="1845">
                <text:p>1850</text:p>
              </table:table-cell>
              <table:table-cell office:value-type="float" office:value="400.110745956996">
                <text:p>400.110745956996</text:p>
              </table:table-cell>
            </table:table-row>
            <table:table-row>
              <table:table-cell office:value-type="float" office:value="1846">
                <text:p>1850</text:p>
              </table:table-cell>
              <table:table-cell office:value-type="float" office:value="374.962915598784">
                <text:p>374.962915598784</text:p>
              </table:table-cell>
            </table:table-row>
            <table:table-row>
              <table:table-cell office:value-type="float" office:value="1847">
                <text:p>1850</text:p>
              </table:table-cell>
              <table:table-cell office:value-type="float" office:value="365.318901061458">
                <text:p>365.318901061458</text:p>
              </table:table-cell>
            </table:table-row>
            <table:table-row>
              <table:table-cell office:value-type="float" office:value="1848">
                <text:p>1850</text:p>
              </table:table-cell>
              <table:table-cell office:value-type="float" office:value="362.350175283751">
                <text:p>362.350175283751</text:p>
              </table:table-cell>
            </table:table-row>
            <table:table-row>
              <table:table-cell office:value-type="float" office:value="1849">
                <text:p>1850</text:p>
              </table:table-cell>
              <table:table-cell office:value-type="float" office:value="350.418475970697">
                <text:p>350.418475970697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329.086627643561">
                <text:p>329.086627643561</text:p>
              </table:table-cell>
            </table:table-row>
            <table:table-row>
              <table:table-cell office:value-type="float" office:value="1851">
                <text:p>1850</text:p>
              </table:table-cell>
              <table:table-cell office:value-type="float" office:value="332.522829841965">
                <text:p>332.522829841965</text:p>
              </table:table-cell>
            </table:table-row>
            <table:table-row>
              <table:table-cell office:value-type="float" office:value="1852">
                <text:p>1850</text:p>
              </table:table-cell>
              <table:table-cell office:value-type="float" office:value="311.811359215433">
                <text:p>311.811359215433</text:p>
              </table:table-cell>
            </table:table-row>
            <table:table-row>
              <table:table-cell office:value-type="float" office:value="1853">
                <text:p>1850</text:p>
              </table:table-cell>
              <table:table-cell office:value-type="float" office:value="290.856790307286">
                <text:p>290.856790307286</text:p>
              </table:table-cell>
            </table:table-row>
            <table:table-row>
              <table:table-cell office:value-type="float" office:value="1854">
                <text:p>1850</text:p>
              </table:table-cell>
              <table:table-cell office:value-type="float" office:value="287.632111291048">
                <text:p>287.632111291048</text:p>
              </table:table-cell>
            </table:table-row>
            <table:table-row>
              <table:table-cell office:value-type="float" office:value="1855">
                <text:p>1860</text:p>
              </table:table-cell>
              <table:table-cell office:value-type="float" office:value="275.889739769701">
                <text:p>275.889739769701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257.761886654765">
                <text:p>257.761886654765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245.870506559626">
                <text:p>245.870506559626</text:p>
              </table:table-cell>
            </table:table-row>
            <table:table-row>
              <table:table-cell office:value-type="float" office:value="1858">
                <text:p>1860</text:p>
              </table:table-cell>
              <table:table-cell office:value-type="float" office:value="232.092399824248">
                <text:p>232.092399824248</text:p>
              </table:table-cell>
            </table:table-row>
            <table:table-row>
              <table:table-cell office:value-type="float" office:value="1859">
                <text:p>1860</text:p>
              </table:table-cell>
              <table:table-cell office:value-type="float" office:value="204.562166198021">
                <text:p>204.562166198021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86.633629370088">
                <text:p>186.633629370088</text:p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182.530346319017">
                <text:p>182.530346319017</text:p>
              </table:table-cell>
            </table:table-row>
            <table:table-row>
              <table:table-cell office:value-type="float" office:value="1862">
                <text:p>1860</text:p>
              </table:table-cell>
              <table:table-cell office:value-type="float" office:value="187.245249026041">
                <text:p>187.245249026041</text:p>
              </table:table-cell>
            </table:table-row>
            <table:table-row>
              <table:table-cell office:value-type="float" office:value="1863">
                <text:p>1860</text:p>
              </table:table-cell>
              <table:table-cell office:value-type="float" office:value="189.690519738956">
                <text:p>189.690519738956</text:p>
              </table:table-cell>
            </table:table-row>
            <table:table-row>
              <table:table-cell office:value-type="float" office:value="1864">
                <text:p>1860</text:p>
              </table:table-cell>
              <table:table-cell office:value-type="float" office:value="180.541182932746">
                <text:p>180.541182932746</text:p>
              </table:table-cell>
            </table:table-row>
            <table:table-row>
              <table:table-cell office:value-type="float" office:value="1865">
                <text:p>1870</text:p>
              </table:table-cell>
              <table:table-cell office:value-type="float" office:value="170.259417215174">
                <text:p>170.259417215174</text:p>
              </table:table-cell>
            </table:table-row>
            <table:table-row>
              <table:table-cell office:value-type="float" office:value="1866">
                <text:p>1870</text:p>
              </table:table-cell>
              <table:table-cell office:value-type="float" office:value="160.20268681655">
                <text:p>160.20268681655</text:p>
              </table:table-cell>
            </table:table-row>
            <table:table-row>
              <table:table-cell office:value-type="float" office:value="1867">
                <text:p>1870</text:p>
              </table:table-cell>
              <table:table-cell office:value-type="float" office:value="155.028053622875">
                <text:p>155.028053622875</text:p>
              </table:table-cell>
            </table:table-row>
            <table:table-row>
              <table:table-cell office:value-type="float" office:value="1868">
                <text:p>1870</text:p>
              </table:table-cell>
              <table:table-cell office:value-type="float" office:value="154.385332241234">
                <text:p>154.385332241234</text:p>
              </table:table-cell>
            </table:table-row>
            <table:table-row>
              <table:table-cell office:value-type="float" office:value="1869">
                <text:p>1870</text:p>
              </table:table-cell>
              <table:table-cell office:value-type="float" office:value="159.665841435684">
                <text:p>159.665841435684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57.282454647829">
                <text:p>157.282454647829</text:p>
              </table:table-cell>
            </table:table-row>
            <table:table-row>
              <table:table-cell office:value-type="float" office:value="1871">
                <text:p>1870</text:p>
              </table:table-cell>
              <table:table-cell office:value-type="float" office:value="148.668850627874">
                <text:p>148.668850627874</text:p>
              </table:table-cell>
            </table:table-row>
            <table:table-row>
              <table:table-cell office:value-type="float" office:value="1872">
                <text:p>1870</text:p>
              </table:table-cell>
              <table:table-cell office:value-type="float" office:value="141.232248008313">
                <text:p>141.232248008313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137.17959671907">
                <text:p>137.17959671907</text:p>
              </table:table-cell>
            </table:table-row>
            <table:table-row>
              <table:table-cell office:value-type="float" office:value="1874">
                <text:p>1870</text:p>
              </table:table-cell>
              <table:table-cell office:value-type="float" office:value="135.495700556399">
                <text:p>135.495700556399</text:p>
              </table:table-cell>
            </table:table-row>
            <table:table-row>
              <table:table-cell office:value-type="float" office:value="1875">
                <text:p>1880</text:p>
              </table:table-cell>
              <table:table-cell office:value-type="float" office:value="135.857766687461">
                <text:p>135.857766687461</text:p>
              </table:table-cell>
            </table:table-row>
            <table:table-row>
              <table:table-cell office:value-type="float" office:value="1876">
                <text:p>1880</text:p>
              </table:table-cell>
              <table:table-cell office:value-type="float" office:value="135.207221994255">
                <text:p>135.207221994255</text:p>
              </table:table-cell>
            </table:table-row>
            <table:table-row>
              <table:table-cell office:value-type="float" office:value="1877">
                <text:p>1880</text:p>
              </table:table-cell>
              <table:table-cell office:value-type="float" office:value="136.672064777328">
                <text:p>136.672064777328</text:p>
              </table:table-cell>
            </table:table-row>
            <table:table-row>
              <table:table-cell office:value-type="float" office:value="1878">
                <text:p>1880</text:p>
              </table:table-cell>
              <table:table-cell office:value-type="float" office:value="130.611592697639">
                <text:p>130.611592697639</text:p>
              </table:table-cell>
            </table:table-row>
            <table:table-row>
              <table:table-cell office:value-type="float" office:value="1879">
                <text:p>1880</text:p>
              </table:table-cell>
              <table:table-cell office:value-type="float" office:value="127.082101612077">
                <text:p>127.082101612077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16.170179668663">
                <text:p>116.170179668663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111.376027029102">
                <text:p>111.376027029102</text:p>
              </table:table-cell>
            </table:table-row>
            <table:table-row>
              <table:table-cell office:value-type="float" office:value="1882">
                <text:p>1880</text:p>
              </table:table-cell>
              <table:table-cell office:value-type="float" office:value="108.240297713982">
                <text:p>108.240297713982</text:p>
              </table:table-cell>
            </table:table-row>
            <table:table-row>
              <table:table-cell office:value-type="float" office:value="1883">
                <text:p>1880</text:p>
              </table:table-cell>
              <table:table-cell office:value-type="float" office:value="103.567807113081">
                <text:p>103.567807113081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97.7044796077557">
                <text:p>97.7044796077557</text:p>
              </table:table-cell>
            </table:table-row>
            <table:table-row>
              <table:table-cell office:value-type="float" office:value="1885">
                <text:p>1890</text:p>
              </table:table-cell>
              <table:table-cell office:value-type="float" office:value="88.7545922116091">
                <text:p>88.7545922116091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83.5440738318436">
                <text:p>83.5440738318436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80.0122183490854">
                <text:p>80.0122183490854</text:p>
              </table:table-cell>
            </table:table-row>
            <table:table-row>
              <table:table-cell office:value-type="float" office:value="1888">
                <text:p>1890</text:p>
              </table:table-cell>
              <table:table-cell office:value-type="float" office:value="77.2320159226614">
                <text:p>77.2320159226614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71.1262654668167">
                <text:p>71.1262654668167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65.5645946321791">
                <text:p>65.5645946321791</text:p>
              </table:table-cell>
            </table:table-row>
            <table:table-row>
              <table:table-cell office:value-type="float" office:value="1891">
                <text:p>1890</text:p>
              </table:table-cell>
              <table:table-cell office:value-type="float" office:value="61.5932063535722">
                <text:p>61.5932063535722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61.683831276979">
                <text:p>61.683831276979</text:p>
              </table:table-cell>
            </table:table-row>
            <table:table-row>
              <table:table-cell office:value-type="float" office:value="1893">
                <text:p>1890</text:p>
              </table:table-cell>
              <table:table-cell office:value-type="float" office:value="62.941433419576">
                <text:p>62.941433419576</text:p>
              </table:table-cell>
            </table:table-row>
            <table:table-row>
              <table:table-cell office:value-type="float" office:value="1894">
                <text:p>1890</text:p>
              </table:table-cell>
              <table:table-cell office:value-type="float" office:value="60.6530693595535">
                <text:p>60.6530693595535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59.505434961085">
                <text:p>59.505434961085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57.0950881407655">
                <text:p>57.0950881407655</text:p>
              </table:table-cell>
            </table:table-row>
            <table:table-row>
              <table:table-cell office:value-type="float" office:value="1897">
                <text:p>1900</text:p>
              </table:table-cell>
              <table:table-cell office:value-type="float" office:value="56.3354515694204">
                <text:p>56.3354515694204</text:p>
              </table:table-cell>
            </table:table-row>
            <table:table-row>
              <table:table-cell office:value-type="float" office:value="1898">
                <text:p>1900</text:p>
              </table:table-cell>
              <table:table-cell office:value-type="float" office:value="57.674979376864">
                <text:p>57.674979376864</text:p>
              </table:table-cell>
            </table:table-row>
            <table:table-row>
              <table:table-cell office:value-type="float" office:value="1899">
                <text:p>1900</text:p>
              </table:table-cell>
              <table:table-cell office:value-type="float" office:value="55.5095511433142">
                <text:p>55.509551143314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5.595522341778">
                <text:p>55.595522341778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59.7234146939777">
                <text:p>59.7234146939777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60.5323055445965">
                <text:p>60.5323055445965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64.0344817228847">
                <text:p>64.0344817228847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65.2754243586314">
                <text:p>65.2754243586314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64.9210038541881">
                <text:p>64.9210038541881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62.9520703511735">
                <text:p>62.9520703511735</text:p>
              </table:table-cell>
            </table:table-row>
            <table:table-row>
              <table:table-cell office:value-type="float" office:value="1907">
                <text:p>1910</text:p>
              </table:table-cell>
              <table:table-cell office:value-type="float" office:value="61.8634542782213">
                <text:p>61.8634542782213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64.7109158846516">
                <text:p>64.7109158846516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63.6912827461608">
                <text:p>63.6912827461608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59.9184175234689">
                <text:p>59.9184175234689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56.2707549258357">
                <text:p>56.2707549258357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54.9618740881438">
                <text:p>54.9618740881438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51.301470990321">
                <text:p>51.301470990321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44.1853545053697">
                <text:p>44.1853545053697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33.5364471148396">
                <text:p>33.5364471148396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30.5323018301484">
                <text:p>30.5323018301484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29.7569962277393">
                <text:p>29.7569962277393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28.5357394780155">
                <text:p>28.5357394780155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28.7605498630988">
                <text:p>28.7605498630988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30.9125567159771">
                <text:p>30.9125567159771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33.4335126014974">
                <text:p>33.4335126014974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32.1031278628452">
                <text:p>32.1031278628452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30.2712684335093">
                <text:p>30.2712684335093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28.9728057739399">
                <text:p>28.9728057739399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28.2547836137152">
                <text:p>28.2547836137152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29.0356394129979">
                <text:p>29.0356394129979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29.6950567632235">
                <text:p>29.6950567632235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29.3847985208824">
                <text:p>29.3847985208824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28.6489898989899">
                <text:p>28.6489898989899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29.7027712871536">
                <text:p>29.7027712871536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30.3641092327698">
                <text:p>30.3641092327698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33.014104126763">
                <text:p>33.014104126763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33.3407682775712">
                <text:p>33.3407682775712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31.3811253614056">
                <text:p>31.3811253614056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28.9457497847214">
                <text:p>28.9457497847214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27.0917505325791">
                <text:p>27.0917505325791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26.8089980746265">
                <text:p>26.8089980746265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27.9145942011404">
                <text:p>27.9145942011404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25.8948383984563">
                <text:p>25.8948383984563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23.3672543117863">
                <text:p>23.3672543117863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26.4515665421098">
                <text:p>26.4515665421098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30.5821419194692">
                <text:p>30.5821419194692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31.2501478974893">
                <text:p>31.2501478974893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31.3811868359679">
                <text:p>31.3811868359679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35.4536072802327">
                <text:p>35.4536072802327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37.9391100702576">
                <text:p>37.9391100702576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40.6039488966318">
                <text:p>40.6039488966318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46.3587881016965">
                <text:p>46.3587881016965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46.3240835902706">
                <text:p>46.3240835902706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47.4488868696047">
                <text:p>47.4488868696047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50.6652972726235">
                <text:p>50.6652972726235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54.8583778864748">
                <text:p>54.8583778864748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54.521752930241">
                <text:p>54.521752930241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51.6397885892397">
                <text:p>51.6397885892397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48.5295110371054">
                <text:p>48.5295110371054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47.5339736270625">
                <text:p>47.5339736270625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51.2436813859755">
                <text:p>51.2436813859755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57.1482409275311">
                <text:p>57.1482409275311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59.5315736130084">
                <text:p>59.5315736130084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60.0349535772802">
                <text:p>60.0349535772802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63.635379686553">
                <text:p>63.635379686553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67.3639539618921">
                <text:p>67.3639539618921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66.5148063781321">
                <text:p>66.5148063781321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63.2702222973544">
                <text:p>63.2702222973544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64.5256025675988">
                <text:p>64.5256025675988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69.6639286161031">
                <text:p>69.6639286161031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73.1873549883991">
                <text:p>73.1873549883991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67.5558120838573">
                <text:p>67.5558120838573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71.7489433296401">
                <text:p>71.7489433296401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80.4197091489231">
                <text:p>80.4197091489231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81.3618977864583">
                <text:p>81.3618977864583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78.2573438481967">
                <text:p>78.2573438481967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74.8903131887018">
                <text:p>74.8903131887018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75.0505377213552">
                <text:p>75.0505377213552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80.9925207196281">
                <text:p>80.9925207196281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84.2697992276431">
                <text:p>84.2697992276431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84.5287216828479">
                <text:p>84.5287216828479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84.9520650459124">
                <text:p>84.9520650459124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85.6770622929628">
                <text:p>85.677062292962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85.56538919017">
                <text:p>85.56538919017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87.5825789826793">
                <text:p>87.5825789826793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88.4501508624167">
                <text:p>88.4501508624167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87.8771388838503">
                <text:p>87.8771388838503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87.3391520544887">
                <text:p>87.3391520544887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92.9369222654315">
                <text:p>92.9369222654315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93.7266243454817">
                <text:p>93.7266243454817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96.7519901043433">
                <text:p>96.7519901043433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97.3621790279701">
                <text:p>97.3621790279701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96.296604890513">
                <text:p>96.29660489051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9.0100196595768">
                <text:p>89.0100196595768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88.3542208559943">
                <text:p>88.3542208559943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87.951788283578">
                <text:p>87.951788283578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87.4261315383273">
                <text:p>87.4261315383273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95.1518305351337">
                <text:p>95.1518305351337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99.4226868466219">
                <text:p>99.4226868466219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07.542442774225">
                <text:p>107.542442774225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18.538545683054">
                <text:p>118.538545683054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26.258456576843">
                <text:p>126.258456576843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24.717186401841">
                <text:p>124.71718640184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3.90056041212">
                <text:p>123.90056041212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26.623376623377">
                <text:p>126.62337662337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34.642639055078">
                <text:p>134.642639055078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38.348089301071">
                <text:p>138.348089301071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40.7191272157">
                <text:p>140.7191272157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42.239353905081">
                <text:p>142.239353905081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45.418030071213">
                <text:p>145.418030071213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48.503299600794">
                <text:p>148.50329960079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51.634294193155">
                <text:p>151.634294193155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52.461908697643">
                <text:p>152.46190869764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3.374788425159">
                <text:p>153.3747884251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